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Gill Sans MT" svg:font-family="'Gill Sans MT'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43.65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45.61pt"/>
    </style:style>
    <style:style style:name="co5" style:family="table-column">
      <style:table-column-properties fo:break-before="auto" style:column-width="235.19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80.56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59.84pt"/>
    </style:style>
    <style:style style:name="co11" style:family="table-column">
      <style:table-column-properties fo:break-before="auto" style:column-width="60.6pt"/>
    </style:style>
    <style:style style:name="co12" style:family="table-column">
      <style:table-column-properties fo:break-before="auto" style:column-width="64.15pt"/>
    </style:style>
    <style:style style:name="co13" style:family="table-column">
      <style:table-column-properties fo:break-before="auto" style:column-width="26.36pt"/>
    </style:style>
    <style:style style:name="co14" style:family="table-column">
      <style:table-column-properties fo:break-before="auto" style:column-width="17.8pt"/>
    </style:style>
    <style:style style:name="co15" style:family="table-column">
      <style:table-column-properties fo:break-before="auto" style:column-width="141.79pt"/>
    </style:style>
    <style:style style:name="co16" style:family="table-column">
      <style:table-column-properties fo:break-before="auto" style:column-width="48.44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50.6pt"/>
    </style:style>
    <style:style style:name="co19" style:family="table-column">
      <style:table-column-properties fo:break-before="auto" style:column-width="19.25pt"/>
    </style:style>
    <style:style style:name="co20" style:family="table-column">
      <style:table-column-properties fo:break-before="auto" style:column-width="151.8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1.99pt"/>
    </style:style>
    <style:style style:name="co23" style:family="table-column">
      <style:table-column-properties fo:break-before="auto" style:column-width="56.3pt"/>
    </style:style>
    <style:style style:name="co24" style:family="table-column">
      <style:table-column-properties fo:break-before="auto" style:column-width="5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9.75pt" fo:break-before="auto" style:use-optimal-row-height="false"/>
    </style:style>
    <style:style style:name="ro9" style:family="table-row">
      <style:table-row-properties style:row-height="14.46pt" fo:break-before="auto" style:use-optimal-row-height="false"/>
    </style:style>
    <style:style style:name="ro10" style:family="table-row">
      <style:table-row-properties style:row-height="14.66pt" fo:break-before="auto" style:use-optimal-row-height="false"/>
    </style:style>
    <style:style style:name="ta1" style:family="table" style:master-page-name="PageStyle_5f_Essentiality-Chart">
      <style:table-properties table:display="true" style:writing-mode="lr-tb"/>
    </style:style>
    <style:style style:name="ta2" style:family="table" style:master-page-name="PageStyle_5f_Cross-Section">
      <style:table-properties table:display="true" style:writing-mode="lr-tb"/>
    </style:style>
    <style:style style:name="ta3" style:family="table" style:master-page-name="PageStyle_5f_US">
      <style:table-properties table:display="true" style:writing-mode="lr-tb"/>
    </style:style>
    <style:style style:name="ta4" style:family="table" style:master-page-name="PageStyle_5f_CN">
      <style:table-properties table:display="true" style:writing-mode="lr-tb"/>
    </style:style>
    <style:style style:name="ta5" style:family="table" style:master-page-name="PageStyle_5f_DE">
      <style:table-properties table:display="true" style:writing-mode="lr-tb"/>
    </style:style>
    <style:style style:name="ta6" style:family="table" style:master-page-name="PageStyle_5f_GB">
      <style:table-properties table:display="true" style:writing-mode="lr-tb"/>
    </style:style>
    <style:style style:name="ta7" style:family="table" style:master-page-name="PageStyle_5f_SG">
      <style:table-properties table:display="true" style:writing-mode="lr-tb"/>
    </style:style>
    <style:style style:name="ta8" style:family="table" style:master-page-name="PageStyle_5f_G20-GDP">
      <style:table-properties table:display="true" style:writing-mode="lr-tb"/>
    </style:style>
    <style:style style:name="ta9" style:family="table" style:master-page-name="PageStyle_5f_US-Exports">
      <style:table-properties table:display="true" style:writing-mode="lr-tb"/>
    </style:style>
    <style:style style:name="ta10" style:family="table" style:master-page-name="PageStyle_5f_US-Imports">
      <style:table-properties table:display="true" style:writing-mode="lr-tb"/>
    </style:style>
    <style:style style:name="ta11" style:family="table" style:master-page-name="PageStyle_5f_CN-Exports">
      <style:table-properties table:display="true" style:writing-mode="lr-tb"/>
    </style:style>
    <style:style style:name="ta12" style:family="table" style:master-page-name="PageStyle_5f_CN-imports">
      <style:table-properties table:display="true" style:writing-mode="lr-tb"/>
    </style:style>
    <style:style style:name="ta13" style:family="table" style:master-page-name="PageStyle_5f_DE-Exports">
      <style:table-properties table:display="true" style:writing-mode="lr-tb"/>
    </style:style>
    <style:style style:name="ta14" style:family="table" style:master-page-name="PageStyle_5f_DE-Imports">
      <style:table-properties table:display="true" style:writing-mode="lr-tb"/>
    </style:style>
    <style:style style:name="ta15" style:family="table" style:master-page-name="PageStyle_5f_GB-Exports">
      <style:table-properties table:display="true" style:writing-mode="lr-tb"/>
    </style:style>
    <style:style style:name="ta16" style:family="table" style:master-page-name="PageStyle_5f_GB-Imports">
      <style:table-properties table:display="true" style:writing-mode="lr-tb"/>
    </style:style>
    <style:style style:name="ta17" style:family="table" style:master-page-name="PageStyle_5f_SG-Exports">
      <style:table-properties table:display="true" style:writing-mode="lr-tb"/>
    </style:style>
    <style:style style:name="ta18" style:family="table" style:master-page-name="PageStyle_5f_SG-Impor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37">
      <style:table-cell-properties style:rotation-align="none"/>
    </style:style>
    <style:style style:name="ce2" style:family="table-cell" style:parent-style-name="Default" style:data-style-name="N4">
      <style:table-cell-properties style:rotation-align="none"/>
    </style:style>
    <style:style style:name="ce3" style:family="table-cell" style:parent-style-name="Excel_20_Built-in_20_Percent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Normal_20_3">
      <style:table-cell-properties style:rotation-align="none"/>
    </style:style>
    <style:style style:name="ce8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3" style:data-style-name="N36">
      <style:table-cell-properties style:rotation-align="none"/>
    </style:style>
    <style:style style:name="ce10" style:family="table-cell" style:parent-style-name="Normal_20_2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Normal_20_2">
      <style:table-cell-properties style:cell-protect="none" style:print-content="true" style:rotation-align="none"/>
    </style:style>
    <style:style style:name="ce38" style:family="table-cell" style:parent-style-name="Normal_20_2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Normal_20_2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Normal_20_2">
      <style:table-cell-properties fo:border-bottom="0.74pt solid #ffffff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ffffff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Normal_20_2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bbbbbb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Normal_20_2" style:data-style-name="N4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Normal_20_2" style:data-style-name="N4">
      <style:table-cell-properties fo:background-color="#eeeeee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Normal_20_2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Normal_20_2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ffffff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4">
      <style:table-cell-properties fo:background-color="#eeeeee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4">
      <style:table-cell-properties fo:background-color="#eeeeee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cell-protect="none" style:print-content="true" style:rotation-align="none"/>
    </style:style>
    <style:style style:name="ce2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sentiality-Char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'Essentiality-Chart'.Q39" table:end-x="4pt" table:end-y="8.96pt" draw:z-index="0" draw:name="Chart 1" draw:style-name="gr1" draw:text-style-name="P1" svg:width="682.38pt" svg:height="495.35pt" svg:x="0pt" svg:y="0pt">
              <draw:object draw:notify-on-update-of-ranges="'Cross-Section'.A2:'Cross-Section'.A11 'Cross-Section'.B2:'Cross-Section'.B11 'Cross-Section'.C2:'Cross-Section'.C11 'Cross-Section'.D2:'Cross-Section'.D11 'Cross-Section'.E2:'Cross-Section'.E11 'Cross-Section'.F2:'Cross-Section'.F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Cross-Section" table:style-name="ta2">
        <office:forms form:automatic-focus="false" form:apply-design-mode="false"/>
        <table:table-column table:style-name="co2" table:default-cell-style-name="Default"/>
        <table:table-column table:style-name="co2" table:number-columns-repeated="5" table:default-cell-style-name="ce1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US/China</text:p>
          </table:table-cell>
          <table:table-cell table:style-name="Default"/>
          <table:table-cell table:style-name="Default" office:value-type="string" calcext:value-type="string">
            <text:p>Quartile-differences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US-1980</text:p>
          </table:table-cell>
          <table:table-cell table:formula="of:=[$US.B$16]" office:value-type="percentage" office:value="0" calcext:value-type="percentage">
            <text:p>0.0%</text:p>
          </table:table-cell>
          <table:table-cell table:formula="of:=[$US.C$16]-[$US.B$16]" office:value-type="percentage" office:value="0.0222112747834673" calcext:value-type="percentage">
            <text:p>2.2%</text:p>
          </table:table-cell>
          <table:table-cell table:formula="of:=[$US.D$16]-[$US.C$16]" office:value-type="percentage" office:value="0.0203442635687008" calcext:value-type="percentage">
            <text:p>2.0%</text:p>
          </table:table-cell>
          <table:table-cell table:formula="of:=[$US.E$16]-[$US.D$16]" office:value-type="percentage" office:value="0.0440354293932581" calcext:value-type="percentage">
            <text:p>4.4%</text:p>
          </table:table-cell>
          <table:table-cell table:formula="of:=[$US.F$16]-[$US.E$16]" office:value-type="percentage" office:value="0.196019288331307" calcext:value-type="percentage">
            <text:p>19.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-1990</text:p>
          </table:table-cell>
          <table:table-cell table:formula="of:=[$US.B$17]" office:value-type="percentage" office:value="0" calcext:value-type="percentage">
            <text:p>0.0%</text:p>
          </table:table-cell>
          <table:table-cell table:formula="of:=[$US.C$17]-[$US.B$17]" office:value-type="percentage" office:value="0.0216782265229985" calcext:value-type="percentage">
            <text:p>2.2%</text:p>
          </table:table-cell>
          <table:table-cell table:formula="of:=[$US.D$17]-[$US.C$17]" office:value-type="percentage" office:value="0.0137138596312277" calcext:value-type="percentage">
            <text:p>1.4%</text:p>
          </table:table-cell>
          <table:table-cell table:formula="of:=[$US.E$17]-[$US.D$17]" office:value-type="percentage" office:value="0.0208083849642829" calcext:value-type="percentage">
            <text:p>2.1%</text:p>
          </table:table-cell>
          <table:table-cell table:formula="of:=[$US.F$17]-[$US.E$17]" office:value-type="percentage" office:value="0.24137640433694" calcext:value-type="percentage">
            <text:p>24.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-2000</text:p>
          </table:table-cell>
          <table:table-cell table:formula="of:=[$US.B$18]" office:value-type="percentage" office:value="0.0257114648278078" calcext:value-type="percentage">
            <text:p>2.6%</text:p>
          </table:table-cell>
          <table:table-cell table:formula="of:=[$US.C$18]-[$US.B$18]" office:value-type="percentage" office:value="0.011708511199889" calcext:value-type="percentage">
            <text:p>1.2%</text:p>
          </table:table-cell>
          <table:table-cell table:formula="of:=[$US.D$18]-[$US.C$18]" office:value-type="percentage" office:value="0.00821989900090217" calcext:value-type="percentage">
            <text:p>0.8%</text:p>
          </table:table-cell>
          <table:table-cell table:formula="of:=[$US.E$18]-[$US.D$18]" office:value-type="percentage" office:value="0.0493233933739557" calcext:value-type="percentage">
            <text:p>4.9%</text:p>
          </table:table-cell>
          <table:table-cell table:formula="of:=[$US.F$18]-[$US.E$18]" office:value-type="percentage" office:value="0.449035066690607" calcext:value-type="percentage">
            <text:p>44.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-2010</text:p>
          </table:table-cell>
          <table:table-cell table:formula="of:=[$US.B$19]" office:value-type="percentage" office:value="0.0193923436616248" calcext:value-type="percentage">
            <text:p>1.9%</text:p>
          </table:table-cell>
          <table:table-cell table:formula="of:=[$US.C$19]-[$US.B$19]" office:value-type="percentage" office:value="0.00747918098360164" calcext:value-type="percentage">
            <text:p>0.7%</text:p>
          </table:table-cell>
          <table:table-cell table:formula="of:=[$US.D$19]-[$US.C$19]" office:value-type="percentage" office:value="0.00539133615174181" calcext:value-type="percentage">
            <text:p>0.5%</text:p>
          </table:table-cell>
          <table:table-cell table:formula="of:=[$US.E$19]-[$US.D$19]" office:value-type="percentage" office:value="0.0362707989697112" calcext:value-type="percentage">
            <text:p>3.6%</text:p>
          </table:table-cell>
          <table:table-cell table:formula="of:=[$US.F$19]-[$US.E$19]" office:value-type="percentage" office:value="0.307485981101958" calcext:value-type="percentage">
            <text:p>30.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-2015</text:p>
          </table:table-cell>
          <table:table-cell table:formula="of:=[$US.B$20]" office:value-type="percentage" office:value="0.0173138306866849" calcext:value-type="percentage">
            <text:p>1.7%</text:p>
          </table:table-cell>
          <table:table-cell table:formula="of:=[$US.C$20]-[$US.B$20]" office:value-type="percentage" office:value="0.0138631804364941" calcext:value-type="percentage">
            <text:p>1.4%</text:p>
          </table:table-cell>
          <table:table-cell table:formula="of:=[$US.D$20]-[$US.C$20]" office:value-type="percentage" office:value="0.00504556557099996" calcext:value-type="percentage">
            <text:p>0.5%</text:p>
          </table:table-cell>
          <table:table-cell table:formula="of:=[$US.E$20]-[$US.D$20]" office:value-type="percentage" office:value="0.0172093191168121" calcext:value-type="percentage">
            <text:p>1.7%</text:p>
          </table:table-cell>
          <table:table-cell table:formula="of:=[$US.F$20]-[$US.E$20]" office:value-type="percentage" office:value="0.407502906479478" calcext:value-type="percentage">
            <text:p>40.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1980</text:p>
          </table:table-cell>
          <table:table-cell table:formula="of:=[$CN.B$16]" office:value-type="percentage" office:value="0" calcext:value-type="percentage">
            <text:p>0.0%</text:p>
          </table:table-cell>
          <table:table-cell table:formula="of:=[$CN.C$16]-[$CN.B$16]" office:value-type="percentage" office:value="0.000112732479749165" calcext:value-type="percentage">
            <text:p>0.0%</text:p>
          </table:table-cell>
          <table:table-cell table:formula="of:=[$CN.D$16]-[$CN.C$16]" office:value-type="percentage" office:value="0.000983490063395135" calcext:value-type="percentage">
            <text:p>0.1%</text:p>
          </table:table-cell>
          <table:table-cell table:formula="of:=[$CN.E$16]-[$CN.D$16]" office:value-type="percentage" office:value="0.001011027274802" calcext:value-type="percentage">
            <text:p>0.1%</text:p>
          </table:table-cell>
          <table:table-cell table:formula="of:=[$CN.F$16]-[$CN.E$16]" office:value-type="percentage" office:value="0.00647652333777313" calcext:value-type="percentage">
            <text:p>0.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1990</text:p>
          </table:table-cell>
          <table:table-cell table:formula="of:=[$CN.B$17]" office:value-type="percentage" office:value="0" calcext:value-type="percentage">
            <text:p>0.0%</text:p>
          </table:table-cell>
          <table:table-cell table:formula="of:=[$CN.C$17]-[$CN.B$17]" office:value-type="percentage" office:value="0.000974509856664004" calcext:value-type="percentage">
            <text:p>0.1%</text:p>
          </table:table-cell>
          <table:table-cell table:formula="of:=[$CN.D$17]-[$CN.C$17]" office:value-type="percentage" office:value="0.000957250363886153" calcext:value-type="percentage">
            <text:p>0.1%</text:p>
          </table:table-cell>
          <table:table-cell table:formula="of:=[$CN.E$17]-[$CN.D$17]" office:value-type="percentage" office:value="0.00121510610950789" calcext:value-type="percentage">
            <text:p>0.1%</text:p>
          </table:table-cell>
          <table:table-cell table:formula="of:=[$CN.F$17]-[$CN.E$17]" office:value-type="percentage" office:value="0.00790999847573073" calcext:value-type="percentage">
            <text:p>0.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2000</text:p>
          </table:table-cell>
          <table:table-cell table:formula="of:=[$CN.B$18]" office:value-type="percentage" office:value="0.00266724994843604" calcext:value-type="percentage">
            <text:p>0.3%</text:p>
          </table:table-cell>
          <table:table-cell table:formula="of:=[$CN.C$18]-[$CN.B$18]" office:value-type="percentage" office:value="0.00304473611308284" calcext:value-type="percentage">
            <text:p>0.3%</text:p>
          </table:table-cell>
          <table:table-cell table:formula="of:=[$CN.D$18]-[$CN.C$18]" office:value-type="percentage" office:value="0.00256732243645023" calcext:value-type="percentage">
            <text:p>0.3%</text:p>
          </table:table-cell>
          <table:table-cell table:formula="of:=[$CN.E$18]-[$CN.D$18]" office:value-type="percentage" office:value="0.00856462271277229" calcext:value-type="percentage">
            <text:p>0.9%</text:p>
          </table:table-cell>
          <table:table-cell table:formula="of:=[$CN.F$18]-[$CN.E$18]" office:value-type="percentage" office:value="0.0445743851473063" calcext:value-type="percentage">
            <text:p>4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2010</text:p>
          </table:table-cell>
          <table:table-cell table:formula="of:=[$CN.B$19]" office:value-type="percentage" office:value="0.0169907771164299" calcext:value-type="percentage">
            <text:p>1.7%</text:p>
          </table:table-cell>
          <table:table-cell table:formula="of:=[$CN.C$19]-[$CN.B$19]" office:value-type="percentage" office:value="0.00607847459594437" calcext:value-type="percentage">
            <text:p>0.6%</text:p>
          </table:table-cell>
          <table:table-cell table:formula="of:=[$CN.D$19]-[$CN.C$19]" office:value-type="percentage" office:value="0.010342829908522" calcext:value-type="percentage">
            <text:p>1.0%</text:p>
          </table:table-cell>
          <table:table-cell table:formula="of:=[$CN.E$19]-[$CN.D$19]" office:value-type="percentage" office:value="0.0220398797549996" calcext:value-type="percentage">
            <text:p>2.2%</text:p>
          </table:table-cell>
          <table:table-cell table:formula="of:=[$CN.F$19]-[$CN.E$19]" office:value-type="percentage" office:value="0.133524297912809" calcext:value-type="percentage">
            <text:p>13.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2015</text:p>
          </table:table-cell>
          <table:table-cell table:formula="of:=[$CN.B$20]" office:value-type="percentage" office:value="0.0213771336926316" calcext:value-type="percentage">
            <text:p>2.1%</text:p>
          </table:table-cell>
          <table:table-cell table:formula="of:=[$CN.C$20]-[$CN.B$20]" office:value-type="percentage" office:value="0.00670365377984321" calcext:value-type="percentage">
            <text:p>0.7%</text:p>
          </table:table-cell>
          <table:table-cell table:formula="of:=[$CN.D$20]-[$CN.C$20]" office:value-type="percentage" office:value="0.0108734273883656" calcext:value-type="percentage">
            <text:p>1.1%</text:p>
          </table:table-cell>
          <table:table-cell table:formula="of:=[$CN.E$20]-[$CN.D$20]" office:value-type="percentage" office:value="0.0243196778290953" calcext:value-type="percentage">
            <text:p>2.4%</text:p>
          </table:table-cell>
          <table:table-cell table:formula="of:=[$CN.F$20]-[$CN.E$20]" office:value-type="percentage" office:value="0.136121992922226" calcext:value-type="percentage">
            <text:p>13.6%</text:p>
          </table:table-cell>
          <table:table-cell table:number-columns-repeated="1018"/>
        </table:table-row>
      </table:table>
      <table:table table:name="US" table:style-name="ta3">
        <office:forms form:automatic-focus="false" form:apply-design-mode="false"/>
        <table:table-column table:style-name="co2" table:default-cell-style-name="Default"/>
        <table:table-column table:style-name="co3" table:number-columns-repeated="19" table:default-cell-style-name="Default"/>
        <table:table-column table:style-name="co2" table:default-cell-style-name="Default"/>
        <table:table-column table:style-name="co4" table:number-columns-repeated="6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Total-Trade-Mn-US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US-au</text:p>
          </table:table-cell>
          <table:table-cell office:value-type="string" calcext:value-type="string">
            <text:p>US-br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US-cn</text:p>
          </table:table-cell>
          <table:table-cell office:value-type="string" calcext:value-type="string">
            <text:p>US-fr</text:p>
          </table:table-cell>
          <table:table-cell office:value-type="string" calcext:value-type="string">
            <text:p>US-de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US-it</text:p>
          </table:table-cell>
          <table:table-cell office:value-type="string" calcext:value-type="string">
            <text:p>US-jp</text:p>
          </table:table-cell>
          <table:table-cell office:value-type="string" calcext:value-type="string">
            <text:p>US-mx</text:p>
          </table:table-cell>
          <table:table-cell office:value-type="string" calcext:value-type="string">
            <text:p>US-ru</text:p>
          </table:table-cell>
          <table:table-cell office:value-type="string" calcext:value-type="string">
            <text:p>US-sa</text:p>
          </table:table-cell>
          <table:table-cell office:value-type="string" calcext:value-type="string">
            <text:p>US-za</text:p>
          </table:table-cell>
          <table:table-cell office:value-type="string" calcext:value-type="string">
            <text:p>US-kr</text:p>
          </table:table-cell>
          <table:table-cell office:value-type="string" calcext:value-type="string">
            <text:p>US-tr</text:p>
          </table:table-cell>
          <table:table-cell office:value-type="string" calcext:value-type="string">
            <text:p>US-gb</text:p>
          </table:table-cell>
          <table:table-cell office:value-type="string" calcext:value-type="string">
            <text:p>US-us</text:p>
          </table:table-cell>
          <table:table-cell table:number-columns-repeated="10"/>
          <table:table-cell office:value-type="string" calcext:value-type="string">
            <text:p>US-sg</text:p>
          </table:table-cell>
          <table:table-cell table:number-columns-repeated="99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table:formula="of:=[$'US-Exports'.$C$8]+[$'US-Imports'.$C$8]" office:value-type="float" office:value="3421.5" calcext:value-type="float">
            <text:p>3,421.50</text:p>
          </table:table-cell>
          <table:table-cell table:style-name="ce2" table:formula="of:=[$'US-Exports'.$C$9]+[$'US-Imports'.$C$9]" office:value-type="float" office:value="6875.1" calcext:value-type="float">
            <text:p>6,875.10</text:p>
          </table:table-cell>
          <table:table-cell table:style-name="ce2" table:formula="of:=[$'US-Exports'.$C$10]+[$'US-Imports'.$C$10]" office:value-type="float" office:value="8351.9" calcext:value-type="float">
            <text:p>8,351.90</text:p>
          </table:table-cell>
          <table:table-cell table:style-name="ce2" table:formula="of:=[$'US-Exports'.$C$11]+[$'US-Imports'.$C$11]" office:value-type="float" office:value="77393.9" calcext:value-type="float">
            <text:p>77,393.90</text:p>
          </table:table-cell>
          <table:table-cell table:style-name="ce2" table:formula="of:=[$'US-Exports'.$C$12]+[$'US-Imports'.$C$12]" office:value-type="float" office:value="4919.4" calcext:value-type="float">
            <text:p>4,919.40</text:p>
          </table:table-cell>
          <table:table-cell table:style-name="ce2" table:formula="of:=[$'US-Exports'.$C$13]+[$'US-Imports'.$C$13]" office:value-type="float" office:value="13034" calcext:value-type="float">
            <text:p>13,034.00</text:p>
          </table:table-cell>
          <table:table-cell table:style-name="ce2" table:formula="of:=[$'US-Exports'.$C$14]+[$'US-Imports'.$C$14]" office:value-type="float" office:value="23216.8" calcext:value-type="float">
            <text:p>23,216.80</text:p>
          </table:table-cell>
          <table:table-cell table:style-name="ce2" table:formula="of:=[$'US-Exports'.$C$15]+[$'US-Imports'.$C$15]" office:value-type="float" office:value="2898.8" calcext:value-type="float">
            <text:p>2,898.80</text:p>
          </table:table-cell>
          <table:table-cell table:style-name="ce2" table:formula="of:=[$'US-Exports'.$C$16]+[$'US-Imports'.$C$16]" office:value-type="float" office:value="7083.9" calcext:value-type="float">
            <text:p>7,083.90</text:p>
          </table:table-cell>
          <table:table-cell table:style-name="ce2" table:formula="of:=[$'US-Exports'.$C$17]+[$'US-Imports'.$C$17]" office:value-type="float" office:value="10198.8" calcext:value-type="float">
            <text:p>10,198.80</text:p>
          </table:table-cell>
          <table:table-cell table:style-name="ce2" table:formula="of:=[$'US-Exports'.$C$18]+[$'US-Imports'.$C$18]" office:value-type="float" office:value="53762.8" calcext:value-type="float">
            <text:p>53,762.80</text:p>
          </table:table-cell>
          <table:table-cell table:style-name="ce2" table:formula="of:=[$'US-Exports'.$C$20]+[$'US-Imports'.$C$20]" office:value-type="float" office:value="27981.1" calcext:value-type="float">
            <text:p>27,981.10</text:p>
          </table:table-cell>
          <table:table-cell table:style-name="ce2" table:formula="of:=[$'US-Exports'.$C$21]+[$'US-Imports'.$C$21]" office:value-type="float" office:value="0" calcext:value-type="float">
            <text:p>0.00</text:p>
          </table:table-cell>
          <table:table-cell table:style-name="ce2" table:formula="of:=[$'US-Exports'.$C$22]+[$'US-Imports'.$C$22]" office:value-type="float" office:value="19237.7" calcext:value-type="float">
            <text:p>19,237.70</text:p>
          </table:table-cell>
          <table:table-cell table:style-name="ce2" table:formula="of:=[$'US-Exports'.$C$23]+[$'US-Imports'.$C$23]" office:value-type="float" office:value="5891" calcext:value-type="float">
            <text:p>5,891.00</text:p>
          </table:table-cell>
          <table:table-cell table:style-name="ce2" table:formula="of:=[$'US-Exports'.$C$19]+[$'US-Imports'.$C$19]" office:value-type="float" office:value="9117.8" calcext:value-type="float">
            <text:p>9,117.80</text:p>
          </table:table-cell>
          <table:table-cell table:style-name="ce2" table:formula="of:=[$'US-Exports'.$C$24]+[$'US-Imports'.$C$24]" office:value-type="float" office:value="727.9" calcext:value-type="float">
            <text:p>727.90</text:p>
          </table:table-cell>
          <table:table-cell table:style-name="ce2" table:formula="of:=[$'US-Exports'.$C$25]+[$'US-Imports'.$C$25]" office:value-type="float" office:value="22967.4" calcext:value-type="float">
            <text:p>22,967.40</text:p>
          </table:table-cell>
          <table:table-cell table:style-name="ce2" table:formula="of:=[$'US-Exports'.$C$26]+[$'US-Imports'.$C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C$27]+[$'US-Imports'.$C$27]" office:value-type="float" office:value="5017.8" calcext:value-type="float">
            <text:p>5,017.80</text:p>
          </table:table-cell>
          <table:table-cell table:number-columns-repeated="99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table:formula="of:=[$'US-Exports'.$M$8]+[$'US-Imports'.$M$8]" office:value-type="float" office:value="2843.3" calcext:value-type="float">
            <text:p>2,843.30</text:p>
          </table:table-cell>
          <table:table-cell table:style-name="ce2" table:formula="of:=[$'US-Exports'.$M$9]+[$'US-Imports'.$M$9]" office:value-type="float" office:value="13499" calcext:value-type="float">
            <text:p>13,499.00</text:p>
          </table:table-cell>
          <table:table-cell table:style-name="ce2" table:formula="of:=[$'US-Exports'.$M$10]+[$'US-Imports'.$M$10]" office:value-type="float" office:value="13647.6" calcext:value-type="float">
            <text:p>13,647.60</text:p>
          </table:table-cell>
          <table:table-cell table:style-name="ce2" table:formula="of:=[$'US-Exports'.$M$11]+[$'US-Imports'.$M$11]" office:value-type="float" office:value="176739.7" calcext:value-type="float">
            <text:p>176,739.70</text:p>
          </table:table-cell>
          <table:table-cell table:style-name="ce2" table:formula="of:=[$'US-Exports'.$M$12]+[$'US-Imports'.$M$12]" office:value-type="float" office:value="21103" calcext:value-type="float">
            <text:p>21,103.00</text:p>
          </table:table-cell>
          <table:table-cell table:style-name="ce2" table:formula="of:=[$'US-Exports'.$M$13]+[$'US-Imports'.$M$13]" office:value-type="float" office:value="27245.9" calcext:value-type="float">
            <text:p>27,245.90</text:p>
          </table:table-cell>
          <table:table-cell table:style-name="ce2" table:formula="of:=[$'US-Exports'.$M$14]+[$'US-Imports'.$M$14]" office:value-type="float" office:value="47832.4" calcext:value-type="float">
            <text:p>47,832.40</text:p>
          </table:table-cell>
          <table:table-cell table:style-name="ce2" table:formula="of:=[$'US-Exports'.$M$15]+[$'US-Imports'.$M$15]" office:value-type="float" office:value="5907.8" calcext:value-type="float">
            <text:p>5,907.80</text:p>
          </table:table-cell>
          <table:table-cell table:style-name="ce2" table:formula="of:=[$'US-Exports'.$M$16]+[$'US-Imports'.$M$16]" office:value-type="float" office:value="5578.4" calcext:value-type="float">
            <text:p>5,578.40</text:p>
          </table:table-cell>
          <table:table-cell table:style-name="ce2" table:formula="of:=[$'US-Exports'.$M$17]+[$'US-Imports'.$M$17]" office:value-type="float" office:value="21382.6" calcext:value-type="float">
            <text:p>21,382.60</text:p>
          </table:table-cell>
          <table:table-cell table:style-name="ce2" table:formula="of:=[$'US-Exports'.$M$18]+[$'US-Imports'.$M$18]" office:value-type="float" office:value="141654.3" calcext:value-type="float">
            <text:p>141,654.30</text:p>
          </table:table-cell>
          <table:table-cell table:style-name="ce2" table:formula="of:=[$'US-Exports'.$M$20]+[$'US-Imports'.$M$20]" office:value-type="float" office:value="59172.1" calcext:value-type="float">
            <text:p>59,172.10</text:p>
          </table:table-cell>
          <table:table-cell table:style-name="ce2" table:formula="of:=[$'US-Exports'.$M$21]+[$'US-Imports'.$M$21]" office:value-type="float" office:value="0" calcext:value-type="float">
            <text:p>0.00</text:p>
          </table:table-cell>
          <table:table-cell table:style-name="ce2" table:formula="of:=[$'US-Exports'.$M$22]+[$'US-Imports'.$M$22]" office:value-type="float" office:value="14768.2" calcext:value-type="float">
            <text:p>14,768.20</text:p>
          </table:table-cell>
          <table:table-cell table:style-name="ce2" table:formula="of:=[$'US-Exports'.$M$23]+[$'US-Imports'.$M$23]" office:value-type="float" office:value="3484.4" calcext:value-type="float">
            <text:p>3,484.40</text:p>
          </table:table-cell>
          <table:table-cell table:style-name="ce2" table:formula="of:=[$'US-Exports'.$M$19]+[$'US-Imports'.$M$19]" office:value-type="float" office:value="33685.8" calcext:value-type="float">
            <text:p>33,685.80</text:p>
          </table:table-cell>
          <table:table-cell table:style-name="ce2" table:formula="of:=[$'US-Exports'.$M$24]+[$'US-Imports'.$M$24]" office:value-type="float" office:value="3408.3" calcext:value-type="float">
            <text:p>3,408.30</text:p>
          </table:table-cell>
          <table:table-cell table:style-name="ce2" table:formula="of:=[$'US-Exports'.$M$25]+[$'US-Imports'.$M$25]" office:value-type="float" office:value="44415.6" calcext:value-type="float">
            <text:p>44,415.60</text:p>
          </table:table-cell>
          <table:table-cell table:style-name="ce2" table:formula="of:=[$'US-Exports'.$M$26]+[$'US-Imports'.$M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M$27]+[$'US-Imports'.$M$27]" office:value-type="float" office:value="18115.5" calcext:value-type="float">
            <text:p>18,115.50</text:p>
          </table:table-cell>
          <table:table-cell table:number-columns-repeated="99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table:formula="of:=[$'US-Exports'.$W$8]+[$'US-Imports'.$W$8]" office:value-type="float" office:value="7995.4" calcext:value-type="float">
            <text:p>7,995.40</text:p>
          </table:table-cell>
          <table:table-cell table:style-name="ce2" table:formula="of:=[$'US-Exports'.$W$9]+[$'US-Imports'.$W$9]" office:value-type="float" office:value="19024.5" calcext:value-type="float">
            <text:p>19,024.50</text:p>
          </table:table-cell>
          <table:table-cell table:style-name="ce2" table:formula="of:=[$'US-Exports'.$W$10]+[$'US-Imports'.$W$10]" office:value-type="float" office:value="29575.9" calcext:value-type="float">
            <text:p>29,575.90</text:p>
          </table:table-cell>
          <table:table-cell table:style-name="ce2" table:formula="of:=[$'US-Exports'.$W$11]+[$'US-Imports'.$W$11]" office:value-type="float" office:value="403806.4" calcext:value-type="float">
            <text:p>403,806.40</text:p>
          </table:table-cell>
          <table:table-cell table:style-name="ce2" table:formula="of:=[$'US-Exports'.$W$12]+[$'US-Imports'.$W$12]" office:value-type="float" office:value="122178.4" calcext:value-type="float">
            <text:p>122,178.40</text:p>
          </table:table-cell>
          <table:table-cell table:style-name="ce2" table:formula="of:=[$'US-Exports'.$W$13]+[$'US-Imports'.$W$13]" office:value-type="float" office:value="50482.4" calcext:value-type="float">
            <text:p>50,482.40</text:p>
          </table:table-cell>
          <table:table-cell table:style-name="ce2" table:formula="of:=[$'US-Exports'.$W$14]+[$'US-Imports'.$W$14]" office:value-type="float" office:value="88697.2" calcext:value-type="float">
            <text:p>88,697.20</text:p>
          </table:table-cell>
          <table:table-cell table:style-name="ce2" table:formula="of:=[$'US-Exports'.$W$15]+[$'US-Imports'.$W$15]" office:value-type="float" office:value="14687" calcext:value-type="float">
            <text:p>14,687.00</text:p>
          </table:table-cell>
          <table:table-cell table:style-name="ce2" table:formula="of:=[$'US-Exports'.$W$16]+[$'US-Imports'.$W$16]" office:value-type="float" office:value="13576.2" calcext:value-type="float">
            <text:p>13,576.20</text:p>
          </table:table-cell>
          <table:table-cell table:style-name="ce2" table:formula="of:=[$'US-Exports'.$W$17]+[$'US-Imports'.$W$17]" office:value-type="float" office:value="36926.6" calcext:value-type="float">
            <text:p>36,926.60</text:p>
          </table:table-cell>
          <table:table-cell table:style-name="ce2" table:formula="of:=[$'US-Exports'.$W$18]+[$'US-Imports'.$W$18]" office:value-type="float" office:value="214057.9" calcext:value-type="float">
            <text:p>214,057.90</text:p>
          </table:table-cell>
          <table:table-cell table:style-name="ce2" table:formula="of:=[$'US-Exports'.$W$20]+[$'US-Imports'.$W$20]" office:value-type="float" office:value="243831.7" calcext:value-type="float">
            <text:p>243,831.70</text:p>
          </table:table-cell>
          <table:table-cell table:style-name="ce2" table:formula="of:=[$'US-Exports'.$W$21]+[$'US-Imports'.$W$21]" office:value-type="float" office:value="10130.8" calcext:value-type="float">
            <text:p>10,130.80</text:p>
          </table:table-cell>
          <table:table-cell table:style-name="ce2" table:formula="of:=[$'US-Exports'.$W$22]+[$'US-Imports'.$W$22]" office:value-type="float" office:value="21238.7" calcext:value-type="float">
            <text:p>21,238.70</text:p>
          </table:table-cell>
          <table:table-cell table:style-name="ce2" table:formula="of:=[$'US-Exports'.$W$23]+[$'US-Imports'.$W$23]" office:value-type="float" office:value="7416.4" calcext:value-type="float">
            <text:p>7,416.40</text:p>
          </table:table-cell>
          <table:table-cell table:style-name="ce2" table:formula="of:=[$'US-Exports'.$W$19]+[$'US-Imports'.$W$19]" office:value-type="float" office:value="68248.6" calcext:value-type="float">
            <text:p>68,248.60</text:p>
          </table:table-cell>
          <table:table-cell table:style-name="ce2" table:formula="of:=[$'US-Exports'.$W$24]+[$'US-Imports'.$W$24]" office:value-type="float" office:value="7018.7" calcext:value-type="float">
            <text:p>7,018.70</text:p>
          </table:table-cell>
          <table:table-cell table:style-name="ce2" table:formula="of:=[$'US-Exports'.$W$25]+[$'US-Imports'.$W$25]" office:value-type="float" office:value="85037.4" calcext:value-type="float">
            <text:p>85,037.40</text:p>
          </table:table-cell>
          <table:table-cell table:style-name="ce2" table:formula="of:=[$'US-Exports'.$W$26]+[$'US-Imports'.$W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W$27]+[$'US-Imports'.$W$27]" office:value-type="float" office:value="37127.6" calcext:value-type="float">
            <text:p>37,127.60</text:p>
          </table:table-cell>
          <table:table-cell table:number-columns-repeated="99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table:formula="of:=[$'US-Exports'.$AG$8]+[$'US-Imports'.$AG$8]" office:value-type="float" office:value="11418.7" calcext:value-type="float">
            <text:p>11,418.70</text:p>
          </table:table-cell>
          <table:table-cell table:style-name="ce2" table:formula="of:=[$'US-Exports'.$AG$9]+[$'US-Imports'.$AG$9]" office:value-type="float" office:value="30679.2" calcext:value-type="float">
            <text:p>30,679.20</text:p>
          </table:table-cell>
          <table:table-cell table:style-name="ce2" table:formula="of:=[$'US-Exports'.$AG$10]+[$'US-Imports'.$AG$10]" office:value-type="float" office:value="60326" calcext:value-type="float">
            <text:p>60,326.00</text:p>
          </table:table-cell>
          <table:table-cell table:style-name="ce2" table:formula="of:=[$'US-Exports'.$AG$11]+[$'US-Imports'.$AG$11]" office:value-type="float" office:value="528581.4" calcext:value-type="float">
            <text:p>528,581.40</text:p>
          </table:table-cell>
          <table:table-cell table:style-name="ce2" table:formula="of:=[$'US-Exports'.$AG$12]+[$'US-Imports'.$AG$12]" office:value-type="float" office:value="474861.2" calcext:value-type="float">
            <text:p>474,861.20</text:p>
          </table:table-cell>
          <table:table-cell table:style-name="ce2" table:formula="of:=[$'US-Exports'.$AG$13]+[$'US-Imports'.$AG$13]" office:value-type="float" office:value="67034.1" calcext:value-type="float">
            <text:p>67,034.10</text:p>
          </table:table-cell>
          <table:table-cell table:style-name="ce2" table:formula="of:=[$'US-Exports'.$AG$14]+[$'US-Imports'.$AG$14]" office:value-type="float" office:value="132574.6" calcext:value-type="float">
            <text:p>132,574.60</text:p>
          </table:table-cell>
          <table:table-cell table:style-name="ce2" table:formula="of:=[$'US-Exports'.$AG$15]+[$'US-Imports'.$AG$15]" office:value-type="float" office:value="49929.6" calcext:value-type="float">
            <text:p>49,929.60</text:p>
          </table:table-cell>
          <table:table-cell table:style-name="ce2" table:formula="of:=[$'US-Exports'.$AG$16]+[$'US-Imports'.$AG$16]" office:value-type="float" office:value="24335" calcext:value-type="float">
            <text:p>24,335.00</text:p>
          </table:table-cell>
          <table:table-cell table:style-name="ce2" table:formula="of:=[$'US-Exports'.$AG$17]+[$'US-Imports'.$AG$17]" office:value-type="float" office:value="43630.6" calcext:value-type="float">
            <text:p>43,630.60</text:p>
          </table:table-cell>
          <table:table-cell table:style-name="ce2" table:formula="of:=[$'US-Exports'.$AG$18]+[$'US-Imports'.$AG$18]" office:value-type="float" office:value="184101.5" calcext:value-type="float">
            <text:p>184,101.50</text:p>
          </table:table-cell>
          <table:table-cell table:style-name="ce2" table:formula="of:=[$'US-Exports'.$AG$20]+[$'US-Imports'.$AG$20]" office:value-type="float" office:value="395245" calcext:value-type="float">
            <text:p>395,245.00</text:p>
          </table:table-cell>
          <table:table-cell table:style-name="ce2" table:formula="of:=[$'US-Exports'.$AG$21]+[$'US-Imports'.$AG$21]" office:value-type="float" office:value="32502" calcext:value-type="float">
            <text:p>32,502.00</text:p>
          </table:table-cell>
          <table:table-cell table:style-name="ce2" table:formula="of:=[$'US-Exports'.$AG$22]+[$'US-Imports'.$AG$22]" office:value-type="float" office:value="44242.9" calcext:value-type="float">
            <text:p>44,242.90</text:p>
          </table:table-cell>
          <table:table-cell table:style-name="ce2" table:formula="of:=[$'US-Exports'.$AG$23]+[$'US-Imports'.$AG$23]" office:value-type="float" office:value="14020.3" calcext:value-type="float">
            <text:p>14,020.30</text:p>
          </table:table-cell>
          <table:table-cell table:style-name="ce2" table:formula="of:=[$'US-Exports'.$AG$19]+[$'US-Imports'.$AG$19]" office:value-type="float" office:value="89436" calcext:value-type="float">
            <text:p>89,436.00</text:p>
          </table:table-cell>
          <table:table-cell table:style-name="ce2" table:formula="of:=[$'US-Exports'.$AG$24]+[$'US-Imports'.$AG$24]" office:value-type="float" office:value="14968.5" calcext:value-type="float">
            <text:p>14,968.50</text:p>
          </table:table-cell>
          <table:table-cell table:style-name="ce2" table:formula="of:=[$'US-Exports'.$AG$25]+[$'US-Imports'.$AG$25]" office:value-type="float" office:value="99160.7" calcext:value-type="float">
            <text:p>99,160.70</text:p>
          </table:table-cell>
          <table:table-cell table:style-name="ce2" table:formula="of:=[$'US-Exports'.$AG$26]+[$'US-Imports'.$AG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AG$27]+[$'US-Imports'.$AG$27]" office:value-type="float" office:value="46896.6" calcext:value-type="float">
            <text:p>46,896.60</text:p>
          </table:table-cell>
          <table:table-cell table:number-columns-repeated="99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table:formula="of:=[$'US-Exports'.$AL$8]+[$'US-Imports'.$AL$8]" office:value-type="float" office:value="13284.064919" calcext:value-type="float">
            <text:p>13,284.06</text:p>
          </table:table-cell>
          <table:table-cell table:style-name="ce2" table:formula="of:=[$'US-Exports'.$AL$9]+[$'US-Imports'.$AL$9]" office:value-type="float" office:value="35900.831192" calcext:value-type="float">
            <text:p>35,900.83</text:p>
          </table:table-cell>
          <table:table-cell table:style-name="ce2" table:formula="of:=[$'US-Exports'.$AL$10]+[$'US-Imports'.$AL$10]" office:value-type="float" office:value="59070.917088" calcext:value-type="float">
            <text:p>59,070.92</text:p>
          </table:table-cell>
          <table:table-cell table:style-name="ce2" table:formula="of:=[$'US-Exports'.$AL$11]+[$'US-Imports'.$AL$11]" office:value-type="float" office:value="575206.95917" calcext:value-type="float">
            <text:p>575,206.96</text:p>
          </table:table-cell>
          <table:table-cell table:style-name="ce2" table:formula="of:=[$'US-Exports'.$AL$12]+[$'US-Imports'.$AL$12]" office:value-type="float" office:value="598067.025782" calcext:value-type="float">
            <text:p>598,067.03</text:p>
          </table:table-cell>
          <table:table-cell table:style-name="ce2" table:formula="of:=[$'US-Exports'.$AL$13]+[$'US-Imports'.$AL$13]" office:value-type="float" office:value="79216.526512" calcext:value-type="float">
            <text:p>79,216.53</text:p>
          </table:table-cell>
          <table:table-cell table:style-name="ce2" table:formula="of:=[$'US-Exports'.$AL$14]+[$'US-Imports'.$AL$14]" office:value-type="float" office:value="174085.898213" calcext:value-type="float">
            <text:p>174,085.90</text:p>
          </table:table-cell>
          <table:table-cell table:style-name="ce2" table:formula="of:=[$'US-Exports'.$AL$15]+[$'US-Imports'.$AL$15]" office:value-type="float" office:value="66271.002758" calcext:value-type="float">
            <text:p>66,271.00</text:p>
          </table:table-cell>
          <table:table-cell table:style-name="ce2" table:formula="of:=[$'US-Exports'.$AL$16]+[$'US-Imports'.$AL$16]" office:value-type="float" office:value="26698.197215" calcext:value-type="float">
            <text:p>26,698.20</text:p>
          </table:table-cell>
          <table:table-cell table:style-name="ce2" table:formula="of:=[$'US-Exports'.$AL$17]+[$'US-Imports'.$AL$17]" office:value-type="float" office:value="60270.9709" calcext:value-type="float">
            <text:p>60,270.97</text:p>
          </table:table-cell>
          <table:table-cell table:style-name="ce2" table:formula="of:=[$'US-Exports'.$AL$18]+[$'US-Imports'.$AL$18]" office:value-type="float" office:value="193591.581007" calcext:value-type="float">
            <text:p>193,591.58</text:p>
          </table:table-cell>
          <table:table-cell table:style-name="ce2" table:formula="of:=[$'US-Exports'.$AL$20]+[$'US-Imports'.$AL$20]" office:value-type="float" office:value="531118.477924" calcext:value-type="float">
            <text:p>531,118.48</text:p>
          </table:table-cell>
          <table:table-cell table:style-name="ce2" table:formula="of:=[$'US-Exports'.$AL$21]+[$'US-Imports'.$AL$21]" office:value-type="float" office:value="23648.340233" calcext:value-type="float">
            <text:p>23,648.34</text:p>
          </table:table-cell>
          <table:table-cell table:style-name="ce2" table:formula="of:=[$'US-Exports'.$AL$22]+[$'US-Imports'.$AL$22]" office:value-type="float" office:value="41770.683609" calcext:value-type="float">
            <text:p>41,770.68</text:p>
          </table:table-cell>
          <table:table-cell table:style-name="ce2" table:formula="of:=[$'US-Exports'.$AL$23]+[$'US-Imports'.$AL$23]" office:value-type="float" office:value="12793.996256" calcext:value-type="float">
            <text:p>12,794.00</text:p>
          </table:table-cell>
          <table:table-cell table:style-name="ce2" table:formula="of:=[$'US-Exports'.$AL$19]+[$'US-Imports'.$AL$19]" office:value-type="float" office:value="115326.15247" calcext:value-type="float">
            <text:p>115,326.15</text:p>
          </table:table-cell>
          <table:table-cell table:style-name="ce2" table:formula="of:=[$'US-Exports'.$AL$24]+[$'US-Imports'.$AL$24]" office:value-type="float" office:value="17383.917419" calcext:value-type="float">
            <text:p>17,383.92</text:p>
          </table:table-cell>
          <table:table-cell table:style-name="ce2" table:formula="of:=[$'US-Exports'.$AL$25]+[$'US-Imports'.$AL$25]" office:value-type="float" office:value="114158.184465" calcext:value-type="float">
            <text:p>114,158.18</text:p>
          </table:table-cell>
          <table:table-cell table:style-name="ce2" table:formula="of:=[$'US-Exports'.$AL$26]+[$'US-Imports'.$AL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AL$27]+[$'US-Imports'.$AL$27]" office:value-type="float" office:value="46891.933488" calcext:value-type="float">
            <text:p>46,891.93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number-columns-repeated="20"/>
          <table:table-cell office:value-type="string" calcext:value-type="string">
            <text:p>x\in(10%,\infty]</text:p>
          </table:table-cell>
          <table:table-cell office:value-type="string" calcext:value-type="string">
            <text:p>x\in(7%,10%]</text:p>
          </table:table-cell>
          <table:table-cell office:value-type="string" calcext:value-type="string">
            <text:p>x\in(5%,7%]</text:p>
          </table:table-cell>
          <table:table-cell office:value-type="string" calcext:value-type="string">
            <text:p>x\in(3%,5%]</text:p>
          </table:table-cell>
          <table:table-cell office:value-type="string" calcext:value-type="string">
            <text:p>x\in(1%,3%]</text:p>
          </table:table-cell>
          <table:table-cell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$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444570488060075" calcext:value-type="percentage">
            <text:p>4.4%</text:p>
          </table:table-cell>
          <table:table-cell table:style-name="ce3" table:formula="of:=[.C2]*10^6/[$'G20-GDP'.$E$6]" office:value-type="percentage" office:value="0.0458684119562309" calcext:value-type="percentage">
            <text:p>4.6%</text:p>
          </table:table-cell>
          <table:table-cell table:style-name="ce3" table:formula="of:=[.D2]*10^6/[$'G20-GDP'.$E$7]" office:value-type="percentage" office:value="0.0355362801856959" calcext:value-type="percentage">
            <text:p>3.6%</text:p>
          </table:table-cell>
          <table:table-cell table:style-name="ce3" table:formula="of:=[.E2]*10^6/[$'G20-GDP'.$E$8]" office:value-type="percentage" office:value="0.282610256076733" calcext:value-type="percentage">
            <text:p>28.3%</text:p>
          </table:table-cell>
          <table:table-cell table:style-name="ce3" table:formula="of:=[.F2]*10^6/[$'G20-GDP'.$E$9]" office:value-type="percentage" office:value="0.0257359157250293" calcext:value-type="percentage">
            <text:p>2.6%</text:p>
          </table:table-cell>
          <table:table-cell table:style-name="ce3" table:formula="of:=[.G2]*10^6/[$'G20-GDP'.$E$10]" office:value-type="percentage" office:value="0.0185266968365728" calcext:value-type="percentage">
            <text:p>1.9%</text:p>
          </table:table-cell>
          <table:table-cell table:style-name="ce3" table:formula="of:=[.H2]*10^6/[$'G20-GDP'.$E$11]" office:value-type="percentage" office:value="0.0245240455202896" calcext:value-type="percentage">
            <text:p>2.5%</text:p>
          </table:table-cell>
          <table:table-cell table:style-name="ce3" table:formula="of:=[.I2]*10^6/[$'G20-GDP'.$E$12]" office:value-type="percentage" office:value="0.0157680707910542" calcext:value-type="percentage">
            <text:p>1.6%</text:p>
          </table:table-cell>
          <table:table-cell table:style-name="ce3" table:formula="of:=[.J2]*10^6/[$'G20-GDP'.$E$13]" office:value-type="percentage" office:value="0.0917914498040355" calcext:value-type="percentage">
            <text:p>9.2%</text:p>
          </table:table-cell>
          <table:table-cell table:style-name="ce3" table:formula="of:=[.K2]*10^6/[$'G20-GDP'.$E$14]" office:value-type="percentage" office:value="0.0214403512045265" calcext:value-type="percentage">
            <text:p>2.1%</text:p>
          </table:table-cell>
          <table:table-cell table:style-name="ce3" table:formula="of:=[.L2]*10^6/[$'G20-GDP'.$E$15]" office:value-type="percentage" office:value="0.0488889208511846" calcext:value-type="percentage">
            <text:p>4.9%</text:p>
          </table:table-cell>
          <table:table-cell table:style-name="ce3" table:formula="of:=[.M2]*10^6/[$'G20-GDP'.$E$17]" office:value-type="percentage" office:value="0.143967673085385" calcext:value-type="percentage">
            <text:p>14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116916839623589" calcext:value-type="percentage">
            <text:p>11.7%</text:p>
          </table:table-cell>
          <table:table-cell table:style-name="ce3" table:formula="of:=[.P2]*10^6/[$'G20-GDP'.$E$20]" office:value-type="percentage" office:value="0.0709895215695983" calcext:value-type="percentage">
            <text:p>7.1%</text:p>
          </table:table-cell>
          <table:table-cell table:style-name="ce3" table:formula="of:=[.Q2]*10^6/[$'G20-GDP'.$E$16]" office:value-type="percentage" office:value="0.140315248142321" calcext:value-type="percentage">
            <text:p>14.0%</text:p>
          </table:table-cell>
          <table:table-cell table:style-name="ce3" table:formula="of:=[.R2]*10^6/[$'G20-GDP'.$E$21]" office:value-type="percentage" office:value="0.0105815891484725" calcext:value-type="percentage">
            <text:p>1.1%</text:p>
          </table:table-cell>
          <table:table-cell table:style-name="ce3" table:formula="of:=[.S2]*10^6/[$'G20-GDP'.$E$22]" office:value-type="percentage" office:value="0.0406540278983286" calcext:value-type="percentage">
            <text:p>4.1%</text:p>
          </table:table-cell>
          <table:table-cell table:style-name="ce3" table:formula="of:=[.T2]*10^6/[$'G20-GDP'.$E$23]" office:value-type="percentage" office:value="0" calcext:value-type="percentage">
            <text:p>0.0%</text:p>
          </table:table-cell>
          <table:table-cell/>
          <table:table-cell table:style-name="ce5" table:formula="of:=COUNTIF([.$B9:.$T9];&quot;&gt;0.10&quot;)" office:value-type="float" office:value="4" calcext:value-type="float">
            <text:p>4</text:p>
          </table:table-cell>
          <table:table-cell table:style-name="ce5" table:formula="of:=COUNTIF([.$B9:.$T9];&quot;&lt;=0.10&quot;)-COUNTIF([.$B9:.$T9];&quot;&lt;0.07&quot;)" office:value-type="float" office:value="2" calcext:value-type="float">
            <text:p>2</text:p>
          </table:table-cell>
          <table:table-cell table:style-name="ce5" table:formula="of:=COUNTIF([.$B9:.$T9];&quot;&lt;=0.07&quot;)-COUNTIF([.$B9:.$T9];&quot;&lt;0.05&quot;)" office:value-type="float" office:value="0" calcext:value-type="float">
            <text:p>0</text:p>
          </table:table-cell>
          <table:table-cell table:style-name="ce5" table:formula="of:=COUNTIF([.$B9:.$T9];&quot;&lt;=0.05&quot;)-COUNTIF([.$B9:.$T9];&quot;&lt;0.03&quot;)" office:value-type="float" office:value="5" calcext:value-type="float">
            <text:p>5</text:p>
          </table:table-cell>
          <table:table-cell table:style-name="ce5" table:formula="of:=COUNTIF([.$B9:.$T9];&quot;&lt;=0.03&quot;)-COUNTIF([.$B9:.$T9];&quot;&lt;0.01&quot;)" office:value-type="float" office:value="6" calcext:value-type="float">
            <text:p>6</text:p>
          </table:table-cell>
          <table:table-cell table:style-name="ce5" table:formula="of:=COUNTIF([.$B9:.$T9];&quot;&lt;=0.01&quot;)-1" office:value-type="float" office:value="1" calcext:value-type="float">
            <text:p>1</text:p>
          </table:table-cell>
          <table:table-cell/>
          <table:table-cell table:style-name="ce6" table:formula="of:=SUM([.$B9:.$S9])/18" office:value-type="percentage" office:value="0.065476241512503" calcext:value-type="percentage">
            <text:p>6.5%</text:p>
          </table:table-cell>
          <table:table-cell table:style-name="ce6" table:formula="of:=MEDIAN([.$B9:.$S9])" office:value-type="percentage" office:value="0.0425555383521681" calcext:value-type="percentage">
            <text:p>4.3%</text:p>
          </table:table-cell>
          <table:table-cell table:style-name="ce3" table:formula="of:=[.AE2]*10^6/[$'G20-GDP'.$E$25]" office:value-type="percentage" office:value="7.12287936934848" calcext:value-type="percentage">
            <text:p>712.3%</text:p>
          </table:table-cell>
          <table:table-cell table:number-columns-repeated="993"/>
        </table:table-row>
        <table:table-row table:style-name="ro1">
          <table:table-cell table:formula="of:=[.$A$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201149795072694" calcext:value-type="percentage">
            <text:p>2.0%</text:p>
          </table:table-cell>
          <table:table-cell table:style-name="ce3" table:formula="of:=[.C3]*10^6/[$'G20-GDP'.$O$6]" office:value-type="percentage" office:value="0.0433457800631582" calcext:value-type="percentage">
            <text:p>4.3%</text:p>
          </table:table-cell>
          <table:table-cell table:style-name="ce3" table:formula="of:=[.D3]*10^6/[$'G20-GDP'.$O$7]" office:value-type="percentage" office:value="0.0295433431188712" calcext:value-type="percentage">
            <text:p>3.0%</text:p>
          </table:table-cell>
          <table:table-cell table:style-name="ce3" table:formula="of:=[.E3]*10^6/[$'G20-GDP'.$O$8]" office:value-type="percentage" office:value="0.297576875455449" calcext:value-type="percentage">
            <text:p>29.8%</text:p>
          </table:table-cell>
          <table:table-cell table:style-name="ce3" table:formula="of:=[.F3]*10^6/[$'G20-GDP'.$O$9]" office:value-type="percentage" office:value="0.0584800811209657" calcext:value-type="percentage">
            <text:p>5.8%</text:p>
          </table:table-cell>
          <table:table-cell table:style-name="ce3" table:formula="of:=[.G3]*10^6/[$'G20-GDP'.$O$10]" office:value-type="percentage" office:value="0.0213642969525621" calcext:value-type="percentage">
            <text:p>2.1%</text:p>
          </table:table-cell>
          <table:table-cell table:style-name="ce3" table:formula="of:=[.H3]*10^6/[$'G20-GDP'.$O$11]" office:value-type="percentage" office:value="0.0271010020489955" calcext:value-type="percentage">
            <text:p>2.7%</text:p>
          </table:table-cell>
          <table:table-cell table:style-name="ce3" table:formula="of:=[.I3]*10^6/[$'G20-GDP'.$O$12]" office:value-type="percentage" office:value="0.0186544037258925" calcext:value-type="percentage">
            <text:p>1.9%</text:p>
          </table:table-cell>
          <table:table-cell table:style-name="ce3" table:formula="of:=[.J3]*10^6/[$'G20-GDP'.$O$13]" office:value-type="percentage" office:value="0.0493616411111394" calcext:value-type="percentage">
            <text:p>4.9%</text:p>
          </table:table-cell>
          <table:table-cell table:style-name="ce3" table:formula="of:=[.K3]*10^6/[$'G20-GDP'.$O$14]" office:value-type="percentage" office:value="0.0181619998644091" calcext:value-type="percentage">
            <text:p>1.8%</text:p>
          </table:table-cell>
          <table:table-cell table:style-name="ce3" table:formula="of:=[.L3]*10^6/[$'G20-GDP'.$O$15]" office:value-type="percentage" office:value="0.0451132015712089" calcext:value-type="percentage">
            <text:p>4.5%</text:p>
          </table:table-cell>
          <table:table-cell table:style-name="ce3" table:formula="of:=[.M3]*10^6/[$'G20-GDP'.$O$17]" office:value-type="percentage" office:value="0.225237525984591" calcext:value-type="percentage">
            <text:p>22.5%</text:p>
          </table:table-cell>
          <table:table-cell table:style-name="ce3" table:formula="of:=[.N3]*10^6/[$'G20-GDP'.$O$18]" office:value-type="percentage" office:value="0" calcext:value-type="percentage">
            <text:p>0.0%</text:p>
          </table:table-cell>
          <table:table-cell table:style-name="ce3" table:formula="of:=[.O3]*10^6/[$'G20-GDP'.$O$19]" office:value-type="percentage" office:value="0.125547614348863" calcext:value-type="percentage">
            <text:p>12.6%</text:p>
          </table:table-cell>
          <table:table-cell table:style-name="ce3" table:formula="of:=[.P3]*10^6/[$'G20-GDP'.$O$20]" office:value-type="percentage" office:value="0.0301540554769526" calcext:value-type="percentage">
            <text:p>3.0%</text:p>
          </table:table-cell>
          <table:table-cell table:style-name="ce3" table:formula="of:=[.Q3]*10^6/[$'G20-GDP'.$O$16]" office:value-type="percentage" office:value="0.120586639313791" calcext:value-type="percentage">
            <text:p>12.1%</text:p>
          </table:table-cell>
          <table:table-cell table:style-name="ce3" table:formula="of:=[.R3]*10^6/[$'G20-GDP'.$O$21]" office:value-type="percentage" office:value="0.0226200152343076" calcext:value-type="percentage">
            <text:p>2.3%</text:p>
          </table:table-cell>
          <table:table-cell table:style-name="ce3" table:formula="of:=[.S3]*10^6/[$'G20-GDP'.$O$22]" office:value-type="percentage" office:value="0.0406301168314998" calcext:value-type="percentage">
            <text:p>4.1%</text:p>
          </table:table-cell>
          <table:table-cell table:style-name="ce3" table:formula="of:=[.T3]*10^6/[$'G20-GDP'.$O$23]" office:value-type="percentage" office:value="0" calcext:value-type="percentage">
            <text:p>0.0%</text:p>
          </table:table-cell>
          <table:table-cell/>
          <table:table-cell table:style-name="ce5" table:formula="of:=COUNTIF([.$B10:.$T10];&quot;&gt;0.10&quot;)" office:value-type="float" office:value="4" calcext:value-type="float">
            <text:p>4</text:p>
          </table:table-cell>
          <table:table-cell table:style-name="ce5" table:formula="of:=COUNTIF([.$B10:.$T10];&quot;&lt;=0.10&quot;)-COUNTIF([.$B10:.$T10];&quot;&lt;0.07&quot;)" office:value-type="float" office:value="0" calcext:value-type="float">
            <text:p>0</text:p>
          </table:table-cell>
          <table:table-cell table:style-name="ce5" table:formula="of:=COUNTIF([.$B10:.$T10];&quot;&lt;=0.07&quot;)-COUNTIF([.$B10:.$T10];&quot;&lt;0.05&quot;)" office:value-type="float" office:value="1" calcext:value-type="float">
            <text:p>1</text:p>
          </table:table-cell>
          <table:table-cell table:style-name="ce5" table:formula="of:=COUNTIF([.$B10:.$T10];&quot;&lt;=0.05&quot;)-COUNTIF([.$B10:.$T10];&quot;&lt;0.03&quot;)" office:value-type="float" office:value="5" calcext:value-type="float">
            <text:p>5</text:p>
          </table:table-cell>
          <table:table-cell table:style-name="ce5" table:formula="of:=COUNTIF([.$B10:.$T10];&quot;&lt;=0.03&quot;)-COUNTIF([.$B10:.$T10];&quot;&lt;0.01&quot;)" office:value-type="float" office:value="7" calcext:value-type="float">
            <text:p>7</text:p>
          </table:table-cell>
          <table:table-cell table:style-name="ce5" table:formula="of:=COUNTIF([.$B10:.$T10];&quot;&lt;=0.01&quot;)-1" office:value-type="float" office:value="1" calcext:value-type="float">
            <text:p>1</text:p>
          </table:table-cell>
          <table:table-cell/>
          <table:table-cell table:style-name="ce6" table:formula="of:=SUM([.$B10:.$S10])/18" office:value-type="percentage" office:value="0.0663107539849959" calcext:value-type="percentage">
            <text:p>6.6%</text:p>
          </table:table-cell>
          <table:table-cell table:style-name="ce6" table:formula="of:=MEDIAN([.$B10:.$S10])" office:value-type="percentage" office:value="0.0353920861542262" calcext:value-type="percentage">
            <text:p>3.5%</text:p>
          </table:table-cell>
          <table:table-cell table:style-name="ce3" table:formula="of:=[.AE3]*10^6/[$'G20-GDP'.$O$25]" office:value-type="percentage" office:value="9.43757123893805" calcext:value-type="percentage">
            <text:p>943.8%</text:p>
          </table:table-cell>
          <table:table-cell table:number-columns-repeated="993"/>
        </table:table-row>
        <table:table-row table:style-name="ro1">
          <table:table-cell table:formula="of:=[.$A$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281326337178873" calcext:value-type="percentage">
            <text:p>2.8%</text:p>
          </table:table-cell>
          <table:table-cell table:style-name="ce3" table:formula="of:=[.C4]*10^6/[$'G20-GDP'.$Y$6]" office:value-type="percentage" office:value="0.045792931906306" calcext:value-type="percentage">
            <text:p>4.6%</text:p>
          </table:table-cell>
          <table:table-cell table:style-name="ce3" table:formula="of:=[.D4]*10^6/[$'G20-GDP'.$Y$7]" office:value-type="percentage" office:value="0.0451250312110904" calcext:value-type="percentage">
            <text:p>4.5%</text:p>
          </table:table-cell>
          <table:table-cell table:style-name="ce3" table:formula="of:=[.E4]*10^6/[$'G20-GDP'.$Y$8]" office:value-type="percentage" office:value="0.543998335093162" calcext:value-type="percentage">
            <text:p>54.4%</text:p>
          </table:table-cell>
          <table:table-cell table:style-name="ce3" table:formula="of:=[.F4]*10^6/[$'G20-GDP'.$Y$9]" office:value-type="percentage" office:value="0.100861613684457" calcext:value-type="percentage">
            <text:p>10.1%</text:p>
          </table:table-cell>
          <table:table-cell table:style-name="ce3" table:formula="of:=[.G4]*10^6/[$'G20-GDP'.$Y$10]" office:value-type="percentage" office:value="0.0368905179347244" calcext:value-type="percentage">
            <text:p>3.7%</text:p>
          </table:table-cell>
          <table:table-cell table:style-name="ce3" table:formula="of:=[.H4]*10^6/[$'G20-GDP'.$Y$11]" office:value-type="percentage" office:value="0.045486818150892" calcext:value-type="percentage">
            <text:p>4.5%</text:p>
          </table:table-cell>
          <table:table-cell table:style-name="ce3" table:formula="of:=[.I4]*10^6/[$'G20-GDP'.$Y$12]" office:value-type="percentage" office:value="0.0317799452924426" calcext:value-type="percentage">
            <text:p>3.2%</text:p>
          </table:table-cell>
          <table:table-cell table:style-name="ce3" table:formula="of:=[.J4]*10^6/[$'G20-GDP'.$Y$13]" office:value-type="percentage" office:value="0.0772682325568472" calcext:value-type="percentage">
            <text:p>7.7%</text:p>
          </table:table-cell>
          <table:table-cell table:style-name="ce3" table:formula="of:=[.K4]*10^6/[$'G20-GDP'.$Y$14]" office:value-type="percentage" office:value="0.0323418232546144" calcext:value-type="percentage">
            <text:p>3.2%</text:p>
          </table:table-cell>
          <table:table-cell table:style-name="ce3" table:formula="of:=[.L4]*10^6/[$'G20-GDP'.$Y$15]" office:value-type="percentage" office:value="0.0437968366079938" calcext:value-type="percentage">
            <text:p>4.4%</text:p>
          </table:table-cell>
          <table:table-cell table:style-name="ce3" table:formula="of:=[.M4]*10^6/[$'G20-GDP'.$Y$17]" office:value-type="percentage" office:value="0.356662657394224" calcext:value-type="percentage">
            <text:p>35.7%</text:p>
          </table:table-cell>
          <table:table-cell table:style-name="ce3" table:formula="of:=[.N4]*10^6/[$'G20-GDP'.$Y$18]" office:value-type="percentage" office:value="0.0390083503066141" calcext:value-type="percentage">
            <text:p>3.9%</text:p>
          </table:table-cell>
          <table:table-cell table:style-name="ce3" table:formula="of:=[.O4]*10^6/[$'G20-GDP'.$Y$19]" office:value-type="percentage" office:value="0.112068745319258" calcext:value-type="percentage">
            <text:p>11.2%</text:p>
          </table:table-cell>
          <table:table-cell table:style-name="ce3" table:formula="of:=[.P4]*10^6/[$'G20-GDP'.$Y$20]" office:value-type="percentage" office:value="0.0543876438936347" calcext:value-type="percentage">
            <text:p>5.4%</text:p>
          </table:table-cell>
          <table:table-cell table:style-name="ce3" table:formula="of:=[.Q4]*10^6/[$'G20-GDP'.$Y$16]" office:value-type="percentage" office:value="0.121518117183572" calcext:value-type="percentage">
            <text:p>12.2%</text:p>
          </table:table-cell>
          <table:table-cell table:style-name="ce3" table:formula="of:=[.R4]*10^6/[$'G20-GDP'.$Y$21]" office:value-type="percentage" office:value="0.0257114648278078" calcext:value-type="percentage">
            <text:p>2.6%</text:p>
          </table:table-cell>
          <table:table-cell table:style-name="ce3" table:formula="of:=[.S4]*10^6/[$'G20-GDP'.$Y$22]" office:value-type="percentage" office:value="0.0516018896349475" calcext:value-type="percentage">
            <text:p>5.2%</text:p>
          </table:table-cell>
          <table:table-cell table:style-name="ce3" table:formula="of:=[.T4]*10^6/[$'G20-GDP'.$Y$23]" office:value-type="percentage" office:value="0" calcext:value-type="percentage">
            <text:p>0.0%</text:p>
          </table:table-cell>
          <table:table-cell/>
          <table:table-cell table:style-name="ce5" table:formula="of:=COUNTIF([.$B11:.$T11];&quot;&gt;0.10&quot;)" office:value-type="float" office:value="5" calcext:value-type="float">
            <text:p>5</text:p>
          </table:table-cell>
          <table:table-cell table:style-name="ce5" table:formula="of:=COUNTIF([.$B11:.$T11];&quot;&lt;=0.10&quot;)-COUNTIF([.$B11:.$T11];&quot;&lt;0.07&quot;)" office:value-type="float" office:value="1" calcext:value-type="float">
            <text:p>1</text:p>
          </table:table-cell>
          <table:table-cell table:style-name="ce5" table:formula="of:=COUNTIF([.$B11:.$T11];&quot;&lt;=0.07&quot;)-COUNTIF([.$B11:.$T11];&quot;&lt;0.05&quot;)" office:value-type="float" office:value="2" calcext:value-type="float">
            <text:p>2</text:p>
          </table:table-cell>
          <table:table-cell table:style-name="ce5" table:formula="of:=COUNTIF([.$B11:.$T11];&quot;&lt;=0.05&quot;)-COUNTIF([.$B11:.$T11];&quot;&lt;0.03&quot;)" office:value-type="float" office:value="8" calcext:value-type="float">
            <text:p>8</text:p>
          </table:table-cell>
          <table:table-cell table:style-name="ce5" table:formula="of:=COUNTIF([.$B11:.$T11];&quot;&lt;=0.03&quot;)-COUNTIF([.$B11:.$T11];&quot;&lt;0.01&quot;)" office:value-type="float" office:value="2" calcext:value-type="float">
            <text:p>2</text:p>
          </table:table-cell>
          <table:table-cell table:style-name="ce5" table:formula="of:=COUNTIF([.$B11:.$T11];&quot;&lt;=0.01&quot;)-1" office:value-type="float" office:value="0" calcext:value-type="float">
            <text:p>0</text:p>
          </table:table-cell>
          <table:table-cell/>
          <table:table-cell table:style-name="ce6" table:formula="of:=SUM([.$B11:.$S11])/18" office:value-type="percentage" office:value="0.0995796437761375" calcext:value-type="percentage">
            <text:p>10.0%</text:p>
          </table:table-cell>
          <table:table-cell table:style-name="ce6" table:formula="of:=MEDIAN([.$B11:.$S11])" office:value-type="percentage" office:value="0.045639875028599" calcext:value-type="percentage">
            <text:p>4.6%</text:p>
          </table:table-cell>
          <table:table-cell table:style-name="ce3" table:formula="of:=[.AE4]*10^6/[$'G20-GDP'.$Y$25]" office:value-type="percentage" office:value="3.121696256486" calcext:value-type="percentage">
            <text:p>312.2%</text:p>
          </table:table-cell>
          <table:table-cell table:number-columns-repeated="993"/>
        </table:table-row>
        <table:table-row table:style-name="ro1">
          <table:table-cell table:formula="of:=[.$A$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269545817964234" calcext:value-type="percentage">
            <text:p>2.7%</text:p>
          </table:table-cell>
          <table:table-cell table:style-name="ce3" table:formula="of:=[.C5]*10^6/[$'G20-GDP'.$AI$6]" office:value-type="percentage" office:value="0.0268438389281607" calcext:value-type="percentage">
            <text:p>2.7%</text:p>
          </table:table-cell>
          <table:table-cell table:style-name="ce3" table:formula="of:=[.D5]*10^6/[$'G20-GDP'.$AI$7]" office:value-type="percentage" office:value="0.0273107765694326" calcext:value-type="percentage">
            <text:p>2.7%</text:p>
          </table:table-cell>
          <table:table-cell table:style-name="ce3" table:formula="of:=[.E5]*10^6/[$'G20-GDP'.$AI$8]" office:value-type="percentage" office:value="0.327606479899355" calcext:value-type="percentage">
            <text:p>32.8%</text:p>
          </table:table-cell>
          <table:table-cell table:style-name="ce3" table:formula="of:=[.F5]*10^6/[$'G20-GDP'.$AI$9]" office:value-type="percentage" office:value="0.077838180700886" calcext:value-type="percentage">
            <text:p>7.8%</text:p>
          </table:table-cell>
          <table:table-cell table:style-name="ce3" table:formula="of:=[.G5]*10^6/[$'G20-GDP'.$AI$10]" office:value-type="percentage" office:value="0.0253261145921236" calcext:value-type="percentage">
            <text:p>2.5%</text:p>
          </table:table-cell>
          <table:table-cell table:style-name="ce3" table:formula="of:=[.H5]*10^6/[$'G20-GDP'.$AI$11]" office:value-type="percentage" office:value="0.0387974630404221" calcext:value-type="percentage">
            <text:p>3.9%</text:p>
          </table:table-cell>
          <table:table-cell table:style-name="ce3" table:formula="of:=[.I5]*10^6/[$'G20-GDP'.$AI$12]" office:value-type="percentage" office:value="0.0301394937973432" calcext:value-type="percentage">
            <text:p>3.0%</text:p>
          </table:table-cell>
          <table:table-cell table:style-name="ce3" table:formula="of:=[.J5]*10^6/[$'G20-GDP'.$AI$13]" office:value-type="percentage" office:value="0.03222776877032" calcext:value-type="percentage">
            <text:p>3.2%</text:p>
          </table:table-cell>
          <table:table-cell table:style-name="ce3" table:formula="of:=[.K5]*10^6/[$'G20-GDP'.$AI$14]" office:value-type="percentage" office:value="0.0205314843102307" calcext:value-type="percentage">
            <text:p>2.1%</text:p>
          </table:table-cell>
          <table:table-cell table:style-name="ce3" table:formula="of:=[.L5]*10^6/[$'G20-GDP'.$AI$15]" office:value-type="percentage" office:value="0.0322979528236164" calcext:value-type="percentage">
            <text:p>3.2%</text:p>
          </table:table-cell>
          <table:table-cell table:style-name="ce3" table:formula="of:=[.M5]*10^6/[$'G20-GDP'.$AI$17]" office:value-type="percentage" office:value="0.376019640868637" calcext:value-type="percentage">
            <text:p>37.6%</text:p>
          </table:table-cell>
          <table:table-cell table:style-name="ce3" table:formula="of:=[.N5]*10^6/[$'G20-GDP'.$AI$18]" office:value-type="percentage" office:value="0.0213139593335997" calcext:value-type="percentage">
            <text:p>2.1%</text:p>
          </table:table-cell>
          <table:table-cell table:style-name="ce3" table:formula="of:=[.O5]*10^6/[$'G20-GDP'.$AI$19]" office:value-type="percentage" office:value="0.0837605015607512" calcext:value-type="percentage">
            <text:p>8.4%</text:p>
          </table:table-cell>
          <table:table-cell table:style-name="ce3" table:formula="of:=[.P5]*10^6/[$'G20-GDP'.$AI$20]" office:value-type="percentage" office:value="0.0373577663019904" calcext:value-type="percentage">
            <text:p>3.7%</text:p>
          </table:table-cell>
          <table:table-cell table:style-name="ce3" table:formula="of:=[.Q5]*10^6/[$'G20-GDP'.$AI$16]" office:value-type="percentage" office:value="0.0817140740404708" calcext:value-type="percentage">
            <text:p>8.2%</text:p>
          </table:table-cell>
          <table:table-cell table:style-name="ce3" table:formula="of:=[.R5]*10^6/[$'G20-GDP'.$AI$21]" office:value-type="percentage" office:value="0.0193923436616248" calcext:value-type="percentage">
            <text:p>1.9%</text:p>
          </table:table-cell>
          <table:table-cell table:style-name="ce3" table:formula="of:=[.S5]*10^6/[$'G20-GDP'.$AI$22]" office:value-type="percentage" office:value="0.0406200969640598" calcext:value-type="percentage">
            <text:p>4.1%</text:p>
          </table:table-cell>
          <table:table-cell table:style-name="ce3" table:formula="of:=[.T5]*10^6/[$'G20-GDP'.$AI$23]" office:value-type="percentage" office:value="0" calcext:value-type="percentage">
            <text:p>0.0%</text:p>
          </table:table-cell>
          <table:table-cell/>
          <table:table-cell table:style-name="ce5" table:formula="of:=COUNTIF([.$B12:.$T12];&quot;&gt;0.10&quot;)" office:value-type="float" office:value="2" calcext:value-type="float">
            <text:p>2</text:p>
          </table:table-cell>
          <table:table-cell table:style-name="ce5" table:formula="of:=COUNTIF([.$B12:.$T12];&quot;&lt;=0.10&quot;)-COUNTIF([.$B12:.$T12];&quot;&lt;0.07&quot;)" office:value-type="float" office:value="3" calcext:value-type="float">
            <text:p>3</text:p>
          </table:table-cell>
          <table:table-cell table:style-name="ce5" table:formula="of:=COUNTIF([.$B12:.$T12];&quot;&lt;=0.07&quot;)-COUNTIF([.$B12:.$T12];&quot;&lt;0.05&quot;)" office:value-type="float" office:value="0" calcext:value-type="float">
            <text:p>0</text:p>
          </table:table-cell>
          <table:table-cell table:style-name="ce5" table:formula="of:=COUNTIF([.$B12:.$T12];&quot;&lt;=0.05&quot;)-COUNTIF([.$B12:.$T12];&quot;&lt;0.03&quot;)" office:value-type="float" office:value="6" calcext:value-type="float">
            <text:p>6</text:p>
          </table:table-cell>
          <table:table-cell table:style-name="ce5" table:formula="of:=COUNTIF([.$B12:.$T12];&quot;&lt;=0.03&quot;)-COUNTIF([.$B12:.$T12];&quot;&lt;0.01&quot;)" office:value-type="float" office:value="7" calcext:value-type="float">
            <text:p>7</text:p>
          </table:table-cell>
          <table:table-cell table:style-name="ce5" table:formula="of:=COUNTIF([.$B12:.$T12];&quot;&lt;=0.01&quot;)-1" office:value-type="float" office:value="0" calcext:value-type="float">
            <text:p>0</text:p>
          </table:table-cell>
          <table:table-cell/>
          <table:table-cell table:style-name="ce6" table:formula="of:=SUM([.$B12:.$S12])/18" office:value-type="percentage" office:value="0.0736695843310804" calcext:value-type="percentage">
            <text:p>7.4%</text:p>
          </table:table-cell>
          <table:table-cell table:style-name="ce6" table:formula="of:=MEDIAN([.$B12:.$S12])" office:value-type="percentage" office:value="0.0322628607969682" calcext:value-type="percentage">
            <text:p>3.2%</text:p>
          </table:table-cell>
          <table:table-cell table:style-name="ce3" table:formula="of:=[.AE5]*10^6/[$'G20-GDP'.$AI$25]" office:value-type="percentage" office:value="1.29720523945747" calcext:value-type="percentage">
            <text:p>129.7%</text:p>
          </table:table-cell>
          <table:table-cell table:number-columns-repeated="993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227190080089774" calcext:value-type="percentage">
            <text:p>2.3%</text:p>
          </table:table-cell>
          <table:table-cell table:style-name="ce3" table:formula="of:=[.C6]*10^6/[$'G20-GDP'.$AN$6]" office:value-type="percentage" office:value="0.0266844663316039" calcext:value-type="percentage">
            <text:p>2.7%</text:p>
          </table:table-cell>
          <table:table-cell table:style-name="ce3" table:formula="of:=[.D6]*10^6/[$'G20-GDP'.$AN$7]" office:value-type="percentage" office:value="0.032750716775012" calcext:value-type="percentage">
            <text:p>3.3%</text:p>
          </table:table-cell>
          <table:table-cell table:style-name="ce3" table:formula="of:=[.E6]*10^6/[$'G20-GDP'.$AN$8]" office:value-type="percentage" office:value="0.368811446235944" calcext:value-type="percentage">
            <text:p>36.9%</text:p>
          </table:table-cell>
          <table:table-cell table:style-name="ce3" table:formula="of:=[.F6]*10^6/[$'G20-GDP'.$AN$9]" office:value-type="percentage" office:value="0.0540519714291907" calcext:value-type="percentage">
            <text:p>5.4%</text:p>
          </table:table-cell>
          <table:table-cell table:style-name="ce3" table:formula="of:=[.G6]*10^6/[$'G20-GDP'.$AN$10]" office:value-type="percentage" office:value="0.0325516777492915" calcext:value-type="percentage">
            <text:p>3.3%</text:p>
          </table:table-cell>
          <table:table-cell table:style-name="ce3" table:formula="of:=[.H6]*10^6/[$'G20-GDP'.$AN$11]" office:value-type="percentage" office:value="0.0515716689563921" calcext:value-type="percentage">
            <text:p>5.2%</text:p>
          </table:table-cell>
          <table:table-cell table:style-name="ce3" table:formula="of:=[.I6]*10^6/[$'G20-GDP'.$AN$12]" office:value-type="percentage" office:value="0.0317106558218411" calcext:value-type="percentage">
            <text:p>3.2%</text:p>
          </table:table-cell>
          <table:table-cell table:style-name="ce3" table:formula="of:=[.J6]*10^6/[$'G20-GDP'.$AN$13]" office:value-type="percentage" office:value="0.0309991295569583" calcext:value-type="percentage">
            <text:p>3.1%</text:p>
          </table:table-cell>
          <table:table-cell table:style-name="ce3" table:formula="of:=[.K6]*10^6/[$'G20-GDP'.$AN$14]" office:value-type="percentage" office:value="0.0328834126459541" calcext:value-type="percentage">
            <text:p>3.3%</text:p>
          </table:table-cell>
          <table:table-cell table:style-name="ce3" table:formula="of:=[.L6]*10^6/[$'G20-GDP'.$AN$15]" office:value-type="percentage" office:value="0.0440483642676545" calcext:value-type="percentage">
            <text:p>4.4%</text:p>
          </table:table-cell>
          <table:table-cell table:style-name="ce3" table:formula="of:=[.M6]*10^6/[$'G20-GDP'.$AN$17]" office:value-type="percentage" office:value="0.460934802290469" calcext:value-type="percentage">
            <text:p>46.1%</text:p>
          </table:table-cell>
          <table:table-cell table:style-name="ce3" table:formula="of:=[.N6]*10^6/[$'G20-GDP'.$AN$18]" office:value-type="percentage" office:value="0.0173138306866849" calcext:value-type="percentage">
            <text:p>1.7%</text:p>
          </table:table-cell>
          <table:table-cell table:style-name="ce3" table:formula="of:=[.O6]*10^6/[$'G20-GDP'.$AN$19]" office:value-type="percentage" office:value="0.0640893189423262" calcext:value-type="percentage">
            <text:p>6.4%</text:p>
          </table:table-cell>
          <table:table-cell table:style-name="ce3" table:formula="of:=[.P6]*10^6/[$'G20-GDP'.$AN$20]" office:value-type="percentage" office:value="0.0402820039566254" calcext:value-type="percentage">
            <text:p>4.0%</text:p>
          </table:table-cell>
          <table:table-cell table:style-name="ce3" table:formula="of:=[.Q6]*10^6/[$'G20-GDP'.$AN$16]" office:value-type="percentage" office:value="0.0834026270633573" calcext:value-type="percentage">
            <text:p>8.3%</text:p>
          </table:table-cell>
          <table:table-cell table:style-name="ce3" table:formula="of:=[.R6]*10^6/[$'G20-GDP'.$AN$21]" office:value-type="percentage" office:value="0.0202186963829741" calcext:value-type="percentage">
            <text:p>2.0%</text:p>
          </table:table-cell>
          <table:table-cell table:style-name="ce3" table:formula="of:=[.S6]*10^6/[$'G20-GDP'.$AN$22]" office:value-type="percentage" office:value="0.0395617407424038" calcext:value-type="percentage">
            <text:p>4.0%</text:p>
          </table:table-cell>
          <table:table-cell table:style-name="ce3" table:formula="of:=[.T6]*10^6/[$'G20-GDP'.$AN$23]" office:value-type="percentage" office:value="0" calcext:value-type="percentage">
            <text:p>0.0%</text:p>
          </table:table-cell>
          <table:table-cell/>
          <table:table-cell table:style-name="ce5" table:formula="of:=COUNTIF([.$B13:.$T13];&quot;&gt;0.10&quot;)" office:value-type="float" office:value="2" calcext:value-type="float">
            <text:p>2</text:p>
          </table:table-cell>
          <table:table-cell table:style-name="ce5" table:formula="of:=COUNTIF([.$B13:.$T13];&quot;&lt;=0.10&quot;)-COUNTIF([.$B13:.$T13];&quot;&lt;0.07&quot;)" office:value-type="float" office:value="1" calcext:value-type="float">
            <text:p>1</text:p>
          </table:table-cell>
          <table:table-cell table:style-name="ce5" table:formula="of:=COUNTIF([.$B13:.$T13];&quot;&lt;=0.07&quot;)-COUNTIF([.$B13:.$T13];&quot;&lt;0.05&quot;)" office:value-type="float" office:value="3" calcext:value-type="float">
            <text:p>3</text:p>
          </table:table-cell>
          <table:table-cell table:style-name="ce5" table:formula="of:=COUNTIF([.$B13:.$T13];&quot;&lt;=0.05&quot;)-COUNTIF([.$B13:.$T13];&quot;&lt;0.03&quot;)" office:value-type="float" office:value="8" calcext:value-type="float">
            <text:p>8</text:p>
          </table:table-cell>
          <table:table-cell table:style-name="ce5" table:formula="of:=COUNTIF([.$B13:.$T13];&quot;&lt;=0.03&quot;)-COUNTIF([.$B13:.$T13];&quot;&lt;0.01&quot;)" office:value-type="float" office:value="4" calcext:value-type="float">
            <text:p>4</text:p>
          </table:table-cell>
          <table:table-cell table:style-name="ce5" table:formula="of:=COUNTIF([.$B13:.$T13];&quot;&lt;=0.01&quot;)-1" office:value-type="float" office:value="0" calcext:value-type="float">
            <text:p>0</text:p>
          </table:table-cell>
          <table:table-cell/>
          <table:table-cell table:style-name="ce6" table:formula="of:=SUM([.$B13:.$S13])/18" office:value-type="percentage" office:value="0.0808103076579812" calcext:value-type="percentage">
            <text:p>8.1%</text:p>
          </table:table-cell>
          <table:table-cell table:style-name="ce6" table:formula="of:=MEDIAN([.$B13:.$S13])" office:value-type="percentage" office:value="0.0362225766941789" calcext:value-type="percentage">
            <text:p>3.6%</text:p>
          </table:table-cell>
          <table:table-cell table:style-name="ce3" table:formula="of:=[.AE6]*10^6/[$'G20-GDP'.$AN$25]" office:value-type="percentage" office:value="0.533529732827384" calcext:value-type="percentage">
            <text:p>53.4%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artile values</text:p>
          </table:table-cell>
          <table:table-cell table:number-columns-repeated="1023"/>
        </table:table-row>
        <table:table-row table:style-name="ro1">
          <table:table-cell table:formula="of:=[.$A9]" office:value-type="float" office:value="1980" calcext:value-type="float">
            <text:p>1980</text:p>
          </table:table-cell>
          <table:table-cell table:style-name="ce1" table:formula="of:=COM.MICROSOFT.QUARTILE.INC([.$B9:.$S9];0)" office:value-type="percentage" office:value="0" calcext:value-type="percentage">
            <text:p>0.0%</text:p>
          </table:table-cell>
          <table:table-cell table:style-name="ce1" table:formula="of:=COM.MICROSOFT.QUARTILE.INC([.$B9:.$S9];1)" office:value-type="percentage" office:value="0.0222112747834673" calcext:value-type="percentage">
            <text:p>2.2%</text:p>
          </table:table-cell>
          <table:table-cell table:style-name="ce1" table:formula="of:=COM.MICROSOFT.QUARTILE.INC([.$B9:.$S9];2)" office:value-type="percentage" office:value="0.0425555383521681" calcext:value-type="percentage">
            <text:p>4.3%</text:p>
          </table:table-cell>
          <table:table-cell table:style-name="ce1" table:formula="of:=COM.MICROSOFT.QUARTILE.INC([.$B9:.$S9];3)" office:value-type="percentage" office:value="0.0865909677454262" calcext:value-type="percentage">
            <text:p>8.7%</text:p>
          </table:table-cell>
          <table:table-cell table:style-name="ce1" table:formula="of:=COM.MICROSOFT.QUARTILE.INC([.$B9:.$S9];4)" office:value-type="percentage" office:value="0.282610256076733" calcext:value-type="percentage">
            <text:p>28.3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formula="of:=[.$A10]" office:value-type="float" office:value="1990" calcext:value-type="float">
            <text:p>1990</text:p>
          </table:table-cell>
          <table:table-cell table:style-name="ce1" table:formula="of:=COM.MICROSOFT.QUARTILE.INC([.$B10:.$S10];0)" office:value-type="percentage" office:value="0" calcext:value-type="percentage">
            <text:p>0.0%</text:p>
          </table:table-cell>
          <table:table-cell table:style-name="ce1" table:formula="of:=COM.MICROSOFT.QUARTILE.INC([.$B10:.$S10];1)" office:value-type="percentage" office:value="0.0216782265229985" calcext:value-type="percentage">
            <text:p>2.2%</text:p>
          </table:table-cell>
          <table:table-cell table:style-name="ce1" table:formula="of:=COM.MICROSOFT.QUARTILE.INC([.$B10:.$S10];2)" office:value-type="percentage" office:value="0.0353920861542262" calcext:value-type="percentage">
            <text:p>3.5%</text:p>
          </table:table-cell>
          <table:table-cell table:style-name="ce1" table:formula="of:=COM.MICROSOFT.QUARTILE.INC([.$B10:.$S10];3)" office:value-type="percentage" office:value="0.0562004711185091" calcext:value-type="percentage">
            <text:p>5.6%</text:p>
          </table:table-cell>
          <table:table-cell table:style-name="ce1" table:formula="of:=COM.MICROSOFT.QUARTILE.INC([.$B10:.$S10];4)" office:value-type="percentage" office:value="0.297576875455449" calcext:value-type="percentage">
            <text:p>29.8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formula="of:=[.$A11]" office:value-type="float" office:value="2000" calcext:value-type="float">
            <text:p>2000</text:p>
          </table:table-cell>
          <table:table-cell table:style-name="ce1" table:formula="of:=COM.MICROSOFT.QUARTILE.INC([.$B11:.$S11];0)" office:value-type="percentage" office:value="0.0257114648278078" calcext:value-type="percentage">
            <text:p>2.6%</text:p>
          </table:table-cell>
          <table:table-cell table:style-name="ce1" table:formula="of:=COM.MICROSOFT.QUARTILE.INC([.$B11:.$S11];1)" office:value-type="percentage" office:value="0.0374199760276968" calcext:value-type="percentage">
            <text:p>3.7%</text:p>
          </table:table-cell>
          <table:table-cell table:style-name="ce1" table:formula="of:=COM.MICROSOFT.QUARTILE.INC([.$B11:.$S11];2)" office:value-type="percentage" office:value="0.045639875028599" calcext:value-type="percentage">
            <text:p>4.6%</text:p>
          </table:table-cell>
          <table:table-cell table:style-name="ce1" table:formula="of:=COM.MICROSOFT.QUARTILE.INC([.$B11:.$S11];3)" office:value-type="percentage" office:value="0.0949632684025547" calcext:value-type="percentage">
            <text:p>9.5%</text:p>
          </table:table-cell>
          <table:table-cell table:style-name="ce1" table:formula="of:=COM.MICROSOFT.QUARTILE.INC([.$B11:.$S11];4)" office:value-type="percentage" office:value="0.543998335093162" calcext:value-type="percentage">
            <text:p>54.4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formula="of:=[.$A12]" office:value-type="float" office:value="2010" calcext:value-type="float">
            <text:p>2010</text:p>
          </table:table-cell>
          <table:table-cell table:style-name="ce1" table:formula="of:=COM.MICROSOFT.QUARTILE.INC([.$B12:.$S12];0)" office:value-type="percentage" office:value="0.0193923436616248" calcext:value-type="percentage">
            <text:p>1.9%</text:p>
          </table:table-cell>
          <table:table-cell table:style-name="ce1" table:formula="of:=COM.MICROSOFT.QUARTILE.INC([.$B12:.$S12];1)" office:value-type="percentage" office:value="0.0268715246452264" calcext:value-type="percentage">
            <text:p>2.7%</text:p>
          </table:table-cell>
          <table:table-cell table:style-name="ce1" table:formula="of:=COM.MICROSOFT.QUARTILE.INC([.$B12:.$S12];2)" office:value-type="percentage" office:value="0.0322628607969682" calcext:value-type="percentage">
            <text:p>3.2%</text:p>
          </table:table-cell>
          <table:table-cell table:style-name="ce1" table:formula="of:=COM.MICROSOFT.QUARTILE.INC([.$B12:.$S12];3)" office:value-type="percentage" office:value="0.0685336597666794" calcext:value-type="percentage">
            <text:p>6.9%</text:p>
          </table:table-cell>
          <table:table-cell table:style-name="ce1" table:formula="of:=COM.MICROSOFT.QUARTILE.INC([.$B12:.$S12];4)" office:value-type="percentage" office:value="0.376019640868637" calcext:value-type="percentage">
            <text:p>37.6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formula="of:=[.$A13]" office:value-type="float" office:value="2015" calcext:value-type="float">
            <text:p>2015</text:p>
          </table:table-cell>
          <table:table-cell table:style-name="ce1" table:formula="of:=COM.MICROSOFT.QUARTILE.INC([.$B13:.$S13];0)" office:value-type="percentage" office:value="0.0173138306866849" calcext:value-type="percentage">
            <text:p>1.7%</text:p>
          </table:table-cell>
          <table:table-cell table:style-name="ce1" table:formula="of:=COM.MICROSOFT.QUARTILE.INC([.$B13:.$S13];1)" office:value-type="percentage" office:value="0.031177011123179" calcext:value-type="percentage">
            <text:p>3.1%</text:p>
          </table:table-cell>
          <table:table-cell table:style-name="ce1" table:formula="of:=COM.MICROSOFT.QUARTILE.INC([.$B13:.$S13];2)" office:value-type="percentage" office:value="0.0362225766941789" calcext:value-type="percentage">
            <text:p>3.6%</text:p>
          </table:table-cell>
          <table:table-cell table:style-name="ce1" table:formula="of:=COM.MICROSOFT.QUARTILE.INC([.$B13:.$S13];3)" office:value-type="percentage" office:value="0.053431895810991" calcext:value-type="percentage">
            <text:p>5.3%</text:p>
          </table:table-cell>
          <table:table-cell table:style-name="ce1" table:formula="of:=COM.MICROSOFT.QUARTILE.INC([.$B13:.$S13];4)" office:value-type="percentage" office:value="0.460934802290469" calcext:value-type="percentage">
            <text:p>46.1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alitions-among-G20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" table:style-name="ta4">
        <office:forms form:automatic-focus="false" form:apply-design-mode="false"/>
        <table:table-column table:style-name="co2" table:default-cell-style-name="Default"/>
        <table:table-column table:style-name="co3" table:number-columns-repeated="19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CN-ar</text:p>
          </table:table-cell>
          <table:table-cell office:value-type="string" calcext:value-type="string">
            <text:p>CN-au</text:p>
          </table:table-cell>
          <table:table-cell office:value-type="string" calcext:value-type="string">
            <text:p>CN-br</text:p>
          </table:table-cell>
          <table:table-cell office:value-type="string" calcext:value-type="string">
            <text:p>CN-ca</text:p>
          </table:table-cell>
          <table:table-cell office:value-type="string" calcext:value-type="string">
            <text:p>CN-cn</text:p>
          </table:table-cell>
          <table:table-cell office:value-type="string" calcext:value-type="string">
            <text:p>CN-fr</text:p>
          </table:table-cell>
          <table:table-cell office:value-type="string" calcext:value-type="string">
            <text:p>CN-de</text:p>
          </table:table-cell>
          <table:table-cell office:value-type="string" calcext:value-type="string">
            <text:p>CN-in</text:p>
          </table:table-cell>
          <table:table-cell office:value-type="string" calcext:value-type="string">
            <text:p>CN-id</text:p>
          </table:table-cell>
          <table:table-cell office:value-type="string" calcext:value-type="string">
            <text:p>CN-it</text:p>
          </table:table-cell>
          <table:table-cell office:value-type="string" calcext:value-type="string">
            <text:p>CN-jp</text:p>
          </table:table-cell>
          <table:table-cell office:value-type="string" calcext:value-type="string">
            <text:p>CN-mx</text:p>
          </table:table-cell>
          <table:table-cell office:value-type="string" calcext:value-type="string">
            <text:p>CN-ru</text:p>
          </table:table-cell>
          <table:table-cell office:value-type="string" calcext:value-type="string">
            <text:p>CN-sa</text:p>
          </table:table-cell>
          <table:table-cell office:value-type="string" calcext:value-type="string">
            <text:p>CN-za</text:p>
          </table:table-cell>
          <table:table-cell office:value-type="string" calcext:value-type="string">
            <text:p>CN-kr</text:p>
          </table:table-cell>
          <table:table-cell office:value-type="string" calcext:value-type="string">
            <text:p>CN-tr</text:p>
          </table:table-cell>
          <table:table-cell office:value-type="string" calcext:value-type="string">
            <text:p>CN-gb</text:p>
          </table:table-cell>
          <table:table-cell office:value-type="string" calcext:value-type="string">
            <text:p>CN-us</text:p>
          </table:table-cell>
          <table:table-cell table:number-columns-repeated="100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table:formula="of:=[$'CN-Exports'.$C$8]+[$'CN-imports'.$C$8]" office:value-type="float" office:value="189.9" calcext:value-type="float">
            <text:p>189.90</text:p>
          </table:table-cell>
          <table:table-cell table:style-name="ce2" table:formula="of:=[$'CN-Exports'.$C$9]+[$'CN-imports'.$C$9]" office:value-type="float" office:value="1286.6" calcext:value-type="float">
            <text:p>1,286.60</text:p>
          </table:table-cell>
          <table:table-cell table:style-name="ce2" table:formula="of:=[$'CN-Exports'.$C$10]+[$'CN-imports'.$C$10]" office:value-type="float" office:value="309.8" calcext:value-type="float">
            <text:p>309.80</text:p>
          </table:table-cell>
          <table:table-cell table:style-name="ce2" table:formula="of:=[$'CN-Exports'.$C$11]+[$'CN-imports'.$C$11]" office:value-type="float" office:value="954.2" calcext:value-type="float">
            <text:p>954.20</text:p>
          </table:table-cell>
          <table:table-cell table:style-name="ce2" table:formula="of:=[$'CN-Exports'.$C$12]+[$'CN-imports'.$C$12]" office:value-type="float" office:value="0" calcext:value-type="float">
            <text:p>0.00</text:p>
          </table:table-cell>
          <table:table-cell table:style-name="ce2" table:formula="of:=[$'CN-Exports'.$C$13]+[$'CN-imports'.$C$13]" office:value-type="float" office:value="655.2" calcext:value-type="float">
            <text:p>655.20</text:p>
          </table:table-cell>
          <table:table-cell table:style-name="ce2" table:formula="of:=[$'CN-Exports'.$C$14]+[$'CN-imports'.$C$14]" office:value-type="float" office:value="2043.4" calcext:value-type="float">
            <text:p>2,043.40</text:p>
          </table:table-cell>
          <table:table-cell table:style-name="ce2" table:formula="of:=[$'CN-Exports'.$C$15]+[$'CN-imports'.$C$15]" office:value-type="float" office:value="0" calcext:value-type="float">
            <text:p>0.00</text:p>
          </table:table-cell>
          <table:table-cell table:style-name="ce2" table:formula="of:=[$'CN-Exports'.$C$16]+[$'CN-imports'.$C$16]" office:value-type="float" office:value="34.8" calcext:value-type="float">
            <text:p>34.80</text:p>
          </table:table-cell>
          <table:table-cell table:style-name="ce2" table:formula="of:=[$'CN-Exports'.$C$17]+[$'CN-imports'.$C$17]" office:value-type="float" office:value="599.9" calcext:value-type="float">
            <text:p>599.90</text:p>
          </table:table-cell>
          <table:table-cell table:style-name="ce2" table:formula="of:=[$'CN-Exports'.$C$18]+[$'CN-imports'.$C$18]" office:value-type="float" office:value="9201.1" calcext:value-type="float">
            <text:p>9,201.10</text:p>
          </table:table-cell>
          <table:table-cell table:style-name="ce2" table:formula="of:=[$'CN-Exports'.$C$20]+[$'CN-imports'.$C$20]" office:value-type="float" office:value="102.7" calcext:value-type="float">
            <text:p>102.70</text:p>
          </table:table-cell>
          <table:table-cell table:style-name="ce2" table:formula="of:=[$'CN-Exports'.$C$21]+[$'CN-imports'.$C$21]" office:value-type="float" office:value="0" calcext:value-type="float">
            <text:p>0.00</text:p>
          </table:table-cell>
          <table:table-cell table:style-name="ce2" table:formula="of:=[$'CN-Exports'.$C$22]+[$'CN-imports'.$C$22]" office:value-type="float" office:value="151.6" calcext:value-type="float">
            <text:p>151.60</text:p>
          </table:table-cell>
          <table:table-cell table:style-name="ce2" table:formula="of:=[$'CN-Exports'.$C$23]+[$'CN-imports'.$C$23]" office:value-type="float" office:value="0" calcext:value-type="float">
            <text:p>0.00</text:p>
          </table:table-cell>
          <table:table-cell table:style-name="ce2" table:formula="of:=[$'CN-Exports'.$C$19]+[$'CN-imports'.$C$19]" office:value-type="float" office:value="0" calcext:value-type="float">
            <text:p>0.00</text:p>
          </table:table-cell>
          <table:table-cell table:style-name="ce2" table:formula="of:=[$'CN-Exports'.$C$24]+[$'CN-imports'.$C$24]" office:value-type="float" office:value="0" calcext:value-type="float">
            <text:p>0.00</text:p>
          </table:table-cell>
          <table:table-cell table:style-name="ce2" table:formula="of:=[$'CN-Exports'.$C$25]+[$'CN-imports'.$C$25]" office:value-type="float" office:value="1103.7" calcext:value-type="float">
            <text:p>1,103.70</text:p>
          </table:table-cell>
          <table:table-cell table:style-name="ce2" table:formula="of:=[$'CN-Exports'.$C$26]+[$'CN-imports'.$C$26]" office:value-type="float" office:value="4812.8" calcext:value-type="float">
            <text:p>4,812.80</text:p>
          </table:table-cell>
          <table:table-cell table:number-columns-repeated="100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table:formula="of:=[$'CN-Exports'.$M$8]+[$'CN-imports'.$M$8]" office:value-type="float" office:value="326.534367372233" calcext:value-type="float">
            <text:p>326.53</text:p>
          </table:table-cell>
          <table:table-cell table:style-name="ce2" table:formula="of:=[$'CN-Exports'.$M$9]+[$'CN-imports'.$M$9]" office:value-type="float" office:value="1829.48158356885" calcext:value-type="float">
            <text:p>1,829.48</text:p>
          </table:table-cell>
          <table:table-cell table:style-name="ce2" table:formula="of:=[$'CN-Exports'.$M$10]+[$'CN-imports'.$M$10]" office:value-type="float" office:value="618.582469694416" calcext:value-type="float">
            <text:p>618.58</text:p>
          </table:table-cell>
          <table:table-cell table:style-name="ce2" table:formula="of:=[$'CN-Exports'.$M$11]+[$'CN-imports'.$M$11]" office:value-type="float" office:value="1926.45408872696" calcext:value-type="float">
            <text:p>1,926.45</text:p>
          </table:table-cell>
          <table:table-cell table:style-name="ce2" table:formula="of:=[$'CN-Exports'.$M$12]+[$'CN-imports'.$M$12]" office:value-type="float" office:value="0" calcext:value-type="float">
            <text:p>0.00</text:p>
          </table:table-cell>
          <table:table-cell table:style-name="ce2" table:formula="of:=[$'CN-Exports'.$M$13]+[$'CN-imports'.$M$13]" office:value-type="float" office:value="2327.22509059593" calcext:value-type="float">
            <text:p>2,327.23</text:p>
          </table:table-cell>
          <table:table-cell table:style-name="ce2" table:formula="of:=[$'CN-Exports'.$M$14]+[$'CN-imports'.$M$14]" office:value-type="float" office:value="5042.06361175082" calcext:value-type="float">
            <text:p>5,042.06</text:p>
          </table:table-cell>
          <table:table-cell table:style-name="ce2" table:formula="of:=[$'CN-Exports'.$M$15]+[$'CN-imports'.$M$15]" office:value-type="float" office:value="270.140356537175" calcext:value-type="float">
            <text:p>270.14</text:p>
          </table:table-cell>
          <table:table-cell table:style-name="ce2" table:formula="of:=[$'CN-Exports'.$M$16]+[$'CN-imports'.$M$16]" office:value-type="float" office:value="1249.54546170251" calcext:value-type="float">
            <text:p>1,249.55</text:p>
          </table:table-cell>
          <table:table-cell table:style-name="ce2" table:formula="of:=[$'CN-Exports'.$M$17]+[$'CN-imports'.$M$17]" office:value-type="float" office:value="1959.47688742534" calcext:value-type="float">
            <text:p>1,959.48</text:p>
          </table:table-cell>
          <table:table-cell table:style-name="ce2" table:formula="of:=[$'CN-Exports'.$M$18]+[$'CN-imports'.$M$18]" office:value-type="float" office:value="16866.3506844636" calcext:value-type="float">
            <text:p>16,866.35</text:p>
          </table:table-cell>
          <table:table-cell table:style-name="ce2" table:formula="of:=[$'CN-Exports'.$M$20]+[$'CN-imports'.$M$20]" office:value-type="float" office:value="208.915550136307" calcext:value-type="float">
            <text:p>208.92</text:p>
          </table:table-cell>
          <table:table-cell table:style-name="ce2" table:formula="of:=[$'CN-Exports'.$M$21]+[$'CN-imports'.$M$21]" office:value-type="float" office:value="0" calcext:value-type="float">
            <text:p>0.00</text:p>
          </table:table-cell>
          <table:table-cell table:style-name="ce2" table:formula="of:=[$'CN-Exports'.$M$22]+[$'CN-imports'.$M$22]" office:value-type="float" office:value="417.09697251881" calcext:value-type="float">
            <text:p>417.10</text:p>
          </table:table-cell>
          <table:table-cell table:style-name="ce2" table:formula="of:=[$'CN-Exports'.$M$23]+[$'CN-imports'.$M$23]" office:value-type="float" office:value="0" calcext:value-type="float">
            <text:p>0.00</text:p>
          </table:table-cell>
          <table:table-cell table:style-name="ce2" table:formula="of:=[$'CN-Exports'.$M$19]+[$'CN-imports'.$M$19]" office:value-type="float" office:value="669.113050354055" calcext:value-type="float">
            <text:p>669.11</text:p>
          </table:table-cell>
          <table:table-cell table:style-name="ce2" table:formula="of:=[$'CN-Exports'.$M$24]+[$'CN-imports'.$M$24]" office:value-type="float" office:value="101.464119333645" calcext:value-type="float">
            <text:p>101.46</text:p>
          </table:table-cell>
          <table:table-cell table:style-name="ce2" table:formula="of:=[$'CN-Exports'.$M$25]+[$'CN-imports'.$M$25]" office:value-type="float" office:value="2047.0582917596" calcext:value-type="float">
            <text:p>2,047.06</text:p>
          </table:table-cell>
          <table:table-cell table:style-name="ce2" table:formula="of:=[$'CN-Exports'.$M$26]+[$'CN-imports'.$M$26]" office:value-type="float" office:value="11904.9445333754" calcext:value-type="float">
            <text:p>11,904.94</text:p>
          </table:table-cell>
          <table:table-cell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table:formula="of:=[$'CN-Exports'.$W$8]+[$'CN-imports'.$W$8]" office:value-type="float" office:value="1540.936" calcext:value-type="float">
            <text:p>1,540.94</text:p>
          </table:table-cell>
          <table:table-cell table:style-name="ce2" table:formula="of:=[$'CN-Exports'.$W$9]+[$'CN-imports'.$W$9]" office:value-type="float" office:value="8576.134" calcext:value-type="float">
            <text:p>8,576.13</text:p>
          </table:table-cell>
          <table:table-cell table:style-name="ce2" table:formula="of:=[$'CN-Exports'.$W$10]+[$'CN-imports'.$W$10]" office:value-type="float" office:value="2845.142" calcext:value-type="float">
            <text:p>2,845.14</text:p>
          </table:table-cell>
          <table:table-cell table:style-name="ce2" table:formula="of:=[$'CN-Exports'.$W$11]+[$'CN-imports'.$W$11]" office:value-type="float" office:value="6908.913" calcext:value-type="float">
            <text:p>6,908.91</text:p>
          </table:table-cell>
          <table:table-cell table:style-name="ce2" table:formula="of:=[$'CN-Exports'.$W$12]+[$'CN-imports'.$W$12]" office:value-type="float" office:value="0" calcext:value-type="float">
            <text:p>0.00</text:p>
          </table:table-cell>
          <table:table-cell table:style-name="ce2" table:formula="of:=[$'CN-Exports'.$W$13]+[$'CN-imports'.$W$13]" office:value-type="float" office:value="7680.816" calcext:value-type="float">
            <text:p>7,680.82</text:p>
          </table:table-cell>
          <table:table-cell table:style-name="ce2" table:formula="of:=[$'CN-Exports'.$W$14]+[$'CN-imports'.$W$14]" office:value-type="float" office:value="19689.79" calcext:value-type="float">
            <text:p>19,689.79</text:p>
          </table:table-cell>
          <table:table-cell table:style-name="ce2" table:formula="of:=[$'CN-Exports'.$W$15]+[$'CN-imports'.$W$15]" office:value-type="float" office:value="2919.879" calcext:value-type="float">
            <text:p>2,919.88</text:p>
          </table:table-cell>
          <table:table-cell table:style-name="ce2" table:formula="of:=[$'CN-Exports'.$W$16]+[$'CN-imports'.$W$16]" office:value-type="float" office:value="7463.25" calcext:value-type="float">
            <text:p>7,463.25</text:p>
          </table:table-cell>
          <table:table-cell table:style-name="ce2" table:formula="of:=[$'CN-Exports'.$W$17]+[$'CN-imports'.$W$17]" office:value-type="float" office:value="6935.635" calcext:value-type="float">
            <text:p>6,935.64</text:p>
          </table:table-cell>
          <table:table-cell table:style-name="ce2" table:formula="of:=[$'CN-Exports'.$W$18]+[$'CN-imports'.$W$18]" office:value-type="float" office:value="83131.318" calcext:value-type="float">
            <text:p>83,131.32</text:p>
          </table:table-cell>
          <table:table-cell table:style-name="ce2" table:formula="of:=[$'CN-Exports'.$W$20]+[$'CN-imports'.$W$20]" office:value-type="float" office:value="1823.46" calcext:value-type="float">
            <text:p>1,823.46</text:p>
          </table:table-cell>
          <table:table-cell table:style-name="ce2" table:formula="of:=[$'CN-Exports'.$W$21]+[$'CN-imports'.$W$21]" office:value-type="float" office:value="8000.509" calcext:value-type="float">
            <text:p>8,000.51</text:p>
          </table:table-cell>
          <table:table-cell table:style-name="ce2" table:formula="of:=[$'CN-Exports'.$W$22]+[$'CN-imports'.$W$22]" office:value-type="float" office:value="3098.386" calcext:value-type="float">
            <text:p>3,098.39</text:p>
          </table:table-cell>
          <table:table-cell table:style-name="ce2" table:formula="of:=[$'CN-Exports'.$W$23]+[$'CN-imports'.$W$23]" office:value-type="float" office:value="2051.01" calcext:value-type="float">
            <text:p>2,051.01</text:p>
          </table:table-cell>
          <table:table-cell table:style-name="ce2" table:formula="of:=[$'CN-Exports'.$W$19]+[$'CN-imports'.$W$19]" office:value-type="float" office:value="34494.561" calcext:value-type="float">
            <text:p>34,494.56</text:p>
          </table:table-cell>
          <table:table-cell table:style-name="ce2" table:formula="of:=[$'CN-Exports'.$W$24]+[$'CN-imports'.$W$24]" office:value-type="float" office:value="1204.631" calcext:value-type="float">
            <text:p>1,204.63</text:p>
          </table:table-cell>
          <table:table-cell table:style-name="ce2" table:formula="of:=[$'CN-Exports'.$W$25]+[$'CN-imports'.$W$25]" office:value-type="float" office:value="9903.273" calcext:value-type="float">
            <text:p>9,903.27</text:p>
          </table:table-cell>
          <table:table-cell table:style-name="ce2" table:formula="of:=[$'CN-Exports'.$W$26]+[$'CN-imports'.$W$26]" office:value-type="float" office:value="74575.904" calcext:value-type="float">
            <text:p>74,575.90</text:p>
          </table:table-cell>
          <table:table-cell table:number-columns-repeated="100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table:formula="of:=[$'CN-Exports'.$AG$8]+[$'CN-imports'.$AG$8]" office:value-type="float" office:value="12917.483551" calcext:value-type="float">
            <text:p>12,917.48</text:p>
          </table:table-cell>
          <table:table-cell table:style-name="ce2" table:formula="of:=[$'CN-Exports'.$AG$9]+[$'CN-imports'.$AG$9]" office:value-type="float" office:value="86925.727819" calcext:value-type="float">
            <text:p>86,925.73</text:p>
          </table:table-cell>
          <table:table-cell table:style-name="ce2" table:formula="of:=[$'CN-Exports'.$AG$10]+[$'CN-imports'.$AG$10]" office:value-type="float" office:value="62501.82228" calcext:value-type="float">
            <text:p>62,501.82</text:p>
          </table:table-cell>
          <table:table-cell table:style-name="ce2" table:formula="of:=[$'CN-Exports'.$AG$11]+[$'CN-imports'.$AG$11]" office:value-type="float" office:value="36999.282685" calcext:value-type="float">
            <text:p>36,999.28</text:p>
          </table:table-cell>
          <table:table-cell table:style-name="ce2" table:formula="of:=[$'CN-Exports'.$AG$12]+[$'CN-imports'.$AG$12]" office:value-type="float" office:value="0" calcext:value-type="float">
            <text:p>0.00</text:p>
          </table:table-cell>
          <table:table-cell table:style-name="ce2" table:formula="of:=[$'CN-Exports'.$AG$13]+[$'CN-imports'.$AG$13]" office:value-type="float" office:value="44971.81943" calcext:value-type="float">
            <text:p>44,971.82</text:p>
          </table:table-cell>
          <table:table-cell table:style-name="ce2" table:formula="of:=[$'CN-Exports'.$AG$14]+[$'CN-imports'.$AG$14]" office:value-type="float" office:value="142447.161077" calcext:value-type="float">
            <text:p>142,447.16</text:p>
          </table:table-cell>
          <table:table-cell table:style-name="ce2" table:formula="of:=[$'CN-Exports'.$AG$15]+[$'CN-imports'.$AG$15]" office:value-type="float" office:value="61735.721628" calcext:value-type="float">
            <text:p>61,735.72</text:p>
          </table:table-cell>
          <table:table-cell table:style-name="ce2" table:formula="of:=[$'CN-Exports'.$AG$16]+[$'CN-imports'.$AG$16]" office:value-type="float" office:value="42733.17946" calcext:value-type="float">
            <text:p>42,733.18</text:p>
          </table:table-cell>
          <table:table-cell table:style-name="ce2" table:formula="of:=[$'CN-Exports'.$AG$17]+[$'CN-imports'.$AG$17]" office:value-type="float" office:value="45131.557471" calcext:value-type="float">
            <text:p>45,131.56</text:p>
          </table:table-cell>
          <table:table-cell table:style-name="ce2" table:formula="of:=[$'CN-Exports'.$AG$18]+[$'CN-imports'.$AG$18]" office:value-type="float" office:value="296566.452328" calcext:value-type="float">
            <text:p>296,566.45</text:p>
          </table:table-cell>
          <table:table-cell table:style-name="ce2" table:formula="of:=[$'CN-Exports'.$AG$20]+[$'CN-imports'.$AG$20]" office:value-type="float" office:value="24682.893704" calcext:value-type="float">
            <text:p>24,682.89</text:p>
          </table:table-cell>
          <table:table-cell table:style-name="ce2" table:formula="of:=[$'CN-Exports'.$AG$21]+[$'CN-imports'.$AG$21]" office:value-type="float" office:value="55402.650886" calcext:value-type="float">
            <text:p>55,402.65</text:p>
          </table:table-cell>
          <table:table-cell table:style-name="ce2" table:formula="of:=[$'CN-Exports'.$AG$22]+[$'CN-imports'.$AG$22]" office:value-type="float" office:value="43230.419755" calcext:value-type="float">
            <text:p>43,230.42</text:p>
          </table:table-cell>
          <table:table-cell table:style-name="ce2" table:formula="of:=[$'CN-Exports'.$AG$23]+[$'CN-imports'.$AG$23]" office:value-type="float" office:value="22230.768909" calcext:value-type="float">
            <text:p>22,230.77</text:p>
          </table:table-cell>
          <table:table-cell table:style-name="ce2" table:formula="of:=[$'CN-Exports'.$AG$19]+[$'CN-imports'.$AG$19]" office:value-type="float" office:value="206834.390822" calcext:value-type="float">
            <text:p>206,834.39</text:p>
          </table:table-cell>
          <table:table-cell table:style-name="ce2" table:formula="of:=[$'CN-Exports'.$AG$24]+[$'CN-imports'.$AG$24]" office:value-type="float" office:value="15112.973387" calcext:value-type="float">
            <text:p>15,112.97</text:p>
          </table:table-cell>
          <table:table-cell table:style-name="ce2" table:formula="of:=[$'CN-Exports'.$AG$25]+[$'CN-imports'.$AG$25]" office:value-type="float" office:value="50077.533511" calcext:value-type="float">
            <text:p>50,077.53</text:p>
          </table:table-cell>
          <table:table-cell table:style-name="ce2" table:formula="of:=[$'CN-Exports'.$AG$26]+[$'CN-imports'.$AG$26]" office:value-type="float" office:value="385638.039655" calcext:value-type="float">
            <text:p>385,638.04</text:p>
          </table:table-cell>
          <table:table-cell table:number-columns-repeated="100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table:formula="of:=[$'CN-Exports'.$AL$8]+[$'CN-imports'.$AL$8]" office:value-type="float" office:value="14603.733883" calcext:value-type="float">
            <text:p>14,603.73</text:p>
          </table:table-cell>
          <table:table-cell table:style-name="ce2" table:formula="of:=[$'CN-Exports'.$AL$9]+[$'CN-imports'.$AL$9]" office:value-type="float" office:value="105521.701596" calcext:value-type="float">
            <text:p>105,521.70</text:p>
          </table:table-cell>
          <table:table-cell table:style-name="ce2" table:formula="of:=[$'CN-Exports'.$AL$10]+[$'CN-imports'.$AL$10]" office:value-type="float" office:value="71808.835344" calcext:value-type="float">
            <text:p>71,808.84</text:p>
          </table:table-cell>
          <table:table-cell table:style-name="ce2" table:formula="of:=[$'CN-Exports'.$AL$11]+[$'CN-imports'.$AL$11]" office:value-type="float" office:value="47956.185342" calcext:value-type="float">
            <text:p>47,956.19</text:p>
          </table:table-cell>
          <table:table-cell table:style-name="ce2" table:formula="of:=[$'CN-Exports'.$AL$12]+[$'CN-imports'.$AL$12]" office:value-type="float" office:value="0" calcext:value-type="float">
            <text:p>0.00</text:p>
          </table:table-cell>
          <table:table-cell table:style-name="ce2" table:formula="of:=[$'CN-Exports'.$AL$13]+[$'CN-imports'.$AL$13]" office:value-type="float" office:value="52022.580555" calcext:value-type="float">
            <text:p>52,022.58</text:p>
          </table:table-cell>
          <table:table-cell table:style-name="ce2" table:formula="of:=[$'CN-Exports'.$AL$14]+[$'CN-imports'.$AL$14]" office:value-type="float" office:value="156673.779803" calcext:value-type="float">
            <text:p>156,673.78</text:p>
          </table:table-cell>
          <table:table-cell table:style-name="ce2" table:formula="of:=[$'CN-Exports'.$AL$15]+[$'CN-imports'.$AL$15]" office:value-type="float" office:value="71654.075261" calcext:value-type="float">
            <text:p>71,654.08</text:p>
          </table:table-cell>
          <table:table-cell table:style-name="ce2" table:formula="of:=[$'CN-Exports'.$AL$16]+[$'CN-imports'.$AL$16]" office:value-type="float" office:value="54186.18319" calcext:value-type="float">
            <text:p>54,186.18</text:p>
          </table:table-cell>
          <table:table-cell table:style-name="ce2" table:formula="of:=[$'CN-Exports'.$AL$17]+[$'CN-imports'.$AL$17]" office:value-type="float" office:value="44633.920885" calcext:value-type="float">
            <text:p>44,633.92</text:p>
          </table:table-cell>
          <table:table-cell table:style-name="ce2" table:formula="of:=[$'CN-Exports'.$AL$18]+[$'CN-imports'.$AL$18]" office:value-type="float" office:value="278612.717857" calcext:value-type="float">
            <text:p>278,612.72</text:p>
          </table:table-cell>
          <table:table-cell table:style-name="ce2" table:formula="of:=[$'CN-Exports'.$AL$20]+[$'CN-imports'.$AL$20]" office:value-type="float" office:value="43895.975952" calcext:value-type="float">
            <text:p>43,895.98</text:p>
          </table:table-cell>
          <table:table-cell table:style-name="ce2" table:formula="of:=[$'CN-Exports'.$AL$21]+[$'CN-imports'.$AL$21]" office:value-type="float" office:value="67954.953564" calcext:value-type="float">
            <text:p>67,954.95</text:p>
          </table:table-cell>
          <table:table-cell table:style-name="ce2" table:formula="of:=[$'CN-Exports'.$AL$22]+[$'CN-imports'.$AL$22]" office:value-type="float" office:value="51834.878245" calcext:value-type="float">
            <text:p>51,834.88</text:p>
          </table:table-cell>
          <table:table-cell table:style-name="ce2" table:formula="of:=[$'CN-Exports'.$AL$23]+[$'CN-imports'.$AL$23]" office:value-type="float" office:value="31234.2172" calcext:value-type="float">
            <text:p>31,234.22</text:p>
          </table:table-cell>
          <table:table-cell table:style-name="ce2" table:formula="of:=[$'CN-Exports'.$AL$19]+[$'CN-imports'.$AL$19]" office:value-type="float" office:value="275717.457779" calcext:value-type="float">
            <text:p>275,717.46</text:p>
          </table:table-cell>
          <table:table-cell table:style-name="ce2" table:formula="of:=[$'CN-Exports'.$AL$24]+[$'CN-imports'.$AL$24]" office:value-type="float" office:value="21582.637922" calcext:value-type="float">
            <text:p>21,582.64</text:p>
          </table:table-cell>
          <table:table-cell table:style-name="ce2" table:formula="of:=[$'CN-Exports'.$AL$25]+[$'CN-imports'.$AL$25]" office:value-type="float" office:value="78544.601186" calcext:value-type="float">
            <text:p>78,544.60</text:p>
          </table:table-cell>
          <table:table-cell table:style-name="ce2" table:formula="of:=[$'CN-Exports'.$AL$26]+[$'CN-imports'.$AL$26]" office:value-type="float" office:value="555649.899399" calcext:value-type="float">
            <text:p>555,649.9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number-columns-repeated="20"/>
          <table:table-cell table:style-name="ce4" office:value-type="string" calcext:value-type="string">
            <text:p>x\in(10%,\infty]</text:p>
          </table:table-cell>
          <table:table-cell table:style-name="ce4" office:value-type="string" calcext:value-type="string">
            <text:p>x\in(7%,10%]</text:p>
          </table:table-cell>
          <table:table-cell table:style-name="ce4" office:value-type="string" calcext:value-type="string">
            <text:p>x\in(5%,7%]</text:p>
          </table:table-cell>
          <table:table-cell table:style-name="ce4" office:value-type="string" calcext:value-type="string">
            <text:p>x\in(3%,5%]</text:p>
          </table:table-cell>
          <table:table-cell table:style-name="ce4" office:value-type="string" calcext:value-type="string">
            <text:p>x\in(1%,3%]</text:p>
          </table:table-cell>
          <table:table-cell table:style-name="ce4"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0246745391444127" calcext:value-type="percentage">
            <text:p>0.2%</text:p>
          </table:table-cell>
          <table:table-cell table:style-name="ce3" table:formula="of:=[.C2]*10^6/[$'G20-GDP'.$E$6]" office:value-type="percentage" office:value="0.00858377315571942" calcext:value-type="percentage">
            <text:p>0.9%</text:p>
          </table:table-cell>
          <table:table-cell table:style-name="ce3" table:formula="of:=[.D2]*10^6/[$'G20-GDP'.$E$7]" office:value-type="percentage" office:value="0.00131815989194418" calcext:value-type="percentage">
            <text:p>0.1%</text:p>
          </table:table-cell>
          <table:table-cell table:style-name="ce3" table:formula="of:=[.E2]*10^6/[$'G20-GDP'.$E$8]" office:value-type="percentage" office:value="0.00348434057914666" calcext:value-type="percentage">
            <text:p>0.3%</text:p>
          </table:table-cell>
          <table:table-cell table:style-name="ce3" table:formula="of:=[.F2]*10^6/[$'G20-GDP'.$E$9]" office:value-type="percentage" office:value="0" calcext:value-type="percentage">
            <text:p>0.0%</text:p>
          </table:table-cell>
          <table:table-cell table:style-name="ce3" table:formula="of:=[.G2]*10^6/[$'G20-GDP'.$E$10]" office:value-type="percentage" office:value="0.000931309787273477" calcext:value-type="percentage">
            <text:p>0.1%</text:p>
          </table:table-cell>
          <table:table-cell table:style-name="ce3" table:formula="of:=[.H2]*10^6/[$'G20-GDP'.$E$11]" office:value-type="percentage" office:value="0.00215845571380034" calcext:value-type="percentage">
            <text:p>0.2%</text:p>
          </table:table-cell>
          <table:table-cell table:style-name="ce3" table:formula="of:=[.I2]*10^6/[$'G20-GDP'.$E$12]" office:value-type="percentage" office:value="0" calcext:value-type="percentage">
            <text:p>0.0%</text:p>
          </table:table-cell>
          <table:table-cell table:style-name="ce3" table:formula="of:=[.J2]*10^6/[$'G20-GDP'.$E$13]" office:value-type="percentage" office:value="0.000450929918996659" calcext:value-type="percentage">
            <text:p>0.0%</text:p>
          </table:table-cell>
          <table:table-cell table:style-name="ce3" table:formula="of:=[.K2]*10^6/[$'G20-GDP'.$E$14]" office:value-type="percentage" office:value="0.00126113529901512" calcext:value-type="percentage">
            <text:p>0.1%</text:p>
          </table:table-cell>
          <table:table-cell table:style-name="ce3" table:formula="of:=[.L2]*10^6/[$'G20-GDP'.$E$15]" office:value-type="percentage" office:value="0.0083669721376832" calcext:value-type="percentage">
            <text:p>0.8%</text:p>
          </table:table-cell>
          <table:table-cell table:style-name="ce3" table:formula="of:=[.M2]*10^6/[$'G20-GDP'.$E$17]" office:value-type="percentage" office:value="0.000528409534502541" calcext:value-type="percentage">
            <text:p>0.1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000921346776742342" calcext:value-type="percentage">
            <text:p>0.1%</text:p>
          </table:table-cell>
          <table:table-cell table:style-name="ce3" table:formula="of:=[.P2]*10^6/[$'G20-GDP'.$E$20]" office:value-type="percentage" office:value="0" calcext:value-type="percentage">
            <text:p>0.0%</text:p>
          </table:table-cell>
          <table:table-cell table:style-name="ce3" table:formula="of:=[.Q2]*10^6/[$'G20-GDP'.$E$16]" office:value-type="percentage" office:value="0" calcext:value-type="percentage">
            <text:p>0.0%</text:p>
          </table:table-cell>
          <table:table-cell table:style-name="ce3" table:formula="of:=[.R2]*10^6/[$'G20-GDP'.$E$21]" office:value-type="percentage" office:value="0" calcext:value-type="percentage">
            <text:p>0.0%</text:p>
          </table:table-cell>
          <table:table-cell table:style-name="ce3" table:formula="of:=[.S2]*10^6/[$'G20-GDP'.$E$22]" office:value-type="percentage" office:value="0.00195363213038417" calcext:value-type="percentage">
            <text:p>0.2%</text:p>
          </table:table-cell>
          <table:table-cell table:style-name="ce3" table:formula="of:=[.T2]*10^6/[$'G20-GDP'.$E$23]" office:value-type="percentage" office:value="0.00168132457410555" calcext:value-type="percentage">
            <text:p>0.2%</text:p>
          </table:table-cell>
          <table:table-cell/>
          <table:table-cell table:style-name="ce5" table:formula="of:=COUNTIF([.$B9:.$T9];&quot;&gt;0.10&quot;)" office:value-type="float" office:value="0" calcext:value-type="float">
            <text:p>0</text:p>
          </table:table-cell>
          <table:table-cell table:style-name="ce5" table:formula="of:=COUNTIF([.$B9:.$T9];&quot;&lt;=0.10&quot;)-COUNTIF([.$B9:.$T9];&quot;&lt;0.07&quot;)" office:value-type="float" office:value="0" calcext:value-type="float">
            <text:p>0</text:p>
          </table:table-cell>
          <table:table-cell table:style-name="ce5" table:formula="of:=COUNTIF([.$B9:.$T9];&quot;&lt;=0.07&quot;)-COUNTIF([.$B9:.$T9];&quot;&lt;0.05&quot;)" office:value-type="float" office:value="0" calcext:value-type="float">
            <text:p>0</text:p>
          </table:table-cell>
          <table:table-cell table:style-name="ce5" table:formula="of:=COUNTIF([.$B9:.$T9];&quot;&lt;=0.05&quot;)-COUNTIF([.$B9:.$T9];&quot;&lt;0.03&quot;)" office:value-type="float" office:value="0" calcext:value-type="float">
            <text:p>0</text:p>
          </table:table-cell>
          <table:table-cell table:style-name="ce5" table:formula="of:=COUNTIF([.$B9:.$T9];&quot;&lt;=0.03&quot;)-COUNTIF([.$B9:.$T9];&quot;&lt;0.01&quot;)" office:value-type="float" office:value="0" calcext:value-type="float">
            <text:p>0</text:p>
          </table:table-cell>
          <table:table-cell table:style-name="ce5" table:formula="of:=COUNTIF([.$B9:.$T9];&quot;&lt;=0.01&quot;)-1" office:value-type="float" office:value="18" calcext:value-type="float">
            <text:p>18</text:p>
          </table:table-cell>
          <table:table-cell/>
          <table:table-cell table:style-name="ce6" table:formula="of:=SUM(CN_Ess_1980)/18" office:value-type="percentage" office:value="0.00189484685631972" calcext:value-type="percentage">
            <text:p>0.2%</text:p>
          </table:table-cell>
          <table:table-cell table:style-name="ce6" table:formula="of:=MEDIAN(CN_Ess_1980)" office:value-type="percentage" office:value="0.0010962225431443" calcext:value-type="percentage">
            <text:p>0.1%</text:p>
          </table:table-cell>
          <table:table-cell table:number-columns-repeated="994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0231007354416053" calcext:value-type="percentage">
            <text:p>0.2%</text:p>
          </table:table-cell>
          <table:table-cell table:style-name="ce3" table:formula="of:=[.C3]*10^6/[$'G20-GDP'.$O$6]" office:value-type="percentage" office:value="0.0058745319172512" calcext:value-type="percentage">
            <text:p>0.6%</text:p>
          </table:table-cell>
          <table:table-cell table:style-name="ce3" table:formula="of:=[.D3]*10^6/[$'G20-GDP'.$O$7]" office:value-type="percentage" office:value="0.0013390628498418" calcext:value-type="percentage">
            <text:p>0.1%</text:p>
          </table:table-cell>
          <table:table-cell table:style-name="ce3" table:formula="of:=[.E3]*10^6/[$'G20-GDP'.$O$8]" office:value-type="percentage" office:value="0.00324357339314112" calcext:value-type="percentage">
            <text:p>0.3%</text:p>
          </table:table-cell>
          <table:table-cell table:style-name="ce3" table:formula="of:=[.F3]*10^6/[$'G20-GDP'.$O$9]" office:value-type="percentage" office:value="0" calcext:value-type="percentage">
            <text:p>0.0%</text:p>
          </table:table-cell>
          <table:table-cell table:style-name="ce3" table:formula="of:=[.G3]*10^6/[$'G20-GDP'.$O$10]" office:value-type="percentage" office:value="0.00182484439533819" calcext:value-type="percentage">
            <text:p>0.2%</text:p>
          </table:table-cell>
          <table:table-cell table:style-name="ce3" table:formula="of:=[.H3]*10^6/[$'G20-GDP'.$O$11]" office:value-type="percentage" office:value="0.00285674514080883" calcext:value-type="percentage">
            <text:p>0.3%</text:p>
          </table:table-cell>
          <table:table-cell table:style-name="ce3" table:formula="of:=[.I3]*10^6/[$'G20-GDP'.$O$12]" office:value-type="percentage" office:value="0.000852992192271406" calcext:value-type="percentage">
            <text:p>0.1%</text:p>
          </table:table-cell>
          <table:table-cell table:style-name="ce3" table:formula="of:=[.J3]*10^6/[$'G20-GDP'.$O$13]" office:value-type="percentage" office:value="0.0110568648057888" calcext:value-type="percentage">
            <text:p>1.1%</text:p>
          </table:table-cell>
          <table:table-cell table:style-name="ce3" table:formula="of:=[.K3]*10^6/[$'G20-GDP'.$O$14]" office:value-type="percentage" office:value="0.00166434479266935" calcext:value-type="percentage">
            <text:p>0.2%</text:p>
          </table:table-cell>
          <table:table-cell table:style-name="ce3" table:formula="of:=[.L3]*10^6/[$'G20-GDP'.$O$15]" office:value-type="percentage" office:value="0.00537149298114427" calcext:value-type="percentage">
            <text:p>0.5%</text:p>
          </table:table-cell>
          <table:table-cell table:style-name="ce3" table:formula="of:=[.M3]*10^6/[$'G20-GDP'.$O$17]" office:value-type="percentage" office:value="0.000795233254395428" calcext:value-type="percentage">
            <text:p>0.1%</text:p>
          </table:table-cell>
          <table:table-cell table:style-name="ce3" table:formula="of:=[.N3]*10^6/[$'G20-GDP'.$O$18]" office:value-type="percentage" office:value="0" calcext:value-type="percentage">
            <text:p>0.0%</text:p>
          </table:table-cell>
          <table:table-cell table:style-name="ce3" table:formula="of:=[.O3]*10^6/[$'G20-GDP'.$O$19]" office:value-type="percentage" office:value="0.00354583021978777" calcext:value-type="percentage">
            <text:p>0.4%</text:p>
          </table:table-cell>
          <table:table-cell table:style-name="ce3" table:formula="of:=[.P3]*10^6/[$'G20-GDP'.$O$20]" office:value-type="percentage" office:value="0" calcext:value-type="percentage">
            <text:p>0.0%</text:p>
          </table:table-cell>
          <table:table-cell table:style-name="ce3" table:formula="of:=[.Q3]*10^6/[$'G20-GDP'.$O$16]" office:value-type="percentage" office:value="0.00239525539138731" calcext:value-type="percentage">
            <text:p>0.2%</text:p>
          </table:table-cell>
          <table:table-cell table:style-name="ce3" table:formula="of:=[.R3]*10^6/[$'G20-GDP'.$O$21]" office:value-type="percentage" office:value="0.000673391404824297" calcext:value-type="percentage">
            <text:p>0.1%</text:p>
          </table:table-cell>
          <table:table-cell table:style-name="ce3" table:formula="of:=[.S3]*10^6/[$'G20-GDP'.$O$22]" office:value-type="percentage" office:value="0.00187259020603308" calcext:value-type="percentage">
            <text:p>0.2%</text:p>
          </table:table-cell>
          <table:table-cell table:style-name="ce3" table:formula="of:=[.T3]*10^6/[$'G20-GDP'.$O$23]" office:value-type="percentage" office:value="0.00199093023506723" calcext:value-type="percentage">
            <text:p>0.2%</text:p>
          </table:table-cell>
          <table:table-cell/>
          <table:table-cell table:style-name="ce5" table:formula="of:=COUNTIF([.$B10:.$T10];&quot;&gt;0.10&quot;)" office:value-type="float" office:value="0" calcext:value-type="float">
            <text:p>0</text:p>
          </table:table-cell>
          <table:table-cell table:style-name="ce5" table:formula="of:=COUNTIF([.$B10:.$T10];&quot;&lt;=0.10&quot;)-COUNTIF([.$B10:.$T10];&quot;&lt;0.07&quot;)" office:value-type="float" office:value="0" calcext:value-type="float">
            <text:p>0</text:p>
          </table:table-cell>
          <table:table-cell table:style-name="ce5" table:formula="of:=COUNTIF([.$B10:.$T10];&quot;&lt;=0.07&quot;)-COUNTIF([.$B10:.$T10];&quot;&lt;0.05&quot;)" office:value-type="float" office:value="0" calcext:value-type="float">
            <text:p>0</text:p>
          </table:table-cell>
          <table:table-cell table:style-name="ce5" table:formula="of:=COUNTIF([.$B10:.$T10];&quot;&lt;=0.05&quot;)-COUNTIF([.$B10:.$T10];&quot;&lt;0.03&quot;)" office:value-type="float" office:value="0" calcext:value-type="float">
            <text:p>0</text:p>
          </table:table-cell>
          <table:table-cell table:style-name="ce5" table:formula="of:=COUNTIF([.$B10:.$T10];&quot;&lt;=0.03&quot;)-COUNTIF([.$B10:.$T10];&quot;&lt;0.01&quot;)" office:value-type="float" office:value="1" calcext:value-type="float">
            <text:p>1</text:p>
          </table:table-cell>
          <table:table-cell table:style-name="ce5" table:formula="of:=COUNTIF([.$B10:.$T10];&quot;&lt;=0.01&quot;)-1" office:value-type="float" office:value="17" calcext:value-type="float">
            <text:p>17</text:p>
          </table:table-cell>
          <table:table-cell/>
          <table:table-cell table:style-name="ce6" table:formula="of:=SUM(cn_ess_1990)/18" office:value-type="percentage" office:value="0.00264820870688392" calcext:value-type="percentage">
            <text:p>0.3%</text:p>
          </table:table-cell>
          <table:table-cell table:style-name="ce6" table:formula="of:=MEDIAN(cn_ess_1990)" office:value-type="percentage" office:value="0.00193176022055016" calcext:value-type="percentage">
            <text:p>0.2%</text:p>
          </table:table-cell>
          <table:table-cell table:number-columns-repeated="994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0542194112498516" calcext:value-type="percentage">
            <text:p>0.5%</text:p>
          </table:table-cell>
          <table:table-cell table:style-name="ce3" table:formula="of:=[.C4]*10^6/[$'G20-GDP'.$Y$6]" office:value-type="percentage" office:value="0.0206431874835794" calcext:value-type="percentage">
            <text:p>2.1%</text:p>
          </table:table-cell>
          <table:table-cell table:style-name="ce3" table:formula="of:=[.D4]*10^6/[$'G20-GDP'.$Y$7]" office:value-type="percentage" office:value="0.00434093709912409" calcext:value-type="percentage">
            <text:p>0.4%</text:p>
          </table:table-cell>
          <table:table-cell table:style-name="ce3" table:formula="of:=[.E4]*10^6/[$'G20-GDP'.$Y$8]" office:value-type="percentage" office:value="0.00930752253877973" calcext:value-type="percentage">
            <text:p>0.9%</text:p>
          </table:table-cell>
          <table:table-cell table:style-name="ce3" table:formula="of:=[.F4]*10^6/[$'G20-GDP'.$Y$9]" office:value-type="percentage" office:value="0" calcext:value-type="percentage">
            <text:p>0.0%</text:p>
          </table:table-cell>
          <table:table-cell table:style-name="ce3" table:formula="of:=[.G4]*10^6/[$'G20-GDP'.$Y$10]" office:value-type="percentage" office:value="0.00561283299528783" calcext:value-type="percentage">
            <text:p>0.6%</text:p>
          </table:table-cell>
          <table:table-cell table:style-name="ce3" table:formula="of:=[.H4]*10^6/[$'G20-GDP'.$Y$11]" office:value-type="percentage" office:value="0.0100975667457288" calcext:value-type="percentage">
            <text:p>1.0%</text:p>
          </table:table-cell>
          <table:table-cell table:style-name="ce3" table:formula="of:=[.I4]*10^6/[$'G20-GDP'.$Y$12]" office:value-type="percentage" office:value="0.00631807686256908" calcext:value-type="percentage">
            <text:p>0.6%</text:p>
          </table:table-cell>
          <table:table-cell table:style-name="ce3" table:formula="of:=[.J4]*10^6/[$'G20-GDP'.$Y$13]" office:value-type="percentage" office:value="0.0424766972076052" calcext:value-type="percentage">
            <text:p>4.2%</text:p>
          </table:table-cell>
          <table:table-cell table:style-name="ce3" table:formula="of:=[.K4]*10^6/[$'G20-GDP'.$Y$14]" office:value-type="percentage" office:value="0.00607451217627721" calcext:value-type="percentage">
            <text:p>0.6%</text:p>
          </table:table-cell>
          <table:table-cell table:style-name="ce3" table:formula="of:=[.L4]*10^6/[$'G20-GDP'.$Y$15]" office:value-type="percentage" office:value="0.0170088968987044" calcext:value-type="percentage">
            <text:p>1.7%</text:p>
          </table:table-cell>
          <table:table-cell table:style-name="ce3" table:formula="of:=[.M4]*10^6/[$'G20-GDP'.$Y$17]" office:value-type="percentage" office:value="0.00266724994843604" calcext:value-type="percentage">
            <text:p>0.3%</text:p>
          </table:table-cell>
          <table:table-cell table:style-name="ce3" table:formula="of:=[.N4]*10^6/[$'G20-GDP'.$Y$18]" office:value-type="percentage" office:value="0.0308057268629544" calcext:value-type="percentage">
            <text:p>3.1%</text:p>
          </table:table-cell>
          <table:table-cell table:style-name="ce3" table:formula="of:=[.O4]*10^6/[$'G20-GDP'.$Y$19]" office:value-type="percentage" office:value="0.0163490341468524" calcext:value-type="percentage">
            <text:p>1.6%</text:p>
          </table:table-cell>
          <table:table-cell table:style-name="ce3" table:formula="of:=[.P4]*10^6/[$'G20-GDP'.$Y$20]" office:value-type="percentage" office:value="0.0150409365058902" calcext:value-type="percentage">
            <text:p>1.5%</text:p>
          </table:table-cell>
          <table:table-cell table:style-name="ce3" table:formula="of:=[.Q4]*10^6/[$'G20-GDP'.$Y$16]" office:value-type="percentage" office:value="0.0614183163580477" calcext:value-type="percentage">
            <text:p>6.1%</text:p>
          </table:table-cell>
          <table:table-cell table:style-name="ce3" table:formula="of:=[.R4]*10^6/[$'G20-GDP'.$Y$21]" office:value-type="percentage" office:value="0.00441290090572142" calcext:value-type="percentage">
            <text:p>0.4%</text:p>
          </table:table-cell>
          <table:table-cell table:style-name="ce3" table:formula="of:=[.S4]*10^6/[$'G20-GDP'.$Y$22]" office:value-type="percentage" office:value="0.00600944526021204" calcext:value-type="percentage">
            <text:p>0.6%</text:p>
          </table:table-cell>
          <table:table-cell table:style-name="ce3" table:formula="of:=[.T4]*10^6/[$'G20-GDP'.$Y$23]" office:value-type="percentage" office:value="0.00725109445715849" calcext:value-type="percentage">
            <text:p>0.7%</text:p>
          </table:table-cell>
          <table:table-cell/>
          <table:table-cell table:style-name="ce5" table:formula="of:=COUNTIF([.$B11:.$T11];&quot;&gt;0.10&quot;)" office:value-type="float" office:value="0" calcext:value-type="float">
            <text:p>0</text:p>
          </table:table-cell>
          <table:table-cell table:style-name="ce5" table:formula="of:=COUNTIF([.$B11:.$T11];&quot;&lt;=0.10&quot;)-COUNTIF([.$B11:.$T11];&quot;&lt;0.07&quot;)" office:value-type="float" office:value="0" calcext:value-type="float">
            <text:p>0</text:p>
          </table:table-cell>
          <table:table-cell table:style-name="ce5" table:formula="of:=COUNTIF([.$B11:.$T11];&quot;&lt;=0.07&quot;)-COUNTIF([.$B11:.$T11];&quot;&lt;0.05&quot;)" office:value-type="float" office:value="1" calcext:value-type="float">
            <text:p>1</text:p>
          </table:table-cell>
          <table:table-cell table:style-name="ce5" table:formula="of:=COUNTIF([.$B11:.$T11];&quot;&lt;=0.05&quot;)-COUNTIF([.$B11:.$T11];&quot;&lt;0.03&quot;)" office:value-type="float" office:value="2" calcext:value-type="float">
            <text:p>2</text:p>
          </table:table-cell>
          <table:table-cell table:style-name="ce5" table:formula="of:=COUNTIF([.$B11:.$T11];&quot;&lt;=0.03&quot;)-COUNTIF([.$B11:.$T11];&quot;&lt;0.01&quot;)" office:value-type="float" office:value="5" calcext:value-type="float">
            <text:p>5</text:p>
          </table:table-cell>
          <table:table-cell table:style-name="ce5" table:formula="of:=COUNTIF([.$B11:.$T11];&quot;&lt;=0.01&quot;)-1" office:value-type="float" office:value="10" calcext:value-type="float">
            <text:p>10</text:p>
          </table:table-cell>
          <table:table-cell/>
          <table:table-cell table:style-name="ce6" table:formula="of:=SUM(cn_ess_2000)/18" office:value-type="percentage" office:value="0.0150698264209952" calcext:value-type="percentage">
            <text:p>1.5%</text:p>
          </table:table-cell>
          <table:table-cell table:style-name="ce6" table:formula="of:=MEDIAN(cn_ess_2000)" office:value-type="percentage" office:value="0.00827930849796911" calcext:value-type="percentage">
            <text:p>0.8%</text:p>
          </table:table-cell>
          <table:table-cell table:number-columns-repeated="994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304925575572862" calcext:value-type="percentage">
            <text:p>3.0%</text:p>
          </table:table-cell>
          <table:table-cell table:style-name="ce3" table:formula="of:=[.C5]*10^6/[$'G20-GDP'.$AI$6]" office:value-type="percentage" office:value="0.0760587054514583" calcext:value-type="percentage">
            <text:p>7.6%</text:p>
          </table:table-cell>
          <table:table-cell table:style-name="ce3" table:formula="of:=[.D5]*10^6/[$'G20-GDP'.$AI$7]" office:value-type="percentage" office:value="0.0282958144659262" calcext:value-type="percentage">
            <text:p>2.8%</text:p>
          </table:table-cell>
          <table:table-cell table:style-name="ce3" table:formula="of:=[.E5]*10^6/[$'G20-GDP'.$AI$8]" office:value-type="percentage" office:value="0.0229315764028662" calcext:value-type="percentage">
            <text:p>2.3%</text:p>
          </table:table-cell>
          <table:table-cell table:style-name="ce3" table:formula="of:=[.F5]*10^6/[$'G20-GDP'.$AI$9]" office:value-type="percentage" office:value="0" calcext:value-type="percentage">
            <text:p>0.0%</text:p>
          </table:table-cell>
          <table:table-cell table:style-name="ce3" table:formula="of:=[.G5]*10^6/[$'G20-GDP'.$AI$10]" office:value-type="percentage" office:value="0.0169907771164299" calcext:value-type="percentage">
            <text:p>1.7%</text:p>
          </table:table-cell>
          <table:table-cell table:style-name="ce3" table:formula="of:=[.H5]*10^6/[$'G20-GDP'.$AI$11]" office:value-type="percentage" office:value="0.0416866312785252" calcext:value-type="percentage">
            <text:p>4.2%</text:p>
          </table:table-cell>
          <table:table-cell table:style-name="ce3" table:formula="of:=[.I5]*10^6/[$'G20-GDP'.$AI$12]" office:value-type="percentage" office:value="0.0372661387049287" calcext:value-type="percentage">
            <text:p>3.7%</text:p>
          </table:table-cell>
          <table:table-cell table:style-name="ce3" table:formula="of:=[.J5]*10^6/[$'G20-GDP'.$AI$13]" office:value-type="percentage" office:value="0.0565931796366332" calcext:value-type="percentage">
            <text:p>5.7%</text:p>
          </table:table-cell>
          <table:table-cell table:style-name="ce3" table:formula="of:=[.K5]*10^6/[$'G20-GDP'.$AI$14]" office:value-type="percentage" office:value="0.0212377978783723" calcext:value-type="percentage">
            <text:p>2.1%</text:p>
          </table:table-cell>
          <table:table-cell table:style-name="ce3" table:formula="of:=[.L5]*10^6/[$'G20-GDP'.$AI$15]" office:value-type="percentage" office:value="0.0520283065936836" calcext:value-type="percentage">
            <text:p>5.2%</text:p>
          </table:table-cell>
          <table:table-cell table:style-name="ce3" table:formula="of:=[.M5]*10^6/[$'G20-GDP'.$AI$17]" office:value-type="percentage" office:value="0.0234822776408982" calcext:value-type="percentage">
            <text:p>2.3%</text:p>
          </table:table-cell>
          <table:table-cell table:style-name="ce3" table:formula="of:=[.N5]*10^6/[$'G20-GDP'.$AI$18]" office:value-type="percentage" office:value="0.0363316056845063" calcext:value-type="percentage">
            <text:p>3.6%</text:p>
          </table:table-cell>
          <table:table-cell table:style-name="ce3" table:formula="of:=[.O5]*10^6/[$'G20-GDP'.$AI$19]" office:value-type="percentage" office:value="0.0818436775473716" calcext:value-type="percentage">
            <text:p>8.2%</text:p>
          </table:table-cell>
          <table:table-cell table:style-name="ce3" table:formula="of:=[.P5]*10^6/[$'G20-GDP'.$AI$20]" office:value-type="percentage" office:value="0.0592349571418569" calcext:value-type="percentage">
            <text:p>5.9%</text:p>
          </table:table-cell>
          <table:table-cell table:style-name="ce3" table:formula="of:=[.Q5]*10^6/[$'G20-GDP'.$AI$16]" office:value-type="percentage" office:value="0.188976259288704" calcext:value-type="percentage">
            <text:p>18.9%</text:p>
          </table:table-cell>
          <table:table-cell table:style-name="ce3" table:formula="of:=[.R5]*10^6/[$'G20-GDP'.$AI$21]" office:value-type="percentage" office:value="0.0195795152266221" calcext:value-type="percentage">
            <text:p>2.0%</text:p>
          </table:table-cell>
          <table:table-cell table:style-name="ce3" table:formula="of:=[.S5]*10^6/[$'G20-GDP'.$AI$22]" office:value-type="percentage" office:value="0.0205137142732733" calcext:value-type="percentage">
            <text:p>2.1%</text:p>
          </table:table-cell>
          <table:table-cell table:style-name="ce3" table:formula="of:=[.T5]*10^6/[$'G20-GDP'.$AI$23]" office:value-type="percentage" office:value="0.025770412527502" calcext:value-type="percentage">
            <text:p>2.6%</text:p>
          </table:table-cell>
          <table:table-cell/>
          <table:table-cell table:style-name="ce5" table:formula="of:=COUNTIF([.$B12:.$T12];&quot;&gt;0.10&quot;)" office:value-type="float" office:value="1" calcext:value-type="float">
            <text:p>1</text:p>
          </table:table-cell>
          <table:table-cell table:style-name="ce5" table:formula="of:=COUNTIF([.$B12:.$T12];&quot;&lt;=0.10&quot;)-COUNTIF([.$B12:.$T12];&quot;&lt;0.07&quot;)" office:value-type="float" office:value="2" calcext:value-type="float">
            <text:p>2</text:p>
          </table:table-cell>
          <table:table-cell table:style-name="ce5" table:formula="of:=COUNTIF([.$B12:.$T12];&quot;&lt;=0.07&quot;)-COUNTIF([.$B12:.$T12];&quot;&lt;0.05&quot;)" office:value-type="float" office:value="3" calcext:value-type="float">
            <text:p>3</text:p>
          </table:table-cell>
          <table:table-cell table:style-name="ce5" table:formula="of:=COUNTIF([.$B12:.$T12];&quot;&lt;=0.05&quot;)-COUNTIF([.$B12:.$T12];&quot;&lt;0.03&quot;)" office:value-type="float" office:value="4" calcext:value-type="float">
            <text:p>4</text:p>
          </table:table-cell>
          <table:table-cell table:style-name="ce5" table:formula="of:=COUNTIF([.$B12:.$T12];&quot;&lt;=0.03&quot;)-COUNTIF([.$B12:.$T12];&quot;&lt;0.01&quot;)" office:value-type="float" office:value="8" calcext:value-type="float">
            <text:p>8</text:p>
          </table:table-cell>
          <table:table-cell table:style-name="ce5" table:formula="of:=COUNTIF([.$B12:.$T12];&quot;&lt;=0.01&quot;)-1" office:value-type="float" office:value="0" calcext:value-type="float">
            <text:p>0</text:p>
          </table:table-cell>
          <table:table-cell/>
          <table:table-cell table:style-name="ce6" table:formula="of:=SUM(cn_ess_2010)/18" office:value-type="percentage" office:value="0.0466285502453803" calcext:value-type="percentage">
            <text:p>4.7%</text:p>
          </table:table-cell>
          <table:table-cell table:style-name="ce6" table:formula="of:=MEDIAN(cn_ess_2010)" office:value-type="percentage" office:value="0.0334120816208962" calcext:value-type="percentage">
            <text:p>3.3%</text:p>
          </table:table-cell>
          <table:table-cell table:number-columns-repeated="994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249759654948922" calcext:value-type="percentage">
            <text:p>2.5%</text:p>
          </table:table-cell>
          <table:table-cell table:style-name="ce3" table:formula="of:=[.C6]*10^6/[$'G20-GDP'.$AN$6]" office:value-type="percentage" office:value="0.0784324540686254" calcext:value-type="percentage">
            <text:p>7.8%</text:p>
          </table:table-cell>
          <table:table-cell table:style-name="ce3" table:formula="of:=[.D6]*10^6/[$'G20-GDP'.$AN$7]" office:value-type="percentage" office:value="0.0398130068776699" calcext:value-type="percentage">
            <text:p>4.0%</text:p>
          </table:table-cell>
          <table:table-cell table:style-name="ce3" table:formula="of:=[.E6]*10^6/[$'G20-GDP'.$AN$8]" office:value-type="percentage" office:value="0.0307485676068025" calcext:value-type="percentage">
            <text:p>3.1%</text:p>
          </table:table-cell>
          <table:table-cell table:style-name="ce3" table:formula="of:=[.F6]*10^6/[$'G20-GDP'.$AN$9]" office:value-type="percentage" office:value="0" calcext:value-type="percentage">
            <text:p>0.0%</text:p>
          </table:table-cell>
          <table:table-cell table:style-name="ce3" table:formula="of:=[.G6]*10^6/[$'G20-GDP'.$AN$10]" office:value-type="percentage" office:value="0.0213771336926316" calcext:value-type="percentage">
            <text:p>2.1%</text:p>
          </table:table-cell>
          <table:table-cell table:style-name="ce3" table:formula="of:=[.H6]*10^6/[$'G20-GDP'.$AN$11]" office:value-type="percentage" office:value="0.0464134567422625" calcext:value-type="percentage">
            <text:p>4.6%</text:p>
          </table:table-cell>
          <table:table-cell table:style-name="ce3" table:formula="of:=[.I6]*10^6/[$'G20-GDP'.$AN$12]" office:value-type="percentage" office:value="0.034286454471365" calcext:value-type="percentage">
            <text:p>3.4%</text:p>
          </table:table-cell>
          <table:table-cell table:style-name="ce3" table:formula="of:=[.J6]*10^6/[$'G20-GDP'.$AN$13]" office:value-type="percentage" office:value="0.0629152784877982" calcext:value-type="percentage">
            <text:p>6.3%</text:p>
          </table:table-cell>
          <table:table-cell table:style-name="ce3" table:formula="of:=[.K6]*10^6/[$'G20-GDP'.$AN$14]" office:value-type="percentage" office:value="0.0243519494800161" calcext:value-type="percentage">
            <text:p>2.4%</text:p>
          </table:table-cell>
          <table:table-cell table:style-name="ce3" table:formula="of:=[.L6]*10^6/[$'G20-GDP'.$AN$15]" office:value-type="percentage" office:value="0.063393430757315" calcext:value-type="percentage">
            <text:p>6.3%</text:p>
          </table:table-cell>
          <table:table-cell table:style-name="ce3" table:formula="of:=[.M6]*10^6/[$'G20-GDP'.$AN$17]" office:value-type="percentage" office:value="0.038095422844011" calcext:value-type="percentage">
            <text:p>3.8%</text:p>
          </table:table-cell>
          <table:table-cell table:style-name="ce3" table:formula="of:=[.N6]*10^6/[$'G20-GDP'.$AN$18]" office:value-type="percentage" office:value="0.0497523525429831" calcext:value-type="percentage">
            <text:p>5.0%</text:p>
          </table:table-cell>
          <table:table-cell table:style-name="ce3" table:formula="of:=[.O6]*10^6/[$'G20-GDP'.$AN$19]" office:value-type="percentage" office:value="0.0795309474768728" calcext:value-type="percentage">
            <text:p>8.0%</text:p>
          </table:table-cell>
          <table:table-cell table:style-name="ce3" table:formula="of:=[.P6]*10^6/[$'G20-GDP'.$AN$20]" office:value-type="percentage" office:value="0.0983411934517684" calcext:value-type="percentage">
            <text:p>9.8%</text:p>
          </table:table-cell>
          <table:table-cell table:style-name="ce3" table:formula="of:=[.Q6]*10^6/[$'G20-GDP'.$AN$16]" office:value-type="percentage" office:value="0.199395885612162" calcext:value-type="percentage">
            <text:p>19.9%</text:p>
          </table:table-cell>
          <table:table-cell table:style-name="ce3" table:formula="of:=[.R6]*10^6/[$'G20-GDP'.$AN$21]" office:value-type="percentage" office:value="0.0251020982653566" calcext:value-type="percentage">
            <text:p>2.5%</text:p>
          </table:table-cell>
          <table:table-cell table:style-name="ce3" table:formula="of:=[.S6]*10^6/[$'G20-GDP'.$AN$22]" office:value-type="percentage" office:value="0.0272197842265854" calcext:value-type="percentage">
            <text:p>2.7%</text:p>
          </table:table-cell>
          <table:table-cell table:style-name="ce3" table:formula="of:=[.T6]*10^6/[$'G20-GDP'.$AN$23]" office:value-type="percentage" office:value="0.030663797210143" calcext:value-type="percentage">
            <text:p>3.1%</text:p>
          </table:table-cell>
          <table:table-cell/>
          <table:table-cell table:style-name="ce5" table:formula="of:=COUNTIF([.$B13:.$T13];&quot;&gt;0.10&quot;)" office:value-type="float" office:value="1" calcext:value-type="float">
            <text:p>1</text:p>
          </table:table-cell>
          <table:table-cell table:style-name="ce5" table:formula="of:=COUNTIF([.$B13:.$T13];&quot;&lt;=0.10&quot;)-COUNTIF([.$B13:.$T13];&quot;&lt;0.07&quot;)" office:value-type="float" office:value="3" calcext:value-type="float">
            <text:p>3</text:p>
          </table:table-cell>
          <table:table-cell table:style-name="ce5" table:formula="of:=COUNTIF([.$B13:.$T13];&quot;&lt;=0.07&quot;)-COUNTIF([.$B13:.$T13];&quot;&lt;0.05&quot;)" office:value-type="float" office:value="2" calcext:value-type="float">
            <text:p>2</text:p>
          </table:table-cell>
          <table:table-cell table:style-name="ce5" table:formula="of:=COUNTIF([.$B13:.$T13];&quot;&lt;=0.05&quot;)-COUNTIF([.$B13:.$T13];&quot;&lt;0.03&quot;)" office:value-type="float" office:value="7" calcext:value-type="float">
            <text:p>7</text:p>
          </table:table-cell>
          <table:table-cell table:style-name="ce5" table:formula="of:=COUNTIF([.$B13:.$T13];&quot;&lt;=0.03&quot;)-COUNTIF([.$B13:.$T13];&quot;&lt;0.01&quot;)" office:value-type="float" office:value="5" calcext:value-type="float">
            <text:p>5</text:p>
          </table:table-cell>
          <table:table-cell table:style-name="ce5" table:formula="of:=COUNTIF([.$B13:.$T13];&quot;&lt;=0.01&quot;)-1" office:value-type="float" office:value="0" calcext:value-type="float">
            <text:p>0</text:p>
          </table:table-cell>
          <table:table-cell/>
          <table:table-cell table:style-name="ce6" table:formula="of:=SUM(cn_ess_2015)/18" office:value-type="percentage" office:value="0.0541560655171812" calcext:value-type="percentage">
            <text:p>5.4%</text:p>
          </table:table-cell>
          <table:table-cell table:style-name="ce6" table:formula="of:=MEDIAN(cn_ess_2015)" office:value-type="percentage" office:value="0.0389542148608405" calcext:value-type="percentage">
            <text:p>3.9%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artile values</text:p>
          </table:table-cell>
          <table:table-cell table:number-columns-repeated="1023"/>
        </table:table-row>
        <table:table-row table:style-name="ro1">
          <table:table-cell table:formula="of:=[.$A9]" office:value-type="float" office:value="1980" calcext:value-type="float">
            <text:p>1980</text:p>
          </table:table-cell>
          <table:table-cell table:style-name="ce1" table:formula="of:=COM.MICROSOFT.QUARTILE.INC(CN_Ess_1980;0)" office:value-type="percentage" office:value="0" calcext:value-type="percentage">
            <text:p>0.0%</text:p>
          </table:table-cell>
          <table:table-cell table:style-name="ce1" table:formula="of:=COM.MICROSOFT.QUARTILE.INC(CN_Ess_1980;1)" office:value-type="percentage" office:value="0.000112732479749165" calcext:value-type="percentage">
            <text:p>0.0%</text:p>
          </table:table-cell>
          <table:table-cell table:style-name="ce1" table:formula="of:=COM.MICROSOFT.QUARTILE.INC(CN_Ess_1980;2)" office:value-type="percentage" office:value="0.0010962225431443" calcext:value-type="percentage">
            <text:p>0.1%</text:p>
          </table:table-cell>
          <table:table-cell table:style-name="ce1" table:formula="of:=COM.MICROSOFT.QUARTILE.INC(CN_Ess_1980;3)" office:value-type="percentage" office:value="0.0021072498179463" calcext:value-type="percentage">
            <text:p>0.2%</text:p>
          </table:table-cell>
          <table:table-cell table:style-name="ce1" table:formula="of:=COM.MICROSOFT.QUARTILE.INC(CN_Ess_1980;4)" office:value-type="percentage" office:value="0.00858377315571942" calcext:value-type="percentage">
            <text:p>0.9%</text:p>
          </table:table-cell>
          <table:table-cell table:number-columns-repeated="1018"/>
        </table:table-row>
        <table:table-row table:style-name="ro1">
          <table:table-cell table:formula="of:=[.$A10]" office:value-type="float" office:value="1990" calcext:value-type="float">
            <text:p>1990</text:p>
          </table:table-cell>
          <table:table-cell table:style-name="ce1" table:formula="of:=COM.MICROSOFT.QUARTILE.INC(cn_ess_1990;0)" office:value-type="percentage" office:value="0" calcext:value-type="percentage">
            <text:p>0.0%</text:p>
          </table:table-cell>
          <table:table-cell table:style-name="ce1" table:formula="of:=COM.MICROSOFT.QUARTILE.INC(cn_ess_1990;1)" office:value-type="percentage" office:value="0.000974509856664004" calcext:value-type="percentage">
            <text:p>0.1%</text:p>
          </table:table-cell>
          <table:table-cell table:style-name="ce1" table:formula="of:=COM.MICROSOFT.QUARTILE.INC(cn_ess_1990;2)" office:value-type="percentage" office:value="0.00193176022055016" calcext:value-type="percentage">
            <text:p>0.2%</text:p>
          </table:table-cell>
          <table:table-cell table:style-name="ce1" table:formula="of:=COM.MICROSOFT.QUARTILE.INC(cn_ess_1990;3)" office:value-type="percentage" office:value="0.00314686633005805" calcext:value-type="percentage">
            <text:p>0.3%</text:p>
          </table:table-cell>
          <table:table-cell table:style-name="ce1" table:formula="of:=COM.MICROSOFT.QUARTILE.INC(cn_ess_1990;4)" office:value-type="percentage" office:value="0.0110568648057888" calcext:value-type="percentage">
            <text:p>1.1%</text:p>
          </table:table-cell>
          <table:table-cell table:number-columns-repeated="1018"/>
        </table:table-row>
        <table:table-row table:style-name="ro1">
          <table:table-cell table:formula="of:=[.$A11]" office:value-type="float" office:value="2000" calcext:value-type="float">
            <text:p>2000</text:p>
          </table:table-cell>
          <table:table-cell table:style-name="ce1" table:formula="of:=COM.MICROSOFT.QUARTILE.INC(cn_ess_2000;0)" office:value-type="percentage" office:value="0.00266724994843604" calcext:value-type="percentage">
            <text:p>0.3%</text:p>
          </table:table-cell>
          <table:table-cell table:style-name="ce1" table:formula="of:=COM.MICROSOFT.QUARTILE.INC(cn_ess_2000;1)" office:value-type="percentage" office:value="0.00571198606151888" calcext:value-type="percentage">
            <text:p>0.6%</text:p>
          </table:table-cell>
          <table:table-cell table:style-name="ce1" table:formula="of:=COM.MICROSOFT.QUARTILE.INC(cn_ess_2000;2)" office:value-type="percentage" office:value="0.00827930849796911" calcext:value-type="percentage">
            <text:p>0.8%</text:p>
          </table:table-cell>
          <table:table-cell table:style-name="ce1" table:formula="of:=COM.MICROSOFT.QUARTILE.INC(cn_ess_2000;3)" office:value-type="percentage" office:value="0.0168439312107414" calcext:value-type="percentage">
            <text:p>1.7%</text:p>
          </table:table-cell>
          <table:table-cell table:style-name="ce1" table:formula="of:=COM.MICROSOFT.QUARTILE.INC(cn_ess_2000;4)" office:value-type="percentage" office:value="0.0614183163580477" calcext:value-type="percentage">
            <text:p>6.1%</text:p>
          </table:table-cell>
          <table:table-cell table:number-columns-repeated="1018"/>
        </table:table-row>
        <table:table-row table:style-name="ro1">
          <table:table-cell table:formula="of:=[.$A12]" office:value-type="float" office:value="2010" calcext:value-type="float">
            <text:p>2010</text:p>
          </table:table-cell>
          <table:table-cell table:style-name="ce1" table:formula="of:=COM.MICROSOFT.QUARTILE.INC(cn_ess_2010;0)" office:value-type="percentage" office:value="0.0169907771164299" calcext:value-type="percentage">
            <text:p>1.7%</text:p>
          </table:table-cell>
          <table:table-cell table:style-name="ce1" table:formula="of:=COM.MICROSOFT.QUARTILE.INC(cn_ess_2010;1)" office:value-type="percentage" office:value="0.0230692517123742" calcext:value-type="percentage">
            <text:p>2.3%</text:p>
          </table:table-cell>
          <table:table-cell table:style-name="ce1" table:formula="of:=COM.MICROSOFT.QUARTILE.INC(cn_ess_2010;2)" office:value-type="percentage" office:value="0.0334120816208962" calcext:value-type="percentage">
            <text:p>3.3%</text:p>
          </table:table-cell>
          <table:table-cell table:style-name="ce1" table:formula="of:=COM.MICROSOFT.QUARTILE.INC(cn_ess_2010;3)" office:value-type="percentage" office:value="0.0554519613758958" calcext:value-type="percentage">
            <text:p>5.5%</text:p>
          </table:table-cell>
          <table:table-cell table:style-name="ce1" table:formula="of:=COM.MICROSOFT.QUARTILE.INC(cn_ess_2010;4)" office:value-type="percentage" office:value="0.188976259288704" calcext:value-type="percentage">
            <text:p>18.9%</text:p>
          </table:table-cell>
          <table:table-cell table:number-columns-repeated="1018"/>
        </table:table-row>
        <table:table-row table:style-name="ro1">
          <table:table-cell table:formula="of:=[.$A13]" office:value-type="float" office:value="2015" calcext:value-type="float">
            <text:p>2015</text:p>
          </table:table-cell>
          <table:table-cell table:style-name="ce1" table:formula="of:=COM.MICROSOFT.QUARTILE.INC(cn_ess_2015;0)" office:value-type="percentage" office:value="0.0213771336926316" calcext:value-type="percentage">
            <text:p>2.1%</text:p>
          </table:table-cell>
          <table:table-cell table:style-name="ce1" table:formula="of:=COM.MICROSOFT.QUARTILE.INC(cn_ess_2015;1)" office:value-type="percentage" office:value="0.0280807874724748" calcext:value-type="percentage">
            <text:p>2.8%</text:p>
          </table:table-cell>
          <table:table-cell table:style-name="ce1" table:formula="of:=COM.MICROSOFT.QUARTILE.INC(cn_ess_2015;2)" office:value-type="percentage" office:value="0.0389542148608405" calcext:value-type="percentage">
            <text:p>3.9%</text:p>
          </table:table-cell>
          <table:table-cell table:style-name="ce1" table:formula="of:=COM.MICROSOFT.QUARTILE.INC(cn_ess_2015;3)" office:value-type="percentage" office:value="0.0632738926899358" calcext:value-type="percentage">
            <text:p>6.3%</text:p>
          </table:table-cell>
          <table:table-cell table:style-name="ce1" table:formula="of:=COM.MICROSOFT.QUARTILE.INC(cn_ess_2015;4)" office:value-type="percentage" office:value="0.199395885612162" calcext:value-type="percentage">
            <text:p>19.9%</text:p>
          </table:table-cell>
          <table:table-cell table:number-columns-repeated="1018"/>
        </table:table-row>
      </table:table>
      <table:table table:name="DE" table:style-name="ta5">
        <table:table-column table:style-name="co2" table:default-cell-style-name="Default"/>
        <table:table-column table:style-name="co3" table:number-columns-repeated="19" table:default-cell-style-name="ce2"/>
        <table:table-column table:style-name="co2" table:number-columns-repeated="1004" table:default-cell-style-name="Default"/>
        <table:table-row table:style-name="ro1">
          <table:table-cell/>
          <table:table-cell table:style-name="Default" office:value-type="string" calcext:value-type="string">
            <text:p>DE-ar</text:p>
          </table:table-cell>
          <table:table-cell table:style-name="Default" office:value-type="string" calcext:value-type="string">
            <text:p>DE-au</text:p>
          </table:table-cell>
          <table:table-cell table:style-name="Default" office:value-type="string" calcext:value-type="string">
            <text:p>DE-br</text:p>
          </table:table-cell>
          <table:table-cell table:style-name="Default" office:value-type="string" calcext:value-type="string">
            <text:p>DE-ca</text:p>
          </table:table-cell>
          <table:table-cell table:style-name="Default" office:value-type="string" calcext:value-type="string">
            <text:p>DE-cn</text:p>
          </table:table-cell>
          <table:table-cell table:style-name="Default" office:value-type="string" calcext:value-type="string">
            <text:p>DE-fr</text:p>
          </table:table-cell>
          <table:table-cell table:style-name="Default" office:value-type="string" calcext:value-type="string">
            <text:p>DE-de</text:p>
          </table:table-cell>
          <table:table-cell table:style-name="Default" office:value-type="string" calcext:value-type="string">
            <text:p>DE-in</text:p>
          </table:table-cell>
          <table:table-cell table:style-name="Default" office:value-type="string" calcext:value-type="string">
            <text:p>DE-id</text:p>
          </table:table-cell>
          <table:table-cell table:style-name="Default" office:value-type="string" calcext:value-type="string">
            <text:p>DE-it</text:p>
          </table:table-cell>
          <table:table-cell table:style-name="Default" office:value-type="string" calcext:value-type="string">
            <text:p>DE-jp</text:p>
          </table:table-cell>
          <table:table-cell table:style-name="Default" office:value-type="string" calcext:value-type="string">
            <text:p>DE-mx</text:p>
          </table:table-cell>
          <table:table-cell table:style-name="Default" office:value-type="string" calcext:value-type="string">
            <text:p>DE-ru</text:p>
          </table:table-cell>
          <table:table-cell table:style-name="Default" office:value-type="string" calcext:value-type="string">
            <text:p>DE-sa</text:p>
          </table:table-cell>
          <table:table-cell table:style-name="Default" office:value-type="string" calcext:value-type="string">
            <text:p>DE-za</text:p>
          </table:table-cell>
          <table:table-cell table:style-name="Default" office:value-type="string" calcext:value-type="string">
            <text:p>DE-kr</text:p>
          </table:table-cell>
          <table:table-cell table:style-name="Default" office:value-type="string" calcext:value-type="string">
            <text:p>DE-tr</text:p>
          </table:table-cell>
          <table:table-cell table:style-name="Default" office:value-type="string" calcext:value-type="string">
            <text:p>DE-gb</text:p>
          </table:table-cell>
          <table:table-cell table:style-name="Default" office:value-type="string" calcext:value-type="string">
            <text:p>DE-us</text:p>
          </table:table-cell>
          <table:table-cell table:number-columns-repeated="100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$'DE-Exports'.$C$8]+[$'DE-Imports'.$C$8]" office:value-type="float" office:value="1964.3" calcext:value-type="float">
            <text:p>1,964.30</text:p>
          </table:table-cell>
          <table:table-cell table:formula="of:=[$'DE-Exports'.$C$9]+[$'DE-Imports'.$C$9]" office:value-type="float" office:value="1867.2" calcext:value-type="float">
            <text:p>1,867.20</text:p>
          </table:table-cell>
          <table:table-cell table:formula="of:=[$'DE-Exports'.$C$10]+[$'DE-Imports'.$C$10]" office:value-type="float" office:value="3147.6" calcext:value-type="float">
            <text:p>3,147.60</text:p>
          </table:table-cell>
          <table:table-cell table:formula="of:=[$'DE-Exports'.$C$11]+[$'DE-Imports'.$C$11]" office:value-type="float" office:value="3190.8" calcext:value-type="float">
            <text:p>3,190.80</text:p>
          </table:table-cell>
          <table:table-cell table:formula="of:=[$'DE-Exports'.$C$12]+[$'DE-Imports'.$C$12]" office:value-type="float" office:value="1953.4" calcext:value-type="float">
            <text:p>1,953.40</text:p>
          </table:table-cell>
          <table:table-cell table:formula="of:=[$'DE-Exports'.$C$13]+[$'DE-Imports'.$C$13]" office:value-type="float" office:value="45805.9" calcext:value-type="float">
            <text:p>45,805.90</text:p>
          </table:table-cell>
          <table:table-cell table:formula="of:=[$'DE-Exports'.$C$14]+[$'DE-Imports'.$C$14]" office:value-type="float" office:value="0" calcext:value-type="float">
            <text:p>0.00</text:p>
          </table:table-cell>
          <table:table-cell table:formula="of:=[$'DE-Exports'.$C$15]+[$'DE-Imports'.$C$15]" office:value-type="float" office:value="1148.9" calcext:value-type="float">
            <text:p>1,148.90</text:p>
          </table:table-cell>
          <table:table-cell table:formula="of:=[$'DE-Exports'.$C$16]+[$'DE-Imports'.$C$16]" office:value-type="float" office:value="15540.1" calcext:value-type="float">
            <text:p>15,540.10</text:p>
          </table:table-cell>
          <table:table-cell table:formula="of:=[$'DE-Exports'.$C$17]+[$'DE-Imports'.$C$17]" office:value-type="float" office:value="22224.4" calcext:value-type="float">
            <text:p>22,224.40</text:p>
          </table:table-cell>
          <table:table-cell table:formula="of:=[$'DE-Exports'.$C$18]+[$'DE-Imports'.$C$18]" office:value-type="float" office:value="3192.7" calcext:value-type="float">
            <text:p>3,192.70</text:p>
          </table:table-cell>
          <table:table-cell table:formula="of:=[$'DE-Exports'.$C$20]+[$'DE-Imports'.$C$20]" office:value-type="float" office:value="1216.8" calcext:value-type="float">
            <text:p>1,216.80</text:p>
          </table:table-cell>
          <table:table-cell table:formula="of:=[$'DE-Exports'.$C$21]+[$'DE-Imports'.$C$21]" office:value-type="float" office:value="5431.2" calcext:value-type="float">
            <text:p>5,431.20</text:p>
          </table:table-cell>
          <table:table-cell table:formula="of:=[$'DE-Exports'.$C$22]+[$'DE-Imports'.$C$22]" office:value-type="float" office:value="4155" calcext:value-type="float">
            <text:p>4,155.00</text:p>
          </table:table-cell>
          <table:table-cell table:formula="of:=[$'DE-Exports'.$C$23]+[$'DE-Imports'.$C$23]" office:value-type="float" office:value="3108.6" calcext:value-type="float">
            <text:p>3,108.60</text:p>
          </table:table-cell>
          <table:table-cell table:formula="of:=[$'DE-Exports'.$C$19]+[$'DE-Imports'.$C$19]" office:value-type="float" office:value="848.3" calcext:value-type="float">
            <text:p>848.30</text:p>
          </table:table-cell>
          <table:table-cell table:formula="of:=[$'DE-Exports'.$C$24]+[$'DE-Imports'.$C$24]" office:value-type="float" office:value="13460.7" calcext:value-type="float">
            <text:p>13,460.70</text:p>
          </table:table-cell>
          <table:table-cell table:formula="of:=[$'DE-Exports'.$C$25]+[$'DE-Imports'.$C$25]" office:value-type="float" office:value="26800.4" calcext:value-type="float">
            <text:p>26,800.40</text:p>
          </table:table-cell>
          <table:table-cell table:formula="of:=[$'DE-Exports'.$C$26]+[$'DE-Imports'.$C$26]" office:value-type="float" office:value="11820.4" calcext:value-type="float">
            <text:p>11,820.40</text:p>
          </table:table-cell>
          <table:table-cell table:number-columns-repeated="100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$'DE-Exports'.$M$8]+[$'DE-Imports'.$M$8]" office:value-type="float" office:value="1855.98865060805" calcext:value-type="float">
            <text:p>1,855.99</text:p>
          </table:table-cell>
          <table:table-cell table:formula="of:=[$'DE-Exports'.$M$9]+[$'DE-Imports'.$M$9]" office:value-type="float" office:value="3701.15711059268" calcext:value-type="float">
            <text:p>3,701.16</text:p>
          </table:table-cell>
          <table:table-cell table:formula="of:=[$'DE-Exports'.$M$10]+[$'DE-Imports'.$M$10]" office:value-type="float" office:value="5025.32968368203" calcext:value-type="float">
            <text:p>5,025.33</text:p>
          </table:table-cell>
          <table:table-cell table:formula="of:=[$'DE-Exports'.$M$11]+[$'DE-Imports'.$M$11]" office:value-type="float" office:value="5709.78424408598" calcext:value-type="float">
            <text:p>5,709.78</text:p>
          </table:table-cell>
          <table:table-cell table:formula="of:=[$'DE-Exports'.$M$12]+[$'DE-Imports'.$M$12]" office:value-type="float" office:value="7362.35672945993" calcext:value-type="float">
            <text:p>7,362.36</text:p>
          </table:table-cell>
          <table:table-cell table:formula="of:=[$'DE-Exports'.$M$13]+[$'DE-Imports'.$M$13]" office:value-type="float" office:value="92851.6365787664" calcext:value-type="float">
            <text:p>92,851.64</text:p>
          </table:table-cell>
          <table:table-cell table:formula="of:=[$'DE-Exports'.$M$14]+[$'DE-Imports'.$M$14]" office:value-type="float" office:value="0" calcext:value-type="float">
            <text:p>0.00</text:p>
          </table:table-cell>
          <table:table-cell table:formula="of:=[$'DE-Exports'.$M$15]+[$'DE-Imports'.$M$15]" office:value-type="float" office:value="2650.76183128527" calcext:value-type="float">
            <text:p>2,650.76</text:p>
          </table:table-cell>
          <table:table-cell table:formula="of:=[$'DE-Exports'.$M$16]+[$'DE-Imports'.$M$16]" office:value-type="float" office:value="33829.0795752848" calcext:value-type="float">
            <text:p>33,829.08</text:p>
          </table:table-cell>
          <table:table-cell table:formula="of:=[$'DE-Exports'.$M$17]+[$'DE-Imports'.$M$17]" office:value-type="float" office:value="57715.3637499675" calcext:value-type="float">
            <text:p>57,715.36</text:p>
          </table:table-cell>
          <table:table-cell table:formula="of:=[$'DE-Exports'.$M$18]+[$'DE-Imports'.$M$18]" office:value-type="float" office:value="13445.8889571534" calcext:value-type="float">
            <text:p>13,445.89</text:p>
          </table:table-cell>
          <table:table-cell table:formula="of:=[$'DE-Exports'.$M$20]+[$'DE-Imports'.$M$20]" office:value-type="float" office:value="1817.4221406527" calcext:value-type="float">
            <text:p>1,817.42</text:p>
          </table:table-cell>
          <table:table-cell table:formula="of:=[$'DE-Exports'.$M$21]+[$'DE-Imports'.$M$21]" office:value-type="float" office:value="1168.08150790056" calcext:value-type="float">
            <text:p>1,168.08</text:p>
          </table:table-cell>
          <table:table-cell table:formula="of:=[$'DE-Exports'.$M$22]+[$'DE-Imports'.$M$22]" office:value-type="float" office:value="3513.74975199571" calcext:value-type="float">
            <text:p>3,513.75</text:p>
          </table:table-cell>
          <table:table-cell table:formula="of:=[$'DE-Exports'.$M$23]+[$'DE-Imports'.$M$23]" office:value-type="float" office:value="6519.50055761916" calcext:value-type="float">
            <text:p>6,519.50</text:p>
          </table:table-cell>
          <table:table-cell table:formula="of:=[$'DE-Exports'.$M$19]+[$'DE-Imports'.$M$19]" office:value-type="float" office:value="3517.36135143858" calcext:value-type="float">
            <text:p>3,517.36</text:p>
          </table:table-cell>
          <table:table-cell table:formula="of:=[$'DE-Exports'.$M$24]+[$'DE-Imports'.$M$24]" office:value-type="float" office:value="27196.2066923275" calcext:value-type="float">
            <text:p>27,196.21</text:p>
          </table:table-cell>
          <table:table-cell table:formula="of:=[$'DE-Exports'.$M$25]+[$'DE-Imports'.$M$25]" office:value-type="float" office:value="56878.7441642912" calcext:value-type="float">
            <text:p>56,878.74</text:p>
          </table:table-cell>
          <table:table-cell table:formula="of:=[$'DE-Exports'.$M$26]+[$'DE-Imports'.$M$26]" office:value-type="float" office:value="29025.7135798345" calcext:value-type="float">
            <text:p>29,025.71</text:p>
          </table:table-cell>
          <table:table-cell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$'DE-Exports'.$W$8]+[$'DE-Imports'.$W$8]" office:value-type="float" office:value="1861.44205" calcext:value-type="float">
            <text:p>1,861.44</text:p>
          </table:table-cell>
          <table:table-cell table:formula="of:=[$'DE-Exports'.$W$9]+[$'DE-Imports'.$W$9]" office:value-type="float" office:value="3935.962293" calcext:value-type="float">
            <text:p>3,935.96</text:p>
          </table:table-cell>
          <table:table-cell table:formula="of:=[$'DE-Exports'.$W$10]+[$'DE-Imports'.$W$10]" office:value-type="float" office:value="7425.444251" calcext:value-type="float">
            <text:p>7,425.44</text:p>
          </table:table-cell>
          <table:table-cell table:formula="of:=[$'DE-Exports'.$W$11]+[$'DE-Imports'.$W$11]" office:value-type="float" office:value="6610.506228" calcext:value-type="float">
            <text:p>6,610.51</text:p>
          </table:table-cell>
          <table:table-cell table:formula="of:=[$'DE-Exports'.$W$12]+[$'DE-Imports'.$W$12]" office:value-type="float" office:value="24383.538909" calcext:value-type="float">
            <text:p>24,383.54</text:p>
          </table:table-cell>
          <table:table-cell table:formula="of:=[$'DE-Exports'.$W$13]+[$'DE-Imports'.$W$13]" office:value-type="float" office:value="109859.082159" calcext:value-type="float">
            <text:p>109,859.08</text:p>
          </table:table-cell>
          <table:table-cell table:formula="of:=[$'DE-Exports'.$W$14]+[$'DE-Imports'.$W$14]" office:value-type="float" office:value="0" calcext:value-type="float">
            <text:p>0.00</text:p>
          </table:table-cell>
          <table:table-cell table:formula="of:=[$'DE-Exports'.$W$15]+[$'DE-Imports'.$W$15]" office:value-type="float" office:value="3994.229201" calcext:value-type="float">
            <text:p>3,994.23</text:p>
          </table:table-cell>
          <table:table-cell table:formula="of:=[$'DE-Exports'.$W$16]+[$'DE-Imports'.$W$16]" office:value-type="float" office:value="33804.401422" calcext:value-type="float">
            <text:p>33,804.40</text:p>
          </table:table-cell>
          <table:table-cell table:formula="of:=[$'DE-Exports'.$W$17]+[$'DE-Imports'.$W$17]" office:value-type="float" office:value="63222.268784" calcext:value-type="float">
            <text:p>63,222.27</text:p>
          </table:table-cell>
          <table:table-cell table:formula="of:=[$'DE-Exports'.$W$18]+[$'DE-Imports'.$W$18]" office:value-type="float" office:value="17198.144858" calcext:value-type="float">
            <text:p>17,198.14</text:p>
          </table:table-cell>
          <table:table-cell table:formula="of:=[$'DE-Exports'.$W$20]+[$'DE-Imports'.$W$20]" office:value-type="float" office:value="17716.19366" calcext:value-type="float">
            <text:p>17,716.19</text:p>
          </table:table-cell>
          <table:table-cell table:formula="of:=[$'DE-Exports'.$W$21]+[$'DE-Imports'.$W$21]" office:value-type="float" office:value="7040.363968" calcext:value-type="float">
            <text:p>7,040.36</text:p>
          </table:table-cell>
          <table:table-cell table:formula="of:=[$'DE-Exports'.$W$22]+[$'DE-Imports'.$W$22]" office:value-type="float" office:value="5116.426055" calcext:value-type="float">
            <text:p>5,116.43</text:p>
          </table:table-cell>
          <table:table-cell table:formula="of:=[$'DE-Exports'.$W$23]+[$'DE-Imports'.$W$23]" office:value-type="float" office:value="8929.019656" calcext:value-type="float">
            <text:p>8,929.02</text:p>
          </table:table-cell>
          <table:table-cell table:formula="of:=[$'DE-Exports'.$W$19]+[$'DE-Imports'.$W$19]" office:value-type="float" office:value="5410.009194" calcext:value-type="float">
            <text:p>5,410.01</text:p>
          </table:table-cell>
          <table:table-cell table:formula="of:=[$'DE-Exports'.$W$24]+[$'DE-Imports'.$W$24]" office:value-type="float" office:value="41638.1111" calcext:value-type="float">
            <text:p>41,638.11</text:p>
          </table:table-cell>
          <table:table-cell table:formula="of:=[$'DE-Exports'.$W$25]+[$'DE-Imports'.$W$25]" office:value-type="float" office:value="81470.598989" calcext:value-type="float">
            <text:p>81,470.60</text:p>
          </table:table-cell>
          <table:table-cell table:formula="of:=[$'DE-Exports'.$W$26]+[$'DE-Imports'.$W$26]" office:value-type="float" office:value="56876.383979" calcext:value-type="float">
            <text:p>56,876.38</text:p>
          </table:table-cell>
          <table:table-cell table:number-columns-repeated="100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$'DE-Exports'.$AG$8]+[$'DE-Imports'.$AG$8]" office:value-type="float" office:value="4982.771747" calcext:value-type="float">
            <text:p>4,982.77</text:p>
          </table:table-cell>
          <table:table-cell table:formula="of:=[$'DE-Exports'.$AG$9]+[$'DE-Imports'.$AG$9]" office:value-type="float" office:value="12414.307237" calcext:value-type="float">
            <text:p>12,414.31</text:p>
          </table:table-cell>
          <table:table-cell table:formula="of:=[$'DE-Exports'.$AG$10]+[$'DE-Imports'.$AG$10]" office:value-type="float" office:value="21645.715498" calcext:value-type="float">
            <text:p>21,645.72</text:p>
          </table:table-cell>
          <table:table-cell table:formula="of:=[$'DE-Exports'.$AG$11]+[$'DE-Imports'.$AG$11]" office:value-type="float" office:value="12787.552455" calcext:value-type="float">
            <text:p>12,787.55</text:p>
          </table:table-cell>
          <table:table-cell table:formula="of:=[$'DE-Exports'.$AG$12]+[$'DE-Imports'.$AG$12]" office:value-type="float" office:value="154503.75422" calcext:value-type="float">
            <text:p>154,503.75</text:p>
          </table:table-cell>
          <table:table-cell table:formula="of:=[$'DE-Exports'.$AG$13]+[$'DE-Imports'.$AG$13]" office:value-type="float" office:value="201785.120706" calcext:value-type="float">
            <text:p>201,785.12</text:p>
          </table:table-cell>
          <table:table-cell table:formula="of:=[$'DE-Exports'.$AG$14]+[$'DE-Imports'.$AG$14]" office:value-type="float" office:value="0" calcext:value-type="float">
            <text:p>0.00</text:p>
          </table:table-cell>
          <table:table-cell table:formula="of:=[$'DE-Exports'.$AG$15]+[$'DE-Imports'.$AG$15]" office:value-type="float" office:value="16183.698769" calcext:value-type="float">
            <text:p>16,183.70</text:p>
          </table:table-cell>
          <table:table-cell table:formula="of:=[$'DE-Exports'.$AG$16]+[$'DE-Imports'.$AG$16]" office:value-type="float" office:value="58608.969673" calcext:value-type="float">
            <text:p>58,608.97</text:p>
          </table:table-cell>
          <table:table-cell table:formula="of:=[$'DE-Exports'.$AG$17]+[$'DE-Imports'.$AG$17]" office:value-type="float" office:value="100892.275363" calcext:value-type="float">
            <text:p>100,892.28</text:p>
          </table:table-cell>
          <table:table-cell table:formula="of:=[$'DE-Exports'.$AG$18]+[$'DE-Imports'.$AG$18]" office:value-type="float" office:value="30433.877642" calcext:value-type="float">
            <text:p>30,433.88</text:p>
          </table:table-cell>
          <table:table-cell table:formula="of:=[$'DE-Exports'.$AG$20]+[$'DE-Imports'.$AG$20]" office:value-type="float" office:value="48603.410965" calcext:value-type="float">
            <text:p>48,603.41</text:p>
          </table:table-cell>
          <table:table-cell table:formula="of:=[$'DE-Exports'.$AG$21]+[$'DE-Imports'.$AG$21]" office:value-type="float" office:value="35369.443843" calcext:value-type="float">
            <text:p>35,369.44</text:p>
          </table:table-cell>
          <table:table-cell table:formula="of:=[$'DE-Exports'.$AG$22]+[$'DE-Imports'.$AG$22]" office:value-type="float" office:value="13755.708315" calcext:value-type="float">
            <text:p>13,755.71</text:p>
          </table:table-cell>
          <table:table-cell table:formula="of:=[$'DE-Exports'.$AG$23]+[$'DE-Imports'.$AG$23]" office:value-type="float" office:value="21762.514733" calcext:value-type="float">
            <text:p>21,762.51</text:p>
          </table:table-cell>
          <table:table-cell table:formula="of:=[$'DE-Exports'.$AG$19]+[$'DE-Imports'.$AG$19]" office:value-type="float" office:value="17777.837911" calcext:value-type="float">
            <text:p>17,777.84</text:p>
          </table:table-cell>
          <table:table-cell table:formula="of:=[$'DE-Exports'.$AG$24]+[$'DE-Imports'.$AG$24]" office:value-type="float" office:value="70010.423217" calcext:value-type="float">
            <text:p>70,010.42</text:p>
          </table:table-cell>
          <table:table-cell table:formula="of:=[$'DE-Exports'.$AG$25]+[$'DE-Imports'.$AG$25]" office:value-type="float" office:value="120931.400551" calcext:value-type="float">
            <text:p>120,931.40</text:p>
          </table:table-cell>
          <table:table-cell table:formula="of:=[$'DE-Exports'.$AG$26]+[$'DE-Imports'.$AG$26]" office:value-type="float" office:value="85974.691759" calcext:value-type="float">
            <text:p>85,974.69</text:p>
          </table:table-cell>
          <table:table-cell table:number-columns-repeated="100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$'DE-Exports'.$AL$8]+[$'DE-Imports'.$AL$8]" office:value-type="float" office:value="4300.435406" calcext:value-type="float">
            <text:p>4,300.44</text:p>
          </table:table-cell>
          <table:table-cell table:formula="of:=[$'DE-Exports'.$AL$9]+[$'DE-Imports'.$AL$9]" office:value-type="float" office:value="10885.838962" calcext:value-type="float">
            <text:p>10,885.84</text:p>
          </table:table-cell>
          <table:table-cell table:formula="of:=[$'DE-Exports'.$AL$10]+[$'DE-Imports'.$AL$10]" office:value-type="float" office:value="17004.111385" calcext:value-type="float">
            <text:p>17,004.11</text:p>
          </table:table-cell>
          <table:table-cell table:formula="of:=[$'DE-Exports'.$AL$11]+[$'DE-Imports'.$AL$11]" office:value-type="float" office:value="14592.109204" calcext:value-type="float">
            <text:p>14,592.11</text:p>
          </table:table-cell>
          <table:table-cell table:formula="of:=[$'DE-Exports'.$AL$12]+[$'DE-Imports'.$AL$12]" office:value-type="float" office:value="156415.716945" calcext:value-type="float">
            <text:p>156,415.72</text:p>
          </table:table-cell>
          <table:table-cell table:formula="of:=[$'DE-Exports'.$AL$13]+[$'DE-Imports'.$AL$13]" office:value-type="float" office:value="193652.119263" calcext:value-type="float">
            <text:p>193,652.12</text:p>
          </table:table-cell>
          <table:table-cell table:formula="of:=[$'DE-Exports'.$AL$14]+[$'DE-Imports'.$AL$14]" office:value-type="float" office:value="0" calcext:value-type="float">
            <text:p>0.00</text:p>
          </table:table-cell>
          <table:table-cell table:formula="of:=[$'DE-Exports'.$AL$15]+[$'DE-Imports'.$AL$15]" office:value-type="float" office:value="14221.604684" calcext:value-type="float">
            <text:p>14,221.60</text:p>
          </table:table-cell>
          <table:table-cell table:formula="of:=[$'DE-Exports'.$AL$16]+[$'DE-Imports'.$AL$16]" office:value-type="float" office:value="57794.498434" calcext:value-type="float">
            <text:p>57,794.50</text:p>
          </table:table-cell>
          <table:table-cell table:formula="of:=[$'DE-Exports'.$AL$17]+[$'DE-Imports'.$AL$17]" office:value-type="float" office:value="79790.35302" calcext:value-type="float">
            <text:p>79,790.35</text:p>
          </table:table-cell>
          <table:table-cell table:formula="of:=[$'DE-Exports'.$AL$18]+[$'DE-Imports'.$AL$18]" office:value-type="float" office:value="26421.408851" calcext:value-type="float">
            <text:p>26,421.41</text:p>
          </table:table-cell>
          <table:table-cell table:formula="of:=[$'DE-Exports'.$AL$20]+[$'DE-Imports'.$AL$20]" office:value-type="float" office:value="42659.883998" calcext:value-type="float">
            <text:p>42,659.88</text:p>
          </table:table-cell>
          <table:table-cell table:formula="of:=[$'DE-Exports'.$AL$21]+[$'DE-Imports'.$AL$21]" office:value-type="float" office:value="24797.46504" calcext:value-type="float">
            <text:p>24,797.47</text:p>
          </table:table-cell>
          <table:table-cell table:formula="of:=[$'DE-Exports'.$AL$22]+[$'DE-Imports'.$AL$22]" office:value-type="float" office:value="16542.91566" calcext:value-type="float">
            <text:p>16,542.92</text:p>
          </table:table-cell>
          <table:table-cell table:formula="of:=[$'DE-Exports'.$AL$23]+[$'DE-Imports'.$AL$23]" office:value-type="float" office:value="24942.167498" calcext:value-type="float">
            <text:p>24,942.17</text:p>
          </table:table-cell>
          <table:table-cell table:formula="of:=[$'DE-Exports'.$AL$19]+[$'DE-Imports'.$AL$19]" office:value-type="float" office:value="23764.405627" calcext:value-type="float">
            <text:p>23,764.41</text:p>
          </table:table-cell>
          <table:table-cell table:formula="of:=[$'DE-Exports'.$AL$24]+[$'DE-Imports'.$AL$24]" office:value-type="float" office:value="69854.637367" calcext:value-type="float">
            <text:p>69,854.64</text:p>
          </table:table-cell>
          <table:table-cell table:formula="of:=[$'DE-Exports'.$AL$25]+[$'DE-Imports'.$AL$25]" office:value-type="float" office:value="148762.374665" calcext:value-type="float">
            <text:p>148,762.37</text:p>
          </table:table-cell>
          <table:table-cell table:formula="of:=[$'DE-Exports'.$AL$26]+[$'DE-Imports'.$AL$26]" office:value-type="float" office:value="126938.507439" calcext:value-type="float">
            <text:p>126,938.5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style-name="Default" table:number-columns-repeated="19"/>
          <table:table-cell/>
          <table:table-cell table:style-name="ce4" office:value-type="string" calcext:value-type="string">
            <text:p>x\in(10%,\infty]</text:p>
          </table:table-cell>
          <table:table-cell table:style-name="ce4" office:value-type="string" calcext:value-type="string">
            <text:p>x\in(7%,10%]</text:p>
          </table:table-cell>
          <table:table-cell table:style-name="ce4" office:value-type="string" calcext:value-type="string">
            <text:p>x\in(5%,7%]</text:p>
          </table:table-cell>
          <table:table-cell table:style-name="ce4" office:value-type="string" calcext:value-type="string">
            <text:p>x\in(3%,5%]</text:p>
          </table:table-cell>
          <table:table-cell table:style-name="ce4" office:value-type="string" calcext:value-type="string">
            <text:p>x\in(1%,3%]</text:p>
          </table:table-cell>
          <table:table-cell table:style-name="ce4"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255230106589626" calcext:value-type="percentage">
            <text:p>2.6%</text:p>
          </table:table-cell>
          <table:table-cell table:style-name="ce3" table:formula="of:=[.C2]*10^6/[$'G20-GDP'.$E$6]" office:value-type="percentage" office:value="0.0124573459011031" calcext:value-type="percentage">
            <text:p>1.2%</text:p>
          </table:table-cell>
          <table:table-cell table:style-name="ce3" table:formula="of:=[.D2]*10^6/[$'G20-GDP'.$E$7]" office:value-type="percentage" office:value="0.0133926406581133" calcext:value-type="percentage">
            <text:p>1.3%</text:p>
          </table:table-cell>
          <table:table-cell table:style-name="ce3" table:formula="of:=[.E2]*10^6/[$'G20-GDP'.$E$8]" office:value-type="percentage" office:value="0.0116514713057443" calcext:value-type="percentage">
            <text:p>1.2%</text:p>
          </table:table-cell>
          <table:table-cell table:style-name="ce3" table:formula="of:=[.F2]*10^6/[$'G20-GDP'.$E$9]" office:value-type="percentage" office:value="0.0102192417321772" calcext:value-type="percentage">
            <text:p>1.0%</text:p>
          </table:table-cell>
          <table:table-cell table:style-name="ce3" table:formula="of:=[.G2]*10^6/[$'G20-GDP'.$E$10]" office:value-type="percentage" office:value="0.0651091010147591" calcext:value-type="percentage">
            <text:p>6.5%</text:p>
          </table:table-cell>
          <table:table-cell table:style-name="ce3" table:formula="of:=[.H2]*10^6/[$'G20-GDP'.$E$11]" office:value-type="percentage" office:value="0" calcext:value-type="percentage">
            <text:p>0.0%</text:p>
          </table:table-cell>
          <table:table-cell table:style-name="ce3" table:formula="of:=[.I2]*10^6/[$'G20-GDP'.$E$12]" office:value-type="percentage" office:value="0.00624946064986965" calcext:value-type="percentage">
            <text:p>0.6%</text:p>
          </table:table-cell>
          <table:table-cell table:style-name="ce3" table:formula="of:=[.J2]*10^6/[$'G20-GDP'.$E$13]" office:value-type="percentage" office:value="0.201364828568965" calcext:value-type="percentage">
            <text:p>20.1%</text:p>
          </table:table-cell>
          <table:table-cell table:style-name="ce3" table:formula="of:=[.K2]*10^6/[$'G20-GDP'.$E$14]" office:value-type="percentage" office:value="0.0467210790788993" calcext:value-type="percentage">
            <text:p>4.7%</text:p>
          </table:table-cell>
          <table:table-cell table:style-name="ce3" table:formula="of:=[.L2]*10^6/[$'G20-GDP'.$E$15]" office:value-type="percentage" office:value="0.00290326503830859" calcext:value-type="percentage">
            <text:p>0.3%</text:p>
          </table:table-cell>
          <table:table-cell table:style-name="ce3" table:formula="of:=[.M2]*10^6/[$'G20-GDP'.$E$17]" office:value-type="percentage" office:value="0.00626064967461238" calcext:value-type="percentage">
            <text:p>0.6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0252519515657284" calcext:value-type="percentage">
            <text:p>2.5%</text:p>
          </table:table-cell>
          <table:table-cell table:style-name="ce3" table:formula="of:=[.P2]*10^6/[$'G20-GDP'.$E$20]" office:value-type="percentage" office:value="0.0374601980565699" calcext:value-type="percentage">
            <text:p>3.7%</text:p>
          </table:table-cell>
          <table:table-cell table:style-name="ce3" table:formula="of:=[.Q2]*10^6/[$'G20-GDP'.$E$16]" office:value-type="percentage" office:value="0.0130546211804526" calcext:value-type="percentage">
            <text:p>1.3%</text:p>
          </table:table-cell>
          <table:table-cell table:style-name="ce3" table:formula="of:=[.R2]*10^6/[$'G20-GDP'.$E$21]" office:value-type="percentage" office:value="0.195680171796735" calcext:value-type="percentage">
            <text:p>19.6%</text:p>
          </table:table-cell>
          <table:table-cell table:style-name="ce3" table:formula="of:=[.S2]*10^6/[$'G20-GDP'.$E$22]" office:value-type="percentage" office:value="0.0474387265988474" calcext:value-type="percentage">
            <text:p>4.7%</text:p>
          </table:table-cell>
          <table:table-cell table:style-name="ce3" table:formula="of:=[.T2]*10^6/[$'G20-GDP'.$E$23]" office:value-type="percentage" office:value="0.00412939016700407" calcext:value-type="percentage">
            <text:p>0.4%</text:p>
          </table:table-cell>
          <table:table-cell/>
          <table:table-cell table:style-name="ce5" table:formula="of:=COUNTIF([.$B9:.$T9];&quot;&gt;0.10&quot;)" office:value-type="float" office:value="2" calcext:value-type="float">
            <text:p>2</text:p>
          </table:table-cell>
          <table:table-cell table:style-name="ce5" table:formula="of:=COUNTIF([.$B9:.$T9];&quot;&lt;=0.10&quot;)-COUNTIF([.$B9:.$T9];&quot;&lt;0.07&quot;)" office:value-type="float" office:value="0" calcext:value-type="float">
            <text:p>0</text:p>
          </table:table-cell>
          <table:table-cell table:style-name="ce5" table:formula="of:=COUNTIF([.$B9:.$T9];&quot;&lt;=0.07&quot;)-COUNTIF([.$B9:.$T9];&quot;&lt;0.05&quot;)" office:value-type="float" office:value="1" calcext:value-type="float">
            <text:p>1</text:p>
          </table:table-cell>
          <table:table-cell table:style-name="ce5" table:formula="of:=COUNTIF([.$B9:.$T9];&quot;&lt;=0.05&quot;)-COUNTIF([.$B9:.$T9];&quot;&lt;0.03&quot;)" office:value-type="float" office:value="3" calcext:value-type="float">
            <text:p>3</text:p>
          </table:table-cell>
          <table:table-cell table:style-name="ce5" table:formula="of:=COUNTIF([.$B9:.$T9];&quot;&lt;=0.03&quot;)-COUNTIF([.$B9:.$T9];&quot;&lt;0.01&quot;)" office:value-type="float" office:value="7" calcext:value-type="float">
            <text:p>7</text:p>
          </table:table-cell>
          <table:table-cell table:style-name="ce5" table:formula="of:=COUNTIF([.$B9:.$T9];&quot;&lt;=0.01&quot;)-1" office:value-type="float" office:value="5" calcext:value-type="float">
            <text:p>5</text:p>
          </table:table-cell>
          <table:table-cell/>
          <table:table-cell table:style-name="ce6" table:formula="of:=SUM([.$B9:.$T9])/18" office:value-type="percentage" office:value="0.0402703974248251" calcext:value-type="percentage">
            <text:p>4.0%</text:p>
          </table:table-cell>
          <table:table-cell table:style-name="ce6" table:formula="of:=MEDIAN([.$B9:.$T9])" office:value-type="percentage" office:value="0.0130546211804526" calcext:value-type="percentage">
            <text:p>1.3%</text:p>
          </table:table-cell>
          <table:table-cell table:number-columns-repeated="994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13130226733973" calcext:value-type="percentage">
            <text:p>1.3%</text:p>
          </table:table-cell>
          <table:table-cell table:style-name="ce3" table:formula="of:=[.C3]*10^6/[$'G20-GDP'.$O$6]" office:value-type="percentage" office:value="0.0118845501218568" calcext:value-type="percentage">
            <text:p>1.2%</text:p>
          </table:table-cell>
          <table:table-cell table:style-name="ce3" table:formula="of:=[.D3]*10^6/[$'G20-GDP'.$O$7]" office:value-type="percentage" office:value="0.0108784723416913" calcext:value-type="percentage">
            <text:p>1.1%</text:p>
          </table:table-cell>
          <table:table-cell table:style-name="ce3" table:formula="of:=[.E3]*10^6/[$'G20-GDP'.$O$8]" office:value-type="percentage" office:value="0.0096135715681302" calcext:value-type="percentage">
            <text:p>1.0%</text:p>
          </table:table-cell>
          <table:table-cell table:style-name="ce3" table:formula="of:=[.F3]*10^6/[$'G20-GDP'.$O$9]" office:value-type="percentage" office:value="0.02040237022131" calcext:value-type="percentage">
            <text:p>2.0%</text:p>
          </table:table-cell>
          <table:table-cell table:style-name="ce3" table:formula="of:=[.G3]*10^6/[$'G20-GDP'.$O$10]" office:value-type="percentage" office:value="0.07280764945919" calcext:value-type="percentage">
            <text:p>7.3%</text:p>
          </table:table-cell>
          <table:table-cell table:style-name="ce3" table:formula="of:=[.H3]*10^6/[$'G20-GDP'.$O$11]" office:value-type="percentage" office:value="0" calcext:value-type="percentage">
            <text:p>0.0%</text:p>
          </table:table-cell>
          <table:table-cell table:style-name="ce3" table:formula="of:=[.I3]*10^6/[$'G20-GDP'.$O$12]" office:value-type="percentage" office:value="0.00837001614509322" calcext:value-type="percentage">
            <text:p>0.8%</text:p>
          </table:table-cell>
          <table:table-cell table:style-name="ce3" table:formula="of:=[.J3]*10^6/[$'G20-GDP'.$O$13]" office:value-type="percentage" office:value="0.299343698034452" calcext:value-type="percentage">
            <text:p>29.9%</text:p>
          </table:table-cell>
          <table:table-cell table:style-name="ce3" table:formula="of:=[.K3]*10^6/[$'G20-GDP'.$O$14]" office:value-type="percentage" office:value="0.0490224027293795" calcext:value-type="percentage">
            <text:p>4.9%</text:p>
          </table:table-cell>
          <table:table-cell table:style-name="ce3" table:formula="of:=[.L3]*10^6/[$'G20-GDP'.$O$15]" office:value-type="percentage" office:value="0.00428216509366927" calcext:value-type="percentage">
            <text:p>0.4%</text:p>
          </table:table-cell>
          <table:table-cell table:style-name="ce3" table:formula="of:=[.M3]*10^6/[$'G20-GDP'.$O$17]" office:value-type="percentage" office:value="0.00691798443236313" calcext:value-type="percentage">
            <text:p>0.7%</text:p>
          </table:table-cell>
          <table:table-cell table:style-name="ce3" table:formula="of:=[.N3]*10^6/[$'G20-GDP'.$O$18]" office:value-type="percentage" office:value="0.0022601572774884" calcext:value-type="percentage">
            <text:p>0.2%</text:p>
          </table:table-cell>
          <table:table-cell table:style-name="ce3" table:formula="of:=[.O3]*10^6/[$'G20-GDP'.$O$19]" office:value-type="percentage" office:value="0.0298711351946729" calcext:value-type="percentage">
            <text:p>3.0%</text:p>
          </table:table-cell>
          <table:table-cell table:style-name="ce3" table:formula="of:=[.P3]*10^6/[$'G20-GDP'.$O$20]" office:value-type="percentage" office:value="0.0564198661165399" calcext:value-type="percentage">
            <text:p>5.6%</text:p>
          </table:table-cell>
          <table:table-cell table:style-name="ce3" table:formula="of:=[.Q3]*10^6/[$'G20-GDP'.$O$16]" office:value-type="percentage" office:value="0.012591263518224" calcext:value-type="percentage">
            <text:p>1.3%</text:p>
          </table:table-cell>
          <table:table-cell table:style-name="ce3" table:formula="of:=[.R3]*10^6/[$'G20-GDP'.$O$21]" office:value-type="percentage" office:value="0.180494266847351" calcext:value-type="percentage">
            <text:p>18.0%</text:p>
          </table:table-cell>
          <table:table-cell table:style-name="ce3" table:formula="of:=[.S3]*10^6/[$'G20-GDP'.$O$22]" office:value-type="percentage" office:value="0.0520310436113469" calcext:value-type="percentage">
            <text:p>5.2%</text:p>
          </table:table-cell>
          <table:table-cell table:style-name="ce3" table:formula="of:=[.T3]*10^6/[$'G20-GDP'.$O$23]" office:value-type="percentage" office:value="0.00485413187759803" calcext:value-type="percentage">
            <text:p>0.5%</text:p>
          </table:table-cell>
          <table:table-cell/>
          <table:table-cell table:style-name="ce5" table:formula="of:=COUNTIF([.$B10:.$T10];&quot;&gt;0.10&quot;)" office:value-type="float" office:value="2" calcext:value-type="float">
            <text:p>2</text:p>
          </table:table-cell>
          <table:table-cell table:style-name="ce5" table:formula="of:=COUNTIF([.$B10:.$T10];&quot;&lt;=0.10&quot;)-COUNTIF([.$B10:.$T10];&quot;&lt;0.07&quot;)" office:value-type="float" office:value="1" calcext:value-type="float">
            <text:p>1</text:p>
          </table:table-cell>
          <table:table-cell table:style-name="ce5" table:formula="of:=COUNTIF([.$B10:.$T10];&quot;&lt;=0.07&quot;)-COUNTIF([.$B10:.$T10];&quot;&lt;0.05&quot;)" office:value-type="float" office:value="2" calcext:value-type="float">
            <text:p>2</text:p>
          </table:table-cell>
          <table:table-cell table:style-name="ce5" table:formula="of:=COUNTIF([.$B10:.$T10];&quot;&lt;=0.05&quot;)-COUNTIF([.$B10:.$T10];&quot;&lt;0.03&quot;)" office:value-type="float" office:value="1" calcext:value-type="float">
            <text:p>1</text:p>
          </table:table-cell>
          <table:table-cell table:style-name="ce5" table:formula="of:=COUNTIF([.$B10:.$T10];&quot;&lt;=0.03&quot;)-COUNTIF([.$B10:.$T10];&quot;&lt;0.01&quot;)" office:value-type="float" office:value="6" calcext:value-type="float">
            <text:p>6</text:p>
          </table:table-cell>
          <table:table-cell table:style-name="ce5" table:formula="of:=COUNTIF([.$B10:.$T10];&quot;&lt;=0.01&quot;)-1" office:value-type="float" office:value="6" calcext:value-type="float">
            <text:p>6</text:p>
          </table:table-cell>
          <table:table-cell/>
          <table:table-cell table:style-name="ce6" table:formula="of:=SUM([.$B10:.$T10])/18" office:value-type="percentage" office:value="0.0469541650735739" calcext:value-type="percentage">
            <text:p>4.7%</text:p>
          </table:table-cell>
          <table:table-cell table:style-name="ce6" table:formula="of:=MEDIAN([.$B10:.$T10])" office:value-type="percentage" office:value="0.012591263518224" calcext:value-type="percentage">
            <text:p>1.3%</text:p>
          </table:table-cell>
          <table:table-cell table:number-columns-repeated="994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0654967448529444" calcext:value-type="percentage">
            <text:p>0.7%</text:p>
          </table:table-cell>
          <table:table-cell table:style-name="ce3" table:formula="of:=[.C4]*10^6/[$'G20-GDP'.$Y$6]" office:value-type="percentage" office:value="0.00947405993687807" calcext:value-type="percentage">
            <text:p>0.9%</text:p>
          </table:table-cell>
          <table:table-cell table:style-name="ce3" table:formula="of:=[.D4]*10^6/[$'G20-GDP'.$Y$7]" office:value-type="percentage" office:value="0.0113292715887796" calcext:value-type="percentage">
            <text:p>1.1%</text:p>
          </table:table-cell>
          <table:table-cell table:style-name="ce3" table:formula="of:=[.E4]*10^6/[$'G20-GDP'.$Y$8]" office:value-type="percentage" office:value="0.0089055160645175" calcext:value-type="percentage">
            <text:p>0.9%</text:p>
          </table:table-cell>
          <table:table-cell table:style-name="ce3" table:formula="of:=[.F4]*10^6/[$'G20-GDP'.$Y$9]" office:value-type="percentage" office:value="0.0201292788389723" calcext:value-type="percentage">
            <text:p>2.0%</text:p>
          </table:table-cell>
          <table:table-cell table:style-name="ce3" table:formula="of:=[.G4]*10^6/[$'G20-GDP'.$Y$10]" office:value-type="percentage" office:value="0.0802806213785191" calcext:value-type="percentage">
            <text:p>8.0%</text:p>
          </table:table-cell>
          <table:table-cell table:style-name="ce3" table:formula="of:=[.H4]*10^6/[$'G20-GDP'.$Y$11]" office:value-type="percentage" office:value="0" calcext:value-type="percentage">
            <text:p>0.0%</text:p>
          </table:table-cell>
          <table:table-cell table:style-name="ce3" table:formula="of:=[.I4]*10^6/[$'G20-GDP'.$Y$12]" office:value-type="percentage" office:value="0.00864277153218879" calcext:value-type="percentage">
            <text:p>0.9%</text:p>
          </table:table-cell>
          <table:table-cell table:style-name="ce3" table:formula="of:=[.J4]*10^6/[$'G20-GDP'.$Y$13]" office:value-type="percentage" office:value="0.192395983450458" calcext:value-type="percentage">
            <text:p>19.2%</text:p>
          </table:table-cell>
          <table:table-cell table:style-name="ce3" table:formula="of:=[.K4]*10^6/[$'G20-GDP'.$Y$14]" office:value-type="percentage" office:value="0.0553726431019335" calcext:value-type="percentage">
            <text:p>5.5%</text:p>
          </table:table-cell>
          <table:table-cell table:style-name="ce3" table:formula="of:=[.L4]*10^6/[$'G20-GDP'.$Y$15]" office:value-type="percentage" office:value="0.00351878786209916" calcext:value-type="percentage">
            <text:p>0.4%</text:p>
          </table:table-cell>
          <table:table-cell table:style-name="ce3" table:formula="of:=[.M4]*10^6/[$'G20-GDP'.$Y$17]" office:value-type="percentage" office:value="0.0259142052066499" calcext:value-type="percentage">
            <text:p>2.6%</text:p>
          </table:table-cell>
          <table:table-cell table:style-name="ce3" table:formula="of:=[.N4]*10^6/[$'G20-GDP'.$Y$18]" office:value-type="percentage" office:value="0.0271087163846693" calcext:value-type="percentage">
            <text:p>2.7%</text:p>
          </table:table-cell>
          <table:table-cell table:style-name="ce3" table:formula="of:=[.O4]*10^6/[$'G20-GDP'.$Y$19]" office:value-type="percentage" office:value="0.0269974832971232" calcext:value-type="percentage">
            <text:p>2.7%</text:p>
          </table:table-cell>
          <table:table-cell table:style-name="ce3" table:formula="of:=[.P4]*10^6/[$'G20-GDP'.$Y$20]" office:value-type="percentage" office:value="0.0654803329607078" calcext:value-type="percentage">
            <text:p>6.5%</text:p>
          </table:table-cell>
          <table:table-cell table:style-name="ce3" table:formula="of:=[.Q4]*10^6/[$'G20-GDP'.$Y$16]" office:value-type="percentage" office:value="0.00963263907539043" calcext:value-type="percentage">
            <text:p>1.0%</text:p>
          </table:table-cell>
          <table:table-cell table:style-name="ce3" table:formula="of:=[.R4]*10^6/[$'G20-GDP'.$Y$21]" office:value-type="percentage" office:value="0.152532068480488" calcext:value-type="percentage">
            <text:p>15.3%</text:p>
          </table:table-cell>
          <table:table-cell table:style-name="ce3" table:formula="of:=[.S4]*10^6/[$'G20-GDP'.$Y$22]" office:value-type="percentage" office:value="0.0494375046452907" calcext:value-type="percentage">
            <text:p>4.9%</text:p>
          </table:table-cell>
          <table:table-cell table:style-name="ce3" table:formula="of:=[.T4]*10^6/[$'G20-GDP'.$Y$23]" office:value-type="percentage" office:value="0.00553015130213299" calcext:value-type="percentage">
            <text:p>0.6%</text:p>
          </table:table-cell>
          <table:table-cell/>
          <table:table-cell table:style-name="ce5" table:formula="of:=COUNTIF([.$B11:.$T11];&quot;&gt;0.10&quot;)" office:value-type="float" office:value="2" calcext:value-type="float">
            <text:p>2</text:p>
          </table:table-cell>
          <table:table-cell table:style-name="ce5" table:formula="of:=COUNTIF([.$B11:.$T11];&quot;&lt;=0.10&quot;)-COUNTIF([.$B11:.$T11];&quot;&lt;0.07&quot;)" office:value-type="float" office:value="1" calcext:value-type="float">
            <text:p>1</text:p>
          </table:table-cell>
          <table:table-cell table:style-name="ce5" table:formula="of:=COUNTIF([.$B11:.$T11];&quot;&lt;=0.07&quot;)-COUNTIF([.$B11:.$T11];&quot;&lt;0.05&quot;)" office:value-type="float" office:value="2" calcext:value-type="float">
            <text:p>2</text:p>
          </table:table-cell>
          <table:table-cell table:style-name="ce5" table:formula="of:=COUNTIF([.$B11:.$T11];&quot;&lt;=0.05&quot;)-COUNTIF([.$B11:.$T11];&quot;&lt;0.03&quot;)" office:value-type="float" office:value="1" calcext:value-type="float">
            <text:p>1</text:p>
          </table:table-cell>
          <table:table-cell table:style-name="ce5" table:formula="of:=COUNTIF([.$B11:.$T11];&quot;&lt;=0.03&quot;)-COUNTIF([.$B11:.$T11];&quot;&lt;0.01&quot;)" office:value-type="float" office:value="5" calcext:value-type="float">
            <text:p>5</text:p>
          </table:table-cell>
          <table:table-cell table:style-name="ce5" table:formula="of:=COUNTIF([.$B11:.$T11];&quot;&lt;=0.01&quot;)-1" office:value-type="float" office:value="7" calcext:value-type="float">
            <text:p>7</text:p>
          </table:table-cell>
          <table:table-cell/>
          <table:table-cell table:style-name="ce6" table:formula="of:=SUM([.$B11:.$T11])/18" office:value-type="percentage" office:value="0.042179539421783" calcext:value-type="percentage">
            <text:p>4.2%</text:p>
          </table:table-cell>
          <table:table-cell table:style-name="ce6" table:formula="of:=MEDIAN([.$B11:.$T11])" office:value-type="percentage" office:value="0.0201292788389723" calcext:value-type="percentage">
            <text:p>2.0%</text:p>
          </table:table-cell>
          <table:table-cell table:number-columns-repeated="994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117621558169861" calcext:value-type="percentage">
            <text:p>1.2%</text:p>
          </table:table-cell>
          <table:table-cell table:style-name="ce3" table:formula="of:=[.C5]*10^6/[$'G20-GDP'.$AI$6]" office:value-type="percentage" office:value="0.0108623322601218" calcext:value-type="percentage">
            <text:p>1.1%</text:p>
          </table:table-cell>
          <table:table-cell table:style-name="ce3" table:formula="of:=[.D5]*10^6/[$'G20-GDP'.$AI$7]" office:value-type="percentage" office:value="0.00979944467810534" calcext:value-type="percentage">
            <text:p>1.0%</text:p>
          </table:table-cell>
          <table:table-cell table:style-name="ce3" table:formula="of:=[.E5]*10^6/[$'G20-GDP'.$AI$8]" office:value-type="percentage" office:value="0.00792552489798336" calcext:value-type="percentage">
            <text:p>0.8%</text:p>
          </table:table-cell>
          <table:table-cell table:style-name="ce3" table:formula="of:=[.F5]*10^6/[$'G20-GDP'.$AI$9]" office:value-type="percentage" office:value="0.0253259081599879" calcext:value-type="percentage">
            <text:p>2.5%</text:p>
          </table:table-cell>
          <table:table-cell table:style-name="ce3" table:formula="of:=[.G5]*10^6/[$'G20-GDP'.$AI$10]" office:value-type="percentage" office:value="0.0762363198728058" calcext:value-type="percentage">
            <text:p>7.6%</text:p>
          </table:table-cell>
          <table:table-cell table:style-name="ce3" table:formula="of:=[.H5]*10^6/[$'G20-GDP'.$AI$11]" office:value-type="percentage" office:value="0" calcext:value-type="percentage">
            <text:p>0.0%</text:p>
          </table:table-cell>
          <table:table-cell table:style-name="ce3" table:formula="of:=[.I5]*10^6/[$'G20-GDP'.$AI$12]" office:value-type="percentage" office:value="0.00976912470090579" calcext:value-type="percentage">
            <text:p>1.0%</text:p>
          </table:table-cell>
          <table:table-cell table:style-name="ce3" table:formula="of:=[.J5]*10^6/[$'G20-GDP'.$AI$13]" office:value-type="percentage" office:value="0.0776180942053891" calcext:value-type="percentage">
            <text:p>7.8%</text:p>
          </table:table-cell>
          <table:table-cell table:style-name="ce3" table:formula="of:=[.K5]*10^6/[$'G20-GDP'.$AI$14]" office:value-type="percentage" office:value="0.0474774165067387" calcext:value-type="percentage">
            <text:p>4.7%</text:p>
          </table:table-cell>
          <table:table-cell table:style-name="ce3" table:formula="of:=[.L5]*10^6/[$'G20-GDP'.$AI$15]" office:value-type="percentage" office:value="0.00533918487530537" calcext:value-type="percentage">
            <text:p>0.5%</text:p>
          </table:table-cell>
          <table:table-cell table:style-name="ce3" table:formula="of:=[.M5]*10^6/[$'G20-GDP'.$AI$17]" office:value-type="percentage" office:value="0.0462392620679581" calcext:value-type="percentage">
            <text:p>4.6%</text:p>
          </table:table-cell>
          <table:table-cell table:style-name="ce3" table:formula="of:=[.N5]*10^6/[$'G20-GDP'.$AI$18]" office:value-type="percentage" office:value="0.0231943538158187" calcext:value-type="percentage">
            <text:p>2.3%</text:p>
          </table:table-cell>
          <table:table-cell table:style-name="ce3" table:formula="of:=[.O5]*10^6/[$'G20-GDP'.$AI$19]" office:value-type="percentage" office:value="0.0260422582558511" calcext:value-type="percentage">
            <text:p>2.6%</text:p>
          </table:table-cell>
          <table:table-cell table:style-name="ce3" table:formula="of:=[.P5]*10^6/[$'G20-GDP'.$AI$20]" office:value-type="percentage" office:value="0.0579872712808597" calcext:value-type="percentage">
            <text:p>5.8%</text:p>
          </table:table-cell>
          <table:table-cell table:style-name="ce3" table:formula="of:=[.Q5]*10^6/[$'G20-GDP'.$AI$16]" office:value-type="percentage" office:value="0.016242895068417" calcext:value-type="percentage">
            <text:p>1.6%</text:p>
          </table:table-cell>
          <table:table-cell table:style-name="ce3" table:formula="of:=[.R5]*10^6/[$'G20-GDP'.$AI$21]" office:value-type="percentage" office:value="0.0907015523880054" calcext:value-type="percentage">
            <text:p>9.1%</text:p>
          </table:table-cell>
          <table:table-cell table:style-name="ce3" table:formula="of:=[.S5]*10^6/[$'G20-GDP'.$AI$22]" office:value-type="percentage" office:value="0.0495382264988163" calcext:value-type="percentage">
            <text:p>5.0%</text:p>
          </table:table-cell>
          <table:table-cell table:style-name="ce3" table:formula="of:=[.T5]*10^6/[$'G20-GDP'.$AI$23]" office:value-type="percentage" office:value="0.00574529233562224" calcext:value-type="percentage">
            <text:p>0.6%</text:p>
          </table:table-cell>
          <table:table-cell/>
          <table:table-cell table:style-name="ce5" table:formula="of:=COUNTIF([.$B12:.$T12];&quot;&gt;0.10&quot;)" office:value-type="float" office:value="0" calcext:value-type="float">
            <text:p>0</text:p>
          </table:table-cell>
          <table:table-cell table:style-name="ce5" table:formula="of:=COUNTIF([.$B12:.$T12];&quot;&lt;=0.10&quot;)-COUNTIF([.$B12:.$T12];&quot;&lt;0.07&quot;)" office:value-type="float" office:value="3" calcext:value-type="float">
            <text:p>3</text:p>
          </table:table-cell>
          <table:table-cell table:style-name="ce5" table:formula="of:=COUNTIF([.$B12:.$T12];&quot;&lt;=0.07&quot;)-COUNTIF([.$B12:.$T12];&quot;&lt;0.05&quot;)" office:value-type="float" office:value="1" calcext:value-type="float">
            <text:p>1</text:p>
          </table:table-cell>
          <table:table-cell table:style-name="ce5" table:formula="of:=COUNTIF([.$B12:.$T12];&quot;&lt;=0.05&quot;)-COUNTIF([.$B12:.$T12];&quot;&lt;0.03&quot;)" office:value-type="float" office:value="3" calcext:value-type="float">
            <text:p>3</text:p>
          </table:table-cell>
          <table:table-cell table:style-name="ce5" table:formula="of:=COUNTIF([.$B12:.$T12];&quot;&lt;=0.03&quot;)-COUNTIF([.$B12:.$T12];&quot;&lt;0.01&quot;)" office:value-type="float" office:value="6" calcext:value-type="float">
            <text:p>6</text:p>
          </table:table-cell>
          <table:table-cell table:style-name="ce5" table:formula="of:=COUNTIF([.$B12:.$T12];&quot;&lt;=0.01&quot;)-1" office:value-type="float" office:value="5" calcext:value-type="float">
            <text:p>5</text:p>
          </table:table-cell>
          <table:table-cell/>
          <table:table-cell table:style-name="ce6" table:formula="of:=SUM([.$B12:.$T12])/18" office:value-type="percentage" office:value="0.0332114787603154" calcext:value-type="percentage">
            <text:p>3.3%</text:p>
          </table:table-cell>
          <table:table-cell table:style-name="ce6" table:formula="of:=MEDIAN([.$B12:.$T12])" office:value-type="percentage" office:value="0.0231943538158187" calcext:value-type="percentage">
            <text:p>2.3%</text:p>
          </table:table-cell>
          <table:table-cell table:number-columns-repeated="994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0735479892839599" calcext:value-type="percentage">
            <text:p>0.7%</text:p>
          </table:table-cell>
          <table:table-cell table:style-name="ce3" table:formula="of:=[.C6]*10^6/[$'G20-GDP'.$AN$6]" office:value-type="percentage" office:value="0.00809125565141458" calcext:value-type="percentage">
            <text:p>0.8%</text:p>
          </table:table-cell>
          <table:table-cell table:style-name="ce3" table:formula="of:=[.D6]*10^6/[$'G20-GDP'.$AN$7]" office:value-type="percentage" office:value="0.00942759759682185" calcext:value-type="percentage">
            <text:p>0.9%</text:p>
          </table:table-cell>
          <table:table-cell table:style-name="ce3" table:formula="of:=[.E6]*10^6/[$'G20-GDP'.$AN$8]" office:value-type="percentage" office:value="0.00935617487473674" calcext:value-type="percentage">
            <text:p>0.9%</text:p>
          </table:table-cell>
          <table:table-cell table:style-name="ce3" table:formula="of:=[.F6]*10^6/[$'G20-GDP'.$AN$9]" office:value-type="percentage" office:value="0.0141365056070977" calcext:value-type="percentage">
            <text:p>1.4%</text:p>
          </table:table-cell>
          <table:table-cell table:style-name="ce3" table:formula="of:=[.G6]*10^6/[$'G20-GDP'.$AN$10]" office:value-type="percentage" office:value="0.0795755842786371" calcext:value-type="percentage">
            <text:p>8.0%</text:p>
          </table:table-cell>
          <table:table-cell table:style-name="ce3" table:formula="of:=[.H6]*10^6/[$'G20-GDP'.$AN$11]" office:value-type="percentage" office:value="0" calcext:value-type="percentage">
            <text:p>0.0%</text:p>
          </table:table-cell>
          <table:table-cell table:style-name="ce3" table:formula="of:=[.I6]*10^6/[$'G20-GDP'.$AN$12]" office:value-type="percentage" office:value="0.00680503376439655" calcext:value-type="percentage">
            <text:p>0.7%</text:p>
          </table:table-cell>
          <table:table-cell table:style-name="ce3" table:formula="of:=[.J6]*10^6/[$'G20-GDP'.$AN$13]" office:value-type="percentage" office:value="0.067104873419259" calcext:value-type="percentage">
            <text:p>6.7%</text:p>
          </table:table-cell>
          <table:table-cell table:style-name="ce3" table:formula="of:=[.K6]*10^6/[$'G20-GDP'.$AN$14]" office:value-type="percentage" office:value="0.0435330485695396" calcext:value-type="percentage">
            <text:p>4.4%</text:p>
          </table:table-cell>
          <table:table-cell table:style-name="ce3" table:formula="of:=[.L6]*10^6/[$'G20-GDP'.$AN$15]" office:value-type="percentage" office:value="0.00601172755281851" calcext:value-type="percentage">
            <text:p>0.6%</text:p>
          </table:table-cell>
          <table:table-cell table:style-name="ce3" table:formula="of:=[.M6]*10^6/[$'G20-GDP'.$AN$17]" office:value-type="percentage" office:value="0.037022671990648" calcext:value-type="percentage">
            <text:p>3.7%</text:p>
          </table:table-cell>
          <table:table-cell table:style-name="ce3" table:formula="of:=[.N6]*10^6/[$'G20-GDP'.$AN$18]" office:value-type="percentage" office:value="0.018155147757999" calcext:value-type="percentage">
            <text:p>1.8%</text:p>
          </table:table-cell>
          <table:table-cell table:style-name="ce3" table:formula="of:=[.O6]*10^6/[$'G20-GDP'.$AN$19]" office:value-type="percentage" office:value="0.0253820169163165" calcext:value-type="percentage">
            <text:p>2.5%</text:p>
          </table:table-cell>
          <table:table-cell table:style-name="ce3" table:formula="of:=[.P6]*10^6/[$'G20-GDP'.$AN$20]" office:value-type="percentage" office:value="0.0785306224683367" calcext:value-type="percentage">
            <text:p>7.9%</text:p>
          </table:table-cell>
          <table:table-cell table:style-name="ce3" table:formula="of:=[.Q6]*10^6/[$'G20-GDP'.$AN$16]" office:value-type="percentage" office:value="0.0171861613124275" calcext:value-type="percentage">
            <text:p>1.7%</text:p>
          </table:table-cell>
          <table:table-cell table:style-name="ce3" table:formula="of:=[.R6]*10^6/[$'G20-GDP'.$AN$21]" office:value-type="percentage" office:value="0.0812457669824446" calcext:value-type="percentage">
            <text:p>8.1%</text:p>
          </table:table-cell>
          <table:table-cell table:style-name="ce3" table:formula="of:=[.S6]*10^6/[$'G20-GDP'.$AN$22]" office:value-type="percentage" office:value="0.0515538901245005" calcext:value-type="percentage">
            <text:p>5.2%</text:p>
          </table:table-cell>
          <table:table-cell table:style-name="ce3" table:formula="of:=[.T6]*10^6/[$'G20-GDP'.$AN$23]" office:value-type="percentage" office:value="0.00700516036172747" calcext:value-type="percentage">
            <text:p>0.7%</text:p>
          </table:table-cell>
          <table:table-cell/>
          <table:table-cell table:style-name="ce5" table:formula="of:=COUNTIF([.$B13:.$T13];&quot;&gt;0.10&quot;)" office:value-type="float" office:value="0" calcext:value-type="float">
            <text:p>0</text:p>
          </table:table-cell>
          <table:table-cell table:style-name="ce5" table:formula="of:=COUNTIF([.$B13:.$T13];&quot;&lt;=0.10&quot;)-COUNTIF([.$B13:.$T13];&quot;&lt;0.07&quot;)" office:value-type="float" office:value="3" calcext:value-type="float">
            <text:p>3</text:p>
          </table:table-cell>
          <table:table-cell table:style-name="ce5" table:formula="of:=COUNTIF([.$B13:.$T13];&quot;&lt;=0.07&quot;)-COUNTIF([.$B13:.$T13];&quot;&lt;0.05&quot;)" office:value-type="float" office:value="2" calcext:value-type="float">
            <text:p>2</text:p>
          </table:table-cell>
          <table:table-cell table:style-name="ce5" table:formula="of:=COUNTIF([.$B13:.$T13];&quot;&lt;=0.05&quot;)-COUNTIF([.$B13:.$T13];&quot;&lt;0.03&quot;)" office:value-type="float" office:value="2" calcext:value-type="float">
            <text:p>2</text:p>
          </table:table-cell>
          <table:table-cell table:style-name="ce5" table:formula="of:=COUNTIF([.$B13:.$T13];&quot;&lt;=0.03&quot;)-COUNTIF([.$B13:.$T13];&quot;&lt;0.01&quot;)" office:value-type="float" office:value="4" calcext:value-type="float">
            <text:p>4</text:p>
          </table:table-cell>
          <table:table-cell table:style-name="ce5" table:formula="of:=COUNTIF([.$B13:.$T13];&quot;&lt;=0.01&quot;)-1" office:value-type="float" office:value="7" calcext:value-type="float">
            <text:p>7</text:p>
          </table:table-cell>
          <table:table-cell/>
          <table:table-cell table:style-name="ce6" table:formula="of:=SUM([.$B13:.$T13])/18" office:value-type="percentage" office:value="0.0315265576754177" calcext:value-type="percentage">
            <text:p>3.2%</text:p>
          </table:table-cell>
          <table:table-cell table:style-name="ce6" table:formula="of:=MEDIAN([.$B13:.$T13])" office:value-type="percentage" office:value="0.0171861613124275" calcext:value-type="percentage">
            <text:p>1.7%</text:p>
          </table:table-cell>
          <table:table-cell table:number-columns-repeated="994"/>
        </table:table-row>
      </table:table>
      <table:table table:name="GB" table:style-name="ta6">
        <table:table-column table:style-name="co2" table:default-cell-style-name="Default"/>
        <table:table-column table:style-name="co3" table:number-columns-repeated="19" table:default-cell-style-name="ce2"/>
        <table:table-column table:style-name="co2" table:number-columns-repeated="1004" table:default-cell-style-name="Default"/>
        <table:table-row table:style-name="ro1">
          <table:table-cell/>
          <table:table-cell table:style-name="Default" office:value-type="string" calcext:value-type="string">
            <text:p>GB-ar</text:p>
          </table:table-cell>
          <table:table-cell table:style-name="Default" office:value-type="string" calcext:value-type="string">
            <text:p>GB-au</text:p>
          </table:table-cell>
          <table:table-cell table:style-name="Default" office:value-type="string" calcext:value-type="string">
            <text:p>GB-br</text:p>
          </table:table-cell>
          <table:table-cell table:style-name="Default" office:value-type="string" calcext:value-type="string">
            <text:p>GB-ca</text:p>
          </table:table-cell>
          <table:table-cell table:style-name="Default" office:value-type="string" calcext:value-type="string">
            <text:p>GB-cn</text:p>
          </table:table-cell>
          <table:table-cell table:style-name="Default" office:value-type="string" calcext:value-type="string">
            <text:p>GB-fr</text:p>
          </table:table-cell>
          <table:table-cell table:style-name="Default" office:value-type="string" calcext:value-type="string">
            <text:p>GB-de</text:p>
          </table:table-cell>
          <table:table-cell table:style-name="Default" office:value-type="string" calcext:value-type="string">
            <text:p>GB-in</text:p>
          </table:table-cell>
          <table:table-cell table:style-name="Default" office:value-type="string" calcext:value-type="string">
            <text:p>GB-id</text:p>
          </table:table-cell>
          <table:table-cell table:style-name="Default" office:value-type="string" calcext:value-type="string">
            <text:p>GB-it</text:p>
          </table:table-cell>
          <table:table-cell table:style-name="Default" office:value-type="string" calcext:value-type="string">
            <text:p>GB-jp</text:p>
          </table:table-cell>
          <table:table-cell table:style-name="Default" office:value-type="string" calcext:value-type="string">
            <text:p>GB-mx</text:p>
          </table:table-cell>
          <table:table-cell table:style-name="Default" office:value-type="string" calcext:value-type="string">
            <text:p>GB-ru</text:p>
          </table:table-cell>
          <table:table-cell table:style-name="Default" office:value-type="string" calcext:value-type="string">
            <text:p>GB-sa</text:p>
          </table:table-cell>
          <table:table-cell table:style-name="Default" office:value-type="string" calcext:value-type="string">
            <text:p>GB-za</text:p>
          </table:table-cell>
          <table:table-cell table:style-name="Default" office:value-type="string" calcext:value-type="string">
            <text:p>GB-kr</text:p>
          </table:table-cell>
          <table:table-cell table:style-name="Default" office:value-type="string" calcext:value-type="string">
            <text:p>GB-tr</text:p>
          </table:table-cell>
          <table:table-cell table:style-name="Default" office:value-type="string" calcext:value-type="string">
            <text:p>GB-gb</text:p>
          </table:table-cell>
          <table:table-cell table:style-name="Default" office:value-type="string" calcext:value-type="string">
            <text:p>GB-us</text:p>
          </table:table-cell>
          <table:table-cell table:number-columns-repeated="100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$'GB-Exports'.$C$8]+[$'GB-Imports'.$C$8]" office:value-type="float" office:value="667.3" calcext:value-type="float">
            <text:p>667.30</text:p>
          </table:table-cell>
          <table:table-cell table:formula="of:=[$'GB-Exports'.$C$9]+[$'GB-Imports'.$C$9]" office:value-type="float" office:value="3020.7" calcext:value-type="float">
            <text:p>3,020.70</text:p>
          </table:table-cell>
          <table:table-cell table:formula="of:=[$'GB-Exports'.$C$10]+[$'GB-Imports'.$C$10]" office:value-type="float" office:value="1195.9" calcext:value-type="float">
            <text:p>1,195.90</text:p>
          </table:table-cell>
          <table:table-cell table:formula="of:=[$'GB-Exports'.$C$11]+[$'GB-Imports'.$C$11]" office:value-type="float" office:value="5044.2" calcext:value-type="float">
            <text:p>5,044.20</text:p>
          </table:table-cell>
          <table:table-cell table:formula="of:=[$'GB-Exports'.$C$12]+[$'GB-Imports'.$C$12]" office:value-type="float" office:value="750.5" calcext:value-type="float">
            <text:p>750.50</text:p>
          </table:table-cell>
          <table:table-cell table:formula="of:=[$'GB-Exports'.$C$13]+[$'GB-Imports'.$C$13]" office:value-type="float" office:value="17301" calcext:value-type="float">
            <text:p>17,301.00</text:p>
          </table:table-cell>
          <table:table-cell table:formula="of:=[$'GB-Exports'.$C$14]+[$'GB-Imports'.$C$14]" office:value-type="float" office:value="24978" calcext:value-type="float">
            <text:p>24,978.00</text:p>
          </table:table-cell>
          <table:table-cell table:formula="of:=[$'GB-Exports'.$C$15]+[$'GB-Imports'.$C$15]" office:value-type="float" office:value="1963.4" calcext:value-type="float">
            <text:p>1,963.40</text:p>
          </table:table-cell>
          <table:table-cell table:formula="of:=[$'GB-Exports'.$C$16]+[$'GB-Imports'.$C$16]" office:value-type="float" office:value="393.1" calcext:value-type="float">
            <text:p>393.10</text:p>
          </table:table-cell>
          <table:table-cell table:formula="of:=[$'GB-Exports'.$C$17]+[$'GB-Imports'.$C$17]" office:value-type="float" office:value="9771.3" calcext:value-type="float">
            <text:p>9,771.30</text:p>
          </table:table-cell>
          <table:table-cell table:formula="of:=[$'GB-Exports'.$C$18]+[$'GB-Imports'.$C$18]" office:value-type="float" office:value="5366.7" calcext:value-type="float">
            <text:p>5,366.70</text:p>
          </table:table-cell>
          <table:table-cell table:formula="of:=[$'GB-Exports'.$C$20]+[$'GB-Imports'.$C$20]" office:value-type="float" office:value="696.6" calcext:value-type="float">
            <text:p>696.60</text:p>
          </table:table-cell>
          <table:table-cell table:formula="of:=[$'GB-Exports'.$C$21]+[$'GB-Imports'.$C$21]" office:value-type="float" office:value="0" calcext:value-type="float">
            <text:p>0.00</text:p>
          </table:table-cell>
          <table:table-cell table:formula="of:=[$'GB-Exports'.$C$22]+[$'GB-Imports'.$C$22]" office:value-type="float" office:value="6682.7" calcext:value-type="float">
            <text:p>6,682.70</text:p>
          </table:table-cell>
          <table:table-cell table:formula="of:=[$'GB-Exports'.$C$23]+[$'GB-Imports'.$C$23]" office:value-type="float" office:value="4086.7" calcext:value-type="float">
            <text:p>4,086.70</text:p>
          </table:table-cell>
          <table:table-cell table:formula="of:=[$'GB-Exports'.$C$19]+[$'GB-Imports'.$C$19]" office:value-type="float" office:value="803.4" calcext:value-type="float">
            <text:p>803.40</text:p>
          </table:table-cell>
          <table:table-cell table:formula="of:=[$'GB-Exports'.$C$24]+[$'GB-Imports'.$C$24]" office:value-type="float" office:value="456.3" calcext:value-type="float">
            <text:p>456.30</text:p>
          </table:table-cell>
          <table:table-cell table:formula="of:=[$'GB-Exports'.$C$25]+[$'GB-Imports'.$C$25]" office:value-type="float" office:value="0" calcext:value-type="float">
            <text:p>0.00</text:p>
          </table:table-cell>
          <table:table-cell table:formula="of:=[$'GB-Exports'.$C$26]+[$'GB-Imports'.$C$26]" office:value-type="float" office:value="24630.1" calcext:value-type="float">
            <text:p>24,630.10</text:p>
          </table:table-cell>
          <table:table-cell table:number-columns-repeated="100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$'GB-Exports'.$M$8]+[$'GB-Imports'.$M$8]" office:value-type="float" office:value="306.660117018553" calcext:value-type="float">
            <text:p>306.66</text:p>
          </table:table-cell>
          <table:table-cell table:formula="of:=[$'GB-Exports'.$M$9]+[$'GB-Imports'.$M$9]" office:value-type="float" office:value="4665.8696964969" calcext:value-type="float">
            <text:p>4,665.87</text:p>
          </table:table-cell>
          <table:table-cell table:formula="of:=[$'GB-Exports'.$M$10]+[$'GB-Imports'.$M$10]" office:value-type="float" office:value="1858.79267789432" calcext:value-type="float">
            <text:p>1,858.79</text:p>
          </table:table-cell>
          <table:table-cell table:formula="of:=[$'GB-Exports'.$M$11]+[$'GB-Imports'.$M$11]" office:value-type="float" office:value="7364.75795755423" calcext:value-type="float">
            <text:p>7,364.76</text:p>
          </table:table-cell>
          <table:table-cell table:formula="of:=[$'GB-Exports'.$M$12]+[$'GB-Imports'.$M$12]" office:value-type="float" office:value="1858.90805370188" calcext:value-type="float">
            <text:p>1,858.91</text:p>
          </table:table-cell>
          <table:table-cell table:formula="of:=[$'GB-Exports'.$M$13]+[$'GB-Imports'.$M$13]" office:value-type="float" office:value="40221.5446513242" calcext:value-type="float">
            <text:p>40,221.54</text:p>
          </table:table-cell>
          <table:table-cell table:formula="of:=[$'GB-Exports'.$M$14]+[$'GB-Imports'.$M$14]" office:value-type="float" office:value="59152.8963342941" calcext:value-type="float">
            <text:p>59,152.90</text:p>
          </table:table-cell>
          <table:table-cell table:formula="of:=[$'GB-Exports'.$M$15]+[$'GB-Imports'.$M$15]" office:value-type="float" office:value="3664.13378137459" calcext:value-type="float">
            <text:p>3,664.13</text:p>
          </table:table-cell>
          <table:table-cell table:formula="of:=[$'GB-Exports'.$M$16]+[$'GB-Imports'.$M$16]" office:value-type="float" office:value="932.778460579272" calcext:value-type="float">
            <text:p>932.78</text:p>
          </table:table-cell>
          <table:table-cell table:formula="of:=[$'GB-Exports'.$M$17]+[$'GB-Imports'.$M$17]" office:value-type="float" office:value="21897.8421289627" calcext:value-type="float">
            <text:p>21,897.84</text:p>
          </table:table-cell>
          <table:table-cell table:formula="of:=[$'GB-Exports'.$M$18]+[$'GB-Imports'.$M$18]" office:value-type="float" office:value="16773.3251876161" calcext:value-type="float">
            <text:p>16,773.33</text:p>
          </table:table-cell>
          <table:table-cell table:formula="of:=[$'GB-Exports'.$M$20]+[$'GB-Imports'.$M$20]" office:value-type="float" office:value="778.105201956504" calcext:value-type="float">
            <text:p>778.11</text:p>
          </table:table-cell>
          <table:table-cell table:formula="of:=[$'GB-Exports'.$M$21]+[$'GB-Imports'.$M$21]" office:value-type="float" office:value="0" calcext:value-type="float">
            <text:p>0.00</text:p>
          </table:table-cell>
          <table:table-cell table:formula="of:=[$'GB-Exports'.$M$22]+[$'GB-Imports'.$M$22]" office:value-type="float" office:value="4630.60856687497" calcext:value-type="float">
            <text:p>4,630.61</text:p>
          </table:table-cell>
          <table:table-cell table:formula="of:=[$'GB-Exports'.$M$23]+[$'GB-Imports'.$M$23]" office:value-type="float" office:value="3897.26317319221" calcext:value-type="float">
            <text:p>3,897.26</text:p>
          </table:table-cell>
          <table:table-cell table:formula="of:=[$'GB-Exports'.$M$19]+[$'GB-Imports'.$M$19]" office:value-type="float" office:value="2837.82205476682" calcext:value-type="float">
            <text:p>2,837.82</text:p>
          </table:table-cell>
          <table:table-cell table:formula="of:=[$'GB-Exports'.$M$24]+[$'GB-Imports'.$M$24]" office:value-type="float" office:value="2064.55638563079" calcext:value-type="float">
            <text:p>2,064.56</text:p>
          </table:table-cell>
          <table:table-cell table:formula="of:=[$'GB-Exports'.$M$25]+[$'GB-Imports'.$M$25]" office:value-type="float" office:value="0" calcext:value-type="float">
            <text:p>0.00</text:p>
          </table:table-cell>
          <table:table-cell table:formula="of:=[$'GB-Exports'.$M$26]+[$'GB-Imports'.$M$26]" office:value-type="float" office:value="48316.0957543714" calcext:value-type="float">
            <text:p>48,316.10</text:p>
          </table:table-cell>
          <table:table-cell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$'GB-Exports'.$W$8]+[$'GB-Imports'.$W$8]" office:value-type="float" office:value="745.071887" calcext:value-type="float">
            <text:p>745.07</text:p>
          </table:table-cell>
          <table:table-cell table:formula="of:=[$'GB-Exports'.$W$9]+[$'GB-Imports'.$W$9]" office:value-type="float" office:value="6636.781588" calcext:value-type="float">
            <text:p>6,636.78</text:p>
          </table:table-cell>
          <table:table-cell table:formula="of:=[$'GB-Exports'.$W$10]+[$'GB-Imports'.$W$10]" office:value-type="float" office:value="2869.230136" calcext:value-type="float">
            <text:p>2,869.23</text:p>
          </table:table-cell>
          <table:table-cell table:formula="of:=[$'GB-Exports'.$W$11]+[$'GB-Imports'.$W$11]" office:value-type="float" office:value="10927.73569" calcext:value-type="float">
            <text:p>10,927.74</text:p>
          </table:table-cell>
          <table:table-cell table:formula="of:=[$'GB-Exports'.$W$12]+[$'GB-Imports'.$W$12]" office:value-type="float" office:value="15090.308751" calcext:value-type="float">
            <text:p>15,090.31</text:p>
          </table:table-cell>
          <table:table-cell table:formula="of:=[$'GB-Exports'.$W$13]+[$'GB-Imports'.$W$13]" office:value-type="float" office:value="54317.375472" calcext:value-type="float">
            <text:p>54,317.38</text:p>
          </table:table-cell>
          <table:table-cell table:formula="of:=[$'GB-Exports'.$W$14]+[$'GB-Imports'.$W$14]" office:value-type="float" office:value="76155.509742" calcext:value-type="float">
            <text:p>76,155.51</text:p>
          </table:table-cell>
          <table:table-cell table:formula="of:=[$'GB-Exports'.$W$15]+[$'GB-Imports'.$W$15]" office:value-type="float" office:value="6138.4229" calcext:value-type="float">
            <text:p>6,138.42</text:p>
          </table:table-cell>
          <table:table-cell table:formula="of:=[$'GB-Exports'.$W$16]+[$'GB-Imports'.$W$16]" office:value-type="float" office:value="2532.599726" calcext:value-type="float">
            <text:p>2,532.60</text:p>
          </table:table-cell>
          <table:table-cell table:formula="of:=[$'GB-Exports'.$W$17]+[$'GB-Imports'.$W$17]" office:value-type="float" office:value="27247.445318" calcext:value-type="float">
            <text:p>27,247.45</text:p>
          </table:table-cell>
          <table:table-cell table:formula="of:=[$'GB-Exports'.$W$18]+[$'GB-Imports'.$W$18]" office:value-type="float" office:value="21129.696651" calcext:value-type="float">
            <text:p>21,129.70</text:p>
          </table:table-cell>
          <table:table-cell table:formula="of:=[$'GB-Exports'.$W$20]+[$'GB-Imports'.$W$20]" office:value-type="float" office:value="2141.782228" calcext:value-type="float">
            <text:p>2,141.78</text:p>
          </table:table-cell>
          <table:table-cell table:formula="of:=[$'GB-Exports'.$W$21]+[$'GB-Imports'.$W$21]" office:value-type="float" office:value="3963.519116" calcext:value-type="float">
            <text:p>3,963.52</text:p>
          </table:table-cell>
          <table:table-cell table:formula="of:=[$'GB-Exports'.$W$22]+[$'GB-Imports'.$W$22]" office:value-type="float" office:value="3955.899243" calcext:value-type="float">
            <text:p>3,955.90</text:p>
          </table:table-cell>
          <table:table-cell table:formula="of:=[$'GB-Exports'.$W$23]+[$'GB-Imports'.$W$23]" office:value-type="float" office:value="6407.409958" calcext:value-type="float">
            <text:p>6,407.41</text:p>
          </table:table-cell>
          <table:table-cell table:formula="of:=[$'GB-Exports'.$W$19]+[$'GB-Imports'.$W$19]" office:value-type="float" office:value="7568.645503" calcext:value-type="float">
            <text:p>7,568.65</text:p>
          </table:table-cell>
          <table:table-cell table:formula="of:=[$'GB-Exports'.$W$24]+[$'GB-Imports'.$W$24]" office:value-type="float" office:value="5121.998699" calcext:value-type="float">
            <text:p>5,122.00</text:p>
          </table:table-cell>
          <table:table-cell table:formula="of:=[$'GB-Exports'.$W$25]+[$'GB-Imports'.$W$25]" office:value-type="float" office:value="0" calcext:value-type="float">
            <text:p>0.00</text:p>
          </table:table-cell>
          <table:table-cell table:formula="of:=[$'GB-Exports'.$W$26]+[$'GB-Imports'.$W$26]" office:value-type="float" office:value="89903.16435" calcext:value-type="float">
            <text:p>89,903.16</text:p>
          </table:table-cell>
          <table:table-cell table:number-columns-repeated="100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$'GB-Exports'.$AG$8]+[$'GB-Imports'.$AG$8]" office:value-type="float" office:value="1443.779868" calcext:value-type="float">
            <text:p>1,443.78</text:p>
          </table:table-cell>
          <table:table-cell table:formula="of:=[$'GB-Exports'.$AG$9]+[$'GB-Imports'.$AG$9]" office:value-type="float" office:value="11545.163209" calcext:value-type="float">
            <text:p>11,545.16</text:p>
          </table:table-cell>
          <table:table-cell table:formula="of:=[$'GB-Exports'.$AG$10]+[$'GB-Imports'.$AG$10]" office:value-type="float" office:value="8418.22041" calcext:value-type="float">
            <text:p>8,418.22</text:p>
          </table:table-cell>
          <table:table-cell table:formula="of:=[$'GB-Exports'.$AG$11]+[$'GB-Imports'.$AG$11]" office:value-type="float" office:value="20183.718887" calcext:value-type="float">
            <text:p>20,183.72</text:p>
          </table:table-cell>
          <table:table-cell table:formula="of:=[$'GB-Exports'.$AG$12]+[$'GB-Imports'.$AG$12]" office:value-type="float" office:value="61234.578165" calcext:value-type="float">
            <text:p>61,234.58</text:p>
          </table:table-cell>
          <table:table-cell table:formula="of:=[$'GB-Exports'.$AG$13]+[$'GB-Imports'.$AG$13]" office:value-type="float" office:value="61523.088034" calcext:value-type="float">
            <text:p>61,523.09</text:p>
          </table:table-cell>
          <table:table-cell table:formula="of:=[$'GB-Exports'.$AG$14]+[$'GB-Imports'.$AG$14]" office:value-type="float" office:value="112561.78369" calcext:value-type="float">
            <text:p>112,561.78</text:p>
          </table:table-cell>
          <table:table-cell table:formula="of:=[$'GB-Exports'.$AG$15]+[$'GB-Imports'.$AG$15]" office:value-type="float" office:value="13940.73075" calcext:value-type="float">
            <text:p>13,940.73</text:p>
          </table:table-cell>
          <table:table-cell table:formula="of:=[$'GB-Exports'.$AG$16]+[$'GB-Imports'.$AG$16]" office:value-type="float" office:value="2587.947048" calcext:value-type="float">
            <text:p>2,587.95</text:p>
          </table:table-cell>
          <table:table-cell table:formula="of:=[$'GB-Exports'.$AG$17]+[$'GB-Imports'.$AG$17]" office:value-type="float" office:value="34537.702541" calcext:value-type="float">
            <text:p>34,537.70</text:p>
          </table:table-cell>
          <table:table-cell table:formula="of:=[$'GB-Exports'.$AG$18]+[$'GB-Imports'.$AG$18]" office:value-type="float" office:value="18787.698497" calcext:value-type="float">
            <text:p>18,787.70</text:p>
          </table:table-cell>
          <table:table-cell table:formula="of:=[$'GB-Exports'.$AG$20]+[$'GB-Imports'.$AG$20]" office:value-type="float" office:value="3818.924275" calcext:value-type="float">
            <text:p>3,818.92</text:p>
          </table:table-cell>
          <table:table-cell table:formula="of:=[$'GB-Exports'.$AG$21]+[$'GB-Imports'.$AG$21]" office:value-type="float" office:value="13092.876201" calcext:value-type="float">
            <text:p>13,092.88</text:p>
          </table:table-cell>
          <table:table-cell table:formula="of:=[$'GB-Exports'.$AG$22]+[$'GB-Imports'.$AG$22]" office:value-type="float" office:value="4454.328575" calcext:value-type="float">
            <text:p>4,454.33</text:p>
          </table:table-cell>
          <table:table-cell table:formula="of:=[$'GB-Exports'.$AG$23]+[$'GB-Imports'.$AG$23]" office:value-type="float" office:value="13125.733445" calcext:value-type="float">
            <text:p>13,125.73</text:p>
          </table:table-cell>
          <table:table-cell table:formula="of:=[$'GB-Exports'.$AG$19]+[$'GB-Imports'.$AG$19]" office:value-type="float" office:value="6907.417787" calcext:value-type="float">
            <text:p>6,907.42</text:p>
          </table:table-cell>
          <table:table-cell table:formula="of:=[$'GB-Exports'.$AG$24]+[$'GB-Imports'.$AG$24]" office:value-type="float" office:value="11930.2023" calcext:value-type="float">
            <text:p>11,930.20</text:p>
          </table:table-cell>
          <table:table-cell table:formula="of:=[$'GB-Exports'.$AG$25]+[$'GB-Imports'.$AG$25]" office:value-type="float" office:value="0" calcext:value-type="float">
            <text:p>0.00</text:p>
          </table:table-cell>
          <table:table-cell table:formula="of:=[$'GB-Exports'.$AG$26]+[$'GB-Imports'.$AG$26]" office:value-type="float" office:value="96569.905675" calcext:value-type="float">
            <text:p>96,569.91</text:p>
          </table:table-cell>
          <table:table-cell table:number-columns-repeated="100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$'GB-Exports'.$AL$8]+[$'GB-Imports'.$AL$8]" office:value-type="float" office:value="1307.263521" calcext:value-type="float">
            <text:p>1,307.26</text:p>
          </table:table-cell>
          <table:table-cell table:formula="of:=[$'GB-Exports'.$AL$9]+[$'GB-Imports'.$AL$9]" office:value-type="float" office:value="8644.52998" calcext:value-type="float">
            <text:p>8,644.53</text:p>
          </table:table-cell>
          <table:table-cell table:formula="of:=[$'GB-Exports'.$AL$10]+[$'GB-Imports'.$AL$10]" office:value-type="float" office:value="7001.43838" calcext:value-type="float">
            <text:p>7,001.44</text:p>
          </table:table-cell>
          <table:table-cell table:formula="of:=[$'GB-Exports'.$AL$11]+[$'GB-Imports'.$AL$11]" office:value-type="float" office:value="19142.538389" calcext:value-type="float">
            <text:p>19,142.54</text:p>
          </table:table-cell>
          <table:table-cell table:formula="of:=[$'GB-Exports'.$AL$12]+[$'GB-Imports'.$AL$12]" office:value-type="float" office:value="88653.593608" calcext:value-type="float">
            <text:p>88,653.59</text:p>
          </table:table-cell>
          <table:table-cell table:formula="of:=[$'GB-Exports'.$AL$13]+[$'GB-Imports'.$AL$13]" office:value-type="float" office:value="63336.976841" calcext:value-type="float">
            <text:p>63,336.98</text:p>
          </table:table-cell>
          <table:table-cell table:formula="of:=[$'GB-Exports'.$AL$14]+[$'GB-Imports'.$AL$14]" office:value-type="float" office:value="139252.365317" calcext:value-type="float">
            <text:p>139,252.37</text:p>
          </table:table-cell>
          <table:table-cell table:formula="of:=[$'GB-Exports'.$AL$15]+[$'GB-Imports'.$AL$15]" office:value-type="float" office:value="14652.613629" calcext:value-type="float">
            <text:p>14,652.61</text:p>
          </table:table-cell>
          <table:table-cell table:formula="of:=[$'GB-Exports'.$AL$16]+[$'GB-Imports'.$AL$16]" office:value-type="float" office:value="2342.439634" calcext:value-type="float">
            <text:p>2,342.44</text:p>
          </table:table-cell>
          <table:table-cell table:formula="of:=[$'GB-Exports'.$AL$17]+[$'GB-Imports'.$AL$17]" office:value-type="float" office:value="36904.98945" calcext:value-type="float">
            <text:p>36,904.99</text:p>
          </table:table-cell>
          <table:table-cell table:formula="of:=[$'GB-Exports'.$AL$18]+[$'GB-Imports'.$AL$18]" office:value-type="float" office:value="15992.747718" calcext:value-type="float">
            <text:p>15,992.75</text:p>
          </table:table-cell>
          <table:table-cell table:formula="of:=[$'GB-Exports'.$AL$20]+[$'GB-Imports'.$AL$20]" office:value-type="float" office:value="3940.398801" calcext:value-type="float">
            <text:p>3,940.40</text:p>
          </table:table-cell>
          <table:table-cell table:formula="of:=[$'GB-Exports'.$AL$21]+[$'GB-Imports'.$AL$21]" office:value-type="float" office:value="10489.060974" calcext:value-type="float">
            <text:p>10,489.06</text:p>
          </table:table-cell>
          <table:table-cell table:formula="of:=[$'GB-Exports'.$AL$22]+[$'GB-Imports'.$AL$22]" office:value-type="float" office:value="9110.551713" calcext:value-type="float">
            <text:p>9,110.55</text:p>
          </table:table-cell>
          <table:table-cell table:formula="of:=[$'GB-Exports'.$AL$23]+[$'GB-Imports'.$AL$23]" office:value-type="float" office:value="9080.455019" calcext:value-type="float">
            <text:p>9,080.46</text:p>
          </table:table-cell>
          <table:table-cell table:formula="of:=[$'GB-Exports'.$AL$19]+[$'GB-Imports'.$AL$19]" office:value-type="float" office:value="13368.756395" calcext:value-type="float">
            <text:p>13,368.76</text:p>
          </table:table-cell>
          <table:table-cell table:formula="of:=[$'GB-Exports'.$AL$24]+[$'GB-Imports'.$AL$24]" office:value-type="float" office:value="15921.662783" calcext:value-type="float">
            <text:p>15,921.66</text:p>
          </table:table-cell>
          <table:table-cell table:formula="of:=[$'GB-Exports'.$AL$25]+[$'GB-Imports'.$AL$25]" office:value-type="float" office:value="0" calcext:value-type="float">
            <text:p>0.00</text:p>
          </table:table-cell>
          <table:table-cell table:formula="of:=[$'GB-Exports'.$AL$26]+[$'GB-Imports'.$AL$26]" office:value-type="float" office:value="124580.758144" calcext:value-type="float">
            <text:p>124,580.7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style-name="Default" table:number-columns-repeated="19"/>
          <table:table-cell/>
          <table:table-cell table:style-name="ce4" office:value-type="string" calcext:value-type="string">
            <text:p>x\in(10%,\infty]</text:p>
          </table:table-cell>
          <table:table-cell table:style-name="ce4" office:value-type="string" calcext:value-type="string">
            <text:p>x\in(7%,10%]</text:p>
          </table:table-cell>
          <table:table-cell table:style-name="ce4" office:value-type="string" calcext:value-type="string">
            <text:p>x\in(5%,7%]</text:p>
          </table:table-cell>
          <table:table-cell table:style-name="ce4" office:value-type="string" calcext:value-type="string">
            <text:p>x\in(3%,5%]</text:p>
          </table:table-cell>
          <table:table-cell table:style-name="ce4" office:value-type="string" calcext:value-type="string">
            <text:p>x\in(1%,3%]</text:p>
          </table:table-cell>
          <table:table-cell table:style-name="ce4"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086705213117781" calcext:value-type="percentage">
            <text:p>0.9%</text:p>
          </table:table-cell>
          <table:table-cell table:style-name="ce3" table:formula="of:=[.C2]*10^6/[$'G20-GDP'.$E$6]" office:value-type="percentage" office:value="0.0201531195177069" calcext:value-type="percentage">
            <text:p>2.0%</text:p>
          </table:table-cell>
          <table:table-cell table:style-name="ce3" table:formula="of:=[.D2]*10^6/[$'G20-GDP'.$E$7]" office:value-type="percentage" office:value="0.00508840353381551" calcext:value-type="percentage">
            <text:p>0.5%</text:p>
          </table:table-cell>
          <table:table-cell table:style-name="ce3" table:formula="of:=[.E2]*10^6/[$'G20-GDP'.$E$8]" office:value-type="percentage" office:value="0.0184193153943949" calcext:value-type="percentage">
            <text:p>1.8%</text:p>
          </table:table-cell>
          <table:table-cell table:style-name="ce3" table:formula="of:=[.F2]*10^6/[$'G20-GDP'.$E$9]" office:value-type="percentage" office:value="0.00392625213473889" calcext:value-type="percentage">
            <text:p>0.4%</text:p>
          </table:table-cell>
          <table:table-cell table:style-name="ce3" table:formula="of:=[.G2]*10^6/[$'G20-GDP'.$E$10]" office:value-type="percentage" office:value="0.0245918660403212" calcext:value-type="percentage">
            <text:p>2.5%</text:p>
          </table:table-cell>
          <table:table-cell table:style-name="ce3" table:formula="of:=[.H2]*10^6/[$'G20-GDP'.$E$11]" office:value-type="percentage" office:value="0.0263844116762773" calcext:value-type="percentage">
            <text:p>2.6%</text:p>
          </table:table-cell>
          <table:table-cell table:style-name="ce3" table:formula="of:=[.I2]*10^6/[$'G20-GDP'.$E$12]" office:value-type="percentage" office:value="0.0106799469405119" calcext:value-type="percentage">
            <text:p>1.1%</text:p>
          </table:table-cell>
          <table:table-cell table:style-name="ce3" table:formula="of:=[.J2]*10^6/[$'G20-GDP'.$E$13]" office:value-type="percentage" office:value="0.00509369399878123" calcext:value-type="percentage">
            <text:p>0.5%</text:p>
          </table:table-cell>
          <table:table-cell table:style-name="ce3" table:formula="of:=[.K2]*10^6/[$'G20-GDP'.$E$14]" office:value-type="percentage" office:value="0.0205416425191973" calcext:value-type="percentage">
            <text:p>2.1%</text:p>
          </table:table-cell>
          <table:table-cell table:style-name="ce3" table:formula="of:=[.L2]*10^6/[$'G20-GDP'.$E$15]" office:value-type="percentage" office:value="0.00488018056224847" calcext:value-type="percentage">
            <text:p>0.5%</text:p>
          </table:table-cell>
          <table:table-cell table:style-name="ce3" table:formula="of:=[.M2]*10^6/[$'G20-GDP'.$E$17]" office:value-type="percentage" office:value="0.00358412932555472" calcext:value-type="percentage">
            <text:p>0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04061401124628" calcext:value-type="percentage">
            <text:p>4.1%</text:p>
          </table:table-cell>
          <table:table-cell table:style-name="ce3" table:formula="of:=[.P2]*10^6/[$'G20-GDP'.$E$20]" office:value-type="percentage" office:value="0.0492467964349818" calcext:value-type="percentage">
            <text:p>4.9%</text:p>
          </table:table-cell>
          <table:table-cell table:style-name="ce3" table:formula="of:=[.Q2]*10^6/[$'G20-GDP'.$E$16]" office:value-type="percentage" office:value="0.0123636480683433" calcext:value-type="percentage">
            <text:p>1.2%</text:p>
          </table:table-cell>
          <table:table-cell table:style-name="ce3" table:formula="of:=[.R2]*10^6/[$'G20-GDP'.$E$21]" office:value-type="percentage" office:value="0.00663330008029672" calcext:value-type="percentage">
            <text:p>0.7%</text:p>
          </table:table-cell>
          <table:table-cell table:style-name="ce3" table:formula="of:=[.S2]*10^6/[$'G20-GDP'.$E$22]" office:value-type="percentage" office:value="0" calcext:value-type="percentage">
            <text:p>0.0%</text:p>
          </table:table-cell>
          <table:table-cell table:style-name="ce3" table:formula="of:=[.T2]*10^6/[$'G20-GDP'.$E$23]" office:value-type="percentage" office:value="0.00860438671722844" calcext:value-type="percentage">
            <text:p>0.9%</text:p>
          </table:table-cell>
          <table:table-cell/>
          <table:table-cell table:style-name="ce5" table:formula="of:=COUNTIF([.$B9:.$T9];&quot;&gt;0.10&quot;)" office:value-type="float" office:value="0" calcext:value-type="float">
            <text:p>0</text:p>
          </table:table-cell>
          <table:table-cell table:style-name="ce5" table:formula="of:=COUNTIF([.$B9:.$T9];&quot;&lt;=0.10&quot;)-COUNTIF([.$B9:.$T9];&quot;&lt;0.07&quot;)" office:value-type="float" office:value="0" calcext:value-type="float">
            <text:p>0</text:p>
          </table:table-cell>
          <table:table-cell table:style-name="ce5" table:formula="of:=COUNTIF([.$B9:.$T9];&quot;&lt;=0.07&quot;)-COUNTIF([.$B9:.$T9];&quot;&lt;0.05&quot;)" office:value-type="float" office:value="0" calcext:value-type="float">
            <text:p>0</text:p>
          </table:table-cell>
          <table:table-cell table:style-name="ce5" table:formula="of:=COUNTIF([.$B9:.$T9];&quot;&lt;=0.05&quot;)-COUNTIF([.$B9:.$T9];&quot;&lt;0.03&quot;)" office:value-type="float" office:value="2" calcext:value-type="float">
            <text:p>2</text:p>
          </table:table-cell>
          <table:table-cell table:style-name="ce5" table:formula="of:=COUNTIF([.$B9:.$T9];&quot;&lt;=0.03&quot;)-COUNTIF([.$B9:.$T9];&quot;&lt;0.01&quot;)" office:value-type="float" office:value="7" calcext:value-type="float">
            <text:p>7</text:p>
          </table:table-cell>
          <table:table-cell table:style-name="ce5" table:formula="of:=COUNTIF([.$B9:.$T9];&quot;&lt;=0.01&quot;)-1" office:value-type="float" office:value="9" calcext:value-type="float">
            <text:p>9</text:p>
          </table:table-cell>
          <table:table-cell/>
          <table:table-cell table:style-name="ce6" table:formula="of:=SUM([.$B9:.$T9])/18" office:value-type="percentage" office:value="0.0149708680834698" calcext:value-type="percentage">
            <text:p>1.5%</text:p>
          </table:table-cell>
          <table:table-cell table:style-name="ce6" table:formula="of:=MEDIAN([.$B9:.$T9])" office:value-type="percentage" office:value="0.0086705213117781" calcext:value-type="percentage">
            <text:p>0.9%</text:p>
          </table:table-cell>
          <table:table-cell table:number-columns-repeated="994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0216947278497697" calcext:value-type="percentage">
            <text:p>0.2%</text:p>
          </table:table-cell>
          <table:table-cell table:style-name="ce3" table:formula="of:=[.C3]*10^6/[$'G20-GDP'.$O$6]" office:value-type="percentage" office:value="0.0149822773292621" calcext:value-type="percentage">
            <text:p>1.5%</text:p>
          </table:table-cell>
          <table:table-cell table:style-name="ce3" table:formula="of:=[.D3]*10^6/[$'G20-GDP'.$O$7]" office:value-type="percentage" office:value="0.00402378072847074" calcext:value-type="percentage">
            <text:p>0.4%</text:p>
          </table:table-cell>
          <table:table-cell table:style-name="ce3" table:formula="of:=[.E3]*10^6/[$'G20-GDP'.$O$8]" office:value-type="percentage" office:value="0.0124000530808565" calcext:value-type="percentage">
            <text:p>1.2%</text:p>
          </table:table-cell>
          <table:table-cell table:style-name="ce3" table:formula="of:=[.F3]*10^6/[$'G20-GDP'.$O$9]" office:value-type="percentage" office:value="0.00515135733198607" calcext:value-type="percentage">
            <text:p>0.5%</text:p>
          </table:table-cell>
          <table:table-cell table:style-name="ce3" table:formula="of:=[.G3]*10^6/[$'G20-GDP'.$O$10]" office:value-type="percentage" office:value="0.0315388746131208" calcext:value-type="percentage">
            <text:p>3.2%</text:p>
          </table:table-cell>
          <table:table-cell table:style-name="ce3" table:formula="of:=[.H3]*10^6/[$'G20-GDP'.$O$11]" office:value-type="percentage" office:value="0.0335149974653106" calcext:value-type="percentage">
            <text:p>3.4%</text:p>
          </table:table-cell>
          <table:table-cell table:style-name="ce3" table:formula="of:=[.I3]*10^6/[$'G20-GDP'.$O$12]" office:value-type="percentage" office:value="0.0115698281701214" calcext:value-type="percentage">
            <text:p>1.2%</text:p>
          </table:table-cell>
          <table:table-cell table:style-name="ce3" table:formula="of:=[.J3]*10^6/[$'G20-GDP'.$O$13]" office:value-type="percentage" office:value="0.00825388563159958" calcext:value-type="percentage">
            <text:p>0.8%</text:p>
          </table:table-cell>
          <table:table-cell table:style-name="ce3" table:formula="of:=[.K3]*10^6/[$'G20-GDP'.$O$14]" office:value-type="percentage" office:value="0.018599637358276" calcext:value-type="percentage">
            <text:p>1.9%</text:p>
          </table:table-cell>
          <table:table-cell table:style-name="ce3" table:formula="of:=[.L3]*10^6/[$'G20-GDP'.$O$15]" office:value-type="percentage" office:value="0.00534186678560666" calcext:value-type="percentage">
            <text:p>0.5%</text:p>
          </table:table-cell>
          <table:table-cell table:style-name="ce3" table:formula="of:=[.M3]*10^6/[$'G20-GDP'.$O$17]" office:value-type="percentage" office:value="0.00296184334584076" calcext:value-type="percentage">
            <text:p>0.3%</text:p>
          </table:table-cell>
          <table:table-cell table:style-name="ce3" table:formula="of:=[.N3]*10^6/[$'G20-GDP'.$O$18]" office:value-type="percentage" office:value="0" calcext:value-type="percentage">
            <text:p>0.0%</text:p>
          </table:table-cell>
          <table:table-cell table:style-name="ce3" table:formula="of:=[.O3]*10^6/[$'G20-GDP'.$O$19]" office:value-type="percentage" office:value="0.0393657899103857" calcext:value-type="percentage">
            <text:p>3.9%</text:p>
          </table:table-cell>
          <table:table-cell table:style-name="ce3" table:formula="of:=[.P3]*10^6/[$'G20-GDP'.$O$20]" office:value-type="percentage" office:value="0.0337269802355419" calcext:value-type="percentage">
            <text:p>3.4%</text:p>
          </table:table-cell>
          <table:table-cell table:style-name="ce3" table:formula="of:=[.Q3]*10^6/[$'G20-GDP'.$O$16]" office:value-type="percentage" office:value="0.010158684803534" calcext:value-type="percentage">
            <text:p>1.0%</text:p>
          </table:table-cell>
          <table:table-cell table:style-name="ce3" table:formula="of:=[.R3]*10^6/[$'G20-GDP'.$O$21]" office:value-type="percentage" office:value="0.0137019326042472" calcext:value-type="percentage">
            <text:p>1.4%</text:p>
          </table:table-cell>
          <table:table-cell table:style-name="ce3" table:formula="of:=[.S3]*10^6/[$'G20-GDP'.$O$22]" office:value-type="percentage" office:value="0" calcext:value-type="percentage">
            <text:p>0.0%</text:p>
          </table:table-cell>
          <table:table-cell table:style-name="ce3" table:formula="of:=[.T3]*10^6/[$'G20-GDP'.$O$23]" office:value-type="percentage" office:value="0.00808017001743287" calcext:value-type="percentage">
            <text:p>0.8%</text:p>
          </table:table-cell>
          <table:table-cell/>
          <table:table-cell table:style-name="ce5" table:formula="of:=COUNTIF([.$B10:.$T10];&quot;&gt;0.10&quot;)" office:value-type="float" office:value="0" calcext:value-type="float">
            <text:p>0</text:p>
          </table:table-cell>
          <table:table-cell table:style-name="ce5" table:formula="of:=COUNTIF([.$B10:.$T10];&quot;&lt;=0.10&quot;)-COUNTIF([.$B10:.$T10];&quot;&lt;0.07&quot;)" office:value-type="float" office:value="0" calcext:value-type="float">
            <text:p>0</text:p>
          </table:table-cell>
          <table:table-cell table:style-name="ce5" table:formula="of:=COUNTIF([.$B10:.$T10];&quot;&lt;=0.07&quot;)-COUNTIF([.$B10:.$T10];&quot;&lt;0.05&quot;)" office:value-type="float" office:value="0" calcext:value-type="float">
            <text:p>0</text:p>
          </table:table-cell>
          <table:table-cell table:style-name="ce5" table:formula="of:=COUNTIF([.$B10:.$T10];&quot;&lt;=0.05&quot;)-COUNTIF([.$B10:.$T10];&quot;&lt;0.03&quot;)" office:value-type="float" office:value="4" calcext:value-type="float">
            <text:p>4</text:p>
          </table:table-cell>
          <table:table-cell table:style-name="ce5" table:formula="of:=COUNTIF([.$B10:.$T10];&quot;&lt;=0.03&quot;)-COUNTIF([.$B10:.$T10];&quot;&lt;0.01&quot;)" office:value-type="float" office:value="6" calcext:value-type="float">
            <text:p>6</text:p>
          </table:table-cell>
          <table:table-cell table:style-name="ce5" table:formula="of:=COUNTIF([.$B10:.$T10];&quot;&lt;=0.01&quot;)-1" office:value-type="float" office:value="8" calcext:value-type="float">
            <text:p>8</text:p>
          </table:table-cell>
          <table:table-cell/>
          <table:table-cell table:style-name="ce6" table:formula="of:=SUM([.$B10:.$T10])/18" office:value-type="percentage" office:value="0.0141967462331428" calcext:value-type="percentage">
            <text:p>1.4%</text:p>
          </table:table-cell>
          <table:table-cell table:style-name="ce6" table:formula="of:=MEDIAN([.$B10:.$T10])" office:value-type="percentage" office:value="0.010158684803534" calcext:value-type="percentage">
            <text:p>1.0%</text:p>
          </table:table-cell>
          <table:table-cell table:number-columns-repeated="994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0262161173805764" calcext:value-type="percentage">
            <text:p>0.3%</text:p>
          </table:table-cell>
          <table:table-cell table:style-name="ce3" table:formula="of:=[.C4]*10^6/[$'G20-GDP'.$Y$6]" office:value-type="percentage" office:value="0.0159750683243349" calcext:value-type="percentage">
            <text:p>1.6%</text:p>
          </table:table-cell>
          <table:table-cell table:style-name="ce3" table:formula="of:=[.D4]*10^6/[$'G20-GDP'.$Y$7]" office:value-type="percentage" office:value="0.00437768924830017" calcext:value-type="percentage">
            <text:p>0.4%</text:p>
          </table:table-cell>
          <table:table-cell table:style-name="ce3" table:formula="of:=[.E4]*10^6/[$'G20-GDP'.$Y$8]" office:value-type="percentage" office:value="0.0147215844565567" calcext:value-type="percentage">
            <text:p>1.5%</text:p>
          </table:table-cell>
          <table:table-cell table:style-name="ce3" table:formula="of:=[.F4]*10^6/[$'G20-GDP'.$Y$9]" office:value-type="percentage" office:value="0.0124574629527195" calcext:value-type="percentage">
            <text:p>1.2%</text:p>
          </table:table-cell>
          <table:table-cell table:style-name="ce3" table:formula="of:=[.G4]*10^6/[$'G20-GDP'.$Y$10]" office:value-type="percentage" office:value="0.0396929645582812" calcext:value-type="percentage">
            <text:p>4.0%</text:p>
          </table:table-cell>
          <table:table-cell table:style-name="ce3" table:formula="of:=[.H4]*10^6/[$'G20-GDP'.$Y$11]" office:value-type="percentage" office:value="0.0390550301793387" calcext:value-type="percentage">
            <text:p>3.9%</text:p>
          </table:table-cell>
          <table:table-cell table:style-name="ce3" table:formula="of:=[.I4]*10^6/[$'G20-GDP'.$Y$12]" office:value-type="percentage" office:value="0.0132824092015985" calcext:value-type="percentage">
            <text:p>1.3%</text:p>
          </table:table-cell>
          <table:table-cell table:style-name="ce3" table:formula="of:=[.J4]*10^6/[$'G20-GDP'.$Y$13]" office:value-type="percentage" office:value="0.0144141589400551" calcext:value-type="percentage">
            <text:p>1.4%</text:p>
          </table:table-cell>
          <table:table-cell table:style-name="ce3" table:formula="of:=[.K4]*10^6/[$'G20-GDP'.$Y$14]" office:value-type="percentage" office:value="0.0238644245777983" calcext:value-type="percentage">
            <text:p>2.4%</text:p>
          </table:table-cell>
          <table:table-cell table:style-name="ce3" table:formula="of:=[.L4]*10^6/[$'G20-GDP'.$Y$15]" office:value-type="percentage" office:value="0.00432319420026227" calcext:value-type="percentage">
            <text:p>0.4%</text:p>
          </table:table-cell>
          <table:table-cell table:style-name="ce3" table:formula="of:=[.M4]*10^6/[$'G20-GDP'.$Y$17]" office:value-type="percentage" office:value="0.00313287296523874" calcext:value-type="percentage">
            <text:p>0.3%</text:p>
          </table:table-cell>
          <table:table-cell table:style-name="ce3" table:formula="of:=[.N4]*10^6/[$'G20-GDP'.$Y$18]" office:value-type="percentage" office:value="0.015261414905426" calcext:value-type="percentage">
            <text:p>1.5%</text:p>
          </table:table-cell>
          <table:table-cell table:style-name="ce3" table:formula="of:=[.O4]*10^6/[$'G20-GDP'.$Y$19]" office:value-type="percentage" office:value="0.0208738135936951" calcext:value-type="percentage">
            <text:p>2.1%</text:p>
          </table:table-cell>
          <table:table-cell table:style-name="ce3" table:formula="of:=[.P4]*10^6/[$'G20-GDP'.$Y$20]" office:value-type="percentage" office:value="0.0469882869149767" calcext:value-type="percentage">
            <text:p>4.7%</text:p>
          </table:table-cell>
          <table:table-cell table:style-name="ce3" table:formula="of:=[.Q4]*10^6/[$'G20-GDP'.$Y$16]" office:value-type="percentage" office:value="0.0134761379889766" calcext:value-type="percentage">
            <text:p>1.3%</text:p>
          </table:table-cell>
          <table:table-cell table:style-name="ce3" table:formula="of:=[.R4]*10^6/[$'G20-GDP'.$Y$21]" office:value-type="percentage" office:value="0.0187633164827412" calcext:value-type="percentage">
            <text:p>1.9%</text:p>
          </table:table-cell>
          <table:table-cell table:style-name="ce3" table:formula="of:=[.S4]*10^6/[$'G20-GDP'.$Y$22]" office:value-type="percentage" office:value="0" calcext:value-type="percentage">
            <text:p>0.0%</text:p>
          </table:table-cell>
          <table:table-cell table:style-name="ce3" table:formula="of:=[.T4]*10^6/[$'G20-GDP'.$Y$23]" office:value-type="percentage" office:value="0.00874138028148198" calcext:value-type="percentage">
            <text:p>0.9%</text:p>
          </table:table-cell>
          <table:table-cell/>
          <table:table-cell table:style-name="ce5" table:formula="of:=COUNTIF([.$B11:.$T11];&quot;&gt;0.10&quot;)" office:value-type="float" office:value="0" calcext:value-type="float">
            <text:p>0</text:p>
          </table:table-cell>
          <table:table-cell table:style-name="ce5" table:formula="of:=COUNTIF([.$B11:.$T11];&quot;&lt;=0.10&quot;)-COUNTIF([.$B11:.$T11];&quot;&lt;0.07&quot;)" office:value-type="float" office:value="0" calcext:value-type="float">
            <text:p>0</text:p>
          </table:table-cell>
          <table:table-cell table:style-name="ce5" table:formula="of:=COUNTIF([.$B11:.$T11];&quot;&lt;=0.07&quot;)-COUNTIF([.$B11:.$T11];&quot;&lt;0.05&quot;)" office:value-type="float" office:value="0" calcext:value-type="float">
            <text:p>0</text:p>
          </table:table-cell>
          <table:table-cell table:style-name="ce5" table:formula="of:=COUNTIF([.$B11:.$T11];&quot;&lt;=0.05&quot;)-COUNTIF([.$B11:.$T11];&quot;&lt;0.03&quot;)" office:value-type="float" office:value="3" calcext:value-type="float">
            <text:p>3</text:p>
          </table:table-cell>
          <table:table-cell table:style-name="ce5" table:formula="of:=COUNTIF([.$B11:.$T11];&quot;&lt;=0.03&quot;)-COUNTIF([.$B11:.$T11];&quot;&lt;0.01&quot;)" office:value-type="float" office:value="10" calcext:value-type="float">
            <text:p>10</text:p>
          </table:table-cell>
          <table:table-cell table:style-name="ce5" table:formula="of:=COUNTIF([.$B11:.$T11];&quot;&lt;=0.01&quot;)-1" office:value-type="float" office:value="5" calcext:value-type="float">
            <text:p>5</text:p>
          </table:table-cell>
          <table:table-cell/>
          <table:table-cell table:style-name="ce6" table:formula="of:=SUM([.$B11:.$T11])/18" office:value-type="percentage" office:value="0.0173346011949911" calcext:value-type="percentage">
            <text:p>1.7%</text:p>
          </table:table-cell>
          <table:table-cell table:style-name="ce6" table:formula="of:=MEDIAN([.$B11:.$T11])" office:value-type="percentage" office:value="0.0144141589400551" calcext:value-type="percentage">
            <text:p>1.4%</text:p>
          </table:table-cell>
          <table:table-cell table:number-columns-repeated="994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0340813600042346" calcext:value-type="percentage">
            <text:p>0.3%</text:p>
          </table:table-cell>
          <table:table-cell table:style-name="ce3" table:formula="of:=[.C5]*10^6/[$'G20-GDP'.$AI$6]" office:value-type="percentage" office:value="0.0101018442978214" calcext:value-type="percentage">
            <text:p>1.0%</text:p>
          </table:table-cell>
          <table:table-cell table:style-name="ce3" table:formula="of:=[.D5]*10^6/[$'G20-GDP'.$AI$7]" office:value-type="percentage" office:value="0.00381109532754944" calcext:value-type="percentage">
            <text:p>0.4%</text:p>
          </table:table-cell>
          <table:table-cell table:style-name="ce3" table:formula="of:=[.E5]*10^6/[$'G20-GDP'.$AI$8]" office:value-type="percentage" office:value="0.0125095531092244" calcext:value-type="percentage">
            <text:p>1.3%</text:p>
          </table:table-cell>
          <table:table-cell table:style-name="ce3" table:formula="of:=[.F5]*10^6/[$'G20-GDP'.$AI$9]" office:value-type="percentage" office:value="0.010037434434209" calcext:value-type="percentage">
            <text:p>1.0%</text:p>
          </table:table-cell>
          <table:table-cell table:style-name="ce3" table:formula="of:=[.G5]*10^6/[$'G20-GDP'.$AI$10]" office:value-type="percentage" office:value="0.0232440023452302" calcext:value-type="percentage">
            <text:p>2.3%</text:p>
          </table:table-cell>
          <table:table-cell table:style-name="ce3" table:formula="of:=[.H5]*10^6/[$'G20-GDP'.$AI$11]" office:value-type="percentage" office:value="0.0329407868662381" calcext:value-type="percentage">
            <text:p>3.3%</text:p>
          </table:table-cell>
          <table:table-cell table:style-name="ce3" table:formula="of:=[.I5]*10^6/[$'G20-GDP'.$AI$12]" office:value-type="percentage" office:value="0.00841517993274643" calcext:value-type="percentage">
            <text:p>0.8%</text:p>
          </table:table-cell>
          <table:table-cell table:style-name="ce3" table:formula="of:=[.J5]*10^6/[$'G20-GDP'.$AI$13]" office:value-type="percentage" office:value="0.00342731699415559" calcext:value-type="percentage">
            <text:p>0.3%</text:p>
          </table:table-cell>
          <table:table-cell table:style-name="ce3" table:formula="of:=[.K5]*10^6/[$'G20-GDP'.$AI$14]" office:value-type="percentage" office:value="0.0162525910217131" calcext:value-type="percentage">
            <text:p>1.6%</text:p>
          </table:table-cell>
          <table:table-cell table:style-name="ce3" table:formula="of:=[.L5]*10^6/[$'G20-GDP'.$AI$15]" office:value-type="percentage" office:value="0.00329603072066461" calcext:value-type="percentage">
            <text:p>0.3%</text:p>
          </table:table-cell>
          <table:table-cell table:style-name="ce3" table:formula="of:=[.M5]*10^6/[$'G20-GDP'.$AI$17]" office:value-type="percentage" office:value="0.00363316559194935" calcext:value-type="percentage">
            <text:p>0.4%</text:p>
          </table:table-cell>
          <table:table-cell table:style-name="ce3" table:formula="of:=[.N5]*10^6/[$'G20-GDP'.$AI$18]" office:value-type="percentage" office:value="0.00858596489163648" calcext:value-type="percentage">
            <text:p>0.9%</text:p>
          </table:table-cell>
          <table:table-cell table:style-name="ce3" table:formula="of:=[.O5]*10^6/[$'G20-GDP'.$AI$19]" office:value-type="percentage" office:value="0.00843291907986109" calcext:value-type="percentage">
            <text:p>0.8%</text:p>
          </table:table-cell>
          <table:table-cell table:style-name="ce3" table:formula="of:=[.P5]*10^6/[$'G20-GDP'.$AI$20]" office:value-type="percentage" office:value="0.0349741505232077" calcext:value-type="percentage">
            <text:p>3.5%</text:p>
          </table:table-cell>
          <table:table-cell table:style-name="ce3" table:formula="of:=[.Q5]*10^6/[$'G20-GDP'.$AI$16]" office:value-type="percentage" office:value="0.00631102965780427" calcext:value-type="percentage">
            <text:p>0.6%</text:p>
          </table:table-cell>
          <table:table-cell table:style-name="ce3" table:formula="of:=[.R5]*10^6/[$'G20-GDP'.$AI$21]" office:value-type="percentage" office:value="0.0154560966666203" calcext:value-type="percentage">
            <text:p>1.5%</text:p>
          </table:table-cell>
          <table:table-cell table:style-name="ce3" table:formula="of:=[.S5]*10^6/[$'G20-GDP'.$AI$22]" office:value-type="percentage" office:value="0" calcext:value-type="percentage">
            <text:p>0.0%</text:p>
          </table:table-cell>
          <table:table-cell table:style-name="ce3" table:formula="of:=[.T5]*10^6/[$'G20-GDP'.$AI$23]" office:value-type="percentage" office:value="0.00645332164122891" calcext:value-type="percentage">
            <text:p>0.6%</text:p>
          </table:table-cell>
          <table:table-cell/>
          <table:table-cell table:style-name="ce5" table:formula="of:=COUNTIF([.$B12:.$T12];&quot;&gt;0.10&quot;)" office:value-type="float" office:value="0" calcext:value-type="float">
            <text:p>0</text:p>
          </table:table-cell>
          <table:table-cell table:style-name="ce5" table:formula="of:=COUNTIF([.$B12:.$T12];&quot;&lt;=0.10&quot;)-COUNTIF([.$B12:.$T12];&quot;&lt;0.07&quot;)" office:value-type="float" office:value="0" calcext:value-type="float">
            <text:p>0</text:p>
          </table:table-cell>
          <table:table-cell table:style-name="ce5" table:formula="of:=COUNTIF([.$B12:.$T12];&quot;&lt;=0.07&quot;)-COUNTIF([.$B12:.$T12];&quot;&lt;0.05&quot;)" office:value-type="float" office:value="0" calcext:value-type="float">
            <text:p>0</text:p>
          </table:table-cell>
          <table:table-cell table:style-name="ce5" table:formula="of:=COUNTIF([.$B12:.$T12];&quot;&lt;=0.05&quot;)-COUNTIF([.$B12:.$T12];&quot;&lt;0.03&quot;)" office:value-type="float" office:value="2" calcext:value-type="float">
            <text:p>2</text:p>
          </table:table-cell>
          <table:table-cell table:style-name="ce5" table:formula="of:=COUNTIF([.$B12:.$T12];&quot;&lt;=0.03&quot;)-COUNTIF([.$B12:.$T12];&quot;&lt;0.01&quot;)" office:value-type="float" office:value="6" calcext:value-type="float">
            <text:p>6</text:p>
          </table:table-cell>
          <table:table-cell table:style-name="ce5" table:formula="of:=COUNTIF([.$B12:.$T12];&quot;&lt;=0.01&quot;)-1" office:value-type="float" office:value="10" calcext:value-type="float">
            <text:p>10</text:p>
          </table:table-cell>
          <table:table-cell/>
          <table:table-cell table:style-name="ce6" table:formula="of:=SUM([.$B12:.$T12])/18" office:value-type="percentage" office:value="0.0117383677279047" calcext:value-type="percentage">
            <text:p>1.2%</text:p>
          </table:table-cell>
          <table:table-cell table:style-name="ce6" table:formula="of:=MEDIAN([.$B12:.$T12])" office:value-type="percentage" office:value="0.00843291907986109" calcext:value-type="percentage">
            <text:p>0.8%</text:p>
          </table:table-cell>
          <table:table-cell table:number-columns-repeated="994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022357411368085" calcext:value-type="percentage">
            <text:p>0.2%</text:p>
          </table:table-cell>
          <table:table-cell table:style-name="ce3" table:formula="of:=[.C6]*10^6/[$'G20-GDP'.$AN$6]" office:value-type="percentage" office:value="0.00642532948527535" calcext:value-type="percentage">
            <text:p>0.6%</text:p>
          </table:table-cell>
          <table:table-cell table:style-name="ce3" table:formula="of:=[.D6]*10^6/[$'G20-GDP'.$AN$7]" office:value-type="percentage" office:value="0.00388181082510501" calcext:value-type="percentage">
            <text:p>0.4%</text:p>
          </table:table-cell>
          <table:table-cell table:style-name="ce3" table:formula="of:=[.E6]*10^6/[$'G20-GDP'.$AN$8]" office:value-type="percentage" office:value="0.0122738210227175" calcext:value-type="percentage">
            <text:p>1.2%</text:p>
          </table:table-cell>
          <table:table-cell table:style-name="ce3" table:formula="of:=[.F6]*10^6/[$'G20-GDP'.$AN$9]" office:value-type="percentage" office:value="0.00801231517910399" calcext:value-type="percentage">
            <text:p>0.8%</text:p>
          </table:table-cell>
          <table:table-cell table:style-name="ce3" table:formula="of:=[.G6]*10^6/[$'G20-GDP'.$AN$10]" office:value-type="percentage" office:value="0.0260264486531135" calcext:value-type="percentage">
            <text:p>2.6%</text:p>
          </table:table-cell>
          <table:table-cell table:style-name="ce3" table:formula="of:=[.H6]*10^6/[$'G20-GDP'.$AN$11]" office:value-type="percentage" office:value="0.041252490633883" calcext:value-type="percentage">
            <text:p>4.1%</text:p>
          </table:table-cell>
          <table:table-cell table:style-name="ce3" table:formula="of:=[.I6]*10^6/[$'G20-GDP'.$AN$12]" office:value-type="percentage" office:value="0.00701127142102202" calcext:value-type="percentage">
            <text:p>0.7%</text:p>
          </table:table-cell>
          <table:table-cell table:style-name="ce3" table:formula="of:=[.J6]*10^6/[$'G20-GDP'.$AN$13]" office:value-type="percentage" office:value="0.00271979374146367" calcext:value-type="percentage">
            <text:p>0.3%</text:p>
          </table:table-cell>
          <table:table-cell table:style-name="ce3" table:formula="of:=[.K6]*10^6/[$'G20-GDP'.$AN$14]" office:value-type="percentage" office:value="0.0201350995123746" calcext:value-type="percentage">
            <text:p>2.0%</text:p>
          </table:table-cell>
          <table:table-cell table:style-name="ce3" table:formula="of:=[.L6]*10^6/[$'G20-GDP'.$AN$15]" office:value-type="percentage" office:value="0.00363886886743124" calcext:value-type="percentage">
            <text:p>0.4%</text:p>
          </table:table-cell>
          <table:table-cell table:style-name="ce3" table:formula="of:=[.M6]*10^6/[$'G20-GDP'.$AN$17]" office:value-type="percentage" office:value="0.00341970203971031" calcext:value-type="percentage">
            <text:p>0.3%</text:p>
          </table:table-cell>
          <table:table-cell table:style-name="ce3" table:formula="of:=[.N6]*10^6/[$'G20-GDP'.$AN$18]" office:value-type="percentage" office:value="0.00767943221286746" calcext:value-type="percentage">
            <text:p>0.8%</text:p>
          </table:table-cell>
          <table:table-cell table:style-name="ce3" table:formula="of:=[.O6]*10^6/[$'G20-GDP'.$AN$19]" office:value-type="percentage" office:value="0.0139784414337238" calcext:value-type="percentage">
            <text:p>1.4%</text:p>
          </table:table-cell>
          <table:table-cell table:style-name="ce3" table:formula="of:=[.P6]*10^6/[$'G20-GDP'.$AN$20]" office:value-type="percentage" office:value="0.0285898883886086" calcext:value-type="percentage">
            <text:p>2.9%</text:p>
          </table:table-cell>
          <table:table-cell table:style-name="ce3" table:formula="of:=[.Q6]*10^6/[$'G20-GDP'.$AN$16]" office:value-type="percentage" office:value="0.00966814014022624" calcext:value-type="percentage">
            <text:p>1.0%</text:p>
          </table:table-cell>
          <table:table-cell table:style-name="ce3" table:formula="of:=[.R6]*10^6/[$'G20-GDP'.$AN$21]" office:value-type="percentage" office:value="0.0185179932671409" calcext:value-type="percentage">
            <text:p>1.9%</text:p>
          </table:table-cell>
          <table:table-cell table:style-name="ce3" table:formula="of:=[.S6]*10^6/[$'G20-GDP'.$AN$22]" office:value-type="percentage" office:value="0" calcext:value-type="percentage">
            <text:p>0.0%</text:p>
          </table:table-cell>
          <table:table-cell table:style-name="ce3" table:formula="of:=[.T6]*10^6/[$'G20-GDP'.$AN$23]" office:value-type="percentage" office:value="0.00687504687420154" calcext:value-type="percentage">
            <text:p>0.7%</text:p>
          </table:table-cell>
          <table:table-cell/>
          <table:table-cell table:style-name="ce5" table:formula="of:=COUNTIF([.$B13:.$T13];&quot;&gt;0.10&quot;)" office:value-type="float" office:value="0" calcext:value-type="float">
            <text:p>0</text:p>
          </table:table-cell>
          <table:table-cell table:style-name="ce5" table:formula="of:=COUNTIF([.$B13:.$T13];&quot;&lt;=0.10&quot;)-COUNTIF([.$B13:.$T13];&quot;&lt;0.07&quot;)" office:value-type="float" office:value="0" calcext:value-type="float">
            <text:p>0</text:p>
          </table:table-cell>
          <table:table-cell table:style-name="ce5" table:formula="of:=COUNTIF([.$B13:.$T13];&quot;&lt;=0.07&quot;)-COUNTIF([.$B13:.$T13];&quot;&lt;0.05&quot;)" office:value-type="float" office:value="0" calcext:value-type="float">
            <text:p>0</text:p>
          </table:table-cell>
          <table:table-cell table:style-name="ce5" table:formula="of:=COUNTIF([.$B13:.$T13];&quot;&lt;=0.05&quot;)-COUNTIF([.$B13:.$T13];&quot;&lt;0.03&quot;)" office:value-type="float" office:value="1" calcext:value-type="float">
            <text:p>1</text:p>
          </table:table-cell>
          <table:table-cell table:style-name="ce5" table:formula="of:=COUNTIF([.$B13:.$T13];&quot;&lt;=0.03&quot;)-COUNTIF([.$B13:.$T13];&quot;&lt;0.01&quot;)" office:value-type="float" office:value="6" calcext:value-type="float">
            <text:p>6</text:p>
          </table:table-cell>
          <table:table-cell table:style-name="ce5" table:formula="of:=COUNTIF([.$B13:.$T13];&quot;&lt;=0.01&quot;)-1" office:value-type="float" office:value="11" calcext:value-type="float">
            <text:p>11</text:p>
          </table:table-cell>
          <table:table-cell/>
          <table:table-cell table:style-name="ce6" table:formula="of:=SUM([.$B13:.$T13])/18" office:value-type="percentage" office:value="0.0123523130463765" calcext:value-type="percentage">
            <text:p>1.2%</text:p>
          </table:table-cell>
          <table:table-cell table:style-name="ce6" table:formula="of:=MEDIAN([.$B13:.$T13])" office:value-type="percentage" office:value="0.00767943221286746" calcext:value-type="percentage">
            <text:p>0.8%</text:p>
          </table:table-cell>
          <table:table-cell table:number-columns-repeated="994"/>
        </table:table-row>
      </table:table>
      <table:table table:name="SG" table:style-name="ta7">
        <office:forms form:automatic-focus="false" form:apply-design-mode="false"/>
        <table:table-column table:style-name="co2" table:default-cell-style-name="Default"/>
        <table:table-column table:style-name="co3" table:number-columns-repeated="19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993" table:default-cell-style-name="Default"/>
        <table:table-row table:style-name="ro1">
          <table:table-cell/>
          <table:table-cell table:style-name="Default" office:value-type="string" calcext:value-type="string">
            <text:p>SG-ar</text:p>
          </table:table-cell>
          <table:table-cell table:style-name="Default" office:value-type="string" calcext:value-type="string">
            <text:p>SG-au</text:p>
          </table:table-cell>
          <table:table-cell table:style-name="Default" office:value-type="string" calcext:value-type="string">
            <text:p>SG-br</text:p>
          </table:table-cell>
          <table:table-cell table:style-name="Default" office:value-type="string" calcext:value-type="string">
            <text:p>SG-ca</text:p>
          </table:table-cell>
          <table:table-cell table:style-name="Default" office:value-type="string" calcext:value-type="string">
            <text:p>SG-cn</text:p>
          </table:table-cell>
          <table:table-cell table:style-name="Default" office:value-type="string" calcext:value-type="string">
            <text:p>SG-fr</text:p>
          </table:table-cell>
          <table:table-cell table:style-name="Default" office:value-type="string" calcext:value-type="string">
            <text:p>SG-de</text:p>
          </table:table-cell>
          <table:table-cell table:style-name="Default" office:value-type="string" calcext:value-type="string">
            <text:p>SG-in</text:p>
          </table:table-cell>
          <table:table-cell table:style-name="Default" office:value-type="string" calcext:value-type="string">
            <text:p>SG-id</text:p>
          </table:table-cell>
          <table:table-cell table:style-name="Default" office:value-type="string" calcext:value-type="string">
            <text:p>SG-it</text:p>
          </table:table-cell>
          <table:table-cell table:style-name="Default" office:value-type="string" calcext:value-type="string">
            <text:p>SG-jp</text:p>
          </table:table-cell>
          <table:table-cell table:style-name="Default" office:value-type="string" calcext:value-type="string">
            <text:p>SG-mx</text:p>
          </table:table-cell>
          <table:table-cell table:style-name="Default" office:value-type="string" calcext:value-type="string">
            <text:p>SG-ru</text:p>
          </table:table-cell>
          <table:table-cell table:style-name="Default" office:value-type="string" calcext:value-type="string">
            <text:p>SG-sa</text:p>
          </table:table-cell>
          <table:table-cell table:style-name="Default" office:value-type="string" calcext:value-type="string">
            <text:p>SG-za</text:p>
          </table:table-cell>
          <table:table-cell table:style-name="Default" office:value-type="string" calcext:value-type="string">
            <text:p>SG-kr</text:p>
          </table:table-cell>
          <table:table-cell table:style-name="Default" office:value-type="string" calcext:value-type="string">
            <text:p>SG-tr</text:p>
          </table:table-cell>
          <table:table-cell table:style-name="Default" office:value-type="string" calcext:value-type="string">
            <text:p>SG-gb</text:p>
          </table:table-cell>
          <table:table-cell table:style-name="Default" office:value-type="string" calcext:value-type="string">
            <text:p>SG-us</text:p>
          </table:table-cell>
          <table:table-cell table:number-columns-repeated="10"/>
          <table:table-cell office:value-type="string" calcext:value-type="string">
            <text:p>SG-my</text:p>
          </table:table-cell>
          <table:table-cell table:number-columns-repeated="99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$'SG-Exports'.$C$8]+[$'SG-Imports'.$C$8]" office:value-type="float" office:value="53.74" calcext:value-type="float">
            <text:p>53.74</text:p>
          </table:table-cell>
          <table:table-cell table:formula="of:=[$'SG-Exports'.$C$9]+[$'SG-Imports'.$C$9]" office:value-type="float" office:value="1324.07" calcext:value-type="float">
            <text:p>1,324.07</text:p>
          </table:table-cell>
          <table:table-cell table:formula="of:=[$'SG-Exports'.$C$10]+[$'SG-Imports'.$C$10]" office:value-type="float" office:value="154.51" calcext:value-type="float">
            <text:p>154.51</text:p>
          </table:table-cell>
          <table:table-cell table:formula="of:=[$'SG-Exports'.$C$11]+[$'SG-Imports'.$C$11]" office:value-type="float" office:value="260.16" calcext:value-type="float">
            <text:p>260.16</text:p>
          </table:table-cell>
          <table:table-cell table:formula="of:=[$'SG-Exports'.$C$12]+[$'SG-Imports'.$C$12]" office:value-type="float" office:value="936.15" calcext:value-type="float">
            <text:p>936.15</text:p>
          </table:table-cell>
          <table:table-cell table:formula="of:=[$'SG-Exports'.$C$13]+[$'SG-Imports'.$C$13]" office:value-type="float" office:value="751.11" calcext:value-type="float">
            <text:p>751.11</text:p>
          </table:table-cell>
          <table:table-cell table:formula="of:=[$'SG-Exports'.$C$14]+[$'SG-Imports'.$C$14]" office:value-type="float" office:value="1367.71" calcext:value-type="float">
            <text:p>1,367.71</text:p>
          </table:table-cell>
          <table:table-cell table:formula="of:=[$'SG-Exports'.$C$15]+[$'SG-Imports'.$C$15]" office:value-type="float" office:value="562.19" calcext:value-type="float">
            <text:p>562.19</text:p>
          </table:table-cell>
          <table:table-cell table:formula="of:=[$'SG-Exports'.$C$16]+[$'SG-Imports'.$C$16]" office:value-type="float" office:value="0" calcext:value-type="float">
            <text:p>0.00</text:p>
          </table:table-cell>
          <table:table-cell table:formula="of:=[$'SG-Exports'.$C$17]+[$'SG-Imports'.$C$17]" office:value-type="float" office:value="475.11" calcext:value-type="float">
            <text:p>475.11</text:p>
          </table:table-cell>
          <table:table-cell table:formula="of:=[$'SG-Exports'.$C$18]+[$'SG-Imports'.$C$18]" office:value-type="float" office:value="5870.89" calcext:value-type="float">
            <text:p>5,870.89</text:p>
          </table:table-cell>
          <table:table-cell table:formula="of:=[$'SG-Exports'.$C$20]+[$'SG-Imports'.$C$20]" office:value-type="float" office:value="58.32" calcext:value-type="float">
            <text:p>58.32</text:p>
          </table:table-cell>
          <table:table-cell table:formula="of:=[$'SG-Exports'.$C$21]+[$'SG-Imports'.$C$21]" office:value-type="float" office:value="0" calcext:value-type="float">
            <text:p>0.00</text:p>
          </table:table-cell>
          <table:table-cell table:formula="of:=[$'SG-Exports'.$C$22]+[$'SG-Imports'.$C$22]" office:value-type="float" office:value="3316.36" calcext:value-type="float">
            <text:p>3,316.36</text:p>
          </table:table-cell>
          <table:table-cell table:formula="of:=[$'SG-Exports'.$C$23]+[$'SG-Imports'.$C$23]" office:value-type="float" office:value="0" calcext:value-type="float">
            <text:p>0.00</text:p>
          </table:table-cell>
          <table:table-cell table:formula="of:=[$'SG-Exports'.$C$19]+[$'SG-Imports'.$C$19]" office:value-type="float" office:value="562.48" calcext:value-type="float">
            <text:p>562.48</text:p>
          </table:table-cell>
          <table:table-cell table:formula="of:=[$'SG-Exports'.$C$24]+[$'SG-Imports'.$C$24]" office:value-type="float" office:value="20.75" calcext:value-type="float">
            <text:p>20.75</text:p>
          </table:table-cell>
          <table:table-cell table:formula="of:=[$'SG-Exports'.$C$25]+[$'SG-Imports'.$C$25]" office:value-type="float" office:value="1310.52" calcext:value-type="float">
            <text:p>1,310.52</text:p>
          </table:table-cell>
          <table:table-cell table:formula="of:=[$'SG-Exports'.$C$26]+[$'SG-Imports'.$C$26]" office:value-type="float" office:value="5812.59" calcext:value-type="float">
            <text:p>5,812.59</text:p>
          </table:table-cell>
          <table:table-cell table:number-columns-repeated="10"/>
          <table:table-cell table:style-name="ce2" table:formula="of:=[$'SG-Exports'.$C$28]+[$'SG-Imports'.$C$28]" office:value-type="float" office:value="6231.9" calcext:value-type="float">
            <text:p>6,231.90</text:p>
          </table:table-cell>
          <table:table-cell table:number-columns-repeated="99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$'SG-Exports'.$M$8]+[$'SG-Imports'.$M$8]" office:value-type="float" office:value="91.4607869511735" calcext:value-type="float">
            <text:p>91.46</text:p>
          </table:table-cell>
          <table:table-cell table:formula="of:=[$'SG-Exports'.$M$9]+[$'SG-Imports'.$M$9]" office:value-type="float" office:value="2503.04359042673" calcext:value-type="float">
            <text:p>2,503.04</text:p>
          </table:table-cell>
          <table:table-cell table:formula="of:=[$'SG-Exports'.$M$10]+[$'SG-Imports'.$M$10]" office:value-type="float" office:value="368.711714922026" calcext:value-type="float">
            <text:p>368.71</text:p>
          </table:table-cell>
          <table:table-cell table:formula="of:=[$'SG-Exports'.$M$11]+[$'SG-Imports'.$M$11]" office:value-type="float" office:value="811.586038470213" calcext:value-type="float">
            <text:p>811.59</text:p>
          </table:table-cell>
          <table:table-cell table:formula="of:=[$'SG-Exports'.$M$12]+[$'SG-Imports'.$M$12]" office:value-type="float" office:value="2893.41627318912" calcext:value-type="float">
            <text:p>2,893.42</text:p>
          </table:table-cell>
          <table:table-cell table:formula="of:=[$'SG-Exports'.$M$13]+[$'SG-Imports'.$M$13]" office:value-type="float" office:value="2331.33278729124" calcext:value-type="float">
            <text:p>2,331.33</text:p>
          </table:table-cell>
          <table:table-cell table:formula="of:=[$'SG-Exports'.$M$14]+[$'SG-Imports'.$M$14]" office:value-type="float" office:value="4312.17476836167" calcext:value-type="float">
            <text:p>4,312.17</text:p>
          </table:table-cell>
          <table:table-cell table:formula="of:=[$'SG-Exports'.$M$15]+[$'SG-Imports'.$M$15]" office:value-type="float" office:value="1477.54634771286" calcext:value-type="float">
            <text:p>1,477.55</text:p>
          </table:table-cell>
          <table:table-cell table:formula="of:=[$'SG-Exports'.$M$16]+[$'SG-Imports'.$M$16]" office:value-type="float" office:value="0" calcext:value-type="float">
            <text:p>0.00</text:p>
          </table:table-cell>
          <table:table-cell table:formula="of:=[$'SG-Exports'.$M$17]+[$'SG-Imports'.$M$17]" office:value-type="float" office:value="1654.78905782077" calcext:value-type="float">
            <text:p>1,654.79</text:p>
          </table:table-cell>
          <table:table-cell table:formula="of:=[$'SG-Exports'.$M$18]+[$'SG-Imports'.$M$18]" office:value-type="float" office:value="16879.4066321084" calcext:value-type="float">
            <text:p>16,879.41</text:p>
          </table:table-cell>
          <table:table-cell table:formula="of:=[$'SG-Exports'.$M$20]+[$'SG-Imports'.$M$20]" office:value-type="float" office:value="131.121114537808" calcext:value-type="float">
            <text:p>131.12</text:p>
          </table:table-cell>
          <table:table-cell table:formula="of:=[$'SG-Exports'.$M$21]+[$'SG-Imports'.$M$21]" office:value-type="float" office:value="0" calcext:value-type="float">
            <text:p>0.00</text:p>
          </table:table-cell>
          <table:table-cell table:formula="of:=[$'SG-Exports'.$M$22]+[$'SG-Imports'.$M$22]" office:value-type="float" office:value="3540.84242477996" calcext:value-type="float">
            <text:p>3,540.84</text:p>
          </table:table-cell>
          <table:table-cell table:formula="of:=[$'SG-Exports'.$M$23]+[$'SG-Imports'.$M$23]" office:value-type="float" office:value="0" calcext:value-type="float">
            <text:p>0.00</text:p>
          </table:table-cell>
          <table:table-cell table:formula="of:=[$'SG-Exports'.$M$19]+[$'SG-Imports'.$M$19]" office:value-type="float" office:value="2948.49720747222" calcext:value-type="float">
            <text:p>2,948.50</text:p>
          </table:table-cell>
          <table:table-cell table:formula="of:=[$'SG-Exports'.$M$24]+[$'SG-Imports'.$M$24]" office:value-type="float" office:value="151.29563162938" calcext:value-type="float">
            <text:p>151.30</text:p>
          </table:table-cell>
          <table:table-cell table:formula="of:=[$'SG-Exports'.$M$25]+[$'SG-Imports'.$M$25]" office:value-type="float" office:value="3552.55941139532" calcext:value-type="float">
            <text:p>3,552.56</text:p>
          </table:table-cell>
          <table:table-cell table:formula="of:=[$'SG-Exports'.$M$26]+[$'SG-Imports'.$M$26]" office:value-type="float" office:value="21015.7355588052" calcext:value-type="float">
            <text:p>21,015.74</text:p>
          </table:table-cell>
          <table:table-cell table:number-columns-repeated="10"/>
          <table:table-cell table:style-name="ce2" table:formula="of:=[$'SG-Exports'.$M$28]+[$'SG-Imports'.$M$28]" office:value-type="float" office:value="15129.6604258691" calcext:value-type="float">
            <text:p>15,129.66</text:p>
          </table:table-cell>
          <table:table-cell table:number-columns-repeated="99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$'SG-Exports'.$W$8]+[$'SG-Imports'.$W$8]" office:value-type="float" office:value="117.099041" calcext:value-type="float">
            <text:p>117.10</text:p>
          </table:table-cell>
          <table:table-cell table:formula="of:=[$'SG-Exports'.$W$9]+[$'SG-Imports'.$W$9]" office:value-type="float" office:value="5519.868898" calcext:value-type="float">
            <text:p>5,519.87</text:p>
          </table:table-cell>
          <table:table-cell table:formula="of:=[$'SG-Exports'.$W$10]+[$'SG-Imports'.$W$10]" office:value-type="float" office:value="577.263429" calcext:value-type="float">
            <text:p>577.26</text:p>
          </table:table-cell>
          <table:table-cell table:formula="of:=[$'SG-Exports'.$W$11]+[$'SG-Imports'.$W$11]" office:value-type="float" office:value="1002.903868" calcext:value-type="float">
            <text:p>1,002.90</text:p>
          </table:table-cell>
          <table:table-cell table:formula="of:=[$'SG-Exports'.$W$12]+[$'SG-Imports'.$W$12]" office:value-type="float" office:value="12493.105687" calcext:value-type="float">
            <text:p>12,493.11</text:p>
          </table:table-cell>
          <table:table-cell table:formula="of:=[$'SG-Exports'.$W$13]+[$'SG-Imports'.$W$13]" office:value-type="float" office:value="4336.951623" calcext:value-type="float">
            <text:p>4,336.95</text:p>
          </table:table-cell>
          <table:table-cell table:formula="of:=[$'SG-Exports'.$W$14]+[$'SG-Imports'.$W$14]" office:value-type="float" office:value="8512.116237" calcext:value-type="float">
            <text:p>8,512.12</text:p>
          </table:table-cell>
          <table:table-cell table:formula="of:=[$'SG-Exports'.$W$15]+[$'SG-Imports'.$W$15]" office:value-type="float" office:value="3946.679808" calcext:value-type="float">
            <text:p>3,946.68</text:p>
          </table:table-cell>
          <table:table-cell table:formula="of:=[$'SG-Exports'.$W$16]+[$'SG-Imports'.$W$16]" office:value-type="float" office:value="0" calcext:value-type="float">
            <text:p>0.00</text:p>
          </table:table-cell>
          <table:table-cell table:formula="of:=[$'SG-Exports'.$W$17]+[$'SG-Imports'.$W$17]" office:value-type="float" office:value="2155.733527" calcext:value-type="float">
            <text:p>2,155.73</text:p>
          </table:table-cell>
          <table:table-cell table:formula="of:=[$'SG-Exports'.$W$18]+[$'SG-Imports'.$W$18]" office:value-type="float" office:value="33593.076673" calcext:value-type="float">
            <text:p>33,593.08</text:p>
          </table:table-cell>
          <table:table-cell table:formula="of:=[$'SG-Exports'.$W$20]+[$'SG-Imports'.$W$20]" office:value-type="float" office:value="1217.755107" calcext:value-type="float">
            <text:p>1,217.76</text:p>
          </table:table-cell>
          <table:table-cell table:formula="of:=[$'SG-Exports'.$W$21]+[$'SG-Imports'.$W$21]" office:value-type="float" office:value="362.186507" calcext:value-type="float">
            <text:p>362.19</text:p>
          </table:table-cell>
          <table:table-cell table:formula="of:=[$'SG-Exports'.$W$22]+[$'SG-Imports'.$W$22]" office:value-type="float" office:value="4651.158844" calcext:value-type="float">
            <text:p>4,651.16</text:p>
          </table:table-cell>
          <table:table-cell table:formula="of:=[$'SG-Exports'.$W$23]+[$'SG-Imports'.$W$23]" office:value-type="float" office:value="744.583752" calcext:value-type="float">
            <text:p>744.58</text:p>
          </table:table-cell>
          <table:table-cell table:formula="of:=[$'SG-Exports'.$W$19]+[$'SG-Imports'.$W$19]" office:value-type="float" office:value="9737.655543" calcext:value-type="float">
            <text:p>9,737.66</text:p>
          </table:table-cell>
          <table:table-cell table:formula="of:=[$'SG-Exports'.$W$24]+[$'SG-Imports'.$W$24]" office:value-type="float" office:value="330.722866" calcext:value-type="float">
            <text:p>330.72</text:p>
          </table:table-cell>
          <table:table-cell table:formula="of:=[$'SG-Exports'.$W$25]+[$'SG-Imports'.$W$25]" office:value-type="float" office:value="6291.617528" calcext:value-type="float">
            <text:p>6,291.62</text:p>
          </table:table-cell>
          <table:table-cell table:formula="of:=[$'SG-Exports'.$W$26]+[$'SG-Imports'.$W$26]" office:value-type="float" office:value="44160.783719" calcext:value-type="float">
            <text:p>44,160.78</text:p>
          </table:table-cell>
          <table:table-cell table:number-columns-repeated="10"/>
          <table:table-cell table:style-name="ce2" table:formula="of:=[$'SG-Exports'.$W$28]+[$'SG-Imports'.$W$28]" office:value-type="float" office:value="47889.089215" calcext:value-type="float">
            <text:p>47,889.09</text:p>
          </table:table-cell>
          <table:table-cell table:number-columns-repeated="99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$'SG-Exports'.$AG$8]+[$'SG-Imports'.$AG$8]" office:value-type="float" office:value="242.750494" calcext:value-type="float">
            <text:p>242.75</text:p>
          </table:table-cell>
          <table:table-cell table:formula="of:=[$'SG-Exports'.$AG$9]+[$'SG-Imports'.$AG$9]" office:value-type="float" office:value="16036.175288" calcext:value-type="float">
            <text:p>16,036.18</text:p>
          </table:table-cell>
          <table:table-cell table:formula="of:=[$'SG-Exports'.$AG$10]+[$'SG-Imports'.$AG$10]" office:value-type="float" office:value="2744.355165" calcext:value-type="float">
            <text:p>2,744.36</text:p>
          </table:table-cell>
          <table:table-cell table:formula="of:=[$'SG-Exports'.$AG$11]+[$'SG-Imports'.$AG$11]" office:value-type="float" office:value="2508.757328" calcext:value-type="float">
            <text:p>2,508.76</text:p>
          </table:table-cell>
          <table:table-cell table:formula="of:=[$'SG-Exports'.$AG$12]+[$'SG-Imports'.$AG$12]" office:value-type="float" office:value="70161.214138" calcext:value-type="float">
            <text:p>70,161.21</text:p>
          </table:table-cell>
          <table:table-cell table:formula="of:=[$'SG-Exports'.$AG$13]+[$'SG-Imports'.$AG$13]" office:value-type="float" office:value="13605.397179" calcext:value-type="float">
            <text:p>13,605.40</text:p>
          </table:table-cell>
          <table:table-cell table:formula="of:=[$'SG-Exports'.$AG$14]+[$'SG-Imports'.$AG$14]" office:value-type="float" office:value="15074.694919" calcext:value-type="float">
            <text:p>15,074.69</text:p>
          </table:table-cell>
          <table:table-cell table:formula="of:=[$'SG-Exports'.$AG$15]+[$'SG-Imports'.$AG$15]" office:value-type="float" office:value="22574.45226" calcext:value-type="float">
            <text:p>22,574.45</text:p>
          </table:table-cell>
          <table:table-cell table:formula="of:=[$'SG-Exports'.$AG$16]+[$'SG-Imports'.$AG$16]" office:value-type="float" office:value="49930.188841" calcext:value-type="float">
            <text:p>49,930.19</text:p>
          </table:table-cell>
          <table:table-cell table:formula="of:=[$'SG-Exports'.$AG$17]+[$'SG-Imports'.$AG$17]" office:value-type="float" office:value="3500.416474" calcext:value-type="float">
            <text:p>3,500.42</text:p>
          </table:table-cell>
          <table:table-cell table:formula="of:=[$'SG-Exports'.$AG$18]+[$'SG-Imports'.$AG$18]" office:value-type="float" office:value="40866.363251" calcext:value-type="float">
            <text:p>40,866.36</text:p>
          </table:table-cell>
          <table:table-cell table:formula="of:=[$'SG-Exports'.$AG$20]+[$'SG-Imports'.$AG$20]" office:value-type="float" office:value="2411.761796" calcext:value-type="float">
            <text:p>2,411.76</text:p>
          </table:table-cell>
          <table:table-cell table:formula="of:=[$'SG-Exports'.$AG$21]+[$'SG-Imports'.$AG$21]" office:value-type="float" office:value="3829.172359" calcext:value-type="float">
            <text:p>3,829.17</text:p>
          </table:table-cell>
          <table:table-cell table:formula="of:=[$'SG-Exports'.$AG$22]+[$'SG-Imports'.$AG$22]" office:value-type="float" office:value="12054.949357" calcext:value-type="float">
            <text:p>12,054.95</text:p>
          </table:table-cell>
          <table:table-cell table:formula="of:=[$'SG-Exports'.$AG$23]+[$'SG-Imports'.$AG$23]" office:value-type="float" office:value="1950.309376" calcext:value-type="float">
            <text:p>1,950.31</text:p>
          </table:table-cell>
          <table:table-cell table:formula="of:=[$'SG-Exports'.$AG$19]+[$'SG-Imports'.$AG$19]" office:value-type="float" office:value="32427.954816" calcext:value-type="float">
            <text:p>32,427.95</text:p>
          </table:table-cell>
          <table:table-cell table:formula="of:=[$'SG-Exports'.$AG$24]+[$'SG-Imports'.$AG$24]" office:value-type="float" office:value="908.911861" calcext:value-type="float">
            <text:p>908.91</text:p>
          </table:table-cell>
          <table:table-cell table:formula="of:=[$'SG-Exports'.$AG$25]+[$'SG-Imports'.$AG$25]" office:value-type="float" office:value="11771.127204" calcext:value-type="float">
            <text:p>11,771.13</text:p>
          </table:table-cell>
          <table:table-cell table:formula="of:=[$'SG-Exports'.$AG$26]+[$'SG-Imports'.$AG$26]" office:value-type="float" office:value="58638.107689" calcext:value-type="float">
            <text:p>58,638.11</text:p>
          </table:table-cell>
          <table:table-cell table:number-columns-repeated="10"/>
          <table:table-cell table:style-name="ce2" table:formula="of:=[$'SG-Exports'.$AG$28]+[$'SG-Imports'.$AG$28]" office:value-type="float" office:value="78271.454878" calcext:value-type="float">
            <text:p>78,271.45</text:p>
          </table:table-cell>
          <table:table-cell table:number-columns-repeated="99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$'SG-Exports'.$AL$8]+[$'SG-Imports'.$AL$8]" office:value-type="float" office:value="267.299825" calcext:value-type="float">
            <text:p>267.30</text:p>
          </table:table-cell>
          <table:table-cell table:formula="of:=[$'SG-Exports'.$AL$9]+[$'SG-Imports'.$AL$9]" office:value-type="float" office:value="14818.642363" calcext:value-type="float">
            <text:p>14,818.64</text:p>
          </table:table-cell>
          <table:table-cell table:formula="of:=[$'SG-Exports'.$AL$10]+[$'SG-Imports'.$AL$10]" office:value-type="float" office:value="2533.349481" calcext:value-type="float">
            <text:p>2,533.35</text:p>
          </table:table-cell>
          <table:table-cell table:formula="of:=[$'SG-Exports'.$AL$11]+[$'SG-Imports'.$AL$11]" office:value-type="float" office:value="1860.023667" calcext:value-type="float">
            <text:p>1,860.02</text:p>
          </table:table-cell>
          <table:table-cell table:formula="of:=[$'SG-Exports'.$AL$12]+[$'SG-Imports'.$AL$12]" office:value-type="float" office:value="90445.159724" calcext:value-type="float">
            <text:p>90,445.16</text:p>
          </table:table-cell>
          <table:table-cell table:formula="of:=[$'SG-Exports'.$AL$13]+[$'SG-Imports'.$AL$13]" office:value-type="float" office:value="10683.590871" calcext:value-type="float">
            <text:p>10,683.59</text:p>
          </table:table-cell>
          <table:table-cell table:formula="of:=[$'SG-Exports'.$AL$14]+[$'SG-Imports'.$AL$14]" office:value-type="float" office:value="14498.834395" calcext:value-type="float">
            <text:p>14,498.83</text:p>
          </table:table-cell>
          <table:table-cell table:formula="of:=[$'SG-Exports'.$AL$15]+[$'SG-Imports'.$AL$15]" office:value-type="float" office:value="16485.508139" calcext:value-type="float">
            <text:p>16,485.51</text:p>
          </table:table-cell>
          <table:table-cell table:formula="of:=[$'SG-Exports'.$AL$16]+[$'SG-Imports'.$AL$16]" office:value-type="float" office:value="43282.644021" calcext:value-type="float">
            <text:p>43,282.64</text:p>
          </table:table-cell>
          <table:table-cell table:formula="of:=[$'SG-Exports'.$AL$17]+[$'SG-Imports'.$AL$17]" office:value-type="float" office:value="4117.138631" calcext:value-type="float">
            <text:p>4,117.14</text:p>
          </table:table-cell>
          <table:table-cell table:formula="of:=[$'SG-Exports'.$AL$18]+[$'SG-Imports'.$AL$18]" office:value-type="float" office:value="33870.185284" calcext:value-type="float">
            <text:p>33,870.19</text:p>
          </table:table-cell>
          <table:table-cell table:formula="of:=[$'SG-Exports'.$AL$20]+[$'SG-Imports'.$AL$20]" office:value-type="float" office:value="3349.738196" calcext:value-type="float">
            <text:p>3,349.74</text:p>
          </table:table-cell>
          <table:table-cell table:formula="of:=[$'SG-Exports'.$AL$21]+[$'SG-Imports'.$AL$21]" office:value-type="float" office:value="5614.862654" calcext:value-type="float">
            <text:p>5,614.86</text:p>
          </table:table-cell>
          <table:table-cell table:formula="of:=[$'SG-Exports'.$AL$22]+[$'SG-Imports'.$AL$22]" office:value-type="float" office:value="8966.375203" calcext:value-type="float">
            <text:p>8,966.38</text:p>
          </table:table-cell>
          <table:table-cell table:formula="of:=[$'SG-Exports'.$AL$23]+[$'SG-Imports'.$AL$23]" office:value-type="float" office:value="1633.583407" calcext:value-type="float">
            <text:p>1,633.58</text:p>
          </table:table-cell>
          <table:table-cell table:formula="of:=[$'SG-Exports'.$AL$19]+[$'SG-Imports'.$AL$19]" office:value-type="float" office:value="32703.241513" calcext:value-type="float">
            <text:p>32,703.24</text:p>
          </table:table-cell>
          <table:table-cell table:formula="of:=[$'SG-Exports'.$AL$24]+[$'SG-Imports'.$AL$24]" office:value-type="float" office:value="1072.975271" calcext:value-type="float">
            <text:p>1,072.98</text:p>
          </table:table-cell>
          <table:table-cell table:formula="of:=[$'SG-Exports'.$AL$25]+[$'SG-Imports'.$AL$25]" office:value-type="float" office:value="8900.270038" calcext:value-type="float">
            <text:p>8,900.27</text:p>
          </table:table-cell>
          <table:table-cell table:formula="of:=[$'SG-Exports'.$AL$26]+[$'SG-Imports'.$AL$26]" office:value-type="float" office:value="57486.428976" calcext:value-type="float">
            <text:p>57,486.43</text:p>
          </table:table-cell>
          <table:table-cell table:number-columns-repeated="10"/>
          <table:table-cell table:style-name="ce2" table:formula="of:=[$'SG-Exports'.$AL$28]+[$'SG-Imports'.$AL$28]" office:value-type="float" office:value="70983.156923" calcext:value-type="float">
            <text:p>70,983.16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style-name="Default" table:number-columns-repeated="19"/>
          <table:table-cell/>
          <table:table-cell table:style-name="ce4" office:value-type="string" calcext:value-type="string">
            <text:p>x\in(10%,\infty]</text:p>
          </table:table-cell>
          <table:table-cell table:style-name="ce4" office:value-type="string" calcext:value-type="string">
            <text:p>x\in(7%,10%]</text:p>
          </table:table-cell>
          <table:table-cell table:style-name="ce4" office:value-type="string" calcext:value-type="string">
            <text:p>x\in(5%,7%]</text:p>
          </table:table-cell>
          <table:table-cell table:style-name="ce4" office:value-type="string" calcext:value-type="string">
            <text:p>x\in(3%,5%]</text:p>
          </table:table-cell>
          <table:table-cell table:style-name="ce4" office:value-type="string" calcext:value-type="string">
            <text:p>x\in(1%,3%]</text:p>
          </table:table-cell>
          <table:table-cell table:style-name="ce4"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00698267368941938" calcext:value-type="percentage">
            <text:p>0.1%</text:p>
          </table:table-cell>
          <table:table-cell table:style-name="ce3" table:formula="of:=[.C2]*10^6/[$'G20-GDP'.$E$6]" office:value-type="percentage" office:value="0.00883376070440962" calcext:value-type="percentage">
            <text:p>0.9%</text:p>
          </table:table-cell>
          <table:table-cell table:style-name="ce3" table:formula="of:=[.D2]*10^6/[$'G20-GDP'.$E$7]" office:value-type="percentage" office:value="0.00065742054520431" calcext:value-type="percentage">
            <text:p>0.1%</text:p>
          </table:table-cell>
          <table:table-cell table:style-name="ce3" table:formula="of:=[.E2]*10^6/[$'G20-GDP'.$E$8]" office:value-type="percentage" office:value="0.000949995855240825" calcext:value-type="percentage">
            <text:p>0.1%</text:p>
          </table:table-cell>
          <table:table-cell table:style-name="ce3" table:formula="of:=[.F2]*10^6/[$'G20-GDP'.$E$9]" office:value-type="percentage" office:value="0.00489748292596378" calcext:value-type="percentage">
            <text:p>0.5%</text:p>
          </table:table-cell>
          <table:table-cell table:style-name="ce3" table:formula="of:=[.G2]*10^6/[$'G20-GDP'.$E$10]" office:value-type="percentage" office:value="0.00106763750659185" calcext:value-type="percentage">
            <text:p>0.1%</text:p>
          </table:table-cell>
          <table:table-cell table:style-name="ce3" table:formula="of:=[.H2]*10^6/[$'G20-GDP'.$E$11]" office:value-type="percentage" office:value="0.00144472030161587" calcext:value-type="percentage">
            <text:p>0.1%</text:p>
          </table:table-cell>
          <table:table-cell table:style-name="ce3" table:formula="of:=[.I2]*10^6/[$'G20-GDP'.$E$12]" office:value-type="percentage" office:value="0.00305804185111865" calcext:value-type="percentage">
            <text:p>0.3%</text:p>
          </table:table-cell>
          <table:table-cell table:style-name="ce3" table:formula="of:=[.J2]*10^6/[$'G20-GDP'.$E$13]" office:value-type="percentage" office:value="0" calcext:value-type="percentage">
            <text:p>0.0%</text:p>
          </table:table-cell>
          <table:table-cell table:style-name="ce3" table:formula="of:=[.K2]*10^6/[$'G20-GDP'.$E$14]" office:value-type="percentage" office:value="0.000998796452600558" calcext:value-type="percentage">
            <text:p>0.1%</text:p>
          </table:table-cell>
          <table:table-cell table:style-name="ce3" table:formula="of:=[.L2]*10^6/[$'G20-GDP'.$E$15]" office:value-type="percentage" office:value="0.00533866310043396" calcext:value-type="percentage">
            <text:p>0.5%</text:p>
          </table:table-cell>
          <table:table-cell table:style-name="ce3" table:formula="of:=[.M2]*10^6/[$'G20-GDP'.$E$17]" office:value-type="percentage" office:value="0.000300066641209233" calcext:value-type="percentage">
            <text:p>0.0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0201551292646256" calcext:value-type="percentage">
            <text:p>2.0%</text:p>
          </table:table-cell>
          <table:table-cell table:style-name="ce3" table:formula="of:=[.P2]*10^6/[$'G20-GDP'.$E$20]" office:value-type="percentage" office:value="0" calcext:value-type="percentage">
            <text:p>0.0%</text:p>
          </table:table-cell>
          <table:table-cell table:style-name="ce3" table:formula="of:=[.Q2]*10^6/[$'G20-GDP'.$E$16]" office:value-type="percentage" office:value="0.0086560925634575" calcext:value-type="percentage">
            <text:p>0.9%</text:p>
          </table:table-cell>
          <table:table-cell table:style-name="ce3" table:formula="of:=[.R2]*10^6/[$'G20-GDP'.$E$21]" office:value-type="percentage" office:value="0.000301645795893397" calcext:value-type="percentage">
            <text:p>0.0%</text:p>
          </table:table-cell>
          <table:table-cell table:style-name="ce3" table:formula="of:=[.S2]*10^6/[$'G20-GDP'.$E$22]" office:value-type="percentage" office:value="0.00231971910801038" calcext:value-type="percentage">
            <text:p>0.2%</text:p>
          </table:table-cell>
          <table:table-cell table:style-name="ce3" table:formula="of:=[.T2]*10^6/[$'G20-GDP'.$E$23]" office:value-type="percentage" office:value="0.00203059557974571" calcext:value-type="percentage">
            <text:p>0.2%</text:p>
          </table:table-cell>
          <table:table-cell/>
          <table:table-cell table:style-name="ce5" table:formula="of:=COUNTIF([.$B9:.$T9];&quot;&gt;0.10&quot;)" office:value-type="float" office:value="0" calcext:value-type="float">
            <text:p>0</text:p>
          </table:table-cell>
          <table:table-cell table:style-name="ce5" table:formula="of:=COUNTIF([.$B9:.$T9];&quot;&lt;=0.10&quot;)-COUNTIF([.$B9:.$T9];&quot;&lt;0.07&quot;)" office:value-type="float" office:value="0" calcext:value-type="float">
            <text:p>0</text:p>
          </table:table-cell>
          <table:table-cell table:style-name="ce5" table:formula="of:=COUNTIF([.$B9:.$T9];&quot;&lt;=0.07&quot;)-COUNTIF([.$B9:.$T9];&quot;&lt;0.05&quot;)" office:value-type="float" office:value="0" calcext:value-type="float">
            <text:p>0</text:p>
          </table:table-cell>
          <table:table-cell table:style-name="ce5" table:formula="of:=COUNTIF([.$B9:.$T9];&quot;&lt;=0.05&quot;)-COUNTIF([.$B9:.$T9];&quot;&lt;0.03&quot;)" office:value-type="float" office:value="0" calcext:value-type="float">
            <text:p>0</text:p>
          </table:table-cell>
          <table:table-cell table:style-name="ce5" table:formula="of:=COUNTIF([.$B9:.$T9];&quot;&lt;=0.03&quot;)-COUNTIF([.$B9:.$T9];&quot;&lt;0.01&quot;)" office:value-type="float" office:value="1" calcext:value-type="float">
            <text:p>1</text:p>
          </table:table-cell>
          <table:table-cell table:style-name="ce5" table:formula="of:=COUNTIF([.$B9:.$T9];&quot;&lt;=0.01&quot;)-1" office:value-type="float" office:value="17" calcext:value-type="float">
            <text:p>17</text:p>
          </table:table-cell>
          <table:table-cell/>
          <table:table-cell table:style-name="ce6" table:formula="of:=SUM([.$B9:.$T9])/18" office:value-type="percentage" office:value="0.00342822419805906" calcext:value-type="percentage">
            <text:p>0.3%</text:p>
          </table:table-cell>
          <table:table-cell table:style-name="ce6" table:formula="of:=MEDIAN([.$B9:.$T9])" office:value-type="percentage" office:value="0.00106763750659185" calcext:value-type="percentage">
            <text:p>0.1%</text:p>
          </table:table-cell>
          <table:table-cell table:number-columns-repeated="994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00647041063286176" calcext:value-type="percentage">
            <text:p>0.1%</text:p>
          </table:table-cell>
          <table:table-cell table:style-name="ce3" table:formula="of:=[.C3]*10^6/[$'G20-GDP'.$O$6]" office:value-type="percentage" office:value="0.00803736402393769" calcext:value-type="percentage">
            <text:p>0.8%</text:p>
          </table:table-cell>
          <table:table-cell table:style-name="ce3" table:formula="of:=[.D3]*10^6/[$'G20-GDP'.$O$7]" office:value-type="percentage" office:value="0.000798160607424663" calcext:value-type="percentage">
            <text:p>0.1%</text:p>
          </table:table-cell>
          <table:table-cell table:style-name="ce3" table:formula="of:=[.E3]*10^6/[$'G20-GDP'.$O$8]" office:value-type="percentage" office:value="0.00136646852682918" calcext:value-type="percentage">
            <text:p>0.1%</text:p>
          </table:table-cell>
          <table:table-cell table:style-name="ce3" table:formula="of:=[.F3]*10^6/[$'G20-GDP'.$O$9]" office:value-type="percentage" office:value="0.00801815942628167" calcext:value-type="percentage">
            <text:p>0.8%</text:p>
          </table:table-cell>
          <table:table-cell table:style-name="ce3" table:formula="of:=[.G3]*10^6/[$'G20-GDP'.$O$10]" office:value-type="percentage" office:value="0.00182806535893233" calcext:value-type="percentage">
            <text:p>0.2%</text:p>
          </table:table-cell>
          <table:table-cell table:style-name="ce3" table:formula="of:=[.H3]*10^6/[$'G20-GDP'.$O$11]" office:value-type="percentage" office:value="0.00244320287572851" calcext:value-type="percentage">
            <text:p>0.2%</text:p>
          </table:table-cell>
          <table:table-cell table:style-name="ce3" table:formula="of:=[.I3]*10^6/[$'G20-GDP'.$O$12]" office:value-type="percentage" office:value="0.00466548395239406" calcext:value-type="percentage">
            <text:p>0.5%</text:p>
          </table:table-cell>
          <table:table-cell table:style-name="ce3" table:formula="of:=[.J3]*10^6/[$'G20-GDP'.$O$13]" office:value-type="percentage" office:value="0" calcext:value-type="percentage">
            <text:p>0.0%</text:p>
          </table:table-cell>
          <table:table-cell table:style-name="ce3" table:formula="of:=[.K3]*10^6/[$'G20-GDP'.$O$14]" office:value-type="percentage" office:value="0.0014055483731523" calcext:value-type="percentage">
            <text:p>0.1%</text:p>
          </table:table-cell>
          <table:table-cell table:style-name="ce3" table:formula="of:=[.L3]*10^6/[$'G20-GDP'.$O$15]" office:value-type="percentage" office:value="0.00537565096009585" calcext:value-type="percentage">
            <text:p>0.5%</text:p>
          </table:table-cell>
          <table:table-cell table:style-name="ce3" table:formula="of:=[.M3]*10^6/[$'G20-GDP'.$O$17]" office:value-type="percentage" office:value="0.00049911014553883" calcext:value-type="percentage">
            <text:p>0.0%</text:p>
          </table:table-cell>
          <table:table-cell table:style-name="ce3" table:formula="of:=[.N3]*10^6/[$'G20-GDP'.$O$18]" office:value-type="percentage" office:value="0" calcext:value-type="percentage">
            <text:p>0.0%</text:p>
          </table:table-cell>
          <table:table-cell table:style-name="ce3" table:formula="of:=[.O3]*10^6/[$'G20-GDP'.$O$19]" office:value-type="percentage" office:value="0.0301014557777092" calcext:value-type="percentage">
            <text:p>3.0%</text:p>
          </table:table-cell>
          <table:table-cell table:style-name="ce3" table:formula="of:=[.P3]*10^6/[$'G20-GDP'.$O$20]" office:value-type="percentage" office:value="0" calcext:value-type="percentage">
            <text:p>0.0%</text:p>
          </table:table-cell>
          <table:table-cell table:style-name="ce3" table:formula="of:=[.Q3]*10^6/[$'G20-GDP'.$O$16]" office:value-type="percentage" office:value="0.0105548738422472" calcext:value-type="percentage">
            <text:p>1.1%</text:p>
          </table:table-cell>
          <table:table-cell table:style-name="ce3" table:formula="of:=[.R3]*10^6/[$'G20-GDP'.$O$21]" office:value-type="percentage" office:value="0.00100411040470051" calcext:value-type="percentage">
            <text:p>0.1%</text:p>
          </table:table-cell>
          <table:table-cell table:style-name="ce3" table:formula="of:=[.S3]*10^6/[$'G20-GDP'.$O$22]" office:value-type="percentage" office:value="0.00324977944541639" calcext:value-type="percentage">
            <text:p>0.3%</text:p>
          </table:table-cell>
          <table:table-cell table:style-name="ce3" table:formula="of:=[.T3]*10^6/[$'G20-GDP'.$O$23]" office:value-type="percentage" office:value="0.00351457860378117" calcext:value-type="percentage">
            <text:p>0.4%</text:p>
          </table:table-cell>
          <table:table-cell/>
          <table:table-cell table:style-name="ce5" table:formula="of:=COUNTIF([.$B10:.$T10];&quot;&gt;0.10&quot;)" office:value-type="float" office:value="0" calcext:value-type="float">
            <text:p>0</text:p>
          </table:table-cell>
          <table:table-cell table:style-name="ce5" table:formula="of:=COUNTIF([.$B10:.$T10];&quot;&lt;=0.10&quot;)-COUNTIF([.$B10:.$T10];&quot;&lt;0.07&quot;)" office:value-type="float" office:value="0" calcext:value-type="float">
            <text:p>0</text:p>
          </table:table-cell>
          <table:table-cell table:style-name="ce5" table:formula="of:=COUNTIF([.$B10:.$T10];&quot;&lt;=0.07&quot;)-COUNTIF([.$B10:.$T10];&quot;&lt;0.05&quot;)" office:value-type="float" office:value="0" calcext:value-type="float">
            <text:p>0</text:p>
          </table:table-cell>
          <table:table-cell table:style-name="ce5" table:formula="of:=COUNTIF([.$B10:.$T10];&quot;&lt;=0.05&quot;)-COUNTIF([.$B10:.$T10];&quot;&lt;0.03&quot;)" office:value-type="float" office:value="1" calcext:value-type="float">
            <text:p>1</text:p>
          </table:table-cell>
          <table:table-cell table:style-name="ce5" table:formula="of:=COUNTIF([.$B10:.$T10];&quot;&lt;=0.03&quot;)-COUNTIF([.$B10:.$T10];&quot;&lt;0.01&quot;)" office:value-type="float" office:value="1" calcext:value-type="float">
            <text:p>1</text:p>
          </table:table-cell>
          <table:table-cell table:style-name="ce5" table:formula="of:=COUNTIF([.$B10:.$T10];&quot;&lt;=0.01&quot;)-1" office:value-type="float" office:value="16" calcext:value-type="float">
            <text:p>16</text:p>
          </table:table-cell>
          <table:table-cell/>
          <table:table-cell table:style-name="ce6" table:formula="of:=SUM([.$B10:.$T10])/18" office:value-type="percentage" office:value="0.00463939185485866" calcext:value-type="percentage">
            <text:p>0.5%</text:p>
          </table:table-cell>
          <table:table-cell table:style-name="ce6" table:formula="of:=MEDIAN([.$B10:.$T10])" office:value-type="percentage" office:value="0.00182806535893233" calcext:value-type="percentage">
            <text:p>0.2%</text:p>
          </table:table-cell>
          <table:table-cell table:number-columns-repeated="994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00412024968002709" calcext:value-type="percentage">
            <text:p>0.0%</text:p>
          </table:table-cell>
          <table:table-cell table:style-name="ce3" table:formula="of:=[.C4]*10^6/[$'G20-GDP'.$Y$6]" office:value-type="percentage" office:value="0.0132866030948435" calcext:value-type="percentage">
            <text:p>1.3%</text:p>
          </table:table-cell>
          <table:table-cell table:style-name="ce3" table:formula="of:=[.D4]*10^6/[$'G20-GDP'.$Y$7]" office:value-type="percentage" office:value="0.000880751904444026" calcext:value-type="percentage">
            <text:p>0.1%</text:p>
          </table:table-cell>
          <table:table-cell table:style-name="ce3" table:formula="of:=[.E4]*10^6/[$'G20-GDP'.$Y$8]" office:value-type="percentage" office:value="0.00135108813146719" calcext:value-type="percentage">
            <text:p>0.1%</text:p>
          </table:table-cell>
          <table:table-cell table:style-name="ce3" table:formula="of:=[.F4]*10^6/[$'G20-GDP'.$Y$9]" office:value-type="percentage" office:value="0.0103134007281262" calcext:value-type="percentage">
            <text:p>1.0%</text:p>
          </table:table-cell>
          <table:table-cell table:style-name="ce3" table:formula="of:=[.G4]*10^6/[$'G20-GDP'.$Y$10]" office:value-type="percentage" office:value="0.0031692707088077" calcext:value-type="percentage">
            <text:p>0.3%</text:p>
          </table:table-cell>
          <table:table-cell table:style-name="ce3" table:formula="of:=[.H4]*10^6/[$'G20-GDP'.$Y$11]" office:value-type="percentage" office:value="0.0043652909376133" calcext:value-type="percentage">
            <text:p>0.4%</text:p>
          </table:table-cell>
          <table:table-cell table:style-name="ce3" table:formula="of:=[.I4]*10^6/[$'G20-GDP'.$Y$12]" office:value-type="percentage" office:value="0.00853988346054524" calcext:value-type="percentage">
            <text:p>0.9%</text:p>
          </table:table-cell>
          <table:table-cell table:style-name="ce3" table:formula="of:=[.J4]*10^6/[$'G20-GDP'.$Y$13]" office:value-type="percentage" office:value="0" calcext:value-type="percentage">
            <text:p>0.0%</text:p>
          </table:table-cell>
          <table:table-cell table:style-name="ce3" table:formula="of:=[.K4]*10^6/[$'G20-GDP'.$Y$14]" office:value-type="percentage" office:value="0.00188807939843583" calcext:value-type="percentage">
            <text:p>0.2%</text:p>
          </table:table-cell>
          <table:table-cell table:style-name="ce3" table:formula="of:=[.L4]*10^6/[$'G20-GDP'.$Y$15]" office:value-type="percentage" office:value="0.00687323612072804" calcext:value-type="percentage">
            <text:p>0.7%</text:p>
          </table:table-cell>
          <table:table-cell table:style-name="ce3" table:formula="of:=[.M4]*10^6/[$'G20-GDP'.$Y$17]" office:value-type="percentage" office:value="0.00178126048630267" calcext:value-type="percentage">
            <text:p>0.2%</text:p>
          </table:table-cell>
          <table:table-cell table:style-name="ce3" table:formula="of:=[.N4]*10^6/[$'G20-GDP'.$Y$18]" office:value-type="percentage" office:value="0.00139458859531182" calcext:value-type="percentage">
            <text:p>0.1%</text:p>
          </table:table-cell>
          <table:table-cell table:style-name="ce3" table:formula="of:=[.O4]*10^6/[$'G20-GDP'.$Y$19]" office:value-type="percentage" office:value="0.0245424407297834" calcext:value-type="percentage">
            <text:p>2.5%</text:p>
          </table:table-cell>
          <table:table-cell table:style-name="ce3" table:formula="of:=[.P4]*10^6/[$'G20-GDP'.$Y$20]" office:value-type="percentage" office:value="0.00546035218606904" calcext:value-type="percentage">
            <text:p>0.5%</text:p>
          </table:table-cell>
          <table:table-cell table:style-name="ce3" table:formula="of:=[.Q4]*10^6/[$'G20-GDP'.$Y$16]" office:value-type="percentage" office:value="0.0173381075563093" calcext:value-type="percentage">
            <text:p>1.7%</text:p>
          </table:table-cell>
          <table:table-cell table:style-name="ce3" table:formula="of:=[.R4]*10^6/[$'G20-GDP'.$Y$21]" office:value-type="percentage" office:value="0.00121153053085483" calcext:value-type="percentage">
            <text:p>0.1%</text:p>
          </table:table-cell>
          <table:table-cell table:style-name="ce3" table:formula="of:=[.S4]*10^6/[$'G20-GDP'.$Y$22]" office:value-type="percentage" office:value="0.00381784195313071" calcext:value-type="percentage">
            <text:p>0.4%</text:p>
          </table:table-cell>
          <table:table-cell table:style-name="ce3" table:formula="of:=[.T4]*10^6/[$'G20-GDP'.$Y$23]" office:value-type="percentage" office:value="0.00429379996585245" calcext:value-type="percentage">
            <text:p>0.4%</text:p>
          </table:table-cell>
          <table:table-cell/>
          <table:table-cell table:style-name="ce5" table:formula="of:=COUNTIF([.$B11:.$T11];&quot;&gt;0.10&quot;)" office:value-type="float" office:value="0" calcext:value-type="float">
            <text:p>0</text:p>
          </table:table-cell>
          <table:table-cell table:style-name="ce5" table:formula="of:=COUNTIF([.$B11:.$T11];&quot;&lt;=0.10&quot;)-COUNTIF([.$B11:.$T11];&quot;&lt;0.07&quot;)" office:value-type="float" office:value="0" calcext:value-type="float">
            <text:p>0</text:p>
          </table:table-cell>
          <table:table-cell table:style-name="ce5" table:formula="of:=COUNTIF([.$B11:.$T11];&quot;&lt;=0.07&quot;)-COUNTIF([.$B11:.$T11];&quot;&lt;0.05&quot;)" office:value-type="float" office:value="0" calcext:value-type="float">
            <text:p>0</text:p>
          </table:table-cell>
          <table:table-cell table:style-name="ce5" table:formula="of:=COUNTIF([.$B11:.$T11];&quot;&lt;=0.05&quot;)-COUNTIF([.$B11:.$T11];&quot;&lt;0.03&quot;)" office:value-type="float" office:value="0" calcext:value-type="float">
            <text:p>0</text:p>
          </table:table-cell>
          <table:table-cell table:style-name="ce5" table:formula="of:=COUNTIF([.$B11:.$T11];&quot;&lt;=0.03&quot;)-COUNTIF([.$B11:.$T11];&quot;&lt;0.01&quot;)" office:value-type="float" office:value="4" calcext:value-type="float">
            <text:p>4</text:p>
          </table:table-cell>
          <table:table-cell table:style-name="ce5" table:formula="of:=COUNTIF([.$B11:.$T11];&quot;&lt;=0.01&quot;)-1" office:value-type="float" office:value="14" calcext:value-type="float">
            <text:p>14</text:p>
          </table:table-cell>
          <table:table-cell/>
          <table:table-cell table:style-name="ce6" table:formula="of:=SUM([.$B11:.$T11])/18" office:value-type="percentage" office:value="0.00616219730314599" calcext:value-type="percentage">
            <text:p>0.6%</text:p>
          </table:table-cell>
          <table:table-cell table:style-name="ce6" table:formula="of:=MEDIAN([.$B11:.$T11])" office:value-type="percentage" office:value="0.00381784195313071" calcext:value-type="percentage">
            <text:p>0.4%</text:p>
          </table:table-cell>
          <table:table-cell table:number-columns-repeated="994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00573028282260257" calcext:value-type="percentage">
            <text:p>0.1%</text:p>
          </table:table-cell>
          <table:table-cell table:style-name="ce3" table:formula="of:=[.C5]*10^6/[$'G20-GDP'.$AI$6]" office:value-type="percentage" office:value="0.0140314123723834" calcext:value-type="percentage">
            <text:p>1.4%</text:p>
          </table:table-cell>
          <table:table-cell table:style-name="ce3" table:formula="of:=[.D5]*10^6/[$'G20-GDP'.$AI$7]" office:value-type="percentage" office:value="0.00124242400852839" calcext:value-type="percentage">
            <text:p>0.1%</text:p>
          </table:table-cell>
          <table:table-cell table:style-name="ce3" table:formula="of:=[.E5]*10^6/[$'G20-GDP'.$AI$8]" office:value-type="percentage" office:value="0.00155488853211216" calcext:value-type="percentage">
            <text:p>0.2%</text:p>
          </table:table-cell>
          <table:table-cell table:style-name="ce3" table:formula="of:=[.F5]*10^6/[$'G20-GDP'.$AI$9]" office:value-type="percentage" office:value="0.0115006685411805" calcext:value-type="percentage">
            <text:p>1.2%</text:p>
          </table:table-cell>
          <table:table-cell table:style-name="ce3" table:formula="of:=[.G5]*10^6/[$'G20-GDP'.$AI$10]" office:value-type="percentage" office:value="0.00514024724769497" calcext:value-type="percentage">
            <text:p>0.5%</text:p>
          </table:table-cell>
          <table:table-cell table:style-name="ce3" table:formula="of:=[.H5]*10^6/[$'G20-GDP'.$AI$11]" office:value-type="percentage" office:value="0.00441155333650294" calcext:value-type="percentage">
            <text:p>0.4%</text:p>
          </table:table-cell>
          <table:table-cell table:style-name="ce3" table:formula="of:=[.I5]*10^6/[$'G20-GDP'.$AI$12]" office:value-type="percentage" office:value="0.0136268378650878" calcext:value-type="percentage">
            <text:p>1.4%</text:p>
          </table:table-cell>
          <table:table-cell table:style-name="ce3" table:formula="of:=[.J5]*10^6/[$'G20-GDP'.$AI$13]" office:value-type="percentage" office:value="0.0661244536932879" calcext:value-type="percentage">
            <text:p>6.6%</text:p>
          </table:table-cell>
          <table:table-cell table:style-name="ce3" table:formula="of:=[.K5]*10^6/[$'G20-GDP'.$AI$14]" office:value-type="percentage" office:value="0.00164720966283306" calcext:value-type="percentage">
            <text:p>0.2%</text:p>
          </table:table-cell>
          <table:table-cell table:style-name="ce3" table:formula="of:=[.L5]*10^6/[$'G20-GDP'.$AI$15]" office:value-type="percentage" office:value="0.00716941400452235" calcext:value-type="percentage">
            <text:p>0.7%</text:p>
          </table:table-cell>
          <table:table-cell table:style-name="ce3" table:formula="of:=[.M5]*10^6/[$'G20-GDP'.$AI$17]" office:value-type="percentage" office:value="0.00229444978277428" calcext:value-type="percentage">
            <text:p>0.2%</text:p>
          </table:table-cell>
          <table:table-cell table:style-name="ce3" table:formula="of:=[.N5]*10^6/[$'G20-GDP'.$AI$18]" office:value-type="percentage" office:value="0.00251107082459756" calcext:value-type="percentage">
            <text:p>0.3%</text:p>
          </table:table-cell>
          <table:table-cell table:style-name="ce3" table:formula="of:=[.O5]*10^6/[$'G20-GDP'.$AI$19]" office:value-type="percentage" office:value="0.0228223874210726" calcext:value-type="percentage">
            <text:p>2.3%</text:p>
          </table:table-cell>
          <table:table-cell table:style-name="ce3" table:formula="of:=[.P5]*10^6/[$'G20-GDP'.$AI$20]" office:value-type="percentage" office:value="0.00519669350050917" calcext:value-type="percentage">
            <text:p>0.5%</text:p>
          </table:table-cell>
          <table:table-cell table:style-name="ce3" table:formula="of:=[.Q5]*10^6/[$'G20-GDP'.$AI$16]" office:value-type="percentage" office:value="0.029628117322059" calcext:value-type="percentage">
            <text:p>3.0%</text:p>
          </table:table-cell>
          <table:table-cell table:style-name="ce3" table:formula="of:=[.R5]*10^6/[$'G20-GDP'.$AI$21]" office:value-type="percentage" office:value="0.00117753490106817" calcext:value-type="percentage">
            <text:p>0.1%</text:p>
          </table:table-cell>
          <table:table-cell table:style-name="ce3" table:formula="of:=[.S5]*10^6/[$'G20-GDP'.$AI$22]" office:value-type="percentage" office:value="0.00482191360491366" calcext:value-type="percentage">
            <text:p>0.5%</text:p>
          </table:table-cell>
          <table:table-cell table:style-name="ce3" table:formula="of:=[.T5]*10^6/[$'G20-GDP'.$AI$23]" office:value-type="percentage" office:value="0.00391851443475209" calcext:value-type="percentage">
            <text:p>0.4%</text:p>
          </table:table-cell>
          <table:table-cell/>
          <table:table-cell table:style-name="ce5" table:formula="of:=COUNTIF([.$B12:.$T12];&quot;&gt;0.10&quot;)" office:value-type="float" office:value="0" calcext:value-type="float">
            <text:p>0</text:p>
          </table:table-cell>
          <table:table-cell table:style-name="ce5" table:formula="of:=COUNTIF([.$B12:.$T12];&quot;&lt;=0.10&quot;)-COUNTIF([.$B12:.$T12];&quot;&lt;0.07&quot;)" office:value-type="float" office:value="0" calcext:value-type="float">
            <text:p>0</text:p>
          </table:table-cell>
          <table:table-cell table:style-name="ce5" table:formula="of:=COUNTIF([.$B12:.$T12];&quot;&lt;=0.07&quot;)-COUNTIF([.$B12:.$T12];&quot;&lt;0.05&quot;)" office:value-type="float" office:value="1" calcext:value-type="float">
            <text:p>1</text:p>
          </table:table-cell>
          <table:table-cell table:style-name="ce5" table:formula="of:=COUNTIF([.$B12:.$T12];&quot;&lt;=0.05&quot;)-COUNTIF([.$B12:.$T12];&quot;&lt;0.03&quot;)" office:value-type="float" office:value="0" calcext:value-type="float">
            <text:p>0</text:p>
          </table:table-cell>
          <table:table-cell table:style-name="ce5" table:formula="of:=COUNTIF([.$B12:.$T12];&quot;&lt;=0.03&quot;)-COUNTIF([.$B12:.$T12];&quot;&lt;0.01&quot;)" office:value-type="float" office:value="5" calcext:value-type="float">
            <text:p>5</text:p>
          </table:table-cell>
          <table:table-cell table:style-name="ce5" table:formula="of:=COUNTIF([.$B12:.$T12];&quot;&lt;=0.01&quot;)-1" office:value-type="float" office:value="12" calcext:value-type="float">
            <text:p>12</text:p>
          </table:table-cell>
          <table:table-cell/>
          <table:table-cell table:style-name="ce6" table:formula="of:=SUM([.$B12:.$T12])/18" office:value-type="percentage" office:value="0.0110773788521189" calcext:value-type="percentage">
            <text:p>1.1%</text:p>
          </table:table-cell>
          <table:table-cell table:style-name="ce6" table:formula="of:=MEDIAN([.$B12:.$T12])" office:value-type="percentage" office:value="0.00482191360491366" calcext:value-type="percentage">
            <text:p>0.5%</text:p>
          </table:table-cell>
          <table:table-cell table:number-columns-repeated="994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00457148237531378" calcext:value-type="percentage">
            <text:p>0.0%</text:p>
          </table:table-cell>
          <table:table-cell table:style-name="ce3" table:formula="of:=[.C6]*10^6/[$'G20-GDP'.$AN$6]" office:value-type="percentage" office:value="0.0110144403370713" calcext:value-type="percentage">
            <text:p>1.1%</text:p>
          </table:table-cell>
          <table:table-cell table:style-name="ce3" table:formula="of:=[.D6]*10^6/[$'G20-GDP'.$AN$7]" office:value-type="percentage" office:value="0.00140456616274897" calcext:value-type="percentage">
            <text:p>0.1%</text:p>
          </table:table-cell>
          <table:table-cell table:style-name="ce3" table:formula="of:=[.E6]*10^6/[$'G20-GDP'.$AN$8]" office:value-type="percentage" office:value="0.00119261077725698" calcext:value-type="percentage">
            <text:p>0.1%</text:p>
          </table:table-cell>
          <table:table-cell table:style-name="ce3" table:formula="of:=[.F6]*10^6/[$'G20-GDP'.$AN$9]" office:value-type="percentage" office:value="0.00817423295142878" calcext:value-type="percentage">
            <text:p>0.8%</text:p>
          </table:table-cell>
          <table:table-cell table:style-name="ce3" table:formula="of:=[.G6]*10^6/[$'G20-GDP'.$AN$10]" office:value-type="percentage" office:value="0.00439010421878803" calcext:value-type="percentage">
            <text:p>0.4%</text:p>
          </table:table-cell>
          <table:table-cell table:style-name="ce3" table:formula="of:=[.H6]*10^6/[$'G20-GDP'.$AN$11]" office:value-type="percentage" office:value="0.0042951732182099" calcext:value-type="percentage">
            <text:p>0.4%</text:p>
          </table:table-cell>
          <table:table-cell table:style-name="ce3" table:formula="of:=[.I6]*10^6/[$'G20-GDP'.$AN$12]" office:value-type="percentage" office:value="0.00788831091862244" calcext:value-type="percentage">
            <text:p>0.8%</text:p>
          </table:table-cell>
          <table:table-cell table:style-name="ce3" table:formula="of:=[.J6]*10^6/[$'G20-GDP'.$AN$13]" office:value-type="percentage" office:value="0.0502552392871252" calcext:value-type="percentage">
            <text:p>5.0%</text:p>
          </table:table-cell>
          <table:table-cell table:style-name="ce3" table:formula="of:=[.K6]*10^6/[$'G20-GDP'.$AN$14]" office:value-type="percentage" office:value="0.00224628152661419" calcext:value-type="percentage">
            <text:p>0.2%</text:p>
          </table:table-cell>
          <table:table-cell table:style-name="ce3" table:formula="of:=[.L6]*10^6/[$'G20-GDP'.$AN$15]" office:value-type="percentage" office:value="0.0077065658095361" calcext:value-type="percentage">
            <text:p>0.8%</text:p>
          </table:table-cell>
          <table:table-cell table:style-name="ce3" table:formula="of:=[.M6]*10^6/[$'G20-GDP'.$AN$17]" office:value-type="percentage" office:value="0.0029070931953511" calcext:value-type="percentage">
            <text:p>0.3%</text:p>
          </table:table-cell>
          <table:table-cell table:style-name="ce3" table:formula="of:=[.N6]*10^6/[$'G20-GDP'.$AN$18]" office:value-type="percentage" office:value="0.00411085007922408" calcext:value-type="percentage">
            <text:p>0.4%</text:p>
          </table:table-cell>
          <table:table-cell table:style-name="ce3" table:formula="of:=[.O6]*10^6/[$'G20-GDP'.$AN$19]" office:value-type="percentage" office:value="0.0137572294846957" calcext:value-type="percentage">
            <text:p>1.4%</text:p>
          </table:table-cell>
          <table:table-cell table:style-name="ce3" table:formula="of:=[.P6]*10^6/[$'G20-GDP'.$AN$20]" office:value-type="percentage" office:value="0.00514335098647473" calcext:value-type="percentage">
            <text:p>0.5%</text:p>
          </table:table-cell>
          <table:table-cell table:style-name="ce3" table:formula="of:=[.Q6]*10^6/[$'G20-GDP'.$AN$16]" office:value-type="percentage" office:value="0.0236506308175083" calcext:value-type="percentage">
            <text:p>2.4%</text:p>
          </table:table-cell>
          <table:table-cell table:style-name="ce3" table:formula="of:=[.R6]*10^6/[$'G20-GDP'.$AN$21]" office:value-type="percentage" office:value="0.00124794433313848" calcext:value-type="percentage">
            <text:p>0.1%</text:p>
          </table:table-cell>
          <table:table-cell table:style-name="ce3" table:formula="of:=[.S6]*10^6/[$'G20-GDP'.$AN$22]" office:value-type="percentage" office:value="0.00308440588321282" calcext:value-type="percentage">
            <text:p>0.3%</text:p>
          </table:table-cell>
          <table:table-cell table:style-name="ce3" table:formula="of:=[.T6]*10^6/[$'G20-GDP'.$AN$23]" office:value-type="percentage" office:value="0.0031724152246981" calcext:value-type="percentage">
            <text:p>0.3%</text:p>
          </table:table-cell>
          <table:table-cell/>
          <table:table-cell table:style-name="ce5" table:formula="of:=COUNTIF([.$B13:.$T13];&quot;&gt;0.10&quot;)" office:value-type="float" office:value="0" calcext:value-type="float">
            <text:p>0</text:p>
          </table:table-cell>
          <table:table-cell table:style-name="ce5" table:formula="of:=COUNTIF([.$B13:.$T13];&quot;&lt;=0.10&quot;)-COUNTIF([.$B13:.$T13];&quot;&lt;0.07&quot;)" office:value-type="float" office:value="0" calcext:value-type="float">
            <text:p>0</text:p>
          </table:table-cell>
          <table:table-cell table:style-name="ce5" table:formula="of:=COUNTIF([.$B13:.$T13];&quot;&lt;=0.07&quot;)-COUNTIF([.$B13:.$T13];&quot;&lt;0.05&quot;)" office:value-type="float" office:value="1" calcext:value-type="float">
            <text:p>1</text:p>
          </table:table-cell>
          <table:table-cell table:style-name="ce5" table:formula="of:=COUNTIF([.$B13:.$T13];&quot;&lt;=0.05&quot;)-COUNTIF([.$B13:.$T13];&quot;&lt;0.03&quot;)" office:value-type="float" office:value="0" calcext:value-type="float">
            <text:p>0</text:p>
          </table:table-cell>
          <table:table-cell table:style-name="ce5" table:formula="of:=COUNTIF([.$B13:.$T13];&quot;&lt;=0.03&quot;)-COUNTIF([.$B13:.$T13];&quot;&lt;0.01&quot;)" office:value-type="float" office:value="3" calcext:value-type="float">
            <text:p>3</text:p>
          </table:table-cell>
          <table:table-cell table:style-name="ce5" table:formula="of:=COUNTIF([.$B13:.$T13];&quot;&lt;=0.01&quot;)-1" office:value-type="float" office:value="14" calcext:value-type="float">
            <text:p>14</text:p>
          </table:table-cell>
          <table:table-cell/>
          <table:table-cell table:style-name="ce6" table:formula="of:=SUM([.$B13:.$T13])/18" office:value-type="percentage" office:value="0.00867214408051314" calcext:value-type="percentage">
            <text:p>0.9%</text:p>
          </table:table-cell>
          <table:table-cell table:style-name="ce6" table:formula="of:=MEDIAN([.$B13:.$T13])" office:value-type="percentage" office:value="0.0042951732182099" calcext:value-type="percentage">
            <text:p>0.4%</text:p>
          </table:table-cell>
          <table:table-cell table:number-columns-repeated="994"/>
        </table:table-row>
      </table:table>
      <table:table table:name="G20-GDP" table:style-name="ta8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37" table:default-cell-style-name="ce7"/>
        <table:table-column table:style-name="co10" table:default-cell-style-name="ce7"/>
        <table:table-column table:style-name="co11" table:number-columns-repeated="6" table:default-cell-style-name="ce7"/>
        <table:table-column table:style-name="co10" table:number-columns-repeated="13" table:default-cell-style-name="ce7"/>
        <table:table-column table:style-name="co4" table:number-columns-repeated="175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number-columns-repeated="57" table:default-cell-style-name="ce7"/>
        <table:table-column table:style-name="co13" table:default-cell-style-name="ce7"/>
        <table:table-column table:style-name="co4" table:number-columns-repeated="19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number-columns-repeated="57" table:default-cell-style-name="ce7"/>
        <table:table-column table:style-name="co13" table:default-cell-style-name="ce7"/>
        <table:table-column table:style-name="co4" table:number-columns-repeated="19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number-columns-repeated="57" table:default-cell-style-name="ce7"/>
        <table:table-column table:style-name="co13" table:default-cell-style-name="ce7"/>
        <table:table-column table:style-name="co4" table:number-columns-repeated="19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number-columns-repeated="16" table:default-cell-style-name="ce7"/>
        <table:table-row table:style-name="ro2">
          <table:table-cell office:value-type="string" calcext:value-type="string">
            <text:p>Data Source</text:p>
          </table:table-cell>
          <table:table-cell office:value-type="string" calcext:value-type="string">
            <text:p>World Development Indicat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 Updated Date</text:p>
          </table:table-cell>
          <table:table-cell table:style-name="ce9" office:value-type="date" office:date-value="2018-05-21" calcext:value-type="date">
            <text:p>05/21/20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(DQ) Copied this from Data/WDI/2018.06-GDP-Current-Dollars-World-Bank-API_NY.GDP.MKTP.CD_DS2_en_excel_v2_9944640.xlsx;extracted <text:s/>G20 rows, re-ordered to match Exports and Impor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Indicator Name</text:p>
          </table:table-cell>
          <table:table-cell office:value-type="string" calcext:value-type="string">
            <text:p>Indicator Code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1989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1993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017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76961923741.9478" calcext:value-type="float">
            <text:p>76961923741.9478</text:p>
          </table:table-cell>
          <table:table-cell office:value-type="float" office:value="78676842366.4213" calcext:value-type="float">
            <text:p>78676842366.4213</text:p>
          </table:table-cell>
          <table:table-cell office:value-type="float" office:value="84307486836.724" calcext:value-type="float">
            <text:p>84307486836.724</text:p>
          </table:table-cell>
          <table:table-cell office:value-type="float" office:value="103979106777.911" calcext:value-type="float">
            <text:p>103979106777.911</text:p>
          </table:table-cell>
          <table:table-cell office:value-type="float" office:value="79092001998.032" calcext:value-type="float">
            <text:p>79092001998.032</text:p>
          </table:table-cell>
          <table:table-cell office:value-type="float" office:value="88416668900.2596" calcext:value-type="float">
            <text:p>88416668900.2596</text:p>
          </table:table-cell>
          <table:table-cell office:value-type="float" office:value="110934442762.694" calcext:value-type="float">
            <text:p>110934442762.694</text:p>
          </table:table-cell>
          <table:table-cell office:value-type="float" office:value="111106191358.197" calcext:value-type="float">
            <text:p>111106191358.197</text:p>
          </table:table-cell>
          <table:table-cell office:value-type="float" office:value="126206817196.091" calcext:value-type="float">
            <text:p>126206817196.091</text:p>
          </table:table-cell>
          <table:table-cell office:value-type="float" office:value="76636898036.4712" calcext:value-type="float">
            <text:p>76636898036.4712</text:p>
          </table:table-cell>
          <table:table-cell office:value-type="float" office:value="141352368714.691" calcext:value-type="float">
            <text:p>141352368714.691</text:p>
          </table:table-cell>
          <table:table-cell office:value-type="float" office:value="189719984268.485" calcext:value-type="float">
            <text:p>189719984268.485</text:p>
          </table:table-cell>
          <table:table-cell office:value-type="float" office:value="228788617201.696" calcext:value-type="float">
            <text:p>228788617201.696</text:p>
          </table:table-cell>
          <table:table-cell office:value-type="float" office:value="236741715015.015" calcext:value-type="float">
            <text:p>236741715015.015</text:p>
          </table:table-cell>
          <table:table-cell office:value-type="float" office:value="257440000000" calcext:value-type="float">
            <text:p>257440000000</text:p>
          </table:table-cell>
          <table:table-cell office:value-type="float" office:value="258031750000" calcext:value-type="float">
            <text:p>258031750000</text:p>
          </table:table-cell>
          <table:table-cell office:value-type="float" office:value="272149750000" calcext:value-type="float">
            <text:p>272149750000</text:p>
          </table:table-cell>
          <table:table-cell office:value-type="float" office:value="292859000000" calcext:value-type="float">
            <text:p>292859000000</text:p>
          </table:table-cell>
          <table:table-cell office:value-type="float" office:value="298948250000" calcext:value-type="float">
            <text:p>298948250000</text:p>
          </table:table-cell>
          <table:table-cell office:value-type="float" office:value="283523000000" calcext:value-type="float">
            <text:p>283523000000</text:p>
          </table:table-cell>
          <table:table-cell office:value-type="float" office:value="284203750000" calcext:value-type="float">
            <text:p>284203750000</text:p>
          </table:table-cell>
          <table:table-cell office:value-type="float" office:value="268696750000" calcext:value-type="float">
            <text:p>268696750000</text:p>
          </table:table-cell>
          <table:table-cell office:value-type="float" office:value="97724004251.8602" calcext:value-type="float">
            <text:p>97724004251.8602</text:p>
          </table:table-cell>
          <table:table-cell office:value-type="float" office:value="127586973492.177" calcext:value-type="float">
            <text:p>127586973492.177</text:p>
          </table:table-cell>
          <table:table-cell office:value-type="float" office:value="164657930452.787" calcext:value-type="float">
            <text:p>164657930452.787</text:p>
          </table:table-cell>
          <table:table-cell office:value-type="float" office:value="198737095012.282" calcext:value-type="float">
            <text:p>198737095012.282</text:p>
          </table:table-cell>
          <table:table-cell office:value-type="float" office:value="232557260817.308" calcext:value-type="float">
            <text:p>232557260817.308</text:p>
          </table:table-cell>
          <table:table-cell office:value-type="float" office:value="287530508430.568" calcext:value-type="float">
            <text:p>287530508430.568</text:p>
          </table:table-cell>
          <table:table-cell office:value-type="float" office:value="361558037110.419" calcext:value-type="float">
            <text:p>361558037110.419</text:p>
          </table:table-cell>
          <table:table-cell office:value-type="float" office:value="332976484577.619" calcext:value-type="float">
            <text:p>332976484577.619</text:p>
          </table:table-cell>
          <table:table-cell office:value-type="float" office:value="423627422092.49" calcext:value-type="float">
            <text:p>423627422092.49</text:p>
          </table:table-cell>
          <table:table-cell office:value-type="float" office:value="530163281574.658" calcext:value-type="float">
            <text:p>530163281574.658</text:p>
          </table:table-cell>
          <table:table-cell office:value-type="float" office:value="545982375701.128" calcext:value-type="float">
            <text:p>545982375701.128</text:p>
          </table:table-cell>
          <table:table-cell office:value-type="float" office:value="552025140252.246" calcext:value-type="float">
            <text:p>552025140252.246</text:p>
          </table:table-cell>
          <table:table-cell office:value-type="float" office:value="526319673731.638" calcext:value-type="float">
            <text:p>526319673731.638</text:p>
          </table:table-cell>
          <table:table-cell office:value-type="float" office:value="584711485367.267" calcext:value-type="float">
            <text:p>584711485367.267</text:p>
          </table:table-cell>
          <table:table-cell office:value-type="float" office:value="545476103427.247" calcext:value-type="float">
            <text:p>545476103427.24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49887465181.059" calcext:value-type="float">
            <text:p>149887465181.059</text:p>
          </table:table-cell>
          <table:table-cell office:value-type="float" office:value="176804829908.278" calcext:value-type="float">
            <text:p>176804829908.278</text:p>
          </table:table-cell>
          <table:table-cell office:value-type="float" office:value="193954540439.148" calcext:value-type="float">
            <text:p>193954540439.148</text:p>
          </table:table-cell>
          <table:table-cell office:value-type="float" office:value="177176415535.798" calcext:value-type="float">
            <text:p>177176415535.798</text:p>
          </table:table-cell>
          <table:table-cell office:value-type="float" office:value="193503894222.061" calcext:value-type="float">
            <text:p>193503894222.061</text:p>
          </table:table-cell>
          <table:table-cell office:value-type="float" office:value="180470967247.066" calcext:value-type="float">
            <text:p>180470967247.066</text:p>
          </table:table-cell>
          <table:table-cell office:value-type="float" office:value="182281757134.863" calcext:value-type="float">
            <text:p>182281757134.863</text:p>
          </table:table-cell>
          <table:table-cell office:value-type="float" office:value="189375992588.671" calcext:value-type="float">
            <text:p>189375992588.671</text:p>
          </table:table-cell>
          <table:table-cell office:value-type="float" office:value="236135768335.274" calcext:value-type="float">
            <text:p>236135768335.274</text:p>
          </table:table-cell>
          <table:table-cell office:value-type="float" office:value="299941372852.374" calcext:value-type="float">
            <text:p>299941372852.374</text:p>
          </table:table-cell>
          <table:table-cell office:value-type="float" office:value="311425933051.174" calcext:value-type="float">
            <text:p>311425933051.174</text:p>
          </table:table-cell>
          <table:table-cell office:value-type="float" office:value="326068597441.331" calcext:value-type="float">
            <text:p>326068597441.331</text:p>
          </table:table-cell>
          <table:table-cell office:value-type="float" office:value="325692532492.502" calcext:value-type="float">
            <text:p>325692532492.502</text:p>
          </table:table-cell>
          <table:table-cell office:value-type="float" office:value="312372821810.006" calcext:value-type="float">
            <text:p>312372821810.006</text:p>
          </table:table-cell>
          <table:table-cell office:value-type="float" office:value="323216879972.328" calcext:value-type="float">
            <text:p>323216879972.328</text:p>
          </table:table-cell>
          <table:table-cell office:value-type="float" office:value="368391743391.743" calcext:value-type="float">
            <text:p>368391743391.743</text:p>
          </table:table-cell>
          <table:table-cell office:value-type="float" office:value="401819423368.741" calcext:value-type="float">
            <text:p>401819423368.741</text:p>
          </table:table-cell>
          <table:table-cell office:value-type="float" office:value="436097980904.68" calcext:value-type="float">
            <text:p>436097980904.68</text:p>
          </table:table-cell>
          <table:table-cell office:value-type="float" office:value="399778878111.646" calcext:value-type="float">
            <text:p>399778878111.646</text:p>
          </table:table-cell>
          <table:table-cell office:value-type="float" office:value="389146509587.668" calcext:value-type="float">
            <text:p>389146509587.668</text:p>
          </table:table-cell>
          <table:table-cell office:value-type="float" office:value="415446209885.072" calcext:value-type="float">
            <text:p>415446209885.072</text:p>
          </table:table-cell>
          <table:table-cell office:value-type="float" office:value="378899860470.108" calcext:value-type="float">
            <text:p>378899860470.108</text:p>
          </table:table-cell>
          <table:table-cell office:value-type="float" office:value="394635830891.586" calcext:value-type="float">
            <text:p>394635830891.586</text:p>
          </table:table-cell>
          <table:table-cell office:value-type="float" office:value="466853232382.062" calcext:value-type="float">
            <text:p>466853232382.062</text:p>
          </table:table-cell>
          <table:table-cell office:value-type="float" office:value="613329776639.636" calcext:value-type="float">
            <text:p>613329776639.636</text:p>
          </table:table-cell>
          <table:table-cell office:value-type="float" office:value="693764095624.718" calcext:value-type="float">
            <text:p>693764095624.718</text:p>
          </table:table-cell>
          <table:table-cell office:value-type="float" office:value="747572626534.891" calcext:value-type="float">
            <text:p>747572626534.891</text:p>
          </table:table-cell>
          <table:table-cell office:value-type="float" office:value="853764622752.611" calcext:value-type="float">
            <text:p>853764622752.611</text:p>
          </table:table-cell>
          <table:table-cell office:value-type="float" office:value="1055334825425.25" calcext:value-type="float">
            <text:p>1055334825425.25</text:p>
          </table:table-cell>
          <table:table-cell office:value-type="float" office:value="927168310999.853" calcext:value-type="float">
            <text:p>927168310999.853</text:p>
          </table:table-cell>
          <table:table-cell office:value-type="float" office:value="1142876772659.21" calcext:value-type="float">
            <text:p>1142876772659.21</text:p>
          </table:table-cell>
          <table:table-cell office:value-type="float" office:value="1390557034407.97" calcext:value-type="float">
            <text:p>1390557034407.97</text:p>
          </table:table-cell>
          <table:table-cell office:value-type="float" office:value="1538194473087.23" calcext:value-type="float">
            <text:p>1538194473087.23</text:p>
          </table:table-cell>
          <table:table-cell office:value-type="float" office:value="1567178619062.28" calcext:value-type="float">
            <text:p>1567178619062.28</text:p>
          </table:table-cell>
          <table:table-cell office:value-type="float" office:value="1459597906912.7" calcext:value-type="float">
            <text:p>1459597906912.7</text:p>
          </table:table-cell>
          <table:table-cell office:value-type="float" office:value="1345383143356.35" calcext:value-type="float">
            <text:p>1345383143356.35</text:p>
          </table:table-cell>
          <table:table-cell office:value-type="float" office:value="1204616439828.41" calcext:value-type="float">
            <text:p>1204616439828.4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235024598983.261" calcext:value-type="float">
            <text:p>235024598983.261</text:p>
          </table:table-cell>
          <table:table-cell office:value-type="float" office:value="263561088977.129" calcext:value-type="float">
            <text:p>263561088977.129</text:p>
          </table:table-cell>
          <table:table-cell office:value-type="float" office:value="281682304161.041" calcext:value-type="float">
            <text:p>281682304161.041</text:p>
          </table:table-cell>
          <table:table-cell office:value-type="float" office:value="203304515490.795" calcext:value-type="float">
            <text:p>203304515490.795</text:p>
          </table:table-cell>
          <table:table-cell office:value-type="float" office:value="209023912696.839" calcext:value-type="float">
            <text:p>209023912696.839</text:p>
          </table:table-cell>
          <table:table-cell office:value-type="float" office:value="222942790435.299" calcext:value-type="float">
            <text:p>222942790435.299</text:p>
          </table:table-cell>
          <table:table-cell office:value-type="float" office:value="268137224729.722" calcext:value-type="float">
            <text:p>268137224729.722</text:p>
          </table:table-cell>
          <table:table-cell office:value-type="float" office:value="294084112392.66" calcext:value-type="float">
            <text:p>294084112392.66</text:p>
          </table:table-cell>
          <table:table-cell office:value-type="float" office:value="330397381998.489" calcext:value-type="float">
            <text:p>330397381998.489</text:p>
          </table:table-cell>
          <table:table-cell office:value-type="float" office:value="425595310000" calcext:value-type="float">
            <text:p>425595310000</text:p>
          </table:table-cell>
          <table:table-cell office:value-type="float" office:value="461951782000" calcext:value-type="float">
            <text:p>461951782000</text:p>
          </table:table-cell>
          <table:table-cell office:value-type="float" office:value="602860000000" calcext:value-type="float">
            <text:p>602860000000</text:p>
          </table:table-cell>
          <table:table-cell office:value-type="float" office:value="400599250000" calcext:value-type="float">
            <text:p>400599250000</text:p>
          </table:table-cell>
          <table:table-cell office:value-type="float" office:value="437798577639.752" calcext:value-type="float">
            <text:p>437798577639.752</text:p>
          </table:table-cell>
          <table:table-cell office:value-type="float" office:value="558111997497.263" calcext:value-type="float">
            <text:p>558111997497.263</text:p>
          </table:table-cell>
          <table:table-cell office:value-type="float" office:value="785643456467.255" calcext:value-type="float">
            <text:p>785643456467.255</text:p>
          </table:table-cell>
          <table:table-cell office:value-type="float" office:value="850425828275.793" calcext:value-type="float">
            <text:p>850425828275.793</text:p>
          </table:table-cell>
          <table:table-cell office:value-type="float" office:value="883199443413.729" calcext:value-type="float">
            <text:p>883199443413.729</text:p>
          </table:table-cell>
          <table:table-cell office:value-type="float" office:value="863723395088.324" calcext:value-type="float">
            <text:p>863723395088.324</text:p>
          </table:table-cell>
          <table:table-cell office:value-type="float" office:value="599388879704.634" calcext:value-type="float">
            <text:p>599388879704.634</text:p>
          </table:table-cell>
          <table:table-cell office:value-type="float" office:value="655421153320.579" calcext:value-type="float">
            <text:p>655421153320.579</text:p>
          </table:table-cell>
          <table:table-cell office:value-type="float" office:value="559372502338.237" calcext:value-type="float">
            <text:p>559372502338.237</text:p>
          </table:table-cell>
          <table:table-cell office:value-type="float" office:value="507962741819.919" calcext:value-type="float">
            <text:p>507962741819.919</text:p>
          </table:table-cell>
          <table:table-cell office:value-type="float" office:value="558320116997.075" calcext:value-type="float">
            <text:p>558320116997.075</text:p>
          </table:table-cell>
          <table:table-cell office:value-type="float" office:value="669316239316.239" calcext:value-type="float">
            <text:p>669316239316.239</text:p>
          </table:table-cell>
          <table:table-cell office:value-type="float" office:value="891629970423.924" calcext:value-type="float">
            <text:p>891629970423.924</text:p>
          </table:table-cell>
          <table:table-cell office:value-type="float" office:value="1107640325472.35" calcext:value-type="float">
            <text:p>1107640325472.35</text:p>
          </table:table-cell>
          <table:table-cell office:value-type="float" office:value="1397084381901.29" calcext:value-type="float">
            <text:p>1397084381901.29</text:p>
          </table:table-cell>
          <table:table-cell office:value-type="float" office:value="1695824517395.57" calcext:value-type="float">
            <text:p>1695824517395.57</text:p>
          </table:table-cell>
          <table:table-cell office:value-type="float" office:value="1667019605881.76" calcext:value-type="float">
            <text:p>1667019605881.76</text:p>
          </table:table-cell>
          <table:table-cell office:value-type="float" office:value="2208871646202.82" calcext:value-type="float">
            <text:p>2208871646202.82</text:p>
          </table:table-cell>
          <table:table-cell office:value-type="float" office:value="2616201578192.25" calcext:value-type="float">
            <text:p>2616201578192.25</text:p>
          </table:table-cell>
          <table:table-cell office:value-type="float" office:value="2465188674415.03" calcext:value-type="float">
            <text:p>2465188674415.03</text:p>
          </table:table-cell>
          <table:table-cell office:value-type="float" office:value="2472806919901.67" calcext:value-type="float">
            <text:p>2472806919901.67</text:p>
          </table:table-cell>
          <table:table-cell office:value-type="float" office:value="2455993200170" calcext:value-type="float">
            <text:p>2455993200170</text:p>
          </table:table-cell>
          <table:table-cell office:value-type="float" office:value="1803652649613.75" calcext:value-type="float">
            <text:p>1803652649613.75</text:p>
          </table:table-cell>
          <table:table-cell office:value-type="float" office:value="1796186586414.45" calcext:value-type="float">
            <text:p>1796186586414.45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273853826377.01" calcext:value-type="float">
            <text:p>273853826377.01</text:p>
          </table:table-cell>
          <table:table-cell office:value-type="float" office:value="306214863624.99" calcext:value-type="float">
            <text:p>306214863624.99</text:p>
          </table:table-cell>
          <table:table-cell office:value-type="float" office:value="313506525087.136" calcext:value-type="float">
            <text:p>313506525087.136</text:p>
          </table:table-cell>
          <table:table-cell office:value-type="float" office:value="340547711781.889" calcext:value-type="float">
            <text:p>340547711781.889</text:p>
          </table:table-cell>
          <table:table-cell office:value-type="float" office:value="355372558103.621" calcext:value-type="float">
            <text:p>355372558103.621</text:p>
          </table:table-cell>
          <table:table-cell office:value-type="float" office:value="364756499450.751" calcext:value-type="float">
            <text:p>364756499450.751</text:p>
          </table:table-cell>
          <table:table-cell office:value-type="float" office:value="377437927311.983" calcext:value-type="float">
            <text:p>377437927311.983</text:p>
          </table:table-cell>
          <table:table-cell office:value-type="float" office:value="431316742081.448" calcext:value-type="float">
            <text:p>431316742081.448</text:p>
          </table:table-cell>
          <table:table-cell office:value-type="float" office:value="507354351182.254" calcext:value-type="float">
            <text:p>507354351182.254</text:p>
          </table:table-cell>
          <table:table-cell office:value-type="float" office:value="565055743243.243" calcext:value-type="float">
            <text:p>565055743243.243</text:p>
          </table:table-cell>
          <table:table-cell office:value-type="float" office:value="593929550908.468" calcext:value-type="float">
            <text:p>593929550908.468</text:p>
          </table:table-cell>
          <table:table-cell office:value-type="float" office:value="610328183643.188" calcext:value-type="float">
            <text:p>610328183643.188</text:p>
          </table:table-cell>
          <table:table-cell office:value-type="float" office:value="592387689252.916" calcext:value-type="float">
            <text:p>592387689252.916</text:p>
          </table:table-cell>
          <table:table-cell office:value-type="float" office:value="577170761956.438" calcext:value-type="float">
            <text:p>577170761956.438</text:p>
          </table:table-cell>
          <table:table-cell office:value-type="float" office:value="578139279437.61" calcext:value-type="float">
            <text:p>578139279437.61</text:p>
          </table:table-cell>
          <table:table-cell office:value-type="float" office:value="604031623433.401" calcext:value-type="float">
            <text:p>604031623433.401</text:p>
          </table:table-cell>
          <table:table-cell office:value-type="float" office:value="628546387972.131" calcext:value-type="float">
            <text:p>628546387972.131</text:p>
          </table:table-cell>
          <table:table-cell office:value-type="float" office:value="652825364726.275" calcext:value-type="float">
            <text:p>652825364726.275</text:p>
          </table:table-cell>
          <table:table-cell office:value-type="float" office:value="631813279406.808" calcext:value-type="float">
            <text:p>631813279406.808</text:p>
          </table:table-cell>
          <table:table-cell office:value-type="float" office:value="676082654640.91" calcext:value-type="float">
            <text:p>676082654640.91</text:p>
          </table:table-cell>
          <table:table-cell office:value-type="float" office:value="742293448252.643" calcext:value-type="float">
            <text:p>742293448252.643</text:p>
          </table:table-cell>
          <table:table-cell office:value-type="float" office:value="736379777892.562" calcext:value-type="float">
            <text:p>736379777892.562</text:p>
          </table:table-cell>
          <table:table-cell office:value-type="float" office:value="757950678646.53" calcext:value-type="float">
            <text:p>757950678646.53</text:p>
          </table:table-cell>
          <table:table-cell office:value-type="float" office:value="892380986367.854" calcext:value-type="float">
            <text:p>892380986367.854</text:p>
          </table:table-cell>
          <table:table-cell office:value-type="float" office:value="1023196003074.56" calcext:value-type="float">
            <text:p>1023196003074.56</text:p>
          </table:table-cell>
          <table:table-cell office:value-type="float" office:value="1169357979864.66" calcext:value-type="float">
            <text:p>1169357979864.66</text:p>
          </table:table-cell>
          <table:table-cell office:value-type="float" office:value="1315415197461.21" calcext:value-type="float">
            <text:p>1315415197461.21</text:p>
          </table:table-cell>
          <table:table-cell office:value-type="float" office:value="1464977190205.75" calcext:value-type="float">
            <text:p>1464977190205.75</text:p>
          </table:table-cell>
          <table:table-cell office:value-type="float" office:value="1549131208997.19" calcext:value-type="float">
            <text:p>1549131208997.19</text:p>
          </table:table-cell>
          <table:table-cell office:value-type="float" office:value="1371153004986.44" calcext:value-type="float">
            <text:p>1371153004986.44</text:p>
          </table:table-cell>
          <table:table-cell office:value-type="float" office:value="1613464422811.13" calcext:value-type="float">
            <text:p>1613464422811.13</text:p>
          </table:table-cell>
          <table:table-cell office:value-type="float" office:value="1788647906047.76" calcext:value-type="float">
            <text:p>1788647906047.76</text:p>
          </table:table-cell>
          <table:table-cell office:value-type="float" office:value="1824288757447.57" calcext:value-type="float">
            <text:p>1824288757447.57</text:p>
          </table:table-cell>
          <table:table-cell office:value-type="float" office:value="1842628005830.18" calcext:value-type="float">
            <text:p>1842628005830.18</text:p>
          </table:table-cell>
          <table:table-cell office:value-type="float" office:value="1799268695861.8" calcext:value-type="float">
            <text:p>1799268695861.8</text:p>
          </table:table-cell>
          <table:table-cell office:value-type="float" office:value="1559623393038.66" calcext:value-type="float">
            <text:p>1559623393038.66</text:p>
          </table:table-cell>
          <table:table-cell office:value-type="float" office:value="1535767736946.18" calcext:value-type="float">
            <text:p>1535767736946.18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91149211575" calcext:value-type="float">
            <text:p>191149211575</text:p>
          </table:table-cell>
          <table:table-cell office:value-type="float" office:value="195866382432.54" calcext:value-type="float">
            <text:p>195866382432.54</text:p>
          </table:table-cell>
          <table:table-cell office:value-type="float" office:value="205089699858.779" calcext:value-type="float">
            <text:p>205089699858.779</text:p>
          </table:table-cell>
          <table:table-cell office:value-type="float" office:value="230686747153.257" calcext:value-type="float">
            <text:p>230686747153.257</text:p>
          </table:table-cell>
          <table:table-cell office:value-type="float" office:value="259946510957.143" calcext:value-type="float">
            <text:p>259946510957.143</text:p>
          </table:table-cell>
          <table:table-cell office:value-type="float" office:value="309488028132.653" calcext:value-type="float">
            <text:p>309488028132.653</text:p>
          </table:table-cell>
          <table:table-cell office:value-type="float" office:value="300758100107.246" calcext:value-type="float">
            <text:p>300758100107.246</text:p>
          </table:table-cell>
          <table:table-cell office:value-type="float" office:value="272972974764.574" calcext:value-type="float">
            <text:p>272972974764.574</text:p>
          </table:table-cell>
          <table:table-cell office:value-type="float" office:value="312353631207.819" calcext:value-type="float">
            <text:p>312353631207.819</text:p>
          </table:table-cell>
          <table:table-cell office:value-type="float" office:value="347768051311.741" calcext:value-type="float">
            <text:p>347768051311.741</text:p>
          </table:table-cell>
          <table:table-cell office:value-type="float" office:value="360857912565.966" calcext:value-type="float">
            <text:p>360857912565.966</text:p>
          </table:table-cell>
          <table:table-cell office:value-type="float" office:value="383373318083.624" calcext:value-type="float">
            <text:p>383373318083.624</text:p>
          </table:table-cell>
          <table:table-cell office:value-type="float" office:value="426915712711.146" calcext:value-type="float">
            <text:p>426915712711.146</text:p>
          </table:table-cell>
          <table:table-cell office:value-type="float" office:value="444731282436.762" calcext:value-type="float">
            <text:p>444731282436.762</text:p>
          </table:table-cell>
          <table:table-cell office:value-type="float" office:value="564324670005.917" calcext:value-type="float">
            <text:p>564324670005.917</text:p>
          </table:table-cell>
          <table:table-cell office:value-type="float" office:value="734547898220.508" calcext:value-type="float">
            <text:p>734547898220.508</text:p>
          </table:table-cell>
          <table:table-cell office:value-type="float" office:value="863746717503.789" calcext:value-type="float">
            <text:p>863746717503.789</text:p>
          </table:table-cell>
          <table:table-cell office:value-type="float" office:value="961603952951.82" calcext:value-type="float">
            <text:p>961603952951.82</text:p>
          </table:table-cell>
          <table:table-cell office:value-type="float" office:value="1029043097554.08" calcext:value-type="float">
            <text:p>1029043097554.08</text:p>
          </table:table-cell>
          <table:table-cell office:value-type="float" office:value="1093997267271.06" calcext:value-type="float">
            <text:p>1093997267271.06</text:p>
          </table:table-cell>
          <table:table-cell office:value-type="float" office:value="1211346869605.24" calcext:value-type="float">
            <text:p>1211346869605.24</text:p>
          </table:table-cell>
          <table:table-cell office:value-type="float" office:value="1339395718865.3" calcext:value-type="float">
            <text:p>1339395718865.3</text:p>
          </table:table-cell>
          <table:table-cell office:value-type="float" office:value="1470550015081.55" calcext:value-type="float">
            <text:p>1470550015081.55</text:p>
          </table:table-cell>
          <table:table-cell office:value-type="float" office:value="1660287965662.68" calcext:value-type="float">
            <text:p>1660287965662.68</text:p>
          </table:table-cell>
          <table:table-cell office:value-type="float" office:value="1955347004963.27" calcext:value-type="float">
            <text:p>1955347004963.27</text:p>
          </table:table-cell>
          <table:table-cell office:value-type="float" office:value="2285965892360.54" calcext:value-type="float">
            <text:p>2285965892360.54</text:p>
          </table:table-cell>
          <table:table-cell office:value-type="float" office:value="2752131773355.16" calcext:value-type="float">
            <text:p>2752131773355.16</text:p>
          </table:table-cell>
          <table:table-cell office:value-type="float" office:value="3552182311652.97" calcext:value-type="float">
            <text:p>3552182311652.97</text:p>
          </table:table-cell>
          <table:table-cell office:value-type="float" office:value="4598206091384" calcext:value-type="float">
            <text:p>4598206091384</text:p>
          </table:table-cell>
          <table:table-cell office:value-type="float" office:value="5109953609257.25" calcext:value-type="float">
            <text:p>5109953609257.25</text:p>
          </table:table-cell>
          <table:table-cell office:value-type="float" office:value="6100620488867.55" calcext:value-type="float">
            <text:p>6100620488867.55</text:p>
          </table:table-cell>
          <table:table-cell office:value-type="float" office:value="7572553836875.34" calcext:value-type="float">
            <text:p>7572553836875.34</text:p>
          </table:table-cell>
          <table:table-cell office:value-type="float" office:value="8560547314679.28" calcext:value-type="float">
            <text:p>8560547314679.28</text:p>
          </table:table-cell>
          <table:table-cell office:value-type="float" office:value="9607224481532.65" calcext:value-type="float">
            <text:p>9607224481532.65</text:p>
          </table:table-cell>
          <table:table-cell office:value-type="float" office:value="10482372109961.9" calcext:value-type="float">
            <text:p>10482372109961.9</text:p>
          </table:table-cell>
          <table:table-cell office:value-type="float" office:value="11064666282625.5" calcext:value-type="float">
            <text:p>11064666282625.5</text:p>
          </table:table-cell>
          <table:table-cell office:value-type="float" office:value="11199145157649.2" calcext:value-type="float">
            <text:p>11199145157649.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703525302701.025" calcext:value-type="float">
            <text:p>703525302701.025</text:p>
          </table:table-cell>
          <table:table-cell office:value-type="float" office:value="617589619794.81" calcext:value-type="float">
            <text:p>617589619794.81</text:p>
          </table:table-cell>
          <table:table-cell office:value-type="float" office:value="586837009681.605" calcext:value-type="float">
            <text:p>586837009681.605</text:p>
          </table:table-cell>
          <table:table-cell office:value-type="float" office:value="561852138738.274" calcext:value-type="float">
            <text:p>561852138738.274</text:p>
          </table:table-cell>
          <table:table-cell office:value-type="float" office:value="532648802822.187" calcext:value-type="float">
            <text:p>532648802822.187</text:p>
          </table:table-cell>
          <table:table-cell office:value-type="float" office:value="555197109067.017" calcext:value-type="float">
            <text:p>555197109067.017</text:p>
          </table:table-cell>
          <table:table-cell office:value-type="float" office:value="774556302680.178" calcext:value-type="float">
            <text:p>774556302680.178</text:p>
          </table:table-cell>
          <table:table-cell office:value-type="float" office:value="938368438284.405" calcext:value-type="float">
            <text:p>938368438284.405</text:p>
          </table:table-cell>
          <table:table-cell office:value-type="float" office:value="1023504019381.13" calcext:value-type="float">
            <text:p>1023504019381.13</text:p>
          </table:table-cell>
          <table:table-cell office:value-type="float" office:value="1030122352457.33" calcext:value-type="float">
            <text:p>1030122352457.33</text:p>
          </table:table-cell>
          <table:table-cell office:value-type="float" office:value="1275300566196.84" calcext:value-type="float">
            <text:p>1275300566196.84</text:p>
          </table:table-cell>
          <table:table-cell office:value-type="float" office:value="1275563306592.26" calcext:value-type="float">
            <text:p>1275563306592.26</text:p>
          </table:table-cell>
          <table:table-cell office:value-type="float" office:value="1408724907063.2" calcext:value-type="float">
            <text:p>1408724907063.2</text:p>
          </table:table-cell>
          <table:table-cell office:value-type="float" office:value="1330094973361.13" calcext:value-type="float">
            <text:p>1330094973361.13</text:p>
          </table:table-cell>
          <table:table-cell office:value-type="float" office:value="1401636342155.01" calcext:value-type="float">
            <text:p>1401636342155.01</text:p>
          </table:table-cell>
          <table:table-cell office:value-type="float" office:value="1609892232882.11" calcext:value-type="float">
            <text:p>1609892232882.11</text:p>
          </table:table-cell>
          <table:table-cell office:value-type="float" office:value="1614245416078.98" calcext:value-type="float">
            <text:p>1614245416078.98</text:p>
          </table:table-cell>
          <table:table-cell office:value-type="float" office:value="1460709148123.17" calcext:value-type="float">
            <text:p>1460709148123.17</text:p>
          </table:table-cell>
          <table:table-cell office:value-type="float" office:value="1510758283299.98" calcext:value-type="float">
            <text:p>1510758283299.98</text:p>
          </table:table-cell>
          <table:table-cell office:value-type="float" office:value="1500275942893.67" calcext:value-type="float">
            <text:p>1500275942893.67</text:p>
          </table:table-cell>
          <table:table-cell office:value-type="float" office:value="1368438363736.87" calcext:value-type="float">
            <text:p>1368438363736.87</text:p>
          </table:table-cell>
          <table:table-cell office:value-type="float" office:value="1382218344519.02" calcext:value-type="float">
            <text:p>1382218344519.02</text:p>
          </table:table-cell>
          <table:table-cell office:value-type="float" office:value="1500337850555.24" calcext:value-type="float">
            <text:p>1500337850555.24</text:p>
          </table:table-cell>
          <table:table-cell office:value-type="float" office:value="1848124153498.87" calcext:value-type="float">
            <text:p>1848124153498.87</text:p>
          </table:table-cell>
          <table:table-cell office:value-type="float" office:value="2124112242364.04" calcext:value-type="float">
            <text:p>2124112242364.04</text:p>
          </table:table-cell>
          <table:table-cell office:value-type="float" office:value="2203678646934.46" calcext:value-type="float">
            <text:p>2203678646934.46</text:p>
          </table:table-cell>
          <table:table-cell office:value-type="float" office:value="2325011918203.49" calcext:value-type="float">
            <text:p>2325011918203.49</text:p>
          </table:table-cell>
          <table:table-cell office:value-type="float" office:value="2663112510265.53" calcext:value-type="float">
            <text:p>2663112510265.53</text:p>
          </table:table-cell>
          <table:table-cell office:value-type="float" office:value="2923465651091.26" calcext:value-type="float">
            <text:p>2923465651091.26</text:p>
          </table:table-cell>
          <table:table-cell office:value-type="float" office:value="2693827452070.02" calcext:value-type="float">
            <text:p>2693827452070.02</text:p>
          </table:table-cell>
          <table:table-cell office:value-type="float" office:value="2646837111794.78" calcext:value-type="float">
            <text:p>2646837111794.78</text:p>
          </table:table-cell>
          <table:table-cell office:value-type="float" office:value="2862680142625.14" calcext:value-type="float">
            <text:p>2862680142625.14</text:p>
          </table:table-cell>
          <table:table-cell office:value-type="float" office:value="2681416108537.39" calcext:value-type="float">
            <text:p>2681416108537.39</text:p>
          </table:table-cell>
          <table:table-cell office:value-type="float" office:value="2808511203185.39" calcext:value-type="float">
            <text:p>2808511203185.39</text:p>
          </table:table-cell>
          <table:table-cell office:value-type="float" office:value="2849305322684.76" calcext:value-type="float">
            <text:p>2849305322684.76</text:p>
          </table:table-cell>
          <table:table-cell office:value-type="float" office:value="2433562015516.21" calcext:value-type="float">
            <text:p>2433562015516.21</text:p>
          </table:table-cell>
          <table:table-cell office:value-type="float" office:value="2465453975282.24" calcext:value-type="float">
            <text:p>2465453975282.2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946695355820.96" calcext:value-type="float">
            <text:p>946695355820.96</text:p>
          </table:table-cell>
          <table:table-cell office:value-type="float" office:value="797443405711.813" calcext:value-type="float">
            <text:p>797443405711.813</text:p>
          </table:table-cell>
          <table:table-cell office:value-type="float" office:value="773638200773.757" calcext:value-type="float">
            <text:p>773638200773.757</text:p>
          </table:table-cell>
          <table:table-cell office:value-type="float" office:value="767768378016.086" calcext:value-type="float">
            <text:p>767768378016.086</text:p>
          </table:table-cell>
          <table:table-cell office:value-type="float" office:value="722367608343.069" calcext:value-type="float">
            <text:p>722367608343.069</text:p>
          </table:table-cell>
          <table:table-cell office:value-type="float" office:value="729763282952.432" calcext:value-type="float">
            <text:p>729763282952.432</text:p>
          </table:table-cell>
          <table:table-cell office:value-type="float" office:value="1042300769791.95" calcext:value-type="float">
            <text:p>1042300769791.95</text:p>
          </table:table-cell>
          <table:table-cell office:value-type="float" office:value="1293264353318.82" calcext:value-type="float">
            <text:p>1293264353318.82</text:p>
          </table:table-cell>
          <table:table-cell office:value-type="float" office:value="1395931548502.06" calcext:value-type="float">
            <text:p>1395931548502.06</text:p>
          </table:table-cell>
          <table:table-cell office:value-type="float" office:value="1393674332154.37" calcext:value-type="float">
            <text:p>1393674332154.37</text:p>
          </table:table-cell>
          <table:table-cell office:value-type="float" office:value="1764967948916.6" calcext:value-type="float">
            <text:p>1764967948916.6</text:p>
          </table:table-cell>
          <table:table-cell office:value-type="float" office:value="1861873895109.02" calcext:value-type="float">
            <text:p>1861873895109.02</text:p>
          </table:table-cell>
          <table:table-cell office:value-type="float" office:value="2123130870381.97" calcext:value-type="float">
            <text:p>2123130870381.97</text:p>
          </table:table-cell>
          <table:table-cell office:value-type="float" office:value="2068555542410.98" calcext:value-type="float">
            <text:p>2068555542410.98</text:p>
          </table:table-cell>
          <table:table-cell office:value-type="float" office:value="2205966011811.5" calcext:value-type="float">
            <text:p>2205966011811.5</text:p>
          </table:table-cell>
          <table:table-cell office:value-type="float" office:value="2591620035485.19" calcext:value-type="float">
            <text:p>2591620035485.19</text:p>
          </table:table-cell>
          <table:table-cell office:value-type="float" office:value="2503665193657.4" calcext:value-type="float">
            <text:p>2503665193657.4</text:p>
          </table:table-cell>
          <table:table-cell office:value-type="float" office:value="2218689375140.99" calcext:value-type="float">
            <text:p>2218689375140.99</text:p>
          </table:table-cell>
          <table:table-cell office:value-type="float" office:value="2243225519617.65" calcext:value-type="float">
            <text:p>2243225519617.65</text:p>
          </table:table-cell>
          <table:table-cell office:value-type="float" office:value="2199957383336.88" calcext:value-type="float">
            <text:p>2199957383336.88</text:p>
          </table:table-cell>
          <table:table-cell office:value-type="float" office:value="1949953934033.54" calcext:value-type="float">
            <text:p>1949953934033.54</text:p>
          </table:table-cell>
          <table:table-cell office:value-type="float" office:value="1950648769574.94" calcext:value-type="float">
            <text:p>1950648769574.94</text:p>
          </table:table-cell>
          <table:table-cell office:value-type="float" office:value="2079136081309.99" calcext:value-type="float">
            <text:p>2079136081309.99</text:p>
          </table:table-cell>
          <table:table-cell office:value-type="float" office:value="2505733634311.51" calcext:value-type="float">
            <text:p>2505733634311.51</text:p>
          </table:table-cell>
          <table:table-cell office:value-type="float" office:value="2819245095604.67" calcext:value-type="float">
            <text:p>2819245095604.67</text:p>
          </table:table-cell>
          <table:table-cell office:value-type="float" office:value="2861410272354.18" calcext:value-type="float">
            <text:p>2861410272354.18</text:p>
          </table:table-cell>
          <table:table-cell office:value-type="float" office:value="3002446368084.31" calcext:value-type="float">
            <text:p>3002446368084.31</text:p>
          </table:table-cell>
          <table:table-cell office:value-type="float" office:value="3439953462907.2" calcext:value-type="float">
            <text:p>3439953462907.2</text:p>
          </table:table-cell>
          <table:table-cell office:value-type="float" office:value="3752365607148.09" calcext:value-type="float">
            <text:p>3752365607148.09</text:p>
          </table:table-cell>
          <table:table-cell office:value-type="float" office:value="3418005001389.27" calcext:value-type="float">
            <text:p>3418005001389.27</text:p>
          </table:table-cell>
          <table:table-cell office:value-type="float" office:value="3417094562648.95" calcext:value-type="float">
            <text:p>3417094562648.95</text:p>
          </table:table-cell>
          <table:table-cell office:value-type="float" office:value="3757698281117.55" calcext:value-type="float">
            <text:p>3757698281117.55</text:p>
          </table:table-cell>
          <table:table-cell office:value-type="float" office:value="3543983909148.01" calcext:value-type="float">
            <text:p>3543983909148.01</text:p>
          </table:table-cell>
          <table:table-cell office:value-type="float" office:value="3752513503278.41" calcext:value-type="float">
            <text:p>3752513503278.41</text:p>
          </table:table-cell>
          <table:table-cell office:value-type="float" office:value="3890606893346.69" calcext:value-type="float">
            <text:p>3890606893346.69</text:p>
          </table:table-cell>
          <table:table-cell office:value-type="float" office:value="3375611100742.22" calcext:value-type="float">
            <text:p>3375611100742.22</text:p>
          </table:table-cell>
          <table:table-cell office:value-type="float" office:value="3477796274496.8" calcext:value-type="float">
            <text:p>3477796274496.8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83839864648.794" calcext:value-type="float">
            <text:p>183839864648.794</text:p>
          </table:table-cell>
          <table:table-cell office:value-type="float" office:value="190909548793.872" calcext:value-type="float">
            <text:p>190909548793.872</text:p>
          </table:table-cell>
          <table:table-cell office:value-type="float" office:value="198037712680.328" calcext:value-type="float">
            <text:p>198037712680.328</text:p>
          </table:table-cell>
          <table:table-cell office:value-type="float" office:value="215350771423.861" calcext:value-type="float">
            <text:p>215350771423.861</text:p>
          </table:table-cell>
          <table:table-cell office:value-type="float" office:value="209328156804.186" calcext:value-type="float">
            <text:p>209328156804.186</text:p>
          </table:table-cell>
          <table:table-cell office:value-type="float" office:value="229410293755.209" calcext:value-type="float">
            <text:p>229410293755.209</text:p>
          </table:table-cell>
          <table:table-cell office:value-type="float" office:value="245664654064.834" calcext:value-type="float">
            <text:p>245664654064.834</text:p>
          </table:table-cell>
          <table:table-cell office:value-type="float" office:value="275311425330.609" calcext:value-type="float">
            <text:p>275311425330.609</text:p>
          </table:table-cell>
          <table:table-cell office:value-type="float" office:value="292632656261.441" calcext:value-type="float">
            <text:p>292632656261.441</text:p>
          </table:table-cell>
          <table:table-cell office:value-type="float" office:value="292093308316.929" calcext:value-type="float">
            <text:p>292093308316.929</text:p>
          </table:table-cell>
          <table:table-cell office:value-type="float" office:value="316697337894.532" calcext:value-type="float">
            <text:p>316697337894.532</text:p>
          </table:table-cell>
          <table:table-cell office:value-type="float" office:value="266502281092.721" calcext:value-type="float">
            <text:p>266502281092.721</text:p>
          </table:table-cell>
          <table:table-cell office:value-type="float" office:value="284363884079.92" calcext:value-type="float">
            <text:p>284363884079.92</text:p>
          </table:table-cell>
          <table:table-cell office:value-type="float" office:value="275570363432.31" calcext:value-type="float">
            <text:p>275570363432.31</text:p>
          </table:table-cell>
          <table:table-cell office:value-type="float" office:value="322909902308.131" calcext:value-type="float">
            <text:p>322909902308.131</text:p>
          </table:table-cell>
          <table:table-cell office:value-type="float" office:value="355475984176.175" calcext:value-type="float">
            <text:p>355475984176.175</text:p>
          </table:table-cell>
          <table:table-cell office:value-type="float" office:value="387656017799.599" calcext:value-type="float">
            <text:p>387656017799.599</text:p>
          </table:table-cell>
          <table:table-cell office:value-type="float" office:value="410320300471.227" calcext:value-type="float">
            <text:p>410320300471.227</text:p>
          </table:table-cell>
          <table:table-cell office:value-type="float" office:value="415730874172.06" calcext:value-type="float">
            <text:p>415730874172.06</text:p>
          </table:table-cell>
          <table:table-cell office:value-type="float" office:value="452699998386.955" calcext:value-type="float">
            <text:p>452699998386.955</text:p>
          </table:table-cell>
          <table:table-cell office:value-type="float" office:value="462146799336.77" calcext:value-type="float">
            <text:p>462146799336.77</text:p>
          </table:table-cell>
          <table:table-cell office:value-type="float" office:value="478965491061.694" calcext:value-type="float">
            <text:p>478965491061.694</text:p>
          </table:table-cell>
          <table:table-cell office:value-type="float" office:value="508068952065.959" calcext:value-type="float">
            <text:p>508068952065.959</text:p>
          </table:table-cell>
          <table:table-cell office:value-type="float" office:value="599592902016.212" calcext:value-type="float">
            <text:p>599592902016.212</text:p>
          </table:table-cell>
          <table:table-cell office:value-type="float" office:value="699688852930.441" calcext:value-type="float">
            <text:p>699688852930.441</text:p>
          </table:table-cell>
          <table:table-cell office:value-type="float" office:value="808901077222.092" calcext:value-type="float">
            <text:p>808901077222.092</text:p>
          </table:table-cell>
          <table:table-cell office:value-type="float" office:value="920316529729.61" calcext:value-type="float">
            <text:p>920316529729.61</text:p>
          </table:table-cell>
          <table:table-cell office:value-type="float" office:value="1201111768409.39" calcext:value-type="float">
            <text:p>1201111768409.39</text:p>
          </table:table-cell>
          <table:table-cell office:value-type="float" office:value="1186952757635.85" calcext:value-type="float">
            <text:p>1186952757635.85</text:p>
          </table:table-cell>
          <table:table-cell office:value-type="float" office:value="1323940295874.9" calcext:value-type="float">
            <text:p>1323940295874.9</text:p>
          </table:table-cell>
          <table:table-cell office:value-type="float" office:value="1656617073124.21" calcext:value-type="float">
            <text:p>1656617073124.21</text:p>
          </table:table-cell>
          <table:table-cell office:value-type="float" office:value="1823049927771.46" calcext:value-type="float">
            <text:p>1823049927771.46</text:p>
          </table:table-cell>
          <table:table-cell office:value-type="float" office:value="1827637859135.7" calcext:value-type="float">
            <text:p>1827637859135.7</text:p>
          </table:table-cell>
          <table:table-cell office:value-type="float" office:value="1856722121394.53" calcext:value-type="float">
            <text:p>1856722121394.53</text:p>
          </table:table-cell>
          <table:table-cell office:value-type="float" office:value="2035393459979.46" calcext:value-type="float">
            <text:p>2035393459979.46</text:p>
          </table:table-cell>
          <table:table-cell office:value-type="float" office:value="2089865410867.82" calcext:value-type="float">
            <text:p>2089865410867.82</text:p>
          </table:table-cell>
          <table:table-cell office:value-type="float" office:value="2263792499341.01" calcext:value-type="float">
            <text:p>2263792499341.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77173854592.3758" calcext:value-type="float">
            <text:p>77173854592.3758</text:p>
          </table:table-cell>
          <table:table-cell office:value-type="float" office:value="91053516660.2765" calcext:value-type="float">
            <text:p>91053516660.2765</text:p>
          </table:table-cell>
          <table:table-cell office:value-type="float" office:value="95994076757.7566" calcext:value-type="float">
            <text:p>95994076757.7566</text:p>
          </table:table-cell>
          <table:table-cell office:value-type="float" office:value="86298501963.1287" calcext:value-type="float">
            <text:p>86298501963.1287</text:p>
          </table:table-cell>
          <table:table-cell office:value-type="float" office:value="90345970377.6713" calcext:value-type="float">
            <text:p>90345970377.6713</text:p>
          </table:table-cell>
          <table:table-cell office:value-type="float" office:value="90809969344.1952" calcext:value-type="float">
            <text:p>90809969344.1952</text:p>
          </table:table-cell>
          <table:table-cell office:value-type="float" office:value="85129207948.2281" calcext:value-type="float">
            <text:p>85129207948.2281</text:p>
          </table:table-cell>
          <table:table-cell office:value-type="float" office:value="80844264668.1222" calcext:value-type="float">
            <text:p>80844264668.1222</text:p>
          </table:table-cell>
          <table:table-cell office:value-type="float" office:value="89756617173.8387" calcext:value-type="float">
            <text:p>89756617173.8387</text:p>
          </table:table-cell>
          <table:table-cell office:value-type="float" office:value="100564924188.698" calcext:value-type="float">
            <text:p>100564924188.698</text:p>
          </table:table-cell>
          <table:table-cell office:value-type="float" office:value="113010829349.049" calcext:value-type="float">
            <text:p>113010829349.049</text:p>
          </table:table-cell>
          <table:table-cell office:value-type="float" office:value="124170512498.061" calcext:value-type="float">
            <text:p>124170512498.061</text:p>
          </table:table-cell>
          <table:table-cell office:value-type="float" office:value="136313684977.643" calcext:value-type="float">
            <text:p>136313684977.643</text:p>
          </table:table-cell>
          <table:table-cell office:value-type="float" office:value="168233897471.964" calcext:value-type="float">
            <text:p>168233897471.964</text:p>
          </table:table-cell>
          <table:table-cell office:value-type="float" office:value="188341726958.271" calcext:value-type="float">
            <text:p>188341726958.271</text:p>
          </table:table-cell>
          <table:table-cell office:value-type="float" office:value="215215297396.313" calcext:value-type="float">
            <text:p>215215297396.313</text:p>
          </table:table-cell>
          <table:table-cell office:value-type="float" office:value="242086489086.889" calcext:value-type="float">
            <text:p>242086489086.889</text:p>
          </table:table-cell>
          <table:table-cell office:value-type="float" office:value="229713644057.536" calcext:value-type="float">
            <text:p>229713644057.536</text:p>
          </table:table-cell>
          <table:table-cell office:value-type="float" office:value="101623389921.636" calcext:value-type="float">
            <text:p>101623389921.636</text:p>
          </table:table-cell>
          <table:table-cell office:value-type="float" office:value="149063127838.066" calcext:value-type="float">
            <text:p>149063127838.066</text:p>
          </table:table-cell>
          <table:table-cell office:value-type="float" office:value="175702220055.465" calcext:value-type="float">
            <text:p>175702220055.465</text:p>
          </table:table-cell>
          <table:table-cell office:value-type="float" office:value="170832093270.882" calcext:value-type="float">
            <text:p>170832093270.882</text:p>
          </table:table-cell>
          <table:table-cell office:value-type="float" office:value="208325008592.98" calcext:value-type="float">
            <text:p>208325008592.98</text:p>
          </table:table-cell>
          <table:table-cell office:value-type="float" office:value="249968428761.572" calcext:value-type="float">
            <text:p>249968428761.572</text:p>
          </table:table-cell>
          <table:table-cell office:value-type="float" office:value="273460989078.419" calcext:value-type="float">
            <text:p>273460989078.419</text:p>
          </table:table-cell>
          <table:table-cell office:value-type="float" office:value="304371850794.764" calcext:value-type="float">
            <text:p>304371850794.764</text:p>
          </table:table-cell>
          <table:table-cell office:value-type="float" office:value="388167833438.821" calcext:value-type="float">
            <text:p>388167833438.821</text:p>
          </table:table-cell>
          <table:table-cell office:value-type="float" office:value="460192550124.261" calcext:value-type="float">
            <text:p>460192550124.261</text:p>
          </table:table-cell>
          <table:table-cell office:value-type="float" office:value="543253873101.753" calcext:value-type="float">
            <text:p>543253873101.753</text:p>
          </table:table-cell>
          <table:table-cell office:value-type="float" office:value="574505139225.44" calcext:value-type="float">
            <text:p>574505139225.44</text:p>
          </table:table-cell>
          <table:table-cell office:value-type="float" office:value="755094160363.071" calcext:value-type="float">
            <text:p>755094160363.071</text:p>
          </table:table-cell>
          <table:table-cell office:value-type="float" office:value="892969107923.094" calcext:value-type="float">
            <text:p>892969107923.094</text:p>
          </table:table-cell>
          <table:table-cell office:value-type="float" office:value="917869910105.749" calcext:value-type="float">
            <text:p>917869910105.749</text:p>
          </table:table-cell>
          <table:table-cell office:value-type="float" office:value="912524136718.018" calcext:value-type="float">
            <text:p>912524136718.018</text:p>
          </table:table-cell>
          <table:table-cell office:value-type="float" office:value="890814755233.225" calcext:value-type="float">
            <text:p>890814755233.225</text:p>
          </table:table-cell>
          <table:table-cell office:value-type="float" office:value="861256351277.359" calcext:value-type="float">
            <text:p>861256351277.359</text:p>
          </table:table-cell>
          <table:table-cell office:value-type="float" office:value="932259177765.307" calcext:value-type="float">
            <text:p>932259177765.30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475682506443.59" calcext:value-type="float">
            <text:p>475682506443.59</text:p>
          </table:table-cell>
          <table:table-cell office:value-type="float" office:value="429282143246.466" calcext:value-type="float">
            <text:p>429282143246.466</text:p>
          </table:table-cell>
          <table:table-cell office:value-type="float" office:value="425863251968.504" calcext:value-type="float">
            <text:p>425863251968.504</text:p>
          </table:table-cell>
          <table:table-cell office:value-type="float" office:value="441580962901.581" calcext:value-type="float">
            <text:p>441580962901.581</text:p>
          </table:table-cell>
          <table:table-cell office:value-type="float" office:value="436443280912.497" calcext:value-type="float">
            <text:p>436443280912.497</text:p>
          </table:table-cell>
          <table:table-cell office:value-type="float" office:value="450725816042.998" calcext:value-type="float">
            <text:p>450725816042.998</text:p>
          </table:table-cell>
          <table:table-cell office:value-type="float" office:value="638273986102.091" calcext:value-type="float">
            <text:p>638273986102.091</text:p>
          </table:table-cell>
          <table:table-cell office:value-type="float" office:value="803055418882.581" calcext:value-type="float">
            <text:p>803055418882.581</text:p>
          </table:table-cell>
          <table:table-cell office:value-type="float" office:value="888667913418.625" calcext:value-type="float">
            <text:p>888667913418.625</text:p>
          </table:table-cell>
          <table:table-cell office:value-type="float" office:value="925598068021.451" calcext:value-type="float">
            <text:p>925598068021.451</text:p>
          </table:table-cell>
          <table:table-cell office:value-type="float" office:value="1177326294440.85" calcext:value-type="float">
            <text:p>1177326294440.85</text:p>
          </table:table-cell>
          <table:table-cell office:value-type="float" office:value="1242109397533.95" calcext:value-type="float">
            <text:p>1242109397533.95</text:p>
          </table:table-cell>
          <table:table-cell office:value-type="float" office:value="1315806985860.17" calcext:value-type="float">
            <text:p>1315806985860.17</text:p>
          </table:table-cell>
          <table:table-cell office:value-type="float" office:value="1061445225790.57" calcext:value-type="float">
            <text:p>1061445225790.57</text:p>
          </table:table-cell>
          <table:table-cell office:value-type="float" office:value="1095590833693.56" calcext:value-type="float">
            <text:p>1095590833693.56</text:p>
          </table:table-cell>
          <table:table-cell office:value-type="float" office:value="1170787352906.22" calcext:value-type="float">
            <text:p>1170787352906.22</text:p>
          </table:table-cell>
          <table:table-cell office:value-type="float" office:value="1308929351236.04" calcext:value-type="float">
            <text:p>1308929351236.04</text:p>
          </table:table-cell>
          <table:table-cell office:value-type="float" office:value="1239050932241.93" calcext:value-type="float">
            <text:p>1239050932241.93</text:p>
          </table:table-cell>
          <table:table-cell office:value-type="float" office:value="1266309245009.48" calcext:value-type="float">
            <text:p>1266309245009.48</text:p>
          </table:table-cell>
          <table:table-cell office:value-type="float" office:value="1248563179203.07" calcext:value-type="float">
            <text:p>1248563179203.07</text:p>
          </table:table-cell>
          <table:table-cell office:value-type="float" office:value="1141759996314.72" calcext:value-type="float">
            <text:p>1141759996314.72</text:p>
          </table:table-cell>
          <table:table-cell office:value-type="float" office:value="1162317852348.99" calcext:value-type="float">
            <text:p>1162317852348.99</text:p>
          </table:table-cell>
          <table:table-cell office:value-type="float" office:value="1266510634293.24" calcext:value-type="float">
            <text:p>1266510634293.24</text:p>
          </table:table-cell>
          <table:table-cell office:value-type="float" office:value="1569649661399.55" calcext:value-type="float">
            <text:p>1569649661399.55</text:p>
          </table:table-cell>
          <table:table-cell office:value-type="float" office:value="1798314750434.57" calcext:value-type="float">
            <text:p>1798314750434.57</text:p>
          </table:table-cell>
          <table:table-cell office:value-type="float" office:value="1852661982340.5" calcext:value-type="float">
            <text:p>1852661982340.5</text:p>
          </table:table-cell>
          <table:table-cell office:value-type="float" office:value="1942633797516" calcext:value-type="float">
            <text:p>1942633797516</text:p>
          </table:table-cell>
          <table:table-cell office:value-type="float" office:value="2203053380782.92" calcext:value-type="float">
            <text:p>2203053380782.92</text:p>
          </table:table-cell>
          <table:table-cell office:value-type="float" office:value="2390729163615.06" calcext:value-type="float">
            <text:p>2390729163615.06</text:p>
          </table:table-cell>
          <table:table-cell office:value-type="float" office:value="2185160183384.27" calcext:value-type="float">
            <text:p>2185160183384.27</text:p>
          </table:table-cell>
          <table:table-cell office:value-type="float" office:value="2125058244242.92" calcext:value-type="float">
            <text:p>2125058244242.92</text:p>
          </table:table-cell>
          <table:table-cell office:value-type="float" office:value="2276292404600.52" calcext:value-type="float">
            <text:p>2276292404600.52</text:p>
          </table:table-cell>
          <table:table-cell office:value-type="float" office:value="2072823157059.76" calcext:value-type="float">
            <text:p>2072823157059.76</text:p>
          </table:table-cell>
          <table:table-cell office:value-type="float" office:value="2130491320658.68" calcext:value-type="float">
            <text:p>2130491320658.68</text:p>
          </table:table-cell>
          <table:table-cell office:value-type="float" office:value="2151732868243.21" calcext:value-type="float">
            <text:p>2151732868243.21</text:p>
          </table:table-cell>
          <table:table-cell office:value-type="float" office:value="1832868490534.11" calcext:value-type="float">
            <text:p>1832868490534.11</text:p>
          </table:table-cell>
          <table:table-cell office:value-type="float" office:value="1859383610248.72" calcext:value-type="float">
            <text:p>1859383610248.7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099692917412.75" calcext:value-type="float">
            <text:p>1099692917412.75</text:p>
          </table:table-cell>
          <table:table-cell office:value-type="float" office:value="1215508719880.85" calcext:value-type="float">
            <text:p>1215508719880.85</text:p>
          </table:table-cell>
          <table:table-cell office:value-type="float" office:value="1129894523635.09" calcext:value-type="float">
            <text:p>1129894523635.09</text:p>
          </table:table-cell>
          <table:table-cell office:value-type="float" office:value="1232343804284.17" calcext:value-type="float">
            <text:p>1232343804284.17</text:p>
          </table:table-cell>
          <table:table-cell office:value-type="float" office:value="1309740021609.74" calcext:value-type="float">
            <text:p>1309740021609.74</text:p>
          </table:table-cell>
          <table:table-cell office:value-type="float" office:value="1400714806812.65" calcext:value-type="float">
            <text:p>1400714806812.65</text:p>
          </table:table-cell>
          <table:table-cell office:value-type="float" office:value="2075034242192.31" calcext:value-type="float">
            <text:p>2075034242192.31</text:p>
          </table:table-cell>
          <table:table-cell office:value-type="float" office:value="2514283894261.86" calcext:value-type="float">
            <text:p>2514283894261.86</text:p>
          </table:table-cell>
          <table:table-cell office:value-type="float" office:value="3050637784817.52" calcext:value-type="float">
            <text:p>3050637784817.52</text:p>
          </table:table-cell>
          <table:table-cell office:value-type="float" office:value="3052315661954.82" calcext:value-type="float">
            <text:p>3052315661954.82</text:p>
          </table:table-cell>
          <table:table-cell office:value-type="float" office:value="3139974443543" calcext:value-type="float">
            <text:p>3139974443543</text:p>
          </table:table-cell>
          <table:table-cell office:value-type="float" office:value="3578139437172.02" calcext:value-type="float">
            <text:p>3578139437172.02</text:p>
          </table:table-cell>
          <table:table-cell office:value-type="float" office:value="3897826229662.86" calcext:value-type="float">
            <text:p>3897826229662.86</text:p>
          </table:table-cell>
          <table:table-cell office:value-type="float" office:value="4466565327401.26" calcext:value-type="float">
            <text:p>4466565327401.26</text:p>
          </table:table-cell>
          <table:table-cell office:value-type="float" office:value="4907039384469.68" calcext:value-type="float">
            <text:p>4907039384469.68</text:p>
          </table:table-cell>
          <table:table-cell office:value-type="float" office:value="5449116304981.1" calcext:value-type="float">
            <text:p>5449116304981.1</text:p>
          </table:table-cell>
          <table:table-cell office:value-type="float" office:value="4833712542207.1" calcext:value-type="float">
            <text:p>4833712542207.1</text:p>
          </table:table-cell>
          <table:table-cell office:value-type="float" office:value="4414732843544.43" calcext:value-type="float">
            <text:p>4414732843544.43</text:p>
          </table:table-cell>
          <table:table-cell office:value-type="float" office:value="4032509760872.94" calcext:value-type="float">
            <text:p>4032509760872.94</text:p>
          </table:table-cell>
          <table:table-cell office:value-type="float" office:value="4562078822335.45" calcext:value-type="float">
            <text:p>4562078822335.45</text:p>
          </table:table-cell>
          <table:table-cell office:value-type="float" office:value="4887519660744.86" calcext:value-type="float">
            <text:p>4887519660744.86</text:p>
          </table:table-cell>
          <table:table-cell office:value-type="float" office:value="4303544259842.72" calcext:value-type="float">
            <text:p>4303544259842.72</text:p>
          </table:table-cell>
          <table:table-cell office:value-type="float" office:value="4115116279069.77" calcext:value-type="float">
            <text:p>4115116279069.77</text:p>
          </table:table-cell>
          <table:table-cell office:value-type="float" office:value="4445658071221.86" calcext:value-type="float">
            <text:p>4445658071221.86</text:p>
          </table:table-cell>
          <table:table-cell office:value-type="float" office:value="4815148854362.11" calcext:value-type="float">
            <text:p>4815148854362.11</text:p>
          </table:table-cell>
          <table:table-cell office:value-type="float" office:value="4755410630912.14" calcext:value-type="float">
            <text:p>4755410630912.14</text:p>
          </table:table-cell>
          <table:table-cell office:value-type="float" office:value="4530377224970.4" calcext:value-type="float">
            <text:p>4530377224970.4</text:p>
          </table:table-cell>
          <table:table-cell office:value-type="float" office:value="4515264514430.57" calcext:value-type="float">
            <text:p>4515264514430.57</text:p>
          </table:table-cell>
          <table:table-cell office:value-type="float" office:value="5037908465114.48" calcext:value-type="float">
            <text:p>5037908465114.48</text:p>
          </table:table-cell>
          <table:table-cell office:value-type="float" office:value="5231382674593.7" calcext:value-type="float">
            <text:p>5231382674593.7</text:p>
          </table:table-cell>
          <table:table-cell office:value-type="float" office:value="5700098114744.41" calcext:value-type="float">
            <text:p>5700098114744.41</text:p>
          </table:table-cell>
          <table:table-cell office:value-type="float" office:value="6157459594823.72" calcext:value-type="float">
            <text:p>6157459594823.72</text:p>
          </table:table-cell>
          <table:table-cell office:value-type="float" office:value="6203213121334.12" calcext:value-type="float">
            <text:p>6203213121334.12</text:p>
          </table:table-cell>
          <table:table-cell office:value-type="float" office:value="5155717056270.83" calcext:value-type="float">
            <text:p>5155717056270.83</text:p>
          </table:table-cell>
          <table:table-cell office:value-type="float" office:value="4850413536037.84" calcext:value-type="float">
            <text:p>4850413536037.84</text:p>
          </table:table-cell>
          <table:table-cell office:value-type="float" office:value="4394977752877.82" calcext:value-type="float">
            <text:p>4394977752877.82</text:p>
          </table:table-cell>
          <table:table-cell office:value-type="float" office:value="4949273341993.88" calcext:value-type="float">
            <text:p>4949273341993.88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64980820835.3226" calcext:value-type="float">
            <text:p>64980820835.3226</text:p>
          </table:table-cell>
          <table:table-cell office:value-type="float" office:value="72425590649.4575" calcext:value-type="float">
            <text:p>72425590649.4575</text:p>
          </table:table-cell>
          <table:table-cell office:value-type="float" office:value="77773431088.253" calcext:value-type="float">
            <text:p>77773431088.253</text:p>
          </table:table-cell>
          <table:table-cell office:value-type="float" office:value="87024427972.9294" calcext:value-type="float">
            <text:p>87024427972.9294</text:p>
          </table:table-cell>
          <table:table-cell office:value-type="float" office:value="96597434179.5082" calcext:value-type="float">
            <text:p>96597434179.5082</text:p>
          </table:table-cell>
          <table:table-cell office:value-type="float" office:value="100273097170.18" calcext:value-type="float">
            <text:p>100273097170.18</text:p>
          </table:table-cell>
          <table:table-cell office:value-type="float" office:value="115537126325.94" calcext:value-type="float">
            <text:p>115537126325.94</text:p>
          </table:table-cell>
          <table:table-cell office:value-type="float" office:value="146133338196.141" calcext:value-type="float">
            <text:p>146133338196.141</text:p>
          </table:table-cell>
          <table:table-cell office:value-type="float" office:value="196964195387.371" calcext:value-type="float">
            <text:p>196964195387.371</text:p>
          </table:table-cell>
          <table:table-cell office:value-type="float" office:value="243526047716.915" calcext:value-type="float">
            <text:p>243526047716.915</text:p>
          </table:table-cell>
          <table:table-cell office:value-type="float" office:value="279349355713.801" calcext:value-type="float">
            <text:p>279349355713.801</text:p>
          </table:table-cell>
          <table:table-cell office:value-type="float" office:value="325734233312.879" calcext:value-type="float">
            <text:p>325734233312.879</text:p>
          </table:table-cell>
          <table:table-cell office:value-type="float" office:value="350051111253.443" calcext:value-type="float">
            <text:p>350051111253.443</text:p>
          </table:table-cell>
          <table:table-cell office:value-type="float" office:value="386302839273.923" calcext:value-type="float">
            <text:p>386302839273.923</text:p>
          </table:table-cell>
          <table:table-cell office:value-type="float" office:value="455602962225.403" calcext:value-type="float">
            <text:p>455602962225.403</text:p>
          </table:table-cell>
          <table:table-cell office:value-type="float" office:value="556130926912.754" calcext:value-type="float">
            <text:p>556130926912.754</text:p>
          </table:table-cell>
          <table:table-cell office:value-type="float" office:value="598099073901.423" calcext:value-type="float">
            <text:p>598099073901.423</text:p>
          </table:table-cell>
          <table:table-cell office:value-type="float" office:value="557503074772.152" calcext:value-type="float">
            <text:p>557503074772.152</text:p>
          </table:table-cell>
          <table:table-cell office:value-type="float" office:value="374241351752.483" calcext:value-type="float">
            <text:p>374241351752.483</text:p>
          </table:table-cell>
          <table:table-cell office:value-type="float" office:value="485248229336.653" calcext:value-type="float">
            <text:p>485248229336.653</text:p>
          </table:table-cell>
          <table:table-cell office:value-type="float" office:value="561633125839.994" calcext:value-type="float">
            <text:p>561633125839.994</text:p>
          </table:table-cell>
          <table:table-cell office:value-type="float" office:value="533052076313.527" calcext:value-type="float">
            <text:p>533052076313.527</text:p>
          </table:table-cell>
          <table:table-cell office:value-type="float" office:value="609020054512.465" calcext:value-type="float">
            <text:p>609020054512.465</text:p>
          </table:table-cell>
          <table:table-cell office:value-type="float" office:value="680520724062.403" calcext:value-type="float">
            <text:p>680520724062.403</text:p>
          </table:table-cell>
          <table:table-cell office:value-type="float" office:value="764880644710.649" calcext:value-type="float">
            <text:p>764880644710.649</text:p>
          </table:table-cell>
          <table:table-cell office:value-type="float" office:value="898137194716.188" calcext:value-type="float">
            <text:p>898137194716.188</text:p>
          </table:table-cell>
          <table:table-cell office:value-type="float" office:value="1011797457138.5" calcext:value-type="float">
            <text:p>1011797457138.5</text:p>
          </table:table-cell>
          <table:table-cell office:value-type="float" office:value="1122679154632.41" calcext:value-type="float">
            <text:p>1122679154632.41</text:p>
          </table:table-cell>
          <table:table-cell office:value-type="float" office:value="1002219052967.54" calcext:value-type="float">
            <text:p>1002219052967.54</text:p>
          </table:table-cell>
          <table:table-cell office:value-type="float" office:value="901934953364.711" calcext:value-type="float">
            <text:p>901934953364.711</text:p>
          </table:table-cell>
          <table:table-cell office:value-type="float" office:value="1094499338702.72" calcext:value-type="float">
            <text:p>1094499338702.72</text:p>
          </table:table-cell>
          <table:table-cell office:value-type="float" office:value="1202463682633.85" calcext:value-type="float">
            <text:p>1202463682633.85</text:p>
          </table:table-cell>
          <table:table-cell office:value-type="float" office:value="1222807284485.31" calcext:value-type="float">
            <text:p>1222807284485.31</text:p>
          </table:table-cell>
          <table:table-cell office:value-type="float" office:value="1305604981271.91" calcext:value-type="float">
            <text:p>1305604981271.91</text:p>
          </table:table-cell>
          <table:table-cell office:value-type="float" office:value="1411333926201.24" calcext:value-type="float">
            <text:p>1411333926201.24</text:p>
          </table:table-cell>
          <table:table-cell office:value-type="float" office:value="1382764027113.82" calcext:value-type="float">
            <text:p>1382764027113.82</text:p>
          </table:table-cell>
          <table:table-cell office:value-type="float" office:value="1411245589976.63" calcext:value-type="float">
            <text:p>1411245589976.6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94356826086.957" calcext:value-type="float">
            <text:p>194356826086.957</text:p>
          </table:table-cell>
          <table:table-cell office:value-type="float" office:value="250083020408.163" calcext:value-type="float">
            <text:p>250083020408.163</text:p>
          </table:table-cell>
          <table:table-cell office:value-type="float" office:value="173720851063.83" calcext:value-type="float">
            <text:p>173720851063.83</text:p>
          </table:table-cell>
          <table:table-cell office:value-type="float" office:value="148866910907.577" calcext:value-type="float">
            <text:p>148866910907.577</text:p>
          </table:table-cell>
          <table:table-cell office:value-type="float" office:value="175632157330.155" calcext:value-type="float">
            <text:p>175632157330.155</text:p>
          </table:table-cell>
          <table:table-cell office:value-type="float" office:value="184473106267.03" calcext:value-type="float">
            <text:p>184473106267.03</text:p>
          </table:table-cell>
          <table:table-cell office:value-type="float" office:value="129440194508.009" calcext:value-type="float">
            <text:p>129440194508.009</text:p>
          </table:table-cell>
          <table:table-cell office:value-type="float" office:value="140263679436.947" calcext:value-type="float">
            <text:p>140263679436.947</text:p>
          </table:table-cell>
          <table:table-cell office:value-type="float" office:value="183144268180.019" calcext:value-type="float">
            <text:p>183144268180.019</text:p>
          </table:table-cell>
          <table:table-cell office:value-type="float" office:value="222977035953.687" calcext:value-type="float">
            <text:p>222977035953.687</text:p>
          </table:table-cell>
          <table:table-cell office:value-type="float" office:value="262709776007.964" calcext:value-type="float">
            <text:p>262709776007.964</text:p>
          </table:table-cell>
          <table:table-cell office:value-type="float" office:value="314453890803.074" calcext:value-type="float">
            <text:p>314453890803.074</text:p>
          </table:table-cell>
          <table:table-cell office:value-type="float" office:value="363609256195.677" calcext:value-type="float">
            <text:p>363609256195.677</text:p>
          </table:table-cell>
          <table:table-cell office:value-type="float" office:value="503962832199.255" calcext:value-type="float">
            <text:p>503962832199.255</text:p>
          </table:table-cell>
          <table:table-cell office:value-type="float" office:value="527318753518.414" calcext:value-type="float">
            <text:p>527318753518.414</text:p>
          </table:table-cell>
          <table:table-cell office:value-type="float" office:value="343792792161.261" calcext:value-type="float">
            <text:p>343792792161.261</text:p>
          </table:table-cell>
          <table:table-cell office:value-type="float" office:value="397404140458.457" calcext:value-type="float">
            <text:p>397404140458.457</text:p>
          </table:table-cell>
          <table:table-cell office:value-type="float" office:value="480554644187.662" calcext:value-type="float">
            <text:p>480554644187.662</text:p>
          </table:table-cell>
          <table:table-cell office:value-type="float" office:value="502010250656.743" calcext:value-type="float">
            <text:p>502010250656.743</text:p>
          </table:table-cell>
          <table:table-cell office:value-type="float" office:value="579459682649.262" calcext:value-type="float">
            <text:p>579459682649.262</text:p>
          </table:table-cell>
          <table:table-cell office:value-type="float" office:value="683647965226.955" calcext:value-type="float">
            <text:p>683647965226.955</text:p>
          </table:table-cell>
          <table:table-cell office:value-type="float" office:value="724703603502.35" calcext:value-type="float">
            <text:p>724703603502.35</text:p>
          </table:table-cell>
          <table:table-cell office:value-type="float" office:value="741559509631.317" calcext:value-type="float">
            <text:p>741559509631.317</text:p>
          </table:table-cell>
          <table:table-cell office:value-type="float" office:value="713284231624.803" calcext:value-type="float">
            <text:p>713284231624.803</text:p>
          </table:table-cell>
          <table:table-cell office:value-type="float" office:value="770267585947.191" calcext:value-type="float">
            <text:p>770267585947.191</text:p>
          </table:table-cell>
          <table:table-cell office:value-type="float" office:value="866345821213.261" calcext:value-type="float">
            <text:p>866345821213.261</text:p>
          </table:table-cell>
          <table:table-cell office:value-type="float" office:value="965281191371.844" calcext:value-type="float">
            <text:p>965281191371.844</text:p>
          </table:table-cell>
          <table:table-cell office:value-type="float" office:value="1043471321169.09" calcext:value-type="float">
            <text:p>1043471321169.09</text:p>
          </table:table-cell>
          <table:table-cell office:value-type="float" office:value="1101275278668.79" calcext:value-type="float">
            <text:p>1101275278668.79</text:p>
          </table:table-cell>
          <table:table-cell office:value-type="float" office:value="894948748436.748" calcext:value-type="float">
            <text:p>894948748436.748</text:p>
          </table:table-cell>
          <table:table-cell office:value-type="float" office:value="1051128603513.77" calcext:value-type="float">
            <text:p>1051128603513.77</text:p>
          </table:table-cell>
          <table:table-cell office:value-type="float" office:value="1171187519660.64" calcext:value-type="float">
            <text:p>1171187519660.64</text:p>
          </table:table-cell>
          <table:table-cell office:value-type="float" office:value="1186598324461.82" calcext:value-type="float">
            <text:p>1186598324461.82</text:p>
          </table:table-cell>
          <table:table-cell office:value-type="float" office:value="1261981728468.52" calcext:value-type="float">
            <text:p>1261981728468.52</text:p>
          </table:table-cell>
          <table:table-cell office:value-type="float" office:value="1298461494903.14" calcext:value-type="float">
            <text:p>1298461494903.14</text:p>
          </table:table-cell>
          <table:table-cell office:value-type="float" office:value="1152263780657.86" calcext:value-type="float">
            <text:p>1152263780657.86</text:p>
          </table:table-cell>
          <table:table-cell office:value-type="float" office:value="1046922702460.87" calcext:value-type="float">
            <text:p>1046922702460.8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table:number-columns-repeated="9"/>
          <table:table-cell office:value-type="float" office:value="506500154001.466" calcext:value-type="float">
            <text:p>506500154001.466</text:p>
          </table:table-cell>
          <table:table-cell office:value-type="float" office:value="516814258695.568" calcext:value-type="float">
            <text:p>516814258695.568</text:p>
          </table:table-cell>
          <table:table-cell office:value-type="float" office:value="517962962962.963" calcext:value-type="float">
            <text:p>517962962962.963</text:p>
          </table:table-cell>
          <table:table-cell office:value-type="float" office:value="460290556900.726" calcext:value-type="float">
            <text:p>460290556900.726</text:p>
          </table:table-cell>
          <table:table-cell office:value-type="float" office:value="435083713850.837" calcext:value-type="float">
            <text:p>435083713850.837</text:p>
          </table:table-cell>
          <table:table-cell office:value-type="float" office:value="395077301248.464" calcext:value-type="float">
            <text:p>395077301248.464</text:p>
          </table:table-cell>
          <table:table-cell office:value-type="float" office:value="395531066563.296" calcext:value-type="float">
            <text:p>395531066563.296</text:p>
          </table:table-cell>
          <table:table-cell office:value-type="float" office:value="391719993756.828" calcext:value-type="float">
            <text:p>391719993756.828</text:p>
          </table:table-cell>
          <table:table-cell office:value-type="float" office:value="404926534140.017" calcext:value-type="float">
            <text:p>404926534140.017</text:p>
          </table:table-cell>
          <table:table-cell office:value-type="float" office:value="270953116950.026" calcext:value-type="float">
            <text:p>270953116950.026</text:p>
          </table:table-cell>
          <table:table-cell office:value-type="float" office:value="195905767668.562" calcext:value-type="float">
            <text:p>195905767668.562</text:p>
          </table:table-cell>
          <table:table-cell office:value-type="float" office:value="259708496267.33" calcext:value-type="float">
            <text:p>259708496267.33</text:p>
          </table:table-cell>
          <table:table-cell office:value-type="float" office:value="306602673980.117" calcext:value-type="float">
            <text:p>306602673980.117</text:p>
          </table:table-cell>
          <table:table-cell office:value-type="float" office:value="345110438692.185" calcext:value-type="float">
            <text:p>345110438692.185</text:p>
          </table:table-cell>
          <table:table-cell office:value-type="float" office:value="430347770731.787" calcext:value-type="float">
            <text:p>430347770731.787</text:p>
          </table:table-cell>
          <table:table-cell office:value-type="float" office:value="591016690742.798" calcext:value-type="float">
            <text:p>591016690742.798</text:p>
          </table:table-cell>
          <table:table-cell office:value-type="float" office:value="764017107992.392" calcext:value-type="float">
            <text:p>764017107992.392</text:p>
          </table:table-cell>
          <table:table-cell office:value-type="float" office:value="989930542278.695" calcext:value-type="float">
            <text:p>989930542278.695</text:p>
          </table:table-cell>
          <table:table-cell office:value-type="float" office:value="1299705247685.76" calcext:value-type="float">
            <text:p>1299705247685.76</text:p>
          </table:table-cell>
          <table:table-cell office:value-type="float" office:value="1660844408499.61" calcext:value-type="float">
            <text:p>1660844408499.61</text:p>
          </table:table-cell>
          <table:table-cell office:value-type="float" office:value="1222643696991.85" calcext:value-type="float">
            <text:p>1222643696991.85</text:p>
          </table:table-cell>
          <table:table-cell office:value-type="float" office:value="1524916112078.87" calcext:value-type="float">
            <text:p>1524916112078.87</text:p>
          </table:table-cell>
          <table:table-cell office:value-type="float" office:value="2051661732059.78" calcext:value-type="float">
            <text:p>2051661732059.78</text:p>
          </table:table-cell>
          <table:table-cell office:value-type="float" office:value="2210256976945.38" calcext:value-type="float">
            <text:p>2210256976945.38</text:p>
          </table:table-cell>
          <table:table-cell office:value-type="float" office:value="2297128039058.21" calcext:value-type="float">
            <text:p>2297128039058.21</text:p>
          </table:table-cell>
          <table:table-cell office:value-type="float" office:value="2063662665171.89" calcext:value-type="float">
            <text:p>2063662665171.89</text:p>
          </table:table-cell>
          <table:table-cell office:value-type="float" office:value="1365864126832.81" calcext:value-type="float">
            <text:p>1365864126832.81</text:p>
          </table:table-cell>
          <table:table-cell office:value-type="float" office:value="1283162985989.3" calcext:value-type="float">
            <text:p>1283162985989.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64541738058.737" calcext:value-type="float">
            <text:p>164541738058.737</text:p>
          </table:table-cell>
          <table:table-cell office:value-type="float" office:value="184291796008.869" calcext:value-type="float">
            <text:p>184291796008.869</text:p>
          </table:table-cell>
          <table:table-cell office:value-type="float" office:value="153239017560.236" calcext:value-type="float">
            <text:p>153239017560.236</text:p>
          </table:table-cell>
          <table:table-cell office:value-type="float" office:value="129171635311.143" calcext:value-type="float">
            <text:p>129171635311.143</text:p>
          </table:table-cell>
          <table:table-cell office:value-type="float" office:value="119624858115.778" calcext:value-type="float">
            <text:p>119624858115.778</text:p>
          </table:table-cell>
          <table:table-cell office:value-type="float" office:value="103897846493.65" calcext:value-type="float">
            <text:p>103897846493.65</text:p>
          </table:table-cell>
          <table:table-cell office:value-type="float" office:value="86961922765.3254" calcext:value-type="float">
            <text:p>86961922765.3254</text:p>
          </table:table-cell>
          <table:table-cell office:value-type="float" office:value="85695861148.1976" calcext:value-type="float">
            <text:p>85695861148.1976</text:p>
          </table:table-cell>
          <table:table-cell office:value-type="float" office:value="88256074766.3551" calcext:value-type="float">
            <text:p>88256074766.3551</text:p>
          </table:table-cell>
          <table:table-cell office:value-type="float" office:value="95344459279.0387" calcext:value-type="float">
            <text:p>95344459279.0387</text:p>
          </table:table-cell>
          <table:table-cell office:value-type="float" office:value="117630271802.403" calcext:value-type="float">
            <text:p>117630271802.403</text:p>
          </table:table-cell>
          <table:table-cell office:value-type="float" office:value="132223268491.322" calcext:value-type="float">
            <text:p>132223268491.322</text:p>
          </table:table-cell>
          <table:table-cell office:value-type="float" office:value="137087876662.216" calcext:value-type="float">
            <text:p>137087876662.216</text:p>
          </table:table-cell>
          <table:table-cell office:value-type="float" office:value="132967901415.22" calcext:value-type="float">
            <text:p>132967901415.22</text:p>
          </table:table-cell>
          <table:table-cell office:value-type="float" office:value="135174886488.652" calcext:value-type="float">
            <text:p>135174886488.652</text:p>
          </table:table-cell>
          <table:table-cell office:value-type="float" office:value="143343036341.789" calcext:value-type="float">
            <text:p>143343036341.789</text:p>
          </table:table-cell>
          <table:table-cell office:value-type="float" office:value="158662398744.993" calcext:value-type="float">
            <text:p>158662398744.993</text:p>
          </table:table-cell>
          <table:table-cell office:value-type="float" office:value="165963557409.88" calcext:value-type="float">
            <text:p>165963557409.88</text:p>
          </table:table-cell>
          <table:table-cell office:value-type="float" office:value="146775498080" calcext:value-type="float">
            <text:p>146775498080</text:p>
          </table:table-cell>
          <table:table-cell office:value-type="float" office:value="161716960000" calcext:value-type="float">
            <text:p>161716960000</text:p>
          </table:table-cell>
          <table:table-cell office:value-type="float" office:value="189514926213.333" calcext:value-type="float">
            <text:p>189514926213.333</text:p>
          </table:table-cell>
          <table:table-cell office:value-type="float" office:value="184137469733.333" calcext:value-type="float">
            <text:p>184137469733.333</text:p>
          </table:table-cell>
          <table:table-cell office:value-type="float" office:value="189605920240" calcext:value-type="float">
            <text:p>189605920240</text:p>
          </table:table-cell>
          <table:table-cell office:value-type="float" office:value="215807655253.333" calcext:value-type="float">
            <text:p>215807655253.333</text:p>
          </table:table-cell>
          <table:table-cell office:value-type="float" office:value="258742133333.333" calcext:value-type="float">
            <text:p>258742133333.333</text:p>
          </table:table-cell>
          <table:table-cell office:value-type="float" office:value="328459608764.111" calcext:value-type="float">
            <text:p>328459608764.111</text:p>
          </table:table-cell>
          <table:table-cell office:value-type="float" office:value="376900133511.348" calcext:value-type="float">
            <text:p>376900133511.348</text:p>
          </table:table-cell>
          <table:table-cell office:value-type="float" office:value="415964509673.115" calcext:value-type="float">
            <text:p>415964509673.115</text:p>
          </table:table-cell>
          <table:table-cell office:value-type="float" office:value="519796800000" calcext:value-type="float">
            <text:p>519796800000</text:p>
          </table:table-cell>
          <table:table-cell office:value-type="float" office:value="429097866666.667" calcext:value-type="float">
            <text:p>429097866666.667</text:p>
          </table:table-cell>
          <table:table-cell office:value-type="float" office:value="528207200000" calcext:value-type="float">
            <text:p>528207200000</text:p>
          </table:table-cell>
          <table:table-cell office:value-type="float" office:value="671238840106.667" calcext:value-type="float">
            <text:p>671238840106.667</text:p>
          </table:table-cell>
          <table:table-cell office:value-type="float" office:value="735974843360" calcext:value-type="float">
            <text:p>735974843360</text:p>
          </table:table-cell>
          <table:table-cell office:value-type="float" office:value="746647127413.333" calcext:value-type="float">
            <text:p>746647127413.333</text:p>
          </table:table-cell>
          <table:table-cell office:value-type="float" office:value="756350347333.334" calcext:value-type="float">
            <text:p>756350347333.334</text:p>
          </table:table-cell>
          <table:table-cell office:value-type="float" office:value="651757333333.333" calcext:value-type="float">
            <text:p>651757333333.333</text:p>
          </table:table-cell>
          <table:table-cell office:value-type="float" office:value="646438380560" calcext:value-type="float">
            <text:p>64643838056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82984078068.8238" calcext:value-type="float">
            <text:p>82984078068.8238</text:p>
          </table:table-cell>
          <table:table-cell office:value-type="float" office:value="89629496832.7955" calcext:value-type="float">
            <text:p>89629496832.7955</text:p>
          </table:table-cell>
          <table:table-cell office:value-type="float" office:value="82696902010.2943" calcext:value-type="float">
            <text:p>82696902010.2943</text:p>
          </table:table-cell>
          <table:table-cell office:value-type="float" office:value="88786580362.8407" calcext:value-type="float">
            <text:p>88786580362.8407</text:p>
          </table:table-cell>
          <table:table-cell office:value-type="float" office:value="87880468268.6383" calcext:value-type="float">
            <text:p>87880468268.6383</text:p>
          </table:table-cell>
          <table:table-cell office:value-type="float" office:value="69208451592.5576" calcext:value-type="float">
            <text:p>69208451592.5576</text:p>
          </table:table-cell>
          <table:table-cell office:value-type="float" office:value="82107924006.1732" calcext:value-type="float">
            <text:p>82107924006.1732</text:p>
          </table:table-cell>
          <table:table-cell office:value-type="float" office:value="107414974090.178" calcext:value-type="float">
            <text:p>107414974090.178</text:p>
          </table:table-cell>
          <table:table-cell office:value-type="float" office:value="118331510445.149" calcext:value-type="float">
            <text:p>118331510445.149</text:p>
          </table:table-cell>
          <table:table-cell office:value-type="float" office:value="128902675070.723" calcext:value-type="float">
            <text:p>128902675070.723</text:p>
          </table:table-cell>
          <table:table-cell office:value-type="float" office:value="115553279480.54" calcext:value-type="float">
            <text:p>115553279480.54</text:p>
          </table:table-cell>
          <table:table-cell office:value-type="float" office:value="123943432441.241" calcext:value-type="float">
            <text:p>123943432441.241</text:p>
          </table:table-cell>
          <table:table-cell office:value-type="float" office:value="134545231416.55" calcext:value-type="float">
            <text:p>134545231416.55</text:p>
          </table:table-cell>
          <table:table-cell office:value-type="float" office:value="134309759157.817" calcext:value-type="float">
            <text:p>134309759157.817</text:p>
          </table:table-cell>
          <table:table-cell office:value-type="float" office:value="139752450152.078" calcext:value-type="float">
            <text:p>139752450152.078</text:p>
          </table:table-cell>
          <table:table-cell office:value-type="float" office:value="155460285076.232" calcext:value-type="float">
            <text:p>155460285076.232</text:p>
          </table:table-cell>
          <table:table-cell office:value-type="float" office:value="147607982694.857" calcext:value-type="float">
            <text:p>147607982694.857</text:p>
          </table:table-cell>
          <table:table-cell office:value-type="float" office:value="152586154513.889" calcext:value-type="float">
            <text:p>152586154513.889</text:p>
          </table:table-cell>
          <table:table-cell office:value-type="float" office:value="137774361015.14" calcext:value-type="float">
            <text:p>137774361015.14</text:p>
          </table:table-cell>
          <table:table-cell office:value-type="float" office:value="136631966609.379" calcext:value-type="float">
            <text:p>136631966609.379</text:p>
          </table:table-cell>
          <table:table-cell office:value-type="float" office:value="136361854808.496" calcext:value-type="float">
            <text:p>136361854808.496</text:p>
          </table:table-cell>
          <table:table-cell office:value-type="float" office:value="121600818309.679" calcext:value-type="float">
            <text:p>121600818309.679</text:p>
          </table:table-cell>
          <table:table-cell office:value-type="float" office:value="115748110112.68" calcext:value-type="float">
            <text:p>115748110112.68</text:p>
          </table:table-cell>
          <table:table-cell office:value-type="float" office:value="175256916996.047" calcext:value-type="float">
            <text:p>175256916996.047</text:p>
          </table:table-cell>
          <table:table-cell office:value-type="float" office:value="228937347865.858" calcext:value-type="float">
            <text:p>228937347865.858</text:p>
          </table:table-cell>
          <table:table-cell office:value-type="float" office:value="257671413750.825" calcext:value-type="float">
            <text:p>257671413750.825</text:p>
          </table:table-cell>
          <table:table-cell office:value-type="float" office:value="271811088781.18" calcext:value-type="float">
            <text:p>271811088781.18</text:p>
          </table:table-cell>
          <table:table-cell office:value-type="float" office:value="299033511000.227" calcext:value-type="float">
            <text:p>299033511000.227</text:p>
          </table:table-cell>
          <table:table-cell office:value-type="float" office:value="287099991516.9" calcext:value-type="float">
            <text:p>287099991516.9</text:p>
          </table:table-cell>
          <table:table-cell office:value-type="float" office:value="297216730668.942" calcext:value-type="float">
            <text:p>297216730668.942</text:p>
          </table:table-cell>
          <table:table-cell office:value-type="float" office:value="375298134440.469" calcext:value-type="float">
            <text:p>375298134440.469</text:p>
          </table:table-cell>
          <table:table-cell office:value-type="float" office:value="416878162440.887" calcext:value-type="float">
            <text:p>416878162440.887</text:p>
          </table:table-cell>
          <table:table-cell office:value-type="float" office:value="396332598448.215" calcext:value-type="float">
            <text:p>396332598448.215</text:p>
          </table:table-cell>
          <table:table-cell office:value-type="float" office:value="366810014300.222" calcext:value-type="float">
            <text:p>366810014300.222</text:p>
          </table:table-cell>
          <table:table-cell office:value-type="float" office:value="351119102947.143" calcext:value-type="float">
            <text:p>351119102947.143</text:p>
          </table:table-cell>
          <table:table-cell office:value-type="float" office:value="317610719411.483" calcext:value-type="float">
            <text:p>317610719411.483</text:p>
          </table:table-cell>
          <table:table-cell office:value-type="float" office:value="295456189492.005" calcext:value-type="float">
            <text:p>295456189492.005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68789289565.7434" calcext:value-type="float">
            <text:p>68789289565.7434</text:p>
          </table:table-cell>
          <table:table-cell office:value-type="float" office:value="71040020140.4436" calcext:value-type="float">
            <text:p>71040020140.4436</text:p>
          </table:table-cell>
          <table:table-cell office:value-type="float" office:value="64546332580.7583" calcext:value-type="float">
            <text:p>64546332580.7583</text:p>
          </table:table-cell>
          <table:table-cell office:value-type="float" office:value="61678280115.4987" calcext:value-type="float">
            <text:p>61678280115.4987</text:p>
          </table:table-cell>
          <table:table-cell office:value-type="float" office:value="59989909457.8379" calcext:value-type="float">
            <text:p>59989909457.8379</text:p>
          </table:table-cell>
          <table:table-cell office:value-type="float" office:value="67234948264.5987" calcext:value-type="float">
            <text:p>67234948264.5987</text:p>
          </table:table-cell>
          <table:table-cell office:value-type="float" office:value="75728009962.7878" calcext:value-type="float">
            <text:p>75728009962.7878</text:p>
          </table:table-cell>
          <table:table-cell office:value-type="float" office:value="87172789528.3316" calcext:value-type="float">
            <text:p>87172789528.3316</text:p>
          </table:table-cell>
          <table:table-cell office:value-type="float" office:value="90852814004.9918" calcext:value-type="float">
            <text:p>90852814004.9918</text:p>
          </table:table-cell>
          <table:table-cell office:value-type="float" office:value="107143348667.094" calcext:value-type="float">
            <text:p>107143348667.094</text:p>
          </table:table-cell>
          <table:table-cell office:value-type="float" office:value="150676291094.21" calcext:value-type="float">
            <text:p>150676291094.21</text:p>
          </table:table-cell>
          <table:table-cell office:value-type="float" office:value="150027833333.333" calcext:value-type="float">
            <text:p>150027833333.333</text:p>
          </table:table-cell>
          <table:table-cell office:value-type="float" office:value="158459130434.783" calcext:value-type="float">
            <text:p>158459130434.783</text:p>
          </table:table-cell>
          <table:table-cell office:value-type="float" office:value="180169736363.636" calcext:value-type="float">
            <text:p>180169736363.636</text:p>
          </table:table-cell>
          <table:table-cell office:value-type="float" office:value="130690172297.297" calcext:value-type="float">
            <text:p>130690172297.297</text:p>
          </table:table-cell>
          <table:table-cell office:value-type="float" office:value="169485941048.035" calcext:value-type="float">
            <text:p>169485941048.035</text:p>
          </table:table-cell>
          <table:table-cell office:value-type="float" office:value="181475555282.555" calcext:value-type="float">
            <text:p>181475555282.555</text:p>
          </table:table-cell>
          <table:table-cell office:value-type="float" office:value="189834649111.257" calcext:value-type="float">
            <text:p>189834649111.257</text:p>
          </table:table-cell>
          <table:table-cell office:value-type="float" office:value="275768695818.949" calcext:value-type="float">
            <text:p>275768695818.949</text:p>
          </table:table-cell>
          <table:table-cell office:value-type="float" office:value="255884300382.044" calcext:value-type="float">
            <text:p>255884300382.044</text:p>
          </table:table-cell>
          <table:table-cell office:value-type="float" office:value="272979390595.01" calcext:value-type="float">
            <text:p>272979390595.01</text:p>
          </table:table-cell>
          <table:table-cell office:value-type="float" office:value="200251925587.467" calcext:value-type="float">
            <text:p>200251925587.467</text:p>
          </table:table-cell>
          <table:table-cell office:value-type="float" office:value="238428126326.964" calcext:value-type="float">
            <text:p>238428126326.964</text:p>
          </table:table-cell>
          <table:table-cell office:value-type="float" office:value="311823003531.215" calcext:value-type="float">
            <text:p>311823003531.215</text:p>
          </table:table-cell>
          <table:table-cell office:value-type="float" office:value="404786740091.196" calcext:value-type="float">
            <text:p>404786740091.196</text:p>
          </table:table-cell>
          <table:table-cell office:value-type="float" office:value="501416301726.704" calcext:value-type="float">
            <text:p>501416301726.704</text:p>
          </table:table-cell>
          <table:table-cell office:value-type="float" office:value="552486912845.642" calcext:value-type="float">
            <text:p>552486912845.642</text:p>
          </table:table-cell>
          <table:table-cell office:value-type="float" office:value="675770112825.236" calcext:value-type="float">
            <text:p>675770112825.236</text:p>
          </table:table-cell>
          <table:table-cell office:value-type="float" office:value="764335657318.479" calcext:value-type="float">
            <text:p>764335657318.479</text:p>
          </table:table-cell>
          <table:table-cell office:value-type="float" office:value="644639902580.645" calcext:value-type="float">
            <text:p>644639902580.645</text:p>
          </table:table-cell>
          <table:table-cell office:value-type="float" office:value="771876791231.838" calcext:value-type="float">
            <text:p>771876791231.838</text:p>
          </table:table-cell>
          <table:table-cell office:value-type="float" office:value="832546270783.83" calcext:value-type="float">
            <text:p>832546270783.83</text:p>
          </table:table-cell>
          <table:table-cell office:value-type="float" office:value="873981786532.072" calcext:value-type="float">
            <text:p>873981786532.072</text:p>
          </table:table-cell>
          <table:table-cell office:value-type="float" office:value="950595270314.296" calcext:value-type="float">
            <text:p>950595270314.296</text:p>
          </table:table-cell>
          <table:table-cell office:value-type="float" office:value="934167809301.667" calcext:value-type="float">
            <text:p>934167809301.667</text:p>
          </table:table-cell>
          <table:table-cell office:value-type="float" office:value="859794177118.102" calcext:value-type="float">
            <text:p>859794177118.102</text:p>
          </table:table-cell>
          <table:table-cell office:value-type="float" office:value="863711710426.514" calcext:value-type="float">
            <text:p>863711710426.51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564947710899.373" calcext:value-type="float">
            <text:p>564947710899.373</text:p>
          </table:table-cell>
          <table:table-cell office:value-type="float" office:value="540765675241.158" calcext:value-type="float">
            <text:p>540765675241.158</text:p>
          </table:table-cell>
          <table:table-cell office:value-type="float" office:value="515048916841.37" calcext:value-type="float">
            <text:p>515048916841.37</text:p>
          </table:table-cell>
          <table:table-cell office:value-type="float" office:value="489618008185.539" calcext:value-type="float">
            <text:p>489618008185.539</text:p>
          </table:table-cell>
          <table:table-cell office:value-type="float" office:value="461487097632.349" calcext:value-type="float">
            <text:p>461487097632.349</text:p>
          </table:table-cell>
          <table:table-cell office:value-type="float" office:value="489285164271.047" calcext:value-type="float">
            <text:p>489285164271.047</text:p>
          </table:table-cell>
          <table:table-cell office:value-type="float" office:value="601452653180.885" calcext:value-type="float">
            <text:p>601452653180.885</text:p>
          </table:table-cell>
          <table:table-cell office:value-type="float" office:value="745162608269.325" calcext:value-type="float">
            <text:p>745162608269.325</text:p>
          </table:table-cell>
          <table:table-cell office:value-type="float" office:value="910122732123.799" calcext:value-type="float">
            <text:p>910122732123.799</text:p>
          </table:table-cell>
          <table:table-cell office:value-type="float" office:value="926884816753.927" calcext:value-type="float">
            <text:p>926884816753.927</text:p>
          </table:table-cell>
          <table:table-cell office:value-type="float" office:value="1093169389204.55" calcext:value-type="float">
            <text:p>1093169389204.55</text:p>
          </table:table-cell>
          <table:table-cell office:value-type="float" office:value="1142797178130.51" calcext:value-type="float">
            <text:p>1142797178130.51</text:p>
          </table:table-cell>
          <table:table-cell office:value-type="float" office:value="1179659529659.53" calcext:value-type="float">
            <text:p>1179659529659.53</text:p>
          </table:table-cell>
          <table:table-cell office:value-type="float" office:value="1061388722255.55" calcext:value-type="float">
            <text:p>1061388722255.55</text:p>
          </table:table-cell>
          <table:table-cell office:value-type="float" office:value="1140489745944.29" calcext:value-type="float">
            <text:p>1140489745944.29</text:p>
          </table:table-cell>
          <table:table-cell office:value-type="float" office:value="1335218557677.13" calcext:value-type="float">
            <text:p>1335218557677.13</text:p>
          </table:table-cell>
          <table:table-cell office:value-type="float" office:value="1408781591263.65" calcext:value-type="float">
            <text:p>1408781591263.65</text:p>
          </table:table-cell>
          <table:table-cell office:value-type="float" office:value="1552483628028.81" calcext:value-type="float">
            <text:p>1552483628028.81</text:p>
          </table:table-cell>
          <table:table-cell office:value-type="float" office:value="1638511096389.53" calcext:value-type="float">
            <text:p>1638511096389.53</text:p>
          </table:table-cell>
          <table:table-cell office:value-type="float" office:value="1665623685487.79" calcext:value-type="float">
            <text:p>1665623685487.79</text:p>
          </table:table-cell>
          <table:table-cell office:value-type="float" office:value="1647951278559.54" calcext:value-type="float">
            <text:p>1647951278559.54</text:p>
          </table:table-cell>
          <table:table-cell office:value-type="float" office:value="1621510004318.41" calcext:value-type="float">
            <text:p>1621510004318.41</text:p>
          </table:table-cell>
          <table:table-cell office:value-type="float" office:value="1768408273381.29" calcext:value-type="float">
            <text:p>1768408273381.29</text:p>
          </table:table-cell>
          <table:table-cell office:value-type="float" office:value="2038395102040.82" calcext:value-type="float">
            <text:p>2038395102040.82</text:p>
          </table:table-cell>
          <table:table-cell office:value-type="float" office:value="2398555474185.28" calcext:value-type="float">
            <text:p>2398555474185.28</text:p>
          </table:table-cell>
          <table:table-cell office:value-type="float" office:value="2520701818181.82" calcext:value-type="float">
            <text:p>2520701818181.82</text:p>
          </table:table-cell>
          <table:table-cell office:value-type="float" office:value="2692612695492.18" calcext:value-type="float">
            <text:p>2692612695492.18</text:p>
          </table:table-cell>
          <table:table-cell office:value-type="float" office:value="3074359743897.56" calcext:value-type="float">
            <text:p>3074359743897.56</text:p>
          </table:table-cell>
          <table:table-cell office:value-type="float" office:value="2890564338235.29" calcext:value-type="float">
            <text:p>2890564338235.29</text:p>
          </table:table-cell>
          <table:table-cell office:value-type="float" office:value="2382825985355.97" calcext:value-type="float">
            <text:p>2382825985355.97</text:p>
          </table:table-cell>
          <table:table-cell office:value-type="float" office:value="2441173394729.62" calcext:value-type="float">
            <text:p>2441173394729.62</text:p>
          </table:table-cell>
          <table:table-cell office:value-type="float" office:value="2619700404733.37" calcext:value-type="float">
            <text:p>2619700404733.37</text:p>
          </table:table-cell>
          <table:table-cell office:value-type="float" office:value="2662085168498.93" calcext:value-type="float">
            <text:p>2662085168498.93</text:p>
          </table:table-cell>
          <table:table-cell office:value-type="float" office:value="2739818680930.19" calcext:value-type="float">
            <text:p>2739818680930.19</text:p>
          </table:table-cell>
          <table:table-cell office:value-type="float" office:value="3022827781881.39" calcext:value-type="float">
            <text:p>3022827781881.39</text:p>
          </table:table-cell>
          <table:table-cell office:value-type="float" office:value="2885570309160.86" calcext:value-type="float">
            <text:p>2885570309160.86</text:p>
          </table:table-cell>
          <table:table-cell office:value-type="float" office:value="2650850178102.14" calcext:value-type="float">
            <text:p>2650850178102.1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2862505000000" calcext:value-type="float">
            <text:p>2862505000000</text:p>
          </table:table-cell>
          <table:table-cell office:value-type="float" office:value="3210956000000" calcext:value-type="float">
            <text:p>3210956000000</text:p>
          </table:table-cell>
          <table:table-cell office:value-type="float" office:value="3344991000000" calcext:value-type="float">
            <text:p>3344991000000</text:p>
          </table:table-cell>
          <table:table-cell office:value-type="float" office:value="3638137000000" calcext:value-type="float">
            <text:p>3638137000000</text:p>
          </table:table-cell>
          <table:table-cell office:value-type="float" office:value="4040693000000" calcext:value-type="float">
            <text:p>4040693000000</text:p>
          </table:table-cell>
          <table:table-cell office:value-type="float" office:value="4346734000000" calcext:value-type="float">
            <text:p>4346734000000</text:p>
          </table:table-cell>
          <table:table-cell office:value-type="float" office:value="4590155000000" calcext:value-type="float">
            <text:p>4590155000000</text:p>
          </table:table-cell>
          <table:table-cell office:value-type="float" office:value="4870217000000" calcext:value-type="float">
            <text:p>4870217000000</text:p>
          </table:table-cell>
          <table:table-cell office:value-type="float" office:value="5252629000000" calcext:value-type="float">
            <text:p>5252629000000</text:p>
          </table:table-cell>
          <table:table-cell office:value-type="float" office:value="5657693000000" calcext:value-type="float">
            <text:p>5657693000000</text:p>
          </table:table-cell>
          <table:table-cell office:value-type="float" office:value="5979589000000" calcext:value-type="float">
            <text:p>5979589000000</text:p>
          </table:table-cell>
          <table:table-cell office:value-type="float" office:value="6174043000000" calcext:value-type="float">
            <text:p>6174043000000</text:p>
          </table:table-cell>
          <table:table-cell office:value-type="float" office:value="6539299000000" calcext:value-type="float">
            <text:p>6539299000000</text:p>
          </table:table-cell>
          <table:table-cell office:value-type="float" office:value="6878718000000" calcext:value-type="float">
            <text:p>6878718000000</text:p>
          </table:table-cell>
          <table:table-cell office:value-type="float" office:value="7308755000000" calcext:value-type="float">
            <text:p>7308755000000</text:p>
          </table:table-cell>
          <table:table-cell office:value-type="float" office:value="7664060000000" calcext:value-type="float">
            <text:p>7664060000000</text:p>
          </table:table-cell>
          <table:table-cell office:value-type="float" office:value="8100201000000" calcext:value-type="float">
            <text:p>8100201000000</text:p>
          </table:table-cell>
          <table:table-cell office:value-type="float" office:value="8608515000000" calcext:value-type="float">
            <text:p>8608515000000</text:p>
          </table:table-cell>
          <table:table-cell office:value-type="float" office:value="9089168000000" calcext:value-type="float">
            <text:p>9089168000000</text:p>
          </table:table-cell>
          <table:table-cell office:value-type="float" office:value="9660624000000" calcext:value-type="float">
            <text:p>9660624000000</text:p>
          </table:table-cell>
          <table:table-cell office:value-type="float" office:value="10284779000000" calcext:value-type="float">
            <text:p>10284779000000</text:p>
          </table:table-cell>
          <table:table-cell office:value-type="float" office:value="10621824000000" calcext:value-type="float">
            <text:p>10621824000000</text:p>
          </table:table-cell>
          <table:table-cell office:value-type="float" office:value="10977514000000" calcext:value-type="float">
            <text:p>10977514000000</text:p>
          </table:table-cell>
          <table:table-cell office:value-type="float" office:value="11510670000000" calcext:value-type="float">
            <text:p>11510670000000</text:p>
          </table:table-cell>
          <table:table-cell office:value-type="float" office:value="12274928000000" calcext:value-type="float">
            <text:p>12274928000000</text:p>
          </table:table-cell>
          <table:table-cell office:value-type="float" office:value="13093726000000" calcext:value-type="float">
            <text:p>13093726000000</text:p>
          </table:table-cell>
          <table:table-cell office:value-type="float" office:value="13855888000000" calcext:value-type="float">
            <text:p>13855888000000</text:p>
          </table:table-cell>
          <table:table-cell office:value-type="float" office:value="14477635000000" calcext:value-type="float">
            <text:p>14477635000000</text:p>
          </table:table-cell>
          <table:table-cell office:value-type="float" office:value="14718582000000" calcext:value-type="float">
            <text:p>14718582000000</text:p>
          </table:table-cell>
          <table:table-cell office:value-type="float" office:value="14418739000000" calcext:value-type="float">
            <text:p>14418739000000</text:p>
          </table:table-cell>
          <table:table-cell office:value-type="float" office:value="14964372000000" calcext:value-type="float">
            <text:p>14964372000000</text:p>
          </table:table-cell>
          <table:table-cell office:value-type="float" office:value="15517926000000" calcext:value-type="float">
            <text:p>15517926000000</text:p>
          </table:table-cell>
          <table:table-cell office:value-type="float" office:value="16155255000000" calcext:value-type="float">
            <text:p>16155255000000</text:p>
          </table:table-cell>
          <table:table-cell office:value-type="float" office:value="16691517000000" calcext:value-type="float">
            <text:p>16691517000000</text:p>
          </table:table-cell>
          <table:table-cell office:value-type="float" office:value="17427609000000" calcext:value-type="float">
            <text:p>17427609000000</text:p>
          </table:table-cell>
          <table:table-cell office:value-type="float" office:value="18120714000000" calcext:value-type="float">
            <text:p>18120714000000</text:p>
          </table:table-cell>
          <table:table-cell office:value-type="float" office:value="18624475000000" calcext:value-type="float">
            <text:p>1862447500000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ingapore</text:p>
          </table:table-cell>
          <table:table-cell table:style-name="ce8" office:value-type="string" calcext:value-type="string">
            <text:p>SGP</text:p>
          </table:table-cell>
          <table:table-cell table:style-name="ce8" office:value-type="string" calcext:value-type="string">
            <text:p>GDP (current US$)</text:p>
          </table:table-cell>
          <table:table-cell table:style-name="ce8" office:value-type="string" calcext:value-type="string">
            <text:p>NY.GDP.MKTP.CD</text:p>
          </table:table-cell>
          <table:table-cell table:style-name="ce8" office:value-type="float" office:value="704462302.365086" calcext:value-type="float">
            <text:p>7.04E+08</text:p>
          </table:table-cell>
          <table:table-cell table:style-name="ce8" office:value-type="float" office:value="764308114.464916" calcext:value-type="float">
            <text:p>7.64E+08</text:p>
          </table:table-cell>
          <table:table-cell table:style-name="ce8" office:value-type="float" office:value="825885273.748857" calcext:value-type="float">
            <text:p>8.26E+08</text:p>
          </table:table-cell>
          <table:table-cell table:style-name="ce8" office:value-type="float" office:value="917222004.442702" calcext:value-type="float">
            <text:p>9.17E+08</text:p>
          </table:table-cell>
          <table:table-cell table:style-name="ce8" office:value-type="float" office:value="893734483.209199" calcext:value-type="float">
            <text:p>8.94E+08</text:p>
          </table:table-cell>
          <table:table-cell table:style-name="ce8" office:value-type="float" office:value="974193126.878348" calcext:value-type="float">
            <text:p>9.74E+08</text:p>
          </table:table-cell>
          <table:table-cell table:style-name="ce8" office:value-type="float" office:value="1095910100.61414" calcext:value-type="float">
            <text:p>1.10E+09</text:p>
          </table:table-cell>
          <table:table-cell table:style-name="ce8" office:value-type="float" office:value="1237423232.7192" calcext:value-type="float">
            <text:p>1.24E+09</text:p>
          </table:table-cell>
          <table:table-cell table:style-name="ce8" office:value-type="float" office:value="1425029400.2352" calcext:value-type="float">
            <text:p>1.43E+09</text:p>
          </table:table-cell>
          <table:table-cell table:style-name="ce8" office:value-type="float" office:value="1659055272.44218" calcext:value-type="float">
            <text:p>1.66E+09</text:p>
          </table:table-cell>
          <table:table-cell table:style-name="ce8" office:value-type="float" office:value="1919508689.40285" calcext:value-type="float">
            <text:p>1.92E+09</text:p>
          </table:table-cell>
          <table:table-cell table:style-name="ce8" office:value-type="float" office:value="2262544100.3528" calcext:value-type="float">
            <text:p>2.26E+09</text:p>
          </table:table-cell>
          <table:table-cell table:style-name="ce8" office:value-type="float" office:value="2719900350.73917" calcext:value-type="float">
            <text:p>2.72E+09</text:p>
          </table:table-cell>
          <table:table-cell table:style-name="ce8" office:value-type="float" office:value="3693760000" calcext:value-type="float">
            <text:p>3.69E+09</text:p>
          </table:table-cell>
          <table:table-cell table:style-name="ce8" office:value-type="float" office:value="5216773825.99496" calcext:value-type="float">
            <text:p>5.22E+09</text:p>
          </table:table-cell>
          <table:table-cell table:style-name="ce8" office:value-type="float" office:value="5633386679.79811" calcext:value-type="float">
            <text:p>5.63E+09</text:p>
          </table:table-cell>
          <table:table-cell table:style-name="ce8" office:value-type="float" office:value="6326445409.69089" calcext:value-type="float">
            <text:p>6.33E+09</text:p>
          </table:table-cell>
          <table:table-cell table:style-name="ce8" office:value-type="float" office:value="6617532782.90432" calcext:value-type="float">
            <text:p>6.62E+09</text:p>
          </table:table-cell>
          <table:table-cell table:style-name="ce8" office:value-type="float" office:value="7515823563.17127" calcext:value-type="float">
            <text:p>7.52E+09</text:p>
          </table:table-cell>
          <table:table-cell table:style-name="ce8" office:value-type="float" office:value="9294635004.39754" calcext:value-type="float">
            <text:p>9.29E+09</text:p>
          </table:table-cell>
          <table:table-cell table:style-name="ce8" office:value-type="float" office:value="11893405683.8039" calcext:value-type="float">
            <text:p>1.19E+10</text:p>
          </table:table-cell>
          <table:table-cell table:style-name="ce8" office:value-type="float" office:value="14171819540.4446" calcext:value-type="float">
            <text:p>1.42E+10</text:p>
          </table:table-cell>
          <table:table-cell table:style-name="ce8" office:value-type="float" office:value="16078856439.627" calcext:value-type="float">
            <text:p>1.61E+10</text:p>
          </table:table-cell>
          <table:table-cell table:style-name="ce8" office:value-type="float" office:value="17775280373.8318" calcext:value-type="float">
            <text:p>1.78E+10</text:p>
          </table:table-cell>
          <table:table-cell table:style-name="ce8" office:value-type="float" office:value="19735920492.1912" calcext:value-type="float">
            <text:p>1.97E+10</text:p>
          </table:table-cell>
          <table:table-cell table:style-name="ce8" office:value-type="float" office:value="19138296376.1661" calcext:value-type="float">
            <text:p>1.91E+10</text:p>
          </table:table-cell>
          <table:table-cell table:style-name="ce8" office:value-type="float" office:value="18569292304.8952" calcext:value-type="float">
            <text:p>1.86E+10</text:p>
          </table:table-cell>
          <table:table-cell table:style-name="ce8" office:value-type="float" office:value="20897630201.1573" calcext:value-type="float">
            <text:p>2.09E+10</text:p>
          </table:table-cell>
          <table:table-cell table:style-name="ce8" office:value-type="float" office:value="25337226970.5603" calcext:value-type="float">
            <text:p>2.53E+10</text:p>
          </table:table-cell>
          <table:table-cell table:style-name="ce8" office:value-type="float" office:value="30423573842.1785" calcext:value-type="float">
            <text:p>3.04E+10</text:p>
          </table:table-cell>
          <table:table-cell table:style-name="ce8" office:value-type="float" office:value="36152027893.1446" calcext:value-type="float">
            <text:p>3.62E+10</text:p>
          </table:table-cell>
          <table:table-cell table:style-name="ce8" office:value-type="float" office:value="45474442836.4689" calcext:value-type="float">
            <text:p>4.55E+10</text:p>
          </table:table-cell>
          <table:table-cell table:style-name="ce8" office:value-type="float" office:value="52156414978.5144" calcext:value-type="float">
            <text:p>5.22E+10</text:p>
          </table:table-cell>
          <table:table-cell table:style-name="ce8" office:value-type="float" office:value="60644572348.0629" calcext:value-type="float">
            <text:p>6.06E+10</text:p>
          </table:table-cell>
          <table:table-cell table:style-name="ce8" office:value-type="float" office:value="73777792326.8299" calcext:value-type="float">
            <text:p>7.38E+10</text:p>
          </table:table-cell>
          <table:table-cell table:style-name="ce8" office:value-type="float" office:value="87890009877.24" calcext:value-type="float">
            <text:p>8.79E+10</text:p>
          </table:table-cell>
          <table:table-cell table:style-name="ce8" office:value-type="float" office:value="96403758865.2482" calcext:value-type="float">
            <text:p>9.64E+10</text:p>
          </table:table-cell>
          <table:table-cell table:style-name="ce8" office:value-type="float" office:value="100163995150.862" calcext:value-type="float">
            <text:p>1.00E+11</text:p>
          </table:table-cell>
          <table:table-cell table:style-name="ce8" office:value-type="float" office:value="85707636233.2696" calcext:value-type="float">
            <text:p>8.57E+10</text:p>
          </table:table-cell>
          <table:table-cell table:style-name="ce8" office:value-type="float" office:value="86283126843.6578" calcext:value-type="float">
            <text:p>8.63E+10</text:p>
          </table:table-cell>
          <table:table-cell table:style-name="ce8" office:value-type="float" office:value="95833932714.6172" calcext:value-type="float">
            <text:p>9.58E+10</text:p>
          </table:table-cell>
          <table:table-cell table:style-name="ce8" office:value-type="float" office:value="89286208628.6767" calcext:value-type="float">
            <text:p>8.93E+10</text:p>
          </table:table-cell>
          <table:table-cell table:style-name="ce8" office:value-type="float" office:value="91941192896.2359" calcext:value-type="float">
            <text:p>9.19E+10</text:p>
          </table:table-cell>
          <table:table-cell table:style-name="ce8" office:value-type="float" office:value="97001377568.5914" calcext:value-type="float">
            <text:p>9.70E+10</text:p>
          </table:table-cell>
          <table:table-cell table:style-name="ce8" office:value-type="float" office:value="114188557567.152" calcext:value-type="float">
            <text:p>1.14E+11</text:p>
          </table:table-cell>
          <table:table-cell table:style-name="ce8" office:value-type="float" office:value="127417688055.756" calcext:value-type="float">
            <text:p>1.27E+11</text:p>
          </table:table-cell>
          <table:table-cell table:style-name="ce8" office:value-type="float" office:value="147797218201.271" calcext:value-type="float">
            <text:p>1.48E+11</text:p>
          </table:table-cell>
          <table:table-cell table:style-name="ce8" office:value-type="float" office:value="179981288567.447" calcext:value-type="float">
            <text:p>1.80E+11</text:p>
          </table:table-cell>
          <table:table-cell table:style-name="ce8" office:value-type="float" office:value="192225881687.752" calcext:value-type="float">
            <text:p>1.92E+11</text:p>
          </table:table-cell>
          <table:table-cell table:style-name="ce8" office:value-type="float" office:value="192408387762.118" calcext:value-type="float">
            <text:p>1.92E+11</text:p>
          </table:table-cell>
          <table:table-cell table:style-name="ce8" office:value-type="float" office:value="236421782178.218" calcext:value-type="float">
            <text:p>2.36E+11</text:p>
          </table:table-cell>
          <table:table-cell table:style-name="ce8" office:value-type="float" office:value="275599459373.509" calcext:value-type="float">
            <text:p>2.76E+11</text:p>
          </table:table-cell>
          <table:table-cell table:style-name="ce8" office:value-type="float" office:value="289162118908.538" calcext:value-type="float">
            <text:p>2.89E+11</text:p>
          </table:table-cell>
          <table:table-cell table:style-name="ce8" office:value-type="float" office:value="302510668904.339" calcext:value-type="float">
            <text:p>3.03E+11</text:p>
          </table:table-cell>
          <table:table-cell table:style-name="ce8" office:value-type="float" office:value="308142766948.149" calcext:value-type="float">
            <text:p>3.08E+11</text:p>
          </table:table-cell>
          <table:table-cell table:style-name="ce8" office:value-type="float" office:value="296840704102.415" calcext:value-type="float">
            <text:p>2.97E+11</text:p>
          </table:table-cell>
          <table:table-cell table:style-name="ce8" office:value-type="float" office:value="296975678610.206" calcext:value-type="float">
            <text:p>2.97E+11</text:p>
          </table:table-cell>
          <table:table-cell table:style-name="ce8" table:number-columns-repeated="96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-Exports" table:style-name="ta9">
        <table:table-column table:style-name="co14" table:default-cell-style-name="ce11"/>
        <table:table-column table:style-name="co15" table:default-cell-style-name="ce11"/>
        <table:table-column table:style-name="co16" table:number-columns-repeated="13" table:default-cell-style-name="ce11"/>
        <table:table-column table:style-name="co17" table:number-columns-repeated="25" table:default-cell-style-name="ce11"/>
        <table:table-column table:style-name="co18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6" table:number-rows-spanned="1">
            <text:p>United Stat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US-Exports_to_Counterpart_Countries-IMF-DOTS.xslx; cut down to G20 rows, added self-row as needed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2629.6" calcext:value-type="float">
            <text:p>2,629.60</text:p>
          </table:table-cell>
          <table:table-cell table:style-name="ce18" office:value-type="float" office:value="2191.7" calcext:value-type="float">
            <text:p>2,191.70</text:p>
          </table:table-cell>
          <table:table-cell table:style-name="ce18" office:value-type="float" office:value="1293.7" calcext:value-type="float">
            <text:p>1,293.70</text:p>
          </table:table-cell>
          <table:table-cell table:style-name="ce18" office:value-type="float" office:value="964.6" calcext:value-type="float">
            <text:p>964.60</text:p>
          </table:table-cell>
          <table:table-cell table:style-name="ce18" office:value-type="float" office:value="900.1" calcext:value-type="float">
            <text:p>900.10</text:p>
          </table:table-cell>
          <table:table-cell table:style-name="ce18" office:value-type="float" office:value="721.3" calcext:value-type="float">
            <text:p>721.30</text:p>
          </table:table-cell>
          <table:table-cell table:style-name="ce18" office:value-type="float" office:value="943.3" calcext:value-type="float">
            <text:p>943.30</text:p>
          </table:table-cell>
          <table:table-cell table:style-name="ce18" office:value-type="float" office:value="1090.4" calcext:value-type="float">
            <text:p>1,090.40</text:p>
          </table:table-cell>
          <table:table-cell table:style-name="ce18" office:value-type="float" office:value="1053.9" calcext:value-type="float">
            <text:p>1,053.90</text:p>
          </table:table-cell>
          <table:table-cell table:style-name="ce18" office:value-type="float" office:value="1036.741" calcext:value-type="float">
            <text:p>1,036.74</text:p>
          </table:table-cell>
          <table:table-cell table:style-name="ce18" office:value-type="float" office:value="1179" calcext:value-type="float">
            <text:p>1,179.00</text:p>
          </table:table-cell>
          <table:table-cell table:style-name="ce18" office:value-type="float" office:value="2049" calcext:value-type="float">
            <text:p>2,049.00</text:p>
          </table:table-cell>
          <table:table-cell table:style-name="ce18" office:value-type="float" office:value="3221.7" calcext:value-type="float">
            <text:p>3,221.70</text:p>
          </table:table-cell>
          <table:table-cell table:style-name="ce18" office:value-type="float" office:value="3771.6" calcext:value-type="float">
            <text:p>3,771.60</text:p>
          </table:table-cell>
          <table:table-cell table:style-name="ce18" office:value-type="float" office:value="4466.2" calcext:value-type="float">
            <text:p>4,466.20</text:p>
          </table:table-cell>
          <table:table-cell table:style-name="ce18" office:value-type="float" office:value="4189.5" calcext:value-type="float">
            <text:p>4,189.50</text:p>
          </table:table-cell>
          <table:table-cell table:style-name="ce18" office:value-type="float" office:value="4515.7" calcext:value-type="float">
            <text:p>4,515.70</text:p>
          </table:table-cell>
          <table:table-cell table:style-name="ce18" office:value-type="float" office:value="5808" calcext:value-type="float">
            <text:p>5,808.00</text:p>
          </table:table-cell>
          <table:table-cell table:style-name="ce18" office:value-type="float" office:value="5885.3" calcext:value-type="float">
            <text:p>5,885.30</text:p>
          </table:table-cell>
          <table:table-cell table:style-name="ce18" office:value-type="float" office:value="5148.1" calcext:value-type="float">
            <text:p>5,148.10</text:p>
          </table:table-cell>
          <table:table-cell table:style-name="ce18" office:value-type="float" office:value="4679" calcext:value-type="float">
            <text:p>4,679.00</text:p>
          </table:table-cell>
          <table:table-cell table:style-name="ce18" office:value-type="float" office:value="3928.3" calcext:value-type="float">
            <text:p>3,928.30</text:p>
          </table:table-cell>
          <table:table-cell table:style-name="ce18" office:value-type="float" office:value="1590.9" calcext:value-type="float">
            <text:p>1,590.90</text:p>
          </table:table-cell>
          <table:table-cell table:style-name="ce18" office:value-type="float" office:value="2435.4" calcext:value-type="float">
            <text:p>2,435.40</text:p>
          </table:table-cell>
          <table:table-cell table:style-name="ce18" office:value-type="float" office:value="3386" calcext:value-type="float">
            <text:p>3,386.00</text:p>
          </table:table-cell>
          <table:table-cell table:style-name="ce18" office:value-type="float" office:value="4099.7" calcext:value-type="float">
            <text:p>4,099.70</text:p>
          </table:table-cell>
          <table:table-cell table:style-name="ce18" office:value-type="float" office:value="4772.7" calcext:value-type="float">
            <text:p>4,772.70</text:p>
          </table:table-cell>
          <table:table-cell table:style-name="ce18" office:value-type="float" office:value="5854.4" calcext:value-type="float">
            <text:p>5,854.40</text:p>
          </table:table-cell>
          <table:table-cell table:style-name="ce18" office:value-type="float" office:value="7537.8" calcext:value-type="float">
            <text:p>7,537.80</text:p>
          </table:table-cell>
          <table:table-cell table:style-name="ce18" office:value-type="float" office:value="5559.8" calcext:value-type="float">
            <text:p>5,559.80</text:p>
          </table:table-cell>
          <table:table-cell table:style-name="ce18" office:value-type="float" office:value="7409.9" calcext:value-type="float">
            <text:p>7,409.90</text:p>
          </table:table-cell>
          <table:table-cell table:style-name="ce18" office:value-type="float" office:value="9898.793593" calcext:value-type="float">
            <text:p>9,898.79</text:p>
          </table:table-cell>
          <table:table-cell table:style-name="ce18" office:value-type="float" office:value="10258.063599" calcext:value-type="float">
            <text:p>10,258.06</text:p>
          </table:table-cell>
          <table:table-cell table:style-name="ce18" office:value-type="float" office:value="10348.30978" calcext:value-type="float">
            <text:p>10,348.31</text:p>
          </table:table-cell>
          <table:table-cell table:style-name="ce18" office:value-type="float" office:value="10825.715035" calcext:value-type="float">
            <text:p>10,825.72</text:p>
          </table:table-cell>
          <table:table-cell table:style-name="ce18" office:value-type="float" office:value="9335.731972" calcext:value-type="float">
            <text:p>9,335.73</text:p>
          </table:table-cell>
          <table:table-cell table:style-name="ce18" office:value-type="float" office:value="8569.459098" calcext:value-type="float">
            <text:p>8,569.46</text:p>
          </table:table-cell>
          <table:table-cell table:style-name="ce18" office:value-type="float" office:value="9512.956781" calcext:value-type="float">
            <text:p>9,512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4092.9" calcext:value-type="float">
            <text:p>4,092.90</text:p>
          </table:table-cell>
          <table:table-cell table:style-name="ce19" office:value-type="float" office:value="5242.3" calcext:value-type="float">
            <text:p>5,242.30</text:p>
          </table:table-cell>
          <table:table-cell table:style-name="ce19" office:value-type="float" office:value="4533.8" calcext:value-type="float">
            <text:p>4,533.80</text:p>
          </table:table-cell>
          <table:table-cell table:style-name="ce19" office:value-type="float" office:value="3954.2" calcext:value-type="float">
            <text:p>3,954.20</text:p>
          </table:table-cell>
          <table:table-cell table:style-name="ce19" office:value-type="float" office:value="4792.5" calcext:value-type="float">
            <text:p>4,792.50</text:p>
          </table:table-cell>
          <table:table-cell table:style-name="ce19" office:value-type="float" office:value="5440.4" calcext:value-type="float">
            <text:p>5,440.40</text:p>
          </table:table-cell>
          <table:table-cell table:style-name="ce19" office:value-type="float" office:value="5551.1" calcext:value-type="float">
            <text:p>5,551.10</text:p>
          </table:table-cell>
          <table:table-cell table:style-name="ce19" office:value-type="float" office:value="5494.8" calcext:value-type="float">
            <text:p>5,494.80</text:p>
          </table:table-cell>
          <table:table-cell table:style-name="ce19" office:value-type="float" office:value="6964.8" calcext:value-type="float">
            <text:p>6,964.80</text:p>
          </table:table-cell>
          <table:table-cell table:style-name="ce19" office:value-type="float" office:value="8347.024" calcext:value-type="float">
            <text:p>8,347.02</text:p>
          </table:table-cell>
          <table:table-cell table:style-name="ce19" office:value-type="float" office:value="8601.5" calcext:value-type="float">
            <text:p>8,601.50</text:p>
          </table:table-cell>
          <table:table-cell table:style-name="ce19" office:value-type="float" office:value="8415.4" calcext:value-type="float">
            <text:p>8,415.40</text:p>
          </table:table-cell>
          <table:table-cell table:style-name="ce19" office:value-type="float" office:value="8912.5" calcext:value-type="float">
            <text:p>8,912.50</text:p>
          </table:table-cell>
          <table:table-cell table:style-name="ce19" office:value-type="float" office:value="8271.6" calcext:value-type="float">
            <text:p>8,271.60</text:p>
          </table:table-cell>
          <table:table-cell table:style-name="ce19" office:value-type="float" office:value="9780.8" calcext:value-type="float">
            <text:p>9,780.80</text:p>
          </table:table-cell>
          <table:table-cell table:style-name="ce19" office:value-type="float" office:value="10788.4" calcext:value-type="float">
            <text:p>10,788.40</text:p>
          </table:table-cell>
          <table:table-cell table:style-name="ce19" office:value-type="float" office:value="11991.7" calcext:value-type="float">
            <text:p>11,991.70</text:p>
          </table:table-cell>
          <table:table-cell table:style-name="ce19" office:value-type="float" office:value="12040.7" calcext:value-type="float">
            <text:p>12,040.70</text:p>
          </table:table-cell>
          <table:table-cell table:style-name="ce19" office:value-type="float" office:value="11929.7" calcext:value-type="float">
            <text:p>11,929.70</text:p>
          </table:table-cell>
          <table:table-cell table:style-name="ce19" office:value-type="float" office:value="11343.6" calcext:value-type="float">
            <text:p>11,343.60</text:p>
          </table:table-cell>
          <table:table-cell table:style-name="ce19" office:value-type="float" office:value="12331.8" calcext:value-type="float">
            <text:p>12,331.80</text:p>
          </table:table-cell>
          <table:table-cell table:style-name="ce19" office:value-type="float" office:value="10944.9" calcext:value-type="float">
            <text:p>10,944.90</text:p>
          </table:table-cell>
          <table:table-cell table:style-name="ce19" office:value-type="float" office:value="13084" calcext:value-type="float">
            <text:p>13,084.00</text:p>
          </table:table-cell>
          <table:table-cell table:style-name="ce19" office:value-type="float" office:value="13104.1" calcext:value-type="float">
            <text:p>13,104.10</text:p>
          </table:table-cell>
          <table:table-cell table:style-name="ce19" office:value-type="float" office:value="14270.9" calcext:value-type="float">
            <text:p>14,270.90</text:p>
          </table:table-cell>
          <table:table-cell table:style-name="ce19" office:value-type="float" office:value="15771" calcext:value-type="float">
            <text:p>15,771.00</text:p>
          </table:table-cell>
          <table:table-cell table:style-name="ce19" office:value-type="float" office:value="17782.3" calcext:value-type="float">
            <text:p>17,782.30</text:p>
          </table:table-cell>
          <table:table-cell table:style-name="ce19" office:value-type="float" office:value="19206.8" calcext:value-type="float">
            <text:p>19,206.80</text:p>
          </table:table-cell>
          <table:table-cell table:style-name="ce19" office:value-type="float" office:value="22456.8" calcext:value-type="float">
            <text:p>22,456.80</text:p>
          </table:table-cell>
          <table:table-cell table:style-name="ce19" office:value-type="float" office:value="19604.4" calcext:value-type="float">
            <text:p>19,604.40</text:p>
          </table:table-cell>
          <table:table-cell table:style-name="ce19" office:value-type="float" office:value="21806.9" calcext:value-type="float">
            <text:p>21,806.90</text:p>
          </table:table-cell>
          <table:table-cell table:style-name="ce19" office:value-type="float" office:value="27626.547583" calcext:value-type="float">
            <text:p>27,626.55</text:p>
          </table:table-cell>
          <table:table-cell table:style-name="ce19" office:value-type="float" office:value="31161.878595" calcext:value-type="float">
            <text:p>31,161.88</text:p>
          </table:table-cell>
          <table:table-cell table:style-name="ce19" office:value-type="float" office:value="26123.00531" calcext:value-type="float">
            <text:p>26,123.01</text:p>
          </table:table-cell>
          <table:table-cell table:style-name="ce19" office:value-type="float" office:value="26582.849771" calcext:value-type="float">
            <text:p>26,582.85</text:p>
          </table:table-cell>
          <table:table-cell table:style-name="ce19" office:value-type="float" office:value="25038.665994" calcext:value-type="float">
            <text:p>25,038.67</text:p>
          </table:table-cell>
          <table:table-cell table:style-name="ce19" office:value-type="float" office:value="22224.910686" calcext:value-type="float">
            <text:p>22,224.91</text:p>
          </table:table-cell>
          <table:table-cell table:style-name="ce19" office:value-type="float" office:value="24601.348674" calcext:value-type="float">
            <text:p>24,601.3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4351.9" calcext:value-type="float">
            <text:p>4,351.90</text:p>
          </table:table-cell>
          <table:table-cell table:style-name="ce18" office:value-type="float" office:value="3798.2" calcext:value-type="float">
            <text:p>3,798.20</text:p>
          </table:table-cell>
          <table:table-cell table:style-name="ce18" office:value-type="float" office:value="3422.8" calcext:value-type="float">
            <text:p>3,422.80</text:p>
          </table:table-cell>
          <table:table-cell table:style-name="ce18" office:value-type="float" office:value="2557.1" calcext:value-type="float">
            <text:p>2,557.10</text:p>
          </table:table-cell>
          <table:table-cell table:style-name="ce18" office:value-type="float" office:value="2639.6" calcext:value-type="float">
            <text:p>2,639.60</text:p>
          </table:table-cell>
          <table:table-cell table:style-name="ce18" office:value-type="float" office:value="3139.6" calcext:value-type="float">
            <text:p>3,139.60</text:p>
          </table:table-cell>
          <table:table-cell table:style-name="ce18" office:value-type="float" office:value="3885.4" calcext:value-type="float">
            <text:p>3,885.40</text:p>
          </table:table-cell>
          <table:table-cell table:style-name="ce18" office:value-type="float" office:value="4039.9" calcext:value-type="float">
            <text:p>4,039.90</text:p>
          </table:table-cell>
          <table:table-cell table:style-name="ce18" office:value-type="float" office:value="4270.5" calcext:value-type="float">
            <text:p>4,270.50</text:p>
          </table:table-cell>
          <table:table-cell table:style-name="ce18" office:value-type="float" office:value="4799.433" calcext:value-type="float">
            <text:p>4,799.43</text:p>
          </table:table-cell>
          <table:table-cell table:style-name="ce18" office:value-type="float" office:value="5061.9" calcext:value-type="float">
            <text:p>5,061.90</text:p>
          </table:table-cell>
          <table:table-cell table:style-name="ce18" office:value-type="float" office:value="6154.1" calcext:value-type="float">
            <text:p>6,154.10</text:p>
          </table:table-cell>
          <table:table-cell table:style-name="ce18" office:value-type="float" office:value="5740.1" calcext:value-type="float">
            <text:p>5,740.10</text:p>
          </table:table-cell>
          <table:table-cell table:style-name="ce18" office:value-type="float" office:value="6054.4" calcext:value-type="float">
            <text:p>6,054.40</text:p>
          </table:table-cell>
          <table:table-cell table:style-name="ce18" office:value-type="float" office:value="8118.5" calcext:value-type="float">
            <text:p>8,118.50</text:p>
          </table:table-cell>
          <table:table-cell table:style-name="ce18" office:value-type="float" office:value="11443.6" calcext:value-type="float">
            <text:p>11,443.60</text:p>
          </table:table-cell>
          <table:table-cell table:style-name="ce18" office:value-type="float" office:value="12699.2" calcext:value-type="float">
            <text:p>12,699.20</text:p>
          </table:table-cell>
          <table:table-cell table:style-name="ce18" office:value-type="float" office:value="15912.4" calcext:value-type="float">
            <text:p>15,912.40</text:p>
          </table:table-cell>
          <table:table-cell table:style-name="ce18" office:value-type="float" office:value="15157" calcext:value-type="float">
            <text:p>15,157.00</text:p>
          </table:table-cell>
          <table:table-cell table:style-name="ce18" office:value-type="float" office:value="13413.5" calcext:value-type="float">
            <text:p>13,413.50</text:p>
          </table:table-cell>
          <table:table-cell table:style-name="ce18" office:value-type="float" office:value="15182.8" calcext:value-type="float">
            <text:p>15,182.80</text:p>
          </table:table-cell>
          <table:table-cell table:style-name="ce18" office:value-type="float" office:value="15928.4" calcext:value-type="float">
            <text:p>15,928.40</text:p>
          </table:table-cell>
          <table:table-cell table:style-name="ce18" office:value-type="float" office:value="12408.7" calcext:value-type="float">
            <text:p>12,408.70</text:p>
          </table:table-cell>
          <table:table-cell table:style-name="ce18" office:value-type="float" office:value="11218.2" calcext:value-type="float">
            <text:p>11,218.20</text:p>
          </table:table-cell>
          <table:table-cell table:style-name="ce18" office:value-type="float" office:value="13863.2" calcext:value-type="float">
            <text:p>13,863.20</text:p>
          </table:table-cell>
          <table:table-cell table:style-name="ce18" office:value-type="float" office:value="15345.6" calcext:value-type="float">
            <text:p>15,345.60</text:p>
          </table:table-cell>
          <table:table-cell table:style-name="ce18" office:value-type="float" office:value="19227.4" calcext:value-type="float">
            <text:p>19,227.40</text:p>
          </table:table-cell>
          <table:table-cell table:style-name="ce18" office:value-type="float" office:value="24628.4" calcext:value-type="float">
            <text:p>24,628.40</text:p>
          </table:table-cell>
          <table:table-cell table:style-name="ce18" office:value-type="float" office:value="32910.1" calcext:value-type="float">
            <text:p>32,910.10</text:p>
          </table:table-cell>
          <table:table-cell table:style-name="ce18" office:value-type="float" office:value="26175.1" calcext:value-type="float">
            <text:p>26,175.10</text:p>
          </table:table-cell>
          <table:table-cell table:style-name="ce18" office:value-type="float" office:value="35357.4" calcext:value-type="float">
            <text:p>35,357.40</text:p>
          </table:table-cell>
          <table:table-cell table:style-name="ce18" office:value-type="float" office:value="43018.838986" calcext:value-type="float">
            <text:p>43,018.84</text:p>
          </table:table-cell>
          <table:table-cell table:style-name="ce18" office:value-type="float" office:value="43771.278235" calcext:value-type="float">
            <text:p>43,771.28</text:p>
          </table:table-cell>
          <table:table-cell table:style-name="ce18" office:value-type="float" office:value="44092.976534" calcext:value-type="float">
            <text:p>44,092.98</text:p>
          </table:table-cell>
          <table:table-cell table:style-name="ce18" office:value-type="float" office:value="42429.393191" calcext:value-type="float">
            <text:p>42,429.39</text:p>
          </table:table-cell>
          <table:table-cell table:style-name="ce18" office:value-type="float" office:value="31665.655439" calcext:value-type="float">
            <text:p>31,665.66</text:p>
          </table:table-cell>
          <table:table-cell table:style-name="ce18" office:value-type="float" office:value="30297.081009" calcext:value-type="float">
            <text:p>30,297.08</text:p>
          </table:table-cell>
          <table:table-cell table:style-name="ce18" office:value-type="float" office:value="37076.915169" calcext:value-type="float">
            <text:p>37,076.9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35395.3" calcext:value-type="float">
            <text:p>35,395.30</text:p>
          </table:table-cell>
          <table:table-cell table:style-name="ce18" office:value-type="float" office:value="39564.4" calcext:value-type="float">
            <text:p>39,564.40</text:p>
          </table:table-cell>
          <table:table-cell table:style-name="ce18" office:value-type="float" office:value="33720.3" calcext:value-type="float">
            <text:p>33,720.30</text:p>
          </table:table-cell>
          <table:table-cell table:style-name="ce18" office:value-type="float" office:value="38244.1" calcext:value-type="float">
            <text:p>38,244.10</text:p>
          </table:table-cell>
          <table:table-cell table:style-name="ce18" office:value-type="float" office:value="46524.2" calcext:value-type="float">
            <text:p>46,524.20</text:p>
          </table:table-cell>
          <table:table-cell table:style-name="ce18" office:value-type="float" office:value="47251" calcext:value-type="float">
            <text:p>47,251.00</text:p>
          </table:table-cell>
          <table:table-cell table:style-name="ce18" office:value-type="float" office:value="45332.5" calcext:value-type="float">
            <text:p>45,332.50</text:p>
          </table:table-cell>
          <table:table-cell table:style-name="ce18" office:value-type="float" office:value="59814.3" calcext:value-type="float">
            <text:p>59,814.30</text:p>
          </table:table-cell>
          <table:table-cell table:style-name="ce18" office:value-type="float" office:value="69684.2" calcext:value-type="float">
            <text:p>69,684.20</text:p>
          </table:table-cell>
          <table:table-cell table:style-name="ce18" office:value-type="float" office:value="78266.158" calcext:value-type="float">
            <text:p>78,266.16</text:p>
          </table:table-cell>
          <table:table-cell table:style-name="ce18" office:value-type="float" office:value="82959.3" calcext:value-type="float">
            <text:p>82,959.30</text:p>
          </table:table-cell>
          <table:table-cell table:style-name="ce18" office:value-type="float" office:value="85146.3" calcext:value-type="float">
            <text:p>85,146.30</text:p>
          </table:table-cell>
          <table:table-cell table:style-name="ce18" office:value-type="float" office:value="90156" calcext:value-type="float">
            <text:p>90,156.00</text:p>
          </table:table-cell>
          <table:table-cell table:style-name="ce18" office:value-type="float" office:value="100190.5" calcext:value-type="float">
            <text:p>100,190.50</text:p>
          </table:table-cell>
          <table:table-cell table:style-name="ce18" office:value-type="float" office:value="114254.7" calcext:value-type="float">
            <text:p>114,254.70</text:p>
          </table:table-cell>
          <table:table-cell table:style-name="ce18" office:value-type="float" office:value="126024.2" calcext:value-type="float">
            <text:p>126,024.20</text:p>
          </table:table-cell>
          <table:table-cell table:style-name="ce18" office:value-type="float" office:value="132584" calcext:value-type="float">
            <text:p>132,584.00</text:p>
          </table:table-cell>
          <table:table-cell table:style-name="ce18" office:value-type="float" office:value="150124.2" calcext:value-type="float">
            <text:p>150,124.20</text:p>
          </table:table-cell>
          <table:table-cell table:style-name="ce18" office:value-type="float" office:value="154152" calcext:value-type="float">
            <text:p>154,152.00</text:p>
          </table:table-cell>
          <table:table-cell table:style-name="ce18" office:value-type="float" office:value="162956.4" calcext:value-type="float">
            <text:p>162,956.40</text:p>
          </table:table-cell>
          <table:table-cell table:style-name="ce18" office:value-type="float" office:value="174615.6" calcext:value-type="float">
            <text:p>174,615.60</text:p>
          </table:table-cell>
          <table:table-cell table:style-name="ce18" office:value-type="float" office:value="163724.5" calcext:value-type="float">
            <text:p>163,724.50</text:p>
          </table:table-cell>
          <table:table-cell table:style-name="ce18" office:value-type="float" office:value="160799.1" calcext:value-type="float">
            <text:p>160,799.10</text:p>
          </table:table-cell>
          <table:table-cell table:style-name="ce18" office:value-type="float" office:value="169480.7" calcext:value-type="float">
            <text:p>169,480.70</text:p>
          </table:table-cell>
          <table:table-cell table:style-name="ce18" office:value-type="float" office:value="187713" calcext:value-type="float">
            <text:p>187,713.00</text:p>
          </table:table-cell>
          <table:table-cell table:style-name="ce18" office:value-type="float" office:value="211420.2" calcext:value-type="float">
            <text:p>211,420.20</text:p>
          </table:table-cell>
          <table:table-cell table:style-name="ce18" office:value-type="float" office:value="230256.7" calcext:value-type="float">
            <text:p>230,256.70</text:p>
          </table:table-cell>
          <table:table-cell table:style-name="ce18" office:value-type="float" office:value="248437.2" calcext:value-type="float">
            <text:p>248,437.20</text:p>
          </table:table-cell>
          <table:table-cell table:style-name="ce18" office:value-type="float" office:value="260914.3" calcext:value-type="float">
            <text:p>260,914.30</text:p>
          </table:table-cell>
          <table:table-cell table:style-name="ce18" office:value-type="float" office:value="204728" calcext:value-type="float">
            <text:p>204,728.00</text:p>
          </table:table-cell>
          <table:table-cell table:style-name="ce18" office:value-type="float" office:value="248194.2" calcext:value-type="float">
            <text:p>248,194.20</text:p>
          </table:table-cell>
          <table:table-cell table:style-name="ce18" office:value-type="float" office:value="281291.530822" calcext:value-type="float">
            <text:p>281,291.53</text:p>
          </table:table-cell>
          <table:table-cell table:style-name="ce18" office:value-type="float" office:value="292650.534087" calcext:value-type="float">
            <text:p>292,650.53</text:p>
          </table:table-cell>
          <table:table-cell table:style-name="ce18" office:value-type="float" office:value="300754.868974" calcext:value-type="float">
            <text:p>300,754.87</text:p>
          </table:table-cell>
          <table:table-cell table:style-name="ce18" office:value-type="float" office:value="312420.805048" calcext:value-type="float">
            <text:p>312,420.81</text:p>
          </table:table-cell>
          <table:table-cell table:style-name="ce18" office:value-type="float" office:value="280016.650255" calcext:value-type="float">
            <text:p>280,016.65</text:p>
          </table:table-cell>
          <table:table-cell table:style-name="ce18" office:value-type="float" office:value="265960.645314" calcext:value-type="float">
            <text:p>265,960.65</text:p>
          </table:table-cell>
          <table:table-cell table:style-name="ce18" office:value-type="float" office:value="282116.486511" calcext:value-type="float">
            <text:p>282,116.4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8" office:value-type="float" office:value="3755" calcext:value-type="float">
            <text:p>3,755.00</text:p>
          </table:table-cell>
          <table:table-cell table:style-name="ce18" office:value-type="float" office:value="3602.7" calcext:value-type="float">
            <text:p>3,602.70</text:p>
          </table:table-cell>
          <table:table-cell table:style-name="ce18" office:value-type="float" office:value="2912" calcext:value-type="float">
            <text:p>2,912.00</text:p>
          </table:table-cell>
          <table:table-cell table:style-name="ce18" office:value-type="float" office:value="2173.1" calcext:value-type="float">
            <text:p>2,173.10</text:p>
          </table:table-cell>
          <table:table-cell table:style-name="ce18" office:value-type="float" office:value="3004.3" calcext:value-type="float">
            <text:p>3,004.30</text:p>
          </table:table-cell>
          <table:table-cell table:style-name="ce18" office:value-type="float" office:value="3855.7" calcext:value-type="float">
            <text:p>3,855.70</text:p>
          </table:table-cell>
          <table:table-cell table:style-name="ce18" office:value-type="float" office:value="3106.3" calcext:value-type="float">
            <text:p>3,106.30</text:p>
          </table:table-cell>
          <table:table-cell table:style-name="ce18" office:value-type="float" office:value="3497.3" calcext:value-type="float">
            <text:p>3,497.30</text:p>
          </table:table-cell>
          <table:table-cell table:style-name="ce18" office:value-type="float" office:value="5016.8" calcext:value-type="float">
            <text:p>5,016.80</text:p>
          </table:table-cell>
          <table:table-cell table:style-name="ce18" office:value-type="float" office:value="5807.367" calcext:value-type="float">
            <text:p>5,807.37</text:p>
          </table:table-cell>
          <table:table-cell table:style-name="ce18" office:value-type="float" office:value="4807.2" calcext:value-type="float">
            <text:p>4,807.20</text:p>
          </table:table-cell>
          <table:table-cell table:style-name="ce18" office:value-type="float" office:value="6287.1" calcext:value-type="float">
            <text:p>6,287.10</text:p>
          </table:table-cell>
          <table:table-cell table:style-name="ce18" office:value-type="float" office:value="7469.6" calcext:value-type="float">
            <text:p>7,469.60</text:p>
          </table:table-cell>
          <table:table-cell table:style-name="ce18" office:value-type="float" office:value="8767.1" calcext:value-type="float">
            <text:p>8,767.10</text:p>
          </table:table-cell>
          <table:table-cell table:style-name="ce18" office:value-type="float" office:value="9286.9" calcext:value-type="float">
            <text:p>9,286.90</text:p>
          </table:table-cell>
          <table:table-cell table:style-name="ce18" office:value-type="float" office:value="11748.5" calcext:value-type="float">
            <text:p>11,748.50</text:p>
          </table:table-cell>
          <table:table-cell table:style-name="ce18" office:value-type="float" office:value="11977.9" calcext:value-type="float">
            <text:p>11,977.90</text:p>
          </table:table-cell>
          <table:table-cell table:style-name="ce18" office:value-type="float" office:value="12805.4" calcext:value-type="float">
            <text:p>12,805.40</text:p>
          </table:table-cell>
          <table:table-cell table:style-name="ce18" office:value-type="float" office:value="14258" calcext:value-type="float">
            <text:p>14,258.00</text:p>
          </table:table-cell>
          <table:table-cell table:style-name="ce18" office:value-type="float" office:value="12943.6" calcext:value-type="float">
            <text:p>12,943.60</text:p>
          </table:table-cell>
          <table:table-cell table:style-name="ce18" office:value-type="float" office:value="15963.7" calcext:value-type="float">
            <text:p>15,963.70</text:p>
          </table:table-cell>
          <table:table-cell table:style-name="ce18" office:value-type="float" office:value="19234.9" calcext:value-type="float">
            <text:p>19,234.90</text:p>
          </table:table-cell>
          <table:table-cell table:style-name="ce18" office:value-type="float" office:value="22052.7" calcext:value-type="float">
            <text:p>22,052.70</text:p>
          </table:table-cell>
          <table:table-cell table:style-name="ce18" office:value-type="float" office:value="28418.5" calcext:value-type="float">
            <text:p>28,418.50</text:p>
          </table:table-cell>
          <table:table-cell table:style-name="ce18" office:value-type="float" office:value="34721" calcext:value-type="float">
            <text:p>34,721.00</text:p>
          </table:table-cell>
          <table:table-cell table:style-name="ce18" office:value-type="float" office:value="41836.7" calcext:value-type="float">
            <text:p>41,836.70</text:p>
          </table:table-cell>
          <table:table-cell table:style-name="ce18" office:value-type="float" office:value="55224" calcext:value-type="float">
            <text:p>55,224.00</text:p>
          </table:table-cell>
          <table:table-cell table:style-name="ce18" office:value-type="float" office:value="65238.4" calcext:value-type="float">
            <text:p>65,238.40</text:p>
          </table:table-cell>
          <table:table-cell table:style-name="ce18" office:value-type="float" office:value="71457" calcext:value-type="float">
            <text:p>71,457.00</text:p>
          </table:table-cell>
          <table:table-cell table:style-name="ce18" office:value-type="float" office:value="69576" calcext:value-type="float">
            <text:p>69,576.00</text:p>
          </table:table-cell>
          <table:table-cell table:style-name="ce18" office:value-type="float" office:value="91878.3" calcext:value-type="float">
            <text:p>91,878.30</text:p>
          </table:table-cell>
          <table:table-cell table:style-name="ce18" office:value-type="float" office:value="104121.523635" calcext:value-type="float">
            <text:p>104,121.52</text:p>
          </table:table-cell>
          <table:table-cell table:style-name="ce18" office:value-type="float" office:value="110516.615672" calcext:value-type="float">
            <text:p>110,516.62</text:p>
          </table:table-cell>
          <table:table-cell table:style-name="ce18" office:value-type="float" office:value="121721.148892" calcext:value-type="float">
            <text:p>121,721.15</text:p>
          </table:table-cell>
          <table:table-cell table:style-name="ce18" office:value-type="float" office:value="123675.667401" calcext:value-type="float">
            <text:p>123,675.67</text:p>
          </table:table-cell>
          <table:table-cell table:style-name="ce18" office:value-type="float" office:value="116186.262295" calcext:value-type="float">
            <text:p>116,186.26</text:p>
          </table:table-cell>
          <table:table-cell table:style-name="ce18" office:value-type="float" office:value="115775.122765" calcext:value-type="float">
            <text:p>115,775.12</text:p>
          </table:table-cell>
          <table:table-cell table:style-name="ce18" office:value-type="float" office:value="130369.529598" calcext:value-type="float">
            <text:p>130,369.5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7485.4" calcext:value-type="float">
            <text:p>7,485.40</text:p>
          </table:table-cell>
          <table:table-cell table:style-name="ce19" office:value-type="float" office:value="7340.5" calcext:value-type="float">
            <text:p>7,340.50</text:p>
          </table:table-cell>
          <table:table-cell table:style-name="ce19" office:value-type="float" office:value="7110.2" calcext:value-type="float">
            <text:p>7,110.20</text:p>
          </table:table-cell>
          <table:table-cell table:style-name="ce19" office:value-type="float" office:value="5961.3" calcext:value-type="float">
            <text:p>5,961.30</text:p>
          </table:table-cell>
          <table:table-cell table:style-name="ce19" office:value-type="float" office:value="6036.7" calcext:value-type="float">
            <text:p>6,036.70</text:p>
          </table:table-cell>
          <table:table-cell table:style-name="ce19" office:value-type="float" office:value="6095.6" calcext:value-type="float">
            <text:p>6,095.60</text:p>
          </table:table-cell>
          <table:table-cell table:style-name="ce19" office:value-type="float" office:value="7215.9" calcext:value-type="float">
            <text:p>7,215.90</text:p>
          </table:table-cell>
          <table:table-cell table:style-name="ce19" office:value-type="float" office:value="7943.3" calcext:value-type="float">
            <text:p>7,943.30</text:p>
          </table:table-cell>
          <table:table-cell table:style-name="ce19" office:value-type="float" office:value="10044.6" calcext:value-type="float">
            <text:p>10,044.60</text:p>
          </table:table-cell>
          <table:table-cell table:style-name="ce19" office:value-type="float" office:value="11589.264" calcext:value-type="float">
            <text:p>11,589.26</text:p>
          </table:table-cell>
          <table:table-cell table:style-name="ce19" office:value-type="float" office:value="13652.2" calcext:value-type="float">
            <text:p>13,652.20</text:p>
          </table:table-cell>
          <table:table-cell table:style-name="ce19" office:value-type="float" office:value="15372.1" calcext:value-type="float">
            <text:p>15,372.10</text:p>
          </table:table-cell>
          <table:table-cell table:style-name="ce19" office:value-type="float" office:value="14581.2" calcext:value-type="float">
            <text:p>14,581.20</text:p>
          </table:table-cell>
          <table:table-cell table:style-name="ce19" office:value-type="float" office:value="13272.5" calcext:value-type="float">
            <text:p>13,272.50</text:p>
          </table:table-cell>
          <table:table-cell table:style-name="ce19" office:value-type="float" office:value="13631.4" calcext:value-type="float">
            <text:p>13,631.40</text:p>
          </table:table-cell>
          <table:table-cell table:style-name="ce19" office:value-type="float" office:value="14250.1" calcext:value-type="float">
            <text:p>14,250.10</text:p>
          </table:table-cell>
          <table:table-cell table:style-name="ce19" office:value-type="float" office:value="14430.9" calcext:value-type="float">
            <text:p>14,430.90</text:p>
          </table:table-cell>
          <table:table-cell table:style-name="ce19" office:value-type="float" office:value="16581.5" calcext:value-type="float">
            <text:p>16,581.50</text:p>
          </table:table-cell>
          <table:table-cell table:style-name="ce19" office:value-type="float" office:value="18071.2" calcext:value-type="float">
            <text:p>18,071.20</text:p>
          </table:table-cell>
          <table:table-cell table:style-name="ce19" office:value-type="float" office:value="18841.7" calcext:value-type="float">
            <text:p>18,841.70</text:p>
          </table:table-cell>
          <table:table-cell table:style-name="ce19" office:value-type="float" office:value="20398" calcext:value-type="float">
            <text:p>20,398.00</text:p>
          </table:table-cell>
          <table:table-cell table:style-name="ce19" office:value-type="float" office:value="20124.9" calcext:value-type="float">
            <text:p>20,124.90</text:p>
          </table:table-cell>
          <table:table-cell table:style-name="ce19" office:value-type="float" office:value="19347.4" calcext:value-type="float">
            <text:p>19,347.40</text:p>
          </table:table-cell>
          <table:table-cell table:style-name="ce19" office:value-type="float" office:value="17393.7" calcext:value-type="float">
            <text:p>17,393.70</text:p>
          </table:table-cell>
          <table:table-cell table:style-name="ce19" office:value-type="float" office:value="21557.1" calcext:value-type="float">
            <text:p>21,557.10</text:p>
          </table:table-cell>
          <table:table-cell table:style-name="ce19" office:value-type="float" office:value="22537.8" calcext:value-type="float">
            <text:p>22,537.80</text:p>
          </table:table-cell>
          <table:table-cell table:style-name="ce19" office:value-type="float" office:value="24385.7" calcext:value-type="float">
            <text:p>24,385.70</text:p>
          </table:table-cell>
          <table:table-cell table:style-name="ce19" office:value-type="float" office:value="27819.6" calcext:value-type="float">
            <text:p>27,819.60</text:p>
          </table:table-cell>
          <table:table-cell table:style-name="ce19" office:value-type="float" office:value="29949.1" calcext:value-type="float">
            <text:p>29,949.10</text:p>
          </table:table-cell>
          <table:table-cell table:style-name="ce19" office:value-type="float" office:value="27044.8" calcext:value-type="float">
            <text:p>27,044.80</text:p>
          </table:table-cell>
          <table:table-cell table:style-name="ce19" office:value-type="float" office:value="27777.4" calcext:value-type="float">
            <text:p>27,777.40</text:p>
          </table:table-cell>
          <table:table-cell table:style-name="ce19" office:value-type="float" office:value="28864.198399" calcext:value-type="float">
            <text:p>28,864.20</text:p>
          </table:table-cell>
          <table:table-cell table:style-name="ce19" office:value-type="float" office:value="31938.78905" calcext:value-type="float">
            <text:p>31,938.79</text:p>
          </table:table-cell>
          <table:table-cell table:style-name="ce19" office:value-type="float" office:value="33873.919473" calcext:value-type="float">
            <text:p>33,873.92</text:p>
          </table:table-cell>
          <table:table-cell table:style-name="ce19" office:value-type="float" office:value="32449.899964" calcext:value-type="float">
            <text:p>32,449.90</text:p>
          </table:table-cell>
          <table:table-cell table:style-name="ce19" office:value-type="float" office:value="31455.081853" calcext:value-type="float">
            <text:p>31,455.08</text:p>
          </table:table-cell>
          <table:table-cell table:style-name="ce19" office:value-type="float" office:value="32438.856811" calcext:value-type="float">
            <text:p>32,438.86</text:p>
          </table:table-cell>
          <table:table-cell table:style-name="ce19" office:value-type="float" office:value="34198.156821" calcext:value-type="float">
            <text:p>34,198.1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10959.8" calcext:value-type="float">
            <text:p>10,959.80</text:p>
          </table:table-cell>
          <table:table-cell table:style-name="ce19" office:value-type="float" office:value="10276.6" calcext:value-type="float">
            <text:p>10,276.60</text:p>
          </table:table-cell>
          <table:table-cell table:style-name="ce19" office:value-type="float" office:value="9291.3" calcext:value-type="float">
            <text:p>9,291.30</text:p>
          </table:table-cell>
          <table:table-cell table:style-name="ce19" office:value-type="float" office:value="8736.9" calcext:value-type="float">
            <text:p>8,736.90</text:p>
          </table:table-cell>
          <table:table-cell table:style-name="ce19" office:value-type="float" office:value="9083.9" calcext:value-type="float">
            <text:p>9,083.90</text:p>
          </table:table-cell>
          <table:table-cell table:style-name="ce19" office:value-type="float" office:value="9049.3" calcext:value-type="float">
            <text:p>9,049.30</text:p>
          </table:table-cell>
          <table:table-cell table:style-name="ce19" office:value-type="float" office:value="10560.6" calcext:value-type="float">
            <text:p>10,560.60</text:p>
          </table:table-cell>
          <table:table-cell table:style-name="ce19" office:value-type="float" office:value="11747.7" calcext:value-type="float">
            <text:p>11,747.70</text:p>
          </table:table-cell>
          <table:table-cell table:style-name="ce19" office:value-type="float" office:value="14269" calcext:value-type="float">
            <text:p>14,269.00</text:p>
          </table:table-cell>
          <table:table-cell table:style-name="ce19" office:value-type="float" office:value="16882.869" calcext:value-type="float">
            <text:p>16,882.87</text:p>
          </table:table-cell>
          <table:table-cell table:style-name="ce19" office:value-type="float" office:value="18752.1" calcext:value-type="float">
            <text:p>18,752.10</text:p>
          </table:table-cell>
          <table:table-cell table:style-name="ce19" office:value-type="float" office:value="21316.5" calcext:value-type="float">
            <text:p>21,316.50</text:p>
          </table:table-cell>
          <table:table-cell table:style-name="ce19" office:value-type="float" office:value="21235.8" calcext:value-type="float">
            <text:p>21,235.80</text:p>
          </table:table-cell>
          <table:table-cell table:style-name="ce19" office:value-type="float" office:value="18956.9" calcext:value-type="float">
            <text:p>18,956.90</text:p>
          </table:table-cell>
          <table:table-cell table:style-name="ce19" office:value-type="float" office:value="19236.8" calcext:value-type="float">
            <text:p>19,236.80</text:p>
          </table:table-cell>
          <table:table-cell table:style-name="ce19" office:value-type="float" office:value="22376.3" calcext:value-type="float">
            <text:p>22,376.30</text:p>
          </table:table-cell>
          <table:table-cell table:style-name="ce19" office:value-type="float" office:value="23473.9" calcext:value-type="float">
            <text:p>23,473.90</text:p>
          </table:table-cell>
          <table:table-cell table:style-name="ce19" office:value-type="float" office:value="24466.8" calcext:value-type="float">
            <text:p>24,466.80</text:p>
          </table:table-cell>
          <table:table-cell table:style-name="ce19" office:value-type="float" office:value="26641.9" calcext:value-type="float">
            <text:p>26,641.90</text:p>
          </table:table-cell>
          <table:table-cell table:style-name="ce19" office:value-type="float" office:value="26990.7" calcext:value-type="float">
            <text:p>26,990.70</text:p>
          </table:table-cell>
          <table:table-cell table:style-name="ce19" office:value-type="float" office:value="29216.7" calcext:value-type="float">
            <text:p>29,216.70</text:p>
          </table:table-cell>
          <table:table-cell table:style-name="ce19" office:value-type="float" office:value="30113.9" calcext:value-type="float">
            <text:p>30,113.90</text:p>
          </table:table-cell>
          <table:table-cell table:style-name="ce19" office:value-type="float" office:value="26628.5" calcext:value-type="float">
            <text:p>26,628.50</text:p>
          </table:table-cell>
          <table:table-cell table:style-name="ce19" office:value-type="float" office:value="28847.9" calcext:value-type="float">
            <text:p>28,847.90</text:p>
          </table:table-cell>
          <table:table-cell table:style-name="ce19" office:value-type="float" office:value="31380.8" calcext:value-type="float">
            <text:p>31,380.80</text:p>
          </table:table-cell>
          <table:table-cell table:style-name="ce19" office:value-type="float" office:value="34149.2" calcext:value-type="float">
            <text:p>34,149.20</text:p>
          </table:table-cell>
          <table:table-cell table:style-name="ce19" office:value-type="float" office:value="41319.6" calcext:value-type="float">
            <text:p>41,319.60</text:p>
          </table:table-cell>
          <table:table-cell table:style-name="ce19" office:value-type="float" office:value="49652" calcext:value-type="float">
            <text:p>49,652.00</text:p>
          </table:table-cell>
          <table:table-cell table:style-name="ce19" office:value-type="float" office:value="54732.3" calcext:value-type="float">
            <text:p>54,732.30</text:p>
          </table:table-cell>
          <table:table-cell table:style-name="ce19" office:value-type="float" office:value="43298.4" calcext:value-type="float">
            <text:p>43,298.40</text:p>
          </table:table-cell>
          <table:table-cell table:style-name="ce19" office:value-type="float" office:value="48201.2" calcext:value-type="float">
            <text:p>48,201.20</text:p>
          </table:table-cell>
          <table:table-cell table:style-name="ce19" office:value-type="float" office:value="49294.189419" calcext:value-type="float">
            <text:p>49,294.19</text:p>
          </table:table-cell>
          <table:table-cell table:style-name="ce19" office:value-type="float" office:value="48802.968878" calcext:value-type="float">
            <text:p>48,802.97</text:p>
          </table:table-cell>
          <table:table-cell table:style-name="ce19" office:value-type="float" office:value="47361.9906" calcext:value-type="float">
            <text:p>47,361.99</text:p>
          </table:table-cell>
          <table:table-cell table:style-name="ce19" office:value-type="float" office:value="49363.335254" calcext:value-type="float">
            <text:p>49,363.34</text:p>
          </table:table-cell>
          <table:table-cell table:style-name="ce19" office:value-type="float" office:value="49946.651212" calcext:value-type="float">
            <text:p>49,946.65</text:p>
          </table:table-cell>
          <table:table-cell table:style-name="ce19" office:value-type="float" office:value="49361.983668" calcext:value-type="float">
            <text:p>49,361.98</text:p>
          </table:table-cell>
          <table:table-cell table:style-name="ce19" office:value-type="float" office:value="53492.757794" calcext:value-type="float">
            <text:p>53,492.7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8" office:value-type="float" office:value="1689.3" calcext:value-type="float">
            <text:p>1,689.30</text:p>
          </table:table-cell>
          <table:table-cell table:style-name="ce18" office:value-type="float" office:value="1747.6" calcext:value-type="float">
            <text:p>1,747.60</text:p>
          </table:table-cell>
          <table:table-cell table:style-name="ce18" office:value-type="float" office:value="1598.5" calcext:value-type="float">
            <text:p>1,598.50</text:p>
          </table:table-cell>
          <table:table-cell table:style-name="ce18" office:value-type="float" office:value="1827.9" calcext:value-type="float">
            <text:p>1,827.90</text:p>
          </table:table-cell>
          <table:table-cell table:style-name="ce18" office:value-type="float" office:value="1569.7" calcext:value-type="float">
            <text:p>1,569.70</text:p>
          </table:table-cell>
          <table:table-cell table:style-name="ce18" office:value-type="float" office:value="1641.9" calcext:value-type="float">
            <text:p>1,641.90</text:p>
          </table:table-cell>
          <table:table-cell table:style-name="ce18" office:value-type="float" office:value="1536.2" calcext:value-type="float">
            <text:p>1,536.20</text:p>
          </table:table-cell>
          <table:table-cell table:style-name="ce18" office:value-type="float" office:value="1463.6" calcext:value-type="float">
            <text:p>1,463.60</text:p>
          </table:table-cell>
          <table:table-cell table:style-name="ce18" office:value-type="float" office:value="2490" calcext:value-type="float">
            <text:p>2,490.00</text:p>
          </table:table-cell>
          <table:table-cell table:style-name="ce18" office:value-type="float" office:value="2463.184" calcext:value-type="float">
            <text:p>2,463.18</text:p>
          </table:table-cell>
          <table:table-cell table:style-name="ce18" office:value-type="float" office:value="2486.4" calcext:value-type="float">
            <text:p>2,486.40</text:p>
          </table:table-cell>
          <table:table-cell table:style-name="ce18" office:value-type="float" office:value="2002.7" calcext:value-type="float">
            <text:p>2,002.70</text:p>
          </table:table-cell>
          <table:table-cell table:style-name="ce18" office:value-type="float" office:value="1914.4" calcext:value-type="float">
            <text:p>1,914.40</text:p>
          </table:table-cell>
          <table:table-cell table:style-name="ce18" office:value-type="float" office:value="2767.3" calcext:value-type="float">
            <text:p>2,767.30</text:p>
          </table:table-cell>
          <table:table-cell table:style-name="ce18" office:value-type="float" office:value="2296.3" calcext:value-type="float">
            <text:p>2,296.30</text:p>
          </table:table-cell>
          <table:table-cell table:style-name="ce18" office:value-type="float" office:value="3295.8" calcext:value-type="float">
            <text:p>3,295.80</text:p>
          </table:table-cell>
          <table:table-cell table:style-name="ce18" office:value-type="float" office:value="3317.9" calcext:value-type="float">
            <text:p>3,317.90</text:p>
          </table:table-cell>
          <table:table-cell table:style-name="ce18" office:value-type="float" office:value="3615.6" calcext:value-type="float">
            <text:p>3,615.60</text:p>
          </table:table-cell>
          <table:table-cell table:style-name="ce18" office:value-type="float" office:value="3544.8" calcext:value-type="float">
            <text:p>3,544.80</text:p>
          </table:table-cell>
          <table:table-cell table:style-name="ce18" office:value-type="float" office:value="3666.7" calcext:value-type="float">
            <text:p>3,666.70</text:p>
          </table:table-cell>
          <table:table-cell table:style-name="ce18" office:value-type="float" office:value="3652.7" calcext:value-type="float">
            <text:p>3,652.70</text:p>
          </table:table-cell>
          <table:table-cell table:style-name="ce18" office:value-type="float" office:value="3764.2" calcext:value-type="float">
            <text:p>3,764.20</text:p>
          </table:table-cell>
          <table:table-cell table:style-name="ce18" office:value-type="float" office:value="4098" calcext:value-type="float">
            <text:p>4,098.00</text:p>
          </table:table-cell>
          <table:table-cell table:style-name="ce18" office:value-type="float" office:value="4986.4" calcext:value-type="float">
            <text:p>4,986.40</text:p>
          </table:table-cell>
          <table:table-cell table:style-name="ce18" office:value-type="float" office:value="6095" calcext:value-type="float">
            <text:p>6,095.00</text:p>
          </table:table-cell>
          <table:table-cell table:style-name="ce18" office:value-type="float" office:value="7957.9" calcext:value-type="float">
            <text:p>7,957.90</text:p>
          </table:table-cell>
          <table:table-cell table:style-name="ce18" office:value-type="float" office:value="10091.3" calcext:value-type="float">
            <text:p>10,091.30</text:p>
          </table:table-cell>
          <table:table-cell table:style-name="ce18" office:value-type="float" office:value="17592.4" calcext:value-type="float">
            <text:p>17,592.40</text:p>
          </table:table-cell>
          <table:table-cell table:style-name="ce18" office:value-type="float" office:value="18666.4" calcext:value-type="float">
            <text:p>18,666.40</text:p>
          </table:table-cell>
          <table:table-cell table:style-name="ce18" office:value-type="float" office:value="16462.4" calcext:value-type="float">
            <text:p>16,462.40</text:p>
          </table:table-cell>
          <table:table-cell table:style-name="ce18" office:value-type="float" office:value="19222.8" calcext:value-type="float">
            <text:p>19,222.80</text:p>
          </table:table-cell>
          <table:table-cell table:style-name="ce18" office:value-type="float" office:value="21542.184381" calcext:value-type="float">
            <text:p>21,542.18</text:p>
          </table:table-cell>
          <table:table-cell table:style-name="ce18" office:value-type="float" office:value="22105.737858" calcext:value-type="float">
            <text:p>22,105.74</text:p>
          </table:table-cell>
          <table:table-cell table:style-name="ce18" office:value-type="float" office:value="21811.351303" calcext:value-type="float">
            <text:p>21,811.35</text:p>
          </table:table-cell>
          <table:table-cell table:style-name="ce18" office:value-type="float" office:value="21607.502707" calcext:value-type="float">
            <text:p>21,607.50</text:p>
          </table:table-cell>
          <table:table-cell table:style-name="ce18" office:value-type="float" office:value="21529.612222" calcext:value-type="float">
            <text:p>21,529.61</text:p>
          </table:table-cell>
          <table:table-cell table:style-name="ce18" office:value-type="float" office:value="21688.962728" calcext:value-type="float">
            <text:p>21,688.96</text:p>
          </table:table-cell>
          <table:table-cell table:style-name="ce18" office:value-type="float" office:value="25700.46158" calcext:value-type="float">
            <text:p>25,700.4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9" office:value-type="float" office:value="1544.9" calcext:value-type="float">
            <text:p>1,544.90</text:p>
          </table:table-cell>
          <table:table-cell table:style-name="ce19" office:value-type="float" office:value="1301.8" calcext:value-type="float">
            <text:p>1,301.80</text:p>
          </table:table-cell>
          <table:table-cell table:style-name="ce19" office:value-type="float" office:value="2024.7" calcext:value-type="float">
            <text:p>2,024.70</text:p>
          </table:table-cell>
          <table:table-cell table:style-name="ce19" office:value-type="float" office:value="1466.1" calcext:value-type="float">
            <text:p>1,466.10</text:p>
          </table:table-cell>
          <table:table-cell table:style-name="ce19" office:value-type="float" office:value="1216.6" calcext:value-type="float">
            <text:p>1,216.60</text:p>
          </table:table-cell>
          <table:table-cell table:style-name="ce19" office:value-type="float" office:value="795" calcext:value-type="float">
            <text:p>795.00</text:p>
          </table:table-cell>
          <table:table-cell table:style-name="ce19" office:value-type="float" office:value="946.1" calcext:value-type="float">
            <text:p>946.10</text:p>
          </table:table-cell>
          <table:table-cell table:style-name="ce19" office:value-type="float" office:value="767.3" calcext:value-type="float">
            <text:p>767.30</text:p>
          </table:table-cell>
          <table:table-cell table:style-name="ce19" office:value-type="float" office:value="1046.7" calcext:value-type="float">
            <text:p>1,046.70</text:p>
          </table:table-cell>
          <table:table-cell table:style-name="ce19" office:value-type="float" office:value="1256.343" calcext:value-type="float">
            <text:p>1,256.34</text:p>
          </table:table-cell>
          <table:table-cell table:style-name="ce19" office:value-type="float" office:value="1897" calcext:value-type="float">
            <text:p>1,897.00</text:p>
          </table:table-cell>
          <table:table-cell table:style-name="ce19" office:value-type="float" office:value="1891.9" calcext:value-type="float">
            <text:p>1,891.90</text:p>
          </table:table-cell>
          <table:table-cell table:style-name="ce19" office:value-type="float" office:value="2778" calcext:value-type="float">
            <text:p>2,778.00</text:p>
          </table:table-cell>
          <table:table-cell table:style-name="ce19" office:value-type="float" office:value="2921.8" calcext:value-type="float">
            <text:p>2,921.80</text:p>
          </table:table-cell>
          <table:table-cell table:style-name="ce19" office:value-type="float" office:value="2811" calcext:value-type="float">
            <text:p>2,811.00</text:p>
          </table:table-cell>
          <table:table-cell table:style-name="ce19" office:value-type="float" office:value="3395.2" calcext:value-type="float">
            <text:p>3,395.20</text:p>
          </table:table-cell>
          <table:table-cell table:style-name="ce19" office:value-type="float" office:value="3964.9" calcext:value-type="float">
            <text:p>3,964.90</text:p>
          </table:table-cell>
          <table:table-cell table:style-name="ce19" office:value-type="float" office:value="4531.6" calcext:value-type="float">
            <text:p>4,531.60</text:p>
          </table:table-cell>
          <table:table-cell table:style-name="ce19" office:value-type="float" office:value="2290.9" calcext:value-type="float">
            <text:p>2,290.90</text:p>
          </table:table-cell>
          <table:table-cell table:style-name="ce19" office:value-type="float" office:value="1925.2" calcext:value-type="float">
            <text:p>1,925.20</text:p>
          </table:table-cell>
          <table:table-cell table:style-name="ce19" office:value-type="float" office:value="2478.8" calcext:value-type="float">
            <text:p>2,478.80</text:p>
          </table:table-cell>
          <table:table-cell table:style-name="ce19" office:value-type="float" office:value="2500.2" calcext:value-type="float">
            <text:p>2,500.20</text:p>
          </table:table-cell>
          <table:table-cell table:style-name="ce19" office:value-type="float" office:value="2581" calcext:value-type="float">
            <text:p>2,581.00</text:p>
          </table:table-cell>
          <table:table-cell table:style-name="ce19" office:value-type="float" office:value="2520.1" calcext:value-type="float">
            <text:p>2,520.10</text:p>
          </table:table-cell>
          <table:table-cell table:style-name="ce19" office:value-type="float" office:value="2669.1" calcext:value-type="float">
            <text:p>2,669.10</text:p>
          </table:table-cell>
          <table:table-cell table:style-name="ce19" office:value-type="float" office:value="3045.2" calcext:value-type="float">
            <text:p>3,045.20</text:p>
          </table:table-cell>
          <table:table-cell table:style-name="ce19" office:value-type="float" office:value="3078.1" calcext:value-type="float">
            <text:p>3,078.10</text:p>
          </table:table-cell>
          <table:table-cell table:style-name="ce19" office:value-type="float" office:value="4234.6" calcext:value-type="float">
            <text:p>4,234.60</text:p>
          </table:table-cell>
          <table:table-cell table:style-name="ce19" office:value-type="float" office:value="5913.1" calcext:value-type="float">
            <text:p>5,913.10</text:p>
          </table:table-cell>
          <table:table-cell table:style-name="ce19" office:value-type="float" office:value="5106.4" calcext:value-type="float">
            <text:p>5,106.40</text:p>
          </table:table-cell>
          <table:table-cell table:style-name="ce19" office:value-type="float" office:value="6942.7" calcext:value-type="float">
            <text:p>6,942.70</text:p>
          </table:table-cell>
          <table:table-cell table:style-name="ce19" office:value-type="float" office:value="7421.405814" calcext:value-type="float">
            <text:p>7,421.41</text:p>
          </table:table-cell>
          <table:table-cell table:style-name="ce19" office:value-type="float" office:value="7997.976489" calcext:value-type="float">
            <text:p>7,997.98</text:p>
          </table:table-cell>
          <table:table-cell table:style-name="ce19" office:value-type="float" office:value="9096.784624" calcext:value-type="float">
            <text:p>9,096.78</text:p>
          </table:table-cell>
          <table:table-cell table:style-name="ce19" office:value-type="float" office:value="8284.067499" calcext:value-type="float">
            <text:p>8,284.07</text:p>
          </table:table-cell>
          <table:table-cell table:style-name="ce19" office:value-type="float" office:value="7122.875072" calcext:value-type="float">
            <text:p>7,122.88</text:p>
          </table:table-cell>
          <table:table-cell table:style-name="ce19" office:value-type="float" office:value="6037.495165" calcext:value-type="float">
            <text:p>6,037.50</text:p>
          </table:table-cell>
          <table:table-cell table:style-name="ce19" office:value-type="float" office:value="6870.593816" calcext:value-type="float">
            <text:p>6,870.5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8" office:value-type="float" office:value="5511.1" calcext:value-type="float">
            <text:p>5,511.10</text:p>
          </table:table-cell>
          <table:table-cell table:style-name="ce18" office:value-type="float" office:value="5359.9" calcext:value-type="float">
            <text:p>5,359.90</text:p>
          </table:table-cell>
          <table:table-cell table:style-name="ce18" office:value-type="float" office:value="4616.2" calcext:value-type="float">
            <text:p>4,616.20</text:p>
          </table:table-cell>
          <table:table-cell table:style-name="ce18" office:value-type="float" office:value="3907.5" calcext:value-type="float">
            <text:p>3,907.50</text:p>
          </table:table-cell>
          <table:table-cell table:style-name="ce18" office:value-type="float" office:value="4374.8" calcext:value-type="float">
            <text:p>4,374.80</text:p>
          </table:table-cell>
          <table:table-cell table:style-name="ce18" office:value-type="float" office:value="4625.2" calcext:value-type="float">
            <text:p>4,625.20</text:p>
          </table:table-cell>
          <table:table-cell table:style-name="ce18" office:value-type="float" office:value="4838.3" calcext:value-type="float">
            <text:p>4,838.30</text:p>
          </table:table-cell>
          <table:table-cell table:style-name="ce18" office:value-type="float" office:value="5529.8" calcext:value-type="float">
            <text:p>5,529.80</text:p>
          </table:table-cell>
          <table:table-cell table:style-name="ce18" office:value-type="float" office:value="6680.6" calcext:value-type="float">
            <text:p>6,680.60</text:p>
          </table:table-cell>
          <table:table-cell table:style-name="ce18" office:value-type="float" office:value="7206.611" calcext:value-type="float">
            <text:p>7,206.61</text:p>
          </table:table-cell>
          <table:table-cell table:style-name="ce18" office:value-type="float" office:value="7987.2" calcext:value-type="float">
            <text:p>7,987.20</text:p>
          </table:table-cell>
          <table:table-cell table:style-name="ce18" office:value-type="float" office:value="8579.2" calcext:value-type="float">
            <text:p>8,579.20</text:p>
          </table:table-cell>
          <table:table-cell table:style-name="ce18" office:value-type="float" office:value="8698.1" calcext:value-type="float">
            <text:p>8,698.10</text:p>
          </table:table-cell>
          <table:table-cell table:style-name="ce18" office:value-type="float" office:value="6460.2" calcext:value-type="float">
            <text:p>6,460.20</text:p>
          </table:table-cell>
          <table:table-cell table:style-name="ce18" office:value-type="float" office:value="7195.5" calcext:value-type="float">
            <text:p>7,195.50</text:p>
          </table:table-cell>
          <table:table-cell table:style-name="ce18" office:value-type="float" office:value="8868.1" calcext:value-type="float">
            <text:p>8,868.10</text:p>
          </table:table-cell>
          <table:table-cell table:style-name="ce18" office:value-type="float" office:value="8791.5" calcext:value-type="float">
            <text:p>8,791.50</text:p>
          </table:table-cell>
          <table:table-cell table:style-name="ce18" office:value-type="float" office:value="8982.3" calcext:value-type="float">
            <text:p>8,982.30</text:p>
          </table:table-cell>
          <table:table-cell table:style-name="ce18" office:value-type="float" office:value="9036.7" calcext:value-type="float">
            <text:p>9,036.70</text:p>
          </table:table-cell>
          <table:table-cell table:style-name="ce18" office:value-type="float" office:value="10085.7" calcext:value-type="float">
            <text:p>10,085.70</text:p>
          </table:table-cell>
          <table:table-cell table:style-name="ce18" office:value-type="float" office:value="10925.8" calcext:value-type="float">
            <text:p>10,925.80</text:p>
          </table:table-cell>
          <table:table-cell table:style-name="ce18" office:value-type="float" office:value="9922.7" calcext:value-type="float">
            <text:p>9,922.70</text:p>
          </table:table-cell>
          <table:table-cell table:style-name="ce18" office:value-type="float" office:value="10097.6" calcext:value-type="float">
            <text:p>10,097.60</text:p>
          </table:table-cell>
          <table:table-cell table:style-name="ce18" office:value-type="float" office:value="10578.8" calcext:value-type="float">
            <text:p>10,578.80</text:p>
          </table:table-cell>
          <table:table-cell table:style-name="ce18" office:value-type="float" office:value="10719" calcext:value-type="float">
            <text:p>10,719.00</text:p>
          </table:table-cell>
          <table:table-cell table:style-name="ce18" office:value-type="float" office:value="11541.4" calcext:value-type="float">
            <text:p>11,541.40</text:p>
          </table:table-cell>
          <table:table-cell table:style-name="ce18" office:value-type="float" office:value="12587.8" calcext:value-type="float">
            <text:p>12,587.80</text:p>
          </table:table-cell>
          <table:table-cell table:style-name="ce18" office:value-type="float" office:value="14173.5" calcext:value-type="float">
            <text:p>14,173.50</text:p>
          </table:table-cell>
          <table:table-cell table:style-name="ce18" office:value-type="float" office:value="15497.3" calcext:value-type="float">
            <text:p>15,497.30</text:p>
          </table:table-cell>
          <table:table-cell table:style-name="ce18" office:value-type="float" office:value="12248.3" calcext:value-type="float">
            <text:p>12,248.30</text:p>
          </table:table-cell>
          <table:table-cell table:style-name="ce18" office:value-type="float" office:value="14198.6" calcext:value-type="float">
            <text:p>14,198.60</text:p>
          </table:table-cell>
          <table:table-cell table:style-name="ce18" office:value-type="float" office:value="16041.79062" calcext:value-type="float">
            <text:p>16,041.79</text:p>
          </table:table-cell>
          <table:table-cell table:style-name="ce18" office:value-type="float" office:value="16103.273694" calcext:value-type="float">
            <text:p>16,103.27</text:p>
          </table:table-cell>
          <table:table-cell table:style-name="ce18" office:value-type="float" office:value="16758.194061" calcext:value-type="float">
            <text:p>16,758.19</text:p>
          </table:table-cell>
          <table:table-cell table:style-name="ce18" office:value-type="float" office:value="16976.751119" calcext:value-type="float">
            <text:p>16,976.75</text:p>
          </table:table-cell>
          <table:table-cell table:style-name="ce18" office:value-type="float" office:value="16256.401954" calcext:value-type="float">
            <text:p>16,256.40</text:p>
          </table:table-cell>
          <table:table-cell table:style-name="ce18" office:value-type="float" office:value="16757.966102" calcext:value-type="float">
            <text:p>16,757.97</text:p>
          </table:table-cell>
          <table:table-cell table:style-name="ce18" office:value-type="float" office:value="18323.122183" calcext:value-type="float">
            <text:p>18,323.1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8" office:value-type="float" office:value="20790" calcext:value-type="float">
            <text:p>20,790.00</text:p>
          </table:table-cell>
          <table:table-cell table:style-name="ce18" office:value-type="float" office:value="21823" calcext:value-type="float">
            <text:p>21,823.00</text:p>
          </table:table-cell>
          <table:table-cell table:style-name="ce18" office:value-type="float" office:value="20966.1" calcext:value-type="float">
            <text:p>20,966.10</text:p>
          </table:table-cell>
          <table:table-cell table:style-name="ce18" office:value-type="float" office:value="21894.3" calcext:value-type="float">
            <text:p>21,894.30</text:p>
          </table:table-cell>
          <table:table-cell table:style-name="ce18" office:value-type="float" office:value="23574.9" calcext:value-type="float">
            <text:p>23,574.90</text:p>
          </table:table-cell>
          <table:table-cell table:style-name="ce18" office:value-type="float" office:value="22630.9" calcext:value-type="float">
            <text:p>22,630.90</text:p>
          </table:table-cell>
          <table:table-cell table:style-name="ce18" office:value-type="float" office:value="26881.6" calcext:value-type="float">
            <text:p>26,881.60</text:p>
          </table:table-cell>
          <table:table-cell table:style-name="ce18" office:value-type="float" office:value="28248.6" calcext:value-type="float">
            <text:p>28,248.60</text:p>
          </table:table-cell>
          <table:table-cell table:style-name="ce18" office:value-type="float" office:value="37619.6" calcext:value-type="float">
            <text:p>37,619.60</text:p>
          </table:table-cell>
          <table:table-cell table:style-name="ce18" office:value-type="float" office:value="44583.914" calcext:value-type="float">
            <text:p>44,583.91</text:p>
          </table:table-cell>
          <table:table-cell table:style-name="ce18" office:value-type="float" office:value="48584.8" calcext:value-type="float">
            <text:p>48,584.80</text:p>
          </table:table-cell>
          <table:table-cell table:style-name="ce18" office:value-type="float" office:value="48146.5" calcext:value-type="float">
            <text:p>48,146.50</text:p>
          </table:table-cell>
          <table:table-cell table:style-name="ce18" office:value-type="float" office:value="47763.7" calcext:value-type="float">
            <text:p>47,763.70</text:p>
          </table:table-cell>
          <table:table-cell table:style-name="ce18" office:value-type="float" office:value="47949.5" calcext:value-type="float">
            <text:p>47,949.50</text:p>
          </table:table-cell>
          <table:table-cell table:style-name="ce18" office:value-type="float" office:value="53480.7" calcext:value-type="float">
            <text:p>53,480.70</text:p>
          </table:table-cell>
          <table:table-cell table:style-name="ce18" office:value-type="float" office:value="64298" calcext:value-type="float">
            <text:p>64,298.00</text:p>
          </table:table-cell>
          <table:table-cell table:style-name="ce18" office:value-type="float" office:value="67535.7" calcext:value-type="float">
            <text:p>67,535.70</text:p>
          </table:table-cell>
          <table:table-cell table:style-name="ce18" office:value-type="float" office:value="65672.7" calcext:value-type="float">
            <text:p>65,672.70</text:p>
          </table:table-cell>
          <table:table-cell table:style-name="ce18" office:value-type="float" office:value="57887.9" calcext:value-type="float">
            <text:p>57,887.90</text:p>
          </table:table-cell>
          <table:table-cell table:style-name="ce18" office:value-type="float" office:value="57733.4" calcext:value-type="float">
            <text:p>57,733.40</text:p>
          </table:table-cell>
          <table:table-cell table:style-name="ce18" office:value-type="float" office:value="64537.6" calcext:value-type="float">
            <text:p>64,537.60</text:p>
          </table:table-cell>
          <table:table-cell table:style-name="ce18" office:value-type="float" office:value="57639.1" calcext:value-type="float">
            <text:p>57,639.10</text:p>
          </table:table-cell>
          <table:table-cell table:style-name="ce18" office:value-type="float" office:value="51439.6" calcext:value-type="float">
            <text:p>51,439.60</text:p>
          </table:table-cell>
          <table:table-cell table:style-name="ce18" office:value-type="float" office:value="52063.7" calcext:value-type="float">
            <text:p>52,063.70</text:p>
          </table:table-cell>
          <table:table-cell table:style-name="ce18" office:value-type="float" office:value="54400" calcext:value-type="float">
            <text:p>54,400.00</text:p>
          </table:table-cell>
          <table:table-cell table:style-name="ce18" office:value-type="float" office:value="55409.6" calcext:value-type="float">
            <text:p>55,409.60</text:p>
          </table:table-cell>
          <table:table-cell table:style-name="ce18" office:value-type="float" office:value="59649.3" calcext:value-type="float">
            <text:p>59,649.30</text:p>
          </table:table-cell>
          <table:table-cell table:style-name="ce18" office:value-type="float" office:value="62664.9" calcext:value-type="float">
            <text:p>62,664.90</text:p>
          </table:table-cell>
          <table:table-cell table:style-name="ce18" office:value-type="float" office:value="66579.2" calcext:value-type="float">
            <text:p>66,579.20</text:p>
          </table:table-cell>
          <table:table-cell table:style-name="ce18" office:value-type="float" office:value="51179.7" calcext:value-type="float">
            <text:p>51,179.70</text:p>
          </table:table-cell>
          <table:table-cell table:style-name="ce18" office:value-type="float" office:value="60545.4" calcext:value-type="float">
            <text:p>60,545.40</text:p>
          </table:table-cell>
          <table:table-cell table:style-name="ce18" office:value-type="float" office:value="65799.736713" calcext:value-type="float">
            <text:p>65,799.74</text:p>
          </table:table-cell>
          <table:table-cell table:style-name="ce18" office:value-type="float" office:value="69975.786856" calcext:value-type="float">
            <text:p>69,975.79</text:p>
          </table:table-cell>
          <table:table-cell table:style-name="ce18" office:value-type="float" office:value="65216.087513" calcext:value-type="float">
            <text:p>65,216.09</text:p>
          </table:table-cell>
          <table:table-cell table:style-name="ce18" office:value-type="float" office:value="66827.397507" calcext:value-type="float">
            <text:p>66,827.40</text:p>
          </table:table-cell>
          <table:table-cell table:style-name="ce18" office:value-type="float" office:value="62471.831284" calcext:value-type="float">
            <text:p>62,471.83</text:p>
          </table:table-cell>
          <table:table-cell table:style-name="ce18" office:value-type="float" office:value="63264.257534" calcext:value-type="float">
            <text:p>63,264.26</text:p>
          </table:table-cell>
          <table:table-cell table:style-name="ce18" office:value-type="float" office:value="67695.892259" calcext:value-type="float">
            <text:p>67,695.8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8" office:value-type="float" office:value="4685.2" calcext:value-type="float">
            <text:p>4,685.20</text:p>
          </table:table-cell>
          <table:table-cell table:style-name="ce18" office:value-type="float" office:value="5115.7" calcext:value-type="float">
            <text:p>5,115.70</text:p>
          </table:table-cell>
          <table:table-cell table:style-name="ce18" office:value-type="float" office:value="5528.9" calcext:value-type="float">
            <text:p>5,528.90</text:p>
          </table:table-cell>
          <table:table-cell table:style-name="ce18" office:value-type="float" office:value="5925" calcext:value-type="float">
            <text:p>5,925.00</text:p>
          </table:table-cell>
          <table:table-cell table:style-name="ce18" office:value-type="float" office:value="5982.8" calcext:value-type="float">
            <text:p>5,982.80</text:p>
          </table:table-cell>
          <table:table-cell table:style-name="ce18" office:value-type="float" office:value="5956.3" calcext:value-type="float">
            <text:p>5,956.30</text:p>
          </table:table-cell>
          <table:table-cell table:style-name="ce18" office:value-type="float" office:value="6355" calcext:value-type="float">
            <text:p>6,355.00</text:p>
          </table:table-cell>
          <table:table-cell table:style-name="ce18" office:value-type="float" office:value="8098.7" calcext:value-type="float">
            <text:p>8,098.70</text:p>
          </table:table-cell>
          <table:table-cell table:style-name="ce18" office:value-type="float" office:value="11257.3" calcext:value-type="float">
            <text:p>11,257.30</text:p>
          </table:table-cell>
          <table:table-cell table:style-name="ce18" office:value-type="float" office:value="13478.027" calcext:value-type="float">
            <text:p>13,478.03</text:p>
          </table:table-cell>
          <table:table-cell table:style-name="ce18" office:value-type="float" office:value="14398.7" calcext:value-type="float">
            <text:p>14,398.70</text:p>
          </table:table-cell>
          <table:table-cell table:style-name="ce18" office:value-type="float" office:value="15518.4" calcext:value-type="float">
            <text:p>15,518.40</text:p>
          </table:table-cell>
          <table:table-cell table:style-name="ce18" office:value-type="float" office:value="14630.1" calcext:value-type="float">
            <text:p>14,630.10</text:p>
          </table:table-cell>
          <table:table-cell table:style-name="ce18" office:value-type="float" office:value="14776.2" calcext:value-type="float">
            <text:p>14,776.20</text:p>
          </table:table-cell>
          <table:table-cell table:style-name="ce18" office:value-type="float" office:value="18028.3" calcext:value-type="float">
            <text:p>18,028.30</text:p>
          </table:table-cell>
          <table:table-cell table:style-name="ce18" office:value-type="float" office:value="25413.1" calcext:value-type="float">
            <text:p>25,413.10</text:p>
          </table:table-cell>
          <table:table-cell table:style-name="ce18" office:value-type="float" office:value="26582.9" calcext:value-type="float">
            <text:p>26,582.90</text:p>
          </table:table-cell>
          <table:table-cell table:style-name="ce18" office:value-type="float" office:value="25066.6" calcext:value-type="float">
            <text:p>25,066.60</text:p>
          </table:table-cell>
          <table:table-cell table:style-name="ce18" office:value-type="float" office:value="16538.2" calcext:value-type="float">
            <text:p>16,538.20</text:p>
          </table:table-cell>
          <table:table-cell table:style-name="ce18" office:value-type="float" office:value="22165" calcext:value-type="float">
            <text:p>22,165.00</text:p>
          </table:table-cell>
          <table:table-cell table:style-name="ce18" office:value-type="float" office:value="27337.6" calcext:value-type="float">
            <text:p>27,337.60</text:p>
          </table:table-cell>
          <table:table-cell table:style-name="ce18" office:value-type="float" office:value="22196.7" calcext:value-type="float">
            <text:p>22,196.70</text:p>
          </table:table-cell>
          <table:table-cell table:style-name="ce18" office:value-type="float" office:value="22595.8" calcext:value-type="float">
            <text:p>22,595.80</text:p>
          </table:table-cell>
          <table:table-cell table:style-name="ce18" office:value-type="float" office:value="24098.6" calcext:value-type="float">
            <text:p>24,098.60</text:p>
          </table:table-cell>
          <table:table-cell table:style-name="ce18" office:value-type="float" office:value="26333.4" calcext:value-type="float">
            <text:p>26,333.40</text:p>
          </table:table-cell>
          <table:table-cell table:style-name="ce18" office:value-type="float" office:value="27670.1" calcext:value-type="float">
            <text:p>27,670.10</text:p>
          </table:table-cell>
          <table:table-cell table:style-name="ce18" office:value-type="float" office:value="32455.3" calcext:value-type="float">
            <text:p>32,455.30</text:p>
          </table:table-cell>
          <table:table-cell table:style-name="ce18" office:value-type="float" office:value="34702.8" calcext:value-type="float">
            <text:p>34,702.80</text:p>
          </table:table-cell>
          <table:table-cell table:style-name="ce18" office:value-type="float" office:value="34807.4" calcext:value-type="float">
            <text:p>34,807.40</text:p>
          </table:table-cell>
          <table:table-cell table:style-name="ce18" office:value-type="float" office:value="28640" calcext:value-type="float">
            <text:p>28,640.00</text:p>
          </table:table-cell>
          <table:table-cell table:style-name="ce18" office:value-type="float" office:value="38843.9" calcext:value-type="float">
            <text:p>38,843.90</text:p>
          </table:table-cell>
          <table:table-cell table:style-name="ce18" office:value-type="float" office:value="43461.636035" calcext:value-type="float">
            <text:p>43,461.64</text:p>
          </table:table-cell>
          <table:table-cell table:style-name="ce18" office:value-type="float" office:value="42282.565212" calcext:value-type="float">
            <text:p>42,282.57</text:p>
          </table:table-cell>
          <table:table-cell table:style-name="ce18" office:value-type="float" office:value="41686.588345" calcext:value-type="float">
            <text:p>41,686.59</text:p>
          </table:table-cell>
          <table:table-cell table:style-name="ce18" office:value-type="float" office:value="44471.327831" calcext:value-type="float">
            <text:p>44,471.33</text:p>
          </table:table-cell>
          <table:table-cell table:style-name="ce18" office:value-type="float" office:value="43498.710367" calcext:value-type="float">
            <text:p>43,498.71</text:p>
          </table:table-cell>
          <table:table-cell table:style-name="ce18" office:value-type="float" office:value="42266.345163" calcext:value-type="float">
            <text:p>42,266.35</text:p>
          </table:table-cell>
          <table:table-cell table:style-name="ce18" office:value-type="float" office:value="48276.642346" calcext:value-type="float">
            <text:p>48,276.6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8" office:value-type="float" office:value="15145.9" calcext:value-type="float">
            <text:p>15,145.90</text:p>
          </table:table-cell>
          <table:table-cell table:style-name="ce18" office:value-type="float" office:value="17788.8" calcext:value-type="float">
            <text:p>17,788.80</text:p>
          </table:table-cell>
          <table:table-cell table:style-name="ce18" office:value-type="float" office:value="11817" calcext:value-type="float">
            <text:p>11,817.00</text:p>
          </table:table-cell>
          <table:table-cell table:style-name="ce18" office:value-type="float" office:value="9081.7" calcext:value-type="float">
            <text:p>9,081.70</text:p>
          </table:table-cell>
          <table:table-cell table:style-name="ce18" office:value-type="float" office:value="11992.2" calcext:value-type="float">
            <text:p>11,992.20</text:p>
          </table:table-cell>
          <table:table-cell table:style-name="ce18" office:value-type="float" office:value="13634.7" calcext:value-type="float">
            <text:p>13,634.70</text:p>
          </table:table-cell>
          <table:table-cell table:style-name="ce18" office:value-type="float" office:value="12391.7" calcext:value-type="float">
            <text:p>12,391.70</text:p>
          </table:table-cell>
          <table:table-cell table:style-name="ce18" office:value-type="float" office:value="14582.3" calcext:value-type="float">
            <text:p>14,582.30</text:p>
          </table:table-cell>
          <table:table-cell table:style-name="ce18" office:value-type="float" office:value="20472.5" calcext:value-type="float">
            <text:p>20,472.50</text:p>
          </table:table-cell>
          <table:table-cell table:style-name="ce18" office:value-type="float" office:value="24968.943" calcext:value-type="float">
            <text:p>24,968.94</text:p>
          </table:table-cell>
          <table:table-cell table:style-name="ce18" office:value-type="float" office:value="28375.3" calcext:value-type="float">
            <text:p>28,375.30</text:p>
          </table:table-cell>
          <table:table-cell table:style-name="ce18" office:value-type="float" office:value="33275.6" calcext:value-type="float">
            <text:p>33,275.60</text:p>
          </table:table-cell>
          <table:table-cell table:style-name="ce18" office:value-type="float" office:value="40597.5" calcext:value-type="float">
            <text:p>40,597.50</text:p>
          </table:table-cell>
          <table:table-cell table:style-name="ce18" office:value-type="float" office:value="41635.4" calcext:value-type="float">
            <text:p>41,635.40</text:p>
          </table:table-cell>
          <table:table-cell table:style-name="ce18" office:value-type="float" office:value="50840.2" calcext:value-type="float">
            <text:p>50,840.20</text:p>
          </table:table-cell>
          <table:table-cell table:style-name="ce18" office:value-type="float" office:value="46311.5" calcext:value-type="float">
            <text:p>46,311.50</text:p>
          </table:table-cell>
          <table:table-cell table:style-name="ce18" office:value-type="float" office:value="56760.8" calcext:value-type="float">
            <text:p>56,760.80</text:p>
          </table:table-cell>
          <table:table-cell table:style-name="ce18" office:value-type="float" office:value="71378.3" calcext:value-type="float">
            <text:p>71,378.30</text:p>
          </table:table-cell>
          <table:table-cell table:style-name="ce18" office:value-type="float" office:value="79010.1" calcext:value-type="float">
            <text:p>79,010.10</text:p>
          </table:table-cell>
          <table:table-cell table:style-name="ce18" office:value-type="float" office:value="86382.7" calcext:value-type="float">
            <text:p>86,382.70</text:p>
          </table:table-cell>
          <table:table-cell table:style-name="ce18" office:value-type="float" office:value="108751.3" calcext:value-type="float">
            <text:p>108,751.30</text:p>
          </table:table-cell>
          <table:table-cell table:style-name="ce18" office:value-type="float" office:value="101509.2" calcext:value-type="float">
            <text:p>101,509.20</text:p>
          </table:table-cell>
          <table:table-cell table:style-name="ce18" office:value-type="float" office:value="97530.5" calcext:value-type="float">
            <text:p>97,530.50</text:p>
          </table:table-cell>
          <table:table-cell table:style-name="ce18" office:value-type="float" office:value="97457.3" calcext:value-type="float">
            <text:p>97,457.30</text:p>
          </table:table-cell>
          <table:table-cell table:style-name="ce18" office:value-type="float" office:value="110775.2" calcext:value-type="float">
            <text:p>110,775.20</text:p>
          </table:table-cell>
          <table:table-cell table:style-name="ce18" office:value-type="float" office:value="120049" calcext:value-type="float">
            <text:p>120,049.00</text:p>
          </table:table-cell>
          <table:table-cell table:style-name="ce18" office:value-type="float" office:value="134167.2" calcext:value-type="float">
            <text:p>134,167.20</text:p>
          </table:table-cell>
          <table:table-cell table:style-name="ce18" office:value-type="float" office:value="136541.3" calcext:value-type="float">
            <text:p>136,541.30</text:p>
          </table:table-cell>
          <table:table-cell table:style-name="ce18" office:value-type="float" office:value="151538.6" calcext:value-type="float">
            <text:p>151,538.60</text:p>
          </table:table-cell>
          <table:table-cell table:style-name="ce18" office:value-type="float" office:value="128997.8" calcext:value-type="float">
            <text:p>128,997.80</text:p>
          </table:table-cell>
          <table:table-cell table:style-name="ce18" office:value-type="float" office:value="163320.6" calcext:value-type="float">
            <text:p>163,320.60</text:p>
          </table:table-cell>
          <table:table-cell table:style-name="ce18" office:value-type="float" office:value="198288.737278" calcext:value-type="float">
            <text:p>198,288.74</text:p>
          </table:table-cell>
          <table:table-cell table:style-name="ce18" office:value-type="float" office:value="215875.115867" calcext:value-type="float">
            <text:p>215,875.12</text:p>
          </table:table-cell>
          <table:table-cell table:style-name="ce18" office:value-type="float" office:value="226070.257864" calcext:value-type="float">
            <text:p>226,070.26</text:p>
          </table:table-cell>
          <table:table-cell table:style-name="ce18" office:value-type="float" office:value="240248.662812" calcext:value-type="float">
            <text:p>240,248.66</text:p>
          </table:table-cell>
          <table:table-cell table:style-name="ce18" office:value-type="float" office:value="236377.370534" calcext:value-type="float">
            <text:p>236,377.37</text:p>
          </table:table-cell>
          <table:table-cell table:style-name="ce18" office:value-type="float" office:value="230959.098958" calcext:value-type="float">
            <text:p>230,959.10</text:p>
          </table:table-cell>
          <table:table-cell table:style-name="ce18" office:value-type="float" office:value="242988.662637" calcext:value-type="float">
            <text:p>242,988.6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9" table:number-columns-repeated="12"/>
          <table:table-cell table:style-name="ce19" office:value-type="float" office:value="2097.6" calcext:value-type="float">
            <text:p>2,097.60</text:p>
          </table:table-cell>
          <table:table-cell table:style-name="ce19" office:value-type="float" office:value="2967" calcext:value-type="float">
            <text:p>2,967.00</text:p>
          </table:table-cell>
          <table:table-cell table:style-name="ce19" office:value-type="float" office:value="2578.7" calcext:value-type="float">
            <text:p>2,578.70</text:p>
          </table:table-cell>
          <table:table-cell table:style-name="ce19" office:value-type="float" office:value="3065.7" calcext:value-type="float">
            <text:p>3,065.70</text:p>
          </table:table-cell>
          <table:table-cell table:style-name="ce19" office:value-type="float" office:value="3340.1" calcext:value-type="float">
            <text:p>3,340.10</text:p>
          </table:table-cell>
          <table:table-cell table:style-name="ce19" office:value-type="float" office:value="3288.7" calcext:value-type="float">
            <text:p>3,288.70</text:p>
          </table:table-cell>
          <table:table-cell table:style-name="ce19" office:value-type="float" office:value="3584.5" calcext:value-type="float">
            <text:p>3,584.50</text:p>
          </table:table-cell>
          <table:table-cell table:style-name="ce19" office:value-type="float" office:value="2186" calcext:value-type="float">
            <text:p>2,186.00</text:p>
          </table:table-cell>
          <table:table-cell table:style-name="ce19" office:value-type="float" office:value="2300.8" calcext:value-type="float">
            <text:p>2,300.80</text:p>
          </table:table-cell>
          <table:table-cell table:style-name="ce19" office:value-type="float" office:value="2724" calcext:value-type="float">
            <text:p>2,724.00</text:p>
          </table:table-cell>
          <table:table-cell table:style-name="ce19" office:value-type="float" office:value="2398.5" calcext:value-type="float">
            <text:p>2,398.50</text:p>
          </table:table-cell>
          <table:table-cell table:style-name="ce19" office:value-type="float" office:value="2450" calcext:value-type="float">
            <text:p>2,450.00</text:p>
          </table:table-cell>
          <table:table-cell table:style-name="ce19" office:value-type="float" office:value="2958.9" calcext:value-type="float">
            <text:p>2,958.90</text:p>
          </table:table-cell>
          <table:table-cell table:style-name="ce19" office:value-type="float" office:value="3942.4" calcext:value-type="float">
            <text:p>3,942.40</text:p>
          </table:table-cell>
          <table:table-cell table:style-name="ce19" office:value-type="float" office:value="4716.9" calcext:value-type="float">
            <text:p>4,716.90</text:p>
          </table:table-cell>
          <table:table-cell table:style-name="ce19" office:value-type="float" office:value="7365.3" calcext:value-type="float">
            <text:p>7,365.30</text:p>
          </table:table-cell>
          <table:table-cell table:style-name="ce19" office:value-type="float" office:value="9335.2" calcext:value-type="float">
            <text:p>9,335.20</text:p>
          </table:table-cell>
          <table:table-cell table:style-name="ce19" office:value-type="float" office:value="5382.8" calcext:value-type="float">
            <text:p>5,382.80</text:p>
          </table:table-cell>
          <table:table-cell table:style-name="ce19" office:value-type="float" office:value="5968" calcext:value-type="float">
            <text:p>5,968.00</text:p>
          </table:table-cell>
          <table:table-cell table:style-name="ce19" office:value-type="float" office:value="8318.43925" calcext:value-type="float">
            <text:p>8,318.44</text:p>
          </table:table-cell>
          <table:table-cell table:style-name="ce19" office:value-type="float" office:value="10695.291383" calcext:value-type="float">
            <text:p>10,695.29</text:p>
          </table:table-cell>
          <table:table-cell table:style-name="ce19" office:value-type="float" office:value="11144.525793" calcext:value-type="float">
            <text:p>11,144.53</text:p>
          </table:table-cell>
          <table:table-cell table:style-name="ce19" office:value-type="float" office:value="10752.772506" calcext:value-type="float">
            <text:p>10,752.77</text:p>
          </table:table-cell>
          <table:table-cell table:style-name="ce19" office:value-type="float" office:value="7086.655834" calcext:value-type="float">
            <text:p>7,086.66</text:p>
          </table:table-cell>
          <table:table-cell table:style-name="ce19" office:value-type="float" office:value="5797.520847" calcext:value-type="float">
            <text:p>5,797.52</text:p>
          </table:table-cell>
          <table:table-cell table:style-name="ce19" office:value-type="float" office:value="6987.121082" calcext:value-type="float">
            <text:p>6,987.1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8" office:value-type="float" office:value="5768.4" calcext:value-type="float">
            <text:p>5,768.40</text:p>
          </table:table-cell>
          <table:table-cell table:style-name="ce18" office:value-type="float" office:value="7327.3" calcext:value-type="float">
            <text:p>7,327.30</text:p>
          </table:table-cell>
          <table:table-cell table:style-name="ce18" office:value-type="float" office:value="9026" calcext:value-type="float">
            <text:p>9,026.00</text:p>
          </table:table-cell>
          <table:table-cell table:style-name="ce18" office:value-type="float" office:value="7903.4" calcext:value-type="float">
            <text:p>7,903.40</text:p>
          </table:table-cell>
          <table:table-cell table:style-name="ce18" office:value-type="float" office:value="5564.4" calcext:value-type="float">
            <text:p>5,564.40</text:p>
          </table:table-cell>
          <table:table-cell table:style-name="ce18" office:value-type="float" office:value="4474.3" calcext:value-type="float">
            <text:p>4,474.30</text:p>
          </table:table-cell>
          <table:table-cell table:style-name="ce18" office:value-type="float" office:value="3448.8" calcext:value-type="float">
            <text:p>3,448.80</text:p>
          </table:table-cell>
          <table:table-cell table:style-name="ce18" office:value-type="float" office:value="3373.6" calcext:value-type="float">
            <text:p>3,373.60</text:p>
          </table:table-cell>
          <table:table-cell table:style-name="ce18" office:value-type="float" office:value="3774.8" calcext:value-type="float">
            <text:p>3,774.80</text:p>
          </table:table-cell>
          <table:table-cell table:style-name="ce18" office:value-type="float" office:value="3575.968" calcext:value-type="float">
            <text:p>3,575.97</text:p>
          </table:table-cell>
          <table:table-cell table:style-name="ce18" office:value-type="float" office:value="4034.8" calcext:value-type="float">
            <text:p>4,034.80</text:p>
          </table:table-cell>
          <table:table-cell table:style-name="ce18" office:value-type="float" office:value="6572.2" calcext:value-type="float">
            <text:p>6,572.20</text:p>
          </table:table-cell>
          <table:table-cell table:style-name="ce18" office:value-type="float" office:value="7163.4" calcext:value-type="float">
            <text:p>7,163.40</text:p>
          </table:table-cell>
          <table:table-cell table:style-name="ce18" office:value-type="float" office:value="6665.7" calcext:value-type="float">
            <text:p>6,665.70</text:p>
          </table:table-cell>
          <table:table-cell table:style-name="ce18" office:value-type="float" office:value="6010.5" calcext:value-type="float">
            <text:p>6,010.50</text:p>
          </table:table-cell>
          <table:table-cell table:style-name="ce18" office:value-type="float" office:value="6085.1" calcext:value-type="float">
            <text:p>6,085.10</text:p>
          </table:table-cell>
          <table:table-cell table:style-name="ce18" office:value-type="float" office:value="7295.3" calcext:value-type="float">
            <text:p>7,295.30</text:p>
          </table:table-cell>
          <table:table-cell table:style-name="ce18" office:value-type="float" office:value="8451" calcext:value-type="float">
            <text:p>8,451.00</text:p>
          </table:table-cell>
          <table:table-cell table:style-name="ce18" office:value-type="float" office:value="10524.9" calcext:value-type="float">
            <text:p>10,524.90</text:p>
          </table:table-cell>
          <table:table-cell table:style-name="ce18" office:value-type="float" office:value="8286.9" calcext:value-type="float">
            <text:p>8,286.90</text:p>
          </table:table-cell>
          <table:table-cell table:style-name="ce18" office:value-type="float" office:value="6936.9" calcext:value-type="float">
            <text:p>6,936.90</text:p>
          </table:table-cell>
          <table:table-cell table:style-name="ce18" office:value-type="float" office:value="5970.4" calcext:value-type="float">
            <text:p>5,970.40</text:p>
          </table:table-cell>
          <table:table-cell table:style-name="ce18" office:value-type="float" office:value="4778.6" calcext:value-type="float">
            <text:p>4,778.60</text:p>
          </table:table-cell>
          <table:table-cell table:style-name="ce18" office:value-type="float" office:value="4595.9" calcext:value-type="float">
            <text:p>4,595.90</text:p>
          </table:table-cell>
          <table:table-cell table:style-name="ce18" office:value-type="float" office:value="5245.1" calcext:value-type="float">
            <text:p>5,245.10</text:p>
          </table:table-cell>
          <table:table-cell table:style-name="ce18" office:value-type="float" office:value="6829.7" calcext:value-type="float">
            <text:p>6,829.70</text:p>
          </table:table-cell>
          <table:table-cell table:style-name="ce18" office:value-type="float" office:value="7808.4" calcext:value-type="float">
            <text:p>7,808.40</text:p>
          </table:table-cell>
          <table:table-cell table:style-name="ce18" office:value-type="float" office:value="10399.4" calcext:value-type="float">
            <text:p>10,399.40</text:p>
          </table:table-cell>
          <table:table-cell table:style-name="ce18" office:value-type="float" office:value="12478" calcext:value-type="float">
            <text:p>12,478.00</text:p>
          </table:table-cell>
          <table:table-cell table:style-name="ce18" office:value-type="float" office:value="10803.7" calcext:value-type="float">
            <text:p>10,803.70</text:p>
          </table:table-cell>
          <table:table-cell table:style-name="ce18" office:value-type="float" office:value="11590.9" calcext:value-type="float">
            <text:p>11,590.90</text:p>
          </table:table-cell>
          <table:table-cell table:style-name="ce18" office:value-type="float" office:value="13923.664673" calcext:value-type="float">
            <text:p>13,923.66</text:p>
          </table:table-cell>
          <table:table-cell table:style-name="ce18" office:value-type="float" office:value="17961.238469" calcext:value-type="float">
            <text:p>17,961.24</text:p>
          </table:table-cell>
          <table:table-cell table:style-name="ce18" office:value-type="float" office:value="18960.15983" calcext:value-type="float">
            <text:p>18,960.16</text:p>
          </table:table-cell>
          <table:table-cell table:style-name="ce18" office:value-type="float" office:value="18704.915502" calcext:value-type="float">
            <text:p>18,704.92</text:p>
          </table:table-cell>
          <table:table-cell table:style-name="ce18" office:value-type="float" office:value="19690.175622" calcext:value-type="float">
            <text:p>19,690.18</text:p>
          </table:table-cell>
          <table:table-cell table:style-name="ce18" office:value-type="float" office:value="18022.557507" calcext:value-type="float">
            <text:p>18,022.56</text:p>
          </table:table-cell>
          <table:table-cell table:style-name="ce18" office:value-type="float" office:value="16260.511323" calcext:value-type="float">
            <text:p>16,260.5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8" office:value-type="float" office:value="2463.3" calcext:value-type="float">
            <text:p>2,463.30</text:p>
          </table:table-cell>
          <table:table-cell table:style-name="ce18" office:value-type="float" office:value="2911.8" calcext:value-type="float">
            <text:p>2,911.80</text:p>
          </table:table-cell>
          <table:table-cell table:style-name="ce18" office:value-type="float" office:value="2368.3" calcext:value-type="float">
            <text:p>2,368.30</text:p>
          </table:table-cell>
          <table:table-cell table:style-name="ce18" office:value-type="float" office:value="2129.3" calcext:value-type="float">
            <text:p>2,129.30</text:p>
          </table:table-cell>
          <table:table-cell table:style-name="ce18" office:value-type="float" office:value="2265.3" calcext:value-type="float">
            <text:p>2,265.30</text:p>
          </table:table-cell>
          <table:table-cell table:style-name="ce18" office:value-type="float" office:value="1205" calcext:value-type="float">
            <text:p>1,205.00</text:p>
          </table:table-cell>
          <table:table-cell table:style-name="ce18" office:value-type="float" office:value="1158.4" calcext:value-type="float">
            <text:p>1,158.40</text:p>
          </table:table-cell>
          <table:table-cell table:style-name="ce18" office:value-type="float" office:value="1281.1" calcext:value-type="float">
            <text:p>1,281.10</text:p>
          </table:table-cell>
          <table:table-cell table:style-name="ce18" office:value-type="float" office:value="1690.8" calcext:value-type="float">
            <text:p>1,690.80</text:p>
          </table:table-cell>
          <table:table-cell table:style-name="ce18" office:value-type="float" office:value="1659.071" calcext:value-type="float">
            <text:p>1,659.07</text:p>
          </table:table-cell>
          <table:table-cell table:style-name="ce18" office:value-type="float" office:value="1732.4" calcext:value-type="float">
            <text:p>1,732.40</text:p>
          </table:table-cell>
          <table:table-cell table:style-name="ce18" office:value-type="float" office:value="2113.3" calcext:value-type="float">
            <text:p>2,113.30</text:p>
          </table:table-cell>
          <table:table-cell table:style-name="ce18" office:value-type="float" office:value="2425" calcext:value-type="float">
            <text:p>2,425.00</text:p>
          </table:table-cell>
          <table:table-cell table:style-name="ce18" office:value-type="float" office:value="2196.7" calcext:value-type="float">
            <text:p>2,196.70</text:p>
          </table:table-cell>
          <table:table-cell table:style-name="ce18" office:value-type="float" office:value="2172.7" calcext:value-type="float">
            <text:p>2,172.70</text:p>
          </table:table-cell>
          <table:table-cell table:style-name="ce18" office:value-type="float" office:value="2750.9" calcext:value-type="float">
            <text:p>2,750.90</text:p>
          </table:table-cell>
          <table:table-cell table:style-name="ce18" office:value-type="float" office:value="3106" calcext:value-type="float">
            <text:p>3,106.00</text:p>
          </table:table-cell>
          <table:table-cell table:style-name="ce18" office:value-type="float" office:value="2999.9" calcext:value-type="float">
            <text:p>2,999.90</text:p>
          </table:table-cell>
          <table:table-cell table:style-name="ce18" office:value-type="float" office:value="3626" calcext:value-type="float">
            <text:p>3,626.00</text:p>
          </table:table-cell>
          <table:table-cell table:style-name="ce18" office:value-type="float" office:value="2808.9" calcext:value-type="float">
            <text:p>2,808.90</text:p>
          </table:table-cell>
          <table:table-cell table:style-name="ce18" office:value-type="float" office:value="3099.6" calcext:value-type="float">
            <text:p>3,099.60</text:p>
          </table:table-cell>
          <table:table-cell table:style-name="ce18" office:value-type="float" office:value="2961.7" calcext:value-type="float">
            <text:p>2,961.70</text:p>
          </table:table-cell>
          <table:table-cell table:style-name="ce18" office:value-type="float" office:value="2525.2" calcext:value-type="float">
            <text:p>2,525.20</text:p>
          </table:table-cell>
          <table:table-cell table:style-name="ce18" office:value-type="float" office:value="2821.3" calcext:value-type="float">
            <text:p>2,821.30</text:p>
          </table:table-cell>
          <table:table-cell table:style-name="ce18" office:value-type="float" office:value="3172.2" calcext:value-type="float">
            <text:p>3,172.20</text:p>
          </table:table-cell>
          <table:table-cell table:style-name="ce18" office:value-type="float" office:value="3881.7" calcext:value-type="float">
            <text:p>3,881.70</text:p>
          </table:table-cell>
          <table:table-cell table:style-name="ce18" office:value-type="float" office:value="4461.8" calcext:value-type="float">
            <text:p>4,461.80</text:p>
          </table:table-cell>
          <table:table-cell table:style-name="ce18" office:value-type="float" office:value="5518.1" calcext:value-type="float">
            <text:p>5,518.10</text:p>
          </table:table-cell>
          <table:table-cell table:style-name="ce18" office:value-type="float" office:value="6494.8" calcext:value-type="float">
            <text:p>6,494.80</text:p>
          </table:table-cell>
          <table:table-cell table:style-name="ce18" office:value-type="float" office:value="4460.7" calcext:value-type="float">
            <text:p>4,460.70</text:p>
          </table:table-cell>
          <table:table-cell table:style-name="ce18" office:value-type="float" office:value="5626.7" calcext:value-type="float">
            <text:p>5,626.70</text:p>
          </table:table-cell>
          <table:table-cell table:style-name="ce18" office:value-type="float" office:value="7271.282389" calcext:value-type="float">
            <text:p>7,271.28</text:p>
          </table:table-cell>
          <table:table-cell table:style-name="ce18" office:value-type="float" office:value="7552.773511" calcext:value-type="float">
            <text:p>7,552.77</text:p>
          </table:table-cell>
          <table:table-cell table:style-name="ce18" office:value-type="float" office:value="7293.323156" calcext:value-type="float">
            <text:p>7,293.32</text:p>
          </table:table-cell>
          <table:table-cell table:style-name="ce18" office:value-type="float" office:value="6369.749033" calcext:value-type="float">
            <text:p>6,369.75</text:p>
          </table:table-cell>
          <table:table-cell table:style-name="ce18" office:value-type="float" office:value="5459.162194" calcext:value-type="float">
            <text:p>5,459.16</text:p>
          </table:table-cell>
          <table:table-cell table:style-name="ce18" office:value-type="float" office:value="4685.292176" calcext:value-type="float">
            <text:p>4,685.29</text:p>
          </table:table-cell>
          <table:table-cell table:style-name="ce18" office:value-type="float" office:value="5042.79643" calcext:value-type="float">
            <text:p>5,042.8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8" office:value-type="float" office:value="541.4" calcext:value-type="float">
            <text:p>541.40</text:p>
          </table:table-cell>
          <table:table-cell table:style-name="ce18" office:value-type="float" office:value="789.2" calcext:value-type="float">
            <text:p>789.20</text:p>
          </table:table-cell>
          <table:table-cell table:style-name="ce18" office:value-type="float" office:value="867.9" calcext:value-type="float">
            <text:p>867.90</text:p>
          </table:table-cell>
          <table:table-cell table:style-name="ce18" office:value-type="float" office:value="783.5" calcext:value-type="float">
            <text:p>783.50</text:p>
          </table:table-cell>
          <table:table-cell table:style-name="ce18" office:value-type="float" office:value="1249.1" calcext:value-type="float">
            <text:p>1,249.10</text:p>
          </table:table-cell>
          <table:table-cell table:style-name="ce18" office:value-type="float" office:value="1294.6" calcext:value-type="float">
            <text:p>1,294.60</text:p>
          </table:table-cell>
          <table:table-cell table:style-name="ce18" office:value-type="float" office:value="1159.5" calcext:value-type="float">
            <text:p>1,159.50</text:p>
          </table:table-cell>
          <table:table-cell table:style-name="ce18" office:value-type="float" office:value="1482.4" calcext:value-type="float">
            <text:p>1,482.40</text:p>
          </table:table-cell>
          <table:table-cell table:style-name="ce18" office:value-type="float" office:value="1839.7" calcext:value-type="float">
            <text:p>1,839.70</text:p>
          </table:table-cell>
          <table:table-cell table:style-name="ce18" office:value-type="float" office:value="2003.764" calcext:value-type="float">
            <text:p>2,003.76</text:p>
          </table:table-cell>
          <table:table-cell table:style-name="ce18" office:value-type="float" office:value="2253.1" calcext:value-type="float">
            <text:p>2,253.10</text:p>
          </table:table-cell>
          <table:table-cell table:style-name="ce18" office:value-type="float" office:value="2423.6" calcext:value-type="float">
            <text:p>2,423.60</text:p>
          </table:table-cell>
          <table:table-cell table:style-name="ce18" office:value-type="float" office:value="2729.9" calcext:value-type="float">
            <text:p>2,729.90</text:p>
          </table:table-cell>
          <table:table-cell table:style-name="ce18" office:value-type="float" office:value="3433.7" calcext:value-type="float">
            <text:p>3,433.70</text:p>
          </table:table-cell>
          <table:table-cell table:style-name="ce18" office:value-type="float" office:value="2753.5" calcext:value-type="float">
            <text:p>2,753.50</text:p>
          </table:table-cell>
          <table:table-cell table:style-name="ce18" office:value-type="float" office:value="2727.3" calcext:value-type="float">
            <text:p>2,727.30</text:p>
          </table:table-cell>
          <table:table-cell table:style-name="ce18" office:value-type="float" office:value="2886.1" calcext:value-type="float">
            <text:p>2,886.10</text:p>
          </table:table-cell>
          <table:table-cell table:style-name="ce18" office:value-type="float" office:value="3539.5" calcext:value-type="float">
            <text:p>3,539.50</text:p>
          </table:table-cell>
          <table:table-cell table:style-name="ce18" office:value-type="float" office:value="3512.6" calcext:value-type="float">
            <text:p>3,512.60</text:p>
          </table:table-cell>
          <table:table-cell table:style-name="ce18" office:value-type="float" office:value="3165.5" calcext:value-type="float">
            <text:p>3,165.50</text:p>
          </table:table-cell>
          <table:table-cell table:style-name="ce18" office:value-type="float" office:value="3777.5" calcext:value-type="float">
            <text:p>3,777.50</text:p>
          </table:table-cell>
          <table:table-cell table:style-name="ce18" office:value-type="float" office:value="3106.6" calcext:value-type="float">
            <text:p>3,106.60</text:p>
          </table:table-cell>
          <table:table-cell table:style-name="ce18" office:value-type="float" office:value="3106.7" calcext:value-type="float">
            <text:p>3,106.70</text:p>
          </table:table-cell>
          <table:table-cell table:style-name="ce18" office:value-type="float" office:value="2904.3" calcext:value-type="float">
            <text:p>2,904.30</text:p>
          </table:table-cell>
          <table:table-cell table:style-name="ce18" office:value-type="float" office:value="3361" calcext:value-type="float">
            <text:p>3,361.00</text:p>
          </table:table-cell>
          <table:table-cell table:style-name="ce18" office:value-type="float" office:value="4274.1" calcext:value-type="float">
            <text:p>4,274.10</text:p>
          </table:table-cell>
          <table:table-cell table:style-name="ce18" office:value-type="float" office:value="5729.5" calcext:value-type="float">
            <text:p>5,729.50</text:p>
          </table:table-cell>
          <table:table-cell table:style-name="ce18" office:value-type="float" office:value="6585.4" calcext:value-type="float">
            <text:p>6,585.40</text:p>
          </table:table-cell>
          <table:table-cell table:style-name="ce18" office:value-type="float" office:value="10439.8" calcext:value-type="float">
            <text:p>10,439.80</text:p>
          </table:table-cell>
          <table:table-cell table:style-name="ce18" office:value-type="float" office:value="7089.1" calcext:value-type="float">
            <text:p>7,089.10</text:p>
          </table:table-cell>
          <table:table-cell table:style-name="ce18" office:value-type="float" office:value="10546.6" calcext:value-type="float">
            <text:p>10,546.60</text:p>
          </table:table-cell>
          <table:table-cell table:style-name="ce18" office:value-type="float" office:value="14695.214372" calcext:value-type="float">
            <text:p>14,695.21</text:p>
          </table:table-cell>
          <table:table-cell table:style-name="ce18" office:value-type="float" office:value="12474.727209" calcext:value-type="float">
            <text:p>12,474.73</text:p>
          </table:table-cell>
          <table:table-cell table:style-name="ce18" office:value-type="float" office:value="12073.351556" calcext:value-type="float">
            <text:p>12,073.35</text:p>
          </table:table-cell>
          <table:table-cell table:style-name="ce18" office:value-type="float" office:value="11645.440943" calcext:value-type="float">
            <text:p>11,645.44</text:p>
          </table:table-cell>
          <table:table-cell table:style-name="ce18" office:value-type="float" office:value="9556.327109" calcext:value-type="float">
            <text:p>9,556.33</text:p>
          </table:table-cell>
          <table:table-cell table:style-name="ce18" office:value-type="float" office:value="9379.172434" calcext:value-type="float">
            <text:p>9,379.17</text:p>
          </table:table-cell>
          <table:table-cell table:style-name="ce18" office:value-type="float" office:value="9750.819527" calcext:value-type="float">
            <text:p>9,750.8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8" office:value-type="float" office:value="12694.9" calcext:value-type="float">
            <text:p>12,694.90</text:p>
          </table:table-cell>
          <table:table-cell table:style-name="ce18" office:value-type="float" office:value="12439.1" calcext:value-type="float">
            <text:p>12,439.10</text:p>
          </table:table-cell>
          <table:table-cell table:style-name="ce18" office:value-type="float" office:value="10644.7" calcext:value-type="float">
            <text:p>10,644.70</text:p>
          </table:table-cell>
          <table:table-cell table:style-name="ce18" office:value-type="float" office:value="10621.2" calcext:value-type="float">
            <text:p>10,621.20</text:p>
          </table:table-cell>
          <table:table-cell table:style-name="ce18" office:value-type="float" office:value="12209.6" calcext:value-type="float">
            <text:p>12,209.60</text:p>
          </table:table-cell>
          <table:table-cell table:style-name="ce18" office:value-type="float" office:value="11272.8" calcext:value-type="float">
            <text:p>11,272.80</text:p>
          </table:table-cell>
          <table:table-cell table:style-name="ce18" office:value-type="float" office:value="11418.3" calcext:value-type="float">
            <text:p>11,418.30</text:p>
          </table:table-cell>
          <table:table-cell table:style-name="ce18" office:value-type="float" office:value="14113.8" calcext:value-type="float">
            <text:p>14,113.80</text:p>
          </table:table-cell>
          <table:table-cell table:style-name="ce18" office:value-type="float" office:value="18247.5" calcext:value-type="float">
            <text:p>18,247.50</text:p>
          </table:table-cell>
          <table:table-cell table:style-name="ce18" office:value-type="float" office:value="20866.092" calcext:value-type="float">
            <text:p>20,866.09</text:p>
          </table:table-cell>
          <table:table-cell table:style-name="ce18" office:value-type="float" office:value="23484" calcext:value-type="float">
            <text:p>23,484.00</text:p>
          </table:table-cell>
          <table:table-cell table:style-name="ce18" office:value-type="float" office:value="22063.4" calcext:value-type="float">
            <text:p>22,063.40</text:p>
          </table:table-cell>
          <table:table-cell table:style-name="ce18" office:value-type="float" office:value="22808.1" calcext:value-type="float">
            <text:p>22,808.10</text:p>
          </table:table-cell>
          <table:table-cell table:style-name="ce18" office:value-type="float" office:value="26375.8" calcext:value-type="float">
            <text:p>26,375.80</text:p>
          </table:table-cell>
          <table:table-cell table:style-name="ce18" office:value-type="float" office:value="26832.8" calcext:value-type="float">
            <text:p>26,832.80</text:p>
          </table:table-cell>
          <table:table-cell table:style-name="ce18" office:value-type="float" office:value="28826.9" calcext:value-type="float">
            <text:p>28,826.90</text:p>
          </table:table-cell>
          <table:table-cell table:style-name="ce18" office:value-type="float" office:value="30915.9" calcext:value-type="float">
            <text:p>30,915.90</text:p>
          </table:table-cell>
          <table:table-cell table:style-name="ce18" office:value-type="float" office:value="36434.9" calcext:value-type="float">
            <text:p>36,434.90</text:p>
          </table:table-cell>
          <table:table-cell table:style-name="ce18" office:value-type="float" office:value="39070.2" calcext:value-type="float">
            <text:p>39,070.20</text:p>
          </table:table-cell>
          <table:table-cell table:style-name="ce18" office:value-type="float" office:value="38471" calcext:value-type="float">
            <text:p>38,471.00</text:p>
          </table:table-cell>
          <table:table-cell table:style-name="ce18" office:value-type="float" office:value="41360.6" calcext:value-type="float">
            <text:p>41,360.60</text:p>
          </table:table-cell>
          <table:table-cell table:style-name="ce18" office:value-type="float" office:value="40797.8" calcext:value-type="float">
            <text:p>40,797.80</text:p>
          </table:table-cell>
          <table:table-cell table:style-name="ce18" office:value-type="float" office:value="33253.1" calcext:value-type="float">
            <text:p>33,253.10</text:p>
          </table:table-cell>
          <table:table-cell table:style-name="ce18" office:value-type="float" office:value="33895.7" calcext:value-type="float">
            <text:p>33,895.70</text:p>
          </table:table-cell>
          <table:table-cell table:style-name="ce18" office:value-type="float" office:value="35959.7" calcext:value-type="float">
            <text:p>35,959.70</text:p>
          </table:table-cell>
          <table:table-cell table:style-name="ce18" office:value-type="float" office:value="38628.6" calcext:value-type="float">
            <text:p>38,628.60</text:p>
          </table:table-cell>
          <table:table-cell table:style-name="ce18" office:value-type="float" office:value="45393" calcext:value-type="float">
            <text:p>45,393.00</text:p>
          </table:table-cell>
          <table:table-cell table:style-name="ce18" office:value-type="float" office:value="50296.3" calcext:value-type="float">
            <text:p>50,296.30</text:p>
          </table:table-cell>
          <table:table-cell table:style-name="ce18" office:value-type="float" office:value="53775.1" calcext:value-type="float">
            <text:p>53,775.10</text:p>
          </table:table-cell>
          <table:table-cell table:style-name="ce18" office:value-type="float" office:value="45713.7" calcext:value-type="float">
            <text:p>45,713.70</text:p>
          </table:table-cell>
          <table:table-cell table:style-name="ce18" office:value-type="float" office:value="48496.7" calcext:value-type="float">
            <text:p>48,496.70</text:p>
          </table:table-cell>
          <table:table-cell table:style-name="ce18" office:value-type="float" office:value="56033.108347" calcext:value-type="float">
            <text:p>56,033.11</text:p>
          </table:table-cell>
          <table:table-cell table:style-name="ce18" office:value-type="float" office:value="54860.484359" calcext:value-type="float">
            <text:p>54,860.48</text:p>
          </table:table-cell>
          <table:table-cell table:style-name="ce18" office:value-type="float" office:value="47348.096868" calcext:value-type="float">
            <text:p>47,348.10</text:p>
          </table:table-cell>
          <table:table-cell table:style-name="ce18" office:value-type="float" office:value="53823.429587" calcext:value-type="float">
            <text:p>53,823.43</text:p>
          </table:table-cell>
          <table:table-cell table:style-name="ce18" office:value-type="float" office:value="56352.934979" calcext:value-type="float">
            <text:p>56,352.93</text:p>
          </table:table-cell>
          <table:table-cell table:style-name="ce18" office:value-type="float" office:value="55396.082906" calcext:value-type="float">
            <text:p>55,396.08</text:p>
          </table:table-cell>
          <table:table-cell table:style-name="ce18" office:value-type="float" office:value="56328.788892" calcext:value-type="float">
            <text:p>56,328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9">
          <table:table-cell/>
          <table:table-cell table:style-name="ce16" office:value-type="string" calcext:value-type="string">
            <text:p>Singapore</text:p>
          </table:table-cell>
          <table:table-cell table:style-name="ce20" office:value-type="float" office:value="3033.2" calcext:value-type="float">
            <text:p>3,033.20</text:p>
          </table:table-cell>
          <table:table-cell table:style-name="ce20" office:value-type="float" office:value="3003" calcext:value-type="float">
            <text:p>3,003.00</text:p>
          </table:table-cell>
          <table:table-cell table:style-name="ce20" office:value-type="float" office:value="3213.9" calcext:value-type="float">
            <text:p>3,213.90</text:p>
          </table:table-cell>
          <table:table-cell table:style-name="ce20" office:value-type="float" office:value="3758.9" calcext:value-type="float">
            <text:p>3,758.90</text:p>
          </table:table-cell>
          <table:table-cell table:style-name="ce20" office:value-type="float" office:value="3674.5" calcext:value-type="float">
            <text:p>3,674.50</text:p>
          </table:table-cell>
          <table:table-cell table:style-name="ce20" office:value-type="float" office:value="3475.6" calcext:value-type="float">
            <text:p>3,475.60</text:p>
          </table:table-cell>
          <table:table-cell table:style-name="ce20" office:value-type="float" office:value="3380.3" calcext:value-type="float">
            <text:p>3,380.30</text:p>
          </table:table-cell>
          <table:table-cell table:style-name="ce20" office:value-type="float" office:value="4052.7" calcext:value-type="float">
            <text:p>4,052.70</text:p>
          </table:table-cell>
          <table:table-cell table:style-name="ce20" office:value-type="float" office:value="5738.9" calcext:value-type="float">
            <text:p>5,738.90</text:p>
          </table:table-cell>
          <table:table-cell table:style-name="ce20" office:value-type="float" office:value="7352.649" calcext:value-type="float">
            <text:p>7,352.65</text:p>
          </table:table-cell>
          <table:table-cell table:style-name="ce20" office:value-type="float" office:value="8019.1" calcext:value-type="float">
            <text:p>8,019.10</text:p>
          </table:table-cell>
          <table:table-cell table:style-name="ce20" office:value-type="float" office:value="8807.8" calcext:value-type="float">
            <text:p>8,807.80</text:p>
          </table:table-cell>
          <table:table-cell table:style-name="ce20" office:value-type="float" office:value="9620.4" calcext:value-type="float">
            <text:p>9,620.40</text:p>
          </table:table-cell>
          <table:table-cell table:style-name="ce20" office:value-type="float" office:value="11675.6" calcext:value-type="float">
            <text:p>11,675.60</text:p>
          </table:table-cell>
          <table:table-cell table:style-name="ce20" office:value-type="float" office:value="13021.6" calcext:value-type="float">
            <text:p>13,021.60</text:p>
          </table:table-cell>
          <table:table-cell table:style-name="ce20" office:value-type="float" office:value="15318.2" calcext:value-type="float">
            <text:p>15,318.20</text:p>
          </table:table-cell>
          <table:table-cell table:style-name="ce20" office:value-type="float" office:value="16685.6" calcext:value-type="float">
            <text:p>16,685.60</text:p>
          </table:table-cell>
          <table:table-cell table:style-name="ce20" office:value-type="float" office:value="17727.4" calcext:value-type="float">
            <text:p>17,727.40</text:p>
          </table:table-cell>
          <table:table-cell table:style-name="ce20" office:value-type="float" office:value="15673.3" calcext:value-type="float">
            <text:p>15,673.30</text:p>
          </table:table-cell>
          <table:table-cell table:style-name="ce20" office:value-type="float" office:value="16347.5" calcext:value-type="float">
            <text:p>16,347.50</text:p>
          </table:table-cell>
          <table:table-cell table:style-name="ce20" office:value-type="float" office:value="17497.2" calcext:value-type="float">
            <text:p>17,497.20</text:p>
          </table:table-cell>
          <table:table-cell table:style-name="ce20" office:value-type="float" office:value="17691.7" calcext:value-type="float">
            <text:p>17,691.70</text:p>
          </table:table-cell>
          <table:table-cell table:style-name="ce20" office:value-type="float" office:value="16221.1" calcext:value-type="float">
            <text:p>16,221.10</text:p>
          </table:table-cell>
          <table:table-cell table:style-name="ce20" office:value-type="float" office:value="16575.8" calcext:value-type="float">
            <text:p>16,575.80</text:p>
          </table:table-cell>
          <table:table-cell table:style-name="ce20" office:value-type="float" office:value="19600.8" calcext:value-type="float">
            <text:p>19,600.80</text:p>
          </table:table-cell>
          <table:table-cell table:style-name="ce20" office:value-type="float" office:value="20646.5" calcext:value-type="float">
            <text:p>20,646.50</text:p>
          </table:table-cell>
          <table:table-cell table:style-name="ce20" office:value-type="float" office:value="24683.1" calcext:value-type="float">
            <text:p>24,683.10</text:p>
          </table:table-cell>
          <table:table-cell table:style-name="ce20" office:value-type="float" office:value="26284.5" calcext:value-type="float">
            <text:p>26,284.50</text:p>
          </table:table-cell>
          <table:table-cell table:style-name="ce20" office:value-type="float" office:value="28809.7" calcext:value-type="float">
            <text:p>28,809.70</text:p>
          </table:table-cell>
          <table:table-cell table:style-name="ce20" office:value-type="float" office:value="22278.6" calcext:value-type="float">
            <text:p>22,278.60</text:p>
          </table:table-cell>
          <table:table-cell table:style-name="ce20" office:value-type="float" office:value="29149.8" calcext:value-type="float">
            <text:p>29,149.80</text:p>
          </table:table-cell>
          <table:table-cell table:style-name="ce20" office:value-type="float" office:value="31282.363017" calcext:value-type="float">
            <text:p>31,282.36</text:p>
          </table:table-cell>
          <table:table-cell table:style-name="ce20" office:value-type="float" office:value="30523.214544" calcext:value-type="float">
            <text:p>30,523.21</text:p>
          </table:table-cell>
          <table:table-cell table:style-name="ce20" office:value-type="float" office:value="30666.874301" calcext:value-type="float">
            <text:p>30,666.87</text:p>
          </table:table-cell>
          <table:table-cell table:style-name="ce20" office:value-type="float" office:value="30237.316176" calcext:value-type="float">
            <text:p>30,237.32</text:p>
          </table:table-cell>
          <table:table-cell table:style-name="ce20" office:value-type="float" office:value="28656.697569" calcext:value-type="float">
            <text:p>28,656.70</text:p>
          </table:table-cell>
          <table:table-cell table:style-name="ce20" office:value-type="float" office:value="26868.460152" calcext:value-type="float">
            <text:p>26,868.46</text:p>
          </table:table-cell>
          <table:table-cell table:style-name="ce20" office:value-type="float" office:value="29753.083529" calcext:value-type="float">
            <text:p>29,753.08</text:p>
          </table:table-cell>
          <table:table-cell table:number-columns-repeated="984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S-Imports" table:style-name="ta10">
        <table:table-column table:style-name="co14" table:default-cell-style-name="ce11"/>
        <table:table-column table:style-name="co15" table:default-cell-style-name="ce11"/>
        <table:table-column table:style-name="co16" table:number-columns-repeated="12" table:default-cell-style-name="ce11"/>
        <table:table-column table:style-name="co17" table:number-columns-repeated="26" table:default-cell-style-name="ce11"/>
        <table:table-column table:style-name="co18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5" table:number-rows-spanned="1">
            <text:p>United States</text:p>
          </table:table-cell>
          <table:covered-table-cell table:number-columns-repeated="4" table:style-name="ce39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US-Imports_from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791.9" calcext:value-type="float">
            <text:p>791.90</text:p>
          </table:table-cell>
          <table:table-cell table:style-name="ce18" office:value-type="float" office:value="1214.3" calcext:value-type="float">
            <text:p>1,214.30</text:p>
          </table:table-cell>
          <table:table-cell table:style-name="ce18" office:value-type="float" office:value="1222.3" calcext:value-type="float">
            <text:p>1,222.30</text:p>
          </table:table-cell>
          <table:table-cell table:style-name="ce18" office:value-type="float" office:value="938.5" calcext:value-type="float">
            <text:p>938.50</text:p>
          </table:table-cell>
          <table:table-cell table:style-name="ce18" office:value-type="float" office:value="1041.5" calcext:value-type="float">
            <text:p>1,041.50</text:p>
          </table:table-cell>
          <table:table-cell table:style-name="ce18" office:value-type="float" office:value="1167.2" calcext:value-type="float">
            <text:p>1,167.20</text:p>
          </table:table-cell>
          <table:table-cell table:style-name="ce18" office:value-type="float" office:value="938.5" calcext:value-type="float">
            <text:p>938.50</text:p>
          </table:table-cell>
          <table:table-cell table:style-name="ce18" office:value-type="float" office:value="1175.6" calcext:value-type="float">
            <text:p>1,175.60</text:p>
          </table:table-cell>
          <table:table-cell table:style-name="ce18" office:value-type="float" office:value="1568.4" calcext:value-type="float">
            <text:p>1,568.40</text:p>
          </table:table-cell>
          <table:table-cell table:style-name="ce18" office:value-type="float" office:value="1539.096" calcext:value-type="float">
            <text:p>1,539.10</text:p>
          </table:table-cell>
          <table:table-cell table:style-name="ce18" office:value-type="float" office:value="1664.3" calcext:value-type="float">
            <text:p>1,664.30</text:p>
          </table:table-cell>
          <table:table-cell table:style-name="ce18" office:value-type="float" office:value="1409.9" calcext:value-type="float">
            <text:p>1,409.90</text:p>
          </table:table-cell>
          <table:table-cell table:style-name="ce18" office:value-type="float" office:value="1369.8" calcext:value-type="float">
            <text:p>1,369.80</text:p>
          </table:table-cell>
          <table:table-cell table:style-name="ce18" office:value-type="float" office:value="1297.5" calcext:value-type="float">
            <text:p>1,297.50</text:p>
          </table:table-cell>
          <table:table-cell table:style-name="ce18" office:value-type="float" office:value="1834.5" calcext:value-type="float">
            <text:p>1,834.50</text:p>
          </table:table-cell>
          <table:table-cell table:style-name="ce18" office:value-type="float" office:value="1881.2" calcext:value-type="float">
            <text:p>1,881.20</text:p>
          </table:table-cell>
          <table:table-cell table:style-name="ce18" office:value-type="float" office:value="2450.7" calcext:value-type="float">
            <text:p>2,450.70</text:p>
          </table:table-cell>
          <table:table-cell table:style-name="ce18" office:value-type="float" office:value="2379.9" calcext:value-type="float">
            <text:p>2,379.90</text:p>
          </table:table-cell>
          <table:table-cell table:style-name="ce18" office:value-type="float" office:value="2441.1" calcext:value-type="float">
            <text:p>2,441.10</text:p>
          </table:table-cell>
          <table:table-cell table:style-name="ce18" office:value-type="float" office:value="2767.4" calcext:value-type="float">
            <text:p>2,767.40</text:p>
          </table:table-cell>
          <table:table-cell table:style-name="ce18" office:value-type="float" office:value="3316.4" calcext:value-type="float">
            <text:p>3,316.40</text:p>
          </table:table-cell>
          <table:table-cell table:style-name="ce18" office:value-type="float" office:value="3256.5" calcext:value-type="float">
            <text:p>3,256.50</text:p>
          </table:table-cell>
          <table:table-cell table:style-name="ce18" office:value-type="float" office:value="3432" calcext:value-type="float">
            <text:p>3,432.00</text:p>
          </table:table-cell>
          <table:table-cell table:style-name="ce18" office:value-type="float" office:value="3435" calcext:value-type="float">
            <text:p>3,435.00</text:p>
          </table:table-cell>
          <table:table-cell table:style-name="ce18" office:value-type="float" office:value="4067.2" calcext:value-type="float">
            <text:p>4,067.20</text:p>
          </table:table-cell>
          <table:table-cell table:style-name="ce18" office:value-type="float" office:value="4944.9" calcext:value-type="float">
            <text:p>4,944.90</text:p>
          </table:table-cell>
          <table:table-cell table:style-name="ce18" office:value-type="float" office:value="4276.9" calcext:value-type="float">
            <text:p>4,276.90</text:p>
          </table:table-cell>
          <table:table-cell table:style-name="ce18" office:value-type="float" office:value="4820" calcext:value-type="float">
            <text:p>4,820.00</text:p>
          </table:table-cell>
          <table:table-cell table:style-name="ce18" office:value-type="float" office:value="6177.8" calcext:value-type="float">
            <text:p>6,177.80</text:p>
          </table:table-cell>
          <table:table-cell table:style-name="ce18" office:value-type="float" office:value="4133.4" calcext:value-type="float">
            <text:p>4,133.40</text:p>
          </table:table-cell>
          <table:table-cell table:style-name="ce18" office:value-type="float" office:value="4008.8" calcext:value-type="float">
            <text:p>4,008.80</text:p>
          </table:table-cell>
          <table:table-cell table:style-name="ce18" office:value-type="float" office:value="4502.877176" calcext:value-type="float">
            <text:p>4,502.88</text:p>
          </table:table-cell>
          <table:table-cell table:style-name="ce18" office:value-type="float" office:value="4350.419991" calcext:value-type="float">
            <text:p>4,350.42</text:p>
          </table:table-cell>
          <table:table-cell table:style-name="ce18" office:value-type="float" office:value="4642.311486" calcext:value-type="float">
            <text:p>4,642.31</text:p>
          </table:table-cell>
          <table:table-cell table:style-name="ce18" office:value-type="float" office:value="4243.058264" calcext:value-type="float">
            <text:p>4,243.06</text:p>
          </table:table-cell>
          <table:table-cell table:style-name="ce18" office:value-type="float" office:value="3948.332947" calcext:value-type="float">
            <text:p>3,948.33</text:p>
          </table:table-cell>
          <table:table-cell table:style-name="ce18" office:value-type="float" office:value="4650.467859" calcext:value-type="float">
            <text:p>4,650.47</text:p>
          </table:table-cell>
          <table:table-cell table:style-name="ce18" office:value-type="float" office:value="4765.386786" calcext:value-type="float">
            <text:p>4,765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2782.2" calcext:value-type="float">
            <text:p>2,782.20</text:p>
          </table:table-cell>
          <table:table-cell table:style-name="ce19" office:value-type="float" office:value="2706.9" calcext:value-type="float">
            <text:p>2,706.90</text:p>
          </table:table-cell>
          <table:table-cell table:style-name="ce19" office:value-type="float" office:value="2551.9" calcext:value-type="float">
            <text:p>2,551.90</text:p>
          </table:table-cell>
          <table:table-cell table:style-name="ce19" office:value-type="float" office:value="2422" calcext:value-type="float">
            <text:p>2,422.00</text:p>
          </table:table-cell>
          <table:table-cell table:style-name="ce19" office:value-type="float" office:value="2899" calcext:value-type="float">
            <text:p>2,899.00</text:p>
          </table:table-cell>
          <table:table-cell table:style-name="ce19" office:value-type="float" office:value="3066.6" calcext:value-type="float">
            <text:p>3,066.60</text:p>
          </table:table-cell>
          <table:table-cell table:style-name="ce19" office:value-type="float" office:value="2872.6" calcext:value-type="float">
            <text:p>2,872.60</text:p>
          </table:table-cell>
          <table:table-cell table:style-name="ce19" office:value-type="float" office:value="3287.1" calcext:value-type="float">
            <text:p>3,287.10</text:p>
          </table:table-cell>
          <table:table-cell table:style-name="ce19" office:value-type="float" office:value="3863.5" calcext:value-type="float">
            <text:p>3,863.50</text:p>
          </table:table-cell>
          <table:table-cell table:style-name="ce19" office:value-type="float" office:value="4195.648" calcext:value-type="float">
            <text:p>4,195.65</text:p>
          </table:table-cell>
          <table:table-cell table:style-name="ce19" office:value-type="float" office:value="4897.5" calcext:value-type="float">
            <text:p>4,897.50</text:p>
          </table:table-cell>
          <table:table-cell table:style-name="ce19" office:value-type="float" office:value="4316.7" calcext:value-type="float">
            <text:p>4,316.70</text:p>
          </table:table-cell>
          <table:table-cell table:style-name="ce19" office:value-type="float" office:value="3970.8" calcext:value-type="float">
            <text:p>3,970.80</text:p>
          </table:table-cell>
          <table:table-cell table:style-name="ce19" office:value-type="float" office:value="3542.8" calcext:value-type="float">
            <text:p>3,542.80</text:p>
          </table:table-cell>
          <table:table-cell table:style-name="ce19" office:value-type="float" office:value="3447" calcext:value-type="float">
            <text:p>3,447.00</text:p>
          </table:table-cell>
          <table:table-cell table:style-name="ce19" office:value-type="float" office:value="3565.3" calcext:value-type="float">
            <text:p>3,565.30</text:p>
          </table:table-cell>
          <table:table-cell table:style-name="ce19" office:value-type="float" office:value="4127.3" calcext:value-type="float">
            <text:p>4,127.30</text:p>
          </table:table-cell>
          <table:table-cell table:style-name="ce19" office:value-type="float" office:value="4910.6" calcext:value-type="float">
            <text:p>4,910.60</text:p>
          </table:table-cell>
          <table:table-cell table:style-name="ce19" office:value-type="float" office:value="5719.3" calcext:value-type="float">
            <text:p>5,719.30</text:p>
          </table:table-cell>
          <table:table-cell table:style-name="ce19" office:value-type="float" office:value="5827.5" calcext:value-type="float">
            <text:p>5,827.50</text:p>
          </table:table-cell>
          <table:table-cell table:style-name="ce19" office:value-type="float" office:value="6692.7" calcext:value-type="float">
            <text:p>6,692.70</text:p>
          </table:table-cell>
          <table:table-cell table:style-name="ce19" office:value-type="float" office:value="6810.9" calcext:value-type="float">
            <text:p>6,810.90</text:p>
          </table:table-cell>
          <table:table-cell table:style-name="ce19" office:value-type="float" office:value="6823.8" calcext:value-type="float">
            <text:p>6,823.80</text:p>
          </table:table-cell>
          <table:table-cell table:style-name="ce19" office:value-type="float" office:value="6743.9" calcext:value-type="float">
            <text:p>6,743.90</text:p>
          </table:table-cell>
          <table:table-cell table:style-name="ce19" office:value-type="float" office:value="7915.5" calcext:value-type="float">
            <text:p>7,915.50</text:p>
          </table:table-cell>
          <table:table-cell table:style-name="ce19" office:value-type="float" office:value="7677.3" calcext:value-type="float">
            <text:p>7,677.30</text:p>
          </table:table-cell>
          <table:table-cell table:style-name="ce19" office:value-type="float" office:value="8562.9" calcext:value-type="float">
            <text:p>8,562.90</text:p>
          </table:table-cell>
          <table:table-cell table:style-name="ce19" office:value-type="float" office:value="8971" calcext:value-type="float">
            <text:p>8,971.00</text:p>
          </table:table-cell>
          <table:table-cell table:style-name="ce19" office:value-type="float" office:value="10961" calcext:value-type="float">
            <text:p>10,961.00</text:p>
          </table:table-cell>
          <table:table-cell table:style-name="ce19" office:value-type="float" office:value="8289.8" calcext:value-type="float">
            <text:p>8,289.80</text:p>
          </table:table-cell>
          <table:table-cell table:style-name="ce19" office:value-type="float" office:value="8872.3" calcext:value-type="float">
            <text:p>8,872.30</text:p>
          </table:table-cell>
          <table:table-cell table:style-name="ce19" office:value-type="float" office:value="10242.857012" calcext:value-type="float">
            <text:p>10,242.86</text:p>
          </table:table-cell>
          <table:table-cell table:style-name="ce19" office:value-type="float" office:value="9566.845252" calcext:value-type="float">
            <text:p>9,566.85</text:p>
          </table:table-cell>
          <table:table-cell table:style-name="ce19" office:value-type="float" office:value="9272.557303" calcext:value-type="float">
            <text:p>9,272.56</text:p>
          </table:table-cell>
          <table:table-cell table:style-name="ce19" office:value-type="float" office:value="10671.771531" calcext:value-type="float">
            <text:p>10,671.77</text:p>
          </table:table-cell>
          <table:table-cell table:style-name="ce19" office:value-type="float" office:value="10862.165198" calcext:value-type="float">
            <text:p>10,862.17</text:p>
          </table:table-cell>
          <table:table-cell table:style-name="ce19" office:value-type="float" office:value="9534.507345" calcext:value-type="float">
            <text:p>9,534.51</text:p>
          </table:table-cell>
          <table:table-cell table:style-name="ce19" office:value-type="float" office:value="10051.336484" calcext:value-type="float">
            <text:p>10,051.3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4000" calcext:value-type="float">
            <text:p>4,000.00</text:p>
          </table:table-cell>
          <table:table-cell table:style-name="ce18" office:value-type="float" office:value="4851.6" calcext:value-type="float">
            <text:p>4,851.60</text:p>
          </table:table-cell>
          <table:table-cell table:style-name="ce18" office:value-type="float" office:value="4643.2" calcext:value-type="float">
            <text:p>4,643.20</text:p>
          </table:table-cell>
          <table:table-cell table:style-name="ce18" office:value-type="float" office:value="5381.2" calcext:value-type="float">
            <text:p>5,381.20</text:p>
          </table:table-cell>
          <table:table-cell table:style-name="ce18" office:value-type="float" office:value="8272.8" calcext:value-type="float">
            <text:p>8,272.80</text:p>
          </table:table-cell>
          <table:table-cell table:style-name="ce18" office:value-type="float" office:value="8146.7" calcext:value-type="float">
            <text:p>8,146.70</text:p>
          </table:table-cell>
          <table:table-cell table:style-name="ce18" office:value-type="float" office:value="7339.9" calcext:value-type="float">
            <text:p>7,339.90</text:p>
          </table:table-cell>
          <table:table-cell table:style-name="ce18" office:value-type="float" office:value="8432.6" calcext:value-type="float">
            <text:p>8,432.60</text:p>
          </table:table-cell>
          <table:table-cell table:style-name="ce18" office:value-type="float" office:value="9960.3" calcext:value-type="float">
            <text:p>9,960.30</text:p>
          </table:table-cell>
          <table:table-cell table:style-name="ce18" office:value-type="float" office:value="9001.185" calcext:value-type="float">
            <text:p>9,001.19</text:p>
          </table:table-cell>
          <table:table-cell table:style-name="ce18" office:value-type="float" office:value="8585.7" calcext:value-type="float">
            <text:p>8,585.70</text:p>
          </table:table-cell>
          <table:table-cell table:style-name="ce18" office:value-type="float" office:value="7232.2" calcext:value-type="float">
            <text:p>7,232.20</text:p>
          </table:table-cell>
          <table:table-cell table:style-name="ce18" office:value-type="float" office:value="8144.5" calcext:value-type="float">
            <text:p>8,144.50</text:p>
          </table:table-cell>
          <table:table-cell table:style-name="ce18" office:value-type="float" office:value="8021.4" calcext:value-type="float">
            <text:p>8,021.40</text:p>
          </table:table-cell>
          <table:table-cell table:style-name="ce18" office:value-type="float" office:value="9307.3" calcext:value-type="float">
            <text:p>9,307.30</text:p>
          </table:table-cell>
          <table:table-cell table:style-name="ce18" office:value-type="float" office:value="9428.2" calcext:value-type="float">
            <text:p>9,428.20</text:p>
          </table:table-cell>
          <table:table-cell table:style-name="ce18" office:value-type="float" office:value="9296.7" calcext:value-type="float">
            <text:p>9,296.70</text:p>
          </table:table-cell>
          <table:table-cell table:style-name="ce18" office:value-type="float" office:value="10149.4" calcext:value-type="float">
            <text:p>10,149.40</text:p>
          </table:table-cell>
          <table:table-cell table:style-name="ce18" office:value-type="float" office:value="10642.3" calcext:value-type="float">
            <text:p>10,642.30</text:p>
          </table:table-cell>
          <table:table-cell table:style-name="ce18" office:value-type="float" office:value="11831.5" calcext:value-type="float">
            <text:p>11,831.50</text:p>
          </table:table-cell>
          <table:table-cell table:style-name="ce18" office:value-type="float" office:value="14393.1" calcext:value-type="float">
            <text:p>14,393.10</text:p>
          </table:table-cell>
          <table:table-cell table:style-name="ce18" office:value-type="float" office:value="15258.7" calcext:value-type="float">
            <text:p>15,258.70</text:p>
          </table:table-cell>
          <table:table-cell table:style-name="ce18" office:value-type="float" office:value="16721.9" calcext:value-type="float">
            <text:p>16,721.90</text:p>
          </table:table-cell>
          <table:table-cell table:style-name="ce18" office:value-type="float" office:value="18964.8" calcext:value-type="float">
            <text:p>18,964.80</text:p>
          </table:table-cell>
          <table:table-cell table:style-name="ce18" office:value-type="float" office:value="22733.7" calcext:value-type="float">
            <text:p>22,733.70</text:p>
          </table:table-cell>
          <table:table-cell table:style-name="ce18" office:value-type="float" office:value="26220.6" calcext:value-type="float">
            <text:p>26,220.60</text:p>
          </table:table-cell>
          <table:table-cell table:style-name="ce18" office:value-type="float" office:value="28031.2" calcext:value-type="float">
            <text:p>28,031.20</text:p>
          </table:table-cell>
          <table:table-cell table:style-name="ce18" office:value-type="float" office:value="27193.3" calcext:value-type="float">
            <text:p>27,193.30</text:p>
          </table:table-cell>
          <table:table-cell table:style-name="ce18" office:value-type="float" office:value="32072.9" calcext:value-type="float">
            <text:p>32,072.90</text:p>
          </table:table-cell>
          <table:table-cell table:style-name="ce18" office:value-type="float" office:value="21017.7" calcext:value-type="float">
            <text:p>21,017.70</text:p>
          </table:table-cell>
          <table:table-cell table:style-name="ce18" office:value-type="float" office:value="24968.6" calcext:value-type="float">
            <text:p>24,968.60</text:p>
          </table:table-cell>
          <table:table-cell table:style-name="ce18" office:value-type="float" office:value="31736.521991" calcext:value-type="float">
            <text:p>31,736.52</text:p>
          </table:table-cell>
          <table:table-cell table:style-name="ce18" office:value-type="float" office:value="32123.378693" calcext:value-type="float">
            <text:p>32,123.38</text:p>
          </table:table-cell>
          <table:table-cell table:style-name="ce18" office:value-type="float" office:value="27630.995584" calcext:value-type="float">
            <text:p>27,631.00</text:p>
          </table:table-cell>
          <table:table-cell table:style-name="ce18" office:value-type="float" office:value="30536.551551" calcext:value-type="float">
            <text:p>30,536.55</text:p>
          </table:table-cell>
          <table:table-cell table:style-name="ce18" office:value-type="float" office:value="27405.261649" calcext:value-type="float">
            <text:p>27,405.26</text:p>
          </table:table-cell>
          <table:table-cell table:style-name="ce18" office:value-type="float" office:value="26175.663296" calcext:value-type="float">
            <text:p>26,175.66</text:p>
          </table:table-cell>
          <table:table-cell table:style-name="ce18" office:value-type="float" office:value="29427.317224" calcext:value-type="float">
            <text:p>29,427.3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41998.6" calcext:value-type="float">
            <text:p>41,998.60</text:p>
          </table:table-cell>
          <table:table-cell table:style-name="ce18" office:value-type="float" office:value="46826.5" calcext:value-type="float">
            <text:p>46,826.50</text:p>
          </table:table-cell>
          <table:table-cell table:style-name="ce18" office:value-type="float" office:value="46791.7" calcext:value-type="float">
            <text:p>46,791.70</text:p>
          </table:table-cell>
          <table:table-cell table:style-name="ce18" office:value-type="float" office:value="52545.9" calcext:value-type="float">
            <text:p>52,545.90</text:p>
          </table:table-cell>
          <table:table-cell table:style-name="ce18" office:value-type="float" office:value="66911.1" calcext:value-type="float">
            <text:p>66,911.10</text:p>
          </table:table-cell>
          <table:table-cell table:style-name="ce18" office:value-type="float" office:value="69427.4" calcext:value-type="float">
            <text:p>69,427.40</text:p>
          </table:table-cell>
          <table:table-cell table:style-name="ce18" office:value-type="float" office:value="68662.4" calcext:value-type="float">
            <text:p>68,662.40</text:p>
          </table:table-cell>
          <table:table-cell table:style-name="ce18" office:value-type="float" office:value="71510.3" calcext:value-type="float">
            <text:p>71,510.30</text:p>
          </table:table-cell>
          <table:table-cell table:style-name="ce18" office:value-type="float" office:value="81430" calcext:value-type="float">
            <text:p>81,430.00</text:p>
          </table:table-cell>
          <table:table-cell table:style-name="ce18" office:value-type="float" office:value="89550.237" calcext:value-type="float">
            <text:p>89,550.24</text:p>
          </table:table-cell>
          <table:table-cell table:style-name="ce18" office:value-type="float" office:value="93780.4" calcext:value-type="float">
            <text:p>93,780.40</text:p>
          </table:table-cell>
          <table:table-cell table:style-name="ce18" office:value-type="float" office:value="93736.1" calcext:value-type="float">
            <text:p>93,736.10</text:p>
          </table:table-cell>
          <table:table-cell table:style-name="ce18" office:value-type="float" office:value="101291.9" calcext:value-type="float">
            <text:p>101,291.90</text:p>
          </table:table-cell>
          <table:table-cell table:style-name="ce18" office:value-type="float" office:value="113617.3" calcext:value-type="float">
            <text:p>113,617.30</text:p>
          </table:table-cell>
          <table:table-cell table:style-name="ce18" office:value-type="float" office:value="131956.2" calcext:value-type="float">
            <text:p>131,956.20</text:p>
          </table:table-cell>
          <table:table-cell table:style-name="ce18" office:value-type="float" office:value="148303.9" calcext:value-type="float">
            <text:p>148,303.90</text:p>
          </table:table-cell>
          <table:table-cell table:style-name="ce18" office:value-type="float" office:value="159746.4" calcext:value-type="float">
            <text:p>159,746.40</text:p>
          </table:table-cell>
          <table:table-cell table:style-name="ce18" office:value-type="float" office:value="171439.7" calcext:value-type="float">
            <text:p>171,439.70</text:p>
          </table:table-cell>
          <table:table-cell table:style-name="ce18" office:value-type="float" office:value="178047.9" calcext:value-type="float">
            <text:p>178,047.90</text:p>
          </table:table-cell>
          <table:table-cell table:style-name="ce18" office:value-type="float" office:value="198828.5" calcext:value-type="float">
            <text:p>198,828.50</text:p>
          </table:table-cell>
          <table:table-cell table:style-name="ce18" office:value-type="float" office:value="229190.8" calcext:value-type="float">
            <text:p>229,190.80</text:p>
          </table:table-cell>
          <table:table-cell table:style-name="ce18" office:value-type="float" office:value="220137.8" calcext:value-type="float">
            <text:p>220,137.80</text:p>
          </table:table-cell>
          <table:table-cell table:style-name="ce18" office:value-type="float" office:value="213954" calcext:value-type="float">
            <text:p>213,954.00</text:p>
          </table:table-cell>
          <table:table-cell table:style-name="ce18" office:value-type="float" office:value="227652.1" calcext:value-type="float">
            <text:p>227,652.10</text:p>
          </table:table-cell>
          <table:table-cell table:style-name="ce18" office:value-type="float" office:value="259806.8" calcext:value-type="float">
            <text:p>259,806.80</text:p>
          </table:table-cell>
          <table:table-cell table:style-name="ce18" office:value-type="float" office:value="291943.5" calcext:value-type="float">
            <text:p>291,943.50</text:p>
          </table:table-cell>
          <table:table-cell table:style-name="ce18" office:value-type="float" office:value="307823.1" calcext:value-type="float">
            <text:p>307,823.10</text:p>
          </table:table-cell>
          <table:table-cell table:style-name="ce18" office:value-type="float" office:value="317604.4" calcext:value-type="float">
            <text:p>317,604.40</text:p>
          </table:table-cell>
          <table:table-cell table:style-name="ce18" office:value-type="float" office:value="339711.7" calcext:value-type="float">
            <text:p>339,711.70</text:p>
          </table:table-cell>
          <table:table-cell table:style-name="ce18" office:value-type="float" office:value="228375.6" calcext:value-type="float">
            <text:p>228,375.60</text:p>
          </table:table-cell>
          <table:table-cell table:style-name="ce18" office:value-type="float" office:value="280387.2" calcext:value-type="float">
            <text:p>280,387.20</text:p>
          </table:table-cell>
          <table:table-cell table:style-name="ce18" office:value-type="float" office:value="315324.753291" calcext:value-type="float">
            <text:p>315,324.75</text:p>
          </table:table-cell>
          <table:table-cell table:style-name="ce18" office:value-type="float" office:value="324263.012583" calcext:value-type="float">
            <text:p>324,263.01</text:p>
          </table:table-cell>
          <table:table-cell table:style-name="ce18" office:value-type="float" office:value="332557.802817" calcext:value-type="float">
            <text:p>332,557.80</text:p>
          </table:table-cell>
          <table:table-cell table:style-name="ce18" office:value-type="float" office:value="347797.986092" calcext:value-type="float">
            <text:p>347,797.99</text:p>
          </table:table-cell>
          <table:table-cell table:style-name="ce18" office:value-type="float" office:value="295190.308915" calcext:value-type="float">
            <text:p>295,190.31</text:p>
          </table:table-cell>
          <table:table-cell table:style-name="ce18" office:value-type="float" office:value="278066.769006" calcext:value-type="float">
            <text:p>278,066.77</text:p>
          </table:table-cell>
          <table:table-cell table:style-name="ce18" office:value-type="float" office:value="299975.229784" calcext:value-type="float">
            <text:p>299,975.2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8" office:value-type="float" office:value="1164.4" calcext:value-type="float">
            <text:p>1,164.40</text:p>
          </table:table-cell>
          <table:table-cell table:style-name="ce18" office:value-type="float" office:value="2062.4" calcext:value-type="float">
            <text:p>2,062.40</text:p>
          </table:table-cell>
          <table:table-cell table:style-name="ce18" office:value-type="float" office:value="2502.4" calcext:value-type="float">
            <text:p>2,502.40</text:p>
          </table:table-cell>
          <table:table-cell table:style-name="ce18" office:value-type="float" office:value="2476.8" calcext:value-type="float">
            <text:p>2,476.80</text:p>
          </table:table-cell>
          <table:table-cell table:style-name="ce18" office:value-type="float" office:value="3381.4" calcext:value-type="float">
            <text:p>3,381.40</text:p>
          </table:table-cell>
          <table:table-cell table:style-name="ce18" office:value-type="float" office:value="4224.2" calcext:value-type="float">
            <text:p>4,224.20</text:p>
          </table:table-cell>
          <table:table-cell table:style-name="ce18" office:value-type="float" office:value="5240.6" calcext:value-type="float">
            <text:p>5,240.60</text:p>
          </table:table-cell>
          <table:table-cell table:style-name="ce18" office:value-type="float" office:value="6910.4" calcext:value-type="float">
            <text:p>6,910.40</text:p>
          </table:table-cell>
          <table:table-cell table:style-name="ce18" office:value-type="float" office:value="9261.3" calcext:value-type="float">
            <text:p>9,261.30</text:p>
          </table:table-cell>
          <table:table-cell table:style-name="ce18" office:value-type="float" office:value="12900.993" calcext:value-type="float">
            <text:p>12,900.99</text:p>
          </table:table-cell>
          <table:table-cell table:style-name="ce18" office:value-type="float" office:value="16295.8" calcext:value-type="float">
            <text:p>16,295.80</text:p>
          </table:table-cell>
          <table:table-cell table:style-name="ce18" office:value-type="float" office:value="20305.1" calcext:value-type="float">
            <text:p>20,305.10</text:p>
          </table:table-cell>
          <table:table-cell table:style-name="ce18" office:value-type="float" office:value="27412.5" calcext:value-type="float">
            <text:p>27,412.50</text:p>
          </table:table-cell>
          <table:table-cell table:style-name="ce18" office:value-type="float" office:value="33512.7" calcext:value-type="float">
            <text:p>33,512.70</text:p>
          </table:table-cell>
          <table:table-cell table:style-name="ce18" office:value-type="float" office:value="41362.4" calcext:value-type="float">
            <text:p>41,362.40</text:p>
          </table:table-cell>
          <table:table-cell table:style-name="ce18" office:value-type="float" office:value="48520.7" calcext:value-type="float">
            <text:p>48,520.70</text:p>
          </table:table-cell>
          <table:table-cell table:style-name="ce18" office:value-type="float" office:value="54408.9" calcext:value-type="float">
            <text:p>54,408.90</text:p>
          </table:table-cell>
          <table:table-cell table:style-name="ce18" office:value-type="float" office:value="65831.7" calcext:value-type="float">
            <text:p>65,831.70</text:p>
          </table:table-cell>
          <table:table-cell table:style-name="ce18" office:value-type="float" office:value="75109.2" calcext:value-type="float">
            <text:p>75,109.20</text:p>
          </table:table-cell>
          <table:table-cell table:style-name="ce18" office:value-type="float" office:value="86480.6" calcext:value-type="float">
            <text:p>86,480.60</text:p>
          </table:table-cell>
          <table:table-cell table:style-name="ce18" office:value-type="float" office:value="106214.7" calcext:value-type="float">
            <text:p>106,214.70</text:p>
          </table:table-cell>
          <table:table-cell table:style-name="ce18" office:value-type="float" office:value="109391.6" calcext:value-type="float">
            <text:p>109,391.60</text:p>
          </table:table-cell>
          <table:table-cell table:style-name="ce18" office:value-type="float" office:value="133490.4" calcext:value-type="float">
            <text:p>133,490.40</text:p>
          </table:table-cell>
          <table:table-cell table:style-name="ce18" office:value-type="float" office:value="163255.3" calcext:value-type="float">
            <text:p>163,255.30</text:p>
          </table:table-cell>
          <table:table-cell table:style-name="ce18" office:value-type="float" office:value="210525.8" calcext:value-type="float">
            <text:p>210,525.80</text:p>
          </table:table-cell>
          <table:table-cell table:style-name="ce18" office:value-type="float" office:value="259837.8" calcext:value-type="float">
            <text:p>259,837.80</text:p>
          </table:table-cell>
          <table:table-cell table:style-name="ce18" office:value-type="float" office:value="305787.6" calcext:value-type="float">
            <text:p>305,787.60</text:p>
          </table:table-cell>
          <table:table-cell table:style-name="ce18" office:value-type="float" office:value="340117.7" calcext:value-type="float">
            <text:p>340,117.70</text:p>
          </table:table-cell>
          <table:table-cell table:style-name="ce18" office:value-type="float" office:value="356318.9" calcext:value-type="float">
            <text:p>356,318.90</text:p>
          </table:table-cell>
          <table:table-cell table:style-name="ce18" office:value-type="float" office:value="309557.7" calcext:value-type="float">
            <text:p>309,557.70</text:p>
          </table:table-cell>
          <table:table-cell table:style-name="ce18" office:value-type="float" office:value="382982.9" calcext:value-type="float">
            <text:p>382,982.90</text:p>
          </table:table-cell>
          <table:table-cell table:style-name="ce18" office:value-type="float" office:value="399371.232631" calcext:value-type="float">
            <text:p>399,371.23</text:p>
          </table:table-cell>
          <table:table-cell table:style-name="ce18" office:value-type="float" office:value="425619.082637" calcext:value-type="float">
            <text:p>425,619.08</text:p>
          </table:table-cell>
          <table:table-cell table:style-name="ce18" office:value-type="float" office:value="440434.334115" calcext:value-type="float">
            <text:p>440,434.33</text:p>
          </table:table-cell>
          <table:table-cell table:style-name="ce18" office:value-type="float" office:value="466754.455239" calcext:value-type="float">
            <text:p>466,754.46</text:p>
          </table:table-cell>
          <table:table-cell table:style-name="ce18" office:value-type="float" office:value="481880.763487" calcext:value-type="float">
            <text:p>481,880.76</text:p>
          </table:table-cell>
          <table:table-cell table:style-name="ce18" office:value-type="float" office:value="462813.00046" calcext:value-type="float">
            <text:p>462,813.00</text:p>
          </table:table-cell>
          <table:table-cell table:style-name="ce18" office:value-type="float" office:value="505597.06495" calcext:value-type="float">
            <text:p>505,597.0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5548.6" calcext:value-type="float">
            <text:p>5,548.60</text:p>
          </table:table-cell>
          <table:table-cell table:style-name="ce19" office:value-type="float" office:value="6139.1" calcext:value-type="float">
            <text:p>6,139.10</text:p>
          </table:table-cell>
          <table:table-cell table:style-name="ce19" office:value-type="float" office:value="5815.1" calcext:value-type="float">
            <text:p>5,815.10</text:p>
          </table:table-cell>
          <table:table-cell table:style-name="ce19" office:value-type="float" office:value="6307.7" calcext:value-type="float">
            <text:p>6,307.70</text:p>
          </table:table-cell>
          <table:table-cell table:style-name="ce19" office:value-type="float" office:value="8516.4" calcext:value-type="float">
            <text:p>8,516.40</text:p>
          </table:table-cell>
          <table:table-cell table:style-name="ce19" office:value-type="float" office:value="9959.5" calcext:value-type="float">
            <text:p>9,959.50</text:p>
          </table:table-cell>
          <table:table-cell table:style-name="ce19" office:value-type="float" office:value="10586" calcext:value-type="float">
            <text:p>10,586.00</text:p>
          </table:table-cell>
          <table:table-cell table:style-name="ce19" office:value-type="float" office:value="11176.5" calcext:value-type="float">
            <text:p>11,176.50</text:p>
          </table:table-cell>
          <table:table-cell table:style-name="ce19" office:value-type="float" office:value="12839" calcext:value-type="float">
            <text:p>12,839.00</text:p>
          </table:table-cell>
          <table:table-cell table:style-name="ce19" office:value-type="float" office:value="13512.382" calcext:value-type="float">
            <text:p>13,512.38</text:p>
          </table:table-cell>
          <table:table-cell table:style-name="ce19" office:value-type="float" office:value="13593.7" calcext:value-type="float">
            <text:p>13,593.70</text:p>
          </table:table-cell>
          <table:table-cell table:style-name="ce19" office:value-type="float" office:value="13810.5" calcext:value-type="float">
            <text:p>13,810.50</text:p>
          </table:table-cell>
          <table:table-cell table:style-name="ce19" office:value-type="float" office:value="15261.9" calcext:value-type="float">
            <text:p>15,261.90</text:p>
          </table:table-cell>
          <table:table-cell table:style-name="ce19" office:value-type="float" office:value="15694" calcext:value-type="float">
            <text:p>15,694.00</text:p>
          </table:table-cell>
          <table:table-cell table:style-name="ce19" office:value-type="float" office:value="17416.5" calcext:value-type="float">
            <text:p>17,416.50</text:p>
          </table:table-cell>
          <table:table-cell table:style-name="ce19" office:value-type="float" office:value="17769.5" calcext:value-type="float">
            <text:p>17,769.50</text:p>
          </table:table-cell>
          <table:table-cell table:style-name="ce19" office:value-type="float" office:value="19196.4" calcext:value-type="float">
            <text:p>19,196.40</text:p>
          </table:table-cell>
          <table:table-cell table:style-name="ce19" office:value-type="float" office:value="21346.2" calcext:value-type="float">
            <text:p>21,346.20</text:p>
          </table:table-cell>
          <table:table-cell table:style-name="ce19" office:value-type="float" office:value="24745.6" calcext:value-type="float">
            <text:p>24,745.60</text:p>
          </table:table-cell>
          <table:table-cell table:style-name="ce19" office:value-type="float" office:value="26656.1" calcext:value-type="float">
            <text:p>26,656.10</text:p>
          </table:table-cell>
          <table:table-cell table:style-name="ce19" office:value-type="float" office:value="30084.4" calcext:value-type="float">
            <text:p>30,084.40</text:p>
          </table:table-cell>
          <table:table-cell table:style-name="ce19" office:value-type="float" office:value="30984.3" calcext:value-type="float">
            <text:p>30,984.30</text:p>
          </table:table-cell>
          <table:table-cell table:style-name="ce19" office:value-type="float" office:value="29030.8" calcext:value-type="float">
            <text:p>29,030.80</text:p>
          </table:table-cell>
          <table:table-cell table:style-name="ce19" office:value-type="float" office:value="29902.4" calcext:value-type="float">
            <text:p>29,902.40</text:p>
          </table:table-cell>
          <table:table-cell table:style-name="ce19" office:value-type="float" office:value="32619.3" calcext:value-type="float">
            <text:p>32,619.30</text:p>
          </table:table-cell>
          <table:table-cell table:style-name="ce19" office:value-type="float" office:value="34774.3" calcext:value-type="float">
            <text:p>34,774.30</text:p>
          </table:table-cell>
          <table:table-cell table:style-name="ce19" office:value-type="float" office:value="38088.6" calcext:value-type="float">
            <text:p>38,088.60</text:p>
          </table:table-cell>
          <table:table-cell table:style-name="ce19" office:value-type="float" office:value="42498.1" calcext:value-type="float">
            <text:p>42,498.10</text:p>
          </table:table-cell>
          <table:table-cell table:style-name="ce19" office:value-type="float" office:value="44904.9" calcext:value-type="float">
            <text:p>44,904.90</text:p>
          </table:table-cell>
          <table:table-cell table:style-name="ce19" office:value-type="float" office:value="34670.8" calcext:value-type="float">
            <text:p>34,670.80</text:p>
          </table:table-cell>
          <table:table-cell table:style-name="ce19" office:value-type="float" office:value="39256.7" calcext:value-type="float">
            <text:p>39,256.70</text:p>
          </table:table-cell>
          <table:table-cell table:style-name="ce19" office:value-type="float" office:value="40104.889809" calcext:value-type="float">
            <text:p>40,104.89</text:p>
          </table:table-cell>
          <table:table-cell table:style-name="ce19" office:value-type="float" office:value="41796.970269" calcext:value-type="float">
            <text:p>41,796.97</text:p>
          </table:table-cell>
          <table:table-cell table:style-name="ce19" office:value-type="float" office:value="45832.089416" calcext:value-type="float">
            <text:p>45,832.09</text:p>
          </table:table-cell>
          <table:table-cell table:style-name="ce19" office:value-type="float" office:value="47007.963134" calcext:value-type="float">
            <text:p>47,007.96</text:p>
          </table:table-cell>
          <table:table-cell table:style-name="ce19" office:value-type="float" office:value="47761.444659" calcext:value-type="float">
            <text:p>47,761.44</text:p>
          </table:table-cell>
          <table:table-cell table:style-name="ce19" office:value-type="float" office:value="46838.302674" calcext:value-type="float">
            <text:p>46,838.30</text:p>
          </table:table-cell>
          <table:table-cell table:style-name="ce19" office:value-type="float" office:value="49000.553487" calcext:value-type="float">
            <text:p>49,000.5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12257" calcext:value-type="float">
            <text:p>12,257.00</text:p>
          </table:table-cell>
          <table:table-cell table:style-name="ce19" office:value-type="float" office:value="11917.6" calcext:value-type="float">
            <text:p>11,917.60</text:p>
          </table:table-cell>
          <table:table-cell table:style-name="ce19" office:value-type="float" office:value="12502.8" calcext:value-type="float">
            <text:p>12,502.80</text:p>
          </table:table-cell>
          <table:table-cell table:style-name="ce19" office:value-type="float" office:value="13229.2" calcext:value-type="float">
            <text:p>13,229.20</text:p>
          </table:table-cell>
          <table:table-cell table:style-name="ce19" office:value-type="float" office:value="17810.1" calcext:value-type="float">
            <text:p>17,810.10</text:p>
          </table:table-cell>
          <table:table-cell table:style-name="ce19" office:value-type="float" office:value="21231.5" calcext:value-type="float">
            <text:p>21,231.50</text:p>
          </table:table-cell>
          <table:table-cell table:style-name="ce19" office:value-type="float" office:value="26128.1" calcext:value-type="float">
            <text:p>26,128.10</text:p>
          </table:table-cell>
          <table:table-cell table:style-name="ce19" office:value-type="float" office:value="28028.3" calcext:value-type="float">
            <text:p>28,028.30</text:p>
          </table:table-cell>
          <table:table-cell table:style-name="ce19" office:value-type="float" office:value="27380.3" calcext:value-type="float">
            <text:p>27,380.30</text:p>
          </table:table-cell>
          <table:table-cell table:style-name="ce19" office:value-type="float" office:value="25672.416" calcext:value-type="float">
            <text:p>25,672.42</text:p>
          </table:table-cell>
          <table:table-cell table:style-name="ce19" office:value-type="float" office:value="29080.3" calcext:value-type="float">
            <text:p>29,080.30</text:p>
          </table:table-cell>
          <table:table-cell table:style-name="ce19" office:value-type="float" office:value="26985.1" calcext:value-type="float">
            <text:p>26,985.10</text:p>
          </table:table-cell>
          <table:table-cell table:style-name="ce19" office:value-type="float" office:value="29596.2" calcext:value-type="float">
            <text:p>29,596.20</text:p>
          </table:table-cell>
          <table:table-cell table:style-name="ce19" office:value-type="float" office:value="29461.6" calcext:value-type="float">
            <text:p>29,461.60</text:p>
          </table:table-cell>
          <table:table-cell table:style-name="ce19" office:value-type="float" office:value="32690.4" calcext:value-type="float">
            <text:p>32,690.40</text:p>
          </table:table-cell>
          <table:table-cell table:style-name="ce19" office:value-type="float" office:value="38042.5" calcext:value-type="float">
            <text:p>38,042.50</text:p>
          </table:table-cell>
          <table:table-cell table:style-name="ce19" office:value-type="float" office:value="39989.4" calcext:value-type="float">
            <text:p>39,989.40</text:p>
          </table:table-cell>
          <table:table-cell table:style-name="ce19" office:value-type="float" office:value="44192.7" calcext:value-type="float">
            <text:p>44,192.70</text:p>
          </table:table-cell>
          <table:table-cell table:style-name="ce19" office:value-type="float" office:value="51283.2" calcext:value-type="float">
            <text:p>51,283.20</text:p>
          </table:table-cell>
          <table:table-cell table:style-name="ce19" office:value-type="float" office:value="55825.9" calcext:value-type="float">
            <text:p>55,825.90</text:p>
          </table:table-cell>
          <table:table-cell table:style-name="ce19" office:value-type="float" office:value="59480.5" calcext:value-type="float">
            <text:p>59,480.50</text:p>
          </table:table-cell>
          <table:table-cell table:style-name="ce19" office:value-type="float" office:value="60492.3" calcext:value-type="float">
            <text:p>60,492.30</text:p>
          </table:table-cell>
          <table:table-cell table:style-name="ce19" office:value-type="float" office:value="63884" calcext:value-type="float">
            <text:p>63,884.00</text:p>
          </table:table-cell>
          <table:table-cell table:style-name="ce19" office:value-type="float" office:value="69617.5" calcext:value-type="float">
            <text:p>69,617.50</text:p>
          </table:table-cell>
          <table:table-cell table:style-name="ce19" office:value-type="float" office:value="79116.9" calcext:value-type="float">
            <text:p>79,116.90</text:p>
          </table:table-cell>
          <table:table-cell table:style-name="ce19" office:value-type="float" office:value="86937.6" calcext:value-type="float">
            <text:p>86,937.60</text:p>
          </table:table-cell>
          <table:table-cell table:style-name="ce19" office:value-type="float" office:value="91222" calcext:value-type="float">
            <text:p>91,222.00</text:p>
          </table:table-cell>
          <table:table-cell table:style-name="ce19" office:value-type="float" office:value="96639.8" calcext:value-type="float">
            <text:p>96,639.80</text:p>
          </table:table-cell>
          <table:table-cell table:style-name="ce19" office:value-type="float" office:value="99764.4" calcext:value-type="float">
            <text:p>99,764.40</text:p>
          </table:table-cell>
          <table:table-cell table:style-name="ce19" office:value-type="float" office:value="72640.6" calcext:value-type="float">
            <text:p>72,640.60</text:p>
          </table:table-cell>
          <table:table-cell table:style-name="ce19" office:value-type="float" office:value="84373.4" calcext:value-type="float">
            <text:p>84,373.40</text:p>
          </table:table-cell>
          <table:table-cell table:style-name="ce19" office:value-type="float" office:value="98684.337899" calcext:value-type="float">
            <text:p>98,684.34</text:p>
          </table:table-cell>
          <table:table-cell table:style-name="ce19" office:value-type="float" office:value="109225.772833" calcext:value-type="float">
            <text:p>109,225.77</text:p>
          </table:table-cell>
          <table:table-cell table:style-name="ce19" office:value-type="float" office:value="114349.333196" calcext:value-type="float">
            <text:p>114,349.33</text:p>
          </table:table-cell>
          <table:table-cell table:style-name="ce19" office:value-type="float" office:value="123259.613666" calcext:value-type="float">
            <text:p>123,259.61</text:p>
          </table:table-cell>
          <table:table-cell table:style-name="ce19" office:value-type="float" office:value="124139.247001" calcext:value-type="float">
            <text:p>124,139.25</text:p>
          </table:table-cell>
          <table:table-cell table:style-name="ce19" office:value-type="float" office:value="114227.421953" calcext:value-type="float">
            <text:p>114,227.42</text:p>
          </table:table-cell>
          <table:table-cell table:style-name="ce19" office:value-type="float" office:value="117744.752792" calcext:value-type="float">
            <text:p>117,744.7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 office:value-type="float" office:value="1209.5" calcext:value-type="float">
            <text:p>1,209.50</text:p>
          </table:table-cell>
          <table:table-cell table:style-name="ce19" office:value-type="float" office:value="1324.9" calcext:value-type="float">
            <text:p>1,324.90</text:p>
          </table:table-cell>
          <table:table-cell table:style-name="ce19" office:value-type="float" office:value="1522.2" calcext:value-type="float">
            <text:p>1,522.20</text:p>
          </table:table-cell>
          <table:table-cell table:style-name="ce19" office:value-type="float" office:value="2333.8" calcext:value-type="float">
            <text:p>2,333.80</text:p>
          </table:table-cell>
          <table:table-cell table:style-name="ce19" office:value-type="float" office:value="2736.9" calcext:value-type="float">
            <text:p>2,736.90</text:p>
          </table:table-cell>
          <table:table-cell table:style-name="ce19" office:value-type="float" office:value="2478.5" calcext:value-type="float">
            <text:p>2,478.50</text:p>
          </table:table-cell>
          <table:table-cell table:style-name="ce19" office:value-type="float" office:value="2464.6" calcext:value-type="float">
            <text:p>2,464.60</text:p>
          </table:table-cell>
          <table:table-cell table:style-name="ce19" office:value-type="float" office:value="2725.4" calcext:value-type="float">
            <text:p>2,725.40</text:p>
          </table:table-cell>
          <table:table-cell table:style-name="ce19" office:value-type="float" office:value="3153.4" calcext:value-type="float">
            <text:p>3,153.40</text:p>
          </table:table-cell>
          <table:table-cell table:style-name="ce19" office:value-type="float" office:value="3551.029" calcext:value-type="float">
            <text:p>3,551.03</text:p>
          </table:table-cell>
          <table:table-cell table:style-name="ce19" office:value-type="float" office:value="3421.4" calcext:value-type="float">
            <text:p>3,421.40</text:p>
          </table:table-cell>
          <table:table-cell table:style-name="ce19" office:value-type="float" office:value="3429.1" calcext:value-type="float">
            <text:p>3,429.10</text:p>
          </table:table-cell>
          <table:table-cell table:style-name="ce19" office:value-type="float" office:value="4065.6" calcext:value-type="float">
            <text:p>4,065.60</text:p>
          </table:table-cell>
          <table:table-cell table:style-name="ce19" office:value-type="float" office:value="4794.1" calcext:value-type="float">
            <text:p>4,794.10</text:p>
          </table:table-cell>
          <table:table-cell table:style-name="ce19" office:value-type="float" office:value="5663.1" calcext:value-type="float">
            <text:p>5,663.10</text:p>
          </table:table-cell>
          <table:table-cell table:style-name="ce19" office:value-type="float" office:value="6090.6" calcext:value-type="float">
            <text:p>6,090.60</text:p>
          </table:table-cell>
          <table:table-cell table:style-name="ce19" office:value-type="float" office:value="6528.4" calcext:value-type="float">
            <text:p>6,528.40</text:p>
          </table:table-cell>
          <table:table-cell table:style-name="ce19" office:value-type="float" office:value="7711.9" calcext:value-type="float">
            <text:p>7,711.90</text:p>
          </table:table-cell>
          <table:table-cell table:style-name="ce19" office:value-type="float" office:value="8658.7" calcext:value-type="float">
            <text:p>8,658.70</text:p>
          </table:table-cell>
          <table:table-cell table:style-name="ce19" office:value-type="float" office:value="9598.1" calcext:value-type="float">
            <text:p>9,598.10</text:p>
          </table:table-cell>
          <table:table-cell table:style-name="ce19" office:value-type="float" office:value="11034.3" calcext:value-type="float">
            <text:p>11,034.30</text:p>
          </table:table-cell>
          <table:table-cell table:style-name="ce19" office:value-type="float" office:value="10290.5" calcext:value-type="float">
            <text:p>10,290.50</text:p>
          </table:table-cell>
          <table:table-cell table:style-name="ce19" office:value-type="float" office:value="12449.6" calcext:value-type="float">
            <text:p>12,449.60</text:p>
          </table:table-cell>
          <table:table-cell table:style-name="ce19" office:value-type="float" office:value="13752.2" calcext:value-type="float">
            <text:p>13,752.20</text:p>
          </table:table-cell>
          <table:table-cell table:style-name="ce19" office:value-type="float" office:value="16436.7" calcext:value-type="float">
            <text:p>16,436.70</text:p>
          </table:table-cell>
          <table:table-cell table:style-name="ce19" office:value-type="float" office:value="19875.1" calcext:value-type="float">
            <text:p>19,875.10</text:p>
          </table:table-cell>
          <table:table-cell table:style-name="ce19" office:value-type="float" office:value="22992.7" calcext:value-type="float">
            <text:p>22,992.70</text:p>
          </table:table-cell>
          <table:table-cell table:style-name="ce19" office:value-type="float" office:value="25113.6" calcext:value-type="float">
            <text:p>25,113.60</text:p>
          </table:table-cell>
          <table:table-cell table:style-name="ce19" office:value-type="float" office:value="26931.5" calcext:value-type="float">
            <text:p>26,931.50</text:p>
          </table:table-cell>
          <table:table-cell table:style-name="ce19" office:value-type="float" office:value="22043.2" calcext:value-type="float">
            <text:p>22,043.20</text:p>
          </table:table-cell>
          <table:table-cell table:style-name="ce19" office:value-type="float" office:value="30706.8" calcext:value-type="float">
            <text:p>30,706.80</text:p>
          </table:table-cell>
          <table:table-cell table:style-name="ce19" office:value-type="float" office:value="36154.495638" calcext:value-type="float">
            <text:p>36,154.50</text:p>
          </table:table-cell>
          <table:table-cell table:style-name="ce19" office:value-type="float" office:value="40512.644038" calcext:value-type="float">
            <text:p>40,512.64</text:p>
          </table:table-cell>
          <table:table-cell table:style-name="ce19" office:value-type="float" office:value="41808.508728" calcext:value-type="float">
            <text:p>41,808.51</text:p>
          </table:table-cell>
          <table:table-cell table:style-name="ce19" office:value-type="float" office:value="45244.019937" calcext:value-type="float">
            <text:p>45,244.02</text:p>
          </table:table-cell>
          <table:table-cell table:style-name="ce19" office:value-type="float" office:value="44741.390536" calcext:value-type="float">
            <text:p>44,741.39</text:p>
          </table:table-cell>
          <table:table-cell table:style-name="ce19" office:value-type="float" office:value="45998.438286" calcext:value-type="float">
            <text:p>45,998.44</text:p>
          </table:table-cell>
          <table:table-cell table:style-name="ce19" office:value-type="float" office:value="48631.286352" calcext:value-type="float">
            <text:p>48,631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5539" calcext:value-type="float">
            <text:p>5,539.00</text:p>
          </table:table-cell>
          <table:table-cell table:style-name="ce18" office:value-type="float" office:value="6413.4" calcext:value-type="float">
            <text:p>6,413.40</text:p>
          </table:table-cell>
          <table:table-cell table:style-name="ce18" office:value-type="float" office:value="4508.5" calcext:value-type="float">
            <text:p>4,508.50</text:p>
          </table:table-cell>
          <table:table-cell table:style-name="ce18" office:value-type="float" office:value="5656.8" calcext:value-type="float">
            <text:p>5,656.80</text:p>
          </table:table-cell>
          <table:table-cell table:style-name="ce18" office:value-type="float" office:value="5867.4" calcext:value-type="float">
            <text:p>5,867.40</text:p>
          </table:table-cell>
          <table:table-cell table:style-name="ce18" office:value-type="float" office:value="4933.2" calcext:value-type="float">
            <text:p>4,933.20</text:p>
          </table:table-cell>
          <table:table-cell table:style-name="ce18" office:value-type="float" office:value="3675.4" calcext:value-type="float">
            <text:p>3,675.40</text:p>
          </table:table-cell>
          <table:table-cell table:style-name="ce18" office:value-type="float" office:value="3719" calcext:value-type="float">
            <text:p>3,719.00</text:p>
          </table:table-cell>
          <table:table-cell table:style-name="ce18" office:value-type="float" office:value="3483.5" calcext:value-type="float">
            <text:p>3,483.50</text:p>
          </table:table-cell>
          <table:table-cell table:style-name="ce18" office:value-type="float" office:value="3874.105" calcext:value-type="float">
            <text:p>3,874.11</text:p>
          </table:table-cell>
          <table:table-cell table:style-name="ce18" office:value-type="float" office:value="3681.4" calcext:value-type="float">
            <text:p>3,681.40</text:p>
          </table:table-cell>
          <table:table-cell table:style-name="ce18" office:value-type="float" office:value="3567.2" calcext:value-type="float">
            <text:p>3,567.20</text:p>
          </table:table-cell>
          <table:table-cell table:style-name="ce18" office:value-type="float" office:value="4704.3" calcext:value-type="float">
            <text:p>4,704.30</text:p>
          </table:table-cell>
          <table:table-cell table:style-name="ce18" office:value-type="float" office:value="5886.8" calcext:value-type="float">
            <text:p>5,886.80</text:p>
          </table:table-cell>
          <table:table-cell table:style-name="ce18" office:value-type="float" office:value="7020.2" calcext:value-type="float">
            <text:p>7,020.20</text:p>
          </table:table-cell>
          <table:table-cell table:style-name="ce18" office:value-type="float" office:value="7954.8" calcext:value-type="float">
            <text:p>7,954.80</text:p>
          </table:table-cell>
          <table:table-cell table:style-name="ce18" office:value-type="float" office:value="8742.6" calcext:value-type="float">
            <text:p>8,742.60</text:p>
          </table:table-cell>
          <table:table-cell table:style-name="ce18" office:value-type="float" office:value="9754.2" calcext:value-type="float">
            <text:p>9,754.20</text:p>
          </table:table-cell>
          <table:table-cell table:style-name="ce18" office:value-type="float" office:value="9973.1" calcext:value-type="float">
            <text:p>9,973.10</text:p>
          </table:table-cell>
          <table:table-cell table:style-name="ce18" office:value-type="float" office:value="10170" calcext:value-type="float">
            <text:p>10,170.00</text:p>
          </table:table-cell>
          <table:table-cell table:style-name="ce18" office:value-type="float" office:value="11097.4" calcext:value-type="float">
            <text:p>11,097.40</text:p>
          </table:table-cell>
          <table:table-cell table:style-name="ce18" office:value-type="float" office:value="10907.1" calcext:value-type="float">
            <text:p>10,907.10</text:p>
          </table:table-cell>
          <table:table-cell table:style-name="ce18" office:value-type="float" office:value="10385.4" calcext:value-type="float">
            <text:p>10,385.40</text:p>
          </table:table-cell>
          <table:table-cell table:style-name="ce18" office:value-type="float" office:value="10271.3" calcext:value-type="float">
            <text:p>10,271.30</text:p>
          </table:table-cell>
          <table:table-cell table:style-name="ce18" office:value-type="float" office:value="11680.4" calcext:value-type="float">
            <text:p>11,680.40</text:p>
          </table:table-cell>
          <table:table-cell table:style-name="ce18" office:value-type="float" office:value="12946.6" calcext:value-type="float">
            <text:p>12,946.60</text:p>
          </table:table-cell>
          <table:table-cell table:style-name="ce18" office:value-type="float" office:value="14342.1" calcext:value-type="float">
            <text:p>14,342.10</text:p>
          </table:table-cell>
          <table:table-cell table:style-name="ce18" office:value-type="float" office:value="15208.2" calcext:value-type="float">
            <text:p>15,208.20</text:p>
          </table:table-cell>
          <table:table-cell table:style-name="ce18" office:value-type="float" office:value="16712.7" calcext:value-type="float">
            <text:p>16,712.70</text:p>
          </table:table-cell>
          <table:table-cell table:style-name="ce18" office:value-type="float" office:value="13650.9" calcext:value-type="float">
            <text:p>13,650.90</text:p>
          </table:table-cell>
          <table:table-cell table:style-name="ce18" office:value-type="float" office:value="17392.3" calcext:value-type="float">
            <text:p>17,392.30</text:p>
          </table:table-cell>
          <table:table-cell table:style-name="ce18" office:value-type="float" office:value="19110.896131" calcext:value-type="float">
            <text:p>19,110.90</text:p>
          </table:table-cell>
          <table:table-cell table:style-name="ce18" office:value-type="float" office:value="18002.185532" calcext:value-type="float">
            <text:p>18,002.19</text:p>
          </table:table-cell>
          <table:table-cell table:style-name="ce18" office:value-type="float" office:value="18873.695398" calcext:value-type="float">
            <text:p>18,873.70</text:p>
          </table:table-cell>
          <table:table-cell table:style-name="ce18" office:value-type="float" office:value="19360.892962" calcext:value-type="float">
            <text:p>19,360.89</text:p>
          </table:table-cell>
          <table:table-cell table:style-name="ce18" office:value-type="float" office:value="19575.322143" calcext:value-type="float">
            <text:p>19,575.32</text:p>
          </table:table-cell>
          <table:table-cell table:style-name="ce18" office:value-type="float" office:value="19203.412597" calcext:value-type="float">
            <text:p>19,203.41</text:p>
          </table:table-cell>
          <table:table-cell table:style-name="ce18" office:value-type="float" office:value="20212.283756" calcext:value-type="float">
            <text:p>20,212.28</text:p>
          </table:table-cell>
          <table:table-cell table:number-columns-repeated="984"/>
        </table:table-row>
        <table:table-row table:style-name="ro3">
          <table:table-cell table:style-name="ce23"/>
          <table:table-cell table:style-name="ce24" office:value-type="string" calcext:value-type="string">
            <text:p>Italy</text:p>
          </table:table-cell>
          <table:table-cell table:style-name="ce25" office:value-type="float" office:value="4687.7" calcext:value-type="float">
            <text:p>4,687.70</text:p>
          </table:table-cell>
          <table:table-cell table:style-name="ce25" office:value-type="float" office:value="5549.1" calcext:value-type="float">
            <text:p>5,549.10</text:p>
          </table:table-cell>
          <table:table-cell table:style-name="ce25" office:value-type="float" office:value="5655.8" calcext:value-type="float">
            <text:p>5,655.80</text:p>
          </table:table-cell>
          <table:table-cell table:style-name="ce25" office:value-type="float" office:value="5819.5" calcext:value-type="float">
            <text:p>5,819.50</text:p>
          </table:table-cell>
          <table:table-cell table:style-name="ce25" office:value-type="float" office:value="8504.1" calcext:value-type="float">
            <text:p>8,504.10</text:p>
          </table:table-cell>
          <table:table-cell table:style-name="ce25" office:value-type="float" office:value="10380.8" calcext:value-type="float">
            <text:p>10,380.80</text:p>
          </table:table-cell>
          <table:table-cell table:style-name="ce25" office:value-type="float" office:value="11311.6" calcext:value-type="float">
            <text:p>11,311.60</text:p>
          </table:table-cell>
          <table:table-cell table:style-name="ce25" office:value-type="float" office:value="11698.1" calcext:value-type="float">
            <text:p>11,698.10</text:p>
          </table:table-cell>
          <table:table-cell table:style-name="ce25" office:value-type="float" office:value="12300.4" calcext:value-type="float">
            <text:p>12,300.40</text:p>
          </table:table-cell>
          <table:table-cell table:style-name="ce25" office:value-type="float" office:value="12725.055" calcext:value-type="float">
            <text:p>12,725.06</text:p>
          </table:table-cell>
          <table:table-cell table:style-name="ce25" office:value-type="float" office:value="13395.4" calcext:value-type="float">
            <text:p>13,395.40</text:p>
          </table:table-cell>
          <table:table-cell table:style-name="ce25" office:value-type="float" office:value="12340.6" calcext:value-type="float">
            <text:p>12,340.60</text:p>
          </table:table-cell>
          <table:table-cell table:style-name="ce25" office:value-type="float" office:value="12843.1" calcext:value-type="float">
            <text:p>12,843.10</text:p>
          </table:table-cell>
          <table:table-cell table:style-name="ce25" office:value-type="float" office:value="13829.2" calcext:value-type="float">
            <text:p>13,829.20</text:p>
          </table:table-cell>
          <table:table-cell table:style-name="ce25" office:value-type="float" office:value="15442.1" calcext:value-type="float">
            <text:p>15,442.10</text:p>
          </table:table-cell>
          <table:table-cell table:style-name="ce25" office:value-type="float" office:value="17304.8" calcext:value-type="float">
            <text:p>17,304.80</text:p>
          </table:table-cell>
          <table:table-cell table:style-name="ce25" office:value-type="float" office:value="19001.4" calcext:value-type="float">
            <text:p>19,001.40</text:p>
          </table:table-cell>
          <table:table-cell table:style-name="ce25" office:value-type="float" office:value="20184.3" calcext:value-type="float">
            <text:p>20,184.30</text:p>
          </table:table-cell>
          <table:table-cell table:style-name="ce25" office:value-type="float" office:value="21914.7" calcext:value-type="float">
            <text:p>21,914.70</text:p>
          </table:table-cell>
          <table:table-cell table:style-name="ce25" office:value-type="float" office:value="23161.1" calcext:value-type="float">
            <text:p>23,161.10</text:p>
          </table:table-cell>
          <table:table-cell table:style-name="ce25" office:value-type="float" office:value="26000.8" calcext:value-type="float">
            <text:p>26,000.80</text:p>
          </table:table-cell>
          <table:table-cell table:style-name="ce25" office:value-type="float" office:value="24953.5" calcext:value-type="float">
            <text:p>24,953.50</text:p>
          </table:table-cell>
          <table:table-cell table:style-name="ce25" office:value-type="float" office:value="25418.6" calcext:value-type="float">
            <text:p>25,418.60</text:p>
          </table:table-cell>
          <table:table-cell table:style-name="ce25" office:value-type="float" office:value="26665.1" calcext:value-type="float">
            <text:p>26,665.10</text:p>
          </table:table-cell>
          <table:table-cell table:style-name="ce25" office:value-type="float" office:value="29408.3" calcext:value-type="float">
            <text:p>29,408.30</text:p>
          </table:table-cell>
          <table:table-cell table:style-name="ce25" office:value-type="float" office:value="32418.9" calcext:value-type="float">
            <text:p>32,418.90</text:p>
          </table:table-cell>
          <table:table-cell table:style-name="ce25" office:value-type="float" office:value="34107" calcext:value-type="float">
            <text:p>34,107.00</text:p>
          </table:table-cell>
          <table:table-cell table:style-name="ce25" office:value-type="float" office:value="36471.2" calcext:value-type="float">
            <text:p>36,471.20</text:p>
          </table:table-cell>
          <table:table-cell table:style-name="ce25" office:value-type="float" office:value="37496.4" calcext:value-type="float">
            <text:p>37,496.40</text:p>
          </table:table-cell>
          <table:table-cell table:style-name="ce25" office:value-type="float" office:value="27280.1" calcext:value-type="float">
            <text:p>27,280.10</text:p>
          </table:table-cell>
          <table:table-cell table:style-name="ce25" office:value-type="float" office:value="29432" calcext:value-type="float">
            <text:p>29,432.00</text:p>
          </table:table-cell>
          <table:table-cell table:style-name="ce25" office:value-type="float" office:value="33979.09807" calcext:value-type="float">
            <text:p>33,979.10</text:p>
          </table:table-cell>
          <table:table-cell table:style-name="ce25" office:value-type="float" office:value="36969.926089" calcext:value-type="float">
            <text:p>36,969.93</text:p>
          </table:table-cell>
          <table:table-cell table:style-name="ce25" office:value-type="float" office:value="38715.138737" calcext:value-type="float">
            <text:p>38,715.14</text:p>
          </table:table-cell>
          <table:table-cell table:style-name="ce25" office:value-type="float" office:value="42122.495672" calcext:value-type="float">
            <text:p>42,122.50</text:p>
          </table:table-cell>
          <table:table-cell table:style-name="ce25" office:value-type="float" office:value="44014.568946" calcext:value-type="float">
            <text:p>44,014.57</text:p>
          </table:table-cell>
          <table:table-cell table:style-name="ce25" office:value-type="float" office:value="45216.807615" calcext:value-type="float">
            <text:p>45,216.81</text:p>
          </table:table-cell>
          <table:table-cell table:style-name="ce25" office:value-type="float" office:value="49963.204277" calcext:value-type="float">
            <text:p>49,963.20</text:p>
          </table:table-cell>
          <table:table-cell table:style-name="ce27"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32972.8" calcext:value-type="float">
            <text:p>32,972.80</text:p>
          </table:table-cell>
          <table:table-cell table:style-name="ce19" office:value-type="float" office:value="39904.2" calcext:value-type="float">
            <text:p>39,904.20</text:p>
          </table:table-cell>
          <table:table-cell table:style-name="ce19" office:value-type="float" office:value="39931.3" calcext:value-type="float">
            <text:p>39,931.30</text:p>
          </table:table-cell>
          <table:table-cell table:style-name="ce19" office:value-type="float" office:value="43559" calcext:value-type="float">
            <text:p>43,559.00</text:p>
          </table:table-cell>
          <table:table-cell table:style-name="ce19" office:value-type="float" office:value="60371.3" calcext:value-type="float">
            <text:p>60,371.30</text:p>
          </table:table-cell>
          <table:table-cell table:style-name="ce19" office:value-type="float" office:value="72380.1" calcext:value-type="float">
            <text:p>72,380.10</text:p>
          </table:table-cell>
          <table:table-cell table:style-name="ce19" office:value-type="float" office:value="85456.6" calcext:value-type="float">
            <text:p>85,456.60</text:p>
          </table:table-cell>
          <table:table-cell table:style-name="ce19" office:value-type="float" office:value="88073.9" calcext:value-type="float">
            <text:p>88,073.90</text:p>
          </table:table-cell>
          <table:table-cell table:style-name="ce19" office:value-type="float" office:value="93127.6" calcext:value-type="float">
            <text:p>93,127.60</text:p>
          </table:table-cell>
          <table:table-cell table:style-name="ce19" office:value-type="float" office:value="97109.532" calcext:value-type="float">
            <text:p>97,109.53</text:p>
          </table:table-cell>
          <table:table-cell table:style-name="ce19" office:value-type="float" office:value="93069.5" calcext:value-type="float">
            <text:p>93,069.50</text:p>
          </table:table-cell>
          <table:table-cell table:style-name="ce19" office:value-type="float" office:value="95010.4" calcext:value-type="float">
            <text:p>95,010.40</text:p>
          </table:table-cell>
          <table:table-cell table:style-name="ce19" office:value-type="float" office:value="99481" calcext:value-type="float">
            <text:p>99,481.00</text:p>
          </table:table-cell>
          <table:table-cell table:style-name="ce19" office:value-type="float" office:value="110417.7" calcext:value-type="float">
            <text:p>110,417.70</text:p>
          </table:table-cell>
          <table:table-cell table:style-name="ce19" office:value-type="float" office:value="122469.5" calcext:value-type="float">
            <text:p>122,469.50</text:p>
          </table:table-cell>
          <table:table-cell table:style-name="ce19" office:value-type="float" office:value="127195.3" calcext:value-type="float">
            <text:p>127,195.30</text:p>
          </table:table-cell>
          <table:table-cell table:style-name="ce19" office:value-type="float" office:value="117962.9" calcext:value-type="float">
            <text:p>117,962.90</text:p>
          </table:table-cell>
          <table:table-cell table:style-name="ce19" office:value-type="float" office:value="124265.8" calcext:value-type="float">
            <text:p>124,265.80</text:p>
          </table:table-cell>
          <table:table-cell table:style-name="ce19" office:value-type="float" office:value="125090.8" calcext:value-type="float">
            <text:p>125,090.80</text:p>
          </table:table-cell>
          <table:table-cell table:style-name="ce19" office:value-type="float" office:value="134009.1" calcext:value-type="float">
            <text:p>134,009.10</text:p>
          </table:table-cell>
          <table:table-cell table:style-name="ce19" office:value-type="float" office:value="149520.3" calcext:value-type="float">
            <text:p>149,520.30</text:p>
          </table:table-cell>
          <table:table-cell table:style-name="ce19" office:value-type="float" office:value="129708.2" calcext:value-type="float">
            <text:p>129,708.20</text:p>
          </table:table-cell>
          <table:table-cell table:style-name="ce19" office:value-type="float" office:value="124633" calcext:value-type="float">
            <text:p>124,633.00</text:p>
          </table:table-cell>
          <table:table-cell table:style-name="ce19" office:value-type="float" office:value="121232.7" calcext:value-type="float">
            <text:p>121,232.70</text:p>
          </table:table-cell>
          <table:table-cell table:style-name="ce19" office:value-type="float" office:value="133339.1" calcext:value-type="float">
            <text:p>133,339.10</text:p>
          </table:table-cell>
          <table:table-cell table:style-name="ce19" office:value-type="float" office:value="141950.4" calcext:value-type="float">
            <text:p>141,950.40</text:p>
          </table:table-cell>
          <table:table-cell table:style-name="ce19" office:value-type="float" office:value="152244.1" calcext:value-type="float">
            <text:p>152,244.10</text:p>
          </table:table-cell>
          <table:table-cell table:style-name="ce19" office:value-type="float" office:value="149423" calcext:value-type="float">
            <text:p>149,423.00</text:p>
          </table:table-cell>
          <table:table-cell table:style-name="ce19" office:value-type="float" office:value="143351.8" calcext:value-type="float">
            <text:p>143,351.80</text:p>
          </table:table-cell>
          <table:table-cell table:style-name="ce19" office:value-type="float" office:value="98401.5" calcext:value-type="float">
            <text:p>98,401.50</text:p>
          </table:table-cell>
          <table:table-cell table:style-name="ce19" office:value-type="float" office:value="123556.1" calcext:value-type="float">
            <text:p>123,556.10</text:p>
          </table:table-cell>
          <table:table-cell table:style-name="ce19" office:value-type="float" office:value="128927.889476" calcext:value-type="float">
            <text:p>128,927.89</text:p>
          </table:table-cell>
          <table:table-cell table:style-name="ce19" office:value-type="float" office:value="146431.693012" calcext:value-type="float">
            <text:p>146,431.69</text:p>
          </table:table-cell>
          <table:table-cell table:style-name="ce19" office:value-type="float" office:value="138574.412978" calcext:value-type="float">
            <text:p>138,574.41</text:p>
          </table:table-cell>
          <table:table-cell table:style-name="ce19" office:value-type="float" office:value="134003.71653" calcext:value-type="float">
            <text:p>134,003.72</text:p>
          </table:table-cell>
          <table:table-cell table:style-name="ce19" office:value-type="float" office:value="131119.749723" calcext:value-type="float">
            <text:p>131,119.75</text:p>
          </table:table-cell>
          <table:table-cell table:style-name="ce19" office:value-type="float" office:value="132201.82813" calcext:value-type="float">
            <text:p>132,201.83</text:p>
          </table:table-cell>
          <table:table-cell table:style-name="ce19" office:value-type="float" office:value="136543.590175" calcext:value-type="float">
            <text:p>136,543.5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4432.6" calcext:value-type="float">
            <text:p>4,432.60</text:p>
          </table:table-cell>
          <table:table-cell table:style-name="ce19" office:value-type="float" office:value="5474.1" calcext:value-type="float">
            <text:p>5,474.10</text:p>
          </table:table-cell>
          <table:table-cell table:style-name="ce19" office:value-type="float" office:value="6011.4" calcext:value-type="float">
            <text:p>6,011.40</text:p>
          </table:table-cell>
          <table:table-cell table:style-name="ce19" office:value-type="float" office:value="7657" calcext:value-type="float">
            <text:p>7,657.00</text:p>
          </table:table-cell>
          <table:table-cell table:style-name="ce19" office:value-type="float" office:value="10027.4" calcext:value-type="float">
            <text:p>10,027.40</text:p>
          </table:table-cell>
          <table:table-cell table:style-name="ce19" office:value-type="float" office:value="10712.5" calcext:value-type="float">
            <text:p>10,712.50</text:p>
          </table:table-cell>
          <table:table-cell table:style-name="ce19" office:value-type="float" office:value="13496.7" calcext:value-type="float">
            <text:p>13,496.70</text:p>
          </table:table-cell>
          <table:table-cell table:style-name="ce19" office:value-type="float" office:value="17990.9" calcext:value-type="float">
            <text:p>17,990.90</text:p>
          </table:table-cell>
          <table:table-cell table:style-name="ce19" office:value-type="float" office:value="21163.9" calcext:value-type="float">
            <text:p>21,163.90</text:p>
          </table:table-cell>
          <table:table-cell table:style-name="ce19" office:value-type="float" office:value="20542.978" calcext:value-type="float">
            <text:p>20,542.98</text:p>
          </table:table-cell>
          <table:table-cell table:style-name="ce19" office:value-type="float" office:value="19287.1" calcext:value-type="float">
            <text:p>19,287.10</text:p>
          </table:table-cell>
          <table:table-cell table:style-name="ce19" office:value-type="float" office:value="17742" calcext:value-type="float">
            <text:p>17,742.00</text:p>
          </table:table-cell>
          <table:table-cell table:style-name="ce19" office:value-type="float" office:value="17362.3" calcext:value-type="float">
            <text:p>17,362.30</text:p>
          </table:table-cell>
          <table:table-cell table:style-name="ce19" office:value-type="float" office:value="17676.6" calcext:value-type="float">
            <text:p>17,676.60</text:p>
          </table:table-cell>
          <table:table-cell table:style-name="ce19" office:value-type="float" office:value="20374.5" calcext:value-type="float">
            <text:p>20,374.50</text:p>
          </table:table-cell>
          <table:table-cell table:style-name="ce19" office:value-type="float" office:value="24890.6" calcext:value-type="float">
            <text:p>24,890.60</text:p>
          </table:table-cell>
          <table:table-cell table:style-name="ce19" office:value-type="float" office:value="23297.4" calcext:value-type="float">
            <text:p>23,297.40</text:p>
          </table:table-cell>
          <table:table-cell table:style-name="ce19" office:value-type="float" office:value="23797.6" calcext:value-type="float">
            <text:p>23,797.60</text:p>
          </table:table-cell>
          <table:table-cell table:style-name="ce19" office:value-type="float" office:value="24804.9" calcext:value-type="float">
            <text:p>24,804.90</text:p>
          </table:table-cell>
          <table:table-cell table:style-name="ce19" office:value-type="float" office:value="31836.4" calcext:value-type="float">
            <text:p>31,836.40</text:p>
          </table:table-cell>
          <table:table-cell table:style-name="ce19" office:value-type="float" office:value="40911" calcext:value-type="float">
            <text:p>40,911.00</text:p>
          </table:table-cell>
          <table:table-cell table:style-name="ce19" office:value-type="float" office:value="36491.2" calcext:value-type="float">
            <text:p>36,491.20</text:p>
          </table:table-cell>
          <table:table-cell table:style-name="ce19" office:value-type="float" office:value="36909.7" calcext:value-type="float">
            <text:p>36,909.70</text:p>
          </table:table-cell>
          <table:table-cell table:style-name="ce19" office:value-type="float" office:value="38346.1" calcext:value-type="float">
            <text:p>38,346.10</text:p>
          </table:table-cell>
          <table:table-cell table:style-name="ce19" office:value-type="float" office:value="47814.3" calcext:value-type="float">
            <text:p>47,814.30</text:p>
          </table:table-cell>
          <table:table-cell table:style-name="ce19" office:value-type="float" office:value="45522.8" calcext:value-type="float">
            <text:p>45,522.80</text:p>
          </table:table-cell>
          <table:table-cell table:style-name="ce19" office:value-type="float" office:value="47636.3" calcext:value-type="float">
            <text:p>47,636.30</text:p>
          </table:table-cell>
          <table:table-cell table:style-name="ce19" office:value-type="float" office:value="49319.2" calcext:value-type="float">
            <text:p>49,319.20</text:p>
          </table:table-cell>
          <table:table-cell table:style-name="ce19" office:value-type="float" office:value="49823.5" calcext:value-type="float">
            <text:p>49,823.50</text:p>
          </table:table-cell>
          <table:table-cell table:style-name="ce19" office:value-type="float" office:value="40543.8" calcext:value-type="float">
            <text:p>40,543.80</text:p>
          </table:table-cell>
          <table:table-cell table:style-name="ce19" office:value-type="float" office:value="50592.1" calcext:value-type="float">
            <text:p>50,592.10</text:p>
          </table:table-cell>
          <table:table-cell table:style-name="ce19" office:value-type="float" office:value="56661.359461" calcext:value-type="float">
            <text:p>56,661.36</text:p>
          </table:table-cell>
          <table:table-cell table:style-name="ce19" office:value-type="float" office:value="58898.926491" calcext:value-type="float">
            <text:p>58,898.93</text:p>
          </table:table-cell>
          <table:table-cell table:style-name="ce19" office:value-type="float" office:value="62433.198488" calcext:value-type="float">
            <text:p>62,433.20</text:p>
          </table:table-cell>
          <table:table-cell table:style-name="ce19" office:value-type="float" office:value="69518.424385" calcext:value-type="float">
            <text:p>69,518.42</text:p>
          </table:table-cell>
          <table:table-cell table:style-name="ce19" office:value-type="float" office:value="71827.442103" calcext:value-type="float">
            <text:p>71,827.44</text:p>
          </table:table-cell>
          <table:table-cell table:style-name="ce19" office:value-type="float" office:value="69932.346186" calcext:value-type="float">
            <text:p>69,932.35</text:p>
          </table:table-cell>
          <table:table-cell table:style-name="ce19" office:value-type="float" office:value="71164.06838" calcext:value-type="float">
            <text:p>71,164.0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12835.2" calcext:value-type="float">
            <text:p>12,835.20</text:p>
          </table:table-cell>
          <table:table-cell table:style-name="ce19" office:value-type="float" office:value="14013.2" calcext:value-type="float">
            <text:p>14,013.20</text:p>
          </table:table-cell>
          <table:table-cell table:style-name="ce19" office:value-type="float" office:value="15770.3" calcext:value-type="float">
            <text:p>15,770.30</text:p>
          </table:table-cell>
          <table:table-cell table:style-name="ce19" office:value-type="float" office:value="17018.7" calcext:value-type="float">
            <text:p>17,018.70</text:p>
          </table:table-cell>
          <table:table-cell table:style-name="ce19" office:value-type="float" office:value="18266.9" calcext:value-type="float">
            <text:p>18,266.90</text:p>
          </table:table-cell>
          <table:table-cell table:style-name="ce19" office:value-type="float" office:value="19391.8" calcext:value-type="float">
            <text:p>19,391.80</text:p>
          </table:table-cell>
          <table:table-cell table:style-name="ce19" office:value-type="float" office:value="17558.3" calcext:value-type="float">
            <text:p>17,558.30</text:p>
          </table:table-cell>
          <table:table-cell table:style-name="ce19" office:value-type="float" office:value="20519.9" calcext:value-type="float">
            <text:p>20,519.90</text:p>
          </table:table-cell>
          <table:table-cell table:style-name="ce19" office:value-type="float" office:value="23533.7" calcext:value-type="float">
            <text:p>23,533.70</text:p>
          </table:table-cell>
          <table:table-cell table:style-name="ce19" office:value-type="float" office:value="27589.868" calcext:value-type="float">
            <text:p>27,589.87</text:p>
          </table:table-cell>
          <table:table-cell table:style-name="ce19" office:value-type="float" office:value="30796.8" calcext:value-type="float">
            <text:p>30,796.80</text:p>
          </table:table-cell>
          <table:table-cell table:style-name="ce19" office:value-type="float" office:value="31865.5" calcext:value-type="float">
            <text:p>31,865.50</text:p>
          </table:table-cell>
          <table:table-cell table:style-name="ce19" office:value-type="float" office:value="35886.1" calcext:value-type="float">
            <text:p>35,886.10</text:p>
          </table:table-cell>
          <table:table-cell table:style-name="ce19" office:value-type="float" office:value="40744.9" calcext:value-type="float">
            <text:p>40,744.90</text:p>
          </table:table-cell>
          <table:table-cell table:style-name="ce19" office:value-type="float" office:value="50355.8" calcext:value-type="float">
            <text:p>50,355.80</text:p>
          </table:table-cell>
          <table:table-cell table:style-name="ce19" office:value-type="float" office:value="62756.3" calcext:value-type="float">
            <text:p>62,756.30</text:p>
          </table:table-cell>
          <table:table-cell table:style-name="ce19" office:value-type="float" office:value="74111.1" calcext:value-type="float">
            <text:p>74,111.10</text:p>
          </table:table-cell>
          <table:table-cell table:style-name="ce19" office:value-type="float" office:value="87167.2" calcext:value-type="float">
            <text:p>87,167.20</text:p>
          </table:table-cell>
          <table:table-cell table:style-name="ce19" office:value-type="float" office:value="96077.8" calcext:value-type="float">
            <text:p>96,077.80</text:p>
          </table:table-cell>
          <table:table-cell table:style-name="ce19" office:value-type="float" office:value="109499" calcext:value-type="float">
            <text:p>109,499.00</text:p>
          </table:table-cell>
          <table:table-cell table:style-name="ce19" office:value-type="float" office:value="135080.4" calcext:value-type="float">
            <text:p>135,080.40</text:p>
          </table:table-cell>
          <table:table-cell table:style-name="ce19" office:value-type="float" office:value="132777.9" calcext:value-type="float">
            <text:p>132,777.90</text:p>
          </table:table-cell>
          <table:table-cell table:style-name="ce19" office:value-type="float" office:value="136143.7" calcext:value-type="float">
            <text:p>136,143.70</text:p>
          </table:table-cell>
          <table:table-cell table:style-name="ce19" office:value-type="float" office:value="139701.7" calcext:value-type="float">
            <text:p>139,701.70</text:p>
          </table:table-cell>
          <table:table-cell table:style-name="ce19" office:value-type="float" office:value="157821.1" calcext:value-type="float">
            <text:p>157,821.10</text:p>
          </table:table-cell>
          <table:table-cell table:style-name="ce19" office:value-type="float" office:value="172484.8" calcext:value-type="float">
            <text:p>172,484.80</text:p>
          </table:table-cell>
          <table:table-cell table:style-name="ce19" office:value-type="float" office:value="200515.5" calcext:value-type="float">
            <text:p>200,515.50</text:p>
          </table:table-cell>
          <table:table-cell table:style-name="ce19" office:value-type="float" office:value="212889.2" calcext:value-type="float">
            <text:p>212,889.20</text:p>
          </table:table-cell>
          <table:table-cell table:style-name="ce19" office:value-type="float" office:value="218086.1" calcext:value-type="float">
            <text:p>218,086.10</text:p>
          </table:table-cell>
          <table:table-cell table:style-name="ce19" office:value-type="float" office:value="178334.9" calcext:value-type="float">
            <text:p>178,334.90</text:p>
          </table:table-cell>
          <table:table-cell table:style-name="ce19" office:value-type="float" office:value="231924.4" calcext:value-type="float">
            <text:p>231,924.40</text:p>
          </table:table-cell>
          <table:table-cell table:style-name="ce19" office:value-type="float" office:value="262873.595958" calcext:value-type="float">
            <text:p>262,873.60</text:p>
          </table:table-cell>
          <table:table-cell table:style-name="ce19" office:value-type="float" office:value="277593.639546" calcext:value-type="float">
            <text:p>277,593.64</text:p>
          </table:table-cell>
          <table:table-cell table:style-name="ce19" office:value-type="float" office:value="280555.16738" calcext:value-type="float">
            <text:p>280,555.17</text:p>
          </table:table-cell>
          <table:table-cell table:style-name="ce19" office:value-type="float" office:value="294074.053415" calcext:value-type="float">
            <text:p>294,074.05</text:p>
          </table:table-cell>
          <table:table-cell table:style-name="ce19" office:value-type="float" office:value="294741.10739" calcext:value-type="float">
            <text:p>294,741.11</text:p>
          </table:table-cell>
          <table:table-cell table:style-name="ce19" office:value-type="float" office:value="294151.039667" calcext:value-type="float">
            <text:p>294,151.04</text:p>
          </table:table-cell>
          <table:table-cell table:style-name="ce19" office:value-type="float" office:value="314045.194983" calcext:value-type="float">
            <text:p>314,045.1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2"/>
          <table:table-cell table:style-name="ce18" office:value-type="float" office:value="511.1" calcext:value-type="float">
            <text:p>511.10</text:p>
          </table:table-cell>
          <table:table-cell table:style-name="ce18" office:value-type="float" office:value="1846.7" calcext:value-type="float">
            <text:p>1,846.70</text:p>
          </table:table-cell>
          <table:table-cell table:style-name="ce18" office:value-type="float" office:value="3436.5" calcext:value-type="float">
            <text:p>3,436.50</text:p>
          </table:table-cell>
          <table:table-cell table:style-name="ce18" office:value-type="float" office:value="4270" calcext:value-type="float">
            <text:p>4,270.00</text:p>
          </table:table-cell>
          <table:table-cell table:style-name="ce18" office:value-type="float" office:value="3745.2" calcext:value-type="float">
            <text:p>3,745.20</text:p>
          </table:table-cell>
          <table:table-cell table:style-name="ce18" office:value-type="float" office:value="4523.6" calcext:value-type="float">
            <text:p>4,523.60</text:p>
          </table:table-cell>
          <table:table-cell table:style-name="ce18" office:value-type="float" office:value="6008.4" calcext:value-type="float">
            <text:p>6,008.40</text:p>
          </table:table-cell>
          <table:table-cell table:style-name="ce18" office:value-type="float" office:value="6093.8" calcext:value-type="float">
            <text:p>6,093.80</text:p>
          </table:table-cell>
          <table:table-cell table:style-name="ce18" office:value-type="float" office:value="7830" calcext:value-type="float">
            <text:p>7,830.00</text:p>
          </table:table-cell>
          <table:table-cell table:style-name="ce18" office:value-type="float" office:value="6531.6" calcext:value-type="float">
            <text:p>6,531.60</text:p>
          </table:table-cell>
          <table:table-cell table:style-name="ce18" office:value-type="float" office:value="7145.6" calcext:value-type="float">
            <text:p>7,145.60</text:p>
          </table:table-cell>
          <table:table-cell table:style-name="ce18" office:value-type="float" office:value="9084.9" calcext:value-type="float">
            <text:p>9,084.90</text:p>
          </table:table-cell>
          <table:table-cell table:style-name="ce18" office:value-type="float" office:value="12560.3" calcext:value-type="float">
            <text:p>12,560.30</text:p>
          </table:table-cell>
          <table:table-cell table:style-name="ce18" office:value-type="float" office:value="16150" calcext:value-type="float">
            <text:p>16,150.00</text:p>
          </table:table-cell>
          <table:table-cell table:style-name="ce18" office:value-type="float" office:value="20731.1" calcext:value-type="float">
            <text:p>20,731.10</text:p>
          </table:table-cell>
          <table:table-cell table:style-name="ce18" office:value-type="float" office:value="20221.1" calcext:value-type="float">
            <text:p>20,221.10</text:p>
          </table:table-cell>
          <table:table-cell table:style-name="ce18" office:value-type="float" office:value="27932.2" calcext:value-type="float">
            <text:p>27,932.20</text:p>
          </table:table-cell>
          <table:table-cell table:style-name="ce18" office:value-type="float" office:value="18994.2" calcext:value-type="float">
            <text:p>18,994.20</text:p>
          </table:table-cell>
          <table:table-cell table:style-name="ce18" office:value-type="float" office:value="26534" calcext:value-type="float">
            <text:p>26,534.00</text:p>
          </table:table-cell>
          <table:table-cell table:style-name="ce18" office:value-type="float" office:value="34619.049348" calcext:value-type="float">
            <text:p>34,619.05</text:p>
          </table:table-cell>
          <table:table-cell table:style-name="ce18" office:value-type="float" office:value="29364.796545" calcext:value-type="float">
            <text:p>29,364.80</text:p>
          </table:table-cell>
          <table:table-cell table:style-name="ce18" office:value-type="float" office:value="27085.690703" calcext:value-type="float">
            <text:p>27,085.69</text:p>
          </table:table-cell>
          <table:table-cell table:style-name="ce18" office:value-type="float" office:value="23658.083164" calcext:value-type="float">
            <text:p>23,658.08</text:p>
          </table:table-cell>
          <table:table-cell table:style-name="ce18" office:value-type="float" office:value="16561.684399" calcext:value-type="float">
            <text:p>16,561.68</text:p>
          </table:table-cell>
          <table:table-cell table:style-name="ce18" office:value-type="float" office:value="14512.462224" calcext:value-type="float">
            <text:p>14,512.46</text:p>
          </table:table-cell>
          <table:table-cell table:style-name="ce18" office:value-type="float" office:value="17003.323259" calcext:value-type="float">
            <text:p>17,003.3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13469.3" calcext:value-type="float">
            <text:p>13,469.30</text:p>
          </table:table-cell>
          <table:table-cell table:style-name="ce19" office:value-type="float" office:value="15237.2" calcext:value-type="float">
            <text:p>15,237.20</text:p>
          </table:table-cell>
          <table:table-cell table:style-name="ce19" office:value-type="float" office:value="7860.3" calcext:value-type="float">
            <text:p>7,860.30</text:p>
          </table:table-cell>
          <table:table-cell table:style-name="ce19" office:value-type="float" office:value="3840.3" calcext:value-type="float">
            <text:p>3,840.30</text:p>
          </table:table-cell>
          <table:table-cell table:style-name="ce19" office:value-type="float" office:value="4008.8" calcext:value-type="float">
            <text:p>4,008.80</text:p>
          </table:table-cell>
          <table:table-cell table:style-name="ce19" office:value-type="float" office:value="2026.8" calcext:value-type="float">
            <text:p>2,026.80</text:p>
          </table:table-cell>
          <table:table-cell table:style-name="ce19" office:value-type="float" office:value="4054.3" calcext:value-type="float">
            <text:p>4,054.30</text:p>
          </table:table-cell>
          <table:table-cell table:style-name="ce19" office:value-type="float" office:value="4886.6" calcext:value-type="float">
            <text:p>4,886.60</text:p>
          </table:table-cell>
          <table:table-cell table:style-name="ce19" office:value-type="float" office:value="6243" calcext:value-type="float">
            <text:p>6,243.00</text:p>
          </table:table-cell>
          <table:table-cell table:style-name="ce19" office:value-type="float" office:value="7816.997" calcext:value-type="float">
            <text:p>7,817.00</text:p>
          </table:table-cell>
          <table:table-cell table:style-name="ce19" office:value-type="float" office:value="10733.4" calcext:value-type="float">
            <text:p>10,733.40</text:p>
          </table:table-cell>
          <table:table-cell table:style-name="ce19" office:value-type="float" office:value="12153.5" calcext:value-type="float">
            <text:p>12,153.50</text:p>
          </table:table-cell>
          <table:table-cell table:style-name="ce19" office:value-type="float" office:value="11285.6" calcext:value-type="float">
            <text:p>11,285.60</text:p>
          </table:table-cell>
          <table:table-cell table:style-name="ce19" office:value-type="float" office:value="8431.6" calcext:value-type="float">
            <text:p>8,431.60</text:p>
          </table:table-cell>
          <table:table-cell table:style-name="ce19" office:value-type="float" office:value="8306.9" calcext:value-type="float">
            <text:p>8,306.90</text:p>
          </table:table-cell>
          <table:table-cell table:style-name="ce19" office:value-type="float" office:value="8897.8" calcext:value-type="float">
            <text:p>8,897.80</text:p>
          </table:table-cell>
          <table:table-cell table:style-name="ce19" office:value-type="float" office:value="9442.9" calcext:value-type="float">
            <text:p>9,442.90</text:p>
          </table:table-cell>
          <table:table-cell table:style-name="ce19" office:value-type="float" office:value="10353" calcext:value-type="float">
            <text:p>10,353.00</text:p>
          </table:table-cell>
          <table:table-cell table:style-name="ce19" office:value-type="float" office:value="7168.7" calcext:value-type="float">
            <text:p>7,168.70</text:p>
          </table:table-cell>
          <table:table-cell table:style-name="ce19" office:value-type="float" office:value="8734.4" calcext:value-type="float">
            <text:p>8,734.40</text:p>
          </table:table-cell>
          <table:table-cell table:style-name="ce19" office:value-type="float" office:value="14301.8" calcext:value-type="float">
            <text:p>14,301.80</text:p>
          </table:table-cell>
          <table:table-cell table:style-name="ce19" office:value-type="float" office:value="14414.4" calcext:value-type="float">
            <text:p>14,414.40</text:p>
          </table:table-cell>
          <table:table-cell table:style-name="ce19" office:value-type="float" office:value="13891.5" calcext:value-type="float">
            <text:p>13,891.50</text:p>
          </table:table-cell>
          <table:table-cell table:style-name="ce19" office:value-type="float" office:value="19525" calcext:value-type="float">
            <text:p>19,525.00</text:p>
          </table:table-cell>
          <table:table-cell table:style-name="ce19" office:value-type="float" office:value="22502.2" calcext:value-type="float">
            <text:p>22,502.20</text:p>
          </table:table-cell>
          <table:table-cell table:style-name="ce19" office:value-type="float" office:value="28966" calcext:value-type="float">
            <text:p>28,966.00</text:p>
          </table:table-cell>
          <table:table-cell table:style-name="ce19" office:value-type="float" office:value="33086.7" calcext:value-type="float">
            <text:p>33,086.70</text:p>
          </table:table-cell>
          <table:table-cell table:style-name="ce19" office:value-type="float" office:value="37164.6" calcext:value-type="float">
            <text:p>37,164.60</text:p>
          </table:table-cell>
          <table:table-cell table:style-name="ce19" office:value-type="float" office:value="57005.4" calcext:value-type="float">
            <text:p>57,005.40</text:p>
          </table:table-cell>
          <table:table-cell table:style-name="ce19" office:value-type="float" office:value="23243.3" calcext:value-type="float">
            <text:p>23,243.30</text:p>
          </table:table-cell>
          <table:table-cell table:style-name="ce19" office:value-type="float" office:value="32652" calcext:value-type="float">
            <text:p>32,652.00</text:p>
          </table:table-cell>
          <table:table-cell table:style-name="ce19" office:value-type="float" office:value="47476.336256" calcext:value-type="float">
            <text:p>47,476.34</text:p>
          </table:table-cell>
          <table:table-cell table:style-name="ce19" office:value-type="float" office:value="55666.95084" calcext:value-type="float">
            <text:p>55,666.95</text:p>
          </table:table-cell>
          <table:table-cell table:style-name="ce19" office:value-type="float" office:value="51806.698721" calcext:value-type="float">
            <text:p>51,806.70</text:p>
          </table:table-cell>
          <table:table-cell table:style-name="ce19" office:value-type="float" office:value="47040.791358" calcext:value-type="float">
            <text:p>47,040.79</text:p>
          </table:table-cell>
          <table:table-cell table:style-name="ce19" office:value-type="float" office:value="22080.507987" calcext:value-type="float">
            <text:p>22,080.51</text:p>
          </table:table-cell>
          <table:table-cell table:style-name="ce19" office:value-type="float" office:value="16925.909312" calcext:value-type="float">
            <text:p>16,925.91</text:p>
          </table:table-cell>
          <table:table-cell table:style-name="ce19" office:value-type="float" office:value="18866.438247" calcext:value-type="float">
            <text:p>18,866.4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3427.7" calcext:value-type="float">
            <text:p>3,427.70</text:p>
          </table:table-cell>
          <table:table-cell table:style-name="ce19" office:value-type="float" office:value="2552.5" calcext:value-type="float">
            <text:p>2,552.50</text:p>
          </table:table-cell>
          <table:table-cell table:style-name="ce19" office:value-type="float" office:value="2047.6" calcext:value-type="float">
            <text:p>2,047.60</text:p>
          </table:table-cell>
          <table:table-cell table:style-name="ce19" office:value-type="float" office:value="2098.8" calcext:value-type="float">
            <text:p>2,098.80</text:p>
          </table:table-cell>
          <table:table-cell table:style-name="ce19" office:value-type="float" office:value="2577.2" calcext:value-type="float">
            <text:p>2,577.20</text:p>
          </table:table-cell>
          <table:table-cell table:style-name="ce19" office:value-type="float" office:value="2179.5" calcext:value-type="float">
            <text:p>2,179.50</text:p>
          </table:table-cell>
          <table:table-cell table:style-name="ce19" office:value-type="float" office:value="2476.2" calcext:value-type="float">
            <text:p>2,476.20</text:p>
          </table:table-cell>
          <table:table-cell table:style-name="ce19" office:value-type="float" office:value="1399.1" calcext:value-type="float">
            <text:p>1,399.10</text:p>
          </table:table-cell>
          <table:table-cell table:style-name="ce19" office:value-type="float" office:value="1575.1" calcext:value-type="float">
            <text:p>1,575.10</text:p>
          </table:table-cell>
          <table:table-cell table:style-name="ce19" office:value-type="float" office:value="1586.228" calcext:value-type="float">
            <text:p>1,586.23</text:p>
          </table:table-cell>
          <table:table-cell table:style-name="ce19" office:value-type="float" office:value="1752" calcext:value-type="float">
            <text:p>1,752.00</text:p>
          </table:table-cell>
          <table:table-cell table:style-name="ce19" office:value-type="float" office:value="1779.4" calcext:value-type="float">
            <text:p>1,779.40</text:p>
          </table:table-cell>
          <table:table-cell table:style-name="ce19" office:value-type="float" office:value="1794.8" calcext:value-type="float">
            <text:p>1,794.80</text:p>
          </table:table-cell>
          <table:table-cell table:style-name="ce19" office:value-type="float" office:value="1929.1" calcext:value-type="float">
            <text:p>1,929.10</text:p>
          </table:table-cell>
          <table:table-cell table:style-name="ce19" office:value-type="float" office:value="2131.1" calcext:value-type="float">
            <text:p>2,131.10</text:p>
          </table:table-cell>
          <table:table-cell table:style-name="ce19" office:value-type="float" office:value="2310.8" calcext:value-type="float">
            <text:p>2,310.80</text:p>
          </table:table-cell>
          <table:table-cell table:style-name="ce19" office:value-type="float" office:value="2435.8" calcext:value-type="float">
            <text:p>2,435.80</text:p>
          </table:table-cell>
          <table:table-cell table:style-name="ce19" office:value-type="float" office:value="2616" calcext:value-type="float">
            <text:p>2,616.00</text:p>
          </table:table-cell>
          <table:table-cell table:style-name="ce19" office:value-type="float" office:value="3189.6" calcext:value-type="float">
            <text:p>3,189.60</text:p>
          </table:table-cell>
          <table:table-cell table:style-name="ce19" office:value-type="float" office:value="3327.4" calcext:value-type="float">
            <text:p>3,327.40</text:p>
          </table:table-cell>
          <table:table-cell table:style-name="ce19" office:value-type="float" office:value="4316.8" calcext:value-type="float">
            <text:p>4,316.80</text:p>
          </table:table-cell>
          <table:table-cell table:style-name="ce19" office:value-type="float" office:value="4588" calcext:value-type="float">
            <text:p>4,588.00</text:p>
          </table:table-cell>
          <table:table-cell table:style-name="ce19" office:value-type="float" office:value="4182.7" calcext:value-type="float">
            <text:p>4,182.70</text:p>
          </table:table-cell>
          <table:table-cell table:style-name="ce19" office:value-type="float" office:value="4830.6" calcext:value-type="float">
            <text:p>4,830.60</text:p>
          </table:table-cell>
          <table:table-cell table:style-name="ce19" office:value-type="float" office:value="6168" calcext:value-type="float">
            <text:p>6,168.00</text:p>
          </table:table-cell>
          <table:table-cell table:style-name="ce19" office:value-type="float" office:value="6071.1" calcext:value-type="float">
            <text:p>6,071.10</text:p>
          </table:table-cell>
          <table:table-cell table:style-name="ce19" office:value-type="float" office:value="7751" calcext:value-type="float">
            <text:p>7,751.00</text:p>
          </table:table-cell>
          <table:table-cell table:style-name="ce19" office:value-type="float" office:value="9291.1" calcext:value-type="float">
            <text:p>9,291.10</text:p>
          </table:table-cell>
          <table:table-cell table:style-name="ce19" office:value-type="float" office:value="10201.7" calcext:value-type="float">
            <text:p>10,201.70</text:p>
          </table:table-cell>
          <table:table-cell table:style-name="ce19" office:value-type="float" office:value="6043.8" calcext:value-type="float">
            <text:p>6,043.80</text:p>
          </table:table-cell>
          <table:table-cell table:style-name="ce19" office:value-type="float" office:value="8393.6" calcext:value-type="float">
            <text:p>8,393.60</text:p>
          </table:table-cell>
          <table:table-cell table:style-name="ce19" office:value-type="float" office:value="9486.919792" calcext:value-type="float">
            <text:p>9,486.92</text:p>
          </table:table-cell>
          <table:table-cell table:style-name="ce19" office:value-type="float" office:value="8672.332572" calcext:value-type="float">
            <text:p>8,672.33</text:p>
          </table:table-cell>
          <table:table-cell table:style-name="ce19" office:value-type="float" office:value="8465.279285" calcext:value-type="float">
            <text:p>8,465.28</text:p>
          </table:table-cell>
          <table:table-cell table:style-name="ce19" office:value-type="float" office:value="8317.796985" calcext:value-type="float">
            <text:p>8,317.80</text:p>
          </table:table-cell>
          <table:table-cell table:style-name="ce19" office:value-type="float" office:value="7334.834062" calcext:value-type="float">
            <text:p>7,334.83</text:p>
          </table:table-cell>
          <table:table-cell table:style-name="ce19" office:value-type="float" office:value="6759.200474" calcext:value-type="float">
            <text:p>6,759.20</text:p>
          </table:table-cell>
          <table:table-cell table:style-name="ce19" office:value-type="float" office:value="7759.358" calcext:value-type="float">
            <text:p>7,759.3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186.5" calcext:value-type="float">
            <text:p>186.50</text:p>
          </table:table-cell>
          <table:table-cell table:style-name="ce19" office:value-type="float" office:value="275.9" calcext:value-type="float">
            <text:p>275.90</text:p>
          </table:table-cell>
          <table:table-cell table:style-name="ce19" office:value-type="float" office:value="290.1" calcext:value-type="float">
            <text:p>290.10</text:p>
          </table:table-cell>
          <table:table-cell table:style-name="ce19" office:value-type="float" office:value="336.6" calcext:value-type="float">
            <text:p>336.60</text:p>
          </table:table-cell>
          <table:table-cell table:style-name="ce19" office:value-type="float" office:value="463.9" calcext:value-type="float">
            <text:p>463.90</text:p>
          </table:table-cell>
          <table:table-cell table:style-name="ce19" office:value-type="float" office:value="645" calcext:value-type="float">
            <text:p>645.00</text:p>
          </table:table-cell>
          <table:table-cell table:style-name="ce19" office:value-type="float" office:value="690.2" calcext:value-type="float">
            <text:p>690.20</text:p>
          </table:table-cell>
          <table:table-cell table:style-name="ce19" office:value-type="float" office:value="897.1" calcext:value-type="float">
            <text:p>897.10</text:p>
          </table:table-cell>
          <table:table-cell table:style-name="ce19" office:value-type="float" office:value="1066.8" calcext:value-type="float">
            <text:p>1,066.80</text:p>
          </table:table-cell>
          <table:table-cell table:style-name="ce19" office:value-type="float" office:value="1479.181" calcext:value-type="float">
            <text:p>1,479.18</text:p>
          </table:table-cell>
          <table:table-cell table:style-name="ce19" office:value-type="float" office:value="1155.2" calcext:value-type="float">
            <text:p>1,155.20</text:p>
          </table:table-cell>
          <table:table-cell table:style-name="ce19" office:value-type="float" office:value="1078.4" calcext:value-type="float">
            <text:p>1,078.40</text:p>
          </table:table-cell>
          <table:table-cell table:style-name="ce19" office:value-type="float" office:value="1183.5" calcext:value-type="float">
            <text:p>1,183.50</text:p>
          </table:table-cell>
          <table:table-cell table:style-name="ce19" office:value-type="float" office:value="1279.8" calcext:value-type="float">
            <text:p>1,279.80</text:p>
          </table:table-cell>
          <table:table-cell table:style-name="ce19" office:value-type="float" office:value="1692.7" calcext:value-type="float">
            <text:p>1,692.70</text:p>
          </table:table-cell>
          <table:table-cell table:style-name="ce19" office:value-type="float" office:value="1925.8" calcext:value-type="float">
            <text:p>1,925.80</text:p>
          </table:table-cell>
          <table:table-cell table:style-name="ce19" office:value-type="float" office:value="1883.1" calcext:value-type="float">
            <text:p>1,883.10</text:p>
          </table:table-cell>
          <table:table-cell table:style-name="ce19" office:value-type="float" office:value="2244.9" calcext:value-type="float">
            <text:p>2,244.90</text:p>
          </table:table-cell>
          <table:table-cell table:style-name="ce19" office:value-type="float" office:value="2677.5" calcext:value-type="float">
            <text:p>2,677.50</text:p>
          </table:table-cell>
          <table:table-cell table:style-name="ce19" office:value-type="float" office:value="2771" calcext:value-type="float">
            <text:p>2,771.00</text:p>
          </table:table-cell>
          <table:table-cell table:style-name="ce19" office:value-type="float" office:value="3241.2" calcext:value-type="float">
            <text:p>3,241.20</text:p>
          </table:table-cell>
          <table:table-cell table:style-name="ce19" office:value-type="float" office:value="3254.8" calcext:value-type="float">
            <text:p>3,254.80</text:p>
          </table:table-cell>
          <table:table-cell table:style-name="ce19" office:value-type="float" office:value="3759.9" calcext:value-type="float">
            <text:p>3,759.90</text:p>
          </table:table-cell>
          <table:table-cell table:style-name="ce19" office:value-type="float" office:value="4062.1" calcext:value-type="float">
            <text:p>4,062.10</text:p>
          </table:table-cell>
          <table:table-cell table:style-name="ce19" office:value-type="float" office:value="5322" calcext:value-type="float">
            <text:p>5,322.00</text:p>
          </table:table-cell>
          <table:table-cell table:style-name="ce19" office:value-type="float" office:value="5584.3" calcext:value-type="float">
            <text:p>5,584.30</text:p>
          </table:table-cell>
          <table:table-cell table:style-name="ce19" office:value-type="float" office:value="5774.4" calcext:value-type="float">
            <text:p>5,774.40</text:p>
          </table:table-cell>
          <table:table-cell table:style-name="ce19" office:value-type="float" office:value="4897.3" calcext:value-type="float">
            <text:p>4,897.30</text:p>
          </table:table-cell>
          <table:table-cell table:style-name="ce19" office:value-type="float" office:value="4949.8" calcext:value-type="float">
            <text:p>4,949.80</text:p>
          </table:table-cell>
          <table:table-cell table:style-name="ce19" office:value-type="float" office:value="3857.1" calcext:value-type="float">
            <text:p>3,857.10</text:p>
          </table:table-cell>
          <table:table-cell table:style-name="ce19" office:value-type="float" office:value="4421.9" calcext:value-type="float">
            <text:p>4,421.90</text:p>
          </table:table-cell>
          <table:table-cell table:style-name="ce19" office:value-type="float" office:value="5220.844682" calcext:value-type="float">
            <text:p>5,220.84</text:p>
          </table:table-cell>
          <table:table-cell table:style-name="ce19" office:value-type="float" office:value="6294.133798" calcext:value-type="float">
            <text:p>6,294.13</text:p>
          </table:table-cell>
          <table:table-cell table:style-name="ce19" office:value-type="float" office:value="6669.092942" calcext:value-type="float">
            <text:p>6,669.09</text:p>
          </table:table-cell>
          <table:table-cell table:style-name="ce19" office:value-type="float" office:value="7356.981878" calcext:value-type="float">
            <text:p>7,356.98</text:p>
          </table:table-cell>
          <table:table-cell table:style-name="ce19" office:value-type="float" office:value="7827.59031" calcext:value-type="float">
            <text:p>7,827.59</text:p>
          </table:table-cell>
          <table:table-cell table:style-name="ce19" office:value-type="float" office:value="8064.301205" calcext:value-type="float">
            <text:p>8,064.30</text:p>
          </table:table-cell>
          <table:table-cell table:style-name="ce19" office:value-type="float" office:value="9421.274007" calcext:value-type="float">
            <text:p>9,421.2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9" office:value-type="float" office:value="10272.5" calcext:value-type="float">
            <text:p>10,272.50</text:p>
          </table:table-cell>
          <table:table-cell table:style-name="ce19" office:value-type="float" office:value="13315.6" calcext:value-type="float">
            <text:p>13,315.60</text:p>
          </table:table-cell>
          <table:table-cell table:style-name="ce19" office:value-type="float" office:value="13541.1" calcext:value-type="float">
            <text:p>13,541.10</text:p>
          </table:table-cell>
          <table:table-cell table:style-name="ce19" office:value-type="float" office:value="12900" calcext:value-type="float">
            <text:p>12,900.00</text:p>
          </table:table-cell>
          <table:table-cell table:style-name="ce19" office:value-type="float" office:value="15044.3" calcext:value-type="float">
            <text:p>15,044.30</text:p>
          </table:table-cell>
          <table:table-cell table:style-name="ce19" office:value-type="float" office:value="15573" calcext:value-type="float">
            <text:p>15,573.00</text:p>
          </table:table-cell>
          <table:table-cell table:style-name="ce19" office:value-type="float" office:value="16032.7" calcext:value-type="float">
            <text:p>16,032.70</text:p>
          </table:table-cell>
          <table:table-cell table:style-name="ce19" office:value-type="float" office:value="17997.6" calcext:value-type="float">
            <text:p>17,997.60</text:p>
          </table:table-cell>
          <table:table-cell table:style-name="ce19" office:value-type="float" office:value="18735.9" calcext:value-type="float">
            <text:p>18,735.90</text:p>
          </table:table-cell>
          <table:table-cell table:style-name="ce19" office:value-type="float" office:value="18880.536" calcext:value-type="float">
            <text:p>18,880.54</text:p>
          </table:table-cell>
          <table:table-cell table:style-name="ce19" office:value-type="float" office:value="20931.6" calcext:value-type="float">
            <text:p>20,931.60</text:p>
          </table:table-cell>
          <table:table-cell table:style-name="ce19" office:value-type="float" office:value="19050.6" calcext:value-type="float">
            <text:p>19,050.60</text:p>
          </table:table-cell>
          <table:table-cell table:style-name="ce19" office:value-type="float" office:value="20693.9" calcext:value-type="float">
            <text:p>20,693.90</text:p>
          </table:table-cell>
          <table:table-cell table:style-name="ce19" office:value-type="float" office:value="22392.3" calcext:value-type="float">
            <text:p>22,392.30</text:p>
          </table:table-cell>
          <table:table-cell table:style-name="ce19" office:value-type="float" office:value="25858" calcext:value-type="float">
            <text:p>25,858.00</text:p>
          </table:table-cell>
          <table:table-cell table:style-name="ce19" office:value-type="float" office:value="27709.6" calcext:value-type="float">
            <text:p>27,709.60</text:p>
          </table:table-cell>
          <table:table-cell table:style-name="ce19" office:value-type="float" office:value="29699.9" calcext:value-type="float">
            <text:p>29,699.90</text:p>
          </table:table-cell>
          <table:table-cell table:style-name="ce19" office:value-type="float" office:value="33555.6" calcext:value-type="float">
            <text:p>33,555.60</text:p>
          </table:table-cell>
          <table:table-cell table:style-name="ce19" office:value-type="float" office:value="35720.9" calcext:value-type="float">
            <text:p>35,720.90</text:p>
          </table:table-cell>
          <table:table-cell table:style-name="ce19" office:value-type="float" office:value="39852.4" calcext:value-type="float">
            <text:p>39,852.40</text:p>
          </table:table-cell>
          <table:table-cell table:style-name="ce19" office:value-type="float" office:value="43676.8" calcext:value-type="float">
            <text:p>43,676.80</text:p>
          </table:table-cell>
          <table:table-cell table:style-name="ce19" office:value-type="float" office:value="42367.2" calcext:value-type="float">
            <text:p>42,367.20</text:p>
          </table:table-cell>
          <table:table-cell table:style-name="ce19" office:value-type="float" office:value="41824.9" calcext:value-type="float">
            <text:p>41,824.90</text:p>
          </table:table-cell>
          <table:table-cell table:style-name="ce19" office:value-type="float" office:value="43763.8" calcext:value-type="float">
            <text:p>43,763.80</text:p>
          </table:table-cell>
          <table:table-cell table:style-name="ce19" office:value-type="float" office:value="47676.7" calcext:value-type="float">
            <text:p>47,676.70</text:p>
          </table:table-cell>
          <table:table-cell table:style-name="ce19" office:value-type="float" office:value="52380.3" calcext:value-type="float">
            <text:p>52,380.30</text:p>
          </table:table-cell>
          <table:table-cell table:style-name="ce19" office:value-type="float" office:value="54629.6" calcext:value-type="float">
            <text:p>54,629.60</text:p>
          </table:table-cell>
          <table:table-cell table:style-name="ce19" office:value-type="float" office:value="58095.5" calcext:value-type="float">
            <text:p>58,095.50</text:p>
          </table:table-cell>
          <table:table-cell table:style-name="ce19" office:value-type="float" office:value="59775.4" calcext:value-type="float">
            <text:p>59,775.40</text:p>
          </table:table-cell>
          <table:table-cell table:style-name="ce19" office:value-type="float" office:value="48315" calcext:value-type="float">
            <text:p>48,315.00</text:p>
          </table:table-cell>
          <table:table-cell table:style-name="ce19" office:value-type="float" office:value="50664" calcext:value-type="float">
            <text:p>50,664.00</text:p>
          </table:table-cell>
          <table:table-cell table:style-name="ce19" office:value-type="float" office:value="51262.501564" calcext:value-type="float">
            <text:p>51,262.50</text:p>
          </table:table-cell>
          <table:table-cell table:style-name="ce19" office:value-type="float" office:value="55005.810676" calcext:value-type="float">
            <text:p>55,005.81</text:p>
          </table:table-cell>
          <table:table-cell table:style-name="ce19" office:value-type="float" office:value="52850.055873" calcext:value-type="float">
            <text:p>52,850.06</text:p>
          </table:table-cell>
          <table:table-cell table:style-name="ce19" office:value-type="float" office:value="54392.304698" calcext:value-type="float">
            <text:p>54,392.30</text:p>
          </table:table-cell>
          <table:table-cell table:style-name="ce19" office:value-type="float" office:value="57805.249486" calcext:value-type="float">
            <text:p>57,805.25</text:p>
          </table:table-cell>
          <table:table-cell table:style-name="ce19" office:value-type="float" office:value="54326.079664" calcext:value-type="float">
            <text:p>54,326.08</text:p>
          </table:table-cell>
          <table:table-cell table:style-name="ce19" office:value-type="float" office:value="53074.868018" calcext:value-type="float">
            <text:p>53,074.8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9">
          <table:table-cell/>
          <table:table-cell table:style-name="ce16" office:value-type="string" calcext:value-type="string">
            <text:p>Singapore</text:p>
          </table:table-cell>
          <table:table-cell table:style-name="ce26" office:value-type="float" office:value="1984.6" calcext:value-type="float">
            <text:p>1,984.60</text:p>
          </table:table-cell>
          <table:table-cell table:style-name="ce26" office:value-type="float" office:value="2194.9" calcext:value-type="float">
            <text:p>2,194.90</text:p>
          </table:table-cell>
          <table:table-cell table:style-name="ce26" office:value-type="float" office:value="2273.8" calcext:value-type="float">
            <text:p>2,273.80</text:p>
          </table:table-cell>
          <table:table-cell table:style-name="ce26" office:value-type="float" office:value="2968.8" calcext:value-type="float">
            <text:p>2,968.80</text:p>
          </table:table-cell>
          <table:table-cell table:style-name="ce26" office:value-type="float" office:value="4120.6" calcext:value-type="float">
            <text:p>4,120.60</text:p>
          </table:table-cell>
          <table:table-cell table:style-name="ce26" office:value-type="float" office:value="4412.4" calcext:value-type="float">
            <text:p>4,412.40</text:p>
          </table:table-cell>
          <table:table-cell table:style-name="ce26" office:value-type="float" office:value="4884.4" calcext:value-type="float">
            <text:p>4,884.40</text:p>
          </table:table-cell>
          <table:table-cell table:style-name="ce26" office:value-type="float" office:value="6395.1" calcext:value-type="float">
            <text:p>6,395.10</text:p>
          </table:table-cell>
          <table:table-cell table:style-name="ce26" office:value-type="float" office:value="8222.5" calcext:value-type="float">
            <text:p>8,222.50</text:p>
          </table:table-cell>
          <table:table-cell table:style-name="ce26" office:value-type="float" office:value="9178.273" calcext:value-type="float">
            <text:p>9,178.27</text:p>
          </table:table-cell>
          <table:table-cell table:style-name="ce26" office:value-type="float" office:value="10096.4" calcext:value-type="float">
            <text:p>10,096.40</text:p>
          </table:table-cell>
          <table:table-cell table:style-name="ce26" office:value-type="float" office:value="10216.2" calcext:value-type="float">
            <text:p>10,216.20</text:p>
          </table:table-cell>
          <table:table-cell table:style-name="ce26" office:value-type="float" office:value="11560.1" calcext:value-type="float">
            <text:p>11,560.10</text:p>
          </table:table-cell>
          <table:table-cell table:style-name="ce26" office:value-type="float" office:value="13049.8" calcext:value-type="float">
            <text:p>13,049.80</text:p>
          </table:table-cell>
          <table:table-cell table:style-name="ce26" office:value-type="float" office:value="15656.5" calcext:value-type="float">
            <text:p>15,656.50</text:p>
          </table:table-cell>
          <table:table-cell table:style-name="ce26" office:value-type="float" office:value="18897.5" calcext:value-type="float">
            <text:p>18,897.50</text:p>
          </table:table-cell>
          <table:table-cell table:style-name="ce26" office:value-type="float" office:value="20648.4" calcext:value-type="float">
            <text:p>20,648.40</text:p>
          </table:table-cell>
          <table:table-cell table:style-name="ce26" office:value-type="float" office:value="20368" calcext:value-type="float">
            <text:p>20,368.00</text:p>
          </table:table-cell>
          <table:table-cell table:style-name="ce26" office:value-type="float" office:value="18654.4" calcext:value-type="float">
            <text:p>18,654.40</text:p>
          </table:table-cell>
          <table:table-cell table:style-name="ce26" office:value-type="float" office:value="18599" calcext:value-type="float">
            <text:p>18,599.00</text:p>
          </table:table-cell>
          <table:table-cell table:style-name="ce26" office:value-type="float" office:value="19630.4" calcext:value-type="float">
            <text:p>19,630.40</text:p>
          </table:table-cell>
          <table:table-cell table:style-name="ce26" office:value-type="float" office:value="15261.6" calcext:value-type="float">
            <text:p>15,261.60</text:p>
          </table:table-cell>
          <table:table-cell table:style-name="ce26" office:value-type="float" office:value="15093.4" calcext:value-type="float">
            <text:p>15,093.40</text:p>
          </table:table-cell>
          <table:table-cell table:style-name="ce26" office:value-type="float" office:value="15489.6" calcext:value-type="float">
            <text:p>15,489.60</text:p>
          </table:table-cell>
          <table:table-cell table:style-name="ce26" office:value-type="float" office:value="15594.6" calcext:value-type="float">
            <text:p>15,594.60</text:p>
          </table:table-cell>
          <table:table-cell table:style-name="ce26" office:value-type="float" office:value="15387.8" calcext:value-type="float">
            <text:p>15,387.80</text:p>
          </table:table-cell>
          <table:table-cell table:style-name="ce26" office:value-type="float" office:value="18068.5" calcext:value-type="float">
            <text:p>18,068.50</text:p>
          </table:table-cell>
          <table:table-cell table:style-name="ce26" office:value-type="float" office:value="18692.4" calcext:value-type="float">
            <text:p>18,692.40</text:p>
          </table:table-cell>
          <table:table-cell table:style-name="ce26" office:value-type="float" office:value="16161.2" calcext:value-type="float">
            <text:p>16,161.20</text:p>
          </table:table-cell>
          <table:table-cell table:style-name="ce26" office:value-type="float" office:value="15856.6" calcext:value-type="float">
            <text:p>15,856.60</text:p>
          </table:table-cell>
          <table:table-cell table:style-name="ce26" office:value-type="float" office:value="17746.8" calcext:value-type="float">
            <text:p>17,746.80</text:p>
          </table:table-cell>
          <table:table-cell table:style-name="ce26" office:value-type="float" office:value="19115.895767" calcext:value-type="float">
            <text:p>19,115.90</text:p>
          </table:table-cell>
          <table:table-cell table:style-name="ce26" office:value-type="float" office:value="20231.867784" calcext:value-type="float">
            <text:p>20,231.87</text:p>
          </table:table-cell>
          <table:table-cell table:style-name="ce26" office:value-type="float" office:value="17842.859828" calcext:value-type="float">
            <text:p>17,842.86</text:p>
          </table:table-cell>
          <table:table-cell table:style-name="ce26" office:value-type="float" office:value="16426.121887" calcext:value-type="float">
            <text:p>16,426.12</text:p>
          </table:table-cell>
          <table:table-cell table:style-name="ce26" office:value-type="float" office:value="18235.235919" calcext:value-type="float">
            <text:p>18,235.24</text:p>
          </table:table-cell>
          <table:table-cell table:style-name="ce26" office:value-type="float" office:value="17800.573599" calcext:value-type="float">
            <text:p>17,800.57</text:p>
          </table:table-cell>
          <table:table-cell table:style-name="ce26" office:value-type="float" office:value="19396.843584" calcext:value-type="float">
            <text:p>19,396.84</text:p>
          </table:table-cell>
          <table:table-cell table:number-columns-repeated="984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N-Exports" table:style-name="ta11">
        <table:table-column table:style-name="co19" table:default-cell-style-name="ce11"/>
        <table:table-column table:style-name="co20" table:default-cell-style-name="ce11"/>
        <table:table-column table:style-name="co21" table:number-columns-repeated="7" table:default-cell-style-name="ce11"/>
        <table:table-column table:style-name="co22" table:number-columns-repeated="17" table:default-cell-style-name="ce11"/>
        <table:table-column table:style-name="co23" table:number-columns-repeated="14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6" table:number-rows-spanned="1">
            <text:p>China, P.R.: Mainland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CN-Exports_to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30.2" calcext:value-type="float">
            <text:p>30.20</text:p>
          </table:table-cell>
          <table:table-cell table:style-name="ce18" office:value-type="float" office:value="24.6" calcext:value-type="float">
            <text:p>24.60</text:p>
          </table:table-cell>
          <table:table-cell table:style-name="ce18" office:value-type="float" office:value="5.5" calcext:value-type="float">
            <text:p>5.50</text:p>
          </table:table-cell>
          <table:table-cell table:style-name="ce18" office:value-type="float" office:value="4" calcext:value-type="float">
            <text:p>4.00</text:p>
          </table:table-cell>
          <table:table-cell table:style-name="ce18" office:value-type="float" office:value="3.9" calcext:value-type="float">
            <text:p>3.90</text:p>
          </table:table-cell>
          <table:table-cell table:style-name="ce18" office:value-type="float" office:value="3" calcext:value-type="float">
            <text:p>3.00</text:p>
          </table:table-cell>
          <table:table-cell table:style-name="ce18" office:value-type="float" office:value="9.9" calcext:value-type="float">
            <text:p>9.90</text:p>
          </table:table-cell>
          <table:table-cell table:style-name="ce18" office:value-type="float" office:value="9.5" calcext:value-type="float">
            <text:p>9.50</text:p>
          </table:table-cell>
          <table:table-cell table:style-name="ce18" office:value-type="float" office:value="6.3" calcext:value-type="float">
            <text:p>6.30</text:p>
          </table:table-cell>
          <table:table-cell table:style-name="ce18" office:value-type="float" office:value="8.909" calcext:value-type="float">
            <text:p>8.91</text:p>
          </table:table-cell>
          <table:table-cell table:style-name="ce18" office:value-type="float" office:value="13.2550828096661" calcext:value-type="float">
            <text:p>13.26</text:p>
          </table:table-cell>
          <table:table-cell table:style-name="ce18" office:value-type="float" office:value="51.723" calcext:value-type="float">
            <text:p>51.72</text:p>
          </table:table-cell>
          <table:table-cell table:style-name="ce18" office:value-type="float" office:value="124.147" calcext:value-type="float">
            <text:p>124.15</text:p>
          </table:table-cell>
          <table:table-cell table:style-name="ce18" office:value-type="float" office:value="247.135" calcext:value-type="float">
            <text:p>247.14</text:p>
          </table:table-cell>
          <table:table-cell table:style-name="ce18" office:value-type="float" office:value="291.122" calcext:value-type="float">
            <text:p>291.12</text:p>
          </table:table-cell>
          <table:table-cell table:style-name="ce18" office:value-type="float" office:value="273.514" calcext:value-type="float">
            <text:p>273.51</text:p>
          </table:table-cell>
          <table:table-cell table:style-name="ce18" office:value-type="float" office:value="336.655" calcext:value-type="float">
            <text:p>336.66</text:p>
          </table:table-cell>
          <table:table-cell table:style-name="ce18" office:value-type="float" office:value="465.328" calcext:value-type="float">
            <text:p>465.33</text:p>
          </table:table-cell>
          <table:table-cell table:style-name="ce18" office:value-type="float" office:value="549.61" calcext:value-type="float">
            <text:p>549.61</text:p>
          </table:table-cell>
          <table:table-cell table:style-name="ce18" office:value-type="float" office:value="495.936" calcext:value-type="float">
            <text:p>495.94</text:p>
          </table:table-cell>
          <table:table-cell table:style-name="ce18" office:value-type="float" office:value="610.971" calcext:value-type="float">
            <text:p>610.97</text:p>
          </table:table-cell>
          <table:table-cell table:style-name="ce18" office:value-type="float" office:value="574.163" calcext:value-type="float">
            <text:p>574.16</text:p>
          </table:table-cell>
          <table:table-cell table:style-name="ce18" office:value-type="float" office:value="185.394" calcext:value-type="float">
            <text:p>185.39</text:p>
          </table:table-cell>
          <table:table-cell table:style-name="ce18" office:value-type="float" office:value="447.361" calcext:value-type="float">
            <text:p>447.36</text:p>
          </table:table-cell>
          <table:table-cell table:style-name="ce18" office:value-type="float" office:value="852.000339" calcext:value-type="float">
            <text:p>852.00</text:p>
          </table:table-cell>
          <table:table-cell table:style-name="ce18" office:value-type="float" office:value="1325.494" calcext:value-type="float">
            <text:p>1,325.49</text:p>
          </table:table-cell>
          <table:table-cell table:style-name="ce18" office:value-type="float" office:value="2003.271" calcext:value-type="float">
            <text:p>2,003.27</text:p>
          </table:table-cell>
          <table:table-cell table:style-name="ce18" office:value-type="float" office:value="3565.786" calcext:value-type="float">
            <text:p>3,565.79</text:p>
          </table:table-cell>
          <table:table-cell table:style-name="ce18" office:value-type="float" office:value="5040.314" calcext:value-type="float">
            <text:p>5,040.31</text:p>
          </table:table-cell>
          <table:table-cell table:style-name="ce18" office:value-type="float" office:value="3484.341" calcext:value-type="float">
            <text:p>3,484.34</text:p>
          </table:table-cell>
          <table:table-cell table:style-name="ce18" office:value-type="float" office:value="6117.846984" calcext:value-type="float">
            <text:p>6,117.85</text:p>
          </table:table-cell>
          <table:table-cell table:style-name="ce18" office:value-type="float" office:value="8503.394386" calcext:value-type="float">
            <text:p>8,503.39</text:p>
          </table:table-cell>
          <table:table-cell table:style-name="ce18" office:value-type="float" office:value="7873.102961" calcext:value-type="float">
            <text:p>7,873.10</text:p>
          </table:table-cell>
          <table:table-cell table:style-name="ce18" office:value-type="float" office:value="8749.556298" calcext:value-type="float">
            <text:p>8,749.56</text:p>
          </table:table-cell>
          <table:table-cell table:style-name="ce18" office:value-type="float" office:value="7686.731784" calcext:value-type="float">
            <text:p>7,686.73</text:p>
          </table:table-cell>
          <table:table-cell table:style-name="ce18" office:value-type="float" office:value="8889.637002" calcext:value-type="float">
            <text:p>8,889.64</text:p>
          </table:table-cell>
          <table:table-cell table:style-name="ce18" office:value-type="float" office:value="7256.127" calcext:value-type="float">
            <text:p>7,256.13</text:p>
          </table:table-cell>
          <table:table-cell table:style-name="ce18" office:value-type="float" office:value="9079.528033" calcext:value-type="float">
            <text:p>9,079.5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223.6" calcext:value-type="float">
            <text:p>223.60</text:p>
          </table:table-cell>
          <table:table-cell table:style-name="ce19" office:value-type="float" office:value="173.5" calcext:value-type="float">
            <text:p>173.50</text:p>
          </table:table-cell>
          <table:table-cell table:style-name="ce19" office:value-type="float" office:value="223.5" calcext:value-type="float">
            <text:p>223.50</text:p>
          </table:table-cell>
          <table:table-cell table:style-name="ce19" office:value-type="float" office:value="181.2" calcext:value-type="float">
            <text:p>181.20</text:p>
          </table:table-cell>
          <table:table-cell table:style-name="ce19" office:value-type="float" office:value="218.4" calcext:value-type="float">
            <text:p>218.40</text:p>
          </table:table-cell>
          <table:table-cell table:style-name="ce19" office:value-type="float" office:value="183.2" calcext:value-type="float">
            <text:p>183.20</text:p>
          </table:table-cell>
          <table:table-cell table:style-name="ce19" office:value-type="float" office:value="209.1" calcext:value-type="float">
            <text:p>209.10</text:p>
          </table:table-cell>
          <table:table-cell table:style-name="ce19" office:value-type="float" office:value="297.5" calcext:value-type="float">
            <text:p>297.50</text:p>
          </table:table-cell>
          <table:table-cell table:style-name="ce19" office:value-type="float" office:value="361.5" calcext:value-type="float">
            <text:p>361.50</text:p>
          </table:table-cell>
          <table:table-cell table:style-name="ce19" office:value-type="float" office:value="423.127" calcext:value-type="float">
            <text:p>423.13</text:p>
          </table:table-cell>
          <table:table-cell table:style-name="ce19" office:value-type="float" office:value="468.213375360993" calcext:value-type="float">
            <text:p>468.21</text:p>
          </table:table-cell>
          <table:table-cell table:style-name="ce19" office:value-type="float" office:value="554.174" calcext:value-type="float">
            <text:p>554.17</text:p>
          </table:table-cell>
          <table:table-cell table:style-name="ce19" office:value-type="float" office:value="660.616" calcext:value-type="float">
            <text:p>660.62</text:p>
          </table:table-cell>
          <table:table-cell table:style-name="ce19" office:value-type="float" office:value="1070.434" calcext:value-type="float">
            <text:p>1,070.43</text:p>
          </table:table-cell>
          <table:table-cell table:style-name="ce19" office:value-type="float" office:value="1488.008" calcext:value-type="float">
            <text:p>1,488.01</text:p>
          </table:table-cell>
          <table:table-cell table:style-name="ce19" office:value-type="float" office:value="1626.351" calcext:value-type="float">
            <text:p>1,626.35</text:p>
          </table:table-cell>
          <table:table-cell table:style-name="ce19" office:value-type="float" office:value="1673.404" calcext:value-type="float">
            <text:p>1,673.40</text:p>
          </table:table-cell>
          <table:table-cell table:style-name="ce19" office:value-type="float" office:value="2054.024" calcext:value-type="float">
            <text:p>2,054.02</text:p>
          </table:table-cell>
          <table:table-cell table:style-name="ce19" office:value-type="float" office:value="2339.666" calcext:value-type="float">
            <text:p>2,339.67</text:p>
          </table:table-cell>
          <table:table-cell table:style-name="ce19" office:value-type="float" office:value="2704.155" calcext:value-type="float">
            <text:p>2,704.16</text:p>
          </table:table-cell>
          <table:table-cell table:style-name="ce19" office:value-type="float" office:value="3477.33" calcext:value-type="float">
            <text:p>3,477.33</text:p>
          </table:table-cell>
          <table:table-cell table:style-name="ce19" office:value-type="float" office:value="3573.565" calcext:value-type="float">
            <text:p>3,573.57</text:p>
          </table:table-cell>
          <table:table-cell table:style-name="ce19" office:value-type="float" office:value="4589.225" calcext:value-type="float">
            <text:p>4,589.23</text:p>
          </table:table-cell>
          <table:table-cell table:style-name="ce19" office:value-type="float" office:value="6265.403" calcext:value-type="float">
            <text:p>6,265.40</text:p>
          </table:table-cell>
          <table:table-cell table:style-name="ce19" office:value-type="float" office:value="8839.747119" calcext:value-type="float">
            <text:p>8,839.75</text:p>
          </table:table-cell>
          <table:table-cell table:style-name="ce19" office:value-type="float" office:value="11065.415" calcext:value-type="float">
            <text:p>11,065.42</text:p>
          </table:table-cell>
          <table:table-cell table:style-name="ce19" office:value-type="float" office:value="13626.213" calcext:value-type="float">
            <text:p>13,626.21</text:p>
          </table:table-cell>
          <table:table-cell table:style-name="ce19" office:value-type="float" office:value="17997.55" calcext:value-type="float">
            <text:p>17,997.55</text:p>
          </table:table-cell>
          <table:table-cell table:style-name="ce19" office:value-type="float" office:value="22244.125" calcext:value-type="float">
            <text:p>22,244.13</text:p>
          </table:table-cell>
          <table:table-cell table:style-name="ce19" office:value-type="float" office:value="20663.852" calcext:value-type="float">
            <text:p>20,663.85</text:p>
          </table:table-cell>
          <table:table-cell table:style-name="ce19" office:value-type="float" office:value="27227.656181" calcext:value-type="float">
            <text:p>27,227.66</text:p>
          </table:table-cell>
          <table:table-cell table:style-name="ce19" office:value-type="float" office:value="33906.492046" calcext:value-type="float">
            <text:p>33,906.49</text:p>
          </table:table-cell>
          <table:table-cell table:style-name="ce19" office:value-type="float" office:value="37761.523589" calcext:value-type="float">
            <text:p>37,761.52</text:p>
          </table:table-cell>
          <table:table-cell table:style-name="ce19" office:value-type="float" office:value="37555.903449" calcext:value-type="float">
            <text:p>37,555.90</text:p>
          </table:table-cell>
          <table:table-cell table:style-name="ce19" office:value-type="float" office:value="39121.979059" calcext:value-type="float">
            <text:p>39,121.98</text:p>
          </table:table-cell>
          <table:table-cell table:style-name="ce19" office:value-type="float" office:value="40380.319696" calcext:value-type="float">
            <text:p>40,380.32</text:p>
          </table:table-cell>
          <table:table-cell table:style-name="ce19" office:value-type="float" office:value="38061.185" calcext:value-type="float">
            <text:p>38,061.19</text:p>
          </table:table-cell>
          <table:table-cell table:style-name="ce19" office:value-type="float" office:value="41701.321557" calcext:value-type="float">
            <text:p>41,701.3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246.6" calcext:value-type="float">
            <text:p>246.60</text:p>
          </table:table-cell>
          <table:table-cell table:style-name="ce18" office:value-type="float" office:value="341.1" calcext:value-type="float">
            <text:p>341.10</text:p>
          </table:table-cell>
          <table:table-cell table:style-name="ce18" office:value-type="float" office:value="376.4" calcext:value-type="float">
            <text:p>376.40</text:p>
          </table:table-cell>
          <table:table-cell table:style-name="ce18" office:value-type="float" office:value="361.1" calcext:value-type="float">
            <text:p>361.10</text:p>
          </table:table-cell>
          <table:table-cell table:style-name="ce18" office:value-type="float" office:value="381.3" calcext:value-type="float">
            <text:p>381.30</text:p>
          </table:table-cell>
          <table:table-cell table:style-name="ce18" office:value-type="float" office:value="424.9" calcext:value-type="float">
            <text:p>424.90</text:p>
          </table:table-cell>
          <table:table-cell table:style-name="ce18" office:value-type="float" office:value="255.5" calcext:value-type="float">
            <text:p>255.50</text:p>
          </table:table-cell>
          <table:table-cell table:style-name="ce18" office:value-type="float" office:value="243.2" calcext:value-type="float">
            <text:p>243.20</text:p>
          </table:table-cell>
          <table:table-cell table:style-name="ce18" office:value-type="float" office:value="71.5" calcext:value-type="float">
            <text:p>71.50</text:p>
          </table:table-cell>
          <table:table-cell table:style-name="ce18" office:value-type="float" office:value="84.462" calcext:value-type="float">
            <text:p>84.46</text:p>
          </table:table-cell>
          <table:table-cell table:style-name="ce18" office:value-type="float" office:value="104.87882115775" calcext:value-type="float">
            <text:p>104.88</text:p>
          </table:table-cell>
          <table:table-cell table:style-name="ce18" office:value-type="float" office:value="68.034" calcext:value-type="float">
            <text:p>68.03</text:p>
          </table:table-cell>
          <table:table-cell table:style-name="ce18" office:value-type="float" office:value="64.757" calcext:value-type="float">
            <text:p>64.76</text:p>
          </table:table-cell>
          <table:table-cell table:style-name="ce18" office:value-type="float" office:value="192.171" calcext:value-type="float">
            <text:p>192.17</text:p>
          </table:table-cell>
          <table:table-cell table:style-name="ce18" office:value-type="float" office:value="362.4" calcext:value-type="float">
            <text:p>362.40</text:p>
          </table:table-cell>
          <table:table-cell table:style-name="ce18" office:value-type="float" office:value="759.136" calcext:value-type="float">
            <text:p>759.14</text:p>
          </table:table-cell>
          <table:table-cell table:style-name="ce18" office:value-type="float" office:value="767.995" calcext:value-type="float">
            <text:p>768.00</text:p>
          </table:table-cell>
          <table:table-cell table:style-name="ce18" office:value-type="float" office:value="1056.591" calcext:value-type="float">
            <text:p>1,056.59</text:p>
          </table:table-cell>
          <table:table-cell table:style-name="ce18" office:value-type="float" office:value="1085.566" calcext:value-type="float">
            <text:p>1,085.57</text:p>
          </table:table-cell>
          <table:table-cell table:style-name="ce18" office:value-type="float" office:value="876.138" calcext:value-type="float">
            <text:p>876.14</text:p>
          </table:table-cell>
          <table:table-cell table:style-name="ce18" office:value-type="float" office:value="1223.719" calcext:value-type="float">
            <text:p>1,223.72</text:p>
          </table:table-cell>
          <table:table-cell table:style-name="ce18" office:value-type="float" office:value="1363.351" calcext:value-type="float">
            <text:p>1,363.35</text:p>
          </table:table-cell>
          <table:table-cell table:style-name="ce18" office:value-type="float" office:value="1466.419" calcext:value-type="float">
            <text:p>1,466.42</text:p>
          </table:table-cell>
          <table:table-cell table:style-name="ce18" office:value-type="float" office:value="2145.8" calcext:value-type="float">
            <text:p>2,145.80</text:p>
          </table:table-cell>
          <table:table-cell table:style-name="ce18" office:value-type="float" office:value="3675.106294" calcext:value-type="float">
            <text:p>3,675.11</text:p>
          </table:table-cell>
          <table:table-cell table:style-name="ce18" office:value-type="float" office:value="4829.263" calcext:value-type="float">
            <text:p>4,829.26</text:p>
          </table:table-cell>
          <table:table-cell table:style-name="ce18" office:value-type="float" office:value="7380.296" calcext:value-type="float">
            <text:p>7,380.30</text:p>
          </table:table-cell>
          <table:table-cell table:style-name="ce18" office:value-type="float" office:value="11376.715" calcext:value-type="float">
            <text:p>11,376.72</text:p>
          </table:table-cell>
          <table:table-cell table:style-name="ce18" office:value-type="float" office:value="18775.201" calcext:value-type="float">
            <text:p>18,775.20</text:p>
          </table:table-cell>
          <table:table-cell table:style-name="ce18" office:value-type="float" office:value="14126.25" calcext:value-type="float">
            <text:p>14,126.25</text:p>
          </table:table-cell>
          <table:table-cell table:style-name="ce18" office:value-type="float" office:value="24463.732073" calcext:value-type="float">
            <text:p>24,463.73</text:p>
          </table:table-cell>
          <table:table-cell table:style-name="ce18" office:value-type="float" office:value="31854.262695" calcext:value-type="float">
            <text:p>31,854.26</text:p>
          </table:table-cell>
          <table:table-cell table:style-name="ce18" office:value-type="float" office:value="33425.054695" calcext:value-type="float">
            <text:p>33,425.05</text:p>
          </table:table-cell>
          <table:table-cell table:style-name="ce18" office:value-type="float" office:value="36189.688609" calcext:value-type="float">
            <text:p>36,189.69</text:p>
          </table:table-cell>
          <table:table-cell table:style-name="ce18" office:value-type="float" office:value="34925.220202" calcext:value-type="float">
            <text:p>34,925.22</text:p>
          </table:table-cell>
          <table:table-cell table:style-name="ce18" office:value-type="float" office:value="27428.465829" calcext:value-type="float">
            <text:p>27,428.47</text:p>
          </table:table-cell>
          <table:table-cell table:style-name="ce18" office:value-type="float" office:value="22175.708" calcext:value-type="float">
            <text:p>22,175.71</text:p>
          </table:table-cell>
          <table:table-cell table:style-name="ce18" office:value-type="float" office:value="29256.991988" calcext:value-type="float">
            <text:p>29,256.9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137.4" calcext:value-type="float">
            <text:p>137.40</text:p>
          </table:table-cell>
          <table:table-cell table:style-name="ce18" office:value-type="float" office:value="182.2" calcext:value-type="float">
            <text:p>182.20</text:p>
          </table:table-cell>
          <table:table-cell table:style-name="ce18" office:value-type="float" office:value="171.6" calcext:value-type="float">
            <text:p>171.60</text:p>
          </table:table-cell>
          <table:table-cell table:style-name="ce18" office:value-type="float" office:value="208.1" calcext:value-type="float">
            <text:p>208.10</text:p>
          </table:table-cell>
          <table:table-cell table:style-name="ce18" office:value-type="float" office:value="257.6" calcext:value-type="float">
            <text:p>257.60</text:p>
          </table:table-cell>
          <table:table-cell table:style-name="ce18" office:value-type="float" office:value="232.9" calcext:value-type="float">
            <text:p>232.90</text:p>
          </table:table-cell>
          <table:table-cell table:style-name="ce18" office:value-type="float" office:value="307" calcext:value-type="float">
            <text:p>307.00</text:p>
          </table:table-cell>
          <table:table-cell table:style-name="ce18" office:value-type="float" office:value="408.6" calcext:value-type="float">
            <text:p>408.60</text:p>
          </table:table-cell>
          <table:table-cell table:style-name="ce18" office:value-type="float" office:value="390.1" calcext:value-type="float">
            <text:p>390.10</text:p>
          </table:table-cell>
          <table:table-cell table:style-name="ce18" office:value-type="float" office:value="411.733" calcext:value-type="float">
            <text:p>411.73</text:p>
          </table:table-cell>
          <table:table-cell table:style-name="ce18" office:value-type="float" office:value="442.647867514932" calcext:value-type="float">
            <text:p>442.65</text:p>
          </table:table-cell>
          <table:table-cell table:style-name="ce18" office:value-type="float" office:value="555.03" calcext:value-type="float">
            <text:p>555.03</text:p>
          </table:table-cell>
          <table:table-cell table:style-name="ce18" office:value-type="float" office:value="653.191" calcext:value-type="float">
            <text:p>653.19</text:p>
          </table:table-cell>
          <table:table-cell table:style-name="ce18" office:value-type="float" office:value="1197.238" calcext:value-type="float">
            <text:p>1,197.24</text:p>
          </table:table-cell>
          <table:table-cell table:style-name="ce18" office:value-type="float" office:value="1396.844" calcext:value-type="float">
            <text:p>1,396.84</text:p>
          </table:table-cell>
          <table:table-cell table:style-name="ce18" office:value-type="float" office:value="1532.929" calcext:value-type="float">
            <text:p>1,532.93</text:p>
          </table:table-cell>
          <table:table-cell table:style-name="ce18" office:value-type="float" office:value="1616.417" calcext:value-type="float">
            <text:p>1,616.42</text:p>
          </table:table-cell>
          <table:table-cell table:style-name="ce18" office:value-type="float" office:value="1905.874" calcext:value-type="float">
            <text:p>1,905.87</text:p>
          </table:table-cell>
          <table:table-cell table:style-name="ce18" office:value-type="float" office:value="2124.242" calcext:value-type="float">
            <text:p>2,124.24</text:p>
          </table:table-cell>
          <table:table-cell table:style-name="ce18" office:value-type="float" office:value="2432.726" calcext:value-type="float">
            <text:p>2,432.73</text:p>
          </table:table-cell>
          <table:table-cell table:style-name="ce18" office:value-type="float" office:value="3157.601" calcext:value-type="float">
            <text:p>3,157.60</text:p>
          </table:table-cell>
          <table:table-cell table:style-name="ce18" office:value-type="float" office:value="3349.754" calcext:value-type="float">
            <text:p>3,349.75</text:p>
          </table:table-cell>
          <table:table-cell table:style-name="ce18" office:value-type="float" office:value="4304.719" calcext:value-type="float">
            <text:p>4,304.72</text:p>
          </table:table-cell>
          <table:table-cell table:style-name="ce18" office:value-type="float" office:value="5634.995" calcext:value-type="float">
            <text:p>5,635.00</text:p>
          </table:table-cell>
          <table:table-cell table:style-name="ce18" office:value-type="float" office:value="8164.93252" calcext:value-type="float">
            <text:p>8,164.93</text:p>
          </table:table-cell>
          <table:table-cell table:style-name="ce18" office:value-type="float" office:value="11657.641" calcext:value-type="float">
            <text:p>11,657.64</text:p>
          </table:table-cell>
          <table:table-cell table:style-name="ce18" office:value-type="float" office:value="15519.802" calcext:value-type="float">
            <text:p>15,519.80</text:p>
          </table:table-cell>
          <table:table-cell table:style-name="ce18" office:value-type="float" office:value="19362.909" calcext:value-type="float">
            <text:p>19,362.91</text:p>
          </table:table-cell>
          <table:table-cell table:style-name="ce18" office:value-type="float" office:value="21789.889" calcext:value-type="float">
            <text:p>21,789.89</text:p>
          </table:table-cell>
          <table:table-cell table:style-name="ce18" office:value-type="float" office:value="17673.26" calcext:value-type="float">
            <text:p>17,673.26</text:p>
          </table:table-cell>
          <table:table-cell table:style-name="ce18" office:value-type="float" office:value="22208.071511" calcext:value-type="float">
            <text:p>22,208.07</text:p>
          </table:table-cell>
          <table:table-cell table:style-name="ce18" office:value-type="float" office:value="25249.130127" calcext:value-type="float">
            <text:p>25,249.13</text:p>
          </table:table-cell>
          <table:table-cell table:style-name="ce18" office:value-type="float" office:value="28106.991424" calcext:value-type="float">
            <text:p>28,106.99</text:p>
          </table:table-cell>
          <table:table-cell table:style-name="ce18" office:value-type="float" office:value="29197.85742" calcext:value-type="float">
            <text:p>29,197.86</text:p>
          </table:table-cell>
          <table:table-cell table:style-name="ce18" office:value-type="float" office:value="30000.360501" calcext:value-type="float">
            <text:p>30,000.36</text:p>
          </table:table-cell>
          <table:table-cell table:style-name="ce18" office:value-type="float" office:value="29407.031846" calcext:value-type="float">
            <text:p>29,407.03</text:p>
          </table:table-cell>
          <table:table-cell table:style-name="ce18" office:value-type="float" office:value="27854.748" calcext:value-type="float">
            <text:p>27,854.75</text:p>
          </table:table-cell>
          <table:table-cell table:style-name="ce18" office:value-type="float" office:value="31765.289661" calcext:value-type="float">
            <text:p>31,765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340.5" calcext:value-type="float">
            <text:p>340.50</text:p>
          </table:table-cell>
          <table:table-cell table:style-name="ce19" office:value-type="float" office:value="285.1" calcext:value-type="float">
            <text:p>285.10</text:p>
          </table:table-cell>
          <table:table-cell table:style-name="ce19" office:value-type="float" office:value="280.6" calcext:value-type="float">
            <text:p>280.60</text:p>
          </table:table-cell>
          <table:table-cell table:style-name="ce19" office:value-type="float" office:value="230.7" calcext:value-type="float">
            <text:p>230.70</text:p>
          </table:table-cell>
          <table:table-cell table:style-name="ce19" office:value-type="float" office:value="230.8" calcext:value-type="float">
            <text:p>230.80</text:p>
          </table:table-cell>
          <table:table-cell table:style-name="ce19" office:value-type="float" office:value="227.7" calcext:value-type="float">
            <text:p>227.70</text:p>
          </table:table-cell>
          <table:table-cell table:style-name="ce19" office:value-type="float" office:value="320.8" calcext:value-type="float">
            <text:p>320.80</text:p>
          </table:table-cell>
          <table:table-cell table:style-name="ce19" office:value-type="float" office:value="436.3" calcext:value-type="float">
            <text:p>436.30</text:p>
          </table:table-cell>
          <table:table-cell table:style-name="ce19" office:value-type="float" office:value="514.9" calcext:value-type="float">
            <text:p>514.90</text:p>
          </table:table-cell>
          <table:table-cell table:style-name="ce19" office:value-type="float" office:value="528.362" calcext:value-type="float">
            <text:p>528.36</text:p>
          </table:table-cell>
          <table:table-cell table:style-name="ce19" office:value-type="float" office:value="653.558464004736" calcext:value-type="float">
            <text:p>653.56</text:p>
          </table:table-cell>
          <table:table-cell table:style-name="ce19" office:value-type="float" office:value="734.945" calcext:value-type="float">
            <text:p>734.95</text:p>
          </table:table-cell>
          <table:table-cell table:style-name="ce19" office:value-type="float" office:value="765.853" calcext:value-type="float">
            <text:p>765.85</text:p>
          </table:table-cell>
          <table:table-cell table:style-name="ce19" office:value-type="float" office:value="1292.762" calcext:value-type="float">
            <text:p>1,292.76</text:p>
          </table:table-cell>
          <table:table-cell table:style-name="ce19" office:value-type="float" office:value="1427.061" calcext:value-type="float">
            <text:p>1,427.06</text:p>
          </table:table-cell>
          <table:table-cell table:style-name="ce19" office:value-type="float" office:value="1844.432" calcext:value-type="float">
            <text:p>1,844.43</text:p>
          </table:table-cell>
          <table:table-cell table:style-name="ce19" office:value-type="float" office:value="1908.037" calcext:value-type="float">
            <text:p>1,908.04</text:p>
          </table:table-cell>
          <table:table-cell table:style-name="ce19" office:value-type="float" office:value="2339.37" calcext:value-type="float">
            <text:p>2,339.37</text:p>
          </table:table-cell>
          <table:table-cell table:style-name="ce19" office:value-type="float" office:value="2829.992" calcext:value-type="float">
            <text:p>2,829.99</text:p>
          </table:table-cell>
          <table:table-cell table:style-name="ce19" office:value-type="float" office:value="2928.853" calcext:value-type="float">
            <text:p>2,928.85</text:p>
          </table:table-cell>
          <table:table-cell table:style-name="ce19" office:value-type="float" office:value="3725.58" calcext:value-type="float">
            <text:p>3,725.58</text:p>
          </table:table-cell>
          <table:table-cell table:style-name="ce19" office:value-type="float" office:value="3705.824" calcext:value-type="float">
            <text:p>3,705.82</text:p>
          </table:table-cell>
          <table:table-cell table:style-name="ce19" office:value-type="float" office:value="4087.904" calcext:value-type="float">
            <text:p>4,087.90</text:p>
          </table:table-cell>
          <table:table-cell table:style-name="ce19" office:value-type="float" office:value="7334.555" calcext:value-type="float">
            <text:p>7,334.56</text:p>
          </table:table-cell>
          <table:table-cell table:style-name="ce19" office:value-type="float" office:value="9970.361694" calcext:value-type="float">
            <text:p>9,970.36</text:p>
          </table:table-cell>
          <table:table-cell table:style-name="ce19" office:value-type="float" office:value="11700.774" calcext:value-type="float">
            <text:p>11,700.77</text:p>
          </table:table-cell>
          <table:table-cell table:style-name="ce19" office:value-type="float" office:value="13966.935" calcext:value-type="float">
            <text:p>13,966.94</text:p>
          </table:table-cell>
          <table:table-cell table:style-name="ce19" office:value-type="float" office:value="20460.168" calcext:value-type="float">
            <text:p>20,460.17</text:p>
          </table:table-cell>
          <table:table-cell table:style-name="ce19" office:value-type="float" office:value="23500.122" calcext:value-type="float">
            <text:p>23,500.12</text:p>
          </table:table-cell>
          <table:table-cell table:style-name="ce19" office:value-type="float" office:value="21619.206" calcext:value-type="float">
            <text:p>21,619.21</text:p>
          </table:table-cell>
          <table:table-cell table:style-name="ce19" office:value-type="float" office:value="27859.423919" calcext:value-type="float">
            <text:p>27,859.42</text:p>
          </table:table-cell>
          <table:table-cell table:style-name="ce19" office:value-type="float" office:value="30244.142315" calcext:value-type="float">
            <text:p>30,244.14</text:p>
          </table:table-cell>
          <table:table-cell table:style-name="ce19" office:value-type="float" office:value="27209.055451" calcext:value-type="float">
            <text:p>27,209.06</text:p>
          </table:table-cell>
          <table:table-cell table:style-name="ce19" office:value-type="float" office:value="27015.098107" calcext:value-type="float">
            <text:p>27,015.10</text:p>
          </table:table-cell>
          <table:table-cell table:style-name="ce19" office:value-type="float" office:value="28975.685738" calcext:value-type="float">
            <text:p>28,975.69</text:p>
          </table:table-cell>
          <table:table-cell table:style-name="ce19" office:value-type="float" office:value="27048.097462" calcext:value-type="float">
            <text:p>27,048.10</text:p>
          </table:table-cell>
          <table:table-cell table:style-name="ce19" office:value-type="float" office:value="25303.217" calcext:value-type="float">
            <text:p>25,303.22</text:p>
          </table:table-cell>
          <table:table-cell table:style-name="ce19" office:value-type="float" office:value="28123.923487" calcext:value-type="float">
            <text:p>28,123.9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710.5" calcext:value-type="float">
            <text:p>710.50</text:p>
          </table:table-cell>
          <table:table-cell table:style-name="ce19" office:value-type="float" office:value="834.9" calcext:value-type="float">
            <text:p>834.90</text:p>
          </table:table-cell>
          <table:table-cell table:style-name="ce19" office:value-type="float" office:value="773.2" calcext:value-type="float">
            <text:p>773.20</text:p>
          </table:table-cell>
          <table:table-cell table:style-name="ce19" office:value-type="float" office:value="859.1" calcext:value-type="float">
            <text:p>859.10</text:p>
          </table:table-cell>
          <table:table-cell table:style-name="ce19" office:value-type="float" office:value="764.1" calcext:value-type="float">
            <text:p>764.10</text:p>
          </table:table-cell>
          <table:table-cell table:style-name="ce19" office:value-type="float" office:value="745.7" calcext:value-type="float">
            <text:p>745.70</text:p>
          </table:table-cell>
          <table:table-cell table:style-name="ce19" office:value-type="float" office:value="1011.2" calcext:value-type="float">
            <text:p>1,011.20</text:p>
          </table:table-cell>
          <table:table-cell table:style-name="ce19" office:value-type="float" office:value="1223.2" calcext:value-type="float">
            <text:p>1,223.20</text:p>
          </table:table-cell>
          <table:table-cell table:style-name="ce19" office:value-type="float" office:value="1491" calcext:value-type="float">
            <text:p>1,491.00</text:p>
          </table:table-cell>
          <table:table-cell table:style-name="ce19" office:value-type="float" office:value="1608.668" calcext:value-type="float">
            <text:p>1,608.67</text:p>
          </table:table-cell>
          <table:table-cell table:style-name="ce19" office:value-type="float" office:value="2062.11188109615" calcext:value-type="float">
            <text:p>2,062.11</text:p>
          </table:table-cell>
          <table:table-cell table:style-name="ce19" office:value-type="float" office:value="2355.591" calcext:value-type="float">
            <text:p>2,355.59</text:p>
          </table:table-cell>
          <table:table-cell table:style-name="ce19" office:value-type="float" office:value="2446.531" calcext:value-type="float">
            <text:p>2,446.53</text:p>
          </table:table-cell>
          <table:table-cell table:style-name="ce19" office:value-type="float" office:value="3970.679" calcext:value-type="float">
            <text:p>3,970.68</text:p>
          </table:table-cell>
          <table:table-cell table:style-name="ce19" office:value-type="float" office:value="4762.081" calcext:value-type="float">
            <text:p>4,762.08</text:p>
          </table:table-cell>
          <table:table-cell table:style-name="ce19" office:value-type="float" office:value="5672.195" calcext:value-type="float">
            <text:p>5,672.20</text:p>
          </table:table-cell>
          <table:table-cell table:style-name="ce19" office:value-type="float" office:value="5852.111" calcext:value-type="float">
            <text:p>5,852.11</text:p>
          </table:table-cell>
          <table:table-cell table:style-name="ce19" office:value-type="float" office:value="6492.858" calcext:value-type="float">
            <text:p>6,492.86</text:p>
          </table:table-cell>
          <table:table-cell table:style-name="ce19" office:value-type="float" office:value="7350.139" calcext:value-type="float">
            <text:p>7,350.14</text:p>
          </table:table-cell>
          <table:table-cell table:style-name="ce19" office:value-type="float" office:value="7778.085" calcext:value-type="float">
            <text:p>7,778.09</text:p>
          </table:table-cell>
          <table:table-cell table:style-name="ce19" office:value-type="float" office:value="9278.456" calcext:value-type="float">
            <text:p>9,278.46</text:p>
          </table:table-cell>
          <table:table-cell table:style-name="ce19" office:value-type="float" office:value="9759.365" calcext:value-type="float">
            <text:p>9,759.37</text:p>
          </table:table-cell>
          <table:table-cell table:style-name="ce19" office:value-type="float" office:value="11381.968" calcext:value-type="float">
            <text:p>11,381.97</text:p>
          </table:table-cell>
          <table:table-cell table:style-name="ce19" office:value-type="float" office:value="17446.504" calcext:value-type="float">
            <text:p>17,446.50</text:p>
          </table:table-cell>
          <table:table-cell table:style-name="ce19" office:value-type="float" office:value="23754.274338" calcext:value-type="float">
            <text:p>23,754.27</text:p>
          </table:table-cell>
          <table:table-cell table:style-name="ce19" office:value-type="float" office:value="32537.019" calcext:value-type="float">
            <text:p>32,537.02</text:p>
          </table:table-cell>
          <table:table-cell table:style-name="ce19" office:value-type="float" office:value="40302.242" calcext:value-type="float">
            <text:p>40,302.24</text:p>
          </table:table-cell>
          <table:table-cell table:style-name="ce19" office:value-type="float" office:value="48728.625" calcext:value-type="float">
            <text:p>48,728.63</text:p>
          </table:table-cell>
          <table:table-cell table:style-name="ce19" office:value-type="float" office:value="59191.758" calcext:value-type="float">
            <text:p>59,191.76</text:p>
          </table:table-cell>
          <table:table-cell table:style-name="ce19" office:value-type="float" office:value="49943.31" calcext:value-type="float">
            <text:p>49,943.31</text:p>
          </table:table-cell>
          <table:table-cell table:style-name="ce19" office:value-type="float" office:value="68068.776044" calcext:value-type="float">
            <text:p>68,068.78</text:p>
          </table:table-cell>
          <table:table-cell table:style-name="ce19" office:value-type="float" office:value="76433.383315" calcext:value-type="float">
            <text:p>76,433.38</text:p>
          </table:table-cell>
          <table:table-cell table:style-name="ce19" office:value-type="float" office:value="69175.765317" calcext:value-type="float">
            <text:p>69,175.77</text:p>
          </table:table-cell>
          <table:table-cell table:style-name="ce19" office:value-type="float" office:value="67349.002822" calcext:value-type="float">
            <text:p>67,349.00</text:p>
          </table:table-cell>
          <table:table-cell table:style-name="ce19" office:value-type="float" office:value="72730.919502" calcext:value-type="float">
            <text:p>72,730.92</text:p>
          </table:table-cell>
          <table:table-cell table:style-name="ce19" office:value-type="float" office:value="69203.670501" calcext:value-type="float">
            <text:p>69,203.67</text:p>
          </table:table-cell>
          <table:table-cell table:style-name="ce19" office:value-type="float" office:value="66044.117" calcext:value-type="float">
            <text:p>66,044.12</text:p>
          </table:table-cell>
          <table:table-cell table:style-name="ce19" office:value-type="float" office:value="71463.824369" calcext:value-type="float">
            <text:p>71,463.8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/>
          <table:table-cell table:style-name="ce19" office:value-type="float" office:value="80.6" calcext:value-type="float">
            <text:p>80.60</text:p>
          </table:table-cell>
          <table:table-cell table:style-name="ce19" office:value-type="float" office:value="100.7" calcext:value-type="float">
            <text:p>100.70</text:p>
          </table:table-cell>
          <table:table-cell table:style-name="ce19" office:value-type="float" office:value="58.2" calcext:value-type="float">
            <text:p>58.20</text:p>
          </table:table-cell>
          <table:table-cell table:style-name="ce19" office:value-type="float" office:value="37" calcext:value-type="float">
            <text:p>37.00</text:p>
          </table:table-cell>
          <table:table-cell table:style-name="ce19" office:value-type="float" office:value="84.3" calcext:value-type="float">
            <text:p>84.30</text:p>
          </table:table-cell>
          <table:table-cell table:style-name="ce19" office:value-type="float" office:value="89" calcext:value-type="float">
            <text:p>89.00</text:p>
          </table:table-cell>
          <table:table-cell table:style-name="ce19" office:value-type="float" office:value="87.8" calcext:value-type="float">
            <text:p>87.80</text:p>
          </table:table-cell>
          <table:table-cell table:style-name="ce19" office:value-type="float" office:value="148.6" calcext:value-type="float">
            <text:p>148.60</text:p>
          </table:table-cell>
          <table:table-cell table:style-name="ce19" office:value-type="float" office:value="168.709" calcext:value-type="float">
            <text:p>168.71</text:p>
          </table:table-cell>
          <table:table-cell table:style-name="ce19" office:value-type="float" office:value="173.071872095417" calcext:value-type="float">
            <text:p>173.07</text:p>
          </table:table-cell>
          <table:table-cell table:style-name="ce19" office:value-type="float" office:value="144.48" calcext:value-type="float">
            <text:p>144.48</text:p>
          </table:table-cell>
          <table:table-cell table:style-name="ce19" office:value-type="float" office:value="158.434" calcext:value-type="float">
            <text:p>158.43</text:p>
          </table:table-cell>
          <table:table-cell table:style-name="ce19" office:value-type="float" office:value="255.157" calcext:value-type="float">
            <text:p>255.16</text:p>
          </table:table-cell>
          <table:table-cell table:style-name="ce19" office:value-type="float" office:value="572.302" calcext:value-type="float">
            <text:p>572.30</text:p>
          </table:table-cell>
          <table:table-cell table:style-name="ce19" office:value-type="float" office:value="765.208" calcext:value-type="float">
            <text:p>765.21</text:p>
          </table:table-cell>
          <table:table-cell table:style-name="ce19" office:value-type="float" office:value="697.702" calcext:value-type="float">
            <text:p>697.70</text:p>
          </table:table-cell>
          <table:table-cell table:style-name="ce19" office:value-type="float" office:value="938.111" calcext:value-type="float">
            <text:p>938.11</text:p>
          </table:table-cell>
          <table:table-cell table:style-name="ce19" office:value-type="float" office:value="1015.726" calcext:value-type="float">
            <text:p>1,015.73</text:p>
          </table:table-cell>
          <table:table-cell table:style-name="ce19" office:value-type="float" office:value="1161.89" calcext:value-type="float">
            <text:p>1,161.89</text:p>
          </table:table-cell>
          <table:table-cell table:style-name="ce19" office:value-type="float" office:value="1569.466" calcext:value-type="float">
            <text:p>1,569.47</text:p>
          </table:table-cell>
          <table:table-cell table:style-name="ce19" office:value-type="float" office:value="1903.193" calcext:value-type="float">
            <text:p>1,903.19</text:p>
          </table:table-cell>
          <table:table-cell table:style-name="ce19" office:value-type="float" office:value="2672.509" calcext:value-type="float">
            <text:p>2,672.51</text:p>
          </table:table-cell>
          <table:table-cell table:style-name="ce19" office:value-type="float" office:value="3344.994" calcext:value-type="float">
            <text:p>3,344.99</text:p>
          </table:table-cell>
          <table:table-cell table:style-name="ce19" office:value-type="float" office:value="5925.578255" calcext:value-type="float">
            <text:p>5,925.58</text:p>
          </table:table-cell>
          <table:table-cell table:style-name="ce19" office:value-type="float" office:value="8936.914" calcext:value-type="float">
            <text:p>8,936.91</text:p>
          </table:table-cell>
          <table:table-cell table:style-name="ce19" office:value-type="float" office:value="14588.364" calcext:value-type="float">
            <text:p>14,588.36</text:p>
          </table:table-cell>
          <table:table-cell table:style-name="ce19" office:value-type="float" office:value="24036.44" calcext:value-type="float">
            <text:p>24,036.44</text:p>
          </table:table-cell>
          <table:table-cell table:style-name="ce19" office:value-type="float" office:value="31516.473" calcext:value-type="float">
            <text:p>31,516.47</text:p>
          </table:table-cell>
          <table:table-cell table:style-name="ce19" office:value-type="float" office:value="29682.612" calcext:value-type="float">
            <text:p>29,682.61</text:p>
          </table:table-cell>
          <table:table-cell table:style-name="ce19" office:value-type="float" office:value="40880.106469" calcext:value-type="float">
            <text:p>40,880.11</text:p>
          </table:table-cell>
          <table:table-cell table:style-name="ce19" office:value-type="float" office:value="50488.626668" calcext:value-type="float">
            <text:p>50,488.63</text:p>
          </table:table-cell>
          <table:table-cell table:style-name="ce19" office:value-type="float" office:value="47745.728413" calcext:value-type="float">
            <text:p>47,745.73</text:p>
          </table:table-cell>
          <table:table-cell table:style-name="ce19" office:value-type="float" office:value="48445.603731" calcext:value-type="float">
            <text:p>48,445.60</text:p>
          </table:table-cell>
          <table:table-cell table:style-name="ce19" office:value-type="float" office:value="54237.234329" calcext:value-type="float">
            <text:p>54,237.23</text:p>
          </table:table-cell>
          <table:table-cell table:style-name="ce19" office:value-type="float" office:value="58259.172477" calcext:value-type="float">
            <text:p>58,259.17</text:p>
          </table:table-cell>
          <table:table-cell table:style-name="ce19" office:value-type="float" office:value="59435.206" calcext:value-type="float">
            <text:p>59,435.21</text:p>
          </table:table-cell>
          <table:table-cell table:style-name="ce19" office:value-type="float" office:value="68143.365122" calcext:value-type="float">
            <text:p>68,143.3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20.6" calcext:value-type="float">
            <text:p>20.60</text:p>
          </table:table-cell>
          <table:table-cell table:style-name="ce18" office:value-type="float" office:value="54.4" calcext:value-type="float">
            <text:p>54.40</text:p>
          </table:table-cell>
          <table:table-cell table:style-name="ce18" office:value-type="float" office:value="45.7" calcext:value-type="float">
            <text:p>45.70</text:p>
          </table:table-cell>
          <table:table-cell table:style-name="ce18" office:value-type="float" office:value="48.6" calcext:value-type="float">
            <text:p>48.60</text:p>
          </table:table-cell>
          <table:table-cell table:style-name="ce18" office:value-type="float" office:value="70.4" calcext:value-type="float">
            <text:p>70.40</text:p>
          </table:table-cell>
          <table:table-cell table:style-name="ce18" office:value-type="float" office:value="124" calcext:value-type="float">
            <text:p>124.00</text:p>
          </table:table-cell>
          <table:table-cell table:style-name="ce18" office:value-type="float" office:value="142.6" calcext:value-type="float">
            <text:p>142.60</text:p>
          </table:table-cell>
          <table:table-cell table:style-name="ce18" office:value-type="float" office:value="188.2" calcext:value-type="float">
            <text:p>188.20</text:p>
          </table:table-cell>
          <table:table-cell table:style-name="ce18" office:value-type="float" office:value="236.3" calcext:value-type="float">
            <text:p>236.30</text:p>
          </table:table-cell>
          <table:table-cell table:style-name="ce18" office:value-type="float" office:value="222.882" calcext:value-type="float">
            <text:p>222.88</text:p>
          </table:table-cell>
          <table:table-cell table:style-name="ce18" office:value-type="float" office:value="400.707922374416" calcext:value-type="float">
            <text:p>400.71</text:p>
          </table:table-cell>
          <table:table-cell table:style-name="ce18" office:value-type="float" office:value="481.142" calcext:value-type="float">
            <text:p>481.14</text:p>
          </table:table-cell>
          <table:table-cell table:style-name="ce18" office:value-type="float" office:value="471.415" calcext:value-type="float">
            <text:p>471.42</text:p>
          </table:table-cell>
          <table:table-cell table:style-name="ce18" office:value-type="float" office:value="693.365" calcext:value-type="float">
            <text:p>693.37</text:p>
          </table:table-cell>
          <table:table-cell table:style-name="ce18" office:value-type="float" office:value="1051.68" calcext:value-type="float">
            <text:p>1,051.68</text:p>
          </table:table-cell>
          <table:table-cell table:style-name="ce18" office:value-type="float" office:value="1437.905" calcext:value-type="float">
            <text:p>1,437.91</text:p>
          </table:table-cell>
          <table:table-cell table:style-name="ce18" office:value-type="float" office:value="1428.435" calcext:value-type="float">
            <text:p>1,428.44</text:p>
          </table:table-cell>
          <table:table-cell table:style-name="ce18" office:value-type="float" office:value="1844.218" calcext:value-type="float">
            <text:p>1,844.22</text:p>
          </table:table-cell>
          <table:table-cell table:style-name="ce18" office:value-type="float" office:value="1171.507" calcext:value-type="float">
            <text:p>1,171.51</text:p>
          </table:table-cell>
          <table:table-cell table:style-name="ce18" office:value-type="float" office:value="1778.928" calcext:value-type="float">
            <text:p>1,778.93</text:p>
          </table:table-cell>
          <table:table-cell table:style-name="ce18" office:value-type="float" office:value="3061.218" calcext:value-type="float">
            <text:p>3,061.22</text:p>
          </table:table-cell>
          <table:table-cell table:style-name="ce18" office:value-type="float" office:value="2847.299" calcext:value-type="float">
            <text:p>2,847.30</text:p>
          </table:table-cell>
          <table:table-cell table:style-name="ce18" office:value-type="float" office:value="3426.811" calcext:value-type="float">
            <text:p>3,426.81</text:p>
          </table:table-cell>
          <table:table-cell table:style-name="ce18" office:value-type="float" office:value="4481.79" calcext:value-type="float">
            <text:p>4,481.79</text:p>
          </table:table-cell>
          <table:table-cell table:style-name="ce18" office:value-type="float" office:value="6257.420176" calcext:value-type="float">
            <text:p>6,257.42</text:p>
          </table:table-cell>
          <table:table-cell table:style-name="ce18" office:value-type="float" office:value="8368.54" calcext:value-type="float">
            <text:p>8,368.54</text:p>
          </table:table-cell>
          <table:table-cell table:style-name="ce18" office:value-type="float" office:value="9457.196" calcext:value-type="float">
            <text:p>9,457.20</text:p>
          </table:table-cell>
          <table:table-cell table:style-name="ce18" office:value-type="float" office:value="12618.474" calcext:value-type="float">
            <text:p>12,618.47</text:p>
          </table:table-cell>
          <table:table-cell table:style-name="ce18" office:value-type="float" office:value="17214.335" calcext:value-type="float">
            <text:p>17,214.34</text:p>
          </table:table-cell>
          <table:table-cell table:style-name="ce18" office:value-type="float" office:value="14743.837" calcext:value-type="float">
            <text:p>14,743.84</text:p>
          </table:table-cell>
          <table:table-cell table:style-name="ce18" office:value-type="float" office:value="21973.45959" calcext:value-type="float">
            <text:p>21,973.46</text:p>
          </table:table-cell>
          <table:table-cell table:style-name="ce18" office:value-type="float" office:value="29256.535595" calcext:value-type="float">
            <text:p>29,256.54</text:p>
          </table:table-cell>
          <table:table-cell table:style-name="ce18" office:value-type="float" office:value="34290.971303" calcext:value-type="float">
            <text:p>34,290.97</text:p>
          </table:table-cell>
          <table:table-cell table:style-name="ce18" office:value-type="float" office:value="36943.497903" calcext:value-type="float">
            <text:p>36,943.50</text:p>
          </table:table-cell>
          <table:table-cell table:style-name="ce18" office:value-type="float" office:value="39072.797713" calcext:value-type="float">
            <text:p>39,072.80</text:p>
          </table:table-cell>
          <table:table-cell table:style-name="ce18" office:value-type="float" office:value="34370.68974" calcext:value-type="float">
            <text:p>34,370.69</text:p>
          </table:table-cell>
          <table:table-cell table:style-name="ce18" office:value-type="float" office:value="32835.303" calcext:value-type="float">
            <text:p>32,835.30</text:p>
          </table:table-cell>
          <table:table-cell table:style-name="ce18" office:value-type="float" office:value="34879.43955" calcext:value-type="float">
            <text:p>34,879.4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351.1" calcext:value-type="float">
            <text:p>351.10</text:p>
          </table:table-cell>
          <table:table-cell table:style-name="ce19" office:value-type="float" office:value="258.2" calcext:value-type="float">
            <text:p>258.20</text:p>
          </table:table-cell>
          <table:table-cell table:style-name="ce19" office:value-type="float" office:value="236.2" calcext:value-type="float">
            <text:p>236.20</text:p>
          </table:table-cell>
          <table:table-cell table:style-name="ce19" office:value-type="float" office:value="232.3" calcext:value-type="float">
            <text:p>232.30</text:p>
          </table:table-cell>
          <table:table-cell table:style-name="ce19" office:value-type="float" office:value="302.5" calcext:value-type="float">
            <text:p>302.50</text:p>
          </table:table-cell>
          <table:table-cell table:style-name="ce19" office:value-type="float" office:value="294.4" calcext:value-type="float">
            <text:p>294.40</text:p>
          </table:table-cell>
          <table:table-cell table:style-name="ce19" office:value-type="float" office:value="363.1" calcext:value-type="float">
            <text:p>363.10</text:p>
          </table:table-cell>
          <table:table-cell table:style-name="ce19" office:value-type="float" office:value="570.3" calcext:value-type="float">
            <text:p>570.30</text:p>
          </table:table-cell>
          <table:table-cell table:style-name="ce19" office:value-type="float" office:value="746" calcext:value-type="float">
            <text:p>746.00</text:p>
          </table:table-cell>
          <table:table-cell table:style-name="ce19" office:value-type="float" office:value="714.863" calcext:value-type="float">
            <text:p>714.86</text:p>
          </table:table-cell>
          <table:table-cell table:style-name="ce19" office:value-type="float" office:value="872.614465388491" calcext:value-type="float">
            <text:p>872.61</text:p>
          </table:table-cell>
          <table:table-cell table:style-name="ce19" office:value-type="float" office:value="931.961" calcext:value-type="float">
            <text:p>931.96</text:p>
          </table:table-cell>
          <table:table-cell table:style-name="ce19" office:value-type="float" office:value="1095.524" calcext:value-type="float">
            <text:p>1,095.52</text:p>
          </table:table-cell>
          <table:table-cell table:style-name="ce19" office:value-type="float" office:value="1305.791" calcext:value-type="float">
            <text:p>1,305.79</text:p>
          </table:table-cell>
          <table:table-cell table:style-name="ce19" office:value-type="float" office:value="1590.912" calcext:value-type="float">
            <text:p>1,590.91</text:p>
          </table:table-cell>
          <table:table-cell table:style-name="ce19" office:value-type="float" office:value="2067.492" calcext:value-type="float">
            <text:p>2,067.49</text:p>
          </table:table-cell>
          <table:table-cell table:style-name="ce19" office:value-type="float" office:value="1838.491" calcext:value-type="float">
            <text:p>1,838.49</text:p>
          </table:table-cell>
          <table:table-cell table:style-name="ce19" office:value-type="float" office:value="2241.498" calcext:value-type="float">
            <text:p>2,241.50</text:p>
          </table:table-cell>
          <table:table-cell table:style-name="ce19" office:value-type="float" office:value="2573.227" calcext:value-type="float">
            <text:p>2,573.23</text:p>
          </table:table-cell>
          <table:table-cell table:style-name="ce19" office:value-type="float" office:value="2929.449" calcext:value-type="float">
            <text:p>2,929.45</text:p>
          </table:table-cell>
          <table:table-cell table:style-name="ce19" office:value-type="float" office:value="3844.383" calcext:value-type="float">
            <text:p>3,844.38</text:p>
          </table:table-cell>
          <table:table-cell table:style-name="ce19" office:value-type="float" office:value="4005.469" calcext:value-type="float">
            <text:p>4,005.47</text:p>
          </table:table-cell>
          <table:table-cell table:style-name="ce19" office:value-type="float" office:value="4827.988" calcext:value-type="float">
            <text:p>4,827.99</text:p>
          </table:table-cell>
          <table:table-cell table:style-name="ce19" office:value-type="float" office:value="6661.913" calcext:value-type="float">
            <text:p>6,661.91</text:p>
          </table:table-cell>
          <table:table-cell table:style-name="ce19" office:value-type="float" office:value="9226.608679" calcext:value-type="float">
            <text:p>9,226.61</text:p>
          </table:table-cell>
          <table:table-cell table:style-name="ce19" office:value-type="float" office:value="11696.575" calcext:value-type="float">
            <text:p>11,696.58</text:p>
          </table:table-cell>
          <table:table-cell table:style-name="ce19" office:value-type="float" office:value="15980.632" calcext:value-type="float">
            <text:p>15,980.63</text:p>
          </table:table-cell>
          <table:table-cell table:style-name="ce19" office:value-type="float" office:value="21179.06" calcext:value-type="float">
            <text:p>21,179.06</text:p>
          </table:table-cell>
          <table:table-cell table:style-name="ce19" office:value-type="float" office:value="26610.66" calcext:value-type="float">
            <text:p>26,610.66</text:p>
          </table:table-cell>
          <table:table-cell table:style-name="ce19" office:value-type="float" office:value="20249.982" calcext:value-type="float">
            <text:p>20,249.98</text:p>
          </table:table-cell>
          <table:table-cell table:style-name="ce19" office:value-type="float" office:value="31141.48841" calcext:value-type="float">
            <text:p>31,141.49</text:p>
          </table:table-cell>
          <table:table-cell table:style-name="ce19" office:value-type="float" office:value="33709.448147" calcext:value-type="float">
            <text:p>33,709.45</text:p>
          </table:table-cell>
          <table:table-cell table:style-name="ce19" office:value-type="float" office:value="25658.386378" calcext:value-type="float">
            <text:p>25,658.39</text:p>
          </table:table-cell>
          <table:table-cell table:style-name="ce19" office:value-type="float" office:value="25750.809604" calcext:value-type="float">
            <text:p>25,750.81</text:p>
          </table:table-cell>
          <table:table-cell table:style-name="ce19" office:value-type="float" office:value="28759.021215" calcext:value-type="float">
            <text:p>28,759.02</text:p>
          </table:table-cell>
          <table:table-cell table:style-name="ce19" office:value-type="float" office:value="27849.191986" calcext:value-type="float">
            <text:p>27,849.19</text:p>
          </table:table-cell>
          <table:table-cell table:style-name="ce19" office:value-type="float" office:value="26565.225" calcext:value-type="float">
            <text:p>26,565.23</text:p>
          </table:table-cell>
          <table:table-cell table:style-name="ce19" office:value-type="float" office:value="29282.194225" calcext:value-type="float">
            <text:p>29,282.1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4032.2" calcext:value-type="float">
            <text:p>4,032.20</text:p>
          </table:table-cell>
          <table:table-cell table:style-name="ce19" office:value-type="float" office:value="4746.6" calcext:value-type="float">
            <text:p>4,746.60</text:p>
          </table:table-cell>
          <table:table-cell table:style-name="ce19" office:value-type="float" office:value="4806.4" calcext:value-type="float">
            <text:p>4,806.40</text:p>
          </table:table-cell>
          <table:table-cell table:style-name="ce19" office:value-type="float" office:value="4517" calcext:value-type="float">
            <text:p>4,517.00</text:p>
          </table:table-cell>
          <table:table-cell table:style-name="ce19" office:value-type="float" office:value="5155" calcext:value-type="float">
            <text:p>5,155.00</text:p>
          </table:table-cell>
          <table:table-cell table:style-name="ce19" office:value-type="float" office:value="6091.4" calcext:value-type="float">
            <text:p>6,091.40</text:p>
          </table:table-cell>
          <table:table-cell table:style-name="ce19" office:value-type="float" office:value="5078.6" calcext:value-type="float">
            <text:p>5,078.60</text:p>
          </table:table-cell>
          <table:table-cell table:style-name="ce19" office:value-type="float" office:value="6391.8" calcext:value-type="float">
            <text:p>6,391.80</text:p>
          </table:table-cell>
          <table:table-cell table:style-name="ce19" office:value-type="float" office:value="8046.4" calcext:value-type="float">
            <text:p>8,046.40</text:p>
          </table:table-cell>
          <table:table-cell table:style-name="ce19" office:value-type="float" office:value="8394.676" calcext:value-type="float">
            <text:p>8,394.68</text:p>
          </table:table-cell>
          <table:table-cell table:style-name="ce19" office:value-type="float" office:value="9210.42514546156" calcext:value-type="float">
            <text:p>9,210.43</text:p>
          </table:table-cell>
          <table:table-cell table:style-name="ce19" office:value-type="float" office:value="10251.827" calcext:value-type="float">
            <text:p>10,251.83</text:p>
          </table:table-cell>
          <table:table-cell table:style-name="ce19" office:value-type="float" office:value="11699.309" calcext:value-type="float">
            <text:p>11,699.31</text:p>
          </table:table-cell>
          <table:table-cell table:style-name="ce19" office:value-type="float" office:value="15782.264" calcext:value-type="float">
            <text:p>15,782.26</text:p>
          </table:table-cell>
          <table:table-cell table:style-name="ce19" office:value-type="float" office:value="21489.826" calcext:value-type="float">
            <text:p>21,489.83</text:p>
          </table:table-cell>
          <table:table-cell table:style-name="ce19" office:value-type="float" office:value="28466.433" calcext:value-type="float">
            <text:p>28,466.43</text:p>
          </table:table-cell>
          <table:table-cell table:style-name="ce19" office:value-type="float" office:value="30888.265" calcext:value-type="float">
            <text:p>30,888.27</text:p>
          </table:table-cell>
          <table:table-cell table:style-name="ce19" office:value-type="float" office:value="31819.805" calcext:value-type="float">
            <text:p>31,819.81</text:p>
          </table:table-cell>
          <table:table-cell table:style-name="ce19" office:value-type="float" office:value="29718.082" calcext:value-type="float">
            <text:p>29,718.08</text:p>
          </table:table-cell>
          <table:table-cell table:style-name="ce19" office:value-type="float" office:value="32399.074" calcext:value-type="float">
            <text:p>32,399.07</text:p>
          </table:table-cell>
          <table:table-cell table:style-name="ce19" office:value-type="float" office:value="41611.046" calcext:value-type="float">
            <text:p>41,611.05</text:p>
          </table:table-cell>
          <table:table-cell table:style-name="ce19" office:value-type="float" office:value="45078.177" calcext:value-type="float">
            <text:p>45,078.18</text:p>
          </table:table-cell>
          <table:table-cell table:style-name="ce19" office:value-type="float" office:value="48483.03" calcext:value-type="float">
            <text:p>48,483.03</text:p>
          </table:table-cell>
          <table:table-cell table:style-name="ce19" office:value-type="float" office:value="59453.99" calcext:value-type="float">
            <text:p>59,453.99</text:p>
          </table:table-cell>
          <table:table-cell table:style-name="ce19" office:value-type="float" office:value="73536.262889" calcext:value-type="float">
            <text:p>73,536.26</text:p>
          </table:table-cell>
          <table:table-cell table:style-name="ce19" office:value-type="float" office:value="84097.191" calcext:value-type="float">
            <text:p>84,097.19</text:p>
          </table:table-cell>
          <table:table-cell table:style-name="ce19" office:value-type="float" office:value="91772.494" calcext:value-type="float">
            <text:p>91,772.49</text:p>
          </table:table-cell>
          <table:table-cell table:style-name="ce19" office:value-type="float" office:value="102116.308" calcext:value-type="float">
            <text:p>102,116.31</text:p>
          </table:table-cell>
          <table:table-cell table:style-name="ce19" office:value-type="float" office:value="116176.472" calcext:value-type="float">
            <text:p>116,176.47</text:p>
          </table:table-cell>
          <table:table-cell table:style-name="ce19" office:value-type="float" office:value="98044.946" calcext:value-type="float">
            <text:p>98,044.95</text:p>
          </table:table-cell>
          <table:table-cell table:style-name="ce19" office:value-type="float" office:value="120262.426506" calcext:value-type="float">
            <text:p>120,262.43</text:p>
          </table:table-cell>
          <table:table-cell table:style-name="ce19" office:value-type="float" office:value="147290.055987" calcext:value-type="float">
            <text:p>147,290.06</text:p>
          </table:table-cell>
          <table:table-cell table:style-name="ce19" office:value-type="float" office:value="151509.251755" calcext:value-type="float">
            <text:p>151,509.25</text:p>
          </table:table-cell>
          <table:table-cell table:style-name="ce19" office:value-type="float" office:value="149912.336864" calcext:value-type="float">
            <text:p>149,912.34</text:p>
          </table:table-cell>
          <table:table-cell table:style-name="ce19" office:value-type="float" office:value="149451.720062" calcext:value-type="float">
            <text:p>149,451.72</text:p>
          </table:table-cell>
          <table:table-cell table:style-name="ce19" office:value-type="float" office:value="135897.054589" calcext:value-type="float">
            <text:p>135,897.05</text:p>
          </table:table-cell>
          <table:table-cell table:style-name="ce19" office:value-type="float" office:value="129617.467" calcext:value-type="float">
            <text:p>129,617.47</text:p>
          </table:table-cell>
          <table:table-cell table:style-name="ce19" office:value-type="float" office:value="137528.612225" calcext:value-type="float">
            <text:p>137,528.6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table:number-columns-repeated="10"/>
          <table:table-cell table:style-name="ce19" office:value-type="float" office:value="432.709108895061" calcext:value-type="float">
            <text:p>432.71</text:p>
          </table:table-cell>
          <table:table-cell table:style-name="ce19" office:value-type="float" office:value="2178.708" calcext:value-type="float">
            <text:p>2,178.71</text:p>
          </table:table-cell>
          <table:table-cell table:style-name="ce19" office:value-type="float" office:value="2437.598" calcext:value-type="float">
            <text:p>2,437.60</text:p>
          </table:table-cell>
          <table:table-cell table:style-name="ce19" office:value-type="float" office:value="2860.021" calcext:value-type="float">
            <text:p>2,860.02</text:p>
          </table:table-cell>
          <table:table-cell table:style-name="ce19" office:value-type="float" office:value="4375.964" calcext:value-type="float">
            <text:p>4,375.96</text:p>
          </table:table-cell>
          <table:table-cell table:style-name="ce19" office:value-type="float" office:value="6687.944" calcext:value-type="float">
            <text:p>6,687.94</text:p>
          </table:table-cell>
          <table:table-cell table:style-name="ce19" office:value-type="float" office:value="7527.095" calcext:value-type="float">
            <text:p>7,527.10</text:p>
          </table:table-cell>
          <table:table-cell table:style-name="ce19" office:value-type="float" office:value="9135.813" calcext:value-type="float">
            <text:p>9,135.81</text:p>
          </table:table-cell>
          <table:table-cell table:style-name="ce19" office:value-type="float" office:value="6265.845" calcext:value-type="float">
            <text:p>6,265.85</text:p>
          </table:table-cell>
          <table:table-cell table:style-name="ce19" office:value-type="float" office:value="7807.997" calcext:value-type="float">
            <text:p>7,808.00</text:p>
          </table:table-cell>
          <table:table-cell table:style-name="ce19" office:value-type="float" office:value="11286.617" calcext:value-type="float">
            <text:p>11,286.62</text:p>
          </table:table-cell>
          <table:table-cell table:style-name="ce19" office:value-type="float" office:value="12544.373" calcext:value-type="float">
            <text:p>12,544.37</text:p>
          </table:table-cell>
          <table:table-cell table:style-name="ce19" office:value-type="float" office:value="15507.988" calcext:value-type="float">
            <text:p>15,507.99</text:p>
          </table:table-cell>
          <table:table-cell table:style-name="ce19" office:value-type="float" office:value="20104.848" calcext:value-type="float">
            <text:p>20,104.85</text:p>
          </table:table-cell>
          <table:table-cell table:style-name="ce19" office:value-type="float" office:value="27809.463358" calcext:value-type="float">
            <text:p>27,809.46</text:p>
          </table:table-cell>
          <table:table-cell table:style-name="ce19" office:value-type="float" office:value="35116.782" calcext:value-type="float">
            <text:p>35,116.78</text:p>
          </table:table-cell>
          <table:table-cell table:style-name="ce19" office:value-type="float" office:value="44558.089" calcext:value-type="float">
            <text:p>44,558.09</text:p>
          </table:table-cell>
          <table:table-cell table:style-name="ce19" office:value-type="float" office:value="56128.541" calcext:value-type="float">
            <text:p>56,128.54</text:p>
          </table:table-cell>
          <table:table-cell table:style-name="ce19" office:value-type="float" office:value="73905.188" calcext:value-type="float">
            <text:p>73,905.19</text:p>
          </table:table-cell>
          <table:table-cell table:style-name="ce19" office:value-type="float" office:value="53638.765" calcext:value-type="float">
            <text:p>53,638.77</text:p>
          </table:table-cell>
          <table:table-cell table:style-name="ce19" office:value-type="float" office:value="68810.57179" calcext:value-type="float">
            <text:p>68,810.57</text:p>
          </table:table-cell>
          <table:table-cell table:style-name="ce19" office:value-type="float" office:value="82924.696643" calcext:value-type="float">
            <text:p>82,924.70</text:p>
          </table:table-cell>
          <table:table-cell table:style-name="ce19" office:value-type="float" office:value="87646.835978" calcext:value-type="float">
            <text:p>87,646.84</text:p>
          </table:table-cell>
          <table:table-cell table:style-name="ce19" office:value-type="float" office:value="91174.35562" calcext:value-type="float">
            <text:p>91,174.36</text:p>
          </table:table-cell>
          <table:table-cell table:style-name="ce19" office:value-type="float" office:value="100401.645914" calcext:value-type="float">
            <text:p>100,401.65</text:p>
          </table:table-cell>
          <table:table-cell table:style-name="ce19" office:value-type="float" office:value="101428.831801" calcext:value-type="float">
            <text:p>101,428.83</text:p>
          </table:table-cell>
          <table:table-cell table:style-name="ce19" office:value-type="float" office:value="95815.599" calcext:value-type="float">
            <text:p>95,815.60</text:p>
          </table:table-cell>
          <table:table-cell table:style-name="ce19" office:value-type="float" office:value="103042.091313" calcext:value-type="float">
            <text:p>103,042.0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8" office:value-type="float" office:value="22.7" calcext:value-type="float">
            <text:p>22.70</text:p>
          </table:table-cell>
          <table:table-cell table:style-name="ce18" office:value-type="float" office:value="34.7" calcext:value-type="float">
            <text:p>34.70</text:p>
          </table:table-cell>
          <table:table-cell table:style-name="ce18" office:value-type="float" office:value="14.1" calcext:value-type="float">
            <text:p>14.10</text:p>
          </table:table-cell>
          <table:table-cell table:style-name="ce18" office:value-type="float" office:value="5.9" calcext:value-type="float">
            <text:p>5.90</text:p>
          </table:table-cell>
          <table:table-cell table:style-name="ce18" office:value-type="float" office:value="9.6" calcext:value-type="float">
            <text:p>9.60</text:p>
          </table:table-cell>
          <table:table-cell table:style-name="ce18" office:value-type="float" office:value="22.2" calcext:value-type="float">
            <text:p>22.20</text:p>
          </table:table-cell>
          <table:table-cell table:style-name="ce18" office:value-type="float" office:value="10.7" calcext:value-type="float">
            <text:p>10.70</text:p>
          </table:table-cell>
          <table:table-cell table:style-name="ce18" office:value-type="float" office:value="9.2" calcext:value-type="float">
            <text:p>9.20</text:p>
          </table:table-cell>
          <table:table-cell table:style-name="ce18" office:value-type="float" office:value="13.7" calcext:value-type="float">
            <text:p>13.70</text:p>
          </table:table-cell>
          <table:table-cell table:style-name="ce18" office:value-type="float" office:value="42.617" calcext:value-type="float">
            <text:p>42.62</text:p>
          </table:table-cell>
          <table:table-cell table:style-name="ce18" office:value-type="float" office:value="111.276881510184" calcext:value-type="float">
            <text:p>111.28</text:p>
          </table:table-cell>
          <table:table-cell table:style-name="ce18" office:value-type="float" office:value="86.244" calcext:value-type="float">
            <text:p>86.24</text:p>
          </table:table-cell>
          <table:table-cell table:style-name="ce18" office:value-type="float" office:value="157.709" calcext:value-type="float">
            <text:p>157.71</text:p>
          </table:table-cell>
          <table:table-cell table:style-name="ce18" office:value-type="float" office:value="155.36" calcext:value-type="float">
            <text:p>155.36</text:p>
          </table:table-cell>
          <table:table-cell table:style-name="ce18" office:value-type="float" office:value="201.473" calcext:value-type="float">
            <text:p>201.47</text:p>
          </table:table-cell>
          <table:table-cell table:style-name="ce18" office:value-type="float" office:value="195.154" calcext:value-type="float">
            <text:p>195.15</text:p>
          </table:table-cell>
          <table:table-cell table:style-name="ce18" office:value-type="float" office:value="221.17" calcext:value-type="float">
            <text:p>221.17</text:p>
          </table:table-cell>
          <table:table-cell table:style-name="ce18" office:value-type="float" office:value="415.046" calcext:value-type="float">
            <text:p>415.05</text:p>
          </table:table-cell>
          <table:table-cell table:style-name="ce18" office:value-type="float" office:value="688.883" calcext:value-type="float">
            <text:p>688.88</text:p>
          </table:table-cell>
          <table:table-cell table:style-name="ce18" office:value-type="float" office:value="791.606" calcext:value-type="float">
            <text:p>791.61</text:p>
          </table:table-cell>
          <table:table-cell table:style-name="ce18" office:value-type="float" office:value="1335.198" calcext:value-type="float">
            <text:p>1,335.20</text:p>
          </table:table-cell>
          <table:table-cell table:style-name="ce18" office:value-type="float" office:value="1819.35" calcext:value-type="float">
            <text:p>1,819.35</text:p>
          </table:table-cell>
          <table:table-cell table:style-name="ce18" office:value-type="float" office:value="2864.442" calcext:value-type="float">
            <text:p>2,864.44</text:p>
          </table:table-cell>
          <table:table-cell table:style-name="ce18" office:value-type="float" office:value="3267.794" calcext:value-type="float">
            <text:p>3,267.79</text:p>
          </table:table-cell>
          <table:table-cell table:style-name="ce18" office:value-type="float" office:value="4977.505032" calcext:value-type="float">
            <text:p>4,977.51</text:p>
          </table:table-cell>
          <table:table-cell table:style-name="ce18" office:value-type="float" office:value="5536.828" calcext:value-type="float">
            <text:p>5,536.83</text:p>
          </table:table-cell>
          <table:table-cell table:style-name="ce18" office:value-type="float" office:value="8824.229" calcext:value-type="float">
            <text:p>8,824.23</text:p>
          </table:table-cell>
          <table:table-cell table:style-name="ce18" office:value-type="float" office:value="11706.636" calcext:value-type="float">
            <text:p>11,706.64</text:p>
          </table:table-cell>
          <table:table-cell table:style-name="ce18" office:value-type="float" office:value="13849.124" calcext:value-type="float">
            <text:p>13,849.12</text:p>
          </table:table-cell>
          <table:table-cell table:style-name="ce18" office:value-type="float" office:value="12302.509" calcext:value-type="float">
            <text:p>12,302.51</text:p>
          </table:table-cell>
          <table:table-cell table:style-name="ce18" office:value-type="float" office:value="17874.248473" calcext:value-type="float">
            <text:p>17,874.25</text:p>
          </table:table-cell>
          <table:table-cell table:style-name="ce18" office:value-type="float" office:value="23981.280284" calcext:value-type="float">
            <text:p>23,981.28</text:p>
          </table:table-cell>
          <table:table-cell table:style-name="ce18" office:value-type="float" office:value="27520.536441" calcext:value-type="float">
            <text:p>27,520.54</text:p>
          </table:table-cell>
          <table:table-cell table:style-name="ce18" office:value-type="float" office:value="28970.338464" calcext:value-type="float">
            <text:p>28,970.34</text:p>
          </table:table-cell>
          <table:table-cell table:style-name="ce18" office:value-type="float" office:value="32259.334424" calcext:value-type="float">
            <text:p>32,259.33</text:p>
          </table:table-cell>
          <table:table-cell table:style-name="ce18" office:value-type="float" office:value="33809.869943" calcext:value-type="float">
            <text:p>33,809.87</text:p>
          </table:table-cell>
          <table:table-cell table:style-name="ce18" office:value-type="float" office:value="32550.169" calcext:value-type="float">
            <text:p>32,550.17</text:p>
          </table:table-cell>
          <table:table-cell table:style-name="ce18" office:value-type="float" office:value="36021.342053" calcext:value-type="float">
            <text:p>36,021.3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9" table:number-columns-repeated="12"/>
          <table:table-cell table:style-name="ce19" office:value-type="float" office:value="2336.776" calcext:value-type="float">
            <text:p>2,336.78</text:p>
          </table:table-cell>
          <table:table-cell table:style-name="ce19" office:value-type="float" office:value="2691.544" calcext:value-type="float">
            <text:p>2,691.54</text:p>
          </table:table-cell>
          <table:table-cell table:style-name="ce19" office:value-type="float" office:value="1577.934" calcext:value-type="float">
            <text:p>1,577.93</text:p>
          </table:table-cell>
          <table:table-cell table:style-name="ce19" office:value-type="float" office:value="1674.165" calcext:value-type="float">
            <text:p>1,674.17</text:p>
          </table:table-cell>
          <table:table-cell table:style-name="ce19" office:value-type="float" office:value="1693.113" calcext:value-type="float">
            <text:p>1,693.11</text:p>
          </table:table-cell>
          <table:table-cell table:style-name="ce19" office:value-type="float" office:value="2034.673" calcext:value-type="float">
            <text:p>2,034.67</text:p>
          </table:table-cell>
          <table:table-cell table:style-name="ce19" office:value-type="float" office:value="1832.666" calcext:value-type="float">
            <text:p>1,832.67</text:p>
          </table:table-cell>
          <table:table-cell table:style-name="ce19" office:value-type="float" office:value="1497.489" calcext:value-type="float">
            <text:p>1,497.49</text:p>
          </table:table-cell>
          <table:table-cell table:style-name="ce19" office:value-type="float" office:value="2231.03" calcext:value-type="float">
            <text:p>2,231.03</text:p>
          </table:table-cell>
          <table:table-cell table:style-name="ce19" office:value-type="float" office:value="2714.579" calcext:value-type="float">
            <text:p>2,714.58</text:p>
          </table:table-cell>
          <table:table-cell table:style-name="ce19" office:value-type="float" office:value="3521.659" calcext:value-type="float">
            <text:p>3,521.66</text:p>
          </table:table-cell>
          <table:table-cell table:style-name="ce19" office:value-type="float" office:value="6039.169" calcext:value-type="float">
            <text:p>6,039.17</text:p>
          </table:table-cell>
          <table:table-cell table:style-name="ce19" office:value-type="float" office:value="9070.645655" calcext:value-type="float">
            <text:p>9,070.65</text:p>
          </table:table-cell>
          <table:table-cell table:style-name="ce19" office:value-type="float" office:value="13210.833" calcext:value-type="float">
            <text:p>13,210.83</text:p>
          </table:table-cell>
          <table:table-cell table:style-name="ce19" office:value-type="float" office:value="15829.316" calcext:value-type="float">
            <text:p>15,829.32</text:p>
          </table:table-cell>
          <table:table-cell table:style-name="ce19" office:value-type="float" office:value="28483.787" calcext:value-type="float">
            <text:p>28,483.79</text:p>
          </table:table-cell>
          <table:table-cell table:style-name="ce19" office:value-type="float" office:value="33011.265" calcext:value-type="float">
            <text:p>33,011.27</text:p>
          </table:table-cell>
          <table:table-cell table:style-name="ce19" office:value-type="float" office:value="17517.93" calcext:value-type="float">
            <text:p>17,517.93</text:p>
          </table:table-cell>
          <table:table-cell table:style-name="ce19" office:value-type="float" office:value="29591.844078" calcext:value-type="float">
            <text:p>29,591.84</text:p>
          </table:table-cell>
          <table:table-cell table:style-name="ce19" office:value-type="float" office:value="38885.810615" calcext:value-type="float">
            <text:p>38,885.81</text:p>
          </table:table-cell>
          <table:table-cell table:style-name="ce19" office:value-type="float" office:value="44073.177405" calcext:value-type="float">
            <text:p>44,073.18</text:p>
          </table:table-cell>
          <table:table-cell table:style-name="ce19" office:value-type="float" office:value="49607.589861" calcext:value-type="float">
            <text:p>49,607.59</text:p>
          </table:table-cell>
          <table:table-cell table:style-name="ce19" office:value-type="float" office:value="53685.678792" calcext:value-type="float">
            <text:p>53,685.68</text:p>
          </table:table-cell>
          <table:table-cell table:style-name="ce19" office:value-type="float" office:value="34810.190576" calcext:value-type="float">
            <text:p>34,810.19</text:p>
          </table:table-cell>
          <table:table-cell table:style-name="ce19" office:value-type="float" office:value="37696.489" calcext:value-type="float">
            <text:p>37,696.49</text:p>
          </table:table-cell>
          <table:table-cell table:style-name="ce19" office:value-type="float" office:value="43321.242882" calcext:value-type="float">
            <text:p>43,321.2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8" office:value-type="float" office:value="136.1" calcext:value-type="float">
            <text:p>136.10</text:p>
          </table:table-cell>
          <table:table-cell table:style-name="ce18" office:value-type="float" office:value="219.9" calcext:value-type="float">
            <text:p>219.90</text:p>
          </table:table-cell>
          <table:table-cell table:style-name="ce18" office:value-type="float" office:value="182.7" calcext:value-type="float">
            <text:p>182.70</text:p>
          </table:table-cell>
          <table:table-cell table:style-name="ce18" office:value-type="float" office:value="149.1" calcext:value-type="float">
            <text:p>149.10</text:p>
          </table:table-cell>
          <table:table-cell table:number-columns-repeated="2" table:style-name="ce18" office:value-type="float" office:value="132.9" calcext:value-type="float">
            <text:p>132.90</text:p>
          </table:table-cell>
          <table:table-cell table:style-name="ce18" office:value-type="float" office:value="133.7" calcext:value-type="float">
            <text:p>133.70</text:p>
          </table:table-cell>
          <table:table-cell table:style-name="ce18" office:value-type="float" office:value="247.3" calcext:value-type="float">
            <text:p>247.30</text:p>
          </table:table-cell>
          <table:table-cell table:style-name="ce18" office:value-type="float" office:value="229.9" calcext:value-type="float">
            <text:p>229.90</text:p>
          </table:table-cell>
          <table:table-cell table:style-name="ce18" office:value-type="float" office:value="249.098" calcext:value-type="float">
            <text:p>249.10</text:p>
          </table:table-cell>
          <table:table-cell table:style-name="ce18" office:value-type="float" office:value="337.444358294636" calcext:value-type="float">
            <text:p>337.44</text:p>
          </table:table-cell>
          <table:table-cell table:style-name="ce18" office:value-type="float" office:value="387.422" calcext:value-type="float">
            <text:p>387.42</text:p>
          </table:table-cell>
          <table:table-cell table:style-name="ce18" office:value-type="float" office:value="444.289" calcext:value-type="float">
            <text:p>444.29</text:p>
          </table:table-cell>
          <table:table-cell table:style-name="ce18" office:value-type="float" office:value="578.75" calcext:value-type="float">
            <text:p>578.75</text:p>
          </table:table-cell>
          <table:table-cell table:style-name="ce18" office:value-type="float" office:value="674.351" calcext:value-type="float">
            <text:p>674.35</text:p>
          </table:table-cell>
          <table:table-cell table:style-name="ce18" office:value-type="float" office:value="734.365" calcext:value-type="float">
            <text:p>734.37</text:p>
          </table:table-cell>
          <table:table-cell table:style-name="ce18" office:value-type="float" office:value="748.498" calcext:value-type="float">
            <text:p>748.50</text:p>
          </table:table-cell>
          <table:table-cell table:style-name="ce18" office:value-type="float" office:value="855.092" calcext:value-type="float">
            <text:p>855.09</text:p>
          </table:table-cell>
          <table:table-cell table:style-name="ce18" office:value-type="float" office:value="895.974" calcext:value-type="float">
            <text:p>895.97</text:p>
          </table:table-cell>
          <table:table-cell table:style-name="ce18" office:value-type="float" office:value="943.734" calcext:value-type="float">
            <text:p>943.73</text:p>
          </table:table-cell>
          <table:table-cell table:style-name="ce18" office:value-type="float" office:value="1144.875" calcext:value-type="float">
            <text:p>1,144.88</text:p>
          </table:table-cell>
          <table:table-cell table:style-name="ce18" office:value-type="float" office:value="1356.433" calcext:value-type="float">
            <text:p>1,356.43</text:p>
          </table:table-cell>
          <table:table-cell table:style-name="ce18" office:value-type="float" office:value="1672.741" calcext:value-type="float">
            <text:p>1,672.74</text:p>
          </table:table-cell>
          <table:table-cell table:style-name="ce18" office:value-type="float" office:value="2147.883" calcext:value-type="float">
            <text:p>2,147.88</text:p>
          </table:table-cell>
          <table:table-cell table:style-name="ce18" office:value-type="float" office:value="2773.786073" calcext:value-type="float">
            <text:p>2,773.79</text:p>
          </table:table-cell>
          <table:table-cell table:style-name="ce18" office:value-type="float" office:value="3824.843" calcext:value-type="float">
            <text:p>3,824.84</text:p>
          </table:table-cell>
          <table:table-cell table:style-name="ce18" office:value-type="float" office:value="5054.434" calcext:value-type="float">
            <text:p>5,054.43</text:p>
          </table:table-cell>
          <table:table-cell table:style-name="ce18" office:value-type="float" office:value="7814.535" calcext:value-type="float">
            <text:p>7,814.54</text:p>
          </table:table-cell>
          <table:table-cell table:style-name="ce18" office:value-type="float" office:value="10781.446" calcext:value-type="float">
            <text:p>10,781.45</text:p>
          </table:table-cell>
          <table:table-cell table:style-name="ce18" office:value-type="float" office:value="8983.85" calcext:value-type="float">
            <text:p>8,983.85</text:p>
          </table:table-cell>
          <table:table-cell table:style-name="ce18" office:value-type="float" office:value="10368.400641" calcext:value-type="float">
            <text:p>10,368.40</text:p>
          </table:table-cell>
          <table:table-cell table:style-name="ce18" office:value-type="float" office:value="14850.762312" calcext:value-type="float">
            <text:p>14,850.76</text:p>
          </table:table-cell>
          <table:table-cell table:style-name="ce18" office:value-type="float" office:value="18451.260722" calcext:value-type="float">
            <text:p>18,451.26</text:p>
          </table:table-cell>
          <table:table-cell table:style-name="ce18" office:value-type="float" office:value="18734.203017" calcext:value-type="float">
            <text:p>18,734.20</text:p>
          </table:table-cell>
          <table:table-cell table:style-name="ce18" office:value-type="float" office:value="20592.277583" calcext:value-type="float">
            <text:p>20,592.28</text:p>
          </table:table-cell>
          <table:table-cell table:style-name="ce18" office:value-type="float" office:value="21679.414095" calcext:value-type="float">
            <text:p>21,679.41</text:p>
          </table:table-cell>
          <table:table-cell table:style-name="ce18" office:value-type="float" office:value="19682.853" calcext:value-type="float">
            <text:p>19,682.85</text:p>
          </table:table-cell>
          <table:table-cell table:style-name="ce18" office:value-type="float" office:value="18394.386147" calcext:value-type="float">
            <text:p>18,394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8" table:number-columns-repeated="13"/>
          <table:table-cell table:style-name="ce18" office:value-type="float" office:value="181.401" calcext:value-type="float">
            <text:p>181.40</text:p>
          </table:table-cell>
          <table:table-cell table:style-name="ce18" office:value-type="float" office:value="311.05" calcext:value-type="float">
            <text:p>311.05</text:p>
          </table:table-cell>
          <table:table-cell table:style-name="ce18" office:value-type="float" office:value="633.625" calcext:value-type="float">
            <text:p>633.63</text:p>
          </table:table-cell>
          <table:table-cell table:style-name="ce18" office:value-type="float" office:value="682.983" calcext:value-type="float">
            <text:p>682.98</text:p>
          </table:table-cell>
          <table:table-cell table:style-name="ce18" office:value-type="float" office:value="785.563" calcext:value-type="float">
            <text:p>785.56</text:p>
          </table:table-cell>
          <table:table-cell table:style-name="ce18" office:value-type="float" office:value="866.596" calcext:value-type="float">
            <text:p>866.60</text:p>
          </table:table-cell>
          <table:table-cell table:style-name="ce18" office:value-type="float" office:value="860.593" calcext:value-type="float">
            <text:p>860.59</text:p>
          </table:table-cell>
          <table:table-cell table:style-name="ce18" office:value-type="float" office:value="1013.714" calcext:value-type="float">
            <text:p>1,013.71</text:p>
          </table:table-cell>
          <table:table-cell table:style-name="ce18" office:value-type="float" office:value="1051.42" calcext:value-type="float">
            <text:p>1,051.42</text:p>
          </table:table-cell>
          <table:table-cell table:style-name="ce18" office:value-type="float" office:value="1311.604" calcext:value-type="float">
            <text:p>1,311.60</text:p>
          </table:table-cell>
          <table:table-cell table:style-name="ce18" office:value-type="float" office:value="2030.707" calcext:value-type="float">
            <text:p>2,030.71</text:p>
          </table:table-cell>
          <table:table-cell table:style-name="ce18" office:value-type="float" office:value="2951.863176" calcext:value-type="float">
            <text:p>2,951.86</text:p>
          </table:table-cell>
          <table:table-cell table:style-name="ce18" office:value-type="float" office:value="3825.881" calcext:value-type="float">
            <text:p>3,825.88</text:p>
          </table:table-cell>
          <table:table-cell table:style-name="ce18" office:value-type="float" office:value="5768.788" calcext:value-type="float">
            <text:p>5,768.79</text:p>
          </table:table-cell>
          <table:table-cell table:style-name="ce18" office:value-type="float" office:value="7428.943" calcext:value-type="float">
            <text:p>7,428.94</text:p>
          </table:table-cell>
          <table:table-cell table:style-name="ce18" office:value-type="float" office:value="8595.636" calcext:value-type="float">
            <text:p>8,595.64</text:p>
          </table:table-cell>
          <table:table-cell table:style-name="ce18" office:value-type="float" office:value="7365.847" calcext:value-type="float">
            <text:p>7,365.85</text:p>
          </table:table-cell>
          <table:table-cell table:style-name="ce18" office:value-type="float" office:value="10807.184284" calcext:value-type="float">
            <text:p>10,807.18</text:p>
          </table:table-cell>
          <table:table-cell table:style-name="ce18" office:value-type="float" office:value="13369.1907" calcext:value-type="float">
            <text:p>13,369.19</text:p>
          </table:table-cell>
          <table:table-cell table:style-name="ce18" office:value-type="float" office:value="15334.367798" calcext:value-type="float">
            <text:p>15,334.37</text:p>
          </table:table-cell>
          <table:table-cell table:style-name="ce18" office:value-type="float" office:value="16832.717045" calcext:value-type="float">
            <text:p>16,832.72</text:p>
          </table:table-cell>
          <table:table-cell table:style-name="ce18" office:value-type="float" office:value="15705.299259" calcext:value-type="float">
            <text:p>15,705.30</text:p>
          </table:table-cell>
          <table:table-cell table:style-name="ce18" office:value-type="float" office:value="15879.966658" calcext:value-type="float">
            <text:p>15,879.97</text:p>
          </table:table-cell>
          <table:table-cell table:style-name="ce18" office:value-type="float" office:value="13027.306" calcext:value-type="float">
            <text:p>13,027.31</text:p>
          </table:table-cell>
          <table:table-cell table:style-name="ce18" office:value-type="float" office:value="14970.562392" calcext:value-type="float">
            <text:p>14,970.5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8"/>
          <table:table-cell table:style-name="ce18" office:value-type="float" office:value="1.3" calcext:value-type="float">
            <text:p>1.30</text:p>
          </table:table-cell>
          <table:table-cell table:style-name="ce18" office:value-type="float" office:value="1.6" calcext:value-type="float">
            <text:p>1.60</text:p>
          </table:table-cell>
          <table:table-cell table:style-name="ce18" office:value-type="float" office:value="3.7" calcext:value-type="float">
            <text:p>3.70</text:p>
          </table:table-cell>
          <table:table-cell table:style-name="ce18" office:value-type="float" office:value="2.3" calcext:value-type="float">
            <text:p>2.30</text:p>
          </table:table-cell>
          <table:table-cell table:style-name="ce18" office:value-type="float" office:value="69.7" calcext:value-type="float">
            <text:p>69.70</text:p>
          </table:table-cell>
          <table:table-cell table:style-name="ce18" office:value-type="float" office:value="70.8" calcext:value-type="float">
            <text:p>70.80</text:p>
          </table:table-cell>
          <table:table-cell table:style-name="ce18" office:value-type="float" office:value="73.4" calcext:value-type="float">
            <text:p>73.40</text:p>
          </table:table-cell>
          <table:table-cell table:style-name="ce18" office:value-type="float" office:value="90.3" calcext:value-type="float">
            <text:p>90.30</text:p>
          </table:table-cell>
          <table:table-cell table:style-name="ce18" office:value-type="float" office:value="56.596" calcext:value-type="float">
            <text:p>56.60</text:p>
          </table:table-cell>
          <table:table-cell table:style-name="ce18" office:value-type="float" office:value="49.0273754347196" calcext:value-type="float">
            <text:p>49.03</text:p>
          </table:table-cell>
          <table:table-cell table:style-name="ce18" office:value-type="float" office:value="55.378" calcext:value-type="float">
            <text:p>55.38</text:p>
          </table:table-cell>
          <table:table-cell table:style-name="ce18" office:value-type="float" office:value="68.856" calcext:value-type="float">
            <text:p>68.86</text:p>
          </table:table-cell>
          <table:table-cell table:style-name="ce18" office:value-type="float" office:value="165.693" calcext:value-type="float">
            <text:p>165.69</text:p>
          </table:table-cell>
          <table:table-cell table:style-name="ce18" office:value-type="float" office:value="184.45" calcext:value-type="float">
            <text:p>184.45</text:p>
          </table:table-cell>
          <table:table-cell table:style-name="ce18" office:value-type="float" office:value="430.654" calcext:value-type="float">
            <text:p>430.65</text:p>
          </table:table-cell>
          <table:table-cell table:style-name="ce18" office:value-type="float" office:value="408.316" calcext:value-type="float">
            <text:p>408.32</text:p>
          </table:table-cell>
          <table:table-cell table:style-name="ce18" office:value-type="float" office:value="607.25" calcext:value-type="float">
            <text:p>607.25</text:p>
          </table:table-cell>
          <table:table-cell table:style-name="ce18" office:value-type="float" office:value="658.603" calcext:value-type="float">
            <text:p>658.60</text:p>
          </table:table-cell>
          <table:table-cell table:style-name="ce18" office:value-type="float" office:value="636.492" calcext:value-type="float">
            <text:p>636.49</text:p>
          </table:table-cell>
          <table:table-cell table:style-name="ce18" office:value-type="float" office:value="1077.885" calcext:value-type="float">
            <text:p>1,077.89</text:p>
          </table:table-cell>
          <table:table-cell table:style-name="ce18" office:value-type="float" office:value="676.074" calcext:value-type="float">
            <text:p>676.07</text:p>
          </table:table-cell>
          <table:table-cell table:style-name="ce18" office:value-type="float" office:value="1089.295" calcext:value-type="float">
            <text:p>1,089.30</text:p>
          </table:table-cell>
          <table:table-cell table:style-name="ce18" office:value-type="float" office:value="2065.265" calcext:value-type="float">
            <text:p>2,065.27</text:p>
          </table:table-cell>
          <table:table-cell table:style-name="ce18" office:value-type="float" office:value="2821.736494" calcext:value-type="float">
            <text:p>2,821.74</text:p>
          </table:table-cell>
          <table:table-cell table:style-name="ce18" office:value-type="float" office:value="4251.781" calcext:value-type="float">
            <text:p>4,251.78</text:p>
          </table:table-cell>
          <table:table-cell table:style-name="ce18" office:value-type="float" office:value="7306.732" calcext:value-type="float">
            <text:p>7,306.73</text:p>
          </table:table-cell>
          <table:table-cell table:style-name="ce18" office:value-type="float" office:value="10482.692" calcext:value-type="float">
            <text:p>10,482.69</text:p>
          </table:table-cell>
          <table:table-cell table:style-name="ce18" office:value-type="float" office:value="10597.806" calcext:value-type="float">
            <text:p>10,597.81</text:p>
          </table:table-cell>
          <table:table-cell table:style-name="ce18" office:value-type="float" office:value="8337.567" calcext:value-type="float">
            <text:p>8,337.57</text:p>
          </table:table-cell>
          <table:table-cell table:style-name="ce18" office:value-type="float" office:value="11959.766119" calcext:value-type="float">
            <text:p>11,959.77</text:p>
          </table:table-cell>
          <table:table-cell table:style-name="ce18" office:value-type="float" office:value="15618.961853" calcext:value-type="float">
            <text:p>15,618.96</text:p>
          </table:table-cell>
          <table:table-cell table:style-name="ce18" office:value-type="float" office:value="15589.826316" calcext:value-type="float">
            <text:p>15,589.83</text:p>
          </table:table-cell>
          <table:table-cell table:style-name="ce18" office:value-type="float" office:value="17753.912499" calcext:value-type="float">
            <text:p>17,753.91</text:p>
          </table:table-cell>
          <table:table-cell table:style-name="ce18" office:value-type="float" office:value="19310.2788" calcext:value-type="float">
            <text:p>19,310.28</text:p>
          </table:table-cell>
          <table:table-cell table:style-name="ce18" office:value-type="float" office:value="18628.73864" calcext:value-type="float">
            <text:p>18,628.74</text:p>
          </table:table-cell>
          <table:table-cell table:style-name="ce18" office:value-type="float" office:value="16884.826" calcext:value-type="float">
            <text:p>16,884.83</text:p>
          </table:table-cell>
          <table:table-cell table:style-name="ce18" office:value-type="float" office:value="18174.639439" calcext:value-type="float">
            <text:p>18,174.6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8" office:value-type="float" office:value="563.7" calcext:value-type="float">
            <text:p>563.70</text:p>
          </table:table-cell>
          <table:table-cell table:style-name="ce18" office:value-type="float" office:value="412.5" calcext:value-type="float">
            <text:p>412.50</text:p>
          </table:table-cell>
          <table:table-cell table:style-name="ce18" office:value-type="float" office:value="307.9" calcext:value-type="float">
            <text:p>307.90</text:p>
          </table:table-cell>
          <table:table-cell table:style-name="ce18" office:value-type="float" office:value="600.5" calcext:value-type="float">
            <text:p>600.50</text:p>
          </table:table-cell>
          <table:table-cell table:style-name="ce18" office:value-type="float" office:value="329.1" calcext:value-type="float">
            <text:p>329.10</text:p>
          </table:table-cell>
          <table:table-cell table:style-name="ce18" office:value-type="float" office:value="357.5" calcext:value-type="float">
            <text:p>357.50</text:p>
          </table:table-cell>
          <table:table-cell table:style-name="ce18" office:value-type="float" office:value="1437.4" calcext:value-type="float">
            <text:p>1,437.40</text:p>
          </table:table-cell>
          <table:table-cell table:style-name="ce18" office:value-type="float" office:value="532" calcext:value-type="float">
            <text:p>532.00</text:p>
          </table:table-cell>
          <table:table-cell table:style-name="ce18" office:value-type="float" office:value="659.2" calcext:value-type="float">
            <text:p>659.20</text:p>
          </table:table-cell>
          <table:table-cell table:style-name="ce18" office:value-type="float" office:value="635.139" calcext:value-type="float">
            <text:p>635.14</text:p>
          </table:table-cell>
          <table:table-cell table:style-name="ce18" office:value-type="float" office:value="663.654880511389" calcext:value-type="float">
            <text:p>663.65</text:p>
          </table:table-cell>
          <table:table-cell table:style-name="ce18" office:value-type="float" office:value="727.563" calcext:value-type="float">
            <text:p>727.56</text:p>
          </table:table-cell>
          <table:table-cell table:style-name="ce18" office:value-type="float" office:value="922.693" calcext:value-type="float">
            <text:p>922.69</text:p>
          </table:table-cell>
          <table:table-cell table:style-name="ce18" office:value-type="float" office:value="1928.48" calcext:value-type="float">
            <text:p>1,928.48</text:p>
          </table:table-cell>
          <table:table-cell table:style-name="ce18" office:value-type="float" office:value="2414.39" calcext:value-type="float">
            <text:p>2,414.39</text:p>
          </table:table-cell>
          <table:table-cell table:style-name="ce18" office:value-type="float" office:value="2790.813" calcext:value-type="float">
            <text:p>2,790.81</text:p>
          </table:table-cell>
          <table:table-cell table:style-name="ce18" office:value-type="float" office:value="3199.194" calcext:value-type="float">
            <text:p>3,199.19</text:p>
          </table:table-cell>
          <table:table-cell table:style-name="ce18" office:value-type="float" office:value="3820.708" calcext:value-type="float">
            <text:p>3,820.71</text:p>
          </table:table-cell>
          <table:table-cell table:style-name="ce18" office:value-type="float" office:value="4632.541" calcext:value-type="float">
            <text:p>4,632.54</text:p>
          </table:table-cell>
          <table:table-cell table:style-name="ce18" office:value-type="float" office:value="4879.145" calcext:value-type="float">
            <text:p>4,879.15</text:p>
          </table:table-cell>
          <table:table-cell table:style-name="ce18" office:value-type="float" office:value="6310.629" calcext:value-type="float">
            <text:p>6,310.63</text:p>
          </table:table-cell>
          <table:table-cell table:style-name="ce18" office:value-type="float" office:value="6786.357" calcext:value-type="float">
            <text:p>6,786.36</text:p>
          </table:table-cell>
          <table:table-cell table:style-name="ce18" office:value-type="float" office:value="8059.246" calcext:value-type="float">
            <text:p>8,059.25</text:p>
          </table:table-cell>
          <table:table-cell table:style-name="ce18" office:value-type="float" office:value="10827.796" calcext:value-type="float">
            <text:p>10,827.80</text:p>
          </table:table-cell>
          <table:table-cell table:style-name="ce18" office:value-type="float" office:value="14975.476375" calcext:value-type="float">
            <text:p>14,975.48</text:p>
          </table:table-cell>
          <table:table-cell table:style-name="ce18" office:value-type="float" office:value="18983.093" calcext:value-type="float">
            <text:p>18,983.09</text:p>
          </table:table-cell>
          <table:table-cell table:style-name="ce18" office:value-type="float" office:value="24158.455" calcext:value-type="float">
            <text:p>24,158.46</text:p>
          </table:table-cell>
          <table:table-cell table:style-name="ce18" office:value-type="float" office:value="31653.895" calcext:value-type="float">
            <text:p>31,653.90</text:p>
          </table:table-cell>
          <table:table-cell table:style-name="ce18" office:value-type="float" office:value="36078.929" calcext:value-type="float">
            <text:p>36,078.93</text:p>
          </table:table-cell>
          <table:table-cell table:style-name="ce18" office:value-type="float" office:value="31282.895" calcext:value-type="float">
            <text:p>31,282.90</text:p>
          </table:table-cell>
          <table:table-cell table:style-name="ce18" office:value-type="float" office:value="38776.34963" calcext:value-type="float">
            <text:p>38,776.35</text:p>
          </table:table-cell>
          <table:table-cell table:style-name="ce18" office:value-type="float" office:value="44113.002194" calcext:value-type="float">
            <text:p>44,113.00</text:p>
          </table:table-cell>
          <table:table-cell table:style-name="ce18" office:value-type="float" office:value="46279.17235" calcext:value-type="float">
            <text:p>46,279.17</text:p>
          </table:table-cell>
          <table:table-cell table:style-name="ce18" office:value-type="float" office:value="50939.344671" calcext:value-type="float">
            <text:p>50,939.34</text:p>
          </table:table-cell>
          <table:table-cell table:style-name="ce18" office:value-type="float" office:value="57132.740473" calcext:value-type="float">
            <text:p>57,132.74</text:p>
          </table:table-cell>
          <table:table-cell table:style-name="ce18" office:value-type="float" office:value="59663.882424" calcext:value-type="float">
            <text:p>59,663.88</text:p>
          </table:table-cell>
          <table:table-cell table:style-name="ce18" office:value-type="float" office:value="56645.733" calcext:value-type="float">
            <text:p>56,645.73</text:p>
          </table:table-cell>
          <table:table-cell table:style-name="ce18" office:value-type="float" office:value="57407.305759" calcext:value-type="float">
            <text:p>57,407.3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982.6" calcext:value-type="float">
            <text:p>982.60</text:p>
          </table:table-cell>
          <table:table-cell table:style-name="ce19" office:value-type="float" office:value="1505.1" calcext:value-type="float">
            <text:p>1,505.10</text:p>
          </table:table-cell>
          <table:table-cell table:style-name="ce19" office:value-type="float" office:value="1764.7" calcext:value-type="float">
            <text:p>1,764.70</text:p>
          </table:table-cell>
          <table:table-cell table:style-name="ce19" office:value-type="float" office:value="1713" calcext:value-type="float">
            <text:p>1,713.00</text:p>
          </table:table-cell>
          <table:table-cell table:style-name="ce19" office:value-type="float" office:value="2312.5" calcext:value-type="float">
            <text:p>2,312.50</text:p>
          </table:table-cell>
          <table:table-cell table:style-name="ce19" office:value-type="float" office:value="2336.2" calcext:value-type="float">
            <text:p>2,336.20</text:p>
          </table:table-cell>
          <table:table-cell table:style-name="ce19" office:value-type="float" office:value="2632.7" calcext:value-type="float">
            <text:p>2,632.70</text:p>
          </table:table-cell>
          <table:table-cell table:style-name="ce19" office:value-type="float" office:value="3030.4" calcext:value-type="float">
            <text:p>3,030.40</text:p>
          </table:table-cell>
          <table:table-cell table:style-name="ce19" office:value-type="float" office:value="3398.7" calcext:value-type="float">
            <text:p>3,398.70</text:p>
          </table:table-cell>
          <table:table-cell table:style-name="ce19" office:value-type="float" office:value="4413.6" calcext:value-type="float">
            <text:p>4,413.60</text:p>
          </table:table-cell>
          <table:table-cell table:style-name="ce19" office:value-type="float" office:value="5313.92249077281" calcext:value-type="float">
            <text:p>5,313.92</text:p>
          </table:table-cell>
          <table:table-cell table:style-name="ce19" office:value-type="float" office:value="6197.965" calcext:value-type="float">
            <text:p>6,197.97</text:p>
          </table:table-cell>
          <table:table-cell table:style-name="ce19" office:value-type="float" office:value="8598.826" calcext:value-type="float">
            <text:p>8,598.83</text:p>
          </table:table-cell>
          <table:table-cell table:style-name="ce19" office:value-type="float" office:value="16976.49" calcext:value-type="float">
            <text:p>16,976.49</text:p>
          </table:table-cell>
          <table:table-cell table:style-name="ce19" office:value-type="float" office:value="21421.378" calcext:value-type="float">
            <text:p>21,421.38</text:p>
          </table:table-cell>
          <table:table-cell table:style-name="ce19" office:value-type="float" office:value="24743.891" calcext:value-type="float">
            <text:p>24,743.89</text:p>
          </table:table-cell>
          <table:table-cell table:style-name="ce19" office:value-type="float" office:value="26730.617" calcext:value-type="float">
            <text:p>26,730.62</text:p>
          </table:table-cell>
          <table:table-cell table:style-name="ce19" office:value-type="float" office:value="32743.933" calcext:value-type="float">
            <text:p>32,743.93</text:p>
          </table:table-cell>
          <table:table-cell table:style-name="ce19" office:value-type="float" office:value="38000.604" calcext:value-type="float">
            <text:p>38,000.60</text:p>
          </table:table-cell>
          <table:table-cell table:style-name="ce19" office:value-type="float" office:value="42003.087" calcext:value-type="float">
            <text:p>42,003.09</text:p>
          </table:table-cell>
          <table:table-cell table:style-name="ce19" office:value-type="float" office:value="52199.843" calcext:value-type="float">
            <text:p>52,199.84</text:p>
          </table:table-cell>
          <table:table-cell table:style-name="ce19" office:value-type="float" office:value="54395.06" calcext:value-type="float">
            <text:p>54,395.06</text:p>
          </table:table-cell>
          <table:table-cell table:style-name="ce19" office:value-type="float" office:value="70063.827" calcext:value-type="float">
            <text:p>70,063.83</text:p>
          </table:table-cell>
          <table:table-cell table:style-name="ce19" office:value-type="float" office:value="92683.715" calcext:value-type="float">
            <text:p>92,683.72</text:p>
          </table:table-cell>
          <table:table-cell table:style-name="ce19" office:value-type="float" office:value="125180.700014" calcext:value-type="float">
            <text:p>125,180.70</text:p>
          </table:table-cell>
          <table:table-cell table:style-name="ce19" office:value-type="float" office:value="163348.333" calcext:value-type="float">
            <text:p>163,348.33</text:p>
          </table:table-cell>
          <table:table-cell table:style-name="ce19" office:value-type="float" office:value="203897.937" calcext:value-type="float">
            <text:p>203,897.94</text:p>
          </table:table-cell>
          <table:table-cell table:style-name="ce19" office:value-type="float" office:value="233180.641" calcext:value-type="float">
            <text:p>233,180.64</text:p>
          </table:table-cell>
          <table:table-cell table:style-name="ce19" office:value-type="float" office:value="252786.388" calcext:value-type="float">
            <text:p>252,786.39</text:p>
          </table:table-cell>
          <table:table-cell table:style-name="ce19" office:value-type="float" office:value="221384.347" calcext:value-type="float">
            <text:p>221,384.35</text:p>
          </table:table-cell>
          <table:table-cell table:style-name="ce19" office:value-type="float" office:value="283678.834831" calcext:value-type="float">
            <text:p>283,678.83</text:p>
          </table:table-cell>
          <table:table-cell table:style-name="ce19" office:value-type="float" office:value="324856.47164" calcext:value-type="float">
            <text:p>324,856.47</text:p>
          </table:table-cell>
          <table:table-cell table:style-name="ce19" office:value-type="float" office:value="352539.592641" calcext:value-type="float">
            <text:p>352,539.59</text:p>
          </table:table-cell>
          <table:table-cell table:style-name="ce19" office:value-type="float" office:value="369006.713466" calcext:value-type="float">
            <text:p>369,006.71</text:p>
          </table:table-cell>
          <table:table-cell table:style-name="ce19" office:value-type="float" office:value="397099.314578" calcext:value-type="float">
            <text:p>397,099.31</text:p>
          </table:table-cell>
          <table:table-cell table:style-name="ce19" office:value-type="float" office:value="410782.81502" calcext:value-type="float">
            <text:p>410,782.82</text:p>
          </table:table-cell>
          <table:table-cell table:style-name="ce19" office:value-type="float" office:value="389714.449" calcext:value-type="float">
            <text:p>389,714.45</text:p>
          </table:table-cell>
          <table:table-cell table:style-name="ce19" office:value-type="float" office:value="433744.887853" calcext:value-type="float">
            <text:p>433,744.89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N-imports" table:style-name="ta12">
        <table:table-column table:style-name="co19" table:default-cell-style-name="ce11"/>
        <table:table-column table:style-name="co20" table:default-cell-style-name="ce11"/>
        <table:table-column table:style-name="co21" table:number-columns-repeated="5" table:default-cell-style-name="ce11"/>
        <table:table-column table:style-name="co22" table:number-columns-repeated="20" table:default-cell-style-name="ce11"/>
        <table:table-column table:style-name="co23" table:number-columns-repeated="13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5" table:number-rows-spanned="1">
            <text:p>China, P.R.: Mainland</text:p>
          </table:table-cell>
          <table:covered-table-cell table:number-columns-repeated="4" table:style-name="ce39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CN-Imports_from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159.7" calcext:value-type="float">
            <text:p>159.70</text:p>
          </table:table-cell>
          <table:table-cell table:style-name="ce18" office:value-type="float" office:value="118" calcext:value-type="float">
            <text:p>118.00</text:p>
          </table:table-cell>
          <table:table-cell table:style-name="ce18" office:value-type="float" office:value="150.4" calcext:value-type="float">
            <text:p>150.40</text:p>
          </table:table-cell>
          <table:table-cell table:style-name="ce18" office:value-type="float" office:value="648.9" calcext:value-type="float">
            <text:p>648.90</text:p>
          </table:table-cell>
          <table:table-cell table:style-name="ce18" office:value-type="float" office:value="88.6" calcext:value-type="float">
            <text:p>88.60</text:p>
          </table:table-cell>
          <table:table-cell table:style-name="ce18" office:value-type="float" office:value="330.2" calcext:value-type="float">
            <text:p>330.20</text:p>
          </table:table-cell>
          <table:table-cell table:style-name="ce18" office:value-type="float" office:value="348.4" calcext:value-type="float">
            <text:p>348.40</text:p>
          </table:table-cell>
          <table:table-cell table:style-name="ce18" office:value-type="float" office:value="329.4" calcext:value-type="float">
            <text:p>329.40</text:p>
          </table:table-cell>
          <table:table-cell table:style-name="ce18" office:value-type="float" office:value="414.6" calcext:value-type="float">
            <text:p>414.60</text:p>
          </table:table-cell>
          <table:table-cell table:style-name="ce18" office:value-type="float" office:value="567.097" calcext:value-type="float">
            <text:p>567.10</text:p>
          </table:table-cell>
          <table:table-cell table:style-name="ce18" office:value-type="float" office:value="313.279284562567" calcext:value-type="float">
            <text:p>313.28</text:p>
          </table:table-cell>
          <table:table-cell table:style-name="ce18" office:value-type="float" office:value="304.835" calcext:value-type="float">
            <text:p>304.84</text:p>
          </table:table-cell>
          <table:table-cell table:style-name="ce18" office:value-type="float" office:value="200.13" calcext:value-type="float">
            <text:p>200.13</text:p>
          </table:table-cell>
          <table:table-cell table:style-name="ce18" office:value-type="float" office:value="219.909" calcext:value-type="float">
            <text:p>219.91</text:p>
          </table:table-cell>
          <table:table-cell table:style-name="ce18" office:value-type="float" office:value="268.564" calcext:value-type="float">
            <text:p>268.56</text:p>
          </table:table-cell>
          <table:table-cell table:style-name="ce18" office:value-type="float" office:value="370.397" calcext:value-type="float">
            <text:p>370.40</text:p>
          </table:table-cell>
          <table:table-cell table:style-name="ce18" office:value-type="float" office:value="518.283" calcext:value-type="float">
            <text:p>518.28</text:p>
          </table:table-cell>
          <table:table-cell table:style-name="ce18" office:value-type="float" office:value="721.414" calcext:value-type="float">
            <text:p>721.41</text:p>
          </table:table-cell>
          <table:table-cell table:style-name="ce18" office:value-type="float" office:value="723.151" calcext:value-type="float">
            <text:p>723.15</text:p>
          </table:table-cell>
          <table:table-cell table:style-name="ce18" office:value-type="float" office:value="589.687" calcext:value-type="float">
            <text:p>589.69</text:p>
          </table:table-cell>
          <table:table-cell table:style-name="ce18" office:value-type="float" office:value="929.965" calcext:value-type="float">
            <text:p>929.97</text:p>
          </table:table-cell>
          <table:table-cell table:style-name="ce18" office:value-type="float" office:value="1281.098" calcext:value-type="float">
            <text:p>1,281.10</text:p>
          </table:table-cell>
          <table:table-cell table:style-name="ce18" office:value-type="float" office:value="1239.589" calcext:value-type="float">
            <text:p>1,239.59</text:p>
          </table:table-cell>
          <table:table-cell table:style-name="ce18" office:value-type="float" office:value="2729.769" calcext:value-type="float">
            <text:p>2,729.77</text:p>
          </table:table-cell>
          <table:table-cell table:style-name="ce18" office:value-type="float" office:value="3255.540214" calcext:value-type="float">
            <text:p>3,255.54</text:p>
          </table:table-cell>
          <table:table-cell table:style-name="ce18" office:value-type="float" office:value="3799.73" calcext:value-type="float">
            <text:p>3,799.73</text:p>
          </table:table-cell>
          <table:table-cell table:style-name="ce18" office:value-type="float" office:value="3696.179" calcext:value-type="float">
            <text:p>3,696.18</text:p>
          </table:table-cell>
          <table:table-cell table:style-name="ce18" office:value-type="float" office:value="6313.079" calcext:value-type="float">
            <text:p>6,313.08</text:p>
          </table:table-cell>
          <table:table-cell table:style-name="ce18" office:value-type="float" office:value="9372.379" calcext:value-type="float">
            <text:p>9,372.38</text:p>
          </table:table-cell>
          <table:table-cell table:style-name="ce18" office:value-type="float" office:value="4304.916" calcext:value-type="float">
            <text:p>4,304.92</text:p>
          </table:table-cell>
          <table:table-cell table:style-name="ce18" office:value-type="float" office:value="6799.636567" calcext:value-type="float">
            <text:p>6,799.64</text:p>
          </table:table-cell>
          <table:table-cell table:style-name="ce18" office:value-type="float" office:value="6280.547582" calcext:value-type="float">
            <text:p>6,280.55</text:p>
          </table:table-cell>
          <table:table-cell table:style-name="ce18" office:value-type="float" office:value="6563.338408" calcext:value-type="float">
            <text:p>6,563.34</text:p>
          </table:table-cell>
          <table:table-cell table:style-name="ce18" office:value-type="float" office:value="6096.042587" calcext:value-type="float">
            <text:p>6,096.04</text:p>
          </table:table-cell>
          <table:table-cell table:style-name="ce18" office:value-type="float" office:value="5258.068422" calcext:value-type="float">
            <text:p>5,258.07</text:p>
          </table:table-cell>
          <table:table-cell table:style-name="ce18" office:value-type="float" office:value="5714.096881" calcext:value-type="float">
            <text:p>5,714.10</text:p>
          </table:table-cell>
          <table:table-cell table:style-name="ce18" office:value-type="float" office:value="5122.489" calcext:value-type="float">
            <text:p>5,122.49</text:p>
          </table:table-cell>
          <table:table-cell table:style-name="ce18" office:value-type="float" office:value="4731.126159" calcext:value-type="float">
            <text:p>4,731.1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1063" calcext:value-type="float">
            <text:p>1,063.00</text:p>
          </table:table-cell>
          <table:table-cell table:style-name="ce19" office:value-type="float" office:value="558.9" calcext:value-type="float">
            <text:p>558.90</text:p>
          </table:table-cell>
          <table:table-cell table:style-name="ce19" office:value-type="float" office:value="914" calcext:value-type="float">
            <text:p>914.00</text:p>
          </table:table-cell>
          <table:table-cell table:style-name="ce19" office:value-type="float" office:value="613.1" calcext:value-type="float">
            <text:p>613.10</text:p>
          </table:table-cell>
          <table:table-cell table:style-name="ce19" office:value-type="float" office:value="896.7" calcext:value-type="float">
            <text:p>896.70</text:p>
          </table:table-cell>
          <table:table-cell table:style-name="ce19" office:value-type="float" office:value="1124" calcext:value-type="float">
            <text:p>1,124.00</text:p>
          </table:table-cell>
          <table:table-cell table:style-name="ce19" office:value-type="float" office:value="1403.1" calcext:value-type="float">
            <text:p>1,403.10</text:p>
          </table:table-cell>
          <table:table-cell table:style-name="ce19" office:value-type="float" office:value="1325.4" calcext:value-type="float">
            <text:p>1,325.40</text:p>
          </table:table-cell>
          <table:table-cell table:style-name="ce19" office:value-type="float" office:value="1112.6" calcext:value-type="float">
            <text:p>1,112.60</text:p>
          </table:table-cell>
          <table:table-cell table:style-name="ce19" office:value-type="float" office:value="1472.255" calcext:value-type="float">
            <text:p>1,472.26</text:p>
          </table:table-cell>
          <table:table-cell table:style-name="ce19" office:value-type="float" office:value="1361.26820820786" calcext:value-type="float">
            <text:p>1,361.27</text:p>
          </table:table-cell>
          <table:table-cell table:style-name="ce19" office:value-type="float" office:value="1556.36" calcext:value-type="float">
            <text:p>1,556.36</text:p>
          </table:table-cell>
          <table:table-cell table:style-name="ce19" office:value-type="float" office:value="1671.277" calcext:value-type="float">
            <text:p>1,671.28</text:p>
          </table:table-cell>
          <table:table-cell table:style-name="ce19" office:value-type="float" office:value="1945.003" calcext:value-type="float">
            <text:p>1,945.00</text:p>
          </table:table-cell>
          <table:table-cell table:style-name="ce19" office:value-type="float" office:value="2447.799" calcext:value-type="float">
            <text:p>2,447.80</text:p>
          </table:table-cell>
          <table:table-cell table:style-name="ce19" office:value-type="float" office:value="2584.617" calcext:value-type="float">
            <text:p>2,584.62</text:p>
          </table:table-cell>
          <table:table-cell table:style-name="ce19" office:value-type="float" office:value="3438.472" calcext:value-type="float">
            <text:p>3,438.47</text:p>
          </table:table-cell>
          <table:table-cell table:style-name="ce19" office:value-type="float" office:value="3245.446" calcext:value-type="float">
            <text:p>3,245.45</text:p>
          </table:table-cell>
          <table:table-cell table:style-name="ce19" office:value-type="float" office:value="2693.073" calcext:value-type="float">
            <text:p>2,693.07</text:p>
          </table:table-cell>
          <table:table-cell table:style-name="ce19" office:value-type="float" office:value="3607.213" calcext:value-type="float">
            <text:p>3,607.21</text:p>
          </table:table-cell>
          <table:table-cell table:style-name="ce19" office:value-type="float" office:value="5098.804" calcext:value-type="float">
            <text:p>5,098.80</text:p>
          </table:table-cell>
          <table:table-cell table:style-name="ce19" office:value-type="float" office:value="5430" calcext:value-type="float">
            <text:p>5,430.00</text:p>
          </table:table-cell>
          <table:table-cell table:style-name="ce19" office:value-type="float" office:value="5851.786" calcext:value-type="float">
            <text:p>5,851.79</text:p>
          </table:table-cell>
          <table:table-cell table:style-name="ce19" office:value-type="float" office:value="7301.794" calcext:value-type="float">
            <text:p>7,301.79</text:p>
          </table:table-cell>
          <table:table-cell table:style-name="ce19" office:value-type="float" office:value="11530.590743" calcext:value-type="float">
            <text:p>11,530.59</text:p>
          </table:table-cell>
          <table:table-cell table:style-name="ce19" office:value-type="float" office:value="16146.811" calcext:value-type="float">
            <text:p>16,146.81</text:p>
          </table:table-cell>
          <table:table-cell table:style-name="ce19" office:value-type="float" office:value="19194.535" calcext:value-type="float">
            <text:p>19,194.54</text:p>
          </table:table-cell>
          <table:table-cell table:style-name="ce19" office:value-type="float" office:value="25758.315" calcext:value-type="float">
            <text:p>25,758.32</text:p>
          </table:table-cell>
          <table:table-cell table:style-name="ce19" office:value-type="float" office:value="36283.844" calcext:value-type="float">
            <text:p>36,283.84</text:p>
          </table:table-cell>
          <table:table-cell table:style-name="ce19" office:value-type="float" office:value="39241.375" calcext:value-type="float">
            <text:p>39,241.38</text:p>
          </table:table-cell>
          <table:table-cell table:style-name="ce19" office:value-type="float" office:value="59698.071638" calcext:value-type="float">
            <text:p>59,698.07</text:p>
          </table:table-cell>
          <table:table-cell table:style-name="ce19" office:value-type="float" office:value="80929.735157" calcext:value-type="float">
            <text:p>80,929.74</text:p>
          </table:table-cell>
          <table:table-cell table:style-name="ce19" office:value-type="float" office:value="78593.065204" calcext:value-type="float">
            <text:p>78,593.07</text:p>
          </table:table-cell>
          <table:table-cell table:style-name="ce19" office:value-type="float" office:value="91558.190406" calcext:value-type="float">
            <text:p>91,558.19</text:p>
          </table:table-cell>
          <table:table-cell table:style-name="ce19" office:value-type="float" office:value="90132.21571" calcext:value-type="float">
            <text:p>90,132.22</text:p>
          </table:table-cell>
          <table:table-cell table:style-name="ce19" office:value-type="float" office:value="65141.3819" calcext:value-type="float">
            <text:p>65,141.38</text:p>
          </table:table-cell>
          <table:table-cell table:style-name="ce19" office:value-type="float" office:value="70127.179" calcext:value-type="float">
            <text:p>70,127.18</text:p>
          </table:table-cell>
          <table:table-cell table:style-name="ce19" office:value-type="float" office:value="92807.779687" calcext:value-type="float">
            <text:p>92,807.7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63.2" calcext:value-type="float">
            <text:p>63.20</text:p>
          </table:table-cell>
          <table:table-cell table:style-name="ce18" office:value-type="float" office:value="117.5" calcext:value-type="float">
            <text:p>117.50</text:p>
          </table:table-cell>
          <table:table-cell table:style-name="ce18" office:value-type="float" office:value="132.5" calcext:value-type="float">
            <text:p>132.50</text:p>
          </table:table-cell>
          <table:table-cell table:style-name="ce18" office:value-type="float" office:value="271.2" calcext:value-type="float">
            <text:p>271.20</text:p>
          </table:table-cell>
          <table:table-cell table:style-name="ce18" office:value-type="float" office:value="417" calcext:value-type="float">
            <text:p>417.00</text:p>
          </table:table-cell>
          <table:table-cell table:style-name="ce18" office:value-type="float" office:value="972.3" calcext:value-type="float">
            <text:p>972.30</text:p>
          </table:table-cell>
          <table:table-cell table:style-name="ce18" office:value-type="float" office:value="710.2" calcext:value-type="float">
            <text:p>710.20</text:p>
          </table:table-cell>
          <table:table-cell table:style-name="ce18" office:value-type="float" office:value="452.9" calcext:value-type="float">
            <text:p>452.90</text:p>
          </table:table-cell>
          <table:table-cell table:style-name="ce18" office:value-type="float" office:value="796.9" calcext:value-type="float">
            <text:p>796.90</text:p>
          </table:table-cell>
          <table:table-cell table:style-name="ce18" office:value-type="float" office:value="940.015" calcext:value-type="float">
            <text:p>940.02</text:p>
          </table:table-cell>
          <table:table-cell table:style-name="ce18" office:value-type="float" office:value="513.703648536666" calcext:value-type="float">
            <text:p>513.70</text:p>
          </table:table-cell>
          <table:table-cell table:style-name="ce18" office:value-type="float" office:value="345.812" calcext:value-type="float">
            <text:p>345.81</text:p>
          </table:table-cell>
          <table:table-cell table:style-name="ce18" office:value-type="float" office:value="519.309" calcext:value-type="float">
            <text:p>519.31</text:p>
          </table:table-cell>
          <table:table-cell table:style-name="ce18" office:value-type="float" office:value="863.075" calcext:value-type="float">
            <text:p>863.08</text:p>
          </table:table-cell>
          <table:table-cell table:style-name="ce18" office:value-type="float" office:value="1058.815" calcext:value-type="float">
            <text:p>1,058.82</text:p>
          </table:table-cell>
          <table:table-cell table:style-name="ce18" office:value-type="float" office:value="1228.192" calcext:value-type="float">
            <text:p>1,228.19</text:p>
          </table:table-cell>
          <table:table-cell table:style-name="ce18" office:value-type="float" office:value="1484.061" calcext:value-type="float">
            <text:p>1,484.06</text:p>
          </table:table-cell>
          <table:table-cell table:style-name="ce18" office:value-type="float" office:value="1486.178" calcext:value-type="float">
            <text:p>1,486.18</text:p>
          </table:table-cell>
          <table:table-cell table:style-name="ce18" office:value-type="float" office:value="1133.229" calcext:value-type="float">
            <text:p>1,133.23</text:p>
          </table:table-cell>
          <table:table-cell table:style-name="ce18" office:value-type="float" office:value="968.568" calcext:value-type="float">
            <text:p>968.57</text:p>
          </table:table-cell>
          <table:table-cell table:style-name="ce18" office:value-type="float" office:value="1621.423" calcext:value-type="float">
            <text:p>1,621.42</text:p>
          </table:table-cell>
          <table:table-cell table:style-name="ce18" office:value-type="float" office:value="2347.242" calcext:value-type="float">
            <text:p>2,347.24</text:p>
          </table:table-cell>
          <table:table-cell table:style-name="ce18" office:value-type="float" office:value="3003.096" calcext:value-type="float">
            <text:p>3,003.10</text:p>
          </table:table-cell>
          <table:table-cell table:style-name="ce18" office:value-type="float" office:value="5845.587" calcext:value-type="float">
            <text:p>5,845.59</text:p>
          </table:table-cell>
          <table:table-cell table:style-name="ce18" office:value-type="float" office:value="8656.104787" calcext:value-type="float">
            <text:p>8,656.10</text:p>
          </table:table-cell>
          <table:table-cell table:style-name="ce18" office:value-type="float" office:value="9981.794" calcext:value-type="float">
            <text:p>9,981.79</text:p>
          </table:table-cell>
          <table:table-cell table:style-name="ce18" office:value-type="float" office:value="12907.226" calcext:value-type="float">
            <text:p>12,907.23</text:p>
          </table:table-cell>
          <table:table-cell table:style-name="ce18" office:value-type="float" office:value="18342.165" calcext:value-type="float">
            <text:p>18,342.17</text:p>
          </table:table-cell>
          <table:table-cell table:style-name="ce18" office:value-type="float" office:value="29632.218" calcext:value-type="float">
            <text:p>29,632.22</text:p>
          </table:table-cell>
          <table:table-cell table:style-name="ce18" office:value-type="float" office:value="28311.203" calcext:value-type="float">
            <text:p>28,311.20</text:p>
          </table:table-cell>
          <table:table-cell table:style-name="ce18" office:value-type="float" office:value="38038.090207" calcext:value-type="float">
            <text:p>38,038.09</text:p>
          </table:table-cell>
          <table:table-cell table:style-name="ce18" office:value-type="float" office:value="52648.797468" calcext:value-type="float">
            <text:p>52,648.80</text:p>
          </table:table-cell>
          <table:table-cell table:style-name="ce18" office:value-type="float" office:value="52059.670888" calcext:value-type="float">
            <text:p>52,059.67</text:p>
          </table:table-cell>
          <table:table-cell table:style-name="ce18" office:value-type="float" office:value="53666.056927" calcext:value-type="float">
            <text:p>53,666.06</text:p>
          </table:table-cell>
          <table:table-cell table:style-name="ce18" office:value-type="float" office:value="51975.6406" calcext:value-type="float">
            <text:p>51,975.64</text:p>
          </table:table-cell>
          <table:table-cell table:style-name="ce18" office:value-type="float" office:value="44380.369515" calcext:value-type="float">
            <text:p>44,380.37</text:p>
          </table:table-cell>
          <table:table-cell table:style-name="ce18" office:value-type="float" office:value="45407.632" calcext:value-type="float">
            <text:p>45,407.63</text:p>
          </table:table-cell>
          <table:table-cell table:style-name="ce18" office:value-type="float" office:value="58304.334823" calcext:value-type="float">
            <text:p>58,304.3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816.8" calcext:value-type="float">
            <text:p>816.80</text:p>
          </table:table-cell>
          <table:table-cell table:style-name="ce18" office:value-type="float" office:value="1171" calcext:value-type="float">
            <text:p>1,171.00</text:p>
          </table:table-cell>
          <table:table-cell table:style-name="ce18" office:value-type="float" office:value="1239.3" calcext:value-type="float">
            <text:p>1,239.30</text:p>
          </table:table-cell>
          <table:table-cell table:style-name="ce18" office:value-type="float" office:value="1587" calcext:value-type="float">
            <text:p>1,587.00</text:p>
          </table:table-cell>
          <table:table-cell table:style-name="ce18" office:value-type="float" office:value="1062" calcext:value-type="float">
            <text:p>1,062.00</text:p>
          </table:table-cell>
          <table:table-cell table:style-name="ce18" office:value-type="float" office:value="1150.3" calcext:value-type="float">
            <text:p>1,150.30</text:p>
          </table:table-cell>
          <table:table-cell table:style-name="ce18" office:value-type="float" office:value="1011.8" calcext:value-type="float">
            <text:p>1,011.80</text:p>
          </table:table-cell>
          <table:table-cell table:style-name="ce18" office:value-type="float" office:value="1402.6" calcext:value-type="float">
            <text:p>1,402.60</text:p>
          </table:table-cell>
          <table:table-cell table:style-name="ce18" office:value-type="float" office:value="1855.5" calcext:value-type="float">
            <text:p>1,855.50</text:p>
          </table:table-cell>
          <table:table-cell table:style-name="ce18" office:value-type="float" office:value="1077.856" calcext:value-type="float">
            <text:p>1,077.86</text:p>
          </table:table-cell>
          <table:table-cell table:style-name="ce18" office:value-type="float" office:value="1483.80622121203" calcext:value-type="float">
            <text:p>1,483.81</text:p>
          </table:table-cell>
          <table:table-cell table:style-name="ce18" office:value-type="float" office:value="1646.253" calcext:value-type="float">
            <text:p>1,646.25</text:p>
          </table:table-cell>
          <table:table-cell table:style-name="ce18" office:value-type="float" office:value="1926.549" calcext:value-type="float">
            <text:p>1,926.55</text:p>
          </table:table-cell>
          <table:table-cell table:style-name="ce18" office:value-type="float" office:value="1370.342" calcext:value-type="float">
            <text:p>1,370.34</text:p>
          </table:table-cell>
          <table:table-cell table:style-name="ce18" office:value-type="float" office:value="1830.723" calcext:value-type="float">
            <text:p>1,830.72</text:p>
          </table:table-cell>
          <table:table-cell table:style-name="ce18" office:value-type="float" office:value="2681.317" calcext:value-type="float">
            <text:p>2,681.32</text:p>
          </table:table-cell>
          <table:table-cell table:style-name="ce18" office:value-type="float" office:value="2559.294" calcext:value-type="float">
            <text:p>2,559.29</text:p>
          </table:table-cell>
          <table:table-cell table:style-name="ce18" office:value-type="float" office:value="2001.702" calcext:value-type="float">
            <text:p>2,001.70</text:p>
          </table:table-cell>
          <table:table-cell table:style-name="ce18" office:value-type="float" office:value="2239.423" calcext:value-type="float">
            <text:p>2,239.42</text:p>
          </table:table-cell>
          <table:table-cell table:style-name="ce18" office:value-type="float" office:value="2334.042" calcext:value-type="float">
            <text:p>2,334.04</text:p>
          </table:table-cell>
          <table:table-cell table:style-name="ce18" office:value-type="float" office:value="3751.312" calcext:value-type="float">
            <text:p>3,751.31</text:p>
          </table:table-cell>
          <table:table-cell table:style-name="ce18" office:value-type="float" office:value="4029.557" calcext:value-type="float">
            <text:p>4,029.56</text:p>
          </table:table-cell>
          <table:table-cell table:style-name="ce18" office:value-type="float" office:value="3627.242" calcext:value-type="float">
            <text:p>3,627.24</text:p>
          </table:table-cell>
          <table:table-cell table:style-name="ce18" office:value-type="float" office:value="4376.464" calcext:value-type="float">
            <text:p>4,376.46</text:p>
          </table:table-cell>
          <table:table-cell table:style-name="ce18" office:value-type="float" office:value="7345.023801" calcext:value-type="float">
            <text:p>7,345.02</text:p>
          </table:table-cell>
          <table:table-cell table:style-name="ce18" office:value-type="float" office:value="7516.451" calcext:value-type="float">
            <text:p>7,516.45</text:p>
          </table:table-cell>
          <table:table-cell table:style-name="ce18" office:value-type="float" office:value="7666.941" calcext:value-type="float">
            <text:p>7,666.94</text:p>
          </table:table-cell>
          <table:table-cell table:style-name="ce18" office:value-type="float" office:value="10974.974" calcext:value-type="float">
            <text:p>10,974.97</text:p>
          </table:table-cell>
          <table:table-cell table:style-name="ce18" office:value-type="float" office:value="12777.038" calcext:value-type="float">
            <text:p>12,777.04</text:p>
          </table:table-cell>
          <table:table-cell table:style-name="ce18" office:value-type="float" office:value="11940.029" calcext:value-type="float">
            <text:p>11,940.03</text:p>
          </table:table-cell>
          <table:table-cell table:style-name="ce18" office:value-type="float" office:value="14791.211174" calcext:value-type="float">
            <text:p>14,791.21</text:p>
          </table:table-cell>
          <table:table-cell table:style-name="ce18" office:value-type="float" office:value="21564.102886" calcext:value-type="float">
            <text:p>21,564.10</text:p>
          </table:table-cell>
          <table:table-cell table:style-name="ce18" office:value-type="float" office:value="22759.458095" calcext:value-type="float">
            <text:p>22,759.46</text:p>
          </table:table-cell>
          <table:table-cell table:style-name="ce18" office:value-type="float" office:value="24132.094444" calcext:value-type="float">
            <text:p>24,132.09</text:p>
          </table:table-cell>
          <table:table-cell table:style-name="ce18" office:value-type="float" office:value="21133.547285" calcext:value-type="float">
            <text:p>21,133.55</text:p>
          </table:table-cell>
          <table:table-cell table:style-name="ce18" office:value-type="float" office:value="18549.153496" calcext:value-type="float">
            <text:p>18,549.15</text:p>
          </table:table-cell>
          <table:table-cell table:style-name="ce18" office:value-type="float" office:value="18248.056" calcext:value-type="float">
            <text:p>18,248.06</text:p>
          </table:table-cell>
          <table:table-cell table:style-name="ce18" office:value-type="float" office:value="20346.972073" calcext:value-type="float">
            <text:p>20,346.9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314.7" calcext:value-type="float">
            <text:p>314.70</text:p>
          </table:table-cell>
          <table:table-cell table:style-name="ce19" office:value-type="float" office:value="394.7" calcext:value-type="float">
            <text:p>394.70</text:p>
          </table:table-cell>
          <table:table-cell table:style-name="ce19" office:value-type="float" office:value="231.1" calcext:value-type="float">
            <text:p>231.10</text:p>
          </table:table-cell>
          <table:table-cell table:style-name="ce19" office:value-type="float" office:value="639.1" calcext:value-type="float">
            <text:p>639.10</text:p>
          </table:table-cell>
          <table:table-cell table:style-name="ce19" office:value-type="float" office:value="357.1" calcext:value-type="float">
            <text:p>357.10</text:p>
          </table:table-cell>
          <table:table-cell table:style-name="ce19" office:value-type="float" office:value="717.8" calcext:value-type="float">
            <text:p>717.80</text:p>
          </table:table-cell>
          <table:table-cell table:style-name="ce19" office:value-type="float" office:value="742" calcext:value-type="float">
            <text:p>742.00</text:p>
          </table:table-cell>
          <table:table-cell table:style-name="ce19" office:value-type="float" office:value="899.2" calcext:value-type="float">
            <text:p>899.20</text:p>
          </table:table-cell>
          <table:table-cell table:style-name="ce19" office:value-type="float" office:value="986.7" calcext:value-type="float">
            <text:p>986.70</text:p>
          </table:table-cell>
          <table:table-cell table:style-name="ce19" office:value-type="float" office:value="1420.256" calcext:value-type="float">
            <text:p>1,420.26</text:p>
          </table:table-cell>
          <table:table-cell table:style-name="ce19" office:value-type="float" office:value="1673.66662659119" calcext:value-type="float">
            <text:p>1,673.67</text:p>
          </table:table-cell>
          <table:table-cell table:style-name="ce19" office:value-type="float" office:value="1571.87" calcext:value-type="float">
            <text:p>1,571.87</text:p>
          </table:table-cell>
          <table:table-cell table:style-name="ce19" office:value-type="float" office:value="1498.901" calcext:value-type="float">
            <text:p>1,498.90</text:p>
          </table:table-cell>
          <table:table-cell table:style-name="ce19" office:value-type="float" office:value="1645.043" calcext:value-type="float">
            <text:p>1,645.04</text:p>
          </table:table-cell>
          <table:table-cell table:style-name="ce19" office:value-type="float" office:value="1939.914" calcext:value-type="float">
            <text:p>1,939.91</text:p>
          </table:table-cell>
          <table:table-cell table:style-name="ce19" office:value-type="float" office:value="2648.718" calcext:value-type="float">
            <text:p>2,648.72</text:p>
          </table:table-cell>
          <table:table-cell table:style-name="ce19" office:value-type="float" office:value="2240.147" calcext:value-type="float">
            <text:p>2,240.15</text:p>
          </table:table-cell>
          <table:table-cell table:style-name="ce19" office:value-type="float" office:value="3239.377" calcext:value-type="float">
            <text:p>3,239.38</text:p>
          </table:table-cell>
          <table:table-cell table:style-name="ce19" office:value-type="float" office:value="3205.517" calcext:value-type="float">
            <text:p>3,205.52</text:p>
          </table:table-cell>
          <table:table-cell table:style-name="ce19" office:value-type="float" office:value="3785.89" calcext:value-type="float">
            <text:p>3,785.89</text:p>
          </table:table-cell>
          <table:table-cell table:style-name="ce19" office:value-type="float" office:value="3955.236" calcext:value-type="float">
            <text:p>3,955.24</text:p>
          </table:table-cell>
          <table:table-cell table:style-name="ce19" office:value-type="float" office:value="4242.535" calcext:value-type="float">
            <text:p>4,242.54</text:p>
          </table:table-cell>
          <table:table-cell table:style-name="ce19" office:value-type="float" office:value="4299.189" calcext:value-type="float">
            <text:p>4,299.19</text:p>
          </table:table-cell>
          <table:table-cell table:style-name="ce19" office:value-type="float" office:value="6102.009" calcext:value-type="float">
            <text:p>6,102.01</text:p>
          </table:table-cell>
          <table:table-cell table:style-name="ce19" office:value-type="float" office:value="7669.283555" calcext:value-type="float">
            <text:p>7,669.28</text:p>
          </table:table-cell>
          <table:table-cell table:style-name="ce19" office:value-type="float" office:value="9026.601" calcext:value-type="float">
            <text:p>9,026.60</text:p>
          </table:table-cell>
          <table:table-cell table:style-name="ce19" office:value-type="float" office:value="11297.865" calcext:value-type="float">
            <text:p>11,297.87</text:p>
          </table:table-cell>
          <table:table-cell table:style-name="ce19" office:value-type="float" office:value="13365.209" calcext:value-type="float">
            <text:p>13,365.21</text:p>
          </table:table-cell>
          <table:table-cell table:style-name="ce19" office:value-type="float" office:value="15662.304" calcext:value-type="float">
            <text:p>15,662.30</text:p>
          </table:table-cell>
          <table:table-cell table:style-name="ce19" office:value-type="float" office:value="13041.338" calcext:value-type="float">
            <text:p>13,041.34</text:p>
          </table:table-cell>
          <table:table-cell table:style-name="ce19" office:value-type="float" office:value="17112.395511" calcext:value-type="float">
            <text:p>17,112.40</text:p>
          </table:table-cell>
          <table:table-cell table:style-name="ce19" office:value-type="float" office:value="22085.259017" calcext:value-type="float">
            <text:p>22,085.26</text:p>
          </table:table-cell>
          <table:table-cell table:style-name="ce19" office:value-type="float" office:value="24235.55836" calcext:value-type="float">
            <text:p>24,235.56</text:p>
          </table:table-cell>
          <table:table-cell table:style-name="ce19" office:value-type="float" office:value="23014.331636" calcext:value-type="float">
            <text:p>23,014.33</text:p>
          </table:table-cell>
          <table:table-cell table:style-name="ce19" office:value-type="float" office:value="27115.470442" calcext:value-type="float">
            <text:p>27,115.47</text:p>
          </table:table-cell>
          <table:table-cell table:style-name="ce19" office:value-type="float" office:value="24974.483093" calcext:value-type="float">
            <text:p>24,974.48</text:p>
          </table:table-cell>
          <table:table-cell table:style-name="ce19" office:value-type="float" office:value="22699.636" calcext:value-type="float">
            <text:p>22,699.64</text:p>
          </table:table-cell>
          <table:table-cell table:style-name="ce19" office:value-type="float" office:value="27299.354648" calcext:value-type="float">
            <text:p>27,299.3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1332.9" calcext:value-type="float">
            <text:p>1,332.90</text:p>
          </table:table-cell>
          <table:table-cell table:style-name="ce19" office:value-type="float" office:value="1336.5" calcext:value-type="float">
            <text:p>1,336.50</text:p>
          </table:table-cell>
          <table:table-cell table:style-name="ce19" office:value-type="float" office:value="966.8" calcext:value-type="float">
            <text:p>966.80</text:p>
          </table:table-cell>
          <table:table-cell table:style-name="ce19" office:value-type="float" office:value="1208.5" calcext:value-type="float">
            <text:p>1,208.50</text:p>
          </table:table-cell>
          <table:table-cell table:style-name="ce19" office:value-type="float" office:value="1258.5" calcext:value-type="float">
            <text:p>1,258.50</text:p>
          </table:table-cell>
          <table:table-cell table:style-name="ce19" office:value-type="float" office:value="2447.4" calcext:value-type="float">
            <text:p>2,447.40</text:p>
          </table:table-cell>
          <table:table-cell table:style-name="ce19" office:value-type="float" office:value="3626.5" calcext:value-type="float">
            <text:p>3,626.50</text:p>
          </table:table-cell>
          <table:table-cell table:style-name="ce19" office:value-type="float" office:value="3129.4" calcext:value-type="float">
            <text:p>3,129.40</text:p>
          </table:table-cell>
          <table:table-cell table:style-name="ce19" office:value-type="float" office:value="3450.4" calcext:value-type="float">
            <text:p>3,450.40</text:p>
          </table:table-cell>
          <table:table-cell table:style-name="ce19" office:value-type="float" office:value="3379.05" calcext:value-type="float">
            <text:p>3,379.05</text:p>
          </table:table-cell>
          <table:table-cell table:style-name="ce19" office:value-type="float" office:value="2979.95173065467" calcext:value-type="float">
            <text:p>2,979.95</text:p>
          </table:table-cell>
          <table:table-cell table:style-name="ce19" office:value-type="float" office:value="3048.633" calcext:value-type="float">
            <text:p>3,048.63</text:p>
          </table:table-cell>
          <table:table-cell table:style-name="ce19" office:value-type="float" office:value="4022.943" calcext:value-type="float">
            <text:p>4,022.94</text:p>
          </table:table-cell>
          <table:table-cell table:style-name="ce19" office:value-type="float" office:value="6055.905" calcext:value-type="float">
            <text:p>6,055.91</text:p>
          </table:table-cell>
          <table:table-cell table:style-name="ce19" office:value-type="float" office:value="7135.991" calcext:value-type="float">
            <text:p>7,135.99</text:p>
          </table:table-cell>
          <table:table-cell table:style-name="ce19" office:value-type="float" office:value="8034.728" calcext:value-type="float">
            <text:p>8,034.73</text:p>
          </table:table-cell>
          <table:table-cell table:style-name="ce19" office:value-type="float" office:value="7324.7" calcext:value-type="float">
            <text:p>7,324.70</text:p>
          </table:table-cell>
          <table:table-cell table:style-name="ce19" office:value-type="float" office:value="6184.344" calcext:value-type="float">
            <text:p>6,184.34</text:p>
          </table:table-cell>
          <table:table-cell table:style-name="ce19" office:value-type="float" office:value="6998.031" calcext:value-type="float">
            <text:p>6,998.03</text:p>
          </table:table-cell>
          <table:table-cell table:style-name="ce19" office:value-type="float" office:value="8336.13" calcext:value-type="float">
            <text:p>8,336.13</text:p>
          </table:table-cell>
          <table:table-cell table:style-name="ce19" office:value-type="float" office:value="10411.334" calcext:value-type="float">
            <text:p>10,411.33</text:p>
          </table:table-cell>
          <table:table-cell table:style-name="ce19" office:value-type="float" office:value="13694.815" calcext:value-type="float">
            <text:p>13,694.82</text:p>
          </table:table-cell>
          <table:table-cell table:style-name="ce19" office:value-type="float" office:value="16433.801" calcext:value-type="float">
            <text:p>16,433.80</text:p>
          </table:table-cell>
          <table:table-cell table:style-name="ce19" office:value-type="float" office:value="24391.747" calcext:value-type="float">
            <text:p>24,391.75</text:p>
          </table:table-cell>
          <table:table-cell table:style-name="ce19" office:value-type="float" office:value="30158.916191" calcext:value-type="float">
            <text:p>30,158.92</text:p>
          </table:table-cell>
          <table:table-cell table:style-name="ce19" office:value-type="float" office:value="30668.248" calcext:value-type="float">
            <text:p>30,668.25</text:p>
          </table:table-cell>
          <table:table-cell table:style-name="ce19" office:value-type="float" office:value="37887.535" calcext:value-type="float">
            <text:p>37,887.54</text:p>
          </table:table-cell>
          <table:table-cell table:style-name="ce19" office:value-type="float" office:value="45421.814" calcext:value-type="float">
            <text:p>45,421.81</text:p>
          </table:table-cell>
          <table:table-cell table:style-name="ce19" office:value-type="float" office:value="55911.13" calcext:value-type="float">
            <text:p>55,911.13</text:p>
          </table:table-cell>
          <table:table-cell table:style-name="ce19" office:value-type="float" office:value="55916.111" calcext:value-type="float">
            <text:p>55,916.11</text:p>
          </table:table-cell>
          <table:table-cell table:style-name="ce19" office:value-type="float" office:value="74378.385033" calcext:value-type="float">
            <text:p>74,378.39</text:p>
          </table:table-cell>
          <table:table-cell table:style-name="ce19" office:value-type="float" office:value="92758.996114" calcext:value-type="float">
            <text:p>92,759.00</text:p>
          </table:table-cell>
          <table:table-cell table:style-name="ce19" office:value-type="float" office:value="92029.034849" calcext:value-type="float">
            <text:p>92,029.03</text:p>
          </table:table-cell>
          <table:table-cell table:style-name="ce19" office:value-type="float" office:value="94131.112853" calcext:value-type="float">
            <text:p>94,131.11</text:p>
          </table:table-cell>
          <table:table-cell table:style-name="ce19" office:value-type="float" office:value="104776.262117" calcext:value-type="float">
            <text:p>104,776.26</text:p>
          </table:table-cell>
          <table:table-cell table:style-name="ce19" office:value-type="float" office:value="87470.109302" calcext:value-type="float">
            <text:p>87,470.11</text:p>
          </table:table-cell>
          <table:table-cell table:style-name="ce19" office:value-type="float" office:value="86376.904" calcext:value-type="float">
            <text:p>86,376.90</text:p>
          </table:table-cell>
          <table:table-cell table:style-name="ce19" office:value-type="float" office:value="96945.210857" calcext:value-type="float">
            <text:p>96,945.2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/>
          <table:table-cell table:style-name="ce19" office:value-type="float" office:value="80.5999999999999" calcext:value-type="float">
            <text:p>80.60</text:p>
          </table:table-cell>
          <table:table-cell table:style-name="ce19" office:value-type="float" office:value="74.9" calcext:value-type="float">
            <text:p>74.90</text:p>
          </table:table-cell>
          <table:table-cell table:style-name="ce19" office:value-type="float" office:value="15.3" calcext:value-type="float">
            <text:p>15.30</text:p>
          </table:table-cell>
          <table:table-cell table:style-name="ce19" office:value-type="float" office:value="24.8" calcext:value-type="float">
            <text:p>24.80</text:p>
          </table:table-cell>
          <table:table-cell table:number-columns-repeated="2" table:style-name="ce19" office:value-type="float" office:value="38.6" calcext:value-type="float">
            <text:p>38.60</text:p>
          </table:table-cell>
          <table:table-cell table:style-name="ce19" office:value-type="float" office:value="29.7" calcext:value-type="float">
            <text:p>29.70</text:p>
          </table:table-cell>
          <table:table-cell table:style-name="ce19" office:value-type="float" office:value="97.8" calcext:value-type="float">
            <text:p>97.80</text:p>
          </table:table-cell>
          <table:table-cell table:style-name="ce19" office:value-type="float" office:value="102.482" calcext:value-type="float">
            <text:p>102.48</text:p>
          </table:table-cell>
          <table:table-cell table:style-name="ce19" office:value-type="float" office:value="97.0684844417578" calcext:value-type="float">
            <text:p>97.07</text:p>
          </table:table-cell>
          <table:table-cell table:style-name="ce19" office:value-type="float" office:value="120.336" calcext:value-type="float">
            <text:p>120.34</text:p>
          </table:table-cell>
          <table:table-cell table:style-name="ce19" office:value-type="float" office:value="180.975" calcext:value-type="float">
            <text:p>180.98</text:p>
          </table:table-cell>
          <table:table-cell table:style-name="ce19" office:value-type="float" office:value="415.594" calcext:value-type="float">
            <text:p>415.59</text:p>
          </table:table-cell>
          <table:table-cell table:style-name="ce19" office:value-type="float" office:value="320.74" calcext:value-type="float">
            <text:p>320.74</text:p>
          </table:table-cell>
          <table:table-cell table:style-name="ce19" office:value-type="float" office:value="397.57" calcext:value-type="float">
            <text:p>397.57</text:p>
          </table:table-cell>
          <table:table-cell table:style-name="ce19" office:value-type="float" office:value="719.375" calcext:value-type="float">
            <text:p>719.38</text:p>
          </table:table-cell>
          <table:table-cell table:style-name="ce19" office:value-type="float" office:value="897.241" calcext:value-type="float">
            <text:p>897.24</text:p>
          </table:table-cell>
          <table:table-cell table:style-name="ce19" office:value-type="float" office:value="908.29" calcext:value-type="float">
            <text:p>908.29</text:p>
          </table:table-cell>
          <table:table-cell table:style-name="ce19" office:value-type="float" office:value="825.792" calcext:value-type="float">
            <text:p>825.79</text:p>
          </table:table-cell>
          <table:table-cell table:style-name="ce19" office:value-type="float" office:value="1350.413" calcext:value-type="float">
            <text:p>1,350.41</text:p>
          </table:table-cell>
          <table:table-cell table:style-name="ce19" office:value-type="float" office:value="1699.715" calcext:value-type="float">
            <text:p>1,699.72</text:p>
          </table:table-cell>
          <table:table-cell table:style-name="ce19" office:value-type="float" office:value="2274.054" calcext:value-type="float">
            <text:p>2,274.05</text:p>
          </table:table-cell>
          <table:table-cell table:style-name="ce19" office:value-type="float" office:value="4252.802" calcext:value-type="float">
            <text:p>4,252.80</text:p>
          </table:table-cell>
          <table:table-cell table:style-name="ce19" office:value-type="float" office:value="7672.513219" calcext:value-type="float">
            <text:p>7,672.51</text:p>
          </table:table-cell>
          <table:table-cell table:style-name="ce19" office:value-type="float" office:value="9780.084" calcext:value-type="float">
            <text:p>9,780.08</text:p>
          </table:table-cell>
          <table:table-cell table:style-name="ce19" office:value-type="float" office:value="10469.319" calcext:value-type="float">
            <text:p>10,469.32</text:p>
          </table:table-cell>
          <table:table-cell table:style-name="ce19" office:value-type="float" office:value="14658.792" calcext:value-type="float">
            <text:p>14,658.79</text:p>
          </table:table-cell>
          <table:table-cell table:style-name="ce19" office:value-type="float" office:value="20341.17" calcext:value-type="float">
            <text:p>20,341.17</text:p>
          </table:table-cell>
          <table:table-cell table:style-name="ce19" office:value-type="float" office:value="13724.715" calcext:value-type="float">
            <text:p>13,724.72</text:p>
          </table:table-cell>
          <table:table-cell table:style-name="ce19" office:value-type="float" office:value="20855.615159" calcext:value-type="float">
            <text:p>20,855.62</text:p>
          </table:table-cell>
          <table:table-cell table:style-name="ce19" office:value-type="float" office:value="23412.359431" calcext:value-type="float">
            <text:p>23,412.36</text:p>
          </table:table-cell>
          <table:table-cell table:style-name="ce19" office:value-type="float" office:value="18820.365338" calcext:value-type="float">
            <text:p>18,820.37</text:p>
          </table:table-cell>
          <table:table-cell table:style-name="ce19" office:value-type="float" office:value="17046.045532" calcext:value-type="float">
            <text:p>17,046.05</text:p>
          </table:table-cell>
          <table:table-cell table:style-name="ce19" office:value-type="float" office:value="16412.57318" calcext:value-type="float">
            <text:p>16,412.57</text:p>
          </table:table-cell>
          <table:table-cell table:style-name="ce19" office:value-type="float" office:value="13394.902784" calcext:value-type="float">
            <text:p>13,394.90</text:p>
          </table:table-cell>
          <table:table-cell table:style-name="ce19" office:value-type="float" office:value="11759.572" calcext:value-type="float">
            <text:p>11,759.57</text:p>
          </table:table-cell>
          <table:table-cell table:style-name="ce19" office:value-type="float" office:value="16355.600424" calcext:value-type="float">
            <text:p>16,355.6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14.2" calcext:value-type="float">
            <text:p>14.20</text:p>
          </table:table-cell>
          <table:table-cell table:style-name="ce18" office:value-type="float" office:value="62.5" calcext:value-type="float">
            <text:p>62.50</text:p>
          </table:table-cell>
          <table:table-cell table:style-name="ce18" office:value-type="float" office:value="151" calcext:value-type="float">
            <text:p>151.00</text:p>
          </table:table-cell>
          <table:table-cell table:style-name="ce18" office:value-type="float" office:value="149.5" calcext:value-type="float">
            <text:p>149.50</text:p>
          </table:table-cell>
          <table:table-cell table:style-name="ce18" office:value-type="float" office:value="214.4" calcext:value-type="float">
            <text:p>214.40</text:p>
          </table:table-cell>
          <table:table-cell table:style-name="ce18" office:value-type="float" office:value="329.8" calcext:value-type="float">
            <text:p>329.80</text:p>
          </table:table-cell>
          <table:table-cell table:style-name="ce18" office:value-type="float" office:value="324.4" calcext:value-type="float">
            <text:p>324.40</text:p>
          </table:table-cell>
          <table:table-cell table:style-name="ce18" office:value-type="float" office:value="591.3" calcext:value-type="float">
            <text:p>591.30</text:p>
          </table:table-cell>
          <table:table-cell table:style-name="ce18" office:value-type="float" office:value="681.3" calcext:value-type="float">
            <text:p>681.30</text:p>
          </table:table-cell>
          <table:table-cell table:style-name="ce18" office:value-type="float" office:value="582.345" calcext:value-type="float">
            <text:p>582.35</text:p>
          </table:table-cell>
          <table:table-cell table:style-name="ce18" office:value-type="float" office:value="848.837539328091" calcext:value-type="float">
            <text:p>848.84</text:p>
          </table:table-cell>
          <table:table-cell table:style-name="ce18" office:value-type="float" office:value="1403.335" calcext:value-type="float">
            <text:p>1,403.34</text:p>
          </table:table-cell>
          <table:table-cell table:style-name="ce18" office:value-type="float" office:value="1554.149" calcext:value-type="float">
            <text:p>1,554.15</text:p>
          </table:table-cell>
          <table:table-cell table:style-name="ce18" office:value-type="float" office:value="1446.007" calcext:value-type="float">
            <text:p>1,446.01</text:p>
          </table:table-cell>
          <table:table-cell table:style-name="ce18" office:value-type="float" office:value="1589.267" calcext:value-type="float">
            <text:p>1,589.27</text:p>
          </table:table-cell>
          <table:table-cell table:style-name="ce18" office:value-type="float" office:value="2052.71" calcext:value-type="float">
            <text:p>2,052.71</text:p>
          </table:table-cell>
          <table:table-cell table:style-name="ce18" office:value-type="float" office:value="2288.728" calcext:value-type="float">
            <text:p>2,288.73</text:p>
          </table:table-cell>
          <table:table-cell table:style-name="ce18" office:value-type="float" office:value="2673.905" calcext:value-type="float">
            <text:p>2,673.91</text:p>
          </table:table-cell>
          <table:table-cell table:style-name="ce18" office:value-type="float" office:value="2461.956" calcext:value-type="float">
            <text:p>2,461.96</text:p>
          </table:table-cell>
          <table:table-cell table:style-name="ce18" office:value-type="float" office:value="3050.902" calcext:value-type="float">
            <text:p>3,050.90</text:p>
          </table:table-cell>
          <table:table-cell table:style-name="ce18" office:value-type="float" office:value="4402.032" calcext:value-type="float">
            <text:p>4,402.03</text:p>
          </table:table-cell>
          <table:table-cell table:style-name="ce18" office:value-type="float" office:value="3888.177" calcext:value-type="float">
            <text:p>3,888.18</text:p>
          </table:table-cell>
          <table:table-cell table:style-name="ce18" office:value-type="float" office:value="4500.924" calcext:value-type="float">
            <text:p>4,500.92</text:p>
          </table:table-cell>
          <table:table-cell table:style-name="ce18" office:value-type="float" office:value="5754.282" calcext:value-type="float">
            <text:p>5,754.28</text:p>
          </table:table-cell>
          <table:table-cell table:style-name="ce18" office:value-type="float" office:value="7212.086912" calcext:value-type="float">
            <text:p>7,212.09</text:p>
          </table:table-cell>
          <table:table-cell table:style-name="ce18" office:value-type="float" office:value="8429.926" calcext:value-type="float">
            <text:p>8,429.93</text:p>
          </table:table-cell>
          <table:table-cell table:style-name="ce18" office:value-type="float" office:value="9620.935" calcext:value-type="float">
            <text:p>9,620.94</text:p>
          </table:table-cell>
          <table:table-cell table:style-name="ce18" office:value-type="float" office:value="12380.139" calcext:value-type="float">
            <text:p>12,380.14</text:p>
          </table:table-cell>
          <table:table-cell table:style-name="ce18" office:value-type="float" office:value="14387.32" calcext:value-type="float">
            <text:p>14,387.32</text:p>
          </table:table-cell>
          <table:table-cell table:style-name="ce18" office:value-type="float" office:value="13538.07" calcext:value-type="float">
            <text:p>13,538.07</text:p>
          </table:table-cell>
          <table:table-cell table:style-name="ce18" office:value-type="float" office:value="20759.71987" calcext:value-type="float">
            <text:p>20,759.72</text:p>
          </table:table-cell>
          <table:table-cell table:style-name="ce18" office:value-type="float" office:value="31322.637068" calcext:value-type="float">
            <text:p>31,322.64</text:p>
          </table:table-cell>
          <table:table-cell table:style-name="ce18" office:value-type="float" office:value="32032.832309" calcext:value-type="float">
            <text:p>32,032.83</text:p>
          </table:table-cell>
          <table:table-cell table:style-name="ce18" office:value-type="float" office:value="31478.438465" calcext:value-type="float">
            <text:p>31,478.44</text:p>
          </table:table-cell>
          <table:table-cell table:style-name="ce18" office:value-type="float" office:value="24588.955155" calcext:value-type="float">
            <text:p>24,588.96</text:p>
          </table:table-cell>
          <table:table-cell table:style-name="ce18" office:value-type="float" office:value="19815.49345" calcext:value-type="float">
            <text:p>19,815.49</text:p>
          </table:table-cell>
          <table:table-cell table:style-name="ce18" office:value-type="float" office:value="21256.331" calcext:value-type="float">
            <text:p>21,256.33</text:p>
          </table:table-cell>
          <table:table-cell table:style-name="ce18" office:value-type="float" office:value="28511.878232" calcext:value-type="float">
            <text:p>28,511.8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248.8" calcext:value-type="float">
            <text:p>248.80</text:p>
          </table:table-cell>
          <table:table-cell table:style-name="ce19" office:value-type="float" office:value="344.4" calcext:value-type="float">
            <text:p>344.40</text:p>
          </table:table-cell>
          <table:table-cell table:style-name="ce19" office:value-type="float" office:value="320" calcext:value-type="float">
            <text:p>320.00</text:p>
          </table:table-cell>
          <table:table-cell table:style-name="ce19" office:value-type="float" office:value="303.1" calcext:value-type="float">
            <text:p>303.10</text:p>
          </table:table-cell>
          <table:table-cell table:style-name="ce19" office:value-type="float" office:value="432.5" calcext:value-type="float">
            <text:p>432.50</text:p>
          </table:table-cell>
          <table:table-cell table:style-name="ce19" office:value-type="float" office:value="902.7" calcext:value-type="float">
            <text:p>902.70</text:p>
          </table:table-cell>
          <table:table-cell table:style-name="ce19" office:value-type="float" office:value="1141.4" calcext:value-type="float">
            <text:p>1,141.40</text:p>
          </table:table-cell>
          <table:table-cell table:style-name="ce19" office:value-type="float" office:value="1248.1" calcext:value-type="float">
            <text:p>1,248.10</text:p>
          </table:table-cell>
          <table:table-cell table:style-name="ce19" office:value-type="float" office:value="1552" calcext:value-type="float">
            <text:p>1,552.00</text:p>
          </table:table-cell>
          <table:table-cell table:style-name="ce19" office:value-type="float" office:value="1835.444" calcext:value-type="float">
            <text:p>1,835.44</text:p>
          </table:table-cell>
          <table:table-cell table:style-name="ce19" office:value-type="float" office:value="1086.86242203685" calcext:value-type="float">
            <text:p>1,086.86</text:p>
          </table:table-cell>
          <table:table-cell table:style-name="ce19" office:value-type="float" office:value="1458.33" calcext:value-type="float">
            <text:p>1,458.33</text:p>
          </table:table-cell>
          <table:table-cell table:style-name="ce19" office:value-type="float" office:value="1748.233" calcext:value-type="float">
            <text:p>1,748.23</text:p>
          </table:table-cell>
          <table:table-cell table:style-name="ce19" office:value-type="float" office:value="2738.002" calcext:value-type="float">
            <text:p>2,738.00</text:p>
          </table:table-cell>
          <table:table-cell table:style-name="ce19" office:value-type="float" office:value="3067.816" calcext:value-type="float">
            <text:p>3,067.82</text:p>
          </table:table-cell>
          <table:table-cell table:style-name="ce19" office:value-type="float" office:value="3116.166" calcext:value-type="float">
            <text:p>3,116.17</text:p>
          </table:table-cell>
          <table:table-cell table:style-name="ce19" office:value-type="float" office:value="3246.749" calcext:value-type="float">
            <text:p>3,246.75</text:p>
          </table:table-cell>
          <table:table-cell table:style-name="ce19" office:value-type="float" office:value="2453.45" calcext:value-type="float">
            <text:p>2,453.45</text:p>
          </table:table-cell>
          <table:table-cell table:style-name="ce19" office:value-type="float" office:value="2283.022" calcext:value-type="float">
            <text:p>2,283.02</text:p>
          </table:table-cell>
          <table:table-cell table:style-name="ce19" office:value-type="float" office:value="2686.98" calcext:value-type="float">
            <text:p>2,686.98</text:p>
          </table:table-cell>
          <table:table-cell table:style-name="ce19" office:value-type="float" office:value="3091.252" calcext:value-type="float">
            <text:p>3,091.25</text:p>
          </table:table-cell>
          <table:table-cell table:style-name="ce19" office:value-type="float" office:value="3784.359" calcext:value-type="float">
            <text:p>3,784.36</text:p>
          </table:table-cell>
          <table:table-cell table:style-name="ce19" office:value-type="float" office:value="4320.413" calcext:value-type="float">
            <text:p>4,320.41</text:p>
          </table:table-cell>
          <table:table-cell table:style-name="ce19" office:value-type="float" office:value="5080.045" calcext:value-type="float">
            <text:p>5,080.05</text:p>
          </table:table-cell>
          <table:table-cell table:style-name="ce19" office:value-type="float" office:value="6438.407109" calcext:value-type="float">
            <text:p>6,438.41</text:p>
          </table:table-cell>
          <table:table-cell table:style-name="ce19" office:value-type="float" office:value="6934.338" calcext:value-type="float">
            <text:p>6,934.34</text:p>
          </table:table-cell>
          <table:table-cell table:style-name="ce19" office:value-type="float" office:value="8605.751" calcext:value-type="float">
            <text:p>8,605.75</text:p>
          </table:table-cell>
          <table:table-cell table:style-name="ce19" office:value-type="float" office:value="10216.602" calcext:value-type="float">
            <text:p>10,216.60</text:p>
          </table:table-cell>
          <table:table-cell table:style-name="ce19" office:value-type="float" office:value="11660.587" calcext:value-type="float">
            <text:p>11,660.59</text:p>
          </table:table-cell>
          <table:table-cell table:style-name="ce19" office:value-type="float" office:value="11035.356" calcext:value-type="float">
            <text:p>11,035.36</text:p>
          </table:table-cell>
          <table:table-cell table:style-name="ce19" office:value-type="float" office:value="13990.069061" calcext:value-type="float">
            <text:p>13,990.07</text:p>
          </table:table-cell>
          <table:table-cell table:style-name="ce19" office:value-type="float" office:value="17573.49855" calcext:value-type="float">
            <text:p>17,573.50</text:p>
          </table:table-cell>
          <table:table-cell table:style-name="ce19" office:value-type="float" office:value="16242.453747" calcext:value-type="float">
            <text:p>16,242.45</text:p>
          </table:table-cell>
          <table:table-cell table:style-name="ce19" office:value-type="float" office:value="17556.503404" calcext:value-type="float">
            <text:p>17,556.50</text:p>
          </table:table-cell>
          <table:table-cell table:style-name="ce19" office:value-type="float" office:value="19273.11066" calcext:value-type="float">
            <text:p>19,273.11</text:p>
          </table:table-cell>
          <table:table-cell table:style-name="ce19" office:value-type="float" office:value="16784.728899" calcext:value-type="float">
            <text:p>16,784.73</text:p>
          </table:table-cell>
          <table:table-cell table:style-name="ce19" office:value-type="float" office:value="16738.022" calcext:value-type="float">
            <text:p>16,738.02</text:p>
          </table:table-cell>
          <table:table-cell table:style-name="ce19" office:value-type="float" office:value="20414.354071" calcext:value-type="float">
            <text:p>20,414.3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5168.9" calcext:value-type="float">
            <text:p>5,168.90</text:p>
          </table:table-cell>
          <table:table-cell table:style-name="ce19" office:value-type="float" office:value="6183" calcext:value-type="float">
            <text:p>6,183.00</text:p>
          </table:table-cell>
          <table:table-cell table:style-name="ce19" office:value-type="float" office:value="3901.7" calcext:value-type="float">
            <text:p>3,901.70</text:p>
          </table:table-cell>
          <table:table-cell table:style-name="ce19" office:value-type="float" office:value="5495.2" calcext:value-type="float">
            <text:p>5,495.20</text:p>
          </table:table-cell>
          <table:table-cell table:style-name="ce19" office:value-type="float" office:value="8056.9" calcext:value-type="float">
            <text:p>8,056.90</text:p>
          </table:table-cell>
          <table:table-cell table:style-name="ce19" office:value-type="float" office:value="15178.4" calcext:value-type="float">
            <text:p>15,178.40</text:p>
          </table:table-cell>
          <table:table-cell table:style-name="ce19" office:value-type="float" office:value="12463.2" calcext:value-type="float">
            <text:p>12,463.20</text:p>
          </table:table-cell>
          <table:table-cell table:style-name="ce19" office:value-type="float" office:value="10087.2" calcext:value-type="float">
            <text:p>10,087.20</text:p>
          </table:table-cell>
          <table:table-cell table:style-name="ce19" office:value-type="float" office:value="11062.1" calcext:value-type="float">
            <text:p>11,062.10</text:p>
          </table:table-cell>
          <table:table-cell table:style-name="ce19" office:value-type="float" office:value="10533.944" calcext:value-type="float">
            <text:p>10,533.94</text:p>
          </table:table-cell>
          <table:table-cell table:style-name="ce19" office:value-type="float" office:value="7655.92553900206" calcext:value-type="float">
            <text:p>7,655.93</text:p>
          </table:table-cell>
          <table:table-cell table:style-name="ce19" office:value-type="float" office:value="10031.721" calcext:value-type="float">
            <text:p>10,031.72</text:p>
          </table:table-cell>
          <table:table-cell table:style-name="ce19" office:value-type="float" office:value="13685.591" calcext:value-type="float">
            <text:p>13,685.59</text:p>
          </table:table-cell>
          <table:table-cell table:style-name="ce19" office:value-type="float" office:value="23302.543" calcext:value-type="float">
            <text:p>23,302.54</text:p>
          </table:table-cell>
          <table:table-cell table:style-name="ce19" office:value-type="float" office:value="26318.873" calcext:value-type="float">
            <text:p>26,318.87</text:p>
          </table:table-cell>
          <table:table-cell table:style-name="ce19" office:value-type="float" office:value="29007.265" calcext:value-type="float">
            <text:p>29,007.27</text:p>
          </table:table-cell>
          <table:table-cell table:style-name="ce19" office:value-type="float" office:value="29190.173" calcext:value-type="float">
            <text:p>29,190.17</text:p>
          </table:table-cell>
          <table:table-cell table:style-name="ce19" office:value-type="float" office:value="28989.554" calcext:value-type="float">
            <text:p>28,989.55</text:p>
          </table:table-cell>
          <table:table-cell table:style-name="ce19" office:value-type="float" office:value="28306.763" calcext:value-type="float">
            <text:p>28,306.76</text:p>
          </table:table-cell>
          <table:table-cell table:style-name="ce19" office:value-type="float" office:value="33768.248" calcext:value-type="float">
            <text:p>33,768.25</text:p>
          </table:table-cell>
          <table:table-cell table:style-name="ce19" office:value-type="float" office:value="41520.272" calcext:value-type="float">
            <text:p>41,520.27</text:p>
          </table:table-cell>
          <table:table-cell table:style-name="ce19" office:value-type="float" office:value="42810.264" calcext:value-type="float">
            <text:p>42,810.26</text:p>
          </table:table-cell>
          <table:table-cell table:style-name="ce19" office:value-type="float" office:value="53489.037" calcext:value-type="float">
            <text:p>53,489.04</text:p>
          </table:table-cell>
          <table:table-cell table:style-name="ce19" office:value-type="float" office:value="74204.074" calcext:value-type="float">
            <text:p>74,204.07</text:p>
          </table:table-cell>
          <table:table-cell table:style-name="ce19" office:value-type="float" office:value="94191.669893" calcext:value-type="float">
            <text:p>94,191.67</text:p>
          </table:table-cell>
          <table:table-cell table:style-name="ce19" office:value-type="float" office:value="100467.561" calcext:value-type="float">
            <text:p>100,467.56</text:p>
          </table:table-cell>
          <table:table-cell table:style-name="ce19" office:value-type="float" office:value="115810.943" calcext:value-type="float">
            <text:p>115,810.94</text:p>
          </table:table-cell>
          <table:table-cell table:style-name="ce19" office:value-type="float" office:value="133903.261" calcext:value-type="float">
            <text:p>133,903.26</text:p>
          </table:table-cell>
          <table:table-cell table:style-name="ce19" office:value-type="float" office:value="150807.52" calcext:value-type="float">
            <text:p>150,807.52</text:p>
          </table:table-cell>
          <table:table-cell table:style-name="ce19" office:value-type="float" office:value="130927.93" calcext:value-type="float">
            <text:p>130,927.93</text:p>
          </table:table-cell>
          <table:table-cell table:style-name="ce19" office:value-type="float" office:value="176304.025822" calcext:value-type="float">
            <text:p>176,304.03</text:p>
          </table:table-cell>
          <table:table-cell table:style-name="ce19" office:value-type="float" office:value="194409.770672" calcext:value-type="float">
            <text:p>194,409.77</text:p>
          </table:table-cell>
          <table:table-cell table:style-name="ce19" office:value-type="float" office:value="177726.830066" calcext:value-type="float">
            <text:p>177,726.83</text:p>
          </table:table-cell>
          <table:table-cell table:style-name="ce19" office:value-type="float" office:value="162219.410186" calcext:value-type="float">
            <text:p>162,219.41</text:p>
          </table:table-cell>
          <table:table-cell table:style-name="ce19" office:value-type="float" office:value="162685.635093" calcext:value-type="float">
            <text:p>162,685.64</text:p>
          </table:table-cell>
          <table:table-cell table:style-name="ce19" office:value-type="float" office:value="142715.663268" calcext:value-type="float">
            <text:p>142,715.66</text:p>
          </table:table-cell>
          <table:table-cell table:style-name="ce19" office:value-type="float" office:value="145524.028" calcext:value-type="float">
            <text:p>145,524.03</text:p>
          </table:table-cell>
          <table:table-cell table:style-name="ce19" office:value-type="float" office:value="165773.120448" calcext:value-type="float">
            <text:p>165,773.1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table:number-columns-repeated="10"/>
          <table:table-cell table:style-name="ce19" office:value-type="float" office:value="236.403941458994" calcext:value-type="float">
            <text:p>236.40</text:p>
          </table:table-cell>
          <table:table-cell table:style-name="ce19" office:value-type="float" office:value="1066.127" calcext:value-type="float">
            <text:p>1,066.13</text:p>
          </table:table-cell>
          <table:table-cell table:style-name="ce19" office:value-type="float" office:value="2622.964" calcext:value-type="float">
            <text:p>2,622.96</text:p>
          </table:table-cell>
          <table:table-cell table:style-name="ce19" office:value-type="float" office:value="5359.974" calcext:value-type="float">
            <text:p>5,359.97</text:p>
          </table:table-cell>
          <table:table-cell table:style-name="ce19" office:value-type="float" office:value="7318.188" calcext:value-type="float">
            <text:p>7,318.19</text:p>
          </table:table-cell>
          <table:table-cell table:style-name="ce19" office:value-type="float" office:value="10287.628" calcext:value-type="float">
            <text:p>10,287.63</text:p>
          </table:table-cell>
          <table:table-cell table:style-name="ce19" office:value-type="float" office:value="12484.471" calcext:value-type="float">
            <text:p>12,484.47</text:p>
          </table:table-cell>
          <table:table-cell table:style-name="ce19" office:value-type="float" office:value="14885.052" calcext:value-type="float">
            <text:p>14,885.05</text:p>
          </table:table-cell>
          <table:table-cell table:style-name="ce19" office:value-type="float" office:value="15020.62" calcext:value-type="float">
            <text:p>15,020.62</text:p>
          </table:table-cell>
          <table:table-cell table:style-name="ce19" office:value-type="float" office:value="17227.607" calcext:value-type="float">
            <text:p>17,227.61</text:p>
          </table:table-cell>
          <table:table-cell table:style-name="ce19" office:value-type="float" office:value="23207.944" calcext:value-type="float">
            <text:p>23,207.94</text:p>
          </table:table-cell>
          <table:table-cell table:style-name="ce19" office:value-type="float" office:value="23395.716" calcext:value-type="float">
            <text:p>23,395.72</text:p>
          </table:table-cell>
          <table:table-cell table:style-name="ce19" office:value-type="float" office:value="28580.979" calcext:value-type="float">
            <text:p>28,580.98</text:p>
          </table:table-cell>
          <table:table-cell table:style-name="ce19" office:value-type="float" office:value="43160.534" calcext:value-type="float">
            <text:p>43,160.53</text:p>
          </table:table-cell>
          <table:table-cell table:style-name="ce19" office:value-type="float" office:value="62165.555304" calcext:value-type="float">
            <text:p>62,165.56</text:p>
          </table:table-cell>
          <table:table-cell table:style-name="ce19" office:value-type="float" office:value="76873.771" calcext:value-type="float">
            <text:p>76,873.77</text:p>
          </table:table-cell>
          <table:table-cell table:style-name="ce19" office:value-type="float" office:value="89818.461" calcext:value-type="float">
            <text:p>89,818.46</text:p>
          </table:table-cell>
          <table:table-cell table:style-name="ce19" office:value-type="float" office:value="104044.625" calcext:value-type="float">
            <text:p>104,044.63</text:p>
          </table:table-cell>
          <table:table-cell table:style-name="ce19" office:value-type="float" office:value="112174.866" calcext:value-type="float">
            <text:p>112,174.87</text:p>
          </table:table-cell>
          <table:table-cell table:style-name="ce19" office:value-type="float" office:value="102501.413" calcext:value-type="float">
            <text:p>102,501.41</text:p>
          </table:table-cell>
          <table:table-cell table:style-name="ce19" office:value-type="float" office:value="138023.819032" calcext:value-type="float">
            <text:p>138,023.82</text:p>
          </table:table-cell>
          <table:table-cell table:style-name="ce19" office:value-type="float" office:value="161673.311005" calcext:value-type="float">
            <text:p>161,673.31</text:p>
          </table:table-cell>
          <table:table-cell table:style-name="ce19" office:value-type="float" office:value="166589.711708" calcext:value-type="float">
            <text:p>166,589.71</text:p>
          </table:table-cell>
          <table:table-cell table:style-name="ce19" office:value-type="float" office:value="182881.542831" calcext:value-type="float">
            <text:p>182,881.54</text:p>
          </table:table-cell>
          <table:table-cell table:style-name="ce19" office:value-type="float" office:value="190286.020452" calcext:value-type="float">
            <text:p>190,286.02</text:p>
          </table:table-cell>
          <table:table-cell table:style-name="ce19" office:value-type="float" office:value="174288.625978" calcext:value-type="float">
            <text:p>174,288.63</text:p>
          </table:table-cell>
          <table:table-cell table:style-name="ce19" office:value-type="float" office:value="159187.133" calcext:value-type="float">
            <text:p>159,187.13</text:p>
          </table:table-cell>
          <table:table-cell table:style-name="ce19" office:value-type="float" office:value="177561.957838" calcext:value-type="float">
            <text:p>177,561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8" office:value-type="float" office:value="80" calcext:value-type="float">
            <text:p>80.00</text:p>
          </table:table-cell>
          <table:table-cell table:style-name="ce18" office:value-type="float" office:value="138" calcext:value-type="float">
            <text:p>138.00</text:p>
          </table:table-cell>
          <table:table-cell table:style-name="ce18" office:value-type="float" office:value="53.6" calcext:value-type="float">
            <text:p>53.60</text:p>
          </table:table-cell>
          <table:table-cell table:style-name="ce18" office:value-type="float" office:value="38.2" calcext:value-type="float">
            <text:p>38.20</text:p>
          </table:table-cell>
          <table:table-cell table:style-name="ce18" office:value-type="float" office:value="69" calcext:value-type="float">
            <text:p>69.00</text:p>
          </table:table-cell>
          <table:table-cell table:style-name="ce18" office:value-type="float" office:value="75" calcext:value-type="float">
            <text:p>75.00</text:p>
          </table:table-cell>
          <table:table-cell table:style-name="ce18" office:value-type="float" office:value="99.1" calcext:value-type="float">
            <text:p>99.10</text:p>
          </table:table-cell>
          <table:table-cell table:style-name="ce18" office:value-type="float" office:value="73.9" calcext:value-type="float">
            <text:p>73.90</text:p>
          </table:table-cell>
          <table:table-cell table:style-name="ce18" office:value-type="float" office:value="163.4" calcext:value-type="float">
            <text:p>163.40</text:p>
          </table:table-cell>
          <table:table-cell table:style-name="ce18" office:value-type="float" office:value="148.839" calcext:value-type="float">
            <text:p>148.84</text:p>
          </table:table-cell>
          <table:table-cell table:style-name="ce18" office:value-type="float" office:value="97.6386686261231" calcext:value-type="float">
            <text:p>97.64</text:p>
          </table:table-cell>
          <table:table-cell table:style-name="ce18" office:value-type="float" office:value="148.695" calcext:value-type="float">
            <text:p>148.70</text:p>
          </table:table-cell>
          <table:table-cell table:style-name="ce18" office:value-type="float" office:value="113.984" calcext:value-type="float">
            <text:p>113.98</text:p>
          </table:table-cell>
          <table:table-cell table:style-name="ce18" office:value-type="float" office:value="124.822" calcext:value-type="float">
            <text:p>124.82</text:p>
          </table:table-cell>
          <table:table-cell table:style-name="ce18" office:value-type="float" office:value="93.859" calcext:value-type="float">
            <text:p>93.86</text:p>
          </table:table-cell>
          <table:table-cell table:style-name="ce18" office:value-type="float" office:value="194.699" calcext:value-type="float">
            <text:p>194.70</text:p>
          </table:table-cell>
          <table:table-cell table:style-name="ce18" office:value-type="float" office:value="297.24" calcext:value-type="float">
            <text:p>297.24</text:p>
          </table:table-cell>
          <table:table-cell table:style-name="ce18" office:value-type="float" office:value="183.64" calcext:value-type="float">
            <text:p>183.64</text:p>
          </table:table-cell>
          <table:table-cell table:style-name="ce18" office:value-type="float" office:value="151.71" calcext:value-type="float">
            <text:p>151.71</text:p>
          </table:table-cell>
          <table:table-cell table:style-name="ce18" office:value-type="float" office:value="159.27" calcext:value-type="float">
            <text:p>159.27</text:p>
          </table:table-cell>
          <table:table-cell table:style-name="ce18" office:value-type="float" office:value="488.262" calcext:value-type="float">
            <text:p>488.26</text:p>
          </table:table-cell>
          <table:table-cell table:style-name="ce18" office:value-type="float" office:value="762.523" calcext:value-type="float">
            <text:p>762.52</text:p>
          </table:table-cell>
          <table:table-cell table:style-name="ce18" office:value-type="float" office:value="1115.231" calcext:value-type="float">
            <text:p>1,115.23</text:p>
          </table:table-cell>
          <table:table-cell table:style-name="ce18" office:value-type="float" office:value="1676.996" calcext:value-type="float">
            <text:p>1,677.00</text:p>
          </table:table-cell>
          <table:table-cell table:style-name="ce18" office:value-type="float" office:value="2131.797529" calcext:value-type="float">
            <text:p>2,131.80</text:p>
          </table:table-cell>
          <table:table-cell table:style-name="ce18" office:value-type="float" office:value="2226.828" calcext:value-type="float">
            <text:p>2,226.83</text:p>
          </table:table-cell>
          <table:table-cell table:style-name="ce18" office:value-type="float" office:value="2606.05" calcext:value-type="float">
            <text:p>2,606.05</text:p>
          </table:table-cell>
          <table:table-cell table:style-name="ce18" office:value-type="float" office:value="3259.73" calcext:value-type="float">
            <text:p>3,259.73</text:p>
          </table:table-cell>
          <table:table-cell table:style-name="ce18" office:value-type="float" office:value="3699.05" calcext:value-type="float">
            <text:p>3,699.05</text:p>
          </table:table-cell>
          <table:table-cell table:style-name="ce18" office:value-type="float" office:value="3851.994" calcext:value-type="float">
            <text:p>3,851.99</text:p>
          </table:table-cell>
          <table:table-cell table:style-name="ce18" office:value-type="float" office:value="6808.645231" calcext:value-type="float">
            <text:p>6,808.65</text:p>
          </table:table-cell>
          <table:table-cell table:style-name="ce18" office:value-type="float" office:value="9362.402291" calcext:value-type="float">
            <text:p>9,362.40</text:p>
          </table:table-cell>
          <table:table-cell table:style-name="ce18" office:value-type="float" office:value="9166.695418" calcext:value-type="float">
            <text:p>9,166.70</text:p>
          </table:table-cell>
          <table:table-cell table:style-name="ce18" office:value-type="float" office:value="10271.06812" calcext:value-type="float">
            <text:p>10,271.07</text:p>
          </table:table-cell>
          <table:table-cell table:style-name="ce18" office:value-type="float" office:value="11232.095945" calcext:value-type="float">
            <text:p>11,232.10</text:p>
          </table:table-cell>
          <table:table-cell table:style-name="ce18" office:value-type="float" office:value="10086.106009" calcext:value-type="float">
            <text:p>10,086.11</text:p>
          </table:table-cell>
          <table:table-cell table:style-name="ce18" office:value-type="float" office:value="10295.663" calcext:value-type="float">
            <text:p>10,295.66</text:p>
          </table:table-cell>
          <table:table-cell table:style-name="ce18" office:value-type="float" office:value="11749.581372" calcext:value-type="float">
            <text:p>11,749.5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9" table:number-columns-repeated="12"/>
          <table:table-cell table:style-name="ce19" office:value-type="float" office:value="3512.045" calcext:value-type="float">
            <text:p>3,512.05</text:p>
          </table:table-cell>
          <table:table-cell table:style-name="ce19" office:value-type="float" office:value="4985.852" calcext:value-type="float">
            <text:p>4,985.85</text:p>
          </table:table-cell>
          <table:table-cell table:style-name="ce19" office:value-type="float" office:value="3466.011" calcext:value-type="float">
            <text:p>3,466.01</text:p>
          </table:table-cell>
          <table:table-cell table:style-name="ce19" office:value-type="float" office:value="3798.831" calcext:value-type="float">
            <text:p>3,798.83</text:p>
          </table:table-cell>
          <table:table-cell table:style-name="ce19" office:value-type="float" office:value="5155.888" calcext:value-type="float">
            <text:p>5,155.89</text:p>
          </table:table-cell>
          <table:table-cell table:style-name="ce19" office:value-type="float" office:value="4084.318" calcext:value-type="float">
            <text:p>4,084.32</text:p>
          </table:table-cell>
          <table:table-cell table:style-name="ce19" office:value-type="float" office:value="3626.665" calcext:value-type="float">
            <text:p>3,626.67</text:p>
          </table:table-cell>
          <table:table-cell table:style-name="ce19" office:value-type="float" office:value="4222.571" calcext:value-type="float">
            <text:p>4,222.57</text:p>
          </table:table-cell>
          <table:table-cell table:style-name="ce19" office:value-type="float" office:value="5769.479" calcext:value-type="float">
            <text:p>5,769.48</text:p>
          </table:table-cell>
          <table:table-cell table:style-name="ce19" office:value-type="float" office:value="7958.944" calcext:value-type="float">
            <text:p>7,958.94</text:p>
          </table:table-cell>
          <table:table-cell table:style-name="ce19" office:value-type="float" office:value="8405.447" calcext:value-type="float">
            <text:p>8,405.45</text:p>
          </table:table-cell>
          <table:table-cell table:style-name="ce19" office:value-type="float" office:value="9729.034" calcext:value-type="float">
            <text:p>9,729.03</text:p>
          </table:table-cell>
          <table:table-cell table:style-name="ce19" office:value-type="float" office:value="12088.566087" calcext:value-type="float">
            <text:p>12,088.57</text:p>
          </table:table-cell>
          <table:table-cell table:style-name="ce19" office:value-type="float" office:value="15886.398" calcext:value-type="float">
            <text:p>15,886.40</text:p>
          </table:table-cell>
          <table:table-cell table:style-name="ce19" office:value-type="float" office:value="17538.743" calcext:value-type="float">
            <text:p>17,538.74</text:p>
          </table:table-cell>
          <table:table-cell table:style-name="ce19" office:value-type="float" office:value="19629.743" calcext:value-type="float">
            <text:p>19,629.74</text:p>
          </table:table-cell>
          <table:table-cell table:style-name="ce19" office:value-type="float" office:value="23783.558" calcext:value-type="float">
            <text:p>23,783.56</text:p>
          </table:table-cell>
          <table:table-cell table:style-name="ce19" office:value-type="float" office:value="21102.596" calcext:value-type="float">
            <text:p>21,102.60</text:p>
          </table:table-cell>
          <table:table-cell table:style-name="ce19" office:value-type="float" office:value="25810.806808" calcext:value-type="float">
            <text:p>25,810.81</text:p>
          </table:table-cell>
          <table:table-cell table:style-name="ce19" office:value-type="float" office:value="39043.250209" calcext:value-type="float">
            <text:p>39,043.25</text:p>
          </table:table-cell>
          <table:table-cell table:style-name="ce19" office:value-type="float" office:value="43952.074223" calcext:value-type="float">
            <text:p>43,952.07</text:p>
          </table:table-cell>
          <table:table-cell table:style-name="ce19" office:value-type="float" office:value="39565.185588" calcext:value-type="float">
            <text:p>39,565.19</text:p>
          </table:table-cell>
          <table:table-cell table:style-name="ce19" office:value-type="float" office:value="41558.143839" calcext:value-type="float">
            <text:p>41,558.14</text:p>
          </table:table-cell>
          <table:table-cell table:style-name="ce19" office:value-type="float" office:value="33144.762988" calcext:value-type="float">
            <text:p>33,144.76</text:p>
          </table:table-cell>
          <table:table-cell table:style-name="ce19" office:value-type="float" office:value="32058.412" calcext:value-type="float">
            <text:p>32,058.41</text:p>
          </table:table-cell>
          <table:table-cell table:style-name="ce19" office:value-type="float" office:value="41114.294443" calcext:value-type="float">
            <text:p>41,114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8" office:value-type="float" office:value="15.5" calcext:value-type="float">
            <text:p>15.50</text:p>
          </table:table-cell>
          <table:table-cell table:style-name="ce18" office:value-type="float" office:value="12.2" calcext:value-type="float">
            <text:p>12.20</text:p>
          </table:table-cell>
          <table:table-cell table:style-name="ce18" office:value-type="float" office:value="10" calcext:value-type="float">
            <text:p>10.00</text:p>
          </table:table-cell>
          <table:table-cell table:style-name="ce18" office:value-type="float" office:value="18.6" calcext:value-type="float">
            <text:p>18.60</text:p>
          </table:table-cell>
          <table:table-cell table:style-name="ce18" office:value-type="float" office:value="28" calcext:value-type="float">
            <text:p>28.00</text:p>
          </table:table-cell>
          <table:table-cell table:style-name="ce18" office:value-type="float" office:value="22.3" calcext:value-type="float">
            <text:p>22.30</text:p>
          </table:table-cell>
          <table:table-cell table:style-name="ce18" office:value-type="float" office:value="52.2" calcext:value-type="float">
            <text:p>52.20</text:p>
          </table:table-cell>
          <table:table-cell table:style-name="ce18" office:value-type="float" office:value="107.1" calcext:value-type="float">
            <text:p>107.10</text:p>
          </table:table-cell>
          <table:table-cell table:style-name="ce18" office:value-type="float" office:value="195.3" calcext:value-type="float">
            <text:p>195.30</text:p>
          </table:table-cell>
          <table:table-cell table:style-name="ce18" office:value-type="float" office:value="70.165" calcext:value-type="float">
            <text:p>70.17</text:p>
          </table:table-cell>
          <table:table-cell table:style-name="ce18" office:value-type="float" office:value="79.6526142241742" calcext:value-type="float">
            <text:p>79.65</text:p>
          </table:table-cell>
          <table:table-cell table:style-name="ce18" office:value-type="float" office:value="138.246" calcext:value-type="float">
            <text:p>138.25</text:p>
          </table:table-cell>
          <table:table-cell table:style-name="ce18" office:value-type="float" office:value="127.415" calcext:value-type="float">
            <text:p>127.42</text:p>
          </table:table-cell>
          <table:table-cell table:style-name="ce18" office:value-type="float" office:value="118.642" calcext:value-type="float">
            <text:p>118.64</text:p>
          </table:table-cell>
          <table:table-cell table:style-name="ce18" office:value-type="float" office:value="352.782" calcext:value-type="float">
            <text:p>352.78</text:p>
          </table:table-cell>
          <table:table-cell table:style-name="ce18" office:value-type="float" office:value="553.046" calcext:value-type="float">
            <text:p>553.05</text:p>
          </table:table-cell>
          <table:table-cell table:style-name="ce18" office:value-type="float" office:value="839.706" calcext:value-type="float">
            <text:p>839.71</text:p>
          </table:table-cell>
          <table:table-cell table:style-name="ce18" office:value-type="float" office:value="824.866" calcext:value-type="float">
            <text:p>824.87</text:p>
          </table:table-cell>
          <table:table-cell table:style-name="ce18" office:value-type="float" office:value="807.979" calcext:value-type="float">
            <text:p>807.98</text:p>
          </table:table-cell>
          <table:table-cell table:style-name="ce18" office:value-type="float" office:value="911.595" calcext:value-type="float">
            <text:p>911.60</text:p>
          </table:table-cell>
          <table:table-cell table:style-name="ce18" office:value-type="float" office:value="1953.511" calcext:value-type="float">
            <text:p>1,953.51</text:p>
          </table:table-cell>
          <table:table-cell table:style-name="ce18" office:value-type="float" office:value="2723.143" calcext:value-type="float">
            <text:p>2,723.14</text:p>
          </table:table-cell>
          <table:table-cell table:style-name="ce18" office:value-type="float" office:value="3436.489" calcext:value-type="float">
            <text:p>3,436.49</text:p>
          </table:table-cell>
          <table:table-cell table:style-name="ce18" office:value-type="float" office:value="5203.865" calcext:value-type="float">
            <text:p>5,203.87</text:p>
          </table:table-cell>
          <table:table-cell table:style-name="ce18" office:value-type="float" office:value="7518.067874" calcext:value-type="float">
            <text:p>7,518.07</text:p>
          </table:table-cell>
          <table:table-cell table:style-name="ce18" office:value-type="float" office:value="12286.439" calcext:value-type="float">
            <text:p>12,286.44</text:p>
          </table:table-cell>
          <table:table-cell table:style-name="ce18" office:value-type="float" office:value="15086.484" calcext:value-type="float">
            <text:p>15,086.48</text:p>
          </table:table-cell>
          <table:table-cell table:style-name="ce18" office:value-type="float" office:value="17545.616" calcext:value-type="float">
            <text:p>17,545.62</text:p>
          </table:table-cell>
          <table:table-cell table:style-name="ce18" office:value-type="float" office:value="31071.817" calcext:value-type="float">
            <text:p>31,071.82</text:p>
          </table:table-cell>
          <table:table-cell table:style-name="ce18" office:value-type="float" office:value="23582.407" calcext:value-type="float">
            <text:p>23,582.41</text:p>
          </table:table-cell>
          <table:table-cell table:style-name="ce18" office:value-type="float" office:value="32862.019114" calcext:value-type="float">
            <text:p>32,862.02</text:p>
          </table:table-cell>
          <table:table-cell table:style-name="ce18" office:value-type="float" office:value="49544.8786" calcext:value-type="float">
            <text:p>49,544.88</text:p>
          </table:table-cell>
          <table:table-cell table:style-name="ce18" office:value-type="float" office:value="54945.132758" calcext:value-type="float">
            <text:p>54,945.13</text:p>
          </table:table-cell>
          <table:table-cell table:style-name="ce18" office:value-type="float" office:value="53499.282952" calcext:value-type="float">
            <text:p>53,499.28</text:p>
          </table:table-cell>
          <table:table-cell table:style-name="ce18" office:value-type="float" office:value="48678.546286" calcext:value-type="float">
            <text:p>48,678.55</text:p>
          </table:table-cell>
          <table:table-cell table:style-name="ce18" office:value-type="float" office:value="30155.46415" calcext:value-type="float">
            <text:p>30,155.46</text:p>
          </table:table-cell>
          <table:table-cell table:style-name="ce18" office:value-type="float" office:value="23595.428" calcext:value-type="float">
            <text:p>23,595.43</text:p>
          </table:table-cell>
          <table:table-cell table:style-name="ce18" office:value-type="float" office:value="31761.828246" calcext:value-type="float">
            <text:p>31,761.8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8" table:number-columns-repeated="13"/>
          <table:table-cell table:style-name="ce18" office:value-type="float" office:value="275.129" calcext:value-type="float">
            <text:p>275.13</text:p>
          </table:table-cell>
          <table:table-cell table:style-name="ce18" office:value-type="float" office:value="433.17" calcext:value-type="float">
            <text:p>433.17</text:p>
          </table:table-cell>
          <table:table-cell table:style-name="ce18" office:value-type="float" office:value="702.5" calcext:value-type="float">
            <text:p>702.50</text:p>
          </table:table-cell>
          <table:table-cell table:style-name="ce18" office:value-type="float" office:value="664.518" calcext:value-type="float">
            <text:p>664.52</text:p>
          </table:table-cell>
          <table:table-cell table:style-name="ce18" office:value-type="float" office:value="789.805" calcext:value-type="float">
            <text:p>789.81</text:p>
          </table:table-cell>
          <table:table-cell table:style-name="ce18" office:value-type="float" office:value="690.958" calcext:value-type="float">
            <text:p>690.96</text:p>
          </table:table-cell>
          <table:table-cell table:style-name="ce18" office:value-type="float" office:value="861.181" calcext:value-type="float">
            <text:p>861.18</text:p>
          </table:table-cell>
          <table:table-cell table:style-name="ce18" office:value-type="float" office:value="1037.296" calcext:value-type="float">
            <text:p>1,037.30</text:p>
          </table:table-cell>
          <table:table-cell table:style-name="ce18" office:value-type="float" office:value="1172.799" calcext:value-type="float">
            <text:p>1,172.80</text:p>
          </table:table-cell>
          <table:table-cell table:style-name="ce18" office:value-type="float" office:value="1269.058" calcext:value-type="float">
            <text:p>1,269.06</text:p>
          </table:table-cell>
          <table:table-cell table:style-name="ce18" office:value-type="float" office:value="1842.779" calcext:value-type="float">
            <text:p>1,842.78</text:p>
          </table:table-cell>
          <table:table-cell table:style-name="ce18" office:value-type="float" office:value="2955.322275" calcext:value-type="float">
            <text:p>2,955.32</text:p>
          </table:table-cell>
          <table:table-cell table:style-name="ce18" office:value-type="float" office:value="3443.64" calcext:value-type="float">
            <text:p>3,443.64</text:p>
          </table:table-cell>
          <table:table-cell table:style-name="ce18" office:value-type="float" office:value="4095.295" calcext:value-type="float">
            <text:p>4,095.30</text:p>
          </table:table-cell>
          <table:table-cell table:style-name="ce18" office:value-type="float" office:value="6608.11" calcext:value-type="float">
            <text:p>6,608.11</text:p>
          </table:table-cell>
          <table:table-cell table:style-name="ce18" office:value-type="float" office:value="9205.946" calcext:value-type="float">
            <text:p>9,205.95</text:p>
          </table:table-cell>
          <table:table-cell table:style-name="ce18" office:value-type="float" office:value="8675.937" calcext:value-type="float">
            <text:p>8,675.94</text:p>
          </table:table-cell>
          <table:table-cell table:style-name="ce18" office:value-type="float" office:value="11423.584625" calcext:value-type="float">
            <text:p>11,423.58</text:p>
          </table:table-cell>
          <table:table-cell table:style-name="ce18" office:value-type="float" office:value="32065.330059" calcext:value-type="float">
            <text:p>32,065.33</text:p>
          </table:table-cell>
          <table:table-cell table:style-name="ce18" office:value-type="float" office:value="44615.457252" calcext:value-type="float">
            <text:p>44,615.46</text:p>
          </table:table-cell>
          <table:table-cell table:style-name="ce18" office:value-type="float" office:value="48313.95075" calcext:value-type="float">
            <text:p>48,313.95</text:p>
          </table:table-cell>
          <table:table-cell table:style-name="ce18" office:value-type="float" office:value="44669.713539" calcext:value-type="float">
            <text:p>44,669.71</text:p>
          </table:table-cell>
          <table:table-cell table:style-name="ce18" office:value-type="float" office:value="15354.250542" calcext:value-type="float">
            <text:p>15,354.25</text:p>
          </table:table-cell>
          <table:table-cell table:style-name="ce18" office:value-type="float" office:value="22542.548" calcext:value-type="float">
            <text:p>22,542.55</text:p>
          </table:table-cell>
          <table:table-cell table:style-name="ce18" office:value-type="float" office:value="23241.434682" calcext:value-type="float">
            <text:p>23,241.4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8"/>
          <table:table-cell table:style-name="ce18" office:value-type="float" office:value="44.2" calcext:value-type="float">
            <text:p>44.20</text:p>
          </table:table-cell>
          <table:table-cell table:style-name="ce18" office:value-type="float" office:value="41.8" calcext:value-type="float">
            <text:p>41.80</text:p>
          </table:table-cell>
          <table:table-cell table:style-name="ce18" office:value-type="float" office:value="26.2" calcext:value-type="float">
            <text:p>26.20</text:p>
          </table:table-cell>
          <table:table-cell table:style-name="ce18" office:value-type="float" office:value="38.5" calcext:value-type="float">
            <text:p>38.50</text:p>
          </table:table-cell>
          <table:table-cell table:style-name="ce18" office:value-type="float" office:value="40.1" calcext:value-type="float">
            <text:p>40.10</text:p>
          </table:table-cell>
          <table:table-cell table:style-name="ce18" office:value-type="float" office:value="118.7" calcext:value-type="float">
            <text:p>118.70</text:p>
          </table:table-cell>
          <table:table-cell table:style-name="ce18" office:value-type="float" office:value="119.9" calcext:value-type="float">
            <text:p>119.90</text:p>
          </table:table-cell>
          <table:table-cell table:style-name="ce18" office:value-type="float" office:value="199.4" calcext:value-type="float">
            <text:p>199.40</text:p>
          </table:table-cell>
          <table:table-cell table:style-name="ce18" office:value-type="float" office:value="199.359" calcext:value-type="float">
            <text:p>199.36</text:p>
          </table:table-cell>
          <table:table-cell table:style-name="ce18" office:value-type="float" office:value="52.4367438989252" calcext:value-type="float">
            <text:p>52.44</text:p>
          </table:table-cell>
          <table:table-cell table:style-name="ce18" office:value-type="float" office:value="48.61" calcext:value-type="float">
            <text:p>48.61</text:p>
          </table:table-cell>
          <table:table-cell table:style-name="ce18" office:value-type="float" office:value="108.549" calcext:value-type="float">
            <text:p>108.55</text:p>
          </table:table-cell>
          <table:table-cell table:style-name="ce18" office:value-type="float" office:value="497.551" calcext:value-type="float">
            <text:p>497.55</text:p>
          </table:table-cell>
          <table:table-cell table:style-name="ce18" office:value-type="float" office:value="463.837" calcext:value-type="float">
            <text:p>463.84</text:p>
          </table:table-cell>
          <table:table-cell table:style-name="ce18" office:value-type="float" office:value="143.888" calcext:value-type="float">
            <text:p>143.89</text:p>
          </table:table-cell>
          <table:table-cell table:style-name="ce18" office:value-type="float" office:value="95.043" calcext:value-type="float">
            <text:p>95.04</text:p>
          </table:table-cell>
          <table:table-cell table:style-name="ce18" office:value-type="float" office:value="64.527" calcext:value-type="float">
            <text:p>64.53</text:p>
          </table:table-cell>
          <table:table-cell table:style-name="ce18" office:value-type="float" office:value="42.781" calcext:value-type="float">
            <text:p>42.78</text:p>
          </table:table-cell>
          <table:table-cell table:style-name="ce18" office:value-type="float" office:value="47.315" calcext:value-type="float">
            <text:p>47.32</text:p>
          </table:table-cell>
          <table:table-cell table:style-name="ce18" office:value-type="float" office:value="126.746" calcext:value-type="float">
            <text:p>126.75</text:p>
          </table:table-cell>
          <table:table-cell table:style-name="ce18" office:value-type="float" office:value="230.852" calcext:value-type="float">
            <text:p>230.85</text:p>
          </table:table-cell>
          <table:table-cell table:style-name="ce18" office:value-type="float" office:value="288.766" calcext:value-type="float">
            <text:p>288.77</text:p>
          </table:table-cell>
          <table:table-cell table:style-name="ce18" office:value-type="float" office:value="532.799" calcext:value-type="float">
            <text:p>532.80</text:p>
          </table:table-cell>
          <table:table-cell table:style-name="ce18" office:value-type="float" office:value="591.251343" calcext:value-type="float">
            <text:p>591.25</text:p>
          </table:table-cell>
          <table:table-cell table:style-name="ce18" office:value-type="float" office:value="632.793" calcext:value-type="float">
            <text:p>632.79</text:p>
          </table:table-cell>
          <table:table-cell table:style-name="ce18" office:value-type="float" office:value="764.627" calcext:value-type="float">
            <text:p>764.63</text:p>
          </table:table-cell>
          <table:table-cell table:style-name="ce18" office:value-type="float" office:value="1292.557" calcext:value-type="float">
            <text:p>1,292.56</text:p>
          </table:table-cell>
          <table:table-cell table:style-name="ce18" office:value-type="float" office:value="1975.333" calcext:value-type="float">
            <text:p>1,975.33</text:p>
          </table:table-cell>
          <table:table-cell table:style-name="ce18" office:value-type="float" office:value="1734.45" calcext:value-type="float">
            <text:p>1,734.45</text:p>
          </table:table-cell>
          <table:table-cell table:style-name="ce18" office:value-type="float" office:value="3153.207268" calcext:value-type="float">
            <text:p>3,153.21</text:p>
          </table:table-cell>
          <table:table-cell table:style-name="ce18" office:value-type="float" office:value="3128.157113" calcext:value-type="float">
            <text:p>3,128.16</text:p>
          </table:table-cell>
          <table:table-cell table:style-name="ce18" office:value-type="float" office:value="3521.506352" calcext:value-type="float">
            <text:p>3,521.51</text:p>
          </table:table-cell>
          <table:table-cell table:style-name="ce18" office:value-type="float" office:value="4495.151802" calcext:value-type="float">
            <text:p>4,495.15</text:p>
          </table:table-cell>
          <table:table-cell table:style-name="ce18" office:value-type="float" office:value="3715.197336" calcext:value-type="float">
            <text:p>3,715.20</text:p>
          </table:table-cell>
          <table:table-cell table:style-name="ce18" office:value-type="float" office:value="2953.899282" calcext:value-type="float">
            <text:p>2,953.90</text:p>
          </table:table-cell>
          <table:table-cell table:style-name="ce18" office:value-type="float" office:value="2780.052" calcext:value-type="float">
            <text:p>2,780.05</text:p>
          </table:table-cell>
          <table:table-cell table:style-name="ce18" office:value-type="float" office:value="3776.744507" calcext:value-type="float">
            <text:p>3,776.7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8" office:value-type="float" office:value="540" calcext:value-type="float">
            <text:p>540.00</text:p>
          </table:table-cell>
          <table:table-cell table:style-name="ce18" office:value-type="float" office:value="233.9" calcext:value-type="float">
            <text:p>233.90</text:p>
          </table:table-cell>
          <table:table-cell table:style-name="ce18" office:value-type="float" office:value="259.8" calcext:value-type="float">
            <text:p>259.80</text:p>
          </table:table-cell>
          <table:table-cell table:style-name="ce18" office:value-type="float" office:value="559.6" calcext:value-type="float">
            <text:p>559.60</text:p>
          </table:table-cell>
          <table:table-cell table:style-name="ce18" office:value-type="float" office:value="508" calcext:value-type="float">
            <text:p>508.00</text:p>
          </table:table-cell>
          <table:table-cell table:style-name="ce18" office:value-type="float" office:value="753.6" calcext:value-type="float">
            <text:p>753.60</text:p>
          </table:table-cell>
          <table:table-cell table:style-name="ce18" office:value-type="float" office:value="1016.5" calcext:value-type="float">
            <text:p>1,016.50</text:p>
          </table:table-cell>
          <table:table-cell table:style-name="ce18" office:value-type="float" office:value="900" calcext:value-type="float">
            <text:p>900.00</text:p>
          </table:table-cell>
          <table:table-cell table:style-name="ce18" office:value-type="float" office:value="898.2" calcext:value-type="float">
            <text:p>898.20</text:p>
          </table:table-cell>
          <table:table-cell table:style-name="ce18" office:value-type="float" office:value="1083.53" calcext:value-type="float">
            <text:p>1,083.53</text:p>
          </table:table-cell>
          <table:table-cell table:style-name="ce18" office:value-type="float" office:value="1383.40341124821" calcext:value-type="float">
            <text:p>1,383.40</text:p>
          </table:table-cell>
          <table:table-cell table:style-name="ce18" office:value-type="float" office:value="941.623" calcext:value-type="float">
            <text:p>941.62</text:p>
          </table:table-cell>
          <table:table-cell table:style-name="ce18" office:value-type="float" office:value="1013.595" calcext:value-type="float">
            <text:p>1,013.60</text:p>
          </table:table-cell>
          <table:table-cell table:style-name="ce18" office:value-type="float" office:value="1663.505" calcext:value-type="float">
            <text:p>1,663.51</text:p>
          </table:table-cell>
          <table:table-cell table:style-name="ce18" office:value-type="float" office:value="1769.866" calcext:value-type="float">
            <text:p>1,769.87</text:p>
          </table:table-cell>
          <table:table-cell table:style-name="ce18" office:value-type="float" office:value="1971.848" calcext:value-type="float">
            <text:p>1,971.85</text:p>
          </table:table-cell>
          <table:table-cell table:style-name="ce18" office:value-type="float" office:value="1891.748" calcext:value-type="float">
            <text:p>1,891.75</text:p>
          </table:table-cell>
          <table:table-cell table:style-name="ce18" office:value-type="float" office:value="1977.207" calcext:value-type="float">
            <text:p>1,977.21</text:p>
          </table:table-cell>
          <table:table-cell table:style-name="ce18" office:value-type="float" office:value="1953.253" calcext:value-type="float">
            <text:p>1,953.25</text:p>
          </table:table-cell>
          <table:table-cell table:style-name="ce18" office:value-type="float" office:value="2994.91" calcext:value-type="float">
            <text:p>2,994.91</text:p>
          </table:table-cell>
          <table:table-cell table:style-name="ce18" office:value-type="float" office:value="3592.644" calcext:value-type="float">
            <text:p>3,592.64</text:p>
          </table:table-cell>
          <table:table-cell table:style-name="ce18" office:value-type="float" office:value="3524.74" calcext:value-type="float">
            <text:p>3,524.74</text:p>
          </table:table-cell>
          <table:table-cell table:style-name="ce18" office:value-type="float" office:value="3336.764" calcext:value-type="float">
            <text:p>3,336.76</text:p>
          </table:table-cell>
          <table:table-cell table:style-name="ce18" office:value-type="float" office:value="3572.768" calcext:value-type="float">
            <text:p>3,572.77</text:p>
          </table:table-cell>
          <table:table-cell table:style-name="ce18" office:value-type="float" office:value="4753.101843" calcext:value-type="float">
            <text:p>4,753.10</text:p>
          </table:table-cell>
          <table:table-cell table:style-name="ce18" office:value-type="float" office:value="5511.246" calcext:value-type="float">
            <text:p>5,511.25</text:p>
          </table:table-cell>
          <table:table-cell table:style-name="ce18" office:value-type="float" office:value="6510.126" calcext:value-type="float">
            <text:p>6,510.13</text:p>
          </table:table-cell>
          <table:table-cell table:style-name="ce18" office:value-type="float" office:value="7783.558" calcext:value-type="float">
            <text:p>7,783.56</text:p>
          </table:table-cell>
          <table:table-cell table:style-name="ce18" office:value-type="float" office:value="9561.704" calcext:value-type="float">
            <text:p>9,561.70</text:p>
          </table:table-cell>
          <table:table-cell table:style-name="ce18" office:value-type="float" office:value="7872.051" calcext:value-type="float">
            <text:p>7,872.05</text:p>
          </table:table-cell>
          <table:table-cell table:style-name="ce18" office:value-type="float" office:value="11301.183881" calcext:value-type="float">
            <text:p>11,301.18</text:p>
          </table:table-cell>
          <table:table-cell table:style-name="ce18" office:value-type="float" office:value="14544.757868" calcext:value-type="float">
            <text:p>14,544.76</text:p>
          </table:table-cell>
          <table:table-cell table:style-name="ce18" office:value-type="float" office:value="16808.06439" calcext:value-type="float">
            <text:p>16,808.06</text:p>
          </table:table-cell>
          <table:table-cell table:style-name="ce18" office:value-type="float" office:value="18983.161406" calcext:value-type="float">
            <text:p>18,983.16</text:p>
          </table:table-cell>
          <table:table-cell table:style-name="ce18" office:value-type="float" office:value="23550.466121" calcext:value-type="float">
            <text:p>23,550.47</text:p>
          </table:table-cell>
          <table:table-cell table:style-name="ce18" office:value-type="float" office:value="18880.718762" calcext:value-type="float">
            <text:p>18,880.72</text:p>
          </table:table-cell>
          <table:table-cell table:style-name="ce18" office:value-type="float" office:value="18648.021" calcext:value-type="float">
            <text:p>18,648.02</text:p>
          </table:table-cell>
          <table:table-cell table:style-name="ce18" office:value-type="float" office:value="22249.238054" calcext:value-type="float">
            <text:p>22,249.2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3830.2" calcext:value-type="float">
            <text:p>3,830.20</text:p>
          </table:table-cell>
          <table:table-cell table:style-name="ce19" office:value-type="float" office:value="4682.4" calcext:value-type="float">
            <text:p>4,682.40</text:p>
          </table:table-cell>
          <table:table-cell table:style-name="ce19" office:value-type="float" office:value="4304.6" calcext:value-type="float">
            <text:p>4,304.60</text:p>
          </table:table-cell>
          <table:table-cell table:style-name="ce19" office:value-type="float" office:value="2753" calcext:value-type="float">
            <text:p>2,753.00</text:p>
          </table:table-cell>
          <table:table-cell table:style-name="ce19" office:value-type="float" office:value="3837.1" calcext:value-type="float">
            <text:p>3,837.10</text:p>
          </table:table-cell>
          <table:table-cell table:style-name="ce19" office:value-type="float" office:value="5198.7" calcext:value-type="float">
            <text:p>5,198.70</text:p>
          </table:table-cell>
          <table:table-cell table:style-name="ce19" office:value-type="float" office:value="4718.2" calcext:value-type="float">
            <text:p>4,718.20</text:p>
          </table:table-cell>
          <table:table-cell table:style-name="ce19" office:value-type="float" office:value="4835.6" calcext:value-type="float">
            <text:p>4,835.60</text:p>
          </table:table-cell>
          <table:table-cell table:style-name="ce19" office:value-type="float" office:value="6633" calcext:value-type="float">
            <text:p>6,633.00</text:p>
          </table:table-cell>
          <table:table-cell table:style-name="ce19" office:value-type="float" office:value="7863.588" calcext:value-type="float">
            <text:p>7,863.59</text:p>
          </table:table-cell>
          <table:table-cell table:style-name="ce19" office:value-type="float" office:value="6591.02204260262" calcext:value-type="float">
            <text:p>6,591.02</text:p>
          </table:table-cell>
          <table:table-cell table:style-name="ce19" office:value-type="float" office:value="8010.281" calcext:value-type="float">
            <text:p>8,010.28</text:p>
          </table:table-cell>
          <table:table-cell table:style-name="ce19" office:value-type="float" office:value="8902.702" calcext:value-type="float">
            <text:p>8,902.70</text:p>
          </table:table-cell>
          <table:table-cell table:style-name="ce19" office:value-type="float" office:value="10632.839" calcext:value-type="float">
            <text:p>10,632.84</text:p>
          </table:table-cell>
          <table:table-cell table:style-name="ce19" office:value-type="float" office:value="13976.693" calcext:value-type="float">
            <text:p>13,976.69</text:p>
          </table:table-cell>
          <table:table-cell table:style-name="ce19" office:value-type="float" office:value="16123.158" calcext:value-type="float">
            <text:p>16,123.16</text:p>
          </table:table-cell>
          <table:table-cell table:style-name="ce19" office:value-type="float" office:value="16178.943" calcext:value-type="float">
            <text:p>16,178.94</text:p>
          </table:table-cell>
          <table:table-cell table:style-name="ce19" office:value-type="float" office:value="16289.799" calcext:value-type="float">
            <text:p>16,289.80</text:p>
          </table:table-cell>
          <table:table-cell table:style-name="ce19" office:value-type="float" office:value="16997.283" calcext:value-type="float">
            <text:p>16,997.28</text:p>
          </table:table-cell>
          <table:table-cell table:style-name="ce19" office:value-type="float" office:value="19488.664" calcext:value-type="float">
            <text:p>19,488.66</text:p>
          </table:table-cell>
          <table:table-cell table:style-name="ce19" office:value-type="float" office:value="22376.061" calcext:value-type="float">
            <text:p>22,376.06</text:p>
          </table:table-cell>
          <table:table-cell table:style-name="ce19" office:value-type="float" office:value="26221.023" calcext:value-type="float">
            <text:p>26,221.02</text:p>
          </table:table-cell>
          <table:table-cell table:style-name="ce19" office:value-type="float" office:value="27251.426" calcext:value-type="float">
            <text:p>27,251.43</text:p>
          </table:table-cell>
          <table:table-cell table:style-name="ce19" office:value-type="float" office:value="33961.057" calcext:value-type="float">
            <text:p>33,961.06</text:p>
          </table:table-cell>
          <table:table-cell table:style-name="ce19" office:value-type="float" office:value="44743.888003" calcext:value-type="float">
            <text:p>44,743.89</text:p>
          </table:table-cell>
          <table:table-cell table:style-name="ce19" office:value-type="float" office:value="48994.47" calcext:value-type="float">
            <text:p>48,994.47</text:p>
          </table:table-cell>
          <table:table-cell table:style-name="ce19" office:value-type="float" office:value="59326.08" calcext:value-type="float">
            <text:p>59,326.08</text:p>
          </table:table-cell>
          <table:table-cell table:style-name="ce19" office:value-type="float" office:value="69997.597" calcext:value-type="float">
            <text:p>69,997.60</text:p>
          </table:table-cell>
          <table:table-cell table:style-name="ce19" office:value-type="float" office:value="81722.631" calcext:value-type="float">
            <text:p>81,722.63</text:p>
          </table:table-cell>
          <table:table-cell table:style-name="ce19" office:value-type="float" office:value="77772.47" calcext:value-type="float">
            <text:p>77,772.47</text:p>
          </table:table-cell>
          <table:table-cell table:style-name="ce19" office:value-type="float" office:value="101959.204824" calcext:value-type="float">
            <text:p>101,959.20</text:p>
          </table:table-cell>
          <table:table-cell table:style-name="ce19" office:value-type="float" office:value="119163.74247" calcext:value-type="float">
            <text:p>119,163.74</text:p>
          </table:table-cell>
          <table:table-cell table:style-name="ce19" office:value-type="float" office:value="128637.608562" calcext:value-type="float">
            <text:p>128,637.61</text:p>
          </table:table-cell>
          <table:table-cell table:style-name="ce19" office:value-type="float" office:value="146979.147181" calcext:value-type="float">
            <text:p>146,979.15</text:p>
          </table:table-cell>
          <table:table-cell table:style-name="ce19" office:value-type="float" office:value="154136.220432" calcext:value-type="float">
            <text:p>154,136.22</text:p>
          </table:table-cell>
          <table:table-cell table:style-name="ce19" office:value-type="float" office:value="144867.084379" calcext:value-type="float">
            <text:p>144,867.08</text:p>
          </table:table-cell>
          <table:table-cell table:style-name="ce19" office:value-type="float" office:value="135662.284" calcext:value-type="float">
            <text:p>135,662.28</text:p>
          </table:table-cell>
          <table:table-cell table:style-name="ce19" office:value-type="float" office:value="154932.972307" calcext:value-type="float">
            <text:p>154,932.97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-Exports" table:style-name="ta13">
        <table:table-column table:style-name="co19" table:default-cell-style-name="ce11"/>
        <table:table-column table:style-name="co20" table:default-cell-style-name="ce11"/>
        <table:table-column table:style-name="co22" table:number-columns-repeated="26" table:default-cell-style-name="ce11"/>
        <table:table-column table:style-name="co23" table:number-columns-repeated="12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6" table:number-rows-spanned="1">
            <text:p>Germany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DE-Exports_to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1255.3" calcext:value-type="float">
            <text:p>1,255.30</text:p>
          </table:table-cell>
          <table:table-cell table:style-name="ce19" office:value-type="float" office:value="1053.1" calcext:value-type="float">
            <text:p>1,053.10</text:p>
          </table:table-cell>
          <table:table-cell table:style-name="ce19" office:value-type="float" office:value="617.3" calcext:value-type="float">
            <text:p>617.30</text:p>
          </table:table-cell>
          <table:table-cell table:style-name="ce19" office:value-type="float" office:value="1203.6" calcext:value-type="float">
            <text:p>1,203.60</text:p>
          </table:table-cell>
          <table:table-cell table:style-name="ce19" office:value-type="float" office:value="787.1" calcext:value-type="float">
            <text:p>787.10</text:p>
          </table:table-cell>
          <table:table-cell table:style-name="ce19" office:value-type="float" office:value="514.8" calcext:value-type="float">
            <text:p>514.80</text:p>
          </table:table-cell>
          <table:table-cell table:style-name="ce19" office:value-type="float" office:value="697.2" calcext:value-type="float">
            <text:p>697.20</text:p>
          </table:table-cell>
          <table:table-cell table:style-name="ce19" office:value-type="float" office:value="937.8" calcext:value-type="float">
            <text:p>937.80</text:p>
          </table:table-cell>
          <table:table-cell table:style-name="ce19" office:value-type="float" office:value="602.8" calcext:value-type="float">
            <text:p>602.80</text:p>
          </table:table-cell>
          <table:table-cell table:style-name="ce19" office:value-type="float" office:value="465.978307948796" calcext:value-type="float">
            <text:p>465.98</text:p>
          </table:table-cell>
          <table:table-cell table:style-name="ce19" office:value-type="float" office:value="631.383992384226" calcext:value-type="float">
            <text:p>631.38</text:p>
          </table:table-cell>
          <table:table-cell table:style-name="ce19" office:value-type="float" office:value="677.741051086168" calcext:value-type="float">
            <text:p>677.74</text:p>
          </table:table-cell>
          <table:table-cell table:style-name="ce19" office:value-type="float" office:value="1033.16152539267" calcext:value-type="float">
            <text:p>1,033.16</text:p>
          </table:table-cell>
          <table:table-cell table:style-name="ce19" office:value-type="float" office:value="965.80060636119" calcext:value-type="float">
            <text:p>965.80</text:p>
          </table:table-cell>
          <table:table-cell table:style-name="ce19" office:value-type="float" office:value="1174.02618208742" calcext:value-type="float">
            <text:p>1,174.03</text:p>
          </table:table-cell>
          <table:table-cell table:style-name="ce19" office:value-type="float" office:value="1285.39687510221" calcext:value-type="float">
            <text:p>1,285.40</text:p>
          </table:table-cell>
          <table:table-cell table:style-name="ce19" office:value-type="float" office:value="1518.18846640458" calcext:value-type="float">
            <text:p>1,518.19</text:p>
          </table:table-cell>
          <table:table-cell table:style-name="ce19" office:value-type="float" office:value="1727.11734384817" calcext:value-type="float">
            <text:p>1,727.12</text:p>
          </table:table-cell>
          <table:table-cell table:style-name="ce19" office:value-type="float" office:value="1906.96302416842" calcext:value-type="float">
            <text:p>1,906.96</text:p>
          </table:table-cell>
          <table:table-cell table:style-name="ce19" office:value-type="float" office:value="1309.553" calcext:value-type="float">
            <text:p>1,309.55</text:p>
          </table:table-cell>
          <table:table-cell table:style-name="ce19" office:value-type="float" office:value="1180.619079" calcext:value-type="float">
            <text:p>1,180.62</text:p>
          </table:table-cell>
          <table:table-cell table:style-name="ce19" office:value-type="float" office:value="1018.63852" calcext:value-type="float">
            <text:p>1,018.64</text:p>
          </table:table-cell>
          <table:table-cell table:style-name="ce19" office:value-type="float" office:value="558.074386" calcext:value-type="float">
            <text:p>558.07</text:p>
          </table:table-cell>
          <table:table-cell table:style-name="ce19" office:value-type="float" office:value="777.49348" calcext:value-type="float">
            <text:p>777.49</text:p>
          </table:table-cell>
          <table:table-cell table:style-name="ce19" office:value-type="float" office:value="1161.582265" calcext:value-type="float">
            <text:p>1,161.58</text:p>
          </table:table-cell>
          <table:table-cell table:style-name="ce19" office:value-type="float" office:value="1288.901571" calcext:value-type="float">
            <text:p>1,288.90</text:p>
          </table:table-cell>
          <table:table-cell table:style-name="ce19" office:value-type="float" office:value="1629.033888" calcext:value-type="float">
            <text:p>1,629.03</text:p>
          </table:table-cell>
          <table:table-cell table:style-name="ce19" office:value-type="float" office:value="2350.859699" calcext:value-type="float">
            <text:p>2,350.86</text:p>
          </table:table-cell>
          <table:table-cell table:style-name="ce19" office:value-type="float" office:value="2720.762456" calcext:value-type="float">
            <text:p>2,720.76</text:p>
          </table:table-cell>
          <table:table-cell table:style-name="ce19" office:value-type="float" office:value="1935.170635" calcext:value-type="float">
            <text:p>1,935.17</text:p>
          </table:table-cell>
          <table:table-cell table:style-name="ce19" office:value-type="float" office:value="3155.278293" calcext:value-type="float">
            <text:p>3,155.28</text:p>
          </table:table-cell>
          <table:table-cell table:style-name="ce19" office:value-type="float" office:value="3717.825562" calcext:value-type="float">
            <text:p>3,717.83</text:p>
          </table:table-cell>
          <table:table-cell table:style-name="ce19" office:value-type="float" office:value="3480.970248" calcext:value-type="float">
            <text:p>3,480.97</text:p>
          </table:table-cell>
          <table:table-cell table:style-name="ce19" office:value-type="float" office:value="3764.694101" calcext:value-type="float">
            <text:p>3,764.69</text:p>
          </table:table-cell>
          <table:table-cell table:style-name="ce19" office:value-type="float" office:value="3241.65172" calcext:value-type="float">
            <text:p>3,241.65</text:p>
          </table:table-cell>
          <table:table-cell table:style-name="ce19" office:value-type="float" office:value="2935.002544" calcext:value-type="float">
            <text:p>2,935.00</text:p>
          </table:table-cell>
          <table:table-cell table:style-name="ce19" office:value-type="float" office:value="2846.258108" calcext:value-type="float">
            <text:p>2,846.26</text:p>
          </table:table-cell>
          <table:table-cell table:style-name="ce19" office:value-type="float" office:value="3343.275106" calcext:value-type="float">
            <text:p>3,343.2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1150.8" calcext:value-type="float">
            <text:p>1,150.80</text:p>
          </table:table-cell>
          <table:table-cell table:style-name="ce18" office:value-type="float" office:value="1194.4" calcext:value-type="float">
            <text:p>1,194.40</text:p>
          </table:table-cell>
          <table:table-cell table:style-name="ce18" office:value-type="float" office:value="1319.5" calcext:value-type="float">
            <text:p>1,319.50</text:p>
          </table:table-cell>
          <table:table-cell table:style-name="ce18" office:value-type="float" office:value="1080" calcext:value-type="float">
            <text:p>1,080.00</text:p>
          </table:table-cell>
          <table:table-cell table:style-name="ce18" office:value-type="float" office:value="1291.9" calcext:value-type="float">
            <text:p>1,291.90</text:p>
          </table:table-cell>
          <table:table-cell table:style-name="ce18" office:value-type="float" office:value="1575.6" calcext:value-type="float">
            <text:p>1,575.60</text:p>
          </table:table-cell>
          <table:table-cell table:style-name="ce18" office:value-type="float" office:value="1844.7" calcext:value-type="float">
            <text:p>1,844.70</text:p>
          </table:table-cell>
          <table:table-cell table:style-name="ce18" office:value-type="float" office:value="1933.8" calcext:value-type="float">
            <text:p>1,933.80</text:p>
          </table:table-cell>
          <table:table-cell table:style-name="ce18" office:value-type="float" office:value="2091" calcext:value-type="float">
            <text:p>2,091.00</text:p>
          </table:table-cell>
          <table:table-cell table:style-name="ce18" office:value-type="float" office:value="2522.48715472672" calcext:value-type="float">
            <text:p>2,522.49</text:p>
          </table:table-cell>
          <table:table-cell table:style-name="ce18" office:value-type="float" office:value="2345.0867824556" calcext:value-type="float">
            <text:p>2,345.09</text:p>
          </table:table-cell>
          <table:table-cell table:style-name="ce18" office:value-type="float" office:value="1995.48613777523" calcext:value-type="float">
            <text:p>1,995.49</text:p>
          </table:table-cell>
          <table:table-cell table:style-name="ce18" office:value-type="float" office:value="2475.67184126136" calcext:value-type="float">
            <text:p>2,475.67</text:p>
          </table:table-cell>
          <table:table-cell table:style-name="ce18" office:value-type="float" office:value="2466.67436599634" calcext:value-type="float">
            <text:p>2,466.67</text:p>
          </table:table-cell>
          <table:table-cell table:style-name="ce18" office:value-type="float" office:value="2924.04249290958" calcext:value-type="float">
            <text:p>2,924.04</text:p>
          </table:table-cell>
          <table:table-cell table:style-name="ce18" office:value-type="float" office:value="3674.16660682287" calcext:value-type="float">
            <text:p>3,674.17</text:p>
          </table:table-cell>
          <table:table-cell table:style-name="ce18" office:value-type="float" office:value="3488.98176040656" calcext:value-type="float">
            <text:p>3,488.98</text:p>
          </table:table-cell>
          <table:table-cell table:style-name="ce18" office:value-type="float" office:value="3455.11742767919" calcext:value-type="float">
            <text:p>3,455.12</text:p>
          </table:table-cell>
          <table:table-cell table:style-name="ce18" office:value-type="float" office:value="3553.30793068367" calcext:value-type="float">
            <text:p>3,553.31</text:p>
          </table:table-cell>
          <table:table-cell table:style-name="ce18" office:value-type="float" office:value="3501.264" calcext:value-type="float">
            <text:p>3,501.26</text:p>
          </table:table-cell>
          <table:table-cell table:style-name="ce18" office:value-type="float" office:value="3111.58756" calcext:value-type="float">
            <text:p>3,111.59</text:p>
          </table:table-cell>
          <table:table-cell table:style-name="ce18" office:value-type="float" office:value="3252.205166" calcext:value-type="float">
            <text:p>3,252.21</text:p>
          </table:table-cell>
          <table:table-cell table:style-name="ce18" office:value-type="float" office:value="3753.183069" calcext:value-type="float">
            <text:p>3,753.18</text:p>
          </table:table-cell>
          <table:table-cell table:style-name="ce18" office:value-type="float" office:value="4766.214008" calcext:value-type="float">
            <text:p>4,766.21</text:p>
          </table:table-cell>
          <table:table-cell table:style-name="ce18" office:value-type="float" office:value="5796.382439" calcext:value-type="float">
            <text:p>5,796.38</text:p>
          </table:table-cell>
          <table:table-cell table:style-name="ce18" office:value-type="float" office:value="6194.765026" calcext:value-type="float">
            <text:p>6,194.77</text:p>
          </table:table-cell>
          <table:table-cell table:style-name="ce18" office:value-type="float" office:value="6807.020069" calcext:value-type="float">
            <text:p>6,807.02</text:p>
          </table:table-cell>
          <table:table-cell table:style-name="ce18" office:value-type="float" office:value="7944.288057" calcext:value-type="float">
            <text:p>7,944.29</text:p>
          </table:table-cell>
          <table:table-cell table:style-name="ce18" office:value-type="float" office:value="9659.484956" calcext:value-type="float">
            <text:p>9,659.48</text:p>
          </table:table-cell>
          <table:table-cell table:style-name="ce18" office:value-type="float" office:value="8786.558366" calcext:value-type="float">
            <text:p>8,786.56</text:p>
          </table:table-cell>
          <table:table-cell table:style-name="ce18" office:value-type="float" office:value="10360.504162" calcext:value-type="float">
            <text:p>10,360.50</text:p>
          </table:table-cell>
          <table:table-cell table:style-name="ce18" office:value-type="float" office:value="11588.124368" calcext:value-type="float">
            <text:p>11,588.12</text:p>
          </table:table-cell>
          <table:table-cell table:style-name="ce18" office:value-type="float" office:value="11981.283542" calcext:value-type="float">
            <text:p>11,981.28</text:p>
          </table:table-cell>
          <table:table-cell table:style-name="ce18" office:value-type="float" office:value="11405.07196" calcext:value-type="float">
            <text:p>11,405.07</text:p>
          </table:table-cell>
          <table:table-cell table:style-name="ce18" office:value-type="float" office:value="10459.704719" calcext:value-type="float">
            <text:p>10,459.70</text:p>
          </table:table-cell>
          <table:table-cell table:style-name="ce18" office:value-type="float" office:value="9446.622414" calcext:value-type="float">
            <text:p>9,446.62</text:p>
          </table:table-cell>
          <table:table-cell table:style-name="ce18" office:value-type="float" office:value="10043.435336" calcext:value-type="float">
            <text:p>10,043.44</text:p>
          </table:table-cell>
          <table:table-cell table:style-name="ce18" office:value-type="float" office:value="10861.234818" calcext:value-type="float">
            <text:p>10,861.2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1541.1" calcext:value-type="float">
            <text:p>1,541.10</text:p>
          </table:table-cell>
          <table:table-cell table:style-name="ce19" office:value-type="float" office:value="1020.6" calcext:value-type="float">
            <text:p>1,020.60</text:p>
          </table:table-cell>
          <table:table-cell table:style-name="ce19" office:value-type="float" office:value="889.9" calcext:value-type="float">
            <text:p>889.90</text:p>
          </table:table-cell>
          <table:table-cell table:style-name="ce19" office:value-type="float" office:value="609.1" calcext:value-type="float">
            <text:p>609.10</text:p>
          </table:table-cell>
          <table:table-cell table:style-name="ce19" office:value-type="float" office:value="931.9" calcext:value-type="float">
            <text:p>931.90</text:p>
          </table:table-cell>
          <table:table-cell table:style-name="ce19" office:value-type="float" office:value="825.9" calcext:value-type="float">
            <text:p>825.90</text:p>
          </table:table-cell>
          <table:table-cell table:style-name="ce19" office:value-type="float" office:value="1291" calcext:value-type="float">
            <text:p>1,291.00</text:p>
          </table:table-cell>
          <table:table-cell table:style-name="ce19" office:value-type="float" office:value="1488.8" calcext:value-type="float">
            <text:p>1,488.80</text:p>
          </table:table-cell>
          <table:table-cell table:style-name="ce19" office:value-type="float" office:value="1538.4" calcext:value-type="float">
            <text:p>1,538.40</text:p>
          </table:table-cell>
          <table:table-cell table:style-name="ce19" office:value-type="float" office:value="1689.96232795911" calcext:value-type="float">
            <text:p>1,689.96</text:p>
          </table:table-cell>
          <table:table-cell table:style-name="ce19" office:value-type="float" office:value="1842.45173927109" calcext:value-type="float">
            <text:p>1,842.45</text:p>
          </table:table-cell>
          <table:table-cell table:style-name="ce19" office:value-type="float" office:value="1821.10083066989" calcext:value-type="float">
            <text:p>1,821.10</text:p>
          </table:table-cell>
          <table:table-cell table:style-name="ce19" office:value-type="float" office:value="1869.72286510365" calcext:value-type="float">
            <text:p>1,869.72</text:p>
          </table:table-cell>
          <table:table-cell table:style-name="ce19" office:value-type="float" office:value="2560.01898314532" calcext:value-type="float">
            <text:p>2,560.02</text:p>
          </table:table-cell>
          <table:table-cell table:style-name="ce19" office:value-type="float" office:value="3148.87464616965" calcext:value-type="float">
            <text:p>3,148.87</text:p>
          </table:table-cell>
          <table:table-cell table:style-name="ce19" office:value-type="float" office:value="5052.59286504987" calcext:value-type="float">
            <text:p>5,052.59</text:p>
          </table:table-cell>
          <table:table-cell table:style-name="ce19" office:value-type="float" office:value="4799.4075364301" calcext:value-type="float">
            <text:p>4,799.41</text:p>
          </table:table-cell>
          <table:table-cell table:style-name="ce19" office:value-type="float" office:value="5266.37673127439" calcext:value-type="float">
            <text:p>5,266.38</text:p>
          </table:table-cell>
          <table:table-cell table:style-name="ce19" office:value-type="float" office:value="5511.26179660235" calcext:value-type="float">
            <text:p>5,511.26</text:p>
          </table:table-cell>
          <table:table-cell table:style-name="ce19" office:value-type="float" office:value="4888.864" calcext:value-type="float">
            <text:p>4,888.86</text:p>
          </table:table-cell>
          <table:table-cell table:style-name="ce19" office:value-type="float" office:value="4621.91963" calcext:value-type="float">
            <text:p>4,621.92</text:p>
          </table:table-cell>
          <table:table-cell table:style-name="ce19" office:value-type="float" office:value="5103.813043" calcext:value-type="float">
            <text:p>5,103.81</text:p>
          </table:table-cell>
          <table:table-cell table:style-name="ce19" office:value-type="float" office:value="4656.429463" calcext:value-type="float">
            <text:p>4,656.43</text:p>
          </table:table-cell>
          <table:table-cell table:style-name="ce19" office:value-type="float" office:value="4622.254311" calcext:value-type="float">
            <text:p>4,622.25</text:p>
          </table:table-cell>
          <table:table-cell table:style-name="ce19" office:value-type="float" office:value="5764.104044" calcext:value-type="float">
            <text:p>5,764.10</text:p>
          </table:table-cell>
          <table:table-cell table:style-name="ce19" office:value-type="float" office:value="6749.02692" calcext:value-type="float">
            <text:p>6,749.03</text:p>
          </table:table-cell>
          <table:table-cell table:style-name="ce19" office:value-type="float" office:value="7056.173633" calcext:value-type="float">
            <text:p>7,056.17</text:p>
          </table:table-cell>
          <table:table-cell table:style-name="ce19" office:value-type="float" office:value="9368.572573" calcext:value-type="float">
            <text:p>9,368.57</text:p>
          </table:table-cell>
          <table:table-cell table:style-name="ce19" office:value-type="float" office:value="12726.266883" calcext:value-type="float">
            <text:p>12,726.27</text:p>
          </table:table-cell>
          <table:table-cell table:style-name="ce19" office:value-type="float" office:value="10150.492476" calcext:value-type="float">
            <text:p>10,150.49</text:p>
          </table:table-cell>
          <table:table-cell table:style-name="ce19" office:value-type="float" office:value="13612.146823" calcext:value-type="float">
            <text:p>13,612.15</text:p>
          </table:table-cell>
          <table:table-cell table:style-name="ce19" office:value-type="float" office:value="15473.319131" calcext:value-type="float">
            <text:p>15,473.32</text:p>
          </table:table-cell>
          <table:table-cell table:style-name="ce19" office:value-type="float" office:value="14991.207264" calcext:value-type="float">
            <text:p>14,991.21</text:p>
          </table:table-cell>
          <table:table-cell table:style-name="ce19" office:value-type="float" office:value="14947.80244" calcext:value-type="float">
            <text:p>14,947.80</text:p>
          </table:table-cell>
          <table:table-cell table:style-name="ce19" office:value-type="float" office:value="13819.115077" calcext:value-type="float">
            <text:p>13,819.12</text:p>
          </table:table-cell>
          <table:table-cell table:style-name="ce19" office:value-type="float" office:value="10950.420659" calcext:value-type="float">
            <text:p>10,950.42</text:p>
          </table:table-cell>
          <table:table-cell table:style-name="ce19" office:value-type="float" office:value="9427.389218" calcext:value-type="float">
            <text:p>9,427.39</text:p>
          </table:table-cell>
          <table:table-cell table:style-name="ce19" office:value-type="float" office:value="9581.6444" calcext:value-type="float">
            <text:p>9,581.6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1199.7" calcext:value-type="float">
            <text:p>1,199.70</text:p>
          </table:table-cell>
          <table:table-cell table:style-name="ce19" office:value-type="float" office:value="1209.5" calcext:value-type="float">
            <text:p>1,209.50</text:p>
          </table:table-cell>
          <table:table-cell table:style-name="ce19" office:value-type="float" office:value="1045.4" calcext:value-type="float">
            <text:p>1,045.40</text:p>
          </table:table-cell>
          <table:table-cell table:style-name="ce19" office:value-type="float" office:value="1238.2" calcext:value-type="float">
            <text:p>1,238.20</text:p>
          </table:table-cell>
          <table:table-cell table:style-name="ce19" office:value-type="float" office:value="1519" calcext:value-type="float">
            <text:p>1,519.00</text:p>
          </table:table-cell>
          <table:table-cell table:style-name="ce19" office:value-type="float" office:value="1877" calcext:value-type="float">
            <text:p>1,877.00</text:p>
          </table:table-cell>
          <table:table-cell table:style-name="ce19" office:value-type="float" office:value="2439.4" calcext:value-type="float">
            <text:p>2,439.40</text:p>
          </table:table-cell>
          <table:table-cell table:style-name="ce19" office:value-type="float" office:value="2653.6" calcext:value-type="float">
            <text:p>2,653.60</text:p>
          </table:table-cell>
          <table:table-cell table:style-name="ce19" office:value-type="float" office:value="2759.3" calcext:value-type="float">
            <text:p>2,759.30</text:p>
          </table:table-cell>
          <table:table-cell table:style-name="ce19" office:value-type="float" office:value="2722.98502928968" calcext:value-type="float">
            <text:p>2,722.99</text:p>
          </table:table-cell>
          <table:table-cell table:style-name="ce19" office:value-type="float" office:value="2916.82644179242" calcext:value-type="float">
            <text:p>2,916.83</text:p>
          </table:table-cell>
          <table:table-cell table:style-name="ce19" office:value-type="float" office:value="3003.05119315801" calcext:value-type="float">
            <text:p>3,003.05</text:p>
          </table:table-cell>
          <table:table-cell table:style-name="ce19" office:value-type="float" office:value="2695.15381824044" calcext:value-type="float">
            <text:p>2,695.15</text:p>
          </table:table-cell>
          <table:table-cell table:style-name="ce19" office:value-type="float" office:value="2388.47572332322" calcext:value-type="float">
            <text:p>2,388.48</text:p>
          </table:table-cell>
          <table:table-cell table:style-name="ce19" office:value-type="float" office:value="2717.03492639402" calcext:value-type="float">
            <text:p>2,717.03</text:p>
          </table:table-cell>
          <table:table-cell table:style-name="ce19" office:value-type="float" office:value="2870.26032014738" calcext:value-type="float">
            <text:p>2,870.26</text:p>
          </table:table-cell>
          <table:table-cell table:style-name="ce19" office:value-type="float" office:value="2799.70217705852" calcext:value-type="float">
            <text:p>2,799.70</text:p>
          </table:table-cell>
          <table:table-cell table:style-name="ce19" office:value-type="float" office:value="3855.27954014646" calcext:value-type="float">
            <text:p>3,855.28</text:p>
          </table:table-cell>
          <table:table-cell table:style-name="ce19" office:value-type="float" office:value="3974.89807885182" calcext:value-type="float">
            <text:p>3,974.90</text:p>
          </table:table-cell>
          <table:table-cell table:style-name="ce19" office:value-type="float" office:value="3662.322" calcext:value-type="float">
            <text:p>3,662.32</text:p>
          </table:table-cell>
          <table:table-cell table:style-name="ce19" office:value-type="float" office:value="3966.623388" calcext:value-type="float">
            <text:p>3,966.62</text:p>
          </table:table-cell>
          <table:table-cell table:style-name="ce19" office:value-type="float" office:value="4694.11658" calcext:value-type="float">
            <text:p>4,694.12</text:p>
          </table:table-cell>
          <table:table-cell table:style-name="ce19" office:value-type="float" office:value="5331.259588" calcext:value-type="float">
            <text:p>5,331.26</text:p>
          </table:table-cell>
          <table:table-cell table:style-name="ce19" office:value-type="float" office:value="5498.706696" calcext:value-type="float">
            <text:p>5,498.71</text:p>
          </table:table-cell>
          <table:table-cell table:style-name="ce19" office:value-type="float" office:value="6108.41335" calcext:value-type="float">
            <text:p>6,108.41</text:p>
          </table:table-cell>
          <table:table-cell table:style-name="ce19" office:value-type="float" office:value="6793.261974" calcext:value-type="float">
            <text:p>6,793.26</text:p>
          </table:table-cell>
          <table:table-cell table:style-name="ce19" office:value-type="float" office:value="7731.173749" calcext:value-type="float">
            <text:p>7,731.17</text:p>
          </table:table-cell>
          <table:table-cell table:style-name="ce19" office:value-type="float" office:value="8653.822312" calcext:value-type="float">
            <text:p>8,653.82</text:p>
          </table:table-cell>
          <table:table-cell table:style-name="ce19" office:value-type="float" office:value="9187.367551" calcext:value-type="float">
            <text:p>9,187.37</text:p>
          </table:table-cell>
          <table:table-cell table:style-name="ce19" office:value-type="float" office:value="7266.017271" calcext:value-type="float">
            <text:p>7,266.02</text:p>
          </table:table-cell>
          <table:table-cell table:style-name="ce19" office:value-type="float" office:value="8487.485995" calcext:value-type="float">
            <text:p>8,487.49</text:p>
          </table:table-cell>
          <table:table-cell table:style-name="ce19" office:value-type="float" office:value="10199.263244" calcext:value-type="float">
            <text:p>10,199.26</text:p>
          </table:table-cell>
          <table:table-cell table:style-name="ce19" office:value-type="float" office:value="11427.27963" calcext:value-type="float">
            <text:p>11,427.28</text:p>
          </table:table-cell>
          <table:table-cell table:style-name="ce19" office:value-type="float" office:value="11760.002563" calcext:value-type="float">
            <text:p>11,760.00</text:p>
          </table:table-cell>
          <table:table-cell table:style-name="ce19" office:value-type="float" office:value="11616.274637" calcext:value-type="float">
            <text:p>11,616.27</text:p>
          </table:table-cell>
          <table:table-cell table:style-name="ce19" office:value-type="float" office:value="11087.749994" calcext:value-type="float">
            <text:p>11,087.75</text:p>
          </table:table-cell>
          <table:table-cell table:style-name="ce19" office:value-type="float" office:value="10566.99674" calcext:value-type="float">
            <text:p>10,567.00</text:p>
          </table:table-cell>
          <table:table-cell table:style-name="ce19" office:value-type="float" office:value="11081.668924" calcext:value-type="float">
            <text:p>11,081.6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1145.4" calcext:value-type="float">
            <text:p>1,145.40</text:p>
          </table:table-cell>
          <table:table-cell table:style-name="ce19" office:value-type="float" office:value="1016.6" calcext:value-type="float">
            <text:p>1,016.60</text:p>
          </table:table-cell>
          <table:table-cell table:style-name="ce19" office:value-type="float" office:value="852.6" calcext:value-type="float">
            <text:p>852.60</text:p>
          </table:table-cell>
          <table:table-cell table:style-name="ce19" office:value-type="float" office:value="1074.9" calcext:value-type="float">
            <text:p>1,074.90</text:p>
          </table:table-cell>
          <table:table-cell table:style-name="ce19" office:value-type="float" office:value="1037.8" calcext:value-type="float">
            <text:p>1,037.80</text:p>
          </table:table-cell>
          <table:table-cell table:style-name="ce19" office:value-type="float" office:value="2230.4" calcext:value-type="float">
            <text:p>2,230.40</text:p>
          </table:table-cell>
          <table:table-cell table:style-name="ce19" office:value-type="float" office:value="2863.1" calcext:value-type="float">
            <text:p>2,863.10</text:p>
          </table:table-cell>
          <table:table-cell table:style-name="ce19" office:value-type="float" office:value="2796.7" calcext:value-type="float">
            <text:p>2,796.70</text:p>
          </table:table-cell>
          <table:table-cell table:style-name="ce19" office:value-type="float" office:value="2786.2" calcext:value-type="float">
            <text:p>2,786.20</text:p>
          </table:table-cell>
          <table:table-cell table:style-name="ce19" office:value-type="float" office:value="2457.51416314588" calcext:value-type="float">
            <text:p>2,457.51</text:p>
          </table:table-cell>
          <table:table-cell table:style-name="ce19" office:value-type="float" office:value="2494.43428931904" calcext:value-type="float">
            <text:p>2,494.43</text:p>
          </table:table-cell>
          <table:table-cell table:style-name="ce19" office:value-type="float" office:value="2449.91076168587" calcext:value-type="float">
            <text:p>2,449.91</text:p>
          </table:table-cell>
          <table:table-cell table:style-name="ce19" office:value-type="float" office:value="3698.23223979615" calcext:value-type="float">
            <text:p>3,698.23</text:p>
          </table:table-cell>
          <table:table-cell table:style-name="ce19" office:value-type="float" office:value="5795.00583357903" calcext:value-type="float">
            <text:p>5,795.01</text:p>
          </table:table-cell>
          <table:table-cell table:style-name="ce19" office:value-type="float" office:value="6311.1255991985" calcext:value-type="float">
            <text:p>6,311.13</text:p>
          </table:table-cell>
          <table:table-cell table:style-name="ce19" office:value-type="float" office:value="7464.85052560282" calcext:value-type="float">
            <text:p>7,464.85</text:p>
          </table:table-cell>
          <table:table-cell table:style-name="ce19" office:value-type="float" office:value="7225.05404495603" calcext:value-type="float">
            <text:p>7,225.05</text:p>
          </table:table-cell>
          <table:table-cell table:style-name="ce19" office:value-type="float" office:value="6113.31823974419" calcext:value-type="float">
            <text:p>6,113.32</text:p>
          </table:table-cell>
          <table:table-cell table:style-name="ce19" office:value-type="float" office:value="6787.82692145187" calcext:value-type="float">
            <text:p>6,787.83</text:p>
          </table:table-cell>
          <table:table-cell table:style-name="ce19" office:value-type="float" office:value="7382.151" calcext:value-type="float">
            <text:p>7,382.15</text:p>
          </table:table-cell>
          <table:table-cell table:style-name="ce19" office:value-type="float" office:value="8661.795087" calcext:value-type="float">
            <text:p>8,661.80</text:p>
          </table:table-cell>
          <table:table-cell table:style-name="ce19" office:value-type="float" office:value="10841.877201" calcext:value-type="float">
            <text:p>10,841.88</text:p>
          </table:table-cell>
          <table:table-cell table:style-name="ce19" office:value-type="float" office:value="13833.530705" calcext:value-type="float">
            <text:p>13,833.53</text:p>
          </table:table-cell>
          <table:table-cell table:style-name="ce19" office:value-type="float" office:value="20692.068734" calcext:value-type="float">
            <text:p>20,692.07</text:p>
          </table:table-cell>
          <table:table-cell table:style-name="ce19" office:value-type="float" office:value="26066.93164" calcext:value-type="float">
            <text:p>26,066.93</text:p>
          </table:table-cell>
          <table:table-cell table:style-name="ce19" office:value-type="float" office:value="26253.483773" calcext:value-type="float">
            <text:p>26,253.48</text:p>
          </table:table-cell>
          <table:table-cell table:style-name="ce19" office:value-type="float" office:value="34143.782622" calcext:value-type="float">
            <text:p>34,143.78</text:p>
          </table:table-cell>
          <table:table-cell table:style-name="ce19" office:value-type="float" office:value="41016.493584" calcext:value-type="float">
            <text:p>41,016.49</text:p>
          </table:table-cell>
          <table:table-cell table:style-name="ce19" office:value-type="float" office:value="50087.633577" calcext:value-type="float">
            <text:p>50,087.63</text:p>
          </table:table-cell>
          <table:table-cell table:style-name="ce19" office:value-type="float" office:value="52227.414828" calcext:value-type="float">
            <text:p>52,227.41</text:p>
          </table:table-cell>
          <table:table-cell table:style-name="ce19" office:value-type="float" office:value="71052.100275" calcext:value-type="float">
            <text:p>71,052.10</text:p>
          </table:table-cell>
          <table:table-cell table:style-name="ce19" office:value-type="float" office:value="90080.204635" calcext:value-type="float">
            <text:p>90,080.20</text:p>
          </table:table-cell>
          <table:table-cell table:style-name="ce19" office:value-type="float" office:value="85647.76481" calcext:value-type="float">
            <text:p>85,647.76</text:p>
          </table:table-cell>
          <table:table-cell table:style-name="ce19" office:value-type="float" office:value="89188.470732" calcext:value-type="float">
            <text:p>89,188.47</text:p>
          </table:table-cell>
          <table:table-cell table:style-name="ce19" office:value-type="float" office:value="99426.213516" calcext:value-type="float">
            <text:p>99,426.21</text:p>
          </table:table-cell>
          <table:table-cell table:style-name="ce19" office:value-type="float" office:value="79730.447896" calcext:value-type="float">
            <text:p>79,730.45</text:p>
          </table:table-cell>
          <table:table-cell table:style-name="ce19" office:value-type="float" office:value="85049.342023" calcext:value-type="float">
            <text:p>85,049.34</text:p>
          </table:table-cell>
          <table:table-cell table:style-name="ce19" office:value-type="float" office:value="98735.971952" calcext:value-type="float">
            <text:p>98,735.9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25658.9" calcext:value-type="float">
            <text:p>25,658.90</text:p>
          </table:table-cell>
          <table:table-cell table:style-name="ce19" office:value-type="float" office:value="23075.7" calcext:value-type="float">
            <text:p>23,075.70</text:p>
          </table:table-cell>
          <table:table-cell table:style-name="ce19" office:value-type="float" office:value="24822.5" calcext:value-type="float">
            <text:p>24,822.50</text:p>
          </table:table-cell>
          <table:table-cell table:style-name="ce19" office:value-type="float" office:value="21834" calcext:value-type="float">
            <text:p>21,834.00</text:p>
          </table:table-cell>
          <table:table-cell table:style-name="ce19" office:value-type="float" office:value="21579" calcext:value-type="float">
            <text:p>21,579.00</text:p>
          </table:table-cell>
          <table:table-cell table:style-name="ce19" office:value-type="float" office:value="21840.3" calcext:value-type="float">
            <text:p>21,840.30</text:p>
          </table:table-cell>
          <table:table-cell table:style-name="ce19" office:value-type="float" office:value="28750.6" calcext:value-type="float">
            <text:p>28,750.60</text:p>
          </table:table-cell>
          <table:table-cell table:style-name="ce19" office:value-type="float" office:value="35479.1" calcext:value-type="float">
            <text:p>35,479.10</text:p>
          </table:table-cell>
          <table:table-cell table:style-name="ce19" office:value-type="float" office:value="40647.2" calcext:value-type="float">
            <text:p>40,647.20</text:p>
          </table:table-cell>
          <table:table-cell table:style-name="ce19" office:value-type="float" office:value="44910.3574758392" calcext:value-type="float">
            <text:p>44,910.36</text:p>
          </table:table-cell>
          <table:table-cell table:style-name="ce19" office:value-type="float" office:value="52159.4064810537" calcext:value-type="float">
            <text:p>52,159.41</text:p>
          </table:table-cell>
          <table:table-cell table:style-name="ce19" office:value-type="float" office:value="52953.2676255874" calcext:value-type="float">
            <text:p>52,953.27</text:p>
          </table:table-cell>
          <table:table-cell table:style-name="ce19" office:value-type="float" office:value="55768.1501486644" calcext:value-type="float">
            <text:p>55,768.15</text:p>
          </table:table-cell>
          <table:table-cell table:style-name="ce19" office:value-type="float" office:value="42700.2601183144" calcext:value-type="float">
            <text:p>42,700.26</text:p>
          </table:table-cell>
          <table:table-cell table:style-name="ce19" office:value-type="float" office:value="50509.8862127971" calcext:value-type="float">
            <text:p>50,509.89</text:p>
          </table:table-cell>
          <table:table-cell table:style-name="ce19" office:value-type="float" office:value="59023.6265581784" calcext:value-type="float">
            <text:p>59,023.63</text:p>
          </table:table-cell>
          <table:table-cell table:style-name="ce19" office:value-type="float" office:value="55855.2488960144" calcext:value-type="float">
            <text:p>55,855.25</text:p>
          </table:table-cell>
          <table:table-cell table:style-name="ce19" office:value-type="float" office:value="54526.0666556822" calcext:value-type="float">
            <text:p>54,526.07</text:p>
          </table:table-cell>
          <table:table-cell table:style-name="ce19" office:value-type="float" office:value="60224.6412389931" calcext:value-type="float">
            <text:p>60,224.64</text:p>
          </table:table-cell>
          <table:table-cell table:style-name="ce19" office:value-type="float" office:value="61535.819" calcext:value-type="float">
            <text:p>61,535.82</text:p>
          </table:table-cell>
          <table:table-cell table:style-name="ce19" office:value-type="float" office:value="62125.10117" calcext:value-type="float">
            <text:p>62,125.10</text:p>
          </table:table-cell>
          <table:table-cell table:style-name="ce19" office:value-type="float" office:value="62352.991335" calcext:value-type="float">
            <text:p>62,352.99</text:p>
          </table:table-cell>
          <table:table-cell table:style-name="ce19" office:value-type="float" office:value="64900.718062" calcext:value-type="float">
            <text:p>64,900.72</text:p>
          </table:table-cell>
          <table:table-cell table:style-name="ce19" office:value-type="float" office:value="78090.633489" calcext:value-type="float">
            <text:p>78,090.63</text:p>
          </table:table-cell>
          <table:table-cell table:style-name="ce19" office:value-type="float" office:value="92450.381967" calcext:value-type="float">
            <text:p>92,450.38</text:p>
          </table:table-cell>
          <table:table-cell table:style-name="ce19" office:value-type="float" office:value="97580.495998" calcext:value-type="float">
            <text:p>97,580.50</text:p>
          </table:table-cell>
          <table:table-cell table:style-name="ce19" office:value-type="float" office:value="106179.135054" calcext:value-type="float">
            <text:p>106,179.14</text:p>
          </table:table-cell>
          <table:table-cell table:style-name="ce19" office:value-type="float" office:value="125603.53366" calcext:value-type="float">
            <text:p>125,603.53</text:p>
          </table:table-cell>
          <table:table-cell table:style-name="ce19" office:value-type="float" office:value="137946.632767" calcext:value-type="float">
            <text:p>137,946.63</text:p>
          </table:table-cell>
          <table:table-cell table:style-name="ce19" office:value-type="float" office:value="113257.035915" calcext:value-type="float">
            <text:p>113,257.04</text:p>
          </table:table-cell>
          <table:table-cell table:style-name="ce19" office:value-type="float" office:value="118821.768541" calcext:value-type="float">
            <text:p>118,821.77</text:p>
          </table:table-cell>
          <table:table-cell table:style-name="ce19" office:value-type="float" office:value="141144.590229" calcext:value-type="float">
            <text:p>141,144.59</text:p>
          </table:table-cell>
          <table:table-cell table:style-name="ce19" office:value-type="float" office:value="131712.273635" calcext:value-type="float">
            <text:p>131,712.27</text:p>
          </table:table-cell>
          <table:table-cell table:style-name="ce19" office:value-type="float" office:value="131833.103673" calcext:value-type="float">
            <text:p>131,833.10</text:p>
          </table:table-cell>
          <table:table-cell table:style-name="ce19" office:value-type="float" office:value="133667.602396" calcext:value-type="float">
            <text:p>133,667.60</text:p>
          </table:table-cell>
          <table:table-cell table:style-name="ce19" office:value-type="float" office:value="114041.055984" calcext:value-type="float">
            <text:p>114,041.06</text:p>
          </table:table-cell>
          <table:table-cell table:style-name="ce19" office:value-type="float" office:value="111889.593088" calcext:value-type="float">
            <text:p>111,889.59</text:p>
          </table:table-cell>
          <table:table-cell table:style-name="ce19" office:value-type="float" office:value="118812.850946" calcext:value-type="float">
            <text:p>118,812.8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 office:value-type="float" office:value="760.9" calcext:value-type="float">
            <text:p>760.90</text:p>
          </table:table-cell>
          <table:table-cell table:style-name="ce19" office:value-type="float" office:value="996.3" calcext:value-type="float">
            <text:p>996.30</text:p>
          </table:table-cell>
          <table:table-cell table:style-name="ce19" office:value-type="float" office:value="864.7" calcext:value-type="float">
            <text:p>864.70</text:p>
          </table:table-cell>
          <table:table-cell table:style-name="ce19" office:value-type="float" office:value="831.6" calcext:value-type="float">
            <text:p>831.60</text:p>
          </table:table-cell>
          <table:table-cell table:style-name="ce19" office:value-type="float" office:value="922.1" calcext:value-type="float">
            <text:p>922.10</text:p>
          </table:table-cell>
          <table:table-cell table:style-name="ce19" office:value-type="float" office:value="1152.9" calcext:value-type="float">
            <text:p>1,152.90</text:p>
          </table:table-cell>
          <table:table-cell table:style-name="ce19" office:value-type="float" office:value="1566.7" calcext:value-type="float">
            <text:p>1,566.70</text:p>
          </table:table-cell>
          <table:table-cell table:style-name="ce19" office:value-type="float" office:value="1804.6" calcext:value-type="float">
            <text:p>1,804.60</text:p>
          </table:table-cell>
          <table:table-cell table:style-name="ce19" office:value-type="float" office:value="1668.2" calcext:value-type="float">
            <text:p>1,668.20</text:p>
          </table:table-cell>
          <table:table-cell table:style-name="ce19" office:value-type="float" office:value="1621.67090519046" calcext:value-type="float">
            <text:p>1,621.67</text:p>
          </table:table-cell>
          <table:table-cell table:style-name="ce19" office:value-type="float" office:value="1730.26015148272" calcext:value-type="float">
            <text:p>1,730.26</text:p>
          </table:table-cell>
          <table:table-cell table:style-name="ce19" office:value-type="float" office:value="1456.66069768243" calcext:value-type="float">
            <text:p>1,456.66</text:p>
          </table:table-cell>
          <table:table-cell table:style-name="ce19" office:value-type="float" office:value="1816.05165889665" calcext:value-type="float">
            <text:p>1,816.05</text:p>
          </table:table-cell>
          <table:table-cell table:style-name="ce19" office:value-type="float" office:value="1816.69282050196" calcext:value-type="float">
            <text:p>1,816.69</text:p>
          </table:table-cell>
          <table:table-cell table:style-name="ce19" office:value-type="float" office:value="2074.79574541645" calcext:value-type="float">
            <text:p>2,074.80</text:p>
          </table:table-cell>
          <table:table-cell table:style-name="ce19" office:value-type="float" office:value="3194.77364350919" calcext:value-type="float">
            <text:p>3,194.77</text:p>
          </table:table-cell>
          <table:table-cell table:style-name="ce19" office:value-type="float" office:value="3117.33237868758" calcext:value-type="float">
            <text:p>3,117.33</text:p>
          </table:table-cell>
          <table:table-cell table:style-name="ce19" office:value-type="float" office:value="2568.50909597363" calcext:value-type="float">
            <text:p>2,568.51</text:p>
          </table:table-cell>
          <table:table-cell table:style-name="ce19" office:value-type="float" office:value="2203.52459812003" calcext:value-type="float">
            <text:p>2,203.52</text:p>
          </table:table-cell>
          <table:table-cell table:style-name="ce19" office:value-type="float" office:value="1967.456" calcext:value-type="float">
            <text:p>1,967.46</text:p>
          </table:table-cell>
          <table:table-cell table:style-name="ce19" office:value-type="float" office:value="1918.5864" calcext:value-type="float">
            <text:p>1,918.59</text:p>
          </table:table-cell>
          <table:table-cell table:style-name="ce19" office:value-type="float" office:value="2065.697147" calcext:value-type="float">
            <text:p>2,065.70</text:p>
          </table:table-cell>
          <table:table-cell table:style-name="ce19" office:value-type="float" office:value="2285.354657" calcext:value-type="float">
            <text:p>2,285.35</text:p>
          </table:table-cell>
          <table:table-cell table:style-name="ce19" office:value-type="float" office:value="2769.307031" calcext:value-type="float">
            <text:p>2,769.31</text:p>
          </table:table-cell>
          <table:table-cell table:style-name="ce19" office:value-type="float" office:value="4093.394413" calcext:value-type="float">
            <text:p>4,093.39</text:p>
          </table:table-cell>
          <table:table-cell table:style-name="ce19" office:value-type="float" office:value="5145.775553" calcext:value-type="float">
            <text:p>5,145.78</text:p>
          </table:table-cell>
          <table:table-cell table:style-name="ce19" office:value-type="float" office:value="7689.903678" calcext:value-type="float">
            <text:p>7,689.90</text:p>
          </table:table-cell>
          <table:table-cell table:style-name="ce19" office:value-type="float" office:value="10063.054629" calcext:value-type="float">
            <text:p>10,063.05</text:p>
          </table:table-cell>
          <table:table-cell table:style-name="ce19" office:value-type="float" office:value="11983.219616" calcext:value-type="float">
            <text:p>11,983.22</text:p>
          </table:table-cell>
          <table:table-cell table:style-name="ce19" office:value-type="float" office:value="11315.195637" calcext:value-type="float">
            <text:p>11,315.20</text:p>
          </table:table-cell>
          <table:table-cell table:style-name="ce19" office:value-type="float" office:value="12247.210021" calcext:value-type="float">
            <text:p>12,247.21</text:p>
          </table:table-cell>
          <table:table-cell table:style-name="ce19" office:value-type="float" office:value="15027.17711" calcext:value-type="float">
            <text:p>15,027.18</text:p>
          </table:table-cell>
          <table:table-cell table:style-name="ce19" office:value-type="float" office:value="13346.552415" calcext:value-type="float">
            <text:p>13,346.55</text:p>
          </table:table-cell>
          <table:table-cell table:style-name="ce19" office:value-type="float" office:value="12090.775686" calcext:value-type="float">
            <text:p>12,090.78</text:p>
          </table:table-cell>
          <table:table-cell table:style-name="ce19" office:value-type="float" office:value="11761.188648" calcext:value-type="float">
            <text:p>11,761.19</text:p>
          </table:table-cell>
          <table:table-cell table:style-name="ce19" office:value-type="float" office:value="10761.674701" calcext:value-type="float">
            <text:p>10,761.67</text:p>
          </table:table-cell>
          <table:table-cell table:style-name="ce19" office:value-type="float" office:value="10789.549624" calcext:value-type="float">
            <text:p>10,789.55</text:p>
          </table:table-cell>
          <table:table-cell table:style-name="ce19" office:value-type="float" office:value="12052.991841" calcext:value-type="float">
            <text:p>12,052.9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600" calcext:value-type="float">
            <text:p>600.00</text:p>
          </table:table-cell>
          <table:table-cell table:style-name="ce18" office:value-type="float" office:value="1139.1" calcext:value-type="float">
            <text:p>1,139.10</text:p>
          </table:table-cell>
          <table:table-cell table:style-name="ce18" office:value-type="float" office:value="1158" calcext:value-type="float">
            <text:p>1,158.00</text:p>
          </table:table-cell>
          <table:table-cell table:style-name="ce18" office:value-type="float" office:value="710.1" calcext:value-type="float">
            <text:p>710.10</text:p>
          </table:table-cell>
          <table:table-cell table:style-name="ce18" office:value-type="float" office:value="768.4" calcext:value-type="float">
            <text:p>768.40</text:p>
          </table:table-cell>
          <table:table-cell table:style-name="ce18" office:value-type="float" office:value="589" calcext:value-type="float">
            <text:p>589.00</text:p>
          </table:table-cell>
          <table:table-cell table:style-name="ce18" office:value-type="float" office:value="778.6" calcext:value-type="float">
            <text:p>778.60</text:p>
          </table:table-cell>
          <table:table-cell table:style-name="ce18" office:value-type="float" office:value="668.3" calcext:value-type="float">
            <text:p>668.30</text:p>
          </table:table-cell>
          <table:table-cell table:style-name="ce18" office:value-type="float" office:value="791.1" calcext:value-type="float">
            <text:p>791.10</text:p>
          </table:table-cell>
          <table:table-cell table:style-name="ce18" office:value-type="float" office:value="884.304733367815" calcext:value-type="float">
            <text:p>884.30</text:p>
          </table:table-cell>
          <table:table-cell table:style-name="ce18" office:value-type="float" office:value="1515.3914805395" calcext:value-type="float">
            <text:p>1,515.39</text:p>
          </table:table-cell>
          <table:table-cell table:style-name="ce18" office:value-type="float" office:value="1772.1438103725" calcext:value-type="float">
            <text:p>1,772.14</text:p>
          </table:table-cell>
          <table:table-cell table:style-name="ce18" office:value-type="float" office:value="1992.42555877122" calcext:value-type="float">
            <text:p>1,992.43</text:p>
          </table:table-cell>
          <table:table-cell table:style-name="ce18" office:value-type="float" office:value="1897.13025273219" calcext:value-type="float">
            <text:p>1,897.13</text:p>
          </table:table-cell>
          <table:table-cell table:style-name="ce18" office:value-type="float" office:value="2189.53625160515" calcext:value-type="float">
            <text:p>2,189.54</text:p>
          </table:table-cell>
          <table:table-cell table:style-name="ce18" office:value-type="float" office:value="2748.05208760227" calcext:value-type="float">
            <text:p>2,748.05</text:p>
          </table:table-cell>
          <table:table-cell table:style-name="ce18" office:value-type="float" office:value="2657.4113157037" calcext:value-type="float">
            <text:p>2,657.41</text:p>
          </table:table-cell>
          <table:table-cell table:style-name="ce18" office:value-type="float" office:value="2990.68933759248" calcext:value-type="float">
            <text:p>2,990.69</text:p>
          </table:table-cell>
          <table:table-cell table:style-name="ce18" office:value-type="float" office:value="1899.0392853624" calcext:value-type="float">
            <text:p>1,899.04</text:p>
          </table:table-cell>
          <table:table-cell table:style-name="ce18" office:value-type="float" office:value="1096.953" calcext:value-type="float">
            <text:p>1,096.95</text:p>
          </table:table-cell>
          <table:table-cell table:style-name="ce18" office:value-type="float" office:value="1145.44666" calcext:value-type="float">
            <text:p>1,145.45</text:p>
          </table:table-cell>
          <table:table-cell table:style-name="ce18" office:value-type="float" office:value="1329.162544" calcext:value-type="float">
            <text:p>1,329.16</text:p>
          </table:table-cell>
          <table:table-cell table:style-name="ce18" office:value-type="float" office:value="1449.17473" calcext:value-type="float">
            <text:p>1,449.17</text:p>
          </table:table-cell>
          <table:table-cell table:style-name="ce18" office:value-type="float" office:value="1423.882606" calcext:value-type="float">
            <text:p>1,423.88</text:p>
          </table:table-cell>
          <table:table-cell table:style-name="ce18" office:value-type="float" office:value="2100.912621" calcext:value-type="float">
            <text:p>2,100.91</text:p>
          </table:table-cell>
          <table:table-cell table:style-name="ce18" office:value-type="float" office:value="1781.333656" calcext:value-type="float">
            <text:p>1,781.33</text:p>
          </table:table-cell>
          <table:table-cell table:style-name="ce18" office:value-type="float" office:value="1858.08702" calcext:value-type="float">
            <text:p>1,858.09</text:p>
          </table:table-cell>
          <table:table-cell table:style-name="ce18" office:value-type="float" office:value="2175.134904" calcext:value-type="float">
            <text:p>2,175.13</text:p>
          </table:table-cell>
          <table:table-cell table:style-name="ce18" office:value-type="float" office:value="2608.228528" calcext:value-type="float">
            <text:p>2,608.23</text:p>
          </table:table-cell>
          <table:table-cell table:style-name="ce18" office:value-type="float" office:value="2096.592754" calcext:value-type="float">
            <text:p>2,096.59</text:p>
          </table:table-cell>
          <table:table-cell table:style-name="ce18" office:value-type="float" office:value="2649.394284" calcext:value-type="float">
            <text:p>2,649.39</text:p>
          </table:table-cell>
          <table:table-cell table:style-name="ce18" office:value-type="float" office:value="2943.65116" calcext:value-type="float">
            <text:p>2,943.65</text:p>
          </table:table-cell>
          <table:table-cell table:style-name="ce18" office:value-type="float" office:value="4116.511266" calcext:value-type="float">
            <text:p>4,116.51</text:p>
          </table:table-cell>
          <table:table-cell table:style-name="ce18" office:value-type="float" office:value="4134.154428" calcext:value-type="float">
            <text:p>4,134.15</text:p>
          </table:table-cell>
          <table:table-cell table:style-name="ce18" office:value-type="float" office:value="3899.434323" calcext:value-type="float">
            <text:p>3,899.43</text:p>
          </table:table-cell>
          <table:table-cell table:style-name="ce18" office:value-type="float" office:value="2938.241749" calcext:value-type="float">
            <text:p>2,938.24</text:p>
          </table:table-cell>
          <table:table-cell table:style-name="ce18" office:value-type="float" office:value="2675.206765" calcext:value-type="float">
            <text:p>2,675.21</text:p>
          </table:table-cell>
          <table:table-cell table:style-name="ce18" office:value-type="float" office:value="3042.555399" calcext:value-type="float">
            <text:p>3,042.5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16493.6" calcext:value-type="float">
            <text:p>16,493.60</text:p>
          </table:table-cell>
          <table:table-cell table:style-name="ce19" office:value-type="float" office:value="13938.2" calcext:value-type="float">
            <text:p>13,938.20</text:p>
          </table:table-cell>
          <table:table-cell table:style-name="ce19" office:value-type="float" office:value="13365.5" calcext:value-type="float">
            <text:p>13,365.50</text:p>
          </table:table-cell>
          <table:table-cell table:style-name="ce19" office:value-type="float" office:value="12598.8" calcext:value-type="float">
            <text:p>12,598.80</text:p>
          </table:table-cell>
          <table:table-cell table:style-name="ce19" office:value-type="float" office:value="13262.9" calcext:value-type="float">
            <text:p>13,262.90</text:p>
          </table:table-cell>
          <table:table-cell table:style-name="ce19" office:value-type="float" office:value="14269.5" calcext:value-type="float">
            <text:p>14,269.50</text:p>
          </table:table-cell>
          <table:table-cell table:style-name="ce19" office:value-type="float" office:value="19820.2" calcext:value-type="float">
            <text:p>19,820.20</text:p>
          </table:table-cell>
          <table:table-cell table:style-name="ce19" office:value-type="float" office:value="25704.5" calcext:value-type="float">
            <text:p>25,704.50</text:p>
          </table:table-cell>
          <table:table-cell table:style-name="ce19" office:value-type="float" office:value="29461" calcext:value-type="float">
            <text:p>29,461.00</text:p>
          </table:table-cell>
          <table:table-cell table:style-name="ce19" office:value-type="float" office:value="31853.2029716458" calcext:value-type="float">
            <text:p>31,853.20</text:p>
          </table:table-cell>
          <table:table-cell table:style-name="ce19" office:value-type="float" office:value="37249.6432577929" calcext:value-type="float">
            <text:p>37,249.64</text:p>
          </table:table-cell>
          <table:table-cell table:style-name="ce19" office:value-type="float" office:value="37053.2106611329" calcext:value-type="float">
            <text:p>37,053.21</text:p>
          </table:table-cell>
          <table:table-cell table:style-name="ce19" office:value-type="float" office:value="39941.9560889647" calcext:value-type="float">
            <text:p>39,941.96</text:p>
          </table:table-cell>
          <table:table-cell table:style-name="ce19" office:value-type="float" office:value="26513.9908823133" calcext:value-type="float">
            <text:p>26,513.99</text:p>
          </table:table-cell>
          <table:table-cell table:style-name="ce19" office:value-type="float" office:value="31673.907972417" calcext:value-type="float">
            <text:p>31,673.91</text:p>
          </table:table-cell>
          <table:table-cell table:style-name="ce19" office:value-type="float" office:value="38193.7707976" calcext:value-type="float">
            <text:p>38,193.77</text:p>
          </table:table-cell>
          <table:table-cell table:style-name="ce19" office:value-type="float" office:value="38086.1309573155" calcext:value-type="float">
            <text:p>38,086.13</text:p>
          </table:table-cell>
          <table:table-cell table:style-name="ce19" office:value-type="float" office:value="37745.0859149265" calcext:value-type="float">
            <text:p>37,745.09</text:p>
          </table:table-cell>
          <table:table-cell table:style-name="ce19" office:value-type="float" office:value="40037.6696059721" calcext:value-type="float">
            <text:p>40,037.67</text:p>
          </table:table-cell>
          <table:table-cell table:style-name="ce19" office:value-type="float" office:value="39980.412" calcext:value-type="float">
            <text:p>39,980.41</text:p>
          </table:table-cell>
          <table:table-cell table:style-name="ce19" office:value-type="float" office:value="41501.237131" calcext:value-type="float">
            <text:p>41,501.24</text:p>
          </table:table-cell>
          <table:table-cell table:style-name="ce19" office:value-type="float" office:value="42196.189039" calcext:value-type="float">
            <text:p>42,196.19</text:p>
          </table:table-cell>
          <table:table-cell table:style-name="ce19" office:value-type="float" office:value="44757.927116" calcext:value-type="float">
            <text:p>44,757.93</text:p>
          </table:table-cell>
          <table:table-cell table:style-name="ce19" office:value-type="float" office:value="54785.722269" calcext:value-type="float">
            <text:p>54,785.72</text:p>
          </table:table-cell>
          <table:table-cell table:style-name="ce19" office:value-type="float" office:value="64008.157441" calcext:value-type="float">
            <text:p>64,008.16</text:p>
          </table:table-cell>
          <table:table-cell table:style-name="ce19" office:value-type="float" office:value="66382.557284" calcext:value-type="float">
            <text:p>66,382.56</text:p>
          </table:table-cell>
          <table:table-cell table:style-name="ce19" office:value-type="float" office:value="73868.263238" calcext:value-type="float">
            <text:p>73,868.26</text:p>
          </table:table-cell>
          <table:table-cell table:style-name="ce19" office:value-type="float" office:value="88238.729618" calcext:value-type="float">
            <text:p>88,238.73</text:p>
          </table:table-cell>
          <table:table-cell table:style-name="ce19" office:value-type="float" office:value="91280.837571" calcext:value-type="float">
            <text:p>91,280.84</text:p>
          </table:table-cell>
          <table:table-cell table:style-name="ce19" office:value-type="float" office:value="70377.805117" calcext:value-type="float">
            <text:p>70,377.81</text:p>
          </table:table-cell>
          <table:table-cell table:style-name="ce19" office:value-type="float" office:value="77712.860036" calcext:value-type="float">
            <text:p>77,712.86</text:p>
          </table:table-cell>
          <table:table-cell table:style-name="ce19" office:value-type="float" office:value="86406.577283" calcext:value-type="float">
            <text:p>86,406.58</text:p>
          </table:table-cell>
          <table:table-cell table:style-name="ce19" office:value-type="float" office:value="71410.246572" calcext:value-type="float">
            <text:p>71,410.25</text:p>
          </table:table-cell>
          <table:table-cell table:style-name="ce19" office:value-type="float" office:value="70622.23297" calcext:value-type="float">
            <text:p>70,622.23</text:p>
          </table:table-cell>
          <table:table-cell table:style-name="ce19" office:value-type="float" office:value="72093.02477" calcext:value-type="float">
            <text:p>72,093.02</text:p>
          </table:table-cell>
          <table:table-cell table:style-name="ce19" office:value-type="float" office:value="64304.36264" calcext:value-type="float">
            <text:p>64,304.36</text:p>
          </table:table-cell>
          <table:table-cell table:style-name="ce19" office:value-type="float" office:value="67802.940787" calcext:value-type="float">
            <text:p>67,802.94</text:p>
          </table:table-cell>
          <table:table-cell table:style-name="ce19" office:value-type="float" office:value="73904.085859" calcext:value-type="float">
            <text:p>73,904.0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2186.2" calcext:value-type="float">
            <text:p>2,186.20</text:p>
          </table:table-cell>
          <table:table-cell table:style-name="ce19" office:value-type="float" office:value="2110.1" calcext:value-type="float">
            <text:p>2,110.10</text:p>
          </table:table-cell>
          <table:table-cell table:style-name="ce19" office:value-type="float" office:value="2130.1" calcext:value-type="float">
            <text:p>2,130.10</text:p>
          </table:table-cell>
          <table:table-cell table:style-name="ce19" office:value-type="float" office:value="2189.1" calcext:value-type="float">
            <text:p>2,189.10</text:p>
          </table:table-cell>
          <table:table-cell table:style-name="ce19" office:value-type="float" office:value="2432" calcext:value-type="float">
            <text:p>2,432.00</text:p>
          </table:table-cell>
          <table:table-cell table:style-name="ce19" office:value-type="float" office:value="2707.3" calcext:value-type="float">
            <text:p>2,707.30</text:p>
          </table:table-cell>
          <table:table-cell table:style-name="ce19" office:value-type="float" office:value="4055.5" calcext:value-type="float">
            <text:p>4,055.50</text:p>
          </table:table-cell>
          <table:table-cell table:style-name="ce19" office:value-type="float" office:value="5903.2" calcext:value-type="float">
            <text:p>5,903.20</text:p>
          </table:table-cell>
          <table:table-cell table:style-name="ce19" office:value-type="float" office:value="7460.7" calcext:value-type="float">
            <text:p>7,460.70</text:p>
          </table:table-cell>
          <table:table-cell table:style-name="ce19" office:value-type="float" office:value="8128.72163697535" calcext:value-type="float">
            <text:p>8,128.72</text:p>
          </table:table-cell>
          <table:table-cell table:style-name="ce19" office:value-type="float" office:value="10816.4409802183" calcext:value-type="float">
            <text:p>10,816.44</text:p>
          </table:table-cell>
          <table:table-cell table:style-name="ce19" office:value-type="float" office:value="9991.5371075524" calcext:value-type="float">
            <text:p>9,991.54</text:p>
          </table:table-cell>
          <table:table-cell table:style-name="ce19" office:value-type="float" office:value="9362.50539931099" calcext:value-type="float">
            <text:p>9,362.51</text:p>
          </table:table-cell>
          <table:table-cell table:style-name="ce19" office:value-type="float" office:value="9516.43585622933" calcext:value-type="float">
            <text:p>9,516.44</text:p>
          </table:table-cell>
          <table:table-cell table:style-name="ce19" office:value-type="float" office:value="11118.4581205937" calcext:value-type="float">
            <text:p>11,118.46</text:p>
          </table:table-cell>
          <table:table-cell table:style-name="ce19" office:value-type="float" office:value="13157.1008871859" calcext:value-type="float">
            <text:p>13,157.10</text:p>
          </table:table-cell>
          <table:table-cell table:style-name="ce19" office:value-type="float" office:value="14089.2500967986" calcext:value-type="float">
            <text:p>14,089.25</text:p>
          </table:table-cell>
          <table:table-cell table:style-name="ce19" office:value-type="float" office:value="11838.6595090159" calcext:value-type="float">
            <text:p>11,838.66</text:p>
          </table:table-cell>
          <table:table-cell table:style-name="ce19" office:value-type="float" office:value="10406.2691651716" calcext:value-type="float">
            <text:p>10,406.27</text:p>
          </table:table-cell>
          <table:table-cell table:style-name="ce19" office:value-type="float" office:value="11137.227" calcext:value-type="float">
            <text:p>11,137.23</text:p>
          </table:table-cell>
          <table:table-cell table:style-name="ce19" office:value-type="float" office:value="12138.877465" calcext:value-type="float">
            <text:p>12,138.88</text:p>
          </table:table-cell>
          <table:table-cell table:style-name="ce19" office:value-type="float" office:value="11736.990222" calcext:value-type="float">
            <text:p>11,736.99</text:p>
          </table:table-cell>
          <table:table-cell table:style-name="ce19" office:value-type="float" office:value="11904.628769" calcext:value-type="float">
            <text:p>11,904.63</text:p>
          </table:table-cell>
          <table:table-cell table:style-name="ce19" office:value-type="float" office:value="13459.113774" calcext:value-type="float">
            <text:p>13,459.11</text:p>
          </table:table-cell>
          <table:table-cell table:style-name="ce19" office:value-type="float" office:value="15820.29515" calcext:value-type="float">
            <text:p>15,820.30</text:p>
          </table:table-cell>
          <table:table-cell table:style-name="ce19" office:value-type="float" office:value="16526.130971" calcext:value-type="float">
            <text:p>16,526.13</text:p>
          </table:table-cell>
          <table:table-cell table:style-name="ce19" office:value-type="float" office:value="17156.256861" calcext:value-type="float">
            <text:p>17,156.26</text:p>
          </table:table-cell>
          <table:table-cell table:style-name="ce19" office:value-type="float" office:value="17794.911291" calcext:value-type="float">
            <text:p>17,794.91</text:p>
          </table:table-cell>
          <table:table-cell table:style-name="ce19" office:value-type="float" office:value="18701.846521" calcext:value-type="float">
            <text:p>18,701.85</text:p>
          </table:table-cell>
          <table:table-cell table:style-name="ce19" office:value-type="float" office:value="15175.675148" calcext:value-type="float">
            <text:p>15,175.68</text:p>
          </table:table-cell>
          <table:table-cell table:style-name="ce19" office:value-type="float" office:value="17315.592223" calcext:value-type="float">
            <text:p>17,315.59</text:p>
          </table:table-cell>
          <table:table-cell table:style-name="ce19" office:value-type="float" office:value="20882.873886" calcext:value-type="float">
            <text:p>20,882.87</text:p>
          </table:table-cell>
          <table:table-cell table:style-name="ce19" office:value-type="float" office:value="21951.169049" calcext:value-type="float">
            <text:p>21,951.17</text:p>
          </table:table-cell>
          <table:table-cell table:style-name="ce19" office:value-type="float" office:value="22889.075059" calcext:value-type="float">
            <text:p>22,889.08</text:p>
          </table:table-cell>
          <table:table-cell table:style-name="ce19" office:value-type="float" office:value="22687.98801" calcext:value-type="float">
            <text:p>22,687.99</text:p>
          </table:table-cell>
          <table:table-cell table:style-name="ce19" office:value-type="float" office:value="19152.857376" calcext:value-type="float">
            <text:p>19,152.86</text:p>
          </table:table-cell>
          <table:table-cell table:style-name="ce19" office:value-type="float" office:value="20488.056552" calcext:value-type="float">
            <text:p>20,488.06</text:p>
          </table:table-cell>
          <table:table-cell table:style-name="ce19" office:value-type="float" office:value="22540.935184" calcext:value-type="float">
            <text:p>22,540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529.4" calcext:value-type="float">
            <text:p>529.40</text:p>
          </table:table-cell>
          <table:table-cell table:style-name="ce19" office:value-type="float" office:value="442.4" calcext:value-type="float">
            <text:p>442.40</text:p>
          </table:table-cell>
          <table:table-cell table:style-name="ce19" office:value-type="float" office:value="489.5" calcext:value-type="float">
            <text:p>489.50</text:p>
          </table:table-cell>
          <table:table-cell table:style-name="ce19" office:value-type="float" office:value="547.3" calcext:value-type="float">
            <text:p>547.30</text:p>
          </table:table-cell>
          <table:table-cell table:style-name="ce19" office:value-type="float" office:value="626.1" calcext:value-type="float">
            <text:p>626.10</text:p>
          </table:table-cell>
          <table:table-cell table:style-name="ce19" office:value-type="float" office:value="689.3" calcext:value-type="float">
            <text:p>689.30</text:p>
          </table:table-cell>
          <table:table-cell table:style-name="ce19" office:value-type="float" office:value="1195.2" calcext:value-type="float">
            <text:p>1,195.20</text:p>
          </table:table-cell>
          <table:table-cell table:style-name="ce19" office:value-type="float" office:value="1555.5" calcext:value-type="float">
            <text:p>1,555.50</text:p>
          </table:table-cell>
          <table:table-cell table:style-name="ce19" office:value-type="float" office:value="1844" calcext:value-type="float">
            <text:p>1,844.00</text:p>
          </table:table-cell>
          <table:table-cell table:style-name="ce19" office:value-type="float" office:value="2221.33411194352" calcext:value-type="float">
            <text:p>2,221.33</text:p>
          </table:table-cell>
          <table:table-cell table:style-name="ce19" office:value-type="float" office:value="2921.83937784721" calcext:value-type="float">
            <text:p>2,921.84</text:p>
          </table:table-cell>
          <table:table-cell table:style-name="ce19" office:value-type="float" office:value="3082.64588430343" calcext:value-type="float">
            <text:p>3,082.65</text:p>
          </table:table-cell>
          <table:table-cell table:style-name="ce19" office:value-type="float" office:value="3085.60909953715" calcext:value-type="float">
            <text:p>3,085.61</text:p>
          </table:table-cell>
          <table:table-cell table:style-name="ce19" office:value-type="float" office:value="3448.68819407281" calcext:value-type="float">
            <text:p>3,448.69</text:p>
          </table:table-cell>
          <table:table-cell table:style-name="ce19" office:value-type="float" office:value="4583.99092234054" calcext:value-type="float">
            <text:p>4,583.99</text:p>
          </table:table-cell>
          <table:table-cell table:style-name="ce19" office:value-type="float" office:value="6117.10659035793" calcext:value-type="float">
            <text:p>6,117.11</text:p>
          </table:table-cell>
          <table:table-cell table:style-name="ce19" office:value-type="float" office:value="6558.47071065842" calcext:value-type="float">
            <text:p>6,558.47</text:p>
          </table:table-cell>
          <table:table-cell table:style-name="ce19" office:value-type="float" office:value="5329.05195448271" calcext:value-type="float">
            <text:p>5,329.05</text:p>
          </table:table-cell>
          <table:table-cell table:style-name="ce19" office:value-type="float" office:value="2860.0799284052" calcext:value-type="float">
            <text:p>2,860.08</text:p>
          </table:table-cell>
          <table:table-cell table:style-name="ce19" office:value-type="float" office:value="3431.039" calcext:value-type="float">
            <text:p>3,431.04</text:p>
          </table:table-cell>
          <table:table-cell table:style-name="ce19" office:value-type="float" office:value="4152.21079" calcext:value-type="float">
            <text:p>4,152.21</text:p>
          </table:table-cell>
          <table:table-cell table:style-name="ce19" office:value-type="float" office:value="4121.049118" calcext:value-type="float">
            <text:p>4,121.05</text:p>
          </table:table-cell>
          <table:table-cell table:style-name="ce19" office:value-type="float" office:value="5285.999265" calcext:value-type="float">
            <text:p>5,286.00</text:p>
          </table:table-cell>
          <table:table-cell table:style-name="ce19" office:value-type="float" office:value="6299.505351" calcext:value-type="float">
            <text:p>6,299.51</text:p>
          </table:table-cell>
          <table:table-cell table:style-name="ce19" office:value-type="float" office:value="7947.469076" calcext:value-type="float">
            <text:p>7,947.47</text:p>
          </table:table-cell>
          <table:table-cell table:style-name="ce19" office:value-type="float" office:value="8482.443361" calcext:value-type="float">
            <text:p>8,482.44</text:p>
          </table:table-cell>
          <table:table-cell table:style-name="ce19" office:value-type="float" office:value="10212.376293" calcext:value-type="float">
            <text:p>10,212.38</text:p>
          </table:table-cell>
          <table:table-cell table:style-name="ce19" office:value-type="float" office:value="11708.1141" calcext:value-type="float">
            <text:p>11,708.11</text:p>
          </table:table-cell>
          <table:table-cell table:style-name="ce19" office:value-type="float" office:value="12753.958567" calcext:value-type="float">
            <text:p>12,753.96</text:p>
          </table:table-cell>
          <table:table-cell table:style-name="ce19" office:value-type="float" office:value="10977.863269" calcext:value-type="float">
            <text:p>10,977.86</text:p>
          </table:table-cell>
          <table:table-cell table:style-name="ce19" office:value-type="float" office:value="13516.951752" calcext:value-type="float">
            <text:p>13,516.95</text:p>
          </table:table-cell>
          <table:table-cell table:style-name="ce19" office:value-type="float" office:value="16219.823497" calcext:value-type="float">
            <text:p>16,219.82</text:p>
          </table:table-cell>
          <table:table-cell table:style-name="ce19" office:value-type="float" office:value="17179.556136" calcext:value-type="float">
            <text:p>17,179.56</text:p>
          </table:table-cell>
          <table:table-cell table:style-name="ce19" office:value-type="float" office:value="19187.477787" calcext:value-type="float">
            <text:p>19,187.48</text:p>
          </table:table-cell>
          <table:table-cell table:style-name="ce19" office:value-type="float" office:value="20721.930889" calcext:value-type="float">
            <text:p>20,721.93</text:p>
          </table:table-cell>
          <table:table-cell table:style-name="ce19" office:value-type="float" office:value="19940.881609" calcext:value-type="float">
            <text:p>19,940.88</text:p>
          </table:table-cell>
          <table:table-cell table:style-name="ce19" office:value-type="float" office:value="19198.144666" calcext:value-type="float">
            <text:p>19,198.14</text:p>
          </table:table-cell>
          <table:table-cell table:style-name="ce19" office:value-type="float" office:value="20327.329551" calcext:value-type="float">
            <text:p>20,327.3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1216.8" calcext:value-type="float">
            <text:p>1,216.80</text:p>
          </table:table-cell>
          <table:table-cell table:style-name="ce19" office:value-type="float" office:value="1477.4" calcext:value-type="float">
            <text:p>1,477.40</text:p>
          </table:table-cell>
          <table:table-cell table:style-name="ce19" office:value-type="float" office:value="1042" calcext:value-type="float">
            <text:p>1,042.00</text:p>
          </table:table-cell>
          <table:table-cell table:style-name="ce19" office:value-type="float" office:value="528.8" calcext:value-type="float">
            <text:p>528.80</text:p>
          </table:table-cell>
          <table:table-cell table:style-name="ce19" office:value-type="float" office:value="638.5" calcext:value-type="float">
            <text:p>638.50</text:p>
          </table:table-cell>
          <table:table-cell table:style-name="ce19" office:value-type="float" office:value="813" calcext:value-type="float">
            <text:p>813.00</text:p>
          </table:table-cell>
          <table:table-cell table:style-name="ce19" office:value-type="float" office:value="879.1" calcext:value-type="float">
            <text:p>879.10</text:p>
          </table:table-cell>
          <table:table-cell table:style-name="ce19" office:value-type="float" office:value="827.3" calcext:value-type="float">
            <text:p>827.30</text:p>
          </table:table-cell>
          <table:table-cell table:style-name="ce19" office:value-type="float" office:value="962.4" calcext:value-type="float">
            <text:p>962.40</text:p>
          </table:table-cell>
          <table:table-cell table:style-name="ce19" office:value-type="float" office:value="1380.80441973281" calcext:value-type="float">
            <text:p>1,380.80</text:p>
          </table:table-cell>
          <table:table-cell table:style-name="ce19" office:value-type="float" office:value="1817.4221406527" calcext:value-type="float">
            <text:p>1,817.42</text:p>
          </table:table-cell>
          <table:table-cell table:style-name="ce19" office:value-type="float" office:value="2470.0269159353" calcext:value-type="float">
            <text:p>2,470.03</text:p>
          </table:table-cell>
          <table:table-cell table:style-name="ce19" office:value-type="float" office:value="2796.59447376103" calcext:value-type="float">
            <text:p>2,796.59</text:p>
          </table:table-cell>
          <table:table-cell table:style-name="ce19" office:value-type="float" office:value="2602.72068367328" calcext:value-type="float">
            <text:p>2,602.72</text:p>
          </table:table-cell>
          <table:table-cell table:style-name="ce19" office:value-type="float" office:value="2780.49298910964" calcext:value-type="float">
            <text:p>2,780.49</text:p>
          </table:table-cell>
          <table:table-cell table:style-name="ce19" office:value-type="float" office:value="2376.81557004335" calcext:value-type="float">
            <text:p>2,376.82</text:p>
          </table:table-cell>
          <table:table-cell table:style-name="ce19" office:value-type="float" office:value="2561.23683167498" calcext:value-type="float">
            <text:p>2,561.24</text:p>
          </table:table-cell>
          <table:table-cell table:style-name="ce19" office:value-type="float" office:value="3113.42019545588" calcext:value-type="float">
            <text:p>3,113.42</text:p>
          </table:table-cell>
          <table:table-cell table:style-name="ce19" office:value-type="float" office:value="3994.85455264171" calcext:value-type="float">
            <text:p>3,994.85</text:p>
          </table:table-cell>
          <table:table-cell table:style-name="ce19" office:value-type="float" office:value="4512.886" calcext:value-type="float">
            <text:p>4,512.89</text:p>
          </table:table-cell>
          <table:table-cell table:style-name="ce19" office:value-type="float" office:value="4622.42446" calcext:value-type="float">
            <text:p>4,622.42</text:p>
          </table:table-cell>
          <table:table-cell table:style-name="ce19" office:value-type="float" office:value="4804.103925" calcext:value-type="float">
            <text:p>4,804.10</text:p>
          </table:table-cell>
          <table:table-cell table:style-name="ce19" office:value-type="float" office:value="5001.632297" calcext:value-type="float">
            <text:p>5,001.63</text:p>
          </table:table-cell>
          <table:table-cell table:style-name="ce19" office:value-type="float" office:value="5514.329532" calcext:value-type="float">
            <text:p>5,514.33</text:p>
          </table:table-cell>
          <table:table-cell table:style-name="ce19" office:value-type="float" office:value="6103.7031" calcext:value-type="float">
            <text:p>6,103.70</text:p>
          </table:table-cell>
          <table:table-cell table:style-name="ce19" office:value-type="float" office:value="7311.113811" calcext:value-type="float">
            <text:p>7,311.11</text:p>
          </table:table-cell>
          <table:table-cell table:style-name="ce19" office:value-type="float" office:value="7946.35834" calcext:value-type="float">
            <text:p>7,946.36</text:p>
          </table:table-cell>
          <table:table-cell table:style-name="ce19" office:value-type="float" office:value="8988.965767" calcext:value-type="float">
            <text:p>8,988.97</text:p>
          </table:table-cell>
          <table:table-cell table:style-name="ce19" office:value-type="float" office:value="10035.071042" calcext:value-type="float">
            <text:p>10,035.07</text:p>
          </table:table-cell>
          <table:table-cell table:style-name="ce19" office:value-type="float" office:value="7115.528453" calcext:value-type="float">
            <text:p>7,115.53</text:p>
          </table:table-cell>
          <table:table-cell table:style-name="ce19" office:value-type="float" office:value="9031.094998" calcext:value-type="float">
            <text:p>9,031.09</text:p>
          </table:table-cell>
          <table:table-cell table:style-name="ce19" office:value-type="float" office:value="10502.075937" calcext:value-type="float">
            <text:p>10,502.08</text:p>
          </table:table-cell>
          <table:table-cell table:style-name="ce19" office:value-type="float" office:value="11308.40941" calcext:value-type="float">
            <text:p>11,308.41</text:p>
          </table:table-cell>
          <table:table-cell table:style-name="ce19" office:value-type="float" office:value="11841.427619" calcext:value-type="float">
            <text:p>11,841.43</text:p>
          </table:table-cell>
          <table:table-cell table:style-name="ce19" office:value-type="float" office:value="12015.516233" calcext:value-type="float">
            <text:p>12,015.52</text:p>
          </table:table-cell>
          <table:table-cell table:style-name="ce19" office:value-type="float" office:value="12282.404205" calcext:value-type="float">
            <text:p>12,282.40</text:p>
          </table:table-cell>
          <table:table-cell table:style-name="ce19" office:value-type="float" office:value="12321.442414" calcext:value-type="float">
            <text:p>12,321.44</text:p>
          </table:table-cell>
          <table:table-cell table:style-name="ce19" office:value-type="float" office:value="14659.313052" calcext:value-type="float">
            <text:p>14,659.3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3"/>
          <table:table-cell table:style-name="ce18" office:value-type="float" office:value="6877.19411222339" calcext:value-type="float">
            <text:p>6,877.19</text:p>
          </table:table-cell>
          <table:table-cell table:style-name="ce18" office:value-type="float" office:value="6644.06184688272" calcext:value-type="float">
            <text:p>6,644.06</text:p>
          </table:table-cell>
          <table:table-cell table:style-name="ce18" office:value-type="float" office:value="7217.41095428678" calcext:value-type="float">
            <text:p>7,217.41</text:p>
          </table:table-cell>
          <table:table-cell table:style-name="ce18" office:value-type="float" office:value="7604.67261613946" calcext:value-type="float">
            <text:p>7,604.67</text:p>
          </table:table-cell>
          <table:table-cell table:style-name="ce18" office:value-type="float" office:value="9429.96789772567" calcext:value-type="float">
            <text:p>9,429.97</text:p>
          </table:table-cell>
          <table:table-cell table:style-name="ce18" office:value-type="float" office:value="8181.11755207913" calcext:value-type="float">
            <text:p>8,181.12</text:p>
          </table:table-cell>
          <table:table-cell table:style-name="ce18" office:value-type="float" office:value="5359.69" calcext:value-type="float">
            <text:p>5,359.69</text:p>
          </table:table-cell>
          <table:table-cell table:style-name="ce18" office:value-type="float" office:value="6093.28887" calcext:value-type="float">
            <text:p>6,093.29</text:p>
          </table:table-cell>
          <table:table-cell table:style-name="ce18" office:value-type="float" office:value="9174.541467" calcext:value-type="float">
            <text:p>9,174.54</text:p>
          </table:table-cell>
          <table:table-cell table:style-name="ce18" office:value-type="float" office:value="10783.525475" calcext:value-type="float">
            <text:p>10,783.53</text:p>
          </table:table-cell>
          <table:table-cell table:style-name="ce18" office:value-type="float" office:value="13743.367372" calcext:value-type="float">
            <text:p>13,743.37</text:p>
          </table:table-cell>
          <table:table-cell table:style-name="ce18" office:value-type="float" office:value="18662.678397" calcext:value-type="float">
            <text:p>18,662.68</text:p>
          </table:table-cell>
          <table:table-cell table:style-name="ce18" office:value-type="float" office:value="21259.974247" calcext:value-type="float">
            <text:p>21,259.97</text:p>
          </table:table-cell>
          <table:table-cell table:style-name="ce18" office:value-type="float" office:value="29159.799459" calcext:value-type="float">
            <text:p>29,159.80</text:p>
          </table:table-cell>
          <table:table-cell table:style-name="ce18" office:value-type="float" office:value="38602.478073" calcext:value-type="float">
            <text:p>38,602.48</text:p>
          </table:table-cell>
          <table:table-cell table:style-name="ce18" office:value-type="float" office:value="47503.359321" calcext:value-type="float">
            <text:p>47,503.36</text:p>
          </table:table-cell>
          <table:table-cell table:style-name="ce18" office:value-type="float" office:value="28781.668347" calcext:value-type="float">
            <text:p>28,781.67</text:p>
          </table:table-cell>
          <table:table-cell table:style-name="ce18" office:value-type="float" office:value="34766.057233" calcext:value-type="float">
            <text:p>34,766.06</text:p>
          </table:table-cell>
          <table:table-cell table:style-name="ce18" office:value-type="float" office:value="47899.333275" calcext:value-type="float">
            <text:p>47,899.33</text:p>
          </table:table-cell>
          <table:table-cell table:style-name="ce18" office:value-type="float" office:value="48760.200247" calcext:value-type="float">
            <text:p>48,760.20</text:p>
          </table:table-cell>
          <table:table-cell table:style-name="ce18" office:value-type="float" office:value="47497.386623" calcext:value-type="float">
            <text:p>47,497.39</text:p>
          </table:table-cell>
          <table:table-cell table:style-name="ce18" office:value-type="float" office:value="38952.89404" calcext:value-type="float">
            <text:p>38,952.89</text:p>
          </table:table-cell>
          <table:table-cell table:style-name="ce18" office:value-type="float" office:value="24025.236336" calcext:value-type="float">
            <text:p>24,025.24</text:p>
          </table:table-cell>
          <table:table-cell table:style-name="ce18" office:value-type="float" office:value="23847.51719" calcext:value-type="float">
            <text:p>23,847.52</text:p>
          </table:table-cell>
          <table:table-cell table:style-name="ce18" office:value-type="float" office:value="29275.086737" calcext:value-type="float">
            <text:p>29,275.0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2358" calcext:value-type="float">
            <text:p>2,358.00</text:p>
          </table:table-cell>
          <table:table-cell table:style-name="ce19" office:value-type="float" office:value="2738.5" calcext:value-type="float">
            <text:p>2,738.50</text:p>
          </table:table-cell>
          <table:table-cell table:style-name="ce19" office:value-type="float" office:value="3521.9" calcext:value-type="float">
            <text:p>3,521.90</text:p>
          </table:table-cell>
          <table:table-cell table:style-name="ce19" office:value-type="float" office:value="2989" calcext:value-type="float">
            <text:p>2,989.00</text:p>
          </table:table-cell>
          <table:table-cell table:style-name="ce19" office:value-type="float" office:value="2237.5" calcext:value-type="float">
            <text:p>2,237.50</text:p>
          </table:table-cell>
          <table:table-cell table:style-name="ce19" office:value-type="float" office:value="1778.3" calcext:value-type="float">
            <text:p>1,778.30</text:p>
          </table:table-cell>
          <table:table-cell table:style-name="ce19" office:value-type="float" office:value="1550.5" calcext:value-type="float">
            <text:p>1,550.50</text:p>
          </table:table-cell>
          <table:table-cell table:style-name="ce19" office:value-type="float" office:value="1438.3" calcext:value-type="float">
            <text:p>1,438.30</text:p>
          </table:table-cell>
          <table:table-cell table:style-name="ce19" office:value-type="float" office:value="1525.3" calcext:value-type="float">
            <text:p>1,525.30</text:p>
          </table:table-cell>
          <table:table-cell table:style-name="ce19" office:value-type="float" office:value="1494.11953050307" calcext:value-type="float">
            <text:p>1,494.12</text:p>
          </table:table-cell>
          <table:table-cell table:style-name="ce19" office:value-type="float" office:value="1692.24738598157" calcext:value-type="float">
            <text:p>1,692.25</text:p>
          </table:table-cell>
          <table:table-cell table:style-name="ce19" office:value-type="float" office:value="2414.14345713786" calcext:value-type="float">
            <text:p>2,414.14</text:p>
          </table:table-cell>
          <table:table-cell table:style-name="ce19" office:value-type="float" office:value="2712.70938476745" calcext:value-type="float">
            <text:p>2,712.71</text:p>
          </table:table-cell>
          <table:table-cell table:style-name="ce19" office:value-type="float" office:value="2341.61551400564" calcext:value-type="float">
            <text:p>2,341.62</text:p>
          </table:table-cell>
          <table:table-cell table:style-name="ce19" office:value-type="float" office:value="2558.63507404997" calcext:value-type="float">
            <text:p>2,558.64</text:p>
          </table:table-cell>
          <table:table-cell table:style-name="ce19" office:value-type="float" office:value="2471.63683857132" calcext:value-type="float">
            <text:p>2,471.64</text:p>
          </table:table-cell>
          <table:table-cell table:style-name="ce19" office:value-type="float" office:value="2553.68326185778" calcext:value-type="float">
            <text:p>2,553.68</text:p>
          </table:table-cell>
          <table:table-cell table:style-name="ce19" office:value-type="float" office:value="2115.16450148352" calcext:value-type="float">
            <text:p>2,115.16</text:p>
          </table:table-cell>
          <table:table-cell table:style-name="ce19" office:value-type="float" office:value="2411.07528333194" calcext:value-type="float">
            <text:p>2,411.08</text:p>
          </table:table-cell>
          <table:table-cell table:style-name="ce19" office:value-type="float" office:value="2377.903" calcext:value-type="float">
            <text:p>2,377.90</text:p>
          </table:table-cell>
          <table:table-cell table:style-name="ce19" office:value-type="float" office:value="2420.09816" calcext:value-type="float">
            <text:p>2,420.10</text:p>
          </table:table-cell>
          <table:table-cell table:style-name="ce19" office:value-type="float" office:value="2688.458126" calcext:value-type="float">
            <text:p>2,688.46</text:p>
          </table:table-cell>
          <table:table-cell table:style-name="ce19" office:value-type="float" office:value="3280.089612" calcext:value-type="float">
            <text:p>3,280.09</text:p>
          </table:table-cell>
          <table:table-cell table:style-name="ce19" office:value-type="float" office:value="3606.659542" calcext:value-type="float">
            <text:p>3,606.66</text:p>
          </table:table-cell>
          <table:table-cell table:style-name="ce19" office:value-type="float" office:value="3803.078752" calcext:value-type="float">
            <text:p>3,803.08</text:p>
          </table:table-cell>
          <table:table-cell table:style-name="ce19" office:value-type="float" office:value="4997.656805" calcext:value-type="float">
            <text:p>4,997.66</text:p>
          </table:table-cell>
          <table:table-cell table:style-name="ce19" office:value-type="float" office:value="5472.651263" calcext:value-type="float">
            <text:p>5,472.65</text:p>
          </table:table-cell>
          <table:table-cell table:style-name="ce19" office:value-type="float" office:value="7288.259386" calcext:value-type="float">
            <text:p>7,288.26</text:p>
          </table:table-cell>
          <table:table-cell table:style-name="ce19" office:value-type="float" office:value="7569.532899" calcext:value-type="float">
            <text:p>7,569.53</text:p>
          </table:table-cell>
          <table:table-cell table:style-name="ce19" office:value-type="float" office:value="6802.176717" calcext:value-type="float">
            <text:p>6,802.18</text:p>
          </table:table-cell>
          <table:table-cell table:style-name="ce19" office:value-type="float" office:value="7651.469418" calcext:value-type="float">
            <text:p>7,651.47</text:p>
          </table:table-cell>
          <table:table-cell table:style-name="ce19" office:value-type="float" office:value="9470.906395" calcext:value-type="float">
            <text:p>9,470.91</text:p>
          </table:table-cell>
          <table:table-cell table:style-name="ce19" office:value-type="float" office:value="10514.256073" calcext:value-type="float">
            <text:p>10,514.26</text:p>
          </table:table-cell>
          <table:table-cell table:style-name="ce19" office:value-type="float" office:value="12181.090296" calcext:value-type="float">
            <text:p>12,181.09</text:p>
          </table:table-cell>
          <table:table-cell table:style-name="ce19" office:value-type="float" office:value="11751.976604" calcext:value-type="float">
            <text:p>11,751.98</text:p>
          </table:table-cell>
          <table:table-cell table:style-name="ce19" office:value-type="float" office:value="10954.642896" calcext:value-type="float">
            <text:p>10,954.64</text:p>
          </table:table-cell>
          <table:table-cell table:style-name="ce19" office:value-type="float" office:value="8011.726903" calcext:value-type="float">
            <text:p>8,011.73</text:p>
          </table:table-cell>
          <table:table-cell table:style-name="ce19" office:value-type="float" office:value="7353.172547" calcext:value-type="float">
            <text:p>7,353.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2524.6" calcext:value-type="float">
            <text:p>2,524.60</text:p>
          </table:table-cell>
          <table:table-cell table:style-name="ce19" office:value-type="float" office:value="2725.1" calcext:value-type="float">
            <text:p>2,725.10</text:p>
          </table:table-cell>
          <table:table-cell table:style-name="ce19" office:value-type="float" office:value="2535.5" calcext:value-type="float">
            <text:p>2,535.50</text:p>
          </table:table-cell>
          <table:table-cell table:style-name="ce19" office:value-type="float" office:value="1946" calcext:value-type="float">
            <text:p>1,946.00</text:p>
          </table:table-cell>
          <table:table-cell table:style-name="ce19" office:value-type="float" office:value="2343.4" calcext:value-type="float">
            <text:p>2,343.40</text:p>
          </table:table-cell>
          <table:table-cell table:style-name="ce19" office:value-type="float" office:value="1690.3" calcext:value-type="float">
            <text:p>1,690.30</text:p>
          </table:table-cell>
          <table:table-cell table:style-name="ce19" office:value-type="float" office:value="1941.1" calcext:value-type="float">
            <text:p>1,941.10</text:p>
          </table:table-cell>
          <table:table-cell table:style-name="ce19" office:value-type="float" office:value="2548.4" calcext:value-type="float">
            <text:p>2,548.40</text:p>
          </table:table-cell>
          <table:table-cell table:style-name="ce19" office:value-type="float" office:value="3331.6" calcext:value-type="float">
            <text:p>3,331.60</text:p>
          </table:table-cell>
          <table:table-cell table:style-name="ce19" office:value-type="float" office:value="3263.17487447125" calcext:value-type="float">
            <text:p>3,263.17</text:p>
          </table:table-cell>
          <table:table-cell table:style-name="ce19" office:value-type="float" office:value="3044.0068567626" calcext:value-type="float">
            <text:p>3,044.01</text:p>
          </table:table-cell>
          <table:table-cell table:style-name="ce19" office:value-type="float" office:value="2839.40069737669" calcext:value-type="float">
            <text:p>2,839.40</text:p>
          </table:table-cell>
          <table:table-cell table:style-name="ce19" office:value-type="float" office:value="2786.59174807647" calcext:value-type="float">
            <text:p>2,786.59</text:p>
          </table:table-cell>
          <table:table-cell table:style-name="ce19" office:value-type="float" office:value="2604.57170772385" calcext:value-type="float">
            <text:p>2,604.57</text:p>
          </table:table-cell>
          <table:table-cell table:style-name="ce19" office:value-type="float" office:value="3046.50059920578" calcext:value-type="float">
            <text:p>3,046.50</text:p>
          </table:table-cell>
          <table:table-cell table:style-name="ce19" office:value-type="float" office:value="4003.16812844946" calcext:value-type="float">
            <text:p>4,003.17</text:p>
          </table:table-cell>
          <table:table-cell table:style-name="ce19" office:value-type="float" office:value="3654.73201870561" calcext:value-type="float">
            <text:p>3,654.73</text:p>
          </table:table-cell>
          <table:table-cell table:style-name="ce19" office:value-type="float" office:value="3389.93245641112" calcext:value-type="float">
            <text:p>3,389.93</text:p>
          </table:table-cell>
          <table:table-cell table:style-name="ce19" office:value-type="float" office:value="3605.91893863713" calcext:value-type="float">
            <text:p>3,605.92</text:p>
          </table:table-cell>
          <table:table-cell table:style-name="ce19" office:value-type="float" office:value="3336.626" calcext:value-type="float">
            <text:p>3,336.63</text:p>
          </table:table-cell>
          <table:table-cell table:style-name="ce19" office:value-type="float" office:value="3432.892197" calcext:value-type="float">
            <text:p>3,432.89</text:p>
          </table:table-cell>
          <table:table-cell table:style-name="ce19" office:value-type="float" office:value="3972.026908" calcext:value-type="float">
            <text:p>3,972.03</text:p>
          </table:table-cell>
          <table:table-cell table:style-name="ce19" office:value-type="float" office:value="4143.067819" calcext:value-type="float">
            <text:p>4,143.07</text:p>
          </table:table-cell>
          <table:table-cell table:style-name="ce19" office:value-type="float" office:value="5701.92678" calcext:value-type="float">
            <text:p>5,701.93</text:p>
          </table:table-cell>
          <table:table-cell table:style-name="ce19" office:value-type="float" office:value="7533.866718" calcext:value-type="float">
            <text:p>7,533.87</text:p>
          </table:table-cell>
          <table:table-cell table:style-name="ce19" office:value-type="float" office:value="8017.616743" calcext:value-type="float">
            <text:p>8,017.62</text:p>
          </table:table-cell>
          <table:table-cell table:style-name="ce19" office:value-type="float" office:value="8813.705777" calcext:value-type="float">
            <text:p>8,813.71</text:p>
          </table:table-cell>
          <table:table-cell table:style-name="ce19" office:value-type="float" office:value="9715.93502" calcext:value-type="float">
            <text:p>9,715.94</text:p>
          </table:table-cell>
          <table:table-cell table:style-name="ce19" office:value-type="float" office:value="10512.4698" calcext:value-type="float">
            <text:p>10,512.47</text:p>
          </table:table-cell>
          <table:table-cell table:style-name="ce19" office:value-type="float" office:value="8015.723186" calcext:value-type="float">
            <text:p>8,015.72</text:p>
          </table:table-cell>
          <table:table-cell table:style-name="ce19" office:value-type="float" office:value="10108.974711" calcext:value-type="float">
            <text:p>10,108.97</text:p>
          </table:table-cell>
          <table:table-cell table:style-name="ce19" office:value-type="float" office:value="12011.848719" calcext:value-type="float">
            <text:p>12,011.85</text:p>
          </table:table-cell>
          <table:table-cell table:style-name="ce19" office:value-type="float" office:value="11307.940067" calcext:value-type="float">
            <text:p>11,307.94</text:p>
          </table:table-cell>
          <table:table-cell table:style-name="ce19" office:value-type="float" office:value="11313.110699" calcext:value-type="float">
            <text:p>11,313.11</text:p>
          </table:table-cell>
          <table:table-cell table:style-name="ce19" office:value-type="float" office:value="11015.948203" calcext:value-type="float">
            <text:p>11,015.95</text:p>
          </table:table-cell>
          <table:table-cell table:style-name="ce19" office:value-type="float" office:value="10690.947231" calcext:value-type="float">
            <text:p>10,690.95</text:p>
          </table:table-cell>
          <table:table-cell table:style-name="ce19" office:value-type="float" office:value="9761.188744" calcext:value-type="float">
            <text:p>9,761.19</text:p>
          </table:table-cell>
          <table:table-cell table:style-name="ce19" office:value-type="float" office:value="10759.223057" calcext:value-type="float">
            <text:p>10,759.2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888.3" calcext:value-type="float">
            <text:p>888.30</text:p>
          </table:table-cell>
          <table:table-cell table:style-name="ce19" office:value-type="float" office:value="838.8" calcext:value-type="float">
            <text:p>838.80</text:p>
          </table:table-cell>
          <table:table-cell table:style-name="ce19" office:value-type="float" office:value="1000.6" calcext:value-type="float">
            <text:p>1,000.60</text:p>
          </table:table-cell>
          <table:table-cell table:style-name="ce19" office:value-type="float" office:value="1163.3" calcext:value-type="float">
            <text:p>1,163.30</text:p>
          </table:table-cell>
          <table:table-cell table:style-name="ce19" office:value-type="float" office:value="1193.4" calcext:value-type="float">
            <text:p>1,193.40</text:p>
          </table:table-cell>
          <table:table-cell table:style-name="ce19" office:value-type="float" office:value="1452.3" calcext:value-type="float">
            <text:p>1,452.30</text:p>
          </table:table-cell>
          <table:table-cell table:style-name="ce19" office:value-type="float" office:value="1852.9" calcext:value-type="float">
            <text:p>1,852.90</text:p>
          </table:table-cell>
          <table:table-cell table:style-name="ce19" office:value-type="float" office:value="2649.5" calcext:value-type="float">
            <text:p>2,649.50</text:p>
          </table:table-cell>
          <table:table-cell table:style-name="ce19" office:value-type="float" office:value="2561.2" calcext:value-type="float">
            <text:p>2,561.20</text:p>
          </table:table-cell>
          <table:table-cell table:style-name="ce19" office:value-type="float" office:value="2419.55819169704" calcext:value-type="float">
            <text:p>2,419.56</text:p>
          </table:table-cell>
          <table:table-cell table:style-name="ce19" office:value-type="float" office:value="4072.27159374553" calcext:value-type="float">
            <text:p>4,072.27</text:p>
          </table:table-cell>
          <table:table-cell table:style-name="ce19" office:value-type="float" office:value="4326.09490772666" calcext:value-type="float">
            <text:p>4,326.09</text:p>
          </table:table-cell>
          <table:table-cell table:style-name="ce19" office:value-type="float" office:value="4230.59229823867" calcext:value-type="float">
            <text:p>4,230.59</text:p>
          </table:table-cell>
          <table:table-cell table:style-name="ce19" office:value-type="float" office:value="5088.84612631692" calcext:value-type="float">
            <text:p>5,088.85</text:p>
          </table:table-cell>
          <table:table-cell table:style-name="ce19" office:value-type="float" office:value="3877.33713430887" calcext:value-type="float">
            <text:p>3,877.34</text:p>
          </table:table-cell>
          <table:table-cell table:style-name="ce19" office:value-type="float" office:value="6355.85732782162" calcext:value-type="float">
            <text:p>6,355.86</text:p>
          </table:table-cell>
          <table:table-cell table:style-name="ce19" office:value-type="float" office:value="7574.8686032094" calcext:value-type="float">
            <text:p>7,574.87</text:p>
          </table:table-cell>
          <table:table-cell table:style-name="ce19" office:value-type="float" office:value="7925.7081428664" calcext:value-type="float">
            <text:p>7,925.71</text:p>
          </table:table-cell>
          <table:table-cell table:style-name="ce19" office:value-type="float" office:value="7742.0404538741" calcext:value-type="float">
            <text:p>7,742.04</text:p>
          </table:table-cell>
          <table:table-cell table:style-name="ce19" office:value-type="float" office:value="6269.639" calcext:value-type="float">
            <text:p>6,269.64</text:p>
          </table:table-cell>
          <table:table-cell table:style-name="ce19" office:value-type="float" office:value="7637.877025" calcext:value-type="float">
            <text:p>7,637.88</text:p>
          </table:table-cell>
          <table:table-cell table:style-name="ce19" office:value-type="float" office:value="5329.665776" calcext:value-type="float">
            <text:p>5,329.67</text:p>
          </table:table-cell>
          <table:table-cell table:style-name="ce19" office:value-type="float" office:value="7122.606241" calcext:value-type="float">
            <text:p>7,122.61</text:p>
          </table:table-cell>
          <table:table-cell table:style-name="ce19" office:value-type="float" office:value="10039.292445" calcext:value-type="float">
            <text:p>10,039.29</text:p>
          </table:table-cell>
          <table:table-cell table:style-name="ce19" office:value-type="float" office:value="14647.899905" calcext:value-type="float">
            <text:p>14,647.90</text:p>
          </table:table-cell>
          <table:table-cell table:style-name="ce19" office:value-type="float" office:value="15394.024907" calcext:value-type="float">
            <text:p>15,394.02</text:p>
          </table:table-cell>
          <table:table-cell table:style-name="ce19" office:value-type="float" office:value="17720.959805" calcext:value-type="float">
            <text:p>17,720.96</text:p>
          </table:table-cell>
          <table:table-cell table:style-name="ce19" office:value-type="float" office:value="20479.645564" calcext:value-type="float">
            <text:p>20,479.65</text:p>
          </table:table-cell>
          <table:table-cell table:style-name="ce19" office:value-type="float" office:value="22198.477483" calcext:value-type="float">
            <text:p>22,198.48</text:p>
          </table:table-cell>
          <table:table-cell table:style-name="ce19" office:value-type="float" office:value="16212.860942" calcext:value-type="float">
            <text:p>16,212.86</text:p>
          </table:table-cell>
          <table:table-cell table:style-name="ce19" office:value-type="float" office:value="21454.602391" calcext:value-type="float">
            <text:p>21,454.60</text:p>
          </table:table-cell>
          <table:table-cell table:style-name="ce19" office:value-type="float" office:value="27979.945729" calcext:value-type="float">
            <text:p>27,979.95</text:p>
          </table:table-cell>
          <table:table-cell table:style-name="ce19" office:value-type="float" office:value="25717.922359" calcext:value-type="float">
            <text:p>25,717.92</text:p>
          </table:table-cell>
          <table:table-cell table:style-name="ce19" office:value-type="float" office:value="28359.735799" calcext:value-type="float">
            <text:p>28,359.74</text:p>
          </table:table-cell>
          <table:table-cell table:style-name="ce19" office:value-type="float" office:value="25859.591479" calcext:value-type="float">
            <text:p>25,859.59</text:p>
          </table:table-cell>
          <table:table-cell table:style-name="ce19" office:value-type="float" office:value="25098.23521" calcext:value-type="float">
            <text:p>25,098.24</text:p>
          </table:table-cell>
          <table:table-cell table:style-name="ce19" office:value-type="float" office:value="24568.524092" calcext:value-type="float">
            <text:p>24,568.52</text:p>
          </table:table-cell>
          <table:table-cell table:style-name="ce19" office:value-type="float" office:value="24666.438159" calcext:value-type="float">
            <text:p>24,666.4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9" office:value-type="float" office:value="12638.9" calcext:value-type="float">
            <text:p>12,638.90</text:p>
          </table:table-cell>
          <table:table-cell table:style-name="ce19" office:value-type="float" office:value="11579.7" calcext:value-type="float">
            <text:p>11,579.70</text:p>
          </table:table-cell>
          <table:table-cell table:style-name="ce19" office:value-type="float" office:value="12901.7" calcext:value-type="float">
            <text:p>12,901.70</text:p>
          </table:table-cell>
          <table:table-cell table:style-name="ce19" office:value-type="float" office:value="13879" calcext:value-type="float">
            <text:p>13,879.00</text:p>
          </table:table-cell>
          <table:table-cell table:style-name="ce19" office:value-type="float" office:value="14261.3" calcext:value-type="float">
            <text:p>14,261.30</text:p>
          </table:table-cell>
          <table:table-cell table:style-name="ce19" office:value-type="float" office:value="15747.7" calcext:value-type="float">
            <text:p>15,747.70</text:p>
          </table:table-cell>
          <table:table-cell table:style-name="ce19" office:value-type="float" office:value="20583" calcext:value-type="float">
            <text:p>20,583.00</text:p>
          </table:table-cell>
          <table:table-cell table:style-name="ce19" office:value-type="float" office:value="25748.2" calcext:value-type="float">
            <text:p>25,748.20</text:p>
          </table:table-cell>
          <table:table-cell table:style-name="ce19" office:value-type="float" office:value="30093" calcext:value-type="float">
            <text:p>30,093.00</text:p>
          </table:table-cell>
          <table:table-cell table:style-name="ce19" office:value-type="float" office:value="31572.7923827228" calcext:value-type="float">
            <text:p>31,572.79</text:p>
          </table:table-cell>
          <table:table-cell table:style-name="ce19" office:value-type="float" office:value="33956.8230465502" calcext:value-type="float">
            <text:p>33,956.82</text:p>
          </table:table-cell>
          <table:table-cell table:style-name="ce19" office:value-type="float" office:value="30690.5713710153" calcext:value-type="float">
            <text:p>30,690.57</text:p>
          </table:table-cell>
          <table:table-cell table:style-name="ce19" office:value-type="float" office:value="33328.4459581544" calcext:value-type="float">
            <text:p>33,328.45</text:p>
          </table:table-cell>
          <table:table-cell table:style-name="ce19" office:value-type="float" office:value="28199.2094959037" calcext:value-type="float">
            <text:p>28,199.21</text:p>
          </table:table-cell>
          <table:table-cell table:style-name="ce19" office:value-type="float" office:value="33454.9541154144" calcext:value-type="float">
            <text:p>33,454.95</text:p>
          </table:table-cell>
          <table:table-cell table:style-name="ce19" office:value-type="float" office:value="40650.347974679" calcext:value-type="float">
            <text:p>40,650.35</text:p>
          </table:table-cell>
          <table:table-cell table:style-name="ce19" office:value-type="float" office:value="40976.8614657957" calcext:value-type="float">
            <text:p>40,976.86</text:p>
          </table:table-cell>
          <table:table-cell table:style-name="ce19" office:value-type="float" office:value="43254.9633995309" calcext:value-type="float">
            <text:p>43,254.96</text:p>
          </table:table-cell>
          <table:table-cell table:style-name="ce19" office:value-type="float" office:value="46544.406276943" calcext:value-type="float">
            <text:p>46,544.41</text:p>
          </table:table-cell>
          <table:table-cell table:style-name="ce19" office:value-type="float" office:value="45362.555" calcext:value-type="float">
            <text:p>45,362.56</text:p>
          </table:table-cell>
          <table:table-cell table:style-name="ce19" office:value-type="float" office:value="45529.622674" calcext:value-type="float">
            <text:p>45,529.62</text:p>
          </table:table-cell>
          <table:table-cell table:style-name="ce19" office:value-type="float" office:value="47248.812796" calcext:value-type="float">
            <text:p>47,248.81</text:p>
          </table:table-cell>
          <table:table-cell table:style-name="ce19" office:value-type="float" office:value="50837.218244" calcext:value-type="float">
            <text:p>50,837.22</text:p>
          </table:table-cell>
          <table:table-cell table:style-name="ce19" office:value-type="float" office:value="62838.735019" calcext:value-type="float">
            <text:p>62,838.74</text:p>
          </table:table-cell>
          <table:table-cell table:style-name="ce19" office:value-type="float" office:value="74569.405761" calcext:value-type="float">
            <text:p>74,569.41</text:p>
          </table:table-cell>
          <table:table-cell table:style-name="ce19" office:value-type="float" office:value="74192.698325" calcext:value-type="float">
            <text:p>74,192.70</text:p>
          </table:table-cell>
          <table:table-cell table:style-name="ce19" office:value-type="float" office:value="80446.202487" calcext:value-type="float">
            <text:p>80,446.20</text:p>
          </table:table-cell>
          <table:table-cell table:style-name="ce19" office:value-type="float" office:value="95438.225741" calcext:value-type="float">
            <text:p>95,438.23</text:p>
          </table:table-cell>
          <table:table-cell table:style-name="ce19" office:value-type="float" office:value="94652.275484" calcext:value-type="float">
            <text:p>94,652.28</text:p>
          </table:table-cell>
          <table:table-cell table:style-name="ce19" office:value-type="float" office:value="74159.014607" calcext:value-type="float">
            <text:p>74,159.01</text:p>
          </table:table-cell>
          <table:table-cell table:style-name="ce19" office:value-type="float" office:value="77800.958853" calcext:value-type="float">
            <text:p>77,800.96</text:p>
          </table:table-cell>
          <table:table-cell table:style-name="ce19" office:value-type="float" office:value="91249.841278" calcext:value-type="float">
            <text:p>91,249.84</text:p>
          </table:table-cell>
          <table:table-cell table:style-name="ce19" office:value-type="float" office:value="91035.911739" calcext:value-type="float">
            <text:p>91,035.91</text:p>
          </table:table-cell>
          <table:table-cell table:style-name="ce19" office:value-type="float" office:value="94637.983" calcext:value-type="float">
            <text:p>94,637.98</text:p>
          </table:table-cell>
          <table:table-cell table:style-name="ce19" office:value-type="float" office:value="105091.513022" calcext:value-type="float">
            <text:p>105,091.51</text:p>
          </table:table-cell>
          <table:table-cell table:style-name="ce19" office:value-type="float" office:value="98716.700626" calcext:value-type="float">
            <text:p>98,716.70</text:p>
          </table:table-cell>
          <table:table-cell table:style-name="ce19" office:value-type="float" office:value="95156.137726" calcext:value-type="float">
            <text:p>95,156.14</text:p>
          </table:table-cell>
          <table:table-cell table:style-name="ce19" office:value-type="float" office:value="95150.786613" calcext:value-type="float">
            <text:p>95,150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8" office:value-type="float" office:value="11820.4" calcext:value-type="float">
            <text:p>11,820.40</text:p>
          </table:table-cell>
          <table:table-cell table:style-name="ce18" office:value-type="float" office:value="11502.9" calcext:value-type="float">
            <text:p>11,502.90</text:p>
          </table:table-cell>
          <table:table-cell table:style-name="ce18" office:value-type="float" office:value="11602.5" calcext:value-type="float">
            <text:p>11,602.50</text:p>
          </table:table-cell>
          <table:table-cell table:style-name="ce18" office:value-type="float" office:value="12796.7" calcext:value-type="float">
            <text:p>12,796.70</text:p>
          </table:table-cell>
          <table:table-cell table:style-name="ce18" office:value-type="float" office:value="16421.1" calcext:value-type="float">
            <text:p>16,421.10</text:p>
          </table:table-cell>
          <table:table-cell table:style-name="ce18" office:value-type="float" office:value="19047.1" calcext:value-type="float">
            <text:p>19,047.10</text:p>
          </table:table-cell>
          <table:table-cell table:style-name="ce18" office:value-type="float" office:value="25518.8" calcext:value-type="float">
            <text:p>25,518.80</text:p>
          </table:table-cell>
          <table:table-cell table:style-name="ce18" office:value-type="float" office:value="27876.6" calcext:value-type="float">
            <text:p>27,876.60</text:p>
          </table:table-cell>
          <table:table-cell table:style-name="ce18" office:value-type="float" office:value="26020.4" calcext:value-type="float">
            <text:p>26,020.40</text:p>
          </table:table-cell>
          <table:table-cell table:style-name="ce18" office:value-type="float" office:value="24835.0979036087" calcext:value-type="float">
            <text:p>24,835.10</text:p>
          </table:table-cell>
          <table:table-cell table:style-name="ce18" office:value-type="float" office:value="29025.7135798345" calcext:value-type="float">
            <text:p>29,025.71</text:p>
          </table:table-cell>
          <table:table-cell table:style-name="ce18" office:value-type="float" office:value="25196.9348293436" calcext:value-type="float">
            <text:p>25,196.93</text:p>
          </table:table-cell>
          <table:table-cell table:style-name="ce18" office:value-type="float" office:value="27371.2385689358" calcext:value-type="float">
            <text:p>27,371.24</text:p>
          </table:table-cell>
          <table:table-cell table:style-name="ce18" office:value-type="float" office:value="28248.6176699869" calcext:value-type="float">
            <text:p>28,248.62</text:p>
          </table:table-cell>
          <table:table-cell table:style-name="ce18" office:value-type="float" office:value="33516.1412343789" calcext:value-type="float">
            <text:p>33,516.14</text:p>
          </table:table-cell>
          <table:table-cell table:style-name="ce18" office:value-type="float" office:value="38175.5990842155" calcext:value-type="float">
            <text:p>38,175.60</text:p>
          </table:table-cell>
          <table:table-cell table:style-name="ce18" office:value-type="float" office:value="39926.7753387215" calcext:value-type="float">
            <text:p>39,926.78</text:p>
          </table:table-cell>
          <table:table-cell table:style-name="ce18" office:value-type="float" office:value="44143.270073625" calcext:value-type="float">
            <text:p>44,143.27</text:p>
          </table:table-cell>
          <table:table-cell table:style-name="ce18" office:value-type="float" office:value="50863.8700083354" calcext:value-type="float">
            <text:p>50,863.87</text:p>
          </table:table-cell>
          <table:table-cell table:style-name="ce18" office:value-type="float" office:value="54798.056" calcext:value-type="float">
            <text:p>54,798.06</text:p>
          </table:table-cell>
          <table:table-cell table:style-name="ce18" office:value-type="float" office:value="56876.383979" calcext:value-type="float">
            <text:p>56,876.38</text:p>
          </table:table-cell>
          <table:table-cell table:style-name="ce18" office:value-type="float" office:value="60725.433394" calcext:value-type="float">
            <text:p>60,725.43</text:p>
          </table:table-cell>
          <table:table-cell table:style-name="ce18" office:value-type="float" office:value="64533.913192" calcext:value-type="float">
            <text:p>64,533.91</text:p>
          </table:table-cell>
          <table:table-cell table:style-name="ce18" office:value-type="float" office:value="69657.152589" calcext:value-type="float">
            <text:p>69,657.15</text:p>
          </table:table-cell>
          <table:table-cell table:style-name="ce18" office:value-type="float" office:value="80623.431168" calcext:value-type="float">
            <text:p>80,623.43</text:p>
          </table:table-cell>
          <table:table-cell table:style-name="ce18" office:value-type="float" office:value="85408.288686" calcext:value-type="float">
            <text:p>85,408.29</text:p>
          </table:table-cell>
          <table:table-cell table:style-name="ce18" office:value-type="float" office:value="95708.759287" calcext:value-type="float">
            <text:p>95,708.76</text:p>
          </table:table-cell>
          <table:table-cell table:style-name="ce18" office:value-type="float" office:value="100085.202546" calcext:value-type="float">
            <text:p>100,085.20</text:p>
          </table:table-cell>
          <table:table-cell table:style-name="ce18" office:value-type="float" office:value="104664.810363" calcext:value-type="float">
            <text:p>104,664.81</text:p>
          </table:table-cell>
          <table:table-cell table:style-name="ce18" office:value-type="float" office:value="75472.941482" calcext:value-type="float">
            <text:p>75,472.94</text:p>
          </table:table-cell>
          <table:table-cell table:style-name="ce18" office:value-type="float" office:value="85974.691759" calcext:value-type="float">
            <text:p>85,974.69</text:p>
          </table:table-cell>
          <table:table-cell table:style-name="ce18" office:value-type="float" office:value="101684.240773" calcext:value-type="float">
            <text:p>101,684.24</text:p>
          </table:table-cell>
          <table:table-cell table:style-name="ce18" office:value-type="float" office:value="110937.809912" calcext:value-type="float">
            <text:p>110,937.81</text:p>
          </table:table-cell>
          <table:table-cell table:style-name="ce18" office:value-type="float" office:value="119049.662776" calcext:value-type="float">
            <text:p>119,049.66</text:p>
          </table:table-cell>
          <table:table-cell table:style-name="ce18" office:value-type="float" office:value="127958.903668" calcext:value-type="float">
            <text:p>127,958.90</text:p>
          </table:table-cell>
          <table:table-cell table:style-name="ce18" office:value-type="float" office:value="126938.507439" calcext:value-type="float">
            <text:p>126,938.51</text:p>
          </table:table-cell>
          <table:table-cell table:style-name="ce18" office:value-type="float" office:value="118536.836742" calcext:value-type="float">
            <text:p>118,536.84</text:p>
          </table:table-cell>
          <table:table-cell table:style-name="ce18" office:value-type="float" office:value="126799.047488" calcext:value-type="float">
            <text:p>126,799.05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-Imports" table:style-name="ta14">
        <table:table-column table:style-name="co19" table:default-cell-style-name="ce11"/>
        <table:table-column table:style-name="co20" table:default-cell-style-name="ce11"/>
        <table:table-column table:style-name="co22" table:number-columns-repeated="26" table:default-cell-style-name="ce11"/>
        <table:table-column table:style-name="co23" table:number-columns-repeated="12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5" table:number-rows-spanned="1">
            <text:p>Germany</text:p>
          </table:table-cell>
          <table:covered-table-cell table:number-columns-repeated="4" table:style-name="ce39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DE-Imports_from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709" calcext:value-type="float">
            <text:p>709.00</text:p>
          </table:table-cell>
          <table:table-cell table:style-name="ce19" office:value-type="float" office:value="495.7" calcext:value-type="float">
            <text:p>495.70</text:p>
          </table:table-cell>
          <table:table-cell table:style-name="ce19" office:value-type="float" office:value="576.2" calcext:value-type="float">
            <text:p>576.20</text:p>
          </table:table-cell>
          <table:table-cell table:style-name="ce19" office:value-type="float" office:value="540.2" calcext:value-type="float">
            <text:p>540.20</text:p>
          </table:table-cell>
          <table:table-cell table:style-name="ce19" office:value-type="float" office:value="628.1" calcext:value-type="float">
            <text:p>628.10</text:p>
          </table:table-cell>
          <table:table-cell table:style-name="ce19" office:value-type="float" office:value="575.8" calcext:value-type="float">
            <text:p>575.80</text:p>
          </table:table-cell>
          <table:table-cell table:style-name="ce19" office:value-type="float" office:value="636.6" calcext:value-type="float">
            <text:p>636.60</text:p>
          </table:table-cell>
          <table:table-cell table:style-name="ce19" office:value-type="float" office:value="609.5" calcext:value-type="float">
            <text:p>609.50</text:p>
          </table:table-cell>
          <table:table-cell table:style-name="ce19" office:value-type="float" office:value="900.8" calcext:value-type="float">
            <text:p>900.80</text:p>
          </table:table-cell>
          <table:table-cell table:style-name="ce19" office:value-type="float" office:value="856.06921840243" calcext:value-type="float">
            <text:p>856.07</text:p>
          </table:table-cell>
          <table:table-cell table:style-name="ce19" office:value-type="float" office:value="1224.60465822382" calcext:value-type="float">
            <text:p>1,224.60</text:p>
          </table:table-cell>
          <table:table-cell table:style-name="ce19" office:value-type="float" office:value="1265.02859088508" calcext:value-type="float">
            <text:p>1,265.03</text:p>
          </table:table-cell>
          <table:table-cell table:style-name="ce19" office:value-type="float" office:value="1169.50439102844" calcext:value-type="float">
            <text:p>1,169.50</text:p>
          </table:table-cell>
          <table:table-cell table:style-name="ce19" office:value-type="float" office:value="949.482319377483" calcext:value-type="float">
            <text:p>949.48</text:p>
          </table:table-cell>
          <table:table-cell table:style-name="ce19" office:value-type="float" office:value="942.04451850332" calcext:value-type="float">
            <text:p>942.04</text:p>
          </table:table-cell>
          <table:table-cell table:style-name="ce19" office:value-type="float" office:value="1010.28650954185" calcext:value-type="float">
            <text:p>1,010.29</text:p>
          </table:table-cell>
          <table:table-cell table:style-name="ce19" office:value-type="float" office:value="895.900684146608" calcext:value-type="float">
            <text:p>895.90</text:p>
          </table:table-cell>
          <table:table-cell table:style-name="ce19" office:value-type="float" office:value="779.663840788418" calcext:value-type="float">
            <text:p>779.66</text:p>
          </table:table-cell>
          <table:table-cell table:style-name="ce19" office:value-type="float" office:value="848.46815069803" calcext:value-type="float">
            <text:p>848.47</text:p>
          </table:table-cell>
          <table:table-cell table:style-name="ce19" office:value-type="float" office:value="916.986" calcext:value-type="float">
            <text:p>916.99</text:p>
          </table:table-cell>
          <table:table-cell table:style-name="ce19" office:value-type="float" office:value="680.822971" calcext:value-type="float">
            <text:p>680.82</text:p>
          </table:table-cell>
          <table:table-cell table:style-name="ce19" office:value-type="float" office:value="505.132675" calcext:value-type="float">
            <text:p>505.13</text:p>
          </table:table-cell>
          <table:table-cell table:style-name="ce19" office:value-type="float" office:value="601.981913" calcext:value-type="float">
            <text:p>601.98</text:p>
          </table:table-cell>
          <table:table-cell table:style-name="ce19" office:value-type="float" office:value="718.319569" calcext:value-type="float">
            <text:p>718.32</text:p>
          </table:table-cell>
          <table:table-cell table:style-name="ce19" office:value-type="float" office:value="869.000061" calcext:value-type="float">
            <text:p>869.00</text:p>
          </table:table-cell>
          <table:table-cell table:style-name="ce19" office:value-type="float" office:value="874.388069" calcext:value-type="float">
            <text:p>874.39</text:p>
          </table:table-cell>
          <table:table-cell table:style-name="ce19" office:value-type="float" office:value="1211.898268" calcext:value-type="float">
            <text:p>1,211.90</text:p>
          </table:table-cell>
          <table:table-cell table:style-name="ce19" office:value-type="float" office:value="1555.454497" calcext:value-type="float">
            <text:p>1,555.45</text:p>
          </table:table-cell>
          <table:table-cell table:style-name="ce19" office:value-type="float" office:value="1858.409739" calcext:value-type="float">
            <text:p>1,858.41</text:p>
          </table:table-cell>
          <table:table-cell table:style-name="ce19" office:value-type="float" office:value="1464.42523" calcext:value-type="float">
            <text:p>1,464.43</text:p>
          </table:table-cell>
          <table:table-cell table:style-name="ce19" office:value-type="float" office:value="1827.493454" calcext:value-type="float">
            <text:p>1,827.49</text:p>
          </table:table-cell>
          <table:table-cell table:style-name="ce19" office:value-type="float" office:value="2511.563769" calcext:value-type="float">
            <text:p>2,511.56</text:p>
          </table:table-cell>
          <table:table-cell table:style-name="ce19" office:value-type="float" office:value="1892.248025" calcext:value-type="float">
            <text:p>1,892.25</text:p>
          </table:table-cell>
          <table:table-cell table:style-name="ce19" office:value-type="float" office:value="1694.340293" calcext:value-type="float">
            <text:p>1,694.34</text:p>
          </table:table-cell>
          <table:table-cell table:style-name="ce19" office:value-type="float" office:value="1653.669564" calcext:value-type="float">
            <text:p>1,653.67</text:p>
          </table:table-cell>
          <table:table-cell table:style-name="ce19" office:value-type="float" office:value="1365.432862" calcext:value-type="float">
            <text:p>1,365.43</text:p>
          </table:table-cell>
          <table:table-cell table:style-name="ce19" office:value-type="float" office:value="1284.736053" calcext:value-type="float">
            <text:p>1,284.74</text:p>
          </table:table-cell>
          <table:table-cell table:style-name="ce19" office:value-type="float" office:value="1051.014267" calcext:value-type="float">
            <text:p>1,051.0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716.4" calcext:value-type="float">
            <text:p>716.40</text:p>
          </table:table-cell>
          <table:table-cell table:style-name="ce18" office:value-type="float" office:value="616.9" calcext:value-type="float">
            <text:p>616.90</text:p>
          </table:table-cell>
          <table:table-cell table:style-name="ce18" office:value-type="float" office:value="612.1" calcext:value-type="float">
            <text:p>612.10</text:p>
          </table:table-cell>
          <table:table-cell table:style-name="ce18" office:value-type="float" office:value="538.4" calcext:value-type="float">
            <text:p>538.40</text:p>
          </table:table-cell>
          <table:table-cell table:style-name="ce18" office:value-type="float" office:value="703.8" calcext:value-type="float">
            <text:p>703.80</text:p>
          </table:table-cell>
          <table:table-cell table:style-name="ce18" office:value-type="float" office:value="716.5" calcext:value-type="float">
            <text:p>716.50</text:p>
          </table:table-cell>
          <table:table-cell table:style-name="ce18" office:value-type="float" office:value="813.7" calcext:value-type="float">
            <text:p>813.70</text:p>
          </table:table-cell>
          <table:table-cell table:style-name="ce18" office:value-type="float" office:value="1023" calcext:value-type="float">
            <text:p>1,023.00</text:p>
          </table:table-cell>
          <table:table-cell table:style-name="ce18" office:value-type="float" office:value="1204.9" calcext:value-type="float">
            <text:p>1,204.90</text:p>
          </table:table-cell>
          <table:table-cell table:style-name="ce18" office:value-type="float" office:value="1268.31296640405" calcext:value-type="float">
            <text:p>1,268.31</text:p>
          </table:table-cell>
          <table:table-cell table:style-name="ce18" office:value-type="float" office:value="1356.07032813708" calcext:value-type="float">
            <text:p>1,356.07</text:p>
          </table:table-cell>
          <table:table-cell table:style-name="ce18" office:value-type="float" office:value="1259.65215491405" calcext:value-type="float">
            <text:p>1,259.65</text:p>
          </table:table-cell>
          <table:table-cell table:style-name="ce18" office:value-type="float" office:value="1371.913443162" calcext:value-type="float">
            <text:p>1,371.91</text:p>
          </table:table-cell>
          <table:table-cell table:style-name="ce18" office:value-type="float" office:value="977.849755371611" calcext:value-type="float">
            <text:p>977.85</text:p>
          </table:table-cell>
          <table:table-cell table:style-name="ce18" office:value-type="float" office:value="1116.47796065592" calcext:value-type="float">
            <text:p>1,116.48</text:p>
          </table:table-cell>
          <table:table-cell table:style-name="ce18" office:value-type="float" office:value="1198.66251875659" calcext:value-type="float">
            <text:p>1,198.66</text:p>
          </table:table-cell>
          <table:table-cell table:style-name="ce18" office:value-type="float" office:value="1039.7167586475" calcext:value-type="float">
            <text:p>1,039.72</text:p>
          </table:table-cell>
          <table:table-cell table:style-name="ce18" office:value-type="float" office:value="1124.54108006074" calcext:value-type="float">
            <text:p>1,124.54</text:p>
          </table:table-cell>
          <table:table-cell table:style-name="ce18" office:value-type="float" office:value="1259.03027666997" calcext:value-type="float">
            <text:p>1,259.03</text:p>
          </table:table-cell>
          <table:table-cell table:style-name="ce18" office:value-type="float" office:value="1052.064" calcext:value-type="float">
            <text:p>1,052.06</text:p>
          </table:table-cell>
          <table:table-cell table:style-name="ce18" office:value-type="float" office:value="824.374733" calcext:value-type="float">
            <text:p>824.37</text:p>
          </table:table-cell>
          <table:table-cell table:style-name="ce18" office:value-type="float" office:value="792.543754" calcext:value-type="float">
            <text:p>792.54</text:p>
          </table:table-cell>
          <table:table-cell table:style-name="ce18" office:value-type="float" office:value="836.969421" calcext:value-type="float">
            <text:p>836.97</text:p>
          </table:table-cell>
          <table:table-cell table:style-name="ce18" office:value-type="float" office:value="915.195632" calcext:value-type="float">
            <text:p>915.20</text:p>
          </table:table-cell>
          <table:table-cell table:style-name="ce18" office:value-type="float" office:value="1124.515405" calcext:value-type="float">
            <text:p>1,124.52</text:p>
          </table:table-cell>
          <table:table-cell table:style-name="ce18" office:value-type="float" office:value="1028.038874" calcext:value-type="float">
            <text:p>1,028.04</text:p>
          </table:table-cell>
          <table:table-cell table:style-name="ce18" office:value-type="float" office:value="1325.914069" calcext:value-type="float">
            <text:p>1,325.91</text:p>
          </table:table-cell>
          <table:table-cell table:style-name="ce18" office:value-type="float" office:value="1426.610081" calcext:value-type="float">
            <text:p>1,426.61</text:p>
          </table:table-cell>
          <table:table-cell table:style-name="ce18" office:value-type="float" office:value="1698.741424" calcext:value-type="float">
            <text:p>1,698.74</text:p>
          </table:table-cell>
          <table:table-cell table:style-name="ce18" office:value-type="float" office:value="1757.620348" calcext:value-type="float">
            <text:p>1,757.62</text:p>
          </table:table-cell>
          <table:table-cell table:style-name="ce18" office:value-type="float" office:value="2053.803075" calcext:value-type="float">
            <text:p>2,053.80</text:p>
          </table:table-cell>
          <table:table-cell table:style-name="ce18" office:value-type="float" office:value="2844.466718" calcext:value-type="float">
            <text:p>2,844.47</text:p>
          </table:table-cell>
          <table:table-cell table:style-name="ce18" office:value-type="float" office:value="2624.23914" calcext:value-type="float">
            <text:p>2,624.24</text:p>
          </table:table-cell>
          <table:table-cell table:style-name="ce18" office:value-type="float" office:value="2262.479417" calcext:value-type="float">
            <text:p>2,262.48</text:p>
          </table:table-cell>
          <table:table-cell table:style-name="ce18" office:value-type="float" office:value="1770.851857" calcext:value-type="float">
            <text:p>1,770.85</text:p>
          </table:table-cell>
          <table:table-cell table:style-name="ce18" office:value-type="float" office:value="1439.216548" calcext:value-type="float">
            <text:p>1,439.22</text:p>
          </table:table-cell>
          <table:table-cell table:style-name="ce18" office:value-type="float" office:value="1651.865914" calcext:value-type="float">
            <text:p>1,651.87</text:p>
          </table:table-cell>
          <table:table-cell table:style-name="ce18" office:value-type="float" office:value="2062.660277" calcext:value-type="float">
            <text:p>2,062.6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1606.5" calcext:value-type="float">
            <text:p>1,606.50</text:p>
          </table:table-cell>
          <table:table-cell table:style-name="ce19" office:value-type="float" office:value="1529.4" calcext:value-type="float">
            <text:p>1,529.40</text:p>
          </table:table-cell>
          <table:table-cell table:style-name="ce19" office:value-type="float" office:value="1727.3" calcext:value-type="float">
            <text:p>1,727.30</text:p>
          </table:table-cell>
          <table:table-cell table:style-name="ce19" office:value-type="float" office:value="1684.8" calcext:value-type="float">
            <text:p>1,684.80</text:p>
          </table:table-cell>
          <table:table-cell table:style-name="ce19" office:value-type="float" office:value="1946.9" calcext:value-type="float">
            <text:p>1,946.90</text:p>
          </table:table-cell>
          <table:table-cell table:style-name="ce19" office:value-type="float" office:value="2180.2" calcext:value-type="float">
            <text:p>2,180.20</text:p>
          </table:table-cell>
          <table:table-cell table:style-name="ce19" office:value-type="float" office:value="2019.1" calcext:value-type="float">
            <text:p>2,019.10</text:p>
          </table:table-cell>
          <table:table-cell table:style-name="ce19" office:value-type="float" office:value="2222.7" calcext:value-type="float">
            <text:p>2,222.70</text:p>
          </table:table-cell>
          <table:table-cell table:style-name="ce19" office:value-type="float" office:value="2810" calcext:value-type="float">
            <text:p>2,810.00</text:p>
          </table:table-cell>
          <table:table-cell table:style-name="ce19" office:value-type="float" office:value="2998.77126925013" calcext:value-type="float">
            <text:p>2,998.77</text:p>
          </table:table-cell>
          <table:table-cell table:style-name="ce19" office:value-type="float" office:value="3182.87794441094" calcext:value-type="float">
            <text:p>3,182.88</text:p>
          </table:table-cell>
          <table:table-cell table:style-name="ce19" office:value-type="float" office:value="3289.64041445167" calcext:value-type="float">
            <text:p>3,289.64</text:p>
          </table:table-cell>
          <table:table-cell table:style-name="ce19" office:value-type="float" office:value="3454.31976068947" calcext:value-type="float">
            <text:p>3,454.32</text:p>
          </table:table-cell>
          <table:table-cell table:style-name="ce19" office:value-type="float" office:value="2688.70186035634" calcext:value-type="float">
            <text:p>2,688.70</text:p>
          </table:table-cell>
          <table:table-cell table:style-name="ce19" office:value-type="float" office:value="3146.52841668717" calcext:value-type="float">
            <text:p>3,146.53</text:p>
          </table:table-cell>
          <table:table-cell table:style-name="ce19" office:value-type="float" office:value="3487.03127534861" calcext:value-type="float">
            <text:p>3,487.03</text:p>
          </table:table-cell>
          <table:table-cell table:style-name="ce19" office:value-type="float" office:value="3239.99442698569" calcext:value-type="float">
            <text:p>3,239.99</text:p>
          </table:table-cell>
          <table:table-cell table:style-name="ce19" office:value-type="float" office:value="3676.88453741795" calcext:value-type="float">
            <text:p>3,676.88</text:p>
          </table:table-cell>
          <table:table-cell table:style-name="ce19" office:value-type="float" office:value="3832.77177852635" calcext:value-type="float">
            <text:p>3,832.77</text:p>
          </table:table-cell>
          <table:table-cell table:style-name="ce19" office:value-type="float" office:value="3477.499" calcext:value-type="float">
            <text:p>3,477.50</text:p>
          </table:table-cell>
          <table:table-cell table:style-name="ce19" office:value-type="float" office:value="2803.524621" calcext:value-type="float">
            <text:p>2,803.52</text:p>
          </table:table-cell>
          <table:table-cell table:style-name="ce19" office:value-type="float" office:value="2841.785851" calcext:value-type="float">
            <text:p>2,841.79</text:p>
          </table:table-cell>
          <table:table-cell table:style-name="ce19" office:value-type="float" office:value="2708.880741" calcext:value-type="float">
            <text:p>2,708.88</text:p>
          </table:table-cell>
          <table:table-cell table:style-name="ce19" office:value-type="float" office:value="3401.208689" calcext:value-type="float">
            <text:p>3,401.21</text:p>
          </table:table-cell>
          <table:table-cell table:style-name="ce19" office:value-type="float" office:value="4258.104921" calcext:value-type="float">
            <text:p>4,258.10</text:p>
          </table:table-cell>
          <table:table-cell table:style-name="ce19" office:value-type="float" office:value="5437.94584" calcext:value-type="float">
            <text:p>5,437.95</text:p>
          </table:table-cell>
          <table:table-cell table:style-name="ce19" office:value-type="float" office:value="6482.317284" calcext:value-type="float">
            <text:p>6,482.32</text:p>
          </table:table-cell>
          <table:table-cell table:style-name="ce19" office:value-type="float" office:value="8503.28505" calcext:value-type="float">
            <text:p>8,503.29</text:p>
          </table:table-cell>
          <table:table-cell table:style-name="ce19" office:value-type="float" office:value="10158.084807" calcext:value-type="float">
            <text:p>10,158.08</text:p>
          </table:table-cell>
          <table:table-cell table:style-name="ce19" office:value-type="float" office:value="7061.882482" calcext:value-type="float">
            <text:p>7,061.88</text:p>
          </table:table-cell>
          <table:table-cell table:style-name="ce19" office:value-type="float" office:value="8033.568675" calcext:value-type="float">
            <text:p>8,033.57</text:p>
          </table:table-cell>
          <table:table-cell table:style-name="ce19" office:value-type="float" office:value="9745.341145" calcext:value-type="float">
            <text:p>9,745.34</text:p>
          </table:table-cell>
          <table:table-cell table:style-name="ce19" office:value-type="float" office:value="8843.201334" calcext:value-type="float">
            <text:p>8,843.20</text:p>
          </table:table-cell>
          <table:table-cell table:style-name="ce19" office:value-type="float" office:value="7508.126079" calcext:value-type="float">
            <text:p>7,508.13</text:p>
          </table:table-cell>
          <table:table-cell table:style-name="ce19" office:value-type="float" office:value="7882.136121" calcext:value-type="float">
            <text:p>7,882.14</text:p>
          </table:table-cell>
          <table:table-cell table:style-name="ce19" office:value-type="float" office:value="6053.690726" calcext:value-type="float">
            <text:p>6,053.69</text:p>
          </table:table-cell>
          <table:table-cell table:style-name="ce19" office:value-type="float" office:value="5787.995815" calcext:value-type="float">
            <text:p>5,788.00</text:p>
          </table:table-cell>
          <table:table-cell table:style-name="ce19" office:value-type="float" office:value="5747.709233" calcext:value-type="float">
            <text:p>5,747.7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1991.1" calcext:value-type="float">
            <text:p>1,991.10</text:p>
          </table:table-cell>
          <table:table-cell table:style-name="ce19" office:value-type="float" office:value="1452.3" calcext:value-type="float">
            <text:p>1,452.30</text:p>
          </table:table-cell>
          <table:table-cell table:style-name="ce19" office:value-type="float" office:value="1385.5" calcext:value-type="float">
            <text:p>1,385.50</text:p>
          </table:table-cell>
          <table:table-cell table:style-name="ce19" office:value-type="float" office:value="1297.1" calcext:value-type="float">
            <text:p>1,297.10</text:p>
          </table:table-cell>
          <table:table-cell table:style-name="ce19" office:value-type="float" office:value="1430.5" calcext:value-type="float">
            <text:p>1,430.50</text:p>
          </table:table-cell>
          <table:table-cell table:style-name="ce19" office:value-type="float" office:value="1311" calcext:value-type="float">
            <text:p>1,311.00</text:p>
          </table:table-cell>
          <table:table-cell table:style-name="ce19" office:value-type="float" office:value="1547.4" calcext:value-type="float">
            <text:p>1,547.40</text:p>
          </table:table-cell>
          <table:table-cell table:style-name="ce19" office:value-type="float" office:value="1876.8" calcext:value-type="float">
            <text:p>1,876.80</text:p>
          </table:table-cell>
          <table:table-cell table:style-name="ce19" office:value-type="float" office:value="2063.6" calcext:value-type="float">
            <text:p>2,063.60</text:p>
          </table:table-cell>
          <table:table-cell table:style-name="ce19" office:value-type="float" office:value="2316.56255838545" calcext:value-type="float">
            <text:p>2,316.56</text:p>
          </table:table-cell>
          <table:table-cell table:style-name="ce19" office:value-type="float" office:value="2792.95780229356" calcext:value-type="float">
            <text:p>2,792.96</text:p>
          </table:table-cell>
          <table:table-cell table:style-name="ce19" office:value-type="float" office:value="2922.65416317338" calcext:value-type="float">
            <text:p>2,922.65</text:p>
          </table:table-cell>
          <table:table-cell table:style-name="ce19" office:value-type="float" office:value="2738.82779643816" calcext:value-type="float">
            <text:p>2,738.83</text:p>
          </table:table-cell>
          <table:table-cell table:style-name="ce19" office:value-type="float" office:value="2397.67971287885" calcext:value-type="float">
            <text:p>2,397.68</text:p>
          </table:table-cell>
          <table:table-cell table:style-name="ce19" office:value-type="float" office:value="2700.10553144831" calcext:value-type="float">
            <text:p>2,700.11</text:p>
          </table:table-cell>
          <table:table-cell table:style-name="ce19" office:value-type="float" office:value="3749.31105663833" calcext:value-type="float">
            <text:p>3,749.31</text:p>
          </table:table-cell>
          <table:table-cell table:style-name="ce19" office:value-type="float" office:value="3295.41723763962" calcext:value-type="float">
            <text:p>3,295.42</text:p>
          </table:table-cell>
          <table:table-cell table:style-name="ce19" office:value-type="float" office:value="2957.98836165252" calcext:value-type="float">
            <text:p>2,957.99</text:p>
          </table:table-cell>
          <table:table-cell table:style-name="ce19" office:value-type="float" office:value="3129.5956738288" calcext:value-type="float">
            <text:p>3,129.60</text:p>
          </table:table-cell>
          <table:table-cell table:style-name="ce19" office:value-type="float" office:value="2754.596" calcext:value-type="float">
            <text:p>2,754.60</text:p>
          </table:table-cell>
          <table:table-cell table:style-name="ce19" office:value-type="float" office:value="2643.88284" calcext:value-type="float">
            <text:p>2,643.88</text:p>
          </table:table-cell>
          <table:table-cell table:style-name="ce19" office:value-type="float" office:value="2489.431159" calcext:value-type="float">
            <text:p>2,489.43</text:p>
          </table:table-cell>
          <table:table-cell table:style-name="ce19" office:value-type="float" office:value="2207.861597" calcext:value-type="float">
            <text:p>2,207.86</text:p>
          </table:table-cell>
          <table:table-cell table:style-name="ce19" office:value-type="float" office:value="2325.822738" calcext:value-type="float">
            <text:p>2,325.82</text:p>
          </table:table-cell>
          <table:table-cell table:style-name="ce19" office:value-type="float" office:value="2505.183774" calcext:value-type="float">
            <text:p>2,505.18</text:p>
          </table:table-cell>
          <table:table-cell table:style-name="ce19" office:value-type="float" office:value="2599.928648" calcext:value-type="float">
            <text:p>2,599.93</text:p>
          </table:table-cell>
          <table:table-cell table:style-name="ce19" office:value-type="float" office:value="3493.611702" calcext:value-type="float">
            <text:p>3,493.61</text:p>
          </table:table-cell>
          <table:table-cell table:style-name="ce19" office:value-type="float" office:value="3614.744335" calcext:value-type="float">
            <text:p>3,614.74</text:p>
          </table:table-cell>
          <table:table-cell table:style-name="ce19" office:value-type="float" office:value="4120.74667" calcext:value-type="float">
            <text:p>4,120.75</text:p>
          </table:table-cell>
          <table:table-cell table:style-name="ce19" office:value-type="float" office:value="3520.245567" calcext:value-type="float">
            <text:p>3,520.25</text:p>
          </table:table-cell>
          <table:table-cell table:style-name="ce19" office:value-type="float" office:value="4300.06646" calcext:value-type="float">
            <text:p>4,300.07</text:p>
          </table:table-cell>
          <table:table-cell table:style-name="ce19" office:value-type="float" office:value="5691.328823" calcext:value-type="float">
            <text:p>5,691.33</text:p>
          </table:table-cell>
          <table:table-cell table:style-name="ce19" office:value-type="float" office:value="4238.992757" calcext:value-type="float">
            <text:p>4,238.99</text:p>
          </table:table-cell>
          <table:table-cell table:style-name="ce19" office:value-type="float" office:value="4449.796639" calcext:value-type="float">
            <text:p>4,449.80</text:p>
          </table:table-cell>
          <table:table-cell table:style-name="ce19" office:value-type="float" office:value="3726.80949" calcext:value-type="float">
            <text:p>3,726.81</text:p>
          </table:table-cell>
          <table:table-cell table:style-name="ce19" office:value-type="float" office:value="3504.35921" calcext:value-type="float">
            <text:p>3,504.36</text:p>
          </table:table-cell>
          <table:table-cell table:style-name="ce19" office:value-type="float" office:value="3810.633088" calcext:value-type="float">
            <text:p>3,810.63</text:p>
          </table:table-cell>
          <table:table-cell table:style-name="ce19" office:value-type="float" office:value="3916.448563" calcext:value-type="float">
            <text:p>3,916.4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808" calcext:value-type="float">
            <text:p>808.00</text:p>
          </table:table-cell>
          <table:table-cell table:style-name="ce19" office:value-type="float" office:value="769.1" calcext:value-type="float">
            <text:p>769.10</text:p>
          </table:table-cell>
          <table:table-cell table:style-name="ce19" office:value-type="float" office:value="701.6" calcext:value-type="float">
            <text:p>701.60</text:p>
          </table:table-cell>
          <table:table-cell table:style-name="ce19" office:value-type="float" office:value="767.8" calcext:value-type="float">
            <text:p>767.80</text:p>
          </table:table-cell>
          <table:table-cell table:style-name="ce19" office:value-type="float" office:value="851" calcext:value-type="float">
            <text:p>851.00</text:p>
          </table:table-cell>
          <table:table-cell table:style-name="ce19" office:value-type="float" office:value="871.3" calcext:value-type="float">
            <text:p>871.30</text:p>
          </table:table-cell>
          <table:table-cell table:style-name="ce19" office:value-type="float" office:value="1251" calcext:value-type="float">
            <text:p>1,251.00</text:p>
          </table:table-cell>
          <table:table-cell table:style-name="ce19" office:value-type="float" office:value="1927.5" calcext:value-type="float">
            <text:p>1,927.50</text:p>
          </table:table-cell>
          <table:table-cell table:style-name="ce19" office:value-type="float" office:value="2462.8" calcext:value-type="float">
            <text:p>2,462.80</text:p>
          </table:table-cell>
          <table:table-cell table:style-name="ce19" office:value-type="float" office:value="3087.50824844816" calcext:value-type="float">
            <text:p>3,087.51</text:p>
          </table:table-cell>
          <table:table-cell table:style-name="ce19" office:value-type="float" office:value="4867.92244014089" calcext:value-type="float">
            <text:p>4,867.92</text:p>
          </table:table-cell>
          <table:table-cell table:style-name="ce19" office:value-type="float" office:value="6985.70095852737" calcext:value-type="float">
            <text:p>6,985.70</text:p>
          </table:table-cell>
          <table:table-cell table:style-name="ce19" office:value-type="float" office:value="7492.85984073898" calcext:value-type="float">
            <text:p>7,492.86</text:p>
          </table:table-cell>
          <table:table-cell table:style-name="ce19" office:value-type="float" office:value="8325.64386351727" calcext:value-type="float">
            <text:p>8,325.64</text:p>
          </table:table-cell>
          <table:table-cell table:style-name="ce19" office:value-type="float" office:value="9477.94622861097" calcext:value-type="float">
            <text:p>9,477.95</text:p>
          </table:table-cell>
          <table:table-cell table:style-name="ce19" office:value-type="float" office:value="11107.4193341879" calcext:value-type="float">
            <text:p>11,107.42</text:p>
          </table:table-cell>
          <table:table-cell table:style-name="ce19" office:value-type="float" office:value="11915.2537405538" calcext:value-type="float">
            <text:p>11,915.25</text:p>
          </table:table-cell>
          <table:table-cell table:style-name="ce19" office:value-type="float" office:value="12362.4717540192" calcext:value-type="float">
            <text:p>12,362.47</text:p>
          </table:table-cell>
          <table:table-cell table:style-name="ce19" office:value-type="float" office:value="13089.0272932308" calcext:value-type="float">
            <text:p>13,089.03</text:p>
          </table:table-cell>
          <table:table-cell table:style-name="ce19" office:value-type="float" office:value="14544.788" calcext:value-type="float">
            <text:p>14,544.79</text:p>
          </table:table-cell>
          <table:table-cell table:style-name="ce19" office:value-type="float" office:value="15721.743822" calcext:value-type="float">
            <text:p>15,721.74</text:p>
          </table:table-cell>
          <table:table-cell table:style-name="ce19" office:value-type="float" office:value="16236.195125" calcext:value-type="float">
            <text:p>16,236.20</text:p>
          </table:table-cell>
          <table:table-cell table:style-name="ce19" office:value-type="float" office:value="18063.92866" calcext:value-type="float">
            <text:p>18,063.93</text:p>
          </table:table-cell>
          <table:table-cell table:style-name="ce19" office:value-type="float" office:value="25487.615769" calcext:value-type="float">
            <text:p>25,487.62</text:p>
          </table:table-cell>
          <table:table-cell table:style-name="ce19" office:value-type="float" office:value="35553.888904" calcext:value-type="float">
            <text:p>35,553.89</text:p>
          </table:table-cell>
          <table:table-cell table:style-name="ce19" office:value-type="float" office:value="43498.053156" calcext:value-type="float">
            <text:p>43,498.05</text:p>
          </table:table-cell>
          <table:table-cell table:style-name="ce19" office:value-type="float" office:value="54249.281168" calcext:value-type="float">
            <text:p>54,249.28</text:p>
          </table:table-cell>
          <table:table-cell table:style-name="ce19" office:value-type="float" office:value="66892.4753" calcext:value-type="float">
            <text:p>66,892.48</text:p>
          </table:table-cell>
          <table:table-cell table:style-name="ce19" office:value-type="float" office:value="75189.255069" calcext:value-type="float">
            <text:p>75,189.26</text:p>
          </table:table-cell>
          <table:table-cell table:style-name="ce19" office:value-type="float" office:value="63042.759021" calcext:value-type="float">
            <text:p>63,042.76</text:p>
          </table:table-cell>
          <table:table-cell table:style-name="ce19" office:value-type="float" office:value="83451.653945" calcext:value-type="float">
            <text:p>83,451.65</text:p>
          </table:table-cell>
          <table:table-cell table:style-name="ce19" office:value-type="float" office:value="89533.868936" calcext:value-type="float">
            <text:p>89,533.87</text:p>
          </table:table-cell>
          <table:table-cell table:style-name="ce19" office:value-type="float" office:value="78557.027139" calcext:value-type="float">
            <text:p>78,557.03</text:p>
          </table:table-cell>
          <table:table-cell table:style-name="ce19" office:value-type="float" office:value="76578.485484" calcext:value-type="float">
            <text:p>76,578.49</text:p>
          </table:table-cell>
          <table:table-cell table:style-name="ce19" office:value-type="float" office:value="80758.461524" calcext:value-type="float">
            <text:p>80,758.46</text:p>
          </table:table-cell>
          <table:table-cell table:style-name="ce19" office:value-type="float" office:value="76685.269049" calcext:value-type="float">
            <text:p>76,685.27</text:p>
          </table:table-cell>
          <table:table-cell table:style-name="ce19" office:value-type="float" office:value="77457.576767" calcext:value-type="float">
            <text:p>77,457.58</text:p>
          </table:table-cell>
          <table:table-cell table:style-name="ce19" office:value-type="float" office:value="81750.542979" calcext:value-type="float">
            <text:p>81,750.5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20147" calcext:value-type="float">
            <text:p>20,147.00</text:p>
          </table:table-cell>
          <table:table-cell table:style-name="ce19" office:value-type="float" office:value="17848.2" calcext:value-type="float">
            <text:p>17,848.20</text:p>
          </table:table-cell>
          <table:table-cell table:style-name="ce19" office:value-type="float" office:value="17695.5" calcext:value-type="float">
            <text:p>17,695.50</text:p>
          </table:table-cell>
          <table:table-cell table:style-name="ce19" office:value-type="float" office:value="17476.7" calcext:value-type="float">
            <text:p>17,476.70</text:p>
          </table:table-cell>
          <table:table-cell table:style-name="ce19" office:value-type="float" office:value="16181.1" calcext:value-type="float">
            <text:p>16,181.10</text:p>
          </table:table-cell>
          <table:table-cell table:style-name="ce19" office:value-type="float" office:value="16822.3" calcext:value-type="float">
            <text:p>16,822.30</text:p>
          </table:table-cell>
          <table:table-cell table:style-name="ce19" office:value-type="float" office:value="21732.6" calcext:value-type="float">
            <text:p>21,732.60</text:p>
          </table:table-cell>
          <table:table-cell table:style-name="ce19" office:value-type="float" office:value="26495.2" calcext:value-type="float">
            <text:p>26,495.20</text:p>
          </table:table-cell>
          <table:table-cell table:style-name="ce19" office:value-type="float" office:value="30270.8" calcext:value-type="float">
            <text:p>30,270.80</text:p>
          </table:table-cell>
          <table:table-cell table:style-name="ce19" office:value-type="float" office:value="32208.3212997767" calcext:value-type="float">
            <text:p>32,208.32</text:p>
          </table:table-cell>
          <table:table-cell table:style-name="ce19" office:value-type="float" office:value="40692.2300977126" calcext:value-type="float">
            <text:p>40,692.23</text:p>
          </table:table-cell>
          <table:table-cell table:style-name="ce19" office:value-type="float" office:value="47673.5082265712" calcext:value-type="float">
            <text:p>47,673.51</text:p>
          </table:table-cell>
          <table:table-cell table:style-name="ce19" office:value-type="float" office:value="48886.2264282806" calcext:value-type="float">
            <text:p>48,886.23</text:p>
          </table:table-cell>
          <table:table-cell table:style-name="ce19" office:value-type="float" office:value="36991.6991604055" calcext:value-type="float">
            <text:p>36,991.70</text:p>
          </table:table-cell>
          <table:table-cell table:style-name="ce19" office:value-type="float" office:value="40740.2996354514" calcext:value-type="float">
            <text:p>40,740.30</text:p>
          </table:table-cell>
          <table:table-cell table:style-name="ce19" office:value-type="float" office:value="47580.3655818235" calcext:value-type="float">
            <text:p>47,580.37</text:p>
          </table:table-cell>
          <table:table-cell table:style-name="ce19" office:value-type="float" office:value="47204.3860676517" calcext:value-type="float">
            <text:p>47,204.39</text:p>
          </table:table-cell>
          <table:table-cell table:style-name="ce19" office:value-type="float" office:value="45773.2177701911" calcext:value-type="float">
            <text:p>45,773.22</text:p>
          </table:table-cell>
          <table:table-cell table:style-name="ce19" office:value-type="float" office:value="51271.7858847019" calcext:value-type="float">
            <text:p>51,271.79</text:p>
          </table:table-cell>
          <table:table-cell table:style-name="ce19" office:value-type="float" office:value="48875.129" calcext:value-type="float">
            <text:p>48,875.13</text:p>
          </table:table-cell>
          <table:table-cell table:style-name="ce19" office:value-type="float" office:value="47733.980989" calcext:value-type="float">
            <text:p>47,733.98</text:p>
          </table:table-cell>
          <table:table-cell table:style-name="ce19" office:value-type="float" office:value="45563.101536" calcext:value-type="float">
            <text:p>45,563.10</text:p>
          </table:table-cell>
          <table:table-cell table:style-name="ce19" office:value-type="float" office:value="46064.161036" calcext:value-type="float">
            <text:p>46,064.16</text:p>
          </table:table-cell>
          <table:table-cell table:style-name="ce19" office:value-type="float" office:value="55869.382701" calcext:value-type="float">
            <text:p>55,869.38</text:p>
          </table:table-cell>
          <table:table-cell table:style-name="ce19" office:value-type="float" office:value="64813.741668" calcext:value-type="float">
            <text:p>64,813.74</text:p>
          </table:table-cell>
          <table:table-cell table:style-name="ce19" office:value-type="float" office:value="66548.854132" calcext:value-type="float">
            <text:p>66,548.85</text:p>
          </table:table-cell>
          <table:table-cell table:style-name="ce19" office:value-type="float" office:value="78006.555353" calcext:value-type="float">
            <text:p>78,006.56</text:p>
          </table:table-cell>
          <table:table-cell table:style-name="ce19" office:value-type="float" office:value="88508.189478" calcext:value-type="float">
            <text:p>88,508.19</text:p>
          </table:table-cell>
          <table:table-cell table:style-name="ce19" office:value-type="float" office:value="95448.514171" calcext:value-type="float">
            <text:p>95,448.51</text:p>
          </table:table-cell>
          <table:table-cell table:style-name="ce19" office:value-type="float" office:value="76339.046862" calcext:value-type="float">
            <text:p>76,339.05</text:p>
          </table:table-cell>
          <table:table-cell table:style-name="ce19" office:value-type="float" office:value="82963.352165" calcext:value-type="float">
            <text:p>82,963.35</text:p>
          </table:table-cell>
          <table:table-cell table:style-name="ce19" office:value-type="float" office:value="95037.14199" calcext:value-type="float">
            <text:p>95,037.14</text:p>
          </table:table-cell>
          <table:table-cell table:style-name="ce19" office:value-type="float" office:value="85143.757226" calcext:value-type="float">
            <text:p>85,143.76</text:p>
          </table:table-cell>
          <table:table-cell table:style-name="ce19" office:value-type="float" office:value="89608.359856" calcext:value-type="float">
            <text:p>89,608.36</text:p>
          </table:table-cell>
          <table:table-cell table:style-name="ce19" office:value-type="float" office:value="94966.331266" calcext:value-type="float">
            <text:p>94,966.33</text:p>
          </table:table-cell>
          <table:table-cell table:style-name="ce19" office:value-type="float" office:value="79611.063279" calcext:value-type="float">
            <text:p>79,611.06</text:p>
          </table:table-cell>
          <table:table-cell table:style-name="ce19" office:value-type="float" office:value="77173.043598" calcext:value-type="float">
            <text:p>77,173.04</text:p>
          </table:table-cell>
          <table:table-cell table:style-name="ce19" office:value-type="float" office:value="77291.837293" calcext:value-type="float">
            <text:p>77,291.8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388" calcext:value-type="float">
            <text:p>388.00</text:p>
          </table:table-cell>
          <table:table-cell table:style-name="ce18" office:value-type="float" office:value="309.1" calcext:value-type="float">
            <text:p>309.10</text:p>
          </table:table-cell>
          <table:table-cell table:style-name="ce18" office:value-type="float" office:value="239" calcext:value-type="float">
            <text:p>239.00</text:p>
          </table:table-cell>
          <table:table-cell table:style-name="ce18" office:value-type="float" office:value="259.9" calcext:value-type="float">
            <text:p>259.90</text:p>
          </table:table-cell>
          <table:table-cell table:style-name="ce18" office:value-type="float" office:value="277.5" calcext:value-type="float">
            <text:p>277.50</text:p>
          </table:table-cell>
          <table:table-cell table:style-name="ce18" office:value-type="float" office:value="382.7" calcext:value-type="float">
            <text:p>382.70</text:p>
          </table:table-cell>
          <table:table-cell table:style-name="ce18" office:value-type="float" office:value="396.6" calcext:value-type="float">
            <text:p>396.60</text:p>
          </table:table-cell>
          <table:table-cell table:style-name="ce18" office:value-type="float" office:value="499.4" calcext:value-type="float">
            <text:p>499.40</text:p>
          </table:table-cell>
          <table:table-cell table:style-name="ce18" office:value-type="float" office:value="549.8" calcext:value-type="float">
            <text:p>549.80</text:p>
          </table:table-cell>
          <table:table-cell table:style-name="ce18" office:value-type="float" office:value="630.164067780296" calcext:value-type="float">
            <text:p>630.16</text:p>
          </table:table-cell>
          <table:table-cell table:style-name="ce18" office:value-type="float" office:value="920.501679802552" calcext:value-type="float">
            <text:p>920.50</text:p>
          </table:table-cell>
          <table:table-cell table:style-name="ce18" office:value-type="float" office:value="1191.08047029533" calcext:value-type="float">
            <text:p>1,191.08</text:p>
          </table:table-cell>
          <table:table-cell table:style-name="ce18" office:value-type="float" office:value="1394.1877660389" calcext:value-type="float">
            <text:p>1,394.19</text:p>
          </table:table-cell>
          <table:table-cell table:style-name="ce18" office:value-type="float" office:value="1609.59358381468" calcext:value-type="float">
            <text:p>1,609.59</text:p>
          </table:table-cell>
          <table:table-cell table:style-name="ce18" office:value-type="float" office:value="1852.81709769431" calcext:value-type="float">
            <text:p>1,852.82</text:p>
          </table:table-cell>
          <table:table-cell table:style-name="ce18" office:value-type="float" office:value="1989.38611859843" calcext:value-type="float">
            <text:p>1,989.39</text:p>
          </table:table-cell>
          <table:table-cell table:style-name="ce18" office:value-type="float" office:value="2189.37061937036" calcext:value-type="float">
            <text:p>2,189.37</text:p>
          </table:table-cell>
          <table:table-cell table:style-name="ce18" office:value-type="float" office:value="2349.04501025662" calcext:value-type="float">
            <text:p>2,349.05</text:p>
          </table:table-cell>
          <table:table-cell table:style-name="ce18" office:value-type="float" office:value="2254.67637961519" calcext:value-type="float">
            <text:p>2,254.68</text:p>
          </table:table-cell>
          <table:table-cell table:style-name="ce18" office:value-type="float" office:value="2081.015" calcext:value-type="float">
            <text:p>2,081.02</text:p>
          </table:table-cell>
          <table:table-cell table:style-name="ce18" office:value-type="float" office:value="2075.642801" calcext:value-type="float">
            <text:p>2,075.64</text:p>
          </table:table-cell>
          <table:table-cell table:style-name="ce18" office:value-type="float" office:value="1911.05345" calcext:value-type="float">
            <text:p>1,911.05</text:p>
          </table:table-cell>
          <table:table-cell table:style-name="ce18" office:value-type="float" office:value="1871.94997" calcext:value-type="float">
            <text:p>1,871.95</text:p>
          </table:table-cell>
          <table:table-cell table:style-name="ce18" office:value-type="float" office:value="2106.652247" calcext:value-type="float">
            <text:p>2,106.65</text:p>
          </table:table-cell>
          <table:table-cell table:style-name="ce18" office:value-type="float" office:value="2498.738084" calcext:value-type="float">
            <text:p>2,498.74</text:p>
          </table:table-cell>
          <table:table-cell table:style-name="ce18" office:value-type="float" office:value="2567.142162" calcext:value-type="float">
            <text:p>2,567.14</text:p>
          </table:table-cell>
          <table:table-cell table:style-name="ce18" office:value-type="float" office:value="2886.142669" calcext:value-type="float">
            <text:p>2,886.14</text:p>
          </table:table-cell>
          <table:table-cell table:style-name="ce18" office:value-type="float" office:value="3550.56208" calcext:value-type="float">
            <text:p>3,550.56</text:p>
          </table:table-cell>
          <table:table-cell table:style-name="ce18" office:value-type="float" office:value="3902.990312" calcext:value-type="float">
            <text:p>3,902.99</text:p>
          </table:table-cell>
          <table:table-cell table:style-name="ce18" office:value-type="float" office:value="3170.149741" calcext:value-type="float">
            <text:p>3,170.15</text:p>
          </table:table-cell>
          <table:table-cell table:style-name="ce18" office:value-type="float" office:value="3936.488748" calcext:value-type="float">
            <text:p>3,936.49</text:p>
          </table:table-cell>
          <table:table-cell table:style-name="ce18" office:value-type="float" office:value="4861.335717" calcext:value-type="float">
            <text:p>4,861.34</text:p>
          </table:table-cell>
          <table:table-cell table:style-name="ce18" office:value-type="float" office:value="3961.675997" calcext:value-type="float">
            <text:p>3,961.68</text:p>
          </table:table-cell>
          <table:table-cell table:style-name="ce18" office:value-type="float" office:value="3753.643506" calcext:value-type="float">
            <text:p>3,753.64</text:p>
          </table:table-cell>
          <table:table-cell table:style-name="ce18" office:value-type="float" office:value="3708.715493" calcext:value-type="float">
            <text:p>3,708.72</text:p>
          </table:table-cell>
          <table:table-cell table:style-name="ce18" office:value-type="float" office:value="3459.929983" calcext:value-type="float">
            <text:p>3,459.93</text:p>
          </table:table-cell>
          <table:table-cell table:style-name="ce18" office:value-type="float" office:value="3279.117773" calcext:value-type="float">
            <text:p>3,279.12</text:p>
          </table:table-cell>
          <table:table-cell table:style-name="ce18" office:value-type="float" office:value="3354.962335" calcext:value-type="float">
            <text:p>3,354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14940.1" calcext:value-type="float">
            <text:p>14,940.10</text:p>
          </table:table-cell>
          <table:table-cell table:style-name="ce19" office:value-type="float" office:value="12217.6" calcext:value-type="float">
            <text:p>12,217.60</text:p>
          </table:table-cell>
          <table:table-cell table:style-name="ce19" office:value-type="float" office:value="11846" calcext:value-type="float">
            <text:p>11,846.00</text:p>
          </table:table-cell>
          <table:table-cell table:style-name="ce19" office:value-type="float" office:value="12371.9" calcext:value-type="float">
            <text:p>12,371.90</text:p>
          </table:table-cell>
          <table:table-cell table:style-name="ce19" office:value-type="float" office:value="12031.7" calcext:value-type="float">
            <text:p>12,031.70</text:p>
          </table:table-cell>
          <table:table-cell table:style-name="ce19" office:value-type="float" office:value="12731" calcext:value-type="float">
            <text:p>12,731.00</text:p>
          </table:table-cell>
          <table:table-cell table:style-name="ce19" office:value-type="float" office:value="17626.3" calcext:value-type="float">
            <text:p>17,626.30</text:p>
          </table:table-cell>
          <table:table-cell table:style-name="ce19" office:value-type="float" office:value="21858.8" calcext:value-type="float">
            <text:p>21,858.80</text:p>
          </table:table-cell>
          <table:table-cell table:style-name="ce19" office:value-type="float" office:value="22933.9" calcext:value-type="float">
            <text:p>22,933.90</text:p>
          </table:table-cell>
          <table:table-cell table:style-name="ce19" office:value-type="float" office:value="24072.1129694872" calcext:value-type="float">
            <text:p>24,072.11</text:p>
          </table:table-cell>
          <table:table-cell table:style-name="ce19" office:value-type="float" office:value="32313.6880947453" calcext:value-type="float">
            <text:p>32,313.69</text:p>
          </table:table-cell>
          <table:table-cell table:style-name="ce19" office:value-type="float" office:value="36213.1551087332" calcext:value-type="float">
            <text:p>36,213.16</text:p>
          </table:table-cell>
          <table:table-cell table:style-name="ce19" office:value-type="float" office:value="37532.2842457907" calcext:value-type="float">
            <text:p>37,532.28</text:p>
          </table:table-cell>
          <table:table-cell table:style-name="ce19" office:value-type="float" office:value="26724.2596866135" calcext:value-type="float">
            <text:p>26,724.26</text:p>
          </table:table-cell>
          <table:table-cell table:style-name="ce19" office:value-type="float" office:value="30843.9289084256" calcext:value-type="float">
            <text:p>30,843.93</text:p>
          </table:table-cell>
          <table:table-cell table:style-name="ce19" office:value-type="float" office:value="36963.7328048256" calcext:value-type="float">
            <text:p>36,963.73</text:p>
          </table:table-cell>
          <table:table-cell table:style-name="ce19" office:value-type="float" office:value="36553.3321804096" calcext:value-type="float">
            <text:p>36,553.33</text:p>
          </table:table-cell>
          <table:table-cell table:style-name="ce19" office:value-type="float" office:value="34009.2219221478" calcext:value-type="float">
            <text:p>34,009.22</text:p>
          </table:table-cell>
          <table:table-cell table:style-name="ce19" office:value-type="float" office:value="36029.4621097068" calcext:value-type="float">
            <text:p>36,029.46</text:p>
          </table:table-cell>
          <table:table-cell table:style-name="ce19" office:value-type="float" office:value="34505.324" calcext:value-type="float">
            <text:p>34,505.32</text:p>
          </table:table-cell>
          <table:table-cell table:style-name="ce19" office:value-type="float" office:value="32658.954762" calcext:value-type="float">
            <text:p>32,658.95</text:p>
          </table:table-cell>
          <table:table-cell table:style-name="ce19" office:value-type="float" office:value="31233.848705" calcext:value-type="float">
            <text:p>31,233.85</text:p>
          </table:table-cell>
          <table:table-cell table:style-name="ce19" office:value-type="float" office:value="31386.79269" calcext:value-type="float">
            <text:p>31,386.79</text:p>
          </table:table-cell>
          <table:table-cell table:style-name="ce19" office:value-type="float" office:value="38270.270412" calcext:value-type="float">
            <text:p>38,270.27</text:p>
          </table:table-cell>
          <table:table-cell table:style-name="ce19" office:value-type="float" office:value="43877.292947" calcext:value-type="float">
            <text:p>43,877.29</text:p>
          </table:table-cell>
          <table:table-cell table:style-name="ce19" office:value-type="float" office:value="44216.559187" calcext:value-type="float">
            <text:p>44,216.56</text:p>
          </table:table-cell>
          <table:table-cell table:style-name="ce19" office:value-type="float" office:value="51512.72161" calcext:value-type="float">
            <text:p>51,512.72</text:p>
          </table:table-cell>
          <table:table-cell table:style-name="ce19" office:value-type="float" office:value="61408.093455" calcext:value-type="float">
            <text:p>61,408.09</text:p>
          </table:table-cell>
          <table:table-cell table:style-name="ce19" office:value-type="float" office:value="69468.756761" calcext:value-type="float">
            <text:p>69,468.76</text:p>
          </table:table-cell>
          <table:table-cell table:style-name="ce19" office:value-type="float" office:value="52248.24947" calcext:value-type="float">
            <text:p>52,248.25</text:p>
          </table:table-cell>
          <table:table-cell table:style-name="ce19" office:value-type="float" office:value="55959.575389" calcext:value-type="float">
            <text:p>55,959.58</text:p>
          </table:table-cell>
          <table:table-cell table:style-name="ce19" office:value-type="float" office:value="66964.955491" calcext:value-type="float">
            <text:p>66,964.96</text:p>
          </table:table-cell>
          <table:table-cell table:style-name="ce19" office:value-type="float" office:value="61765.726596" calcext:value-type="float">
            <text:p>61,765.73</text:p>
          </table:table-cell>
          <table:table-cell table:style-name="ce19" office:value-type="float" office:value="62696.630509" calcext:value-type="float">
            <text:p>62,696.63</text:p>
          </table:table-cell>
          <table:table-cell table:style-name="ce19" office:value-type="float" office:value="65755.998487" calcext:value-type="float">
            <text:p>65,756.00</text:p>
          </table:table-cell>
          <table:table-cell table:style-name="ce19" office:value-type="float" office:value="54856.256685" calcext:value-type="float">
            <text:p>54,856.26</text:p>
          </table:table-cell>
          <table:table-cell table:style-name="ce19" office:value-type="float" office:value="57597.464734" calcext:value-type="float">
            <text:p>57,597.46</text:p>
          </table:table-cell>
          <table:table-cell table:style-name="ce19" office:value-type="float" office:value="63268.724133" calcext:value-type="float">
            <text:p>63,268.7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5730.8" calcext:value-type="float">
            <text:p>5,730.80</text:p>
          </table:table-cell>
          <table:table-cell table:style-name="ce19" office:value-type="float" office:value="5741" calcext:value-type="float">
            <text:p>5,741.00</text:p>
          </table:table-cell>
          <table:table-cell table:style-name="ce19" office:value-type="float" office:value="5220.3" calcext:value-type="float">
            <text:p>5,220.30</text:p>
          </table:table-cell>
          <table:table-cell table:style-name="ce19" office:value-type="float" office:value="5781.8" calcext:value-type="float">
            <text:p>5,781.80</text:p>
          </table:table-cell>
          <table:table-cell table:style-name="ce19" office:value-type="float" office:value="6440.2" calcext:value-type="float">
            <text:p>6,440.20</text:p>
          </table:table-cell>
          <table:table-cell table:style-name="ce19" office:value-type="float" office:value="7119.6" calcext:value-type="float">
            <text:p>7,119.60</text:p>
          </table:table-cell>
          <table:table-cell table:style-name="ce19" office:value-type="float" office:value="11111.7" calcext:value-type="float">
            <text:p>11,111.70</text:p>
          </table:table-cell>
          <table:table-cell table:style-name="ce19" office:value-type="float" office:value="14099.8" calcext:value-type="float">
            <text:p>14,099.80</text:p>
          </table:table-cell>
          <table:table-cell table:style-name="ce19" office:value-type="float" office:value="16150.4" calcext:value-type="float">
            <text:p>16,150.40</text:p>
          </table:table-cell>
          <table:table-cell table:style-name="ce19" office:value-type="float" office:value="17142.5453024039" calcext:value-type="float">
            <text:p>17,142.55</text:p>
          </table:table-cell>
          <table:table-cell table:style-name="ce19" office:value-type="float" office:value="20465.7204921746" calcext:value-type="float">
            <text:p>20,465.72</text:p>
          </table:table-cell>
          <table:table-cell table:style-name="ce19" office:value-type="float" office:value="23894.8098769621" calcext:value-type="float">
            <text:p>23,894.81</text:p>
          </table:table-cell>
          <table:table-cell table:style-name="ce19" office:value-type="float" office:value="24376.6275753926" calcext:value-type="float">
            <text:p>24,376.63</text:p>
          </table:table-cell>
          <table:table-cell table:style-name="ce19" office:value-type="float" office:value="20654.9586436827" calcext:value-type="float">
            <text:p>20,654.96</text:p>
          </table:table-cell>
          <table:table-cell table:style-name="ce19" office:value-type="float" office:value="21026.9852479726" calcext:value-type="float">
            <text:p>21,026.99</text:p>
          </table:table-cell>
          <table:table-cell table:style-name="ce19" office:value-type="float" office:value="24590.2618690137" calcext:value-type="float">
            <text:p>24,590.26</text:p>
          </table:table-cell>
          <table:table-cell table:style-name="ce19" office:value-type="float" office:value="22676.9631052306" calcext:value-type="float">
            <text:p>22,676.96</text:p>
          </table:table-cell>
          <table:table-cell table:style-name="ce19" office:value-type="float" office:value="21253.8213014627" calcext:value-type="float">
            <text:p>21,253.82</text:p>
          </table:table-cell>
          <table:table-cell table:style-name="ce19" office:value-type="float" office:value="23131.4012050636" calcext:value-type="float">
            <text:p>23,131.40</text:p>
          </table:table-cell>
          <table:table-cell table:style-name="ce19" office:value-type="float" office:value="22859.117" calcext:value-type="float">
            <text:p>22,859.12</text:p>
          </table:table-cell>
          <table:table-cell table:style-name="ce19" office:value-type="float" office:value="21721.031653" calcext:value-type="float">
            <text:p>21,721.03</text:p>
          </table:table-cell>
          <table:table-cell table:style-name="ce19" office:value-type="float" office:value="17745.679013" calcext:value-type="float">
            <text:p>17,745.68</text:p>
          </table:table-cell>
          <table:table-cell table:style-name="ce19" office:value-type="float" office:value="15070.500473" calcext:value-type="float">
            <text:p>15,070.50</text:p>
          </table:table-cell>
          <table:table-cell table:style-name="ce19" office:value-type="float" office:value="16513.357092" calcext:value-type="float">
            <text:p>16,513.36</text:p>
          </table:table-cell>
          <table:table-cell table:style-name="ce19" office:value-type="float" office:value="18813.77879" calcext:value-type="float">
            <text:p>18,813.78</text:p>
          </table:table-cell>
          <table:table-cell table:style-name="ce19" office:value-type="float" office:value="19133.563495" calcext:value-type="float">
            <text:p>19,133.56</text:p>
          </table:table-cell>
          <table:table-cell table:style-name="ce19" office:value-type="float" office:value="21913.072143" calcext:value-type="float">
            <text:p>21,913.07</text:p>
          </table:table-cell>
          <table:table-cell table:style-name="ce19" office:value-type="float" office:value="25142.524787" calcext:value-type="float">
            <text:p>25,142.52</text:p>
          </table:table-cell>
          <table:table-cell table:style-name="ce19" office:value-type="float" office:value="25598.845114" calcext:value-type="float">
            <text:p>25,598.85</text:p>
          </table:table-cell>
          <table:table-cell table:style-name="ce19" office:value-type="float" office:value="20366.96188" calcext:value-type="float">
            <text:p>20,366.96</text:p>
          </table:table-cell>
          <table:table-cell table:style-name="ce19" office:value-type="float" office:value="23179.415327" calcext:value-type="float">
            <text:p>23,179.42</text:p>
          </table:table-cell>
          <table:table-cell table:style-name="ce19" office:value-type="float" office:value="25141.749314" calcext:value-type="float">
            <text:p>25,141.75</text:p>
          </table:table-cell>
          <table:table-cell table:style-name="ce19" office:value-type="float" office:value="21217.809609" calcext:value-type="float">
            <text:p>21,217.81</text:p>
          </table:table-cell>
          <table:table-cell table:style-name="ce19" office:value-type="float" office:value="19228.770618" calcext:value-type="float">
            <text:p>19,228.77</text:p>
          </table:table-cell>
          <table:table-cell table:style-name="ce19" office:value-type="float" office:value="19321.888835" calcext:value-type="float">
            <text:p>19,321.89</text:p>
          </table:table-cell>
          <table:table-cell table:style-name="ce19" office:value-type="float" office:value="15485.99038" calcext:value-type="float">
            <text:p>15,485.99</text:p>
          </table:table-cell>
          <table:table-cell table:style-name="ce19" office:value-type="float" office:value="17167.57505" calcext:value-type="float">
            <text:p>17,167.58</text:p>
          </table:table-cell>
          <table:table-cell table:style-name="ce19" office:value-type="float" office:value="18103.018258" calcext:value-type="float">
            <text:p>18,103.0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1006.5" calcext:value-type="float">
            <text:p>1,006.50</text:p>
          </table:table-cell>
          <table:table-cell table:style-name="ce19" office:value-type="float" office:value="930.3" calcext:value-type="float">
            <text:p>930.30</text:p>
          </table:table-cell>
          <table:table-cell table:style-name="ce19" office:value-type="float" office:value="847" calcext:value-type="float">
            <text:p>847.00</text:p>
          </table:table-cell>
          <table:table-cell table:style-name="ce19" office:value-type="float" office:value="863.9" calcext:value-type="float">
            <text:p>863.90</text:p>
          </table:table-cell>
          <table:table-cell table:style-name="ce19" office:value-type="float" office:value="839.2" calcext:value-type="float">
            <text:p>839.20</text:p>
          </table:table-cell>
          <table:table-cell table:style-name="ce19" office:value-type="float" office:value="867.9" calcext:value-type="float">
            <text:p>867.90</text:p>
          </table:table-cell>
          <table:table-cell table:style-name="ce19" office:value-type="float" office:value="1431.9" calcext:value-type="float">
            <text:p>1,431.90</text:p>
          </table:table-cell>
          <table:table-cell table:style-name="ce19" office:value-type="float" office:value="2234.1" calcext:value-type="float">
            <text:p>2,234.10</text:p>
          </table:table-cell>
          <table:table-cell table:style-name="ce19" office:value-type="float" office:value="2573.3" calcext:value-type="float">
            <text:p>2,573.30</text:p>
          </table:table-cell>
          <table:table-cell table:style-name="ce19" office:value-type="float" office:value="2255.46331036121" calcext:value-type="float">
            <text:p>2,255.46</text:p>
          </table:table-cell>
          <table:table-cell table:style-name="ce19" office:value-type="float" office:value="2629.44797693514" calcext:value-type="float">
            <text:p>2,629.45</text:p>
          </table:table-cell>
          <table:table-cell table:style-name="ce19" office:value-type="float" office:value="3377.05070867203" calcext:value-type="float">
            <text:p>3,377.05</text:p>
          </table:table-cell>
          <table:table-cell table:style-name="ce19" office:value-type="float" office:value="3448.42650622817" calcext:value-type="float">
            <text:p>3,448.43</text:p>
          </table:table-cell>
          <table:table-cell table:style-name="ce19" office:value-type="float" office:value="3441.82524525128" calcext:value-type="float">
            <text:p>3,441.83</text:p>
          </table:table-cell>
          <table:table-cell table:style-name="ce19" office:value-type="float" office:value="4208.15582363482" calcext:value-type="float">
            <text:p>4,208.16</text:p>
          </table:table-cell>
          <table:table-cell table:style-name="ce19" office:value-type="float" office:value="5269.90313561023" calcext:value-type="float">
            <text:p>5,269.90</text:p>
          </table:table-cell>
          <table:table-cell table:style-name="ce19" office:value-type="float" office:value="4298.13598013287" calcext:value-type="float">
            <text:p>4,298.14</text:p>
          </table:table-cell>
          <table:table-cell table:style-name="ce19" office:value-type="float" office:value="3799.95916954687" calcext:value-type="float">
            <text:p>3,799.96</text:p>
          </table:table-cell>
          <table:table-cell table:style-name="ce19" office:value-type="float" office:value="3842.81861689172" calcext:value-type="float">
            <text:p>3,842.82</text:p>
          </table:table-cell>
          <table:table-cell table:style-name="ce19" office:value-type="float" office:value="4347.652" calcext:value-type="float">
            <text:p>4,347.65</text:p>
          </table:table-cell>
          <table:table-cell table:style-name="ce19" office:value-type="float" office:value="5059.267393" calcext:value-type="float">
            <text:p>5,059.27</text:p>
          </table:table-cell>
          <table:table-cell table:style-name="ce19" office:value-type="float" office:value="3908.885053" calcext:value-type="float">
            <text:p>3,908.89</text:p>
          </table:table-cell>
          <table:table-cell table:style-name="ce19" office:value-type="float" office:value="4004.359596" calcext:value-type="float">
            <text:p>4,004.36</text:p>
          </table:table-cell>
          <table:table-cell table:style-name="ce19" office:value-type="float" office:value="5862.909705" calcext:value-type="float">
            <text:p>5,862.91</text:p>
          </table:table-cell>
          <table:table-cell table:style-name="ce19" office:value-type="float" office:value="8823.704683" calcext:value-type="float">
            <text:p>8,823.70</text:p>
          </table:table-cell>
          <table:table-cell table:style-name="ce19" office:value-type="float" office:value="10843.89261" calcext:value-type="float">
            <text:p>10,843.89</text:p>
          </table:table-cell>
          <table:table-cell table:style-name="ce19" office:value-type="float" office:value="12985.994763" calcext:value-type="float">
            <text:p>12,985.99</text:p>
          </table:table-cell>
          <table:table-cell table:style-name="ce19" office:value-type="float" office:value="13071.905862" calcext:value-type="float">
            <text:p>13,071.91</text:p>
          </table:table-cell>
          <table:table-cell table:style-name="ce19" office:value-type="float" office:value="11762.117972" calcext:value-type="float">
            <text:p>11,762.12</text:p>
          </table:table-cell>
          <table:table-cell table:style-name="ce19" office:value-type="float" office:value="8938.910488" calcext:value-type="float">
            <text:p>8,938.91</text:p>
          </table:table-cell>
          <table:table-cell table:style-name="ce19" office:value-type="float" office:value="13118.285419" calcext:value-type="float">
            <text:p>13,118.29</text:p>
          </table:table-cell>
          <table:table-cell table:style-name="ce19" office:value-type="float" office:value="11519.480889" calcext:value-type="float">
            <text:p>11,519.48</text:p>
          </table:table-cell>
          <table:table-cell table:style-name="ce19" office:value-type="float" office:value="9139.262662" calcext:value-type="float">
            <text:p>9,139.26</text:p>
          </table:table-cell>
          <table:table-cell table:style-name="ce19" office:value-type="float" office:value="9040.825789" calcext:value-type="float">
            <text:p>9,040.83</text:p>
          </table:table-cell>
          <table:table-cell table:style-name="ce19" office:value-type="float" office:value="8977.52639" calcext:value-type="float">
            <text:p>8,977.53</text:p>
          </table:table-cell>
          <table:table-cell table:style-name="ce19" office:value-type="float" office:value="7268.551475" calcext:value-type="float">
            <text:p>7,268.55</text:p>
          </table:table-cell>
          <table:table-cell table:style-name="ce19" office:value-type="float" office:value="7073.658764" calcext:value-type="float">
            <text:p>7,073.66</text:p>
          </table:table-cell>
          <table:table-cell table:style-name="ce19" office:value-type="float" office:value="10809.898039" calcext:value-type="float">
            <text:p>10,809.9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318.9" calcext:value-type="float">
            <text:p>318.90</text:p>
          </table:table-cell>
          <table:table-cell table:style-name="ce19" office:value-type="float" office:value="301.5" calcext:value-type="float">
            <text:p>301.50</text:p>
          </table:table-cell>
          <table:table-cell table:style-name="ce19" office:value-type="float" office:value="246.9" calcext:value-type="float">
            <text:p>246.90</text:p>
          </table:table-cell>
          <table:table-cell table:style-name="ce19" office:value-type="float" office:value="259.7" calcext:value-type="float">
            <text:p>259.70</text:p>
          </table:table-cell>
          <table:table-cell table:style-name="ce19" office:value-type="float" office:value="258.5" calcext:value-type="float">
            <text:p>258.50</text:p>
          </table:table-cell>
          <table:table-cell table:style-name="ce19" office:value-type="float" office:value="334.2" calcext:value-type="float">
            <text:p>334.20</text:p>
          </table:table-cell>
          <table:table-cell table:style-name="ce19" office:value-type="float" office:value="344.8" calcext:value-type="float">
            <text:p>344.80</text:p>
          </table:table-cell>
          <table:table-cell table:style-name="ce19" office:value-type="float" office:value="404.6" calcext:value-type="float">
            <text:p>404.60</text:p>
          </table:table-cell>
          <table:table-cell table:style-name="ce19" office:value-type="float" office:value="430.4" calcext:value-type="float">
            <text:p>430.40</text:p>
          </table:table-cell>
          <table:table-cell table:style-name="ce19" office:value-type="float" office:value="494.892958315872" calcext:value-type="float">
            <text:p>494.89</text:p>
          </table:table-cell>
          <table:table-cell table:style-name="ce19" office:value-type="float" office:value="595.521973591366" calcext:value-type="float">
            <text:p>595.52</text:p>
          </table:table-cell>
          <table:table-cell table:style-name="ce19" office:value-type="float" office:value="657.295550559283" calcext:value-type="float">
            <text:p>657.30</text:p>
          </table:table-cell>
          <table:table-cell table:style-name="ce19" office:value-type="float" office:value="568.3507399154" calcext:value-type="float">
            <text:p>568.35</text:p>
          </table:table-cell>
          <table:table-cell table:style-name="ce19" office:value-type="float" office:value="481.516514264763" calcext:value-type="float">
            <text:p>481.52</text:p>
          </table:table-cell>
          <table:table-cell table:style-name="ce19" office:value-type="float" office:value="523.853512711687" calcext:value-type="float">
            <text:p>523.85</text:p>
          </table:table-cell>
          <table:table-cell table:style-name="ce19" office:value-type="float" office:value="665.338386873482" calcext:value-type="float">
            <text:p>665.34</text:p>
          </table:table-cell>
          <table:table-cell table:style-name="ce19" office:value-type="float" office:value="688.824995896488" calcext:value-type="float">
            <text:p>688.82</text:p>
          </table:table-cell>
          <table:table-cell table:style-name="ce19" office:value-type="float" office:value="737.078797186841" calcext:value-type="float">
            <text:p>737.08</text:p>
          </table:table-cell>
          <table:table-cell table:style-name="ce19" office:value-type="float" office:value="1080.59548791672" calcext:value-type="float">
            <text:p>1,080.60</text:p>
          </table:table-cell>
          <table:table-cell table:style-name="ce19" office:value-type="float" office:value="1483.953" calcext:value-type="float">
            <text:p>1,483.95</text:p>
          </table:table-cell>
          <table:table-cell table:style-name="ce19" office:value-type="float" office:value="1257.798404" calcext:value-type="float">
            <text:p>1,257.80</text:p>
          </table:table-cell>
          <table:table-cell table:style-name="ce19" office:value-type="float" office:value="1281.255835" calcext:value-type="float">
            <text:p>1,281.26</text:p>
          </table:table-cell>
          <table:table-cell table:style-name="ce19" office:value-type="float" office:value="1099.429635" calcext:value-type="float">
            <text:p>1,099.43</text:p>
          </table:table-cell>
          <table:table-cell table:style-name="ce19" office:value-type="float" office:value="1627.248255" calcext:value-type="float">
            <text:p>1,627.25</text:p>
          </table:table-cell>
          <table:table-cell table:style-name="ce19" office:value-type="float" office:value="1817.368265" calcext:value-type="float">
            <text:p>1,817.37</text:p>
          </table:table-cell>
          <table:table-cell table:style-name="ce19" office:value-type="float" office:value="2311.015674" calcext:value-type="float">
            <text:p>2,311.02</text:p>
          </table:table-cell>
          <table:table-cell table:style-name="ce19" office:value-type="float" office:value="3416.69389" calcext:value-type="float">
            <text:p>3,416.69</text:p>
          </table:table-cell>
          <table:table-cell table:style-name="ce19" office:value-type="float" office:value="4694.508694" calcext:value-type="float">
            <text:p>4,694.51</text:p>
          </table:table-cell>
          <table:table-cell table:style-name="ce19" office:value-type="float" office:value="5692.46701" calcext:value-type="float">
            <text:p>5,692.47</text:p>
          </table:table-cell>
          <table:table-cell table:style-name="ce19" office:value-type="float" office:value="3842.771955" calcext:value-type="float">
            <text:p>3,842.77</text:p>
          </table:table-cell>
          <table:table-cell table:style-name="ce19" office:value-type="float" office:value="4260.886159" calcext:value-type="float">
            <text:p>4,260.89</text:p>
          </table:table-cell>
          <table:table-cell table:style-name="ce19" office:value-type="float" office:value="5346.192353" calcext:value-type="float">
            <text:p>5,346.19</text:p>
          </table:table-cell>
          <table:table-cell table:style-name="ce19" office:value-type="float" office:value="4870.559418" calcext:value-type="float">
            <text:p>4,870.56</text:p>
          </table:table-cell>
          <table:table-cell table:style-name="ce19" office:value-type="float" office:value="4476.593707" calcext:value-type="float">
            <text:p>4,476.59</text:p>
          </table:table-cell>
          <table:table-cell table:style-name="ce19" office:value-type="float" office:value="4094.807446" calcext:value-type="float">
            <text:p>4,094.81</text:p>
          </table:table-cell>
          <table:table-cell table:style-name="ce19" office:value-type="float" office:value="3823.524018" calcext:value-type="float">
            <text:p>3,823.52</text:p>
          </table:table-cell>
          <table:table-cell table:style-name="ce19" office:value-type="float" office:value="4415.714733" calcext:value-type="float">
            <text:p>4,415.71</text:p>
          </table:table-cell>
          <table:table-cell table:style-name="ce19" office:value-type="float" office:value="7056.293953" calcext:value-type="float">
            <text:p>7,056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3"/>
          <table:table-cell table:style-name="ce18" office:value-type="float" office:value="6478.45741309344" calcext:value-type="float">
            <text:p>6,478.46</text:p>
          </table:table-cell>
          <table:table-cell table:style-name="ce18" office:value-type="float" office:value="8158.11019854369" calcext:value-type="float">
            <text:p>8,158.11</text:p>
          </table:table-cell>
          <table:table-cell table:style-name="ce18" office:value-type="float" office:value="9476.67649059896" calcext:value-type="float">
            <text:p>9,476.68</text:p>
          </table:table-cell>
          <table:table-cell table:style-name="ce18" office:value-type="float" office:value="10219.9977764544" calcext:value-type="float">
            <text:p>10,220.00</text:p>
          </table:table-cell>
          <table:table-cell table:style-name="ce18" office:value-type="float" office:value="9897.3301030807" calcext:value-type="float">
            <text:p>9,897.33</text:p>
          </table:table-cell>
          <table:table-cell table:style-name="ce18" office:value-type="float" office:value="8386.2102407072" calcext:value-type="float">
            <text:p>8,386.21</text:p>
          </table:table-cell>
          <table:table-cell table:style-name="ce18" office:value-type="float" office:value="8867.796" calcext:value-type="float">
            <text:p>8,867.80</text:p>
          </table:table-cell>
          <table:table-cell table:style-name="ce18" office:value-type="float" office:value="13093.7692" calcext:value-type="float">
            <text:p>13,093.77</text:p>
          </table:table-cell>
          <table:table-cell table:style-name="ce18" office:value-type="float" office:value="12708.510988" calcext:value-type="float">
            <text:p>12,708.51</text:p>
          </table:table-cell>
          <table:table-cell table:style-name="ce18" office:value-type="float" office:value="12197.498427" calcext:value-type="float">
            <text:p>12,197.50</text:p>
          </table:table-cell>
          <table:table-cell table:style-name="ce18" office:value-type="float" office:value="15843.566515" calcext:value-type="float">
            <text:p>15,843.57</text:p>
          </table:table-cell>
          <table:table-cell table:style-name="ce18" office:value-type="float" office:value="19749.908065" calcext:value-type="float">
            <text:p>19,749.91</text:p>
          </table:table-cell>
          <table:table-cell table:style-name="ce18" office:value-type="float" office:value="26397.080354" calcext:value-type="float">
            <text:p>26,397.08</text:p>
          </table:table-cell>
          <table:table-cell table:style-name="ce18" office:value-type="float" office:value="36122.210742" calcext:value-type="float">
            <text:p>36,122.21</text:p>
          </table:table-cell>
          <table:table-cell table:style-name="ce18" office:value-type="float" office:value="38018.232164" calcext:value-type="float">
            <text:p>38,018.23</text:p>
          </table:table-cell>
          <table:table-cell table:style-name="ce18" office:value-type="float" office:value="52516.309279" calcext:value-type="float">
            <text:p>52,516.31</text:p>
          </table:table-cell>
          <table:table-cell table:style-name="ce18" office:value-type="float" office:value="33554.968982" calcext:value-type="float">
            <text:p>33,554.97</text:p>
          </table:table-cell>
          <table:table-cell table:style-name="ce18" office:value-type="float" office:value="39572.315967" calcext:value-type="float">
            <text:p>39,572.32</text:p>
          </table:table-cell>
          <table:table-cell table:style-name="ce18" office:value-type="float" office:value="53233.624717" calcext:value-type="float">
            <text:p>53,233.62</text:p>
          </table:table-cell>
          <table:table-cell table:style-name="ce18" office:value-type="float" office:value="51499.72534" calcext:value-type="float">
            <text:p>51,499.73</text:p>
          </table:table-cell>
          <table:table-cell table:style-name="ce18" office:value-type="float" office:value="51967.988583" calcext:value-type="float">
            <text:p>51,967.99</text:p>
          </table:table-cell>
          <table:table-cell table:style-name="ce18" office:value-type="float" office:value="48159.983334" calcext:value-type="float">
            <text:p>48,159.98</text:p>
          </table:table-cell>
          <table:table-cell table:style-name="ce18" office:value-type="float" office:value="30377.479793" calcext:value-type="float">
            <text:p>30,377.48</text:p>
          </table:table-cell>
          <table:table-cell table:style-name="ce18" office:value-type="float" office:value="26627.892378" calcext:value-type="float">
            <text:p>26,627.89</text:p>
          </table:table-cell>
          <table:table-cell table:style-name="ce18" office:value-type="float" office:value="32224.246932" calcext:value-type="float">
            <text:p>32,224.2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5431.2" calcext:value-type="float">
            <text:p>5,431.20</text:p>
          </table:table-cell>
          <table:table-cell table:style-name="ce19" office:value-type="float" office:value="6405.2" calcext:value-type="float">
            <text:p>6,405.20</text:p>
          </table:table-cell>
          <table:table-cell table:style-name="ce19" office:value-type="float" office:value="4381.5" calcext:value-type="float">
            <text:p>4,381.50</text:p>
          </table:table-cell>
          <table:table-cell table:style-name="ce19" office:value-type="float" office:value="1570.9" calcext:value-type="float">
            <text:p>1,570.90</text:p>
          </table:table-cell>
          <table:table-cell table:style-name="ce19" office:value-type="float" office:value="998.7" calcext:value-type="float">
            <text:p>998.70</text:p>
          </table:table-cell>
          <table:table-cell table:style-name="ce19" office:value-type="float" office:value="751.4" calcext:value-type="float">
            <text:p>751.40</text:p>
          </table:table-cell>
          <table:table-cell table:style-name="ce19" office:value-type="float" office:value="869.1" calcext:value-type="float">
            <text:p>869.10</text:p>
          </table:table-cell>
          <table:table-cell table:style-name="ce19" office:value-type="float" office:value="594.9" calcext:value-type="float">
            <text:p>594.90</text:p>
          </table:table-cell>
          <table:table-cell table:style-name="ce19" office:value-type="float" office:value="656.7" calcext:value-type="float">
            <text:p>656.70</text:p>
          </table:table-cell>
          <table:table-cell table:style-name="ce19" office:value-type="float" office:value="801.027743400488" calcext:value-type="float">
            <text:p>801.03</text:p>
          </table:table-cell>
          <table:table-cell table:style-name="ce19" office:value-type="float" office:value="1168.08150790056" calcext:value-type="float">
            <text:p>1,168.08</text:p>
          </table:table-cell>
          <table:table-cell table:style-name="ce19" office:value-type="float" office:value="1250.73373618583" calcext:value-type="float">
            <text:p>1,250.73</text:p>
          </table:table-cell>
          <table:table-cell table:style-name="ce19" office:value-type="float" office:value="1278.3354703537" calcext:value-type="float">
            <text:p>1,278.34</text:p>
          </table:table-cell>
          <table:table-cell table:style-name="ce19" office:value-type="float" office:value="1313.13955078268" calcext:value-type="float">
            <text:p>1,313.14</text:p>
          </table:table-cell>
          <table:table-cell table:style-name="ce19" office:value-type="float" office:value="947.894276000133" calcext:value-type="float">
            <text:p>947.89</text:p>
          </table:table-cell>
          <table:table-cell table:style-name="ce19" office:value-type="float" office:value="876.654654313661" calcext:value-type="float">
            <text:p>876.65</text:p>
          </table:table-cell>
          <table:table-cell table:style-name="ce19" office:value-type="float" office:value="931.806253651826" calcext:value-type="float">
            <text:p>931.81</text:p>
          </table:table-cell>
          <table:table-cell table:style-name="ce19" office:value-type="float" office:value="862.604239822122" calcext:value-type="float">
            <text:p>862.60</text:p>
          </table:table-cell>
          <table:table-cell table:style-name="ce19" office:value-type="float" office:value="579.495437260133" calcext:value-type="float">
            <text:p>579.50</text:p>
          </table:table-cell>
          <table:table-cell table:style-name="ce19" office:value-type="float" office:value="651.382" calcext:value-type="float">
            <text:p>651.38</text:p>
          </table:table-cell>
          <table:table-cell table:style-name="ce19" office:value-type="float" office:value="947.075098" calcext:value-type="float">
            <text:p>947.08</text:p>
          </table:table-cell>
          <table:table-cell table:style-name="ce19" office:value-type="float" office:value="774.899941" calcext:value-type="float">
            <text:p>774.90</text:p>
          </table:table-cell>
          <table:table-cell table:style-name="ce19" office:value-type="float" office:value="726.951181" calcext:value-type="float">
            <text:p>726.95</text:p>
          </table:table-cell>
          <table:table-cell table:style-name="ce19" office:value-type="float" office:value="955.35601" calcext:value-type="float">
            <text:p>955.36</text:p>
          </table:table-cell>
          <table:table-cell table:style-name="ce19" office:value-type="float" office:value="1283.06868" calcext:value-type="float">
            <text:p>1,283.07</text:p>
          </table:table-cell>
          <table:table-cell table:style-name="ce19" office:value-type="float" office:value="1956.46202" calcext:value-type="float">
            <text:p>1,956.46</text:p>
          </table:table-cell>
          <table:table-cell table:style-name="ce19" office:value-type="float" office:value="1683.287029" calcext:value-type="float">
            <text:p>1,683.29</text:p>
          </table:table-cell>
          <table:table-cell table:style-name="ce19" office:value-type="float" office:value="1220.690314" calcext:value-type="float">
            <text:p>1,220.69</text:p>
          </table:table-cell>
          <table:table-cell table:style-name="ce19" office:value-type="float" office:value="1998.454722" calcext:value-type="float">
            <text:p>1,998.45</text:p>
          </table:table-cell>
          <table:table-cell table:style-name="ce19" office:value-type="float" office:value="737.633718" calcext:value-type="float">
            <text:p>737.63</text:p>
          </table:table-cell>
          <table:table-cell table:style-name="ce19" office:value-type="float" office:value="603.38661" calcext:value-type="float">
            <text:p>603.39</text:p>
          </table:table-cell>
          <table:table-cell table:style-name="ce19" office:value-type="float" office:value="944.388352" calcext:value-type="float">
            <text:p>944.39</text:p>
          </table:table-cell>
          <table:table-cell table:style-name="ce19" office:value-type="float" office:value="1881.817553" calcext:value-type="float">
            <text:p>1,881.82</text:p>
          </table:table-cell>
          <table:table-cell table:style-name="ce19" office:value-type="float" office:value="1926.873851" calcext:value-type="float">
            <text:p>1,926.87</text:p>
          </table:table-cell>
          <table:table-cell table:style-name="ce19" office:value-type="float" office:value="1214.387018" calcext:value-type="float">
            <text:p>1,214.39</text:p>
          </table:table-cell>
          <table:table-cell table:style-name="ce19" office:value-type="float" office:value="772.228704" calcext:value-type="float">
            <text:p>772.23</text:p>
          </table:table-cell>
          <table:table-cell table:style-name="ce19" office:value-type="float" office:value="482.332022" calcext:value-type="float">
            <text:p>482.33</text:p>
          </table:table-cell>
          <table:table-cell table:style-name="ce19" office:value-type="float" office:value="642.741273" calcext:value-type="float">
            <text:p>642.7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1797" calcext:value-type="float">
            <text:p>1,797.00</text:p>
          </table:table-cell>
          <table:table-cell table:style-name="ce19" office:value-type="float" office:value="1409.2" calcext:value-type="float">
            <text:p>1,409.20</text:p>
          </table:table-cell>
          <table:table-cell table:style-name="ce19" office:value-type="float" office:value="1268.8" calcext:value-type="float">
            <text:p>1,268.80</text:p>
          </table:table-cell>
          <table:table-cell table:style-name="ce19" office:value-type="float" office:value="1078.1" calcext:value-type="float">
            <text:p>1,078.10</text:p>
          </table:table-cell>
          <table:table-cell table:style-name="ce19" office:value-type="float" office:value="1049.2" calcext:value-type="float">
            <text:p>1,049.20</text:p>
          </table:table-cell>
          <table:table-cell table:style-name="ce19" office:value-type="float" office:value="1085" calcext:value-type="float">
            <text:p>1,085.00</text:p>
          </table:table-cell>
          <table:table-cell table:style-name="ce19" office:value-type="float" office:value="1376.3" calcext:value-type="float">
            <text:p>1,376.30</text:p>
          </table:table-cell>
          <table:table-cell table:style-name="ce19" office:value-type="float" office:value="1248.2" calcext:value-type="float">
            <text:p>1,248.20</text:p>
          </table:table-cell>
          <table:table-cell table:style-name="ce19" office:value-type="float" office:value="1726.7" calcext:value-type="float">
            <text:p>1,726.70</text:p>
          </table:table-cell>
          <table:table-cell table:style-name="ce19" office:value-type="float" office:value="1552.70548941661" calcext:value-type="float">
            <text:p>1,552.71</text:p>
          </table:table-cell>
          <table:table-cell table:style-name="ce19" office:value-type="float" office:value="1821.50236601414" calcext:value-type="float">
            <text:p>1,821.50</text:p>
          </table:table-cell>
          <table:table-cell table:style-name="ce19" office:value-type="float" office:value="1918.29621846592" calcext:value-type="float">
            <text:p>1,918.30</text:p>
          </table:table-cell>
          <table:table-cell table:style-name="ce19" office:value-type="float" office:value="1999.38794312515" calcext:value-type="float">
            <text:p>1,999.39</text:p>
          </table:table-cell>
          <table:table-cell table:style-name="ce19" office:value-type="float" office:value="1598.10059399554" calcext:value-type="float">
            <text:p>1,598.10</text:p>
          </table:table-cell>
          <table:table-cell table:style-name="ce19" office:value-type="float" office:value="1622.28902516324" calcext:value-type="float">
            <text:p>1,622.29</text:p>
          </table:table-cell>
          <table:table-cell table:style-name="ce19" office:value-type="float" office:value="1917.53692025796" calcext:value-type="float">
            <text:p>1,917.54</text:p>
          </table:table-cell>
          <table:table-cell table:style-name="ce19" office:value-type="float" office:value="2020.89650107617" calcext:value-type="float">
            <text:p>2,020.90</text:p>
          </table:table-cell>
          <table:table-cell table:style-name="ce19" office:value-type="float" office:value="2046.42322257906" calcext:value-type="float">
            <text:p>2,046.42</text:p>
          </table:table-cell>
          <table:table-cell table:style-name="ce19" office:value-type="float" office:value="2382.47558800095" calcext:value-type="float">
            <text:p>2,382.48</text:p>
          </table:table-cell>
          <table:table-cell table:style-name="ce19" office:value-type="float" office:value="2687.622" calcext:value-type="float">
            <text:p>2,687.62</text:p>
          </table:table-cell>
          <table:table-cell table:style-name="ce19" office:value-type="float" office:value="2696.327895" calcext:value-type="float">
            <text:p>2,696.33</text:p>
          </table:table-cell>
          <table:table-cell table:style-name="ce19" office:value-type="float" office:value="2671.775697" calcext:value-type="float">
            <text:p>2,671.78</text:p>
          </table:table-cell>
          <table:table-cell table:style-name="ce19" office:value-type="float" office:value="2637.90722" calcext:value-type="float">
            <text:p>2,637.91</text:p>
          </table:table-cell>
          <table:table-cell table:style-name="ce19" office:value-type="float" office:value="2776.510834" calcext:value-type="float">
            <text:p>2,776.51</text:p>
          </table:table-cell>
          <table:table-cell table:style-name="ce19" office:value-type="float" office:value="3372.8467" calcext:value-type="float">
            <text:p>3,372.85</text:p>
          </table:table-cell>
          <table:table-cell table:style-name="ce19" office:value-type="float" office:value="3441.572253" calcext:value-type="float">
            <text:p>3,441.57</text:p>
          </table:table-cell>
          <table:table-cell table:style-name="ce19" office:value-type="float" office:value="4339.013056" calcext:value-type="float">
            <text:p>4,339.01</text:p>
          </table:table-cell>
          <table:table-cell table:style-name="ce19" office:value-type="float" office:value="4988.780127" calcext:value-type="float">
            <text:p>4,988.78</text:p>
          </table:table-cell>
          <table:table-cell table:style-name="ce19" office:value-type="float" office:value="6202.952207" calcext:value-type="float">
            <text:p>6,202.95</text:p>
          </table:table-cell>
          <table:table-cell table:style-name="ce19" office:value-type="float" office:value="4314.055505" calcext:value-type="float">
            <text:p>4,314.06</text:p>
          </table:table-cell>
          <table:table-cell table:style-name="ce19" office:value-type="float" office:value="6104.238897" calcext:value-type="float">
            <text:p>6,104.24</text:p>
          </table:table-cell>
          <table:table-cell table:style-name="ce19" office:value-type="float" office:value="7172.750615" calcext:value-type="float">
            <text:p>7,172.75</text:p>
          </table:table-cell>
          <table:table-cell table:style-name="ce19" office:value-type="float" office:value="5233.744221" calcext:value-type="float">
            <text:p>5,233.74</text:p>
          </table:table-cell>
          <table:table-cell table:style-name="ce19" office:value-type="float" office:value="5017.885119" calcext:value-type="float">
            <text:p>5,017.89</text:p>
          </table:table-cell>
          <table:table-cell table:style-name="ce19" office:value-type="float" office:value="5230.243307" calcext:value-type="float">
            <text:p>5,230.24</text:p>
          </table:table-cell>
          <table:table-cell table:style-name="ce19" office:value-type="float" office:value="5588.272764" calcext:value-type="float">
            <text:p>5,588.27</text:p>
          </table:table-cell>
          <table:table-cell table:style-name="ce19" office:value-type="float" office:value="6026.87986" calcext:value-type="float">
            <text:p>6,026.88</text:p>
          </table:table-cell>
          <table:table-cell table:style-name="ce19" office:value-type="float" office:value="6950.117665" calcext:value-type="float">
            <text:p>6,950.1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584" calcext:value-type="float">
            <text:p>584.00</text:p>
          </table:table-cell>
          <table:table-cell table:style-name="ce19" office:value-type="float" office:value="609.5" calcext:value-type="float">
            <text:p>609.50</text:p>
          </table:table-cell>
          <table:table-cell table:style-name="ce19" office:value-type="float" office:value="646.8" calcext:value-type="float">
            <text:p>646.80</text:p>
          </table:table-cell>
          <table:table-cell table:style-name="ce19" office:value-type="float" office:value="719.4" calcext:value-type="float">
            <text:p>719.40</text:p>
          </table:table-cell>
          <table:table-cell table:style-name="ce19" office:value-type="float" office:value="873.8" calcext:value-type="float">
            <text:p>873.80</text:p>
          </table:table-cell>
          <table:table-cell table:style-name="ce19" office:value-type="float" office:value="989.4" calcext:value-type="float">
            <text:p>989.40</text:p>
          </table:table-cell>
          <table:table-cell table:style-name="ce19" office:value-type="float" office:value="1435.3" calcext:value-type="float">
            <text:p>1,435.30</text:p>
          </table:table-cell>
          <table:table-cell table:style-name="ce19" office:value-type="float" office:value="2069" calcext:value-type="float">
            <text:p>2,069.00</text:p>
          </table:table-cell>
          <table:table-cell table:style-name="ce19" office:value-type="float" office:value="2157.2" calcext:value-type="float">
            <text:p>2,157.20</text:p>
          </table:table-cell>
          <table:table-cell table:style-name="ce19" office:value-type="float" office:value="2490.60017230735" calcext:value-type="float">
            <text:p>2,490.60</text:p>
          </table:table-cell>
          <table:table-cell table:style-name="ce19" office:value-type="float" office:value="3475.49370085656" calcext:value-type="float">
            <text:p>3,475.49</text:p>
          </table:table-cell>
          <table:table-cell table:style-name="ce19" office:value-type="float" office:value="3928.0838867499" calcext:value-type="float">
            <text:p>3,928.08</text:p>
          </table:table-cell>
          <table:table-cell table:style-name="ce19" office:value-type="float" office:value="4387.36094134204" calcext:value-type="float">
            <text:p>4,387.36</text:p>
          </table:table-cell>
          <table:table-cell table:style-name="ce19" office:value-type="float" office:value="4024.72057695124" calcext:value-type="float">
            <text:p>4,024.72</text:p>
          </table:table-cell>
          <table:table-cell table:style-name="ce19" office:value-type="float" office:value="4476.64197395358" calcext:value-type="float">
            <text:p>4,476.64</text:p>
          </table:table-cell>
          <table:table-cell table:style-name="ce19" office:value-type="float" office:value="5555.85670467877" calcext:value-type="float">
            <text:p>5,555.86</text:p>
          </table:table-cell>
          <table:table-cell table:style-name="ce19" office:value-type="float" office:value="5613.22136363288" calcext:value-type="float">
            <text:p>5,613.22</text:p>
          </table:table-cell>
          <table:table-cell table:style-name="ce19" office:value-type="float" office:value="5722.75193785405" calcext:value-type="float">
            <text:p>5,722.75</text:p>
          </table:table-cell>
          <table:table-cell table:style-name="ce19" office:value-type="float" office:value="6101.07071340094" calcext:value-type="float">
            <text:p>6,101.07</text:p>
          </table:table-cell>
          <table:table-cell table:style-name="ce19" office:value-type="float" office:value="6010.491" calcext:value-type="float">
            <text:p>6,010.49</text:p>
          </table:table-cell>
          <table:table-cell table:style-name="ce19" office:value-type="float" office:value="5496.127459" calcext:value-type="float">
            <text:p>5,496.13</text:p>
          </table:table-cell>
          <table:table-cell table:style-name="ce19" office:value-type="float" office:value="5642.662841" calcext:value-type="float">
            <text:p>5,642.66</text:p>
          </table:table-cell>
          <table:table-cell table:style-name="ce19" office:value-type="float" office:value="6224.255569" calcext:value-type="float">
            <text:p>6,224.26</text:p>
          </table:table-cell>
          <table:table-cell table:style-name="ce19" office:value-type="float" office:value="7682.140801" calcext:value-type="float">
            <text:p>7,682.14</text:p>
          </table:table-cell>
          <table:table-cell table:style-name="ce19" office:value-type="float" office:value="8879.760364" calcext:value-type="float">
            <text:p>8,879.76</text:p>
          </table:table-cell>
          <table:table-cell table:style-name="ce19" office:value-type="float" office:value="9243.521595" calcext:value-type="float">
            <text:p>9,243.52</text:p>
          </table:table-cell>
          <table:table-cell table:style-name="ce19" office:value-type="float" office:value="10240.462686" calcext:value-type="float">
            <text:p>10,240.46</text:p>
          </table:table-cell>
          <table:table-cell table:style-name="ce19" office:value-type="float" office:value="12178.812987" calcext:value-type="float">
            <text:p>12,178.81</text:p>
          </table:table-cell>
          <table:table-cell table:style-name="ce19" office:value-type="float" office:value="12906.953896" calcext:value-type="float">
            <text:p>12,906.95</text:p>
          </table:table-cell>
          <table:table-cell table:style-name="ce19" office:value-type="float" office:value="10188.668689" calcext:value-type="float">
            <text:p>10,188.67</text:p>
          </table:table-cell>
          <table:table-cell table:style-name="ce19" office:value-type="float" office:value="11653.540022" calcext:value-type="float">
            <text:p>11,653.54</text:p>
          </table:table-cell>
          <table:table-cell table:style-name="ce19" office:value-type="float" office:value="14639.751931" calcext:value-type="float">
            <text:p>14,639.75</text:p>
          </table:table-cell>
          <table:table-cell table:style-name="ce19" office:value-type="float" office:value="13693.322763" calcext:value-type="float">
            <text:p>13,693.32</text:p>
          </table:table-cell>
          <table:table-cell table:style-name="ce19" office:value-type="float" office:value="14537.997715" calcext:value-type="float">
            <text:p>14,538.00</text:p>
          </table:table-cell>
          <table:table-cell table:style-name="ce19" office:value-type="float" office:value="15796.936341" calcext:value-type="float">
            <text:p>15,796.94</text:p>
          </table:table-cell>
          <table:table-cell table:style-name="ce19" office:value-type="float" office:value="14251.220267" calcext:value-type="float">
            <text:p>14,251.22</text:p>
          </table:table-cell>
          <table:table-cell table:style-name="ce19" office:value-type="float" office:value="14810.806928" calcext:value-type="float">
            <text:p>14,810.81</text:p>
          </table:table-cell>
          <table:table-cell table:style-name="ce19" office:value-type="float" office:value="15674.113587" calcext:value-type="float">
            <text:p>15,674.1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9" office:value-type="float" office:value="12572.4" calcext:value-type="float">
            <text:p>12,572.40</text:p>
          </table:table-cell>
          <table:table-cell table:style-name="ce19" office:value-type="float" office:value="12185.4" calcext:value-type="float">
            <text:p>12,185.40</text:p>
          </table:table-cell>
          <table:table-cell table:style-name="ce19" office:value-type="float" office:value="11188.6" calcext:value-type="float">
            <text:p>11,188.60</text:p>
          </table:table-cell>
          <table:table-cell table:style-name="ce19" office:value-type="float" office:value="10645.6" calcext:value-type="float">
            <text:p>10,645.60</text:p>
          </table:table-cell>
          <table:table-cell table:style-name="ce19" office:value-type="float" office:value="11694.9" calcext:value-type="float">
            <text:p>11,694.90</text:p>
          </table:table-cell>
          <table:table-cell table:style-name="ce19" office:value-type="float" office:value="12640.5" calcext:value-type="float">
            <text:p>12,640.50</text:p>
          </table:table-cell>
          <table:table-cell table:style-name="ce19" office:value-type="float" office:value="13691.1" calcext:value-type="float">
            <text:p>13,691.10</text:p>
          </table:table-cell>
          <table:table-cell table:style-name="ce19" office:value-type="float" office:value="16290.8" calcext:value-type="float">
            <text:p>16,290.80</text:p>
          </table:table-cell>
          <table:table-cell table:style-name="ce19" office:value-type="float" office:value="17354.8" calcext:value-type="float">
            <text:p>17,354.80</text:p>
          </table:table-cell>
          <table:table-cell table:style-name="ce19" office:value-type="float" office:value="18482.9327673487" calcext:value-type="float">
            <text:p>18,482.93</text:p>
          </table:table-cell>
          <table:table-cell table:style-name="ce19" office:value-type="float" office:value="23123.935098582" calcext:value-type="float">
            <text:p>23,123.94</text:p>
          </table:table-cell>
          <table:table-cell table:style-name="ce19" office:value-type="float" office:value="25790.3339966717" calcext:value-type="float">
            <text:p>25,790.33</text:p>
          </table:table-cell>
          <table:table-cell table:style-name="ce19" office:value-type="float" office:value="27982.3769671117" calcext:value-type="float">
            <text:p>27,982.38</text:p>
          </table:table-cell>
          <table:table-cell table:style-name="ce19" office:value-type="float" office:value="18548.5876003385" calcext:value-type="float">
            <text:p>18,548.59</text:p>
          </table:table-cell>
          <table:table-cell table:style-name="ce19" office:value-type="float" office:value="22780.8780072203" calcext:value-type="float">
            <text:p>22,780.88</text:p>
          </table:table-cell>
          <table:table-cell table:style-name="ce19" office:value-type="float" office:value="28251.4018134073" calcext:value-type="float">
            <text:p>28,251.40</text:p>
          </table:table-cell>
          <table:table-cell table:style-name="ce19" office:value-type="float" office:value="30297.08866927" calcext:value-type="float">
            <text:p>30,297.09</text:p>
          </table:table-cell>
          <table:table-cell table:style-name="ce19" office:value-type="float" office:value="30338.6117872931" calcext:value-type="float">
            <text:p>30,338.61</text:p>
          </table:table-cell>
          <table:table-cell table:style-name="ce19" office:value-type="float" office:value="31992.9713903128" calcext:value-type="float">
            <text:p>31,992.97</text:p>
          </table:table-cell>
          <table:table-cell table:style-name="ce19" office:value-type="float" office:value="32280.519" calcext:value-type="float">
            <text:p>32,280.52</text:p>
          </table:table-cell>
          <table:table-cell table:style-name="ce19" office:value-type="float" office:value="34000.234075" calcext:value-type="float">
            <text:p>34,000.23</text:p>
          </table:table-cell>
          <table:table-cell table:style-name="ce19" office:value-type="float" office:value="33502.495356" calcext:value-type="float">
            <text:p>33,502.50</text:p>
          </table:table-cell>
          <table:table-cell table:style-name="ce19" office:value-type="float" office:value="31678.863537" calcext:value-type="float">
            <text:p>31,678.86</text:p>
          </table:table-cell>
          <table:table-cell table:style-name="ce19" office:value-type="float" office:value="36075.338972" calcext:value-type="float">
            <text:p>36,075.34</text:p>
          </table:table-cell>
          <table:table-cell table:style-name="ce19" office:value-type="float" office:value="43560.881055" calcext:value-type="float">
            <text:p>43,560.88</text:p>
          </table:table-cell>
          <table:table-cell table:style-name="ce19" office:value-type="float" office:value="48418.034063" calcext:value-type="float">
            <text:p>48,418.03</text:p>
          </table:table-cell>
          <table:table-cell table:style-name="ce19" office:value-type="float" office:value="51643.215895" calcext:value-type="float">
            <text:p>51,643.22</text:p>
          </table:table-cell>
          <table:table-cell table:style-name="ce19" office:value-type="float" office:value="57671.470616" calcext:value-type="float">
            <text:p>57,671.47</text:p>
          </table:table-cell>
          <table:table-cell table:style-name="ce19" office:value-type="float" office:value="61194.528939" calcext:value-type="float">
            <text:p>61,194.53</text:p>
          </table:table-cell>
          <table:table-cell table:style-name="ce19" office:value-type="float" office:value="43351.400578" calcext:value-type="float">
            <text:p>43,351.40</text:p>
          </table:table-cell>
          <table:table-cell table:style-name="ce19" office:value-type="float" office:value="48555.820826" calcext:value-type="float">
            <text:p>48,555.82</text:p>
          </table:table-cell>
          <table:table-cell table:style-name="ce19" office:value-type="float" office:value="59583.948322" calcext:value-type="float">
            <text:p>59,583.95</text:p>
          </table:table-cell>
          <table:table-cell table:style-name="ce19" office:value-type="float" office:value="53299.978058" calcext:value-type="float">
            <text:p>53,299.98</text:p>
          </table:table-cell>
          <table:table-cell table:style-name="ce19" office:value-type="float" office:value="53724.58421" calcext:value-type="float">
            <text:p>53,724.58</text:p>
          </table:table-cell>
          <table:table-cell table:style-name="ce19" office:value-type="float" office:value="53004.803407" calcext:value-type="float">
            <text:p>53,004.80</text:p>
          </table:table-cell>
          <table:table-cell table:style-name="ce19" office:value-type="float" office:value="44756.402157" calcext:value-type="float">
            <text:p>44,756.40</text:p>
          </table:table-cell>
          <table:table-cell table:style-name="ce19" office:value-type="float" office:value="43422.605942" calcext:value-type="float">
            <text:p>43,422.61</text:p>
          </table:table-cell>
          <table:table-cell table:style-name="ce19" office:value-type="float" office:value="46328.647165" calcext:value-type="float">
            <text:p>46,328.6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8" office:value-type="float" office:value="14161.5" calcext:value-type="float">
            <text:p>14,161.50</text:p>
          </table:table-cell>
          <table:table-cell table:style-name="ce18" office:value-type="float" office:value="12611.7" calcext:value-type="float">
            <text:p>12,611.70</text:p>
          </table:table-cell>
          <table:table-cell table:style-name="ce18" office:value-type="float" office:value="11640.6" calcext:value-type="float">
            <text:p>11,640.60</text:p>
          </table:table-cell>
          <table:table-cell table:style-name="ce18" office:value-type="float" office:value="10870.8" calcext:value-type="float">
            <text:p>10,870.80</text:p>
          </table:table-cell>
          <table:table-cell table:style-name="ce18" office:value-type="float" office:value="10958.9" calcext:value-type="float">
            <text:p>10,958.90</text:p>
          </table:table-cell>
          <table:table-cell table:style-name="ce18" office:value-type="float" office:value="10981.6" calcext:value-type="float">
            <text:p>10,981.60</text:p>
          </table:table-cell>
          <table:table-cell table:style-name="ce18" office:value-type="float" office:value="12350.7" calcext:value-type="float">
            <text:p>12,350.70</text:p>
          </table:table-cell>
          <table:table-cell table:style-name="ce18" office:value-type="float" office:value="14281.6" calcext:value-type="float">
            <text:p>14,281.60</text:p>
          </table:table-cell>
          <table:table-cell table:style-name="ce18" office:value-type="float" office:value="16582.7" calcext:value-type="float">
            <text:p>16,582.70</text:p>
          </table:table-cell>
          <table:table-cell table:style-name="ce18" office:value-type="float" office:value="20361.9460138128" calcext:value-type="float">
            <text:p>20,361.95</text:p>
          </table:table-cell>
          <table:table-cell table:style-name="ce18" office:value-type="float" office:value="22921.921117741" calcext:value-type="float">
            <text:p>22,921.92</text:p>
          </table:table-cell>
          <table:table-cell table:style-name="ce18" office:value-type="float" office:value="25897.2133455072" calcext:value-type="float">
            <text:p>25,897.21</text:p>
          </table:table-cell>
          <table:table-cell table:style-name="ce18" office:value-type="float" office:value="27096.2010365148" calcext:value-type="float">
            <text:p>27,096.20</text:p>
          </table:table-cell>
          <table:table-cell table:style-name="ce18" office:value-type="float" office:value="24235.568878238" calcext:value-type="float">
            <text:p>24,235.57</text:p>
          </table:table-cell>
          <table:table-cell table:style-name="ce18" office:value-type="float" office:value="27452.4936693836" calcext:value-type="float">
            <text:p>27,452.49</text:p>
          </table:table-cell>
          <table:table-cell table:style-name="ce18" office:value-type="float" office:value="31364.8498802286" calcext:value-type="float">
            <text:p>31,364.85</text:p>
          </table:table-cell>
          <table:table-cell table:style-name="ce18" office:value-type="float" office:value="32551.436488505" calcext:value-type="float">
            <text:p>32,551.44</text:p>
          </table:table-cell>
          <table:table-cell table:style-name="ce18" office:value-type="float" office:value="33784.3524131056" calcext:value-type="float">
            <text:p>33,784.35</text:p>
          </table:table-cell>
          <table:table-cell table:style-name="ce18" office:value-type="float" office:value="38334.4533919946" calcext:value-type="float">
            <text:p>38,334.45</text:p>
          </table:table-cell>
          <table:table-cell table:style-name="ce18" office:value-type="float" office:value="38756.054" calcext:value-type="float">
            <text:p>38,756.05</text:p>
          </table:table-cell>
          <table:table-cell table:style-name="ce18" office:value-type="float" office:value="35940.976315" calcext:value-type="float">
            <text:p>35,940.98</text:p>
          </table:table-cell>
          <table:table-cell table:style-name="ce18" office:value-type="float" office:value="34046.542192" calcext:value-type="float">
            <text:p>34,046.54</text:p>
          </table:table-cell>
          <table:table-cell table:style-name="ce18" office:value-type="float" office:value="30763.349576" calcext:value-type="float">
            <text:p>30,763.35</text:p>
          </table:table-cell>
          <table:table-cell table:style-name="ce18" office:value-type="float" office:value="35273.903917" calcext:value-type="float">
            <text:p>35,273.90</text:p>
          </table:table-cell>
          <table:table-cell table:style-name="ce18" office:value-type="float" office:value="39596.684465" calcext:value-type="float">
            <text:p>39,596.68</text:p>
          </table:table-cell>
          <table:table-cell table:style-name="ce18" office:value-type="float" office:value="39704.256142" calcext:value-type="float">
            <text:p>39,704.26</text:p>
          </table:table-cell>
          <table:table-cell table:style-name="ce18" office:value-type="float" office:value="42440.769971" calcext:value-type="float">
            <text:p>42,440.77</text:p>
          </table:table-cell>
          <table:table-cell table:style-name="ce18" office:value-type="float" office:value="47638.613257" calcext:value-type="float">
            <text:p>47,638.61</text:p>
          </table:table-cell>
          <table:table-cell table:style-name="ce18" office:value-type="float" office:value="50499.067515" calcext:value-type="float">
            <text:p>50,499.07</text:p>
          </table:table-cell>
          <table:table-cell table:style-name="ce18" office:value-type="float" office:value="39020.706404" calcext:value-type="float">
            <text:p>39,020.71</text:p>
          </table:table-cell>
          <table:table-cell table:style-name="ce18" office:value-type="float" office:value="43130.441698" calcext:value-type="float">
            <text:p>43,130.44</text:p>
          </table:table-cell>
          <table:table-cell table:style-name="ce18" office:value-type="float" office:value="49846.114805" calcext:value-type="float">
            <text:p>49,846.11</text:p>
          </table:table-cell>
          <table:table-cell table:style-name="ce18" office:value-type="float" office:value="49092.913701" calcext:value-type="float">
            <text:p>49,092.91</text:p>
          </table:table-cell>
          <table:table-cell table:style-name="ce18" office:value-type="float" office:value="48754.893621" calcext:value-type="float">
            <text:p>48,754.89</text:p>
          </table:table-cell>
          <table:table-cell table:style-name="ce18" office:value-type="float" office:value="49237.604065" calcext:value-type="float">
            <text:p>49,237.60</text:p>
          </table:table-cell>
          <table:table-cell table:style-name="ce18" office:value-type="float" office:value="50045.674039" calcext:value-type="float">
            <text:p>50,045.67</text:p>
          </table:table-cell>
          <table:table-cell table:style-name="ce18" office:value-type="float" office:value="48179.074188" calcext:value-type="float">
            <text:p>48,179.07</text:p>
          </table:table-cell>
          <table:table-cell table:style-name="ce18" office:value-type="float" office:value="51897.550108" calcext:value-type="float">
            <text:p>51,897.55</text:p>
          </table:table-cell>
          <table:table-cell table:number-columns-repeated="984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B-Exports" table:style-name="ta15">
        <table:table-column table:style-name="co19" table:default-cell-style-name="ce11"/>
        <table:table-column table:style-name="co20" table:default-cell-style-name="ce11"/>
        <table:table-column table:style-name="co22" table:number-columns-repeated="38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6" table:number-rows-spanned="1">
            <text:p>United Kingdom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UK-Exports_to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401.7" calcext:value-type="float">
            <text:p>401.70</text:p>
          </table:table-cell>
          <table:table-cell table:style-name="ce19" office:value-type="float" office:value="330.6" calcext:value-type="float">
            <text:p>330.60</text:p>
          </table:table-cell>
          <table:table-cell table:style-name="ce19" office:value-type="float" office:value="67.9" calcext:value-type="float">
            <text:p>67.90</text:p>
          </table:table-cell>
          <table:table-cell table:style-name="ce19" office:value-type="float" office:value="6.8" calcext:value-type="float">
            <text:p>6.80</text:p>
          </table:table-cell>
          <table:table-cell table:style-name="ce19" office:value-type="float" office:value="7.3" calcext:value-type="float">
            <text:p>7.30</text:p>
          </table:table-cell>
          <table:table-cell table:style-name="ce19" office:value-type="float" office:value="5.1" calcext:value-type="float">
            <text:p>5.10</text:p>
          </table:table-cell>
          <table:table-cell table:style-name="ce19" office:value-type="float" office:value="14.6" calcext:value-type="float">
            <text:p>14.60</text:p>
          </table:table-cell>
          <table:table-cell table:style-name="ce19" office:value-type="float" office:value="16.7" calcext:value-type="float">
            <text:p>16.70</text:p>
          </table:table-cell>
          <table:table-cell table:style-name="ce19" office:value-type="float" office:value="23.1068825245974" calcext:value-type="float">
            <text:p>23.11</text:p>
          </table:table-cell>
          <table:table-cell table:style-name="ce19" office:value-type="float" office:value="22.2261218288937" calcext:value-type="float">
            <text:p>22.23</text:p>
          </table:table-cell>
          <table:table-cell table:style-name="ce19" office:value-type="float" office:value="65.4085743774816" calcext:value-type="float">
            <text:p>65.41</text:p>
          </table:table-cell>
          <table:table-cell table:style-name="ce19" office:value-type="float" office:value="123.016093898931" calcext:value-type="float">
            <text:p>123.02</text:p>
          </table:table-cell>
          <table:table-cell table:style-name="ce19" office:value-type="float" office:value="207.286591225014" calcext:value-type="float">
            <text:p>207.29</text:p>
          </table:table-cell>
          <table:table-cell table:style-name="ce19" office:value-type="float" office:value="268.756109937194" calcext:value-type="float">
            <text:p>268.76</text:p>
          </table:table-cell>
          <table:table-cell table:style-name="ce19" office:value-type="float" office:value="347.831543541279" calcext:value-type="float">
            <text:p>347.83</text:p>
          </table:table-cell>
          <table:table-cell table:style-name="ce19" office:value-type="float" office:value="373.415715516131" calcext:value-type="float">
            <text:p>373.42</text:p>
          </table:table-cell>
          <table:table-cell table:style-name="ce19" office:value-type="float" office:value="519.838942654681" calcext:value-type="float">
            <text:p>519.84</text:p>
          </table:table-cell>
          <table:table-cell table:style-name="ce19" office:value-type="float" office:value="797.615686402829" calcext:value-type="float">
            <text:p>797.62</text:p>
          </table:table-cell>
          <table:table-cell table:style-name="ce19" office:value-type="float" office:value="764.862621795902" calcext:value-type="float">
            <text:p>764.86</text:p>
          </table:table-cell>
          <table:table-cell table:style-name="ce19" office:value-type="float" office:value="477.391892351395" calcext:value-type="float">
            <text:p>477.39</text:p>
          </table:table-cell>
          <table:table-cell table:style-name="ce19" office:value-type="float" office:value="430.233441" calcext:value-type="float">
            <text:p>430.23</text:p>
          </table:table-cell>
          <table:table-cell table:style-name="ce19" office:value-type="float" office:value="378.024954" calcext:value-type="float">
            <text:p>378.02</text:p>
          </table:table-cell>
          <table:table-cell table:style-name="ce19" office:value-type="float" office:value="190.19204" calcext:value-type="float">
            <text:p>190.19</text:p>
          </table:table-cell>
          <table:table-cell table:style-name="ce19" office:value-type="float" office:value="221.544521" calcext:value-type="float">
            <text:p>221.54</text:p>
          </table:table-cell>
          <table:table-cell table:style-name="ce19" office:value-type="float" office:value="384.179025" calcext:value-type="float">
            <text:p>384.18</text:p>
          </table:table-cell>
          <table:table-cell table:style-name="ce19" office:value-type="float" office:value="305.066699" calcext:value-type="float">
            <text:p>305.07</text:p>
          </table:table-cell>
          <table:table-cell table:style-name="ce19" office:value-type="float" office:value="396.970909" calcext:value-type="float">
            <text:p>396.97</text:p>
          </table:table-cell>
          <table:table-cell table:style-name="ce19" office:value-type="float" office:value="452.178445" calcext:value-type="float">
            <text:p>452.18</text:p>
          </table:table-cell>
          <table:table-cell table:style-name="ce19" office:value-type="float" office:value="546.521026" calcext:value-type="float">
            <text:p>546.52</text:p>
          </table:table-cell>
          <table:table-cell table:style-name="ce19" office:value-type="float" office:value="367.435856" calcext:value-type="float">
            <text:p>367.44</text:p>
          </table:table-cell>
          <table:table-cell table:style-name="ce19" office:value-type="float" office:value="507.386655" calcext:value-type="float">
            <text:p>507.39</text:p>
          </table:table-cell>
          <table:table-cell table:style-name="ce19" office:value-type="float" office:value="609.692658" calcext:value-type="float">
            <text:p>609.69</text:p>
          </table:table-cell>
          <table:table-cell table:style-name="ce19" office:value-type="float" office:value="556.615072" calcext:value-type="float">
            <text:p>556.62</text:p>
          </table:table-cell>
          <table:table-cell table:style-name="ce19" office:value-type="float" office:value="529.874946" calcext:value-type="float">
            <text:p>529.87</text:p>
          </table:table-cell>
          <table:table-cell table:style-name="ce19" office:value-type="float" office:value="487.42118" calcext:value-type="float">
            <text:p>487.42</text:p>
          </table:table-cell>
          <table:table-cell table:style-name="ce19" office:value-type="float" office:value="436.406127" calcext:value-type="float">
            <text:p>436.41</text:p>
          </table:table-cell>
          <table:table-cell table:style-name="ce19" office:value-type="float" office:value="398.070302" calcext:value-type="float">
            <text:p>398.07</text:p>
          </table:table-cell>
          <table:table-cell table:style-name="ce19" office:value-type="float" office:value="444.250473" calcext:value-type="float">
            <text:p>444.2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1895.6" calcext:value-type="float">
            <text:p>1,895.60</text:p>
          </table:table-cell>
          <table:table-cell table:style-name="ce18" office:value-type="float" office:value="1731.2" calcext:value-type="float">
            <text:p>1,731.20</text:p>
          </table:table-cell>
          <table:table-cell table:style-name="ce18" office:value-type="float" office:value="1827.7" calcext:value-type="float">
            <text:p>1,827.70</text:p>
          </table:table-cell>
          <table:table-cell table:style-name="ce18" office:value-type="float" office:value="1420.3" calcext:value-type="float">
            <text:p>1,420.30</text:p>
          </table:table-cell>
          <table:table-cell table:style-name="ce18" office:value-type="float" office:value="1578" calcext:value-type="float">
            <text:p>1,578.00</text:p>
          </table:table-cell>
          <table:table-cell table:style-name="ce18" office:value-type="float" office:value="1785.5" calcext:value-type="float">
            <text:p>1,785.50</text:p>
          </table:table-cell>
          <table:table-cell table:style-name="ce18" office:value-type="float" office:value="1801.9" calcext:value-type="float">
            <text:p>1,801.90</text:p>
          </table:table-cell>
          <table:table-cell table:style-name="ce18" office:value-type="float" office:value="2008.8" calcext:value-type="float">
            <text:p>2,008.80</text:p>
          </table:table-cell>
          <table:table-cell table:style-name="ce18" office:value-type="float" office:value="2450.37193661113" calcext:value-type="float">
            <text:p>2,450.37</text:p>
          </table:table-cell>
          <table:table-cell table:style-name="ce18" office:value-type="float" office:value="2799.91704473081" calcext:value-type="float">
            <text:p>2,799.92</text:p>
          </table:table-cell>
          <table:table-cell table:style-name="ce18" office:value-type="float" office:value="2957.0115848994" calcext:value-type="float">
            <text:p>2,957.01</text:p>
          </table:table-cell>
          <table:table-cell table:style-name="ce18" office:value-type="float" office:value="2386.61408295538" calcext:value-type="float">
            <text:p>2,386.61</text:p>
          </table:table-cell>
          <table:table-cell table:style-name="ce18" office:value-type="float" office:value="2424.18645040627" calcext:value-type="float">
            <text:p>2,424.19</text:p>
          </table:table-cell>
          <table:table-cell table:style-name="ce18" office:value-type="float" office:value="2399.26041385388" calcext:value-type="float">
            <text:p>2,399.26</text:p>
          </table:table-cell>
          <table:table-cell table:style-name="ce18" office:value-type="float" office:value="2946.91673882785" calcext:value-type="float">
            <text:p>2,946.92</text:p>
          </table:table-cell>
          <table:table-cell table:style-name="ce18" office:value-type="float" office:value="3311.96421701493" calcext:value-type="float">
            <text:p>3,311.96</text:p>
          </table:table-cell>
          <table:table-cell table:style-name="ce18" office:value-type="float" office:value="3865.51624057911" calcext:value-type="float">
            <text:p>3,865.52</text:p>
          </table:table-cell>
          <table:table-cell table:style-name="ce18" office:value-type="float" office:value="4019.26963943948" calcext:value-type="float">
            <text:p>4,019.27</text:p>
          </table:table-cell>
          <table:table-cell table:style-name="ce18" office:value-type="float" office:value="3719.00536845065" calcext:value-type="float">
            <text:p>3,719.01</text:p>
          </table:table-cell>
          <table:table-cell table:style-name="ce18" office:value-type="float" office:value="3488.37839602608" calcext:value-type="float">
            <text:p>3,488.38</text:p>
          </table:table-cell>
          <table:table-cell table:style-name="ce18" office:value-type="float" office:value="3977.75486" calcext:value-type="float">
            <text:p>3,977.75</text:p>
          </table:table-cell>
          <table:table-cell table:style-name="ce18" office:value-type="float" office:value="3287.187752" calcext:value-type="float">
            <text:p>3,287.19</text:p>
          </table:table-cell>
          <table:table-cell table:style-name="ce18" office:value-type="float" office:value="3103.588359" calcext:value-type="float">
            <text:p>3,103.59</text:p>
          </table:table-cell>
          <table:table-cell table:style-name="ce18" office:value-type="float" office:value="3705.750799" calcext:value-type="float">
            <text:p>3,705.75</text:p>
          </table:table-cell>
          <table:table-cell table:style-name="ce18" office:value-type="float" office:value="4385.147556" calcext:value-type="float">
            <text:p>4,385.15</text:p>
          </table:table-cell>
          <table:table-cell table:style-name="ce18" office:value-type="float" office:value="4730.412287" calcext:value-type="float">
            <text:p>4,730.41</text:p>
          </table:table-cell>
          <table:table-cell table:style-name="ce18" office:value-type="float" office:value="5039.215131" calcext:value-type="float">
            <text:p>5,039.22</text:p>
          </table:table-cell>
          <table:table-cell table:style-name="ce18" office:value-type="float" office:value="6589.683497" calcext:value-type="float">
            <text:p>6,589.68</text:p>
          </table:table-cell>
          <table:table-cell table:style-name="ce18" office:value-type="float" office:value="7581.745554" calcext:value-type="float">
            <text:p>7,581.75</text:p>
          </table:table-cell>
          <table:table-cell table:style-name="ce18" office:value-type="float" office:value="4432.728217" calcext:value-type="float">
            <text:p>4,432.73</text:p>
          </table:table-cell>
          <table:table-cell table:style-name="ce18" office:value-type="float" office:value="4977.815062" calcext:value-type="float">
            <text:p>4,977.82</text:p>
          </table:table-cell>
          <table:table-cell table:style-name="ce18" office:value-type="float" office:value="6613.871668" calcext:value-type="float">
            <text:p>6,613.87</text:p>
          </table:table-cell>
          <table:table-cell table:style-name="ce18" office:value-type="float" office:value="6725.157701" calcext:value-type="float">
            <text:p>6,725.16</text:p>
          </table:table-cell>
          <table:table-cell table:style-name="ce18" office:value-type="float" office:value="5743.905183" calcext:value-type="float">
            <text:p>5,743.91</text:p>
          </table:table-cell>
          <table:table-cell table:style-name="ce18" office:value-type="float" office:value="5758.576272" calcext:value-type="float">
            <text:p>5,758.58</text:p>
          </table:table-cell>
          <table:table-cell table:style-name="ce18" office:value-type="float" office:value="5607.531623" calcext:value-type="float">
            <text:p>5,607.53</text:p>
          </table:table-cell>
          <table:table-cell table:style-name="ce18" office:value-type="float" office:value="5213.84658" calcext:value-type="float">
            <text:p>5,213.85</text:p>
          </table:table-cell>
          <table:table-cell table:style-name="ce18" office:value-type="float" office:value="5731.958301" calcext:value-type="float">
            <text:p>5,731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507" calcext:value-type="float">
            <text:p>507.00</text:p>
          </table:table-cell>
          <table:table-cell table:style-name="ce19" office:value-type="float" office:value="351.8" calcext:value-type="float">
            <text:p>351.80</text:p>
          </table:table-cell>
          <table:table-cell table:style-name="ce19" office:value-type="float" office:value="278.1" calcext:value-type="float">
            <text:p>278.10</text:p>
          </table:table-cell>
          <table:table-cell table:style-name="ce19" office:value-type="float" office:value="238" calcext:value-type="float">
            <text:p>238.00</text:p>
          </table:table-cell>
          <table:table-cell table:style-name="ce19" office:value-type="float" office:value="318.5" calcext:value-type="float">
            <text:p>318.50</text:p>
          </table:table-cell>
          <table:table-cell table:style-name="ce19" office:value-type="float" office:value="273.2" calcext:value-type="float">
            <text:p>273.20</text:p>
          </table:table-cell>
          <table:table-cell table:style-name="ce19" office:value-type="float" office:value="431.8" calcext:value-type="float">
            <text:p>431.80</text:p>
          </table:table-cell>
          <table:table-cell table:style-name="ce19" office:value-type="float" office:value="572.9" calcext:value-type="float">
            <text:p>572.90</text:p>
          </table:table-cell>
          <table:table-cell table:style-name="ce19" office:value-type="float" office:value="542.099204244504" calcext:value-type="float">
            <text:p>542.10</text:p>
          </table:table-cell>
          <table:table-cell table:style-name="ce19" office:value-type="float" office:value="554.538794473412" calcext:value-type="float">
            <text:p>554.54</text:p>
          </table:table-cell>
          <table:table-cell table:style-name="ce19" office:value-type="float" office:value="589.418186678057" calcext:value-type="float">
            <text:p>589.42</text:p>
          </table:table-cell>
          <table:table-cell table:style-name="ce19" office:value-type="float" office:value="596.410544412237" calcext:value-type="float">
            <text:p>596.41</text:p>
          </table:table-cell>
          <table:table-cell table:style-name="ce19" office:value-type="float" office:value="481.098176014204" calcext:value-type="float">
            <text:p>481.10</text:p>
          </table:table-cell>
          <table:table-cell table:style-name="ce19" office:value-type="float" office:value="622.051438695804" calcext:value-type="float">
            <text:p>622.05</text:p>
          </table:table-cell>
          <table:table-cell table:style-name="ce19" office:value-type="float" office:value="806.822190904366" calcext:value-type="float">
            <text:p>806.82</text:p>
          </table:table-cell>
          <table:table-cell table:style-name="ce19" office:value-type="float" office:value="1067.09986361569" calcext:value-type="float">
            <text:p>1,067.10</text:p>
          </table:table-cell>
          <table:table-cell table:style-name="ce19" office:value-type="float" office:value="1323.05371474026" calcext:value-type="float">
            <text:p>1,323.05</text:p>
          </table:table-cell>
          <table:table-cell table:style-name="ce19" office:value-type="float" office:value="1686.53346363625" calcext:value-type="float">
            <text:p>1,686.53</text:p>
          </table:table-cell>
          <table:table-cell table:style-name="ce19" office:value-type="float" office:value="1505.41823820769" calcext:value-type="float">
            <text:p>1,505.42</text:p>
          </table:table-cell>
          <table:table-cell table:style-name="ce19" office:value-type="float" office:value="1200.02447072316" calcext:value-type="float">
            <text:p>1,200.02</text:p>
          </table:table-cell>
          <table:table-cell table:style-name="ce19" office:value-type="float" office:value="1155.752299" calcext:value-type="float">
            <text:p>1,155.75</text:p>
          </table:table-cell>
          <table:table-cell table:style-name="ce19" office:value-type="float" office:value="1142.060899" calcext:value-type="float">
            <text:p>1,142.06</text:p>
          </table:table-cell>
          <table:table-cell table:style-name="ce19" office:value-type="float" office:value="1310.758605" calcext:value-type="float">
            <text:p>1,310.76</text:p>
          </table:table-cell>
          <table:table-cell table:style-name="ce19" office:value-type="float" office:value="1352.390837" calcext:value-type="float">
            <text:p>1,352.39</text:p>
          </table:table-cell>
          <table:table-cell table:style-name="ce19" office:value-type="float" office:value="1443.993892" calcext:value-type="float">
            <text:p>1,443.99</text:p>
          </table:table-cell>
          <table:table-cell table:style-name="ce19" office:value-type="float" office:value="1440.701227" calcext:value-type="float">
            <text:p>1,440.70</text:p>
          </table:table-cell>
          <table:table-cell table:style-name="ce19" office:value-type="float" office:value="1635.722601" calcext:value-type="float">
            <text:p>1,635.72</text:p>
          </table:table-cell>
          <table:table-cell table:style-name="ce19" office:value-type="float" office:value="2093.138513" calcext:value-type="float">
            <text:p>2,093.14</text:p>
          </table:table-cell>
          <table:table-cell table:style-name="ce19" office:value-type="float" office:value="2863.953326" calcext:value-type="float">
            <text:p>2,863.95</text:p>
          </table:table-cell>
          <table:table-cell table:style-name="ce19" office:value-type="float" office:value="2616.252047" calcext:value-type="float">
            <text:p>2,616.25</text:p>
          </table:table-cell>
          <table:table-cell table:style-name="ce19" office:value-type="float" office:value="3190.350497" calcext:value-type="float">
            <text:p>3,190.35</text:p>
          </table:table-cell>
          <table:table-cell table:style-name="ce19" office:value-type="float" office:value="3640.131376" calcext:value-type="float">
            <text:p>3,640.13</text:p>
          </table:table-cell>
          <table:table-cell table:style-name="ce19" office:value-type="float" office:value="3860.217863" calcext:value-type="float">
            <text:p>3,860.22</text:p>
          </table:table-cell>
          <table:table-cell table:style-name="ce19" office:value-type="float" office:value="3865.207025" calcext:value-type="float">
            <text:p>3,865.21</text:p>
          </table:table-cell>
          <table:table-cell table:style-name="ce19" office:value-type="float" office:value="3708.67577" calcext:value-type="float">
            <text:p>3,708.68</text:p>
          </table:table-cell>
          <table:table-cell table:style-name="ce19" office:value-type="float" office:value="3259.201254" calcext:value-type="float">
            <text:p>3,259.20</text:p>
          </table:table-cell>
          <table:table-cell table:style-name="ce19" office:value-type="float" office:value="2526.669155" calcext:value-type="float">
            <text:p>2,526.67</text:p>
          </table:table-cell>
          <table:table-cell table:style-name="ce19" office:value-type="float" office:value="2317.518951" calcext:value-type="float">
            <text:p>2,317.5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1762.4" calcext:value-type="float">
            <text:p>1,762.40</text:p>
          </table:table-cell>
          <table:table-cell table:style-name="ce19" office:value-type="float" office:value="1702.4" calcext:value-type="float">
            <text:p>1,702.40</text:p>
          </table:table-cell>
          <table:table-cell table:style-name="ce19" office:value-type="float" office:value="1491" calcext:value-type="float">
            <text:p>1,491.00</text:p>
          </table:table-cell>
          <table:table-cell table:style-name="ce19" office:value-type="float" office:value="1407" calcext:value-type="float">
            <text:p>1,407.00</text:p>
          </table:table-cell>
          <table:table-cell table:style-name="ce19" office:value-type="float" office:value="1573" calcext:value-type="float">
            <text:p>1,573.00</text:p>
          </table:table-cell>
          <table:table-cell table:style-name="ce19" office:value-type="float" office:value="2231.9" calcext:value-type="float">
            <text:p>2,231.90</text:p>
          </table:table-cell>
          <table:table-cell table:style-name="ce19" office:value-type="float" office:value="2481.7" calcext:value-type="float">
            <text:p>2,481.70</text:p>
          </table:table-cell>
          <table:table-cell table:style-name="ce19" office:value-type="float" office:value="3181" calcext:value-type="float">
            <text:p>3,181.00</text:p>
          </table:table-cell>
          <table:table-cell table:style-name="ce19" office:value-type="float" office:value="3626.04620605683" calcext:value-type="float">
            <text:p>3,626.05</text:p>
          </table:table-cell>
          <table:table-cell table:style-name="ce19" office:value-type="float" office:value="3547.53709159972" calcext:value-type="float">
            <text:p>3,547.54</text:p>
          </table:table-cell>
          <table:table-cell table:style-name="ce19" office:value-type="float" office:value="3380.58599897706" calcext:value-type="float">
            <text:p>3,380.59</text:p>
          </table:table-cell>
          <table:table-cell table:style-name="ce19" office:value-type="float" office:value="2996.12793959135" calcext:value-type="float">
            <text:p>2,996.13</text:p>
          </table:table-cell>
          <table:table-cell table:style-name="ce19" office:value-type="float" office:value="2780.5092121213" calcext:value-type="float">
            <text:p>2,780.51</text:p>
          </table:table-cell>
          <table:table-cell table:style-name="ce19" office:value-type="float" office:value="2763.98169776095" calcext:value-type="float">
            <text:p>2,763.98</text:p>
          </table:table-cell>
          <table:table-cell table:style-name="ce19" office:value-type="float" office:value="2928.95821905605" calcext:value-type="float">
            <text:p>2,928.96</text:p>
          </table:table-cell>
          <table:table-cell table:style-name="ce19" office:value-type="float" office:value="2856.79228492575" calcext:value-type="float">
            <text:p>2,856.79</text:p>
          </table:table-cell>
          <table:table-cell table:style-name="ce19" office:value-type="float" office:value="3073.89625767084" calcext:value-type="float">
            <text:p>3,073.90</text:p>
          </table:table-cell>
          <table:table-cell table:style-name="ce19" office:value-type="float" office:value="3532.22634945783" calcext:value-type="float">
            <text:p>3,532.23</text:p>
          </table:table-cell>
          <table:table-cell table:style-name="ce19" office:value-type="float" office:value="3604.65962114033" calcext:value-type="float">
            <text:p>3,604.66</text:p>
          </table:table-cell>
          <table:table-cell table:style-name="ce19" office:value-type="float" office:value="4138.01307374502" calcext:value-type="float">
            <text:p>4,138.01</text:p>
          </table:table-cell>
          <table:table-cell table:style-name="ce19" office:value-type="float" office:value="5297.247572" calcext:value-type="float">
            <text:p>5,297.25</text:p>
          </table:table-cell>
          <table:table-cell table:style-name="ce19" office:value-type="float" office:value="4670.371458" calcext:value-type="float">
            <text:p>4,670.37</text:p>
          </table:table-cell>
          <table:table-cell table:style-name="ce19" office:value-type="float" office:value="4723.258564" calcext:value-type="float">
            <text:p>4,723.26</text:p>
          </table:table-cell>
          <table:table-cell table:style-name="ce19" office:value-type="float" office:value="5318.674028" calcext:value-type="float">
            <text:p>5,318.67</text:p>
          </table:table-cell>
          <table:table-cell table:style-name="ce19" office:value-type="float" office:value="6111.839447" calcext:value-type="float">
            <text:p>6,111.84</text:p>
          </table:table-cell>
          <table:table-cell table:style-name="ce19" office:value-type="float" office:value="5196.468475" calcext:value-type="float">
            <text:p>5,196.47</text:p>
          </table:table-cell>
          <table:table-cell table:style-name="ce19" office:value-type="float" office:value="6224.268018" calcext:value-type="float">
            <text:p>6,224.27</text:p>
          </table:table-cell>
          <table:table-cell table:style-name="ce19" office:value-type="float" office:value="5851.189573" calcext:value-type="float">
            <text:p>5,851.19</text:p>
          </table:table-cell>
          <table:table-cell table:style-name="ce19" office:value-type="float" office:value="5849.826536" calcext:value-type="float">
            <text:p>5,849.83</text:p>
          </table:table-cell>
          <table:table-cell table:style-name="ce19" office:value-type="float" office:value="5376.489437" calcext:value-type="float">
            <text:p>5,376.49</text:p>
          </table:table-cell>
          <table:table-cell table:style-name="ce19" office:value-type="float" office:value="6780.982124" calcext:value-type="float">
            <text:p>6,780.98</text:p>
          </table:table-cell>
          <table:table-cell table:style-name="ce19" office:value-type="float" office:value="8163.002024" calcext:value-type="float">
            <text:p>8,163.00</text:p>
          </table:table-cell>
          <table:table-cell table:style-name="ce19" office:value-type="float" office:value="6822.040339" calcext:value-type="float">
            <text:p>6,822.04</text:p>
          </table:table-cell>
          <table:table-cell table:style-name="ce19" office:value-type="float" office:value="6155.983" calcext:value-type="float">
            <text:p>6,155.98</text:p>
          </table:table-cell>
          <table:table-cell table:style-name="ce19" office:value-type="float" office:value="6266.612233" calcext:value-type="float">
            <text:p>6,266.61</text:p>
          </table:table-cell>
          <table:table-cell table:style-name="ce19" office:value-type="float" office:value="5824.789691" calcext:value-type="float">
            <text:p>5,824.79</text:p>
          </table:table-cell>
          <table:table-cell table:style-name="ce19" office:value-type="float" office:value="6175.000928" calcext:value-type="float">
            <text:p>6,175.00</text:p>
          </table:table-cell>
          <table:table-cell table:style-name="ce19" office:value-type="float" office:value="6217.79216" calcext:value-type="float">
            <text:p>6,217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393.9" calcext:value-type="float">
            <text:p>393.90</text:p>
          </table:table-cell>
          <table:table-cell table:style-name="ce19" office:value-type="float" office:value="252.3" calcext:value-type="float">
            <text:p>252.30</text:p>
          </table:table-cell>
          <table:table-cell table:style-name="ce19" office:value-type="float" office:value="178.5" calcext:value-type="float">
            <text:p>178.50</text:p>
          </table:table-cell>
          <table:table-cell table:style-name="ce19" office:value-type="float" office:value="243.6" calcext:value-type="float">
            <text:p>243.60</text:p>
          </table:table-cell>
          <table:table-cell table:style-name="ce19" office:value-type="float" office:value="424" calcext:value-type="float">
            <text:p>424.00</text:p>
          </table:table-cell>
          <table:table-cell table:style-name="ce19" office:value-type="float" office:value="515.1" calcext:value-type="float">
            <text:p>515.10</text:p>
          </table:table-cell>
          <table:table-cell table:style-name="ce19" office:value-type="float" office:value="787.4" calcext:value-type="float">
            <text:p>787.40</text:p>
          </table:table-cell>
          <table:table-cell table:style-name="ce19" office:value-type="float" office:value="679.1" calcext:value-type="float">
            <text:p>679.10</text:p>
          </table:table-cell>
          <table:table-cell table:style-name="ce19" office:value-type="float" office:value="732.093277806453" calcext:value-type="float">
            <text:p>732.09</text:p>
          </table:table-cell>
          <table:table-cell table:style-name="ce19" office:value-type="float" office:value="683.824663321459" calcext:value-type="float">
            <text:p>683.82</text:p>
          </table:table-cell>
          <table:table-cell table:style-name="ce19" office:value-type="float" office:value="814.966502787486" calcext:value-type="float">
            <text:p>814.97</text:p>
          </table:table-cell>
          <table:table-cell table:style-name="ce19" office:value-type="float" office:value="570.962347372131" calcext:value-type="float">
            <text:p>570.96</text:p>
          </table:table-cell>
          <table:table-cell table:style-name="ce19" office:value-type="float" office:value="745.327452989349" calcext:value-type="float">
            <text:p>745.33</text:p>
          </table:table-cell>
          <table:table-cell table:style-name="ce19" office:value-type="float" office:value="1111.73666401856" calcext:value-type="float">
            <text:p>1,111.74</text:p>
          </table:table-cell>
          <table:table-cell table:style-name="ce19" office:value-type="float" office:value="1273.37182788329" calcext:value-type="float">
            <text:p>1,273.37</text:p>
          </table:table-cell>
          <table:table-cell table:style-name="ce19" office:value-type="float" office:value="1299.48156420078" calcext:value-type="float">
            <text:p>1,299.48</text:p>
          </table:table-cell>
          <table:table-cell table:style-name="ce19" office:value-type="float" office:value="1153.59105834815" calcext:value-type="float">
            <text:p>1,153.59</text:p>
          </table:table-cell>
          <table:table-cell table:style-name="ce19" office:value-type="float" office:value="1508.22816452796" calcext:value-type="float">
            <text:p>1,508.23</text:p>
          </table:table-cell>
          <table:table-cell table:style-name="ce19" office:value-type="float" office:value="1473.71467734156" calcext:value-type="float">
            <text:p>1,473.71</text:p>
          </table:table-cell>
          <table:table-cell table:style-name="ce19" office:value-type="float" office:value="1965.21363546096" calcext:value-type="float">
            <text:p>1,965.21</text:p>
          </table:table-cell>
          <table:table-cell table:style-name="ce19" office:value-type="float" office:value="2197.085676" calcext:value-type="float">
            <text:p>2,197.09</text:p>
          </table:table-cell>
          <table:table-cell table:style-name="ce19" office:value-type="float" office:value="2449.700099" calcext:value-type="float">
            <text:p>2,449.70</text:p>
          </table:table-cell>
          <table:table-cell table:style-name="ce19" office:value-type="float" office:value="2217.118244" calcext:value-type="float">
            <text:p>2,217.12</text:p>
          </table:table-cell>
          <table:table-cell table:style-name="ce19" office:value-type="float" office:value="3159.290643" calcext:value-type="float">
            <text:p>3,159.29</text:p>
          </table:table-cell>
          <table:table-cell table:style-name="ce19" office:value-type="float" office:value="4331.046847" calcext:value-type="float">
            <text:p>4,331.05</text:p>
          </table:table-cell>
          <table:table-cell table:style-name="ce19" office:value-type="float" office:value="4934.012673" calcext:value-type="float">
            <text:p>4,934.01</text:p>
          </table:table-cell>
          <table:table-cell table:style-name="ce19" office:value-type="float" office:value="5927.37811" calcext:value-type="float">
            <text:p>5,927.38</text:p>
          </table:table-cell>
          <table:table-cell table:style-name="ce19" office:value-type="float" office:value="7355.506686" calcext:value-type="float">
            <text:p>7,355.51</text:p>
          </table:table-cell>
          <table:table-cell table:style-name="ce19" office:value-type="float" office:value="8781.670206" calcext:value-type="float">
            <text:p>8,781.67</text:p>
          </table:table-cell>
          <table:table-cell table:style-name="ce19" office:value-type="float" office:value="7840.682471" calcext:value-type="float">
            <text:p>7,840.68</text:p>
          </table:table-cell>
          <table:table-cell table:style-name="ce19" office:value-type="float" office:value="11013.099204" calcext:value-type="float">
            <text:p>11,013.10</text:p>
          </table:table-cell>
          <table:table-cell table:style-name="ce19" office:value-type="float" office:value="13674.479229" calcext:value-type="float">
            <text:p>13,674.48</text:p>
          </table:table-cell>
          <table:table-cell table:style-name="ce19" office:value-type="float" office:value="15381.583932" calcext:value-type="float">
            <text:p>15,381.58</text:p>
          </table:table-cell>
          <table:table-cell table:style-name="ce19" office:value-type="float" office:value="17788.753822" calcext:value-type="float">
            <text:p>17,788.75</text:p>
          </table:table-cell>
          <table:table-cell table:style-name="ce19" office:value-type="float" office:value="25936.713917" calcext:value-type="float">
            <text:p>25,936.71</text:p>
          </table:table-cell>
          <table:table-cell table:style-name="ce19" office:value-type="float" office:value="27426.630763" calcext:value-type="float">
            <text:p>27,426.63</text:p>
          </table:table-cell>
          <table:table-cell table:style-name="ce19" office:value-type="float" office:value="18020.267507" calcext:value-type="float">
            <text:p>18,020.27</text:p>
          </table:table-cell>
          <table:table-cell table:style-name="ce19" office:value-type="float" office:value="21324.703801" calcext:value-type="float">
            <text:p>21,324.7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8" office:value-type="float" office:value="8342" calcext:value-type="float">
            <text:p>8,342.00</text:p>
          </table:table-cell>
          <table:table-cell table:style-name="ce18" office:value-type="float" office:value="7293.8" calcext:value-type="float">
            <text:p>7,293.80</text:p>
          </table:table-cell>
          <table:table-cell table:style-name="ce18" office:value-type="float" office:value="7829.8" calcext:value-type="float">
            <text:p>7,829.80</text:p>
          </table:table-cell>
          <table:table-cell table:style-name="ce18" office:value-type="float" office:value="8527.2" calcext:value-type="float">
            <text:p>8,527.20</text:p>
          </table:table-cell>
          <table:table-cell table:style-name="ce18" office:value-type="float" office:value="9394.8" calcext:value-type="float">
            <text:p>9,394.80</text:p>
          </table:table-cell>
          <table:table-cell table:style-name="ce18" office:value-type="float" office:value="9974.4" calcext:value-type="float">
            <text:p>9,974.40</text:p>
          </table:table-cell>
          <table:table-cell table:style-name="ce18" office:value-type="float" office:value="9099.6" calcext:value-type="float">
            <text:p>9,099.60</text:p>
          </table:table-cell>
          <table:table-cell table:style-name="ce18" office:value-type="float" office:value="12834.4" calcext:value-type="float">
            <text:p>12,834.40</text:p>
          </table:table-cell>
          <table:table-cell table:style-name="ce18" office:value-type="float" office:value="14713.4826613887" calcext:value-type="float">
            <text:p>14,713.48</text:p>
          </table:table-cell>
          <table:table-cell table:style-name="ce18" office:value-type="float" office:value="15613.5053468925" calcext:value-type="float">
            <text:p>15,613.51</text:p>
          </table:table-cell>
          <table:table-cell table:style-name="ce18" office:value-type="float" office:value="19450.9811949233" calcext:value-type="float">
            <text:p>19,450.98</text:p>
          </table:table-cell>
          <table:table-cell table:style-name="ce18" office:value-type="float" office:value="20402.5115099652" calcext:value-type="float">
            <text:p>20,402.51</text:p>
          </table:table-cell>
          <table:table-cell table:style-name="ce18" office:value-type="float" office:value="20127.947379461" calcext:value-type="float">
            <text:p>20,127.95</text:p>
          </table:table-cell>
          <table:table-cell table:style-name="ce18" office:value-type="float" office:value="16150.9270435687" calcext:value-type="float">
            <text:p>16,150.93</text:p>
          </table:table-cell>
          <table:table-cell table:style-name="ce18" office:value-type="float" office:value="19100.0163730865" calcext:value-type="float">
            <text:p>19,100.02</text:p>
          </table:table-cell>
          <table:table-cell table:style-name="ce18" office:value-type="float" office:value="21979.5982674874" calcext:value-type="float">
            <text:p>21,979.60</text:p>
          </table:table-cell>
          <table:table-cell table:style-name="ce18" office:value-type="float" office:value="24173.8615838035" calcext:value-type="float">
            <text:p>24,173.86</text:p>
          </table:table-cell>
          <table:table-cell table:style-name="ce18" office:value-type="float" office:value="24225.5024585322" calcext:value-type="float">
            <text:p>24,225.50</text:p>
          </table:table-cell>
          <table:table-cell table:style-name="ce18" office:value-type="float" office:value="24507.012127492" calcext:value-type="float">
            <text:p>24,507.01</text:p>
          </table:table-cell>
          <table:table-cell table:style-name="ce18" office:value-type="float" office:value="27039.3883537735" calcext:value-type="float">
            <text:p>27,039.39</text:p>
          </table:table-cell>
          <table:table-cell table:style-name="ce18" office:value-type="float" office:value="27381.081665" calcext:value-type="float">
            <text:p>27,381.08</text:p>
          </table:table-cell>
          <table:table-cell table:style-name="ce18" office:value-type="float" office:value="26822.966931" calcext:value-type="float">
            <text:p>26,822.97</text:p>
          </table:table-cell>
          <table:table-cell table:style-name="ce18" office:value-type="float" office:value="27826.901817" calcext:value-type="float">
            <text:p>27,826.90</text:p>
          </table:table-cell>
          <table:table-cell table:style-name="ce18" office:value-type="float" office:value="30292.945451" calcext:value-type="float">
            <text:p>30,292.95</text:p>
          </table:table-cell>
          <table:table-cell table:style-name="ce18" office:value-type="float" office:value="33919.401276" calcext:value-type="float">
            <text:p>33,919.40</text:p>
          </table:table-cell>
          <table:table-cell table:style-name="ce18" office:value-type="float" office:value="34628.289601" calcext:value-type="float">
            <text:p>34,628.29</text:p>
          </table:table-cell>
          <table:table-cell table:style-name="ce18" office:value-type="float" office:value="51031.26422" calcext:value-type="float">
            <text:p>51,031.26</text:p>
          </table:table-cell>
          <table:table-cell table:style-name="ce18" office:value-type="float" office:value="33845.932643" calcext:value-type="float">
            <text:p>33,845.93</text:p>
          </table:table-cell>
          <table:table-cell table:style-name="ce18" office:value-type="float" office:value="32630.098058" calcext:value-type="float">
            <text:p>32,630.10</text:p>
          </table:table-cell>
          <table:table-cell table:style-name="ce18" office:value-type="float" office:value="26216.722146" calcext:value-type="float">
            <text:p>26,216.72</text:p>
          </table:table-cell>
          <table:table-cell table:style-name="ce18" office:value-type="float" office:value="28686.661164" calcext:value-type="float">
            <text:p>28,686.66</text:p>
          </table:table-cell>
          <table:table-cell table:style-name="ce18" office:value-type="float" office:value="34143.894246" calcext:value-type="float">
            <text:p>34,143.89</text:p>
          </table:table-cell>
          <table:table-cell table:style-name="ce18" office:value-type="float" office:value="32069.349584" calcext:value-type="float">
            <text:p>32,069.35</text:p>
          </table:table-cell>
          <table:table-cell table:style-name="ce18" office:value-type="float" office:value="31459.662418" calcext:value-type="float">
            <text:p>31,459.66</text:p>
          </table:table-cell>
          <table:table-cell table:style-name="ce18" office:value-type="float" office:value="30201.163548" calcext:value-type="float">
            <text:p>30,201.16</text:p>
          </table:table-cell>
          <table:table-cell table:style-name="ce18" office:value-type="float" office:value="27125.252" calcext:value-type="float">
            <text:p>27,125.25</text:p>
          </table:table-cell>
          <table:table-cell table:style-name="ce18" office:value-type="float" office:value="26307.301886" calcext:value-type="float">
            <text:p>26,307.30</text:p>
          </table:table-cell>
          <table:table-cell table:style-name="ce18" office:value-type="float" office:value="32826.749583" calcext:value-type="float">
            <text:p>32,826.7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8" office:value-type="float" office:value="11797" calcext:value-type="float">
            <text:p>11,797.00</text:p>
          </table:table-cell>
          <table:table-cell table:style-name="ce18" office:value-type="float" office:value="11108.4" calcext:value-type="float">
            <text:p>11,108.40</text:p>
          </table:table-cell>
          <table:table-cell table:style-name="ce18" office:value-type="float" office:value="9465.3" calcext:value-type="float">
            <text:p>9,465.30</text:p>
          </table:table-cell>
          <table:table-cell table:style-name="ce18" office:value-type="float" office:value="9164.1" calcext:value-type="float">
            <text:p>9,164.10</text:p>
          </table:table-cell>
          <table:table-cell table:style-name="ce18" office:value-type="float" office:value="9874" calcext:value-type="float">
            <text:p>9,874.00</text:p>
          </table:table-cell>
          <table:table-cell table:style-name="ce18" office:value-type="float" office:value="11531" calcext:value-type="float">
            <text:p>11,531.00</text:p>
          </table:table-cell>
          <table:table-cell table:style-name="ce18" office:value-type="float" office:value="12540" calcext:value-type="float">
            <text:p>12,540.00</text:p>
          </table:table-cell>
          <table:table-cell table:style-name="ce18" office:value-type="float" office:value="15440.3" calcext:value-type="float">
            <text:p>15,440.30</text:p>
          </table:table-cell>
          <table:table-cell table:style-name="ce18" office:value-type="float" office:value="16944.4761832197" calcext:value-type="float">
            <text:p>16,944.48</text:p>
          </table:table-cell>
          <table:table-cell table:style-name="ce18" office:value-type="float" office:value="18245.0019245786" calcext:value-type="float">
            <text:p>18,245.00</text:p>
          </table:table-cell>
          <table:table-cell table:style-name="ce18" office:value-type="float" office:value="23582.3393087914" calcext:value-type="float">
            <text:p>23,582.34</text:p>
          </table:table-cell>
          <table:table-cell table:style-name="ce18" office:value-type="float" office:value="25854.1911896406" calcext:value-type="float">
            <text:p>25,854.19</text:p>
          </table:table-cell>
          <table:table-cell table:style-name="ce18" office:value-type="float" office:value="26410.5820390517" calcext:value-type="float">
            <text:p>26,410.58</text:p>
          </table:table-cell>
          <table:table-cell table:style-name="ce18" office:value-type="float" office:value="21504.3641248422" calcext:value-type="float">
            <text:p>21,504.36</text:p>
          </table:table-cell>
          <table:table-cell table:style-name="ce18" office:value-type="float" office:value="24592.6662065422" calcext:value-type="float">
            <text:p>24,592.67</text:p>
          </table:table-cell>
          <table:table-cell table:style-name="ce18" office:value-type="float" office:value="29052.612241909" calcext:value-type="float">
            <text:p>29,052.61</text:p>
          </table:table-cell>
          <table:table-cell table:style-name="ce18" office:value-type="float" office:value="29460.8928292072" calcext:value-type="float">
            <text:p>29,460.89</text:p>
          </table:table-cell>
          <table:table-cell table:style-name="ce18" office:value-type="float" office:value="30418.7574631178" calcext:value-type="float">
            <text:p>30,418.76</text:p>
          </table:table-cell>
          <table:table-cell table:style-name="ce18" office:value-type="float" office:value="30691.8905194224" calcext:value-type="float">
            <text:p>30,691.89</text:p>
          </table:table-cell>
          <table:table-cell table:style-name="ce18" office:value-type="float" office:value="32662.2134421863" calcext:value-type="float">
            <text:p>32,662.21</text:p>
          </table:table-cell>
          <table:table-cell table:style-name="ce18" office:value-type="float" office:value="33814.585095" calcext:value-type="float">
            <text:p>33,814.59</text:p>
          </table:table-cell>
          <table:table-cell table:style-name="ce18" office:value-type="float" office:value="33054.710081" calcext:value-type="float">
            <text:p>33,054.71</text:p>
          </table:table-cell>
          <table:table-cell table:style-name="ce18" office:value-type="float" office:value="32479.013861" calcext:value-type="float">
            <text:p>32,479.01</text:p>
          </table:table-cell>
          <table:table-cell table:style-name="ce18" office:value-type="float" office:value="33289.158905" calcext:value-type="float">
            <text:p>33,289.16</text:p>
          </table:table-cell>
          <table:table-cell table:style-name="ce18" office:value-type="float" office:value="39529.536561" calcext:value-type="float">
            <text:p>39,529.54</text:p>
          </table:table-cell>
          <table:table-cell table:style-name="ce18" office:value-type="float" office:value="39288.706638" calcext:value-type="float">
            <text:p>39,288.71</text:p>
          </table:table-cell>
          <table:table-cell table:style-name="ce18" office:value-type="float" office:value="47201.346411" calcext:value-type="float">
            <text:p>47,201.35</text:p>
          </table:table-cell>
          <table:table-cell table:style-name="ce18" office:value-type="float" office:value="46526.630045" calcext:value-type="float">
            <text:p>46,526.63</text:p>
          </table:table-cell>
          <table:table-cell table:style-name="ce18" office:value-type="float" office:value="50428.58083" calcext:value-type="float">
            <text:p>50,428.58</text:p>
          </table:table-cell>
          <table:table-cell table:style-name="ce18" office:value-type="float" office:value="36841.43423" calcext:value-type="float">
            <text:p>36,841.43</text:p>
          </table:table-cell>
          <table:table-cell table:style-name="ce18" office:value-type="float" office:value="41689.189145" calcext:value-type="float">
            <text:p>41,689.19</text:p>
          </table:table-cell>
          <table:table-cell table:style-name="ce18" office:value-type="float" office:value="50545.300464" calcext:value-type="float">
            <text:p>50,545.30</text:p>
          </table:table-cell>
          <table:table-cell table:style-name="ce18" office:value-type="float" office:value="48894.996276" calcext:value-type="float">
            <text:p>48,895.00</text:p>
          </table:table-cell>
          <table:table-cell table:style-name="ce18" office:value-type="float" office:value="44447.594655" calcext:value-type="float">
            <text:p>44,447.59</text:p>
          </table:table-cell>
          <table:table-cell table:style-name="ce18" office:value-type="float" office:value="49719.593872" calcext:value-type="float">
            <text:p>49,719.59</text:p>
          </table:table-cell>
          <table:table-cell table:style-name="ce18" office:value-type="float" office:value="46530.25347" calcext:value-type="float">
            <text:p>46,530.25</text:p>
          </table:table-cell>
          <table:table-cell table:style-name="ce18" office:value-type="float" office:value="43764.98587" calcext:value-type="float">
            <text:p>43,764.99</text:p>
          </table:table-cell>
          <table:table-cell table:style-name="ce18" office:value-type="float" office:value="46620.904824" calcext:value-type="float">
            <text:p>46,620.9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 office:value-type="float" office:value="1229.4" calcext:value-type="float">
            <text:p>1,229.40</text:p>
          </table:table-cell>
          <table:table-cell table:style-name="ce19" office:value-type="float" office:value="1287.8" calcext:value-type="float">
            <text:p>1,287.80</text:p>
          </table:table-cell>
          <table:table-cell table:style-name="ce19" office:value-type="float" office:value="1415.9" calcext:value-type="float">
            <text:p>1,415.90</text:p>
          </table:table-cell>
          <table:table-cell table:style-name="ce19" office:value-type="float" office:value="1216.3" calcext:value-type="float">
            <text:p>1,216.30</text:p>
          </table:table-cell>
          <table:table-cell table:style-name="ce19" office:value-type="float" office:value="1043.1" calcext:value-type="float">
            <text:p>1,043.10</text:p>
          </table:table-cell>
          <table:table-cell table:style-name="ce19" office:value-type="float" office:value="1158.9" calcext:value-type="float">
            <text:p>1,158.90</text:p>
          </table:table-cell>
          <table:table-cell table:style-name="ce19" office:value-type="float" office:value="1386" calcext:value-type="float">
            <text:p>1,386.00</text:p>
          </table:table-cell>
          <table:table-cell table:style-name="ce19" office:value-type="float" office:value="1782.4" calcext:value-type="float">
            <text:p>1,782.40</text:p>
          </table:table-cell>
          <table:table-cell table:style-name="ce19" office:value-type="float" office:value="1979.25479859153" calcext:value-type="float">
            <text:p>1,979.25</text:p>
          </table:table-cell>
          <table:table-cell table:style-name="ce19" office:value-type="float" office:value="2263.94255961183" calcext:value-type="float">
            <text:p>2,263.94</text:p>
          </table:table-cell>
          <table:table-cell table:style-name="ce19" office:value-type="float" office:value="2237.2519949144" calcext:value-type="float">
            <text:p>2,237.25</text:p>
          </table:table-cell>
          <table:table-cell table:style-name="ce19" office:value-type="float" office:value="1804.8321680045" calcext:value-type="float">
            <text:p>1,804.83</text:p>
          </table:table-cell>
          <table:table-cell table:style-name="ce19" office:value-type="float" office:value="1667.63534943917" calcext:value-type="float">
            <text:p>1,667.64</text:p>
          </table:table-cell>
          <table:table-cell table:style-name="ce19" office:value-type="float" office:value="1695.04596561654" calcext:value-type="float">
            <text:p>1,695.05</text:p>
          </table:table-cell>
          <table:table-cell table:style-name="ce19" office:value-type="float" office:value="2008.58895500097" calcext:value-type="float">
            <text:p>2,008.59</text:p>
          </table:table-cell>
          <table:table-cell table:style-name="ce19" office:value-type="float" office:value="2654.94000676271" calcext:value-type="float">
            <text:p>2,654.94</text:p>
          </table:table-cell>
          <table:table-cell table:style-name="ce19" office:value-type="float" office:value="2658.55377246732" calcext:value-type="float">
            <text:p>2,658.55</text:p>
          </table:table-cell>
          <table:table-cell table:style-name="ce19" office:value-type="float" office:value="2584.02287257526" calcext:value-type="float">
            <text:p>2,584.02</text:p>
          </table:table-cell>
          <table:table-cell table:style-name="ce19" office:value-type="float" office:value="2080.30187006123" calcext:value-type="float">
            <text:p>2,080.30</text:p>
          </table:table-cell>
          <table:table-cell table:style-name="ce19" office:value-type="float" office:value="2349.59986974912" calcext:value-type="float">
            <text:p>2,349.60</text:p>
          </table:table-cell>
          <table:table-cell table:style-name="ce19" office:value-type="float" office:value="3598.661716" calcext:value-type="float">
            <text:p>3,598.66</text:p>
          </table:table-cell>
          <table:table-cell table:style-name="ce19" office:value-type="float" office:value="2936.919971" calcext:value-type="float">
            <text:p>2,936.92</text:p>
          </table:table-cell>
          <table:table-cell table:style-name="ce19" office:value-type="float" office:value="2822.785529" calcext:value-type="float">
            <text:p>2,822.79</text:p>
          </table:table-cell>
          <table:table-cell table:style-name="ce19" office:value-type="float" office:value="3854.398182" calcext:value-type="float">
            <text:p>3,854.40</text:p>
          </table:table-cell>
          <table:table-cell table:style-name="ce19" office:value-type="float" office:value="4198.248223" calcext:value-type="float">
            <text:p>4,198.25</text:p>
          </table:table-cell>
          <table:table-cell table:style-name="ce19" office:value-type="float" office:value="5084.369063" calcext:value-type="float">
            <text:p>5,084.37</text:p>
          </table:table-cell>
          <table:table-cell table:style-name="ce19" office:value-type="float" office:value="4774.49958" calcext:value-type="float">
            <text:p>4,774.50</text:p>
          </table:table-cell>
          <table:table-cell table:style-name="ce19" office:value-type="float" office:value="5501.715681" calcext:value-type="float">
            <text:p>5,501.72</text:p>
          </table:table-cell>
          <table:table-cell table:style-name="ce19" office:value-type="float" office:value="7082.605952" calcext:value-type="float">
            <text:p>7,082.61</text:p>
          </table:table-cell>
          <table:table-cell table:style-name="ce19" office:value-type="float" office:value="4337.988177" calcext:value-type="float">
            <text:p>4,337.99</text:p>
          </table:table-cell>
          <table:table-cell table:style-name="ce19" office:value-type="float" office:value="5913.148959" calcext:value-type="float">
            <text:p>5,913.15</text:p>
          </table:table-cell>
          <table:table-cell table:style-name="ce19" office:value-type="float" office:value="8366.348254" calcext:value-type="float">
            <text:p>8,366.35</text:p>
          </table:table-cell>
          <table:table-cell table:style-name="ce19" office:value-type="float" office:value="6682.213231" calcext:value-type="float">
            <text:p>6,682.21</text:p>
          </table:table-cell>
          <table:table-cell table:style-name="ce19" office:value-type="float" office:value="7461.087794" calcext:value-type="float">
            <text:p>7,461.09</text:p>
          </table:table-cell>
          <table:table-cell table:style-name="ce19" office:value-type="float" office:value="6132.11869" calcext:value-type="float">
            <text:p>6,132.12</text:p>
          </table:table-cell>
          <table:table-cell table:style-name="ce19" office:value-type="float" office:value="5869.543356" calcext:value-type="float">
            <text:p>5,869.54</text:p>
          </table:table-cell>
          <table:table-cell table:style-name="ce19" office:value-type="float" office:value="4377.134427" calcext:value-type="float">
            <text:p>4,377.13</text:p>
          </table:table-cell>
          <table:table-cell table:style-name="ce19" office:value-type="float" office:value="5233.156409" calcext:value-type="float">
            <text:p>5,233.1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260.7" calcext:value-type="float">
            <text:p>260.70</text:p>
          </table:table-cell>
          <table:table-cell table:style-name="ce18" office:value-type="float" office:value="282.8" calcext:value-type="float">
            <text:p>282.80</text:p>
          </table:table-cell>
          <table:table-cell table:style-name="ce18" office:value-type="float" office:value="368" calcext:value-type="float">
            <text:p>368.00</text:p>
          </table:table-cell>
          <table:table-cell table:style-name="ce18" office:value-type="float" office:value="294.8" calcext:value-type="float">
            <text:p>294.80</text:p>
          </table:table-cell>
          <table:table-cell table:style-name="ce18" office:value-type="float" office:value="252.7" calcext:value-type="float">
            <text:p>252.70</text:p>
          </table:table-cell>
          <table:table-cell table:style-name="ce18" office:value-type="float" office:value="229.1" calcext:value-type="float">
            <text:p>229.10</text:p>
          </table:table-cell>
          <table:table-cell table:style-name="ce18" office:value-type="float" office:value="291.3" calcext:value-type="float">
            <text:p>291.30</text:p>
          </table:table-cell>
          <table:table-cell table:style-name="ce18" office:value-type="float" office:value="385.6" calcext:value-type="float">
            <text:p>385.60</text:p>
          </table:table-cell>
          <table:table-cell table:style-name="ce18" office:value-type="float" office:value="361.58802450385" calcext:value-type="float">
            <text:p>361.59</text:p>
          </table:table-cell>
          <table:table-cell table:style-name="ce18" office:value-type="float" office:value="300.911648956862" calcext:value-type="float">
            <text:p>300.91</text:p>
          </table:table-cell>
          <table:table-cell table:style-name="ce18" office:value-type="float" office:value="349.441823545417" calcext:value-type="float">
            <text:p>349.44</text:p>
          </table:table-cell>
          <table:table-cell table:style-name="ce18" office:value-type="float" office:value="347.998927672947" calcext:value-type="float">
            <text:p>348.00</text:p>
          </table:table-cell>
          <table:table-cell table:style-name="ce18" office:value-type="float" office:value="548.786042927299" calcext:value-type="float">
            <text:p>548.79</text:p>
          </table:table-cell>
          <table:table-cell table:style-name="ce18" office:value-type="float" office:value="496.601671995643" calcext:value-type="float">
            <text:p>496.60</text:p>
          </table:table-cell>
          <table:table-cell table:style-name="ce18" office:value-type="float" office:value="561.123527611492" calcext:value-type="float">
            <text:p>561.12</text:p>
          </table:table-cell>
          <table:table-cell table:style-name="ce18" office:value-type="float" office:value="827.797193374704" calcext:value-type="float">
            <text:p>827.80</text:p>
          </table:table-cell>
          <table:table-cell table:style-name="ce18" office:value-type="float" office:value="1295.32229774203" calcext:value-type="float">
            <text:p>1,295.32</text:p>
          </table:table-cell>
          <table:table-cell table:style-name="ce18" office:value-type="float" office:value="1132.43503229914" calcext:value-type="float">
            <text:p>1,132.44</text:p>
          </table:table-cell>
          <table:table-cell table:style-name="ce18" office:value-type="float" office:value="632.055637632653" calcext:value-type="float">
            <text:p>632.06</text:p>
          </table:table-cell>
          <table:table-cell table:style-name="ce18" office:value-type="float" office:value="643.755460867725" calcext:value-type="float">
            <text:p>643.76</text:p>
          </table:table-cell>
          <table:table-cell table:style-name="ce18" office:value-type="float" office:value="617.073219" calcext:value-type="float">
            <text:p>617.07</text:p>
          </table:table-cell>
          <table:table-cell table:style-name="ce18" office:value-type="float" office:value="445.825417" calcext:value-type="float">
            <text:p>445.83</text:p>
          </table:table-cell>
          <table:table-cell table:style-name="ce18" office:value-type="float" office:value="489.923638" calcext:value-type="float">
            <text:p>489.92</text:p>
          </table:table-cell>
          <table:table-cell table:style-name="ce18" office:value-type="float" office:value="735.600976" calcext:value-type="float">
            <text:p>735.60</text:p>
          </table:table-cell>
          <table:table-cell table:style-name="ce18" office:value-type="float" office:value="728.811023" calcext:value-type="float">
            <text:p>728.81</text:p>
          </table:table-cell>
          <table:table-cell table:style-name="ce18" office:value-type="float" office:value="655.557884" calcext:value-type="float">
            <text:p>655.56</text:p>
          </table:table-cell>
          <table:table-cell table:style-name="ce18" office:value-type="float" office:value="549.378003" calcext:value-type="float">
            <text:p>549.38</text:p>
          </table:table-cell>
          <table:table-cell table:style-name="ce18" office:value-type="float" office:value="520.035281" calcext:value-type="float">
            <text:p>520.04</text:p>
          </table:table-cell>
          <table:table-cell table:style-name="ce18" office:value-type="float" office:value="670.882691" calcext:value-type="float">
            <text:p>670.88</text:p>
          </table:table-cell>
          <table:table-cell table:style-name="ce18" office:value-type="float" office:value="527.897203" calcext:value-type="float">
            <text:p>527.90</text:p>
          </table:table-cell>
          <table:table-cell table:style-name="ce18" office:value-type="float" office:value="644.176227" calcext:value-type="float">
            <text:p>644.18</text:p>
          </table:table-cell>
          <table:table-cell table:style-name="ce18" office:value-type="float" office:value="959.194805" calcext:value-type="float">
            <text:p>959.19</text:p>
          </table:table-cell>
          <table:table-cell table:style-name="ce18" office:value-type="float" office:value="942.813278" calcext:value-type="float">
            <text:p>942.81</text:p>
          </table:table-cell>
          <table:table-cell table:style-name="ce18" office:value-type="float" office:value="993.064263" calcext:value-type="float">
            <text:p>993.06</text:p>
          </table:table-cell>
          <table:table-cell table:style-name="ce18" office:value-type="float" office:value="804.927429" calcext:value-type="float">
            <text:p>804.93</text:p>
          </table:table-cell>
          <table:table-cell table:style-name="ce18" office:value-type="float" office:value="671.224667" calcext:value-type="float">
            <text:p>671.22</text:p>
          </table:table-cell>
          <table:table-cell table:style-name="ce18" office:value-type="float" office:value="699.049582" calcext:value-type="float">
            <text:p>699.05</text:p>
          </table:table-cell>
          <table:table-cell table:style-name="ce18" office:value-type="float" office:value="965.092978" calcext:value-type="float">
            <text:p>965.0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4414.3" calcext:value-type="float">
            <text:p>4,414.30</text:p>
          </table:table-cell>
          <table:table-cell table:style-name="ce19" office:value-type="float" office:value="3520.4" calcext:value-type="float">
            <text:p>3,520.40</text:p>
          </table:table-cell>
          <table:table-cell table:style-name="ce19" office:value-type="float" office:value="3546.1" calcext:value-type="float">
            <text:p>3,546.10</text:p>
          </table:table-cell>
          <table:table-cell table:style-name="ce19" office:value-type="float" office:value="3474.5" calcext:value-type="float">
            <text:p>3,474.50</text:p>
          </table:table-cell>
          <table:table-cell table:style-name="ce19" office:value-type="float" office:value="3815.2" calcext:value-type="float">
            <text:p>3,815.20</text:p>
          </table:table-cell>
          <table:table-cell table:style-name="ce19" office:value-type="float" office:value="4468.6" calcext:value-type="float">
            <text:p>4,468.60</text:p>
          </table:table-cell>
          <table:table-cell table:style-name="ce19" office:value-type="float" office:value="5069.1" calcext:value-type="float">
            <text:p>5,069.10</text:p>
          </table:table-cell>
          <table:table-cell table:style-name="ce19" office:value-type="float" office:value="6802" calcext:value-type="float">
            <text:p>6,802.00</text:p>
          </table:table-cell>
          <table:table-cell table:style-name="ce19" office:value-type="float" office:value="7304.74906619319" calcext:value-type="float">
            <text:p>7,304.75</text:p>
          </table:table-cell>
          <table:table-cell table:style-name="ce19" office:value-type="float" office:value="7578.13073308651" calcext:value-type="float">
            <text:p>7,578.13</text:p>
          </table:table-cell>
          <table:table-cell table:style-name="ce19" office:value-type="float" office:value="10034.877247409" calcext:value-type="float">
            <text:p>10,034.88</text:p>
          </table:table-cell>
          <table:table-cell table:style-name="ce19" office:value-type="float" office:value="10895.5815797781" calcext:value-type="float">
            <text:p>10,895.58</text:p>
          </table:table-cell>
          <table:table-cell table:style-name="ce19" office:value-type="float" office:value="10782.9355768478" calcext:value-type="float">
            <text:p>10,782.94</text:p>
          </table:table-cell>
          <table:table-cell table:style-name="ce19" office:value-type="float" office:value="8291.03852896676" calcext:value-type="float">
            <text:p>8,291.04</text:p>
          </table:table-cell>
          <table:table-cell table:style-name="ce19" office:value-type="float" office:value="9649.43462494842" calcext:value-type="float">
            <text:p>9,649.43</text:p>
          </table:table-cell>
          <table:table-cell table:style-name="ce19" office:value-type="float" office:value="11402.4883323359" calcext:value-type="float">
            <text:p>11,402.49</text:p>
          </table:table-cell>
          <table:table-cell table:style-name="ce19" office:value-type="float" office:value="11466.1953928069" calcext:value-type="float">
            <text:p>11,466.20</text:p>
          </table:table-cell>
          <table:table-cell table:style-name="ce19" office:value-type="float" office:value="12229.8768723765" calcext:value-type="float">
            <text:p>12,229.88</text:p>
          </table:table-cell>
          <table:table-cell table:style-name="ce19" office:value-type="float" office:value="13008.0353307839" calcext:value-type="float">
            <text:p>13,008.04</text:p>
          </table:table-cell>
          <table:table-cell table:style-name="ce19" office:value-type="float" office:value="12829.0337174787" calcext:value-type="float">
            <text:p>12,829.03</text:p>
          </table:table-cell>
          <table:table-cell table:style-name="ce19" office:value-type="float" office:value="12587.536835" calcext:value-type="float">
            <text:p>12,587.54</text:p>
          </table:table-cell>
          <table:table-cell table:style-name="ce19" office:value-type="float" office:value="11797.05996" calcext:value-type="float">
            <text:p>11,797.06</text:p>
          </table:table-cell>
          <table:table-cell table:style-name="ce19" office:value-type="float" office:value="12633.848352" calcext:value-type="float">
            <text:p>12,633.85</text:p>
          </table:table-cell>
          <table:table-cell table:style-name="ce19" office:value-type="float" office:value="13883.571901" calcext:value-type="float">
            <text:p>13,883.57</text:p>
          </table:table-cell>
          <table:table-cell table:style-name="ce19" office:value-type="float" office:value="15326.33081" calcext:value-type="float">
            <text:p>15,326.33</text:p>
          </table:table-cell>
          <table:table-cell table:style-name="ce19" office:value-type="float" office:value="15484.721525" calcext:value-type="float">
            <text:p>15,484.72</text:p>
          </table:table-cell>
          <table:table-cell table:style-name="ce19" office:value-type="float" office:value="17006.637542" calcext:value-type="float">
            <text:p>17,006.64</text:p>
          </table:table-cell>
          <table:table-cell table:style-name="ce19" office:value-type="float" office:value="17763.255953" calcext:value-type="float">
            <text:p>17,763.26</text:p>
          </table:table-cell>
          <table:table-cell table:style-name="ce19" office:value-type="float" office:value="16995.120961" calcext:value-type="float">
            <text:p>16,995.12</text:p>
          </table:table-cell>
          <table:table-cell table:style-name="ce19" office:value-type="float" office:value="12705.409902" calcext:value-type="float">
            <text:p>12,705.41</text:p>
          </table:table-cell>
          <table:table-cell table:style-name="ce19" office:value-type="float" office:value="13223.336005" calcext:value-type="float">
            <text:p>13,223.34</text:p>
          </table:table-cell>
          <table:table-cell table:style-name="ce19" office:value-type="float" office:value="15562.035742" calcext:value-type="float">
            <text:p>15,562.04</text:p>
          </table:table-cell>
          <table:table-cell table:style-name="ce19" office:value-type="float" office:value="12302.76221" calcext:value-type="float">
            <text:p>12,302.76</text:p>
          </table:table-cell>
          <table:table-cell table:style-name="ce19" office:value-type="float" office:value="12817.231031" calcext:value-type="float">
            <text:p>12,817.23</text:p>
          </table:table-cell>
          <table:table-cell table:style-name="ce19" office:value-type="float" office:value="14250.198408" calcext:value-type="float">
            <text:p>14,250.20</text:p>
          </table:table-cell>
          <table:table-cell table:style-name="ce19" office:value-type="float" office:value="12842.224792" calcext:value-type="float">
            <text:p>12,842.22</text:p>
          </table:table-cell>
          <table:table-cell table:style-name="ce19" office:value-type="float" office:value="13120.122793" calcext:value-type="float">
            <text:p>13,120.12</text:p>
          </table:table-cell>
          <table:table-cell table:style-name="ce19" office:value-type="float" office:value="13203.339551" calcext:value-type="float">
            <text:p>13,203.3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1387.8" calcext:value-type="float">
            <text:p>1,387.80</text:p>
          </table:table-cell>
          <table:table-cell table:style-name="ce19" office:value-type="float" office:value="1246.3" calcext:value-type="float">
            <text:p>1,246.30</text:p>
          </table:table-cell>
          <table:table-cell table:style-name="ce19" office:value-type="float" office:value="1193.3" calcext:value-type="float">
            <text:p>1,193.30</text:p>
          </table:table-cell>
          <table:table-cell table:style-name="ce19" office:value-type="float" office:value="1208" calcext:value-type="float">
            <text:p>1,208.00</text:p>
          </table:table-cell>
          <table:table-cell table:style-name="ce19" office:value-type="float" office:value="1239.2" calcext:value-type="float">
            <text:p>1,239.20</text:p>
          </table:table-cell>
          <table:table-cell table:style-name="ce19" office:value-type="float" office:value="1312.6" calcext:value-type="float">
            <text:p>1,312.60</text:p>
          </table:table-cell>
          <table:table-cell table:style-name="ce19" office:value-type="float" office:value="1752.2" calcext:value-type="float">
            <text:p>1,752.20</text:p>
          </table:table-cell>
          <table:table-cell table:style-name="ce19" office:value-type="float" office:value="2459.6" calcext:value-type="float">
            <text:p>2,459.60</text:p>
          </table:table-cell>
          <table:table-cell table:style-name="ce19" office:value-type="float" office:value="3100.03287853826" calcext:value-type="float">
            <text:p>3,100.03</text:p>
          </table:table-cell>
          <table:table-cell table:style-name="ce19" office:value-type="float" office:value="3775.27303041571" calcext:value-type="float">
            <text:p>3,775.27</text:p>
          </table:table-cell>
          <table:table-cell table:style-name="ce19" office:value-type="float" office:value="4709.2609994952" calcext:value-type="float">
            <text:p>4,709.26</text:p>
          </table:table-cell>
          <table:table-cell table:style-name="ce19" office:value-type="float" office:value="3989.97706742719" calcext:value-type="float">
            <text:p>3,989.98</text:p>
          </table:table-cell>
          <table:table-cell table:style-name="ce19" office:value-type="float" office:value="3914.71655217328" calcext:value-type="float">
            <text:p>3,914.72</text:p>
          </table:table-cell>
          <table:table-cell table:style-name="ce19" office:value-type="float" office:value="3980.37803392042" calcext:value-type="float">
            <text:p>3,980.38</text:p>
          </table:table-cell>
          <table:table-cell table:style-name="ce19" office:value-type="float" office:value="4590.90897959642" calcext:value-type="float">
            <text:p>4,590.91</text:p>
          </table:table-cell>
          <table:table-cell table:style-name="ce19" office:value-type="float" office:value="5972.18586375643" calcext:value-type="float">
            <text:p>5,972.19</text:p>
          </table:table-cell>
          <table:table-cell table:style-name="ce19" office:value-type="float" office:value="6667.74482910331" calcext:value-type="float">
            <text:p>6,667.74</text:p>
          </table:table-cell>
          <table:table-cell table:style-name="ce19" office:value-type="float" office:value="6877.06071397064" calcext:value-type="float">
            <text:p>6,877.06</text:p>
          </table:table-cell>
          <table:table-cell table:style-name="ce19" office:value-type="float" office:value="5317.5217551994" calcext:value-type="float">
            <text:p>5,317.52</text:p>
          </table:table-cell>
          <table:table-cell table:style-name="ce19" office:value-type="float" office:value="5340.80932807701" calcext:value-type="float">
            <text:p>5,340.81</text:p>
          </table:table-cell>
          <table:table-cell table:style-name="ce19" office:value-type="float" office:value="5562.890883" calcext:value-type="float">
            <text:p>5,562.89</text:p>
          </table:table-cell>
          <table:table-cell table:style-name="ce19" office:value-type="float" office:value="5348.789652" calcext:value-type="float">
            <text:p>5,348.79</text:p>
          </table:table-cell>
          <table:table-cell table:style-name="ce19" office:value-type="float" office:value="5447.258929" calcext:value-type="float">
            <text:p>5,447.26</text:p>
          </table:table-cell>
          <table:table-cell table:style-name="ce19" office:value-type="float" office:value="6157.96818" calcext:value-type="float">
            <text:p>6,157.97</text:p>
          </table:table-cell>
          <table:table-cell table:style-name="ce19" office:value-type="float" office:value="7006.750085" calcext:value-type="float">
            <text:p>7,006.75</text:p>
          </table:table-cell>
          <table:table-cell table:style-name="ce19" office:value-type="float" office:value="6830.391914" calcext:value-type="float">
            <text:p>6,830.39</text:p>
          </table:table-cell>
          <table:table-cell table:style-name="ce19" office:value-type="float" office:value="7285.053524" calcext:value-type="float">
            <text:p>7,285.05</text:p>
          </table:table-cell>
          <table:table-cell table:style-name="ce19" office:value-type="float" office:value="7475.419398" calcext:value-type="float">
            <text:p>7,475.42</text:p>
          </table:table-cell>
          <table:table-cell table:style-name="ce19" office:value-type="float" office:value="6871.883628" calcext:value-type="float">
            <text:p>6,871.88</text:p>
          </table:table-cell>
          <table:table-cell table:style-name="ce19" office:value-type="float" office:value="5090.381329" calcext:value-type="float">
            <text:p>5,090.38</text:p>
          </table:table-cell>
          <table:table-cell table:style-name="ce19" office:value-type="float" office:value="6393.318791" calcext:value-type="float">
            <text:p>6,393.32</text:p>
          </table:table-cell>
          <table:table-cell table:style-name="ce19" office:value-type="float" office:value="6960.854724" calcext:value-type="float">
            <text:p>6,960.85</text:p>
          </table:table-cell>
          <table:table-cell table:style-name="ce19" office:value-type="float" office:value="7085.537398" calcext:value-type="float">
            <text:p>7,085.54</text:p>
          </table:table-cell>
          <table:table-cell table:style-name="ce19" office:value-type="float" office:value="6870.816705" calcext:value-type="float">
            <text:p>6,870.82</text:p>
          </table:table-cell>
          <table:table-cell table:style-name="ce19" office:value-type="float" office:value="6951.306663" calcext:value-type="float">
            <text:p>6,951.31</text:p>
          </table:table-cell>
          <table:table-cell table:style-name="ce19" office:value-type="float" office:value="6458.800844" calcext:value-type="float">
            <text:p>6,458.80</text:p>
          </table:table-cell>
          <table:table-cell table:style-name="ce19" office:value-type="float" office:value="6355.00855" calcext:value-type="float">
            <text:p>6,355.01</text:p>
          </table:table-cell>
          <table:table-cell table:style-name="ce19" office:value-type="float" office:value="7322.253936" calcext:value-type="float">
            <text:p>7,322.2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235" calcext:value-type="float">
            <text:p>235.00</text:p>
          </table:table-cell>
          <table:table-cell table:style-name="ce19" office:value-type="float" office:value="312.2" calcext:value-type="float">
            <text:p>312.20</text:p>
          </table:table-cell>
          <table:table-cell table:style-name="ce19" office:value-type="float" office:value="292.6" calcext:value-type="float">
            <text:p>292.60</text:p>
          </table:table-cell>
          <table:table-cell table:style-name="ce19" office:value-type="float" office:value="255.9" calcext:value-type="float">
            <text:p>255.90</text:p>
          </table:table-cell>
          <table:table-cell table:style-name="ce19" office:value-type="float" office:value="292.3" calcext:value-type="float">
            <text:p>292.30</text:p>
          </table:table-cell>
          <table:table-cell table:style-name="ce19" office:value-type="float" office:value="318.2" calcext:value-type="float">
            <text:p>318.20</text:p>
          </table:table-cell>
          <table:table-cell table:style-name="ce19" office:value-type="float" office:value="428.4" calcext:value-type="float">
            <text:p>428.40</text:p>
          </table:table-cell>
          <table:table-cell table:style-name="ce19" office:value-type="float" office:value="701.3" calcext:value-type="float">
            <text:p>701.30</text:p>
          </table:table-cell>
          <table:table-cell table:style-name="ce19" office:value-type="float" office:value="801.919110494717" calcext:value-type="float">
            <text:p>801.92</text:p>
          </table:table-cell>
          <table:table-cell table:style-name="ce19" office:value-type="float" office:value="808.383554404217" calcext:value-type="float">
            <text:p>808.38</text:p>
          </table:table-cell>
          <table:table-cell table:style-name="ce19" office:value-type="float" office:value="1113.99690867245" calcext:value-type="float">
            <text:p>1,114.00</text:p>
          </table:table-cell>
          <table:table-cell table:style-name="ce19" office:value-type="float" office:value="1385.39354488095" calcext:value-type="float">
            <text:p>1,385.39</text:p>
          </table:table-cell>
          <table:table-cell table:style-name="ce19" office:value-type="float" office:value="1147.92849213651" calcext:value-type="float">
            <text:p>1,147.93</text:p>
          </table:table-cell>
          <table:table-cell table:style-name="ce19" office:value-type="float" office:value="1194.90106267499" calcext:value-type="float">
            <text:p>1,194.90</text:p>
          </table:table-cell>
          <table:table-cell table:style-name="ce19" office:value-type="float" office:value="1569.96165998162" calcext:value-type="float">
            <text:p>1,569.96</text:p>
          </table:table-cell>
          <table:table-cell table:style-name="ce19" office:value-type="float" office:value="1850.73183803864" calcext:value-type="float">
            <text:p>1,850.73</text:p>
          </table:table-cell>
          <table:table-cell table:style-name="ce19" office:value-type="float" office:value="2037.68179806305" calcext:value-type="float">
            <text:p>2,037.68</text:p>
          </table:table-cell>
          <table:table-cell table:style-name="ce19" office:value-type="float" office:value="2000.98480090011" calcext:value-type="float">
            <text:p>2,000.98</text:p>
          </table:table-cell>
          <table:table-cell table:style-name="ce19" office:value-type="float" office:value="1130.51090578995" calcext:value-type="float">
            <text:p>1,130.51</text:p>
          </table:table-cell>
          <table:table-cell table:style-name="ce19" office:value-type="float" office:value="1532.75727378117" calcext:value-type="float">
            <text:p>1,532.76</text:p>
          </table:table-cell>
          <table:table-cell table:style-name="ce19" office:value-type="float" office:value="2296.309527" calcext:value-type="float">
            <text:p>2,296.31</text:p>
          </table:table-cell>
          <table:table-cell table:style-name="ce19" office:value-type="float" office:value="1917.937054" calcext:value-type="float">
            <text:p>1,917.94</text:p>
          </table:table-cell>
          <table:table-cell table:style-name="ce19" office:value-type="float" office:value="2218.609769" calcext:value-type="float">
            <text:p>2,218.61</text:p>
          </table:table-cell>
          <table:table-cell table:style-name="ce19" office:value-type="float" office:value="2379.645191" calcext:value-type="float">
            <text:p>2,379.65</text:p>
          </table:table-cell>
          <table:table-cell table:style-name="ce19" office:value-type="float" office:value="2665.597384" calcext:value-type="float">
            <text:p>2,665.60</text:p>
          </table:table-cell>
          <table:table-cell table:style-name="ce19" office:value-type="float" office:value="2998.97347" calcext:value-type="float">
            <text:p>2,998.97</text:p>
          </table:table-cell>
          <table:table-cell table:style-name="ce19" office:value-type="float" office:value="3050.488734" calcext:value-type="float">
            <text:p>3,050.49</text:p>
          </table:table-cell>
          <table:table-cell table:style-name="ce19" office:value-type="float" office:value="3509.760126" calcext:value-type="float">
            <text:p>3,509.76</text:p>
          </table:table-cell>
          <table:table-cell table:style-name="ce19" office:value-type="float" office:value="4359.191748" calcext:value-type="float">
            <text:p>4,359.19</text:p>
          </table:table-cell>
          <table:table-cell table:style-name="ce19" office:value-type="float" office:value="3098.237846" calcext:value-type="float">
            <text:p>3,098.24</text:p>
          </table:table-cell>
          <table:table-cell table:style-name="ce19" office:value-type="float" office:value="3304.517213" calcext:value-type="float">
            <text:p>3,304.52</text:p>
          </table:table-cell>
          <table:table-cell table:style-name="ce19" office:value-type="float" office:value="3908.694231" calcext:value-type="float">
            <text:p>3,908.69</text:p>
          </table:table-cell>
          <table:table-cell table:style-name="ce19" office:value-type="float" office:value="7087.989596" calcext:value-type="float">
            <text:p>7,087.99</text:p>
          </table:table-cell>
          <table:table-cell table:style-name="ce19" office:value-type="float" office:value="7443.76324" calcext:value-type="float">
            <text:p>7,443.76</text:p>
          </table:table-cell>
          <table:table-cell table:style-name="ce19" office:value-type="float" office:value="6735.798846" calcext:value-type="float">
            <text:p>6,735.80</text:p>
          </table:table-cell>
          <table:table-cell table:style-name="ce19" office:value-type="float" office:value="7095.028973" calcext:value-type="float">
            <text:p>7,095.03</text:p>
          </table:table-cell>
          <table:table-cell table:style-name="ce19" office:value-type="float" office:value="5851.755918" calcext:value-type="float">
            <text:p>5,851.76</text:p>
          </table:table-cell>
          <table:table-cell table:style-name="ce19" office:value-type="float" office:value="7480.765789" calcext:value-type="float">
            <text:p>7,480.7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437.2" calcext:value-type="float">
            <text:p>437.20</text:p>
          </table:table-cell>
          <table:table-cell table:style-name="ce19" office:value-type="float" office:value="422.1" calcext:value-type="float">
            <text:p>422.10</text:p>
          </table:table-cell>
          <table:table-cell table:style-name="ce19" office:value-type="float" office:value="288.8" calcext:value-type="float">
            <text:p>288.80</text:p>
          </table:table-cell>
          <table:table-cell table:style-name="ce19" office:value-type="float" office:value="144.8" calcext:value-type="float">
            <text:p>144.80</text:p>
          </table:table-cell>
          <table:table-cell table:style-name="ce19" office:value-type="float" office:value="198.9" calcext:value-type="float">
            <text:p>198.90</text:p>
          </table:table-cell>
          <table:table-cell table:style-name="ce19" office:value-type="float" office:value="269.3" calcext:value-type="float">
            <text:p>269.30</text:p>
          </table:table-cell>
          <table:table-cell table:style-name="ce19" office:value-type="float" office:value="237.9" calcext:value-type="float">
            <text:p>237.90</text:p>
          </table:table-cell>
          <table:table-cell table:style-name="ce19" office:value-type="float" office:value="326.7" calcext:value-type="float">
            <text:p>326.70</text:p>
          </table:table-cell>
          <table:table-cell table:style-name="ce19" office:value-type="float" office:value="337.991966252211" calcext:value-type="float">
            <text:p>337.99</text:p>
          </table:table-cell>
          <table:table-cell table:style-name="ce19" office:value-type="float" office:value="335.693958868421" calcext:value-type="float">
            <text:p>335.69</text:p>
          </table:table-cell>
          <table:table-cell table:style-name="ce19" office:value-type="float" office:value="469.18711911486" calcext:value-type="float">
            <text:p>469.19</text:p>
          </table:table-cell>
          <table:table-cell table:style-name="ce19" office:value-type="float" office:value="486.227059717748" calcext:value-type="float">
            <text:p>486.23</text:p>
          </table:table-cell>
          <table:table-cell table:style-name="ce19" office:value-type="float" office:value="512.104397633272" calcext:value-type="float">
            <text:p>512.10</text:p>
          </table:table-cell>
          <table:table-cell table:style-name="ce19" office:value-type="float" office:value="504.147458563251" calcext:value-type="float">
            <text:p>504.15</text:p>
          </table:table-cell>
          <table:table-cell table:style-name="ce19" office:value-type="float" office:value="599.542046609952" calcext:value-type="float">
            <text:p>599.54</text:p>
          </table:table-cell>
          <table:table-cell table:style-name="ce19" office:value-type="float" office:value="434.481289375202" calcext:value-type="float">
            <text:p>434.48</text:p>
          </table:table-cell>
          <table:table-cell table:style-name="ce19" office:value-type="float" office:value="496.226298818228" calcext:value-type="float">
            <text:p>496.23</text:p>
          </table:table-cell>
          <table:table-cell table:style-name="ce19" office:value-type="float" office:value="702.145583203529" calcext:value-type="float">
            <text:p>702.15</text:p>
          </table:table-cell>
          <table:table-cell table:style-name="ce19" office:value-type="float" office:value="868.211539740947" calcext:value-type="float">
            <text:p>868.21</text:p>
          </table:table-cell>
          <table:table-cell table:style-name="ce19" office:value-type="float" office:value="940.398172804979" calcext:value-type="float">
            <text:p>940.40</text:p>
          </table:table-cell>
          <table:table-cell table:style-name="ce19" office:value-type="float" office:value="1001.647544" calcext:value-type="float">
            <text:p>1,001.65</text:p>
          </table:table-cell>
          <table:table-cell table:style-name="ce19" office:value-type="float" office:value="962.656342" calcext:value-type="float">
            <text:p>962.66</text:p>
          </table:table-cell>
          <table:table-cell table:style-name="ce19" office:value-type="float" office:value="1046.811668" calcext:value-type="float">
            <text:p>1,046.81</text:p>
          </table:table-cell>
          <table:table-cell table:style-name="ce19" office:value-type="float" office:value="1131.54639" calcext:value-type="float">
            <text:p>1,131.55</text:p>
          </table:table-cell>
          <table:table-cell table:style-name="ce19" office:value-type="float" office:value="1146.755974" calcext:value-type="float">
            <text:p>1,146.76</text:p>
          </table:table-cell>
          <table:table-cell table:style-name="ce19" office:value-type="float" office:value="1150.262969" calcext:value-type="float">
            <text:p>1,150.26</text:p>
          </table:table-cell>
          <table:table-cell table:style-name="ce19" office:value-type="float" office:value="1356.722348" calcext:value-type="float">
            <text:p>1,356.72</text:p>
          </table:table-cell>
          <table:table-cell table:style-name="ce19" office:value-type="float" office:value="1510.15925" calcext:value-type="float">
            <text:p>1,510.16</text:p>
          </table:table-cell>
          <table:table-cell table:style-name="ce19" office:value-type="float" office:value="1524.317469" calcext:value-type="float">
            <text:p>1,524.32</text:p>
          </table:table-cell>
          <table:table-cell table:style-name="ce19" office:value-type="float" office:value="1087.115289" calcext:value-type="float">
            <text:p>1,087.12</text:p>
          </table:table-cell>
          <table:table-cell table:style-name="ce19" office:value-type="float" office:value="1364.68214" calcext:value-type="float">
            <text:p>1,364.68</text:p>
          </table:table-cell>
          <table:table-cell table:style-name="ce19" office:value-type="float" office:value="1475.712776" calcext:value-type="float">
            <text:p>1,475.71</text:p>
          </table:table-cell>
          <table:table-cell table:style-name="ce19" office:value-type="float" office:value="1645.72137" calcext:value-type="float">
            <text:p>1,645.72</text:p>
          </table:table-cell>
          <table:table-cell table:style-name="ce19" office:value-type="float" office:value="1644.434019" calcext:value-type="float">
            <text:p>1,644.43</text:p>
          </table:table-cell>
          <table:table-cell table:style-name="ce19" office:value-type="float" office:value="1664.545324" calcext:value-type="float">
            <text:p>1,664.55</text:p>
          </table:table-cell>
          <table:table-cell table:style-name="ce19" office:value-type="float" office:value="1919.41467" calcext:value-type="float">
            <text:p>1,919.41</text:p>
          </table:table-cell>
          <table:table-cell table:style-name="ce19" office:value-type="float" office:value="1676.256099" calcext:value-type="float">
            <text:p>1,676.26</text:p>
          </table:table-cell>
          <table:table-cell table:style-name="ce19" office:value-type="float" office:value="1991.48185" calcext:value-type="float">
            <text:p>1,991.4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3"/>
          <table:table-cell table:style-name="ce18" office:value-type="float" office:value="824.227438241376" calcext:value-type="float">
            <text:p>824.23</text:p>
          </table:table-cell>
          <table:table-cell table:style-name="ce18" office:value-type="float" office:value="1083.92999596817" calcext:value-type="float">
            <text:p>1,083.93</text:p>
          </table:table-cell>
          <table:table-cell table:style-name="ce18" office:value-type="float" office:value="1370.79405806637" calcext:value-type="float">
            <text:p>1,370.79</text:p>
          </table:table-cell>
          <table:table-cell table:style-name="ce18" office:value-type="float" office:value="1579.61092141678" calcext:value-type="float">
            <text:p>1,579.61</text:p>
          </table:table-cell>
          <table:table-cell table:style-name="ce18" office:value-type="float" office:value="2019.39313259052" calcext:value-type="float">
            <text:p>2,019.39</text:p>
          </table:table-cell>
          <table:table-cell table:style-name="ce18" office:value-type="float" office:value="1546.89374588561" calcext:value-type="float">
            <text:p>1,546.89</text:p>
          </table:table-cell>
          <table:table-cell table:style-name="ce18" office:value-type="float" office:value="871.790692595777" calcext:value-type="float">
            <text:p>871.79</text:p>
          </table:table-cell>
          <table:table-cell table:style-name="ce18" office:value-type="float" office:value="978.502125" calcext:value-type="float">
            <text:p>978.50</text:p>
          </table:table-cell>
          <table:table-cell table:style-name="ce18" office:value-type="float" office:value="1262.827801" calcext:value-type="float">
            <text:p>1,262.83</text:p>
          </table:table-cell>
          <table:table-cell table:style-name="ce18" office:value-type="float" office:value="1444.199514" calcext:value-type="float">
            <text:p>1,444.20</text:p>
          </table:table-cell>
          <table:table-cell table:style-name="ce18" office:value-type="float" office:value="2222.183046" calcext:value-type="float">
            <text:p>2,222.18</text:p>
          </table:table-cell>
          <table:table-cell table:style-name="ce18" office:value-type="float" office:value="2584.576599" calcext:value-type="float">
            <text:p>2,584.58</text:p>
          </table:table-cell>
          <table:table-cell table:style-name="ce18" office:value-type="float" office:value="3169.772804" calcext:value-type="float">
            <text:p>3,169.77</text:p>
          </table:table-cell>
          <table:table-cell table:style-name="ce18" office:value-type="float" office:value="3737.788266" calcext:value-type="float">
            <text:p>3,737.79</text:p>
          </table:table-cell>
          <table:table-cell table:style-name="ce18" office:value-type="float" office:value="5524.4372" calcext:value-type="float">
            <text:p>5,524.44</text:p>
          </table:table-cell>
          <table:table-cell table:style-name="ce18" office:value-type="float" office:value="7248.706612" calcext:value-type="float">
            <text:p>7,248.71</text:p>
          </table:table-cell>
          <table:table-cell table:style-name="ce18" office:value-type="float" office:value="3449.23314" calcext:value-type="float">
            <text:p>3,449.23</text:p>
          </table:table-cell>
          <table:table-cell table:style-name="ce18" office:value-type="float" office:value="4774.829306" calcext:value-type="float">
            <text:p>4,774.83</text:p>
          </table:table-cell>
          <table:table-cell table:style-name="ce18" office:value-type="float" office:value="6640.689194" calcext:value-type="float">
            <text:p>6,640.69</text:p>
          </table:table-cell>
          <table:table-cell table:style-name="ce18" office:value-type="float" office:value="7159.136575" calcext:value-type="float">
            <text:p>7,159.14</text:p>
          </table:table-cell>
          <table:table-cell table:style-name="ce18" office:value-type="float" office:value="6200.622179" calcext:value-type="float">
            <text:p>6,200.62</text:p>
          </table:table-cell>
          <table:table-cell table:style-name="ce18" office:value-type="float" office:value="5559.150309" calcext:value-type="float">
            <text:p>5,559.15</text:p>
          </table:table-cell>
          <table:table-cell table:style-name="ce18" office:value-type="float" office:value="3696.270606" calcext:value-type="float">
            <text:p>3,696.27</text:p>
          </table:table-cell>
          <table:table-cell table:style-name="ce18" office:value-type="float" office:value="3420.549096" calcext:value-type="float">
            <text:p>3,420.55</text:p>
          </table:table-cell>
          <table:table-cell table:style-name="ce18" office:value-type="float" office:value="3640.218789" calcext:value-type="float">
            <text:p>3,640.2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2203" calcext:value-type="float">
            <text:p>2,203.00</text:p>
          </table:table-cell>
          <table:table-cell table:style-name="ce19" office:value-type="float" office:value="2278.5" calcext:value-type="float">
            <text:p>2,278.50</text:p>
          </table:table-cell>
          <table:table-cell table:style-name="ce19" office:value-type="float" office:value="2372.7" calcext:value-type="float">
            <text:p>2,372.70</text:p>
          </table:table-cell>
          <table:table-cell table:style-name="ce19" office:value-type="float" office:value="2241.8" calcext:value-type="float">
            <text:p>2,241.80</text:p>
          </table:table-cell>
          <table:table-cell table:style-name="ce19" office:value-type="float" office:value="1858.2" calcext:value-type="float">
            <text:p>1,858.20</text:p>
          </table:table-cell>
          <table:table-cell table:style-name="ce19" office:value-type="float" office:value="1608.5" calcext:value-type="float">
            <text:p>1,608.50</text:p>
          </table:table-cell>
          <table:table-cell table:style-name="ce19" office:value-type="float" office:value="2216.7" calcext:value-type="float">
            <text:p>2,216.70</text:p>
          </table:table-cell>
          <table:table-cell table:style-name="ce19" office:value-type="float" office:value="3245.3" calcext:value-type="float">
            <text:p>3,245.30</text:p>
          </table:table-cell>
          <table:table-cell table:style-name="ce19" office:value-type="float" office:value="3047.94011066044" calcext:value-type="float">
            <text:p>3,047.94</text:p>
          </table:table-cell>
          <table:table-cell table:style-name="ce19" office:value-type="float" office:value="3980.77139401258" calcext:value-type="float">
            <text:p>3,980.77</text:p>
          </table:table-cell>
          <table:table-cell table:style-name="ce19" office:value-type="float" office:value="3385.88104185451" calcext:value-type="float">
            <text:p>3,385.88</text:p>
          </table:table-cell>
          <table:table-cell table:style-name="ce19" office:value-type="float" office:value="3952.72752663274" calcext:value-type="float">
            <text:p>3,952.73</text:p>
          </table:table-cell>
          <table:table-cell table:style-name="ce19" office:value-type="float" office:value="3608.6377120324" calcext:value-type="float">
            <text:p>3,608.64</text:p>
          </table:table-cell>
          <table:table-cell table:style-name="ce19" office:value-type="float" office:value="2742.00413118745" calcext:value-type="float">
            <text:p>2,742.00</text:p>
          </table:table-cell>
          <table:table-cell table:style-name="ce19" office:value-type="float" office:value="2319.29941932537" calcext:value-type="float">
            <text:p>2,319.30</text:p>
          </table:table-cell>
          <table:table-cell table:style-name="ce19" office:value-type="float" office:value="2593.84081069486" calcext:value-type="float">
            <text:p>2,593.84</text:p>
          </table:table-cell>
          <table:table-cell table:style-name="ce19" office:value-type="float" office:value="3925.13692662397" calcext:value-type="float">
            <text:p>3,925.14</text:p>
          </table:table-cell>
          <table:table-cell table:style-name="ce19" office:value-type="float" office:value="6229.55173227027" calcext:value-type="float">
            <text:p>6,229.55</text:p>
          </table:table-cell>
          <table:table-cell table:style-name="ce19" office:value-type="float" office:value="4450.76259553538" calcext:value-type="float">
            <text:p>4,450.76</text:p>
          </table:table-cell>
          <table:table-cell table:style-name="ce19" office:value-type="float" office:value="2465.11564494964" calcext:value-type="float">
            <text:p>2,465.12</text:p>
          </table:table-cell>
          <table:table-cell table:style-name="ce19" office:value-type="float" office:value="2381.355143" calcext:value-type="float">
            <text:p>2,381.36</text:p>
          </table:table-cell>
          <table:table-cell table:style-name="ce19" office:value-type="float" office:value="2289.732825" calcext:value-type="float">
            <text:p>2,289.73</text:p>
          </table:table-cell>
          <table:table-cell table:style-name="ce19" office:value-type="float" office:value="2096.209904" calcext:value-type="float">
            <text:p>2,096.21</text:p>
          </table:table-cell>
          <table:table-cell table:style-name="ce19" office:value-type="float" office:value="2987.442758" calcext:value-type="float">
            <text:p>2,987.44</text:p>
          </table:table-cell>
          <table:table-cell table:style-name="ce19" office:value-type="float" office:value="2951.688598" calcext:value-type="float">
            <text:p>2,951.69</text:p>
          </table:table-cell>
          <table:table-cell table:style-name="ce19" office:value-type="float" office:value="2680.659994" calcext:value-type="float">
            <text:p>2,680.66</text:p>
          </table:table-cell>
          <table:table-cell table:style-name="ce19" office:value-type="float" office:value="2881.27687" calcext:value-type="float">
            <text:p>2,881.28</text:p>
          </table:table-cell>
          <table:table-cell table:style-name="ce19" office:value-type="float" office:value="3444.831459" calcext:value-type="float">
            <text:p>3,444.83</text:p>
          </table:table-cell>
          <table:table-cell table:style-name="ce19" office:value-type="float" office:value="3778.177003" calcext:value-type="float">
            <text:p>3,778.18</text:p>
          </table:table-cell>
          <table:table-cell table:style-name="ce19" office:value-type="float" office:value="3399.297094" calcext:value-type="float">
            <text:p>3,399.30</text:p>
          </table:table-cell>
          <table:table-cell table:style-name="ce19" office:value-type="float" office:value="3491.625465" calcext:value-type="float">
            <text:p>3,491.63</text:p>
          </table:table-cell>
          <table:table-cell table:style-name="ce19" office:value-type="float" office:value="3910.188129" calcext:value-type="float">
            <text:p>3,910.19</text:p>
          </table:table-cell>
          <table:table-cell table:style-name="ce19" office:value-type="float" office:value="4407.808626" calcext:value-type="float">
            <text:p>4,407.81</text:p>
          </table:table-cell>
          <table:table-cell table:style-name="ce19" office:value-type="float" office:value="4830.125861" calcext:value-type="float">
            <text:p>4,830.13</text:p>
          </table:table-cell>
          <table:table-cell table:style-name="ce19" office:value-type="float" office:value="6219.631521" calcext:value-type="float">
            <text:p>6,219.63</text:p>
          </table:table-cell>
          <table:table-cell table:style-name="ce19" office:value-type="float" office:value="6705.396342" calcext:value-type="float">
            <text:p>6,705.40</text:p>
          </table:table-cell>
          <table:table-cell table:style-name="ce19" office:value-type="float" office:value="5833.78378" calcext:value-type="float">
            <text:p>5,833.78</text:p>
          </table:table-cell>
          <table:table-cell table:style-name="ce19" office:value-type="float" office:value="4945.13527" calcext:value-type="float">
            <text:p>4,945.1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2328.8" calcext:value-type="float">
            <text:p>2,328.80</text:p>
          </table:table-cell>
          <table:table-cell table:style-name="ce19" office:value-type="float" office:value="2445.3" calcext:value-type="float">
            <text:p>2,445.30</text:p>
          </table:table-cell>
          <table:table-cell table:style-name="ce19" office:value-type="float" office:value="2089.7" calcext:value-type="float">
            <text:p>2,089.70</text:p>
          </table:table-cell>
          <table:table-cell table:style-name="ce19" office:value-type="float" office:value="1675.9" calcext:value-type="float">
            <text:p>1,675.90</text:p>
          </table:table-cell>
          <table:table-cell table:style-name="ce19" office:value-type="float" office:value="1612.4" calcext:value-type="float">
            <text:p>1,612.40</text:p>
          </table:table-cell>
          <table:table-cell table:style-name="ce19" office:value-type="float" office:value="1300.1" calcext:value-type="float">
            <text:p>1,300.10</text:p>
          </table:table-cell>
          <table:table-cell table:style-name="ce19" office:value-type="float" office:value="1247.4" calcext:value-type="float">
            <text:p>1,247.40</text:p>
          </table:table-cell>
          <table:table-cell table:style-name="ce19" office:value-type="float" office:value="1556.6" calcext:value-type="float">
            <text:p>1,556.60</text:p>
          </table:table-cell>
          <table:table-cell table:style-name="ce19" office:value-type="float" office:value="1911.99402553379" calcext:value-type="float">
            <text:p>1,911.99</text:p>
          </table:table-cell>
          <table:table-cell table:style-name="ce19" office:value-type="float" office:value="1699.34605232318" calcext:value-type="float">
            <text:p>1,699.35</text:p>
          </table:table-cell>
          <table:table-cell table:style-name="ce19" office:value-type="float" office:value="1982.59388795809" calcext:value-type="float">
            <text:p>1,982.59</text:p>
          </table:table-cell>
          <table:table-cell table:style-name="ce19" office:value-type="float" office:value="1807.24860177133" calcext:value-type="float">
            <text:p>1,807.25</text:p>
          </table:table-cell>
          <table:table-cell table:style-name="ce19" office:value-type="float" office:value="1751.78823691255" calcext:value-type="float">
            <text:p>1,751.79</text:p>
          </table:table-cell>
          <table:table-cell table:style-name="ce19" office:value-type="float" office:value="1686.32352179363" calcext:value-type="float">
            <text:p>1,686.32</text:p>
          </table:table-cell>
          <table:table-cell table:style-name="ce19" office:value-type="float" office:value="2169.57402699035" calcext:value-type="float">
            <text:p>2,169.57</text:p>
          </table:table-cell>
          <table:table-cell table:style-name="ce19" office:value-type="float" office:value="2892.80420055403" calcext:value-type="float">
            <text:p>2,892.80</text:p>
          </table:table-cell>
          <table:table-cell table:style-name="ce19" office:value-type="float" office:value="2931.77995695839" calcext:value-type="float">
            <text:p>2,931.78</text:p>
          </table:table-cell>
          <table:table-cell table:style-name="ce19" office:value-type="float" office:value="2694.21138821829" calcext:value-type="float">
            <text:p>2,694.21</text:p>
          </table:table-cell>
          <table:table-cell table:style-name="ce19" office:value-type="float" office:value="2541.54888866075" calcext:value-type="float">
            <text:p>2,541.55</text:p>
          </table:table-cell>
          <table:table-cell table:style-name="ce19" office:value-type="float" office:value="2077.66558211892" calcext:value-type="float">
            <text:p>2,077.67</text:p>
          </table:table-cell>
          <table:table-cell table:style-name="ce19" office:value-type="float" office:value="2105.965896" calcext:value-type="float">
            <text:p>2,105.97</text:p>
          </table:table-cell>
          <table:table-cell table:style-name="ce19" office:value-type="float" office:value="2198.536842" calcext:value-type="float">
            <text:p>2,198.54</text:p>
          </table:table-cell>
          <table:table-cell table:style-name="ce19" office:value-type="float" office:value="2396.875045" calcext:value-type="float">
            <text:p>2,396.88</text:p>
          </table:table-cell>
          <table:table-cell table:style-name="ce19" office:value-type="float" office:value="2870.053369" calcext:value-type="float">
            <text:p>2,870.05</text:p>
          </table:table-cell>
          <table:table-cell table:style-name="ce19" office:value-type="float" office:value="3406.290915" calcext:value-type="float">
            <text:p>3,406.29</text:p>
          </table:table-cell>
          <table:table-cell table:style-name="ce19" office:value-type="float" office:value="3573.432997" calcext:value-type="float">
            <text:p>3,573.43</text:p>
          </table:table-cell>
          <table:table-cell table:style-name="ce19" office:value-type="float" office:value="3906.304254" calcext:value-type="float">
            <text:p>3,906.30</text:p>
          </table:table-cell>
          <table:table-cell table:style-name="ce19" office:value-type="float" office:value="4136.97965" calcext:value-type="float">
            <text:p>4,136.98</text:p>
          </table:table-cell>
          <table:table-cell table:style-name="ce19" office:value-type="float" office:value="5173.323473" calcext:value-type="float">
            <text:p>5,173.32</text:p>
          </table:table-cell>
          <table:table-cell table:style-name="ce19" office:value-type="float" office:value="2944.987483" calcext:value-type="float">
            <text:p>2,944.99</text:p>
          </table:table-cell>
          <table:table-cell table:style-name="ce19" office:value-type="float" office:value="3924.931198" calcext:value-type="float">
            <text:p>3,924.93</text:p>
          </table:table-cell>
          <table:table-cell table:style-name="ce19" office:value-type="float" office:value="5817.306024" calcext:value-type="float">
            <text:p>5,817.31</text:p>
          </table:table-cell>
          <table:table-cell table:style-name="ce19" office:value-type="float" office:value="3912.049327" calcext:value-type="float">
            <text:p>3,912.05</text:p>
          </table:table-cell>
          <table:table-cell table:style-name="ce19" office:value-type="float" office:value="3835.103124" calcext:value-type="float">
            <text:p>3,835.10</text:p>
          </table:table-cell>
          <table:table-cell table:style-name="ce19" office:value-type="float" office:value="3740.831954" calcext:value-type="float">
            <text:p>3,740.83</text:p>
          </table:table-cell>
          <table:table-cell table:style-name="ce19" office:value-type="float" office:value="3329.971664" calcext:value-type="float">
            <text:p>3,329.97</text:p>
          </table:table-cell>
          <table:table-cell table:style-name="ce19" office:value-type="float" office:value="2649.880168" calcext:value-type="float">
            <text:p>2,649.88</text:p>
          </table:table-cell>
          <table:table-cell table:style-name="ce19" office:value-type="float" office:value="2730.431464" calcext:value-type="float">
            <text:p>2,730.4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341.9" calcext:value-type="float">
            <text:p>341.90</text:p>
          </table:table-cell>
          <table:table-cell table:style-name="ce19" office:value-type="float" office:value="321.6" calcext:value-type="float">
            <text:p>321.60</text:p>
          </table:table-cell>
          <table:table-cell table:style-name="ce19" office:value-type="float" office:value="381.7" calcext:value-type="float">
            <text:p>381.70</text:p>
          </table:table-cell>
          <table:table-cell table:style-name="ce19" office:value-type="float" office:value="370.9" calcext:value-type="float">
            <text:p>370.90</text:p>
          </table:table-cell>
          <table:table-cell table:style-name="ce19" office:value-type="float" office:value="443.2" calcext:value-type="float">
            <text:p>443.20</text:p>
          </table:table-cell>
          <table:table-cell table:style-name="ce19" office:value-type="float" office:value="601.6" calcext:value-type="float">
            <text:p>601.60</text:p>
          </table:table-cell>
          <table:table-cell table:style-name="ce19" office:value-type="float" office:value="637.7" calcext:value-type="float">
            <text:p>637.70</text:p>
          </table:table-cell>
          <table:table-cell table:style-name="ce19" office:value-type="float" office:value="844.7" calcext:value-type="float">
            <text:p>844.70</text:p>
          </table:table-cell>
          <table:table-cell table:style-name="ce19" office:value-type="float" office:value="849.671555558059" calcext:value-type="float">
            <text:p>849.67</text:p>
          </table:table-cell>
          <table:table-cell table:style-name="ce19" office:value-type="float" office:value="711.029737500568" calcext:value-type="float">
            <text:p>711.03</text:p>
          </table:table-cell>
          <table:table-cell table:style-name="ce19" office:value-type="float" office:value="1085.28054258645" calcext:value-type="float">
            <text:p>1,085.28</text:p>
          </table:table-cell>
          <table:table-cell table:style-name="ce19" office:value-type="float" office:value="1303.51092555173" calcext:value-type="float">
            <text:p>1,303.51</text:p>
          </table:table-cell>
          <table:table-cell table:style-name="ce19" office:value-type="float" office:value="1210.84071222887" calcext:value-type="float">
            <text:p>1,210.84</text:p>
          </table:table-cell>
          <table:table-cell table:style-name="ce19" office:value-type="float" office:value="1571.45051127952" calcext:value-type="float">
            <text:p>1,571.45</text:p>
          </table:table-cell>
          <table:table-cell table:style-name="ce19" office:value-type="float" office:value="1241.76666849856" calcext:value-type="float">
            <text:p>1,241.77</text:p>
          </table:table-cell>
          <table:table-cell table:style-name="ce19" office:value-type="float" office:value="1826.58778905593" calcext:value-type="float">
            <text:p>1,826.59</text:p>
          </table:table-cell>
          <table:table-cell table:style-name="ce19" office:value-type="float" office:value="2449.70478506724" calcext:value-type="float">
            <text:p>2,449.70</text:p>
          </table:table-cell>
          <table:table-cell table:style-name="ce19" office:value-type="float" office:value="2896.78822547592" calcext:value-type="float">
            <text:p>2,896.79</text:p>
          </table:table-cell>
          <table:table-cell table:style-name="ce19" office:value-type="float" office:value="2661.89428455706" calcext:value-type="float">
            <text:p>2,661.89</text:p>
          </table:table-cell>
          <table:table-cell table:style-name="ce19" office:value-type="float" office:value="2018.0036320895" calcext:value-type="float">
            <text:p>2,018.00</text:p>
          </table:table-cell>
          <table:table-cell table:style-name="ce19" office:value-type="float" office:value="2861.897663" calcext:value-type="float">
            <text:p>2,861.90</text:p>
          </table:table-cell>
          <table:table-cell table:style-name="ce19" office:value-type="float" office:value="1719.73459" calcext:value-type="float">
            <text:p>1,719.73</text:p>
          </table:table-cell>
          <table:table-cell table:style-name="ce19" office:value-type="float" office:value="2071.699631" calcext:value-type="float">
            <text:p>2,071.70</text:p>
          </table:table-cell>
          <table:table-cell table:style-name="ce19" office:value-type="float" office:value="2812.648788" calcext:value-type="float">
            <text:p>2,812.65</text:p>
          </table:table-cell>
          <table:table-cell table:style-name="ce19" office:value-type="float" office:value="3608.40842" calcext:value-type="float">
            <text:p>3,608.41</text:p>
          </table:table-cell>
          <table:table-cell table:style-name="ce19" office:value-type="float" office:value="3871.411957" calcext:value-type="float">
            <text:p>3,871.41</text:p>
          </table:table-cell>
          <table:table-cell table:style-name="ce19" office:value-type="float" office:value="4476.522042" calcext:value-type="float">
            <text:p>4,476.52</text:p>
          </table:table-cell>
          <table:table-cell table:style-name="ce19" office:value-type="float" office:value="4649.046388" calcext:value-type="float">
            <text:p>4,649.05</text:p>
          </table:table-cell>
          <table:table-cell table:style-name="ce19" office:value-type="float" office:value="4568.677297" calcext:value-type="float">
            <text:p>4,568.68</text:p>
          </table:table-cell>
          <table:table-cell table:style-name="ce19" office:value-type="float" office:value="3481.833495" calcext:value-type="float">
            <text:p>3,481.83</text:p>
          </table:table-cell>
          <table:table-cell table:style-name="ce19" office:value-type="float" office:value="4778.369725" calcext:value-type="float">
            <text:p>4,778.37</text:p>
          </table:table-cell>
          <table:table-cell table:style-name="ce19" office:value-type="float" office:value="6189.355972" calcext:value-type="float">
            <text:p>6,189.36</text:p>
          </table:table-cell>
          <table:table-cell table:style-name="ce19" office:value-type="float" office:value="5356.634914" calcext:value-type="float">
            <text:p>5,356.63</text:p>
          </table:table-cell>
          <table:table-cell table:style-name="ce19" office:value-type="float" office:value="6625.379055" calcext:value-type="float">
            <text:p>6,625.38</text:p>
          </table:table-cell>
          <table:table-cell table:style-name="ce19" office:value-type="float" office:value="5961.835745" calcext:value-type="float">
            <text:p>5,961.84</text:p>
          </table:table-cell>
          <table:table-cell table:style-name="ce19" office:value-type="float" office:value="5338.184207" calcext:value-type="float">
            <text:p>5,338.18</text:p>
          </table:table-cell>
          <table:table-cell table:style-name="ce19" office:value-type="float" office:value="6025.90556" calcext:value-type="float">
            <text:p>6,025.91</text:p>
          </table:table-cell>
          <table:table-cell table:style-name="ce19" office:value-type="float" office:value="9216.64539" calcext:value-type="float">
            <text:p>9,216.6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10593" calcext:value-type="float">
            <text:p>10,593.00</text:p>
          </table:table-cell>
          <table:table-cell table:style-name="ce19" office:value-type="float" office:value="12479.9" calcext:value-type="float">
            <text:p>12,479.90</text:p>
          </table:table-cell>
          <table:table-cell table:style-name="ce19" office:value-type="float" office:value="13045.2" calcext:value-type="float">
            <text:p>13,045.20</text:p>
          </table:table-cell>
          <table:table-cell table:style-name="ce19" office:value-type="float" office:value="12679" calcext:value-type="float">
            <text:p>12,679.00</text:p>
          </table:table-cell>
          <table:table-cell table:style-name="ce19" office:value-type="float" office:value="13702.4" calcext:value-type="float">
            <text:p>13,702.40</text:p>
          </table:table-cell>
          <table:table-cell table:style-name="ce19" office:value-type="float" office:value="15121.8" calcext:value-type="float">
            <text:p>15,121.80</text:p>
          </table:table-cell>
          <table:table-cell table:style-name="ce19" office:value-type="float" office:value="15311.6" calcext:value-type="float">
            <text:p>15,311.60</text:p>
          </table:table-cell>
          <table:table-cell table:style-name="ce19" office:value-type="float" office:value="18195.4" calcext:value-type="float">
            <text:p>18,195.40</text:p>
          </table:table-cell>
          <table:table-cell table:style-name="ce19" office:value-type="float" office:value="19139.5037267779" calcext:value-type="float">
            <text:p>19,139.50</text:p>
          </table:table-cell>
          <table:table-cell table:style-name="ce19" office:value-type="float" office:value="20078.1661158813" calcext:value-type="float">
            <text:p>20,078.17</text:p>
          </table:table-cell>
          <table:table-cell table:style-name="ce19" office:value-type="float" office:value="23280.1913039134" calcext:value-type="float">
            <text:p>23,280.19</text:p>
          </table:table-cell>
          <table:table-cell table:style-name="ce19" office:value-type="float" office:value="20136.53949911" calcext:value-type="float">
            <text:p>20,136.54</text:p>
          </table:table-cell>
          <table:table-cell table:style-name="ce19" office:value-type="float" office:value="21782.8577030488" calcext:value-type="float">
            <text:p>21,782.86</text:p>
          </table:table-cell>
          <table:table-cell table:style-name="ce19" office:value-type="float" office:value="23318.9569252265" calcext:value-type="float">
            <text:p>23,318.96</text:p>
          </table:table-cell>
          <table:table-cell table:style-name="ce19" office:value-type="float" office:value="26553.4392581062" calcext:value-type="float">
            <text:p>26,553.44</text:p>
          </table:table-cell>
          <table:table-cell table:style-name="ce19" office:value-type="float" office:value="29181.5724913572" calcext:value-type="float">
            <text:p>29,181.57</text:p>
          </table:table-cell>
          <table:table-cell table:style-name="ce19" office:value-type="float" office:value="31446.1136656555" calcext:value-type="float">
            <text:p>31,446.11</text:p>
          </table:table-cell>
          <table:table-cell table:style-name="ce19" office:value-type="float" office:value="35000.6334675077" calcext:value-type="float">
            <text:p>35,000.63</text:p>
          </table:table-cell>
          <table:table-cell table:style-name="ce19" office:value-type="float" office:value="35997.8385761433" calcext:value-type="float">
            <text:p>35,997.84</text:p>
          </table:table-cell>
          <table:table-cell table:style-name="ce19" office:value-type="float" office:value="39988.1372554729" calcext:value-type="float">
            <text:p>39,988.14</text:p>
          </table:table-cell>
          <table:table-cell table:style-name="ce19" office:value-type="float" office:value="44285.041238" calcext:value-type="float">
            <text:p>44,285.04</text:p>
          </table:table-cell>
          <table:table-cell table:style-name="ce19" office:value-type="float" office:value="42053.766513" calcext:value-type="float">
            <text:p>42,053.77</text:p>
          </table:table-cell>
          <table:table-cell table:style-name="ce19" office:value-type="float" office:value="41865.227699" calcext:value-type="float">
            <text:p>41,865.23</text:p>
          </table:table-cell>
          <table:table-cell table:style-name="ce19" office:value-type="float" office:value="45771.756007" calcext:value-type="float">
            <text:p>45,771.76</text:p>
          </table:table-cell>
          <table:table-cell table:style-name="ce19" office:value-type="float" office:value="50313.367036" calcext:value-type="float">
            <text:p>50,313.37</text:p>
          </table:table-cell>
          <table:table-cell table:style-name="ce19" office:value-type="float" office:value="52574.15554" calcext:value-type="float">
            <text:p>52,574.16</text:p>
          </table:table-cell>
          <table:table-cell table:style-name="ce19" office:value-type="float" office:value="55109.792567" calcext:value-type="float">
            <text:p>55,109.79</text:p>
          </table:table-cell>
          <table:table-cell table:style-name="ce19" office:value-type="float" office:value="59416.586079" calcext:value-type="float">
            <text:p>59,416.59</text:p>
          </table:table-cell>
          <table:table-cell table:style-name="ce19" office:value-type="float" office:value="60046.407403" calcext:value-type="float">
            <text:p>60,046.41</text:p>
          </table:table-cell>
          <table:table-cell table:style-name="ce19" office:value-type="float" office:value="48637.922217" calcext:value-type="float">
            <text:p>48,637.92</text:p>
          </table:table-cell>
          <table:table-cell table:style-name="ce19" office:value-type="float" office:value="53361.230007" calcext:value-type="float">
            <text:p>53,361.23</text:p>
          </table:table-cell>
          <table:table-cell table:style-name="ce19" office:value-type="float" office:value="57985.33626" calcext:value-type="float">
            <text:p>57,985.34</text:p>
          </table:table-cell>
          <table:table-cell table:style-name="ce19" office:value-type="float" office:value="58315.922487" calcext:value-type="float">
            <text:p>58,315.92</text:p>
          </table:table-cell>
          <table:table-cell table:style-name="ce19" office:value-type="float" office:value="57716.697755" calcext:value-type="float">
            <text:p>57,716.70</text:p>
          </table:table-cell>
          <table:table-cell table:style-name="ce19" office:value-type="float" office:value="60226.578622" calcext:value-type="float">
            <text:p>60,226.58</text:p>
          </table:table-cell>
          <table:table-cell table:style-name="ce19" office:value-type="float" office:value="66995.41392" calcext:value-type="float">
            <text:p>66,995.41</text:p>
          </table:table-cell>
          <table:table-cell table:style-name="ce19" office:value-type="float" office:value="60685.529093" calcext:value-type="float">
            <text:p>60,685.53</text:p>
          </table:table-cell>
          <table:table-cell table:style-name="ce19" office:value-type="float" office:value="58622.030678" calcext:value-type="float">
            <text:p>58,622.03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B-Imports" table:style-name="ta16">
        <table:table-column table:style-name="co19" table:default-cell-style-name="ce11"/>
        <table:table-column table:style-name="co20" table:default-cell-style-name="ce11"/>
        <table:table-column table:style-name="co22" table:number-columns-repeated="38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5" table:number-rows-spanned="1">
            <text:p>United Kingdom</text:p>
          </table:table-cell>
          <table:covered-table-cell table:number-columns-repeated="4" table:style-name="ce39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UK-Imports_from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265.6" calcext:value-type="float">
            <text:p>265.60</text:p>
          </table:table-cell>
          <table:table-cell table:style-name="ce19" office:value-type="float" office:value="271.3" calcext:value-type="float">
            <text:p>271.30</text:p>
          </table:table-cell>
          <table:table-cell table:style-name="ce19" office:value-type="float" office:value="107.1" calcext:value-type="float">
            <text:p>107.10</text:p>
          </table:table-cell>
          <table:table-cell table:style-name="ce19" office:value-type="float" office:value="0.5" calcext:value-type="float">
            <text:p>0.50</text:p>
          </table:table-cell>
          <table:table-cell table:style-name="ce19"/>
          <table:table-cell table:style-name="ce19" office:value-type="float" office:value="3" calcext:value-type="float">
            <text:p>3.00</text:p>
          </table:table-cell>
          <table:table-cell table:style-name="ce19" office:value-type="float" office:value="42" calcext:value-type="float">
            <text:p>42.00</text:p>
          </table:table-cell>
          <table:table-cell table:style-name="ce19" office:value-type="float" office:value="105.6" calcext:value-type="float">
            <text:p>105.60</text:p>
          </table:table-cell>
          <table:table-cell table:style-name="ce19" office:value-type="float" office:value="117.562268364176" calcext:value-type="float">
            <text:p>117.56</text:p>
          </table:table-cell>
          <table:table-cell table:style-name="ce19" office:value-type="float" office:value="161.980389341639" calcext:value-type="float">
            <text:p>161.98</text:p>
          </table:table-cell>
          <table:table-cell table:style-name="ce19" office:value-type="float" office:value="241.251542641071" calcext:value-type="float">
            <text:p>241.25</text:p>
          </table:table-cell>
          <table:table-cell table:style-name="ce19" office:value-type="float" office:value="235.988492211392" calcext:value-type="float">
            <text:p>235.99</text:p>
          </table:table-cell>
          <table:table-cell table:style-name="ce19" office:value-type="float" office:value="219.886958454262" calcext:value-type="float">
            <text:p>219.89</text:p>
          </table:table-cell>
          <table:table-cell table:style-name="ce19" office:value-type="float" office:value="211.79909016048" calcext:value-type="float">
            <text:p>211.80</text:p>
          </table:table-cell>
          <table:table-cell table:style-name="ce19" office:value-type="float" office:value="262.545369900808" calcext:value-type="float">
            <text:p>262.55</text:p>
          </table:table-cell>
          <table:table-cell table:style-name="ce19" office:value-type="float" office:value="398.48738576017" calcext:value-type="float">
            <text:p>398.49</text:p>
          </table:table-cell>
          <table:table-cell table:style-name="ce19" office:value-type="float" office:value="446.323109517892" calcext:value-type="float">
            <text:p>446.32</text:p>
          </table:table-cell>
          <table:table-cell table:style-name="ce19" office:value-type="float" office:value="442.101290471891" calcext:value-type="float">
            <text:p>442.10</text:p>
          </table:table-cell>
          <table:table-cell table:style-name="ce19" office:value-type="float" office:value="345.765354818284" calcext:value-type="float">
            <text:p>345.77</text:p>
          </table:table-cell>
          <table:table-cell table:style-name="ce19" office:value-type="float" office:value="318.579060093146" calcext:value-type="float">
            <text:p>318.58</text:p>
          </table:table-cell>
          <table:table-cell table:style-name="ce19" office:value-type="float" office:value="314.838446" calcext:value-type="float">
            <text:p>314.84</text:p>
          </table:table-cell>
          <table:table-cell table:style-name="ce19" office:value-type="float" office:value="345.26651" calcext:value-type="float">
            <text:p>345.27</text:p>
          </table:table-cell>
          <table:table-cell table:style-name="ce19" office:value-type="float" office:value="377.4905" calcext:value-type="float">
            <text:p>377.49</text:p>
          </table:table-cell>
          <table:table-cell table:style-name="ce19" office:value-type="float" office:value="446.218563" calcext:value-type="float">
            <text:p>446.22</text:p>
          </table:table-cell>
          <table:table-cell table:style-name="ce19" office:value-type="float" office:value="516.902415" calcext:value-type="float">
            <text:p>516.90</text:p>
          </table:table-cell>
          <table:table-cell table:style-name="ce19" office:value-type="float" office:value="494.495952" calcext:value-type="float">
            <text:p>494.50</text:p>
          </table:table-cell>
          <table:table-cell table:style-name="ce19" office:value-type="float" office:value="673.072291" calcext:value-type="float">
            <text:p>673.07</text:p>
          </table:table-cell>
          <table:table-cell table:style-name="ce19" office:value-type="float" office:value="819.252895" calcext:value-type="float">
            <text:p>819.25</text:p>
          </table:table-cell>
          <table:table-cell table:style-name="ce19" office:value-type="float" office:value="1070.875406" calcext:value-type="float">
            <text:p>1,070.88</text:p>
          </table:table-cell>
          <table:table-cell table:style-name="ce19" office:value-type="float" office:value="934.592454" calcext:value-type="float">
            <text:p>934.59</text:p>
          </table:table-cell>
          <table:table-cell table:style-name="ce19" office:value-type="float" office:value="936.393213" calcext:value-type="float">
            <text:p>936.39</text:p>
          </table:table-cell>
          <table:table-cell table:style-name="ce19" office:value-type="float" office:value="982.983338" calcext:value-type="float">
            <text:p>982.98</text:p>
          </table:table-cell>
          <table:table-cell table:style-name="ce19" office:value-type="float" office:value="978.343294" calcext:value-type="float">
            <text:p>978.34</text:p>
          </table:table-cell>
          <table:table-cell table:style-name="ce19" office:value-type="float" office:value="909.86698" calcext:value-type="float">
            <text:p>909.87</text:p>
          </table:table-cell>
          <table:table-cell table:style-name="ce19" office:value-type="float" office:value="889.523295" calcext:value-type="float">
            <text:p>889.52</text:p>
          </table:table-cell>
          <table:table-cell table:style-name="ce19" office:value-type="float" office:value="870.857394" calcext:value-type="float">
            <text:p>870.86</text:p>
          </table:table-cell>
          <table:table-cell table:style-name="ce19" office:value-type="float" office:value="827.489283" calcext:value-type="float">
            <text:p>827.49</text:p>
          </table:table-cell>
          <table:table-cell table:style-name="ce19" office:value-type="float" office:value="902.954117" calcext:value-type="float">
            <text:p>902.9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1125.1" calcext:value-type="float">
            <text:p>1,125.10</text:p>
          </table:table-cell>
          <table:table-cell table:style-name="ce18" office:value-type="float" office:value="794.5" calcext:value-type="float">
            <text:p>794.50</text:p>
          </table:table-cell>
          <table:table-cell table:style-name="ce18" office:value-type="float" office:value="860.2" calcext:value-type="float">
            <text:p>860.20</text:p>
          </table:table-cell>
          <table:table-cell table:style-name="ce18" office:value-type="float" office:value="861.7" calcext:value-type="float">
            <text:p>861.70</text:p>
          </table:table-cell>
          <table:table-cell table:style-name="ce18" office:value-type="float" office:value="799.4" calcext:value-type="float">
            <text:p>799.40</text:p>
          </table:table-cell>
          <table:table-cell table:style-name="ce18" office:value-type="float" office:value="962.6" calcext:value-type="float">
            <text:p>962.60</text:p>
          </table:table-cell>
          <table:table-cell table:style-name="ce18" office:value-type="float" office:value="947.4" calcext:value-type="float">
            <text:p>947.40</text:p>
          </table:table-cell>
          <table:table-cell table:style-name="ce18" office:value-type="float" office:value="1104.2" calcext:value-type="float">
            <text:p>1,104.20</text:p>
          </table:table-cell>
          <table:table-cell table:style-name="ce18" office:value-type="float" office:value="1319.78721745284" calcext:value-type="float">
            <text:p>1,319.79</text:p>
          </table:table-cell>
          <table:table-cell table:style-name="ce18" office:value-type="float" office:value="1415.21852864023" calcext:value-type="float">
            <text:p>1,415.22</text:p>
          </table:table-cell>
          <table:table-cell table:style-name="ce18" office:value-type="float" office:value="1708.8581115975" calcext:value-type="float">
            <text:p>1,708.86</text:p>
          </table:table-cell>
          <table:table-cell table:style-name="ce18" office:value-type="float" office:value="1530.13524178589" calcext:value-type="float">
            <text:p>1,530.14</text:p>
          </table:table-cell>
          <table:table-cell table:style-name="ce18" office:value-type="float" office:value="1891.65119129783" calcext:value-type="float">
            <text:p>1,891.65</text:p>
          </table:table-cell>
          <table:table-cell table:style-name="ce18" office:value-type="float" office:value="1499.49182255521" calcext:value-type="float">
            <text:p>1,499.49</text:p>
          </table:table-cell>
          <table:table-cell table:style-name="ce18" office:value-type="float" office:value="1631.03336277136" calcext:value-type="float">
            <text:p>1,631.03</text:p>
          </table:table-cell>
          <table:table-cell table:style-name="ce18" office:value-type="float" office:value="1752.55779550492" calcext:value-type="float">
            <text:p>1,752.56</text:p>
          </table:table-cell>
          <table:table-cell table:style-name="ce18" office:value-type="float" office:value="2022.30175731729" calcext:value-type="float">
            <text:p>2,022.30</text:p>
          </table:table-cell>
          <table:table-cell table:style-name="ce18" office:value-type="float" office:value="2253.9931705481" calcext:value-type="float">
            <text:p>2,253.99</text:p>
          </table:table-cell>
          <table:table-cell table:style-name="ce18" office:value-type="float" office:value="2365.68540287969" calcext:value-type="float">
            <text:p>2,365.69</text:p>
          </table:table-cell>
          <table:table-cell table:style-name="ce18" office:value-type="float" office:value="2265.53992780676" calcext:value-type="float">
            <text:p>2,265.54</text:p>
          </table:table-cell>
          <table:table-cell table:style-name="ce18" office:value-type="float" office:value="2659.026728" calcext:value-type="float">
            <text:p>2,659.03</text:p>
          </table:table-cell>
          <table:table-cell table:style-name="ce18" office:value-type="float" office:value="2884.296675" calcext:value-type="float">
            <text:p>2,884.30</text:p>
          </table:table-cell>
          <table:table-cell table:style-name="ce18" office:value-type="float" office:value="2954.306634" calcext:value-type="float">
            <text:p>2,954.31</text:p>
          </table:table-cell>
          <table:table-cell table:style-name="ce18" office:value-type="float" office:value="3902.296263" calcext:value-type="float">
            <text:p>3,902.30</text:p>
          </table:table-cell>
          <table:table-cell table:style-name="ce18" office:value-type="float" office:value="3418.354873" calcext:value-type="float">
            <text:p>3,418.35</text:p>
          </table:table-cell>
          <table:table-cell table:style-name="ce18" office:value-type="float" office:value="4101.790817" calcext:value-type="float">
            <text:p>4,101.79</text:p>
          </table:table-cell>
          <table:table-cell table:style-name="ce18" office:value-type="float" office:value="6100.465717" calcext:value-type="float">
            <text:p>6,100.47</text:p>
          </table:table-cell>
          <table:table-cell table:style-name="ce18" office:value-type="float" office:value="6672.969553" calcext:value-type="float">
            <text:p>6,672.97</text:p>
          </table:table-cell>
          <table:table-cell table:style-name="ce18" office:value-type="float" office:value="8005.579188" calcext:value-type="float">
            <text:p>8,005.58</text:p>
          </table:table-cell>
          <table:table-cell table:style-name="ce18" office:value-type="float" office:value="5645.499263" calcext:value-type="float">
            <text:p>5,645.50</text:p>
          </table:table-cell>
          <table:table-cell table:style-name="ce18" office:value-type="float" office:value="6567.348147" calcext:value-type="float">
            <text:p>6,567.35</text:p>
          </table:table-cell>
          <table:table-cell table:style-name="ce18" office:value-type="float" office:value="7910.325765" calcext:value-type="float">
            <text:p>7,910.33</text:p>
          </table:table-cell>
          <table:table-cell table:style-name="ce18" office:value-type="float" office:value="7259.308556" calcext:value-type="float">
            <text:p>7,259.31</text:p>
          </table:table-cell>
          <table:table-cell table:style-name="ce18" office:value-type="float" office:value="3649.619834" calcext:value-type="float">
            <text:p>3,649.62</text:p>
          </table:table-cell>
          <table:table-cell table:style-name="ce18" office:value-type="float" office:value="3268.887978" calcext:value-type="float">
            <text:p>3,268.89</text:p>
          </table:table-cell>
          <table:table-cell table:style-name="ce18" office:value-type="float" office:value="3036.998357" calcext:value-type="float">
            <text:p>3,037.00</text:p>
          </table:table-cell>
          <table:table-cell table:style-name="ce18" office:value-type="float" office:value="7222.777313" calcext:value-type="float">
            <text:p>7,222.78</text:p>
          </table:table-cell>
          <table:table-cell table:style-name="ce18" office:value-type="float" office:value="5019.285391" calcext:value-type="float">
            <text:p>5,019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688.9" calcext:value-type="float">
            <text:p>688.90</text:p>
          </table:table-cell>
          <table:table-cell table:style-name="ce19" office:value-type="float" office:value="739.1" calcext:value-type="float">
            <text:p>739.10</text:p>
          </table:table-cell>
          <table:table-cell table:style-name="ce19" office:value-type="float" office:value="776.8" calcext:value-type="float">
            <text:p>776.80</text:p>
          </table:table-cell>
          <table:table-cell table:style-name="ce19" office:value-type="float" office:value="851" calcext:value-type="float">
            <text:p>851.00</text:p>
          </table:table-cell>
          <table:table-cell table:style-name="ce19" office:value-type="float" office:value="850" calcext:value-type="float">
            <text:p>850.00</text:p>
          </table:table-cell>
          <table:table-cell table:style-name="ce19" office:value-type="float" office:value="789.2" calcext:value-type="float">
            <text:p>789.20</text:p>
          </table:table-cell>
          <table:table-cell table:style-name="ce19" office:value-type="float" office:value="809.9" calcext:value-type="float">
            <text:p>809.90</text:p>
          </table:table-cell>
          <table:table-cell table:style-name="ce19" office:value-type="float" office:value="1045" calcext:value-type="float">
            <text:p>1,045.00</text:p>
          </table:table-cell>
          <table:table-cell table:style-name="ce19" office:value-type="float" office:value="1315.94496446954" calcext:value-type="float">
            <text:p>1,315.94</text:p>
          </table:table-cell>
          <table:table-cell table:style-name="ce19" office:value-type="float" office:value="1337.57926870922" calcext:value-type="float">
            <text:p>1,337.58</text:p>
          </table:table-cell>
          <table:table-cell table:style-name="ce19" office:value-type="float" office:value="1269.37449121626" calcext:value-type="float">
            <text:p>1,269.37</text:p>
          </table:table-cell>
          <table:table-cell table:style-name="ce19" office:value-type="float" office:value="1349.71554901891" calcext:value-type="float">
            <text:p>1,349.72</text:p>
          </table:table-cell>
          <table:table-cell table:style-name="ce19" office:value-type="float" office:value="1562.38615588644" calcext:value-type="float">
            <text:p>1,562.39</text:p>
          </table:table-cell>
          <table:table-cell table:style-name="ce19" office:value-type="float" office:value="1357.10329043362" calcext:value-type="float">
            <text:p>1,357.10</text:p>
          </table:table-cell>
          <table:table-cell table:style-name="ce19" office:value-type="float" office:value="1408.28808238824" calcext:value-type="float">
            <text:p>1,408.29</text:p>
          </table:table-cell>
          <table:table-cell table:style-name="ce19" office:value-type="float" office:value="1535.33041168546" calcext:value-type="float">
            <text:p>1,535.33</text:p>
          </table:table-cell>
          <table:table-cell table:style-name="ce19" office:value-type="float" office:value="1533.38453595988" calcext:value-type="float">
            <text:p>1,533.38</text:p>
          </table:table-cell>
          <table:table-cell table:style-name="ce19" office:value-type="float" office:value="1563.63989040076" calcext:value-type="float">
            <text:p>1,563.64</text:p>
          </table:table-cell>
          <table:table-cell table:style-name="ce19" office:value-type="float" office:value="1539.00828610636" calcext:value-type="float">
            <text:p>1,539.01</text:p>
          </table:table-cell>
          <table:table-cell table:style-name="ce19" office:value-type="float" office:value="1626.6033667851" calcext:value-type="float">
            <text:p>1,626.60</text:p>
          </table:table-cell>
          <table:table-cell table:style-name="ce19" office:value-type="float" office:value="1713.477837" calcext:value-type="float">
            <text:p>1,713.48</text:p>
          </table:table-cell>
          <table:table-cell table:style-name="ce19" office:value-type="float" office:value="1916.241698" calcext:value-type="float">
            <text:p>1,916.24</text:p>
          </table:table-cell>
          <table:table-cell table:style-name="ce19" office:value-type="float" office:value="2225.996651" calcext:value-type="float">
            <text:p>2,226.00</text:p>
          </table:table-cell>
          <table:table-cell table:style-name="ce19" office:value-type="float" office:value="2538.980618" calcext:value-type="float">
            <text:p>2,538.98</text:p>
          </table:table-cell>
          <table:table-cell table:style-name="ce19" office:value-type="float" office:value="2917.777732" calcext:value-type="float">
            <text:p>2,917.78</text:p>
          </table:table-cell>
          <table:table-cell table:style-name="ce19" office:value-type="float" office:value="3076.40612" calcext:value-type="float">
            <text:p>3,076.41</text:p>
          </table:table-cell>
          <table:table-cell table:style-name="ce19" office:value-type="float" office:value="3514.635147" calcext:value-type="float">
            <text:p>3,514.64</text:p>
          </table:table-cell>
          <table:table-cell table:style-name="ce19" office:value-type="float" office:value="4190.777128" calcext:value-type="float">
            <text:p>4,190.78</text:p>
          </table:table-cell>
          <table:table-cell table:style-name="ce19" office:value-type="float" office:value="4899.597579" calcext:value-type="float">
            <text:p>4,899.60</text:p>
          </table:table-cell>
          <table:table-cell table:style-name="ce19" office:value-type="float" office:value="4280.298935" calcext:value-type="float">
            <text:p>4,280.30</text:p>
          </table:table-cell>
          <table:table-cell table:style-name="ce19" office:value-type="float" office:value="5227.869913" calcext:value-type="float">
            <text:p>5,227.87</text:p>
          </table:table-cell>
          <table:table-cell table:style-name="ce19" office:value-type="float" office:value="5407.418257" calcext:value-type="float">
            <text:p>5,407.42</text:p>
          </table:table-cell>
          <table:table-cell table:style-name="ce19" office:value-type="float" office:value="4812.340056" calcext:value-type="float">
            <text:p>4,812.34</text:p>
          </table:table-cell>
          <table:table-cell table:style-name="ce19" office:value-type="float" office:value="4488.94205" calcext:value-type="float">
            <text:p>4,488.94</text:p>
          </table:table-cell>
          <table:table-cell table:style-name="ce19" office:value-type="float" office:value="4219.920779" calcext:value-type="float">
            <text:p>4,219.92</text:p>
          </table:table-cell>
          <table:table-cell table:style-name="ce19" office:value-type="float" office:value="3742.237126" calcext:value-type="float">
            <text:p>3,742.24</text:p>
          </table:table-cell>
          <table:table-cell table:style-name="ce19" office:value-type="float" office:value="3267.329904" calcext:value-type="float">
            <text:p>3,267.33</text:p>
          </table:table-cell>
          <table:table-cell table:style-name="ce19" office:value-type="float" office:value="3151.94325" calcext:value-type="float">
            <text:p>3,151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3281.8" calcext:value-type="float">
            <text:p>3,281.80</text:p>
          </table:table-cell>
          <table:table-cell table:style-name="ce19" office:value-type="float" office:value="3027" calcext:value-type="float">
            <text:p>3,027.00</text:p>
          </table:table-cell>
          <table:table-cell table:style-name="ce19" office:value-type="float" office:value="2524.3" calcext:value-type="float">
            <text:p>2,524.30</text:p>
          </table:table-cell>
          <table:table-cell table:style-name="ce19" office:value-type="float" office:value="2308.8" calcext:value-type="float">
            <text:p>2,308.80</text:p>
          </table:table-cell>
          <table:table-cell table:style-name="ce19" office:value-type="float" office:value="2162.4" calcext:value-type="float">
            <text:p>2,162.40</text:p>
          </table:table-cell>
          <table:table-cell table:style-name="ce19" office:value-type="float" office:value="2117" calcext:value-type="float">
            <text:p>2,117.00</text:p>
          </table:table-cell>
          <table:table-cell table:style-name="ce19" office:value-type="float" office:value="2199.7" calcext:value-type="float">
            <text:p>2,199.70</text:p>
          </table:table-cell>
          <table:table-cell table:style-name="ce19" office:value-type="float" office:value="2572.5" calcext:value-type="float">
            <text:p>2,572.50</text:p>
          </table:table-cell>
          <table:table-cell table:style-name="ce19" office:value-type="float" office:value="3632.21515668002" calcext:value-type="float">
            <text:p>3,632.22</text:p>
          </table:table-cell>
          <table:table-cell table:style-name="ce19" office:value-type="float" office:value="3741.07484340557" calcext:value-type="float">
            <text:p>3,741.07</text:p>
          </table:table-cell>
          <table:table-cell table:style-name="ce19" office:value-type="float" office:value="3984.17195857717" calcext:value-type="float">
            <text:p>3,984.17</text:p>
          </table:table-cell>
          <table:table-cell table:style-name="ce19" office:value-type="float" office:value="3384.2389569053" calcext:value-type="float">
            <text:p>3,384.24</text:p>
          </table:table-cell>
          <table:table-cell table:style-name="ce19" office:value-type="float" office:value="3336.5237684994" calcext:value-type="float">
            <text:p>3,336.52</text:p>
          </table:table-cell>
          <table:table-cell table:style-name="ce19" office:value-type="float" office:value="2785.56591801013" calcext:value-type="float">
            <text:p>2,785.57</text:p>
          </table:table-cell>
          <table:table-cell table:style-name="ce19" office:value-type="float" office:value="2881.3788232524" calcext:value-type="float">
            <text:p>2,881.38</text:p>
          </table:table-cell>
          <table:table-cell table:style-name="ce19" office:value-type="float" office:value="3757.40386153224" calcext:value-type="float">
            <text:p>3,757.40</text:p>
          </table:table-cell>
          <table:table-cell table:style-name="ce19" office:value-type="float" office:value="3872.95452657504" calcext:value-type="float">
            <text:p>3,872.95</text:p>
          </table:table-cell>
          <table:table-cell table:style-name="ce19" office:value-type="float" office:value="4184.53071831075" calcext:value-type="float">
            <text:p>4,184.53</text:p>
          </table:table-cell>
          <table:table-cell table:style-name="ce19" office:value-type="float" office:value="4315.02047010081" calcext:value-type="float">
            <text:p>4,315.02</text:p>
          </table:table-cell>
          <table:table-cell table:style-name="ce19" office:value-type="float" office:value="5053.77646183504" calcext:value-type="float">
            <text:p>5,053.78</text:p>
          </table:table-cell>
          <table:table-cell table:style-name="ce19" office:value-type="float" office:value="5630.488118" calcext:value-type="float">
            <text:p>5,630.49</text:p>
          </table:table-cell>
          <table:table-cell table:style-name="ce19" office:value-type="float" office:value="5532.312172" calcext:value-type="float">
            <text:p>5,532.31</text:p>
          </table:table-cell>
          <table:table-cell table:style-name="ce19" office:value-type="float" office:value="5217.924188" calcext:value-type="float">
            <text:p>5,217.92</text:p>
          </table:table-cell>
          <table:table-cell table:style-name="ce19" office:value-type="float" office:value="6149.448304" calcext:value-type="float">
            <text:p>6,149.45</text:p>
          </table:table-cell>
          <table:table-cell table:style-name="ce19" office:value-type="float" office:value="7343.525343" calcext:value-type="float">
            <text:p>7,343.53</text:p>
          </table:table-cell>
          <table:table-cell table:style-name="ce19" office:value-type="float" office:value="7676.901591" calcext:value-type="float">
            <text:p>7,676.90</text:p>
          </table:table-cell>
          <table:table-cell table:style-name="ce19" office:value-type="float" office:value="9804.750809" calcext:value-type="float">
            <text:p>9,804.75</text:p>
          </table:table-cell>
          <table:table-cell table:style-name="ce19" office:value-type="float" office:value="12456.589387" calcext:value-type="float">
            <text:p>12,456.59</text:p>
          </table:table-cell>
          <table:table-cell table:style-name="ce19" office:value-type="float" office:value="12923.89043" calcext:value-type="float">
            <text:p>12,923.89</text:p>
          </table:table-cell>
          <table:table-cell table:style-name="ce19" office:value-type="float" office:value="10157.775451" calcext:value-type="float">
            <text:p>10,157.78</text:p>
          </table:table-cell>
          <table:table-cell table:style-name="ce19" office:value-type="float" office:value="13402.736763" calcext:value-type="float">
            <text:p>13,402.74</text:p>
          </table:table-cell>
          <table:table-cell table:style-name="ce19" office:value-type="float" office:value="19381.483654" calcext:value-type="float">
            <text:p>19,381.48</text:p>
          </table:table-cell>
          <table:table-cell table:style-name="ce19" office:value-type="float" office:value="18114.703328" calcext:value-type="float">
            <text:p>18,114.70</text:p>
          </table:table-cell>
          <table:table-cell table:style-name="ce19" office:value-type="float" office:value="14505.489102" calcext:value-type="float">
            <text:p>14,505.49</text:p>
          </table:table-cell>
          <table:table-cell table:style-name="ce19" office:value-type="float" office:value="14555.413114" calcext:value-type="float">
            <text:p>14,555.41</text:p>
          </table:table-cell>
          <table:table-cell table:style-name="ce19" office:value-type="float" office:value="13317.748698" calcext:value-type="float">
            <text:p>13,317.75</text:p>
          </table:table-cell>
          <table:table-cell table:style-name="ce19" office:value-type="float" office:value="13672.254846" calcext:value-type="float">
            <text:p>13,672.25</text:p>
          </table:table-cell>
          <table:table-cell table:style-name="ce19" office:value-type="float" office:value="15052.935378" calcext:value-type="float">
            <text:p>15,052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356.6" calcext:value-type="float">
            <text:p>356.60</text:p>
          </table:table-cell>
          <table:table-cell table:style-name="ce19" office:value-type="float" office:value="364.9" calcext:value-type="float">
            <text:p>364.90</text:p>
          </table:table-cell>
          <table:table-cell table:style-name="ce19" office:value-type="float" office:value="339.2" calcext:value-type="float">
            <text:p>339.20</text:p>
          </table:table-cell>
          <table:table-cell table:style-name="ce19" office:value-type="float" office:value="351.3" calcext:value-type="float">
            <text:p>351.30</text:p>
          </table:table-cell>
          <table:table-cell table:style-name="ce19" office:value-type="float" office:value="371.9" calcext:value-type="float">
            <text:p>371.90</text:p>
          </table:table-cell>
          <table:table-cell table:style-name="ce19" office:value-type="float" office:value="395.9" calcext:value-type="float">
            <text:p>395.90</text:p>
          </table:table-cell>
          <table:table-cell table:style-name="ce19" office:value-type="float" office:value="478.4" calcext:value-type="float">
            <text:p>478.40</text:p>
          </table:table-cell>
          <table:table-cell table:style-name="ce19" office:value-type="float" office:value="643.1" calcext:value-type="float">
            <text:p>643.10</text:p>
          </table:table-cell>
          <table:table-cell table:style-name="ce19" office:value-type="float" office:value="789.284146170451" calcext:value-type="float">
            <text:p>789.28</text:p>
          </table:table-cell>
          <table:table-cell table:style-name="ce19" office:value-type="float" office:value="868.238971714626" calcext:value-type="float">
            <text:p>868.24</text:p>
          </table:table-cell>
          <table:table-cell table:style-name="ce19" office:value-type="float" office:value="1043.94155091439" calcext:value-type="float">
            <text:p>1,043.94</text:p>
          </table:table-cell>
          <table:table-cell table:style-name="ce19" office:value-type="float" office:value="1246.31222575043" calcext:value-type="float">
            <text:p>1,246.31</text:p>
          </table:table-cell>
          <table:table-cell table:style-name="ce19" office:value-type="float" office:value="1678.19382485492" calcext:value-type="float">
            <text:p>1,678.19</text:p>
          </table:table-cell>
          <table:table-cell table:style-name="ce19" office:value-type="float" office:value="1989.84201198175" calcext:value-type="float">
            <text:p>1,989.84</text:p>
          </table:table-cell>
          <table:table-cell table:style-name="ce19" office:value-type="float" office:value="2534.08011740988" calcext:value-type="float">
            <text:p>2,534.08</text:p>
          </table:table-cell>
          <table:table-cell table:style-name="ce19" office:value-type="float" office:value="3057.73059907296" calcext:value-type="float">
            <text:p>3,057.73</text:p>
          </table:table-cell>
          <table:table-cell table:style-name="ce19" office:value-type="float" office:value="3443.37643386128" calcext:value-type="float">
            <text:p>3,443.38</text:p>
          </table:table-cell>
          <table:table-cell table:style-name="ce19" office:value-type="float" office:value="4089.51809277846" calcext:value-type="float">
            <text:p>4,089.52</text:p>
          </table:table-cell>
          <table:table-cell table:style-name="ce19" office:value-type="float" office:value="4905.28241981161" calcext:value-type="float">
            <text:p>4,905.28</text:p>
          </table:table-cell>
          <table:table-cell table:style-name="ce19" office:value-type="float" office:value="5714.82796153204" calcext:value-type="float">
            <text:p>5,714.83</text:p>
          </table:table-cell>
          <table:table-cell table:style-name="ce19" office:value-type="float" office:value="12893.223075" calcext:value-type="float">
            <text:p>12,893.22</text:p>
          </table:table-cell>
          <table:table-cell table:style-name="ce19" office:value-type="float" office:value="13909.24952" calcext:value-type="float">
            <text:p>13,909.25</text:p>
          </table:table-cell>
          <table:table-cell table:style-name="ce19" office:value-type="float" office:value="15948.886337" calcext:value-type="float">
            <text:p>15,948.89</text:p>
          </table:table-cell>
          <table:table-cell table:style-name="ce19" office:value-type="float" office:value="19614.409524" calcext:value-type="float">
            <text:p>19,614.41</text:p>
          </table:table-cell>
          <table:table-cell table:style-name="ce19" office:value-type="float" office:value="25574.849869" calcext:value-type="float">
            <text:p>25,574.85</text:p>
          </table:table-cell>
          <table:table-cell table:style-name="ce19" office:value-type="float" office:value="30502.34643" calcext:value-type="float">
            <text:p>30,502.35</text:p>
          </table:table-cell>
          <table:table-cell table:style-name="ce19" office:value-type="float" office:value="36144.215392" calcext:value-type="float">
            <text:p>36,144.22</text:p>
          </table:table-cell>
          <table:table-cell table:style-name="ce19" office:value-type="float" office:value="45604.488346" calcext:value-type="float">
            <text:p>45,604.49</text:p>
          </table:table-cell>
          <table:table-cell table:style-name="ce19" office:value-type="float" office:value="47548.53848" calcext:value-type="float">
            <text:p>47,548.54</text:p>
          </table:table-cell>
          <table:table-cell table:style-name="ce19" office:value-type="float" office:value="42664.851762" calcext:value-type="float">
            <text:p>42,664.85</text:p>
          </table:table-cell>
          <table:table-cell table:style-name="ce19" office:value-type="float" office:value="50221.478961" calcext:value-type="float">
            <text:p>50,221.48</text:p>
          </table:table-cell>
          <table:table-cell table:style-name="ce19" office:value-type="float" office:value="53855.874015" calcext:value-type="float">
            <text:p>53,855.87</text:p>
          </table:table-cell>
          <table:table-cell table:style-name="ce19" office:value-type="float" office:value="53744.108622" calcext:value-type="float">
            <text:p>53,744.11</text:p>
          </table:table-cell>
          <table:table-cell table:style-name="ce19" office:value-type="float" office:value="54515.715502" calcext:value-type="float">
            <text:p>54,515.72</text:p>
          </table:table-cell>
          <table:table-cell table:style-name="ce19" office:value-type="float" office:value="60552.495364" calcext:value-type="float">
            <text:p>60,552.50</text:p>
          </table:table-cell>
          <table:table-cell table:style-name="ce19" office:value-type="float" office:value="61226.962845" calcext:value-type="float">
            <text:p>61,226.96</text:p>
          </table:table-cell>
          <table:table-cell table:style-name="ce19" office:value-type="float" office:value="58850.505295" calcext:value-type="float">
            <text:p>58,850.51</text:p>
          </table:table-cell>
          <table:table-cell table:style-name="ce19" office:value-type="float" office:value="59554.103932" calcext:value-type="float">
            <text:p>59,554.1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8" office:value-type="float" office:value="8959" calcext:value-type="float">
            <text:p>8,959.00</text:p>
          </table:table-cell>
          <table:table-cell table:style-name="ce18" office:value-type="float" office:value="7970.7" calcext:value-type="float">
            <text:p>7,970.70</text:p>
          </table:table-cell>
          <table:table-cell table:style-name="ce18" office:value-type="float" office:value="7490.6" calcext:value-type="float">
            <text:p>7,490.60</text:p>
          </table:table-cell>
          <table:table-cell table:style-name="ce18" office:value-type="float" office:value="7681.7" calcext:value-type="float">
            <text:p>7,681.70</text:p>
          </table:table-cell>
          <table:table-cell table:style-name="ce18" office:value-type="float" office:value="7903.1" calcext:value-type="float">
            <text:p>7,903.10</text:p>
          </table:table-cell>
          <table:table-cell table:style-name="ce18" office:value-type="float" office:value="8576.9" calcext:value-type="float">
            <text:p>8,576.90</text:p>
          </table:table-cell>
          <table:table-cell table:style-name="ce18" office:value-type="float" office:value="10786.9" calcext:value-type="float">
            <text:p>10,786.90</text:p>
          </table:table-cell>
          <table:table-cell table:style-name="ce18" office:value-type="float" office:value="13702.3" calcext:value-type="float">
            <text:p>13,702.30</text:p>
          </table:table-cell>
          <table:table-cell table:style-name="ce18" office:value-type="float" office:value="16718.5481501598" calcext:value-type="float">
            <text:p>16,718.55</text:p>
          </table:table-cell>
          <table:table-cell table:style-name="ce18" office:value-type="float" office:value="17740.3999114817" calcext:value-type="float">
            <text:p>17,740.40</text:p>
          </table:table-cell>
          <table:table-cell table:style-name="ce18" office:value-type="float" office:value="20770.5634564009" calcext:value-type="float">
            <text:p>20,770.56</text:p>
          </table:table-cell>
          <table:table-cell table:style-name="ce18" office:value-type="float" office:value="19453.9712519778" calcext:value-type="float">
            <text:p>19,453.97</text:p>
          </table:table-cell>
          <table:table-cell table:style-name="ce18" office:value-type="float" office:value="21510.3309240357" calcext:value-type="float">
            <text:p>21,510.33</text:p>
          </table:table-cell>
          <table:table-cell table:style-name="ce18" office:value-type="float" office:value="18525.5939114711" calcext:value-type="float">
            <text:p>18,525.59</text:p>
          </table:table-cell>
          <table:table-cell table:style-name="ce18" office:value-type="float" office:value="21531.3457647192" calcext:value-type="float">
            <text:p>21,531.35</text:p>
          </table:table-cell>
          <table:table-cell table:style-name="ce18" office:value-type="float" office:value="23486.4273837023" calcext:value-type="float">
            <text:p>23,486.43</text:p>
          </table:table-cell>
          <table:table-cell table:style-name="ce18" office:value-type="float" office:value="24894.2202177267" calcext:value-type="float">
            <text:p>24,894.22</text:p>
          </table:table-cell>
          <table:table-cell table:style-name="ce18" office:value-type="float" office:value="26172.8794317811" calcext:value-type="float">
            <text:p>26,172.88</text:p>
          </table:table-cell>
          <table:table-cell table:style-name="ce18" office:value-type="float" office:value="26374.6161275209" calcext:value-type="float">
            <text:p>26,374.62</text:p>
          </table:table-cell>
          <table:table-cell table:style-name="ce18" office:value-type="float" office:value="29310.3969449966" calcext:value-type="float">
            <text:p>29,310.40</text:p>
          </table:table-cell>
          <table:table-cell table:style-name="ce18" office:value-type="float" office:value="26936.293807" calcext:value-type="float">
            <text:p>26,936.29</text:p>
          </table:table-cell>
          <table:table-cell table:style-name="ce18" office:value-type="float" office:value="27123.337958" calcext:value-type="float">
            <text:p>27,123.34</text:p>
          </table:table-cell>
          <table:table-cell table:style-name="ce18" office:value-type="float" office:value="28938.070825" calcext:value-type="float">
            <text:p>28,938.07</text:p>
          </table:table-cell>
          <table:table-cell table:style-name="ce18" office:value-type="float" office:value="32289.321433" calcext:value-type="float">
            <text:p>32,289.32</text:p>
          </table:table-cell>
          <table:table-cell table:style-name="ce18" office:value-type="float" office:value="36283.037992" calcext:value-type="float">
            <text:p>36,283.04</text:p>
          </table:table-cell>
          <table:table-cell table:style-name="ce18" office:value-type="float" office:value="35825.102844" calcext:value-type="float">
            <text:p>35,825.10</text:p>
          </table:table-cell>
          <table:table-cell table:style-name="ce18" office:value-type="float" office:value="38162.271338" calcext:value-type="float">
            <text:p>38,162.27</text:p>
          </table:table-cell>
          <table:table-cell table:style-name="ce18" office:value-type="float" office:value="42602.673174" calcext:value-type="float">
            <text:p>42,602.67</text:p>
          </table:table-cell>
          <table:table-cell table:style-name="ce18" office:value-type="float" office:value="42227.282489" calcext:value-type="float">
            <text:p>42,227.28</text:p>
          </table:table-cell>
          <table:table-cell table:style-name="ce18" office:value-type="float" office:value="31520.583613" calcext:value-type="float">
            <text:p>31,520.58</text:p>
          </table:table-cell>
          <table:table-cell table:style-name="ce18" office:value-type="float" office:value="32836.42687" calcext:value-type="float">
            <text:p>32,836.43</text:p>
          </table:table-cell>
          <table:table-cell table:style-name="ce18" office:value-type="float" office:value="36418.080295" calcext:value-type="float">
            <text:p>36,418.08</text:p>
          </table:table-cell>
          <table:table-cell table:style-name="ce18" office:value-type="float" office:value="35399.950871" calcext:value-type="float">
            <text:p>35,399.95</text:p>
          </table:table-cell>
          <table:table-cell table:style-name="ce18" office:value-type="float" office:value="37219.277645" calcext:value-type="float">
            <text:p>37,219.28</text:p>
          </table:table-cell>
          <table:table-cell table:style-name="ce18" office:value-type="float" office:value="39735.632975" calcext:value-type="float">
            <text:p>39,735.63</text:p>
          </table:table-cell>
          <table:table-cell table:style-name="ce18" office:value-type="float" office:value="36211.724841" calcext:value-type="float">
            <text:p>36,211.72</text:p>
          </table:table-cell>
          <table:table-cell table:style-name="ce18" office:value-type="float" office:value="33293.060981" calcext:value-type="float">
            <text:p>33,293.06</text:p>
          </table:table-cell>
          <table:table-cell table:style-name="ce18" office:value-type="float" office:value="34530.097739" calcext:value-type="float">
            <text:p>34,530.10</text:p>
          </table:table-cell>
          <table:table-cell table:number-columns-repeated="984"/>
        </table:table-row>
        <table:table-row table:style-name="ro1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8" office:value-type="float" office:value="13181" calcext:value-type="float">
            <text:p>13,181.00</text:p>
          </table:table-cell>
          <table:table-cell table:style-name="ce18" office:value-type="float" office:value="11882.9" calcext:value-type="float">
            <text:p>11,882.90</text:p>
          </table:table-cell>
          <table:table-cell table:style-name="ce18" office:value-type="float" office:value="12945.9" calcext:value-type="float">
            <text:p>12,945.90</text:p>
          </table:table-cell>
          <table:table-cell table:style-name="ce18" office:value-type="float" office:value="14661.2" calcext:value-type="float">
            <text:p>14,661.20</text:p>
          </table:table-cell>
          <table:table-cell table:style-name="ce18" office:value-type="float" office:value="14794.3" calcext:value-type="float">
            <text:p>14,794.30</text:p>
          </table:table-cell>
          <table:table-cell table:style-name="ce18" office:value-type="float" office:value="16310.7" calcext:value-type="float">
            <text:p>16,310.70</text:p>
          </table:table-cell>
          <table:table-cell table:style-name="ce18" office:value-type="float" office:value="20751.7" calcext:value-type="float">
            <text:p>20,751.70</text:p>
          </table:table-cell>
          <table:table-cell table:style-name="ce18" office:value-type="float" office:value="25940.7" calcext:value-type="float">
            <text:p>25,940.70</text:p>
          </table:table-cell>
          <table:table-cell table:style-name="ce18" office:value-type="float" office:value="31440.5478056615" calcext:value-type="float">
            <text:p>31,440.55</text:p>
          </table:table-cell>
          <table:table-cell table:style-name="ce18" office:value-type="float" office:value="32764.8197665881" calcext:value-type="float">
            <text:p>32,764.82</text:p>
          </table:table-cell>
          <table:table-cell table:style-name="ce18" office:value-type="float" office:value="35570.5570255027" calcext:value-type="float">
            <text:p>35,570.56</text:p>
          </table:table-cell>
          <table:table-cell table:style-name="ce18" office:value-type="float" office:value="31318.8846585606" calcext:value-type="float">
            <text:p>31,318.88</text:p>
          </table:table-cell>
          <table:table-cell table:style-name="ce18" office:value-type="float" office:value="33537.3567611712" calcext:value-type="float">
            <text:p>33,537.36</text:p>
          </table:table-cell>
          <table:table-cell table:style-name="ce18" office:value-type="float" office:value="27110.0944638057" calcext:value-type="float">
            <text:p>27,110.09</text:p>
          </table:table-cell>
          <table:table-cell table:style-name="ce18" office:value-type="float" office:value="30980.6669167473" calcext:value-type="float">
            <text:p>30,980.67</text:p>
          </table:table-cell>
          <table:table-cell table:style-name="ce18" office:value-type="float" office:value="38168.477176794" calcext:value-type="float">
            <text:p>38,168.48</text:p>
          </table:table-cell>
          <table:table-cell table:style-name="ce18" office:value-type="float" office:value="38373.2143142732" calcext:value-type="float">
            <text:p>38,373.21</text:p>
          </table:table-cell>
          <table:table-cell table:style-name="ce18" office:value-type="float" office:value="37555.9270256321" calcext:value-type="float">
            <text:p>37,555.93</text:p>
          </table:table-cell>
          <table:table-cell table:style-name="ce18" office:value-type="float" office:value="37520.7965561142" calcext:value-type="float">
            <text:p>37,520.80</text:p>
          </table:table-cell>
          <table:table-cell table:style-name="ce18" office:value-type="float" office:value="43230.4213409032" calcext:value-type="float">
            <text:p>43,230.42</text:p>
          </table:table-cell>
          <table:table-cell table:style-name="ce18" office:value-type="float" office:value="42340.924647" calcext:value-type="float">
            <text:p>42,340.92</text:p>
          </table:table-cell>
          <table:table-cell table:style-name="ce18" office:value-type="float" office:value="40922.976523" calcext:value-type="float">
            <text:p>40,922.98</text:p>
          </table:table-cell>
          <table:table-cell table:style-name="ce18" office:value-type="float" office:value="46086.310408" calcext:value-type="float">
            <text:p>46,086.31</text:p>
          </table:table-cell>
          <table:table-cell table:style-name="ce18" office:value-type="float" office:value="53789.01407" calcext:value-type="float">
            <text:p>53,789.01</text:p>
          </table:table-cell>
          <table:table-cell table:style-name="ce18" office:value-type="float" office:value="64558.997675" calcext:value-type="float">
            <text:p>64,559.00</text:p>
          </table:table-cell>
          <table:table-cell table:style-name="ce18" office:value-type="float" office:value="66714.257303" calcext:value-type="float">
            <text:p>66,714.26</text:p>
          </table:table-cell>
          <table:table-cell table:style-name="ce18" office:value-type="float" office:value="72182.664254" calcext:value-type="float">
            <text:p>72,182.66</text:p>
          </table:table-cell>
          <table:table-cell table:style-name="ce18" office:value-type="float" office:value="86972.505369" calcext:value-type="float">
            <text:p>86,972.51</text:p>
          </table:table-cell>
          <table:table-cell table:style-name="ce18" office:value-type="float" office:value="81778.397769" calcext:value-type="float">
            <text:p>81,778.40</text:p>
          </table:table-cell>
          <table:table-cell table:style-name="ce18" office:value-type="float" office:value="61969.768498" calcext:value-type="float">
            <text:p>61,969.77</text:p>
          </table:table-cell>
          <table:table-cell table:style-name="ce18" office:value-type="float" office:value="70872.594545" calcext:value-type="float">
            <text:p>70,872.59</text:p>
          </table:table-cell>
          <table:table-cell table:style-name="ce18" office:value-type="float" office:value="80368.732828" calcext:value-type="float">
            <text:p>80,368.73</text:p>
          </table:table-cell>
          <table:table-cell table:style-name="ce18" office:value-type="float" office:value="82557.227409" calcext:value-type="float">
            <text:p>82,557.23</text:p>
          </table:table-cell>
          <table:table-cell table:style-name="ce18" office:value-type="float" office:value="86261.722116" calcext:value-type="float">
            <text:p>86,261.72</text:p>
          </table:table-cell>
          <table:table-cell table:style-name="ce18" office:value-type="float" office:value="97789.711824" calcext:value-type="float">
            <text:p>97,789.71</text:p>
          </table:table-cell>
          <table:table-cell table:style-name="ce18" office:value-type="float" office:value="92722.111847" calcext:value-type="float">
            <text:p>92,722.11</text:p>
          </table:table-cell>
          <table:table-cell table:style-name="ce18" office:value-type="float" office:value="86810.315526" calcext:value-type="float">
            <text:p>86,810.32</text:p>
          </table:table-cell>
          <table:table-cell table:style-name="ce18" office:value-type="float" office:value="88182.579486" calcext:value-type="float">
            <text:p>88,182.5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 office:value-type="float" office:value="734" calcext:value-type="float">
            <text:p>734.00</text:p>
          </table:table-cell>
          <table:table-cell table:style-name="ce19" office:value-type="float" office:value="589.9" calcext:value-type="float">
            <text:p>589.90</text:p>
          </table:table-cell>
          <table:table-cell table:style-name="ce19" office:value-type="float" office:value="672.2" calcext:value-type="float">
            <text:p>672.20</text:p>
          </table:table-cell>
          <table:table-cell table:style-name="ce19" office:value-type="float" office:value="555.2" calcext:value-type="float">
            <text:p>555.20</text:p>
          </table:table-cell>
          <table:table-cell table:style-name="ce19" office:value-type="float" office:value="767.4" calcext:value-type="float">
            <text:p>767.40</text:p>
          </table:table-cell>
          <table:table-cell table:style-name="ce19" office:value-type="float" office:value="553.7" calcext:value-type="float">
            <text:p>553.70</text:p>
          </table:table-cell>
          <table:table-cell table:style-name="ce19" office:value-type="float" office:value="650" calcext:value-type="float">
            <text:p>650.00</text:p>
          </table:table-cell>
          <table:table-cell table:style-name="ce19" office:value-type="float" office:value="883.2" calcext:value-type="float">
            <text:p>883.20</text:p>
          </table:table-cell>
          <table:table-cell table:style-name="ce19" office:value-type="float" office:value="1006.82681785853" calcext:value-type="float">
            <text:p>1,006.83</text:p>
          </table:table-cell>
          <table:table-cell table:style-name="ce19" office:value-type="float" office:value="1147.98639173622" calcext:value-type="float">
            <text:p>1,147.99</text:p>
          </table:table-cell>
          <table:table-cell table:style-name="ce19" office:value-type="float" office:value="1426.88178646019" calcext:value-type="float">
            <text:p>1,426.88</text:p>
          </table:table-cell>
          <table:table-cell table:style-name="ce19" office:value-type="float" office:value="1374.04222040462" calcext:value-type="float">
            <text:p>1,374.04</text:p>
          </table:table-cell>
          <table:table-cell table:style-name="ce19" office:value-type="float" office:value="1512.97624235858" calcext:value-type="float">
            <text:p>1,512.98</text:p>
          </table:table-cell>
          <table:table-cell table:style-name="ce19" office:value-type="float" office:value="1634.82049939689" calcext:value-type="float">
            <text:p>1,634.82</text:p>
          </table:table-cell>
          <table:table-cell table:style-name="ce19" office:value-type="float" office:value="1973.79190720641" calcext:value-type="float">
            <text:p>1,973.79</text:p>
          </table:table-cell>
          <table:table-cell table:style-name="ce19" office:value-type="float" office:value="2266.16558730114" calcext:value-type="float">
            <text:p>2,266.17</text:p>
          </table:table-cell>
          <table:table-cell table:style-name="ce19" office:value-type="float" office:value="2513.82572259097" calcext:value-type="float">
            <text:p>2,513.83</text:p>
          </table:table-cell>
          <table:table-cell table:style-name="ce19" office:value-type="float" office:value="2659.82449142714" calcext:value-type="float">
            <text:p>2,659.82</text:p>
          </table:table-cell>
          <table:table-cell table:style-name="ce19" office:value-type="float" office:value="2408.47497657765" calcext:value-type="float">
            <text:p>2,408.47</text:p>
          </table:table-cell>
          <table:table-cell table:style-name="ce19" office:value-type="float" office:value="2404.55473181414" calcext:value-type="float">
            <text:p>2,404.55</text:p>
          </table:table-cell>
          <table:table-cell table:style-name="ce19" office:value-type="float" office:value="2539.761184" calcext:value-type="float">
            <text:p>2,539.76</text:p>
          </table:table-cell>
          <table:table-cell table:style-name="ce19" office:value-type="float" office:value="2650.637747" calcext:value-type="float">
            <text:p>2,650.64</text:p>
          </table:table-cell>
          <table:table-cell table:style-name="ce19" office:value-type="float" office:value="2776.754983" calcext:value-type="float">
            <text:p>2,776.75</text:p>
          </table:table-cell>
          <table:table-cell table:style-name="ce19" office:value-type="float" office:value="3289.130776" calcext:value-type="float">
            <text:p>3,289.13</text:p>
          </table:table-cell>
          <table:table-cell table:style-name="ce19" office:value-type="float" office:value="4207.319033" calcext:value-type="float">
            <text:p>4,207.32</text:p>
          </table:table-cell>
          <table:table-cell table:style-name="ce19" office:value-type="float" office:value="5050.614435" calcext:value-type="float">
            <text:p>5,050.61</text:p>
          </table:table-cell>
          <table:table-cell table:style-name="ce19" office:value-type="float" office:value="5623.719954" calcext:value-type="float">
            <text:p>5,623.72</text:p>
          </table:table-cell>
          <table:table-cell table:style-name="ce19" office:value-type="float" office:value="7295.092869" calcext:value-type="float">
            <text:p>7,295.09</text:p>
          </table:table-cell>
          <table:table-cell table:style-name="ce19" office:value-type="float" office:value="7685.845439" calcext:value-type="float">
            <text:p>7,685.85</text:p>
          </table:table-cell>
          <table:table-cell table:style-name="ce19" office:value-type="float" office:value="6367.696824" calcext:value-type="float">
            <text:p>6,367.70</text:p>
          </table:table-cell>
          <table:table-cell table:style-name="ce19" office:value-type="float" office:value="8027.581791" calcext:value-type="float">
            <text:p>8,027.58</text:p>
          </table:table-cell>
          <table:table-cell table:style-name="ce19" office:value-type="float" office:value="9495.579474" calcext:value-type="float">
            <text:p>9,495.58</text:p>
          </table:table-cell>
          <table:table-cell table:style-name="ce19" office:value-type="float" office:value="8900.06448" calcext:value-type="float">
            <text:p>8,900.06</text:p>
          </table:table-cell>
          <table:table-cell table:style-name="ce19" office:value-type="float" office:value="9034.906489" calcext:value-type="float">
            <text:p>9,034.91</text:p>
          </table:table-cell>
          <table:table-cell table:style-name="ce19" office:value-type="float" office:value="9891.322149" calcext:value-type="float">
            <text:p>9,891.32</text:p>
          </table:table-cell>
          <table:table-cell table:style-name="ce19" office:value-type="float" office:value="8783.070273" calcext:value-type="float">
            <text:p>8,783.07</text:p>
          </table:table-cell>
          <table:table-cell table:style-name="ce19" office:value-type="float" office:value="8137.572766" calcext:value-type="float">
            <text:p>8,137.57</text:p>
          </table:table-cell>
          <table:table-cell table:style-name="ce19" office:value-type="float" office:value="9023.446972" calcext:value-type="float">
            <text:p>9,023.4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132.4" calcext:value-type="float">
            <text:p>132.40</text:p>
          </table:table-cell>
          <table:table-cell table:style-name="ce18" office:value-type="float" office:value="143.6" calcext:value-type="float">
            <text:p>143.60</text:p>
          </table:table-cell>
          <table:table-cell table:style-name="ce18" office:value-type="float" office:value="160.9" calcext:value-type="float">
            <text:p>160.90</text:p>
          </table:table-cell>
          <table:table-cell table:style-name="ce18" office:value-type="float" office:value="258.4" calcext:value-type="float">
            <text:p>258.40</text:p>
          </table:table-cell>
          <table:table-cell table:style-name="ce18" office:value-type="float" office:value="244.1" calcext:value-type="float">
            <text:p>244.10</text:p>
          </table:table-cell>
          <table:table-cell table:style-name="ce18" office:value-type="float" office:value="203.1" calcext:value-type="float">
            <text:p>203.10</text:p>
          </table:table-cell>
          <table:table-cell table:style-name="ce18" office:value-type="float" office:value="206.9" calcext:value-type="float">
            <text:p>206.90</text:p>
          </table:table-cell>
          <table:table-cell table:style-name="ce18" office:value-type="float" office:value="237.4" calcext:value-type="float">
            <text:p>237.40</text:p>
          </table:table-cell>
          <table:table-cell table:style-name="ce18" office:value-type="float" office:value="415.662398781389" calcext:value-type="float">
            <text:p>415.66</text:p>
          </table:table-cell>
          <table:table-cell table:style-name="ce18" office:value-type="float" office:value="446.82456801289" calcext:value-type="float">
            <text:p>446.82</text:p>
          </table:table-cell>
          <table:table-cell table:style-name="ce18" office:value-type="float" office:value="583.336637033855" calcext:value-type="float">
            <text:p>583.34</text:p>
          </table:table-cell>
          <table:table-cell table:style-name="ce18" office:value-type="float" office:value="733.863964936782" calcext:value-type="float">
            <text:p>733.86</text:p>
          </table:table-cell>
          <table:table-cell table:style-name="ce18" office:value-type="float" office:value="939.442624478834" calcext:value-type="float">
            <text:p>939.44</text:p>
          </table:table-cell>
          <table:table-cell table:style-name="ce18" office:value-type="float" office:value="1051.77212787098" calcext:value-type="float">
            <text:p>1,051.77</text:p>
          </table:table-cell>
          <table:table-cell table:style-name="ce18" office:value-type="float" office:value="1198.17990102308" calcext:value-type="float">
            <text:p>1,198.18</text:p>
          </table:table-cell>
          <table:table-cell table:style-name="ce18" office:value-type="float" office:value="1428.42534377168" calcext:value-type="float">
            <text:p>1,428.43</text:p>
          </table:table-cell>
          <table:table-cell table:style-name="ce18" office:value-type="float" office:value="1532.49703838807" calcext:value-type="float">
            <text:p>1,532.50</text:p>
          </table:table-cell>
          <table:table-cell table:style-name="ce18" office:value-type="float" office:value="1688.53467050578" calcext:value-type="float">
            <text:p>1,688.53</text:p>
          </table:table-cell>
          <table:table-cell table:style-name="ce18" office:value-type="float" office:value="1601.07356009602" calcext:value-type="float">
            <text:p>1,601.07</text:p>
          </table:table-cell>
          <table:table-cell table:style-name="ce18" office:value-type="float" office:value="1685.11840816851" calcext:value-type="float">
            <text:p>1,685.12</text:p>
          </table:table-cell>
          <table:table-cell table:style-name="ce18" office:value-type="float" office:value="1915.526507" calcext:value-type="float">
            <text:p>1,915.53</text:p>
          </table:table-cell>
          <table:table-cell table:style-name="ce18" office:value-type="float" office:value="1829.088686" calcext:value-type="float">
            <text:p>1,829.09</text:p>
          </table:table-cell>
          <table:table-cell table:style-name="ce18" office:value-type="float" office:value="1702.11822" calcext:value-type="float">
            <text:p>1,702.12</text:p>
          </table:table-cell>
          <table:table-cell table:style-name="ce18" office:value-type="float" office:value="1621.834512" calcext:value-type="float">
            <text:p>1,621.83</text:p>
          </table:table-cell>
          <table:table-cell table:style-name="ce18" office:value-type="float" office:value="1887.018977" calcext:value-type="float">
            <text:p>1,887.02</text:p>
          </table:table-cell>
          <table:table-cell table:style-name="ce18" office:value-type="float" office:value="1756.325293" calcext:value-type="float">
            <text:p>1,756.33</text:p>
          </table:table-cell>
          <table:table-cell table:style-name="ce18" office:value-type="float" office:value="1993.224694" calcext:value-type="float">
            <text:p>1,993.22</text:p>
          </table:table-cell>
          <table:table-cell table:style-name="ce18" office:value-type="float" office:value="2063.279137" calcext:value-type="float">
            <text:p>2,063.28</text:p>
          </table:table-cell>
          <table:table-cell table:style-name="ce18" office:value-type="float" office:value="2305.590791" calcext:value-type="float">
            <text:p>2,305.59</text:p>
          </table:table-cell>
          <table:table-cell table:style-name="ce18" office:value-type="float" office:value="1880.214972" calcext:value-type="float">
            <text:p>1,880.21</text:p>
          </table:table-cell>
          <table:table-cell table:style-name="ce18" office:value-type="float" office:value="1943.770821" calcext:value-type="float">
            <text:p>1,943.77</text:p>
          </table:table-cell>
          <table:table-cell table:style-name="ce18" office:value-type="float" office:value="2036.940621" calcext:value-type="float">
            <text:p>2,036.94</text:p>
          </table:table-cell>
          <table:table-cell table:style-name="ce18" office:value-type="float" office:value="1902.587305" calcext:value-type="float">
            <text:p>1,902.59</text:p>
          </table:table-cell>
          <table:table-cell table:style-name="ce18" office:value-type="float" office:value="1852.032783" calcext:value-type="float">
            <text:p>1,852.03</text:p>
          </table:table-cell>
          <table:table-cell table:style-name="ce18" office:value-type="float" office:value="1799.840836" calcext:value-type="float">
            <text:p>1,799.84</text:p>
          </table:table-cell>
          <table:table-cell table:style-name="ce18" office:value-type="float" office:value="1671.214967" calcext:value-type="float">
            <text:p>1,671.21</text:p>
          </table:table-cell>
          <table:table-cell table:style-name="ce18" office:value-type="float" office:value="1681.317003" calcext:value-type="float">
            <text:p>1,681.32</text:p>
          </table:table-cell>
          <table:table-cell table:style-name="ce18" office:value-type="float" office:value="1693.428421" calcext:value-type="float">
            <text:p>1,693.4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5357" calcext:value-type="float">
            <text:p>5,357.00</text:p>
          </table:table-cell>
          <table:table-cell table:style-name="ce19" office:value-type="float" office:value="4679.7" calcext:value-type="float">
            <text:p>4,679.70</text:p>
          </table:table-cell>
          <table:table-cell table:style-name="ce19" office:value-type="float" office:value="4840.1" calcext:value-type="float">
            <text:p>4,840.10</text:p>
          </table:table-cell>
          <table:table-cell table:style-name="ce19" office:value-type="float" office:value="4833.5" calcext:value-type="float">
            <text:p>4,833.50</text:p>
          </table:table-cell>
          <table:table-cell table:style-name="ce19" office:value-type="float" office:value="5078.3" calcext:value-type="float">
            <text:p>5,078.30</text:p>
          </table:table-cell>
          <table:table-cell table:style-name="ce19" office:value-type="float" office:value="5570" calcext:value-type="float">
            <text:p>5,570.00</text:p>
          </table:table-cell>
          <table:table-cell table:style-name="ce19" office:value-type="float" office:value="6838.9" calcext:value-type="float">
            <text:p>6,838.90</text:p>
          </table:table-cell>
          <table:table-cell table:style-name="ce19" office:value-type="float" office:value="8576" calcext:value-type="float">
            <text:p>8,576.00</text:p>
          </table:table-cell>
          <table:table-cell table:style-name="ce19" office:value-type="float" office:value="10347.9681863825" calcext:value-type="float">
            <text:p>10,347.97</text:p>
          </table:table-cell>
          <table:table-cell table:style-name="ce19" office:value-type="float" office:value="10974.6188782141" calcext:value-type="float">
            <text:p>10,974.62</text:p>
          </table:table-cell>
          <table:table-cell table:style-name="ce19" office:value-type="float" office:value="11862.9648815537" calcext:value-type="float">
            <text:p>11,862.96</text:p>
          </table:table-cell>
          <table:table-cell table:style-name="ce19" office:value-type="float" office:value="11259.7960305316" calcext:value-type="float">
            <text:p>11,259.80</text:p>
          </table:table-cell>
          <table:table-cell table:style-name="ce19" office:value-type="float" office:value="11927.4768140727" calcext:value-type="float">
            <text:p>11,927.48</text:p>
          </table:table-cell>
          <table:table-cell table:style-name="ce19" office:value-type="float" office:value="9063.50484119842" calcext:value-type="float">
            <text:p>9,063.50</text:p>
          </table:table-cell>
          <table:table-cell table:style-name="ce19" office:value-type="float" office:value="10136.2416187012" calcext:value-type="float">
            <text:p>10,136.24</text:p>
          </table:table-cell>
          <table:table-cell table:style-name="ce19" office:value-type="float" office:value="11627.5250405031" calcext:value-type="float">
            <text:p>11,627.53</text:p>
          </table:table-cell>
          <table:table-cell table:style-name="ce19" office:value-type="float" office:value="13197.4200120547" calcext:value-type="float">
            <text:p>13,197.42</text:p>
          </table:table-cell>
          <table:table-cell table:style-name="ce19" office:value-type="float" office:value="13897.1588295191" calcext:value-type="float">
            <text:p>13,897.16</text:p>
          </table:table-cell>
          <table:table-cell table:style-name="ce19" office:value-type="float" office:value="14098.3882980958" calcext:value-type="float">
            <text:p>14,098.39</text:p>
          </table:table-cell>
          <table:table-cell table:style-name="ce19" office:value-type="float" office:value="15752.4299607558" calcext:value-type="float">
            <text:p>15,752.43</text:p>
          </table:table-cell>
          <table:table-cell table:style-name="ce19" office:value-type="float" office:value="14659.908483" calcext:value-type="float">
            <text:p>14,659.91</text:p>
          </table:table-cell>
          <table:table-cell table:style-name="ce19" office:value-type="float" office:value="14341.770142" calcext:value-type="float">
            <text:p>14,341.77</text:p>
          </table:table-cell>
          <table:table-cell table:style-name="ce19" office:value-type="float" office:value="16252.090414" calcext:value-type="float">
            <text:p>16,252.09</text:p>
          </table:table-cell>
          <table:table-cell table:style-name="ce19" office:value-type="float" office:value="19146.856761" calcext:value-type="float">
            <text:p>19,146.86</text:p>
          </table:table-cell>
          <table:table-cell table:style-name="ce19" office:value-type="float" office:value="22085.277297" calcext:value-type="float">
            <text:p>22,085.28</text:p>
          </table:table-cell>
          <table:table-cell table:style-name="ce19" office:value-type="float" office:value="21374.797912" calcext:value-type="float">
            <text:p>21,374.80</text:p>
          </table:table-cell>
          <table:table-cell table:style-name="ce19" office:value-type="float" office:value="22887.596417" calcext:value-type="float">
            <text:p>22,887.60</text:p>
          </table:table-cell>
          <table:table-cell table:style-name="ce19" office:value-type="float" office:value="26074.011703" calcext:value-type="float">
            <text:p>26,074.01</text:p>
          </table:table-cell>
          <table:table-cell table:style-name="ce19" office:value-type="float" office:value="25805.302222" calcext:value-type="float">
            <text:p>25,805.30</text:p>
          </table:table-cell>
          <table:table-cell table:style-name="ce19" office:value-type="float" office:value="19048.80314" calcext:value-type="float">
            <text:p>19,048.80</text:p>
          </table:table-cell>
          <table:table-cell table:style-name="ce19" office:value-type="float" office:value="21314.366536" calcext:value-type="float">
            <text:p>21,314.37</text:p>
          </table:table-cell>
          <table:table-cell table:style-name="ce19" office:value-type="float" office:value="22405.449478" calcext:value-type="float">
            <text:p>22,405.45</text:p>
          </table:table-cell>
          <table:table-cell table:style-name="ce19" office:value-type="float" office:value="22388.848527" calcext:value-type="float">
            <text:p>22,388.85</text:p>
          </table:table-cell>
          <table:table-cell table:style-name="ce19" office:value-type="float" office:value="23520.766248" calcext:value-type="float">
            <text:p>23,520.77</text:p>
          </table:table-cell>
          <table:table-cell table:style-name="ce19" office:value-type="float" office:value="27094.389479" calcext:value-type="float">
            <text:p>27,094.39</text:p>
          </table:table-cell>
          <table:table-cell table:style-name="ce19" office:value-type="float" office:value="24062.764658" calcext:value-type="float">
            <text:p>24,062.76</text:p>
          </table:table-cell>
          <table:table-cell table:style-name="ce19" office:value-type="float" office:value="23177.495133" calcext:value-type="float">
            <text:p>23,177.50</text:p>
          </table:table-cell>
          <table:table-cell table:style-name="ce19" office:value-type="float" office:value="24135.213783" calcext:value-type="float">
            <text:p>24,135.2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3978.9" calcext:value-type="float">
            <text:p>3,978.90</text:p>
          </table:table-cell>
          <table:table-cell table:style-name="ce19" office:value-type="float" office:value="4400" calcext:value-type="float">
            <text:p>4,400.00</text:p>
          </table:table-cell>
          <table:table-cell table:style-name="ce19" office:value-type="float" office:value="4654.8" calcext:value-type="float">
            <text:p>4,654.80</text:p>
          </table:table-cell>
          <table:table-cell table:style-name="ce19" office:value-type="float" office:value="5079" calcext:value-type="float">
            <text:p>5,079.00</text:p>
          </table:table-cell>
          <table:table-cell table:style-name="ce19" office:value-type="float" office:value="5044.4" calcext:value-type="float">
            <text:p>5,044.40</text:p>
          </table:table-cell>
          <table:table-cell table:style-name="ce19" office:value-type="float" office:value="5331.9" calcext:value-type="float">
            <text:p>5,331.90</text:p>
          </table:table-cell>
          <table:table-cell table:style-name="ce19" office:value-type="float" office:value="7242.5" calcext:value-type="float">
            <text:p>7,242.50</text:p>
          </table:table-cell>
          <table:table-cell table:style-name="ce19" office:value-type="float" office:value="8966.3" calcext:value-type="float">
            <text:p>8,966.30</text:p>
          </table:table-cell>
          <table:table-cell table:style-name="ce19" office:value-type="float" office:value="11617.7047222653" calcext:value-type="float">
            <text:p>11,617.70</text:p>
          </table:table-cell>
          <table:table-cell table:style-name="ce19" office:value-type="float" office:value="11622.996934991" calcext:value-type="float">
            <text:p>11,623.00</text:p>
          </table:table-cell>
          <table:table-cell table:style-name="ce19" office:value-type="float" office:value="12064.0641881209" calcext:value-type="float">
            <text:p>12,064.06</text:p>
          </table:table-cell>
          <table:table-cell table:style-name="ce19" office:value-type="float" office:value="11913.2311597013" calcext:value-type="float">
            <text:p>11,913.23</text:p>
          </table:table-cell>
          <table:table-cell table:style-name="ce19" office:value-type="float" office:value="13129.4264354485" calcext:value-type="float">
            <text:p>13,129.43</text:p>
          </table:table-cell>
          <table:table-cell table:style-name="ce19" office:value-type="float" office:value="12785.0844543975" calcext:value-type="float">
            <text:p>12,785.08</text:p>
          </table:table-cell>
          <table:table-cell table:style-name="ce19" office:value-type="float" office:value="13618.2783322226" calcext:value-type="float">
            <text:p>13,618.28</text:p>
          </table:table-cell>
          <table:table-cell table:style-name="ce19" office:value-type="float" office:value="15208.3630011231" calcext:value-type="float">
            <text:p>15,208.36</text:p>
          </table:table-cell>
          <table:table-cell table:style-name="ce19" office:value-type="float" office:value="14050.6126524206" calcext:value-type="float">
            <text:p>14,050.61</text:p>
          </table:table-cell>
          <table:table-cell table:style-name="ce19" office:value-type="float" office:value="15413.5407254154" calcext:value-type="float">
            <text:p>15,413.54</text:p>
          </table:table-cell>
          <table:table-cell table:style-name="ce19" office:value-type="float" office:value="15819.0620894984" calcext:value-type="float">
            <text:p>15,819.06</text:p>
          </table:table-cell>
          <table:table-cell table:style-name="ce19" office:value-type="float" office:value="15437.0836256178" calcext:value-type="float">
            <text:p>15,437.08</text:p>
          </table:table-cell>
          <table:table-cell table:style-name="ce19" office:value-type="float" office:value="15566.805768" calcext:value-type="float">
            <text:p>15,566.81</text:p>
          </table:table-cell>
          <table:table-cell table:style-name="ce19" office:value-type="float" office:value="13448.208636" calcext:value-type="float">
            <text:p>13,448.21</text:p>
          </table:table-cell>
          <table:table-cell table:style-name="ce19" office:value-type="float" office:value="12558.255905" calcext:value-type="float">
            <text:p>12,558.26</text:p>
          </table:table-cell>
          <table:table-cell table:style-name="ce19" office:value-type="float" office:value="14103.548174" calcext:value-type="float">
            <text:p>14,103.55</text:p>
          </table:table-cell>
          <table:table-cell table:style-name="ce19" office:value-type="float" office:value="15899.631338" calcext:value-type="float">
            <text:p>15,899.63</text:p>
          </table:table-cell>
          <table:table-cell table:style-name="ce19" office:value-type="float" office:value="16586.902724" calcext:value-type="float">
            <text:p>16,586.90</text:p>
          </table:table-cell>
          <table:table-cell table:style-name="ce19" office:value-type="float" office:value="16289.166597" calcext:value-type="float">
            <text:p>16,289.17</text:p>
          </table:table-cell>
          <table:table-cell table:style-name="ce19" office:value-type="float" office:value="16078.972312" calcext:value-type="float">
            <text:p>16,078.97</text:p>
          </table:table-cell>
          <table:table-cell table:style-name="ce19" office:value-type="float" office:value="15808.609495" calcext:value-type="float">
            <text:p>15,808.61</text:p>
          </table:table-cell>
          <table:table-cell table:style-name="ce19" office:value-type="float" office:value="11270.500843" calcext:value-type="float">
            <text:p>11,270.50</text:p>
          </table:table-cell>
          <table:table-cell table:style-name="ce19" office:value-type="float" office:value="12394.379706" calcext:value-type="float">
            <text:p>12,394.38</text:p>
          </table:table-cell>
          <table:table-cell table:style-name="ce19" office:value-type="float" office:value="14975.203385" calcext:value-type="float">
            <text:p>14,975.20</text:p>
          </table:table-cell>
          <table:table-cell table:style-name="ce19" office:value-type="float" office:value="12779.499959" calcext:value-type="float">
            <text:p>12,779.50</text:p>
          </table:table-cell>
          <table:table-cell table:style-name="ce19" office:value-type="float" office:value="10668.969222" calcext:value-type="float">
            <text:p>10,668.97</text:p>
          </table:table-cell>
          <table:table-cell table:style-name="ce19" office:value-type="float" office:value="10189.50159" calcext:value-type="float">
            <text:p>10,189.50</text:p>
          </table:table-cell>
          <table:table-cell table:style-name="ce19" office:value-type="float" office:value="9533.946874" calcext:value-type="float">
            <text:p>9,533.95</text:p>
          </table:table-cell>
          <table:table-cell table:style-name="ce19" office:value-type="float" office:value="12413.437742" calcext:value-type="float">
            <text:p>12,413.44</text:p>
          </table:table-cell>
          <table:table-cell table:style-name="ce19" office:value-type="float" office:value="12788.212592" calcext:value-type="float">
            <text:p>12,788.2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568.4" calcext:value-type="float">
            <text:p>568.40</text:p>
          </table:table-cell>
          <table:table-cell table:style-name="ce19" office:value-type="float" office:value="650.4" calcext:value-type="float">
            <text:p>650.40</text:p>
          </table:table-cell>
          <table:table-cell table:style-name="ce19" office:value-type="float" office:value="565.1" calcext:value-type="float">
            <text:p>565.10</text:p>
          </table:table-cell>
          <table:table-cell table:style-name="ce19" office:value-type="float" office:value="494.8" calcext:value-type="float">
            <text:p>494.80</text:p>
          </table:table-cell>
          <table:table-cell table:style-name="ce19" office:value-type="float" office:value="589.2" calcext:value-type="float">
            <text:p>589.20</text:p>
          </table:table-cell>
          <table:table-cell table:style-name="ce19" office:value-type="float" office:value="623.8" calcext:value-type="float">
            <text:p>623.80</text:p>
          </table:table-cell>
          <table:table-cell table:style-name="ce19" office:value-type="float" office:value="970.8" calcext:value-type="float">
            <text:p>970.80</text:p>
          </table:table-cell>
          <table:table-cell table:style-name="ce19" office:value-type="float" office:value="1540.6" calcext:value-type="float">
            <text:p>1,540.60</text:p>
          </table:table-cell>
          <table:table-cell table:style-name="ce19" office:value-type="float" office:value="2047.23955172529" calcext:value-type="float">
            <text:p>2,047.24</text:p>
          </table:table-cell>
          <table:table-cell table:style-name="ce19" office:value-type="float" office:value="1905.34345649409" calcext:value-type="float">
            <text:p>1,905.34</text:p>
          </table:table-cell>
          <table:table-cell table:style-name="ce19" office:value-type="float" office:value="1723.82514609437" calcext:value-type="float">
            <text:p>1,723.83</text:p>
          </table:table-cell>
          <table:table-cell table:style-name="ce19" office:value-type="float" office:value="1627.46793005234" calcext:value-type="float">
            <text:p>1,627.47</text:p>
          </table:table-cell>
          <table:table-cell table:style-name="ce19" office:value-type="float" office:value="1639.151184168" calcext:value-type="float">
            <text:p>1,639.15</text:p>
          </table:table-cell>
          <table:table-cell table:style-name="ce19" office:value-type="float" office:value="1618.46165024549" calcext:value-type="float">
            <text:p>1,618.46</text:p>
          </table:table-cell>
          <table:table-cell table:style-name="ce19" office:value-type="float" office:value="1680.77654684503" calcext:value-type="float">
            <text:p>1,680.78</text:p>
          </table:table-cell>
          <table:table-cell table:style-name="ce19" office:value-type="float" office:value="2463.84717330495" calcext:value-type="float">
            <text:p>2,463.85</text:p>
          </table:table-cell>
          <table:table-cell table:style-name="ce19" office:value-type="float" office:value="3184.38295882195" calcext:value-type="float">
            <text:p>3,184.38</text:p>
          </table:table-cell>
          <table:table-cell table:style-name="ce19" office:value-type="float" office:value="3652.52454455011" calcext:value-type="float">
            <text:p>3,652.52</text:p>
          </table:table-cell>
          <table:table-cell table:style-name="ce19" office:value-type="float" office:value="3817.72352961485" calcext:value-type="float">
            <text:p>3,817.72</text:p>
          </table:table-cell>
          <table:table-cell table:style-name="ce19" office:value-type="float" office:value="4713.79196754964" calcext:value-type="float">
            <text:p>4,713.79</text:p>
          </table:table-cell>
          <table:table-cell table:style-name="ce19" office:value-type="float" office:value="5272.335976" calcext:value-type="float">
            <text:p>5,272.34</text:p>
          </table:table-cell>
          <table:table-cell table:style-name="ce19" office:value-type="float" office:value="4080.279264" calcext:value-type="float">
            <text:p>4,080.28</text:p>
          </table:table-cell>
          <table:table-cell table:style-name="ce19" office:value-type="float" office:value="4218.789415" calcext:value-type="float">
            <text:p>4,218.79</text:p>
          </table:table-cell>
          <table:table-cell table:style-name="ce19" office:value-type="float" office:value="4205.393549" calcext:value-type="float">
            <text:p>4,205.39</text:p>
          </table:table-cell>
          <table:table-cell table:style-name="ce19" office:value-type="float" office:value="5485.218686" calcext:value-type="float">
            <text:p>5,485.22</text:p>
          </table:table-cell>
          <table:table-cell table:style-name="ce19" office:value-type="float" office:value="5280.327524" calcext:value-type="float">
            <text:p>5,280.33</text:p>
          </table:table-cell>
          <table:table-cell table:style-name="ce19" office:value-type="float" office:value="5557.735771" calcext:value-type="float">
            <text:p>5,557.74</text:p>
          </table:table-cell>
          <table:table-cell table:style-name="ce19" office:value-type="float" office:value="5578.478938" calcext:value-type="float">
            <text:p>5,578.48</text:p>
          </table:table-cell>
          <table:table-cell table:style-name="ce19" office:value-type="float" office:value="5895.129192" calcext:value-type="float">
            <text:p>5,895.13</text:p>
          </table:table-cell>
          <table:table-cell table:style-name="ce19" office:value-type="float" office:value="3900.023242" calcext:value-type="float">
            <text:p>3,900.02</text:p>
          </table:table-cell>
          <table:table-cell table:style-name="ce19" office:value-type="float" office:value="3602.900574" calcext:value-type="float">
            <text:p>3,602.90</text:p>
          </table:table-cell>
          <table:table-cell table:style-name="ce19" office:value-type="float" office:value="3750.962641" calcext:value-type="float">
            <text:p>3,750.96</text:p>
          </table:table-cell>
          <table:table-cell table:style-name="ce19" office:value-type="float" office:value="4490.779067" calcext:value-type="float">
            <text:p>4,490.78</text:p>
          </table:table-cell>
          <table:table-cell table:style-name="ce19" office:value-type="float" office:value="4620.952585" calcext:value-type="float">
            <text:p>4,620.95</text:p>
          </table:table-cell>
          <table:table-cell table:style-name="ce19" office:value-type="float" office:value="6011.548827" calcext:value-type="float">
            <text:p>6,011.55</text:p>
          </table:table-cell>
          <table:table-cell table:style-name="ce19" office:value-type="float" office:value="6273.727422" calcext:value-type="float">
            <text:p>6,273.73</text:p>
          </table:table-cell>
          <table:table-cell table:style-name="ce19" office:value-type="float" office:value="6068.784052" calcext:value-type="float">
            <text:p>6,068.78</text:p>
          </table:table-cell>
          <table:table-cell table:style-name="ce19" office:value-type="float" office:value="5415.871058" calcext:value-type="float">
            <text:p>5,415.8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259.4" calcext:value-type="float">
            <text:p>259.40</text:p>
          </table:table-cell>
          <table:table-cell table:style-name="ce19" office:value-type="float" office:value="223.5" calcext:value-type="float">
            <text:p>223.50</text:p>
          </table:table-cell>
          <table:table-cell table:style-name="ce19" office:value-type="float" office:value="165.6" calcext:value-type="float">
            <text:p>165.60</text:p>
          </table:table-cell>
          <table:table-cell table:style-name="ce19" office:value-type="float" office:value="245" calcext:value-type="float">
            <text:p>245.00</text:p>
          </table:table-cell>
          <table:table-cell table:style-name="ce19" office:value-type="float" office:value="226.4" calcext:value-type="float">
            <text:p>226.40</text:p>
          </table:table-cell>
          <table:table-cell table:style-name="ce19" office:value-type="float" office:value="296.8" calcext:value-type="float">
            <text:p>296.80</text:p>
          </table:table-cell>
          <table:table-cell table:style-name="ce19" office:value-type="float" office:value="168.9" calcext:value-type="float">
            <text:p>168.90</text:p>
          </table:table-cell>
          <table:table-cell table:style-name="ce19" office:value-type="float" office:value="396.8" calcext:value-type="float">
            <text:p>396.80</text:p>
          </table:table-cell>
          <table:table-cell table:style-name="ce19" office:value-type="float" office:value="257.832963388013" calcext:value-type="float">
            <text:p>257.83</text:p>
          </table:table-cell>
          <table:table-cell table:style-name="ce19" office:value-type="float" office:value="270.455448152752" calcext:value-type="float">
            <text:p>270.46</text:p>
          </table:table-cell>
          <table:table-cell table:style-name="ce19" office:value-type="float" office:value="308.918082841644" calcext:value-type="float">
            <text:p>308.92</text:p>
          </table:table-cell>
          <table:table-cell table:style-name="ce19" office:value-type="float" office:value="258.167937695729" calcext:value-type="float">
            <text:p>258.17</text:p>
          </table:table-cell>
          <table:table-cell table:style-name="ce19" office:value-type="float" office:value="269.959882320659" calcext:value-type="float">
            <text:p>269.96</text:p>
          </table:table-cell>
          <table:table-cell table:style-name="ce19" office:value-type="float" office:value="249.320009147927" calcext:value-type="float">
            <text:p>249.32</text:p>
          </table:table-cell>
          <table:table-cell table:style-name="ce19" office:value-type="float" office:value="368.235401324046" calcext:value-type="float">
            <text:p>368.24</text:p>
          </table:table-cell>
          <table:table-cell table:style-name="ce19" office:value-type="float" office:value="470.653927006112" calcext:value-type="float">
            <text:p>470.65</text:p>
          </table:table-cell>
          <table:table-cell table:style-name="ce19" office:value-type="float" office:value="521.230921202191" calcext:value-type="float">
            <text:p>521.23</text:p>
          </table:table-cell>
          <table:table-cell table:style-name="ce19" office:value-type="float" office:value="724.060419475243" calcext:value-type="float">
            <text:p>724.06</text:p>
          </table:table-cell>
          <table:table-cell table:style-name="ce19" office:value-type="float" office:value="625.892823872162" calcext:value-type="float">
            <text:p>625.89</text:p>
          </table:table-cell>
          <table:table-cell table:style-name="ce19" office:value-type="float" office:value="663.935950817102" calcext:value-type="float">
            <text:p>663.94</text:p>
          </table:table-cell>
          <table:table-cell table:style-name="ce19" office:value-type="float" office:value="1140.134684" calcext:value-type="float">
            <text:p>1,140.13</text:p>
          </table:table-cell>
          <table:table-cell table:style-name="ce19" office:value-type="float" office:value="1204.759355" calcext:value-type="float">
            <text:p>1,204.76</text:p>
          </table:table-cell>
          <table:table-cell table:style-name="ce19" office:value-type="float" office:value="900.217473" calcext:value-type="float">
            <text:p>900.22</text:p>
          </table:table-cell>
          <table:table-cell table:style-name="ce19" office:value-type="float" office:value="1002.493581" calcext:value-type="float">
            <text:p>1,002.49</text:p>
          </table:table-cell>
          <table:table-cell table:style-name="ce19" office:value-type="float" office:value="1222.701821" calcext:value-type="float">
            <text:p>1,222.70</text:p>
          </table:table-cell>
          <table:table-cell table:style-name="ce19" office:value-type="float" office:value="1865.976949" calcext:value-type="float">
            <text:p>1,865.98</text:p>
          </table:table-cell>
          <table:table-cell table:style-name="ce19" office:value-type="float" office:value="1964.334879" calcext:value-type="float">
            <text:p>1,964.33</text:p>
          </table:table-cell>
          <table:table-cell table:style-name="ce19" office:value-type="float" office:value="2159.967932" calcext:value-type="float">
            <text:p>2,159.97</text:p>
          </table:table-cell>
          <table:table-cell table:style-name="ce19" office:value-type="float" office:value="2655.170726" calcext:value-type="float">
            <text:p>2,655.17</text:p>
          </table:table-cell>
          <table:table-cell table:style-name="ce19" office:value-type="float" office:value="1715.68186" calcext:value-type="float">
            <text:p>1,715.68</text:p>
          </table:table-cell>
          <table:table-cell table:style-name="ce19" office:value-type="float" office:value="2454.242135" calcext:value-type="float">
            <text:p>2,454.24</text:p>
          </table:table-cell>
          <table:table-cell table:style-name="ce19" office:value-type="float" office:value="3013.345506" calcext:value-type="float">
            <text:p>3,013.35</text:p>
          </table:table-cell>
          <table:table-cell table:style-name="ce19" office:value-type="float" office:value="2754.288593" calcext:value-type="float">
            <text:p>2,754.29</text:p>
          </table:table-cell>
          <table:table-cell table:style-name="ce19" office:value-type="float" office:value="1520.067032" calcext:value-type="float">
            <text:p>1,520.07</text:p>
          </table:table-cell>
          <table:table-cell table:style-name="ce19" office:value-type="float" office:value="1954.964055" calcext:value-type="float">
            <text:p>1,954.96</text:p>
          </table:table-cell>
          <table:table-cell table:style-name="ce19" office:value-type="float" office:value="2020.984131" calcext:value-type="float">
            <text:p>2,020.98</text:p>
          </table:table-cell>
          <table:table-cell table:style-name="ce19" office:value-type="float" office:value="2508.732731" calcext:value-type="float">
            <text:p>2,508.73</text:p>
          </table:table-cell>
          <table:table-cell table:style-name="ce19" office:value-type="float" office:value="2493.679688" calcext:value-type="float">
            <text:p>2,493.6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3"/>
          <table:table-cell table:style-name="ce18" office:value-type="float" office:value="1233.01924133775" calcext:value-type="float">
            <text:p>1,233.02</text:p>
          </table:table-cell>
          <table:table-cell table:style-name="ce18" office:value-type="float" office:value="1229.4704836155" calcext:value-type="float">
            <text:p>1,229.47</text:p>
          </table:table-cell>
          <table:table-cell table:style-name="ce18" office:value-type="float" office:value="1521.26613505109" calcext:value-type="float">
            <text:p>1,521.27</text:p>
          </table:table-cell>
          <table:table-cell table:style-name="ce18" office:value-type="float" office:value="1988.94378241061" calcext:value-type="float">
            <text:p>1,988.94</text:p>
          </table:table-cell>
          <table:table-cell table:style-name="ce18" office:value-type="float" office:value="2426.35587178505" calcext:value-type="float">
            <text:p>2,426.36</text:p>
          </table:table-cell>
          <table:table-cell table:style-name="ce18" office:value-type="float" office:value="2427.84083259622" calcext:value-type="float">
            <text:p>2,427.84</text:p>
          </table:table-cell>
          <table:table-cell table:style-name="ce18" office:value-type="float" office:value="2211.84523431127" calcext:value-type="float">
            <text:p>2,211.85</text:p>
          </table:table-cell>
          <table:table-cell table:style-name="ce18" office:value-type="float" office:value="2985.016991" calcext:value-type="float">
            <text:p>2,985.02</text:p>
          </table:table-cell>
          <table:table-cell table:style-name="ce18" office:value-type="float" office:value="3418.862068" calcext:value-type="float">
            <text:p>3,418.86</text:p>
          </table:table-cell>
          <table:table-cell table:style-name="ce18" office:value-type="float" office:value="3734.159615" calcext:value-type="float">
            <text:p>3,734.16</text:p>
          </table:table-cell>
          <table:table-cell table:style-name="ce18" office:value-type="float" office:value="4199.231374" calcext:value-type="float">
            <text:p>4,199.23</text:p>
          </table:table-cell>
          <table:table-cell table:style-name="ce18" office:value-type="float" office:value="7024.733229" calcext:value-type="float">
            <text:p>7,024.73</text:p>
          </table:table-cell>
          <table:table-cell table:style-name="ce18" office:value-type="float" office:value="9090.918877" calcext:value-type="float">
            <text:p>9,090.92</text:p>
          </table:table-cell>
          <table:table-cell table:style-name="ce18" office:value-type="float" office:value="10207.279469" calcext:value-type="float">
            <text:p>10,207.28</text:p>
          </table:table-cell>
          <table:table-cell table:style-name="ce18" office:value-type="float" office:value="10460.598857" calcext:value-type="float">
            <text:p>10,460.60</text:p>
          </table:table-cell>
          <table:table-cell table:style-name="ce18" office:value-type="float" office:value="12148.899015" calcext:value-type="float">
            <text:p>12,148.90</text:p>
          </table:table-cell>
          <table:table-cell table:style-name="ce18" office:value-type="float" office:value="6691.527977" calcext:value-type="float">
            <text:p>6,691.53</text:p>
          </table:table-cell>
          <table:table-cell table:style-name="ce18" office:value-type="float" office:value="8318.046895" calcext:value-type="float">
            <text:p>8,318.05</text:p>
          </table:table-cell>
          <table:table-cell table:style-name="ce18" office:value-type="float" office:value="11755.514883" calcext:value-type="float">
            <text:p>11,755.51</text:p>
          </table:table-cell>
          <table:table-cell table:style-name="ce18" office:value-type="float" office:value="14804.692805" calcext:value-type="float">
            <text:p>14,804.69</text:p>
          </table:table-cell>
          <table:table-cell table:style-name="ce18" office:value-type="float" office:value="10588.624297" calcext:value-type="float">
            <text:p>10,588.62</text:p>
          </table:table-cell>
          <table:table-cell table:style-name="ce18" office:value-type="float" office:value="9929.155184" calcext:value-type="float">
            <text:p>9,929.16</text:p>
          </table:table-cell>
          <table:table-cell table:style-name="ce18" office:value-type="float" office:value="6792.790368" calcext:value-type="float">
            <text:p>6,792.79</text:p>
          </table:table-cell>
          <table:table-cell table:style-name="ce18" office:value-type="float" office:value="5553.304936" calcext:value-type="float">
            <text:p>5,553.30</text:p>
          </table:table-cell>
          <table:table-cell table:style-name="ce18" office:value-type="float" office:value="7308.81243" calcext:value-type="float">
            <text:p>7,308.8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4479.7" calcext:value-type="float">
            <text:p>4,479.70</text:p>
          </table:table-cell>
          <table:table-cell table:style-name="ce19" office:value-type="float" office:value="3836.5" calcext:value-type="float">
            <text:p>3,836.50</text:p>
          </table:table-cell>
          <table:table-cell table:style-name="ce19" office:value-type="float" office:value="2479.7" calcext:value-type="float">
            <text:p>2,479.70</text:p>
          </table:table-cell>
          <table:table-cell table:style-name="ce19" office:value-type="float" office:value="1365.7" calcext:value-type="float">
            <text:p>1,365.70</text:p>
          </table:table-cell>
          <table:table-cell table:style-name="ce19" office:value-type="float" office:value="693.4" calcext:value-type="float">
            <text:p>693.40</text:p>
          </table:table-cell>
          <table:table-cell table:style-name="ce19" office:value-type="float" office:value="625.4" calcext:value-type="float">
            <text:p>625.40</text:p>
          </table:table-cell>
          <table:table-cell table:style-name="ce19" office:value-type="float" office:value="632.2" calcext:value-type="float">
            <text:p>632.20</text:p>
          </table:table-cell>
          <table:table-cell table:style-name="ce19" office:value-type="float" office:value="634.5" calcext:value-type="float">
            <text:p>634.50</text:p>
          </table:table-cell>
          <table:table-cell table:style-name="ce19" office:value-type="float" office:value="1092.47170414889" calcext:value-type="float">
            <text:p>1,092.47</text:p>
          </table:table-cell>
          <table:table-cell table:style-name="ce19" office:value-type="float" office:value="821.92800644335" calcext:value-type="float">
            <text:p>821.93</text:p>
          </table:table-cell>
          <table:table-cell table:style-name="ce19" office:value-type="float" office:value="1244.72752502046" calcext:value-type="float">
            <text:p>1,244.73</text:p>
          </table:table-cell>
          <table:table-cell table:style-name="ce19" office:value-type="float" office:value="1654.9994070731" calcext:value-type="float">
            <text:p>1,655.00</text:p>
          </table:table-cell>
          <table:table-cell table:style-name="ce19" office:value-type="float" office:value="1814.46506816899" calcext:value-type="float">
            <text:p>1,814.47</text:p>
          </table:table-cell>
          <table:table-cell table:style-name="ce19" office:value-type="float" office:value="1916.39346914742" calcext:value-type="float">
            <text:p>1,916.39</text:p>
          </table:table-cell>
          <table:table-cell table:style-name="ce19" office:value-type="float" office:value="1132.0430514763" calcext:value-type="float">
            <text:p>1,132.04</text:p>
          </table:table-cell>
          <table:table-cell table:style-name="ce19" office:value-type="float" office:value="1125.86223647155" calcext:value-type="float">
            <text:p>1,125.86</text:p>
          </table:table-cell>
          <table:table-cell table:style-name="ce19" office:value-type="float" office:value="1179.02754093017" calcext:value-type="float">
            <text:p>1,179.03</text:p>
          </table:table-cell>
          <table:table-cell table:style-name="ce19" office:value-type="float" office:value="1632.06022569689" calcext:value-type="float">
            <text:p>1,632.06</text:p>
          </table:table-cell>
          <table:table-cell table:style-name="ce19" office:value-type="float" office:value="1479.74575366442" calcext:value-type="float">
            <text:p>1,479.75</text:p>
          </table:table-cell>
          <table:table-cell table:style-name="ce19" office:value-type="float" office:value="1415.69143321135" calcext:value-type="float">
            <text:p>1,415.69</text:p>
          </table:table-cell>
          <table:table-cell table:style-name="ce19" office:value-type="float" office:value="1574.5441" calcext:value-type="float">
            <text:p>1,574.54</text:p>
          </table:table-cell>
          <table:table-cell table:style-name="ce19" office:value-type="float" office:value="1439.620196" calcext:value-type="float">
            <text:p>1,439.62</text:p>
          </table:table-cell>
          <table:table-cell table:style-name="ce19" office:value-type="float" office:value="1229.695815" calcext:value-type="float">
            <text:p>1,229.70</text:p>
          </table:table-cell>
          <table:table-cell table:style-name="ce19" office:value-type="float" office:value="1190.636511" calcext:value-type="float">
            <text:p>1,190.64</text:p>
          </table:table-cell>
          <table:table-cell table:style-name="ce19" office:value-type="float" office:value="2145.098782" calcext:value-type="float">
            <text:p>2,145.10</text:p>
          </table:table-cell>
          <table:table-cell table:style-name="ce19" office:value-type="float" office:value="2918.354701" calcext:value-type="float">
            <text:p>2,918.35</text:p>
          </table:table-cell>
          <table:table-cell table:style-name="ce19" office:value-type="float" office:value="1990.095892" calcext:value-type="float">
            <text:p>1,990.10</text:p>
          </table:table-cell>
          <table:table-cell table:style-name="ce19" office:value-type="float" office:value="1451.275273" calcext:value-type="float">
            <text:p>1,451.28</text:p>
          </table:table-cell>
          <table:table-cell table:style-name="ce19" office:value-type="float" office:value="1157.518362" calcext:value-type="float">
            <text:p>1,157.52</text:p>
          </table:table-cell>
          <table:table-cell table:style-name="ce19" office:value-type="float" office:value="1016.783087" calcext:value-type="float">
            <text:p>1,016.78</text:p>
          </table:table-cell>
          <table:table-cell table:style-name="ce19" office:value-type="float" office:value="962.70311" calcext:value-type="float">
            <text:p>962.70</text:p>
          </table:table-cell>
          <table:table-cell table:style-name="ce19" office:value-type="float" office:value="1320.766802" calcext:value-type="float">
            <text:p>1,320.77</text:p>
          </table:table-cell>
          <table:table-cell table:style-name="ce19" office:value-type="float" office:value="2175.068494" calcext:value-type="float">
            <text:p>2,175.07</text:p>
          </table:table-cell>
          <table:table-cell table:style-name="ce19" office:value-type="float" office:value="3289.544443" calcext:value-type="float">
            <text:p>3,289.54</text:p>
          </table:table-cell>
          <table:table-cell table:style-name="ce19" office:value-type="float" office:value="3060.846385" calcext:value-type="float">
            <text:p>3,060.85</text:p>
          </table:table-cell>
          <table:table-cell table:style-name="ce19" office:value-type="float" office:value="2405.155371" calcext:value-type="float">
            <text:p>2,405.16</text:p>
          </table:table-cell>
          <table:table-cell table:style-name="ce19" office:value-type="float" office:value="1655.499557" calcext:value-type="float">
            <text:p>1,655.50</text:p>
          </table:table-cell>
          <table:table-cell table:style-name="ce19" office:value-type="float" office:value="2286.767243" calcext:value-type="float">
            <text:p>2,286.7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1757.9" calcext:value-type="float">
            <text:p>1,757.90</text:p>
          </table:table-cell>
          <table:table-cell table:style-name="ce19" office:value-type="float" office:value="1307.6" calcext:value-type="float">
            <text:p>1,307.60</text:p>
          </table:table-cell>
          <table:table-cell table:style-name="ce19" office:value-type="float" office:value="1313.2" calcext:value-type="float">
            <text:p>1,313.20</text:p>
          </table:table-cell>
          <table:table-cell table:style-name="ce19" office:value-type="float" office:value="1166.8" calcext:value-type="float">
            <text:p>1,166.80</text:p>
          </table:table-cell>
          <table:table-cell table:style-name="ce19" office:value-type="float" office:value="979.2" calcext:value-type="float">
            <text:p>979.20</text:p>
          </table:table-cell>
          <table:table-cell table:style-name="ce19" office:value-type="float" office:value="1262.4" calcext:value-type="float">
            <text:p>1,262.40</text:p>
          </table:table-cell>
          <table:table-cell table:style-name="ce19" office:value-type="float" office:value="1217.7" calcext:value-type="float">
            <text:p>1,217.70</text:p>
          </table:table-cell>
          <table:table-cell table:style-name="ce19" office:value-type="float" office:value="1073.4" calcext:value-type="float">
            <text:p>1,073.40</text:p>
          </table:table-cell>
          <table:table-cell table:style-name="ce19" office:value-type="float" office:value="1424.66827215129" calcext:value-type="float">
            <text:p>1,424.67</text:p>
          </table:table-cell>
          <table:table-cell table:style-name="ce19" office:value-type="float" office:value="1447.48600129832" calcext:value-type="float">
            <text:p>1,447.49</text:p>
          </table:table-cell>
          <table:table-cell table:style-name="ce19" office:value-type="float" office:value="1914.66928523412" calcext:value-type="float">
            <text:p>1,914.67</text:p>
          </table:table-cell>
          <table:table-cell table:style-name="ce19" office:value-type="float" office:value="1696.08811843357" calcext:value-type="float">
            <text:p>1,696.09</text:p>
          </table:table-cell>
          <table:table-cell table:style-name="ce19" office:value-type="float" office:value="1427.15335870905" calcext:value-type="float">
            <text:p>1,427.15</text:p>
          </table:table-cell>
          <table:table-cell table:style-name="ce19" office:value-type="float" office:value="1498.27014957267" calcext:value-type="float">
            <text:p>1,498.27</text:p>
          </table:table-cell>
          <table:table-cell table:style-name="ce19" office:value-type="float" office:value="1486.6370648467" calcext:value-type="float">
            <text:p>1,486.64</text:p>
          </table:table-cell>
          <table:table-cell table:style-name="ce19" office:value-type="float" office:value="1751.25168509822" calcext:value-type="float">
            <text:p>1,751.25</text:p>
          </table:table-cell>
          <table:table-cell table:style-name="ce19" office:value-type="float" office:value="1901.83944879521" calcext:value-type="float">
            <text:p>1,901.84</text:p>
          </table:table-cell>
          <table:table-cell table:style-name="ce19" office:value-type="float" office:value="2278.53092346726" calcext:value-type="float">
            <text:p>2,278.53</text:p>
          </table:table-cell>
          <table:table-cell table:style-name="ce19" office:value-type="float" office:value="2354.24913041417" calcext:value-type="float">
            <text:p>2,354.25</text:p>
          </table:table-cell>
          <table:table-cell table:style-name="ce19" office:value-type="float" office:value="2650.62261871067" calcext:value-type="float">
            <text:p>2,650.62</text:p>
          </table:table-cell>
          <table:table-cell table:style-name="ce19" office:value-type="float" office:value="4301.444062" calcext:value-type="float">
            <text:p>4,301.44</text:p>
          </table:table-cell>
          <table:table-cell table:style-name="ce19" office:value-type="float" office:value="5419.324704" calcext:value-type="float">
            <text:p>5,419.32</text:p>
          </table:table-cell>
          <table:table-cell table:style-name="ce19" office:value-type="float" office:value="5742.379664" calcext:value-type="float">
            <text:p>5,742.38</text:p>
          </table:table-cell>
          <table:table-cell table:style-name="ce19" office:value-type="float" office:value="6683.662077" calcext:value-type="float">
            <text:p>6,683.66</text:p>
          </table:table-cell>
          <table:table-cell table:style-name="ce19" office:value-type="float" office:value="6283.998142" calcext:value-type="float">
            <text:p>6,284.00</text:p>
          </table:table-cell>
          <table:table-cell table:style-name="ce19" office:value-type="float" office:value="6731.923254" calcext:value-type="float">
            <text:p>6,731.92</text:p>
          </table:table-cell>
          <table:table-cell table:style-name="ce19" office:value-type="float" office:value="8981.550334" calcext:value-type="float">
            <text:p>8,981.55</text:p>
          </table:table-cell>
          <table:table-cell table:style-name="ce19" office:value-type="float" office:value="10126.558084" calcext:value-type="float">
            <text:p>10,126.56</text:p>
          </table:table-cell>
          <table:table-cell table:style-name="ce19" office:value-type="float" office:value="12664.323093" calcext:value-type="float">
            <text:p>12,664.32</text:p>
          </table:table-cell>
          <table:table-cell table:style-name="ce19" office:value-type="float" office:value="11399.432926" calcext:value-type="float">
            <text:p>11,399.43</text:p>
          </table:table-cell>
          <table:table-cell table:style-name="ce19" office:value-type="float" office:value="9200.802247" calcext:value-type="float">
            <text:p>9,200.80</text:p>
          </table:table-cell>
          <table:table-cell table:style-name="ce19" office:value-type="float" office:value="9823.815927" calcext:value-type="float">
            <text:p>9,823.82</text:p>
          </table:table-cell>
          <table:table-cell table:style-name="ce19" office:value-type="float" office:value="9673.576985" calcext:value-type="float">
            <text:p>9,673.58</text:p>
          </table:table-cell>
          <table:table-cell table:style-name="ce19" office:value-type="float" office:value="4426.490411" calcext:value-type="float">
            <text:p>4,426.49</text:p>
          </table:table-cell>
          <table:table-cell table:style-name="ce19" office:value-type="float" office:value="7475.248046" calcext:value-type="float">
            <text:p>7,475.25</text:p>
          </table:table-cell>
          <table:table-cell table:style-name="ce19" office:value-type="float" office:value="5750.483355" calcext:value-type="float">
            <text:p>5,750.48</text:p>
          </table:table-cell>
          <table:table-cell table:style-name="ce19" office:value-type="float" office:value="9722.100846" calcext:value-type="float">
            <text:p>9,722.10</text:p>
          </table:table-cell>
          <table:table-cell table:style-name="ce19" office:value-type="float" office:value="7775.944529" calcext:value-type="float">
            <text:p>7,775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114.4" calcext:value-type="float">
            <text:p>114.40</text:p>
          </table:table-cell>
          <table:table-cell table:style-name="ce19" office:value-type="float" office:value="249.9" calcext:value-type="float">
            <text:p>249.90</text:p>
          </table:table-cell>
          <table:table-cell table:style-name="ce19" office:value-type="float" office:value="365.4" calcext:value-type="float">
            <text:p>365.40</text:p>
          </table:table-cell>
          <table:table-cell table:style-name="ce19" office:value-type="float" office:value="279.8" calcext:value-type="float">
            <text:p>279.80</text:p>
          </table:table-cell>
          <table:table-cell table:style-name="ce19" office:value-type="float" office:value="270.2" calcext:value-type="float">
            <text:p>270.20</text:p>
          </table:table-cell>
          <table:table-cell table:style-name="ce19" office:value-type="float" office:value="666.6" calcext:value-type="float">
            <text:p>666.60</text:p>
          </table:table-cell>
          <table:table-cell table:style-name="ce19" office:value-type="float" office:value="596" calcext:value-type="float">
            <text:p>596.00</text:p>
          </table:table-cell>
          <table:table-cell table:style-name="ce19" office:value-type="float" office:value="829.4" calcext:value-type="float">
            <text:p>829.40</text:p>
          </table:table-cell>
          <table:table-cell table:style-name="ce19" office:value-type="float" office:value="906.414161074005" calcext:value-type="float">
            <text:p>906.41</text:p>
          </table:table-cell>
          <table:table-cell table:style-name="ce19" office:value-type="float" office:value="873.26046522853" calcext:value-type="float">
            <text:p>873.26</text:p>
          </table:table-cell>
          <table:table-cell table:style-name="ce19" office:value-type="float" office:value="979.275843044344" calcext:value-type="float">
            <text:p>979.28</text:p>
          </table:table-cell>
          <table:table-cell table:style-name="ce19" office:value-type="float" office:value="714.164373670383" calcext:value-type="float">
            <text:p>714.16</text:p>
          </table:table-cell>
          <table:table-cell table:style-name="ce19" office:value-type="float" office:value="802.674597735744" calcext:value-type="float">
            <text:p>802.67</text:p>
          </table:table-cell>
          <table:table-cell table:style-name="ce19" office:value-type="float" office:value="797.613381573187" calcext:value-type="float">
            <text:p>797.61</text:p>
          </table:table-cell>
          <table:table-cell table:style-name="ce19" office:value-type="float" office:value="968.030624321244" calcext:value-type="float">
            <text:p>968.03</text:p>
          </table:table-cell>
          <table:table-cell table:style-name="ce19" office:value-type="float" office:value="1253.7367217023" calcext:value-type="float">
            <text:p>1,253.74</text:p>
          </table:table-cell>
          <table:table-cell table:style-name="ce19" office:value-type="float" office:value="1460.17059780919" calcext:value-type="float">
            <text:p>1,460.17</text:p>
          </table:table-cell>
          <table:table-cell table:style-name="ce19" office:value-type="float" office:value="1709.49369010492" calcext:value-type="float">
            <text:p>1,709.49</text:p>
          </table:table-cell>
          <table:table-cell table:style-name="ce19" office:value-type="float" office:value="1930.2050338006" calcext:value-type="float">
            <text:p>1,930.21</text:p>
          </table:table-cell>
          <table:table-cell table:style-name="ce19" office:value-type="float" office:value="2070.81779568689" calcext:value-type="float">
            <text:p>2,070.82</text:p>
          </table:table-cell>
          <table:table-cell table:style-name="ce19" office:value-type="float" office:value="2260.101036" calcext:value-type="float">
            <text:p>2,260.10</text:p>
          </table:table-cell>
          <table:table-cell table:style-name="ce19" office:value-type="float" office:value="2551.599597" calcext:value-type="float">
            <text:p>2,551.60</text:p>
          </table:table-cell>
          <table:table-cell table:style-name="ce19" office:value-type="float" office:value="3465.09727" calcext:value-type="float">
            <text:p>3,465.10</text:p>
          </table:table-cell>
          <table:table-cell table:style-name="ce19" office:value-type="float" office:value="4358.916166" calcext:value-type="float">
            <text:p>4,358.92</text:p>
          </table:table-cell>
          <table:table-cell table:style-name="ce19" office:value-type="float" office:value="6172.272039" calcext:value-type="float">
            <text:p>6,172.27</text:p>
          </table:table-cell>
          <table:table-cell table:style-name="ce19" office:value-type="float" office:value="6520.939312" calcext:value-type="float">
            <text:p>6,520.94</text:p>
          </table:table-cell>
          <table:table-cell table:style-name="ce19" office:value-type="float" office:value="7520.154826" calcext:value-type="float">
            <text:p>7,520.15</text:p>
          </table:table-cell>
          <table:table-cell table:style-name="ce19" office:value-type="float" office:value="9188.028274" calcext:value-type="float">
            <text:p>9,188.03</text:p>
          </table:table-cell>
          <table:table-cell table:style-name="ce19" office:value-type="float" office:value="8253.206584" calcext:value-type="float">
            <text:p>8,253.21</text:p>
          </table:table-cell>
          <table:table-cell table:style-name="ce19" office:value-type="float" office:value="6174.397447" calcext:value-type="float">
            <text:p>6,174.40</text:p>
          </table:table-cell>
          <table:table-cell table:style-name="ce19" office:value-type="float" office:value="7151.832575" calcext:value-type="float">
            <text:p>7,151.83</text:p>
          </table:table-cell>
          <table:table-cell table:style-name="ce19" office:value-type="float" office:value="8531.437205" calcext:value-type="float">
            <text:p>8,531.44</text:p>
          </table:table-cell>
          <table:table-cell table:style-name="ce19" office:value-type="float" office:value="8900.200224" calcext:value-type="float">
            <text:p>8,900.20</text:p>
          </table:table-cell>
          <table:table-cell table:style-name="ce19" office:value-type="float" office:value="8696.912075" calcext:value-type="float">
            <text:p>8,696.91</text:p>
          </table:table-cell>
          <table:table-cell table:style-name="ce19" office:value-type="float" office:value="10053.216124" calcext:value-type="float">
            <text:p>10,053.22</text:p>
          </table:table-cell>
          <table:table-cell table:style-name="ce19" office:value-type="float" office:value="10583.478576" calcext:value-type="float">
            <text:p>10,583.48</text:p>
          </table:table-cell>
          <table:table-cell table:style-name="ce19" office:value-type="float" office:value="12009.537136" calcext:value-type="float">
            <text:p>12,009.54</text:p>
          </table:table-cell>
          <table:table-cell table:style-name="ce19" office:value-type="float" office:value="9473.810529" calcext:value-type="float">
            <text:p>9,473.8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14037.1" calcext:value-type="float">
            <text:p>14,037.10</text:p>
          </table:table-cell>
          <table:table-cell table:style-name="ce19" office:value-type="float" office:value="12236.2" calcext:value-type="float">
            <text:p>12,236.20</text:p>
          </table:table-cell>
          <table:table-cell table:style-name="ce19" office:value-type="float" office:value="11677.6" calcext:value-type="float">
            <text:p>11,677.60</text:p>
          </table:table-cell>
          <table:table-cell table:style-name="ce19" office:value-type="float" office:value="11457.6" calcext:value-type="float">
            <text:p>11,457.60</text:p>
          </table:table-cell>
          <table:table-cell table:style-name="ce19" office:value-type="float" office:value="12535" calcext:value-type="float">
            <text:p>12,535.00</text:p>
          </table:table-cell>
          <table:table-cell table:style-name="ce19" office:value-type="float" office:value="12766.6" calcext:value-type="float">
            <text:p>12,766.60</text:p>
          </table:table-cell>
          <table:table-cell table:style-name="ce19" office:value-type="float" office:value="12548.8" calcext:value-type="float">
            <text:p>12,548.80</text:p>
          </table:table-cell>
          <table:table-cell table:style-name="ce19" office:value-type="float" office:value="15136" calcext:value-type="float">
            <text:p>15,136.00</text:p>
          </table:table-cell>
          <table:table-cell table:style-name="ce19" office:value-type="float" office:value="19317.4285010381" calcext:value-type="float">
            <text:p>19,317.43</text:p>
          </table:table-cell>
          <table:table-cell table:style-name="ce19" office:value-type="float" office:value="22316.2027430052" calcext:value-type="float">
            <text:p>22,316.20</text:p>
          </table:table-cell>
          <table:table-cell table:style-name="ce19" office:value-type="float" office:value="25035.904450458" calcext:value-type="float">
            <text:p>25,035.90</text:p>
          </table:table-cell>
          <table:table-cell table:style-name="ce19" office:value-type="float" office:value="24375.1122886082" calcext:value-type="float">
            <text:p>24,375.11</text:p>
          </table:table-cell>
          <table:table-cell table:style-name="ce19" office:value-type="float" office:value="24276.271419908" calcext:value-type="float">
            <text:p>24,276.27</text:p>
          </table:table-cell>
          <table:table-cell table:style-name="ce19" office:value-type="float" office:value="24641.7491862223" calcext:value-type="float">
            <text:p>24,641.75</text:p>
          </table:table-cell>
          <table:table-cell table:style-name="ce19" office:value-type="float" office:value="27166.6170858718" calcext:value-type="float">
            <text:p>27,166.62</text:p>
          </table:table-cell>
          <table:table-cell table:style-name="ce19" office:value-type="float" office:value="32139.9869827106" calcext:value-type="float">
            <text:p>32,139.99</text:p>
          </table:table-cell>
          <table:table-cell table:style-name="ce19" office:value-type="float" office:value="36002.1636539316" calcext:value-type="float">
            <text:p>36,002.16</text:p>
          </table:table-cell>
          <table:table-cell table:style-name="ce19" office:value-type="float" office:value="41178.5590903802" calcext:value-type="float">
            <text:p>41,178.56</text:p>
          </table:table-cell>
          <table:table-cell table:style-name="ce19" office:value-type="float" office:value="42696.4995603308" calcext:value-type="float">
            <text:p>42,696.50</text:p>
          </table:table-cell>
          <table:table-cell table:style-name="ce19" office:value-type="float" office:value="41300.8577067553" calcext:value-type="float">
            <text:p>41,300.86</text:p>
          </table:table-cell>
          <table:table-cell table:style-name="ce19" office:value-type="float" office:value="45618.123112" calcext:value-type="float">
            <text:p>45,618.12</text:p>
          </table:table-cell>
          <table:table-cell table:style-name="ce19" office:value-type="float" office:value="45662.495505" calcext:value-type="float">
            <text:p>45,662.50</text:p>
          </table:table-cell>
          <table:table-cell table:style-name="ce19" office:value-type="float" office:value="41490.372952" calcext:value-type="float">
            <text:p>41,490.37</text:p>
          </table:table-cell>
          <table:table-cell table:style-name="ce19" office:value-type="float" office:value="40851.205778" calcext:value-type="float">
            <text:p>40,851.21</text:p>
          </table:table-cell>
          <table:table-cell table:style-name="ce19" office:value-type="float" office:value="43623.196983" calcext:value-type="float">
            <text:p>43,623.20</text:p>
          </table:table-cell>
          <table:table-cell table:style-name="ce19" office:value-type="float" office:value="36547.688779" calcext:value-type="float">
            <text:p>36,547.69</text:p>
          </table:table-cell>
          <table:table-cell table:style-name="ce19" office:value-type="float" office:value="42443.384418" calcext:value-type="float">
            <text:p>42,443.38</text:p>
          </table:table-cell>
          <table:table-cell table:style-name="ce19" office:value-type="float" office:value="47275.504329" calcext:value-type="float">
            <text:p>47,275.50</text:p>
          </table:table-cell>
          <table:table-cell table:style-name="ce19" office:value-type="float" office:value="48781.795368" calcext:value-type="float">
            <text:p>48,781.80</text:p>
          </table:table-cell>
          <table:table-cell table:style-name="ce19" office:value-type="float" office:value="40113.204219" calcext:value-type="float">
            <text:p>40,113.20</text:p>
          </table:table-cell>
          <table:table-cell table:style-name="ce19" office:value-type="float" office:value="43208.675668" calcext:value-type="float">
            <text:p>43,208.68</text:p>
          </table:table-cell>
          <table:table-cell table:style-name="ce19" office:value-type="float" office:value="54567.171086" calcext:value-type="float">
            <text:p>54,567.17</text:p>
          </table:table-cell>
          <table:table-cell table:style-name="ce19" office:value-type="float" office:value="54371.589767" calcext:value-type="float">
            <text:p>54,371.59</text:p>
          </table:table-cell>
          <table:table-cell table:style-name="ce19" office:value-type="float" office:value="46137.788984" calcext:value-type="float">
            <text:p>46,137.79</text:p>
          </table:table-cell>
          <table:table-cell table:style-name="ce19" office:value-type="float" office:value="53468.05971" calcext:value-type="float">
            <text:p>53,468.06</text:p>
          </table:table-cell>
          <table:table-cell table:style-name="ce19" office:value-type="float" office:value="57585.344224" calcext:value-type="float">
            <text:p>57,585.34</text:p>
          </table:table-cell>
          <table:table-cell table:style-name="ce19" office:value-type="float" office:value="59272.73499" calcext:value-type="float">
            <text:p>59,272.73</text:p>
          </table:table-cell>
          <table:table-cell table:style-name="ce19" office:value-type="float" office:value="60847.264787" calcext:value-type="float">
            <text:p>60,847.26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G-Exports" table:style-name="ta17">
        <table:table-column table:style-name="co19" table:default-cell-style-name="ce11"/>
        <table:table-column table:style-name="co20" table:default-cell-style-name="ce11"/>
        <table:table-column table:style-name="co21" table:number-columns-repeated="9" table:default-cell-style-name="ce11"/>
        <table:table-column table:style-name="co22" table:number-columns-repeated="29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6" table:number-rows-spanned="1">
            <text:p>Singapore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SG-Exports_to_Counterpart_Countries-IMF-DOTS.xslx; cut down to G20 rows, added self-row if needed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46.76" calcext:value-type="float">
            <text:p>46.76</text:p>
          </table:table-cell>
          <table:table-cell table:style-name="ce18" office:value-type="float" office:value="35.55" calcext:value-type="float">
            <text:p>35.55</text:p>
          </table:table-cell>
          <table:table-cell table:style-name="ce18" office:value-type="float" office:value="24.19" calcext:value-type="float">
            <text:p>24.19</text:p>
          </table:table-cell>
          <table:table-cell table:style-name="ce18" office:value-type="float" office:value="35.84" calcext:value-type="float">
            <text:p>35.84</text:p>
          </table:table-cell>
          <table:table-cell table:style-name="ce18" office:value-type="float" office:value="40.55" calcext:value-type="float">
            <text:p>40.55</text:p>
          </table:table-cell>
          <table:table-cell table:style-name="ce18" office:value-type="float" office:value="19.55" calcext:value-type="float">
            <text:p>19.55</text:p>
          </table:table-cell>
          <table:table-cell table:style-name="ce18" office:value-type="float" office:value="30.85" calcext:value-type="float">
            <text:p>30.85</text:p>
          </table:table-cell>
          <table:table-cell table:style-name="ce18" office:value-type="float" office:value="51.58" calcext:value-type="float">
            <text:p>51.58</text:p>
          </table:table-cell>
          <table:table-cell table:style-name="ce18" office:value-type="float" office:value="50.44" calcext:value-type="float">
            <text:p>50.44</text:p>
          </table:table-cell>
          <table:table-cell table:style-name="ce18" office:value-type="float" office:value="34.1569894455594" calcext:value-type="float">
            <text:p>34.16</text:p>
          </table:table-cell>
          <table:table-cell table:style-name="ce18" office:value-type="float" office:value="38.1993442381259" calcext:value-type="float">
            <text:p>38.20</text:p>
          </table:table-cell>
          <table:table-cell table:style-name="ce18" office:value-type="float" office:value="61.568477559787" calcext:value-type="float">
            <text:p>61.57</text:p>
          </table:table-cell>
          <table:table-cell table:style-name="ce18" office:value-type="float" office:value="145.385346319676" calcext:value-type="float">
            <text:p>145.39</text:p>
          </table:table-cell>
          <table:table-cell table:style-name="ce18" office:value-type="float" office:value="152.707428261357" calcext:value-type="float">
            <text:p>152.71</text:p>
          </table:table-cell>
          <table:table-cell table:style-name="ce18" office:value-type="float" office:value="185.173" calcext:value-type="float">
            <text:p>185.17</text:p>
          </table:table-cell>
          <table:table-cell table:style-name="ce18" office:value-type="float" office:value="147.680042331775" calcext:value-type="float">
            <text:p>147.68</text:p>
          </table:table-cell>
          <table:table-cell table:style-name="ce18" office:value-type="float" office:value="154.398874300097" calcext:value-type="float">
            <text:p>154.40</text:p>
          </table:table-cell>
          <table:table-cell table:style-name="ce18" office:value-type="float" office:value="187.427989637435" calcext:value-type="float">
            <text:p>187.43</text:p>
          </table:table-cell>
          <table:table-cell table:style-name="ce18" office:value-type="float" office:value="156.346838277847" calcext:value-type="float">
            <text:p>156.35</text:p>
          </table:table-cell>
          <table:table-cell table:style-name="ce18" office:value-type="float" office:value="92.5590935055571" calcext:value-type="float">
            <text:p>92.56</text:p>
          </table:table-cell>
          <table:table-cell table:style-name="ce18" office:value-type="float" office:value="83.392828" calcext:value-type="float">
            <text:p>83.39</text:p>
          </table:table-cell>
          <table:table-cell table:style-name="ce18" office:value-type="float" office:value="65.667671" calcext:value-type="float">
            <text:p>65.67</text:p>
          </table:table-cell>
          <table:table-cell table:style-name="ce18" office:value-type="float" office:value="19.251637" calcext:value-type="float">
            <text:p>19.25</text:p>
          </table:table-cell>
          <table:table-cell table:style-name="ce18" office:value-type="float" office:value="36.298961" calcext:value-type="float">
            <text:p>36.30</text:p>
          </table:table-cell>
          <table:table-cell table:style-name="ce18" office:value-type="float" office:value="157.513383" calcext:value-type="float">
            <text:p>157.51</text:p>
          </table:table-cell>
          <table:table-cell table:style-name="ce18" office:value-type="float" office:value="69.053828" calcext:value-type="float">
            <text:p>69.05</text:p>
          </table:table-cell>
          <table:table-cell table:style-name="ce18" office:value-type="float" office:value="77.232407" calcext:value-type="float">
            <text:p>77.23</text:p>
          </table:table-cell>
          <table:table-cell table:style-name="ce18" office:value-type="float" office:value="124.525024" calcext:value-type="float">
            <text:p>124.53</text:p>
          </table:table-cell>
          <table:table-cell table:style-name="ce18" office:value-type="float" office:value="169.307398" calcext:value-type="float">
            <text:p>169.31</text:p>
          </table:table-cell>
          <table:table-cell table:style-name="ce18" office:value-type="float" office:value="77.275752" calcext:value-type="float">
            <text:p>77.28</text:p>
          </table:table-cell>
          <table:table-cell table:style-name="ce18" office:value-type="float" office:value="165.254995" calcext:value-type="float">
            <text:p>165.25</text:p>
          </table:table-cell>
          <table:table-cell table:style-name="ce18" office:value-type="float" office:value="162.226856" calcext:value-type="float">
            <text:p>162.23</text:p>
          </table:table-cell>
          <table:table-cell table:style-name="ce18" office:value-type="float" office:value="164.476065" calcext:value-type="float">
            <text:p>164.48</text:p>
          </table:table-cell>
          <table:table-cell table:style-name="ce18" office:value-type="float" office:value="134.730472" calcext:value-type="float">
            <text:p>134.73</text:p>
          </table:table-cell>
          <table:table-cell table:style-name="ce18" office:value-type="float" office:value="280.772124" calcext:value-type="float">
            <text:p>280.77</text:p>
          </table:table-cell>
          <table:table-cell table:style-name="ce18" office:value-type="float" office:value="118.869456" calcext:value-type="float">
            <text:p>118.87</text:p>
          </table:table-cell>
          <table:table-cell table:style-name="ce18" office:value-type="float" office:value="169.074572" calcext:value-type="float">
            <text:p>169.07</text:p>
          </table:table-cell>
          <table:table-cell table:style-name="ce18" office:value-type="float" office:value="116.500659" calcext:value-type="float">
            <text:p>116.5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779.8" calcext:value-type="float">
            <text:p>779.80</text:p>
          </table:table-cell>
          <table:table-cell table:style-name="ce19" office:value-type="float" office:value="837.98" calcext:value-type="float">
            <text:p>837.98</text:p>
          </table:table-cell>
          <table:table-cell table:style-name="ce19" office:value-type="float" office:value="828.35" calcext:value-type="float">
            <text:p>828.35</text:p>
          </table:table-cell>
          <table:table-cell table:style-name="ce19" office:value-type="float" office:value="641.88" calcext:value-type="float">
            <text:p>641.88</text:p>
          </table:table-cell>
          <table:table-cell table:style-name="ce19" office:value-type="float" office:value="819.9" calcext:value-type="float">
            <text:p>819.90</text:p>
          </table:table-cell>
          <table:table-cell table:style-name="ce19" office:value-type="float" office:value="744.23" calcext:value-type="float">
            <text:p>744.23</text:p>
          </table:table-cell>
          <table:table-cell table:style-name="ce19" office:value-type="float" office:value="695.57" calcext:value-type="float">
            <text:p>695.57</text:p>
          </table:table-cell>
          <table:table-cell table:style-name="ce19" office:value-type="float" office:value="785.64" calcext:value-type="float">
            <text:p>785.64</text:p>
          </table:table-cell>
          <table:table-cell table:style-name="ce19" office:value-type="float" office:value="1065.81" calcext:value-type="float">
            <text:p>1,065.81</text:p>
          </table:table-cell>
          <table:table-cell table:style-name="ce19" office:value-type="float" office:value="1307.58374456705" calcext:value-type="float">
            <text:p>1,307.58</text:p>
          </table:table-cell>
          <table:table-cell table:style-name="ce19" office:value-type="float" office:value="1311.28837318295" calcext:value-type="float">
            <text:p>1,311.29</text:p>
          </table:table-cell>
          <table:table-cell table:style-name="ce19" office:value-type="float" office:value="1458.16406550928" calcext:value-type="float">
            <text:p>1,458.16</text:p>
          </table:table-cell>
          <table:table-cell table:style-name="ce19" office:value-type="float" office:value="1509.24646001597" calcext:value-type="float">
            <text:p>1,509.25</text:p>
          </table:table-cell>
          <table:table-cell table:style-name="ce19" office:value-type="float" office:value="1674.56784227067" calcext:value-type="float">
            <text:p>1,674.57</text:p>
          </table:table-cell>
          <table:table-cell table:style-name="ce19" office:value-type="float" office:value="2283.221" calcext:value-type="float">
            <text:p>2,283.22</text:p>
          </table:table-cell>
          <table:table-cell table:style-name="ce19" office:value-type="float" office:value="2592.1192345004" calcext:value-type="float">
            <text:p>2,592.12</text:p>
          </table:table-cell>
          <table:table-cell table:style-name="ce19" office:value-type="float" office:value="2846.64726187915" calcext:value-type="float">
            <text:p>2,846.65</text:p>
          </table:table-cell>
          <table:table-cell table:style-name="ce19" office:value-type="float" office:value="2970.78814083634" calcext:value-type="float">
            <text:p>2,970.79</text:p>
          </table:table-cell>
          <table:table-cell table:style-name="ce19" office:value-type="float" office:value="3166.51010743847" calcext:value-type="float">
            <text:p>3,166.51</text:p>
          </table:table-cell>
          <table:table-cell table:style-name="ce19" office:value-type="float" office:value="3191.06658041944" calcext:value-type="float">
            <text:p>3,191.07</text:p>
          </table:table-cell>
          <table:table-cell table:style-name="ce19" office:value-type="float" office:value="3221.550686" calcext:value-type="float">
            <text:p>3,221.55</text:p>
          </table:table-cell>
          <table:table-cell table:style-name="ce19" office:value-type="float" office:value="3171.127793" calcext:value-type="float">
            <text:p>3,171.13</text:p>
          </table:table-cell>
          <table:table-cell table:style-name="ce19" office:value-type="float" office:value="3372.945844" calcext:value-type="float">
            <text:p>3,372.95</text:p>
          </table:table-cell>
          <table:table-cell table:style-name="ce19" office:value-type="float" office:value="4681.034761" calcext:value-type="float">
            <text:p>4,681.03</text:p>
          </table:table-cell>
          <table:table-cell table:style-name="ce19" office:value-type="float" office:value="6611.897547" calcext:value-type="float">
            <text:p>6,611.90</text:p>
          </table:table-cell>
          <table:table-cell table:style-name="ce19" office:value-type="float" office:value="8429.066188" calcext:value-type="float">
            <text:p>8,429.07</text:p>
          </table:table-cell>
          <table:table-cell table:style-name="ce19" office:value-type="float" office:value="10186.379146" calcext:value-type="float">
            <text:p>10,186.38</text:p>
          </table:table-cell>
          <table:table-cell table:style-name="ce19" office:value-type="float" office:value="11190.937445" calcext:value-type="float">
            <text:p>11,190.94</text:p>
          </table:table-cell>
          <table:table-cell table:style-name="ce19" office:value-type="float" office:value="13875.56632" calcext:value-type="float">
            <text:p>13,875.57</text:p>
          </table:table-cell>
          <table:table-cell table:style-name="ce19" office:value-type="float" office:value="10582.301052" calcext:value-type="float">
            <text:p>10,582.30</text:p>
          </table:table-cell>
          <table:table-cell table:style-name="ce19" office:value-type="float" office:value="12584.983512" calcext:value-type="float">
            <text:p>12,584.98</text:p>
          </table:table-cell>
          <table:table-cell table:style-name="ce19" office:value-type="float" office:value="16092.110521" calcext:value-type="float">
            <text:p>16,092.11</text:p>
          </table:table-cell>
          <table:table-cell table:style-name="ce19" office:value-type="float" office:value="17140.445921" calcext:value-type="float">
            <text:p>17,140.45</text:p>
          </table:table-cell>
          <table:table-cell table:style-name="ce19" office:value-type="float" office:value="15805.172308" calcext:value-type="float">
            <text:p>15,805.17</text:p>
          </table:table-cell>
          <table:table-cell table:style-name="ce19" office:value-type="float" office:value="15502.465251" calcext:value-type="float">
            <text:p>15,502.47</text:p>
          </table:table-cell>
          <table:table-cell table:style-name="ce19" office:value-type="float" office:value="11586.974513" calcext:value-type="float">
            <text:p>11,586.97</text:p>
          </table:table-cell>
          <table:table-cell table:style-name="ce19" office:value-type="float" office:value="9516.416682" calcext:value-type="float">
            <text:p>9,516.42</text:p>
          </table:table-cell>
          <table:table-cell table:style-name="ce19" office:value-type="float" office:value="9998.975105" calcext:value-type="float">
            <text:p>9,998.9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75.46" calcext:value-type="float">
            <text:p>75.46</text:p>
          </table:table-cell>
          <table:table-cell table:style-name="ce18" office:value-type="float" office:value="56.35" calcext:value-type="float">
            <text:p>56.35</text:p>
          </table:table-cell>
          <table:table-cell table:style-name="ce18" office:value-type="float" office:value="43.8" calcext:value-type="float">
            <text:p>43.80</text:p>
          </table:table-cell>
          <table:table-cell table:style-name="ce18" office:value-type="float" office:value="48.45" calcext:value-type="float">
            <text:p>48.45</text:p>
          </table:table-cell>
          <table:table-cell table:style-name="ce18" office:value-type="float" office:value="67.91" calcext:value-type="float">
            <text:p>67.91</text:p>
          </table:table-cell>
          <table:table-cell table:style-name="ce18" office:value-type="float" office:value="62.64" calcext:value-type="float">
            <text:p>62.64</text:p>
          </table:table-cell>
          <table:table-cell table:style-name="ce18" office:value-type="float" office:value="65.76" calcext:value-type="float">
            <text:p>65.76</text:p>
          </table:table-cell>
          <table:table-cell table:style-name="ce18" office:value-type="float" office:value="74.81" calcext:value-type="float">
            <text:p>74.81</text:p>
          </table:table-cell>
          <table:table-cell table:style-name="ce18" office:value-type="float" office:value="112.7" calcext:value-type="float">
            <text:p>112.70</text:p>
          </table:table-cell>
          <table:table-cell table:style-name="ce18" office:value-type="float" office:value="95.1836028020144" calcext:value-type="float">
            <text:p>95.18</text:p>
          </table:table-cell>
          <table:table-cell table:style-name="ce18" office:value-type="float" office:value="71.7782236862856" calcext:value-type="float">
            <text:p>71.78</text:p>
          </table:table-cell>
          <table:table-cell table:style-name="ce18" office:value-type="float" office:value="110.791231291744" calcext:value-type="float">
            <text:p>110.79</text:p>
          </table:table-cell>
          <table:table-cell table:style-name="ce18" office:value-type="float" office:value="118.795556435061" calcext:value-type="float">
            <text:p>118.80</text:p>
          </table:table-cell>
          <table:table-cell table:style-name="ce18" office:value-type="float" office:value="294.082532842997" calcext:value-type="float">
            <text:p>294.08</text:p>
          </table:table-cell>
          <table:table-cell table:style-name="ce18" office:value-type="float" office:value="241.048" calcext:value-type="float">
            <text:p>241.05</text:p>
          </table:table-cell>
          <table:table-cell table:style-name="ce18" office:value-type="float" office:value="435.801393420937" calcext:value-type="float">
            <text:p>435.80</text:p>
          </table:table-cell>
          <table:table-cell table:style-name="ce18" office:value-type="float" office:value="487.858920472616" calcext:value-type="float">
            <text:p>487.86</text:p>
          </table:table-cell>
          <table:table-cell table:style-name="ce18" office:value-type="float" office:value="424.724892113964" calcext:value-type="float">
            <text:p>424.72</text:p>
          </table:table-cell>
          <table:table-cell table:style-name="ce18" office:value-type="float" office:value="292.606729921754" calcext:value-type="float">
            <text:p>292.61</text:p>
          </table:table-cell>
          <table:table-cell table:style-name="ce18" office:value-type="float" office:value="265.75422331528" calcext:value-type="float">
            <text:p>265.75</text:p>
          </table:table-cell>
          <table:table-cell table:style-name="ce18" office:value-type="float" office:value="321.474597" calcext:value-type="float">
            <text:p>321.47</text:p>
          </table:table-cell>
          <table:table-cell table:style-name="ce18" office:value-type="float" office:value="261.681067" calcext:value-type="float">
            <text:p>261.68</text:p>
          </table:table-cell>
          <table:table-cell table:style-name="ce18" office:value-type="float" office:value="273.796611" calcext:value-type="float">
            <text:p>273.80</text:p>
          </table:table-cell>
          <table:table-cell table:style-name="ce18" office:value-type="float" office:value="234.613895" calcext:value-type="float">
            <text:p>234.61</text:p>
          </table:table-cell>
          <table:table-cell table:style-name="ce18" office:value-type="float" office:value="366.122485" calcext:value-type="float">
            <text:p>366.12</text:p>
          </table:table-cell>
          <table:table-cell table:style-name="ce18" office:value-type="float" office:value="846.823028" calcext:value-type="float">
            <text:p>846.82</text:p>
          </table:table-cell>
          <table:table-cell table:style-name="ce18" office:value-type="float" office:value="1272.550686" calcext:value-type="float">
            <text:p>1,272.55</text:p>
          </table:table-cell>
          <table:table-cell table:style-name="ce18" office:value-type="float" office:value="1256.781004" calcext:value-type="float">
            <text:p>1,256.78</text:p>
          </table:table-cell>
          <table:table-cell table:style-name="ce18" office:value-type="float" office:value="1599.395171" calcext:value-type="float">
            <text:p>1,599.40</text:p>
          </table:table-cell>
          <table:table-cell table:style-name="ce18" office:value-type="float" office:value="1207.047308" calcext:value-type="float">
            <text:p>1,207.05</text:p>
          </table:table-cell>
          <table:table-cell table:style-name="ce18" office:value-type="float" office:value="1452.846382" calcext:value-type="float">
            <text:p>1,452.85</text:p>
          </table:table-cell>
          <table:table-cell table:style-name="ce18" office:value-type="float" office:value="1391.089111" calcext:value-type="float">
            <text:p>1,391.09</text:p>
          </table:table-cell>
          <table:table-cell table:style-name="ce18" office:value-type="float" office:value="1385.281881" calcext:value-type="float">
            <text:p>1,385.28</text:p>
          </table:table-cell>
          <table:table-cell table:style-name="ce18" office:value-type="float" office:value="2734.245411" calcext:value-type="float">
            <text:p>2,734.25</text:p>
          </table:table-cell>
          <table:table-cell table:style-name="ce18" office:value-type="float" office:value="1594.736886" calcext:value-type="float">
            <text:p>1,594.74</text:p>
          </table:table-cell>
          <table:table-cell table:style-name="ce18" office:value-type="float" office:value="1149.083305" calcext:value-type="float">
            <text:p>1,149.08</text:p>
          </table:table-cell>
          <table:table-cell table:style-name="ce18" office:value-type="float" office:value="897.62614" calcext:value-type="float">
            <text:p>897.63</text:p>
          </table:table-cell>
          <table:table-cell table:style-name="ce18" office:value-type="float" office:value="1208.500355" calcext:value-type="float">
            <text:p>1,208.5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132.21" calcext:value-type="float">
            <text:p>132.21</text:p>
          </table:table-cell>
          <table:table-cell table:style-name="ce18" office:value-type="float" office:value="183.19" calcext:value-type="float">
            <text:p>183.19</text:p>
          </table:table-cell>
          <table:table-cell table:style-name="ce18" office:value-type="float" office:value="133.27" calcext:value-type="float">
            <text:p>133.27</text:p>
          </table:table-cell>
          <table:table-cell table:style-name="ce18" office:value-type="float" office:value="163.1" calcext:value-type="float">
            <text:p>163.10</text:p>
          </table:table-cell>
          <table:table-cell table:style-name="ce18" office:value-type="float" office:value="180.68" calcext:value-type="float">
            <text:p>180.68</text:p>
          </table:table-cell>
          <table:table-cell table:style-name="ce18" office:value-type="float" office:value="162.56" calcext:value-type="float">
            <text:p>162.56</text:p>
          </table:table-cell>
          <table:table-cell table:style-name="ce18" office:value-type="float" office:value="167.93" calcext:value-type="float">
            <text:p>167.93</text:p>
          </table:table-cell>
          <table:table-cell table:style-name="ce18" office:value-type="float" office:value="230.2" calcext:value-type="float">
            <text:p>230.20</text:p>
          </table:table-cell>
          <table:table-cell table:style-name="ce18" office:value-type="float" office:value="356.08" calcext:value-type="float">
            <text:p>356.08</text:p>
          </table:table-cell>
          <table:table-cell table:style-name="ce18" office:value-type="float" office:value="397.242851839532" calcext:value-type="float">
            <text:p>397.24</text:p>
          </table:table-cell>
          <table:table-cell table:style-name="ce18" office:value-type="float" office:value="451.480833464742" calcext:value-type="float">
            <text:p>451.48</text:p>
          </table:table-cell>
          <table:table-cell table:style-name="ce18" office:value-type="float" office:value="452.790156156081" calcext:value-type="float">
            <text:p>452.79</text:p>
          </table:table-cell>
          <table:table-cell table:style-name="ce18" office:value-type="float" office:value="462.94523937454" calcext:value-type="float">
            <text:p>462.95</text:p>
          </table:table-cell>
          <table:table-cell table:style-name="ce18" office:value-type="float" office:value="481.063659471192" calcext:value-type="float">
            <text:p>481.06</text:p>
          </table:table-cell>
          <table:table-cell table:style-name="ce18" office:value-type="float" office:value="598.287" calcext:value-type="float">
            <text:p>598.29</text:p>
          </table:table-cell>
          <table:table-cell table:style-name="ce18" office:value-type="float" office:value="571.5297645295" calcext:value-type="float">
            <text:p>571.53</text:p>
          </table:table-cell>
          <table:table-cell table:style-name="ce18" office:value-type="float" office:value="400.902962329215" calcext:value-type="float">
            <text:p>400.90</text:p>
          </table:table-cell>
          <table:table-cell table:style-name="ce18" office:value-type="float" office:value="381.817794604689" calcext:value-type="float">
            <text:p>381.82</text:p>
          </table:table-cell>
          <table:table-cell table:style-name="ce18" office:value-type="float" office:value="557.488359308294" calcext:value-type="float">
            <text:p>557.49</text:p>
          </table:table-cell>
          <table:table-cell table:style-name="ce18" office:value-type="float" office:value="441.397124594697" calcext:value-type="float">
            <text:p>441.40</text:p>
          </table:table-cell>
          <table:table-cell table:style-name="ce18" office:value-type="float" office:value="523.156323" calcext:value-type="float">
            <text:p>523.16</text:p>
          </table:table-cell>
          <table:table-cell table:style-name="ce18" office:value-type="float" office:value="401.852919" calcext:value-type="float">
            <text:p>401.85</text:p>
          </table:table-cell>
          <table:table-cell table:style-name="ce18" office:value-type="float" office:value="369.767885" calcext:value-type="float">
            <text:p>369.77</text:p>
          </table:table-cell>
          <table:table-cell table:style-name="ce18" office:value-type="float" office:value="433.126029" calcext:value-type="float">
            <text:p>433.13</text:p>
          </table:table-cell>
          <table:table-cell table:style-name="ce18" office:value-type="float" office:value="563.721013" calcext:value-type="float">
            <text:p>563.72</text:p>
          </table:table-cell>
          <table:table-cell table:style-name="ce18" office:value-type="float" office:value="517.200405" calcext:value-type="float">
            <text:p>517.20</text:p>
          </table:table-cell>
          <table:table-cell table:style-name="ce18" office:value-type="float" office:value="819.559805" calcext:value-type="float">
            <text:p>819.56</text:p>
          </table:table-cell>
          <table:table-cell table:style-name="ce18" office:value-type="float" office:value="1985.436428" calcext:value-type="float">
            <text:p>1,985.44</text:p>
          </table:table-cell>
          <table:table-cell table:style-name="ce18" office:value-type="float" office:value="1951.420735" calcext:value-type="float">
            <text:p>1,951.42</text:p>
          </table:table-cell>
          <table:table-cell table:style-name="ce18" office:value-type="float" office:value="2439.275309" calcext:value-type="float">
            <text:p>2,439.28</text:p>
          </table:table-cell>
          <table:table-cell table:style-name="ce18" office:value-type="float" office:value="1455.600077" calcext:value-type="float">
            <text:p>1,455.60</text:p>
          </table:table-cell>
          <table:table-cell table:style-name="ce18" office:value-type="float" office:value="1405.493256" calcext:value-type="float">
            <text:p>1,405.49</text:p>
          </table:table-cell>
          <table:table-cell table:style-name="ce18" office:value-type="float" office:value="1192.613173" calcext:value-type="float">
            <text:p>1,192.61</text:p>
          </table:table-cell>
          <table:table-cell table:style-name="ce18" office:value-type="float" office:value="1610.83454" calcext:value-type="float">
            <text:p>1,610.83</text:p>
          </table:table-cell>
          <table:table-cell table:style-name="ce18" office:value-type="float" office:value="976.486811" calcext:value-type="float">
            <text:p>976.49</text:p>
          </table:table-cell>
          <table:table-cell table:style-name="ce18" office:value-type="float" office:value="749.555095" calcext:value-type="float">
            <text:p>749.56</text:p>
          </table:table-cell>
          <table:table-cell table:style-name="ce18" office:value-type="float" office:value="756.449271" calcext:value-type="float">
            <text:p>756.45</text:p>
          </table:table-cell>
          <table:table-cell table:style-name="ce18" office:value-type="float" office:value="732.394008" calcext:value-type="float">
            <text:p>732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8" office:value-type="float" office:value="307.46" calcext:value-type="float">
            <text:p>307.46</text:p>
          </table:table-cell>
          <table:table-cell table:style-name="ce18" office:value-type="float" office:value="178.62" calcext:value-type="float">
            <text:p>178.62</text:p>
          </table:table-cell>
          <table:table-cell table:style-name="ce18" office:value-type="float" office:value="240.42" calcext:value-type="float">
            <text:p>240.42</text:p>
          </table:table-cell>
          <table:table-cell table:style-name="ce18" office:value-type="float" office:value="212.83" calcext:value-type="float">
            <text:p>212.83</text:p>
          </table:table-cell>
          <table:table-cell table:style-name="ce18" office:value-type="float" office:value="243.01" calcext:value-type="float">
            <text:p>243.01</text:p>
          </table:table-cell>
          <table:table-cell table:style-name="ce18" office:value-type="float" office:value="333.07" calcext:value-type="float">
            <text:p>333.07</text:p>
          </table:table-cell>
          <table:table-cell table:style-name="ce18" office:value-type="float" office:value="571.18" calcext:value-type="float">
            <text:p>571.18</text:p>
          </table:table-cell>
          <table:table-cell table:style-name="ce18" office:value-type="float" office:value="736.68" calcext:value-type="float">
            <text:p>736.68</text:p>
          </table:table-cell>
          <table:table-cell table:style-name="ce18" office:value-type="float" office:value="1192.5" calcext:value-type="float">
            <text:p>1,192.50</text:p>
          </table:table-cell>
          <table:table-cell table:style-name="ce18" office:value-type="float" office:value="1198.91041702838" calcext:value-type="float">
            <text:p>1,198.91</text:p>
          </table:table-cell>
          <table:table-cell table:style-name="ce18" office:value-type="float" office:value="798.771464708934" calcext:value-type="float">
            <text:p>798.77</text:p>
          </table:table-cell>
          <table:table-cell table:style-name="ce18" office:value-type="float" office:value="858.231793867335" calcext:value-type="float">
            <text:p>858.23</text:p>
          </table:table-cell>
          <table:table-cell table:style-name="ce18" office:value-type="float" office:value="1112.82653733916" calcext:value-type="float">
            <text:p>1,112.83</text:p>
          </table:table-cell>
          <table:table-cell table:style-name="ce18" office:value-type="float" office:value="1904.54636139551" calcext:value-type="float">
            <text:p>1,904.55</text:p>
          </table:table-cell>
          <table:table-cell table:style-name="ce18" office:value-type="float" office:value="2097.706" calcext:value-type="float">
            <text:p>2,097.71</text:p>
          </table:table-cell>
          <table:table-cell table:style-name="ce18" office:value-type="float" office:value="2759.06728988447" calcext:value-type="float">
            <text:p>2,759.07</text:p>
          </table:table-cell>
          <table:table-cell table:style-name="ce18" office:value-type="float" office:value="3394.8251450167" calcext:value-type="float">
            <text:p>3,394.83</text:p>
          </table:table-cell>
          <table:table-cell table:style-name="ce18" office:value-type="float" office:value="4052.53113923008" calcext:value-type="float">
            <text:p>4,052.53</text:p>
          </table:table-cell>
          <table:table-cell table:style-name="ce18" office:value-type="float" office:value="4064.61874205199" calcext:value-type="float">
            <text:p>4,064.62</text:p>
          </table:table-cell>
          <table:table-cell table:style-name="ce18" office:value-type="float" office:value="3919.73932990573" calcext:value-type="float">
            <text:p>3,919.74</text:p>
          </table:table-cell>
          <table:table-cell table:style-name="ce18" office:value-type="float" office:value="5376.941786" calcext:value-type="float">
            <text:p>5,376.94</text:p>
          </table:table-cell>
          <table:table-cell table:style-name="ce18" office:value-type="float" office:value="5329.222531" calcext:value-type="float">
            <text:p>5,329.22</text:p>
          </table:table-cell>
          <table:table-cell table:style-name="ce18" office:value-type="float" office:value="6863.097706" calcext:value-type="float">
            <text:p>6,863.10</text:p>
          </table:table-cell>
          <table:table-cell table:style-name="ce18" office:value-type="float" office:value="10134.172213" calcext:value-type="float">
            <text:p>10,134.17</text:p>
          </table:table-cell>
          <table:table-cell table:style-name="ce18" office:value-type="float" office:value="15391.714982" calcext:value-type="float">
            <text:p>15,391.71</text:p>
          </table:table-cell>
          <table:table-cell table:style-name="ce18" office:value-type="float" office:value="19751.823066" calcext:value-type="float">
            <text:p>19,751.82</text:p>
          </table:table-cell>
          <table:table-cell table:style-name="ce18" office:value-type="float" office:value="26513.843028" calcext:value-type="float">
            <text:p>26,513.84</text:p>
          </table:table-cell>
          <table:table-cell table:style-name="ce18" office:value-type="float" office:value="28927.200593" calcext:value-type="float">
            <text:p>28,927.20</text:p>
          </table:table-cell>
          <table:table-cell table:style-name="ce18" office:value-type="float" office:value="31124.896213" calcext:value-type="float">
            <text:p>31,124.90</text:p>
          </table:table-cell>
          <table:table-cell table:style-name="ce18" office:value-type="float" office:value="26356.531951" calcext:value-type="float">
            <text:p>26,356.53</text:p>
          </table:table-cell>
          <table:table-cell table:style-name="ce18" office:value-type="float" office:value="36495.547754" calcext:value-type="float">
            <text:p>36,495.55</text:p>
          </table:table-cell>
          <table:table-cell table:style-name="ce18" office:value-type="float" office:value="42763.99897" calcext:value-type="float">
            <text:p>42,764.00</text:p>
          </table:table-cell>
          <table:table-cell table:style-name="ce18" office:value-type="float" office:value="44070.876901" calcext:value-type="float">
            <text:p>44,070.88</text:p>
          </table:table-cell>
          <table:table-cell table:style-name="ce18" office:value-type="float" office:value="48537.455789" calcext:value-type="float">
            <text:p>48,537.46</text:p>
          </table:table-cell>
          <table:table-cell table:style-name="ce18" office:value-type="float" office:value="51471.047468" calcext:value-type="float">
            <text:p>51,471.05</text:p>
          </table:table-cell>
          <table:table-cell table:style-name="ce18" office:value-type="float" office:value="48253.865669" calcext:value-type="float">
            <text:p>48,253.87</text:p>
          </table:table-cell>
          <table:table-cell table:style-name="ce18" office:value-type="float" office:value="42249.180003" calcext:value-type="float">
            <text:p>42,249.18</text:p>
          </table:table-cell>
          <table:table-cell table:style-name="ce18" office:value-type="float" office:value="53870.880715" calcext:value-type="float">
            <text:p>53,870.8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424.1" calcext:value-type="float">
            <text:p>424.10</text:p>
          </table:table-cell>
          <table:table-cell table:style-name="ce19" office:value-type="float" office:value="377.01" calcext:value-type="float">
            <text:p>377.01</text:p>
          </table:table-cell>
          <table:table-cell table:style-name="ce19" office:value-type="float" office:value="313.47" calcext:value-type="float">
            <text:p>313.47</text:p>
          </table:table-cell>
          <table:table-cell table:style-name="ce19" office:value-type="float" office:value="313.38" calcext:value-type="float">
            <text:p>313.38</text:p>
          </table:table-cell>
          <table:table-cell table:style-name="ce19" office:value-type="float" office:value="298.93" calcext:value-type="float">
            <text:p>298.93</text:p>
          </table:table-cell>
          <table:table-cell table:style-name="ce19" office:value-type="float" office:value="346.75" calcext:value-type="float">
            <text:p>346.75</text:p>
          </table:table-cell>
          <table:table-cell table:style-name="ce19" office:value-type="float" office:value="327.65" calcext:value-type="float">
            <text:p>327.65</text:p>
          </table:table-cell>
          <table:table-cell table:style-name="ce19" office:value-type="float" office:value="439.3" calcext:value-type="float">
            <text:p>439.30</text:p>
          </table:table-cell>
          <table:table-cell table:style-name="ce19" office:value-type="float" office:value="653.88" calcext:value-type="float">
            <text:p>653.88</text:p>
          </table:table-cell>
          <table:table-cell table:style-name="ce19" office:value-type="float" office:value="702.641177404138" calcext:value-type="float">
            <text:p>702.64</text:p>
          </table:table-cell>
          <table:table-cell table:style-name="ce19" office:value-type="float" office:value="863.424583040697" calcext:value-type="float">
            <text:p>863.42</text:p>
          </table:table-cell>
          <table:table-cell table:style-name="ce19" office:value-type="float" office:value="692.036788633955" calcext:value-type="float">
            <text:p>692.04</text:p>
          </table:table-cell>
          <table:table-cell table:style-name="ce19" office:value-type="float" office:value="972.935248202032" calcext:value-type="float">
            <text:p>972.94</text:p>
          </table:table-cell>
          <table:table-cell table:style-name="ce19" office:value-type="float" office:value="1003.92625572751" calcext:value-type="float">
            <text:p>1,003.93</text:p>
          </table:table-cell>
          <table:table-cell table:style-name="ce19" office:value-type="float" office:value="1307.428" calcext:value-type="float">
            <text:p>1,307.43</text:p>
          </table:table-cell>
          <table:table-cell table:style-name="ce19" office:value-type="float" office:value="2012.18590704648" calcext:value-type="float">
            <text:p>2,012.19</text:p>
          </table:table-cell>
          <table:table-cell table:style-name="ce19" office:value-type="float" office:value="2462.25345478569" calcext:value-type="float">
            <text:p>2,462.25</text:p>
          </table:table-cell>
          <table:table-cell table:style-name="ce19" office:value-type="float" office:value="2468.41595052925" calcext:value-type="float">
            <text:p>2,468.42</text:p>
          </table:table-cell>
          <table:table-cell table:style-name="ce19" office:value-type="float" office:value="2254.90968009466" calcext:value-type="float">
            <text:p>2,254.91</text:p>
          </table:table-cell>
          <table:table-cell table:style-name="ce19" office:value-type="float" office:value="2205.81031911427" calcext:value-type="float">
            <text:p>2,205.81</text:p>
          </table:table-cell>
          <table:table-cell table:style-name="ce19" office:value-type="float" office:value="2149.398849" calcext:value-type="float">
            <text:p>2,149.40</text:p>
          </table:table-cell>
          <table:table-cell table:style-name="ce19" office:value-type="float" office:value="1605.729621" calcext:value-type="float">
            <text:p>1,605.73</text:p>
          </table:table-cell>
          <table:table-cell table:style-name="ce19" office:value-type="float" office:value="1480.909325" calcext:value-type="float">
            <text:p>1,480.91</text:p>
          </table:table-cell>
          <table:table-cell table:style-name="ce19" office:value-type="float" office:value="2080.856616" calcext:value-type="float">
            <text:p>2,080.86</text:p>
          </table:table-cell>
          <table:table-cell table:style-name="ce19" office:value-type="float" office:value="2509.879081" calcext:value-type="float">
            <text:p>2,509.88</text:p>
          </table:table-cell>
          <table:table-cell table:style-name="ce19" office:value-type="float" office:value="3628.475441" calcext:value-type="float">
            <text:p>3,628.48</text:p>
          </table:table-cell>
          <table:table-cell table:style-name="ce19" office:value-type="float" office:value="3525.649036" calcext:value-type="float">
            <text:p>3,525.65</text:p>
          </table:table-cell>
          <table:table-cell table:style-name="ce19" office:value-type="float" office:value="4849.328391" calcext:value-type="float">
            <text:p>4,849.33</text:p>
          </table:table-cell>
          <table:table-cell table:style-name="ce19" office:value-type="float" office:value="4729.026392" calcext:value-type="float">
            <text:p>4,729.03</text:p>
          </table:table-cell>
          <table:table-cell table:style-name="ce19" office:value-type="float" office:value="3926.944356" calcext:value-type="float">
            <text:p>3,926.94</text:p>
          </table:table-cell>
          <table:table-cell table:style-name="ce19" office:value-type="float" office:value="6039.974942" calcext:value-type="float">
            <text:p>6,039.97</text:p>
          </table:table-cell>
          <table:table-cell table:style-name="ce19" office:value-type="float" office:value="6761.289575" calcext:value-type="float">
            <text:p>6,761.29</text:p>
          </table:table-cell>
          <table:table-cell table:style-name="ce19" office:value-type="float" office:value="6828.64964" calcext:value-type="float">
            <text:p>6,828.65</text:p>
          </table:table-cell>
          <table:table-cell table:style-name="ce19" office:value-type="float" office:value="4853.568462" calcext:value-type="float">
            <text:p>4,853.57</text:p>
          </table:table-cell>
          <table:table-cell table:style-name="ce19" office:value-type="float" office:value="3931.203305" calcext:value-type="float">
            <text:p>3,931.20</text:p>
          </table:table-cell>
          <table:table-cell table:style-name="ce19" office:value-type="float" office:value="3377.986304" calcext:value-type="float">
            <text:p>3,377.99</text:p>
          </table:table-cell>
          <table:table-cell table:style-name="ce19" office:value-type="float" office:value="3273.705575" calcext:value-type="float">
            <text:p>3,273.71</text:p>
          </table:table-cell>
          <table:table-cell table:style-name="ce19" office:value-type="float" office:value="3734.288287" calcext:value-type="float">
            <text:p>3,734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583.6" calcext:value-type="float">
            <text:p>583.60</text:p>
          </table:table-cell>
          <table:table-cell table:style-name="ce19" office:value-type="float" office:value="533.84" calcext:value-type="float">
            <text:p>533.84</text:p>
          </table:table-cell>
          <table:table-cell table:style-name="ce19" office:value-type="float" office:value="455.44" calcext:value-type="float">
            <text:p>455.44</text:p>
          </table:table-cell>
          <table:table-cell table:style-name="ce19" office:value-type="float" office:value="506.89" calcext:value-type="float">
            <text:p>506.89</text:p>
          </table:table-cell>
          <table:table-cell table:style-name="ce19" office:value-type="float" office:value="575.56" calcext:value-type="float">
            <text:p>575.56</text:p>
          </table:table-cell>
          <table:table-cell table:style-name="ce19" office:value-type="float" office:value="512.13" calcext:value-type="float">
            <text:p>512.13</text:p>
          </table:table-cell>
          <table:table-cell table:style-name="ce19" office:value-type="float" office:value="708.05" calcext:value-type="float">
            <text:p>708.05</text:p>
          </table:table-cell>
          <table:table-cell table:style-name="ce19" office:value-type="float" office:value="926.79" calcext:value-type="float">
            <text:p>926.79</text:p>
          </table:table-cell>
          <table:table-cell table:style-name="ce19" office:value-type="float" office:value="1366.98" calcext:value-type="float">
            <text:p>1,366.98</text:p>
          </table:table-cell>
          <table:table-cell table:style-name="ce19" office:value-type="float" office:value="1644.96512532202" calcext:value-type="float">
            <text:p>1,644.97</text:p>
          </table:table-cell>
          <table:table-cell table:style-name="ce19" office:value-type="float" office:value="2134.35712914509" calcext:value-type="float">
            <text:p>2,134.36</text:p>
          </table:table-cell>
          <table:table-cell table:style-name="ce19" office:value-type="float" office:value="2509.07014872605" calcext:value-type="float">
            <text:p>2,509.07</text:p>
          </table:table-cell>
          <table:table-cell table:style-name="ce19" office:value-type="float" office:value="2694.89236569433" calcext:value-type="float">
            <text:p>2,694.89</text:p>
          </table:table-cell>
          <table:table-cell table:style-name="ce19" office:value-type="float" office:value="2941.14915217912" calcext:value-type="float">
            <text:p>2,941.15</text:p>
          </table:table-cell>
          <table:table-cell table:style-name="ce19" office:value-type="float" office:value="3421.16" calcext:value-type="float">
            <text:p>3,421.16</text:p>
          </table:table-cell>
          <table:table-cell table:style-name="ce19" office:value-type="float" office:value="3997.72466707823" calcext:value-type="float">
            <text:p>3,997.72</text:p>
          </table:table-cell>
          <table:table-cell table:style-name="ce19" office:value-type="float" office:value="3838.54035767485" calcext:value-type="float">
            <text:p>3,838.54</text:p>
          </table:table-cell>
          <table:table-cell table:style-name="ce19" office:value-type="float" office:value="3622.05332830086" calcext:value-type="float">
            <text:p>3,622.05</text:p>
          </table:table-cell>
          <table:table-cell table:style-name="ce19" office:value-type="float" office:value="3326.45989763682" calcext:value-type="float">
            <text:p>3,326.46</text:p>
          </table:table-cell>
          <table:table-cell table:style-name="ce19" office:value-type="float" office:value="3258.82774520257" calcext:value-type="float">
            <text:p>3,258.83</text:p>
          </table:table-cell>
          <table:table-cell table:style-name="ce19" office:value-type="float" office:value="4276.596782" calcext:value-type="float">
            <text:p>4,276.60</text:p>
          </table:table-cell>
          <table:table-cell table:style-name="ce19" office:value-type="float" office:value="4297.171938" calcext:value-type="float">
            <text:p>4,297.17</text:p>
          </table:table-cell>
          <table:table-cell table:style-name="ce19" office:value-type="float" office:value="4059.101239" calcext:value-type="float">
            <text:p>4,059.10</text:p>
          </table:table-cell>
          <table:table-cell table:style-name="ce19" office:value-type="float" office:value="4443.521037" calcext:value-type="float">
            <text:p>4,443.52</text:p>
          </table:table-cell>
          <table:table-cell table:style-name="ce19" office:value-type="float" office:value="6240.710853" calcext:value-type="float">
            <text:p>6,240.71</text:p>
          </table:table-cell>
          <table:table-cell table:style-name="ce19" office:value-type="float" office:value="6309.129784" calcext:value-type="float">
            <text:p>6,309.13</text:p>
          </table:table-cell>
          <table:table-cell table:style-name="ce19" office:value-type="float" office:value="6562.881213" calcext:value-type="float">
            <text:p>6,562.88</text:p>
          </table:table-cell>
          <table:table-cell table:style-name="ce19" office:value-type="float" office:value="5942.373775" calcext:value-type="float">
            <text:p>5,942.37</text:p>
          </table:table-cell>
          <table:table-cell table:style-name="ce19" office:value-type="float" office:value="6659.824458" calcext:value-type="float">
            <text:p>6,659.82</text:p>
          </table:table-cell>
          <table:table-cell table:style-name="ce19" office:value-type="float" office:value="4173.704043" calcext:value-type="float">
            <text:p>4,173.70</text:p>
          </table:table-cell>
          <table:table-cell table:style-name="ce19" office:value-type="float" office:value="6171.08785" calcext:value-type="float">
            <text:p>6,171.09</text:p>
          </table:table-cell>
          <table:table-cell table:style-name="ce19" office:value-type="float" office:value="6849.059485" calcext:value-type="float">
            <text:p>6,849.06</text:p>
          </table:table-cell>
          <table:table-cell table:style-name="ce19" office:value-type="float" office:value="5956.59222" calcext:value-type="float">
            <text:p>5,956.59</text:p>
          </table:table-cell>
          <table:table-cell table:style-name="ce19" office:value-type="float" office:value="5868.349118" calcext:value-type="float">
            <text:p>5,868.35</text:p>
          </table:table-cell>
          <table:table-cell table:style-name="ce19" office:value-type="float" office:value="5385.561869" calcext:value-type="float">
            <text:p>5,385.56</text:p>
          </table:table-cell>
          <table:table-cell table:style-name="ce19" office:value-type="float" office:value="5548.519677" calcext:value-type="float">
            <text:p>5,548.52</text:p>
          </table:table-cell>
          <table:table-cell table:style-name="ce19" office:value-type="float" office:value="5782.868418" calcext:value-type="float">
            <text:p>5,782.87</text:p>
          </table:table-cell>
          <table:table-cell table:style-name="ce19" office:value-type="float" office:value="6186.103394" calcext:value-type="float">
            <text:p>6,186.1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8" office:value-type="float" office:value="446.93" calcext:value-type="float">
            <text:p>446.93</text:p>
          </table:table-cell>
          <table:table-cell table:style-name="ce18" office:value-type="float" office:value="567.61" calcext:value-type="float">
            <text:p>567.61</text:p>
          </table:table-cell>
          <table:table-cell table:style-name="ce18" office:value-type="float" office:value="542.04" calcext:value-type="float">
            <text:p>542.04</text:p>
          </table:table-cell>
          <table:table-cell table:style-name="ce18" office:value-type="float" office:value="437.65" calcext:value-type="float">
            <text:p>437.65</text:p>
          </table:table-cell>
          <table:table-cell table:style-name="ce18" office:value-type="float" office:value="662.49" calcext:value-type="float">
            <text:p>662.49</text:p>
          </table:table-cell>
          <table:table-cell table:style-name="ce18" office:value-type="float" office:value="485.14" calcext:value-type="float">
            <text:p>485.14</text:p>
          </table:table-cell>
          <table:table-cell table:style-name="ce18" office:value-type="float" office:value="472.06" calcext:value-type="float">
            <text:p>472.06</text:p>
          </table:table-cell>
          <table:table-cell table:style-name="ce18" office:value-type="float" office:value="557.05" calcext:value-type="float">
            <text:p>557.05</text:p>
          </table:table-cell>
          <table:table-cell table:style-name="ce18" office:value-type="float" office:value="737.27" calcext:value-type="float">
            <text:p>737.27</text:p>
          </table:table-cell>
          <table:table-cell table:style-name="ce18" office:value-type="float" office:value="935.962006389389" calcext:value-type="float">
            <text:p>935.96</text:p>
          </table:table-cell>
          <table:table-cell table:style-name="ce18" office:value-type="float" office:value="1103.09284467962" calcext:value-type="float">
            <text:p>1,103.09</text:p>
          </table:table-cell>
          <table:table-cell table:style-name="ce18" office:value-type="float" office:value="1004.29927096852" calcext:value-type="float">
            <text:p>1,004.30</text:p>
          </table:table-cell>
          <table:table-cell table:style-name="ce18" office:value-type="float" office:value="934.867422061165" calcext:value-type="float">
            <text:p>934.87</text:p>
          </table:table-cell>
          <table:table-cell table:style-name="ce18" office:value-type="float" office:value="954.572580614933" calcext:value-type="float">
            <text:p>954.57</text:p>
          </table:table-cell>
          <table:table-cell table:style-name="ce18" office:value-type="float" office:value="1261.255" calcext:value-type="float">
            <text:p>1,261.26</text:p>
          </table:table-cell>
          <table:table-cell table:style-name="ce18" office:value-type="float" office:value="1877.41000088191" calcext:value-type="float">
            <text:p>1,877.41</text:p>
          </table:table-cell>
          <table:table-cell table:style-name="ce18" office:value-type="float" office:value="2075.39560399632" calcext:value-type="float">
            <text:p>2,075.40</text:p>
          </table:table-cell>
          <table:table-cell table:style-name="ce18" office:value-type="float" office:value="2284.94025915809" calcext:value-type="float">
            <text:p>2,284.94</text:p>
          </table:table-cell>
          <table:table-cell table:style-name="ce18" office:value-type="float" office:value="2438.24864579707" calcext:value-type="float">
            <text:p>2,438.25</text:p>
          </table:table-cell>
          <table:table-cell table:style-name="ce18" office:value-type="float" office:value="2513.07437219788" calcext:value-type="float">
            <text:p>2,513.07</text:p>
          </table:table-cell>
          <table:table-cell table:style-name="ce18" office:value-type="float" office:value="2870.917056" calcext:value-type="float">
            <text:p>2,870.92</text:p>
          </table:table-cell>
          <table:table-cell table:style-name="ce18" office:value-type="float" office:value="2743.510919" calcext:value-type="float">
            <text:p>2,743.51</text:p>
          </table:table-cell>
          <table:table-cell table:style-name="ce18" office:value-type="float" office:value="2649.449158" calcext:value-type="float">
            <text:p>2,649.45</text:p>
          </table:table-cell>
          <table:table-cell table:style-name="ce18" office:value-type="float" office:value="3091.766948" calcext:value-type="float">
            <text:p>3,091.77</text:p>
          </table:table-cell>
          <table:table-cell table:style-name="ce18" office:value-type="float" office:value="4174.397329" calcext:value-type="float">
            <text:p>4,174.40</text:p>
          </table:table-cell>
          <table:table-cell table:style-name="ce18" office:value-type="float" office:value="5896.718892" calcext:value-type="float">
            <text:p>5,896.72</text:p>
          </table:table-cell>
          <table:table-cell table:style-name="ce18" office:value-type="float" office:value="7672.860646" calcext:value-type="float">
            <text:p>7,672.86</text:p>
          </table:table-cell>
          <table:table-cell table:style-name="ce18" office:value-type="float" office:value="10000.244083" calcext:value-type="float">
            <text:p>10,000.24</text:p>
          </table:table-cell>
          <table:table-cell table:style-name="ce18" office:value-type="float" office:value="11961.852188" calcext:value-type="float">
            <text:p>11,961.85</text:p>
          </table:table-cell>
          <table:table-cell table:style-name="ce18" office:value-type="float" office:value="9253.395549" calcext:value-type="float">
            <text:p>9,253.40</text:p>
          </table:table-cell>
          <table:table-cell table:style-name="ce18" office:value-type="float" office:value="13340.960006" calcext:value-type="float">
            <text:p>13,340.96</text:p>
          </table:table-cell>
          <table:table-cell table:style-name="ce18" office:value-type="float" office:value="14116.661222" calcext:value-type="float">
            <text:p>14,116.66</text:p>
          </table:table-cell>
          <table:table-cell table:style-name="ce18" office:value-type="float" office:value="10902.505872" calcext:value-type="float">
            <text:p>10,902.51</text:p>
          </table:table-cell>
          <table:table-cell table:style-name="ce18" office:value-type="float" office:value="11271.074851" calcext:value-type="float">
            <text:p>11,271.07</text:p>
          </table:table-cell>
          <table:table-cell table:style-name="ce18" office:value-type="float" office:value="11129.637868" calcext:value-type="float">
            <text:p>11,129.64</text:p>
          </table:table-cell>
          <table:table-cell table:style-name="ce18" office:value-type="float" office:value="10691.213286" calcext:value-type="float">
            <text:p>10,691.21</text:p>
          </table:table-cell>
          <table:table-cell table:style-name="ce18" office:value-type="float" office:value="9760.662065" calcext:value-type="float">
            <text:p>9,760.66</text:p>
          </table:table-cell>
          <table:table-cell table:style-name="ce18" office:value-type="float" office:value="11016.22701" calcext:value-type="float">
            <text:p>11,016.2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9" table:number-columns-repeated="23"/>
          <table:table-cell table:style-name="ce19" office:value-type="float" office:value="15776.762365" calcext:value-type="float">
            <text:p>15,776.76</text:p>
          </table:table-cell>
          <table:table-cell table:style-name="ce19" office:value-type="float" office:value="19019.692262" calcext:value-type="float">
            <text:p>19,019.69</text:p>
          </table:table-cell>
          <table:table-cell table:style-name="ce19" office:value-type="float" office:value="22109.100357" calcext:value-type="float">
            <text:p>22,109.10</text:p>
          </table:table-cell>
          <table:table-cell table:style-name="ce19" office:value-type="float" office:value="24901.331664" calcext:value-type="float">
            <text:p>24,901.33</text:p>
          </table:table-cell>
          <table:table-cell table:style-name="ce19" office:value-type="float" office:value="29466.770313" calcext:value-type="float">
            <text:p>29,466.77</text:p>
          </table:table-cell>
          <table:table-cell table:style-name="ce19" office:value-type="float" office:value="35746.785237" calcext:value-type="float">
            <text:p>35,746.79</text:p>
          </table:table-cell>
          <table:table-cell table:style-name="ce19" office:value-type="float" office:value="26120.764873" calcext:value-type="float">
            <text:p>26,120.76</text:p>
          </table:table-cell>
          <table:table-cell table:style-name="ce19" office:value-type="float" office:value="33090.942534" calcext:value-type="float">
            <text:p>33,090.94</text:p>
          </table:table-cell>
          <table:table-cell table:style-name="ce19" office:value-type="float" office:value="42831.927483" calcext:value-type="float">
            <text:p>42,831.93</text:p>
          </table:table-cell>
          <table:table-cell table:style-name="ce19" office:value-type="float" office:value="43331.570552" calcext:value-type="float">
            <text:p>43,331.57</text:p>
          </table:table-cell>
          <table:table-cell table:style-name="ce19" office:value-type="float" office:value="40710.568682" calcext:value-type="float">
            <text:p>40,710.57</text:p>
          </table:table-cell>
          <table:table-cell table:style-name="ce19" office:value-type="float" office:value="38560.464789" calcext:value-type="float">
            <text:p>38,560.46</text:p>
          </table:table-cell>
          <table:table-cell table:style-name="ce19" office:value-type="float" office:value="28906.121628" calcext:value-type="float">
            <text:p>28,906.12</text:p>
          </table:table-cell>
          <table:table-cell table:style-name="ce19" office:value-type="float" office:value="25855.226387" calcext:value-type="float">
            <text:p>25,855.23</text:p>
          </table:table-cell>
          <table:table-cell table:style-name="ce19" office:value-type="float" office:value="21373.389802" calcext:value-type="float">
            <text:p>21,373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8" office:value-type="float" office:value="249.06" calcext:value-type="float">
            <text:p>249.06</text:p>
          </table:table-cell>
          <table:table-cell table:style-name="ce18" office:value-type="float" office:value="196.19" calcext:value-type="float">
            <text:p>196.19</text:p>
          </table:table-cell>
          <table:table-cell table:style-name="ce18" office:value-type="float" office:value="169.06" calcext:value-type="float">
            <text:p>169.06</text:p>
          </table:table-cell>
          <table:table-cell table:style-name="ce18" office:value-type="float" office:value="209.94" calcext:value-type="float">
            <text:p>209.94</text:p>
          </table:table-cell>
          <table:table-cell table:style-name="ce18" office:value-type="float" office:value="249.06" calcext:value-type="float">
            <text:p>249.06</text:p>
          </table:table-cell>
          <table:table-cell table:style-name="ce18" office:value-type="float" office:value="247.18" calcext:value-type="float">
            <text:p>247.18</text:p>
          </table:table-cell>
          <table:table-cell table:style-name="ce18" office:value-type="float" office:value="229.14" calcext:value-type="float">
            <text:p>229.14</text:p>
          </table:table-cell>
          <table:table-cell table:style-name="ce18" office:value-type="float" office:value="331.55" calcext:value-type="float">
            <text:p>331.55</text:p>
          </table:table-cell>
          <table:table-cell table:style-name="ce18" office:value-type="float" office:value="568.55" calcext:value-type="float">
            <text:p>568.55</text:p>
          </table:table-cell>
          <table:table-cell table:style-name="ce18" office:value-type="float" office:value="602.181928486126" calcext:value-type="float">
            <text:p>602.18</text:p>
          </table:table-cell>
          <table:table-cell table:style-name="ce18" office:value-type="float" office:value="697.742025026918" calcext:value-type="float">
            <text:p>697.74</text:p>
          </table:table-cell>
          <table:table-cell table:style-name="ce18" office:value-type="float" office:value="561.136550837504" calcext:value-type="float">
            <text:p>561.14</text:p>
          </table:table-cell>
          <table:table-cell table:style-name="ce18" office:value-type="float" office:value="654.148797541235" calcext:value-type="float">
            <text:p>654.15</text:p>
          </table:table-cell>
          <table:table-cell table:style-name="ce18" office:value-type="float" office:value="655.189888328429" calcext:value-type="float">
            <text:p>655.19</text:p>
          </table:table-cell>
          <table:table-cell table:style-name="ce18" office:value-type="float" office:value="687.078" calcext:value-type="float">
            <text:p>687.08</text:p>
          </table:table-cell>
          <table:table-cell table:style-name="ce18" office:value-type="float" office:value="769.899285651292" calcext:value-type="float">
            <text:p>769.90</text:p>
          </table:table-cell>
          <table:table-cell table:style-name="ce18" office:value-type="float" office:value="507.88848564531" calcext:value-type="float">
            <text:p>507.89</text:p>
          </table:table-cell>
          <table:table-cell table:style-name="ce18" office:value-type="float" office:value="518.683034553583" calcext:value-type="float">
            <text:p>518.68</text:p>
          </table:table-cell>
          <table:table-cell table:style-name="ce18" office:value-type="float" office:value="514.363825293274" calcext:value-type="float">
            <text:p>514.36</text:p>
          </table:table-cell>
          <table:table-cell table:style-name="ce18" office:value-type="float" office:value="432.619818448635" calcext:value-type="float">
            <text:p>432.62</text:p>
          </table:table-cell>
          <table:table-cell table:style-name="ce18" office:value-type="float" office:value="491.90843" calcext:value-type="float">
            <text:p>491.91</text:p>
          </table:table-cell>
          <table:table-cell table:style-name="ce18" office:value-type="float" office:value="425.161324" calcext:value-type="float">
            <text:p>425.16</text:p>
          </table:table-cell>
          <table:table-cell table:style-name="ce18" office:value-type="float" office:value="397.487449" calcext:value-type="float">
            <text:p>397.49</text:p>
          </table:table-cell>
          <table:table-cell table:style-name="ce18" office:value-type="float" office:value="413.18775" calcext:value-type="float">
            <text:p>413.19</text:p>
          </table:table-cell>
          <table:table-cell table:style-name="ce18" office:value-type="float" office:value="486.318611" calcext:value-type="float">
            <text:p>486.32</text:p>
          </table:table-cell>
          <table:table-cell table:style-name="ce18" office:value-type="float" office:value="595.322165" calcext:value-type="float">
            <text:p>595.32</text:p>
          </table:table-cell>
          <table:table-cell table:style-name="ce18" office:value-type="float" office:value="583.866791" calcext:value-type="float">
            <text:p>583.87</text:p>
          </table:table-cell>
          <table:table-cell table:style-name="ce18" office:value-type="float" office:value="713.114831" calcext:value-type="float">
            <text:p>713.11</text:p>
          </table:table-cell>
          <table:table-cell table:style-name="ce18" office:value-type="float" office:value="634.047383" calcext:value-type="float">
            <text:p>634.05</text:p>
          </table:table-cell>
          <table:table-cell table:style-name="ce18" office:value-type="float" office:value="434.212041" calcext:value-type="float">
            <text:p>434.21</text:p>
          </table:table-cell>
          <table:table-cell table:style-name="ce18" office:value-type="float" office:value="687.333387" calcext:value-type="float">
            <text:p>687.33</text:p>
          </table:table-cell>
          <table:table-cell table:style-name="ce18" office:value-type="float" office:value="973.857142" calcext:value-type="float">
            <text:p>973.86</text:p>
          </table:table-cell>
          <table:table-cell table:style-name="ce18" office:value-type="float" office:value="803.489274" calcext:value-type="float">
            <text:p>803.49</text:p>
          </table:table-cell>
          <table:table-cell table:style-name="ce18" office:value-type="float" office:value="748.915227" calcext:value-type="float">
            <text:p>748.92</text:p>
          </table:table-cell>
          <table:table-cell table:style-name="ce18" office:value-type="float" office:value="716.196845" calcext:value-type="float">
            <text:p>716.20</text:p>
          </table:table-cell>
          <table:table-cell table:style-name="ce18" office:value-type="float" office:value="576.294015" calcext:value-type="float">
            <text:p>576.29</text:p>
          </table:table-cell>
          <table:table-cell table:style-name="ce18" office:value-type="float" office:value="604.47453" calcext:value-type="float">
            <text:p>604.47</text:p>
          </table:table-cell>
          <table:table-cell table:style-name="ce18" office:value-type="float" office:value="714.598159" calcext:value-type="float">
            <text:p>714.6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8" office:value-type="float" office:value="1559.94" calcext:value-type="float">
            <text:p>1,559.94</text:p>
          </table:table-cell>
          <table:table-cell table:style-name="ce18" office:value-type="float" office:value="2124.21" calcext:value-type="float">
            <text:p>2,124.21</text:p>
          </table:table-cell>
          <table:table-cell table:style-name="ce18" office:value-type="float" office:value="2262.11" calcext:value-type="float">
            <text:p>2,262.11</text:p>
          </table:table-cell>
          <table:table-cell table:style-name="ce18" office:value-type="float" office:value="2007.5" calcext:value-type="float">
            <text:p>2,007.50</text:p>
          </table:table-cell>
          <table:table-cell table:style-name="ce18" office:value-type="float" office:value="2255.07" calcext:value-type="float">
            <text:p>2,255.07</text:p>
          </table:table-cell>
          <table:table-cell table:style-name="ce18" office:value-type="float" office:value="2147.57" calcext:value-type="float">
            <text:p>2,147.57</text:p>
          </table:table-cell>
          <table:table-cell table:style-name="ce18" office:value-type="float" office:value="1930.86" calcext:value-type="float">
            <text:p>1,930.86</text:p>
          </table:table-cell>
          <table:table-cell table:style-name="ce18" office:value-type="float" office:value="2598.16" calcext:value-type="float">
            <text:p>2,598.16</text:p>
          </table:table-cell>
          <table:table-cell table:style-name="ce18" office:value-type="float" office:value="3393.65" calcext:value-type="float">
            <text:p>3,393.65</text:p>
          </table:table-cell>
          <table:table-cell table:style-name="ce18" office:value-type="float" office:value="3828.23204516214" calcext:value-type="float">
            <text:p>3,828.23</text:p>
          </table:table-cell>
          <table:table-cell table:style-name="ce18" office:value-type="float" office:value="4616.45674742548" calcext:value-type="float">
            <text:p>4,616.46</text:p>
          </table:table-cell>
          <table:table-cell table:style-name="ce18" office:value-type="float" office:value="5133.39528711092" calcext:value-type="float">
            <text:p>5,133.40</text:p>
          </table:table-cell>
          <table:table-cell table:style-name="ce18" office:value-type="float" office:value="4824.81439212185" calcext:value-type="float">
            <text:p>4,824.81</text:p>
          </table:table-cell>
          <table:table-cell table:style-name="ce18" office:value-type="float" office:value="5525.62328641379" calcext:value-type="float">
            <text:p>5,525.62</text:p>
          </table:table-cell>
          <table:table-cell table:style-name="ce18" office:value-type="float" office:value="6765.711" calcext:value-type="float">
            <text:p>6,765.71</text:p>
          </table:table-cell>
          <table:table-cell table:style-name="ce18" office:value-type="float" office:value="9218.5892935885" calcext:value-type="float">
            <text:p>9,218.59</text:p>
          </table:table-cell>
          <table:table-cell table:style-name="ce18" office:value-type="float" office:value="10252.462989935" calcext:value-type="float">
            <text:p>10,252.46</text:p>
          </table:table-cell>
          <table:table-cell table:style-name="ce18" office:value-type="float" office:value="8850.28155567186" calcext:value-type="float">
            <text:p>8,850.28</text:p>
          </table:table-cell>
          <table:table-cell table:style-name="ce18" office:value-type="float" office:value="7226.26494848886" calcext:value-type="float">
            <text:p>7,226.26</text:p>
          </table:table-cell>
          <table:table-cell table:style-name="ce18" office:value-type="float" office:value="8512.66776864042" calcext:value-type="float">
            <text:p>8,512.67</text:p>
          </table:table-cell>
          <table:table-cell table:style-name="ce18" office:value-type="float" office:value="10404.383555" calcext:value-type="float">
            <text:p>10,404.38</text:p>
          </table:table-cell>
          <table:table-cell table:style-name="ce18" office:value-type="float" office:value="9341.468261" calcext:value-type="float">
            <text:p>9,341.47</text:p>
          </table:table-cell>
          <table:table-cell table:style-name="ce18" office:value-type="float" office:value="8934.506269" calcext:value-type="float">
            <text:p>8,934.51</text:p>
          </table:table-cell>
          <table:table-cell table:style-name="ce18" office:value-type="float" office:value="9696.039224" calcext:value-type="float">
            <text:p>9,696.04</text:p>
          </table:table-cell>
          <table:table-cell table:style-name="ce18" office:value-type="float" office:value="11566.705782" calcext:value-type="float">
            <text:p>11,566.71</text:p>
          </table:table-cell>
          <table:table-cell table:style-name="ce18" office:value-type="float" office:value="12535.884113" calcext:value-type="float">
            <text:p>12,535.88</text:p>
          </table:table-cell>
          <table:table-cell table:style-name="ce18" office:value-type="float" office:value="14854.712604" calcext:value-type="float">
            <text:p>14,854.71</text:p>
          </table:table-cell>
          <table:table-cell table:style-name="ce18" office:value-type="float" office:value="14388.970669" calcext:value-type="float">
            <text:p>14,388.97</text:p>
          </table:table-cell>
          <table:table-cell table:style-name="ce18" office:value-type="float" office:value="16709.73034" calcext:value-type="float">
            <text:p>16,709.73</text:p>
          </table:table-cell>
          <table:table-cell table:style-name="ce18" office:value-type="float" office:value="12304.734134" calcext:value-type="float">
            <text:p>12,304.73</text:p>
          </table:table-cell>
          <table:table-cell table:style-name="ce18" office:value-type="float" office:value="16412.133951" calcext:value-type="float">
            <text:p>16,412.13</text:p>
          </table:table-cell>
          <table:table-cell table:style-name="ce18" office:value-type="float" office:value="18431.671903" calcext:value-type="float">
            <text:p>18,431.67</text:p>
          </table:table-cell>
          <table:table-cell table:style-name="ce18" office:value-type="float" office:value="18825.650047" calcext:value-type="float">
            <text:p>18,825.65</text:p>
          </table:table-cell>
          <table:table-cell table:style-name="ce18" office:value-type="float" office:value="17673.876615" calcext:value-type="float">
            <text:p>17,673.88</text:p>
          </table:table-cell>
          <table:table-cell table:style-name="ce18" office:value-type="float" office:value="16753.180884" calcext:value-type="float">
            <text:p>16,753.18</text:p>
          </table:table-cell>
          <table:table-cell table:style-name="ce18" office:value-type="float" office:value="15280.779897" calcext:value-type="float">
            <text:p>15,280.78</text:p>
          </table:table-cell>
          <table:table-cell table:style-name="ce18" office:value-type="float" office:value="14922.334309" calcext:value-type="float">
            <text:p>14,922.33</text:p>
          </table:table-cell>
          <table:table-cell table:style-name="ce18" office:value-type="float" office:value="17150.389356" calcext:value-type="float">
            <text:p>17,150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8" office:value-type="float" office:value="288.69" calcext:value-type="float">
            <text:p>288.69</text:p>
          </table:table-cell>
          <table:table-cell table:style-name="ce18" office:value-type="float" office:value="293.21" calcext:value-type="float">
            <text:p>293.21</text:p>
          </table:table-cell>
          <table:table-cell table:style-name="ce18" office:value-type="float" office:value="316.59" calcext:value-type="float">
            <text:p>316.59</text:p>
          </table:table-cell>
          <table:table-cell table:style-name="ce18" office:value-type="float" office:value="456.56" calcext:value-type="float">
            <text:p>456.56</text:p>
          </table:table-cell>
          <table:table-cell table:style-name="ce18" office:value-type="float" office:value="382.15" calcext:value-type="float">
            <text:p>382.15</text:p>
          </table:table-cell>
          <table:table-cell table:style-name="ce18" office:value-type="float" office:value="281.07" calcext:value-type="float">
            <text:p>281.07</text:p>
          </table:table-cell>
          <table:table-cell table:style-name="ce18" office:value-type="float" office:value="324.04" calcext:value-type="float">
            <text:p>324.04</text:p>
          </table:table-cell>
          <table:table-cell table:style-name="ce18" office:value-type="float" office:value="473.2" calcext:value-type="float">
            <text:p>473.20</text:p>
          </table:table-cell>
          <table:table-cell table:style-name="ce18" office:value-type="float" office:value="770.75" calcext:value-type="float">
            <text:p>770.75</text:p>
          </table:table-cell>
          <table:table-cell table:style-name="ce18" office:value-type="float" office:value="865.811130279896" calcext:value-type="float">
            <text:p>865.81</text:p>
          </table:table-cell>
          <table:table-cell table:style-name="ce18" office:value-type="float" office:value="1172.60251905891" calcext:value-type="float">
            <text:p>1,172.60</text:p>
          </table:table-cell>
          <table:table-cell table:style-name="ce18" office:value-type="float" office:value="1392.86479673828" calcext:value-type="float">
            <text:p>1,392.86</text:p>
          </table:table-cell>
          <table:table-cell table:style-name="ce18" office:value-type="float" office:value="1304.62551358484" calcext:value-type="float">
            <text:p>1,304.63</text:p>
          </table:table-cell>
          <table:table-cell table:style-name="ce18" office:value-type="float" office:value="2062.45475327889" calcext:value-type="float">
            <text:p>2,062.45</text:p>
          </table:table-cell>
          <table:table-cell table:style-name="ce18" office:value-type="float" office:value="2532.169" calcext:value-type="float">
            <text:p>2,532.17</text:p>
          </table:table-cell>
          <table:table-cell table:style-name="ce18" office:value-type="float" office:value="3242.99497310168" calcext:value-type="float">
            <text:p>3,242.99</text:p>
          </table:table-cell>
          <table:table-cell table:style-name="ce18" office:value-type="float" office:value="4715.42726871957" calcext:value-type="float">
            <text:p>4,715.43</text:p>
          </table:table-cell>
          <table:table-cell table:style-name="ce18" office:value-type="float" office:value="3699.18962964993" calcext:value-type="float">
            <text:p>3,699.19</text:p>
          </table:table-cell>
          <table:table-cell table:style-name="ce18" office:value-type="float" office:value="2565.56695041479" calcext:value-type="float">
            <text:p>2,565.57</text:p>
          </table:table-cell>
          <table:table-cell table:style-name="ce18" office:value-type="float" office:value="3557.00229294788" calcext:value-type="float">
            <text:p>3,557.00</text:p>
          </table:table-cell>
          <table:table-cell table:style-name="ce18" office:value-type="float" office:value="4915.812182" calcext:value-type="float">
            <text:p>4,915.81</text:p>
          </table:table-cell>
          <table:table-cell table:style-name="ce18" office:value-type="float" office:value="4687.635682" calcext:value-type="float">
            <text:p>4,687.64</text:p>
          </table:table-cell>
          <table:table-cell table:style-name="ce18" office:value-type="float" office:value="5208.214561" calcext:value-type="float">
            <text:p>5,208.21</text:p>
          </table:table-cell>
          <table:table-cell table:style-name="ce18" office:value-type="float" office:value="6058.108177" calcext:value-type="float">
            <text:p>6,058.11</text:p>
          </table:table-cell>
          <table:table-cell table:style-name="ce18" office:value-type="float" office:value="7386.666004" calcext:value-type="float">
            <text:p>7,386.67</text:p>
          </table:table-cell>
          <table:table-cell table:style-name="ce18" office:value-type="float" office:value="8053.15021" calcext:value-type="float">
            <text:p>8,053.15</text:p>
          </table:table-cell>
          <table:table-cell table:style-name="ce18" office:value-type="float" office:value="8736.084277" calcext:value-type="float">
            <text:p>8,736.08</text:p>
          </table:table-cell>
          <table:table-cell table:style-name="ce18" office:value-type="float" office:value="10609.133606" calcext:value-type="float">
            <text:p>10,609.13</text:p>
          </table:table-cell>
          <table:table-cell table:style-name="ce18" office:value-type="float" office:value="12291.405338" calcext:value-type="float">
            <text:p>12,291.41</text:p>
          </table:table-cell>
          <table:table-cell table:style-name="ce18" office:value-type="float" office:value="12570.050271" calcext:value-type="float">
            <text:p>12,570.05</text:p>
          </table:table-cell>
          <table:table-cell table:style-name="ce18" office:value-type="float" office:value="14398.451766" calcext:value-type="float">
            <text:p>14,398.45</text:p>
          </table:table-cell>
          <table:table-cell table:style-name="ce18" office:value-type="float" office:value="15482.48742" calcext:value-type="float">
            <text:p>15,482.49</text:p>
          </table:table-cell>
          <table:table-cell table:style-name="ce18" office:value-type="float" office:value="16579.455583" calcext:value-type="float">
            <text:p>16,579.46</text:p>
          </table:table-cell>
          <table:table-cell table:style-name="ce18" office:value-type="float" office:value="16771.918446" calcext:value-type="float">
            <text:p>16,771.92</text:p>
          </table:table-cell>
          <table:table-cell table:style-name="ce18" office:value-type="float" office:value="16702.797208" calcext:value-type="float">
            <text:p>16,702.80</text:p>
          </table:table-cell>
          <table:table-cell table:style-name="ce18" office:value-type="float" office:value="14510.489531" calcext:value-type="float">
            <text:p>14,510.49</text:p>
          </table:table-cell>
          <table:table-cell table:style-name="ce18" office:value-type="float" office:value="14418.194511" calcext:value-type="float">
            <text:p>14,418.19</text:p>
          </table:table-cell>
          <table:table-cell table:style-name="ce18" office:value-type="float" office:value="16775.738101" calcext:value-type="float">
            <text:p>16,775.7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43.07" calcext:value-type="float">
            <text:p>43.07</text:p>
          </table:table-cell>
          <table:table-cell table:style-name="ce19" office:value-type="float" office:value="38.38" calcext:value-type="float">
            <text:p>38.38</text:p>
          </table:table-cell>
          <table:table-cell table:style-name="ce19" office:value-type="float" office:value="18.32" calcext:value-type="float">
            <text:p>18.32</text:p>
          </table:table-cell>
          <table:table-cell table:style-name="ce19" office:value-type="float" office:value="12.39" calcext:value-type="float">
            <text:p>12.39</text:p>
          </table:table-cell>
          <table:table-cell table:style-name="ce19" office:value-type="float" office:value="13.82" calcext:value-type="float">
            <text:p>13.82</text:p>
          </table:table-cell>
          <table:table-cell table:style-name="ce19" office:value-type="float" office:value="17.76" calcext:value-type="float">
            <text:p>17.76</text:p>
          </table:table-cell>
          <table:table-cell table:style-name="ce19" office:value-type="float" office:value="16.19" calcext:value-type="float">
            <text:p>16.19</text:p>
          </table:table-cell>
          <table:table-cell table:style-name="ce19" office:value-type="float" office:value="21.42" calcext:value-type="float">
            <text:p>21.42</text:p>
          </table:table-cell>
          <table:table-cell table:style-name="ce19" office:value-type="float" office:value="36.58" calcext:value-type="float">
            <text:p>36.58</text:p>
          </table:table-cell>
          <table:table-cell table:style-name="ce19" office:value-type="float" office:value="56.9049062002204" calcext:value-type="float">
            <text:p>56.90</text:p>
          </table:table-cell>
          <table:table-cell table:style-name="ce19" office:value-type="float" office:value="78.3183392988462" calcext:value-type="float">
            <text:p>78.32</text:p>
          </table:table-cell>
          <table:table-cell table:style-name="ce19" office:value-type="float" office:value="91.0155164009759" calcext:value-type="float">
            <text:p>91.02</text:p>
          </table:table-cell>
          <table:table-cell table:style-name="ce19" office:value-type="float" office:value="108.286185176958" calcext:value-type="float">
            <text:p>108.29</text:p>
          </table:table-cell>
          <table:table-cell table:style-name="ce19" office:value-type="float" office:value="132.064701425664" calcext:value-type="float">
            <text:p>132.06</text:p>
          </table:table-cell>
          <table:table-cell table:style-name="ce19" office:value-type="float" office:value="203.946" calcext:value-type="float">
            <text:p>203.95</text:p>
          </table:table-cell>
          <table:table-cell table:style-name="ce19" office:value-type="float" office:value="187.168533380369" calcext:value-type="float">
            <text:p>187.17</text:p>
          </table:table-cell>
          <table:table-cell table:style-name="ce19" office:value-type="float" office:value="388.412675801751" calcext:value-type="float">
            <text:p>388.41</text:p>
          </table:table-cell>
          <table:table-cell table:style-name="ce19" office:value-type="float" office:value="487.341444314322" calcext:value-type="float">
            <text:p>487.34</text:p>
          </table:table-cell>
          <table:table-cell table:style-name="ce19" office:value-type="float" office:value="511.148140258148" calcext:value-type="float">
            <text:p>511.15</text:p>
          </table:table-cell>
          <table:table-cell table:style-name="ce19" office:value-type="float" office:value="694.157040579516" calcext:value-type="float">
            <text:p>694.16</text:p>
          </table:table-cell>
          <table:table-cell table:style-name="ce19" office:value-type="float" office:value="829.820658" calcext:value-type="float">
            <text:p>829.82</text:p>
          </table:table-cell>
          <table:table-cell table:style-name="ce19" office:value-type="float" office:value="736.319591" calcext:value-type="float">
            <text:p>736.32</text:p>
          </table:table-cell>
          <table:table-cell table:style-name="ce19" office:value-type="float" office:value="745.11633" calcext:value-type="float">
            <text:p>745.12</text:p>
          </table:table-cell>
          <table:table-cell table:style-name="ce19" office:value-type="float" office:value="718.886282" calcext:value-type="float">
            <text:p>718.89</text:p>
          </table:table-cell>
          <table:table-cell table:style-name="ce19" office:value-type="float" office:value="837.486084" calcext:value-type="float">
            <text:p>837.49</text:p>
          </table:table-cell>
          <table:table-cell table:style-name="ce19" office:value-type="float" office:value="971.289322" calcext:value-type="float">
            <text:p>971.29</text:p>
          </table:table-cell>
          <table:table-cell table:style-name="ce19" office:value-type="float" office:value="1008.889105" calcext:value-type="float">
            <text:p>1,008.89</text:p>
          </table:table-cell>
          <table:table-cell table:style-name="ce19" office:value-type="float" office:value="1088.42958" calcext:value-type="float">
            <text:p>1,088.43</text:p>
          </table:table-cell>
          <table:table-cell table:style-name="ce19" office:value-type="float" office:value="1445.508215" calcext:value-type="float">
            <text:p>1,445.51</text:p>
          </table:table-cell>
          <table:table-cell table:style-name="ce19" office:value-type="float" office:value="1381.537858" calcext:value-type="float">
            <text:p>1,381.54</text:p>
          </table:table-cell>
          <table:table-cell table:style-name="ce19" office:value-type="float" office:value="1136.402792" calcext:value-type="float">
            <text:p>1,136.40</text:p>
          </table:table-cell>
          <table:table-cell table:style-name="ce19" office:value-type="float" office:value="2446.621312" calcext:value-type="float">
            <text:p>2,446.62</text:p>
          </table:table-cell>
          <table:table-cell table:style-name="ce19" office:value-type="float" office:value="1193.285907" calcext:value-type="float">
            <text:p>1,193.29</text:p>
          </table:table-cell>
          <table:table-cell table:style-name="ce19" office:value-type="float" office:value="950.741835" calcext:value-type="float">
            <text:p>950.74</text:p>
          </table:table-cell>
          <table:table-cell table:style-name="ce19" office:value-type="float" office:value="1001.414549" calcext:value-type="float">
            <text:p>1,001.41</text:p>
          </table:table-cell>
          <table:table-cell table:style-name="ce19" office:value-type="float" office:value="1432.560462" calcext:value-type="float">
            <text:p>1,432.56</text:p>
          </table:table-cell>
          <table:table-cell table:style-name="ce19" office:value-type="float" office:value="1226.253859" calcext:value-type="float">
            <text:p>1,226.25</text:p>
          </table:table-cell>
          <table:table-cell table:style-name="ce19" office:value-type="float" office:value="1280.786073" calcext:value-type="float">
            <text:p>1,280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4"/>
          <table:table-cell table:style-name="ce18" office:value-type="float" office:value="747.791" calcext:value-type="float">
            <text:p>747.79</text:p>
          </table:table-cell>
          <table:table-cell table:style-name="ce18" office:value-type="float" office:value="910.996031396067" calcext:value-type="float">
            <text:p>911.00</text:p>
          </table:table-cell>
          <table:table-cell table:style-name="ce18" office:value-type="float" office:value="878.691222103173" calcext:value-type="float">
            <text:p>878.69</text:p>
          </table:table-cell>
          <table:table-cell table:style-name="ce18" office:value-type="float" office:value="737.857358971933" calcext:value-type="float">
            <text:p>737.86</text:p>
          </table:table-cell>
          <table:table-cell table:style-name="ce18" office:value-type="float" office:value="358.903812641194" calcext:value-type="float">
            <text:p>358.90</text:p>
          </table:table-cell>
          <table:table-cell table:style-name="ce18" office:value-type="float" office:value="139.228479854164" calcext:value-type="float">
            <text:p>139.23</text:p>
          </table:table-cell>
          <table:table-cell table:style-name="ce18" office:value-type="float" office:value="135.155664" calcext:value-type="float">
            <text:p>135.16</text:p>
          </table:table-cell>
          <table:table-cell table:style-name="ce18" office:value-type="float" office:value="133.086581" calcext:value-type="float">
            <text:p>133.09</text:p>
          </table:table-cell>
          <table:table-cell table:style-name="ce18" office:value-type="float" office:value="173.56583" calcext:value-type="float">
            <text:p>173.57</text:p>
          </table:table-cell>
          <table:table-cell table:style-name="ce18" office:value-type="float" office:value="250.061143" calcext:value-type="float">
            <text:p>250.06</text:p>
          </table:table-cell>
          <table:table-cell table:style-name="ce18" office:value-type="float" office:value="374.623588" calcext:value-type="float">
            <text:p>374.62</text:p>
          </table:table-cell>
          <table:table-cell table:style-name="ce18" office:value-type="float" office:value="386.515191" calcext:value-type="float">
            <text:p>386.52</text:p>
          </table:table-cell>
          <table:table-cell table:style-name="ce18" office:value-type="float" office:value="458.864044" calcext:value-type="float">
            <text:p>458.86</text:p>
          </table:table-cell>
          <table:table-cell table:style-name="ce18" office:value-type="float" office:value="500.944164" calcext:value-type="float">
            <text:p>500.94</text:p>
          </table:table-cell>
          <table:table-cell table:style-name="ce18" office:value-type="float" office:value="450.189384" calcext:value-type="float">
            <text:p>450.19</text:p>
          </table:table-cell>
          <table:table-cell table:style-name="ce18" office:value-type="float" office:value="352.379084" calcext:value-type="float">
            <text:p>352.38</text:p>
          </table:table-cell>
          <table:table-cell table:style-name="ce18" office:value-type="float" office:value="468.268782" calcext:value-type="float">
            <text:p>468.27</text:p>
          </table:table-cell>
          <table:table-cell table:style-name="ce18" office:value-type="float" office:value="421.663261" calcext:value-type="float">
            <text:p>421.66</text:p>
          </table:table-cell>
          <table:table-cell table:style-name="ce18" office:value-type="float" office:value="441.121745" calcext:value-type="float">
            <text:p>441.12</text:p>
          </table:table-cell>
          <table:table-cell table:style-name="ce18" office:value-type="float" office:value="471.990958" calcext:value-type="float">
            <text:p>471.99</text:p>
          </table:table-cell>
          <table:table-cell table:style-name="ce18" office:value-type="float" office:value="566.528129" calcext:value-type="float">
            <text:p>566.53</text:p>
          </table:table-cell>
          <table:table-cell table:style-name="ce18" office:value-type="float" office:value="440.909708" calcext:value-type="float">
            <text:p>440.91</text:p>
          </table:table-cell>
          <table:table-cell table:style-name="ce18" office:value-type="float" office:value="796.206921" calcext:value-type="float">
            <text:p>796.21</text:p>
          </table:table-cell>
          <table:table-cell table:style-name="ce18" office:value-type="float" office:value="659.960177" calcext:value-type="float">
            <text:p>659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8" office:value-type="float" office:value="385.99" calcext:value-type="float">
            <text:p>385.99</text:p>
          </table:table-cell>
          <table:table-cell table:style-name="ce18" office:value-type="float" office:value="503.82" calcext:value-type="float">
            <text:p>503.82</text:p>
          </table:table-cell>
          <table:table-cell table:style-name="ce18" office:value-type="float" office:value="598.32" calcext:value-type="float">
            <text:p>598.32</text:p>
          </table:table-cell>
          <table:table-cell table:style-name="ce18" office:value-type="float" office:value="461.56" calcext:value-type="float">
            <text:p>461.56</text:p>
          </table:table-cell>
          <table:table-cell table:style-name="ce18" office:value-type="float" office:value="641.41" calcext:value-type="float">
            <text:p>641.41</text:p>
          </table:table-cell>
          <table:table-cell table:style-name="ce18" office:value-type="float" office:value="267.07" calcext:value-type="float">
            <text:p>267.07</text:p>
          </table:table-cell>
          <table:table-cell table:style-name="ce18" office:value-type="float" office:value="222.19" calcext:value-type="float">
            <text:p>222.19</text:p>
          </table:table-cell>
          <table:table-cell table:style-name="ce18" office:value-type="float" office:value="275.26" calcext:value-type="float">
            <text:p>275.26</text:p>
          </table:table-cell>
          <table:table-cell table:style-name="ce18" office:value-type="float" office:value="276.37" calcext:value-type="float">
            <text:p>276.37</text:p>
          </table:table-cell>
          <table:table-cell table:style-name="ce18" office:value-type="float" office:value="244.566779335071" calcext:value-type="float">
            <text:p>244.57</text:p>
          </table:table-cell>
          <table:table-cell table:style-name="ce18" office:value-type="float" office:value="275.787921675079" calcext:value-type="float">
            <text:p>275.79</text:p>
          </table:table-cell>
          <table:table-cell table:style-name="ce18" office:value-type="float" office:value="453.380778612892" calcext:value-type="float">
            <text:p>453.38</text:p>
          </table:table-cell>
          <table:table-cell table:style-name="ce18" office:value-type="float" office:value="377.269735810286" calcext:value-type="float">
            <text:p>377.27</text:p>
          </table:table-cell>
          <table:table-cell table:style-name="ce18" office:value-type="float" office:value="356.44810765663" calcext:value-type="float">
            <text:p>356.45</text:p>
          </table:table-cell>
          <table:table-cell table:style-name="ce18" office:value-type="float" office:value="329.157" calcext:value-type="float">
            <text:p>329.16</text:p>
          </table:table-cell>
          <table:table-cell table:style-name="ce18" office:value-type="float" office:value="325.565217391304" calcext:value-type="float">
            <text:p>325.57</text:p>
          </table:table-cell>
          <table:table-cell table:style-name="ce18" office:value-type="float" office:value="379.760567820175" calcext:value-type="float">
            <text:p>379.76</text:p>
          </table:table-cell>
          <table:table-cell table:style-name="ce18" office:value-type="float" office:value="374.611702159045" calcext:value-type="float">
            <text:p>374.61</text:p>
          </table:table-cell>
          <table:table-cell table:style-name="ce18" office:value-type="float" office:value="381.716024747361" calcext:value-type="float">
            <text:p>381.72</text:p>
          </table:table-cell>
          <table:table-cell table:style-name="ce18" office:value-type="float" office:value="322.789336898469" calcext:value-type="float">
            <text:p>322.79</text:p>
          </table:table-cell>
          <table:table-cell table:style-name="ce18" office:value-type="float" office:value="312.872768" calcext:value-type="float">
            <text:p>312.87</text:p>
          </table:table-cell>
          <table:table-cell table:style-name="ce18" office:value-type="float" office:value="312.722084" calcext:value-type="float">
            <text:p>312.72</text:p>
          </table:table-cell>
          <table:table-cell table:style-name="ce18" office:value-type="float" office:value="356.284233" calcext:value-type="float">
            <text:p>356.28</text:p>
          </table:table-cell>
          <table:table-cell table:style-name="ce18" office:value-type="float" office:value="336.252092" calcext:value-type="float">
            <text:p>336.25</text:p>
          </table:table-cell>
          <table:table-cell table:style-name="ce18" office:value-type="float" office:value="322.883972" calcext:value-type="float">
            <text:p>322.88</text:p>
          </table:table-cell>
          <table:table-cell table:style-name="ce18" office:value-type="float" office:value="424.342937" calcext:value-type="float">
            <text:p>424.34</text:p>
          </table:table-cell>
          <table:table-cell table:style-name="ce18" office:value-type="float" office:value="743.750779" calcext:value-type="float">
            <text:p>743.75</text:p>
          </table:table-cell>
          <table:table-cell table:style-name="ce18" office:value-type="float" office:value="838.277137" calcext:value-type="float">
            <text:p>838.28</text:p>
          </table:table-cell>
          <table:table-cell table:style-name="ce18" office:value-type="float" office:value="934.894369" calcext:value-type="float">
            <text:p>934.89</text:p>
          </table:table-cell>
          <table:table-cell table:style-name="ce18" office:value-type="float" office:value="743.261335" calcext:value-type="float">
            <text:p>743.26</text:p>
          </table:table-cell>
          <table:table-cell table:style-name="ce18" office:value-type="float" office:value="813.617567" calcext:value-type="float">
            <text:p>813.62</text:p>
          </table:table-cell>
          <table:table-cell table:style-name="ce18" office:value-type="float" office:value="875.897962" calcext:value-type="float">
            <text:p>875.90</text:p>
          </table:table-cell>
          <table:table-cell table:style-name="ce18" office:value-type="float" office:value="1207.129844" calcext:value-type="float">
            <text:p>1,207.13</text:p>
          </table:table-cell>
          <table:table-cell table:style-name="ce18" office:value-type="float" office:value="1238.737482" calcext:value-type="float">
            <text:p>1,238.74</text:p>
          </table:table-cell>
          <table:table-cell table:style-name="ce18" office:value-type="float" office:value="1269.740475" calcext:value-type="float">
            <text:p>1,269.74</text:p>
          </table:table-cell>
          <table:table-cell table:style-name="ce18" office:value-type="float" office:value="1027.415112" calcext:value-type="float">
            <text:p>1,027.42</text:p>
          </table:table-cell>
          <table:table-cell table:style-name="ce18" office:value-type="float" office:value="813.888217" calcext:value-type="float">
            <text:p>813.89</text:p>
          </table:table-cell>
          <table:table-cell table:style-name="ce18" office:value-type="float" office:value="816.577505" calcext:value-type="float">
            <text:p>816.5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table:number-columns-repeated="14"/>
          <table:table-cell table:style-name="ce19" office:value-type="float" office:value="0.169" calcext:value-type="float">
            <text:p>0.17</text:p>
          </table:table-cell>
          <table:table-cell table:style-name="ce19" office:value-type="float" office:value="459.033777229033" calcext:value-type="float">
            <text:p>459.03</text:p>
          </table:table-cell>
          <table:table-cell table:style-name="ce19" office:value-type="float" office:value="436.254270435372" calcext:value-type="float">
            <text:p>436.25</text:p>
          </table:table-cell>
          <table:table-cell table:style-name="ce19" office:value-type="float" office:value="332.347401139309" calcext:value-type="float">
            <text:p>332.35</text:p>
          </table:table-cell>
          <table:table-cell table:style-name="ce19" office:value-type="float" office:value="303.68789721953" calcext:value-type="float">
            <text:p>303.69</text:p>
          </table:table-cell>
          <table:table-cell table:style-name="ce19" office:value-type="float" office:value="314.244077314228" calcext:value-type="float">
            <text:p>314.24</text:p>
          </table:table-cell>
          <table:table-cell table:style-name="ce19" office:value-type="float" office:value="502.452412" calcext:value-type="float">
            <text:p>502.45</text:p>
          </table:table-cell>
          <table:table-cell table:style-name="ce19" office:value-type="float" office:value="259.810242" calcext:value-type="float">
            <text:p>259.81</text:p>
          </table:table-cell>
          <table:table-cell table:style-name="ce19" office:value-type="float" office:value="239.558842" calcext:value-type="float">
            <text:p>239.56</text:p>
          </table:table-cell>
          <table:table-cell table:style-name="ce19" office:value-type="float" office:value="306.954138" calcext:value-type="float">
            <text:p>306.95</text:p>
          </table:table-cell>
          <table:table-cell table:style-name="ce19" office:value-type="float" office:value="474.602137" calcext:value-type="float">
            <text:p>474.60</text:p>
          </table:table-cell>
          <table:table-cell table:style-name="ce19" office:value-type="float" office:value="550.117382" calcext:value-type="float">
            <text:p>550.12</text:p>
          </table:table-cell>
          <table:table-cell table:style-name="ce19" office:value-type="float" office:value="1046.87677" calcext:value-type="float">
            <text:p>1,046.88</text:p>
          </table:table-cell>
          <table:table-cell table:style-name="ce19" office:value-type="float" office:value="733.232383" calcext:value-type="float">
            <text:p>733.23</text:p>
          </table:table-cell>
          <table:table-cell table:style-name="ce19" office:value-type="float" office:value="949.246143" calcext:value-type="float">
            <text:p>949.25</text:p>
          </table:table-cell>
          <table:table-cell table:style-name="ce19" office:value-type="float" office:value="845.259361" calcext:value-type="float">
            <text:p>845.26</text:p>
          </table:table-cell>
          <table:table-cell table:style-name="ce19" office:value-type="float" office:value="1503.155193" calcext:value-type="float">
            <text:p>1,503.16</text:p>
          </table:table-cell>
          <table:table-cell table:style-name="ce19" office:value-type="float" office:value="1584.57549" calcext:value-type="float">
            <text:p>1,584.58</text:p>
          </table:table-cell>
          <table:table-cell table:style-name="ce19" office:value-type="float" office:value="1495.290701" calcext:value-type="float">
            <text:p>1,495.29</text:p>
          </table:table-cell>
          <table:table-cell table:style-name="ce19" office:value-type="float" office:value="1759.477325" calcext:value-type="float">
            <text:p>1,759.48</text:p>
          </table:table-cell>
          <table:table-cell table:style-name="ce19" office:value-type="float" office:value="1417.698939" calcext:value-type="float">
            <text:p>1,417.70</text:p>
          </table:table-cell>
          <table:table-cell table:style-name="ce19" office:value-type="float" office:value="1180.696138" calcext:value-type="float">
            <text:p>1,180.70</text:p>
          </table:table-cell>
          <table:table-cell table:style-name="ce19" office:value-type="float" office:value="410.243883" calcext:value-type="float">
            <text:p>410.24</text:p>
          </table:table-cell>
          <table:table-cell table:style-name="ce19" office:value-type="float" office:value="422.400852" calcext:value-type="float">
            <text:p>422.4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18.66" calcext:value-type="float">
            <text:p>18.66</text:p>
          </table:table-cell>
          <table:table-cell table:style-name="ce19" office:value-type="float" office:value="15.61" calcext:value-type="float">
            <text:p>15.61</text:p>
          </table:table-cell>
          <table:table-cell table:style-name="ce19" office:value-type="float" office:value="22.05" calcext:value-type="float">
            <text:p>22.05</text:p>
          </table:table-cell>
          <table:table-cell table:style-name="ce19" office:value-type="float" office:value="26.64" calcext:value-type="float">
            <text:p>26.64</text:p>
          </table:table-cell>
          <table:table-cell table:style-name="ce19" office:value-type="float" office:value="19.04" calcext:value-type="float">
            <text:p>19.04</text:p>
          </table:table-cell>
          <table:table-cell table:style-name="ce19" office:value-type="float" office:value="34.73" calcext:value-type="float">
            <text:p>34.73</text:p>
          </table:table-cell>
          <table:table-cell table:style-name="ce19" office:value-type="float" office:value="27.19" calcext:value-type="float">
            <text:p>27.19</text:p>
          </table:table-cell>
          <table:table-cell table:style-name="ce19" office:value-type="float" office:value="40.02" calcext:value-type="float">
            <text:p>40.02</text:p>
          </table:table-cell>
          <table:table-cell table:style-name="ce19" office:value-type="float" office:value="45.46" calcext:value-type="float">
            <text:p>45.46</text:p>
          </table:table-cell>
          <table:table-cell table:style-name="ce19" office:value-type="float" office:value="47.04629932812" calcext:value-type="float">
            <text:p>47.05</text:p>
          </table:table-cell>
          <table:table-cell table:style-name="ce19" office:value-type="float" office:value="115.05012491953" calcext:value-type="float">
            <text:p>115.05</text:p>
          </table:table-cell>
          <table:table-cell table:style-name="ce19" office:value-type="float" office:value="139.427021178018" calcext:value-type="float">
            <text:p>139.43</text:p>
          </table:table-cell>
          <table:table-cell table:style-name="ce19" office:value-type="float" office:value="131.180827831196" calcext:value-type="float">
            <text:p>131.18</text:p>
          </table:table-cell>
          <table:table-cell table:style-name="ce19" office:value-type="float" office:value="128.363565152683" calcext:value-type="float">
            <text:p>128.36</text:p>
          </table:table-cell>
          <table:table-cell table:style-name="ce19" office:value-type="float" office:value="67.824" calcext:value-type="float">
            <text:p>67.82</text:p>
          </table:table-cell>
          <table:table-cell table:style-name="ce19" office:value-type="float" office:value="135.656407090572" calcext:value-type="float">
            <text:p>135.66</text:p>
          </table:table-cell>
          <table:table-cell table:style-name="ce19" office:value-type="float" office:value="170.440347283222" calcext:value-type="float">
            <text:p>170.44</text:p>
          </table:table-cell>
          <table:table-cell table:style-name="ce19" office:value-type="float" office:value="170.497951298264" calcext:value-type="float">
            <text:p>170.50</text:p>
          </table:table-cell>
          <table:table-cell table:style-name="ce19" office:value-type="float" office:value="159.676256138621" calcext:value-type="float">
            <text:p>159.68</text:p>
          </table:table-cell>
          <table:table-cell table:style-name="ce19" office:value-type="float" office:value="159.763680955982" calcext:value-type="float">
            <text:p>159.76</text:p>
          </table:table-cell>
          <table:table-cell table:style-name="ce19" office:value-type="float" office:value="192.83682" calcext:value-type="float">
            <text:p>192.84</text:p>
          </table:table-cell>
          <table:table-cell table:style-name="ce19" office:value-type="float" office:value="118.933823" calcext:value-type="float">
            <text:p>118.93</text:p>
          </table:table-cell>
          <table:table-cell table:style-name="ce19" office:value-type="float" office:value="121.824326" calcext:value-type="float">
            <text:p>121.82</text:p>
          </table:table-cell>
          <table:table-cell table:style-name="ce19" office:value-type="float" office:value="159.772101" calcext:value-type="float">
            <text:p>159.77</text:p>
          </table:table-cell>
          <table:table-cell table:style-name="ce19" office:value-type="float" office:value="222.810606" calcext:value-type="float">
            <text:p>222.81</text:p>
          </table:table-cell>
          <table:table-cell table:style-name="ce19" office:value-type="float" office:value="221.897061" calcext:value-type="float">
            <text:p>221.90</text:p>
          </table:table-cell>
          <table:table-cell table:style-name="ce19" office:value-type="float" office:value="305.345675" calcext:value-type="float">
            <text:p>305.35</text:p>
          </table:table-cell>
          <table:table-cell table:style-name="ce19" office:value-type="float" office:value="330.424628" calcext:value-type="float">
            <text:p>330.42</text:p>
          </table:table-cell>
          <table:table-cell table:style-name="ce19" office:value-type="float" office:value="351.081135" calcext:value-type="float">
            <text:p>351.08</text:p>
          </table:table-cell>
          <table:table-cell table:style-name="ce19" office:value-type="float" office:value="294.844352" calcext:value-type="float">
            <text:p>294.84</text:p>
          </table:table-cell>
          <table:table-cell table:style-name="ce19" office:value-type="float" office:value="344.04657" calcext:value-type="float">
            <text:p>344.05</text:p>
          </table:table-cell>
          <table:table-cell table:style-name="ce19" office:value-type="float" office:value="722.446979" calcext:value-type="float">
            <text:p>722.45</text:p>
          </table:table-cell>
          <table:table-cell table:style-name="ce19" office:value-type="float" office:value="558.466979" calcext:value-type="float">
            <text:p>558.47</text:p>
          </table:table-cell>
          <table:table-cell table:style-name="ce19" office:value-type="float" office:value="526.385383" calcext:value-type="float">
            <text:p>526.39</text:p>
          </table:table-cell>
          <table:table-cell table:style-name="ce19" office:value-type="float" office:value="553.852954" calcext:value-type="float">
            <text:p>553.85</text:p>
          </table:table-cell>
          <table:table-cell table:style-name="ce19" office:value-type="float" office:value="482.2245" calcext:value-type="float">
            <text:p>482.22</text:p>
          </table:table-cell>
          <table:table-cell table:style-name="ce19" office:value-type="float" office:value="473.964681" calcext:value-type="float">
            <text:p>473.96</text:p>
          </table:table-cell>
          <table:table-cell table:style-name="ce19" office:value-type="float" office:value="518.031513" calcext:value-type="float">
            <text:p>518.0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9" office:value-type="float" office:value="499.84" calcext:value-type="float">
            <text:p>499.84</text:p>
          </table:table-cell>
          <table:table-cell table:style-name="ce19" office:value-type="float" office:value="497.3" calcext:value-type="float">
            <text:p>497.30</text:p>
          </table:table-cell>
          <table:table-cell table:style-name="ce19" office:value-type="float" office:value="422.82" calcext:value-type="float">
            <text:p>422.82</text:p>
          </table:table-cell>
          <table:table-cell table:style-name="ce19" office:value-type="float" office:value="498.32" calcext:value-type="float">
            <text:p>498.32</text:p>
          </table:table-cell>
          <table:table-cell table:style-name="ce19" office:value-type="float" office:value="643.56" calcext:value-type="float">
            <text:p>643.56</text:p>
          </table:table-cell>
          <table:table-cell table:style-name="ce19" office:value-type="float" office:value="625.78" calcext:value-type="float">
            <text:p>625.78</text:p>
          </table:table-cell>
          <table:table-cell table:style-name="ce19" office:value-type="float" office:value="589.77" calcext:value-type="float">
            <text:p>589.77</text:p>
          </table:table-cell>
          <table:table-cell table:style-name="ce19" office:value-type="float" office:value="815.43" calcext:value-type="float">
            <text:p>815.43</text:p>
          </table:table-cell>
          <table:table-cell table:style-name="ce19" office:value-type="float" office:value="1144.88" calcext:value-type="float">
            <text:p>1,144.88</text:p>
          </table:table-cell>
          <table:table-cell table:style-name="ce19" office:value-type="float" office:value="1553.85600401421" calcext:value-type="float">
            <text:p>1,553.86</text:p>
          </table:table-cell>
          <table:table-cell table:style-name="ce19" office:value-type="float" office:value="1682.5207358797" calcext:value-type="float">
            <text:p>1,682.52</text:p>
          </table:table-cell>
          <table:table-cell table:style-name="ce19" office:value-type="float" office:value="1796.23815358026" calcext:value-type="float">
            <text:p>1,796.24</text:p>
          </table:table-cell>
          <table:table-cell table:style-name="ce19" office:value-type="float" office:value="1844.09537989423" calcext:value-type="float">
            <text:p>1,844.10</text:p>
          </table:table-cell>
          <table:table-cell table:style-name="ce19" office:value-type="float" office:value="2215.92377102527" calcext:value-type="float">
            <text:p>2,215.92</text:p>
          </table:table-cell>
          <table:table-cell table:style-name="ce19" office:value-type="float" office:value="2606.868" calcext:value-type="float">
            <text:p>2,606.87</text:p>
          </table:table-cell>
          <table:table-cell table:style-name="ce19" office:value-type="float" office:value="3070.35258841168" calcext:value-type="float">
            <text:p>3,070.35</text:p>
          </table:table-cell>
          <table:table-cell table:style-name="ce19" office:value-type="float" office:value="3534.58736530819" calcext:value-type="float">
            <text:p>3,534.59</text:p>
          </table:table-cell>
          <table:table-cell table:style-name="ce19" office:value-type="float" office:value="4166.74913456694" calcext:value-type="float">
            <text:p>4,166.75</text:p>
          </table:table-cell>
          <table:table-cell table:style-name="ce19" office:value-type="float" office:value="3726.9706255711" calcext:value-type="float">
            <text:p>3,726.97</text:p>
          </table:table-cell>
          <table:table-cell table:style-name="ce19" office:value-type="float" office:value="4277.06187267456" calcext:value-type="float">
            <text:p>4,277.06</text:p>
          </table:table-cell>
          <table:table-cell table:style-name="ce19" office:value-type="float" office:value="3550.338785" calcext:value-type="float">
            <text:p>3,550.34</text:p>
          </table:table-cell>
          <table:table-cell table:style-name="ce19" office:value-type="float" office:value="2850.540873" calcext:value-type="float">
            <text:p>2,850.54</text:p>
          </table:table-cell>
          <table:table-cell table:style-name="ce19" office:value-type="float" office:value="2588.553269" calcext:value-type="float">
            <text:p>2,588.55</text:p>
          </table:table-cell>
          <table:table-cell table:style-name="ce19" office:value-type="float" office:value="4575.704545" calcext:value-type="float">
            <text:p>4,575.70</text:p>
          </table:table-cell>
          <table:table-cell table:style-name="ce19" office:value-type="float" office:value="6295.827899" calcext:value-type="float">
            <text:p>6,295.83</text:p>
          </table:table-cell>
          <table:table-cell table:style-name="ce19" office:value-type="float" office:value="6314.878019" calcext:value-type="float">
            <text:p>6,314.88</text:p>
          </table:table-cell>
          <table:table-cell table:style-name="ce19" office:value-type="float" office:value="7265.89416" calcext:value-type="float">
            <text:p>7,265.89</text:p>
          </table:table-cell>
          <table:table-cell table:style-name="ce19" office:value-type="float" office:value="8124.179916" calcext:value-type="float">
            <text:p>8,124.18</text:p>
          </table:table-cell>
          <table:table-cell table:style-name="ce19" office:value-type="float" office:value="6615.254013" calcext:value-type="float">
            <text:p>6,615.25</text:p>
          </table:table-cell>
          <table:table-cell table:style-name="ce19" office:value-type="float" office:value="4952.105709" calcext:value-type="float">
            <text:p>4,952.11</text:p>
          </table:table-cell>
          <table:table-cell table:style-name="ce19" office:value-type="float" office:value="6168.754925" calcext:value-type="float">
            <text:p>6,168.75</text:p>
          </table:table-cell>
          <table:table-cell table:style-name="ce19" office:value-type="float" office:value="6965.050517" calcext:value-type="float">
            <text:p>6,965.05</text:p>
          </table:table-cell>
          <table:table-cell table:style-name="ce19" office:value-type="float" office:value="6549.640131" calcext:value-type="float">
            <text:p>6,549.64</text:p>
          </table:table-cell>
          <table:table-cell table:style-name="ce19" office:value-type="float" office:value="3867.650318" calcext:value-type="float">
            <text:p>3,867.65</text:p>
          </table:table-cell>
          <table:table-cell table:style-name="ce19" office:value-type="float" office:value="3971.710776" calcext:value-type="float">
            <text:p>3,971.71</text:p>
          </table:table-cell>
          <table:table-cell table:style-name="ce19" office:value-type="float" office:value="3316.269177" calcext:value-type="float">
            <text:p>3,316.27</text:p>
          </table:table-cell>
          <table:table-cell table:style-name="ce19" office:value-type="float" office:value="2963.853096" calcext:value-type="float">
            <text:p>2,963.85</text:p>
          </table:table-cell>
          <table:table-cell table:style-name="ce19" office:value-type="float" office:value="3090.239804" calcext:value-type="float">
            <text:p>3,090.2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8" office:value-type="float" office:value="2424.06" calcext:value-type="float">
            <text:p>2,424.06</text:p>
          </table:table-cell>
          <table:table-cell table:style-name="ce18" office:value-type="float" office:value="2770.45" calcext:value-type="float">
            <text:p>2,770.45</text:p>
          </table:table-cell>
          <table:table-cell table:style-name="ce18" office:value-type="float" office:value="2611.67" calcext:value-type="float">
            <text:p>2,611.67</text:p>
          </table:table-cell>
          <table:table-cell table:style-name="ce18" office:value-type="float" office:value="3954.46" calcext:value-type="float">
            <text:p>3,954.46</text:p>
          </table:table-cell>
          <table:table-cell table:style-name="ce18" office:value-type="float" office:value="4822.94" calcext:value-type="float">
            <text:p>4,822.94</text:p>
          </table:table-cell>
          <table:table-cell table:style-name="ce18" office:value-type="float" office:value="4830.3" calcext:value-type="float">
            <text:p>4,830.30</text:p>
          </table:table-cell>
          <table:table-cell table:style-name="ce18" office:value-type="float" office:value="5257.41" calcext:value-type="float">
            <text:p>5,257.41</text:p>
          </table:table-cell>
          <table:table-cell table:style-name="ce18" office:value-type="float" office:value="6999.81" calcext:value-type="float">
            <text:p>6,999.81</text:p>
          </table:table-cell>
          <table:table-cell table:style-name="ce18" office:value-type="float" office:value="9370.03" calcext:value-type="float">
            <text:p>9,370.03</text:p>
          </table:table-cell>
          <table:table-cell table:style-name="ce18" office:value-type="float" office:value="10432.4649190816" calcext:value-type="float">
            <text:p>10,432.46</text:p>
          </table:table-cell>
          <table:table-cell table:style-name="ce18" office:value-type="float" office:value="11215.1806550414" calcext:value-type="float">
            <text:p>11,215.18</text:p>
          </table:table-cell>
          <table:table-cell table:style-name="ce18" office:value-type="float" office:value="11673.5142888767" calcext:value-type="float">
            <text:p>11,673.51</text:p>
          </table:table-cell>
          <table:table-cell table:style-name="ce18" office:value-type="float" office:value="13396.402487585" calcext:value-type="float">
            <text:p>13,396.40</text:p>
          </table:table-cell>
          <table:table-cell table:style-name="ce18" office:value-type="float" office:value="15074.3571436693" calcext:value-type="float">
            <text:p>15,074.36</text:p>
          </table:table-cell>
          <table:table-cell table:style-name="ce18" office:value-type="float" office:value="18092.74" calcext:value-type="float">
            <text:p>18,092.74</text:p>
          </table:table-cell>
          <table:table-cell table:style-name="ce18" office:value-type="float" office:value="21576.0141105918" calcext:value-type="float">
            <text:p>21,576.01</text:p>
          </table:table-cell>
          <table:table-cell table:style-name="ce18" office:value-type="float" office:value="23061.8438221623" calcext:value-type="float">
            <text:p>23,061.84</text:p>
          </table:table-cell>
          <table:table-cell table:style-name="ce18" office:value-type="float" office:value="23122.2297299233" calcext:value-type="float">
            <text:p>23,122.23</text:p>
          </table:table-cell>
          <table:table-cell table:style-name="ce18" office:value-type="float" office:value="21855.5410675799" calcext:value-type="float">
            <text:p>21,855.54</text:p>
          </table:table-cell>
          <table:table-cell table:style-name="ce18" office:value-type="float" office:value="22055.0284366735" calcext:value-type="float">
            <text:p>22,055.03</text:p>
          </table:table-cell>
          <table:table-cell table:style-name="ce18" office:value-type="float" office:value="23890.777055" calcext:value-type="float">
            <text:p>23,890.78</text:p>
          </table:table-cell>
          <table:table-cell table:style-name="ce18" office:value-type="float" office:value="18755.239274" calcext:value-type="float">
            <text:p>18,755.24</text:p>
          </table:table-cell>
          <table:table-cell table:style-name="ce18" office:value-type="float" office:value="19105.577419" calcext:value-type="float">
            <text:p>19,105.58</text:p>
          </table:table-cell>
          <table:table-cell table:style-name="ce18" office:value-type="float" office:value="20570.000147" calcext:value-type="float">
            <text:p>20,570.00</text:p>
          </table:table-cell>
          <table:table-cell table:style-name="ce18" office:value-type="float" office:value="23282.213289" calcext:value-type="float">
            <text:p>23,282.21</text:p>
          </table:table-cell>
          <table:table-cell table:style-name="ce18" office:value-type="float" office:value="23880.27749" calcext:value-type="float">
            <text:p>23,880.28</text:p>
          </table:table-cell>
          <table:table-cell table:style-name="ce18" office:value-type="float" office:value="27622.104795" calcext:value-type="float">
            <text:p>27,622.10</text:p>
          </table:table-cell>
          <table:table-cell table:style-name="ce18" office:value-type="float" office:value="26643.326956" calcext:value-type="float">
            <text:p>26,643.33</text:p>
          </table:table-cell>
          <table:table-cell table:style-name="ce18" office:value-type="float" office:value="24196.272085" calcext:value-type="float">
            <text:p>24,196.27</text:p>
          </table:table-cell>
          <table:table-cell table:style-name="ce18" office:value-type="float" office:value="17746.481029" calcext:value-type="float">
            <text:p>17,746.48</text:p>
          </table:table-cell>
          <table:table-cell table:style-name="ce18" office:value-type="float" office:value="23005.321645" calcext:value-type="float">
            <text:p>23,005.32</text:p>
          </table:table-cell>
          <table:table-cell table:style-name="ce18" office:value-type="float" office:value="22362.436612" calcext:value-type="float">
            <text:p>22,362.44</text:p>
          </table:table-cell>
          <table:table-cell table:style-name="ce18" office:value-type="float" office:value="22709.360453" calcext:value-type="float">
            <text:p>22,709.36</text:p>
          </table:table-cell>
          <table:table-cell table:style-name="ce18" office:value-type="float" office:value="24063.257094" calcext:value-type="float">
            <text:p>24,063.26</text:p>
          </table:table-cell>
          <table:table-cell table:style-name="ce18" office:value-type="float" office:value="24247.298789" calcext:value-type="float">
            <text:p>24,247.30</text:p>
          </table:table-cell>
          <table:table-cell table:style-name="ce18" office:value-type="float" office:value="24115.498224" calcext:value-type="float">
            <text:p>24,115.50</text:p>
          </table:table-cell>
          <table:table-cell table:style-name="ce18" office:value-type="float" office:value="22588.863248" calcext:value-type="float">
            <text:p>22,588.86</text:p>
          </table:table-cell>
          <table:table-cell table:style-name="ce18" office:value-type="float" office:value="24254.236724" calcext:value-type="float">
            <text:p>24,254.24</text:p>
          </table:table-cell>
          <table:table-cell table:number-columns-repeated="984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24" office:value-type="string" calcext:value-type="string">
            <text:p>Malaysia</text:p>
          </table:table-cell>
          <table:table-cell table:style-name="ce28" office:value-type="float" office:value="2908.49" calcext:value-type="float">
            <text:p>2,908.49</text:p>
          </table:table-cell>
          <table:table-cell table:style-name="ce28" office:value-type="float" office:value="3269.24" calcext:value-type="float">
            <text:p>3,269.24</text:p>
          </table:table-cell>
          <table:table-cell table:style-name="ce28" office:value-type="float" office:value="3668.99" calcext:value-type="float">
            <text:p>3,668.99</text:p>
          </table:table-cell>
          <table:table-cell table:style-name="ce28" office:value-type="float" office:value="3843.36" calcext:value-type="float">
            <text:p>3,843.36</text:p>
          </table:table-cell>
          <table:table-cell table:style-name="ce28" office:value-type="float" office:value="3901.96" calcext:value-type="float">
            <text:p>3,901.96</text:p>
          </table:table-cell>
          <table:table-cell table:style-name="ce28" office:value-type="float" office:value="3539.3" calcext:value-type="float">
            <text:p>3,539.30</text:p>
          </table:table-cell>
          <table:table-cell table:style-name="ce28" office:value-type="float" office:value="3327.04" calcext:value-type="float">
            <text:p>3,327.04</text:p>
          </table:table-cell>
          <table:table-cell table:style-name="ce28" office:value-type="float" office:value="4100.78" calcext:value-type="float">
            <text:p>4,100.78</text:p>
          </table:table-cell>
          <table:table-cell table:style-name="ce28" office:value-type="float" office:value="5332.41" calcext:value-type="float">
            <text:p>5,332.41</text:p>
          </table:table-cell>
          <table:table-cell table:style-name="ce28" office:value-type="float" office:value="6109.50964896088" calcext:value-type="float">
            <text:p>6,109.51</text:p>
          </table:table-cell>
          <table:table-cell table:style-name="ce28" office:value-type="float" office:value="6873.01699591858" calcext:value-type="float">
            <text:p>6,873.02</text:p>
          </table:table-cell>
          <table:table-cell table:style-name="ce28" office:value-type="float" office:value="8799.96276482635" calcext:value-type="float">
            <text:p>8,799.96</text:p>
          </table:table-cell>
          <table:table-cell table:style-name="ce28" office:value-type="float" office:value="7931.65688499904" calcext:value-type="float">
            <text:p>7,931.66</text:p>
          </table:table-cell>
          <table:table-cell table:style-name="ce28" office:value-type="float" office:value="10497.1214144576" calcext:value-type="float">
            <text:p>10,497.12</text:p>
          </table:table-cell>
          <table:table-cell table:style-name="ce28" office:value-type="float" office:value="19029.24" calcext:value-type="float">
            <text:p>19,029.24</text:p>
          </table:table-cell>
          <table:table-cell table:style-name="ce28" office:value-type="float" office:value="22665.0378340242" calcext:value-type="float">
            <text:p>22,665.04</text:p>
          </table:table-cell>
          <table:table-cell table:style-name="ce28" office:value-type="float" office:value="22511.4079395782" calcext:value-type="float">
            <text:p>22,511.41</text:p>
          </table:table-cell>
          <table:table-cell table:style-name="ce28" office:value-type="float" office:value="21878.5257818635" calcext:value-type="float">
            <text:p>21,878.53</text:p>
          </table:table-cell>
          <table:table-cell table:style-name="ce28" office:value-type="float" office:value="16726.0635881367" calcext:value-type="float">
            <text:p>16,726.06</text:p>
          </table:table-cell>
          <table:table-cell table:style-name="ce28" office:value-type="float" office:value="18994.3187801544" calcext:value-type="float">
            <text:p>18,994.32</text:p>
          </table:table-cell>
          <table:table-cell table:style-name="ce28" office:value-type="float" office:value="25041.488107" calcext:value-type="float">
            <text:p>25,041.49</text:p>
          </table:table-cell>
          <table:table-cell table:style-name="ce28" office:value-type="float" office:value="21122.024486" calcext:value-type="float">
            <text:p>21,122.02</text:p>
          </table:table-cell>
          <table:table-cell table:style-name="ce28" office:value-type="float" office:value="21807.087961" calcext:value-type="float">
            <text:p>21,807.09</text:p>
          </table:table-cell>
          <table:table-cell table:style-name="ce28" office:value-type="float" office:value="22793.172314" calcext:value-type="float">
            <text:p>22,793.17</text:p>
          </table:table-cell>
          <table:table-cell table:style-name="ce28" office:value-type="float" office:value="27280.280937" calcext:value-type="float">
            <text:p>27,280.28</text:p>
          </table:table-cell>
          <table:table-cell table:style-name="ce28" office:value-type="float" office:value="30404.963323" calcext:value-type="float">
            <text:p>30,404.96</text:p>
          </table:table-cell>
          <table:table-cell table:style-name="ce28" office:value-type="float" office:value="35537.227265" calcext:value-type="float">
            <text:p>35,537.23</text:p>
          </table:table-cell>
          <table:table-cell table:style-name="ce28" office:value-type="float" office:value="38626.285937" calcext:value-type="float">
            <text:p>38,626.29</text:p>
          </table:table-cell>
          <table:table-cell table:style-name="ce28" office:value-type="float" office:value="40911.629048" calcext:value-type="float">
            <text:p>40,911.63</text:p>
          </table:table-cell>
          <table:table-cell table:style-name="ce28" office:value-type="float" office:value="30971.481426" calcext:value-type="float">
            <text:p>30,971.48</text:p>
          </table:table-cell>
          <table:table-cell table:style-name="ce28" office:value-type="float" office:value="41913.13275" calcext:value-type="float">
            <text:p>41,913.13</text:p>
          </table:table-cell>
          <table:table-cell table:style-name="ce28" office:value-type="float" office:value="50019.011371" calcext:value-type="float">
            <text:p>50,019.01</text:p>
          </table:table-cell>
          <table:table-cell table:style-name="ce28" office:value-type="float" office:value="50431.545284" calcext:value-type="float">
            <text:p>50,431.55</text:p>
          </table:table-cell>
          <table:table-cell table:style-name="ce28" office:value-type="float" office:value="50107.041279" calcext:value-type="float">
            <text:p>50,107.04</text:p>
          </table:table-cell>
          <table:table-cell table:style-name="ce28" office:value-type="float" office:value="49040.580783" calcext:value-type="float">
            <text:p>49,040.58</text:p>
          </table:table-cell>
          <table:table-cell table:style-name="ce28" office:value-type="float" office:value="37840.566206" calcext:value-type="float">
            <text:p>37,840.57</text:p>
          </table:table-cell>
          <table:table-cell table:style-name="ce28" office:value-type="float" office:value="34733.504831" calcext:value-type="float">
            <text:p>34,733.50</text:p>
          </table:table-cell>
          <table:table-cell table:style-name="ce28" office:value-type="float" office:value="39603.798266" calcext:value-type="float">
            <text:p>39,603.80</text:p>
          </table:table-cell>
          <table:table-cell table:number-columns-repeated="984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G-Imports" table:style-name="ta18">
        <table:table-column table:style-name="co19" table:default-cell-style-name="ce11"/>
        <table:table-column table:style-name="co20" table:default-cell-style-name="ce11"/>
        <table:table-column table:style-name="co21" table:number-columns-repeated="9" table:default-cell-style-name="ce11"/>
        <table:table-column table:style-name="co22" table:number-columns-repeated="29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8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8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8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39" office:value-type="string" calcext:value-type="string" table:number-columns-spanned="5" table:number-rows-spanned="1">
            <text:p>Singapore</text:p>
          </table:table-cell>
          <table:covered-table-cell table:number-columns-repeated="4" table:style-name="ce39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SG-Imports_from_Counterpart_Countries-IMF-DOTS.xslx; cut down to G20 rows, added self-row if needed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6.98" calcext:value-type="float">
            <text:p>6.98</text:p>
          </table:table-cell>
          <table:table-cell table:style-name="ce19" office:value-type="float" office:value="7.19" calcext:value-type="float">
            <text:p>7.19</text:p>
          </table:table-cell>
          <table:table-cell table:style-name="ce19" office:value-type="float" office:value="22.63" calcext:value-type="float">
            <text:p>22.63</text:p>
          </table:table-cell>
          <table:table-cell table:style-name="ce19" office:value-type="float" office:value="37.17" calcext:value-type="float">
            <text:p>37.17</text:p>
          </table:table-cell>
          <table:table-cell table:style-name="ce19" office:value-type="float" office:value="19.56" calcext:value-type="float">
            <text:p>19.56</text:p>
          </table:table-cell>
          <table:table-cell table:style-name="ce19" office:value-type="float" office:value="12.5" calcext:value-type="float">
            <text:p>12.50</text:p>
          </table:table-cell>
          <table:table-cell table:style-name="ce19" office:value-type="float" office:value="14.01" calcext:value-type="float">
            <text:p>14.01</text:p>
          </table:table-cell>
          <table:table-cell table:style-name="ce19" office:value-type="float" office:value="22.09" calcext:value-type="float">
            <text:p>22.09</text:p>
          </table:table-cell>
          <table:table-cell table:style-name="ce19" office:value-type="float" office:value="62.18" calcext:value-type="float">
            <text:p>62.18</text:p>
          </table:table-cell>
          <table:table-cell table:style-name="ce19" office:value-type="float" office:value="42.0108767741434" calcext:value-type="float">
            <text:p>42.01</text:p>
          </table:table-cell>
          <table:table-cell table:style-name="ce19" office:value-type="float" office:value="53.2614427130477" calcext:value-type="float">
            <text:p>53.26</text:p>
          </table:table-cell>
          <table:table-cell table:style-name="ce19" office:value-type="float" office:value="67.1186408014794" calcext:value-type="float">
            <text:p>67.12</text:p>
          </table:table-cell>
          <table:table-cell table:style-name="ce19" office:value-type="float" office:value="48.8686695595797" calcext:value-type="float">
            <text:p>48.87</text:p>
          </table:table-cell>
          <table:table-cell table:style-name="ce19" office:value-type="float" office:value="35.5854555678632" calcext:value-type="float">
            <text:p>35.59</text:p>
          </table:table-cell>
          <table:table-cell table:style-name="ce19" office:value-type="float" office:value="62.517" calcext:value-type="float">
            <text:p>62.52</text:p>
          </table:table-cell>
          <table:table-cell table:style-name="ce19" office:value-type="float" office:value="86.7420407443337" calcext:value-type="float">
            <text:p>86.74</text:p>
          </table:table-cell>
          <table:table-cell table:style-name="ce19" office:value-type="float" office:value="71.0899563770685" calcext:value-type="float">
            <text:p>71.09</text:p>
          </table:table-cell>
          <table:table-cell table:style-name="ce19" office:value-type="float" office:value="29.6121134283217" calcext:value-type="float">
            <text:p>29.61</text:p>
          </table:table-cell>
          <table:table-cell table:style-name="ce19" office:value-type="float" office:value="43.8097780548716" calcext:value-type="float">
            <text:p>43.81</text:p>
          </table:table-cell>
          <table:table-cell table:style-name="ce19" office:value-type="float" office:value="37.5976399581838" calcext:value-type="float">
            <text:p>37.60</text:p>
          </table:table-cell>
          <table:table-cell table:style-name="ce19" office:value-type="float" office:value="33.706213" calcext:value-type="float">
            <text:p>33.71</text:p>
          </table:table-cell>
          <table:table-cell table:style-name="ce19" office:value-type="float" office:value="25.02914" calcext:value-type="float">
            <text:p>25.03</text:p>
          </table:table-cell>
          <table:table-cell table:style-name="ce19" office:value-type="float" office:value="20.181912" calcext:value-type="float">
            <text:p>20.18</text:p>
          </table:table-cell>
          <table:table-cell table:style-name="ce19" office:value-type="float" office:value="13.553602" calcext:value-type="float">
            <text:p>13.55</text:p>
          </table:table-cell>
          <table:table-cell table:style-name="ce19" office:value-type="float" office:value="19.304661" calcext:value-type="float">
            <text:p>19.30</text:p>
          </table:table-cell>
          <table:table-cell table:style-name="ce19" office:value-type="float" office:value="23.139113" calcext:value-type="float">
            <text:p>23.14</text:p>
          </table:table-cell>
          <table:table-cell table:style-name="ce19" office:value-type="float" office:value="43.749309" calcext:value-type="float">
            <text:p>43.75</text:p>
          </table:table-cell>
          <table:table-cell table:style-name="ce19" office:value-type="float" office:value="43.241327" calcext:value-type="float">
            <text:p>43.24</text:p>
          </table:table-cell>
          <table:table-cell table:style-name="ce19" office:value-type="float" office:value="73.762013" calcext:value-type="float">
            <text:p>73.76</text:p>
          </table:table-cell>
          <table:table-cell table:style-name="ce19" office:value-type="float" office:value="55.100681" calcext:value-type="float">
            <text:p>55.10</text:p>
          </table:table-cell>
          <table:table-cell table:style-name="ce19" office:value-type="float" office:value="77.495499" calcext:value-type="float">
            <text:p>77.50</text:p>
          </table:table-cell>
          <table:table-cell table:style-name="ce19" office:value-type="float" office:value="81.839505" calcext:value-type="float">
            <text:p>81.84</text:p>
          </table:table-cell>
          <table:table-cell table:style-name="ce19" office:value-type="float" office:value="64.847966" calcext:value-type="float">
            <text:p>64.85</text:p>
          </table:table-cell>
          <table:table-cell table:style-name="ce19" office:value-type="float" office:value="132.034708" calcext:value-type="float">
            <text:p>132.03</text:p>
          </table:table-cell>
          <table:table-cell table:style-name="ce19" office:value-type="float" office:value="168.412663" calcext:value-type="float">
            <text:p>168.41</text:p>
          </table:table-cell>
          <table:table-cell table:style-name="ce19" office:value-type="float" office:value="148.430369" calcext:value-type="float">
            <text:p>148.43</text:p>
          </table:table-cell>
          <table:table-cell table:style-name="ce19" office:value-type="float" office:value="81.050109" calcext:value-type="float">
            <text:p>81.05</text:p>
          </table:table-cell>
          <table:table-cell table:style-name="ce19" office:value-type="float" office:value="55.986184" calcext:value-type="float">
            <text:p>55.9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544.27" calcext:value-type="float">
            <text:p>544.27</text:p>
          </table:table-cell>
          <table:table-cell table:style-name="ce18" office:value-type="float" office:value="572.29" calcext:value-type="float">
            <text:p>572.29</text:p>
          </table:table-cell>
          <table:table-cell table:style-name="ce18" office:value-type="float" office:value="656.59" calcext:value-type="float">
            <text:p>656.59</text:p>
          </table:table-cell>
          <table:table-cell table:style-name="ce18" office:value-type="float" office:value="531.01" calcext:value-type="float">
            <text:p>531.01</text:p>
          </table:table-cell>
          <table:table-cell table:style-name="ce18" office:value-type="float" office:value="706.1" calcext:value-type="float">
            <text:p>706.10</text:p>
          </table:table-cell>
          <table:table-cell table:style-name="ce18" office:value-type="float" office:value="694.28" calcext:value-type="float">
            <text:p>694.28</text:p>
          </table:table-cell>
          <table:table-cell table:style-name="ce18" office:value-type="float" office:value="444.85" calcext:value-type="float">
            <text:p>444.85</text:p>
          </table:table-cell>
          <table:table-cell table:style-name="ce18" office:value-type="float" office:value="626.16" calcext:value-type="float">
            <text:p>626.16</text:p>
          </table:table-cell>
          <table:table-cell table:style-name="ce18" office:value-type="float" office:value="867.63" calcext:value-type="float">
            <text:p>867.63</text:p>
          </table:table-cell>
          <table:table-cell table:style-name="ce18" office:value-type="float" office:value="840.252459972568" calcext:value-type="float">
            <text:p>840.25</text:p>
          </table:table-cell>
          <table:table-cell table:style-name="ce18" office:value-type="float" office:value="1191.75521724378" calcext:value-type="float">
            <text:p>1,191.76</text:p>
          </table:table-cell>
          <table:table-cell table:style-name="ce18" office:value-type="float" office:value="1246.91806029981" calcext:value-type="float">
            <text:p>1,246.92</text:p>
          </table:table-cell>
          <table:table-cell table:style-name="ce18" office:value-type="float" office:value="1226.845525645" calcext:value-type="float">
            <text:p>1,226.85</text:p>
          </table:table-cell>
          <table:table-cell table:style-name="ce18" office:value-type="float" office:value="1476.85160572334" calcext:value-type="float">
            <text:p>1,476.85</text:p>
          </table:table-cell>
          <table:table-cell table:style-name="ce18" office:value-type="float" office:value="1562.268" calcext:value-type="float">
            <text:p>1,562.27</text:p>
          </table:table-cell>
          <table:table-cell table:style-name="ce18" office:value-type="float" office:value="1803.09586383279" calcext:value-type="float">
            <text:p>1,803.10</text:p>
          </table:table-cell>
          <table:table-cell table:style-name="ce18" office:value-type="float" office:value="1984.05701921183" calcext:value-type="float">
            <text:p>1,984.06</text:p>
          </table:table-cell>
          <table:table-cell table:style-name="ce18" office:value-type="float" office:value="1796.12624004584" calcext:value-type="float">
            <text:p>1,796.13</text:p>
          </table:table-cell>
          <table:table-cell table:style-name="ce18" office:value-type="float" office:value="1295.59224259713" calcext:value-type="float">
            <text:p>1,295.59</text:p>
          </table:table-cell>
          <table:table-cell table:style-name="ce18" office:value-type="float" office:value="1455.58049817305" calcext:value-type="float">
            <text:p>1,455.58</text:p>
          </table:table-cell>
          <table:table-cell table:style-name="ce18" office:value-type="float" office:value="2298.318212" calcext:value-type="float">
            <text:p>2,298.32</text:p>
          </table:table-cell>
          <table:table-cell table:style-name="ce18" office:value-type="float" office:value="2405.679938" calcext:value-type="float">
            <text:p>2,405.68</text:p>
          </table:table-cell>
          <table:table-cell table:style-name="ce18" office:value-type="float" office:value="2158.633258" calcext:value-type="float">
            <text:p>2,158.63</text:p>
          </table:table-cell>
          <table:table-cell table:style-name="ce18" office:value-type="float" office:value="2184.7368" calcext:value-type="float">
            <text:p>2,184.74</text:p>
          </table:table-cell>
          <table:table-cell table:style-name="ce18" office:value-type="float" office:value="2299.53036" calcext:value-type="float">
            <text:p>2,299.53</text:p>
          </table:table-cell>
          <table:table-cell table:style-name="ce18" office:value-type="float" office:value="2910.119155" calcext:value-type="float">
            <text:p>2,910.12</text:p>
          </table:table-cell>
          <table:table-cell table:style-name="ce18" office:value-type="float" office:value="3739.406886" calcext:value-type="float">
            <text:p>3,739.41</text:p>
          </table:table-cell>
          <table:table-cell table:style-name="ce18" office:value-type="float" office:value="3165.996146" calcext:value-type="float">
            <text:p>3,166.00</text:p>
          </table:table-cell>
          <table:table-cell table:style-name="ce18" office:value-type="float" office:value="4583.558888" calcext:value-type="float">
            <text:p>4,583.56</text:p>
          </table:table-cell>
          <table:table-cell table:style-name="ce18" office:value-type="float" office:value="4004.635172" calcext:value-type="float">
            <text:p>4,004.64</text:p>
          </table:table-cell>
          <table:table-cell table:style-name="ce18" office:value-type="float" office:value="3451.191776" calcext:value-type="float">
            <text:p>3,451.19</text:p>
          </table:table-cell>
          <table:table-cell table:style-name="ce18" office:value-type="float" office:value="3739.90288" calcext:value-type="float">
            <text:p>3,739.90</text:p>
          </table:table-cell>
          <table:table-cell table:style-name="ce18" office:value-type="float" office:value="4912.522575" calcext:value-type="float">
            <text:p>4,912.52</text:p>
          </table:table-cell>
          <table:table-cell table:style-name="ce18" office:value-type="float" office:value="4153.347984" calcext:value-type="float">
            <text:p>4,153.35</text:p>
          </table:table-cell>
          <table:table-cell table:style-name="ce18" office:value-type="float" office:value="4681.265435" calcext:value-type="float">
            <text:p>4,681.27</text:p>
          </table:table-cell>
          <table:table-cell table:style-name="ce18" office:value-type="float" office:value="3231.66785" calcext:value-type="float">
            <text:p>3,231.67</text:p>
          </table:table-cell>
          <table:table-cell table:style-name="ce18" office:value-type="float" office:value="2924.477005" calcext:value-type="float">
            <text:p>2,924.48</text:p>
          </table:table-cell>
          <table:table-cell table:style-name="ce18" office:value-type="float" office:value="4090.972778" calcext:value-type="float">
            <text:p>4,090.9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79.05" calcext:value-type="float">
            <text:p>79.05</text:p>
          </table:table-cell>
          <table:table-cell table:style-name="ce19" office:value-type="float" office:value="61.96" calcext:value-type="float">
            <text:p>61.96</text:p>
          </table:table-cell>
          <table:table-cell table:style-name="ce19" office:value-type="float" office:value="98.94" calcext:value-type="float">
            <text:p>98.94</text:p>
          </table:table-cell>
          <table:table-cell table:style-name="ce19" office:value-type="float" office:value="70.1" calcext:value-type="float">
            <text:p>70.10</text:p>
          </table:table-cell>
          <table:table-cell table:style-name="ce19" office:value-type="float" office:value="87.39" calcext:value-type="float">
            <text:p>87.39</text:p>
          </table:table-cell>
          <table:table-cell table:style-name="ce19" office:value-type="float" office:value="74.49" calcext:value-type="float">
            <text:p>74.49</text:p>
          </table:table-cell>
          <table:table-cell table:style-name="ce19" office:value-type="float" office:value="65.76" calcext:value-type="float">
            <text:p>65.76</text:p>
          </table:table-cell>
          <table:table-cell table:style-name="ce19" office:value-type="float" office:value="107.91" calcext:value-type="float">
            <text:p>107.91</text:p>
          </table:table-cell>
          <table:table-cell table:style-name="ce19" office:value-type="float" office:value="230.64" calcext:value-type="float">
            <text:p>230.64</text:p>
          </table:table-cell>
          <table:table-cell table:style-name="ce19" office:value-type="float" office:value="262.093449171728" calcext:value-type="float">
            <text:p>262.09</text:p>
          </table:table-cell>
          <table:table-cell table:style-name="ce19" office:value-type="float" office:value="296.93349123574" calcext:value-type="float">
            <text:p>296.93</text:p>
          </table:table-cell>
          <table:table-cell table:style-name="ce19" office:value-type="float" office:value="291.376394649222" calcext:value-type="float">
            <text:p>291.38</text:p>
          </table:table-cell>
          <table:table-cell table:style-name="ce19" office:value-type="float" office:value="255.989316020821" calcext:value-type="float">
            <text:p>255.99</text:p>
          </table:table-cell>
          <table:table-cell table:style-name="ce19" office:value-type="float" office:value="304.218251291542" calcext:value-type="float">
            <text:p>304.22</text:p>
          </table:table-cell>
          <table:table-cell table:style-name="ce19" office:value-type="float" office:value="351.789" calcext:value-type="float">
            <text:p>351.79</text:p>
          </table:table-cell>
          <table:table-cell table:style-name="ce19" office:value-type="float" office:value="359.667695563983" calcext:value-type="float">
            <text:p>359.67</text:p>
          </table:table-cell>
          <table:table-cell table:style-name="ce19" office:value-type="float" office:value="337.933901263999" calcext:value-type="float">
            <text:p>337.93</text:p>
          </table:table-cell>
          <table:table-cell table:style-name="ce19" office:value-type="float" office:value="258.682171048257" calcext:value-type="float">
            <text:p>258.68</text:p>
          </table:table-cell>
          <table:table-cell table:style-name="ce19" office:value-type="float" office:value="192.619425728775" calcext:value-type="float">
            <text:p>192.62</text:p>
          </table:table-cell>
          <table:table-cell table:style-name="ce19" office:value-type="float" office:value="252.181688756761" calcext:value-type="float">
            <text:p>252.18</text:p>
          </table:table-cell>
          <table:table-cell table:style-name="ce19" office:value-type="float" office:value="255.788832" calcext:value-type="float">
            <text:p>255.79</text:p>
          </table:table-cell>
          <table:table-cell table:style-name="ce19" office:value-type="float" office:value="276.467186" calcext:value-type="float">
            <text:p>276.47</text:p>
          </table:table-cell>
          <table:table-cell table:style-name="ce19" office:value-type="float" office:value="415.495302" calcext:value-type="float">
            <text:p>415.50</text:p>
          </table:table-cell>
          <table:table-cell table:style-name="ce19" office:value-type="float" office:value="321.375282" calcext:value-type="float">
            <text:p>321.38</text:p>
          </table:table-cell>
          <table:table-cell table:style-name="ce19" office:value-type="float" office:value="600.667949" calcext:value-type="float">
            <text:p>600.67</text:p>
          </table:table-cell>
          <table:table-cell table:style-name="ce19" office:value-type="float" office:value="713.303523" calcext:value-type="float">
            <text:p>713.30</text:p>
          </table:table-cell>
          <table:table-cell table:style-name="ce19" office:value-type="float" office:value="714.341619" calcext:value-type="float">
            <text:p>714.34</text:p>
          </table:table-cell>
          <table:table-cell table:style-name="ce19" office:value-type="float" office:value="864.07261" calcext:value-type="float">
            <text:p>864.07</text:p>
          </table:table-cell>
          <table:table-cell table:style-name="ce19" office:value-type="float" office:value="1304.165108" calcext:value-type="float">
            <text:p>1,304.17</text:p>
          </table:table-cell>
          <table:table-cell table:style-name="ce19" office:value-type="float" office:value="1224.789394" calcext:value-type="float">
            <text:p>1,224.79</text:p>
          </table:table-cell>
          <table:table-cell table:style-name="ce19" office:value-type="float" office:value="1291.508783" calcext:value-type="float">
            <text:p>1,291.51</text:p>
          </table:table-cell>
          <table:table-cell table:style-name="ce19" office:value-type="float" office:value="1918.400625" calcext:value-type="float">
            <text:p>1,918.40</text:p>
          </table:table-cell>
          <table:table-cell table:style-name="ce19" office:value-type="float" office:value="2045.737075" calcext:value-type="float">
            <text:p>2,045.74</text:p>
          </table:table-cell>
          <table:table-cell table:style-name="ce19" office:value-type="float" office:value="1702.411293" calcext:value-type="float">
            <text:p>1,702.41</text:p>
          </table:table-cell>
          <table:table-cell table:style-name="ce19" office:value-type="float" office:value="2225.952893" calcext:value-type="float">
            <text:p>2,225.95</text:p>
          </table:table-cell>
          <table:table-cell table:style-name="ce19" office:value-type="float" office:value="1384.266176" calcext:value-type="float">
            <text:p>1,384.27</text:p>
          </table:table-cell>
          <table:table-cell table:style-name="ce19" office:value-type="float" office:value="1068.250992" calcext:value-type="float">
            <text:p>1,068.25</text:p>
          </table:table-cell>
          <table:table-cell table:style-name="ce19" office:value-type="float" office:value="1452.328286" calcext:value-type="float">
            <text:p>1,452.3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127.95" calcext:value-type="float">
            <text:p>127.95</text:p>
          </table:table-cell>
          <table:table-cell table:style-name="ce19" office:value-type="float" office:value="130.9" calcext:value-type="float">
            <text:p>130.90</text:p>
          </table:table-cell>
          <table:table-cell table:style-name="ce19" office:value-type="float" office:value="102.74" calcext:value-type="float">
            <text:p>102.74</text:p>
          </table:table-cell>
          <table:table-cell table:style-name="ce19" office:value-type="float" office:value="103.74" calcext:value-type="float">
            <text:p>103.74</text:p>
          </table:table-cell>
          <table:table-cell table:style-name="ce19" office:value-type="float" office:value="149.14" calcext:value-type="float">
            <text:p>149.14</text:p>
          </table:table-cell>
          <table:table-cell table:style-name="ce19" office:value-type="float" office:value="88.9" calcext:value-type="float">
            <text:p>88.90</text:p>
          </table:table-cell>
          <table:table-cell table:style-name="ce19" office:value-type="float" office:value="103.15" calcext:value-type="float">
            <text:p>103.15</text:p>
          </table:table-cell>
          <table:table-cell table:style-name="ce19" office:value-type="float" office:value="168.85" calcext:value-type="float">
            <text:p>168.85</text:p>
          </table:table-cell>
          <table:table-cell table:style-name="ce19" office:value-type="float" office:value="266.59" calcext:value-type="float">
            <text:p>266.59</text:p>
          </table:table-cell>
          <table:table-cell table:style-name="ce19" office:value-type="float" office:value="264.919346243758" calcext:value-type="float">
            <text:p>264.92</text:p>
          </table:table-cell>
          <table:table-cell table:style-name="ce19" office:value-type="float" office:value="360.105205005471" calcext:value-type="float">
            <text:p>360.11</text:p>
          </table:table-cell>
          <table:table-cell table:style-name="ce19" office:value-type="float" office:value="401.81334526053" calcext:value-type="float">
            <text:p>401.81</text:p>
          </table:table-cell>
          <table:table-cell table:style-name="ce19" office:value-type="float" office:value="328.616892570081" calcext:value-type="float">
            <text:p>328.62</text:p>
          </table:table-cell>
          <table:table-cell table:style-name="ce19" office:value-type="float" office:value="337.435935527751" calcext:value-type="float">
            <text:p>337.44</text:p>
          </table:table-cell>
          <table:table-cell table:style-name="ce19" office:value-type="float" office:value="414.329" calcext:value-type="float">
            <text:p>414.33</text:p>
          </table:table-cell>
          <table:table-cell table:style-name="ce19" office:value-type="float" office:value="523.644765852368" calcext:value-type="float">
            <text:p>523.64</text:p>
          </table:table-cell>
          <table:table-cell table:style-name="ce19" office:value-type="float" office:value="588.943815013954" calcext:value-type="float">
            <text:p>588.94</text:p>
          </table:table-cell>
          <table:table-cell table:style-name="ce19" office:value-type="float" office:value="688.025623006982" calcext:value-type="float">
            <text:p>688.03</text:p>
          </table:table-cell>
          <table:table-cell table:style-name="ce19" office:value-type="float" office:value="458.843135617374" calcext:value-type="float">
            <text:p>458.84</text:p>
          </table:table-cell>
          <table:table-cell table:style-name="ce19" office:value-type="float" office:value="412.223734333576" calcext:value-type="float">
            <text:p>412.22</text:p>
          </table:table-cell>
          <table:table-cell table:style-name="ce19" office:value-type="float" office:value="479.747545" calcext:value-type="float">
            <text:p>479.75</text:p>
          </table:table-cell>
          <table:table-cell table:style-name="ce19" office:value-type="float" office:value="417.441095" calcext:value-type="float">
            <text:p>417.44</text:p>
          </table:table-cell>
          <table:table-cell table:style-name="ce19" office:value-type="float" office:value="575.906008" calcext:value-type="float">
            <text:p>575.91</text:p>
          </table:table-cell>
          <table:table-cell table:style-name="ce19" office:value-type="float" office:value="553.445332" calcext:value-type="float">
            <text:p>553.45</text:p>
          </table:table-cell>
          <table:table-cell table:style-name="ce19" office:value-type="float" office:value="651.648494" calcext:value-type="float">
            <text:p>651.65</text:p>
          </table:table-cell>
          <table:table-cell table:style-name="ce19" office:value-type="float" office:value="812.193495" calcext:value-type="float">
            <text:p>812.19</text:p>
          </table:table-cell>
          <table:table-cell table:style-name="ce19" office:value-type="float" office:value="914.892352" calcext:value-type="float">
            <text:p>914.89</text:p>
          </table:table-cell>
          <table:table-cell table:style-name="ce19" office:value-type="float" office:value="1073.527652" calcext:value-type="float">
            <text:p>1,073.53</text:p>
          </table:table-cell>
          <table:table-cell table:style-name="ce19" office:value-type="float" office:value="1131.276148" calcext:value-type="float">
            <text:p>1,131.28</text:p>
          </table:table-cell>
          <table:table-cell table:style-name="ce19" office:value-type="float" office:value="965.862001" calcext:value-type="float">
            <text:p>965.86</text:p>
          </table:table-cell>
          <table:table-cell table:style-name="ce19" office:value-type="float" office:value="1053.157251" calcext:value-type="float">
            <text:p>1,053.16</text:p>
          </table:table-cell>
          <table:table-cell table:style-name="ce19" office:value-type="float" office:value="1170.913163" calcext:value-type="float">
            <text:p>1,170.91</text:p>
          </table:table-cell>
          <table:table-cell table:style-name="ce19" office:value-type="float" office:value="1243.329141" calcext:value-type="float">
            <text:p>1,243.33</text:p>
          </table:table-cell>
          <table:table-cell table:style-name="ce19" office:value-type="float" office:value="1225.990985" calcext:value-type="float">
            <text:p>1,225.99</text:p>
          </table:table-cell>
          <table:table-cell table:style-name="ce19" office:value-type="float" office:value="1178.280315" calcext:value-type="float">
            <text:p>1,178.28</text:p>
          </table:table-cell>
          <table:table-cell table:style-name="ce19" office:value-type="float" office:value="1110.468572" calcext:value-type="float">
            <text:p>1,110.47</text:p>
          </table:table-cell>
          <table:table-cell table:style-name="ce19" office:value-type="float" office:value="1172.490145" calcext:value-type="float">
            <text:p>1,172.49</text:p>
          </table:table-cell>
          <table:table-cell table:style-name="ce19" office:value-type="float" office:value="1352.251872" calcext:value-type="float">
            <text:p>1,352.2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628.69" calcext:value-type="float">
            <text:p>628.69</text:p>
          </table:table-cell>
          <table:table-cell table:style-name="ce19" office:value-type="float" office:value="772.41" calcext:value-type="float">
            <text:p>772.41</text:p>
          </table:table-cell>
          <table:table-cell table:style-name="ce19" office:value-type="float" office:value="880.51" calcext:value-type="float">
            <text:p>880.51</text:p>
          </table:table-cell>
          <table:table-cell table:style-name="ce19" office:value-type="float" office:value="827.05" calcext:value-type="float">
            <text:p>827.05</text:p>
          </table:table-cell>
          <table:table-cell table:style-name="ce19" office:value-type="float" office:value="1346.72" calcext:value-type="float">
            <text:p>1,346.72</text:p>
          </table:table-cell>
          <table:table-cell table:style-name="ce19" office:value-type="float" office:value="2268.22" calcext:value-type="float">
            <text:p>2,268.22</text:p>
          </table:table-cell>
          <table:table-cell table:style-name="ce19" office:value-type="float" office:value="1430.1" calcext:value-type="float">
            <text:p>1,430.10</text:p>
          </table:table-cell>
          <table:table-cell table:style-name="ce19" office:value-type="float" office:value="1412.25" calcext:value-type="float">
            <text:p>1,412.25</text:p>
          </table:table-cell>
          <table:table-cell table:style-name="ce19" office:value-type="float" office:value="1691.23" calcext:value-type="float">
            <text:p>1,691.23</text:p>
          </table:table-cell>
          <table:table-cell table:style-name="ce19" office:value-type="float" office:value="1698.0856164211" calcext:value-type="float">
            <text:p>1,698.09</text:p>
          </table:table-cell>
          <table:table-cell table:style-name="ce19" office:value-type="float" office:value="2094.64480848019" calcext:value-type="float">
            <text:p>2,094.64</text:p>
          </table:table-cell>
          <table:table-cell table:style-name="ce19" office:value-type="float" office:value="2227.28852910551" calcext:value-type="float">
            <text:p>2,227.29</text:p>
          </table:table-cell>
          <table:table-cell table:style-name="ce19" office:value-type="float" office:value="2252.79642993506" calcext:value-type="float">
            <text:p>2,252.80</text:p>
          </table:table-cell>
          <table:table-cell table:style-name="ce19" office:value-type="float" office:value="2403.98567613332" calcext:value-type="float">
            <text:p>2,403.99</text:p>
          </table:table-cell>
          <table:table-cell table:style-name="ce19" office:value-type="float" office:value="2884.981" calcext:value-type="float">
            <text:p>2,884.98</text:p>
          </table:table-cell>
          <table:table-cell table:style-name="ce19" office:value-type="float" office:value="4042.35787988359" calcext:value-type="float">
            <text:p>4,042.36</text:p>
          </table:table-cell>
          <table:table-cell table:style-name="ce19" office:value-type="float" office:value="4439.29978478948" calcext:value-type="float">
            <text:p>4,439.30</text:p>
          </table:table-cell>
          <table:table-cell table:style-name="ce19" office:value-type="float" office:value="5668.40367788276" calcext:value-type="float">
            <text:p>5,668.40</text:p>
          </table:table-cell>
          <table:table-cell table:style-name="ce19" office:value-type="float" office:value="4851.22070757735" calcext:value-type="float">
            <text:p>4,851.22</text:p>
          </table:table-cell>
          <table:table-cell table:style-name="ce19" office:value-type="float" office:value="5696.83926146003" calcext:value-type="float">
            <text:p>5,696.84</text:p>
          </table:table-cell>
          <table:table-cell table:style-name="ce19" office:value-type="float" office:value="7116.163901" calcext:value-type="float">
            <text:p>7,116.16</text:p>
          </table:table-cell>
          <table:table-cell table:style-name="ce19" office:value-type="float" office:value="7195.349321" calcext:value-type="float">
            <text:p>7,195.35</text:p>
          </table:table-cell>
          <table:table-cell table:style-name="ce19" office:value-type="float" office:value="8869.039902" calcext:value-type="float">
            <text:p>8,869.04</text:p>
          </table:table-cell>
          <table:table-cell table:style-name="ce19" office:value-type="float" office:value="11072.616841" calcext:value-type="float">
            <text:p>11,072.62</text:p>
          </table:table-cell>
          <table:table-cell table:style-name="ce19" office:value-type="float" office:value="16210.757884" calcext:value-type="float">
            <text:p>16,210.76</text:p>
          </table:table-cell>
          <table:table-cell table:style-name="ce19" office:value-type="float" office:value="20525.981478" calcext:value-type="float">
            <text:p>20,525.98</text:p>
          </table:table-cell>
          <table:table-cell table:style-name="ce19" office:value-type="float" office:value="27242.806909" calcext:value-type="float">
            <text:p>27,242.81</text:p>
          </table:table-cell>
          <table:table-cell table:style-name="ce19" office:value-type="float" office:value="31889.652542" calcext:value-type="float">
            <text:p>31,889.65</text:p>
          </table:table-cell>
          <table:table-cell table:style-name="ce19" office:value-type="float" office:value="33711.123503" calcext:value-type="float">
            <text:p>33,711.12</text:p>
          </table:table-cell>
          <table:table-cell table:style-name="ce19" office:value-type="float" office:value="25964.317322" calcext:value-type="float">
            <text:p>25,964.32</text:p>
          </table:table-cell>
          <table:table-cell table:style-name="ce19" office:value-type="float" office:value="33665.666384" calcext:value-type="float">
            <text:p>33,665.67</text:p>
          </table:table-cell>
          <table:table-cell table:style-name="ce19" office:value-type="float" office:value="38020.049317" calcext:value-type="float">
            <text:p>38,020.05</text:p>
          </table:table-cell>
          <table:table-cell table:style-name="ce19" office:value-type="float" office:value="39191.688755" calcext:value-type="float">
            <text:p>39,191.69</text:p>
          </table:table-cell>
          <table:table-cell table:style-name="ce19" office:value-type="float" office:value="43685.356455" calcext:value-type="float">
            <text:p>43,685.36</text:p>
          </table:table-cell>
          <table:table-cell table:style-name="ce19" office:value-type="float" office:value="44373.892943" calcext:value-type="float">
            <text:p>44,373.89</text:p>
          </table:table-cell>
          <table:table-cell table:style-name="ce19" office:value-type="float" office:value="42191.294055" calcext:value-type="float">
            <text:p>42,191.29</text:p>
          </table:table-cell>
          <table:table-cell table:style-name="ce19" office:value-type="float" office:value="40229.042338" calcext:value-type="float">
            <text:p>40,229.04</text:p>
          </table:table-cell>
          <table:table-cell table:style-name="ce19" office:value-type="float" office:value="45183.293422" calcext:value-type="float">
            <text:p>45,183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327.01" calcext:value-type="float">
            <text:p>327.01</text:p>
          </table:table-cell>
          <table:table-cell table:style-name="ce19" office:value-type="float" office:value="459.08" calcext:value-type="float">
            <text:p>459.08</text:p>
          </table:table-cell>
          <table:table-cell table:style-name="ce19" office:value-type="float" office:value="527.72" calcext:value-type="float">
            <text:p>527.72</text:p>
          </table:table-cell>
          <table:table-cell table:style-name="ce19" office:value-type="float" office:value="495.83" calcext:value-type="float">
            <text:p>495.83</text:p>
          </table:table-cell>
          <table:table-cell table:style-name="ce19" office:value-type="float" office:value="478.34" calcext:value-type="float">
            <text:p>478.34</text:p>
          </table:table-cell>
          <table:table-cell table:style-name="ce19" office:value-type="float" office:value="601.3" calcext:value-type="float">
            <text:p>601.30</text:p>
          </table:table-cell>
          <table:table-cell table:style-name="ce19" office:value-type="float" office:value="446.45" calcext:value-type="float">
            <text:p>446.45</text:p>
          </table:table-cell>
          <table:table-cell table:style-name="ce19" office:value-type="float" office:value="749.81" calcext:value-type="float">
            <text:p>749.81</text:p>
          </table:table-cell>
          <table:table-cell table:style-name="ce19" office:value-type="float" office:value="789.03" calcext:value-type="float">
            <text:p>789.03</text:p>
          </table:table-cell>
          <table:table-cell table:style-name="ce19" office:value-type="float" office:value="1112.79465889645" calcext:value-type="float">
            <text:p>1,112.79</text:p>
          </table:table-cell>
          <table:table-cell table:style-name="ce19" office:value-type="float" office:value="1467.90820425054" calcext:value-type="float">
            <text:p>1,467.91</text:p>
          </table:table-cell>
          <table:table-cell table:style-name="ce19" office:value-type="float" office:value="1697.69750791847" calcext:value-type="float">
            <text:p>1,697.70</text:p>
          </table:table-cell>
          <table:table-cell table:style-name="ce19" office:value-type="float" office:value="1798.6188963308" calcext:value-type="float">
            <text:p>1,798.62</text:p>
          </table:table-cell>
          <table:table-cell table:style-name="ce19" office:value-type="float" office:value="1805.44823428093" calcext:value-type="float">
            <text:p>1,805.45</text:p>
          </table:table-cell>
          <table:table-cell table:style-name="ce19" office:value-type="float" office:value="2169.686" calcext:value-type="float">
            <text:p>2,169.69</text:p>
          </table:table-cell>
          <table:table-cell table:style-name="ce19" office:value-type="float" office:value="2796.39544933416" calcext:value-type="float">
            <text:p>2,796.40</text:p>
          </table:table-cell>
          <table:table-cell table:style-name="ce19" office:value-type="float" office:value="3723.71985587566" calcext:value-type="float">
            <text:p>3,723.72</text:p>
          </table:table-cell>
          <table:table-cell table:style-name="ce19" office:value-type="float" office:value="3658.49560556214" calcext:value-type="float">
            <text:p>3,658.50</text:p>
          </table:table-cell>
          <table:table-cell table:style-name="ce19" office:value-type="float" office:value="2924.18815923499" calcext:value-type="float">
            <text:p>2,924.19</text:p>
          </table:table-cell>
          <table:table-cell table:style-name="ce19" office:value-type="float" office:value="2596.34971578933" calcext:value-type="float">
            <text:p>2,596.35</text:p>
          </table:table-cell>
          <table:table-cell table:style-name="ce19" office:value-type="float" office:value="2187.552774" calcext:value-type="float">
            <text:p>2,187.55</text:p>
          </table:table-cell>
          <table:table-cell table:style-name="ce19" office:value-type="float" office:value="2079.168553" calcext:value-type="float">
            <text:p>2,079.17</text:p>
          </table:table-cell>
          <table:table-cell table:style-name="ce19" office:value-type="float" office:value="2117.453299" calcext:value-type="float">
            <text:p>2,117.45</text:p>
          </table:table-cell>
          <table:table-cell table:style-name="ce19" office:value-type="float" office:value="2481.474401" calcext:value-type="float">
            <text:p>2,481.47</text:p>
          </table:table-cell>
          <table:table-cell table:style-name="ce19" office:value-type="float" office:value="4158.164283" calcext:value-type="float">
            <text:p>4,158.16</text:p>
          </table:table-cell>
          <table:table-cell table:style-name="ce19" office:value-type="float" office:value="3854.33371" calcext:value-type="float">
            <text:p>3,854.33</text:p>
          </table:table-cell>
          <table:table-cell table:style-name="ce19" office:value-type="float" office:value="5374.469556" calcext:value-type="float">
            <text:p>5,374.47</text:p>
          </table:table-cell>
          <table:table-cell table:style-name="ce19" office:value-type="float" office:value="6187.038281" calcext:value-type="float">
            <text:p>6,187.04</text:p>
          </table:table-cell>
          <table:table-cell table:style-name="ce19" office:value-type="float" office:value="7895.775439" calcext:value-type="float">
            <text:p>7,895.78</text:p>
          </table:table-cell>
          <table:table-cell table:style-name="ce19" office:value-type="float" office:value="8374.672502" calcext:value-type="float">
            <text:p>8,374.67</text:p>
          </table:table-cell>
          <table:table-cell table:style-name="ce19" office:value-type="float" office:value="7565.422237" calcext:value-type="float">
            <text:p>7,565.42</text:p>
          </table:table-cell>
          <table:table-cell table:style-name="ce19" office:value-type="float" office:value="8545.694356" calcext:value-type="float">
            <text:p>8,545.69</text:p>
          </table:table-cell>
          <table:table-cell table:style-name="ce19" office:value-type="float" office:value="9104.69651" calcext:value-type="float">
            <text:p>9,104.70</text:p>
          </table:table-cell>
          <table:table-cell table:style-name="ce19" office:value-type="float" office:value="8099.045609" calcext:value-type="float">
            <text:p>8,099.05</text:p>
          </table:table-cell>
          <table:table-cell table:style-name="ce19" office:value-type="float" office:value="8108.249431" calcext:value-type="float">
            <text:p>8,108.25</text:p>
          </table:table-cell>
          <table:table-cell table:style-name="ce19" office:value-type="float" office:value="7305.604567" calcext:value-type="float">
            <text:p>7,305.60</text:p>
          </table:table-cell>
          <table:table-cell table:style-name="ce19" office:value-type="float" office:value="8433.635042" calcext:value-type="float">
            <text:p>8,433.64</text:p>
          </table:table-cell>
          <table:table-cell table:style-name="ce19" office:value-type="float" office:value="8963.930046" calcext:value-type="float">
            <text:p>8,963.9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784.11" calcext:value-type="float">
            <text:p>784.11</text:p>
          </table:table-cell>
          <table:table-cell table:style-name="ce19" office:value-type="float" office:value="764.07" calcext:value-type="float">
            <text:p>764.07</text:p>
          </table:table-cell>
          <table:table-cell table:style-name="ce19" office:value-type="float" office:value="894.52" calcext:value-type="float">
            <text:p>894.52</text:p>
          </table:table-cell>
          <table:table-cell table:style-name="ce19" office:value-type="float" office:value="766.48" calcext:value-type="float">
            <text:p>766.48</text:p>
          </table:table-cell>
          <table:table-cell table:style-name="ce19" office:value-type="float" office:value="781.64" calcext:value-type="float">
            <text:p>781.64</text:p>
          </table:table-cell>
          <table:table-cell table:style-name="ce19" office:value-type="float" office:value="716.35" calcext:value-type="float">
            <text:p>716.35</text:p>
          </table:table-cell>
          <table:table-cell table:style-name="ce19" office:value-type="float" office:value="840.83" calcext:value-type="float">
            <text:p>840.83</text:p>
          </table:table-cell>
          <table:table-cell table:style-name="ce19" office:value-type="float" office:value="1122.3" calcext:value-type="float">
            <text:p>1,122.30</text:p>
          </table:table-cell>
          <table:table-cell table:style-name="ce19" office:value-type="float" office:value="1625.16" calcext:value-type="float">
            <text:p>1,625.16</text:p>
          </table:table-cell>
          <table:table-cell table:style-name="ce19" office:value-type="float" office:value="1807.40998090263" calcext:value-type="float">
            <text:p>1,807.41</text:p>
          </table:table-cell>
          <table:table-cell table:style-name="ce19" office:value-type="float" office:value="2177.81763921658" calcext:value-type="float">
            <text:p>2,177.82</text:p>
          </table:table-cell>
          <table:table-cell table:style-name="ce19" office:value-type="float" office:value="2115.4219358277" calcext:value-type="float">
            <text:p>2,115.42</text:p>
          </table:table-cell>
          <table:table-cell table:style-name="ce19" office:value-type="float" office:value="2357.90775413121" calcext:value-type="float">
            <text:p>2,357.91</text:p>
          </table:table-cell>
          <table:table-cell table:style-name="ce19" office:value-type="float" office:value="2604.82473015257" calcext:value-type="float">
            <text:p>2,604.82</text:p>
          </table:table-cell>
          <table:table-cell table:style-name="ce19" office:value-type="float" office:value="3446.123" calcext:value-type="float">
            <text:p>3,446.12</text:p>
          </table:table-cell>
          <table:table-cell table:style-name="ce19" office:value-type="float" office:value="4322.89549342976" calcext:value-type="float">
            <text:p>4,322.90</text:p>
          </table:table-cell>
          <table:table-cell table:style-name="ce19" office:value-type="float" office:value="4794.10469618271" calcext:value-type="float">
            <text:p>4,794.10</text:p>
          </table:table-cell>
          <table:table-cell table:style-name="ce19" office:value-type="float" office:value="4528.79918187587" calcext:value-type="float">
            <text:p>4,528.80</text:p>
          </table:table-cell>
          <table:table-cell table:style-name="ce19" office:value-type="float" office:value="3494.60781410864" calcext:value-type="float">
            <text:p>3,494.61</text:p>
          </table:table-cell>
          <table:table-cell table:style-name="ce19" office:value-type="float" office:value="3608.13582018587" calcext:value-type="float">
            <text:p>3,608.14</text:p>
          </table:table-cell>
          <table:table-cell table:style-name="ce19" office:value-type="float" office:value="4235.519455" calcext:value-type="float">
            <text:p>4,235.52</text:p>
          </table:table-cell>
          <table:table-cell table:style-name="ce19" office:value-type="float" office:value="3834.612557" calcext:value-type="float">
            <text:p>3,834.61</text:p>
          </table:table-cell>
          <table:table-cell table:style-name="ce19" office:value-type="float" office:value="3959.97833" calcext:value-type="float">
            <text:p>3,959.98</text:p>
          </table:table-cell>
          <table:table-cell table:style-name="ce19" office:value-type="float" office:value="4856.834033" calcext:value-type="float">
            <text:p>4,856.83</text:p>
          </table:table-cell>
          <table:table-cell table:style-name="ce19" office:value-type="float" office:value="5670.860253" calcext:value-type="float">
            <text:p>5,670.86</text:p>
          </table:table-cell>
          <table:table-cell table:style-name="ce19" office:value-type="float" office:value="5954.644693" calcext:value-type="float">
            <text:p>5,954.64</text:p>
          </table:table-cell>
          <table:table-cell table:style-name="ce19" office:value-type="float" office:value="6828.865465" calcext:value-type="float">
            <text:p>6,828.87</text:p>
          </table:table-cell>
          <table:table-cell table:style-name="ce19" office:value-type="float" office:value="8131.880023" calcext:value-type="float">
            <text:p>8,131.88</text:p>
          </table:table-cell>
          <table:table-cell table:style-name="ce19" office:value-type="float" office:value="9243.796534" calcext:value-type="float">
            <text:p>9,243.80</text:p>
          </table:table-cell>
          <table:table-cell table:style-name="ce19" office:value-type="float" office:value="7884.17186" calcext:value-type="float">
            <text:p>7,884.17</text:p>
          </table:table-cell>
          <table:table-cell table:style-name="ce19" office:value-type="float" office:value="8903.607069" calcext:value-type="float">
            <text:p>8,903.61</text:p>
          </table:table-cell>
          <table:table-cell table:style-name="ce19" office:value-type="float" office:value="10417.193488" calcext:value-type="float">
            <text:p>10,417.19</text:p>
          </table:table-cell>
          <table:table-cell table:style-name="ce19" office:value-type="float" office:value="10569.748443" calcext:value-type="float">
            <text:p>10,569.75</text:p>
          </table:table-cell>
          <table:table-cell table:style-name="ce19" office:value-type="float" office:value="10869.398595" calcext:value-type="float">
            <text:p>10,869.40</text:p>
          </table:table-cell>
          <table:table-cell table:style-name="ce19" office:value-type="float" office:value="10643.046333" calcext:value-type="float">
            <text:p>10,643.05</text:p>
          </table:table-cell>
          <table:table-cell table:style-name="ce19" office:value-type="float" office:value="8950.314718" calcext:value-type="float">
            <text:p>8,950.31</text:p>
          </table:table-cell>
          <table:table-cell table:style-name="ce19" office:value-type="float" office:value="8628.033458" calcext:value-type="float">
            <text:p>8,628.03</text:p>
          </table:table-cell>
          <table:table-cell table:style-name="ce19" office:value-type="float" office:value="9463.937176" calcext:value-type="float">
            <text:p>9,463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8" office:value-type="float" office:value="115.26" calcext:value-type="float">
            <text:p>115.26</text:p>
          </table:table-cell>
          <table:table-cell table:style-name="ce18" office:value-type="float" office:value="132.94" calcext:value-type="float">
            <text:p>132.94</text:p>
          </table:table-cell>
          <table:table-cell table:style-name="ce18" office:value-type="float" office:value="190.08" calcext:value-type="float">
            <text:p>190.08</text:p>
          </table:table-cell>
          <table:table-cell table:style-name="ce18" office:value-type="float" office:value="348.47" calcext:value-type="float">
            <text:p>348.47</text:p>
          </table:table-cell>
          <table:table-cell table:style-name="ce18" office:value-type="float" office:value="221.03" calcext:value-type="float">
            <text:p>221.03</text:p>
          </table:table-cell>
          <table:table-cell table:style-name="ce18" office:value-type="float" office:value="220.85" calcext:value-type="float">
            <text:p>220.85</text:p>
          </table:table-cell>
          <table:table-cell table:style-name="ce18" office:value-type="float" office:value="160.21" calcext:value-type="float">
            <text:p>160.21</text:p>
          </table:table-cell>
          <table:table-cell table:style-name="ce18" office:value-type="float" office:value="250.16" calcext:value-type="float">
            <text:p>250.16</text:p>
          </table:table-cell>
          <table:table-cell table:style-name="ce18" office:value-type="float" office:value="265.4" calcext:value-type="float">
            <text:p>265.40</text:p>
          </table:table-cell>
          <table:table-cell table:style-name="ce18" office:value-type="float" office:value="303.569912856043" calcext:value-type="float">
            <text:p>303.57</text:p>
          </table:table-cell>
          <table:table-cell table:style-name="ce18" office:value-type="float" office:value="374.453503033236" calcext:value-type="float">
            <text:p>374.45</text:p>
          </table:table-cell>
          <table:table-cell table:style-name="ce18" office:value-type="float" office:value="420.599250874818" calcext:value-type="float">
            <text:p>420.60</text:p>
          </table:table-cell>
          <table:table-cell table:style-name="ce18" office:value-type="float" office:value="532.945768939298" calcext:value-type="float">
            <text:p>532.95</text:p>
          </table:table-cell>
          <table:table-cell table:style-name="ce18" office:value-type="float" office:value="675.938966892345" calcext:value-type="float">
            <text:p>675.94</text:p>
          </table:table-cell>
          <table:table-cell table:style-name="ce18" office:value-type="float" office:value="789.691" calcext:value-type="float">
            <text:p>789.69</text:p>
          </table:table-cell>
          <table:table-cell table:style-name="ce18" office:value-type="float" office:value="921.392009877414" calcext:value-type="float">
            <text:p>921.39</text:p>
          </table:table-cell>
          <table:table-cell table:style-name="ce18" office:value-type="float" office:value="1011.95919288728" calcext:value-type="float">
            <text:p>1,011.96</text:p>
          </table:table-cell>
          <table:table-cell table:style-name="ce18" office:value-type="float" office:value="1048.10904906434" calcext:value-type="float">
            <text:p>1,048.11</text:p>
          </table:table-cell>
          <table:table-cell table:style-name="ce18" office:value-type="float" office:value="605.975465748362" calcext:value-type="float">
            <text:p>605.98</text:p>
          </table:table-cell>
          <table:table-cell table:style-name="ce18" office:value-type="float" office:value="739.08432228405" calcext:value-type="float">
            <text:p>739.08</text:p>
          </table:table-cell>
          <table:table-cell table:style-name="ce18" office:value-type="float" office:value="1075.762752" calcext:value-type="float">
            <text:p>1,075.76</text:p>
          </table:table-cell>
          <table:table-cell table:style-name="ce18" office:value-type="float" office:value="1118.354655" calcext:value-type="float">
            <text:p>1,118.35</text:p>
          </table:table-cell>
          <table:table-cell table:style-name="ce18" office:value-type="float" office:value="1157.895196" calcext:value-type="float">
            <text:p>1,157.90</text:p>
          </table:table-cell>
          <table:table-cell table:style-name="ce18" office:value-type="float" office:value="1443.814417" calcext:value-type="float">
            <text:p>1,443.81</text:p>
          </table:table-cell>
          <table:table-cell table:style-name="ce18" office:value-type="float" office:value="2787.425884" calcext:value-type="float">
            <text:p>2,787.43</text:p>
          </table:table-cell>
          <table:table-cell table:style-name="ce18" office:value-type="float" office:value="4079.201395" calcext:value-type="float">
            <text:p>4,079.20</text:p>
          </table:table-cell>
          <table:table-cell table:style-name="ce18" office:value-type="float" office:value="4883.704001" calcext:value-type="float">
            <text:p>4,883.70</text:p>
          </table:table-cell>
          <table:table-cell table:style-name="ce18" office:value-type="float" office:value="5869.037952" calcext:value-type="float">
            <text:p>5,869.04</text:p>
          </table:table-cell>
          <table:table-cell table:style-name="ce18" office:value-type="float" office:value="8480.256806" calcext:value-type="float">
            <text:p>8,480.26</text:p>
          </table:table-cell>
          <table:table-cell table:style-name="ce18" office:value-type="float" office:value="5611.61331" calcext:value-type="float">
            <text:p>5,611.61</text:p>
          </table:table-cell>
          <table:table-cell table:style-name="ce18" office:value-type="float" office:value="9233.492254" calcext:value-type="float">
            <text:p>9,233.49</text:p>
          </table:table-cell>
          <table:table-cell table:style-name="ce18" office:value-type="float" office:value="14142.291031" calcext:value-type="float">
            <text:p>14,142.29</text:p>
          </table:table-cell>
          <table:table-cell table:style-name="ce18" office:value-type="float" office:value="12967.55725" calcext:value-type="float">
            <text:p>12,967.56</text:p>
          </table:table-cell>
          <table:table-cell table:style-name="ce18" office:value-type="float" office:value="9117.679745" calcext:value-type="float">
            <text:p>9,117.68</text:p>
          </table:table-cell>
          <table:table-cell table:style-name="ce18" office:value-type="float" office:value="8270.205565" calcext:value-type="float">
            <text:p>8,270.21</text:p>
          </table:table-cell>
          <table:table-cell table:style-name="ce18" office:value-type="float" office:value="5794.294853" calcext:value-type="float">
            <text:p>5,794.29</text:p>
          </table:table-cell>
          <table:table-cell table:style-name="ce18" office:value-type="float" office:value="5874.460999" calcext:value-type="float">
            <text:p>5,874.46</text:p>
          </table:table-cell>
          <table:table-cell table:style-name="ce18" office:value-type="float" office:value="7273.786575" calcext:value-type="float">
            <text:p>7,273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9" table:number-columns-repeated="23"/>
          <table:table-cell table:style-name="ce19" office:value-type="float" office:value="8330.44457" calcext:value-type="float">
            <text:p>8,330.44</text:p>
          </table:table-cell>
          <table:table-cell table:style-name="ce19" office:value-type="float" office:value="9729.488955" calcext:value-type="float">
            <text:p>9,729.49</text:p>
          </table:table-cell>
          <table:table-cell table:style-name="ce19" office:value-type="float" office:value="10451.86232" calcext:value-type="float">
            <text:p>10,451.86</text:p>
          </table:table-cell>
          <table:table-cell table:style-name="ce19" office:value-type="float" office:value="14756.902119" calcext:value-type="float">
            <text:p>14,756.90</text:p>
          </table:table-cell>
          <table:table-cell table:style-name="ce19" office:value-type="float" office:value="14657.300577" calcext:value-type="float">
            <text:p>14,657.30</text:p>
          </table:table-cell>
          <table:table-cell table:style-name="ce19" office:value-type="float" office:value="17592.537436" calcext:value-type="float">
            <text:p>17,592.54</text:p>
          </table:table-cell>
          <table:table-cell table:style-name="ce19" office:value-type="float" office:value="14257.781102" calcext:value-type="float">
            <text:p>14,257.78</text:p>
          </table:table-cell>
          <table:table-cell table:style-name="ce19" office:value-type="float" office:value="16839.246307" calcext:value-type="float">
            <text:p>16,839.25</text:p>
          </table:table-cell>
          <table:table-cell table:style-name="ce19" office:value-type="float" office:value="19299.772088" calcext:value-type="float">
            <text:p>19,299.77</text:p>
          </table:table-cell>
          <table:table-cell table:style-name="ce19" office:value-type="float" office:value="20193.305349" calcext:value-type="float">
            <text:p>20,193.31</text:p>
          </table:table-cell>
          <table:table-cell table:style-name="ce19" office:value-type="float" office:value="19209.341998" calcext:value-type="float">
            <text:p>19,209.34</text:p>
          </table:table-cell>
          <table:table-cell table:style-name="ce19" office:value-type="float" office:value="18789.326639" calcext:value-type="float">
            <text:p>18,789.33</text:p>
          </table:table-cell>
          <table:table-cell table:style-name="ce19" office:value-type="float" office:value="14376.522393" calcext:value-type="float">
            <text:p>14,376.52</text:p>
          </table:table-cell>
          <table:table-cell table:style-name="ce19" office:value-type="float" office:value="13477.845411" calcext:value-type="float">
            <text:p>13,477.85</text:p>
          </table:table-cell>
          <table:table-cell table:style-name="ce19" office:value-type="float" office:value="11495.166574" calcext:value-type="float">
            <text:p>11,495.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8" office:value-type="float" office:value="226.05" calcext:value-type="float">
            <text:p>226.05</text:p>
          </table:table-cell>
          <table:table-cell table:style-name="ce18" office:value-type="float" office:value="257.52" calcext:value-type="float">
            <text:p>257.52</text:p>
          </table:table-cell>
          <table:table-cell table:style-name="ce18" office:value-type="float" office:value="275.22" calcext:value-type="float">
            <text:p>275.22</text:p>
          </table:table-cell>
          <table:table-cell table:style-name="ce18" office:value-type="float" office:value="362.83" calcext:value-type="float">
            <text:p>362.83</text:p>
          </table:table-cell>
          <table:table-cell table:style-name="ce18" office:value-type="float" office:value="424.08" calcext:value-type="float">
            <text:p>424.08</text:p>
          </table:table-cell>
          <table:table-cell table:style-name="ce18" office:value-type="float" office:value="378.18" calcext:value-type="float">
            <text:p>378.18</text:p>
          </table:table-cell>
          <table:table-cell table:style-name="ce18" office:value-type="float" office:value="339.8" calcext:value-type="float">
            <text:p>339.80</text:p>
          </table:table-cell>
          <table:table-cell table:style-name="ce18" office:value-type="float" office:value="437.93" calcext:value-type="float">
            <text:p>437.93</text:p>
          </table:table-cell>
          <table:table-cell table:style-name="ce18" office:value-type="float" office:value="655.38" calcext:value-type="float">
            <text:p>655.38</text:p>
          </table:table-cell>
          <table:table-cell table:style-name="ce18" office:value-type="float" office:value="807.822087658769" calcext:value-type="float">
            <text:p>807.82</text:p>
          </table:table-cell>
          <table:table-cell table:style-name="ce18" office:value-type="float" office:value="957.047032793853" calcext:value-type="float">
            <text:p>957.05</text:p>
          </table:table-cell>
          <table:table-cell table:style-name="ce18" office:value-type="float" office:value="912.345303225477" calcext:value-type="float">
            <text:p>912.35</text:p>
          </table:table-cell>
          <table:table-cell table:style-name="ce18" office:value-type="float" office:value="1283.06998327354" calcext:value-type="float">
            <text:p>1,283.07</text:p>
          </table:table-cell>
          <table:table-cell table:style-name="ce18" office:value-type="float" office:value="1136.36810215415" calcext:value-type="float">
            <text:p>1,136.37</text:p>
          </table:table-cell>
          <table:table-cell table:style-name="ce18" office:value-type="float" office:value="1444.319" calcext:value-type="float">
            <text:p>1,444.32</text:p>
          </table:table-cell>
          <table:table-cell table:style-name="ce18" office:value-type="float" office:value="1770.86515565747" calcext:value-type="float">
            <text:p>1,770.87</text:p>
          </table:table-cell>
          <table:table-cell table:style-name="ce18" office:value-type="float" office:value="2261.14540032863" calcext:value-type="float">
            <text:p>2,261.15</text:p>
          </table:table-cell>
          <table:table-cell table:style-name="ce18" office:value-type="float" office:value="1963.18676483511" calcext:value-type="float">
            <text:p>1,963.19</text:p>
          </table:table-cell>
          <table:table-cell table:style-name="ce18" office:value-type="float" office:value="1097.91604482182" calcext:value-type="float">
            <text:p>1,097.92</text:p>
          </table:table-cell>
          <table:table-cell table:style-name="ce18" office:value-type="float" office:value="1197.13984320661" calcext:value-type="float">
            <text:p>1,197.14</text:p>
          </table:table-cell>
          <table:table-cell table:style-name="ce18" office:value-type="float" office:value="1663.825097" calcext:value-type="float">
            <text:p>1,663.83</text:p>
          </table:table-cell>
          <table:table-cell table:style-name="ce18" office:value-type="float" office:value="1312.946685" calcext:value-type="float">
            <text:p>1,312.95</text:p>
          </table:table-cell>
          <table:table-cell table:style-name="ce18" office:value-type="float" office:value="1300.811031" calcext:value-type="float">
            <text:p>1,300.81</text:p>
          </table:table-cell>
          <table:table-cell table:style-name="ce18" office:value-type="float" office:value="1593.44627" calcext:value-type="float">
            <text:p>1,593.45</text:p>
          </table:table-cell>
          <table:table-cell table:style-name="ce18" office:value-type="float" office:value="2091.365228" calcext:value-type="float">
            <text:p>2,091.37</text:p>
          </table:table-cell>
          <table:table-cell table:style-name="ce18" office:value-type="float" office:value="2176.909445" calcext:value-type="float">
            <text:p>2,176.91</text:p>
          </table:table-cell>
          <table:table-cell table:style-name="ce18" office:value-type="float" office:value="2622.77116" calcext:value-type="float">
            <text:p>2,622.77</text:p>
          </table:table-cell>
          <table:table-cell table:style-name="ce18" office:value-type="float" office:value="3130.087028" calcext:value-type="float">
            <text:p>3,130.09</text:p>
          </table:table-cell>
          <table:table-cell table:style-name="ce18" office:value-type="float" office:value="3454.990942" calcext:value-type="float">
            <text:p>3,454.99</text:p>
          </table:table-cell>
          <table:table-cell table:style-name="ce18" office:value-type="float" office:value="2733.231485" calcext:value-type="float">
            <text:p>2,733.23</text:p>
          </table:table-cell>
          <table:table-cell table:style-name="ce18" office:value-type="float" office:value="2813.083087" calcext:value-type="float">
            <text:p>2,813.08</text:p>
          </table:table-cell>
          <table:table-cell table:style-name="ce18" office:value-type="float" office:value="3567.423482" calcext:value-type="float">
            <text:p>3,567.42</text:p>
          </table:table-cell>
          <table:table-cell table:style-name="ce18" office:value-type="float" office:value="3579.485268" calcext:value-type="float">
            <text:p>3,579.49</text:p>
          </table:table-cell>
          <table:table-cell table:style-name="ce18" office:value-type="float" office:value="3917.623343" calcext:value-type="float">
            <text:p>3,917.62</text:p>
          </table:table-cell>
          <table:table-cell table:style-name="ce18" office:value-type="float" office:value="4137.279415" calcext:value-type="float">
            <text:p>4,137.28</text:p>
          </table:table-cell>
          <table:table-cell table:style-name="ce18" office:value-type="float" office:value="3540.844616" calcext:value-type="float">
            <text:p>3,540.84</text:p>
          </table:table-cell>
          <table:table-cell table:style-name="ce18" office:value-type="float" office:value="3530.670983" calcext:value-type="float">
            <text:p>3,530.67</text:p>
          </table:table-cell>
          <table:table-cell table:style-name="ce18" office:value-type="float" office:value="3773.032693" calcext:value-type="float">
            <text:p>3,773.0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8" office:value-type="float" office:value="4310.95" calcext:value-type="float">
            <text:p>4,310.95</text:p>
          </table:table-cell>
          <table:table-cell table:style-name="ce18" office:value-type="float" office:value="5188.43" calcext:value-type="float">
            <text:p>5,188.43</text:p>
          </table:table-cell>
          <table:table-cell table:style-name="ce18" office:value-type="float" office:value="5044.04" calcext:value-type="float">
            <text:p>5,044.04</text:p>
          </table:table-cell>
          <table:table-cell table:style-name="ce18" office:value-type="float" office:value="5074.64" calcext:value-type="float">
            <text:p>5,074.64</text:p>
          </table:table-cell>
          <table:table-cell table:style-name="ce18" office:value-type="float" office:value="5261.27" calcext:value-type="float">
            <text:p>5,261.27</text:p>
          </table:table-cell>
          <table:table-cell table:style-name="ce18" office:value-type="float" office:value="4486.25" calcext:value-type="float">
            <text:p>4,486.25</text:p>
          </table:table-cell>
          <table:table-cell table:style-name="ce18" office:value-type="float" office:value="5078.23" calcext:value-type="float">
            <text:p>5,078.23</text:p>
          </table:table-cell>
          <table:table-cell table:style-name="ce18" office:value-type="float" office:value="6674.97" calcext:value-type="float">
            <text:p>6,674.97</text:p>
          </table:table-cell>
          <table:table-cell table:style-name="ce18" office:value-type="float" office:value="9631.71" calcext:value-type="float">
            <text:p>9,631.71</text:p>
          </table:table-cell>
          <table:table-cell table:style-name="ce18" office:value-type="float" office:value="10612.2260411499" calcext:value-type="float">
            <text:p>10,612.23</text:p>
          </table:table-cell>
          <table:table-cell table:style-name="ce18" office:value-type="float" office:value="12262.9498846829" calcext:value-type="float">
            <text:p>12,262.95</text:p>
          </table:table-cell>
          <table:table-cell table:style-name="ce18" office:value-type="float" office:value="14114.7400390747" calcext:value-type="float">
            <text:p>14,114.74</text:p>
          </table:table-cell>
          <table:table-cell table:style-name="ce18" office:value-type="float" office:value="15202.2633337081" calcext:value-type="float">
            <text:p>15,202.26</text:p>
          </table:table-cell>
          <table:table-cell table:style-name="ce18" office:value-type="float" office:value="18663.3281453099" calcext:value-type="float">
            <text:p>18,663.33</text:p>
          </table:table-cell>
          <table:table-cell table:style-name="ce18" office:value-type="float" office:value="22511.309" calcext:value-type="float">
            <text:p>22,511.31</text:p>
          </table:table-cell>
          <table:table-cell table:style-name="ce18" office:value-type="float" office:value="26308.0885439633" calcext:value-type="float">
            <text:p>26,308.09</text:p>
          </table:table-cell>
          <table:table-cell table:style-name="ce18" office:value-type="float" office:value="23840.0753769926" calcext:value-type="float">
            <text:p>23,840.08</text:p>
          </table:table-cell>
          <table:table-cell table:style-name="ce18" office:value-type="float" office:value="23282.1076191557" calcext:value-type="float">
            <text:p>23,282.11</text:p>
          </table:table-cell>
          <table:table-cell table:style-name="ce18" office:value-type="float" office:value="17010.2010430641" calcext:value-type="float">
            <text:p>17,010.20</text:p>
          </table:table-cell>
          <table:table-cell table:style-name="ce18" office:value-type="float" office:value="18505.205908212" calcext:value-type="float">
            <text:p>18,505.21</text:p>
          </table:table-cell>
          <table:table-cell table:style-name="ce18" office:value-type="float" office:value="23188.693118" calcext:value-type="float">
            <text:p>23,188.69</text:p>
          </table:table-cell>
          <table:table-cell table:style-name="ce18" office:value-type="float" office:value="16091.246808" calcext:value-type="float">
            <text:p>16,091.25</text:p>
          </table:table-cell>
          <table:table-cell table:style-name="ce18" office:value-type="float" office:value="14575.909607" calcext:value-type="float">
            <text:p>14,575.91</text:p>
          </table:table-cell>
          <table:table-cell table:style-name="ce18" office:value-type="float" office:value="15396.223136" calcext:value-type="float">
            <text:p>15,396.22</text:p>
          </table:table-cell>
          <table:table-cell table:style-name="ce18" office:value-type="float" office:value="19096.228595" calcext:value-type="float">
            <text:p>19,096.23</text:p>
          </table:table-cell>
          <table:table-cell table:style-name="ce18" office:value-type="float" office:value="19244.098195" calcext:value-type="float">
            <text:p>19,244.10</text:p>
          </table:table-cell>
          <table:table-cell table:style-name="ce18" office:value-type="float" office:value="19927.835521" calcext:value-type="float">
            <text:p>19,927.84</text:p>
          </table:table-cell>
          <table:table-cell table:style-name="ce18" office:value-type="float" office:value="21541.89604" calcext:value-type="float">
            <text:p>21,541.90</text:p>
          </table:table-cell>
          <table:table-cell table:style-name="ce18" office:value-type="float" office:value="25941.679007" calcext:value-type="float">
            <text:p>25,941.68</text:p>
          </table:table-cell>
          <table:table-cell table:style-name="ce18" office:value-type="float" office:value="18758.443825" calcext:value-type="float">
            <text:p>18,758.44</text:p>
          </table:table-cell>
          <table:table-cell table:style-name="ce18" office:value-type="float" office:value="24454.2293" calcext:value-type="float">
            <text:p>24,454.23</text:p>
          </table:table-cell>
          <table:table-cell table:style-name="ce18" office:value-type="float" office:value="26234.549549" calcext:value-type="float">
            <text:p>26,234.55</text:p>
          </table:table-cell>
          <table:table-cell table:style-name="ce18" office:value-type="float" office:value="23639.412651" calcext:value-type="float">
            <text:p>23,639.41</text:p>
          </table:table-cell>
          <table:table-cell table:style-name="ce18" office:value-type="float" office:value="20389.226805" calcext:value-type="float">
            <text:p>20,389.23</text:p>
          </table:table-cell>
          <table:table-cell table:style-name="ce18" office:value-type="float" office:value="20105.665485" calcext:value-type="float">
            <text:p>20,105.67</text:p>
          </table:table-cell>
          <table:table-cell table:style-name="ce18" office:value-type="float" office:value="18589.405387" calcext:value-type="float">
            <text:p>18,589.41</text:p>
          </table:table-cell>
          <table:table-cell table:style-name="ce18" office:value-type="float" office:value="19637.689083" calcext:value-type="float">
            <text:p>19,637.69</text:p>
          </table:table-cell>
          <table:table-cell table:style-name="ce18" office:value-type="float" office:value="20463.854459" calcext:value-type="float">
            <text:p>20,463.8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8" office:value-type="float" office:value="273.79" calcext:value-type="float">
            <text:p>273.79</text:p>
          </table:table-cell>
          <table:table-cell table:style-name="ce18" office:value-type="float" office:value="312.76" calcext:value-type="float">
            <text:p>312.76</text:p>
          </table:table-cell>
          <table:table-cell table:style-name="ce18" office:value-type="float" office:value="347.3" calcext:value-type="float">
            <text:p>347.30</text:p>
          </table:table-cell>
          <table:table-cell table:style-name="ce18" office:value-type="float" office:value="428.09" calcext:value-type="float">
            <text:p>428.09</text:p>
          </table:table-cell>
          <table:table-cell table:style-name="ce18" office:value-type="float" office:value="367.95" calcext:value-type="float">
            <text:p>367.95</text:p>
          </table:table-cell>
          <table:table-cell table:style-name="ce18" office:value-type="float" office:value="422.99" calcext:value-type="float">
            <text:p>422.99</text:p>
          </table:table-cell>
          <table:table-cell table:style-name="ce18" office:value-type="float" office:value="592.04" calcext:value-type="float">
            <text:p>592.04</text:p>
          </table:table-cell>
          <table:table-cell table:style-name="ce18" office:value-type="float" office:value="877.44" calcext:value-type="float">
            <text:p>877.44</text:p>
          </table:table-cell>
          <table:table-cell table:style-name="ce18" office:value-type="float" office:value="1263.92" calcext:value-type="float">
            <text:p>1,263.92</text:p>
          </table:table-cell>
          <table:table-cell table:style-name="ce18" office:value-type="float" office:value="1488.32302191715" calcext:value-type="float">
            <text:p>1,488.32</text:p>
          </table:table-cell>
          <table:table-cell table:style-name="ce18" office:value-type="float" office:value="1775.89468841331" calcext:value-type="float">
            <text:p>1,775.89</text:p>
          </table:table-cell>
          <table:table-cell table:style-name="ce18" office:value-type="float" office:value="1888.65832076787" calcext:value-type="float">
            <text:p>1,888.66</text:p>
          </table:table-cell>
          <table:table-cell table:style-name="ce18" office:value-type="float" office:value="2129.02846198225" calcext:value-type="float">
            <text:p>2,129.03</text:p>
          </table:table-cell>
          <table:table-cell table:style-name="ce18" office:value-type="float" office:value="2747.17574233951" calcext:value-type="float">
            <text:p>2,747.18</text:p>
          </table:table-cell>
          <table:table-cell table:style-name="ce18" office:value-type="float" office:value="3914.656" calcext:value-type="float">
            <text:p>3,914.66</text:p>
          </table:table-cell>
          <table:table-cell table:style-name="ce18" office:value-type="float" office:value="5398.97274891966" calcext:value-type="float">
            <text:p>5,398.97</text:p>
          </table:table-cell>
          <table:table-cell table:style-name="ce18" office:value-type="float" office:value="4863.54306318033" calcext:value-type="float">
            <text:p>4,863.54</text:p>
          </table:table-cell>
          <table:table-cell table:style-name="ce18" office:value-type="float" office:value="4132.33624365199" calcext:value-type="float">
            <text:p>4,132.34</text:p>
          </table:table-cell>
          <table:table-cell table:style-name="ce18" office:value-type="float" office:value="3040.50803988799" calcext:value-type="float">
            <text:p>3,040.51</text:p>
          </table:table-cell>
          <table:table-cell table:style-name="ce18" office:value-type="float" office:value="4170.86049672818" calcext:value-type="float">
            <text:p>4,170.86</text:p>
          </table:table-cell>
          <table:table-cell table:style-name="ce18" office:value-type="float" office:value="4821.843361" calcext:value-type="float">
            <text:p>4,821.84</text:p>
          </table:table-cell>
          <table:table-cell table:style-name="ce18" office:value-type="float" office:value="3822.658809" calcext:value-type="float">
            <text:p>3,822.66</text:p>
          </table:table-cell>
          <table:table-cell table:style-name="ce18" office:value-type="float" office:value="4302.98928" calcext:value-type="float">
            <text:p>4,302.99</text:p>
          </table:table-cell>
          <table:table-cell table:style-name="ce18" office:value-type="float" office:value="4960.158251" calcext:value-type="float">
            <text:p>4,960.16</text:p>
          </table:table-cell>
          <table:table-cell table:style-name="ce18" office:value-type="float" office:value="6936.194682" calcext:value-type="float">
            <text:p>6,936.19</text:p>
          </table:table-cell>
          <table:table-cell table:style-name="ce18" office:value-type="float" office:value="8598.548225" calcext:value-type="float">
            <text:p>8,598.55</text:p>
          </table:table-cell>
          <table:table-cell table:style-name="ce18" office:value-type="float" office:value="10477.466357" calcext:value-type="float">
            <text:p>10,477.47</text:p>
          </table:table-cell>
          <table:table-cell table:style-name="ce18" office:value-type="float" office:value="12814.223542" calcext:value-type="float">
            <text:p>12,814.22</text:p>
          </table:table-cell>
          <table:table-cell table:style-name="ce18" office:value-type="float" office:value="18008.939088" calcext:value-type="float">
            <text:p>18,008.94</text:p>
          </table:table-cell>
          <table:table-cell table:style-name="ce18" office:value-type="float" office:value="14060.6784" calcext:value-type="float">
            <text:p>14,060.68</text:p>
          </table:table-cell>
          <table:table-cell table:style-name="ce18" office:value-type="float" office:value="18029.50305" calcext:value-type="float">
            <text:p>18,029.50</text:p>
          </table:table-cell>
          <table:table-cell table:style-name="ce18" office:value-type="float" office:value="21769.459412" calcext:value-type="float">
            <text:p>21,769.46</text:p>
          </table:table-cell>
          <table:table-cell table:style-name="ce18" office:value-type="float" office:value="25665.066004" calcext:value-type="float">
            <text:p>25,665.07</text:p>
          </table:table-cell>
          <table:table-cell table:style-name="ce18" office:value-type="float" office:value="24044.63375" calcext:value-type="float">
            <text:p>24,044.63</text:p>
          </table:table-cell>
          <table:table-cell table:style-name="ce18" office:value-type="float" office:value="21600.619152" calcext:value-type="float">
            <text:p>21,600.62</text:p>
          </table:table-cell>
          <table:table-cell table:style-name="ce18" office:value-type="float" office:value="18192.751982" calcext:value-type="float">
            <text:p>18,192.75</text:p>
          </table:table-cell>
          <table:table-cell table:style-name="ce18" office:value-type="float" office:value="17220.114569" calcext:value-type="float">
            <text:p>17,220.11</text:p>
          </table:table-cell>
          <table:table-cell table:style-name="ce18" office:value-type="float" office:value="16178.414909" calcext:value-type="float">
            <text:p>16,178.4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15.25" calcext:value-type="float">
            <text:p>15.25</text:p>
          </table:table-cell>
          <table:table-cell table:style-name="ce19" office:value-type="float" office:value="20.35" calcext:value-type="float">
            <text:p>20.35</text:p>
          </table:table-cell>
          <table:table-cell table:style-name="ce19" office:value-type="float" office:value="6.78" calcext:value-type="float">
            <text:p>6.78</text:p>
          </table:table-cell>
          <table:table-cell table:style-name="ce19" office:value-type="float" office:value="7.76" calcext:value-type="float">
            <text:p>7.76</text:p>
          </table:table-cell>
          <table:table-cell table:style-name="ce19" office:value-type="float" office:value="12.2" calcext:value-type="float">
            <text:p>12.20</text:p>
          </table:table-cell>
          <table:table-cell table:style-name="ce19" office:value-type="float" office:value="7.8" calcext:value-type="float">
            <text:p>7.80</text:p>
          </table:table-cell>
          <table:table-cell table:style-name="ce19" office:value-type="float" office:value="8.02" calcext:value-type="float">
            <text:p>8.02</text:p>
          </table:table-cell>
          <table:table-cell table:style-name="ce19" office:value-type="float" office:value="16.79" calcext:value-type="float">
            <text:p>16.79</text:p>
          </table:table-cell>
          <table:table-cell table:style-name="ce19" office:value-type="float" office:value="46.83" calcext:value-type="float">
            <text:p>46.83</text:p>
          </table:table-cell>
          <table:table-cell table:style-name="ce19" office:value-type="float" office:value="40.7750420761339" calcext:value-type="float">
            <text:p>40.78</text:p>
          </table:table-cell>
          <table:table-cell table:style-name="ce19" office:value-type="float" office:value="52.8027752389621" calcext:value-type="float">
            <text:p>52.80</text:p>
          </table:table-cell>
          <table:table-cell table:style-name="ce19" office:value-type="float" office:value="50.9531607005524" calcext:value-type="float">
            <text:p>50.95</text:p>
          </table:table-cell>
          <table:table-cell table:style-name="ce19" office:value-type="float" office:value="46.1639525006403" calcext:value-type="float">
            <text:p>46.16</text:p>
          </table:table-cell>
          <table:table-cell table:style-name="ce19" office:value-type="float" office:value="39.5346273172238" calcext:value-type="float">
            <text:p>39.53</text:p>
          </table:table-cell>
          <table:table-cell table:style-name="ce19" office:value-type="float" office:value="60.824" calcext:value-type="float">
            <text:p>60.82</text:p>
          </table:table-cell>
          <table:table-cell table:style-name="ce19" office:value-type="float" office:value="160.066319781286" calcext:value-type="float">
            <text:p>160.07</text:p>
          </table:table-cell>
          <table:table-cell table:style-name="ce19" office:value-type="float" office:value="305.021464025213" calcext:value-type="float">
            <text:p>305.02</text:p>
          </table:table-cell>
          <table:table-cell table:style-name="ce19" office:value-type="float" office:value="463.576922585125" calcext:value-type="float">
            <text:p>463.58</text:p>
          </table:table-cell>
          <table:table-cell table:style-name="ce19" office:value-type="float" office:value="543.759917359313" calcext:value-type="float">
            <text:p>543.76</text:p>
          </table:table-cell>
          <table:table-cell table:style-name="ce19" office:value-type="float" office:value="591.591674992257" calcext:value-type="float">
            <text:p>591.59</text:p>
          </table:table-cell>
          <table:table-cell table:style-name="ce19" office:value-type="float" office:value="387.934449" calcext:value-type="float">
            <text:p>387.93</text:p>
          </table:table-cell>
          <table:table-cell table:style-name="ce19" office:value-type="float" office:value="352.215644" calcext:value-type="float">
            <text:p>352.22</text:p>
          </table:table-cell>
          <table:table-cell table:style-name="ce19" office:value-type="float" office:value="331.130768" calcext:value-type="float">
            <text:p>331.13</text:p>
          </table:table-cell>
          <table:table-cell table:style-name="ce19" office:value-type="float" office:value="288.926056" calcext:value-type="float">
            <text:p>288.93</text:p>
          </table:table-cell>
          <table:table-cell table:style-name="ce19" office:value-type="float" office:value="447.327126" calcext:value-type="float">
            <text:p>447.33</text:p>
          </table:table-cell>
          <table:table-cell table:style-name="ce19" office:value-type="float" office:value="451.310496" calcext:value-type="float">
            <text:p>451.31</text:p>
          </table:table-cell>
          <table:table-cell table:style-name="ce19" office:value-type="float" office:value="519.414688" calcext:value-type="float">
            <text:p>519.41</text:p>
          </table:table-cell>
          <table:table-cell table:style-name="ce19" office:value-type="float" office:value="503.200035" calcext:value-type="float">
            <text:p>503.20</text:p>
          </table:table-cell>
          <table:table-cell table:style-name="ce19" office:value-type="float" office:value="704.333043" calcext:value-type="float">
            <text:p>704.33</text:p>
          </table:table-cell>
          <table:table-cell table:style-name="ce19" office:value-type="float" office:value="599.518692" calcext:value-type="float">
            <text:p>599.52</text:p>
          </table:table-cell>
          <table:table-cell table:style-name="ce19" office:value-type="float" office:value="1275.359004" calcext:value-type="float">
            <text:p>1,275.36</text:p>
          </table:table-cell>
          <table:table-cell table:style-name="ce19" office:value-type="float" office:value="1801.45975" calcext:value-type="float">
            <text:p>1,801.46</text:p>
          </table:table-cell>
          <table:table-cell table:style-name="ce19" office:value-type="float" office:value="1684.336348" calcext:value-type="float">
            <text:p>1,684.34</text:p>
          </table:table-cell>
          <table:table-cell table:style-name="ce19" office:value-type="float" office:value="2443.032578" calcext:value-type="float">
            <text:p>2,443.03</text:p>
          </table:table-cell>
          <table:table-cell table:style-name="ce19" office:value-type="float" office:value="2824.825884" calcext:value-type="float">
            <text:p>2,824.83</text:p>
          </table:table-cell>
          <table:table-cell table:style-name="ce19" office:value-type="float" office:value="1917.177734" calcext:value-type="float">
            <text:p>1,917.18</text:p>
          </table:table-cell>
          <table:table-cell table:style-name="ce19" office:value-type="float" office:value="1891.723348" calcext:value-type="float">
            <text:p>1,891.72</text:p>
          </table:table-cell>
          <table:table-cell table:style-name="ce19" office:value-type="float" office:value="2052.002354" calcext:value-type="float">
            <text:p>2,052.0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4"/>
          <table:table-cell table:style-name="ce18" office:value-type="float" office:value="152.547" calcext:value-type="float">
            <text:p>152.55</text:p>
          </table:table-cell>
          <table:table-cell table:style-name="ce18" office:value-type="float" office:value="311.415115971426" calcext:value-type="float">
            <text:p>311.42</text:p>
          </table:table-cell>
          <table:table-cell table:style-name="ce18" office:value-type="float" office:value="105.1334152343" calcext:value-type="float">
            <text:p>105.13</text:p>
          </table:table-cell>
          <table:table-cell table:style-name="ce18" office:value-type="float" office:value="157.202782387654" calcext:value-type="float">
            <text:p>157.20</text:p>
          </table:table-cell>
          <table:table-cell table:style-name="ce18" office:value-type="float" office:value="43.1529360351157" calcext:value-type="float">
            <text:p>43.15</text:p>
          </table:table-cell>
          <table:table-cell table:style-name="ce18" office:value-type="float" office:value="132.308072950431" calcext:value-type="float">
            <text:p>132.31</text:p>
          </table:table-cell>
          <table:table-cell table:style-name="ce18" office:value-type="float" office:value="227.030843" calcext:value-type="float">
            <text:p>227.03</text:p>
          </table:table-cell>
          <table:table-cell table:style-name="ce18" office:value-type="float" office:value="291.367775" calcext:value-type="float">
            <text:p>291.37</text:p>
          </table:table-cell>
          <table:table-cell table:style-name="ce18" office:value-type="float" office:value="317.691604" calcext:value-type="float">
            <text:p>317.69</text:p>
          </table:table-cell>
          <table:table-cell table:style-name="ce18" office:value-type="float" office:value="276.452867" calcext:value-type="float">
            <text:p>276.45</text:p>
          </table:table-cell>
          <table:table-cell table:style-name="ce18" office:value-type="float" office:value="322.991295" calcext:value-type="float">
            <text:p>322.99</text:p>
          </table:table-cell>
          <table:table-cell table:style-name="ce18" office:value-type="float" office:value="398.879684" calcext:value-type="float">
            <text:p>398.88</text:p>
          </table:table-cell>
          <table:table-cell table:style-name="ce18" office:value-type="float" office:value="733.916722" calcext:value-type="float">
            <text:p>733.92</text:p>
          </table:table-cell>
          <table:table-cell table:style-name="ce18" office:value-type="float" office:value="751.507821" calcext:value-type="float">
            <text:p>751.51</text:p>
          </table:table-cell>
          <table:table-cell table:style-name="ce18" office:value-type="float" office:value="2193.195632" calcext:value-type="float">
            <text:p>2,193.20</text:p>
          </table:table-cell>
          <table:table-cell table:style-name="ce18" office:value-type="float" office:value="2407.903155" calcext:value-type="float">
            <text:p>2,407.90</text:p>
          </table:table-cell>
          <table:table-cell table:style-name="ce18" office:value-type="float" office:value="3360.903577" calcext:value-type="float">
            <text:p>3,360.90</text:p>
          </table:table-cell>
          <table:table-cell table:style-name="ce18" office:value-type="float" office:value="3287.141166" calcext:value-type="float">
            <text:p>3,287.14</text:p>
          </table:table-cell>
          <table:table-cell table:style-name="ce18" office:value-type="float" office:value="4445.418771" calcext:value-type="float">
            <text:p>4,445.42</text:p>
          </table:table-cell>
          <table:table-cell table:style-name="ce18" office:value-type="float" office:value="5232.78172" calcext:value-type="float">
            <text:p>5,232.78</text:p>
          </table:table-cell>
          <table:table-cell table:style-name="ce18" office:value-type="float" office:value="7926.790828" calcext:value-type="float">
            <text:p>7,926.79</text:p>
          </table:table-cell>
          <table:table-cell table:style-name="ce18" office:value-type="float" office:value="5173.952946" calcext:value-type="float">
            <text:p>5,173.95</text:p>
          </table:table-cell>
          <table:table-cell table:style-name="ce18" office:value-type="float" office:value="2679.128577" calcext:value-type="float">
            <text:p>2,679.13</text:p>
          </table:table-cell>
          <table:table-cell table:style-name="ce18" office:value-type="float" office:value="4681.615381" calcext:value-type="float">
            <text:p>4,681.6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2930.37" calcext:value-type="float">
            <text:p>2,930.37</text:p>
          </table:table-cell>
          <table:table-cell table:style-name="ce19" office:value-type="float" office:value="5094.73" calcext:value-type="float">
            <text:p>5,094.73</text:p>
          </table:table-cell>
          <table:table-cell table:style-name="ce19" office:value-type="float" office:value="4412.57" calcext:value-type="float">
            <text:p>4,412.57</text:p>
          </table:table-cell>
          <table:table-cell table:style-name="ce19" office:value-type="float" office:value="3076.62" calcext:value-type="float">
            <text:p>3,076.62</text:p>
          </table:table-cell>
          <table:table-cell table:style-name="ce19" office:value-type="float" office:value="2665.22" calcext:value-type="float">
            <text:p>2,665.22</text:p>
          </table:table-cell>
          <table:table-cell table:style-name="ce19" office:value-type="float" office:value="919.53" calcext:value-type="float">
            <text:p>919.53</text:p>
          </table:table-cell>
          <table:table-cell table:style-name="ce19" office:value-type="float" office:value="629.64" calcext:value-type="float">
            <text:p>629.64</text:p>
          </table:table-cell>
          <table:table-cell table:style-name="ce19" office:value-type="float" office:value="1355.42" calcext:value-type="float">
            <text:p>1,355.42</text:p>
          </table:table-cell>
          <table:table-cell table:style-name="ce19" office:value-type="float" office:value="1924.31" calcext:value-type="float">
            <text:p>1,924.31</text:p>
          </table:table-cell>
          <table:table-cell table:style-name="ce19" office:value-type="float" office:value="2388.04289580143" calcext:value-type="float">
            <text:p>2,388.04</text:p>
          </table:table-cell>
          <table:table-cell table:style-name="ce19" office:value-type="float" office:value="3265.05450310488" calcext:value-type="float">
            <text:p>3,265.05</text:p>
          </table:table-cell>
          <table:table-cell table:style-name="ce19" office:value-type="float" office:value="3397.8697512233" calcext:value-type="float">
            <text:p>3,397.87</text:p>
          </table:table-cell>
          <table:table-cell table:style-name="ce19" office:value-type="float" office:value="3366.32031924613" calcext:value-type="float">
            <text:p>3,366.32</text:p>
          </table:table-cell>
          <table:table-cell table:style-name="ce19" office:value-type="float" office:value="2962.36303315531" calcext:value-type="float">
            <text:p>2,962.36</text:p>
          </table:table-cell>
          <table:table-cell table:style-name="ce19" office:value-type="float" office:value="3667.103" calcext:value-type="float">
            <text:p>3,667.10</text:p>
          </table:table-cell>
          <table:table-cell table:style-name="ce19" office:value-type="float" office:value="3795.60243407708" calcext:value-type="float">
            <text:p>3,795.60</text:p>
          </table:table-cell>
          <table:table-cell table:style-name="ce19" office:value-type="float" office:value="4995.10916681641" calcext:value-type="float">
            <text:p>4,995.11</text:p>
          </table:table-cell>
          <table:table-cell table:style-name="ce19" office:value-type="float" office:value="5387.50790949754" calcext:value-type="float">
            <text:p>5,387.51</text:p>
          </table:table-cell>
          <table:table-cell table:style-name="ce19" office:value-type="float" office:value="3279.66586696739" calcext:value-type="float">
            <text:p>3,279.67</text:p>
          </table:table-cell>
          <table:table-cell table:style-name="ce19" office:value-type="float" office:value="3248.02999843689" calcext:value-type="float">
            <text:p>3,248.03</text:p>
          </table:table-cell>
          <table:table-cell table:style-name="ce19" office:value-type="float" office:value="4338.286076" calcext:value-type="float">
            <text:p>4,338.29</text:p>
          </table:table-cell>
          <table:table-cell table:style-name="ce19" office:value-type="float" office:value="4229.192345" calcext:value-type="float">
            <text:p>4,229.19</text:p>
          </table:table-cell>
          <table:table-cell table:style-name="ce19" office:value-type="float" office:value="3813.893006" calcext:value-type="float">
            <text:p>3,813.89</text:p>
          </table:table-cell>
          <table:table-cell table:style-name="ce19" office:value-type="float" office:value="3922.637493" calcext:value-type="float">
            <text:p>3,922.64</text:p>
          </table:table-cell>
          <table:table-cell table:style-name="ce19" office:value-type="float" office:value="5048.660363" calcext:value-type="float">
            <text:p>5,048.66</text:p>
          </table:table-cell>
          <table:table-cell table:style-name="ce19" office:value-type="float" office:value="8957.714886" calcext:value-type="float">
            <text:p>8,957.71</text:p>
          </table:table-cell>
          <table:table-cell table:style-name="ce19" office:value-type="float" office:value="9293.461229" calcext:value-type="float">
            <text:p>9,293.46</text:p>
          </table:table-cell>
          <table:table-cell table:style-name="ce19" office:value-type="float" office:value="8813.38145" calcext:value-type="float">
            <text:p>8,813.38</text:p>
          </table:table-cell>
          <table:table-cell table:style-name="ce19" office:value-type="float" office:value="14693.036767" calcext:value-type="float">
            <text:p>14,693.04</text:p>
          </table:table-cell>
          <table:table-cell table:style-name="ce19" office:value-type="float" office:value="8098.929733" calcext:value-type="float">
            <text:p>8,098.93</text:p>
          </table:table-cell>
          <table:table-cell table:style-name="ce19" office:value-type="float" office:value="11241.33179" calcext:value-type="float">
            <text:p>11,241.33</text:p>
          </table:table-cell>
          <table:table-cell table:style-name="ce19" office:value-type="float" office:value="17619.547694" calcext:value-type="float">
            <text:p>17,619.55</text:p>
          </table:table-cell>
          <table:table-cell table:style-name="ce19" office:value-type="float" office:value="17191.704541" calcext:value-type="float">
            <text:p>17,191.70</text:p>
          </table:table-cell>
          <table:table-cell table:style-name="ce19" office:value-type="float" office:value="12850.606566" calcext:value-type="float">
            <text:p>12,850.61</text:p>
          </table:table-cell>
          <table:table-cell table:style-name="ce19" office:value-type="float" office:value="14645.044816" calcext:value-type="float">
            <text:p>14,645.04</text:p>
          </table:table-cell>
          <table:table-cell table:style-name="ce19" office:value-type="float" office:value="7938.960091" calcext:value-type="float">
            <text:p>7,938.96</text:p>
          </table:table-cell>
          <table:table-cell table:style-name="ce19" office:value-type="float" office:value="8128.477596" calcext:value-type="float">
            <text:p>8,128.48</text:p>
          </table:table-cell>
          <table:table-cell table:style-name="ce19" office:value-type="float" office:value="9156.338292" calcext:value-type="float">
            <text:p>9,156.3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8" table:number-columns-repeated="9"/>
          <table:table-cell table:style-name="ce18" office:value-type="float" office:value="0.649987235128925" calcext:value-type="float">
            <text:p>0.65</text:p>
          </table:table-cell>
          <table:table-cell table:style-name="ce18" table:number-columns-repeated="4"/>
          <table:table-cell table:style-name="ce18" office:value-type="float" office:value="0.038" calcext:value-type="float">
            <text:p>0.04</text:p>
          </table:table-cell>
          <table:table-cell table:style-name="ce18" office:value-type="float" office:value="241.144368991975" calcext:value-type="float">
            <text:p>241.14</text:p>
          </table:table-cell>
          <table:table-cell table:style-name="ce18" office:value-type="float" office:value="233.791046102942" calcext:value-type="float">
            <text:p>233.79</text:p>
          </table:table-cell>
          <table:table-cell table:style-name="ce18" office:value-type="float" office:value="301.484533349878" calcext:value-type="float">
            <text:p>301.48</text:p>
          </table:table-cell>
          <table:table-cell table:style-name="ce18" office:value-type="float" office:value="156.739585370454" calcext:value-type="float">
            <text:p>156.74</text:p>
          </table:table-cell>
          <table:table-cell table:style-name="ce18" office:value-type="float" office:value="198.308657716754" calcext:value-type="float">
            <text:p>198.31</text:p>
          </table:table-cell>
          <table:table-cell table:style-name="ce18" office:value-type="float" office:value="242.13134" calcext:value-type="float">
            <text:p>242.13</text:p>
          </table:table-cell>
          <table:table-cell table:style-name="ce18" office:value-type="float" office:value="217.391601" calcext:value-type="float">
            <text:p>217.39</text:p>
          </table:table-cell>
          <table:table-cell table:style-name="ce18" office:value-type="float" office:value="179.183396" calcext:value-type="float">
            <text:p>179.18</text:p>
          </table:table-cell>
          <table:table-cell table:style-name="ce18" office:value-type="float" office:value="281.789062" calcext:value-type="float">
            <text:p>281.79</text:p>
          </table:table-cell>
          <table:table-cell table:style-name="ce18" office:value-type="float" office:value="327.247659" calcext:value-type="float">
            <text:p>327.25</text:p>
          </table:table-cell>
          <table:table-cell table:style-name="ce18" office:value-type="float" office:value="424.895911" calcext:value-type="float">
            <text:p>424.90</text:p>
          </table:table-cell>
          <table:table-cell table:style-name="ce18" office:value-type="float" office:value="487.36334" calcext:value-type="float">
            <text:p>487.36</text:p>
          </table:table-cell>
          <table:table-cell table:style-name="ce18" office:value-type="float" office:value="434.400171" calcext:value-type="float">
            <text:p>434.40</text:p>
          </table:table-cell>
          <table:table-cell table:style-name="ce18" office:value-type="float" office:value="529.702725" calcext:value-type="float">
            <text:p>529.70</text:p>
          </table:table-cell>
          <table:table-cell table:style-name="ce18" office:value-type="float" office:value="331.342735" calcext:value-type="float">
            <text:p>331.34</text:p>
          </table:table-cell>
          <table:table-cell table:style-name="ce18" office:value-type="float" office:value="447.154183" calcext:value-type="float">
            <text:p>447.15</text:p>
          </table:table-cell>
          <table:table-cell table:style-name="ce18" office:value-type="float" office:value="425.962445" calcext:value-type="float">
            <text:p>425.96</text:p>
          </table:table-cell>
          <table:table-cell table:style-name="ce18" office:value-type="float" office:value="743.070816" calcext:value-type="float">
            <text:p>743.07</text:p>
          </table:table-cell>
          <table:table-cell table:style-name="ce18" office:value-type="float" office:value="556.231566" calcext:value-type="float">
            <text:p>556.23</text:p>
          </table:table-cell>
          <table:table-cell table:style-name="ce18" office:value-type="float" office:value="519.479124" calcext:value-type="float">
            <text:p>519.48</text:p>
          </table:table-cell>
          <table:table-cell table:style-name="ce18" office:value-type="float" office:value="452.887269" calcext:value-type="float">
            <text:p>452.89</text:p>
          </table:table-cell>
          <table:table-cell table:style-name="ce18" office:value-type="float" office:value="492.538578" calcext:value-type="float">
            <text:p>492.54</text:p>
          </table:table-cell>
          <table:table-cell table:style-name="ce18" office:value-type="float" office:value="578.929246" calcext:value-type="float">
            <text:p>578.9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8" office:value-type="float" office:value="2.09" calcext:value-type="float">
            <text:p>2.09</text:p>
          </table:table-cell>
          <table:table-cell table:style-name="ce18" office:value-type="float" office:value="1.28" calcext:value-type="float">
            <text:p>1.28</text:p>
          </table:table-cell>
          <table:table-cell table:style-name="ce18" office:value-type="float" office:value="32.82" calcext:value-type="float">
            <text:p>32.82</text:p>
          </table:table-cell>
          <table:table-cell table:style-name="ce18" office:value-type="float" office:value="4.78" calcext:value-type="float">
            <text:p>4.78</text:p>
          </table:table-cell>
          <table:table-cell table:style-name="ce18" office:value-type="float" office:value="5.7" calcext:value-type="float">
            <text:p>5.70</text:p>
          </table:table-cell>
          <table:table-cell table:style-name="ce18" office:value-type="float" office:value="32.94" calcext:value-type="float">
            <text:p>32.94</text:p>
          </table:table-cell>
          <table:table-cell table:style-name="ce18" office:value-type="float" office:value="4.59" calcext:value-type="float">
            <text:p>4.59</text:p>
          </table:table-cell>
          <table:table-cell table:style-name="ce18" office:value-type="float" office:value="8.8" calcext:value-type="float">
            <text:p>8.80</text:p>
          </table:table-cell>
          <table:table-cell table:style-name="ce18" office:value-type="float" office:value="20.82" calcext:value-type="float">
            <text:p>20.82</text:p>
          </table:table-cell>
          <table:table-cell table:style-name="ce18" office:value-type="float" office:value="10.3198626175507" calcext:value-type="float">
            <text:p>10.32</text:p>
          </table:table-cell>
          <table:table-cell table:style-name="ce18" office:value-type="float" office:value="36.2455067098495" calcext:value-type="float">
            <text:p>36.25</text:p>
          </table:table-cell>
          <table:table-cell table:style-name="ce18" office:value-type="float" office:value="85.9058012714815" calcext:value-type="float">
            <text:p>85.91</text:p>
          </table:table-cell>
          <table:table-cell table:style-name="ce18" office:value-type="float" office:value="122.243277839652" calcext:value-type="float">
            <text:p>122.24</text:p>
          </table:table-cell>
          <table:table-cell table:style-name="ce18" office:value-type="float" office:value="141.478046973704" calcext:value-type="float">
            <text:p>141.48</text:p>
          </table:table-cell>
          <table:table-cell table:style-name="ce18" office:value-type="float" office:value="207.708" calcext:value-type="float">
            <text:p>207.71</text:p>
          </table:table-cell>
          <table:table-cell table:style-name="ce18" office:value-type="float" office:value="188.390510627039" calcext:value-type="float">
            <text:p>188.39</text:p>
          </table:table-cell>
          <table:table-cell table:style-name="ce18" office:value-type="float" office:value="247.414051831813" calcext:value-type="float">
            <text:p>247.41</text:p>
          </table:table-cell>
          <table:table-cell table:style-name="ce18" office:value-type="float" office:value="388.587359477005" calcext:value-type="float">
            <text:p>388.59</text:p>
          </table:table-cell>
          <table:table-cell table:style-name="ce18" office:value-type="float" office:value="175.531505637647" calcext:value-type="float">
            <text:p>175.53</text:p>
          </table:table-cell>
          <table:table-cell table:style-name="ce18" office:value-type="float" office:value="133.863601752583" calcext:value-type="float">
            <text:p>133.86</text:p>
          </table:table-cell>
          <table:table-cell table:style-name="ce18" office:value-type="float" office:value="137.886046" calcext:value-type="float">
            <text:p>137.89</text:p>
          </table:table-cell>
          <table:table-cell table:style-name="ce18" office:value-type="float" office:value="110.415121" calcext:value-type="float">
            <text:p>110.42</text:p>
          </table:table-cell>
          <table:table-cell table:style-name="ce18" office:value-type="float" office:value="114.928622" calcext:value-type="float">
            <text:p>114.93</text:p>
          </table:table-cell>
          <table:table-cell table:style-name="ce18" office:value-type="float" office:value="116.491822" calcext:value-type="float">
            <text:p>116.49</text:p>
          </table:table-cell>
          <table:table-cell table:style-name="ce18" office:value-type="float" office:value="118.806036" calcext:value-type="float">
            <text:p>118.81</text:p>
          </table:table-cell>
          <table:table-cell table:style-name="ce18" office:value-type="float" office:value="107.707797" calcext:value-type="float">
            <text:p>107.71</text:p>
          </table:table-cell>
          <table:table-cell table:style-name="ce18" office:value-type="float" office:value="194.305553" calcext:value-type="float">
            <text:p>194.31</text:p>
          </table:table-cell>
          <table:table-cell table:style-name="ce18" office:value-type="float" office:value="360.855348" calcext:value-type="float">
            <text:p>360.86</text:p>
          </table:table-cell>
          <table:table-cell table:style-name="ce18" office:value-type="float" office:value="996.087557" calcext:value-type="float">
            <text:p>996.09</text:p>
          </table:table-cell>
          <table:table-cell table:style-name="ce18" office:value-type="float" office:value="438.844367" calcext:value-type="float">
            <text:p>438.84</text:p>
          </table:table-cell>
          <table:table-cell table:style-name="ce18" office:value-type="float" office:value="564.865291" calcext:value-type="float">
            <text:p>564.87</text:p>
          </table:table-cell>
          <table:table-cell table:style-name="ce18" office:value-type="float" office:value="1032.860941" calcext:value-type="float">
            <text:p>1,032.86</text:p>
          </table:table-cell>
          <table:table-cell table:style-name="ce18" office:value-type="float" office:value="605.969584" calcext:value-type="float">
            <text:p>605.97</text:p>
          </table:table-cell>
          <table:table-cell table:style-name="ce18" office:value-type="float" office:value="559.274353" calcext:value-type="float">
            <text:p>559.27</text:p>
          </table:table-cell>
          <table:table-cell table:style-name="ce18" office:value-type="float" office:value="404.60416" calcext:value-type="float">
            <text:p>404.60</text:p>
          </table:table-cell>
          <table:table-cell table:style-name="ce18" office:value-type="float" office:value="590.750771" calcext:value-type="float">
            <text:p>590.75</text:p>
          </table:table-cell>
          <table:table-cell table:style-name="ce18" office:value-type="float" office:value="540.092818" calcext:value-type="float">
            <text:p>540.09</text:p>
          </table:table-cell>
          <table:table-cell table:style-name="ce18" office:value-type="float" office:value="741.866067" calcext:value-type="float">
            <text:p>741.8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8" office:value-type="float" office:value="810.68" calcext:value-type="float">
            <text:p>810.68</text:p>
          </table:table-cell>
          <table:table-cell table:style-name="ce18" office:value-type="float" office:value="824.24" calcext:value-type="float">
            <text:p>824.24</text:p>
          </table:table-cell>
          <table:table-cell table:style-name="ce18" office:value-type="float" office:value="798.73" calcext:value-type="float">
            <text:p>798.73</text:p>
          </table:table-cell>
          <table:table-cell table:style-name="ce18" office:value-type="float" office:value="778.25" calcext:value-type="float">
            <text:p>778.25</text:p>
          </table:table-cell>
          <table:table-cell table:style-name="ce18" office:value-type="float" office:value="747.93" calcext:value-type="float">
            <text:p>747.93</text:p>
          </table:table-cell>
          <table:table-cell table:style-name="ce18" office:value-type="float" office:value="770.04" calcext:value-type="float">
            <text:p>770.04</text:p>
          </table:table-cell>
          <table:table-cell table:style-name="ce18" office:value-type="float" office:value="866.17" calcext:value-type="float">
            <text:p>866.17</text:p>
          </table:table-cell>
          <table:table-cell table:style-name="ce18" office:value-type="float" office:value="1034.41" calcext:value-type="float">
            <text:p>1,034.41</text:p>
          </table:table-cell>
          <table:table-cell table:style-name="ce18" office:value-type="float" office:value="1273.55" calcext:value-type="float">
            <text:p>1,273.55</text:p>
          </table:table-cell>
          <table:table-cell table:style-name="ce18" office:value-type="float" office:value="1395.88622355609" calcext:value-type="float">
            <text:p>1,395.89</text:p>
          </table:table-cell>
          <table:table-cell table:style-name="ce18" office:value-type="float" office:value="1870.03867551562" calcext:value-type="float">
            <text:p>1,870.04</text:p>
          </table:table-cell>
          <table:table-cell table:style-name="ce18" office:value-type="float" office:value="1905.16421885647" calcext:value-type="float">
            <text:p>1,905.16</text:p>
          </table:table-cell>
          <table:table-cell table:style-name="ce18" office:value-type="float" office:value="2014.23049547511" calcext:value-type="float">
            <text:p>2,014.23</text:p>
          </table:table-cell>
          <table:table-cell table:style-name="ce18" office:value-type="float" office:value="2234.66377345442" calcext:value-type="float">
            <text:p>2,234.66</text:p>
          </table:table-cell>
          <table:table-cell table:style-name="ce18" office:value-type="float" office:value="2819.38" calcext:value-type="float">
            <text:p>2,819.38</text:p>
          </table:table-cell>
          <table:table-cell table:style-name="ce18" office:value-type="float" office:value="3306.65138019226" calcext:value-type="float">
            <text:p>3,306.65</text:p>
          </table:table-cell>
          <table:table-cell table:style-name="ce18" office:value-type="float" office:value="3593.19904910802" calcext:value-type="float">
            <text:p>3,593.20</text:p>
          </table:table-cell>
          <table:table-cell table:style-name="ce18" office:value-type="float" office:value="3723.54436850799" calcext:value-type="float">
            <text:p>3,723.54</text:p>
          </table:table-cell>
          <table:table-cell table:style-name="ce18" office:value-type="float" office:value="2771.28877663931" calcext:value-type="float">
            <text:p>2,771.29</text:p>
          </table:table-cell>
          <table:table-cell table:style-name="ce18" office:value-type="float" office:value="2726.85194263497" calcext:value-type="float">
            <text:p>2,726.85</text:p>
          </table:table-cell>
          <table:table-cell table:style-name="ce18" office:value-type="float" office:value="2741.278743" calcext:value-type="float">
            <text:p>2,741.28</text:p>
          </table:table-cell>
          <table:table-cell table:style-name="ce18" office:value-type="float" office:value="2440.15489" calcext:value-type="float">
            <text:p>2,440.15</text:p>
          </table:table-cell>
          <table:table-cell table:style-name="ce18" office:value-type="float" office:value="2353.373908" calcext:value-type="float">
            <text:p>2,353.37</text:p>
          </table:table-cell>
          <table:table-cell table:style-name="ce18" office:value-type="float" office:value="2545.603454" calcext:value-type="float">
            <text:p>2,545.60</text:p>
          </table:table-cell>
          <table:table-cell table:style-name="ce18" office:value-type="float" office:value="3140.694145" calcext:value-type="float">
            <text:p>3,140.69</text:p>
          </table:table-cell>
          <table:table-cell table:style-name="ce18" office:value-type="float" office:value="3944.297731" calcext:value-type="float">
            <text:p>3,944.30</text:p>
          </table:table-cell>
          <table:table-cell table:style-name="ce18" office:value-type="float" office:value="4290.39503" calcext:value-type="float">
            <text:p>4,290.40</text:p>
          </table:table-cell>
          <table:table-cell table:style-name="ce18" office:value-type="float" office:value="4808.454405" calcext:value-type="float">
            <text:p>4,808.45</text:p>
          </table:table-cell>
          <table:table-cell table:style-name="ce18" office:value-type="float" office:value="4674.46014" calcext:value-type="float">
            <text:p>4,674.46</text:p>
          </table:table-cell>
          <table:table-cell table:style-name="ce18" office:value-type="float" office:value="4535.847466" calcext:value-type="float">
            <text:p>4,535.85</text:p>
          </table:table-cell>
          <table:table-cell table:style-name="ce18" office:value-type="float" office:value="5602.372279" calcext:value-type="float">
            <text:p>5,602.37</text:p>
          </table:table-cell>
          <table:table-cell table:style-name="ce18" office:value-type="float" office:value="6083.554431" calcext:value-type="float">
            <text:p>6,083.55</text:p>
          </table:table-cell>
          <table:table-cell table:style-name="ce18" office:value-type="float" office:value="7042.646099" calcext:value-type="float">
            <text:p>7,042.65</text:p>
          </table:table-cell>
          <table:table-cell table:style-name="ce18" office:value-type="float" office:value="7962.143902" calcext:value-type="float">
            <text:p>7,962.14</text:p>
          </table:table-cell>
          <table:table-cell table:style-name="ce18" office:value-type="float" office:value="6191.827967" calcext:value-type="float">
            <text:p>6,191.83</text:p>
          </table:table-cell>
          <table:table-cell table:style-name="ce18" office:value-type="float" office:value="5584.000861" calcext:value-type="float">
            <text:p>5,584.00</text:p>
          </table:table-cell>
          <table:table-cell table:style-name="ce18" office:value-type="float" office:value="5437.948972" calcext:value-type="float">
            <text:p>5,437.95</text:p>
          </table:table-cell>
          <table:table-cell table:style-name="ce18" office:value-type="float" office:value="5580.782875" calcext:value-type="float">
            <text:p>5,580.7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3388.53" calcext:value-type="float">
            <text:p>3,388.53</text:p>
          </table:table-cell>
          <table:table-cell table:style-name="ce19" office:value-type="float" office:value="3483.81" calcext:value-type="float">
            <text:p>3,483.81</text:p>
          </table:table-cell>
          <table:table-cell table:style-name="ce19" office:value-type="float" office:value="3632.13" calcext:value-type="float">
            <text:p>3,632.13</text:p>
          </table:table-cell>
          <table:table-cell table:style-name="ce19" office:value-type="float" office:value="4261.32" calcext:value-type="float">
            <text:p>4,261.32</text:p>
          </table:table-cell>
          <table:table-cell table:style-name="ce19" office:value-type="float" office:value="4179.41" calcext:value-type="float">
            <text:p>4,179.41</text:p>
          </table:table-cell>
          <table:table-cell table:style-name="ce19" office:value-type="float" office:value="3987.6" calcext:value-type="float">
            <text:p>3,987.60</text:p>
          </table:table-cell>
          <table:table-cell table:style-name="ce19" office:value-type="float" office:value="3819.32" calcext:value-type="float">
            <text:p>3,819.32</text:p>
          </table:table-cell>
          <table:table-cell table:style-name="ce19" office:value-type="float" office:value="4786.34" calcext:value-type="float">
            <text:p>4,786.34</text:p>
          </table:table-cell>
          <table:table-cell table:style-name="ce19" office:value-type="float" office:value="6824.14" calcext:value-type="float">
            <text:p>6,824.14</text:p>
          </table:table-cell>
          <table:table-cell table:style-name="ce19" office:value-type="float" office:value="8521.94800306101" calcext:value-type="float">
            <text:p>8,521.95</text:p>
          </table:table-cell>
          <table:table-cell table:style-name="ce19" office:value-type="float" office:value="9800.55490376382" calcext:value-type="float">
            <text:p>9,800.55</text:p>
          </table:table-cell>
          <table:table-cell table:style-name="ce19" office:value-type="float" office:value="10501.1152465128" calcext:value-type="float">
            <text:p>10,501.12</text:p>
          </table:table-cell>
          <table:table-cell table:style-name="ce19" office:value-type="float" office:value="11881.5876823593" calcext:value-type="float">
            <text:p>11,881.59</text:p>
          </table:table-cell>
          <table:table-cell table:style-name="ce19" office:value-type="float" office:value="13955.1044192909" calcext:value-type="float">
            <text:p>13,955.10</text:p>
          </table:table-cell>
          <table:table-cell table:style-name="ce19" office:value-type="float" office:value="15630.113" calcext:value-type="float">
            <text:p>15,630.11</text:p>
          </table:table-cell>
          <table:table-cell table:style-name="ce19" office:value-type="float" office:value="18724.5041008907" calcext:value-type="float">
            <text:p>18,724.50</text:p>
          </table:table-cell>
          <table:table-cell table:style-name="ce19" office:value-type="float" office:value="21549.1916214581" calcext:value-type="float">
            <text:p>21,549.19</text:p>
          </table:table-cell>
          <table:table-cell table:style-name="ce19" office:value-type="float" office:value="22384.8024088173" calcext:value-type="float">
            <text:p>22,384.80</text:p>
          </table:table-cell>
          <table:table-cell table:style-name="ce19" office:value-type="float" office:value="18783.1076486396" calcext:value-type="float">
            <text:p>18,783.11</text:p>
          </table:table-cell>
          <table:table-cell table:style-name="ce19" office:value-type="float" office:value="19022.3113131738" calcext:value-type="float">
            <text:p>19,022.31</text:p>
          </table:table-cell>
          <table:table-cell table:style-name="ce19" office:value-type="float" office:value="20270.006664" calcext:value-type="float">
            <text:p>20,270.01</text:p>
          </table:table-cell>
          <table:table-cell table:style-name="ce19" office:value-type="float" office:value="19159.05921" calcext:value-type="float">
            <text:p>19,159.06</text:p>
          </table:table-cell>
          <table:table-cell table:style-name="ce19" office:value-type="float" office:value="16604.893344" calcext:value-type="float">
            <text:p>16,604.89</text:p>
          </table:table-cell>
          <table:table-cell table:style-name="ce19" office:value-type="float" office:value="18003.322904" calcext:value-type="float">
            <text:p>18,003.32</text:p>
          </table:table-cell>
          <table:table-cell table:style-name="ce19" office:value-type="float" office:value="20743.805162" calcext:value-type="float">
            <text:p>20,743.81</text:p>
          </table:table-cell>
          <table:table-cell table:style-name="ce19" office:value-type="float" office:value="23482.190704" calcext:value-type="float">
            <text:p>23,482.19</text:p>
          </table:table-cell>
          <table:table-cell table:style-name="ce19" office:value-type="float" office:value="30352.929461" calcext:value-type="float">
            <text:p>30,352.93</text:p>
          </table:table-cell>
          <table:table-cell table:style-name="ce19" office:value-type="float" office:value="32867.392482" calcext:value-type="float">
            <text:p>32,867.39</text:p>
          </table:table-cell>
          <table:table-cell table:style-name="ce19" office:value-type="float" office:value="37852.581805" calcext:value-type="float">
            <text:p>37,852.58</text:p>
          </table:table-cell>
          <table:table-cell table:style-name="ce19" office:value-type="float" office:value="29216.544866" calcext:value-type="float">
            <text:p>29,216.54</text:p>
          </table:table-cell>
          <table:table-cell table:style-name="ce19" office:value-type="float" office:value="35632.786044" calcext:value-type="float">
            <text:p>35,632.79</text:p>
          </table:table-cell>
          <table:table-cell table:style-name="ce19" office:value-type="float" office:value="39535.565804" calcext:value-type="float">
            <text:p>39,535.57</text:p>
          </table:table-cell>
          <table:table-cell table:style-name="ce19" office:value-type="float" office:value="38818.06307" calcext:value-type="float">
            <text:p>38,818.06</text:p>
          </table:table-cell>
          <table:table-cell table:style-name="ce19" office:value-type="float" office:value="38872.007301" calcext:value-type="float">
            <text:p>38,872.01</text:p>
          </table:table-cell>
          <table:table-cell table:style-name="ce19" office:value-type="float" office:value="37876.240087" calcext:value-type="float">
            <text:p>37,876.24</text:p>
          </table:table-cell>
          <table:table-cell table:style-name="ce19" office:value-type="float" office:value="33370.930752" calcext:value-type="float">
            <text:p>33,370.93</text:p>
          </table:table-cell>
          <table:table-cell table:style-name="ce19" office:value-type="float" office:value="30457.971896" calcext:value-type="float">
            <text:p>30,457.97</text:p>
          </table:table-cell>
          <table:table-cell table:style-name="ce19" office:value-type="float" office:value="34736.948524" calcext:value-type="float">
            <text:p>34,736.95</text:p>
          </table:table-cell>
          <table:table-cell table:number-columns-repeated="984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24" office:value-type="string" calcext:value-type="string">
            <text:p>Malaysia</text:p>
          </table:table-cell>
          <table:table-cell table:style-name="ce28" office:value-type="float" office:value="3323.41" calcext:value-type="float">
            <text:p>3,323.41</text:p>
          </table:table-cell>
          <table:table-cell table:style-name="ce28" office:value-type="float" office:value="3412.18" calcext:value-type="float">
            <text:p>3,412.18</text:p>
          </table:table-cell>
          <table:table-cell table:style-name="ce28" office:value-type="float" office:value="3777.63" calcext:value-type="float">
            <text:p>3,777.63</text:p>
          </table:table-cell>
          <table:table-cell table:style-name="ce28" office:value-type="float" office:value="4087.98" calcext:value-type="float">
            <text:p>4,087.98</text:p>
          </table:table-cell>
          <table:table-cell table:style-name="ce28" office:value-type="float" office:value="4305.88" calcext:value-type="float">
            <text:p>4,305.88</text:p>
          </table:table-cell>
          <table:table-cell table:style-name="ce28" office:value-type="float" office:value="3736.16" calcext:value-type="float">
            <text:p>3,736.16</text:p>
          </table:table-cell>
          <table:table-cell table:style-name="ce28" office:value-type="float" office:value="3400.24" calcext:value-type="float">
            <text:p>3,400.24</text:p>
          </table:table-cell>
          <table:table-cell table:style-name="ce28" office:value-type="float" office:value="4510.74" calcext:value-type="float">
            <text:p>4,510.74</text:p>
          </table:table-cell>
          <table:table-cell table:style-name="ce28" office:value-type="float" office:value="6430.73" calcext:value-type="float">
            <text:p>6,430.73</text:p>
          </table:table-cell>
          <table:table-cell table:style-name="ce28" office:value-type="float" office:value="6518.42197781882" calcext:value-type="float">
            <text:p>6,518.42</text:p>
          </table:table-cell>
          <table:table-cell table:style-name="ce28" office:value-type="float" office:value="8256.64342995049" calcext:value-type="float">
            <text:p>8,256.64</text:p>
          </table:table-cell>
          <table:table-cell table:style-name="ce28" office:value-type="float" office:value="10128.1055410705" calcext:value-type="float">
            <text:p>10,128.11</text:p>
          </table:table-cell>
          <table:table-cell table:style-name="ce28" office:value-type="float" office:value="10608.9354765261" calcext:value-type="float">
            <text:p>10,608.94</text:p>
          </table:table-cell>
          <table:table-cell table:style-name="ce28" office:value-type="float" office:value="14041.9532449752" calcext:value-type="float">
            <text:p>14,041.95</text:p>
          </table:table-cell>
          <table:table-cell table:style-name="ce28" office:value-type="float" office:value="16724.561" calcext:value-type="float">
            <text:p>16,724.56</text:p>
          </table:table-cell>
          <table:table-cell table:style-name="ce28" office:value-type="float" office:value="19250.3924508334" calcext:value-type="float">
            <text:p>19,250.39</text:p>
          </table:table-cell>
          <table:table-cell table:style-name="ce28" office:value-type="float" office:value="19721.8985303813" calcext:value-type="float">
            <text:p>19,721.90</text:p>
          </table:table-cell>
          <table:table-cell table:style-name="ce28" office:value-type="float" office:value="19955.3770128049" calcext:value-type="float">
            <text:p>19,955.38</text:p>
          </table:table-cell>
          <table:table-cell table:style-name="ce28" office:value-type="float" office:value="15691.4867745343" calcext:value-type="float">
            <text:p>15,691.49</text:p>
          </table:table-cell>
          <table:table-cell table:style-name="ce28" office:value-type="float" office:value="17292.3400486851" calcext:value-type="float">
            <text:p>17,292.34</text:p>
          </table:table-cell>
          <table:table-cell table:style-name="ce28" office:value-type="float" office:value="22847.601108" calcext:value-type="float">
            <text:p>22,847.60</text:p>
          </table:table-cell>
          <table:table-cell table:style-name="ce28" office:value-type="float" office:value="20094.072248" calcext:value-type="float">
            <text:p>20,094.07</text:p>
          </table:table-cell>
          <table:table-cell table:style-name="ce28" office:value-type="float" office:value="21218.191128" calcext:value-type="float">
            <text:p>21,218.19</text:p>
          </table:table-cell>
          <table:table-cell table:style-name="ce28" office:value-type="float" office:value="21549.303398" calcext:value-type="float">
            <text:p>21,549.30</text:p>
          </table:table-cell>
          <table:table-cell table:style-name="ce28" office:value-type="float" office:value="24956.016239" calcext:value-type="float">
            <text:p>24,956.02</text:p>
          </table:table-cell>
          <table:table-cell table:style-name="ce28" office:value-type="float" office:value="27347.165007" calcext:value-type="float">
            <text:p>27,347.17</text:p>
          </table:table-cell>
          <table:table-cell table:style-name="ce28" office:value-type="float" office:value="31156.852359" calcext:value-type="float">
            <text:p>31,156.85</text:p>
          </table:table-cell>
          <table:table-cell table:style-name="ce28" office:value-type="float" office:value="34419.18381" calcext:value-type="float">
            <text:p>34,419.18</text:p>
          </table:table-cell>
          <table:table-cell table:style-name="ce28" office:value-type="float" office:value="38140.259086" calcext:value-type="float">
            <text:p>38,140.26</text:p>
          </table:table-cell>
          <table:table-cell table:style-name="ce28" office:value-type="float" office:value="28554.181293" calcext:value-type="float">
            <text:p>28,554.18</text:p>
          </table:table-cell>
          <table:table-cell table:style-name="ce28" office:value-type="float" office:value="36358.322128" calcext:value-type="float">
            <text:p>36,358.32</text:p>
          </table:table-cell>
          <table:table-cell table:style-name="ce28" office:value-type="float" office:value="39131.47148" calcext:value-type="float">
            <text:p>39,131.47</text:p>
          </table:table-cell>
          <table:table-cell table:style-name="ce28" office:value-type="float" office:value="40418.37028" calcext:value-type="float">
            <text:p>40,418.37</text:p>
          </table:table-cell>
          <table:table-cell table:style-name="ce28" office:value-type="float" office:value="40833.322543" calcext:value-type="float">
            <text:p>40,833.32</text:p>
          </table:table-cell>
          <table:table-cell table:style-name="ce28" office:value-type="float" office:value="39041.221801" calcext:value-type="float">
            <text:p>39,041.22</text:p>
          </table:table-cell>
          <table:table-cell table:style-name="ce28" office:value-type="float" office:value="33142.590717" calcext:value-type="float">
            <text:p>33,142.59</text:p>
          </table:table-cell>
          <table:table-cell table:style-name="ce28" office:value-type="float" office:value="32143.989856" calcext:value-type="float">
            <text:p>32,143.99</text:p>
          </table:table-cell>
          <table:table-cell table:style-name="ce28" office:value-type="float" office:value="38828.927129" calcext:value-type="float">
            <text:p>38,828.93</text:p>
          </table:table-cell>
          <table:table-cell table:number-columns-repeated="984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CN_Ess_1980" table:base-cell-address="$'Essentiality-Chart'.$A$1" table:expression="[$CN.$B$9:.$E$9];[$CN.$G$9];[$CN.$H$9];[$CN.$I$9];[$CN.$J$9];[$CN.$K$9];[$CN.$L$9];[$CN.$M$9];[$CN.$N$9];[$CN.$O$9];[$CN.$P$9];[$CN.$Q$9];[$CN.$R$9];[$CN.$S$9];[$CN.$T$9]"/>
        <table:named-expression table:name="cn_ess_1990" table:base-cell-address="$'Essentiality-Chart'.$A$1" table:expression="[$CN.$G$10:.$T$10];[$CN.$B$10];[$CN.$C$10];[$CN.$D$10];[$CN.$E$10]"/>
        <table:named-expression table:name="cn_ess_2000" table:base-cell-address="$'Essentiality-Chart'.$A$1" table:expression="[$CN.$G$11:.$T$11];[$CN.$B$11];[$CN.$C$11];[$CN.$D$11];[$CN.$E$11]"/>
        <table:named-expression table:name="cn_ess_2010" table:base-cell-address="$'Essentiality-Chart'.$A$1" table:expression="[$CN.$G$12:.$T$12];[$CN.$B$12];[$CN.$C$12];[$CN.$D$12];[$CN.$E$12]"/>
        <table:named-expression table:name="cn_ess_2015" table:base-cell-address="$'Essentiality-Chart'.$A$1" table:expression="[$CN.$G$13:.$T$13];[$CN.$B$13];[$CN.$C$13];[$CN.$D$13];[$CN.$E$1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Gill Sans MT" svg:font-family="'Gill Sans MT'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7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Gill Sans MT" fo:font-family="'Gill Sans MT'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family="Calibri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5:54:47.699602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sentiality-Chart" style:display-name="PageStyle_Essentiality-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N" style:display-name="PageStyle_C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" style:display-name="PageStyle_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B" style:display-name="PageStyle_G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" style:display-name="PageStyle_U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oss-Section" style:display-name="PageStyle_Cross-Se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20-GDP" style:display-name="PageStyle_G20-GD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-Imports" style:display-name="PageStyle_US-Im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S-Exports" style:display-name="PageStyle_US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G" style:display-name="PageStyle_S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N-imports" style:display-name="PageStyle_CN-im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-Imports" style:display-name="PageStyle_DE-Im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-Exports" style:display-name="PageStyle_DE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N-Exports" style:display-name="PageStyle_CN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B-Imports" style:display-name="PageStyle_GB-Im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G-Exports" style:display-name="PageStyle_SG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B-Exports" style:display-name="PageStyle_GB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G-Imports" style:display-name="PageStyle_SG-Import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quah</meta:initial-creator>
    <dc:creator>Danny Quah</dc:creator>
    <meta:creation-date>2018-06-02T09:32:18</meta:creation-date>
    <dc:date>2019-06-04T17:05:39.589036510</dc:date>
    <meta:generator>LibreOffice/6.2.4.2$Linux_X86_64 LibreOffice_project/20$Build-2</meta:generator>
    <meta:editing-cycles>1</meta:editing-cycles>
    <meta:editing-duration>PT1H40S</meta:editing-duration>
    <dc:description>Coalitional emergence, input for 2019.06-World-Order-US-China-Trade-Conflict, forked from ~/1/j/Global-Economy/2018.06-Trade-Inequality/2018.06-Trade-Centrality-G20-Selected-DQ.ods</dc:description>
    <dc:subject>Trade Investment Voice // coalitions</dc:subject>
    <dc:title>2019.06-Coalitional-Emergence-DQ</dc:title>
    <meta:document-statistic meta:table-count="18" meta:cell-count="9752" meta:object-count="1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7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20pt" style:font-size-asian="20pt" style:font-size-complex="20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6pt" style:font-size-asian="16pt" style:font-size-complex="16pt"/>
    </style:style>
    <style:style style:name="ch5" style:family="chart" style:data-style-name="N1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8pt" style:font-size-asian="18pt" style:font-size-complex="18pt"/>
    </style:style>
    <style:style style:name="ch6" style:family="chart">
      <style:graphic-properties svg:stroke-width="0.026cm" svg:stroke-color="#d9d9d9"/>
    </style:style>
    <style:style style:name="ch7" style:family="chart" style:data-style-name="N13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37">
      <style:chart-properties chart:link-data-style-to-source="true" chart:error-category="percentage" chart:error-percentage="100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percentage" chart:error-percentage="100" loext:std-weight="1"/>
      <style:graphic-properties draw:stroke="solid" svg:stroke-width="0.026cm" svg:stroke-color="#2e75b6" svg:stroke-opacity="100%" draw:stroke-linejoin="round"/>
    </style:style>
    <style:style style:name="ch10" style:family="chart" style:data-style-name="N137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44cm" svg:stroke-color="#2e75b6" draw:fill-color="#9dc3e6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false" chart:error-lower-indicator="true" chart:error-category="percentage" chart:error-percentage="100" loext:std-weight="1"/>
      <style:graphic-properties draw:stroke="solid" svg:stroke-width="0.026cm" svg:stroke-color="#595959" svg:stroke-opacity="100%" draw:stroke-linejoin="round"/>
    </style:style>
    <style:style style:name="ch12" style:family="chart">
      <style:graphic-properties draw:stroke="solid" svg:stroke-color="#2e75b6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074cm" svg:height="17.476cm" xlink:href=".." xlink:type="simple" chart:class="chart:bar" chart:style-name="ch1">
        <chart:title svg:x="9.66cm" svg:y="2.597cm" chart:style-name="ch2">
          <text:p>US and China essentiality across the G20 over time</text:p>
        </chart:title>
        <chart:plot-area chart:style-name="ch3" table:cell-range-address="'Cross-Section'.A2:'Cross-Section'.F11" chart:data-source-has-labels="column" svg:x="0.565cm" svg:y="1.487cm" svg:width="23.111cm" svg:height="15.319cm">
          <chartooo:coordinate-region svg:x="1.751cm" svg:y="1.806cm" svg:width="21.925cm" svg:height="14.344cm"/>
          <chart:axis chart:dimension="x" chart:name="primary-x" chart:style-name="ch4" chartooo:axis-type="auto">
            <chartooo:date-scale/>
            <chart:categories table:cell-range-address="'Cross-Section'.A2:'Cross-Section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ross-Section'.B2:'Cross-Section'.B11" chart:class="chart:bar">
            <chart:data-point chart:repeated="10"/>
          </chart:series>
          <chart:series chart:style-name="ch8" chart:values-cell-range-address="'Cross-Section'.C2:'Cross-Section'.C11" chart:class="chart:bar">
            <chart:error-indicator chart:style-name="ch9" chart:dimension="y"/>
            <chart:data-point chart:repeated="10"/>
          </chart:series>
          <chart:series chart:style-name="ch10" chart:values-cell-range-address="'Cross-Section'.D2:'Cross-Section'.D11" chart:class="chart:bar">
            <chart:data-point chart:repeated="10"/>
          </chart:series>
          <chart:series chart:style-name="ch10" chart:values-cell-range-address="'Cross-Section'.E2:'Cross-Section'.E11" chart:class="chart:bar">
            <chart:data-point chart:repeated="10"/>
          </chart:series>
          <chart:series chart:style-name="ch8" chart:values-cell-range-address="'Cross-Section'.F2:'Cross-Section'.F11" chart:class="chart:bar">
            <chart:error-indicator chart:style-name="ch11" chart:dimension="y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US-1980</text:p>
                <draw:g>
                  <svg:desc>'Cross-Section'.A2:'Cross-Section'.A11</svg:desc>
                </draw:g>
              </table:table-cell>
              <table:table-cell office:value-type="float" office:value="0">
                <text:p>0</text:p>
                <draw:g>
                  <svg:desc>'Cross-Section'.B2:'Cross-Section'.B11</svg:desc>
                </draw:g>
              </table:table-cell>
              <table:table-cell office:value-type="float" office:value="0.0222112747834673">
                <text:p>0.0222112747834673</text:p>
                <draw:g>
                  <svg:desc>'Cross-Section'.C2:'Cross-Section'.C11</svg:desc>
                </draw:g>
              </table:table-cell>
              <table:table-cell office:value-type="float" office:value="0.0203442635687008">
                <text:p>0.0203442635687008</text:p>
                <draw:g>
                  <svg:desc>'Cross-Section'.D2:'Cross-Section'.D11</svg:desc>
                </draw:g>
              </table:table-cell>
              <table:table-cell office:value-type="float" office:value="0.0440354293932581">
                <text:p>0.0440354293932581</text:p>
                <draw:g>
                  <svg:desc>'Cross-Section'.E2:'Cross-Section'.E11</svg:desc>
                </draw:g>
              </table:table-cell>
              <table:table-cell office:value-type="float" office:value="0.196019288331307">
                <text:p>0.196019288331307</text:p>
                <draw:g>
                  <svg:desc>'Cross-Section'.F2:'Cross-Section'.F11</svg:desc>
                </draw:g>
              </table:table-cell>
            </table:table-row>
            <table:table-row>
              <table:table-cell office:value-type="string">
                <text:p>US-1990</text:p>
              </table:table-cell>
              <table:table-cell office:value-type="float" office:value="0">
                <text:p>0</text:p>
              </table:table-cell>
              <table:table-cell office:value-type="float" office:value="0.0216782265229985">
                <text:p>0.0216782265229985</text:p>
              </table:table-cell>
              <table:table-cell office:value-type="float" office:value="0.0137138596312277">
                <text:p>0.0137138596312277</text:p>
              </table:table-cell>
              <table:table-cell office:value-type="float" office:value="0.0208083849642829">
                <text:p>0.0208083849642829</text:p>
              </table:table-cell>
              <table:table-cell office:value-type="float" office:value="0.24137640433694">
                <text:p>0.24137640433694</text:p>
              </table:table-cell>
            </table:table-row>
            <table:table-row>
              <table:table-cell office:value-type="string">
                <text:p>US-2000</text:p>
              </table:table-cell>
              <table:table-cell office:value-type="float" office:value="0.0257114648278078">
                <text:p>0.0257114648278078</text:p>
              </table:table-cell>
              <table:table-cell office:value-type="float" office:value="0.011708511199889">
                <text:p>0.011708511199889</text:p>
              </table:table-cell>
              <table:table-cell office:value-type="float" office:value="0.00821989900090217">
                <text:p>0.00821989900090217</text:p>
              </table:table-cell>
              <table:table-cell office:value-type="float" office:value="0.0493233933739557">
                <text:p>0.0493233933739557</text:p>
              </table:table-cell>
              <table:table-cell office:value-type="float" office:value="0.449035066690607">
                <text:p>0.449035066690607</text:p>
              </table:table-cell>
            </table:table-row>
            <table:table-row>
              <table:table-cell office:value-type="string">
                <text:p>US-2010</text:p>
              </table:table-cell>
              <table:table-cell office:value-type="float" office:value="0.0193923436616248">
                <text:p>0.0193923436616248</text:p>
              </table:table-cell>
              <table:table-cell office:value-type="float" office:value="0.00747918098360164">
                <text:p>0.00747918098360164</text:p>
              </table:table-cell>
              <table:table-cell office:value-type="float" office:value="0.00539133615174181">
                <text:p>0.00539133615174181</text:p>
              </table:table-cell>
              <table:table-cell office:value-type="float" office:value="0.0362707989697112">
                <text:p>0.0362707989697112</text:p>
              </table:table-cell>
              <table:table-cell office:value-type="float" office:value="0.307485981101958">
                <text:p>0.307485981101958</text:p>
              </table:table-cell>
            </table:table-row>
            <table:table-row>
              <table:table-cell office:value-type="string">
                <text:p>US-2015</text:p>
              </table:table-cell>
              <table:table-cell office:value-type="float" office:value="0.0173138306866849">
                <text:p>0.0173138306866849</text:p>
              </table:table-cell>
              <table:table-cell office:value-type="float" office:value="0.0138631804364941">
                <text:p>0.0138631804364941</text:p>
              </table:table-cell>
              <table:table-cell office:value-type="float" office:value="0.00504556557099996">
                <text:p>0.00504556557099996</text:p>
              </table:table-cell>
              <table:table-cell office:value-type="float" office:value="0.0172093191168121">
                <text:p>0.0172093191168121</text:p>
              </table:table-cell>
              <table:table-cell office:value-type="float" office:value="0.407502906479478">
                <text:p>0.407502906479478</text:p>
              </table:table-cell>
            </table:table-row>
            <table:table-row>
              <table:table-cell office:value-type="string">
                <text:p>CN-1980</text:p>
              </table:table-cell>
              <table:table-cell office:value-type="float" office:value="0">
                <text:p>0</text:p>
              </table:table-cell>
              <table:table-cell office:value-type="float" office:value="0.000112732479749165">
                <text:p>0.000112732479749165</text:p>
              </table:table-cell>
              <table:table-cell office:value-type="float" office:value="0.000983490063395135">
                <text:p>0.000983490063395135</text:p>
              </table:table-cell>
              <table:table-cell office:value-type="float" office:value="0.001011027274802">
                <text:p>0.001011027274802</text:p>
              </table:table-cell>
              <table:table-cell office:value-type="float" office:value="0.00647652333777313">
                <text:p>0.00647652333777313</text:p>
              </table:table-cell>
            </table:table-row>
            <table:table-row>
              <table:table-cell office:value-type="string">
                <text:p>CN-1990</text:p>
              </table:table-cell>
              <table:table-cell office:value-type="float" office:value="0">
                <text:p>0</text:p>
              </table:table-cell>
              <table:table-cell office:value-type="float" office:value="0.000974509856664004">
                <text:p>0.000974509856664004</text:p>
              </table:table-cell>
              <table:table-cell office:value-type="float" office:value="0.000957250363886153">
                <text:p>0.000957250363886153</text:p>
              </table:table-cell>
              <table:table-cell office:value-type="float" office:value="0.00121510610950789">
                <text:p>0.00121510610950789</text:p>
              </table:table-cell>
              <table:table-cell office:value-type="float" office:value="0.00790999847573073">
                <text:p>0.00790999847573073</text:p>
              </table:table-cell>
            </table:table-row>
            <table:table-row>
              <table:table-cell office:value-type="string">
                <text:p>CN-2000</text:p>
              </table:table-cell>
              <table:table-cell office:value-type="float" office:value="0.00266724994843604">
                <text:p>0.00266724994843604</text:p>
              </table:table-cell>
              <table:table-cell office:value-type="float" office:value="0.00304473611308284">
                <text:p>0.00304473611308284</text:p>
              </table:table-cell>
              <table:table-cell office:value-type="float" office:value="0.00256732243645023">
                <text:p>0.00256732243645023</text:p>
              </table:table-cell>
              <table:table-cell office:value-type="float" office:value="0.00856462271277229">
                <text:p>0.00856462271277229</text:p>
              </table:table-cell>
              <table:table-cell office:value-type="float" office:value="0.0445743851473063">
                <text:p>0.0445743851473063</text:p>
              </table:table-cell>
            </table:table-row>
            <table:table-row>
              <table:table-cell office:value-type="string">
                <text:p>CN-2010</text:p>
              </table:table-cell>
              <table:table-cell office:value-type="float" office:value="0.0169907771164299">
                <text:p>0.0169907771164299</text:p>
              </table:table-cell>
              <table:table-cell office:value-type="float" office:value="0.00607847459594437">
                <text:p>0.00607847459594437</text:p>
              </table:table-cell>
              <table:table-cell office:value-type="float" office:value="0.010342829908522">
                <text:p>0.010342829908522</text:p>
              </table:table-cell>
              <table:table-cell office:value-type="float" office:value="0.0220398797549996">
                <text:p>0.0220398797549996</text:p>
              </table:table-cell>
              <table:table-cell office:value-type="float" office:value="0.133524297912809">
                <text:p>0.133524297912809</text:p>
              </table:table-cell>
            </table:table-row>
            <table:table-row>
              <table:table-cell office:value-type="string">
                <text:p>CN-2015</text:p>
              </table:table-cell>
              <table:table-cell office:value-type="float" office:value="0.0213771336926316">
                <text:p>0.0213771336926316</text:p>
              </table:table-cell>
              <table:table-cell office:value-type="float" office:value="0.00670365377984321">
                <text:p>0.00670365377984321</text:p>
              </table:table-cell>
              <table:table-cell office:value-type="float" office:value="0.0108734273883656">
                <text:p>0.0108734273883656</text:p>
              </table:table-cell>
              <table:table-cell office:value-type="float" office:value="0.0243196778290953">
                <text:p>0.0243196778290953</text:p>
              </table:table-cell>
              <table:table-cell office:value-type="float" office:value="0.136121992922226">
                <text:p>0.136121992922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